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9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6.05pt"/>
    </style:style>
    <style:style style:name="co5" style:family="table-column">
      <style:table-column-properties fo:break-before="auto" style:column-width="124.64pt"/>
    </style:style>
    <style:style style:name="co6" style:family="table-column">
      <style:table-column-properties fo:break-before="auto" style:column-width="124.5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9.7pt"/>
    </style:style>
    <style:style style:name="co9" style:family="table-column">
      <style:table-column-properties fo:break-before="auto" style:column-width="36pt"/>
    </style:style>
    <style:style style:name="co10" style:family="table-column">
      <style:table-column-properties fo:break-before="auto" style:column-width="39.26pt"/>
    </style:style>
    <style:style style:name="co11" style:family="table-column">
      <style:table-column-properties fo:break-before="auto" style:column-width="10.8pt"/>
    </style:style>
    <style:style style:name="co12" style:family="table-column">
      <style:table-column-properties fo:break-before="auto" style:column-width="59.05pt"/>
    </style:style>
    <style:style style:name="co13" style:family="table-column">
      <style:table-column-properties fo:break-before="auto" style:column-width="23.75pt"/>
    </style:style>
    <style:style style:name="co14" style:family="table-column">
      <style:table-column-properties fo:break-before="auto" style:column-width="18.96pt"/>
    </style:style>
    <style:style style:name="co15" style:family="table-column">
      <style:table-column-properties fo:break-before="auto" style:column-width="19.7pt"/>
    </style:style>
    <style:style style:name="co16" style:family="table-column">
      <style:table-column-properties fo:break-before="auto" style:column-width="33.85pt"/>
    </style:style>
    <style:style style:name="co17" style:family="table-column">
      <style:table-column-properties fo:break-before="auto" style:column-width="30.56pt"/>
    </style:style>
    <style:style style:name="co18" style:family="table-column">
      <style:table-column-properties fo:break-before="auto" style:column-width="18.71pt"/>
    </style:style>
    <style:style style:name="co19" style:family="table-column">
      <style:table-column-properties fo:break-before="auto" style:column-width="36.14pt"/>
    </style:style>
    <style:style style:name="co20" style:family="table-column">
      <style:table-column-properties fo:break-before="auto" style:column-width="51.05pt"/>
    </style:style>
    <style:style style:name="co21" style:family="table-column">
      <style:table-column-properties fo:break-before="auto" style:column-width="35.4pt"/>
    </style:style>
    <style:style style:name="co22" style:family="table-column">
      <style:table-column-properties fo:break-before="auto" style:column-width="182.75pt"/>
    </style:style>
    <style:style style:name="co23" style:family="table-column">
      <style:table-column-properties fo:break-before="auto" style:column-width="45.61pt"/>
    </style:style>
    <style:style style:name="co24" style:family="table-column">
      <style:table-column-properties fo:break-before="auto" style:column-width="33.05pt"/>
    </style:style>
    <style:style style:name="co25" style:family="table-column">
      <style:table-column-properties fo:break-before="auto" style:column-width="246.19pt"/>
    </style:style>
    <style:style style:name="co26" style:family="table-column">
      <style:table-column-properties fo:break-before="auto" style:column-width="500.91pt"/>
    </style:style>
    <style:style style:name="co27" style:family="table-column">
      <style:table-column-properties fo:break-before="auto" style:column-width="87.9pt"/>
    </style:style>
    <style:style style:name="co28" style:family="table-column">
      <style:table-column-properties fo:break-before="auto" style:column-width="83.99pt"/>
    </style:style>
    <style:style style:name="co29" style:family="table-column">
      <style:table-column-properties fo:break-before="auto" style:column-width="76.31pt"/>
    </style:style>
    <style:style style:name="co30" style:family="table-column">
      <style:table-column-properties fo:break-before="auto" style:column-width="74.15pt"/>
    </style:style>
    <style:style style:name="co31" style:family="table-column">
      <style:table-column-properties fo:break-before="auto" style:column-width="73.81pt"/>
    </style:style>
    <style:style style:name="co32" style:family="table-column">
      <style:table-column-properties fo:break-before="auto" style:column-width="85.55pt"/>
    </style:style>
    <style:style style:name="co33" style:family="table-column">
      <style:table-column-properties fo:break-before="auto" style:column-width="111.8pt"/>
    </style:style>
    <style:style style:name="co34" style:family="table-column">
      <style:table-column-properties fo:break-before="auto" style:column-width="71.46pt"/>
    </style:style>
    <style:style style:name="co35" style:family="table-column">
      <style:table-column-properties fo:break-before="auto" style:column-width="130.99pt"/>
    </style:style>
    <style:style style:name="co36" style:family="table-column">
      <style:table-column-properties fo:break-before="auto" style:column-width="78.49pt"/>
    </style:style>
    <style:style style:name="co37" style:family="table-column">
      <style:table-column-properties fo:break-before="auto" style:column-width="29.2pt"/>
    </style:style>
    <style:style style:name="co38" style:family="table-column">
      <style:table-column-properties fo:break-before="auto" style:column-width="75.46pt"/>
    </style:style>
    <style:style style:name="co39" style:family="table-column">
      <style:table-column-properties fo:break-before="auto" style:column-width="27.35pt"/>
    </style:style>
    <style:style style:name="co40" style:family="table-column">
      <style:table-column-properties fo:break-before="auto" style:column-width="76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fo:border-bottom="none" fo:background-color="#99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99ff66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8pt" style:font-name-asian="Microsoft YaHei" style:font-size-asian="8pt" style:font-name-complex="Mangal" style:font-size-complex="8pt"/>
    </style:style>
    <style:style style:name="ce1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20" style:family="table-cell" style:parent-style-name="Default">
      <style:table-cell-properties fo:background-color="#eeeeee" fo:border="0.06pt solid #000000" style:vertical-align="middle"/>
      <style:text-properties style:font-name="Liberation Sans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style:font-name="Liberation Sans" fo:font-size="8pt" style:font-size-asian="8pt" style:font-size-complex="8pt"/>
    </style:style>
    <style:style style:name="ce23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24" style:family="table-cell" style:parent-style-name="Default">
      <style:table-cell-properties fo:background-color="#99ff66" fo:border="0.06pt solid #000000" style:vertical-align="middle"/>
      <style:text-properties style:font-name="Liberation Sans" fo:font-size="8pt" style:font-size-asian="8pt" style:font-size-complex="8pt"/>
    </style:style>
    <style:style style:name="ce25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2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pt"/>
      <style:text-properties fo:color="#808080" style:font-name="Liberation Sans"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value-type" style:repeat-content="false" style:vertical-align="middle"/>
      <style:paragraph-properties fo:margin-left="0pt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0">
      <style:table-cell-properties fo:background-color="#cc9966" style:text-align-source="fix" style:repeat-content="false" fo:wrap-option="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ackground-color="#cc9966" style:text-align-source="fix" style:repeat-content="false" fo:wrap-option="no-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44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transparent" style:vertical-align="middle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8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eeeeee" style:text-align-source="value-type" style:repeat-content="false" fo:border="0.06pt solid #000000" style:vertical-align="middle"/>
      <style:paragraph-properties fo:margin-left="0pt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pt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0">
      <style:table-cell-properties fo:background-color="#eeeeee" style:text-align-source="value-type" style:repeat-content="false" fo:border="0.06pt solid #000000" style:vertical-align="middle"/>
      <style:paragraph-properties fo:margin-left="0pt"/>
      <style:text-properties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ackground-color="#eeeeee" style:vertical-align="middl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wrap-option="no-wrap" style:vertical-align="middle"/>
      <style:text-properties style:font-name="Liberation Sans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78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pt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color="#eeeeee" style:font-name="Liberation Sans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font-name="Liberation Sans" fo:font-size="8pt" fo:language="en" fo:country="US" fo:font-style="normal" style:font-name-asian="Segoe UI" style:font-size-asian="8pt" style:language-asian="en" style:country-asian="US" style:font-style-asian="normal" style:font-name-complex="Tahoma" style:font-size-complex="8pt" style:language-complex="en" style:country-complex="US" style:font-style-complex="normal"/>
    </style:style>
    <style:style style:name="ce8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pt"/>
      <style:text-properties style:use-window-font-color="true" style:font-name="Liberation Sans" fo:font-size="8pt" fo:language="en" fo:country="US" fo:font-style="normal" style:font-name-asian="Segoe UI" style:font-size-asian="8pt" style:language-asian="en" style:country-asian="US" style:font-style-asian="normal" style:font-name-complex="Tahoma" style:font-size-complex="8pt" style:language-complex="en" style:country-complex="US" style:font-style-complex="normal"/>
    </style:style>
    <style:style style:name="ce86" style:family="table-cell" style:parent-style-name="Default">
      <style:table-cell-properties fo:wrap-option="no-wrap" style:vertical-align="middle"/>
      <style:text-properties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89" style:family="table-cell" style:parent-style-name="Default"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vertical-align="middle"/>
      <style:text-properties style:use-window-font-color="true" style:font-name="Liberation Sans" fo:font-size="8pt" style:font-size-asian="8pt" style:font-size-complex="8pt"/>
    </style:style>
    <style:style style:name="ce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Liberation Sans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Liberation Sans" fo:font-size="8pt" style:font-size-asian="8pt" style:font-size-complex="8pt"/>
    </style:style>
    <style:style style:name="ce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style:use-window-font-color="true" style:font-name="Liberation Sans" fo:font-size="8pt" fo:language="en" fo:country="US" style:font-name-asian="Segoe UI" style:font-size-asian="8pt" style:language-asian="en" style:country-asian="US" style:font-name-complex="Tahoma" style:font-size-complex="8pt" style:language-complex="en" style:country-complex="US"/>
    </style:style>
    <style:style style:name="ce9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cccccc" fo:border="0.06pt solid #000000" style:vertical-align="middle"/>
      <style:text-properties style:use-window-font-color="true" style:font-name="Liberation Sans" fo:font-size="8pt" style:font-size-asian="8pt" style:font-size-complex="8pt"/>
    </style:style>
    <style:style style:name="ce10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style:use-window-font-color="true" style:font-name="Liberation Sans" fo:font-size="8pt" style:font-size-asian="8pt" style:font-size-complex="8pt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Liberation Sans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use-window-font-color="true" style:font-name="Liberation Sans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Liberation Sans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8" style:family="table-cell" style:parent-style-name="Default">
      <style:table-cell-properties style:vertical-align="middle"/>
    </style:style>
    <style:style style:name="ce10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fo:border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ff6666" fo:border="0.06pt solid #000000" style:vertical-align="middle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99ccff" fo:border="0.06pt solid #000000" style:vertical-align="middle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ffffcc" fo:border="0.06pt solid #000000" style:vertical-align="middle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99ff66" fo:border="0.06pt solid #000000" style:vertical-align="middle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cccccc" fo:border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996600" fo:border="0.06pt solid #000000" style:vertical-align="middle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996600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996633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8pt" style:font-size-asian="8pt" style:font-size-complex="8pt"/>
    </style:style>
  </office:automatic-styles>
  <office:body>
    <office:spreadsheet>
      <table:calculation-settings table:automatic-find-labels="false"/>
      <table:table table:name="Memory Map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4" table:default-cell-style-name="ce1"/>
        <table:table-column table:style-name="co7" table:default-cell-style-name="ce27"/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Start Location</text:p>
          </table:table-cell>
          <table:table-cell table:style-name="ce3" office:value-type="string" calcext:value-type="string">
            <text:p>End Location</text:p>
          </table:table-cell>
          <table:table-cell table:style-name="ce3" office:value-type="string" calcext:value-type="string">
            <text:p>Used Bytes</text:p>
          </table:table-cell>
          <table:table-cell table:style-name="ce3" office:value-type="string" calcext:value-type="string">
            <text:p>Available Byt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VIC-I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55" calcext:value-type="float">
            <text:p>255</text:p>
          </table:table-cell>
          <table:table-cell table:style-name="ce12" office:value-type="float" office:value="256" calcext:value-type="float" table:number-columns-spanned="1" table:number-rows-spanned="2">
            <text:p>256</text:p>
          </table:table-cell>
          <table:table-cell table:style-name="ce19" table:formula="of:=IF([.G3]=&quot;Available&quot;;[.D3];0)" office:value-type="float" office:value="0" calcext:value-type="float" table:number-columns-spanned="1" table:number-rows-spanned="2">
            <text:p>0</text:p>
          </table:table-cell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12" office:value-type="string" calcext:value-type="string" table:number-columns-spanned="1" table:number-rows-spanned="2">
            <text:p>$02 and $FB-$FE used for Telengard ML programs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3];4)" office:value-type="string" office:string-value="$0000" calcext:value-type="string">
            <text:p>$0000</text:p>
          </table:table-cell>
          <table:table-cell table:style-name="ce5" table:formula="of:=&quot;$&quot; &amp; DEC2HEX([.C3];4)" office:value-type="string" office:string-value="$00FF" calcext:value-type="string">
            <text:p>$00FF</text:p>
          </table:table-cell>
          <table:covered-table-cell table:style-name="ce13"/>
          <table:covered-table-cell table:style-name="ce20"/>
          <table:covered-table-cell table:style-name="ce13"/>
          <table:covered-table-cell table:style-name="ce12"/>
          <table:covered-table-cell table:style-name="ce16"/>
          <table:table-cell table:number-columns-repeated="1015"/>
        </table:table-row>
        <table:table-row table:style-name="ro1">
          <table:table-cell/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678" calcext:value-type="float">
            <text:p>678</text:p>
          </table:table-cell>
          <table:table-cell table:style-name="ce12" table:formula="of:=[.C5]-[.B5]+1" office:value-type="float" office:value="423" calcext:value-type="float" table:number-columns-spanned="1" table:number-rows-spanned="2">
            <text:p>423</text:p>
          </table:table-cell>
          <table:table-cell table:style-name="ce19" table:formula="of:=IF([.G5]=&quot;Available&quot;;[.D5];0)" office:value-type="float" office:value="0" calcext:value-type="float" table:number-columns-spanned="1" table:number-rows-spanned="2">
            <text:p>0</text:p>
          </table:table-cell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12" office:value-type="string" calcext:value-type="string" table:number-columns-spanned="1" table:number-rows-spanned="2">
            <text:p>Stack and BASIC/Kernal Working Area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5];4)" office:value-type="string" office:string-value="$0100" calcext:value-type="string">
            <text:p>$0100</text:p>
          </table:table-cell>
          <table:table-cell table:style-name="ce5" table:formula="of:=&quot;$&quot; &amp; DEC2HEX([.C5];4)" office:value-type="string" office:string-value="$02A6" calcext:value-type="string">
            <text:p>$02A6</text:p>
          </table:table-cell>
          <table:covered-table-cell table:style-name="ce13"/>
          <table:covered-table-cell table:style-name="ce20"/>
          <table:covered-table-cell table:style-name="ce13"/>
          <table:covered-table-cell table:style-name="ce12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6" table:formula="of:=[.C5]+1" office:value-type="float" office:value="679" calcext:value-type="float">
            <text:p>679</text:p>
          </table:table-cell>
          <table:table-cell table:style-name="ce6" office:value-type="float" office:value="767" calcext:value-type="float">
            <text:p>767</text:p>
          </table:table-cell>
          <table:table-cell table:style-name="ce14" table:formula="of:=[.C7]-[.B7]+1" office:value-type="float" office:value="89" calcext:value-type="float" table:number-columns-spanned="1" table:number-rows-spanned="2">
            <text:p>89</text:p>
          </table:table-cell>
          <table:table-cell table:style-name="ce21" table:formula="of:=IF([.G7]=&quot;Available&quot;;[.D7];0)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2">
            <text:p>Data</text:p>
          </table:table-cell>
          <table:table-cell table:style-name="ce26" office:value-type="string" calcext:value-type="string" table:number-columns-spanned="1" table:number-rows-spanned="2">
            <text:p>ML Variable Storage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7];4)" office:value-type="string" office:string-value="$02A7" calcext:value-type="string">
            <text:p>$02A7</text:p>
          </table:table-cell>
          <table:table-cell table:style-name="ce7" table:formula="of:=&quot;$&quot; &amp; DEC2HEX([.C7];4)" office:value-type="string" office:string-value="$02FF" calcext:value-type="string">
            <text:p>$02FF</text:p>
          </table:table-cell>
          <table:covered-table-cell table:number-columns-repeated="3" table:style-name="ce15"/>
          <table:covered-table-cell table:style-name="ce26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4" table:formula="of:=[.C7]+1" office:value-type="float" office:value="768" calcext:value-type="float">
            <text:p>768</text:p>
          </table:table-cell>
          <table:table-cell table:style-name="ce4" office:value-type="float" office:value="1023" calcext:value-type="float">
            <text:p>1023</text:p>
          </table:table-cell>
          <table:table-cell table:style-name="ce12" table:formula="of:=[.C9]-[.B9]+1" office:value-type="float" office:value="256" calcext:value-type="float" table:number-columns-spanned="1" table:number-rows-spanned="2">
            <text:p>256</text:p>
          </table:table-cell>
          <table:table-cell table:style-name="ce19" table:formula="of:=IF([.G9]=&quot;Available&quot;;[.D9];0)" office:value-type="float" office:value="0" calcext:value-type="float" table:number-columns-spanned="1" table:number-rows-spanned="2">
            <text:p>0</text:p>
          </table:table-cell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12" office:value-type="string" calcext:value-type="string" table:number-columns-spanned="1" table:number-rows-spanned="2">
            <text:p>BASIC/Kernal Working Area (Continued)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9];4)" office:value-type="string" office:string-value="$0300" calcext:value-type="string">
            <text:p>$0300</text:p>
          </table:table-cell>
          <table:table-cell table:style-name="ce5" table:formula="of:=&quot;$&quot; &amp; DEC2HEX([.C9];4)" office:value-type="string" office:string-value="$03FF" calcext:value-type="string">
            <text:p>$03FF</text:p>
          </table:table-cell>
          <table:covered-table-cell table:style-name="ce13"/>
          <table:covered-table-cell table:style-name="ce20"/>
          <table:covered-table-cell table:style-name="ce13"/>
          <table:covered-table-cell table:style-name="ce12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6" office:value-type="float" office:value="1024" calcext:value-type="float">
            <text:p>1024</text:p>
          </table:table-cell>
          <table:table-cell table:style-name="ce6" table:formula="of:=[.B11]-1+[$'ML Variables'.F18]" office:value-type="float" office:value="1205" calcext:value-type="float">
            <text:p>1205</text:p>
          </table:table-cell>
          <table:table-cell table:style-name="ce14" table:formula="of:=[.C11]-[.B11]+1" office:value-type="float" office:value="182" calcext:value-type="float" table:number-columns-spanned="1" table:number-rows-spanned="2">
            <text:p>182</text:p>
          </table:table-cell>
          <table:table-cell table:style-name="ce21" table:formula="of:=IF([.G11]=&quot;Available&quot;;[.D11];0)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2">
            <text:p>Data</text:p>
          </table:table-cell>
          <table:table-cell table:style-name="ce26" office:value-type="string" calcext:value-type="string" table:number-columns-spanned="1" table:number-rows-spanned="2">
            <text:p>Inn Display Data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11];4)" office:value-type="string" office:string-value="$0400" calcext:value-type="string">
            <text:p>$0400</text:p>
          </table:table-cell>
          <table:table-cell table:style-name="ce7" table:formula="of:=&quot;$&quot; &amp; DEC2HEX([.C11];4)" office:value-type="string" office:string-value="$04B5" calcext:value-type="string">
            <text:p>$04B5</text:p>
          </table:table-cell>
          <table:covered-table-cell table:style-name="ce15"/>
          <table:covered-table-cell table:style-name="ce22"/>
          <table:covered-table-cell table:style-name="ce15"/>
          <table:covered-table-cell table:style-name="ce16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6" table:formula="of:=[.C11]+1" office:value-type="float" office:value="1206" calcext:value-type="float">
            <text:p>1206</text:p>
          </table:table-cell>
          <table:table-cell table:style-name="ce6" table:formula="of:=[.B13]-1+[$'ML Variables'.F16]" office:value-type="float" office:value="1709" calcext:value-type="float">
            <text:p>1709</text:p>
          </table:table-cell>
          <table:table-cell table:style-name="ce14" table:formula="of:=[.C13]-[.B13]+1" office:value-type="float" office:value="504" calcext:value-type="float" table:number-columns-spanned="1" table:number-rows-spanned="2">
            <text:p>504</text:p>
          </table:table-cell>
          <table:table-cell table:style-name="ce21" table:formula="of:=IF([.G13]=&quot;Available&quot;;[.D13];0)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2">
            <text:p>Code</text:p>
          </table:table-cell>
          <table:table-cell table:style-name="ce26" office:value-type="string" calcext:value-type="string" table:number-columns-spanned="1" table:number-rows-spanned="2">
            <text:p>Sprite Config Data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13];4)" office:value-type="string" office:string-value="$04B6" calcext:value-type="string">
            <text:p>$04B6</text:p>
          </table:table-cell>
          <table:table-cell table:style-name="ce7" table:formula="of:=&quot;$&quot; &amp; DEC2HEX([.C13];4)" office:value-type="string" office:string-value="$06AD" calcext:value-type="string">
            <text:p>$06AD</text:p>
          </table:table-cell>
          <table:covered-table-cell table:style-name="ce15"/>
          <table:covered-table-cell table:style-name="ce22"/>
          <table:covered-table-cell table:style-name="ce15"/>
          <table:covered-table-cell table:style-name="ce26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6" table:formula="of:=[.C13]+1" office:value-type="float" office:value="1710" calcext:value-type="float">
            <text:p>1710</text:p>
          </table:table-cell>
          <table:table-cell table:style-name="ce6" table:formula="of:=[.B15]-1+[$'ML Variables'.F17]" office:value-type="float" office:value="1949" calcext:value-type="float">
            <text:p>1949</text:p>
          </table:table-cell>
          <table:table-cell table:style-name="ce14" table:formula="of:=[.C15]-[.B15]+1" office:value-type="float" office:value="240" calcext:value-type="float" table:number-columns-spanned="1" table:number-rows-spanned="2">
            <text:p>240</text:p>
          </table:table-cell>
          <table:table-cell table:style-name="ce21" table:formula="of:=IF([.G15]=&quot;Available&quot;;[.D15];0)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2">
            <text:p>Code</text:p>
          </table:table-cell>
          <table:table-cell table:style-name="ce26" office:value-type="string" calcext:value-type="string" table:number-columns-spanned="1" table:number-rows-spanned="2">
            <text:p>Sprite Coordinate Data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15];4)" office:value-type="string" office:string-value="$06AE" calcext:value-type="string">
            <text:p>$06AE</text:p>
          </table:table-cell>
          <table:table-cell table:style-name="ce7" table:formula="of:=&quot;$&quot; &amp; DEC2HEX([.C15];4)" office:value-type="string" office:string-value="$079D" calcext:value-type="string">
            <text:p>$079D</text:p>
          </table:table-cell>
          <table:covered-table-cell table:style-name="ce15"/>
          <table:covered-table-cell table:style-name="ce22"/>
          <table:covered-table-cell table:style-name="ce15"/>
          <table:covered-table-cell table:style-name="ce26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8" table:formula="of:=[.C15]+1" office:value-type="float" office:value="1950" calcext:value-type="float">
            <text:p>1950</text:p>
          </table:table-cell>
          <table:table-cell table:style-name="ce8" table:formula="of:=[.B19]-1" office:value-type="float" office:value="2047" calcext:value-type="float">
            <text:p>2047</text:p>
          </table:table-cell>
          <table:table-cell table:style-name="ce16" table:formula="of:=[.C17]-[.B17]+1" office:value-type="float" office:value="98" calcext:value-type="float" table:number-columns-spanned="1" table:number-rows-spanned="2">
            <text:p>98</text:p>
          </table:table-cell>
          <table:table-cell table:style-name="ce23" table:formula="of:=IF([.G17]=&quot;Available&quot;;[.D17];0)" office:value-type="float" office:value="98" calcext:value-type="float" table:number-columns-spanned="1" table:number-rows-spanned="2">
            <text:p>98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&quot;$&quot; &amp; DEC2HEX([.B17];4)" office:value-type="string" office:string-value="$079E" calcext:value-type="string">
            <text:p>$079E</text:p>
          </table:table-cell>
          <table:table-cell table:style-name="ce9" table:formula="of:=&quot;$&quot; &amp; DEC2HEX([.C17];4)" office:value-type="string" office:string-value="$07FF" calcext:value-type="string">
            <text:p>$07FF</text:p>
          </table:table-cell>
          <table:covered-table-cell table:style-name="ce17"/>
          <table:covered-table-cell table:style-name="ce24"/>
          <table:covered-table-cell table:style-name="ce17"/>
          <table:covered-table-cell table:style-name="ce26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6" office:value-type="float" office:value="2048" calcext:value-type="float">
            <text:p>2048</text:p>
          </table:table-cell>
          <table:table-cell table:style-name="ce11" table:formula="of:=256*159-1" office:value-type="float" office:value="40703" calcext:value-type="float">
            <text:p>40703</text:p>
          </table:table-cell>
          <table:table-cell table:style-name="ce15" table:formula="of:=[.C19]-[.B19]+1" office:value-type="float" office:value="38656" calcext:value-type="float" table:number-columns-spanned="1" table:number-rows-spanned="2">
            <text:p>38656</text:p>
          </table:table-cell>
          <table:table-cell table:style-name="ce21" table:formula="of:=IF([.G19]=&quot;Available&quot;;[.D19];0)"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 table:number-columns-spanned="1" table:number-rows-spanned="2">
            <text:p>Code</text:p>
          </table:table-cell>
          <table:table-cell table:style-name="ce26" office:value-type="string" calcext:value-type="string" table:number-columns-spanned="1" table:number-rows-spanned="2">
            <text:p>BASIC Memory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19];4)" office:value-type="string" office:string-value="$0800" calcext:value-type="string">
            <text:p>$0800</text:p>
          </table:table-cell>
          <table:table-cell table:style-name="ce7" table:formula="of:=&quot;$&quot; &amp; DEC2HEX([.C19];4)" office:value-type="string" office:string-value="$9EFF" calcext:value-type="string">
            <text:p>$9EFF</text:p>
          </table:table-cell>
          <table:covered-table-cell table:style-name="ce15"/>
          <table:covered-table-cell table:style-name="ce22"/>
          <table:covered-table-cell table:style-name="ce15"/>
          <table:covered-table-cell table:style-name="ce26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6" table:formula="of:=[.C19]+1" office:value-type="float" office:value="40704" calcext:value-type="float">
            <text:p>40704</text:p>
          </table:table-cell>
          <table:table-cell table:style-name="ce6" table:formula="of:=[.B21]-1+145" office:value-type="float" office:value="40848" calcext:value-type="float">
            <text:p>40848</text:p>
          </table:table-cell>
          <table:table-cell table:style-name="ce14" table:formula="of:=[.C21]-[.B21]+1" office:value-type="float" office:value="145" calcext:value-type="float" table:number-columns-spanned="1" table:number-rows-spanned="2">
            <text:p>145</text:p>
          </table:table-cell>
          <table:table-cell table:style-name="ce21" table:formula="of:=IF([.G21]=&quot;Available&quot;;[.D21];0)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2">
            <text:p>Data</text:p>
          </table:table-cell>
          <table:table-cell table:style-name="ce26" office:value-type="string" calcext:value-type="string" table:number-columns-spanned="1" table:number-rows-spanned="2">
            <text:p>Telengard Title Music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21];4)" office:value-type="string" office:string-value="$9F00" calcext:value-type="string">
            <text:p>$9F00</text:p>
          </table:table-cell>
          <table:table-cell table:style-name="ce7" table:formula="of:=&quot;$&quot; &amp; DEC2HEX([.C21];4)" office:value-type="string" office:string-value="$9F90" calcext:value-type="string">
            <text:p>$9F90</text:p>
          </table:table-cell>
          <table:covered-table-cell table:style-name="ce15"/>
          <table:covered-table-cell table:style-name="ce22"/>
          <table:covered-table-cell table:style-name="ce15"/>
          <table:covered-table-cell table:style-name="ce16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6" table:formula="of:=[.C21]+1" office:value-type="float" office:value="40849" calcext:value-type="float">
            <text:p>40849</text:p>
          </table:table-cell>
          <table:table-cell table:style-name="ce6" table:formula="of:=[.B23]-1+105" office:value-type="float" office:value="40953" calcext:value-type="float">
            <text:p>40953</text:p>
          </table:table-cell>
          <table:table-cell table:style-name="ce14" table:formula="of:=[.C23]-[.B23]+1" office:value-type="float" office:value="105" calcext:value-type="float" table:number-columns-spanned="1" table:number-rows-spanned="2">
            <text:p>105</text:p>
          </table:table-cell>
          <table:table-cell table:style-name="ce21" table:formula="of:=IF([.G23]=&quot;Available&quot;;[.D23];0)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2">
            <text:p>Data</text:p>
          </table:table-cell>
          <table:table-cell table:style-name="ce26" office:value-type="string" calcext:value-type="string" table:number-columns-spanned="1" table:number-rows-spanned="2">
            <text:p>Telengard Throne Music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23];4)" office:value-type="string" office:string-value="$9F91" calcext:value-type="string">
            <text:p>$9F91</text:p>
          </table:table-cell>
          <table:table-cell table:style-name="ce7" table:formula="of:=&quot;$&quot; &amp; DEC2HEX([.C23];4)" office:value-type="string" office:string-value="$9FF9" calcext:value-type="string">
            <text:p>$9FF9</text:p>
          </table:table-cell>
          <table:covered-table-cell table:style-name="ce15"/>
          <table:covered-table-cell table:style-name="ce22"/>
          <table:covered-table-cell table:style-name="ce15"/>
          <table:covered-table-cell table:style-name="ce26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8" table:formula="of:=[.C23]+1" office:value-type="float" office:value="40954" calcext:value-type="float">
            <text:p>40954</text:p>
          </table:table-cell>
          <table:table-cell table:style-name="ce8" table:formula="of:=[.B27]-1" office:value-type="float" office:value="40959" calcext:value-type="float">
            <text:p>40959</text:p>
          </table:table-cell>
          <table:table-cell table:style-name="ce16" table:formula="of:=[.C25]-[.B25]+1" office:value-type="float" office:value="6" calcext:value-type="float" table:number-columns-spanned="1" table:number-rows-spanned="2">
            <text:p>6</text:p>
          </table:table-cell>
          <table:table-cell table:style-name="ce23" table:formula="of:=IF([.G25]=&quot;Available&quot;;[.D25];0)" office:value-type="float" office:value="6" calcext:value-type="float" table:number-columns-spanned="1" table:number-rows-spanned="2">
            <text:p>6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&quot;$&quot; &amp; DEC2HEX([.B25];4)" office:value-type="string" office:string-value="$9FFA" calcext:value-type="string">
            <text:p>$9FFA</text:p>
          </table:table-cell>
          <table:table-cell table:style-name="ce9" table:formula="of:=&quot;$&quot; &amp; DEC2HEX([.C25];4)" office:value-type="string" office:string-value="$9FFF" calcext:value-type="string">
            <text:p>$9FFF</text:p>
          </table:table-cell>
          <table:covered-table-cell table:style-name="ce17"/>
          <table:covered-table-cell table:style-name="ce24"/>
          <table:covered-table-cell table:style-name="ce17"/>
          <table:covered-table-cell table:number-columns-repeated="2" table:style-name="ce26"/>
          <table:table-cell table:number-columns-repeated="1015"/>
        </table:table-row>
        <table:table-row table:style-name="ro1">
          <table:table-cell/>
          <table:table-cell table:style-name="ce4" office:value-type="float" office:value="40960" calcext:value-type="float">
            <text:p>40960</text:p>
          </table:table-cell>
          <table:table-cell table:style-name="ce4" table:formula="of:=[.B27]+8191" office:value-type="float" office:value="49151" calcext:value-type="float">
            <text:p>49151</text:p>
          </table:table-cell>
          <table:table-cell table:style-name="ce13" table:formula="of:=[.C27]-[.B27]+1" office:value-type="float" office:value="8192" calcext:value-type="float" table:number-columns-spanned="1" table:number-rows-spanned="2">
            <text:p>8192</text:p>
          </table:table-cell>
          <table:table-cell table:style-name="ce19" table:formula="of:=IF([.G27]=&quot;Available&quot;;[.D27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ROM</text:p>
          </table:table-cell>
          <table:table-cell table:style-name="ce12" office:value-type="string" calcext:value-type="string" table:number-columns-spanned="1" table:number-rows-spanned="2">
            <text:p>BASIC ROM</text:p>
          </table:table-cell>
          <table:table-cell table:style-name="ce12" office:value-type="string" calcext:value-type="string" table:number-columns-spanned="1" table:number-rows-spanned="2">
            <text:p>N/A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27];4)" office:value-type="string" office:string-value="$A000" calcext:value-type="string">
            <text:p>$A000</text:p>
          </table:table-cell>
          <table:table-cell table:style-name="ce5" table:formula="of:=&quot;$&quot; &amp; DEC2HEX([.C27];4)" office:value-type="string" office:string-value="$BFFF" calcext:value-type="string">
            <text:p>$BFFF</text:p>
          </table:table-cell>
          <table:covered-table-cell table:number-columns-repeated="3" table:style-name="ce13"/>
          <table:covered-table-cell table:style-name="ce12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6" table:formula="of:=[.C27]+1" office:value-type="float" office:value="49152" calcext:value-type="float">
            <text:p>49152</text:p>
          </table:table-cell>
          <table:table-cell table:style-name="ce6" table:formula="of:=[.B29]-1+[$'ML Variables'.F20]" office:value-type="float" office:value="51660" calcext:value-type="float">
            <text:p>51660</text:p>
          </table:table-cell>
          <table:table-cell table:style-name="ce14" table:formula="of:=[.C29]-[.B29]+1" office:value-type="float" office:value="2509" calcext:value-type="float" table:number-columns-spanned="1" table:number-rows-spanned="2">
            <text:p>2509</text:p>
          </table:table-cell>
          <table:table-cell table:style-name="ce21" table:formula="of:=IF([.G29]=&quot;Available&quot;;[.D29];0)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2">
            <text:p>Data</text:p>
          </table:table-cell>
          <table:table-cell table:style-name="ce26" office:value-type="string" calcext:value-type="string" table:number-columns-spanned="1" table:number-rows-spanned="2">
            <text:p>ML Routines</text:p>
          </table:table-cell>
          <table:table-cell table:style-name="ce26" office:value-type="string" calcext:value-type="string" table:number-columns-spanned="1" table:number-rows-spanned="2">
            <text:p>ML Routines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29];4)" office:value-type="string" office:string-value="$C000" calcext:value-type="string">
            <text:p>$C000</text:p>
          </table:table-cell>
          <table:table-cell table:style-name="ce7" table:formula="of:=&quot;$&quot; &amp; DEC2HEX([.C29];4)" office:value-type="string" office:string-value="$C9CC" calcext:value-type="string">
            <text:p>$C9CC</text:p>
          </table:table-cell>
          <table:covered-table-cell table:number-columns-repeated="3" table:style-name="ce15"/>
          <table:covered-table-cell table:number-columns-repeated="2" table:style-name="ce26"/>
          <table:table-cell table:number-columns-repeated="1015"/>
        </table:table-row>
        <table:table-row table:style-name="ro1">
          <table:table-cell/>
          <table:table-cell table:style-name="ce8" table:formula="of:=[.C29]+1" office:value-type="float" office:value="51661" calcext:value-type="float">
            <text:p>51661</text:p>
          </table:table-cell>
          <table:table-cell table:style-name="ce8" table:formula="of:=[.B33]-1" office:value-type="float" office:value="51923" calcext:value-type="float">
            <text:p>51923</text:p>
          </table:table-cell>
          <table:table-cell table:style-name="ce16" table:formula="of:=[.C31]-[.B31]+1" office:value-type="float" office:value="263" calcext:value-type="float" table:number-columns-spanned="1" table:number-rows-spanned="2">
            <text:p>263</text:p>
          </table:table-cell>
          <table:table-cell table:style-name="ce23" table:formula="of:=IF([.G31]=&quot;Available&quot;;[.D31];0)" office:value-type="float" office:value="263" calcext:value-type="float" table:number-columns-spanned="1" table:number-rows-spanned="2">
            <text:p>263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number-columns-repeated="1015"/>
        </table:table-row>
        <table:table-row table:style-name="ro1">
          <table:table-cell/>
          <table:table-cell table:style-name="ce9" table:formula="of:=&quot;$&quot; &amp; DEC2HEX([.B31];4)" office:value-type="string" office:string-value="$C9CD" calcext:value-type="string">
            <text:p>$C9CD</text:p>
          </table:table-cell>
          <table:table-cell table:style-name="ce9" table:formula="of:=&quot;$&quot; &amp; DEC2HEX([.C31];4)" office:value-type="string" office:string-value="$CAD3" calcext:value-type="string">
            <text:p>$CAD3</text:p>
          </table:table-cell>
          <table:covered-table-cell table:style-name="ce17"/>
          <table:covered-table-cell table:style-name="ce24"/>
          <table:covered-table-cell table:style-name="ce17"/>
          <table:covered-table-cell table:number-columns-repeated="2" table:style-name="ce26"/>
          <table:table-cell table:number-columns-repeated="1015"/>
        </table:table-row>
        <table:table-row table:style-name="ro1">
          <table:table-cell/>
          <table:table-cell table:style-name="ce6" table:formula="of:=[.C33]-299" office:value-type="float" office:value="51924" calcext:value-type="float">
            <text:p>51924</text:p>
          </table:table-cell>
          <table:table-cell table:style-name="ce6" table:formula="of:=[.B35]-1" office:value-type="float" office:value="52223" calcext:value-type="float">
            <text:p>52223</text:p>
          </table:table-cell>
          <table:table-cell table:style-name="ce14" table:formula="of:=[.C33]-[.B33]+1" office:value-type="float" office:value="300" calcext:value-type="float" table:number-columns-spanned="1" table:number-rows-spanned="2">
            <text:p>300</text:p>
          </table:table-cell>
          <table:table-cell table:style-name="ce21" table:formula="of:=IF([.G33]=&quot;Available&quot;;[.D33];0)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2">
            <text:p>Data</text:p>
          </table:table-cell>
          <table:table-cell table:style-name="ce26" office:value-type="string" calcext:value-type="string" table:number-columns-spanned="1" table:number-rows-spanned="2">
            <text:p>Explored Locations</text:p>
          </table:table-cell>
          <table:table-cell table:style-name="ce26" office:value-type="string" calcext:value-type="string" table:number-columns-spanned="1" table:number-rows-spanned="2">
            <text:p>Explored Locations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33];4)" office:value-type="string" office:string-value="$CAD4" calcext:value-type="string">
            <text:p>$CAD4</text:p>
          </table:table-cell>
          <table:table-cell table:style-name="ce7" table:formula="of:=&quot;$&quot; &amp; DEC2HEX([.C33];4)" office:value-type="string" office:string-value="$CBFF" calcext:value-type="string">
            <text:p>$CBFF</text:p>
          </table:table-cell>
          <table:covered-table-cell table:number-columns-repeated="3" table:style-name="ce15"/>
          <table:covered-table-cell table:number-columns-repeated="2" table:style-name="ce26"/>
          <table:table-cell table:number-columns-repeated="1015"/>
        </table:table-row>
        <table:table-row table:style-name="ro1">
          <table:table-cell/>
          <table:table-cell table:style-name="ce6" table:formula="of:=[.B37]-1024" office:value-type="float" office:value="52224" calcext:value-type="float">
            <text:p>52224</text:p>
          </table:table-cell>
          <table:table-cell table:style-name="ce6" table:formula="of:=[.B37]-1" office:value-type="float" office:value="53247" calcext:value-type="float">
            <text:p>53247</text:p>
          </table:table-cell>
          <table:table-cell table:style-name="ce14" table:formula="of:=[.C35]-[.B35]+1" office:value-type="float" office:value="1024" calcext:value-type="float" table:number-columns-spanned="1" table:number-rows-spanned="2">
            <text:p>1024</text:p>
          </table:table-cell>
          <table:table-cell table:style-name="ce21" table:formula="of:=IF([.G35]=&quot;Available&quot;;[.D35];0)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2">
            <text:p>Data</text:p>
          </table:table-cell>
          <table:table-cell table:style-name="ce26" office:value-type="string" calcext:value-type="string" table:number-columns-spanned="1" table:number-rows-spanned="2">
            <text:p>Video Matrix &amp; Sprite Pointers</text:p>
          </table:table-cell>
          <table:table-cell table:style-name="ce26" office:value-type="string" calcext:value-type="string" table:number-columns-spanned="1" table:number-rows-spanned="2">
            <text:p>Video Matrix &amp; Sprite Pointers</text:p>
          </table:table-cell>
          <table:table-cell table:number-columns-repeated="1015"/>
        </table:table-row>
        <table:table-row table:style-name="ro1">
          <table:table-cell/>
          <table:table-cell table:style-name="ce7" table:formula="of:=&quot;$&quot; &amp; DEC2HEX([.B35];4)" office:value-type="string" office:string-value="$CC00" calcext:value-type="string">
            <text:p>$CC00</text:p>
          </table:table-cell>
          <table:table-cell table:style-name="ce7" table:formula="of:=&quot;$&quot; &amp; DEC2HEX([.C35];4)" office:value-type="string" office:string-value="$CFFF" calcext:value-type="string">
            <text:p>$CFFF</text:p>
          </table:table-cell>
          <table:covered-table-cell table:style-name="ce15"/>
          <table:covered-table-cell table:style-name="ce22"/>
          <table:covered-table-cell table:style-name="ce17"/>
          <table:covered-table-cell table:number-columns-repeated="2" table:style-name="ce26"/>
          <table:table-cell table:number-columns-repeated="1015"/>
        </table:table-row>
        <table:table-row table:style-name="ro1">
          <table:table-cell/>
          <table:table-cell table:style-name="ce4" table:formula="of:=[.B29]+4096" office:value-type="float" office:value="53248" calcext:value-type="float">
            <text:p>53248</text:p>
          </table:table-cell>
          <table:table-cell table:style-name="ce4" table:formula="of:=[.B37]+1023" office:value-type="float" office:value="54271" calcext:value-type="float">
            <text:p>54271</text:p>
          </table:table-cell>
          <table:table-cell table:style-name="ce13" table:formula="of:=[.C37]-[.B37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37]=&quot;Available&quot;;[.D37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I/O</text:p>
          </table:table-cell>
          <table:table-cell table:style-name="ce12" office:value-type="string" calcext:value-type="string" table:number-columns-spanned="1" table:number-rows-spanned="2">
            <text:p>VIC-II Registers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37];4)" office:value-type="string" office:string-value="$D000" calcext:value-type="string">
            <text:p>$D000</text:p>
          </table:table-cell>
          <table:table-cell table:style-name="ce5" table:formula="of:=&quot;$&quot; &amp; DEC2HEX([.C37];4)" office:value-type="string" office:string-value="$D3FF" calcext:value-type="string">
            <text:p>$D3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37]+1" office:value-type="float" office:value="54272" calcext:value-type="float">
            <text:p>54272</text:p>
          </table:table-cell>
          <table:table-cell table:style-name="ce4" table:formula="of:=[.B39]+1023" office:value-type="float" office:value="55295" calcext:value-type="float">
            <text:p>55295</text:p>
          </table:table-cell>
          <table:table-cell table:style-name="ce13" table:formula="of:=[.C39]-[.B39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39]=&quot;Available&quot;;[.D39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I/O</text:p>
          </table:table-cell>
          <table:table-cell table:style-name="ce12" office:value-type="string" calcext:value-type="string" table:number-columns-spanned="1" table:number-rows-spanned="2">
            <text:p>SID Registers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39];4)" office:value-type="string" office:string-value="$D400" calcext:value-type="string">
            <text:p>$D400</text:p>
          </table:table-cell>
          <table:table-cell table:style-name="ce5" table:formula="of:=&quot;$&quot; &amp; DEC2HEX([.C39];4)" office:value-type="string" office:string-value="$D7FF" calcext:value-type="string">
            <text:p>$D7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39]+1" office:value-type="float" office:value="55296" calcext:value-type="float">
            <text:p>55296</text:p>
          </table:table-cell>
          <table:table-cell table:style-name="ce4" table:formula="of:=[.B41]+1023" office:value-type="float" office:value="56319" calcext:value-type="float">
            <text:p>56319</text:p>
          </table:table-cell>
          <table:table-cell table:style-name="ce13" table:formula="of:=[.C41]-[.B41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41]=&quot;Available&quot;;[.D41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Data</text:p>
          </table:table-cell>
          <table:table-cell table:style-name="ce12" office:value-type="string" calcext:value-type="string" table:number-columns-spanned="1" table:number-rows-spanned="2">
            <text:p>Color RAM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41];4)" office:value-type="string" office:string-value="$D800" calcext:value-type="string">
            <text:p>$D800</text:p>
          </table:table-cell>
          <table:table-cell table:style-name="ce5" table:formula="of:=&quot;$&quot; &amp; DEC2HEX([.C41];4)" office:value-type="string" office:string-value="$DBFF" calcext:value-type="string">
            <text:p>$DB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41]+1" office:value-type="float" office:value="56320" calcext:value-type="float">
            <text:p>56320</text:p>
          </table:table-cell>
          <table:table-cell table:style-name="ce4" table:formula="of:=[.B43]+255" office:value-type="float" office:value="56575" calcext:value-type="float">
            <text:p>56575</text:p>
          </table:table-cell>
          <table:table-cell table:style-name="ce13" table:formula="of:=[.C43]-[.B43]+1" office:value-type="float" office:value="256" calcext:value-type="float" table:number-columns-spanned="1" table:number-rows-spanned="2">
            <text:p>256</text:p>
          </table:table-cell>
          <table:table-cell table:style-name="ce19" table:formula="of:=IF([.G43]=&quot;Available&quot;;[.D43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I/O</text:p>
          </table:table-cell>
          <table:table-cell table:style-name="ce12" office:value-type="string" calcext:value-type="string" table:number-columns-spanned="1" table:number-rows-spanned="2">
            <text:p>CIA #1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43];4)" office:value-type="string" office:string-value="$DC00" calcext:value-type="string">
            <text:p>$DC00</text:p>
          </table:table-cell>
          <table:table-cell table:style-name="ce5" table:formula="of:=&quot;$&quot; &amp; DEC2HEX([.C43];4)" office:value-type="string" office:string-value="$DCFF" calcext:value-type="string">
            <text:p>$DC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43]+1" office:value-type="float" office:value="56576" calcext:value-type="float">
            <text:p>56576</text:p>
          </table:table-cell>
          <table:table-cell table:style-name="ce4" table:formula="of:=[.B45]+255" office:value-type="float" office:value="56831" calcext:value-type="float">
            <text:p>56831</text:p>
          </table:table-cell>
          <table:table-cell table:style-name="ce13" table:formula="of:=[.C45]-[.B45]+1" office:value-type="float" office:value="256" calcext:value-type="float" table:number-columns-spanned="1" table:number-rows-spanned="2">
            <text:p>256</text:p>
          </table:table-cell>
          <table:table-cell table:style-name="ce19" table:formula="of:=IF([.G45]=&quot;Available&quot;;[.D45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I/O</text:p>
          </table:table-cell>
          <table:table-cell table:style-name="ce12" office:value-type="string" calcext:value-type="string" table:number-columns-spanned="1" table:number-rows-spanned="2">
            <text:p>CIA #2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45];4)" office:value-type="string" office:string-value="$DD00" calcext:value-type="string">
            <text:p>$DD00</text:p>
          </table:table-cell>
          <table:table-cell table:style-name="ce5" table:formula="of:=&quot;$&quot; &amp; DEC2HEX([.C45];4)" office:value-type="string" office:string-value="$DDFF" calcext:value-type="string">
            <text:p>$DD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45]+1" office:value-type="float" office:value="56832" calcext:value-type="float">
            <text:p>56832</text:p>
          </table:table-cell>
          <table:table-cell table:style-name="ce4" table:formula="of:=[.B47]+255" office:value-type="float" office:value="57087" calcext:value-type="float">
            <text:p>57087</text:p>
          </table:table-cell>
          <table:table-cell table:style-name="ce13" table:formula="of:=[.C47]-[.B47]+1" office:value-type="float" office:value="256" calcext:value-type="float" table:number-columns-spanned="1" table:number-rows-spanned="2">
            <text:p>256</text:p>
          </table:table-cell>
          <table:table-cell table:style-name="ce19" table:formula="of:=IF([.G47]=&quot;Available&quot;;[.D47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I/O</text:p>
          </table:table-cell>
          <table:table-cell table:style-name="ce12" office:value-type="string" calcext:value-type="string" table:number-columns-spanned="1" table:number-rows-spanned="2">
            <text:p>I/O Expansion 1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47];4)" office:value-type="string" office:string-value="$DE00" calcext:value-type="string">
            <text:p>$DE00</text:p>
          </table:table-cell>
          <table:table-cell table:style-name="ce5" table:formula="of:=&quot;$&quot; &amp; DEC2HEX([.C47];4)" office:value-type="string" office:string-value="$DEFF" calcext:value-type="string">
            <text:p>$DE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47]+1" office:value-type="float" office:value="57088" calcext:value-type="float">
            <text:p>57088</text:p>
          </table:table-cell>
          <table:table-cell table:style-name="ce4" table:formula="of:=[.B49]+255" office:value-type="float" office:value="57343" calcext:value-type="float">
            <text:p>57343</text:p>
          </table:table-cell>
          <table:table-cell table:style-name="ce13" table:formula="of:=[.C49]-[.B49]+1" office:value-type="float" office:value="256" calcext:value-type="float" table:number-columns-spanned="1" table:number-rows-spanned="2">
            <text:p>256</text:p>
          </table:table-cell>
          <table:table-cell table:style-name="ce19" table:formula="of:=IF([.G49]=&quot;Available&quot;;[.D49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I/O</text:p>
          </table:table-cell>
          <table:table-cell table:style-name="ce12" office:value-type="string" calcext:value-type="string" table:number-columns-spanned="1" table:number-rows-spanned="2">
            <text:p>I/O Expansion 2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49];4)" office:value-type="string" office:string-value="$DF00" calcext:value-type="string">
            <text:p>$DF00</text:p>
          </table:table-cell>
          <table:table-cell table:style-name="ce5" table:formula="of:=&quot;$&quot; &amp; DEC2HEX([.C49];4)" office:value-type="string" office:string-value="$DFFF" calcext:value-type="string">
            <text:p>$DF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49]+1" office:value-type="float" office:value="57344" calcext:value-type="float">
            <text:p>57344</text:p>
          </table:table-cell>
          <table:table-cell table:style-name="ce4" table:formula="of:=[.B51]+1023" office:value-type="float" office:value="58367" calcext:value-type="float">
            <text:p>58367</text:p>
          </table:table-cell>
          <table:table-cell table:style-name="ce13" table:formula="of:=[.C51]-[.B51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51]=&quot;Available&quot;;[.D51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ROM</text:p>
          </table:table-cell>
          <table:table-cell table:style-name="ce12" office:value-type="string" calcext:value-type="string" table:number-columns-spanned="1" table:number-rows-spanned="2">
            <text:p>Kernal ROM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51];4)" office:value-type="string" office:string-value="$E000" calcext:value-type="string">
            <text:p>$E000</text:p>
          </table:table-cell>
          <table:table-cell table:style-name="ce5" table:formula="of:=&quot;$&quot; &amp; DEC2HEX([.C51];4)" office:value-type="string" office:string-value="$E3FF" calcext:value-type="string">
            <text:p>$E3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51]+1" office:value-type="float" office:value="58368" calcext:value-type="float">
            <text:p>58368</text:p>
          </table:table-cell>
          <table:table-cell table:style-name="ce4" table:formula="of:=[.B53]+1023" office:value-type="float" office:value="59391" calcext:value-type="float">
            <text:p>59391</text:p>
          </table:table-cell>
          <table:table-cell table:style-name="ce13" table:formula="of:=[.C53]-[.B53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53]=&quot;Available&quot;;[.D53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ROM</text:p>
          </table:table-cell>
          <table:table-cell table:style-name="ce12" office:value-type="string" calcext:value-type="string" table:number-columns-spanned="1" table:number-rows-spanned="2">
            <text:p>Kernal ROM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53];4)" office:value-type="string" office:string-value="$E400" calcext:value-type="string">
            <text:p>$E400</text:p>
          </table:table-cell>
          <table:table-cell table:style-name="ce5" table:formula="of:=&quot;$&quot; &amp; DEC2HEX([.C53];4)" office:value-type="string" office:string-value="$E7FF" calcext:value-type="string">
            <text:p>$E7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53]+1" office:value-type="float" office:value="59392" calcext:value-type="float">
            <text:p>59392</text:p>
          </table:table-cell>
          <table:table-cell table:style-name="ce4" table:formula="of:=[.B55]+1023" office:value-type="float" office:value="60415" calcext:value-type="float">
            <text:p>60415</text:p>
          </table:table-cell>
          <table:table-cell table:style-name="ce13" table:formula="of:=[.C55]-[.B55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55]=&quot;Available&quot;;[.D55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ROM</text:p>
          </table:table-cell>
          <table:table-cell table:style-name="ce12" office:value-type="string" calcext:value-type="string" table:number-columns-spanned="1" table:number-rows-spanned="2">
            <text:p>Kernal ROM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55];4)" office:value-type="string" office:string-value="$E800" calcext:value-type="string">
            <text:p>$E800</text:p>
          </table:table-cell>
          <table:table-cell table:style-name="ce5" table:formula="of:=&quot;$&quot; &amp; DEC2HEX([.C55];4)" office:value-type="string" office:string-value="$EBFF" calcext:value-type="string">
            <text:p>$EB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55]+1" office:value-type="float" office:value="60416" calcext:value-type="float">
            <text:p>60416</text:p>
          </table:table-cell>
          <table:table-cell table:style-name="ce4" table:formula="of:=[.B57]+1023" office:value-type="float" office:value="61439" calcext:value-type="float">
            <text:p>61439</text:p>
          </table:table-cell>
          <table:table-cell table:style-name="ce13" table:formula="of:=[.C57]-[.B57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57]=&quot;Available&quot;;[.D57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ROM</text:p>
          </table:table-cell>
          <table:table-cell table:style-name="ce12" office:value-type="string" calcext:value-type="string" table:number-columns-spanned="1" table:number-rows-spanned="2">
            <text:p>Kernal ROM</text:p>
          </table:table-cell>
          <table:table-cell table:style-name="ce26" office:value-type="string" calcext:value-type="string" table:number-columns-spanned="1" table:number-rows-spanned="2">
            <text:p>Sprite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57];4)" office:value-type="string" office:string-value="$EC00" calcext:value-type="string">
            <text:p>$EC00</text:p>
          </table:table-cell>
          <table:table-cell table:style-name="ce5" table:formula="of:=&quot;$&quot; &amp; DEC2HEX([.C57];4)" office:value-type="string" office:string-value="$EFFF" calcext:value-type="string">
            <text:p>$EF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57]+1" office:value-type="float" office:value="61440" calcext:value-type="float">
            <text:p>61440</text:p>
          </table:table-cell>
          <table:table-cell table:style-name="ce4" table:formula="of:=[.B59]+1023" office:value-type="float" office:value="62463" calcext:value-type="float">
            <text:p>62463</text:p>
          </table:table-cell>
          <table:table-cell table:style-name="ce13" table:formula="of:=[.C59]-[.B59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59]=&quot;Available&quot;;[.D59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ROM</text:p>
          </table:table-cell>
          <table:table-cell table:style-name="ce12" office:value-type="string" calcext:value-type="string" table:number-columns-spanned="1" table:number-rows-spanned="2">
            <text:p>Kernal ROM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59];4)" office:value-type="string" office:string-value="$F000" calcext:value-type="string">
            <text:p>$F000</text:p>
          </table:table-cell>
          <table:table-cell table:style-name="ce5" table:formula="of:=&quot;$&quot; &amp; DEC2HEX([.C59];4)" office:value-type="string" office:string-value="$F3FF" calcext:value-type="string">
            <text:p>$F3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59]+1" office:value-type="float" office:value="62464" calcext:value-type="float">
            <text:p>62464</text:p>
          </table:table-cell>
          <table:table-cell table:style-name="ce4" table:formula="of:=[.B61]+1023" office:value-type="float" office:value="63487" calcext:value-type="float">
            <text:p>63487</text:p>
          </table:table-cell>
          <table:table-cell table:style-name="ce13" table:formula="of:=[.C61]-[.B61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61]=&quot;Available&quot;;[.D61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ROM</text:p>
          </table:table-cell>
          <table:table-cell table:style-name="ce12" office:value-type="string" calcext:value-type="string" table:number-columns-spanned="1" table:number-rows-spanned="2">
            <text:p>Kernal ROM</text:p>
          </table:table-cell>
          <table:table-cell table:style-name="ce16" office:value-type="string" calcext:value-type="string" table:number-columns-spanned="1" table:number-rows-spanned="2">
            <text:p>Availabl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61];4)" office:value-type="string" office:string-value="$F400" calcext:value-type="string">
            <text:p>$F400</text:p>
          </table:table-cell>
          <table:table-cell table:style-name="ce5" table:formula="of:=&quot;$&quot; &amp; DEC2HEX([.C61];4)" office:value-type="string" office:string-value="$F7FF" calcext:value-type="string">
            <text:p>$F7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61]+1" office:value-type="float" office:value="63488" calcext:value-type="float">
            <text:p>63488</text:p>
          </table:table-cell>
          <table:table-cell table:style-name="ce4" table:formula="of:=[.B63]+1023" office:value-type="float" office:value="64511" calcext:value-type="float">
            <text:p>64511</text:p>
          </table:table-cell>
          <table:table-cell table:style-name="ce13" table:formula="of:=[.C63]-[.B63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63]=&quot;Available&quot;;[.D63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ROM</text:p>
          </table:table-cell>
          <table:table-cell table:style-name="ce12" office:value-type="string" calcext:value-type="string" table:number-columns-spanned="1" table:number-rows-spanned="2">
            <text:p>Kernal ROM</text:p>
          </table:table-cell>
          <table:table-cell table:style-name="ce26" office:value-type="string" calcext:value-type="string" table:number-columns-spanned="1" table:number-rows-spanned="2">
            <text:p>Character Generator RAM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63];4)" office:value-type="string" office:string-value="$F800" calcext:value-type="string">
            <text:p>$F800</text:p>
          </table:table-cell>
          <table:table-cell table:style-name="ce5" table:formula="of:=&quot;$&quot; &amp; DEC2HEX([.C63];4)" office:value-type="string" office:string-value="$FBFF" calcext:value-type="string">
            <text:p>$FB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4" table:formula="of:=[.C63]+1" office:value-type="float" office:value="64512" calcext:value-type="float">
            <text:p>64512</text:p>
          </table:table-cell>
          <table:table-cell table:style-name="ce4" table:formula="of:=[.B65]+1023" office:value-type="float" office:value="65535" calcext:value-type="float">
            <text:p>65535</text:p>
          </table:table-cell>
          <table:table-cell table:style-name="ce13" table:formula="of:=[.C65]-[.B65]+1" office:value-type="float" office:value="1024" calcext:value-type="float" table:number-columns-spanned="1" table:number-rows-spanned="2">
            <text:p>1024</text:p>
          </table:table-cell>
          <table:table-cell table:style-name="ce19" table:formula="of:=IF([.G65]=&quot;Available&quot;;[.D65];0)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2">
            <text:p>ROM</text:p>
          </table:table-cell>
          <table:table-cell table:style-name="ce12" office:value-type="string" calcext:value-type="string" table:number-columns-spanned="1" table:number-rows-spanned="2">
            <text:p>Kernal ROM</text:p>
          </table:table-cell>
          <table:table-cell table:style-name="ce26" office:value-type="string" calcext:value-type="string" table:number-columns-spanned="1" table:number-rows-spanned="2">
            <text:p>Character Generator RAM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&quot;$&quot; &amp; DEC2HEX([.B65];4)" office:value-type="string" office:string-value="$FC00" calcext:value-type="string">
            <text:p>$FC00</text:p>
          </table:table-cell>
          <table:table-cell table:style-name="ce5" table:formula="of:=&quot;$&quot; &amp; DEC2HEX([.C65];4)" office:value-type="string" office:string-value="$FFFF" calcext:value-type="string">
            <text:p>$FFFF</text:p>
          </table:table-cell>
          <table:covered-table-cell table:number-columns-repeated="3" table:style-name="ce13"/>
          <table:covered-table-cell table:style-name="ce12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18"/>
          <table:table-cell table:style-name="ce23" table:formula="of:=SUM([.E3:.E65])" office:value-type="float" office:value="367" calcext:value-type="float" table:number-columns-spanned="1" table:number-rows-spanned="2">
            <text:p>367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/>
          <table:table-cell table:style-name="ce10" table:number-columns-repeated="3"/>
          <table:covered-table-cell table:style-name="ce25"/>
          <table:table-cell table:style-name="ce10"/>
          <table:table-cell table:style-name="ce18"/>
          <table:table-cell table:number-columns-repeated="1016"/>
        </table:table-row>
        <table:table-row table:style-name="ro1" table:number-rows-repeated="10485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prite Data" table:style-name="ta1">
        <table:table-column table:style-name="co1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number-columns-repeated="4" table:default-cell-style-name="ce28"/>
        <table:table-column table:style-name="co12" table:default-cell-style-name="ce28"/>
        <table:table-column table:style-name="co11" table:number-columns-repeated="40" table:default-cell-style-name="ce28"/>
        <table:table-column table:style-name="co13" table:number-columns-repeated="2" table:default-cell-style-name="ce28"/>
        <table:table-column table:style-name="co14" table:default-cell-style-name="ce28"/>
        <table:table-column table:style-name="co15" table:number-columns-repeated="7" table:default-cell-style-name="ce28"/>
        <table:table-column table:style-name="co1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number-columns-repeated="16" table:default-cell-style-name="ce28"/>
        <table:table-column table:style-name="co7" table:number-columns-repeated="922" table:default-cell-style-name="ce28"/>
        <table:table-column table:style-name="co7" table:number-columns-repeated="23" table:default-cell-style-name="ce27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 table:number-columns-spanned="78" table:number-rows-spanned="1">
            <text:p>Sprite Configuration</text:p>
          </table:table-cell>
          <table:covered-table-cell table:style-name="ce27"/>
          <table:covered-table-cell table:number-columns-repeated="59"/>
          <table:covered-table-cell table:style-name="ce29"/>
          <table:covered-table-cell table:number-columns-repeated="11" table:style-name="ce67"/>
          <table:covered-table-cell table:style-name="ce75"/>
          <table:covered-table-cell table:number-columns-repeated="4"/>
          <table:table-cell table:number-columns-repeated="945"/>
        </table:table-row>
        <table:table-row table:style-name="ro1">
          <table:table-cell table:number-columns-repeated="62"/>
          <table:table-cell table:style-name="ce27" table:number-columns-repeated="17"/>
          <table:table-cell table:number-columns-repeated="945"/>
        </table:table-row>
        <table:table-row table:style-name="ro1">
          <table:table-cell/>
          <table:table-cell office:value-type="string" calcext:value-type="string">
            <text:p>Bit Count</text:p>
          </table:table-cell>
          <table:table-cell table:number-columns-repeated="2"/>
          <table:table-cell table:style-name="ce49" office:value-type="float" office:value="7" calcext:value-type="float">
            <text:p>7</text:p>
          </table:table-cell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8"/>
          <table:table-cell table:style-name="ce58" office:value-type="float" office:value="5" calcext:value-type="float" table:number-columns-spanned="2" table:number-rows-spanned="1">
            <text:p>5</text:p>
          </table:table-cell>
          <table:covered-table-cell table:style-name="ce54"/>
          <table:table-cell table:style-name="ce49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49"/>
          <table:table-cell table:style-name="ce54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49"/>
          <table:table-cell table:style-name="ce49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49"/>
          <table:table-cell table:style-name="ce54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49"/>
          <table:table-cell table:style-name="ce49" office:value-type="float" office:value="8" calcext:value-type="float" table:number-columns-spanned="8" table:number-rows-spanned="1">
            <text:p>8</text:p>
          </table:table-cell>
          <table:covered-table-cell table:number-columns-repeated="6" table:style-name="ce49"/>
          <table:covered-table-cell table:style-name="ce49" office:value-type="float" office:value="3" calcext:value-type="float">
            <text:p>3</text:p>
          </table:covered-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/>
          <table:table-cell table:style-name="ce27"/>
          <table:table-cell table:number-columns-repeated="2" table:style-name="ce49" office:value-type="float" office:value="8" calcext:value-type="float">
            <text:p>8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number-columns-repeated="2" table:style-name="ce49" office:value-type="float" office:value="8" calcext:value-type="float">
            <text:p>8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number-columns-repeated="2" table:style-name="ce49" office:value-type="float" office:value="8" calcext:value-type="float">
            <text:p>8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number-columns-repeated="2" table:style-name="ce49" office:value-type="float" office:value="8" calcext:value-type="float">
            <text:p>8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number-columns-repeated="945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8" table:number-rows-spanned="1">
            <text:p>Monsters (Sprite Group 1)</text:p>
          </table:table-cell>
          <table:covered-table-cell table:number-columns-repeated="57" table:style-name="ce44"/>
          <table:table-cell table:style-name="ce72" table:number-columns-repeated="2"/>
          <table:table-cell table:style-name="ce38" office:value-type="string" calcext:value-type="string" table:number-columns-spanned="17" table:number-rows-spanned="1">
            <text:p>Coordinates</text:p>
          </table:table-cell>
          <table:covered-table-cell table:number-columns-repeated="16" table:style-name="ce27"/>
          <table:table-cell table:number-columns-repeated="945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2">
            <text:p>Global Index</text:p>
          </table:table-cell>
          <table:table-cell table:style-name="ce39" office:value-type="string" calcext:value-type="string" table:number-columns-spanned="1" table:number-rows-spanned="2">
            <text:p>Group Index</text:p>
          </table:table-cell>
          <table:table-cell table:style-name="ce42" office:value-type="string" calcext:value-type="string" table:number-columns-spanned="1" table:number-rows-spanned="2">
            <text:p>Pointer</text:p>
          </table:table-cell>
          <table:table-cell table:style-name="ce42" office:value-type="string" calcext:value-type="string" table:number-columns-spanned="3" table:number-rows-spanned="1">
            <text:p>Ctrl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2">
            <text:p>Coordinates</text:p>
          </table:table-cell>
          <table:covered-table-cell table:style-name="ce42"/>
          <table:table-cell table:style-name="ce39" office:value-type="string" calcext:value-type="string" table:number-columns-spanned="8" table:number-rows-spanned="1">
            <text:p>FG Priorit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X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Multicolor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Sprite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2" table:number-rows-spanned="1">
            <text:p>Multicolor</text:p>
          </table:table-cell>
          <table:covered-table-cell table:style-name="ce39"/>
          <table:table-cell table:style-name="ce70" office:value-type="string" calcext:value-type="string" table:number-columns-spanned="8" table:number-rows-spanned="1">
            <text:p>Sprite Colors</text:p>
          </table:table-cell>
          <table:covered-table-cell table:number-columns-repeated="7" table:style-name="ce70"/>
          <table:table-cell table:style-name="ce66" table:number-columns-repeated="2"/>
          <table:table-cell table:style-name="ce70" office:value-type="string" calcext:value-type="string" table:number-columns-spanned="1" table:number-rows-spanned="2">
            <text:p>Index</text:p>
          </table:table-cell>
          <table:table-cell table:style-name="ce70" office:value-type="string" calcext:value-type="string" table:number-columns-spanned="2" table:number-rows-spanned="1">
            <text:p>Sprite 7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6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5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4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3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2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1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0</text:p>
          </table:table-cell>
          <table:covered-table-cell table:style-name="ce70"/>
          <table:table-cell table:number-columns-repeated="945"/>
        </table:table-row>
        <table:table-row table:style-name="ro1">
          <table:table-cell table:number-columns-repeated="2"/>
          <table:covered-table-cell table:number-columns-repeated="2" table:style-name="ce39"/>
          <table:covered-table-cell table:style-name="ce42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5"/>
          <table:covered-table-cell table:style-name="ce4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72" table:number-columns-repeated="2"/>
          <table:covered-table-cell table:style-name="ce55"/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Gnoll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72" table:number-columns-repeated="2"/>
          <table:table-cell table:style-name="ce40" office:value-type="float" office:value="1" calcext:value-type="float">
            <text:p>1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57" calcext:value-type="float">
            <text:p>57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7" calcext:value-type="float">
            <text:p>57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57" calcext:value-type="float">
            <text:p>57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7" calcext:value-type="float">
            <text:p>57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58" calcext:value-type="float">
            <text:p>58</text:p>
          </table:table-cell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Kobold</text:p>
          </table:table-cell>
          <table:table-cell table:style-name="ce40" table:formula="of:=[.C8]+1" office:value-type="float" office:value="1" calcext:value-type="float">
            <text:p>1</text:p>
          </table:table-cell>
          <table:table-cell table:style-name="ce40" table:formula="of:=[.D8]+1" office:value-type="float" office:value="2" calcext:value-type="float">
            <text:p>2</text:p>
          </table:table-cell>
          <table:table-cell table:style-name="ce49" table:formula="of:=[.E8]+SUM([.AQ8:.AX8])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31"/>
          <table:table-cell table:style-name="ce72"/>
          <table:table-cell table:style-name="ce40" table:formula="of:=[.BK8]+1" office:value-type="float" office:value="2" calcext:value-type="float">
            <text:p>2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71" calcext:value-type="float">
            <text:p>71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56" calcext:value-type="float">
            <text:p>56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64" calcext:value-type="float">
            <text:p>64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Skeleton</text:p>
          </table:table-cell>
          <table:table-cell table:style-name="ce40" table:formula="of:=[.C9]+1" office:value-type="float" office:value="2" calcext:value-type="float">
            <text:p>2</text:p>
          </table:table-cell>
          <table:table-cell table:style-name="ce40" table:formula="of:=[.D9]+1" office:value-type="float" office:value="3" calcext:value-type="float">
            <text:p>3</text:p>
          </table:table-cell>
          <table:table-cell table:style-name="ce49" table:formula="of:=[.E9]+SUM([.AQ9:.AX9])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31"/>
          <table:table-cell table:style-name="ce72"/>
          <table:table-cell table:style-name="ce40" table:formula="of:=[.BK9]+1" office:value-type="float" office:value="3" calcext:value-type="float">
            <text:p>3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57" calcext:value-type="float">
            <text:p>57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59" calcext:value-type="float">
            <text:p>59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9" calcext:value-type="float">
            <text:p>59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Hobbit</text:p>
          </table:table-cell>
          <table:table-cell table:style-name="ce40" table:formula="of:=[.C10]+1" office:value-type="float" office:value="3" calcext:value-type="float">
            <text:p>3</text:p>
          </table:table-cell>
          <table:table-cell table:style-name="ce40" table:formula="of:=[.D10]+1" office:value-type="float" office:value="4" calcext:value-type="float">
            <text:p>4</text:p>
          </table:table-cell>
          <table:table-cell table:style-name="ce49" table:formula="of:=[.E10]+SUM([.AQ10:.AX10])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9</text:p>
          </table:table-cell>
          <table:table-cell table:style-name="ce54" office:value-type="string" calcext:value-type="string">
            <text:p>7</text:p>
          </table:table-cell>
          <table:table-cell table:style-name="ce49" table:number-columns-repeated="2"/>
          <table:table-cell table:style-name="ce54" table:number-columns-repeated="2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31"/>
          <table:table-cell table:style-name="ce72"/>
          <table:table-cell table:style-name="ce40" table:formula="of:=[.BK10]+1" office:value-type="float" office:value="4" calcext:value-type="float">
            <text:p>4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73" calcext:value-type="float">
            <text:p>7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73" calcext:value-type="float">
            <text:p>7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73" calcext:value-type="float">
            <text:p>73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73" calcext:value-type="float">
            <text:p>73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Zombie</text:p>
          </table:table-cell>
          <table:table-cell table:style-name="ce40" table:formula="of:=[.C11]+1" office:value-type="float" office:value="4" calcext:value-type="float">
            <text:p>4</text:p>
          </table:table-cell>
          <table:table-cell table:style-name="ce40" table:formula="of:=[.D11]+1" office:value-type="float" office:value="5" calcext:value-type="float">
            <text:p>5</text:p>
          </table:table-cell>
          <table:table-cell table:style-name="ce49" table:formula="of:=[.E11]+SUM([.AQ11:.AX11])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31"/>
          <table:table-cell table:style-name="ce72"/>
          <table:table-cell table:style-name="ce40" table:formula="of:=[.BK11]+1" office:value-type="float" office:value="5" calcext:value-type="float">
            <text:p>5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67" calcext:value-type="float">
            <text:p>67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56" calcext:value-type="float">
            <text:p>5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62" calcext:value-type="float">
            <text:p>62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Orc</text:p>
          </table:table-cell>
          <table:table-cell table:style-name="ce40" table:formula="of:=[.C12]+1" office:value-type="float" office:value="5" calcext:value-type="float">
            <text:p>5</text:p>
          </table:table-cell>
          <table:table-cell table:style-name="ce40" table:formula="of:=[.D12]+1" office:value-type="float" office:value="6" calcext:value-type="float">
            <text:p>6</text:p>
          </table:table-cell>
          <table:table-cell table:style-name="ce49" table:formula="of:=[.E12]+SUM([.AQ12:.AX12])" office:value-type="float" office:value="16" calcext:value-type="float">
            <text:p>16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31"/>
          <table:table-cell table:style-name="ce72"/>
          <table:table-cell table:style-name="ce40" table:formula="of:=[.BK12]+1" office:value-type="float" office:value="6" calcext:value-type="float">
            <text:p>6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75" calcext:value-type="float">
            <text:p>75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60" calcext:value-type="float">
            <text:p>60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Fighter</text:p>
          </table:table-cell>
          <table:table-cell table:style-name="ce40" table:formula="of:=[.C13]+1" office:value-type="float" office:value="6" calcext:value-type="float">
            <text:p>6</text:p>
          </table:table-cell>
          <table:table-cell table:style-name="ce40" table:formula="of:=[.D13]+1" office:value-type="float" office:value="7" calcext:value-type="float">
            <text:p>7</text:p>
          </table:table-cell>
          <table:table-cell table:style-name="ce49" table:formula="of:=[.E13]+SUM([.AQ13:.AX13])" office:value-type="float" office:value="19" calcext:value-type="float">
            <text:p>19</text:p>
          </table:table-cell>
          <table:table-cell table:style-name="ce54" table:number-columns-repeated="3"/>
          <table:table-cell table:style-name="ce54" office:value-type="float" office:value="13" calcext:value-type="float" table:number-columns-spanned="2" table:number-rows-spanned="1">
            <text:p>13</text:p>
          </table:table-cell>
          <table:covered-table-cell table:style-name="ce54" office:value-type="float" office:value="14" calcext:value-type="float">
            <text:p>14</text:p>
          </table:covered-table-cell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31"/>
          <table:table-cell table:style-name="ce72"/>
          <table:table-cell table:style-name="ce40" table:formula="of:=[.BK13]+1" office:value-type="float" office:value="7" calcext:value-type="float">
            <text:p>7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8" calcext:value-type="float">
            <text:p>58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58" calcext:value-type="float">
            <text:p>58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6" calcext:value-type="float">
            <text:p>56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Mummy</text:p>
          </table:table-cell>
          <table:table-cell table:style-name="ce40" table:formula="of:=[.C14]+1" office:value-type="float" office:value="7" calcext:value-type="float">
            <text:p>7</text:p>
          </table:table-cell>
          <table:table-cell table:style-name="ce40" table:formula="of:=[.D14]+1" office:value-type="float" office:value="8" calcext:value-type="float">
            <text:p>8</text:p>
          </table:table-cell>
          <table:table-cell table:style-name="ce49" table:formula="of:=[.E14]+SUM([.AQ14:.AX14])" office:value-type="float" office:value="22" calcext:value-type="float">
            <text:p>22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31"/>
          <table:table-cell table:style-name="ce72"/>
          <table:table-cell table:style-name="ce40" table:formula="of:=[.BK14]+1" office:value-type="float" office:value="8" calcext:value-type="float">
            <text:p>8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45" calcext:value-type="float">
            <text:p>45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45" calcext:value-type="float">
            <text:p>45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45" calcext:value-type="float">
            <text:p>45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Elf</text:p>
          </table:table-cell>
          <table:table-cell table:style-name="ce40" table:formula="of:=[.C15]+1" office:value-type="float" office:value="8" calcext:value-type="float">
            <text:p>8</text:p>
          </table:table-cell>
          <table:table-cell table:style-name="ce40" table:formula="of:=[.D15]+1" office:value-type="float" office:value="9" calcext:value-type="float">
            <text:p>9</text:p>
          </table:table-cell>
          <table:table-cell table:style-name="ce49" table:formula="of:=[.E15]+SUM([.AQ15:.AX15])" office:value-type="float" office:value="25" calcext:value-type="float">
            <text:p>25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9" calcext:value-type="float">
            <text:p>9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31"/>
          <table:table-cell table:style-name="ce72"/>
          <table:table-cell table:style-name="ce40" table:formula="of:=[.BK15]+1" office:value-type="float" office:value="9" calcext:value-type="float">
            <text:p>9</text:p>
          </table:table-cell>
          <table:table-cell table:style-name="ce49" table:number-columns-repeated="2"/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12" calcext:value-type="float">
            <text:p>1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12" calcext:value-type="float">
            <text:p>12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12" calcext:value-type="float">
            <text:p>12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64" calcext:value-type="float">
            <text:p>64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1" calcext:value-type="float">
            <text:p>41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24" calcext:value-type="float">
            <text:p>24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Ghoul</text:p>
          </table:table-cell>
          <table:table-cell table:style-name="ce40" table:formula="of:=[.C16]+1" office:value-type="float" office:value="9" calcext:value-type="float">
            <text:p>9</text:p>
          </table:table-cell>
          <table:table-cell table:style-name="ce40" table:formula="of:=[.D16]+1" office:value-type="float" office:value="10" calcext:value-type="float">
            <text:p>10</text:p>
          </table:table-cell>
          <table:table-cell table:style-name="ce49" table:formula="of:=[.E16]+SUM([.AQ16:.AX16])" office:value-type="float" office:value="28" calcext:value-type="float">
            <text:p>28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31"/>
          <table:table-cell table:style-name="ce72"/>
          <table:table-cell table:style-name="ce40" table:formula="of:=[.BK16]+1" office:value-type="float" office:value="10" calcext:value-type="float">
            <text:p>10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75" calcext:value-type="float">
            <text:p>75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75" calcext:value-type="float">
            <text:p>75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72" calcext:value-type="float">
            <text:p>72</text:p>
          </table:table-cell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Dwarf</text:p>
          </table:table-cell>
          <table:table-cell table:style-name="ce40" table:formula="of:=[.C17]+1" office:value-type="float" office:value="10" calcext:value-type="float">
            <text:p>10</text:p>
          </table:table-cell>
          <table:table-cell table:style-name="ce40" table:formula="of:=[.D17]+1" office:value-type="float" office:value="11" calcext:value-type="float">
            <text:p>11</text:p>
          </table:table-cell>
          <table:table-cell table:style-name="ce49" table:formula="of:=[.E17]+SUM([.AQ17:.AX17])" office:value-type="float" office:value="31" calcext:value-type="float">
            <text:p>31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3"/>
          <table:table-cell table:number-columns-repeated="4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31"/>
          <table:table-cell table:style-name="ce72"/>
          <table:table-cell table:style-name="ce40" table:formula="of:=[.BK17]+1" office:value-type="float" office:value="11" calcext:value-type="float">
            <text:p>11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77" calcext:value-type="float">
            <text:p>77</text:p>
          </table:table-cell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Troll</text:p>
          </table:table-cell>
          <table:table-cell table:style-name="ce40" table:formula="of:=[.C18]+1" office:value-type="float" office:value="11" calcext:value-type="float">
            <text:p>11</text:p>
          </table:table-cell>
          <table:table-cell table:style-name="ce40" table:formula="of:=[.D18]+1" office:value-type="float" office:value="12" calcext:value-type="float">
            <text:p>12</text:p>
          </table:table-cell>
          <table:table-cell table:style-name="ce49" table:formula="of:=[.E18]+SUM([.AQ18:.AX18])" office:value-type="float" office:value="35" calcext:value-type="float">
            <text:p>35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31"/>
          <table:table-cell table:style-name="ce72"/>
          <table:table-cell table:style-name="ce40" table:formula="of:=[.BK18]+1" office:value-type="float" office:value="12" calcext:value-type="float">
            <text:p>12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95" calcext:value-type="float">
            <text:p>95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Wraith</text:p>
          </table:table-cell>
          <table:table-cell table:style-name="ce40" table:formula="of:=[.C19]+1" office:value-type="float" office:value="12" calcext:value-type="float">
            <text:p>12</text:p>
          </table:table-cell>
          <table:table-cell table:style-name="ce40" table:formula="of:=[.D19]+1" office:value-type="float" office:value="13" calcext:value-type="float">
            <text:p>13</text:p>
          </table:table-cell>
          <table:table-cell table:style-name="ce49" table:formula="of:=[.E19]+SUM([.AQ19:.AX19])" office:value-type="float" office:value="38" calcext:value-type="float">
            <text:p>38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31"/>
          <table:table-cell table:style-name="ce72"/>
          <table:table-cell table:style-name="ce40" table:formula="of:=[.BK19]+1" office:value-type="float" office:value="13" calcext:value-type="float">
            <text:p>13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7" calcext:value-type="float">
            <text:p>57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60" calcext:value-type="float">
            <text:p>6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7" calcext:value-type="float">
            <text:p>57</text:p>
          </table:table-cell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Ogre</text:p>
          </table:table-cell>
          <table:table-cell table:style-name="ce40" table:formula="of:=[.C20]+1" office:value-type="float" office:value="13" calcext:value-type="float">
            <text:p>13</text:p>
          </table:table-cell>
          <table:table-cell table:style-name="ce40" table:formula="of:=[.D20]+1" office:value-type="float" office:value="14" calcext:value-type="float">
            <text:p>14</text:p>
          </table:table-cell>
          <table:table-cell table:style-name="ce49" table:formula="of:=[.E20]+SUM([.AQ20:.AX20])" office:value-type="float" office:value="41" calcext:value-type="float">
            <text:p>41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31"/>
          <table:table-cell table:style-name="ce72"/>
          <table:table-cell table:style-name="ce40" table:formula="of:=[.BK20]+1" office:value-type="float" office:value="14" calcext:value-type="float">
            <text:p>14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74" calcext:value-type="float">
            <text:p>74</text:p>
          </table:table-cell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74" calcext:value-type="float">
            <text:p>74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74" calcext:value-type="float">
            <text:p>74</text:p>
          </table:table-cell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Minotaur</text:p>
          </table:table-cell>
          <table:table-cell table:style-name="ce40" table:formula="of:=[.C21]+1" office:value-type="float" office:value="14" calcext:value-type="float">
            <text:p>14</text:p>
          </table:table-cell>
          <table:table-cell table:style-name="ce40" table:formula="of:=[.D21]+1" office:value-type="float" office:value="15" calcext:value-type="float">
            <text:p>15</text:p>
          </table:table-cell>
          <table:table-cell table:style-name="ce49" table:formula="of:=[.E21]+SUM([.AQ21:.AX21])" office:value-type="float" office:value="44" calcext:value-type="float">
            <text:p>44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31"/>
          <table:table-cell table:style-name="ce72"/>
          <table:table-cell table:style-name="ce40" table:formula="of:=[.BK21]+1" office:value-type="float" office:value="15" calcext:value-type="float">
            <text:p>15</text:p>
          </table:table-cell>
          <table:table-cell table:style-name="ce49" table:number-columns-repeated="2"/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56" calcext:value-type="float">
            <text:p>56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56" calcext:value-type="float">
            <text:p>56</text:p>
          </table:table-cell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Giant</text:p>
          </table:table-cell>
          <table:table-cell table:style-name="ce40" table:formula="of:=[.C22]+1" office:value-type="float" office:value="15" calcext:value-type="float">
            <text:p>15</text:p>
          </table:table-cell>
          <table:table-cell table:style-name="ce40" table:formula="of:=[.D22]+1" office:value-type="float" office:value="16" calcext:value-type="float">
            <text:p>16</text:p>
          </table:table-cell>
          <table:table-cell table:style-name="ce49" table:formula="of:=[.E22]+SUM([.AQ22:.AX22])" office:value-type="float" office:value="47" calcext:value-type="float">
            <text:p>47</text:p>
          </table:table-cell>
          <table:table-cell table:style-name="ce54" table:number-columns-repeated="3"/>
          <table:table-cell table:style-name="ce54" office:value-type="float" office:value="2" calcext:value-type="float" table:number-columns-spanned="2" table:number-rows-spanned="1">
            <text:p>2</text:p>
          </table:table-cell>
          <table:covered-table-cell table:style-name="ce54" office:value-type="float" office:value="2" calcext:value-type="float">
            <text:p>2</text:p>
          </table:covered-table-cell>
          <table:table-cell table:style-name="ce49" table:number-columns-repeated="8"/>
          <table:table-cell table:style-name="ce54" table:number-columns-repeated="8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49" table:number-columns-repeated="3"/>
          <table:table-cell table:number-columns-repeated="4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9</text:p>
          </table:table-cell>
          <table:table-cell table:style-name="ce54" office:value-type="string" calcext:value-type="string">
            <text:p>0</text:p>
          </table:table-cell>
          <table:table-cell table:style-name="ce49" table:number-columns-repeated="2"/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31"/>
          <table:table-cell table:style-name="ce72"/>
          <table:table-cell table:style-name="ce66" table:number-columns-repeated="13"/>
          <table:table-cell table:style-name="ce74" table:number-columns-repeated="4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Specter</text:p>
          </table:table-cell>
          <table:table-cell table:style-name="ce40" table:formula="of:=[.C23]+1" office:value-type="float" office:value="16" calcext:value-type="float">
            <text:p>16</text:p>
          </table:table-cell>
          <table:table-cell table:style-name="ce40" table:formula="of:=[.D23]+1" office:value-type="float" office:value="17" calcext:value-type="float">
            <text:p>17</text:p>
          </table:table-cell>
          <table:table-cell table:style-name="ce49" table:formula="of:=[.E23]+SUM([.AQ23:.AX23])" office:value-type="float" office:value="51" calcext:value-type="float">
            <text:p>51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15" calcext:value-type="float">
            <text:p>15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31"/>
          <table:table-cell table:style-name="ce72"/>
          <table:table-cell table:style-name="ce66" table:number-columns-repeated="13"/>
          <table:table-cell table:style-name="ce74" table:number-columns-repeated="4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Vampire</text:p>
          </table:table-cell>
          <table:table-cell table:style-name="ce40" table:formula="of:=[.C24]+1" office:value-type="float" office:value="17" calcext:value-type="float">
            <text:p>17</text:p>
          </table:table-cell>
          <table:table-cell table:style-name="ce40" table:formula="of:=[.D24]+1" office:value-type="float" office:value="18" calcext:value-type="float">
            <text:p>18</text:p>
          </table:table-cell>
          <table:table-cell table:style-name="ce49" table:formula="of:=[.E24]+SUM([.AQ24:.AX24])" office:value-type="float" office:value="54" calcext:value-type="float">
            <text:p>54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3"/>
          <table:table-cell table:number-columns-repeated="4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31"/>
          <table:table-cell table:style-name="ce72"/>
          <table:table-cell table:style-name="ce66" table:number-columns-repeated="17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Demon</text:p>
          </table:table-cell>
          <table:table-cell table:style-name="ce40" table:formula="of:=[.C25]+1" office:value-type="float" office:value="18" calcext:value-type="float">
            <text:p>18</text:p>
          </table:table-cell>
          <table:table-cell table:style-name="ce40" table:formula="of:=[.D25]+1" office:value-type="float" office:value="19" calcext:value-type="float">
            <text:p>19</text:p>
          </table:table-cell>
          <table:table-cell table:style-name="ce49" table:formula="of:=[.E25]+SUM([.AQ25:.AX25])" office:value-type="float" office:value="58" calcext:value-type="float">
            <text:p>58</text:p>
          </table:table-cell>
          <table:table-cell table:style-name="ce54" table:number-columns-repeated="3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54" office:value-type="float" office:value="3" calcext:value-type="float">
            <text:p>3</text:p>
          </table:covered-table-cell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3"/>
          <table:table-cell table:number-columns-repeated="4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31"/>
          <table:table-cell table:style-name="ce72"/>
          <table:table-cell table:style-name="ce66" table:number-columns-repeated="17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Dragon</text:p>
          </table:table-cell>
          <table:table-cell table:style-name="ce40" table:formula="of:=[.C26]+1" office:value-type="float" office:value="19" calcext:value-type="float">
            <text:p>19</text:p>
          </table:table-cell>
          <table:table-cell table:style-name="ce40" table:formula="of:=[.D26]+1" office:value-type="float" office:value="20" calcext:value-type="float">
            <text:p>20</text:p>
          </table:table-cell>
          <table:table-cell table:style-name="ce49" table:formula="of:=[.E26]+SUM([.AQ26:.AX26])" office:value-type="float" office:value="62" calcext:value-type="float">
            <text:p>62</text:p>
          </table:table-cell>
          <table:table-cell table:style-name="ce54" table:number-columns-repeated="3"/>
          <table:table-cell table:style-name="ce54" office:value-type="float" office:value="4" calcext:value-type="float" table:number-columns-spanned="2" table:number-rows-spanned="1">
            <text:p>4</text:p>
          </table:table-cell>
          <table:covered-table-cell table:style-name="ce54" office:value-type="float" office:value="4" calcext:value-type="float">
            <text:p>4</text:p>
          </table:covered-table-cell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9" table:number-columns-repeated="3"/>
          <table:table-cell table:number-columns-repeated="4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49" table:number-columns-repeated="2"/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9" calcext:value-type="float">
            <text:p>9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31"/>
          <table:table-cell table:style-name="ce72" table:number-columns-repeated="18"/>
          <table:table-cell table:number-columns-repeated="945"/>
        </table:table-row>
        <table:table-row table:style-name="ro1">
          <table:table-cell table:number-columns-repeated="62"/>
          <table:table-cell table:style-name="ce72" table:number-columns-repeated="17"/>
          <table:table-cell table:number-columns-repeated="945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8" table:number-rows-spanned="1">
            <text:p>Treasure (Sprite Group 2)</text:p>
          </table:table-cell>
          <table:covered-table-cell table:number-columns-repeated="57" table:style-name="ce44"/>
          <table:table-cell table:number-columns-repeated="2"/>
          <table:table-cell table:style-name="ce72" table:number-columns-repeated="17"/>
          <table:table-cell table:number-columns-repeated="945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2">
            <text:p>Global Index</text:p>
          </table:table-cell>
          <table:table-cell table:style-name="ce39" office:value-type="string" calcext:value-type="string" table:number-columns-spanned="1" table:number-rows-spanned="2">
            <text:p>Group Index</text:p>
          </table:table-cell>
          <table:table-cell table:style-name="ce42" office:value-type="string" calcext:value-type="string" table:number-columns-spanned="1" table:number-rows-spanned="2">
            <text:p>Pointer</text:p>
          </table:table-cell>
          <table:table-cell table:style-name="ce42" office:value-type="string" calcext:value-type="string" table:number-columns-spanned="3" table:number-rows-spanned="1">
            <text:p>Ctrl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2">
            <text:p>Coordinates</text:p>
          </table:table-cell>
          <table:covered-table-cell table:style-name="ce42"/>
          <table:table-cell table:style-name="ce39" office:value-type="string" calcext:value-type="string" table:number-columns-spanned="8" table:number-rows-spanned="1">
            <text:p>FG Priorit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X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Multicolor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Sprite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2" table:number-rows-spanned="1">
            <text:p>Multicolor</text:p>
          </table:table-cell>
          <table:covered-table-cell table:style-name="ce39"/>
          <table:table-cell table:style-name="ce70" office:value-type="string" calcext:value-type="string" table:number-columns-spanned="8" table:number-rows-spanned="1">
            <text:p>Sprite Colors</text:p>
          </table:table-cell>
          <table:covered-table-cell table:number-columns-repeated="7" table:style-name="ce70"/>
          <table:table-cell table:style-name="ce66" table:number-columns-repeated="2"/>
          <table:table-cell table:style-name="ce72" table:number-columns-repeated="17"/>
          <table:table-cell table:number-columns-repeated="945"/>
        </table:table-row>
        <table:table-row table:style-name="ro1">
          <table:table-cell table:number-columns-repeated="2"/>
          <table:covered-table-cell table:number-columns-repeated="2" table:style-name="ce39"/>
          <table:covered-table-cell table:style-name="ce42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5"/>
          <table:covered-table-cell table:style-name="ce4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72" table:number-columns-repeated="19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Refuse</text:p>
          </table:table-cell>
          <table:table-cell table:style-name="ce40" table:formula="of:=[.C27]+1" office:value-type="float" office:value="20" calcext:value-type="float">
            <text:p>20</text:p>
          </table:table-cell>
          <table:table-cell table:style-name="ce40" office:value-type="float" office:value="1" calcext:value-type="float">
            <text:p>1</text:p>
          </table:table-cell>
          <table:table-cell table:style-name="ce49" table:formula="of:=[.E27]+SUM([.AQ27:.AX27])" office:value-type="float" office:value="66" calcext:value-type="float">
            <text:p>66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11</text:p>
          </table:table-cell>
          <table:table-cell table:style-name="ce54" office:value-type="string" calcext:value-type="string">
            <text:p>15</text:p>
          </table:table-cell>
          <table:table-cell table:style-name="ce54"/>
          <table:table-cell table:style-name="ce72" table:number-columns-repeated="19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Silver</text:p>
          </table:table-cell>
          <table:table-cell table:style-name="ce40" table:formula="of:=[.C32]+1" office:value-type="float" office:value="21" calcext:value-type="float">
            <text:p>21</text:p>
          </table:table-cell>
          <table:table-cell table:style-name="ce40" table:formula="of:=[.D32]+1" office:value-type="float" office:value="2" calcext:value-type="float">
            <text:p>2</text:p>
          </table:table-cell>
          <table:table-cell table:style-name="ce49" table:formula="of:=[.E32]+SUM([.AQ32:.AX32])" office:value-type="float" office:value="69" calcext:value-type="float">
            <text:p>69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2</text:p>
          </table:table-cell>
          <table:table-cell table:style-name="ce54" office:value-type="string" calcext:value-type="string">
            <text:p>11</text:p>
          </table:table-cell>
          <table:table-cell table:style-name="ce54"/>
          <table:table-cell table:style-name="ce72" table:number-columns-repeated="19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Gold</text:p>
          </table:table-cell>
          <table:table-cell table:style-name="ce40" table:formula="of:=[.C33]+1" office:value-type="float" office:value="22" calcext:value-type="float">
            <text:p>22</text:p>
          </table:table-cell>
          <table:table-cell table:style-name="ce40" table:formula="of:=[.D33]+1" office:value-type="float" office:value="3" calcext:value-type="float">
            <text:p>3</text:p>
          </table:table-cell>
          <table:table-cell table:style-name="ce49" table:formula="of:=[.E33]" office:value-type="float" office:value="69" calcext:value-type="float">
            <text:p>69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string" calcext:value-type="string">
            <text:p>8</text:p>
          </table:table-cell>
          <table:table-cell table:style-name="ce49" office:value-type="string" calcext:value-type="string">
            <text:p>7</text:p>
          </table:table-cell>
          <table:table-cell table:style-name="ce54" office:value-type="string" calcext:value-type="string">
            <text:p>9</text:p>
          </table:table-cell>
          <table:table-cell table:style-name="ce54"/>
          <table:table-cell table:style-name="ce72" table:number-columns-repeated="19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Gems</text:p>
          </table:table-cell>
          <table:table-cell table:style-name="ce40" table:formula="of:=[.C34]+1" office:value-type="float" office:value="23" calcext:value-type="float">
            <text:p>23</text:p>
          </table:table-cell>
          <table:table-cell table:style-name="ce40" table:formula="of:=[.D34]+1" office:value-type="float" office:value="4" calcext:value-type="float">
            <text:p>4</text:p>
          </table:table-cell>
          <table:table-cell table:style-name="ce49" table:formula="of:=[.E34]+SUM([.AQ34:.AX34])" office:value-type="float" office:value="72" calcext:value-type="float">
            <text:p>72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49" table:number-columns-repeated="5"/>
          <table:table-cell table:number-columns-repeated="2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5</text:p>
          </table:table-cell>
          <table:table-cell table:style-name="ce54" office:value-type="string" calcext:value-type="string">
            <text:p>6</text:p>
          </table:table-cell>
          <table:table-cell table:style-name="ce49" table:number-columns-repeated="2"/>
          <table:table-cell table:style-name="ce54" table:number-columns-repeated="2"/>
          <table:table-cell table:style-name="ce49"/>
          <table:table-cell table:style-name="ce49" office:value-type="string" calcext:value-type="string">
            <text:p>15</text:p>
          </table:table-cell>
          <table:table-cell table:style-name="ce54" office:value-type="string" calcext:value-type="string">
            <text:p>2</text:p>
          </table:table-cell>
          <table:table-cell table:style-name="ce54"/>
          <table:table-cell table:style-name="ce72" table:number-columns-repeated="19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Jewels</text:p>
          </table:table-cell>
          <table:table-cell table:style-name="ce40" table:formula="of:=[.C35]+1" office:value-type="float" office:value="24" calcext:value-type="float">
            <text:p>24</text:p>
          </table:table-cell>
          <table:table-cell table:style-name="ce40" table:formula="of:=[.D35]+1" office:value-type="float" office:value="5" calcext:value-type="float">
            <text:p>5</text:p>
          </table:table-cell>
          <table:table-cell table:style-name="ce49" table:formula="of:=[.E35]" office:value-type="float" office:value="72" calcext:value-type="float">
            <text:p>72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49" table:number-columns-repeated="5"/>
          <table:table-cell table:number-columns-repeated="2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5</text:p>
          </table:table-cell>
          <table:table-cell table:style-name="ce54" office:value-type="string" calcext:value-type="string">
            <text:p>6</text:p>
          </table:table-cell>
          <table:table-cell table:style-name="ce49" table:number-columns-repeated="2"/>
          <table:table-cell table:style-name="ce54" table:number-columns-repeated="2"/>
          <table:table-cell table:style-name="ce49"/>
          <table:table-cell table:style-name="ce49" office:value-type="string" calcext:value-type="string">
            <text:p>15</text:p>
          </table:table-cell>
          <table:table-cell table:style-name="ce54" office:value-type="string" calcext:value-type="string">
            <text:p>2</text:p>
          </table:table-cell>
          <table:table-cell table:style-name="ce54"/>
          <table:table-cell table:style-name="ce72" table:number-columns-repeated="19"/>
          <table:table-cell table:number-columns-repeated="945"/>
        </table:table-row>
        <table:table-row table:style-name="ro1">
          <table:table-cell/>
          <table:table-cell table:style-name="ce30" office:value-type="string" calcext:value-type="string">
            <text:p>Chest</text:p>
          </table:table-cell>
          <table:table-cell table:style-name="ce40" table:formula="of:=[.C36]+1" office:value-type="float" office:value="25" calcext:value-type="float">
            <text:p>25</text:p>
          </table:table-cell>
          <table:table-cell table:style-name="ce40" table:formula="of:=[.D36]+1" office:value-type="float" office:value="6" calcext:value-type="float">
            <text:p>6</text:p>
          </table:table-cell>
          <table:table-cell table:style-name="ce49" table:formula="of:=[.E36]+SUM([.AQ36:.AX36])" office:value-type="float" office:value="74" calcext:value-type="float">
            <text:p>74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string" calcext:value-type="string">
            <text:p>9</text:p>
          </table:table-cell>
          <table:table-cell table:style-name="ce49" office:value-type="string" calcext:value-type="string">
            <text:p>7</text:p>
          </table:table-cell>
          <table:table-cell table:style-name="ce54" office:value-type="string" calcext:value-type="string">
            <text:p>11</text:p>
          </table:table-cell>
          <table:table-cell table:style-name="ce54"/>
          <table:table-cell table:style-name="ce31" table:number-columns-repeated="2"/>
          <table:table-cell table:style-name="ce72" table:number-columns-repeated="17"/>
          <table:table-cell table:number-columns-repeated="945"/>
        </table:table-row>
        <table:table-row table:style-name="ro1">
          <table:table-cell/>
          <table:table-cell table:style-name="ce30"/>
          <table:table-cell table:style-name="ce31" table:number-columns-repeated="60"/>
          <table:table-cell table:style-name="ce72" table:number-columns-repeated="17"/>
          <table:table-cell table:number-columns-repeated="945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8" table:number-rows-spanned="1">
            <text:p>Room Features (Sprite Group 3)</text:p>
          </table:table-cell>
          <table:covered-table-cell table:number-columns-repeated="57" table:style-name="ce44"/>
          <table:table-cell table:style-name="ce31" table:number-columns-repeated="2"/>
          <table:table-cell table:style-name="ce72" table:number-columns-repeated="17"/>
          <table:table-cell table:number-columns-repeated="945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2">
            <text:p>Global Index</text:p>
          </table:table-cell>
          <table:table-cell table:style-name="ce39" office:value-type="string" calcext:value-type="string" table:number-columns-spanned="1" table:number-rows-spanned="2">
            <text:p>Group Index</text:p>
          </table:table-cell>
          <table:table-cell table:style-name="ce42" office:value-type="string" calcext:value-type="string" table:number-columns-spanned="1" table:number-rows-spanned="2">
            <text:p>Pointer</text:p>
          </table:table-cell>
          <table:table-cell table:style-name="ce42" office:value-type="string" calcext:value-type="string" table:number-columns-spanned="3" table:number-rows-spanned="1">
            <text:p>Ctrl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2">
            <text:p>Coordinates</text:p>
          </table:table-cell>
          <table:covered-table-cell table:style-name="ce42"/>
          <table:table-cell table:style-name="ce39" office:value-type="string" calcext:value-type="string" table:number-columns-spanned="8" table:number-rows-spanned="1">
            <text:p>FG Priorit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X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Multicolor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Sprite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2" table:number-rows-spanned="1">
            <text:p>Multicolor</text:p>
          </table:table-cell>
          <table:covered-table-cell table:style-name="ce39"/>
          <table:table-cell table:style-name="ce70" office:value-type="string" calcext:value-type="string" table:number-columns-spanned="8" table:number-rows-spanned="1">
            <text:p>Sprite Colors</text:p>
          </table:table-cell>
          <table:covered-table-cell table:number-columns-repeated="7" table:style-name="ce70"/>
          <table:table-cell table:style-name="ce31" table:number-columns-repeated="2"/>
          <table:table-cell table:style-name="ce72" table:number-columns-repeated="17"/>
          <table:table-cell table:number-columns-repeated="945"/>
        </table:table-row>
        <table:table-row table:style-name="ro1">
          <table:table-cell table:number-columns-repeated="2"/>
          <table:covered-table-cell table:number-columns-repeated="2" table:style-name="ce39"/>
          <table:covered-table-cell table:style-name="ce42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5"/>
          <table:covered-table-cell table:style-name="ce4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Altar</text:p>
          </table:table-cell>
          <table:table-cell table:style-name="ce40" table:formula="of:=[.C37]+1" office:value-type="float" office:value="26" calcext:value-type="float">
            <text:p>26</text:p>
          </table:table-cell>
          <table:table-cell table:style-name="ce40" office:value-type="float" office:value="1" calcext:value-type="float">
            <text:p>1</text:p>
          </table:table-cell>
          <table:table-cell table:style-name="ce49" table:formula="of:=[.E37]+SUM([.AQ37:.AX37])" office:value-type="float" office:value="77" calcext:value-type="float">
            <text:p>77</text:p>
          </table:table-cell>
          <table:table-cell table:style-name="ce54" table:number-columns-repeated="3"/>
          <table:table-cell table:style-name="ce54" office:value-type="float" office:value="5" calcext:value-type="float" table:number-columns-spanned="2" table:number-rows-spanned="1">
            <text:p>5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3"/>
          <table:table-cell table:number-columns-repeated="4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7</text:p>
          </table:table-cell>
          <table:table-cell table:style-name="ce54" office:value-type="string" calcext:value-type="string">
            <text:p>15</text:p>
          </table:table-cell>
          <table:table-cell table:style-name="ce54"/>
          <table:table-cell table:style-name="ce31"/>
          <table:table-cell table:style-name="ce36" table:number-columns-repeated="14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Colored Box</text:p>
          </table:table-cell>
          <table:table-cell table:style-name="ce40" table:formula="of:=[.C42]+1" office:value-type="float" office:value="27" calcext:value-type="float">
            <text:p>27</text:p>
          </table:table-cell>
          <table:table-cell table:style-name="ce40" table:formula="of:=[.D42]+1" office:value-type="float" office:value="2" calcext:value-type="float">
            <text:p>2</text:p>
          </table:table-cell>
          <table:table-cell table:style-name="ce49" table:formula="of:=[.E42]+SUM([.AQ42:.AX42])" office:value-type="float" office:value="81" calcext:value-type="float">
            <text:p>81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49" table:number-columns-repeated="3"/>
          <table:table-cell table:number-columns-repeated="4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5</text:p>
          </table:table-cell>
          <table:table-cell table:style-name="ce54" office:value-type="string" calcext:value-type="string">
            <text:p>6</text:p>
          </table:table-cell>
          <table:table-cell table:style-name="ce49" table:number-columns-repeated="2"/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2</text:p>
          </table:table-cell>
          <table:table-cell table:style-name="ce54" office:value-type="string" calcext:value-type="string">
            <text:p>7</text:p>
          </table:table-cell>
          <table:table-cell table:style-name="ce54"/>
          <table:table-cell table:style-name="ce31"/>
          <table:table-cell table:style-name="ce36" table:number-columns-repeated="14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Elevator</text:p>
          </table:table-cell>
          <table:table-cell table:style-name="ce40" table:formula="of:=[.C43]+1" office:value-type="float" office:value="28" calcext:value-type="float">
            <text:p>28</text:p>
          </table:table-cell>
          <table:table-cell table:style-name="ce40" table:formula="of:=[.D43]+1" office:value-type="float" office:value="3" calcext:value-type="float">
            <text:p>3</text:p>
          </table:table-cell>
          <table:table-cell table:style-name="ce49" table:formula="of:=[.E43]+SUM([.AQ43:.AX43])" office:value-type="float" office:value="85" calcext:value-type="float">
            <text:p>85</text:p>
          </table:table-cell>
          <table:table-cell table:style-name="ce54" table:number-columns-repeated="3"/>
          <table:table-cell table:style-name="ce54" office:value-type="float" office:value="6" calcext:value-type="float" table:number-columns-spanned="2" table:number-rows-spanned="1">
            <text:p>6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5"/>
          <table:table-cell table:number-columns-repeated="2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/>
          <table:table-cell table:style-name="ce49" office:value-type="string" calcext:value-type="string">
            <text:p>14</text:p>
          </table:table-cell>
          <table:table-cell table:style-name="ce54" office:value-type="string" calcext:value-type="string">
            <text:p>14</text:p>
          </table:table-cell>
          <table:table-cell table:style-name="ce54"/>
          <table:table-cell table:style-name="ce31"/>
          <table:table-cell table:style-name="ce36" table:number-columns-repeated="14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Fountain</text:p>
          </table:table-cell>
          <table:table-cell table:style-name="ce40" table:formula="of:=[.C44]+1" office:value-type="float" office:value="29" calcext:value-type="float">
            <text:p>29</text:p>
          </table:table-cell>
          <table:table-cell table:style-name="ce40" table:formula="of:=[.D44]+1" office:value-type="float" office:value="4" calcext:value-type="float">
            <text:p>4</text:p>
          </table:table-cell>
          <table:table-cell table:style-name="ce49" table:formula="of:=[.E44]+SUM([.AQ44:.AX44])" office:value-type="float" office:value="87" calcext:value-type="float">
            <text:p>87</text:p>
          </table:table-cell>
          <table:table-cell table:style-name="ce54" table:number-columns-repeated="3"/>
          <table:table-cell table:style-name="ce54" office:value-type="float" office:value="7" calcext:value-type="float" table:number-columns-spanned="2" table:number-rows-spanned="1">
            <text:p>7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12</text:p>
          </table:table-cell>
          <table:table-cell table:style-name="ce54" office:value-type="string" calcext:value-type="string">
            <text:p>0</text:p>
          </table:table-cell>
          <table:table-cell table:style-name="ce49" table:number-columns-repeated="2"/>
          <table:table-cell table:style-name="ce54" table:number-columns-repeated="2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9" calcext:value-type="float">
            <text:p>9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31"/>
          <table:table-cell table:style-name="ce36" table:number-columns-repeated="14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Stairs</text:p>
          </table:table-cell>
          <table:table-cell table:style-name="ce40" table:formula="of:=[.C45]+1" office:value-type="float" office:value="30" calcext:value-type="float">
            <text:p>30</text:p>
          </table:table-cell>
          <table:table-cell table:style-name="ce40" table:formula="of:=[.D45]+1" office:value-type="float" office:value="5" calcext:value-type="float">
            <text:p>5</text:p>
          </table:table-cell>
          <table:table-cell table:style-name="ce49" table:formula="of:=[.E45]+SUM([.AQ45:.AX45])" office:value-type="float" office:value="90" calcext:value-type="float">
            <text:p>90</text:p>
          </table:table-cell>
          <table:table-cell table:style-name="ce54" table:number-columns-repeated="3"/>
          <table:table-cell table:style-name="ce54" office:value-type="float" office:value="8" calcext:value-type="float" table:number-columns-spanned="2" table:number-rows-spanned="1">
            <text:p>8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9</text:p>
          </table:table-cell>
          <table:table-cell table:style-name="ce54" office:value-type="string" calcext:value-type="string">
            <text:p>7</text:p>
          </table:table-cell>
          <table:table-cell table:style-name="ce49" table:number-columns-repeated="2"/>
          <table:table-cell table:style-name="ce54" table:number-columns-repeated="2"/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31"/>
          <table:table-cell table:style-name="ce36" table:number-columns-repeated="14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Misty Cube</text:p>
          </table:table-cell>
          <table:table-cell table:style-name="ce40" table:formula="of:=[.C46]+1" office:value-type="float" office:value="31" calcext:value-type="float">
            <text:p>31</text:p>
          </table:table-cell>
          <table:table-cell table:style-name="ce40" table:formula="of:=[.D46]+1" office:value-type="float" office:value="6" calcext:value-type="float">
            <text:p>6</text:p>
          </table:table-cell>
          <table:table-cell table:style-name="ce49" table:formula="of:=[.E46]+SUM([.AQ46:.AX46])" office:value-type="float" office:value="93" calcext:value-type="float">
            <text:p>93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2</text:p>
          </table:table-cell>
          <table:table-cell table:style-name="ce54" office:value-type="string" calcext:value-type="string">
            <text:p>15</text:p>
          </table:table-cell>
          <table:table-cell table:style-name="ce54"/>
          <table:table-cell table:style-name="ce31"/>
          <table:table-cell table:style-name="ce36" table:number-columns-repeated="14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Throne</text:p>
          </table:table-cell>
          <table:table-cell table:style-name="ce40" table:formula="of:=[.C47]+1" office:value-type="float" office:value="32" calcext:value-type="float">
            <text:p>32</text:p>
          </table:table-cell>
          <table:table-cell table:style-name="ce40" table:formula="of:=[.D47]+1" office:value-type="float" office:value="7" calcext:value-type="float">
            <text:p>7</text:p>
          </table:table-cell>
          <table:table-cell table:style-name="ce49" table:formula="of:=[.E47]+SUM([.AQ47:.AX47])" office:value-type="float" office:value="96" calcext:value-type="float">
            <text:p>96</text:p>
          </table:table-cell>
          <table:table-cell table:style-name="ce54" table:number-columns-repeated="3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9" table:number-columns-repeated="4"/>
          <table:table-cell table:number-columns-repeated="3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10</text:p>
          </table:table-cell>
          <table:table-cell table:style-name="ce54" office:value-type="string" calcext:value-type="string">
            <text:p>12</text:p>
          </table:table-cell>
          <table:table-cell table:style-name="ce49" table:number-columns-repeated="2"/>
          <table:table-cell table:style-name="ce54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8</text:p>
          </table:table-cell>
          <table:table-cell table:style-name="ce54" office:value-type="string" calcext:value-type="string">
            <text:p>9</text:p>
          </table:table-cell>
          <table:table-cell table:style-name="ce54"/>
          <table:table-cell table:style-name="ce31"/>
          <table:table-cell table:style-name="ce36" table:number-columns-repeated="14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Inn</text:p>
          </table:table-cell>
          <table:table-cell table:style-name="ce40" table:formula="of:=[.C48]+1" office:value-type="float" office:value="33" calcext:value-type="float">
            <text:p>33</text:p>
          </table:table-cell>
          <table:table-cell table:style-name="ce40" table:formula="of:=[.D48]+1" office:value-type="float" office:value="8" calcext:value-type="float">
            <text:p>8</text:p>
          </table:table-cell>
          <table:table-cell table:style-name="ce49" table:formula="of:=[.E48]+SUM([.AQ48:.AX48])" office:value-type="float" office:value="99" calcext:value-type="float">
            <text:p>99</text:p>
          </table:table-cell>
          <table:table-cell table:style-name="ce54" table:number-columns-repeated="3"/>
          <table:table-cell table:style-name="ce54" office:value-type="float" office:value="9" calcext:value-type="float" table:number-columns-spanned="2" table:number-rows-spanned="1">
            <text:p>9</text:p>
          </table:table-cell>
          <table:covered-table-cell table:style-name="ce54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5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49" table:number-columns-repeated="8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49"/>
          <table:table-cell table:number-columns-repeated="6" table:style-name="ce49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11</text:p>
          </table:table-cell>
          <table:table-cell table:style-name="ce54" office:value-type="string" calcext:value-type="string">
            <text:p>0</text:p>
          </table:table-cell>
          <table:table-cell table:style-name="ce49"/>
          <table:table-cell table:style-name="ce49" office:value-type="string" calcext:value-type="string">
            <text:p>15</text:p>
          </table:table-cell>
          <table:table-cell table:style-name="ce54" office:value-type="string" calcext:value-type="string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7</text:p>
          </table:table-cell>
          <table:table-cell table:style-name="ce54" office:value-type="string" calcext:value-type="string">
            <text:p>11</text:p>
          </table:table-cell>
          <table:table-cell table:style-name="ce54"/>
          <table:table-cell table:style-name="ce31"/>
          <table:table-cell table:style-name="ce36" table:number-columns-repeated="14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Pit</text:p>
          </table:table-cell>
          <table:table-cell table:style-name="ce40" table:formula="of:=[.C49]+1" office:value-type="float" office:value="34" calcext:value-type="float">
            <text:p>34</text:p>
          </table:table-cell>
          <table:table-cell table:style-name="ce40" table:formula="of:=[.D49]+1" office:value-type="float" office:value="9" calcext:value-type="float">
            <text:p>9</text:p>
          </table:table-cell>
          <table:table-cell table:style-name="ce49" table:formula="of:=[.E49]+SUM([.AQ49:.AX49])" office:value-type="float" office:value="105" calcext:value-type="float">
            <text:p>105</text:p>
          </table:table-cell>
          <table:table-cell table:style-name="ce54" table:number-columns-repeated="3"/>
          <table:table-cell table:style-name="ce54" office:value-type="float" office:value="12" calcext:value-type="float" table:number-columns-spanned="2" table:number-rows-spanned="1">
            <text:p>12</text:p>
          </table:table-cell>
          <table:covered-table-cell table:style-name="ce54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8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8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31"/>
          <table:table-cell table:style-name="ce36" table:number-columns-repeated="14"/>
          <table:table-cell table:number-columns-repeated="949"/>
        </table:table-row>
        <table:table-row table:style-name="ro1">
          <table:table-cell/>
          <table:table-cell table:style-name="ce31" table:number-columns-repeated="61"/>
          <table:table-cell table:style-name="ce36" table:number-columns-repeated="13"/>
          <table:table-cell table:number-columns-repeated="949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8" table:number-rows-spanned="1">
            <text:p>Spells (Sprite Group 4)</text:p>
          </table:table-cell>
          <table:covered-table-cell table:number-columns-repeated="57" table:style-name="ce44"/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2">
            <text:p>Global Index</text:p>
          </table:table-cell>
          <table:table-cell table:style-name="ce39" office:value-type="string" calcext:value-type="string" table:number-columns-spanned="1" table:number-rows-spanned="2">
            <text:p>Group Index</text:p>
          </table:table-cell>
          <table:table-cell table:style-name="ce42" office:value-type="string" calcext:value-type="string" table:number-columns-spanned="1" table:number-rows-spanned="2">
            <text:p>Pointer</text:p>
          </table:table-cell>
          <table:table-cell table:style-name="ce42" office:value-type="string" calcext:value-type="string" table:number-columns-spanned="3" table:number-rows-spanned="1">
            <text:p>Ctrl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2">
            <text:p>Coordinates</text:p>
          </table:table-cell>
          <table:covered-table-cell table:style-name="ce42"/>
          <table:table-cell table:style-name="ce39" office:value-type="string" calcext:value-type="string" table:number-columns-spanned="8" table:number-rows-spanned="1">
            <text:p>FG Priorit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X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Multicolor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Sprite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2" table:number-rows-spanned="1">
            <text:p>Multicolor</text:p>
          </table:table-cell>
          <table:covered-table-cell table:style-name="ce39"/>
          <table:table-cell table:style-name="ce70" office:value-type="string" calcext:value-type="string" table:number-columns-spanned="8" table:number-rows-spanned="1">
            <text:p>Sprite Colors</text:p>
          </table:table-cell>
          <table:covered-table-cell table:number-columns-repeated="7" table:style-name="ce70"/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 table:number-columns-repeated="2"/>
          <table:covered-table-cell table:number-columns-repeated="2" table:style-name="ce39"/>
          <table:covered-table-cell table:style-name="ce42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5"/>
          <table:covered-table-cell table:style-name="ce4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Holy Symbol</text:p>
          </table:table-cell>
          <table:table-cell table:style-name="ce40" table:formula="of:=[.C50]+1" office:value-type="float" office:value="35" calcext:value-type="float">
            <text:p>35</text:p>
          </table:table-cell>
          <table:table-cell table:style-name="ce40" office:value-type="float" office:value="1" calcext:value-type="float">
            <text:p>1</text:p>
          </table:table-cell>
          <table:table-cell table:style-name="ce49" table:formula="of:=[.E50]+SUM([.AQ50:.AX50])" office:value-type="float" office:value="106" calcext:value-type="float">
            <text:p>106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15" calcext:value-type="float" table:number-columns-spanned="2" table:number-rows-spanned="1">
            <text:p>15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54" table:number-columns-repeated="2"/>
          <table:table-cell table:style-name="ce49"/>
          <table:table-cell table:style-name="ce49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49" table:number-columns-repeated="2"/>
          <table:table-cell table:style-name="ce54" table:number-columns-repeated="2"/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Prismatic Wall</text:p>
          </table:table-cell>
          <table:table-cell table:style-name="ce40" table:formula="of:=[.C55]+1" office:value-type="float" office:value="36" calcext:value-type="float">
            <text:p>36</text:p>
          </table:table-cell>
          <table:table-cell table:style-name="ce40" table:formula="of:=[.D55]+1" office:value-type="float" office:value="2" calcext:value-type="float">
            <text:p>2</text:p>
          </table:table-cell>
          <table:table-cell table:style-name="ce49" table:formula="of:=[.E55]+SUM([.AQ55:.AX55])" office:value-type="float" office:value="108" calcext:value-type="float">
            <text:p>108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14" calcext:value-type="float" table:number-columns-spanned="2" table:number-rows-spanned="1">
            <text:p>14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54" table:number-columns-repeated="2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49" table:number-columns-repeated="2"/>
          <table:table-cell table:style-name="ce54" table:number-columns-repeated="2"/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Wall of Fire</text:p>
          </table:table-cell>
          <table:table-cell table:style-name="ce40" table:formula="of:=[.C56]+1" office:value-type="float" office:value="37" calcext:value-type="float">
            <text:p>37</text:p>
          </table:table-cell>
          <table:table-cell table:style-name="ce40" table:formula="of:=[.D56]+1" office:value-type="float" office:value="3" calcext:value-type="float">
            <text:p>3</text:p>
          </table:table-cell>
          <table:table-cell table:style-name="ce49" table:formula="of:=[.E56]+SUM([.AQ56:.AX56])" office:value-type="float" office:value="111" calcext:value-type="float">
            <text:p>11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14" calcext:value-type="float" table:number-columns-spanned="2" table:number-rows-spanned="1">
            <text:p>14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54" table:number-columns-repeated="2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49" table:number-columns-repeated="2"/>
          <table:table-cell table:style-name="ce54" table:number-columns-repeated="2"/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Web</text:p>
          </table:table-cell>
          <table:table-cell table:style-name="ce40" table:formula="of:=[.C57]+1" office:value-type="float" office:value="38" calcext:value-type="float">
            <text:p>38</text:p>
          </table:table-cell>
          <table:table-cell table:style-name="ce40" table:formula="of:=[.D57]+1" office:value-type="float" office:value="4" calcext:value-type="float">
            <text:p>4</text:p>
          </table:table-cell>
          <table:table-cell table:style-name="ce49" table:formula="of:=[.E57]+SUM([.AQ57:.AX57])" office:value-type="float" office:value="114" calcext:value-type="float">
            <text:p>114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0" calcext:value-type="float" table:number-columns-spanned="2" table:number-rows-spanned="1">
            <text:p>0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1" table:number-columns-repeated="61"/>
          <table:table-cell table:style-name="ce36" table:number-columns-repeated="13"/>
          <table:table-cell table:number-columns-repeated="949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8" table:number-rows-spanned="1">
            <text:p>Misc (Sprite Group 5)</text:p>
          </table:table-cell>
          <table:covered-table-cell table:number-columns-repeated="57" table:style-name="ce44"/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2">
            <text:p>Global Index</text:p>
          </table:table-cell>
          <table:table-cell table:style-name="ce39" office:value-type="string" calcext:value-type="string" table:number-columns-spanned="1" table:number-rows-spanned="2">
            <text:p>Group Index</text:p>
          </table:table-cell>
          <table:table-cell table:style-name="ce42" office:value-type="string" calcext:value-type="string" table:number-columns-spanned="1" table:number-rows-spanned="2">
            <text:p>Pointer</text:p>
          </table:table-cell>
          <table:table-cell table:style-name="ce42" office:value-type="string" calcext:value-type="string" table:number-columns-spanned="3" table:number-rows-spanned="1">
            <text:p>Ctrl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2">
            <text:p>Coordinates</text:p>
          </table:table-cell>
          <table:covered-table-cell table:style-name="ce42"/>
          <table:table-cell table:style-name="ce39" office:value-type="string" calcext:value-type="string" table:number-columns-spanned="8" table:number-rows-spanned="1">
            <text:p>FG Priorit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X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Multicolor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Sprite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2" table:number-rows-spanned="1">
            <text:p>Multicolor</text:p>
          </table:table-cell>
          <table:covered-table-cell table:style-name="ce39"/>
          <table:table-cell table:style-name="ce70" office:value-type="string" calcext:value-type="string" table:number-columns-spanned="8" table:number-rows-spanned="1">
            <text:p>Sprite Colors</text:p>
          </table:table-cell>
          <table:covered-table-cell table:number-columns-repeated="7" table:style-name="ce70"/>
          <table:table-cell table:style-name="ce31"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 table:number-columns-repeated="2"/>
          <table:covered-table-cell table:number-columns-repeated="2" table:style-name="ce39"/>
          <table:covered-table-cell table:style-name="ce42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5"/>
          <table:covered-table-cell table:style-name="ce4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PC</text:p>
          </table:table-cell>
          <table:table-cell table:style-name="ce40" table:formula="of:=[.C58]+1" office:value-type="float" office:value="39" calcext:value-type="float">
            <text:p>39</text:p>
          </table:table-cell>
          <table:table-cell table:style-name="ce40" office:value-type="float" office:value="1" calcext:value-type="float">
            <text:p>1</text:p>
          </table:table-cell>
          <table:table-cell table:style-name="ce49" table:formula="of:=[.E58]+SUM([.AQ50:.AX50])" office:value-type="float" office:value="115" calcext:value-type="float">
            <text:p>11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0" calcext:value-type="float" table:number-columns-spanned="2" table:number-rows-spanned="1">
            <text:p>10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54" table:number-columns-repeated="2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54" office:value-type="string" calcext:value-type="string">
            <text:p>6</text:p>
          </table:table-cell>
          <table:table-cell table:style-name="ce54"/>
          <table:table-cell table:style-name="ce49" table:number-columns-repeated="2"/>
          <table:table-cell table:style-name="ce54" table:number-columns-repeated="2"/>
          <table:table-cell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Fntn Anim.</text:p>
          </table:table-cell>
          <table:table-cell table:style-name="ce40" table:formula="of:=[.C63]+1" office:value-type="float" office:value="40" calcext:value-type="float">
            <text:p>40</text:p>
          </table:table-cell>
          <table:table-cell table:style-name="ce40" table:formula="of:=[.D63]+1" office:value-type="float" office:value="2" calcext:value-type="float">
            <text:p>2</text:p>
          </table:table-cell>
          <table:table-cell table:style-name="ce49" table:formula="of:=[.E63]+SUM([.AQ63:.AX63])" office:value-type="float" office:value="118" calcext:value-type="float">
            <text:p>118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8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54" table:number-columns-repeated="2"/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/>
          <table:table-cell table:style-name="ce54" office:value-type="float" office:value="15" calcext:value-type="float">
            <text:p>15</text:p>
          </table:table-cell>
          <table:table-cell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0" office:value-type="string" calcext:value-type="string">
            <text:p>Dragon Fire</text:p>
          </table:table-cell>
          <table:table-cell table:style-name="ce40" table:formula="of:=[.C64]+1" office:value-type="float" office:value="41" calcext:value-type="float">
            <text:p>41</text:p>
          </table:table-cell>
          <table:table-cell table:style-name="ce40" table:formula="of:=[.D64]+1" office:value-type="float" office:value="3" calcext:value-type="float">
            <text:p>3</text:p>
          </table:table-cell>
          <table:table-cell table:style-name="ce49" table:formula="of:=[.E64]+3" office:value-type="float" office:value="121" calcext:value-type="float">
            <text:p>12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1" calcext:value-type="float" table:number-columns-spanned="2" table:number-rows-spanned="1">
            <text:p>11</text:p>
          </table:table-cell>
          <table:covered-table-cell table:style-name="ce54"/>
          <table:table-cell table:style-name="ce49" table:number-columns-repeated="8"/>
          <table:table-cell table:style-name="ce54" table:number-columns-repeated="8"/>
          <table:table-cell table:style-name="ce49" table:number-columns-repeated="8"/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49" table:number-columns-repeated="2"/>
          <table:table-cell table:style-name="ce54" table:number-columns-repeated="2"/>
          <table:table-cell table:style-name="ce49" table:number-columns-repeated="2"/>
          <table:table-cell table:style-name="ce54"/>
          <table:table-cell table:style-name="ce54" office:value-type="string" calcext:value-type="string">
            <text:p>7</text:p>
          </table:table-cell>
          <table:table-cell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0" table:number-columns-repeated="59"/>
          <table:table-cell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2" office:value-type="string" calcext:value-type="string" table:number-columns-spanned="3" table:number-rows-spanned="1">
            <text:p>Sprite Pointer Offset</text:p>
          </table:table-cell>
          <table:covered-table-cell table:number-columns-repeated="2" table:style-name="ce41"/>
          <table:table-cell table:style-name="ce50" office:value-type="float" office:value="63" calcext:value-type="float">
            <text:p>63</text:p>
          </table:table-cell>
          <table:table-cell table:style-name="ce56" table:number-columns-repeated="4"/>
          <table:table-cell table:style-name="ce32" office:value-type="string" calcext:value-type="string">
            <text:p>Control 1</text:p>
          </table:table-cell>
          <table:table-cell table:style-name="ce60" office:value-type="string" calcext:value-type="string" table:number-columns-spanned="22" table:number-rows-spanned="1">
            <text:p>Leave sprites not used by current object enabled</text:p>
          </table:table-cell>
          <table:covered-table-cell table:number-columns-repeated="7" table:style-name="ce64"/>
          <table:covered-table-cell table:number-columns-repeated="14" table:style-name="ce65"/>
          <table:table-cell table:style-name="ce27"/>
          <table:table-cell table:style-name="ce66" table:number-columns-repeated="2"/>
          <table:table-cell table:style-name="ce27"/>
          <table:table-cell table:style-name="ce67" office:value-type="string" calcext:value-type="string" table:number-columns-spanned="24" table:number-rows-spanned="1">
            <text:p>NOTES</text:p>
          </table:table-cell>
          <table:covered-table-cell table:number-columns-repeated="11" table:style-name="ce66"/>
          <table:covered-table-cell table:number-columns-repeated="9" table:style-name="ce27"/>
          <table:covered-table-cell/>
          <table:covered-table-cell table:style-name="ce36"/>
          <table:covered-table-cell table:style-name="ce27"/>
          <table:table-cell table:style-name="ce27" table:number-columns-repeated="3"/>
          <table:table-cell table:style-name="ce36" table:number-columns-repeated="12"/>
          <table:table-cell table:number-columns-repeated="949"/>
        </table:table-row>
        <table:table-row table:style-name="ro1">
          <table:table-cell/>
          <table:table-cell table:style-name="ce32" office:value-type="string" calcext:value-type="string" table:number-columns-spanned="3" table:number-rows-spanned="1">
            <text:p>Sprite Config Address</text:p>
          </table:table-cell>
          <table:covered-table-cell table:number-columns-repeated="2" table:style-name="ce41"/>
          <table:table-cell table:style-name="ce50" table:formula="of:=['Memory Map'.B13]" office:value-type="float" office:value="1206" calcext:value-type="float">
            <text:p>1206</text:p>
          </table:table-cell>
          <table:table-cell table:style-name="ce27" table:number-columns-repeated="4"/>
          <table:table-cell table:style-name="ce32" office:value-type="string" calcext:value-type="string">
            <text:p>Control 2</text:p>
          </table:table-cell>
          <table:table-cell table:style-name="ce60" office:value-type="string" calcext:value-type="string" table:number-columns-spanned="22" table:number-rows-spanned="1">
            <text:p>Leave multicolor mode enabled on other multicolor sprites</text:p>
          </table:table-cell>
          <table:covered-table-cell table:number-columns-repeated="7" table:style-name="ce64"/>
          <table:covered-table-cell table:number-columns-repeated="14" table:style-name="ce65"/>
          <table:table-cell table:style-name="ce27"/>
          <table:table-cell table:style-name="ce66" table:number-columns-repeated="2"/>
          <table:table-cell table:style-name="ce27"/>
          <table:table-cell table:style-name="ce68" office:value-type="string" calcext:value-type="string" table:number-columns-spanned="24" table:number-rows-spanned="1">
            <text:p>Coordinates = 0 : copy sprite 1 coordinates to sprite 0 coordinates in VIC-II</text:p>
          </table:table-cell>
          <table:covered-table-cell table:number-columns-repeated="8" table:style-name="ce65"/>
          <table:covered-table-cell table:number-columns-repeated="3" table:style-name="ce66"/>
          <table:covered-table-cell table:number-columns-repeated="9" table:style-name="ce27"/>
          <table:covered-table-cell/>
          <table:covered-table-cell table:style-name="ce36"/>
          <table:covered-table-cell table:style-name="ce27"/>
          <table:table-cell table:style-name="ce27" table:number-columns-repeated="3"/>
          <table:table-cell table:style-name="ce36" table:number-columns-repeated="12"/>
          <table:table-cell table:number-columns-repeated="949"/>
        </table:table-row>
        <table:table-row table:style-name="ro1">
          <table:table-cell/>
          <table:table-cell table:style-name="ce32" office:value-type="string" calcext:value-type="string" table:number-columns-spanned="3" table:number-rows-spanned="1">
            <text:p>Sprite Coordinates Address</text:p>
          </table:table-cell>
          <table:covered-table-cell table:number-columns-repeated="2" table:style-name="ce41"/>
          <table:table-cell table:style-name="ce50" table:formula="of:=['Memory Map'.B15]" office:value-type="float" office:value="1710" calcext:value-type="float">
            <text:p>1710</text:p>
          </table:table-cell>
          <table:table-cell table:style-name="ce27" table:number-columns-repeated="4"/>
          <table:table-cell table:style-name="ce32" office:value-type="string" calcext:value-type="string">
            <text:p>Control 3</text:p>
          </table:table-cell>
          <table:table-cell table:style-name="ce60" office:value-type="string" calcext:value-type="string" table:number-columns-spanned="22" table:number-rows-spanned="1">
            <text:p>Leave expansion on other sprites alone</text:p>
          </table:table-cell>
          <table:covered-table-cell table:number-columns-repeated="7" table:style-name="ce64"/>
          <table:covered-table-cell table:number-columns-repeated="14" table:style-name="ce65"/>
          <table:table-cell table:style-name="ce27"/>
          <table:table-cell table:style-name="ce66" table:number-columns-repeated="2"/>
          <table:table-cell table:style-name="ce27"/>
          <table:table-cell table:style-name="ce68" table:number-columns-spanned="24" table:number-rows-spanned="1"/>
          <table:covered-table-cell table:number-columns-repeated="8" table:style-name="ce65"/>
          <table:covered-table-cell table:number-columns-repeated="3" table:style-name="ce66"/>
          <table:covered-table-cell table:number-columns-repeated="9" table:style-name="ce27"/>
          <table:covered-table-cell/>
          <table:covered-table-cell table:style-name="ce36"/>
          <table:covered-table-cell table:style-name="ce27"/>
          <table:table-cell table:style-name="ce27" table:number-columns-repeated="3"/>
          <table:table-cell table:style-name="ce36" table:number-columns-repeated="12"/>
          <table:table-cell table:number-columns-repeated="949"/>
        </table:table-row>
        <table:table-row table:style-name="ro1">
          <table:table-cell/>
          <table:table-cell table:style-name="ce32" office:value-type="string" calcext:value-type="string" table:number-columns-spanned="3" table:number-rows-spanned="1">
            <text:p>Hex Dump Starting Row</text:p>
          </table:table-cell>
          <table:covered-table-cell table:number-columns-repeated="2" table:style-name="ce41"/>
          <table:table-cell table:style-name="ce50" office:value-type="float" office:value="78" calcext:value-type="float">
            <text:p>78</text:p>
          </table:table-cell>
          <table:table-cell table:style-name="ce57" table:number-columns-repeated="4"/>
          <table:table-cell table:style-name="ce59"/>
          <table:table-cell table:style-name="ce61"/>
          <table:table-cell table:style-name="ce57" table:number-columns-repeated="7"/>
          <table:table-cell table:style-name="ce66" table:number-columns-repeated="14"/>
          <table:table-cell table:style-name="ce27"/>
          <table:table-cell table:style-name="ce66" table:number-columns-repeated="2"/>
          <table:table-cell table:style-name="ce27"/>
          <table:table-cell table:style-name="ce68" table:number-columns-spanned="24" table:number-rows-spanned="1"/>
          <table:covered-table-cell table:number-columns-repeated="8" table:style-name="ce65"/>
          <table:covered-table-cell table:number-columns-repeated="3" table:style-name="ce66"/>
          <table:covered-table-cell table:number-columns-repeated="9" table:style-name="ce27"/>
          <table:covered-table-cell/>
          <table:covered-table-cell table:style-name="ce36"/>
          <table:covered-table-cell table:style-name="ce27"/>
          <table:table-cell table:style-name="ce27" table:number-columns-repeated="3"/>
          <table:table-cell table:style-name="ce36" table:number-columns-repeated="4"/>
          <table:table-cell table:style-name="ce36" office:value-type="string" calcext:value-type="string">
            <text:p><text:s/></text:p>
          </table:table-cell>
          <table:table-cell table:style-name="ce36" table:number-columns-repeated="7"/>
          <table:table-cell table:number-columns-repeated="949"/>
        </table:table-row>
        <table:table-row table:style-name="ro1">
          <table:table-cell/>
          <table:table-cell table:style-name="ce30" table:number-columns-repeated="59"/>
          <table:table-cell table:number-columns-repeated="2"/>
          <table:table-cell table:style-name="ce36" table:number-columns-repeated="13"/>
          <table:table-cell table:number-columns-repeated="949"/>
        </table:table-row>
        <table:table-row table:style-name="ro1">
          <table:table-cell/>
          <table:table-cell table:style-name="ce33" office:value-type="string" calcext:value-type="string" table:number-columns-spanned="78" table:number-rows-spanned="1">
            <text:p>Hex Dumps</text:p>
          </table:table-cell>
          <table:covered-table-cell table:style-name="ce27"/>
          <table:covered-table-cell table:style-name="ce45"/>
          <table:covered-table-cell table:number-columns-repeated="56" table:style-name="ce51"/>
          <table:covered-table-cell table:number-columns-repeated="2"/>
          <table:covered-table-cell table:style-name="ce73"/>
          <table:covered-table-cell table:number-columns-repeated="7" table:style-name="ce72"/>
          <table:covered-table-cell table:number-columns-repeated="5" table:style-name="ce74"/>
          <table:covered-table-cell table:number-columns-repeated="4"/>
          <table:table-cell table:number-columns-repeated="945"/>
        </table:table-row>
        <table:table-row table:style-name="ro1">
          <table:table-cell/>
          <table:table-cell table:style-name="ce34" office:value-type="string" calcext:value-type="string" table:number-columns-spanned="78" table:number-rows-spanned="1">
            <text:p>( Hex dumps are a block of data for copying and pasting into a hex editor. <text:s/>Copy the gray areas only! )</text:p>
          </table:table-cell>
          <table:covered-table-cell table:number-columns-repeated="58" table:style-name="ce30"/>
          <table:covered-table-cell table:number-columns-repeated="2"/>
          <table:covered-table-cell table:style-name="ce72"/>
          <table:covered-table-cell table:number-columns-repeated="12" table:style-name="ce66"/>
          <table:covered-table-cell table:number-columns-repeated="4"/>
          <table:table-cell table:number-columns-repeated="945"/>
        </table:table-row>
        <table:table-row table:style-name="ro1">
          <table:table-cell/>
          <table:table-cell table:style-name="ce30" table:number-columns-repeated="59"/>
          <table:table-cell table:number-columns-repeated="2"/>
          <table:table-cell table:style-name="ce72"/>
          <table:table-cell table:style-name="ce66" table:number-columns-repeated="12"/>
          <table:table-cell table:number-columns-repeated="949"/>
        </table:table-row>
        <table:table-row table:style-name="ro1">
          <table:table-cell/>
          <table:table-cell table:style-name="ce35"/>
          <table:table-cell table:style-name="ce38" office:value-type="string" calcext:value-type="string" table:number-columns-spanned="58" table:number-rows-spanned="1">
            <text:p>Sprite Data</text:p>
          </table:table-cell>
          <table:covered-table-cell table:style-name="ce46"/>
          <table:covered-table-cell table:number-columns-repeated="48" table:style-name="ce52"/>
          <table:covered-table-cell table:number-columns-repeated="8" table:style-name="ce71"/>
          <table:table-cell table:style-name="ce66" table:number-columns-repeated="2"/>
          <table:table-cell table:style-name="ce38" office:value-type="string" calcext:value-type="string" table:number-columns-spanned="17" table:number-rows-spanned="1">
            <text:p>Coordinates</text:p>
          </table:table-cell>
          <table:covered-table-cell table:number-columns-repeated="11" table:style-name="ce67"/>
          <table:covered-table-cell table:style-name="ce75"/>
          <table:covered-table-cell table:number-columns-repeated="4"/>
          <table:table-cell table:number-columns-repeated="945"/>
        </table:table-row>
        <table:table-row table:style-name="ro1">
          <table:table-cell/>
          <table:table-cell table:style-name="ce35"/>
          <table:table-cell table:style-name="ce42" office:value-type="string" calcext:value-type="string" table:number-columns-spanned="2" table:number-rows-spanned="2">
            <text:p>Object Name</text:p>
          </table:table-cell>
          <table:covered-table-cell table:style-name="ce46"/>
          <table:table-cell table:style-name="ce42" office:value-type="string" calcext:value-type="string" table:number-columns-spanned="1" table:number-rows-spanned="2">
            <text:p>Pointer</text:p>
          </table:table-cell>
          <table:table-cell table:style-name="ce42" office:value-type="string" calcext:value-type="string" table:number-columns-spanned="5" table:number-rows-spanned="2">
            <text:p>Control/Coordinates</text:p>
          </table:table-cell>
          <table:covered-table-cell table:number-columns-repeated="4" table:style-name="ce42"/>
          <table:table-cell table:style-name="ce39" office:value-type="string" calcext:value-type="string" table:number-columns-spanned="8" table:number-rows-spanned="1">
            <text:p>FG Priorit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X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Expand Y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Multicolor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8" table:number-rows-spanned="1">
            <text:p>Sprite Enable</text:p>
          </table:table-cell>
          <table:covered-table-cell table:number-columns-repeated="7" table:style-name="ce39"/>
          <table:table-cell table:style-name="ce39" office:value-type="string" calcext:value-type="string" table:number-columns-spanned="2" table:number-rows-spanned="1">
            <text:p>Multicolor</text:p>
          </table:table-cell>
          <table:covered-table-cell table:style-name="ce39"/>
          <table:table-cell table:style-name="ce70" office:value-type="string" calcext:value-type="string" table:number-columns-spanned="8" table:number-rows-spanned="1">
            <text:p>Sprite Colors</text:p>
          </table:table-cell>
          <table:covered-table-cell table:number-columns-repeated="7" table:style-name="ce70"/>
          <table:table-cell table:style-name="ce66" table:number-columns-repeated="2"/>
          <table:table-cell table:style-name="ce70" office:value-type="string" calcext:value-type="string" table:number-columns-spanned="1" table:number-rows-spanned="2">
            <text:p>Index</text:p>
          </table:table-cell>
          <table:table-cell table:style-name="ce70" office:value-type="string" calcext:value-type="string" table:number-columns-spanned="2" table:number-rows-spanned="1">
            <text:p>Sprite 0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1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2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3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4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5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6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Sprite 7</text:p>
          </table:table-cell>
          <table:covered-table-cell table:style-name="ce70"/>
          <table:table-cell table:number-columns-repeated="945"/>
        </table:table-row>
        <table:table-row table:style-name="ro1">
          <table:table-cell/>
          <table:table-cell table:style-name="ce35"/>
          <table:covered-table-cell table:style-name="ce42" office:value-type="string" calcext:value-type="string">
            <text:p>Object Name</text:p>
          </table:covered-table-cell>
          <table:covered-table-cell table:style-name="ce47"/>
          <table:covered-table-cell table:style-name="ce42" office:value-type="string" calcext:value-type="string">
            <text:p>Pointer</text:p>
          </table:covered-table-cell>
          <table:covered-table-cell table:style-name="ce42" office:value-type="string" calcext:value-type="string">
            <text:p>Control/Coordinates</text:p>
          </table:covered-table-cell>
          <table:covered-table-cell table:number-columns-repeated="4" table:style-name="ce4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6" table:number-columns-repeated="2"/>
          <table:covered-table-cell table:style-name="ce55"/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4B6" calcext:value-type="string">
            <text:p>$04B6</text:p>
          </table:table-cell>
          <table:table-cell table:style-name="ce43" table:formula="of:=[.B8]" office:value-type="string" office:string-value="Gnoll" calcext:value-type="string" table:number-columns-spanned="2" table:number-rows-spanned="1">
            <text:p>Gnoll</text:p>
          </table:table-cell>
          <table:covered-table-cell table:style-name="ce48" office:value-type="float" office:value="1" calcext:value-type="float">
            <text:p>1</text:p>
          </table:covered-table-cell>
          <table:table-cell table:style-name="ce53" table:formula="of:=DEC2HEX([.E8]+[.$E$67];2)" office:value-type="string" office:string-value="40" calcext:value-type="string">
            <text:p>40</text:p>
          </table:table-cell>
          <table:table-cell table:style-name="ce53" table:formula="of:=DEC2HEX(([.I8]+[.H8]*32+[.G8]*64+[.F8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8]*1+[.Q8]*2+[.P8]*4+[.O8]*8+[.N8]*16+[.M8]*32+[.L8]*64+[.K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8]*1+[.Y8]*2+[.X8]*4+[.W8]*8+[.V8]*16+[.U8]*32+[.T8]*64+[.S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8]*1+[.AG8]*2+[.AF8]*4+[.AE8]*8+[.AD8]*16+[.AC8]*32+[.AB8]*64+[.AA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8]*1+[.AO8]*2+[.AN8]*4+[.AM8]*8+[.AL8]*16+[.AK8]*32+[.AJ8]*64+[.AI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8]*1+[.AW8]*2+[.AV8]*4+[.AU8]*8+[.AT8]*16+[.AS8]*32+[.AR8]*64+[.AQ8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8]+[.AY8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8]*16+[.BG8];2)" office:value-type="string" office:string-value="0B" calcext:value-type="string" table:number-columns-spanned="2" table:number-rows-spanned="1">
            <text:p>0B</text:p>
          </table:table-cell>
          <table:covered-table-cell table:style-name="ce62"/>
          <table:table-cell table:style-name="ce53" table:formula="of:=DEC2HEX([.BF8]*16+[.BE8];2)" office:value-type="string" office:string-value="C9" calcext:value-type="string" table:number-columns-spanned="2" table:number-rows-spanned="1">
            <text:p>C9</text:p>
          </table:table-cell>
          <table:covered-table-cell table:style-name="ce62"/>
          <table:table-cell table:style-name="ce53" table:formula="of:=DEC2HEX([.BD8]*16+[.BC8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8]*16+[.BA8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6AE" calcext:value-type="string">
            <text:p>$06AE</text:p>
          </table:table-cell>
          <table:table-cell table:style-name="ce40" office:value-type="float" office:value="1" calcext:value-type="float">
            <text:p>1</text:p>
          </table:table-cell>
          <table:table-cell table:style-name="ce49" table:formula="of:=IF([.BZ8]=0;DEC2HEX(0;2);DEC2HEX([.BZ8]+24))" office:value-type="string" office:string-value="69" calcext:value-type="string">
            <text:p>69</text:p>
          </table:table-cell>
          <table:table-cell table:style-name="ce49" table:formula="of:=IF([.CA8]=0;DEC2HEX(0;2);DEC2HEX([.CA8]+50))" office:value-type="string" office:string-value="6C" calcext:value-type="string">
            <text:p>6C</text:p>
          </table:table-cell>
          <table:table-cell table:style-name="ce54" table:formula="of:=IF([.BX8]=0;DEC2HEX(0;2);DEC2HEX([.BX8]+24))" office:value-type="string" office:string-value="69" calcext:value-type="string">
            <text:p>69</text:p>
          </table:table-cell>
          <table:table-cell table:style-name="ce54" table:formula="of:=IF([.BY8]=0;DEC2HEX(0;2);DEC2HEX([.BY8]+50))" office:value-type="string" office:string-value="6B" calcext:value-type="string">
            <text:p>6B</text:p>
          </table:table-cell>
          <table:table-cell table:style-name="ce49" table:formula="of:=IF([.BV8]=0;DEC2HEX(0;2);DEC2HEX([.BV8]+24))" office:value-type="string" office:string-value="69" calcext:value-type="string">
            <text:p>69</text:p>
          </table:table-cell>
          <table:table-cell table:style-name="ce49" table:formula="of:=IF([.BW8]=0;DEC2HEX(0;2);DEC2HEX([.BW8]+50))" office:value-type="string" office:string-value="6B" calcext:value-type="string">
            <text:p>6B</text:p>
          </table:table-cell>
          <table:table-cell table:style-name="ce54" table:formula="of:=IF([.BT8]=0;DEC2HEX(0;2);DEC2HEX([.BT8]+24))" office:value-type="string" office:string-value="69" calcext:value-type="string">
            <text:p>69</text:p>
          </table:table-cell>
          <table:table-cell table:style-name="ce54" table:formula="of:=IF([.BU8]=0;DEC2HEX(0;2);DEC2HEX([.BU8]+50))" office:value-type="string" office:string-value="6B" calcext:value-type="string">
            <text:p>6B</text:p>
          </table:table-cell>
          <table:table-cell table:style-name="ce49" table:formula="of:=IF([.BR8]=0;DEC2HEX(0;2);DEC2HEX([.BR8]+24))" office:value-type="string" office:string-value="69" calcext:value-type="string">
            <text:p>69</text:p>
          </table:table-cell>
          <table:table-cell table:style-name="ce49" table:formula="of:=IF([.BS8]=0;DEC2HEX(0;2);DEC2HEX([.BS8]+50))" office:value-type="string" office:string-value="6B" calcext:value-type="string">
            <text:p>6B</text:p>
          </table:table-cell>
          <table:table-cell table:style-name="ce54" table:formula="of:=IF([.BP8]=0;DEC2HEX(0;2);DEC2HEX([.BP8]+24))" office:value-type="string" office:string-value="00" calcext:value-type="string">
            <text:p>00</text:p>
          </table:table-cell>
          <table:table-cell table:style-name="ce54" table:formula="of:=IF([.BQ8]=0;DEC2HEX(0;2);DEC2HEX([.BQ8]+50))" office:value-type="string" office:string-value="00" calcext:value-type="string">
            <text:p>00</text:p>
          </table:table-cell>
          <table:table-cell table:style-name="ce49" table:formula="of:=IF([.BN8]=0;DEC2HEX(0;2);DEC2HEX([.BN8]+24))" office:value-type="string" office:string-value="00" calcext:value-type="string">
            <text:p>00</text:p>
          </table:table-cell>
          <table:table-cell table:style-name="ce49" table:formula="of:=IF([.BO8]=0;DEC2HEX(0;2);DEC2HEX([.BO8]+50))" office:value-type="string" office:string-value="00" calcext:value-type="string">
            <text:p>00</text:p>
          </table:table-cell>
          <table:table-cell table:style-name="ce54" table:formula="of:=IF([.BL8]=0;DEC2HEX(0;2);DEC2HEX([.BL8]+24))" office:value-type="string" office:string-value="00" calcext:value-type="string">
            <text:p>00</text:p>
          </table:table-cell>
          <table:table-cell table:style-name="ce54" table:formula="of:=IF([.BM8]=0;DEC2HEX(0;2);DEC2HEX([.BM8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4C2" calcext:value-type="string">
            <text:p>$04C2</text:p>
          </table:table-cell>
          <table:table-cell table:style-name="ce43" table:formula="of:=[.B9]" office:value-type="string" office:string-value="Kobold" calcext:value-type="string" table:number-columns-spanned="2" table:number-rows-spanned="1">
            <text:p>Kobold</text:p>
          </table:table-cell>
          <table:covered-table-cell table:style-name="ce48" table:formula="of:=[.D78]+1" office:value-type="float" office:value="2" calcext:value-type="float">
            <text:p>2</text:p>
          </table:covered-table-cell>
          <table:table-cell table:style-name="ce53" table:formula="of:=DEC2HEX([.E9]+[.$E$67];2)" office:value-type="string" office:string-value="43" calcext:value-type="string">
            <text:p>43</text:p>
          </table:table-cell>
          <table:table-cell table:style-name="ce53" table:formula="of:=DEC2HEX(([.I9]+[.H9]*32+[.G9]*64+[.F9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9]*1+[.Q9]*2+[.P9]*4+[.O9]*8+[.N9]*16+[.M9]*32+[.L9]*64+[.K9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9]*1+[.Y9]*2+[.X9]*4+[.W9]*8+[.V9]*16+[.U9]*32+[.T9]*64+[.S9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9]*1+[.AG9]*2+[.AF9]*4+[.AE9]*8+[.AD9]*16+[.AC9]*32+[.AB9]*64+[.AA9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9]*1+[.AO9]*2+[.AN9]*4+[.AM9]*8+[.AL9]*16+[.AK9]*32+[.AJ9]*64+[.AI9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9]*1+[.AW9]*2+[.AV9]*4+[.AU9]*8+[.AT9]*16+[.AS9]*32+[.AR9]*64+[.AQ9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9]+[.AY9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9]*16+[.BG9];2)" office:value-type="string" office:string-value="09" calcext:value-type="string" table:number-columns-spanned="2" table:number-rows-spanned="1">
            <text:p>09</text:p>
          </table:table-cell>
          <table:covered-table-cell table:style-name="ce62"/>
          <table:table-cell table:style-name="ce53" table:formula="of:=DEC2HEX([.BF9]*16+[.BE9];2)" office:value-type="string" office:string-value="2F" calcext:value-type="string" table:number-columns-spanned="2" table:number-rows-spanned="1">
            <text:p>2F</text:p>
          </table:table-cell>
          <table:covered-table-cell table:style-name="ce62"/>
          <table:table-cell table:style-name="ce53" table:formula="of:=DEC2HEX([.BD9]*16+[.BC9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9]*16+[.BA9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6BE" calcext:value-type="string">
            <text:p>$06BE</text:p>
          </table:table-cell>
          <table:table-cell table:style-name="ce40" table:formula="of:=[.BK78]+1" office:value-type="float" office:value="2" calcext:value-type="float">
            <text:p>2</text:p>
          </table:table-cell>
          <table:table-cell table:style-name="ce49" table:formula="of:=IF([.BZ9]=0;DEC2HEX(0;2);DEC2HEX([.BZ9]+24))" office:value-type="string" office:string-value="00" calcext:value-type="string">
            <text:p>00</text:p>
          </table:table-cell>
          <table:table-cell table:style-name="ce49" table:formula="of:=IF([.CA9]=0;DEC2HEX(0;2);DEC2HEX([.CA9]+50))" office:value-type="string" office:string-value="00" calcext:value-type="string">
            <text:p>00</text:p>
          </table:table-cell>
          <table:table-cell table:style-name="ce54" table:formula="of:=IF([.BX9]=0;DEC2HEX(0;2);DEC2HEX([.BX9]+24))" office:value-type="string" office:string-value="69" calcext:value-type="string">
            <text:p>69</text:p>
          </table:table-cell>
          <table:table-cell table:style-name="ce54" table:formula="of:=IF([.BY9]=0;DEC2HEX(0;2);DEC2HEX([.BY9]+50))" office:value-type="string" office:string-value="72" calcext:value-type="string">
            <text:p>72</text:p>
          </table:table-cell>
          <table:table-cell table:style-name="ce49" table:formula="of:=IF([.BV9]=0;DEC2HEX(0;2);DEC2HEX([.BV9]+24))" office:value-type="string" office:string-value="69" calcext:value-type="string">
            <text:p>69</text:p>
          </table:table-cell>
          <table:table-cell table:style-name="ce49" table:formula="of:=IF([.BW9]=0;DEC2HEX(0;2);DEC2HEX([.BW9]+50))" office:value-type="string" office:string-value="6A" calcext:value-type="string">
            <text:p>6A</text:p>
          </table:table-cell>
          <table:table-cell table:style-name="ce54" table:formula="of:=IF([.BT9]=0;DEC2HEX(0;2);DEC2HEX([.BT9]+24))" office:value-type="string" office:string-value="69" calcext:value-type="string">
            <text:p>69</text:p>
          </table:table-cell>
          <table:table-cell table:style-name="ce54" table:formula="of:=IF([.BU9]=0;DEC2HEX(0;2);DEC2HEX([.BU9]+50))" office:value-type="string" office:string-value="6F" calcext:value-type="string">
            <text:p>6F</text:p>
          </table:table-cell>
          <table:table-cell table:style-name="ce49" table:formula="of:=IF([.BR9]=0;DEC2HEX(0;2);DEC2HEX([.BR9]+24))" office:value-type="string" office:string-value="68" calcext:value-type="string">
            <text:p>68</text:p>
          </table:table-cell>
          <table:table-cell table:style-name="ce49" table:formula="of:=IF([.BS9]=0;DEC2HEX(0;2);DEC2HEX([.BS9]+50))" office:value-type="string" office:string-value="79" calcext:value-type="string">
            <text:p>79</text:p>
          </table:table-cell>
          <table:table-cell table:style-name="ce54" table:formula="of:=IF([.BP9]=0;DEC2HEX(0;2);DEC2HEX([.BP9]+24))" office:value-type="string" office:string-value="00" calcext:value-type="string">
            <text:p>00</text:p>
          </table:table-cell>
          <table:table-cell table:style-name="ce54" table:formula="of:=IF([.BQ9]=0;DEC2HEX(0;2);DEC2HEX([.BQ9]+50))" office:value-type="string" office:string-value="00" calcext:value-type="string">
            <text:p>00</text:p>
          </table:table-cell>
          <table:table-cell table:style-name="ce49" table:formula="of:=IF([.BN9]=0;DEC2HEX(0;2);DEC2HEX([.BN9]+24))" office:value-type="string" office:string-value="00" calcext:value-type="string">
            <text:p>00</text:p>
          </table:table-cell>
          <table:table-cell table:style-name="ce49" table:formula="of:=IF([.BO9]=0;DEC2HEX(0;2);DEC2HEX([.BO9]+50))" office:value-type="string" office:string-value="00" calcext:value-type="string">
            <text:p>00</text:p>
          </table:table-cell>
          <table:table-cell table:style-name="ce54" table:formula="of:=IF([.BL9]=0;DEC2HEX(0;2);DEC2HEX([.BL9]+24))" office:value-type="string" office:string-value="00" calcext:value-type="string">
            <text:p>00</text:p>
          </table:table-cell>
          <table:table-cell table:style-name="ce54" table:formula="of:=IF([.BM9]=0;DEC2HEX(0;2);DEC2HEX([.BM9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4CE" calcext:value-type="string">
            <text:p>$04CE</text:p>
          </table:table-cell>
          <table:table-cell table:style-name="ce43" table:formula="of:=[.B10]" office:value-type="string" office:string-value="Skeleton" calcext:value-type="string" table:number-columns-spanned="2" table:number-rows-spanned="1">
            <text:p>Skeleton</text:p>
          </table:table-cell>
          <table:covered-table-cell table:style-name="ce48" table:formula="of:=[.D79]+1" office:value-type="float" office:value="3" calcext:value-type="float">
            <text:p>3</text:p>
          </table:covered-table-cell>
          <table:table-cell table:style-name="ce53" table:formula="of:=DEC2HEX([.E10]+[.$E$67];2)" office:value-type="string" office:string-value="46" calcext:value-type="string">
            <text:p>46</text:p>
          </table:table-cell>
          <table:table-cell table:style-name="ce53" table:formula="of:=DEC2HEX(([.I10]+[.H10]*32+[.G10]*64+[.F10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10]*1+[.Q10]*2+[.P10]*4+[.O10]*8+[.N10]*16+[.M10]*32+[.L10]*64+[.K1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0]*1+[.Y10]*2+[.X10]*4+[.W10]*8+[.V10]*16+[.U10]*32+[.T10]*64+[.S1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0]*1+[.AG10]*2+[.AF10]*4+[.AE10]*8+[.AD10]*16+[.AC10]*32+[.AB10]*64+[.AA1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0]*1+[.AO10]*2+[.AN10]*4+[.AM10]*8+[.AL10]*16+[.AK10]*32+[.AJ10]*64+[.AI1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10]*1+[.AW10]*2+[.AV10]*4+[.AU10]*8+[.AT10]*16+[.AS10]*32+[.AR10]*64+[.AQ10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10]+[.AY10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10]*16+[.BG10];2)" office:value-type="string" office:string-value="0B" calcext:value-type="string" table:number-columns-spanned="2" table:number-rows-spanned="1">
            <text:p>0B</text:p>
          </table:table-cell>
          <table:covered-table-cell table:style-name="ce62"/>
          <table:table-cell table:style-name="ce53" table:formula="of:=DEC2HEX([.BF10]*16+[.BE10];2)" office:value-type="string" office:string-value="C1" calcext:value-type="string" table:number-columns-spanned="2" table:number-rows-spanned="1">
            <text:p>C1</text:p>
          </table:table-cell>
          <table:covered-table-cell table:style-name="ce62"/>
          <table:table-cell table:style-name="ce53" table:formula="of:=DEC2HEX([.BD10]*16+[.BC10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10]*16+[.BA10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6CE" calcext:value-type="string">
            <text:p>$06CE</text:p>
          </table:table-cell>
          <table:table-cell table:style-name="ce40" table:formula="of:=[.BK79]+1" office:value-type="float" office:value="3" calcext:value-type="float">
            <text:p>3</text:p>
          </table:table-cell>
          <table:table-cell table:style-name="ce49" table:formula="of:=IF([.BZ10]=0;DEC2HEX(0;2);DEC2HEX([.BZ10]+24))" office:value-type="string" office:string-value="00" calcext:value-type="string">
            <text:p>00</text:p>
          </table:table-cell>
          <table:table-cell table:style-name="ce49" table:formula="of:=IF([.CA10]=0;DEC2HEX(0;2);DEC2HEX([.CA10]+50))" office:value-type="string" office:string-value="00" calcext:value-type="string">
            <text:p>00</text:p>
          </table:table-cell>
          <table:table-cell table:style-name="ce54" table:formula="of:=IF([.BX10]=0;DEC2HEX(0;2);DEC2HEX([.BX10]+24))" office:value-type="string" office:string-value="69" calcext:value-type="string">
            <text:p>69</text:p>
          </table:table-cell>
          <table:table-cell table:style-name="ce54" table:formula="of:=IF([.BY10]=0;DEC2HEX(0;2);DEC2HEX([.BY10]+50))" office:value-type="string" office:string-value="6D" calcext:value-type="string">
            <text:p>6D</text:p>
          </table:table-cell>
          <table:table-cell table:style-name="ce49" table:formula="of:=IF([.BV10]=0;DEC2HEX(0;2);DEC2HEX([.BV10]+24))" office:value-type="string" office:string-value="69" calcext:value-type="string">
            <text:p>69</text:p>
          </table:table-cell>
          <table:table-cell table:style-name="ce49" table:formula="of:=IF([.BW10]=0;DEC2HEX(0;2);DEC2HEX([.BW10]+50))" office:value-type="string" office:string-value="6D" calcext:value-type="string">
            <text:p>6D</text:p>
          </table:table-cell>
          <table:table-cell table:style-name="ce54" table:formula="of:=IF([.BT10]=0;DEC2HEX(0;2);DEC2HEX([.BT10]+24))" office:value-type="string" office:string-value="69" calcext:value-type="string">
            <text:p>69</text:p>
          </table:table-cell>
          <table:table-cell table:style-name="ce54" table:formula="of:=IF([.BU10]=0;DEC2HEX(0;2);DEC2HEX([.BU10]+50))" office:value-type="string" office:string-value="6D" calcext:value-type="string">
            <text:p>6D</text:p>
          </table:table-cell>
          <table:table-cell table:style-name="ce49" table:formula="of:=IF([.BR10]=0;DEC2HEX(0;2);DEC2HEX([.BR10]+24))" office:value-type="string" office:string-value="69" calcext:value-type="string">
            <text:p>69</text:p>
          </table:table-cell>
          <table:table-cell table:style-name="ce49" table:formula="of:=IF([.BS10]=0;DEC2HEX(0;2);DEC2HEX([.BS10]+50))" office:value-type="string" office:string-value="6B" calcext:value-type="string">
            <text:p>6B</text:p>
          </table:table-cell>
          <table:table-cell table:style-name="ce54" table:formula="of:=IF([.BP10]=0;DEC2HEX(0;2);DEC2HEX([.BP10]+24))" office:value-type="string" office:string-value="00" calcext:value-type="string">
            <text:p>00</text:p>
          </table:table-cell>
          <table:table-cell table:style-name="ce54" table:formula="of:=IF([.BQ10]=0;DEC2HEX(0;2);DEC2HEX([.BQ10]+50))" office:value-type="string" office:string-value="00" calcext:value-type="string">
            <text:p>00</text:p>
          </table:table-cell>
          <table:table-cell table:style-name="ce49" table:formula="of:=IF([.BN10]=0;DEC2HEX(0;2);DEC2HEX([.BN10]+24))" office:value-type="string" office:string-value="00" calcext:value-type="string">
            <text:p>00</text:p>
          </table:table-cell>
          <table:table-cell table:style-name="ce49" table:formula="of:=IF([.BO10]=0;DEC2HEX(0;2);DEC2HEX([.BO10]+50))" office:value-type="string" office:string-value="00" calcext:value-type="string">
            <text:p>00</text:p>
          </table:table-cell>
          <table:table-cell table:style-name="ce54" table:formula="of:=IF([.BL10]=0;DEC2HEX(0;2);DEC2HEX([.BL10]+24))" office:value-type="string" office:string-value="00" calcext:value-type="string">
            <text:p>00</text:p>
          </table:table-cell>
          <table:table-cell table:style-name="ce54" table:formula="of:=IF([.BM10]=0;DEC2HEX(0;2);DEC2HEX([.BM10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4DA" calcext:value-type="string">
            <text:p>$04DA</text:p>
          </table:table-cell>
          <table:table-cell table:style-name="ce43" table:formula="of:=[.B11]" office:value-type="string" office:string-value="Hobbit" calcext:value-type="string" table:number-columns-spanned="2" table:number-rows-spanned="1">
            <text:p>Hobbit</text:p>
          </table:table-cell>
          <table:covered-table-cell table:style-name="ce48" table:formula="of:=[.D80]+1" office:value-type="float" office:value="4" calcext:value-type="float">
            <text:p>4</text:p>
          </table:covered-table-cell>
          <table:table-cell table:style-name="ce53" table:formula="of:=DEC2HEX([.E11]+[.$E$67];2)" office:value-type="string" office:string-value="49" calcext:value-type="string">
            <text:p>49</text:p>
          </table:table-cell>
          <table:table-cell table:style-name="ce53" table:formula="of:=DEC2HEX(([.I11]+[.H11]*32+[.G11]*64+[.F11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11]*1+[.Q11]*2+[.P11]*4+[.O11]*8+[.N11]*16+[.M11]*32+[.L11]*64+[.K11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1]*1+[.Y11]*2+[.X11]*4+[.W11]*8+[.V11]*16+[.U11]*32+[.T11]*64+[.S11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1]*1+[.AG11]*2+[.AF11]*4+[.AE11]*8+[.AD11]*16+[.AC11]*32+[.AB11]*64+[.AA11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1]*1+[.AO11]*2+[.AN11]*4+[.AM11]*8+[.AL11]*16+[.AK11]*32+[.AJ11]*64+[.AI11]*128);2)" office:value-type="string" office:string-value="08" calcext:value-type="string" table:number-columns-spanned="8" table:number-rows-spanned="1">
            <text:p>08</text:p>
          </table:table-cell>
          <table:covered-table-cell table:number-columns-repeated="7" table:style-name="ce62"/>
          <table:table-cell table:style-name="ce62" table:formula="of:=DEC2HEX(([.AX11]*1+[.AW11]*2+[.AV11]*4+[.AU11]*8+[.AT11]*16+[.AS11]*32+[.AR11]*64+[.AQ11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11]+[.AY11]*16;2)" office:value-type="string" office:string-value="97" calcext:value-type="string" table:number-columns-spanned="2" table:number-rows-spanned="1">
            <text:p>97</text:p>
          </table:table-cell>
          <table:covered-table-cell table:style-name="ce62"/>
          <table:table-cell table:style-name="ce53" table:formula="of:=DEC2HEX([.BH11]*16+[.BG11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F11]*16+[.BE11];2)" office:value-type="string" office:string-value="6E" calcext:value-type="string" table:number-columns-spanned="2" table:number-rows-spanned="1">
            <text:p>6E</text:p>
          </table:table-cell>
          <table:covered-table-cell table:style-name="ce62"/>
          <table:table-cell table:style-name="ce53" table:formula="of:=DEC2HEX([.BD11]*16+[.BC11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11]*16+[.BA11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6DE" calcext:value-type="string">
            <text:p>$06DE</text:p>
          </table:table-cell>
          <table:table-cell table:style-name="ce40" table:formula="of:=[.BK80]+1" office:value-type="float" office:value="4" calcext:value-type="float">
            <text:p>4</text:p>
          </table:table-cell>
          <table:table-cell table:style-name="ce49" table:formula="of:=IF([.BZ11]=0;DEC2HEX(0;2);DEC2HEX([.BZ11]+24))" office:value-type="string" office:string-value="00" calcext:value-type="string">
            <text:p>00</text:p>
          </table:table-cell>
          <table:table-cell table:style-name="ce49" table:formula="of:=IF([.CA11]=0;DEC2HEX(0;2);DEC2HEX([.CA11]+50))" office:value-type="string" office:string-value="00" calcext:value-type="string">
            <text:p>00</text:p>
          </table:table-cell>
          <table:table-cell table:style-name="ce54" table:formula="of:=IF([.BX11]=0;DEC2HEX(0;2);DEC2HEX([.BX11]+24))" office:value-type="string" office:string-value="57" calcext:value-type="string">
            <text:p>57</text:p>
          </table:table-cell>
          <table:table-cell table:style-name="ce54" table:formula="of:=IF([.BY11]=0;DEC2HEX(0;2);DEC2HEX([.BY11]+50))" office:value-type="string" office:string-value="7B" calcext:value-type="string">
            <text:p>7B</text:p>
          </table:table-cell>
          <table:table-cell table:style-name="ce49" table:formula="of:=IF([.BV11]=0;DEC2HEX(0;2);DEC2HEX([.BV11]+24))" office:value-type="string" office:string-value="3F" calcext:value-type="string">
            <text:p>3F</text:p>
          </table:table-cell>
          <table:table-cell table:style-name="ce49" table:formula="of:=IF([.BW11]=0;DEC2HEX(0;2);DEC2HEX([.BW11]+50))" office:value-type="string" office:string-value="7B" calcext:value-type="string">
            <text:p>7B</text:p>
          </table:table-cell>
          <table:table-cell table:style-name="ce54" table:formula="of:=IF([.BT11]=0;DEC2HEX(0;2);DEC2HEX([.BT11]+24))" office:value-type="string" office:string-value="58" calcext:value-type="string">
            <text:p>58</text:p>
          </table:table-cell>
          <table:table-cell table:style-name="ce54" table:formula="of:=IF([.BU11]=0;DEC2HEX(0;2);DEC2HEX([.BU11]+50))" office:value-type="string" office:string-value="7B" calcext:value-type="string">
            <text:p>7B</text:p>
          </table:table-cell>
          <table:table-cell table:style-name="ce49" table:formula="of:=IF([.BR11]=0;DEC2HEX(0;2);DEC2HEX([.BR11]+24))" office:value-type="string" office:string-value="40" calcext:value-type="string">
            <text:p>40</text:p>
          </table:table-cell>
          <table:table-cell table:style-name="ce49" table:formula="of:=IF([.BS11]=0;DEC2HEX(0;2);DEC2HEX([.BS11]+50))" office:value-type="string" office:string-value="7B" calcext:value-type="string">
            <text:p>7B</text:p>
          </table:table-cell>
          <table:table-cell table:style-name="ce54" table:formula="of:=IF([.BP11]=0;DEC2HEX(0;2);DEC2HEX([.BP11]+24))" office:value-type="string" office:string-value="00" calcext:value-type="string">
            <text:p>00</text:p>
          </table:table-cell>
          <table:table-cell table:style-name="ce54" table:formula="of:=IF([.BQ11]=0;DEC2HEX(0;2);DEC2HEX([.BQ11]+50))" office:value-type="string" office:string-value="00" calcext:value-type="string">
            <text:p>00</text:p>
          </table:table-cell>
          <table:table-cell table:style-name="ce49" table:formula="of:=IF([.BN11]=0;DEC2HEX(0;2);DEC2HEX([.BN11]+24))" office:value-type="string" office:string-value="00" calcext:value-type="string">
            <text:p>00</text:p>
          </table:table-cell>
          <table:table-cell table:style-name="ce49" table:formula="of:=IF([.BO11]=0;DEC2HEX(0;2);DEC2HEX([.BO11]+50))" office:value-type="string" office:string-value="00" calcext:value-type="string">
            <text:p>00</text:p>
          </table:table-cell>
          <table:table-cell table:style-name="ce54" table:formula="of:=IF([.BL11]=0;DEC2HEX(0;2);DEC2HEX([.BL11]+24))" office:value-type="string" office:string-value="00" calcext:value-type="string">
            <text:p>00</text:p>
          </table:table-cell>
          <table:table-cell table:style-name="ce54" table:formula="of:=IF([.BM11]=0;DEC2HEX(0;2);DEC2HEX([.BM11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4E6" calcext:value-type="string">
            <text:p>$04E6</text:p>
          </table:table-cell>
          <table:table-cell table:style-name="ce43" table:formula="of:=[.B12]" office:value-type="string" office:string-value="Zombie" calcext:value-type="string" table:number-columns-spanned="2" table:number-rows-spanned="1">
            <text:p>Zombie</text:p>
          </table:table-cell>
          <table:covered-table-cell table:style-name="ce48" table:formula="of:=[.D81]+1" office:value-type="float" office:value="5" calcext:value-type="float">
            <text:p>5</text:p>
          </table:covered-table-cell>
          <table:table-cell table:style-name="ce53" table:formula="of:=DEC2HEX([.E12]+[.$E$67];2)" office:value-type="string" office:string-value="4C" calcext:value-type="string">
            <text:p>4C</text:p>
          </table:table-cell>
          <table:table-cell table:style-name="ce53" table:formula="of:=DEC2HEX(([.I12]+[.H12]*32+[.G12]*64+[.F12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12]*1+[.Q12]*2+[.P12]*4+[.O12]*8+[.N12]*16+[.M12]*32+[.L12]*64+[.K1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2]*1+[.Y12]*2+[.X12]*4+[.W12]*8+[.V12]*16+[.U12]*32+[.T12]*64+[.S1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2]*1+[.AG12]*2+[.AF12]*4+[.AE12]*8+[.AD12]*16+[.AC12]*32+[.AB12]*64+[.AA1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2]*1+[.AO12]*2+[.AN12]*4+[.AM12]*8+[.AL12]*16+[.AK12]*32+[.AJ12]*64+[.AI1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12]*1+[.AW12]*2+[.AV12]*4+[.AU12]*8+[.AT12]*16+[.AS12]*32+[.AR12]*64+[.AQ12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12]+[.AY12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12]*16+[.BG12];2)" office:value-type="string" office:string-value="08" calcext:value-type="string" table:number-columns-spanned="2" table:number-rows-spanned="1">
            <text:p>08</text:p>
          </table:table-cell>
          <table:covered-table-cell table:style-name="ce62"/>
          <table:table-cell table:style-name="ce53" table:formula="of:=DEC2HEX([.BF12]*16+[.BE12];2)" office:value-type="string" office:string-value="5D" calcext:value-type="string" table:number-columns-spanned="2" table:number-rows-spanned="1">
            <text:p>5D</text:p>
          </table:table-cell>
          <table:covered-table-cell table:style-name="ce62"/>
          <table:table-cell table:style-name="ce53" table:formula="of:=DEC2HEX([.BD12]*16+[.BC12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12]*16+[.BA12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6EE" calcext:value-type="string">
            <text:p>$06EE</text:p>
          </table:table-cell>
          <table:table-cell table:style-name="ce40" table:formula="of:=[.BK81]+1" office:value-type="float" office:value="5" calcext:value-type="float">
            <text:p>5</text:p>
          </table:table-cell>
          <table:table-cell table:style-name="ce49" table:formula="of:=IF([.BZ12]=0;DEC2HEX(0;2);DEC2HEX([.BZ12]+24))" office:value-type="string" office:string-value="00" calcext:value-type="string">
            <text:p>00</text:p>
          </table:table-cell>
          <table:table-cell table:style-name="ce49" table:formula="of:=IF([.CA12]=0;DEC2HEX(0;2);DEC2HEX([.CA12]+50))" office:value-type="string" office:string-value="00" calcext:value-type="string">
            <text:p>00</text:p>
          </table:table-cell>
          <table:table-cell table:style-name="ce54" table:formula="of:=IF([.BX12]=0;DEC2HEX(0;2);DEC2HEX([.BX12]+24))" office:value-type="string" office:string-value="68" calcext:value-type="string">
            <text:p>68</text:p>
          </table:table-cell>
          <table:table-cell table:style-name="ce54" table:formula="of:=IF([.BY12]=0;DEC2HEX(0;2);DEC2HEX([.BY12]+50))" office:value-type="string" office:string-value="70" calcext:value-type="string">
            <text:p>70</text:p>
          </table:table-cell>
          <table:table-cell table:style-name="ce49" table:formula="of:=IF([.BV12]=0;DEC2HEX(0;2);DEC2HEX([.BV12]+24))" office:value-type="string" office:string-value="68" calcext:value-type="string">
            <text:p>68</text:p>
          </table:table-cell>
          <table:table-cell table:style-name="ce49" table:formula="of:=IF([.BW12]=0;DEC2HEX(0;2);DEC2HEX([.BW12]+50))" office:value-type="string" office:string-value="6A" calcext:value-type="string">
            <text:p>6A</text:p>
          </table:table-cell>
          <table:table-cell table:style-name="ce54" table:formula="of:=IF([.BT12]=0;DEC2HEX(0;2);DEC2HEX([.BT12]+24))" office:value-type="string" office:string-value="68" calcext:value-type="string">
            <text:p>68</text:p>
          </table:table-cell>
          <table:table-cell table:style-name="ce54" table:formula="of:=IF([.BU12]=0;DEC2HEX(0;2);DEC2HEX([.BU12]+50))" office:value-type="string" office:string-value="70" calcext:value-type="string">
            <text:p>70</text:p>
          </table:table-cell>
          <table:table-cell table:style-name="ce49" table:formula="of:=IF([.BR12]=0;DEC2HEX(0;2);DEC2HEX([.BR12]+24))" office:value-type="string" office:string-value="68" calcext:value-type="string">
            <text:p>68</text:p>
          </table:table-cell>
          <table:table-cell table:style-name="ce49" table:formula="of:=IF([.BS12]=0;DEC2HEX(0;2);DEC2HEX([.BS12]+50))" office:value-type="string" office:string-value="75" calcext:value-type="string">
            <text:p>75</text:p>
          </table:table-cell>
          <table:table-cell table:style-name="ce54" table:formula="of:=IF([.BP12]=0;DEC2HEX(0;2);DEC2HEX([.BP12]+24))" office:value-type="string" office:string-value="00" calcext:value-type="string">
            <text:p>00</text:p>
          </table:table-cell>
          <table:table-cell table:style-name="ce54" table:formula="of:=IF([.BQ12]=0;DEC2HEX(0;2);DEC2HEX([.BQ12]+50))" office:value-type="string" office:string-value="00" calcext:value-type="string">
            <text:p>00</text:p>
          </table:table-cell>
          <table:table-cell table:style-name="ce49" table:formula="of:=IF([.BN12]=0;DEC2HEX(0;2);DEC2HEX([.BN12]+24))" office:value-type="string" office:string-value="00" calcext:value-type="string">
            <text:p>00</text:p>
          </table:table-cell>
          <table:table-cell table:style-name="ce49" table:formula="of:=IF([.BO12]=0;DEC2HEX(0;2);DEC2HEX([.BO12]+50))" office:value-type="string" office:string-value="00" calcext:value-type="string">
            <text:p>00</text:p>
          </table:table-cell>
          <table:table-cell table:style-name="ce54" table:formula="of:=IF([.BL12]=0;DEC2HEX(0;2);DEC2HEX([.BL12]+24))" office:value-type="string" office:string-value="00" calcext:value-type="string">
            <text:p>00</text:p>
          </table:table-cell>
          <table:table-cell table:style-name="ce54" table:formula="of:=IF([.BM12]=0;DEC2HEX(0;2);DEC2HEX([.BM12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4F2" calcext:value-type="string">
            <text:p>$04F2</text:p>
          </table:table-cell>
          <table:table-cell table:style-name="ce43" table:formula="of:=[.B13]" office:value-type="string" office:string-value="Orc" calcext:value-type="string" table:number-columns-spanned="2" table:number-rows-spanned="1">
            <text:p>Orc</text:p>
          </table:table-cell>
          <table:covered-table-cell table:style-name="ce48" table:formula="of:=[.D82]+1" office:value-type="float" office:value="6" calcext:value-type="float">
            <text:p>6</text:p>
          </table:covered-table-cell>
          <table:table-cell table:style-name="ce53" table:formula="of:=DEC2HEX([.E13]+[.$E$67];2)" office:value-type="string" office:string-value="4F" calcext:value-type="string">
            <text:p>4F</text:p>
          </table:table-cell>
          <table:table-cell table:style-name="ce53" table:formula="of:=DEC2HEX(([.I13]+[.H13]*32+[.G13]*64+[.F13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13]*1+[.Q13]*2+[.P13]*4+[.O13]*8+[.N13]*16+[.M13]*32+[.L13]*64+[.K1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3]*1+[.Y13]*2+[.X13]*4+[.W13]*8+[.V13]*16+[.U13]*32+[.T13]*64+[.S1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3]*1+[.AG13]*2+[.AF13]*4+[.AE13]*8+[.AD13]*16+[.AC13]*32+[.AB13]*64+[.AA1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3]*1+[.AO13]*2+[.AN13]*4+[.AM13]*8+[.AL13]*16+[.AK13]*32+[.AJ13]*64+[.AI1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13]*1+[.AW13]*2+[.AV13]*4+[.AU13]*8+[.AT13]*16+[.AS13]*32+[.AR13]*64+[.AQ13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13]+[.AY13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13]*16+[.BG13];2)" office:value-type="string" office:string-value="09" calcext:value-type="string" table:number-columns-spanned="2" table:number-rows-spanned="1">
            <text:p>09</text:p>
          </table:table-cell>
          <table:covered-table-cell table:style-name="ce62"/>
          <table:table-cell table:style-name="ce53" table:formula="of:=DEC2HEX([.BF13]*16+[.BE13];2)" office:value-type="string" office:string-value="8C" calcext:value-type="string" table:number-columns-spanned="2" table:number-rows-spanned="1">
            <text:p>8C</text:p>
          </table:table-cell>
          <table:covered-table-cell table:style-name="ce62"/>
          <table:table-cell table:style-name="ce53" table:formula="of:=DEC2HEX([.BD13]*16+[.BC13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13]*16+[.BA13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6FE" calcext:value-type="string">
            <text:p>$06FE</text:p>
          </table:table-cell>
          <table:table-cell table:style-name="ce40" table:formula="of:=[.BK82]+1" office:value-type="float" office:value="6" calcext:value-type="float">
            <text:p>6</text:p>
          </table:table-cell>
          <table:table-cell table:style-name="ce49" table:formula="of:=IF([.BZ13]=0;DEC2HEX(0;2);DEC2HEX([.BZ13]+24))" office:value-type="string" office:string-value="00" calcext:value-type="string">
            <text:p>00</text:p>
          </table:table-cell>
          <table:table-cell table:style-name="ce49" table:formula="of:=IF([.CA13]=0;DEC2HEX(0;2);DEC2HEX([.CA13]+50))" office:value-type="string" office:string-value="00" calcext:value-type="string">
            <text:p>00</text:p>
          </table:table-cell>
          <table:table-cell table:style-name="ce54" table:formula="of:=IF([.BX13]=0;DEC2HEX(0;2);DEC2HEX([.BX13]+24))" office:value-type="string" office:string-value="78" calcext:value-type="string">
            <text:p>78</text:p>
          </table:table-cell>
          <table:table-cell table:style-name="ce54" table:formula="of:=IF([.BY13]=0;DEC2HEX(0;2);DEC2HEX([.BY13]+50))" office:value-type="string" office:string-value="6E" calcext:value-type="string">
            <text:p>6E</text:p>
          </table:table-cell>
          <table:table-cell table:style-name="ce49" table:formula="of:=IF([.BV13]=0;DEC2HEX(0;2);DEC2HEX([.BV13]+24))" office:value-type="string" office:string-value="78" calcext:value-type="string">
            <text:p>78</text:p>
          </table:table-cell>
          <table:table-cell table:style-name="ce49" table:formula="of:=IF([.BW13]=0;DEC2HEX(0;2);DEC2HEX([.BW13]+50))" office:value-type="string" office:string-value="7D" calcext:value-type="string">
            <text:p>7D</text:p>
          </table:table-cell>
          <table:table-cell table:style-name="ce54" table:formula="of:=IF([.BT13]=0;DEC2HEX(0;2);DEC2HEX([.BT13]+24))" office:value-type="string" office:string-value="00" calcext:value-type="string">
            <text:p>00</text:p>
          </table:table-cell>
          <table:table-cell table:style-name="ce54" table:formula="of:=IF([.BU13]=0;DEC2HEX(0;2);DEC2HEX([.BU13]+50))" office:value-type="string" office:string-value="00" calcext:value-type="string">
            <text:p>00</text:p>
          </table:table-cell>
          <table:table-cell table:style-name="ce49" table:formula="of:=IF([.BR13]=0;DEC2HEX(0;2);DEC2HEX([.BR13]+24))" office:value-type="string" office:string-value="00" calcext:value-type="string">
            <text:p>00</text:p>
          </table:table-cell>
          <table:table-cell table:style-name="ce49" table:formula="of:=IF([.BS13]=0;DEC2HEX(0;2);DEC2HEX([.BS13]+50))" office:value-type="string" office:string-value="00" calcext:value-type="string">
            <text:p>00</text:p>
          </table:table-cell>
          <table:table-cell table:style-name="ce54" table:formula="of:=IF([.BP13]=0;DEC2HEX(0;2);DEC2HEX([.BP13]+24))" office:value-type="string" office:string-value="00" calcext:value-type="string">
            <text:p>00</text:p>
          </table:table-cell>
          <table:table-cell table:style-name="ce54" table:formula="of:=IF([.BQ13]=0;DEC2HEX(0;2);DEC2HEX([.BQ13]+50))" office:value-type="string" office:string-value="00" calcext:value-type="string">
            <text:p>00</text:p>
          </table:table-cell>
          <table:table-cell table:style-name="ce49" table:formula="of:=IF([.BN13]=0;DEC2HEX(0;2);DEC2HEX([.BN13]+24))" office:value-type="string" office:string-value="00" calcext:value-type="string">
            <text:p>00</text:p>
          </table:table-cell>
          <table:table-cell table:style-name="ce49" table:formula="of:=IF([.BO13]=0;DEC2HEX(0;2);DEC2HEX([.BO13]+50))" office:value-type="string" office:string-value="00" calcext:value-type="string">
            <text:p>00</text:p>
          </table:table-cell>
          <table:table-cell table:style-name="ce54" table:formula="of:=IF([.BL13]=0;DEC2HEX(0;2);DEC2HEX([.BL13]+24))" office:value-type="string" office:string-value="00" calcext:value-type="string">
            <text:p>00</text:p>
          </table:table-cell>
          <table:table-cell table:style-name="ce54" table:formula="of:=IF([.BM13]=0;DEC2HEX(0;2);DEC2HEX([.BM13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4FE" calcext:value-type="string">
            <text:p>$04FE</text:p>
          </table:table-cell>
          <table:table-cell table:style-name="ce43" table:formula="of:=[.B14]" office:value-type="string" office:string-value="Fighter" calcext:value-type="string" table:number-columns-spanned="2" table:number-rows-spanned="1">
            <text:p>Fighter</text:p>
          </table:table-cell>
          <table:covered-table-cell table:style-name="ce48" table:formula="of:=[.D83]+1" office:value-type="float" office:value="7" calcext:value-type="float">
            <text:p>7</text:p>
          </table:covered-table-cell>
          <table:table-cell table:style-name="ce53" table:formula="of:=DEC2HEX([.E14]+[.$E$67];2)" office:value-type="string" office:string-value="52" calcext:value-type="string">
            <text:p>52</text:p>
          </table:table-cell>
          <table:table-cell table:style-name="ce53" table:formula="of:=DEC2HEX(([.I14]+[.H14]*32+[.G14]*64+[.F14]*128);2)" office:value-type="string" office:string-value="0D" calcext:value-type="string" table:number-columns-spanned="5" table:number-rows-spanned="1">
            <text:p>0D</text:p>
          </table:table-cell>
          <table:covered-table-cell table:number-columns-repeated="4" table:style-name="ce53"/>
          <table:table-cell table:style-name="ce62" table:formula="of:=DEC2HEX(([.R14]*1+[.Q14]*2+[.P14]*4+[.O14]*8+[.N14]*16+[.M14]*32+[.L14]*64+[.K1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4]*1+[.Y14]*2+[.X14]*4+[.W14]*8+[.V14]*16+[.U14]*32+[.T14]*64+[.S1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4]*1+[.AG14]*2+[.AF14]*4+[.AE14]*8+[.AD14]*16+[.AC14]*32+[.AB14]*64+[.AA1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4]*1+[.AO14]*2+[.AN14]*4+[.AM14]*8+[.AL14]*16+[.AK14]*32+[.AJ14]*64+[.AI1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14]*1+[.AW14]*2+[.AV14]*4+[.AU14]*8+[.AT14]*16+[.AS14]*32+[.AR14]*64+[.AQ14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14]+[.AY14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14]*16+[.BG14];2)" office:value-type="string" office:string-value="02" calcext:value-type="string" table:number-columns-spanned="2" table:number-rows-spanned="1">
            <text:p>02</text:p>
          </table:table-cell>
          <table:covered-table-cell table:style-name="ce62"/>
          <table:table-cell table:style-name="ce53" table:formula="of:=DEC2HEX([.BF14]*16+[.BE14];2)" office:value-type="string" office:string-value="BC" calcext:value-type="string" table:number-columns-spanned="2" table:number-rows-spanned="1">
            <text:p>BC</text:p>
          </table:table-cell>
          <table:covered-table-cell table:style-name="ce62"/>
          <table:table-cell table:style-name="ce53" table:formula="of:=DEC2HEX([.BD14]*16+[.BC14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14]*16+[.BA14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70E" calcext:value-type="string">
            <text:p>$070E</text:p>
          </table:table-cell>
          <table:table-cell table:style-name="ce40" table:formula="of:=[.BK83]+1" office:value-type="float" office:value="7" calcext:value-type="float">
            <text:p>7</text:p>
          </table:table-cell>
          <table:table-cell table:style-name="ce49" table:formula="of:=IF([.BZ14]=0;DEC2HEX(0;2);DEC2HEX([.BZ14]+24))" office:value-type="string" office:string-value="00" calcext:value-type="string">
            <text:p>00</text:p>
          </table:table-cell>
          <table:table-cell table:style-name="ce49" table:formula="of:=IF([.CA14]=0;DEC2HEX(0;2);DEC2HEX([.CA14]+50))" office:value-type="string" office:string-value="00" calcext:value-type="string">
            <text:p>00</text:p>
          </table:table-cell>
          <table:table-cell table:style-name="ce54" table:formula="of:=IF([.BX14]=0;DEC2HEX(0;2);DEC2HEX([.BX14]+24))" office:value-type="string" office:string-value="69" calcext:value-type="string">
            <text:p>69</text:p>
          </table:table-cell>
          <table:table-cell table:style-name="ce54" table:formula="of:=IF([.BY14]=0;DEC2HEX(0;2);DEC2HEX([.BY14]+50))" office:value-type="string" office:string-value="6A" calcext:value-type="string">
            <text:p>6A</text:p>
          </table:table-cell>
          <table:table-cell table:style-name="ce49" table:formula="of:=IF([.BV14]=0;DEC2HEX(0;2);DEC2HEX([.BV14]+24))" office:value-type="string" office:string-value="69" calcext:value-type="string">
            <text:p>69</text:p>
          </table:table-cell>
          <table:table-cell table:style-name="ce49" table:formula="of:=IF([.BW14]=0;DEC2HEX(0;2);DEC2HEX([.BW14]+50))" office:value-type="string" office:string-value="6C" calcext:value-type="string">
            <text:p>6C</text:p>
          </table:table-cell>
          <table:table-cell table:style-name="ce54" table:formula="of:=IF([.BT14]=0;DEC2HEX(0;2);DEC2HEX([.BT14]+24))" office:value-type="string" office:string-value="69" calcext:value-type="string">
            <text:p>69</text:p>
          </table:table-cell>
          <table:table-cell table:style-name="ce54" table:formula="of:=IF([.BU14]=0;DEC2HEX(0;2);DEC2HEX([.BU14]+50))" office:value-type="string" office:string-value="6C" calcext:value-type="string">
            <text:p>6C</text:p>
          </table:table-cell>
          <table:table-cell table:style-name="ce49" table:formula="of:=IF([.BR14]=0;DEC2HEX(0;2);DEC2HEX([.BR14]+24))" office:value-type="string" office:string-value="00" calcext:value-type="string">
            <text:p>00</text:p>
          </table:table-cell>
          <table:table-cell table:style-name="ce49" table:formula="of:=IF([.BS14]=0;DEC2HEX(0;2);DEC2HEX([.BS14]+50))" office:value-type="string" office:string-value="00" calcext:value-type="string">
            <text:p>00</text:p>
          </table:table-cell>
          <table:table-cell table:style-name="ce54" table:formula="of:=IF([.BP14]=0;DEC2HEX(0;2);DEC2HEX([.BP14]+24))" office:value-type="string" office:string-value="00" calcext:value-type="string">
            <text:p>00</text:p>
          </table:table-cell>
          <table:table-cell table:style-name="ce54" table:formula="of:=IF([.BQ14]=0;DEC2HEX(0;2);DEC2HEX([.BQ14]+50))" office:value-type="string" office:string-value="00" calcext:value-type="string">
            <text:p>00</text:p>
          </table:table-cell>
          <table:table-cell table:style-name="ce49" table:formula="of:=IF([.BN14]=0;DEC2HEX(0;2);DEC2HEX([.BN14]+24))" office:value-type="string" office:string-value="00" calcext:value-type="string">
            <text:p>00</text:p>
          </table:table-cell>
          <table:table-cell table:style-name="ce49" table:formula="of:=IF([.BO14]=0;DEC2HEX(0;2);DEC2HEX([.BO14]+50))" office:value-type="string" office:string-value="00" calcext:value-type="string">
            <text:p>00</text:p>
          </table:table-cell>
          <table:table-cell table:style-name="ce54" table:formula="of:=IF([.BL14]=0;DEC2HEX(0;2);DEC2HEX([.BL14]+24))" office:value-type="string" office:string-value="00" calcext:value-type="string">
            <text:p>00</text:p>
          </table:table-cell>
          <table:table-cell table:style-name="ce54" table:formula="of:=IF([.BM14]=0;DEC2HEX(0;2);DEC2HEX([.BM14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0A" calcext:value-type="string">
            <text:p>$050A</text:p>
          </table:table-cell>
          <table:table-cell table:style-name="ce43" table:formula="of:=[.B15]" office:value-type="string" office:string-value="Mummy" calcext:value-type="string" table:number-columns-spanned="2" table:number-rows-spanned="1">
            <text:p>Mummy</text:p>
          </table:table-cell>
          <table:covered-table-cell table:style-name="ce48" table:formula="of:=[.D84]+1" office:value-type="float" office:value="8" calcext:value-type="float">
            <text:p>8</text:p>
          </table:covered-table-cell>
          <table:table-cell table:style-name="ce53" table:formula="of:=DEC2HEX([.E15]+[.$E$67];2)" office:value-type="string" office:string-value="55" calcext:value-type="string">
            <text:p>55</text:p>
          </table:table-cell>
          <table:table-cell table:style-name="ce53" table:formula="of:=DEC2HEX(([.I15]+[.H15]*32+[.G15]*64+[.F15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15]*1+[.Q15]*2+[.P15]*4+[.O15]*8+[.N15]*16+[.M15]*32+[.L15]*64+[.K1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5]*1+[.Y15]*2+[.X15]*4+[.W15]*8+[.V15]*16+[.U15]*32+[.T15]*64+[.S1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5]*1+[.AG15]*2+[.AF15]*4+[.AE15]*8+[.AD15]*16+[.AC15]*32+[.AB15]*64+[.AA1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5]*1+[.AO15]*2+[.AN15]*4+[.AM15]*8+[.AL15]*16+[.AK15]*32+[.AJ15]*64+[.AI1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15]*1+[.AW15]*2+[.AV15]*4+[.AU15]*8+[.AT15]*16+[.AS15]*32+[.AR15]*64+[.AQ15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15]+[.AY15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15]*16+[.BG15];2)" office:value-type="string" office:string-value="0F" calcext:value-type="string" table:number-columns-spanned="2" table:number-rows-spanned="1">
            <text:p>0F</text:p>
          </table:table-cell>
          <table:covered-table-cell table:style-name="ce62"/>
          <table:table-cell table:style-name="ce53" table:formula="of:=DEC2HEX([.BF15]*16+[.BE15];2)" office:value-type="string" office:string-value="CB" calcext:value-type="string" table:number-columns-spanned="2" table:number-rows-spanned="1">
            <text:p>CB</text:p>
          </table:table-cell>
          <table:covered-table-cell table:style-name="ce62"/>
          <table:table-cell table:style-name="ce53" table:formula="of:=DEC2HEX([.BD15]*16+[.BC15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15]*16+[.BA15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71E" calcext:value-type="string">
            <text:p>$071E</text:p>
          </table:table-cell>
          <table:table-cell table:style-name="ce40" table:formula="of:=[.BK84]+1" office:value-type="float" office:value="8" calcext:value-type="float">
            <text:p>8</text:p>
          </table:table-cell>
          <table:table-cell table:style-name="ce49" table:formula="of:=IF([.BZ15]=0;DEC2HEX(0;2);DEC2HEX([.BZ15]+24))" office:value-type="string" office:string-value="00" calcext:value-type="string">
            <text:p>00</text:p>
          </table:table-cell>
          <table:table-cell table:style-name="ce49" table:formula="of:=IF([.CA15]=0;DEC2HEX(0;2);DEC2HEX([.CA15]+50))" office:value-type="string" office:string-value="00" calcext:value-type="string">
            <text:p>00</text:p>
          </table:table-cell>
          <table:table-cell table:style-name="ce54" table:formula="of:=IF([.BX15]=0;DEC2HEX(0;2);DEC2HEX([.BX15]+24))" office:value-type="string" office:string-value="70" calcext:value-type="string">
            <text:p>70</text:p>
          </table:table-cell>
          <table:table-cell table:style-name="ce54" table:formula="of:=IF([.BY15]=0;DEC2HEX(0;2);DEC2HEX([.BY15]+50))" office:value-type="string" office:string-value="5F" calcext:value-type="string">
            <text:p>5F</text:p>
          </table:table-cell>
          <table:table-cell table:style-name="ce49" table:formula="of:=IF([.BV15]=0;DEC2HEX(0;2);DEC2HEX([.BV15]+24))" office:value-type="string" office:string-value="70" calcext:value-type="string">
            <text:p>70</text:p>
          </table:table-cell>
          <table:table-cell table:style-name="ce49" table:formula="of:=IF([.BW15]=0;DEC2HEX(0;2);DEC2HEX([.BW15]+50))" office:value-type="string" office:string-value="5F" calcext:value-type="string">
            <text:p>5F</text:p>
          </table:table-cell>
          <table:table-cell table:style-name="ce54" table:formula="of:=IF([.BT15]=0;DEC2HEX(0;2);DEC2HEX([.BT15]+24))" office:value-type="string" office:string-value="70" calcext:value-type="string">
            <text:p>70</text:p>
          </table:table-cell>
          <table:table-cell table:style-name="ce54" table:formula="of:=IF([.BU15]=0;DEC2HEX(0;2);DEC2HEX([.BU15]+50))" office:value-type="string" office:string-value="5F" calcext:value-type="string">
            <text:p>5F</text:p>
          </table:table-cell>
          <table:table-cell table:style-name="ce49" table:formula="of:=IF([.BR15]=0;DEC2HEX(0;2);DEC2HEX([.BR15]+24))" office:value-type="string" office:string-value="00" calcext:value-type="string">
            <text:p>00</text:p>
          </table:table-cell>
          <table:table-cell table:style-name="ce49" table:formula="of:=IF([.BS15]=0;DEC2HEX(0;2);DEC2HEX([.BS15]+50))" office:value-type="string" office:string-value="00" calcext:value-type="string">
            <text:p>00</text:p>
          </table:table-cell>
          <table:table-cell table:style-name="ce54" table:formula="of:=IF([.BP15]=0;DEC2HEX(0;2);DEC2HEX([.BP15]+24))" office:value-type="string" office:string-value="00" calcext:value-type="string">
            <text:p>00</text:p>
          </table:table-cell>
          <table:table-cell table:style-name="ce54" table:formula="of:=IF([.BQ15]=0;DEC2HEX(0;2);DEC2HEX([.BQ15]+50))" office:value-type="string" office:string-value="00" calcext:value-type="string">
            <text:p>00</text:p>
          </table:table-cell>
          <table:table-cell table:style-name="ce49" table:formula="of:=IF([.BN15]=0;DEC2HEX(0;2);DEC2HEX([.BN15]+24))" office:value-type="string" office:string-value="00" calcext:value-type="string">
            <text:p>00</text:p>
          </table:table-cell>
          <table:table-cell table:style-name="ce49" table:formula="of:=IF([.BO15]=0;DEC2HEX(0;2);DEC2HEX([.BO15]+50))" office:value-type="string" office:string-value="00" calcext:value-type="string">
            <text:p>00</text:p>
          </table:table-cell>
          <table:table-cell table:style-name="ce54" table:formula="of:=IF([.BL15]=0;DEC2HEX(0;2);DEC2HEX([.BL15]+24))" office:value-type="string" office:string-value="00" calcext:value-type="string">
            <text:p>00</text:p>
          </table:table-cell>
          <table:table-cell table:style-name="ce54" table:formula="of:=IF([.BM15]=0;DEC2HEX(0;2);DEC2HEX([.BM15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16" calcext:value-type="string">
            <text:p>$0516</text:p>
          </table:table-cell>
          <table:table-cell table:style-name="ce43" table:formula="of:=[.B16]" office:value-type="string" office:string-value="Elf" calcext:value-type="string" table:number-columns-spanned="2" table:number-rows-spanned="1">
            <text:p>Elf</text:p>
          </table:table-cell>
          <table:covered-table-cell table:style-name="ce48" table:formula="of:=[.D85]+1" office:value-type="float" office:value="9" calcext:value-type="float">
            <text:p>9</text:p>
          </table:covered-table-cell>
          <table:table-cell table:style-name="ce53" table:formula="of:=DEC2HEX([.E16]+[.$E$67];2)" office:value-type="string" office:string-value="58" calcext:value-type="string">
            <text:p>58</text:p>
          </table:table-cell>
          <table:table-cell table:style-name="ce53" table:formula="of:=DEC2HEX(([.I16]+[.H16]*32+[.G16]*64+[.F16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16]*1+[.Q16]*2+[.P16]*4+[.O16]*8+[.N16]*16+[.M16]*32+[.L16]*64+[.K1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6]*1+[.Y16]*2+[.X16]*4+[.W16]*8+[.V16]*16+[.U16]*32+[.T16]*64+[.S1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6]*1+[.AG16]*2+[.AF16]*4+[.AE16]*8+[.AD16]*16+[.AC16]*32+[.AB16]*64+[.AA1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6]*1+[.AO16]*2+[.AN16]*4+[.AM16]*8+[.AL16]*16+[.AK16]*32+[.AJ16]*64+[.AI1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16]*1+[.AW16]*2+[.AV16]*4+[.AU16]*8+[.AT16]*16+[.AS16]*32+[.AR16]*64+[.AQ16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16]+[.AY16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16]*16+[.BG16];2)" office:value-type="string" office:string-value="07" calcext:value-type="string" table:number-columns-spanned="2" table:number-rows-spanned="1">
            <text:p>07</text:p>
          </table:table-cell>
          <table:covered-table-cell table:style-name="ce62"/>
          <table:table-cell table:style-name="ce53" table:formula="of:=DEC2HEX([.BF16]*16+[.BE16];2)" office:value-type="string" office:string-value="95" calcext:value-type="string" table:number-columns-spanned="2" table:number-rows-spanned="1">
            <text:p>95</text:p>
          </table:table-cell>
          <table:covered-table-cell table:style-name="ce62"/>
          <table:table-cell table:style-name="ce53" table:formula="of:=DEC2HEX([.BD16]*16+[.BC16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16]*16+[.BA16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72E" calcext:value-type="string">
            <text:p>$072E</text:p>
          </table:table-cell>
          <table:table-cell table:style-name="ce40" table:formula="of:=[.BK85]+1" office:value-type="float" office:value="9" calcext:value-type="float">
            <text:p>9</text:p>
          </table:table-cell>
          <table:table-cell table:style-name="ce49" table:formula="of:=IF([.BZ16]=0;DEC2HEX(0;2);DEC2HEX([.BZ16]+24))" office:value-type="string" office:string-value="00" calcext:value-type="string">
            <text:p>00</text:p>
          </table:table-cell>
          <table:table-cell table:style-name="ce49" table:formula="of:=IF([.CA16]=0;DEC2HEX(0;2);DEC2HEX([.CA16]+50))" office:value-type="string" office:string-value="00" calcext:value-type="string">
            <text:p>00</text:p>
          </table:table-cell>
          <table:table-cell table:style-name="ce54" table:formula="of:=IF([.BX16]=0;DEC2HEX(0;2);DEC2HEX([.BX16]+24))" office:value-type="string" office:string-value="48" calcext:value-type="string">
            <text:p>48</text:p>
          </table:table-cell>
          <table:table-cell table:style-name="ce54" table:formula="of:=IF([.BY16]=0;DEC2HEX(0;2);DEC2HEX([.BY16]+50))" office:value-type="string" office:string-value="4A" calcext:value-type="string">
            <text:p>4A</text:p>
          </table:table-cell>
          <table:table-cell table:style-name="ce49" table:formula="of:=IF([.BV16]=0;DEC2HEX(0;2);DEC2HEX([.BV16]+24))" office:value-type="string" office:string-value="4A" calcext:value-type="string">
            <text:p>4A</text:p>
          </table:table-cell>
          <table:table-cell table:style-name="ce49" table:formula="of:=IF([.BW16]=0;DEC2HEX(0;2);DEC2HEX([.BW16]+50))" office:value-type="string" office:string-value="5B" calcext:value-type="string">
            <text:p>5B</text:p>
          </table:table-cell>
          <table:table-cell table:style-name="ce54" table:formula="of:=IF([.BT16]=0;DEC2HEX(0;2);DEC2HEX([.BT16]+24))" office:value-type="string" office:string-value="68" calcext:value-type="string">
            <text:p>68</text:p>
          </table:table-cell>
          <table:table-cell table:style-name="ce54" table:formula="of:=IF([.BU16]=0;DEC2HEX(0;2);DEC2HEX([.BU16]+50))" office:value-type="string" office:string-value="72" calcext:value-type="string">
            <text:p>72</text:p>
          </table:table-cell>
          <table:table-cell table:style-name="ce49" table:formula="of:=IF([.BR16]=0;DEC2HEX(0;2);DEC2HEX([.BR16]+24))" office:value-type="string" office:string-value="78" calcext:value-type="string">
            <text:p>78</text:p>
          </table:table-cell>
          <table:table-cell table:style-name="ce49" table:formula="of:=IF([.BS16]=0;DEC2HEX(0;2);DEC2HEX([.BS16]+50))" office:value-type="string" office:string-value="3E" calcext:value-type="string">
            <text:p>3E</text:p>
          </table:table-cell>
          <table:table-cell table:style-name="ce54" table:formula="of:=IF([.BP16]=0;DEC2HEX(0;2);DEC2HEX([.BP16]+24))" office:value-type="string" office:string-value="78" calcext:value-type="string">
            <text:p>78</text:p>
          </table:table-cell>
          <table:table-cell table:style-name="ce54" table:formula="of:=IF([.BQ16]=0;DEC2HEX(0;2);DEC2HEX([.BQ16]+50))" office:value-type="string" office:string-value="3E" calcext:value-type="string">
            <text:p>3E</text:p>
          </table:table-cell>
          <table:table-cell table:style-name="ce49" table:formula="of:=IF([.BN16]=0;DEC2HEX(0;2);DEC2HEX([.BN16]+24))" office:value-type="string" office:string-value="78" calcext:value-type="string">
            <text:p>78</text:p>
          </table:table-cell>
          <table:table-cell table:style-name="ce49" table:formula="of:=IF([.BO16]=0;DEC2HEX(0;2);DEC2HEX([.BO16]+50))" office:value-type="string" office:string-value="3E" calcext:value-type="string">
            <text:p>3E</text:p>
          </table:table-cell>
          <table:table-cell table:style-name="ce54" table:formula="of:=IF([.BL16]=0;DEC2HEX(0;2);DEC2HEX([.BL16]+24))" office:value-type="string" office:string-value="00" calcext:value-type="string">
            <text:p>00</text:p>
          </table:table-cell>
          <table:table-cell table:style-name="ce54" table:formula="of:=IF([.BM16]=0;DEC2HEX(0;2);DEC2HEX([.BM16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22" calcext:value-type="string">
            <text:p>$0522</text:p>
          </table:table-cell>
          <table:table-cell table:style-name="ce43" table:formula="of:=[.B17]" office:value-type="string" office:string-value="Ghoul" calcext:value-type="string" table:number-columns-spanned="2" table:number-rows-spanned="1">
            <text:p>Ghoul</text:p>
          </table:table-cell>
          <table:covered-table-cell table:style-name="ce48" table:formula="of:=[.D86]+1" office:value-type="float" office:value="10" calcext:value-type="float">
            <text:p>10</text:p>
          </table:covered-table-cell>
          <table:table-cell table:style-name="ce53" table:formula="of:=DEC2HEX([.E17]+[.$E$67];2)" office:value-type="string" office:string-value="5B" calcext:value-type="string">
            <text:p>5B</text:p>
          </table:table-cell>
          <table:table-cell table:style-name="ce53" table:formula="of:=DEC2HEX(([.I17]+[.H17]*32+[.G17]*64+[.F17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17]*1+[.Q17]*2+[.P17]*4+[.O17]*8+[.N17]*16+[.M17]*32+[.L17]*64+[.K1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7]*1+[.Y17]*2+[.X17]*4+[.W17]*8+[.V17]*16+[.U17]*32+[.T17]*64+[.S1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7]*1+[.AG17]*2+[.AF17]*4+[.AE17]*8+[.AD17]*16+[.AC17]*32+[.AB17]*64+[.AA1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7]*1+[.AO17]*2+[.AN17]*4+[.AM17]*8+[.AL17]*16+[.AK17]*32+[.AJ17]*64+[.AI1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17]*1+[.AW17]*2+[.AV17]*4+[.AU17]*8+[.AT17]*16+[.AS17]*32+[.AR17]*64+[.AQ17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17]+[.AY17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17]*16+[.BG17];2)" office:value-type="string" office:string-value="0D" calcext:value-type="string" table:number-columns-spanned="2" table:number-rows-spanned="1">
            <text:p>0D</text:p>
          </table:table-cell>
          <table:covered-table-cell table:style-name="ce62"/>
          <table:table-cell table:style-name="ce53" table:formula="of:=DEC2HEX([.BF17]*16+[.BE17];2)" office:value-type="string" office:string-value="BC" calcext:value-type="string" table:number-columns-spanned="2" table:number-rows-spanned="1">
            <text:p>BC</text:p>
          </table:table-cell>
          <table:covered-table-cell table:style-name="ce62"/>
          <table:table-cell table:style-name="ce53" table:formula="of:=DEC2HEX([.BD17]*16+[.BC17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17]*16+[.BA17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73E" calcext:value-type="string">
            <text:p>$073E</text:p>
          </table:table-cell>
          <table:table-cell table:style-name="ce40" table:formula="of:=[.BK86]+1" office:value-type="float" office:value="10" calcext:value-type="float">
            <text:p>10</text:p>
          </table:table-cell>
          <table:table-cell table:style-name="ce49" table:formula="of:=IF([.BZ17]=0;DEC2HEX(0;2);DEC2HEX([.BZ17]+24))" office:value-type="string" office:string-value="00" calcext:value-type="string">
            <text:p>00</text:p>
          </table:table-cell>
          <table:table-cell table:style-name="ce49" table:formula="of:=IF([.CA17]=0;DEC2HEX(0;2);DEC2HEX([.CA17]+50))" office:value-type="string" office:string-value="00" calcext:value-type="string">
            <text:p>00</text:p>
          </table:table-cell>
          <table:table-cell table:style-name="ce54" table:formula="of:=IF([.BX17]=0;DEC2HEX(0;2);DEC2HEX([.BX17]+24))" office:value-type="string" office:string-value="00" calcext:value-type="string">
            <text:p>00</text:p>
          </table:table-cell>
          <table:table-cell table:style-name="ce54" table:formula="of:=IF([.BY17]=0;DEC2HEX(0;2);DEC2HEX([.BY17]+50))" office:value-type="string" office:string-value="00" calcext:value-type="string">
            <text:p>00</text:p>
          </table:table-cell>
          <table:table-cell table:style-name="ce49" table:formula="of:=IF([.BV17]=0;DEC2HEX(0;2);DEC2HEX([.BV17]+24))" office:value-type="string" office:string-value="00" calcext:value-type="string">
            <text:p>00</text:p>
          </table:table-cell>
          <table:table-cell table:style-name="ce49" table:formula="of:=IF([.BW17]=0;DEC2HEX(0;2);DEC2HEX([.BW17]+50))" office:value-type="string" office:string-value="00" calcext:value-type="string">
            <text:p>00</text:p>
          </table:table-cell>
          <table:table-cell table:style-name="ce54" table:formula="of:=IF([.BT17]=0;DEC2HEX(0;2);DEC2HEX([.BT17]+24))" office:value-type="string" office:string-value="00" calcext:value-type="string">
            <text:p>00</text:p>
          </table:table-cell>
          <table:table-cell table:style-name="ce54" table:formula="of:=IF([.BU17]=0;DEC2HEX(0;2);DEC2HEX([.BU17]+50))" office:value-type="string" office:string-value="00" calcext:value-type="string">
            <text:p>00</text:p>
          </table:table-cell>
          <table:table-cell table:style-name="ce49" table:formula="of:=IF([.BR17]=0;DEC2HEX(0;2);DEC2HEX([.BR17]+24))" office:value-type="string" office:string-value="00" calcext:value-type="string">
            <text:p>00</text:p>
          </table:table-cell>
          <table:table-cell table:style-name="ce49" table:formula="of:=IF([.BS17]=0;DEC2HEX(0;2);DEC2HEX([.BS17]+50))" office:value-type="string" office:string-value="00" calcext:value-type="string">
            <text:p>00</text:p>
          </table:table-cell>
          <table:table-cell table:style-name="ce54" table:formula="of:=IF([.BP17]=0;DEC2HEX(0;2);DEC2HEX([.BP17]+24))" office:value-type="string" office:string-value="78" calcext:value-type="string">
            <text:p>78</text:p>
          </table:table-cell>
          <table:table-cell table:style-name="ce54" table:formula="of:=IF([.BQ17]=0;DEC2HEX(0;2);DEC2HEX([.BQ17]+50))" office:value-type="string" office:string-value="7A" calcext:value-type="string">
            <text:p>7A</text:p>
          </table:table-cell>
          <table:table-cell table:style-name="ce49" table:formula="of:=IF([.BN17]=0;DEC2HEX(0;2);DEC2HEX([.BN17]+24))" office:value-type="string" office:string-value="78" calcext:value-type="string">
            <text:p>78</text:p>
          </table:table-cell>
          <table:table-cell table:style-name="ce49" table:formula="of:=IF([.BO17]=0;DEC2HEX(0;2);DEC2HEX([.BO17]+50))" office:value-type="string" office:string-value="7D" calcext:value-type="string">
            <text:p>7D</text:p>
          </table:table-cell>
          <table:table-cell table:style-name="ce54" table:formula="of:=IF([.BL17]=0;DEC2HEX(0;2);DEC2HEX([.BL17]+24))" office:value-type="string" office:string-value="78" calcext:value-type="string">
            <text:p>78</text:p>
          </table:table-cell>
          <table:table-cell table:style-name="ce54" table:formula="of:=IF([.BM17]=0;DEC2HEX(0;2);DEC2HEX([.BM17]+50))" office:value-type="string" office:string-value="7D" calcext:value-type="string">
            <text:p>7D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2E" calcext:value-type="string">
            <text:p>$052E</text:p>
          </table:table-cell>
          <table:table-cell table:style-name="ce43" table:formula="of:=[.B18]" office:value-type="string" office:string-value="Dwarf" calcext:value-type="string" table:number-columns-spanned="2" table:number-rows-spanned="1">
            <text:p>Dwarf</text:p>
          </table:table-cell>
          <table:covered-table-cell table:style-name="ce48" table:formula="of:=[.D87]+1" office:value-type="float" office:value="11" calcext:value-type="float">
            <text:p>11</text:p>
          </table:covered-table-cell>
          <table:table-cell table:style-name="ce53" table:formula="of:=DEC2HEX([.E18]+[.$E$67];2)" office:value-type="string" office:string-value="5E" calcext:value-type="string">
            <text:p>5E</text:p>
          </table:table-cell>
          <table:table-cell table:style-name="ce53" table:formula="of:=DEC2HEX(([.I18]+[.H18]*32+[.G18]*64+[.F18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18]*1+[.Q18]*2+[.P18]*4+[.O18]*8+[.N18]*16+[.M18]*32+[.L18]*64+[.K1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8]*1+[.Y18]*2+[.X18]*4+[.W18]*8+[.V18]*16+[.U18]*32+[.T18]*64+[.S1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8]*1+[.AG18]*2+[.AF18]*4+[.AE18]*8+[.AD18]*16+[.AC18]*32+[.AB18]*64+[.AA1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8]*1+[.AO18]*2+[.AN18]*4+[.AM18]*8+[.AL18]*16+[.AK18]*32+[.AJ18]*64+[.AI1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18]*1+[.AW18]*2+[.AV18]*4+[.AU18]*8+[.AT18]*16+[.AS18]*32+[.AR18]*64+[.AQ18]*128);2)" office:value-type="string" office:string-value="1E" calcext:value-type="string" table:number-columns-spanned="8" table:number-rows-spanned="1">
            <text:p>1E</text:p>
          </table:table-cell>
          <table:covered-table-cell table:number-columns-repeated="7" table:style-name="ce62"/>
          <table:table-cell table:style-name="ce53" table:formula="of:=DEC2HEX([.AZ18]+[.AY18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18]*16+[.BG18];2)" office:value-type="string" office:string-value="07" calcext:value-type="string" table:number-columns-spanned="2" table:number-rows-spanned="1">
            <text:p>07</text:p>
          </table:table-cell>
          <table:covered-table-cell table:style-name="ce62"/>
          <table:table-cell table:style-name="ce53" table:formula="of:=DEC2HEX([.BF18]*16+[.BE18];2)" office:value-type="string" office:string-value="C9" calcext:value-type="string" table:number-columns-spanned="2" table:number-rows-spanned="1">
            <text:p>C9</text:p>
          </table:table-cell>
          <table:covered-table-cell table:style-name="ce62"/>
          <table:table-cell table:style-name="ce53" table:formula="of:=DEC2HEX([.BD18]*16+[.BC18];2)" office:value-type="string" office:string-value="60" calcext:value-type="string" table:number-columns-spanned="2" table:number-rows-spanned="1">
            <text:p>60</text:p>
          </table:table-cell>
          <table:covered-table-cell table:style-name="ce62"/>
          <table:table-cell table:style-name="ce53" table:formula="of:=DEC2HEX([.BB18]*16+[.BA18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74E" calcext:value-type="string">
            <text:p>$074E</text:p>
          </table:table-cell>
          <table:table-cell table:style-name="ce40" table:formula="of:=[.BK87]+1" office:value-type="float" office:value="11" calcext:value-type="float">
            <text:p>11</text:p>
          </table:table-cell>
          <table:table-cell table:style-name="ce49" table:formula="of:=IF([.BZ18]=0;DEC2HEX(0;2);DEC2HEX([.BZ18]+24))" office:value-type="string" office:string-value="6E" calcext:value-type="string">
            <text:p>6E</text:p>
          </table:table-cell>
          <table:table-cell table:style-name="ce49" table:formula="of:=IF([.CA18]=0;DEC2HEX(0;2);DEC2HEX([.CA18]+50))" office:value-type="string" office:string-value="7F" calcext:value-type="string">
            <text:p>7F</text:p>
          </table:table-cell>
          <table:table-cell table:style-name="ce54" table:formula="of:=IF([.BX18]=0;DEC2HEX(0;2);DEC2HEX([.BX18]+24))" office:value-type="string" office:string-value="00" calcext:value-type="string">
            <text:p>00</text:p>
          </table:table-cell>
          <table:table-cell table:style-name="ce54" table:formula="of:=IF([.BY18]=0;DEC2HEX(0;2);DEC2HEX([.BY18]+50))" office:value-type="string" office:string-value="00" calcext:value-type="string">
            <text:p>00</text:p>
          </table:table-cell>
          <table:table-cell table:style-name="ce49" table:formula="of:=IF([.BV18]=0;DEC2HEX(0;2);DEC2HEX([.BV18]+24))" office:value-type="string" office:string-value="00" calcext:value-type="string">
            <text:p>00</text:p>
          </table:table-cell>
          <table:table-cell table:style-name="ce49" table:formula="of:=IF([.BW18]=0;DEC2HEX(0;2);DEC2HEX([.BW18]+50))" office:value-type="string" office:string-value="00" calcext:value-type="string">
            <text:p>00</text:p>
          </table:table-cell>
          <table:table-cell table:style-name="ce54" table:formula="of:=IF([.BT18]=0;DEC2HEX(0;2);DEC2HEX([.BT18]+24))" office:value-type="string" office:string-value="00" calcext:value-type="string">
            <text:p>00</text:p>
          </table:table-cell>
          <table:table-cell table:style-name="ce54" table:formula="of:=IF([.BU18]=0;DEC2HEX(0;2);DEC2HEX([.BU18]+50))" office:value-type="string" office:string-value="00" calcext:value-type="string">
            <text:p>00</text:p>
          </table:table-cell>
          <table:table-cell table:style-name="ce49" table:formula="of:=IF([.BR18]=0;DEC2HEX(0;2);DEC2HEX([.BR18]+24))" office:value-type="string" office:string-value="00" calcext:value-type="string">
            <text:p>00</text:p>
          </table:table-cell>
          <table:table-cell table:style-name="ce49" table:formula="of:=IF([.BS18]=0;DEC2HEX(0;2);DEC2HEX([.BS18]+50))" office:value-type="string" office:string-value="00" calcext:value-type="string">
            <text:p>00</text:p>
          </table:table-cell>
          <table:table-cell table:style-name="ce54" table:formula="of:=IF([.BP18]=0;DEC2HEX(0;2);DEC2HEX([.BP18]+24))" office:value-type="string" office:string-value="00" calcext:value-type="string">
            <text:p>00</text:p>
          </table:table-cell>
          <table:table-cell table:style-name="ce54" table:formula="of:=IF([.BQ18]=0;DEC2HEX(0;2);DEC2HEX([.BQ18]+50))" office:value-type="string" office:string-value="00" calcext:value-type="string">
            <text:p>00</text:p>
          </table:table-cell>
          <table:table-cell table:style-name="ce49" table:formula="of:=IF([.BN18]=0;DEC2HEX(0;2);DEC2HEX([.BN18]+24))" office:value-type="string" office:string-value="00" calcext:value-type="string">
            <text:p>00</text:p>
          </table:table-cell>
          <table:table-cell table:style-name="ce49" table:formula="of:=IF([.BO18]=0;DEC2HEX(0;2);DEC2HEX([.BO18]+50))" office:value-type="string" office:string-value="00" calcext:value-type="string">
            <text:p>00</text:p>
          </table:table-cell>
          <table:table-cell table:style-name="ce54" table:formula="of:=IF([.BL18]=0;DEC2HEX(0;2);DEC2HEX([.BL18]+24))" office:value-type="string" office:string-value="00" calcext:value-type="string">
            <text:p>00</text:p>
          </table:table-cell>
          <table:table-cell table:style-name="ce54" table:formula="of:=IF([.BM18]=0;DEC2HEX(0;2);DEC2HEX([.BM18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3A" calcext:value-type="string">
            <text:p>$053A</text:p>
          </table:table-cell>
          <table:table-cell table:style-name="ce43" table:formula="of:=[.B19]" office:value-type="string" office:string-value="Troll" calcext:value-type="string" table:number-columns-spanned="2" table:number-rows-spanned="1">
            <text:p>Troll</text:p>
          </table:table-cell>
          <table:covered-table-cell table:style-name="ce48" table:formula="of:=[.D88]+1" office:value-type="float" office:value="12" calcext:value-type="float">
            <text:p>12</text:p>
          </table:covered-table-cell>
          <table:table-cell table:style-name="ce53" table:formula="of:=DEC2HEX([.E19]+[.$E$67];2)" office:value-type="string" office:string-value="62" calcext:value-type="string">
            <text:p>62</text:p>
          </table:table-cell>
          <table:table-cell table:style-name="ce53" table:formula="of:=DEC2HEX(([.I19]+[.H19]*32+[.G19]*64+[.F19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19]*1+[.Q19]*2+[.P19]*4+[.O19]*8+[.N19]*16+[.M19]*32+[.L19]*64+[.K19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19]*1+[.Y19]*2+[.X19]*4+[.W19]*8+[.V19]*16+[.U19]*32+[.T19]*64+[.S19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19]*1+[.AG19]*2+[.AF19]*4+[.AE19]*8+[.AD19]*16+[.AC19]*32+[.AB19]*64+[.AA19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19]*1+[.AO19]*2+[.AN19]*4+[.AM19]*8+[.AL19]*16+[.AK19]*32+[.AJ19]*64+[.AI19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19]*1+[.AW19]*2+[.AV19]*4+[.AU19]*8+[.AT19]*16+[.AS19]*32+[.AR19]*64+[.AQ19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19]+[.AY19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19]*16+[.BG19];2)" office:value-type="string" office:string-value="0D" calcext:value-type="string" table:number-columns-spanned="2" table:number-rows-spanned="1">
            <text:p>0D</text:p>
          </table:table-cell>
          <table:covered-table-cell table:style-name="ce62"/>
          <table:table-cell table:style-name="ce53" table:formula="of:=DEC2HEX([.BF19]*16+[.BE19];2)" office:value-type="string" office:string-value="B5" calcext:value-type="string" table:number-columns-spanned="2" table:number-rows-spanned="1">
            <text:p>B5</text:p>
          </table:table-cell>
          <table:covered-table-cell table:style-name="ce62"/>
          <table:table-cell table:style-name="ce53" table:formula="of:=DEC2HEX([.BD19]*16+[.BC19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19]*16+[.BA19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75E" calcext:value-type="string">
            <text:p>$075E</text:p>
          </table:table-cell>
          <table:table-cell table:style-name="ce40" table:formula="of:=[.BK88]+1" office:value-type="float" office:value="12" calcext:value-type="float">
            <text:p>12</text:p>
          </table:table-cell>
          <table:table-cell table:style-name="ce49" table:formula="of:=IF([.BZ19]=0;DEC2HEX(0;2);DEC2HEX([.BZ19]+24))" office:value-type="string" office:string-value="00" calcext:value-type="string">
            <text:p>00</text:p>
          </table:table-cell>
          <table:table-cell table:style-name="ce49" table:formula="of:=IF([.CA19]=0;DEC2HEX(0;2);DEC2HEX([.CA19]+50))" office:value-type="string" office:string-value="00" calcext:value-type="string">
            <text:p>00</text:p>
          </table:table-cell>
          <table:table-cell table:style-name="ce54" table:formula="of:=IF([.BX19]=0;DEC2HEX(0;2);DEC2HEX([.BX19]+24))" office:value-type="string" office:string-value="7C" calcext:value-type="string">
            <text:p>7C</text:p>
          </table:table-cell>
          <table:table-cell table:style-name="ce54" table:formula="of:=IF([.BY19]=0;DEC2HEX(0;2);DEC2HEX([.BY19]+50))" office:value-type="string" office:string-value="91" calcext:value-type="string">
            <text:p>91</text:p>
          </table:table-cell>
          <table:table-cell table:style-name="ce49" table:formula="of:=IF([.BV19]=0;DEC2HEX(0;2);DEC2HEX([.BV19]+24))" office:value-type="string" office:string-value="00" calcext:value-type="string">
            <text:p>00</text:p>
          </table:table-cell>
          <table:table-cell table:style-name="ce49" table:formula="of:=IF([.BW19]=0;DEC2HEX(0;2);DEC2HEX([.BW19]+50))" office:value-type="string" office:string-value="00" calcext:value-type="string">
            <text:p>00</text:p>
          </table:table-cell>
          <table:table-cell table:style-name="ce54" table:formula="of:=IF([.BT19]=0;DEC2HEX(0;2);DEC2HEX([.BT19]+24))" office:value-type="string" office:string-value="00" calcext:value-type="string">
            <text:p>00</text:p>
          </table:table-cell>
          <table:table-cell table:style-name="ce54" table:formula="of:=IF([.BU19]=0;DEC2HEX(0;2);DEC2HEX([.BU19]+50))" office:value-type="string" office:string-value="00" calcext:value-type="string">
            <text:p>00</text:p>
          </table:table-cell>
          <table:table-cell table:style-name="ce49" table:formula="of:=IF([.BR19]=0;DEC2HEX(0;2);DEC2HEX([.BR19]+24))" office:value-type="string" office:string-value="00" calcext:value-type="string">
            <text:p>00</text:p>
          </table:table-cell>
          <table:table-cell table:style-name="ce49" table:formula="of:=IF([.BS19]=0;DEC2HEX(0;2);DEC2HEX([.BS19]+50))" office:value-type="string" office:string-value="00" calcext:value-type="string">
            <text:p>00</text:p>
          </table:table-cell>
          <table:table-cell table:style-name="ce54" table:formula="of:=IF([.BP19]=0;DEC2HEX(0;2);DEC2HEX([.BP19]+24))" office:value-type="string" office:string-value="00" calcext:value-type="string">
            <text:p>00</text:p>
          </table:table-cell>
          <table:table-cell table:style-name="ce54" table:formula="of:=IF([.BQ19]=0;DEC2HEX(0;2);DEC2HEX([.BQ19]+50))" office:value-type="string" office:string-value="00" calcext:value-type="string">
            <text:p>00</text:p>
          </table:table-cell>
          <table:table-cell table:style-name="ce49" table:formula="of:=IF([.BN19]=0;DEC2HEX(0;2);DEC2HEX([.BN19]+24))" office:value-type="string" office:string-value="00" calcext:value-type="string">
            <text:p>00</text:p>
          </table:table-cell>
          <table:table-cell table:style-name="ce49" table:formula="of:=IF([.BO19]=0;DEC2HEX(0;2);DEC2HEX([.BO19]+50))" office:value-type="string" office:string-value="00" calcext:value-type="string">
            <text:p>00</text:p>
          </table:table-cell>
          <table:table-cell table:style-name="ce54" table:formula="of:=IF([.BL19]=0;DEC2HEX(0;2);DEC2HEX([.BL19]+24))" office:value-type="string" office:string-value="00" calcext:value-type="string">
            <text:p>00</text:p>
          </table:table-cell>
          <table:table-cell table:style-name="ce54" table:formula="of:=IF([.BM19]=0;DEC2HEX(0;2);DEC2HEX([.BM19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46" calcext:value-type="string">
            <text:p>$0546</text:p>
          </table:table-cell>
          <table:table-cell table:style-name="ce43" table:formula="of:=[.B20]" office:value-type="string" office:string-value="Wraith" calcext:value-type="string" table:number-columns-spanned="2" table:number-rows-spanned="1">
            <text:p>Wraith</text:p>
          </table:table-cell>
          <table:covered-table-cell table:style-name="ce48" table:formula="of:=[.D89]+1" office:value-type="float" office:value="13" calcext:value-type="float">
            <text:p>13</text:p>
          </table:covered-table-cell>
          <table:table-cell table:style-name="ce53" table:formula="of:=DEC2HEX([.E20]+[.$E$67];2)" office:value-type="string" office:string-value="65" calcext:value-type="string">
            <text:p>65</text:p>
          </table:table-cell>
          <table:table-cell table:style-name="ce53" table:formula="of:=DEC2HEX(([.I20]+[.H20]*32+[.G20]*64+[.F20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20]*1+[.Q20]*2+[.P20]*4+[.O20]*8+[.N20]*16+[.M20]*32+[.L20]*64+[.K2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20]*1+[.Y20]*2+[.X20]*4+[.W20]*8+[.V20]*16+[.U20]*32+[.T20]*64+[.S2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20]*1+[.AG20]*2+[.AF20]*4+[.AE20]*8+[.AD20]*16+[.AC20]*32+[.AB20]*64+[.AA2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20]*1+[.AO20]*2+[.AN20]*4+[.AM20]*8+[.AL20]*16+[.AK20]*32+[.AJ20]*64+[.AI2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20]*1+[.AW20]*2+[.AV20]*4+[.AU20]*8+[.AT20]*16+[.AS20]*32+[.AR20]*64+[.AQ20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20]+[.AY20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20]*16+[.BG20];2)" office:value-type="string" office:string-value="07" calcext:value-type="string" table:number-columns-spanned="2" table:number-rows-spanned="1">
            <text:p>07</text:p>
          </table:table-cell>
          <table:covered-table-cell table:style-name="ce62"/>
          <table:table-cell table:style-name="ce53" table:formula="of:=DEC2HEX([.BF20]*16+[.BE20];2)" office:value-type="string" office:string-value="FB" calcext:value-type="string" table:number-columns-spanned="2" table:number-rows-spanned="1">
            <text:p>FB</text:p>
          </table:table-cell>
          <table:covered-table-cell table:style-name="ce62"/>
          <table:table-cell table:style-name="ce53" table:formula="of:=DEC2HEX([.BD20]*16+[.BC20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20]*16+[.BA20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76E" calcext:value-type="string">
            <text:p>$076E</text:p>
          </table:table-cell>
          <table:table-cell table:style-name="ce40" table:formula="of:=[.BK89]+1" office:value-type="float" office:value="13" calcext:value-type="float">
            <text:p>13</text:p>
          </table:table-cell>
          <table:table-cell table:style-name="ce49" table:formula="of:=IF([.BZ20]=0;DEC2HEX(0;2);DEC2HEX([.BZ20]+24))" office:value-type="string" office:string-value="00" calcext:value-type="string">
            <text:p>00</text:p>
          </table:table-cell>
          <table:table-cell table:style-name="ce49" table:formula="of:=IF([.CA20]=0;DEC2HEX(0;2);DEC2HEX([.CA20]+50))" office:value-type="string" office:string-value="00" calcext:value-type="string">
            <text:p>00</text:p>
          </table:table-cell>
          <table:table-cell table:style-name="ce54" table:formula="of:=IF([.BX20]=0;DEC2HEX(0;2);DEC2HEX([.BX20]+24))" office:value-type="string" office:string-value="69" calcext:value-type="string">
            <text:p>69</text:p>
          </table:table-cell>
          <table:table-cell table:style-name="ce54" table:formula="of:=IF([.BY20]=0;DEC2HEX(0;2);DEC2HEX([.BY20]+50))" office:value-type="string" office:string-value="6B" calcext:value-type="string">
            <text:p>6B</text:p>
          </table:table-cell>
          <table:table-cell table:style-name="ce49" table:formula="of:=IF([.BV20]=0;DEC2HEX(0;2);DEC2HEX([.BV20]+24))" office:value-type="string" office:string-value="69" calcext:value-type="string">
            <text:p>69</text:p>
          </table:table-cell>
          <table:table-cell table:style-name="ce49" table:formula="of:=IF([.BW20]=0;DEC2HEX(0;2);DEC2HEX([.BW20]+50))" office:value-type="string" office:string-value="6E" calcext:value-type="string">
            <text:p>6E</text:p>
          </table:table-cell>
          <table:table-cell table:style-name="ce54" table:formula="of:=IF([.BT20]=0;DEC2HEX(0;2);DEC2HEX([.BT20]+24))" office:value-type="string" office:string-value="69" calcext:value-type="string">
            <text:p>69</text:p>
          </table:table-cell>
          <table:table-cell table:style-name="ce54" table:formula="of:=IF([.BU20]=0;DEC2HEX(0;2);DEC2HEX([.BU20]+50))" office:value-type="string" office:string-value="6B" calcext:value-type="string">
            <text:p>6B</text:p>
          </table:table-cell>
          <table:table-cell table:style-name="ce49" table:formula="of:=IF([.BR20]=0;DEC2HEX(0;2);DEC2HEX([.BR20]+24))" office:value-type="string" office:string-value="00" calcext:value-type="string">
            <text:p>00</text:p>
          </table:table-cell>
          <table:table-cell table:style-name="ce49" table:formula="of:=IF([.BS20]=0;DEC2HEX(0;2);DEC2HEX([.BS20]+50))" office:value-type="string" office:string-value="00" calcext:value-type="string">
            <text:p>00</text:p>
          </table:table-cell>
          <table:table-cell table:style-name="ce54" table:formula="of:=IF([.BP20]=0;DEC2HEX(0;2);DEC2HEX([.BP20]+24))" office:value-type="string" office:string-value="00" calcext:value-type="string">
            <text:p>00</text:p>
          </table:table-cell>
          <table:table-cell table:style-name="ce54" table:formula="of:=IF([.BQ20]=0;DEC2HEX(0;2);DEC2HEX([.BQ20]+50))" office:value-type="string" office:string-value="00" calcext:value-type="string">
            <text:p>00</text:p>
          </table:table-cell>
          <table:table-cell table:style-name="ce49" table:formula="of:=IF([.BN20]=0;DEC2HEX(0;2);DEC2HEX([.BN20]+24))" office:value-type="string" office:string-value="00" calcext:value-type="string">
            <text:p>00</text:p>
          </table:table-cell>
          <table:table-cell table:style-name="ce49" table:formula="of:=IF([.BO20]=0;DEC2HEX(0;2);DEC2HEX([.BO20]+50))" office:value-type="string" office:string-value="00" calcext:value-type="string">
            <text:p>00</text:p>
          </table:table-cell>
          <table:table-cell table:style-name="ce54" table:formula="of:=IF([.BL20]=0;DEC2HEX(0;2);DEC2HEX([.BL20]+24))" office:value-type="string" office:string-value="00" calcext:value-type="string">
            <text:p>00</text:p>
          </table:table-cell>
          <table:table-cell table:style-name="ce54" table:formula="of:=IF([.BM20]=0;DEC2HEX(0;2);DEC2HEX([.BM20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52" calcext:value-type="string">
            <text:p>$0552</text:p>
          </table:table-cell>
          <table:table-cell table:style-name="ce43" table:formula="of:=[.B21]" office:value-type="string" office:string-value="Ogre" calcext:value-type="string" table:number-columns-spanned="2" table:number-rows-spanned="1">
            <text:p>Ogre</text:p>
          </table:table-cell>
          <table:covered-table-cell table:style-name="ce48" table:formula="of:=[.D90]+1" office:value-type="float" office:value="14" calcext:value-type="float">
            <text:p>14</text:p>
          </table:covered-table-cell>
          <table:table-cell table:style-name="ce53" table:formula="of:=DEC2HEX([.E21]+[.$E$67];2)" office:value-type="string" office:string-value="68" calcext:value-type="string">
            <text:p>68</text:p>
          </table:table-cell>
          <table:table-cell table:style-name="ce53" table:formula="of:=DEC2HEX(([.I21]+[.H21]*32+[.G21]*64+[.F21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21]*1+[.Q21]*2+[.P21]*4+[.O21]*8+[.N21]*16+[.M21]*32+[.L21]*64+[.K21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21]*1+[.Y21]*2+[.X21]*4+[.W21]*8+[.V21]*16+[.U21]*32+[.T21]*64+[.S21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21]*1+[.AG21]*2+[.AF21]*4+[.AE21]*8+[.AD21]*16+[.AC21]*32+[.AB21]*64+[.AA21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21]*1+[.AO21]*2+[.AN21]*4+[.AM21]*8+[.AL21]*16+[.AK21]*32+[.AJ21]*64+[.AI21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21]*1+[.AW21]*2+[.AV21]*4+[.AU21]*8+[.AT21]*16+[.AS21]*32+[.AR21]*64+[.AQ21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21]+[.AY21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21]*16+[.BG21];2)" office:value-type="string" office:string-value="0B" calcext:value-type="string" table:number-columns-spanned="2" table:number-rows-spanned="1">
            <text:p>0B</text:p>
          </table:table-cell>
          <table:covered-table-cell table:style-name="ce62"/>
          <table:table-cell table:style-name="ce53" table:formula="of:=DEC2HEX([.BF21]*16+[.BE21];2)" office:value-type="string" office:string-value="9C" calcext:value-type="string" table:number-columns-spanned="2" table:number-rows-spanned="1">
            <text:p>9C</text:p>
          </table:table-cell>
          <table:covered-table-cell table:style-name="ce62"/>
          <table:table-cell table:style-name="ce53" table:formula="of:=DEC2HEX([.BD21]*16+[.BC21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21]*16+[.BA21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77E" calcext:value-type="string">
            <text:p>$077E</text:p>
          </table:table-cell>
          <table:table-cell table:style-name="ce40" table:formula="of:=[.BK90]+1" office:value-type="float" office:value="14" calcext:value-type="float">
            <text:p>14</text:p>
          </table:table-cell>
          <table:table-cell table:style-name="ce49" table:formula="of:=IF([.BZ21]=0;DEC2HEX(0;2);DEC2HEX([.BZ21]+24))" office:value-type="string" office:string-value="00" calcext:value-type="string">
            <text:p>00</text:p>
          </table:table-cell>
          <table:table-cell table:style-name="ce49" table:formula="of:=IF([.CA21]=0;DEC2HEX(0;2);DEC2HEX([.CA21]+50))" office:value-type="string" office:string-value="00" calcext:value-type="string">
            <text:p>00</text:p>
          </table:table-cell>
          <table:table-cell table:style-name="ce54" table:formula="of:=IF([.BX21]=0;DEC2HEX(0;2);DEC2HEX([.BX21]+24))" office:value-type="string" office:string-value="00" calcext:value-type="string">
            <text:p>00</text:p>
          </table:table-cell>
          <table:table-cell table:style-name="ce54" table:formula="of:=IF([.BY21]=0;DEC2HEX(0;2);DEC2HEX([.BY21]+50))" office:value-type="string" office:string-value="00" calcext:value-type="string">
            <text:p>00</text:p>
          </table:table-cell>
          <table:table-cell table:style-name="ce49" table:formula="of:=IF([.BV21]=0;DEC2HEX(0;2);DEC2HEX([.BV21]+24))" office:value-type="string" office:string-value="00" calcext:value-type="string">
            <text:p>00</text:p>
          </table:table-cell>
          <table:table-cell table:style-name="ce49" table:formula="of:=IF([.BW21]=0;DEC2HEX(0;2);DEC2HEX([.BW21]+50))" office:value-type="string" office:string-value="00" calcext:value-type="string">
            <text:p>00</text:p>
          </table:table-cell>
          <table:table-cell table:style-name="ce54" table:formula="of:=IF([.BT21]=0;DEC2HEX(0;2);DEC2HEX([.BT21]+24))" office:value-type="string" office:string-value="00" calcext:value-type="string">
            <text:p>00</text:p>
          </table:table-cell>
          <table:table-cell table:style-name="ce54" table:formula="of:=IF([.BU21]=0;DEC2HEX(0;2);DEC2HEX([.BU21]+50))" office:value-type="string" office:string-value="00" calcext:value-type="string">
            <text:p>00</text:p>
          </table:table-cell>
          <table:table-cell table:style-name="ce49" table:formula="of:=IF([.BR21]=0;DEC2HEX(0;2);DEC2HEX([.BR21]+24))" office:value-type="string" office:string-value="00" calcext:value-type="string">
            <text:p>00</text:p>
          </table:table-cell>
          <table:table-cell table:style-name="ce49" table:formula="of:=IF([.BS21]=0;DEC2HEX(0;2);DEC2HEX([.BS21]+50))" office:value-type="string" office:string-value="00" calcext:value-type="string">
            <text:p>00</text:p>
          </table:table-cell>
          <table:table-cell table:style-name="ce54" table:formula="of:=IF([.BP21]=0;DEC2HEX(0;2);DEC2HEX([.BP21]+24))" office:value-type="string" office:string-value="80" calcext:value-type="string">
            <text:p>80</text:p>
          </table:table-cell>
          <table:table-cell table:style-name="ce54" table:formula="of:=IF([.BQ21]=0;DEC2HEX(0;2);DEC2HEX([.BQ21]+50))" office:value-type="string" office:string-value="7C" calcext:value-type="string">
            <text:p>7C</text:p>
          </table:table-cell>
          <table:table-cell table:style-name="ce49" table:formula="of:=IF([.BN21]=0;DEC2HEX(0;2);DEC2HEX([.BN21]+24))" office:value-type="string" office:string-value="80" calcext:value-type="string">
            <text:p>80</text:p>
          </table:table-cell>
          <table:table-cell table:style-name="ce49" table:formula="of:=IF([.BO21]=0;DEC2HEX(0;2);DEC2HEX([.BO21]+50))" office:value-type="string" office:string-value="7C" calcext:value-type="string">
            <text:p>7C</text:p>
          </table:table-cell>
          <table:table-cell table:style-name="ce54" table:formula="of:=IF([.BL21]=0;DEC2HEX(0;2);DEC2HEX([.BL21]+24))" office:value-type="string" office:string-value="80" calcext:value-type="string">
            <text:p>80</text:p>
          </table:table-cell>
          <table:table-cell table:style-name="ce54" table:formula="of:=IF([.BM21]=0;DEC2HEX(0;2);DEC2HEX([.BM21]+50))" office:value-type="string" office:string-value="7C" calcext:value-type="string">
            <text:p>7C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5E" calcext:value-type="string">
            <text:p>$055E</text:p>
          </table:table-cell>
          <table:table-cell table:style-name="ce43" table:formula="of:=[.B22]" office:value-type="string" office:string-value="Minotaur" calcext:value-type="string" table:number-columns-spanned="2" table:number-rows-spanned="1">
            <text:p>Minotaur</text:p>
          </table:table-cell>
          <table:covered-table-cell table:style-name="ce48" table:formula="of:=[.D91]+1" office:value-type="float" office:value="15" calcext:value-type="float">
            <text:p>15</text:p>
          </table:covered-table-cell>
          <table:table-cell table:style-name="ce53" table:formula="of:=DEC2HEX([.E22]+[.$E$67];2)" office:value-type="string" office:string-value="6B" calcext:value-type="string">
            <text:p>6B</text:p>
          </table:table-cell>
          <table:table-cell table:style-name="ce53" table:formula="of:=DEC2HEX(([.I22]+[.H22]*32+[.G22]*64+[.F22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22]*1+[.Q22]*2+[.P22]*4+[.O22]*8+[.N22]*16+[.M22]*32+[.L22]*64+[.K2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22]*1+[.Y22]*2+[.X22]*4+[.W22]*8+[.V22]*16+[.U22]*32+[.T22]*64+[.S2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22]*1+[.AG22]*2+[.AF22]*4+[.AE22]*8+[.AD22]*16+[.AC22]*32+[.AB22]*64+[.AA2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22]*1+[.AO22]*2+[.AN22]*4+[.AM22]*8+[.AL22]*16+[.AK22]*32+[.AJ22]*64+[.AI2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22]*1+[.AW22]*2+[.AV22]*4+[.AU22]*8+[.AT22]*16+[.AS22]*32+[.AR22]*64+[.AQ22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22]+[.AY22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22]*16+[.BG22];2)" office:value-type="string" office:string-value="09" calcext:value-type="string" table:number-columns-spanned="2" table:number-rows-spanned="1">
            <text:p>09</text:p>
          </table:table-cell>
          <table:covered-table-cell table:style-name="ce62"/>
          <table:table-cell table:style-name="ce53" table:formula="of:=DEC2HEX([.BF22]*16+[.BE22];2)" office:value-type="string" office:string-value="71" calcext:value-type="string" table:number-columns-spanned="2" table:number-rows-spanned="1">
            <text:p>71</text:p>
          </table:table-cell>
          <table:covered-table-cell table:style-name="ce62"/>
          <table:table-cell table:style-name="ce53" table:formula="of:=DEC2HEX([.BD22]*16+[.BC22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22]*16+[.BA22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/>
          <table:table-cell table:style-name="ce36" table:formula="of:=&quot;$&quot; &amp; DEC2HEX(((ROW()-[.$E$70])*16)+[.$E$69];4)" office:value-type="string" office:string-value="$078E" calcext:value-type="string">
            <text:p>$078E</text:p>
          </table:table-cell>
          <table:table-cell table:style-name="ce40" table:formula="of:=[.BK91]+1" office:value-type="float" office:value="15" calcext:value-type="float">
            <text:p>15</text:p>
          </table:table-cell>
          <table:table-cell table:style-name="ce49" table:formula="of:=IF([.BZ22]=0;DEC2HEX(0;2);DEC2HEX([.BZ22]+24))" office:value-type="string" office:string-value="00" calcext:value-type="string">
            <text:p>00</text:p>
          </table:table-cell>
          <table:table-cell table:style-name="ce49" table:formula="of:=IF([.CA22]=0;DEC2HEX(0;2);DEC2HEX([.CA22]+50))" office:value-type="string" office:string-value="00" calcext:value-type="string">
            <text:p>00</text:p>
          </table:table-cell>
          <table:table-cell table:style-name="ce54" table:formula="of:=IF([.BX22]=0;DEC2HEX(0;2);DEC2HEX([.BX22]+24))" office:value-type="string" office:string-value="00" calcext:value-type="string">
            <text:p>00</text:p>
          </table:table-cell>
          <table:table-cell table:style-name="ce54" table:formula="of:=IF([.BY22]=0;DEC2HEX(0;2);DEC2HEX([.BY22]+50))" office:value-type="string" office:string-value="00" calcext:value-type="string">
            <text:p>00</text:p>
          </table:table-cell>
          <table:table-cell table:style-name="ce49" table:formula="of:=IF([.BV22]=0;DEC2HEX(0;2);DEC2HEX([.BV22]+24))" office:value-type="string" office:string-value="00" calcext:value-type="string">
            <text:p>00</text:p>
          </table:table-cell>
          <table:table-cell table:style-name="ce49" table:formula="of:=IF([.BW22]=0;DEC2HEX(0;2);DEC2HEX([.BW22]+50))" office:value-type="string" office:string-value="00" calcext:value-type="string">
            <text:p>00</text:p>
          </table:table-cell>
          <table:table-cell table:style-name="ce54" table:formula="of:=IF([.BT22]=0;DEC2HEX(0;2);DEC2HEX([.BT22]+24))" office:value-type="string" office:string-value="00" calcext:value-type="string">
            <text:p>00</text:p>
          </table:table-cell>
          <table:table-cell table:style-name="ce54" table:formula="of:=IF([.BU22]=0;DEC2HEX(0;2);DEC2HEX([.BU22]+50))" office:value-type="string" office:string-value="00" calcext:value-type="string">
            <text:p>00</text:p>
          </table:table-cell>
          <table:table-cell table:style-name="ce49" table:formula="of:=IF([.BR22]=0;DEC2HEX(0;2);DEC2HEX([.BR22]+24))" office:value-type="string" office:string-value="00" calcext:value-type="string">
            <text:p>00</text:p>
          </table:table-cell>
          <table:table-cell table:style-name="ce49" table:formula="of:=IF([.BS22]=0;DEC2HEX(0;2);DEC2HEX([.BS22]+50))" office:value-type="string" office:string-value="00" calcext:value-type="string">
            <text:p>00</text:p>
          </table:table-cell>
          <table:table-cell table:style-name="ce54" table:formula="of:=IF([.BP22]=0;DEC2HEX(0;2);DEC2HEX([.BP22]+24))" office:value-type="string" office:string-value="80" calcext:value-type="string">
            <text:p>80</text:p>
          </table:table-cell>
          <table:table-cell table:style-name="ce54" table:formula="of:=IF([.BQ22]=0;DEC2HEX(0;2);DEC2HEX([.BQ22]+50))" office:value-type="string" office:string-value="6A" calcext:value-type="string">
            <text:p>6A</text:p>
          </table:table-cell>
          <table:table-cell table:style-name="ce49" table:formula="of:=IF([.BN22]=0;DEC2HEX(0;2);DEC2HEX([.BN22]+24))" office:value-type="string" office:string-value="80" calcext:value-type="string">
            <text:p>80</text:p>
          </table:table-cell>
          <table:table-cell table:style-name="ce49" table:formula="of:=IF([.BO22]=0;DEC2HEX(0;2);DEC2HEX([.BO22]+50))" office:value-type="string" office:string-value="6A" calcext:value-type="string">
            <text:p>6A</text:p>
          </table:table-cell>
          <table:table-cell table:style-name="ce54" table:formula="of:=IF([.BL22]=0;DEC2HEX(0;2);DEC2HEX([.BL22]+24))" office:value-type="string" office:string-value="00" calcext:value-type="string">
            <text:p>00</text:p>
          </table:table-cell>
          <table:table-cell table:style-name="ce54" table:formula="of:=IF([.BM22]=0;DEC2HEX(0;2);DEC2HEX([.BM22]+50))" office:value-type="string" office:string-value="00" calcext:value-type="string">
            <text:p>00</text:p>
          </table:table-cell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6A" calcext:value-type="string">
            <text:p>$056A</text:p>
          </table:table-cell>
          <table:table-cell table:style-name="ce43" table:formula="of:=[.B23]" office:value-type="string" office:string-value="Giant" calcext:value-type="string" table:number-columns-spanned="2" table:number-rows-spanned="1">
            <text:p>Giant</text:p>
          </table:table-cell>
          <table:covered-table-cell table:style-name="ce48" table:formula="of:=[.D92]+1" office:value-type="float" office:value="16" calcext:value-type="float">
            <text:p>16</text:p>
          </table:covered-table-cell>
          <table:table-cell table:style-name="ce53" table:formula="of:=DEC2HEX([.E23]+[.$E$67];2)" office:value-type="string" office:string-value="6E" calcext:value-type="string">
            <text:p>6E</text:p>
          </table:table-cell>
          <table:table-cell table:style-name="ce53" table:formula="of:=DEC2HEX(([.I23]+[.H23]*32+[.G23]*64+[.F23]*128);2)" office:value-type="string" office:string-value="02" calcext:value-type="string" table:number-columns-spanned="5" table:number-rows-spanned="1">
            <text:p>02</text:p>
          </table:table-cell>
          <table:covered-table-cell table:number-columns-repeated="4" table:style-name="ce53"/>
          <table:table-cell table:style-name="ce62" table:formula="of:=DEC2HEX(([.R23]*1+[.Q23]*2+[.P23]*4+[.O23]*8+[.N23]*16+[.M23]*32+[.L23]*64+[.K2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23]*1+[.Y23]*2+[.X23]*4+[.W23]*8+[.V23]*16+[.U23]*32+[.T23]*64+[.S2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23]*1+[.AG23]*2+[.AF23]*4+[.AE23]*8+[.AD23]*16+[.AC23]*32+[.AB23]*64+[.AA23]*128);2)" office:value-type="string" office:string-value="10" calcext:value-type="string" table:number-columns-spanned="8" table:number-rows-spanned="1">
            <text:p>10</text:p>
          </table:table-cell>
          <table:covered-table-cell table:number-columns-repeated="7" table:style-name="ce62"/>
          <table:table-cell table:style-name="ce62" table:formula="of:=DEC2HEX(([.AP23]*1+[.AO23]*2+[.AN23]*4+[.AM23]*8+[.AL23]*16+[.AK23]*32+[.AJ23]*64+[.AI23]*128);2)" office:value-type="string" office:string-value="10" calcext:value-type="string" table:number-columns-spanned="8" table:number-rows-spanned="1">
            <text:p>10</text:p>
          </table:table-cell>
          <table:covered-table-cell table:number-columns-repeated="7" table:style-name="ce62"/>
          <table:table-cell table:style-name="ce62" table:formula="of:=DEC2HEX(([.AX23]*1+[.AW23]*2+[.AV23]*4+[.AU23]*8+[.AT23]*16+[.AS23]*32+[.AR23]*64+[.AQ23]*128);2)" office:value-type="string" office:string-value="1E" calcext:value-type="string" table:number-columns-spanned="8" table:number-rows-spanned="1">
            <text:p>1E</text:p>
          </table:table-cell>
          <table:covered-table-cell table:number-columns-repeated="7" table:style-name="ce62"/>
          <table:table-cell table:style-name="ce53" table:formula="of:=DEC2HEX([.AZ23]+[.AY23]*16;2)" office:value-type="string" office:string-value="90" calcext:value-type="string" table:number-columns-spanned="2" table:number-rows-spanned="1">
            <text:p>90</text:p>
          </table:table-cell>
          <table:covered-table-cell table:style-name="ce62"/>
          <table:table-cell table:style-name="ce53" table:formula="of:=DEC2HEX([.BH23]*16+[.BG23];2)" office:value-type="string" office:string-value="0F" calcext:value-type="string" table:number-columns-spanned="2" table:number-rows-spanned="1">
            <text:p>0F</text:p>
          </table:table-cell>
          <table:covered-table-cell table:style-name="ce62"/>
          <table:table-cell table:style-name="ce53" table:formula="of:=DEC2HEX([.BF23]*16+[.BE23];2)" office:value-type="string" office:string-value="97" calcext:value-type="string" table:number-columns-spanned="2" table:number-rows-spanned="1">
            <text:p>97</text:p>
          </table:table-cell>
          <table:covered-table-cell table:style-name="ce62"/>
          <table:table-cell table:style-name="ce53" table:formula="of:=DEC2HEX([.BD23]*16+[.BC23];2)" office:value-type="string" office:string-value="B0" calcext:value-type="string" table:number-columns-spanned="2" table:number-rows-spanned="1">
            <text:p>B0</text:p>
          </table:table-cell>
          <table:covered-table-cell table:style-name="ce62"/>
          <table:table-cell table:style-name="ce53" table:formula="of:=DEC2HEX([.BB23]*16+[.BA23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76" calcext:value-type="string">
            <text:p>$0576</text:p>
          </table:table-cell>
          <table:table-cell table:style-name="ce43" table:formula="of:=[.B24]" office:value-type="string" office:string-value="Specter" calcext:value-type="string" table:number-columns-spanned="2" table:number-rows-spanned="1">
            <text:p>Specter</text:p>
          </table:table-cell>
          <table:covered-table-cell table:style-name="ce48" table:formula="of:=[.D93]+1" office:value-type="float" office:value="17" calcext:value-type="float">
            <text:p>17</text:p>
          </table:covered-table-cell>
          <table:table-cell table:style-name="ce53" table:formula="of:=DEC2HEX([.E24]+[.$E$67];2)" office:value-type="string" office:string-value="72" calcext:value-type="string">
            <text:p>72</text:p>
          </table:table-cell>
          <table:table-cell table:style-name="ce53" table:formula="of:=DEC2HEX(([.I24]+[.H24]*32+[.G24]*64+[.F24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24]*1+[.Q24]*2+[.P24]*4+[.O24]*8+[.N24]*16+[.M24]*32+[.L24]*64+[.K2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24]*1+[.Y24]*2+[.X24]*4+[.W24]*8+[.V24]*16+[.U24]*32+[.T24]*64+[.S2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24]*1+[.AG24]*2+[.AF24]*4+[.AE24]*8+[.AD24]*16+[.AC24]*32+[.AB24]*64+[.AA2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24]*1+[.AO24]*2+[.AN24]*4+[.AM24]*8+[.AL24]*16+[.AK24]*32+[.AJ24]*64+[.AI2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24]*1+[.AW24]*2+[.AV24]*4+[.AU24]*8+[.AT24]*16+[.AS24]*32+[.AR24]*64+[.AQ24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24]+[.AY24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24]*16+[.BG24];2)" office:value-type="string" office:string-value="07" calcext:value-type="string" table:number-columns-spanned="2" table:number-rows-spanned="1">
            <text:p>07</text:p>
          </table:table-cell>
          <table:covered-table-cell table:style-name="ce62"/>
          <table:table-cell table:style-name="ce53" table:formula="of:=DEC2HEX([.BF24]*16+[.BE24];2)" office:value-type="string" office:string-value="F1" calcext:value-type="string" table:number-columns-spanned="2" table:number-rows-spanned="1">
            <text:p>F1</text:p>
          </table:table-cell>
          <table:covered-table-cell table:style-name="ce62"/>
          <table:table-cell table:style-name="ce53" table:formula="of:=DEC2HEX([.BD24]*16+[.BC24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24]*16+[.BA24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82" calcext:value-type="string">
            <text:p>$0582</text:p>
          </table:table-cell>
          <table:table-cell table:style-name="ce43" table:formula="of:=[.B25]" office:value-type="string" office:string-value="Vampire" calcext:value-type="string" table:number-columns-spanned="2" table:number-rows-spanned="1">
            <text:p>Vampire</text:p>
          </table:table-cell>
          <table:covered-table-cell table:style-name="ce48" table:formula="of:=[.D94]+1" office:value-type="float" office:value="18" calcext:value-type="float">
            <text:p>18</text:p>
          </table:covered-table-cell>
          <table:table-cell table:style-name="ce53" table:formula="of:=DEC2HEX([.E25]+[.$E$67];2)" office:value-type="string" office:string-value="75" calcext:value-type="string">
            <text:p>75</text:p>
          </table:table-cell>
          <table:table-cell table:style-name="ce53" table:formula="of:=DEC2HEX(([.I25]+[.H25]*32+[.G25]*64+[.F25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25]*1+[.Q25]*2+[.P25]*4+[.O25]*8+[.N25]*16+[.M25]*32+[.L25]*64+[.K2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25]*1+[.Y25]*2+[.X25]*4+[.W25]*8+[.V25]*16+[.U25]*32+[.T25]*64+[.S2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25]*1+[.AG25]*2+[.AF25]*4+[.AE25]*8+[.AD25]*16+[.AC25]*32+[.AB25]*64+[.AA2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25]*1+[.AO25]*2+[.AN25]*4+[.AM25]*8+[.AL25]*16+[.AK25]*32+[.AJ25]*64+[.AI2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25]*1+[.AW25]*2+[.AV25]*4+[.AU25]*8+[.AT25]*16+[.AS25]*32+[.AR25]*64+[.AQ25]*128);2)" office:value-type="string" office:string-value="1E" calcext:value-type="string" table:number-columns-spanned="8" table:number-rows-spanned="1">
            <text:p>1E</text:p>
          </table:table-cell>
          <table:covered-table-cell table:number-columns-repeated="7" table:style-name="ce62"/>
          <table:table-cell table:style-name="ce53" table:formula="of:=DEC2HEX([.AZ25]+[.AY25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25]*16+[.BG25];2)" office:value-type="string" office:string-value="0D" calcext:value-type="string" table:number-columns-spanned="2" table:number-rows-spanned="1">
            <text:p>0D</text:p>
          </table:table-cell>
          <table:covered-table-cell table:style-name="ce62"/>
          <table:table-cell table:style-name="ce53" table:formula="of:=DEC2HEX([.BF25]*16+[.BE25];2)" office:value-type="string" office:string-value="FB" calcext:value-type="string" table:number-columns-spanned="2" table:number-rows-spanned="1">
            <text:p>FB</text:p>
          </table:table-cell>
          <table:covered-table-cell table:style-name="ce62"/>
          <table:table-cell table:style-name="ce53" table:formula="of:=DEC2HEX([.BD25]*16+[.BC25];2)" office:value-type="string" office:string-value="60" calcext:value-type="string" table:number-columns-spanned="2" table:number-rows-spanned="1">
            <text:p>60</text:p>
          </table:table-cell>
          <table:covered-table-cell table:style-name="ce62"/>
          <table:table-cell table:style-name="ce53" table:formula="of:=DEC2HEX([.BB25]*16+[.BA25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8E" calcext:value-type="string">
            <text:p>$058E</text:p>
          </table:table-cell>
          <table:table-cell table:style-name="ce43" table:formula="of:=[.B26]" office:value-type="string" office:string-value="Demon" calcext:value-type="string" table:number-columns-spanned="2" table:number-rows-spanned="1">
            <text:p>Demon</text:p>
          </table:table-cell>
          <table:covered-table-cell table:style-name="ce48" table:formula="of:=[.D95]+1" office:value-type="float" office:value="19" calcext:value-type="float">
            <text:p>19</text:p>
          </table:covered-table-cell>
          <table:table-cell table:style-name="ce53" table:formula="of:=DEC2HEX([.E26]+[.$E$67];2)" office:value-type="string" office:string-value="79" calcext:value-type="string">
            <text:p>79</text:p>
          </table:table-cell>
          <table:table-cell table:style-name="ce53" table:formula="of:=DEC2HEX(([.I26]+[.H26]*32+[.G26]*64+[.F26]*128);2)" office:value-type="string" office:string-value="03" calcext:value-type="string" table:number-columns-spanned="5" table:number-rows-spanned="1">
            <text:p>03</text:p>
          </table:table-cell>
          <table:covered-table-cell table:number-columns-repeated="4" table:style-name="ce53"/>
          <table:table-cell table:style-name="ce62" table:formula="of:=DEC2HEX(([.R26]*1+[.Q26]*2+[.P26]*4+[.O26]*8+[.N26]*16+[.M26]*32+[.L26]*64+[.K2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26]*1+[.Y26]*2+[.X26]*4+[.W26]*8+[.V26]*16+[.U26]*32+[.T26]*64+[.S2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26]*1+[.AG26]*2+[.AF26]*4+[.AE26]*8+[.AD26]*16+[.AC26]*32+[.AB26]*64+[.AA2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26]*1+[.AO26]*2+[.AN26]*4+[.AM26]*8+[.AL26]*16+[.AK26]*32+[.AJ26]*64+[.AI2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26]*1+[.AW26]*2+[.AV26]*4+[.AU26]*8+[.AT26]*16+[.AS26]*32+[.AR26]*64+[.AQ26]*128);2)" office:value-type="string" office:string-value="1E" calcext:value-type="string" table:number-columns-spanned="8" table:number-rows-spanned="1">
            <text:p>1E</text:p>
          </table:table-cell>
          <table:covered-table-cell table:number-columns-repeated="7" table:style-name="ce62"/>
          <table:table-cell table:style-name="ce53" table:formula="of:=DEC2HEX([.AZ26]+[.AY26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26]*16+[.BG26];2)" office:value-type="string" office:string-value="0B" calcext:value-type="string" table:number-columns-spanned="2" table:number-rows-spanned="1">
            <text:p>0B</text:p>
          </table:table-cell>
          <table:covered-table-cell table:style-name="ce62"/>
          <table:table-cell table:style-name="ce53" table:formula="of:=DEC2HEX([.BF26]*16+[.BE26];2)" office:value-type="string" office:string-value="78" calcext:value-type="string" table:number-columns-spanned="2" table:number-rows-spanned="1">
            <text:p>78</text:p>
          </table:table-cell>
          <table:covered-table-cell table:style-name="ce62"/>
          <table:table-cell table:style-name="ce53" table:formula="of:=DEC2HEX([.BD26]*16+[.BC26];2)" office:value-type="string" office:string-value="20" calcext:value-type="string" table:number-columns-spanned="2" table:number-rows-spanned="1">
            <text:p>20</text:p>
          </table:table-cell>
          <table:covered-table-cell table:style-name="ce62"/>
          <table:table-cell table:style-name="ce53" table:formula="of:=DEC2HEX([.BB26]*16+[.BA26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9A" calcext:value-type="string">
            <text:p>$059A</text:p>
          </table:table-cell>
          <table:table-cell table:style-name="ce43" table:formula="of:=[.B27]" office:value-type="string" office:string-value="Dragon" calcext:value-type="string" table:number-columns-spanned="2" table:number-rows-spanned="1">
            <text:p>Dragon</text:p>
          </table:table-cell>
          <table:covered-table-cell table:style-name="ce48" table:formula="of:=[.D96]+1" office:value-type="float" office:value="20" calcext:value-type="float">
            <text:p>20</text:p>
          </table:covered-table-cell>
          <table:table-cell table:style-name="ce53" table:formula="of:=DEC2HEX([.E27]+[.$E$67];2)" office:value-type="string" office:string-value="7D" calcext:value-type="string">
            <text:p>7D</text:p>
          </table:table-cell>
          <table:table-cell table:style-name="ce53" table:formula="of:=DEC2HEX(([.I27]+[.H27]*32+[.G27]*64+[.F27]*128);2)" office:value-type="string" office:string-value="04" calcext:value-type="string" table:number-columns-spanned="5" table:number-rows-spanned="1">
            <text:p>04</text:p>
          </table:table-cell>
          <table:covered-table-cell table:number-columns-repeated="4" table:style-name="ce53"/>
          <table:table-cell table:style-name="ce62" table:formula="of:=DEC2HEX(([.R27]*1+[.Q27]*2+[.P27]*4+[.O27]*8+[.N27]*16+[.M27]*32+[.L27]*64+[.K2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27]*1+[.Y27]*2+[.X27]*4+[.W27]*8+[.V27]*16+[.U27]*32+[.T27]*64+[.S2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27]*1+[.AG27]*2+[.AF27]*4+[.AE27]*8+[.AD27]*16+[.AC27]*32+[.AB27]*64+[.AA2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27]*1+[.AO27]*2+[.AN27]*4+[.AM27]*8+[.AL27]*16+[.AK27]*32+[.AJ27]*64+[.AI27]*128);2)" office:value-type="string" office:string-value="18" calcext:value-type="string" table:number-columns-spanned="8" table:number-rows-spanned="1">
            <text:p>18</text:p>
          </table:table-cell>
          <table:covered-table-cell table:number-columns-repeated="7" table:style-name="ce62"/>
          <table:table-cell table:style-name="ce62" table:formula="of:=DEC2HEX(([.AX27]*1+[.AW27]*2+[.AV27]*4+[.AU27]*8+[.AT27]*16+[.AS27]*32+[.AR27]*64+[.AQ27]*128);2)" office:value-type="string" office:string-value="1E" calcext:value-type="string" table:number-columns-spanned="8" table:number-rows-spanned="1">
            <text:p>1E</text:p>
          </table:table-cell>
          <table:covered-table-cell table:number-columns-repeated="7" table:style-name="ce62"/>
          <table:table-cell table:style-name="ce53" table:formula="of:=DEC2HEX([.AZ27]+[.AY27]*16;2)" office:value-type="string" office:string-value="28" calcext:value-type="string" table:number-columns-spanned="2" table:number-rows-spanned="1">
            <text:p>28</text:p>
          </table:table-cell>
          <table:covered-table-cell table:style-name="ce62"/>
          <table:table-cell table:style-name="ce53" table:formula="of:=DEC2HEX([.BH27]*16+[.BG27];2)" office:value-type="string" office:string-value="09" calcext:value-type="string" table:number-columns-spanned="2" table:number-rows-spanned="1">
            <text:p>09</text:p>
          </table:table-cell>
          <table:covered-table-cell table:style-name="ce62"/>
          <table:table-cell table:style-name="ce53" table:formula="of:=DEC2HEX([.BF27]*16+[.BE27];2)" office:value-type="string" office:string-value="9A" calcext:value-type="string" table:number-columns-spanned="2" table:number-rows-spanned="1">
            <text:p>9A</text:p>
          </table:table-cell>
          <table:covered-table-cell table:style-name="ce62"/>
          <table:table-cell table:style-name="ce53" table:formula="of:=DEC2HEX([.BD27]*16+[.BC27];2)" office:value-type="string" office:string-value="A0" calcext:value-type="string" table:number-columns-spanned="2" table:number-rows-spanned="1">
            <text:p>A0</text:p>
          </table:table-cell>
          <table:covered-table-cell table:style-name="ce62"/>
          <table:table-cell table:style-name="ce53" table:formula="of:=DEC2HEX([.BB27]*16+[.BA27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A6" calcext:value-type="string">
            <text:p>$05A6</text:p>
          </table:table-cell>
          <table:table-cell table:style-name="ce43" table:formula="of:=[.B32]" office:value-type="string" office:string-value="Refuse" calcext:value-type="string" table:number-columns-spanned="2" table:number-rows-spanned="1">
            <text:p>Refuse</text:p>
          </table:table-cell>
          <table:covered-table-cell table:style-name="ce48" office:value-type="float" office:value="1" calcext:value-type="float">
            <text:p>1</text:p>
          </table:covered-table-cell>
          <table:table-cell table:style-name="ce41" table:formula="of:=DEC2HEX([.E32]+[.$E$67];2)" office:value-type="string" office:string-value="81" calcext:value-type="string">
            <text:p>81</text:p>
          </table:table-cell>
          <table:table-cell table:style-name="ce41" table:formula="of:=DEC2HEX(([.I32]+[.H32]*32+[.G32]*64+[.F32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41"/>
          <table:table-cell table:style-name="ce63" table:formula="of:=DEC2HEX(([.R32]*1+[.Q32]*2+[.P32]*4+[.O32]*8+[.N32]*16+[.M32]*32+[.L32]*64+[.K3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32]*1+[.Y32]*2+[.X32]*4+[.W32]*8+[.V32]*16+[.U32]*32+[.T32]*64+[.S3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32]*1+[.AG32]*2+[.AF32]*4+[.AE32]*8+[.AD32]*16+[.AC32]*32+[.AB32]*64+[.AA3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32]*1+[.AO32]*2+[.AN32]*4+[.AM32]*8+[.AL32]*16+[.AK32]*32+[.AJ32]*64+[.AI3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X32]*1+[.AW32]*2+[.AV32]*4+[.AU32]*8+[.AT32]*16+[.AS32]*32+[.AR32]*64+[.AQ32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3"/>
          <table:table-cell table:style-name="ce41" table:formula="of:=DEC2HEX([.AZ32]+[.AY32]*16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H32]*16+[.BG32];2)" office:value-type="string" office:string-value="0F" calcext:value-type="string" table:number-columns-spanned="2" table:number-rows-spanned="1">
            <text:p>0F</text:p>
          </table:table-cell>
          <table:covered-table-cell table:style-name="ce63"/>
          <table:table-cell table:style-name="ce41" table:formula="of:=DEC2HEX([.BF32]*16+[.BE32];2)" office:value-type="string" office:string-value="B9" calcext:value-type="string" table:number-columns-spanned="2" table:number-rows-spanned="1">
            <text:p>B9</text:p>
          </table:table-cell>
          <table:covered-table-cell table:style-name="ce63"/>
          <table:table-cell table:style-name="ce41" table:formula="of:=DEC2HEX([.BD32]*16+[.BC32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B32]*16+[.BA32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B2" calcext:value-type="string">
            <text:p>$05B2</text:p>
          </table:table-cell>
          <table:table-cell table:style-name="ce43" table:formula="of:=[.B33]" office:value-type="string" office:string-value="Silver" calcext:value-type="string" table:number-columns-spanned="2" table:number-rows-spanned="1">
            <text:p>Silver</text:p>
          </table:table-cell>
          <table:covered-table-cell table:style-name="ce48" table:formula="of:=[.D98]+1" office:value-type="float" office:value="2" calcext:value-type="float">
            <text:p>2</text:p>
          </table:covered-table-cell>
          <table:table-cell table:style-name="ce41" table:formula="of:=DEC2HEX([.E33]+[.$E$67];2)" office:value-type="string" office:string-value="84" calcext:value-type="string">
            <text:p>84</text:p>
          </table:table-cell>
          <table:table-cell table:style-name="ce41" table:formula="of:=DEC2HEX(([.I33]+[.H33]*32+[.G33]*64+[.F33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41"/>
          <table:table-cell table:style-name="ce63" table:formula="of:=DEC2HEX(([.R33]*1+[.Q33]*2+[.P33]*4+[.O33]*8+[.N33]*16+[.M33]*32+[.L33]*64+[.K3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33]*1+[.Y33]*2+[.X33]*4+[.W33]*8+[.V33]*16+[.U33]*32+[.T33]*64+[.S3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33]*1+[.AG33]*2+[.AF33]*4+[.AE33]*8+[.AD33]*16+[.AC33]*32+[.AB33]*64+[.AA3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33]*1+[.AO33]*2+[.AN33]*4+[.AM33]*8+[.AL33]*16+[.AK33]*32+[.AJ33]*64+[.AI3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X33]*1+[.AW33]*2+[.AV33]*4+[.AU33]*8+[.AT33]*16+[.AS33]*32+[.AR33]*64+[.AQ33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3"/>
          <table:table-cell table:style-name="ce41" table:formula="of:=DEC2HEX([.AZ33]+[.AY33]*16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H33]*16+[.BG33];2)" office:value-type="string" office:string-value="0B" calcext:value-type="string" table:number-columns-spanned="2" table:number-rows-spanned="1">
            <text:p>0B</text:p>
          </table:table-cell>
          <table:covered-table-cell table:style-name="ce63"/>
          <table:table-cell table:style-name="ce41" table:formula="of:=DEC2HEX([.BF33]*16+[.BE33];2)" office:value-type="string" office:string-value="CF" calcext:value-type="string" table:number-columns-spanned="2" table:number-rows-spanned="1">
            <text:p>CF</text:p>
          </table:table-cell>
          <table:covered-table-cell table:style-name="ce63"/>
          <table:table-cell table:style-name="ce41" table:formula="of:=DEC2HEX([.BD33]*16+[.BC33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B33]*16+[.BA33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BE" calcext:value-type="string">
            <text:p>$05BE</text:p>
          </table:table-cell>
          <table:table-cell table:style-name="ce43" table:formula="of:=[.B34]" office:value-type="string" office:string-value="Gold" calcext:value-type="string" table:number-columns-spanned="2" table:number-rows-spanned="1">
            <text:p>Gold</text:p>
          </table:table-cell>
          <table:covered-table-cell table:style-name="ce48" table:formula="of:=[.D99]+1" office:value-type="float" office:value="3" calcext:value-type="float">
            <text:p>3</text:p>
          </table:covered-table-cell>
          <table:table-cell table:style-name="ce41" table:formula="of:=DEC2HEX([.E34]+[.$E$67];2)" office:value-type="string" office:string-value="84" calcext:value-type="string">
            <text:p>84</text:p>
          </table:table-cell>
          <table:table-cell table:style-name="ce41" table:formula="of:=DEC2HEX(([.I34]+[.H34]*32+[.G34]*64+[.F34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41"/>
          <table:table-cell table:style-name="ce63" table:formula="of:=DEC2HEX(([.R34]*1+[.Q34]*2+[.P34]*4+[.O34]*8+[.N34]*16+[.M34]*32+[.L34]*64+[.K3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34]*1+[.Y34]*2+[.X34]*4+[.W34]*8+[.V34]*16+[.U34]*32+[.T34]*64+[.S3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34]*1+[.AG34]*2+[.AF34]*4+[.AE34]*8+[.AD34]*16+[.AC34]*32+[.AB34]*64+[.AA3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34]*1+[.AO34]*2+[.AN34]*4+[.AM34]*8+[.AL34]*16+[.AK34]*32+[.AJ34]*64+[.AI3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X34]*1+[.AW34]*2+[.AV34]*4+[.AU34]*8+[.AT34]*16+[.AS34]*32+[.AR34]*64+[.AQ34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3"/>
          <table:table-cell table:style-name="ce41" table:formula="of:=DEC2HEX([.AZ34]+[.AY34]*16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H34]*16+[.BG34];2)" office:value-type="string" office:string-value="09" calcext:value-type="string" table:number-columns-spanned="2" table:number-rows-spanned="1">
            <text:p>09</text:p>
          </table:table-cell>
          <table:covered-table-cell table:style-name="ce63"/>
          <table:table-cell table:style-name="ce41" table:formula="of:=DEC2HEX([.BF34]*16+[.BE34];2)" office:value-type="string" office:string-value="78" calcext:value-type="string" table:number-columns-spanned="2" table:number-rows-spanned="1">
            <text:p>78</text:p>
          </table:table-cell>
          <table:covered-table-cell table:style-name="ce63"/>
          <table:table-cell table:style-name="ce41" table:formula="of:=DEC2HEX([.BD34]*16+[.BC34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B34]*16+[.BA34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CA" calcext:value-type="string">
            <text:p>$05CA</text:p>
          </table:table-cell>
          <table:table-cell table:style-name="ce43" table:formula="of:=[.B35]" office:value-type="string" office:string-value="Gems" calcext:value-type="string" table:number-columns-spanned="2" table:number-rows-spanned="1">
            <text:p>Gems</text:p>
          </table:table-cell>
          <table:covered-table-cell table:style-name="ce48" table:formula="of:=[.D100]+1" office:value-type="float" office:value="4" calcext:value-type="float">
            <text:p>4</text:p>
          </table:covered-table-cell>
          <table:table-cell table:style-name="ce41" table:formula="of:=DEC2HEX([.E35]+[.$E$67];2)" office:value-type="string" office:string-value="87" calcext:value-type="string">
            <text:p>87</text:p>
          </table:table-cell>
          <table:table-cell table:style-name="ce41" table:formula="of:=DEC2HEX(([.I35]+[.H35]*32+[.G35]*64+[.F35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41"/>
          <table:table-cell table:style-name="ce63" table:formula="of:=DEC2HEX(([.R35]*1+[.Q35]*2+[.P35]*4+[.O35]*8+[.N35]*16+[.M35]*32+[.L35]*64+[.K3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35]*1+[.Y35]*2+[.X35]*4+[.W35]*8+[.V35]*16+[.U35]*32+[.T35]*64+[.S3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35]*1+[.AG35]*2+[.AF35]*4+[.AE35]*8+[.AD35]*16+[.AC35]*32+[.AB35]*64+[.AA3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35]*1+[.AO35]*2+[.AN35]*4+[.AM35]*8+[.AL35]*16+[.AK35]*32+[.AJ35]*64+[.AI35]*128);2)" office:value-type="string" office:string-value="02" calcext:value-type="string" table:number-columns-spanned="8" table:number-rows-spanned="1">
            <text:p>02</text:p>
          </table:table-cell>
          <table:covered-table-cell table:number-columns-repeated="7" table:style-name="ce63"/>
          <table:table-cell table:style-name="ce63" table:formula="of:=DEC2HEX(([.AX35]*1+[.AW35]*2+[.AV35]*4+[.AU35]*8+[.AT35]*16+[.AS35]*32+[.AR35]*64+[.AQ35]*128);2)" office:value-type="string" office:string-value="06" calcext:value-type="string" table:number-columns-spanned="8" table:number-rows-spanned="1">
            <text:p>06</text:p>
          </table:table-cell>
          <table:covered-table-cell table:number-columns-repeated="7" table:style-name="ce63"/>
          <table:table-cell table:style-name="ce41" table:formula="of:=DEC2HEX([.AZ35]+[.AY35]*16;2)" office:value-type="string" office:string-value="56" calcext:value-type="string" table:number-columns-spanned="2" table:number-rows-spanned="1">
            <text:p>56</text:p>
          </table:table-cell>
          <table:covered-table-cell table:style-name="ce63"/>
          <table:table-cell table:style-name="ce41" table:formula="of:=DEC2HEX([.BH35]*16+[.BG35];2)" office:value-type="string" office:string-value="02" calcext:value-type="string" table:number-columns-spanned="2" table:number-rows-spanned="1">
            <text:p>02</text:p>
          </table:table-cell>
          <table:covered-table-cell table:style-name="ce63"/>
          <table:table-cell table:style-name="ce41" table:formula="of:=DEC2HEX([.BF35]*16+[.BE35];2)" office:value-type="string" office:string-value="F0" calcext:value-type="string" table:number-columns-spanned="2" table:number-rows-spanned="1">
            <text:p>F0</text:p>
          </table:table-cell>
          <table:covered-table-cell table:style-name="ce63"/>
          <table:table-cell table:style-name="ce41" table:formula="of:=DEC2HEX([.BD35]*16+[.BC35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B35]*16+[.BA35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D6" calcext:value-type="string">
            <text:p>$05D6</text:p>
          </table:table-cell>
          <table:table-cell table:style-name="ce43" table:formula="of:=[.B36]" office:value-type="string" office:string-value="Jewels" calcext:value-type="string" table:number-columns-spanned="2" table:number-rows-spanned="1">
            <text:p>Jewels</text:p>
          </table:table-cell>
          <table:covered-table-cell table:style-name="ce48" table:formula="of:=[.D101]+1" office:value-type="float" office:value="5" calcext:value-type="float">
            <text:p>5</text:p>
          </table:covered-table-cell>
          <table:table-cell table:style-name="ce41" table:formula="of:=DEC2HEX([.E36]+[.$E$67];2)" office:value-type="string" office:string-value="87" calcext:value-type="string">
            <text:p>87</text:p>
          </table:table-cell>
          <table:table-cell table:style-name="ce41" table:formula="of:=DEC2HEX(([.I36]+[.H36]*32+[.G36]*64+[.F36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41"/>
          <table:table-cell table:style-name="ce63" table:formula="of:=DEC2HEX(([.R36]*1+[.Q36]*2+[.P36]*4+[.O36]*8+[.N36]*16+[.M36]*32+[.L36]*64+[.K3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36]*1+[.Y36]*2+[.X36]*4+[.W36]*8+[.V36]*16+[.U36]*32+[.T36]*64+[.S3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36]*1+[.AG36]*2+[.AF36]*4+[.AE36]*8+[.AD36]*16+[.AC36]*32+[.AB36]*64+[.AA3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36]*1+[.AO36]*2+[.AN36]*4+[.AM36]*8+[.AL36]*16+[.AK36]*32+[.AJ36]*64+[.AI36]*128);2)" office:value-type="string" office:string-value="02" calcext:value-type="string" table:number-columns-spanned="8" table:number-rows-spanned="1">
            <text:p>02</text:p>
          </table:table-cell>
          <table:covered-table-cell table:number-columns-repeated="7" table:style-name="ce63"/>
          <table:table-cell table:style-name="ce63" table:formula="of:=DEC2HEX(([.AX36]*1+[.AW36]*2+[.AV36]*4+[.AU36]*8+[.AT36]*16+[.AS36]*32+[.AR36]*64+[.AQ36]*128);2)" office:value-type="string" office:string-value="06" calcext:value-type="string" table:number-columns-spanned="8" table:number-rows-spanned="1">
            <text:p>06</text:p>
          </table:table-cell>
          <table:covered-table-cell table:number-columns-repeated="7" table:style-name="ce63"/>
          <table:table-cell table:style-name="ce41" table:formula="of:=DEC2HEX([.AZ36]+[.AY36]*16;2)" office:value-type="string" office:string-value="56" calcext:value-type="string" table:number-columns-spanned="2" table:number-rows-spanned="1">
            <text:p>56</text:p>
          </table:table-cell>
          <table:covered-table-cell table:style-name="ce63"/>
          <table:table-cell table:style-name="ce41" table:formula="of:=DEC2HEX([.BH36]*16+[.BG36];2)" office:value-type="string" office:string-value="02" calcext:value-type="string" table:number-columns-spanned="2" table:number-rows-spanned="1">
            <text:p>02</text:p>
          </table:table-cell>
          <table:covered-table-cell table:style-name="ce63"/>
          <table:table-cell table:style-name="ce41" table:formula="of:=DEC2HEX([.BF36]*16+[.BE36];2)" office:value-type="string" office:string-value="F0" calcext:value-type="string" table:number-columns-spanned="2" table:number-rows-spanned="1">
            <text:p>F0</text:p>
          </table:table-cell>
          <table:covered-table-cell table:style-name="ce63"/>
          <table:table-cell table:style-name="ce41" table:formula="of:=DEC2HEX([.BD36]*16+[.BC36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B36]*16+[.BA36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E2" calcext:value-type="string">
            <text:p>$05E2</text:p>
          </table:table-cell>
          <table:table-cell table:style-name="ce43" table:formula="of:=[.B37]" office:value-type="string" office:string-value="Chest" calcext:value-type="string" table:number-columns-spanned="2" table:number-rows-spanned="1">
            <text:p>Chest</text:p>
          </table:table-cell>
          <table:covered-table-cell table:style-name="ce48" table:formula="of:=[.D102]+1" office:value-type="float" office:value="6" calcext:value-type="float">
            <text:p>6</text:p>
          </table:covered-table-cell>
          <table:table-cell table:style-name="ce41" table:formula="of:=DEC2HEX([.E37]+[.$E$67];2)" office:value-type="string" office:string-value="89" calcext:value-type="string">
            <text:p>89</text:p>
          </table:table-cell>
          <table:table-cell table:style-name="ce41" table:formula="of:=DEC2HEX(([.I37]+[.H37]*32+[.G37]*64+[.F37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41"/>
          <table:table-cell table:style-name="ce63" table:formula="of:=DEC2HEX(([.R37]*1+[.Q37]*2+[.P37]*4+[.O37]*8+[.N37]*16+[.M37]*32+[.L37]*64+[.K3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37]*1+[.Y37]*2+[.X37]*4+[.W37]*8+[.V37]*16+[.U37]*32+[.T37]*64+[.S3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37]*1+[.AG37]*2+[.AF37]*4+[.AE37]*8+[.AD37]*16+[.AC37]*32+[.AB37]*64+[.AA3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37]*1+[.AO37]*2+[.AN37]*4+[.AM37]*8+[.AL37]*16+[.AK37]*32+[.AJ37]*64+[.AI3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X37]*1+[.AW37]*2+[.AV37]*4+[.AU37]*8+[.AT37]*16+[.AS37]*32+[.AR37]*64+[.AQ37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3"/>
          <table:table-cell table:style-name="ce41" table:formula="of:=DEC2HEX([.AZ37]+[.AY37]*16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H37]*16+[.BG37];2)" office:value-type="string" office:string-value="0B" calcext:value-type="string" table:number-columns-spanned="2" table:number-rows-spanned="1">
            <text:p>0B</text:p>
          </table:table-cell>
          <table:covered-table-cell table:style-name="ce63"/>
          <table:table-cell table:style-name="ce41" table:formula="of:=DEC2HEX([.BF37]*16+[.BE37];2)" office:value-type="string" office:string-value="79" calcext:value-type="string" table:number-columns-spanned="2" table:number-rows-spanned="1">
            <text:p>79</text:p>
          </table:table-cell>
          <table:covered-table-cell table:style-name="ce63"/>
          <table:table-cell table:style-name="ce41" table:formula="of:=DEC2HEX([.BD37]*16+[.BC37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B37]*16+[.BA37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EE" calcext:value-type="string">
            <text:p>$05EE</text:p>
          </table:table-cell>
          <table:table-cell table:style-name="ce43" table:formula="of:=[.B42]" office:value-type="string" office:string-value="Altar" calcext:value-type="string" table:number-columns-spanned="2" table:number-rows-spanned="1">
            <text:p>Altar</text:p>
          </table:table-cell>
          <table:covered-table-cell table:style-name="ce48" office:value-type="float" office:value="1" calcext:value-type="float">
            <text:p>1</text:p>
          </table:covered-table-cell>
          <table:table-cell table:style-name="ce53" table:formula="of:=DEC2HEX([.E42]+[.$E$67];2)" office:value-type="string" office:string-value="8C" calcext:value-type="string">
            <text:p>8C</text:p>
          </table:table-cell>
          <table:table-cell table:style-name="ce53" table:formula="of:=DEC2HEX(([.I42]+[.H42]*32+[.G42]*64+[.F42]*128);2)" office:value-type="string" office:string-value="05" calcext:value-type="string" table:number-columns-spanned="5" table:number-rows-spanned="1">
            <text:p>05</text:p>
          </table:table-cell>
          <table:covered-table-cell table:number-columns-repeated="4" table:style-name="ce53"/>
          <table:table-cell table:style-name="ce62" table:formula="of:=DEC2HEX(([.R42]*1+[.Q42]*2+[.P42]*4+[.O42]*8+[.N42]*16+[.M42]*32+[.L42]*64+[.K4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42]*1+[.Y42]*2+[.X42]*4+[.W42]*8+[.V42]*16+[.U42]*32+[.T42]*64+[.S4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42]*1+[.AG42]*2+[.AF42]*4+[.AE42]*8+[.AD42]*16+[.AC42]*32+[.AB42]*64+[.AA4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42]*1+[.AO42]*2+[.AN42]*4+[.AM42]*8+[.AL42]*16+[.AK42]*32+[.AJ42]*64+[.AI42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42]*1+[.AW42]*2+[.AV42]*4+[.AU42]*8+[.AT42]*16+[.AS42]*32+[.AR42]*64+[.AQ42]*128);2)" office:value-type="string" office:string-value="1E" calcext:value-type="string" table:number-columns-spanned="8" table:number-rows-spanned="1">
            <text:p>1E</text:p>
          </table:table-cell>
          <table:covered-table-cell table:number-columns-repeated="7" table:style-name="ce62"/>
          <table:table-cell table:style-name="ce53" table:formula="of:=DEC2HEX([.AZ42]+[.AY42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42]*16+[.BG42];2)" office:value-type="string" office:string-value="0F" calcext:value-type="string" table:number-columns-spanned="2" table:number-rows-spanned="1">
            <text:p>0F</text:p>
          </table:table-cell>
          <table:covered-table-cell table:style-name="ce62"/>
          <table:table-cell table:style-name="ce53" table:formula="of:=DEC2HEX([.BF42]*16+[.BE42];2)" office:value-type="string" office:string-value="7B" calcext:value-type="string" table:number-columns-spanned="2" table:number-rows-spanned="1">
            <text:p>7B</text:p>
          </table:table-cell>
          <table:covered-table-cell table:style-name="ce62"/>
          <table:table-cell table:style-name="ce53" table:formula="of:=DEC2HEX([.BD42]*16+[.BC42];2)" office:value-type="string" office:string-value="A0" calcext:value-type="string" table:number-columns-spanned="2" table:number-rows-spanned="1">
            <text:p>A0</text:p>
          </table:table-cell>
          <table:covered-table-cell table:style-name="ce62"/>
          <table:table-cell table:style-name="ce53" table:formula="of:=DEC2HEX([.BB42]*16+[.BA42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5FA" calcext:value-type="string">
            <text:p>$05FA</text:p>
          </table:table-cell>
          <table:table-cell table:style-name="ce43" table:formula="of:=[.B43]" office:value-type="string" office:string-value="Colored Box" calcext:value-type="string" table:number-columns-spanned="2" table:number-rows-spanned="1">
            <text:p>Colored Box</text:p>
          </table:table-cell>
          <table:covered-table-cell table:style-name="ce48" table:formula="of:=[.D104]+1" office:value-type="float" office:value="2" calcext:value-type="float">
            <text:p>2</text:p>
          </table:covered-table-cell>
          <table:table-cell table:style-name="ce53" table:formula="of:=DEC2HEX([.E43]+[.$E$67];2)" office:value-type="string" office:string-value="90" calcext:value-type="string">
            <text:p>90</text:p>
          </table:table-cell>
          <table:table-cell table:style-name="ce53" table:formula="of:=DEC2HEX(([.I43]+[.H43]*32+[.G43]*64+[.F43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43]*1+[.Q43]*2+[.P43]*4+[.O43]*8+[.N43]*16+[.M43]*32+[.L43]*64+[.K4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43]*1+[.Y43]*2+[.X43]*4+[.W43]*8+[.V43]*16+[.U43]*32+[.T43]*64+[.S4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43]*1+[.AG43]*2+[.AF43]*4+[.AE43]*8+[.AD43]*16+[.AC43]*32+[.AB43]*64+[.AA4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43]*1+[.AO43]*2+[.AN43]*4+[.AM43]*8+[.AL43]*16+[.AK43]*32+[.AJ43]*64+[.AI43]*128);2)" office:value-type="string" office:string-value="04" calcext:value-type="string" table:number-columns-spanned="8" table:number-rows-spanned="1">
            <text:p>04</text:p>
          </table:table-cell>
          <table:covered-table-cell table:number-columns-repeated="7" table:style-name="ce62"/>
          <table:table-cell table:style-name="ce62" table:formula="of:=DEC2HEX(([.AX43]*1+[.AW43]*2+[.AV43]*4+[.AU43]*8+[.AT43]*16+[.AS43]*32+[.AR43]*64+[.AQ43]*128);2)" office:value-type="string" office:string-value="1E" calcext:value-type="string" table:number-columns-spanned="8" table:number-rows-spanned="1">
            <text:p>1E</text:p>
          </table:table-cell>
          <table:covered-table-cell table:number-columns-repeated="7" table:style-name="ce62"/>
          <table:table-cell table:style-name="ce53" table:formula="of:=DEC2HEX([.AZ43]+[.AY43]*16;2)" office:value-type="string" office:string-value="56" calcext:value-type="string" table:number-columns-spanned="2" table:number-rows-spanned="1">
            <text:p>56</text:p>
          </table:table-cell>
          <table:covered-table-cell table:style-name="ce62"/>
          <table:table-cell table:style-name="ce53" table:formula="of:=DEC2HEX([.BH43]*16+[.BG43];2)" office:value-type="string" office:string-value="07" calcext:value-type="string" table:number-columns-spanned="2" table:number-rows-spanned="1">
            <text:p>07</text:p>
          </table:table-cell>
          <table:covered-table-cell table:style-name="ce62"/>
          <table:table-cell table:style-name="ce53" table:formula="of:=DEC2HEX([.BF43]*16+[.BE43];2)" office:value-type="string" office:string-value="2B" calcext:value-type="string" table:number-columns-spanned="2" table:number-rows-spanned="1">
            <text:p>2B</text:p>
          </table:table-cell>
          <table:covered-table-cell table:style-name="ce62"/>
          <table:table-cell table:style-name="ce53" table:formula="of:=DEC2HEX([.BD43]*16+[.BC43];2)" office:value-type="string" office:string-value="C0" calcext:value-type="string" table:number-columns-spanned="2" table:number-rows-spanned="1">
            <text:p>C0</text:p>
          </table:table-cell>
          <table:covered-table-cell table:style-name="ce62"/>
          <table:table-cell table:style-name="ce53" table:formula="of:=DEC2HEX([.BB43]*16+[.BA43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06" calcext:value-type="string">
            <text:p>$0606</text:p>
          </table:table-cell>
          <table:table-cell table:style-name="ce43" table:formula="of:=[.B44]" office:value-type="string" office:string-value="Elevator" calcext:value-type="string" table:number-columns-spanned="2" table:number-rows-spanned="1">
            <text:p>Elevator</text:p>
          </table:table-cell>
          <table:covered-table-cell table:style-name="ce48" table:formula="of:=[.D105]+1" office:value-type="float" office:value="3" calcext:value-type="float">
            <text:p>3</text:p>
          </table:covered-table-cell>
          <table:table-cell table:style-name="ce53" table:formula="of:=DEC2HEX([.E44]+[.$E$67];2)" office:value-type="string" office:string-value="94" calcext:value-type="string">
            <text:p>94</text:p>
          </table:table-cell>
          <table:table-cell table:style-name="ce53" table:formula="of:=DEC2HEX(([.I44]+[.H44]*32+[.G44]*64+[.F44]*128);2)" office:value-type="string" office:string-value="06" calcext:value-type="string" table:number-columns-spanned="5" table:number-rows-spanned="1">
            <text:p>06</text:p>
          </table:table-cell>
          <table:covered-table-cell table:number-columns-repeated="4" table:style-name="ce53"/>
          <table:table-cell table:style-name="ce62" table:formula="of:=DEC2HEX(([.R44]*1+[.Q44]*2+[.P44]*4+[.O44]*8+[.N44]*16+[.M44]*32+[.L44]*64+[.K4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44]*1+[.Y44]*2+[.X44]*4+[.W44]*8+[.V44]*16+[.U44]*32+[.T44]*64+[.S4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44]*1+[.AG44]*2+[.AF44]*4+[.AE44]*8+[.AD44]*16+[.AC44]*32+[.AB44]*64+[.AA4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44]*1+[.AO44]*2+[.AN44]*4+[.AM44]*8+[.AL44]*16+[.AK44]*32+[.AJ44]*64+[.AI4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44]*1+[.AW44]*2+[.AV44]*4+[.AU44]*8+[.AT44]*16+[.AS44]*32+[.AR44]*64+[.AQ44]*128);2)" office:value-type="string" office:string-value="06" calcext:value-type="string" table:number-columns-spanned="8" table:number-rows-spanned="1">
            <text:p>06</text:p>
          </table:table-cell>
          <table:covered-table-cell table:number-columns-repeated="7" table:style-name="ce62"/>
          <table:table-cell table:style-name="ce53" table:formula="of:=DEC2HEX([.AZ44]+[.AY44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44]*16+[.BG44];2)" office:value-type="string" office:string-value="0E" calcext:value-type="string" table:number-columns-spanned="2" table:number-rows-spanned="1">
            <text:p>0E</text:p>
          </table:table-cell>
          <table:covered-table-cell table:style-name="ce62"/>
          <table:table-cell table:style-name="ce53" table:formula="of:=DEC2HEX([.BF44]*16+[.BE44];2)" office:value-type="string" office:string-value="E0" calcext:value-type="string" table:number-columns-spanned="2" table:number-rows-spanned="1">
            <text:p>E0</text:p>
          </table:table-cell>
          <table:covered-table-cell table:style-name="ce62"/>
          <table:table-cell table:style-name="ce53" table:formula="of:=DEC2HEX([.BD44]*16+[.BC44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44]*16+[.BA44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12" calcext:value-type="string">
            <text:p>$0612</text:p>
          </table:table-cell>
          <table:table-cell table:style-name="ce43" table:formula="of:=[.B45]" office:value-type="string" office:string-value="Fountain" calcext:value-type="string" table:number-columns-spanned="2" table:number-rows-spanned="1">
            <text:p>Fountain</text:p>
          </table:table-cell>
          <table:covered-table-cell table:style-name="ce48" table:formula="of:=[.D106]+1" office:value-type="float" office:value="4" calcext:value-type="float">
            <text:p>4</text:p>
          </table:covered-table-cell>
          <table:table-cell table:style-name="ce53" table:formula="of:=DEC2HEX([.E45]+[.$E$67];2)" office:value-type="string" office:string-value="96" calcext:value-type="string">
            <text:p>96</text:p>
          </table:table-cell>
          <table:table-cell table:style-name="ce53" table:formula="of:=DEC2HEX(([.I45]+[.H45]*32+[.G45]*64+[.F45]*128);2)" office:value-type="string" office:string-value="07" calcext:value-type="string" table:number-columns-spanned="5" table:number-rows-spanned="1">
            <text:p>07</text:p>
          </table:table-cell>
          <table:covered-table-cell table:number-columns-repeated="4" table:style-name="ce53"/>
          <table:table-cell table:style-name="ce62" table:formula="of:=DEC2HEX(([.R45]*1+[.Q45]*2+[.P45]*4+[.O45]*8+[.N45]*16+[.M45]*32+[.L45]*64+[.K4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45]*1+[.Y45]*2+[.X45]*4+[.W45]*8+[.V45]*16+[.U45]*32+[.T45]*64+[.S4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45]*1+[.AG45]*2+[.AF45]*4+[.AE45]*8+[.AD45]*16+[.AC45]*32+[.AB45]*64+[.AA4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45]*1+[.AO45]*2+[.AN45]*4+[.AM45]*8+[.AL45]*16+[.AK45]*32+[.AJ45]*64+[.AI45]*128);2)" office:value-type="string" office:string-value="08" calcext:value-type="string" table:number-columns-spanned="8" table:number-rows-spanned="1">
            <text:p>08</text:p>
          </table:table-cell>
          <table:covered-table-cell table:number-columns-repeated="7" table:style-name="ce62"/>
          <table:table-cell table:style-name="ce62" table:formula="of:=DEC2HEX(([.AX45]*1+[.AW45]*2+[.AV45]*4+[.AU45]*8+[.AT45]*16+[.AS45]*32+[.AR45]*64+[.AQ45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45]+[.AY45]*16;2)" office:value-type="string" office:string-value="C0" calcext:value-type="string" table:number-columns-spanned="2" table:number-rows-spanned="1">
            <text:p>C0</text:p>
          </table:table-cell>
          <table:covered-table-cell table:style-name="ce62"/>
          <table:table-cell table:style-name="ce53" table:formula="of:=DEC2HEX([.BH45]*16+[.BG45];2)" office:value-type="string" office:string-value="07" calcext:value-type="string" table:number-columns-spanned="2" table:number-rows-spanned="1">
            <text:p>07</text:p>
          </table:table-cell>
          <table:covered-table-cell table:style-name="ce62"/>
          <table:table-cell table:style-name="ce53" table:formula="of:=DEC2HEX([.BF45]*16+[.BE45];2)" office:value-type="string" office:string-value="9B" calcext:value-type="string" table:number-columns-spanned="2" table:number-rows-spanned="1">
            <text:p>9B</text:p>
          </table:table-cell>
          <table:covered-table-cell table:style-name="ce62"/>
          <table:table-cell table:style-name="ce53" table:formula="of:=DEC2HEX([.BD45]*16+[.BC45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45]*16+[.BA45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27" table:number-columns-repeated="16"/>
          <table:table-cell table:number-columns-repeated="945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1E" calcext:value-type="string">
            <text:p>$061E</text:p>
          </table:table-cell>
          <table:table-cell table:style-name="ce43" table:formula="of:=[.B46]" office:value-type="string" office:string-value="Stairs" calcext:value-type="string" table:number-columns-spanned="2" table:number-rows-spanned="1">
            <text:p>Stairs</text:p>
          </table:table-cell>
          <table:covered-table-cell table:style-name="ce48" table:formula="of:=[.D107]+1" office:value-type="float" office:value="5" calcext:value-type="float">
            <text:p>5</text:p>
          </table:covered-table-cell>
          <table:table-cell table:style-name="ce53" table:formula="of:=DEC2HEX([.E46]+[.$E$67];2)" office:value-type="string" office:string-value="99" calcext:value-type="string">
            <text:p>99</text:p>
          </table:table-cell>
          <table:table-cell table:style-name="ce53" table:formula="of:=DEC2HEX(([.I46]+[.H46]*32+[.G46]*64+[.F46]*128);2)" office:value-type="string" office:string-value="08" calcext:value-type="string" table:number-columns-spanned="5" table:number-rows-spanned="1">
            <text:p>08</text:p>
          </table:table-cell>
          <table:covered-table-cell table:number-columns-repeated="4" table:style-name="ce53"/>
          <table:table-cell table:style-name="ce62" table:formula="of:=DEC2HEX(([.R46]*1+[.Q46]*2+[.P46]*4+[.O46]*8+[.N46]*16+[.M46]*32+[.L46]*64+[.K4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46]*1+[.Y46]*2+[.X46]*4+[.W46]*8+[.V46]*16+[.U46]*32+[.T46]*64+[.S4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46]*1+[.AG46]*2+[.AF46]*4+[.AE46]*8+[.AD46]*16+[.AC46]*32+[.AB46]*64+[.AA4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46]*1+[.AO46]*2+[.AN46]*4+[.AM46]*8+[.AL46]*16+[.AK46]*32+[.AJ46]*64+[.AI46]*128);2)" office:value-type="string" office:string-value="08" calcext:value-type="string" table:number-columns-spanned="8" table:number-rows-spanned="1">
            <text:p>08</text:p>
          </table:table-cell>
          <table:covered-table-cell table:number-columns-repeated="7" table:style-name="ce62"/>
          <table:table-cell table:style-name="ce62" table:formula="of:=DEC2HEX(([.AX46]*1+[.AW46]*2+[.AV46]*4+[.AU46]*8+[.AT46]*16+[.AS46]*32+[.AR46]*64+[.AQ46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46]+[.AY46]*16;2)" office:value-type="string" office:string-value="97" calcext:value-type="string" table:number-columns-spanned="2" table:number-rows-spanned="1">
            <text:p>97</text:p>
          </table:table-cell>
          <table:covered-table-cell table:style-name="ce62"/>
          <table:table-cell table:style-name="ce53" table:formula="of:=DEC2HEX([.BH46]*16+[.BG46];2)" office:value-type="string" office:string-value="0C" calcext:value-type="string" table:number-columns-spanned="2" table:number-rows-spanned="1">
            <text:p>0C</text:p>
          </table:table-cell>
          <table:covered-table-cell table:style-name="ce62"/>
          <table:table-cell table:style-name="ce53" table:formula="of:=DEC2HEX([.BF46]*16+[.BE46];2)" office:value-type="string" office:string-value="B0" calcext:value-type="string" table:number-columns-spanned="2" table:number-rows-spanned="1">
            <text:p>B0</text:p>
          </table:table-cell>
          <table:covered-table-cell table:style-name="ce62"/>
          <table:table-cell table:style-name="ce53" table:formula="of:=DEC2HEX([.BD46]*16+[.BC46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46]*16+[.BA46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2A" calcext:value-type="string">
            <text:p>$062A</text:p>
          </table:table-cell>
          <table:table-cell table:style-name="ce43" table:formula="of:=[.B47]" office:value-type="string" office:string-value="Misty Cube" calcext:value-type="string" table:number-columns-spanned="2" table:number-rows-spanned="1">
            <text:p>Misty Cube</text:p>
          </table:table-cell>
          <table:covered-table-cell table:style-name="ce48" table:formula="of:=[.D108]+1" office:value-type="float" office:value="6" calcext:value-type="float">
            <text:p>6</text:p>
          </table:covered-table-cell>
          <table:table-cell table:style-name="ce53" table:formula="of:=DEC2HEX([.E47]+[.$E$67];2)" office:value-type="string" office:string-value="9C" calcext:value-type="string">
            <text:p>9C</text:p>
          </table:table-cell>
          <table:table-cell table:style-name="ce53" table:formula="of:=DEC2HEX(([.I47]+[.H47]*32+[.G47]*64+[.F47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47]*1+[.Q47]*2+[.P47]*4+[.O47]*8+[.N47]*16+[.M47]*32+[.L47]*64+[.K4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47]*1+[.Y47]*2+[.X47]*4+[.W47]*8+[.V47]*16+[.U47]*32+[.T47]*64+[.S4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47]*1+[.AG47]*2+[.AF47]*4+[.AE47]*8+[.AD47]*16+[.AC47]*32+[.AB47]*64+[.AA4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47]*1+[.AO47]*2+[.AN47]*4+[.AM47]*8+[.AL47]*16+[.AK47]*32+[.AJ47]*64+[.AI4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47]*1+[.AW47]*2+[.AV47]*4+[.AU47]*8+[.AT47]*16+[.AS47]*32+[.AR47]*64+[.AQ47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47]+[.AY47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47]*16+[.BG47];2)" office:value-type="string" office:string-value="0F" calcext:value-type="string" table:number-columns-spanned="2" table:number-rows-spanned="1">
            <text:p>0F</text:p>
          </table:table-cell>
          <table:covered-table-cell table:style-name="ce62"/>
          <table:table-cell table:style-name="ce53" table:formula="of:=DEC2HEX([.BF47]*16+[.BE47];2)" office:value-type="string" office:string-value="CB" calcext:value-type="string" table:number-columns-spanned="2" table:number-rows-spanned="1">
            <text:p>CB</text:p>
          </table:table-cell>
          <table:covered-table-cell table:style-name="ce62"/>
          <table:table-cell table:style-name="ce53" table:formula="of:=DEC2HEX([.BD47]*16+[.BC47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47]*16+[.BA47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36" calcext:value-type="string">
            <text:p>$0636</text:p>
          </table:table-cell>
          <table:table-cell table:style-name="ce43" table:formula="of:=[.B48]" office:value-type="string" office:string-value="Throne" calcext:value-type="string" table:number-columns-spanned="2" table:number-rows-spanned="1">
            <text:p>Throne</text:p>
          </table:table-cell>
          <table:covered-table-cell table:style-name="ce48" table:formula="of:=[.D109]+1" office:value-type="float" office:value="7" calcext:value-type="float">
            <text:p>7</text:p>
          </table:covered-table-cell>
          <table:table-cell table:style-name="ce53" table:formula="of:=DEC2HEX([.E48]+[.$E$67];2)" office:value-type="string" office:string-value="9F" calcext:value-type="string">
            <text:p>9F</text:p>
          </table:table-cell>
          <table:table-cell table:style-name="ce53" table:formula="of:=DEC2HEX(([.I48]+[.H48]*32+[.G48]*64+[.F48]*128);2)" office:value-type="string" office:string-value="01" calcext:value-type="string" table:number-columns-spanned="5" table:number-rows-spanned="1">
            <text:p>01</text:p>
          </table:table-cell>
          <table:covered-table-cell table:number-columns-repeated="4" table:style-name="ce53"/>
          <table:table-cell table:style-name="ce62" table:formula="of:=DEC2HEX(([.R48]*1+[.Q48]*2+[.P48]*4+[.O48]*8+[.N48]*16+[.M48]*32+[.L48]*64+[.K4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48]*1+[.Y48]*2+[.X48]*4+[.W48]*8+[.V48]*16+[.U48]*32+[.T48]*64+[.S4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48]*1+[.AG48]*2+[.AF48]*4+[.AE48]*8+[.AD48]*16+[.AC48]*32+[.AB48]*64+[.AA4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48]*1+[.AO48]*2+[.AN48]*4+[.AM48]*8+[.AL48]*16+[.AK48]*32+[.AJ48]*64+[.AI48]*128);2)" office:value-type="string" office:string-value="08" calcext:value-type="string" table:number-columns-spanned="8" table:number-rows-spanned="1">
            <text:p>08</text:p>
          </table:table-cell>
          <table:covered-table-cell table:number-columns-repeated="7" table:style-name="ce62"/>
          <table:table-cell table:style-name="ce62" table:formula="of:=DEC2HEX(([.AX48]*1+[.AW48]*2+[.AV48]*4+[.AU48]*8+[.AT48]*16+[.AS48]*32+[.AR48]*64+[.AQ48]*128);2)" office:value-type="string" office:string-value="0E" calcext:value-type="string" table:number-columns-spanned="8" table:number-rows-spanned="1">
            <text:p>0E</text:p>
          </table:table-cell>
          <table:covered-table-cell table:number-columns-repeated="7" table:style-name="ce62"/>
          <table:table-cell table:style-name="ce53" table:formula="of:=DEC2HEX([.AZ48]+[.AY48]*16;2)" office:value-type="string" office:string-value="AC" calcext:value-type="string" table:number-columns-spanned="2" table:number-rows-spanned="1">
            <text:p>AC</text:p>
          </table:table-cell>
          <table:covered-table-cell table:style-name="ce62"/>
          <table:table-cell table:style-name="ce53" table:formula="of:=DEC2HEX([.BH48]*16+[.BG48];2)" office:value-type="string" office:string-value="09" calcext:value-type="string" table:number-columns-spanned="2" table:number-rows-spanned="1">
            <text:p>09</text:p>
          </table:table-cell>
          <table:covered-table-cell table:style-name="ce62"/>
          <table:table-cell table:style-name="ce53" table:formula="of:=DEC2HEX([.BF48]*16+[.BE48];2)" office:value-type="string" office:string-value="8D" calcext:value-type="string" table:number-columns-spanned="2" table:number-rows-spanned="1">
            <text:p>8D</text:p>
          </table:table-cell>
          <table:covered-table-cell table:style-name="ce62"/>
          <table:table-cell table:style-name="ce53" table:formula="of:=DEC2HEX([.BD48]*16+[.BC48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48]*16+[.BA48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42" calcext:value-type="string">
            <text:p>$0642</text:p>
          </table:table-cell>
          <table:table-cell table:style-name="ce43" table:formula="of:=[.B49]" office:value-type="string" office:string-value="Inn" calcext:value-type="string" table:number-columns-spanned="2" table:number-rows-spanned="1">
            <text:p>Inn</text:p>
          </table:table-cell>
          <table:covered-table-cell table:style-name="ce48" table:formula="of:=[.D110]+1" office:value-type="float" office:value="8" calcext:value-type="float">
            <text:p>8</text:p>
          </table:covered-table-cell>
          <table:table-cell table:style-name="ce53" table:formula="of:=DEC2HEX([.E49]+[.$E$67];2)" office:value-type="string" office:string-value="A2" calcext:value-type="string">
            <text:p>A2</text:p>
          </table:table-cell>
          <table:table-cell table:style-name="ce53" table:formula="of:=DEC2HEX(([.I49]+[.H49]*32+[.G49]*64+[.F49]*128);2)" office:value-type="string" office:string-value="09" calcext:value-type="string" table:number-columns-spanned="5" table:number-rows-spanned="1">
            <text:p>09</text:p>
          </table:table-cell>
          <table:covered-table-cell table:number-columns-repeated="4" table:style-name="ce53"/>
          <table:table-cell table:style-name="ce62" table:formula="of:=DEC2HEX(([.R49]*1+[.Q49]*2+[.P49]*4+[.O49]*8+[.N49]*16+[.M49]*32+[.L49]*64+[.K49]*128);2)" office:value-type="string" office:string-value="02" calcext:value-type="string" table:number-columns-spanned="8" table:number-rows-spanned="1">
            <text:p>02</text:p>
          </table:table-cell>
          <table:covered-table-cell table:number-columns-repeated="7" table:style-name="ce62"/>
          <table:table-cell table:style-name="ce62" table:formula="of:=DEC2HEX(([.Z49]*1+[.Y49]*2+[.X49]*4+[.W49]*8+[.V49]*16+[.U49]*32+[.T49]*64+[.S49]*128);2)" office:value-type="string" office:string-value="06" calcext:value-type="string" table:number-columns-spanned="8" table:number-rows-spanned="1">
            <text:p>06</text:p>
          </table:table-cell>
          <table:covered-table-cell table:number-columns-repeated="7" table:style-name="ce62"/>
          <table:table-cell table:style-name="ce62" table:formula="of:=DEC2HEX(([.AH49]*1+[.AG49]*2+[.AF49]*4+[.AE49]*8+[.AD49]*16+[.AC49]*32+[.AB49]*64+[.AA49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49]*1+[.AO49]*2+[.AN49]*4+[.AM49]*8+[.AL49]*16+[.AK49]*32+[.AJ49]*64+[.AI49]*128);2)" office:value-type="string" office:string-value="04" calcext:value-type="string" table:number-columns-spanned="8" table:number-rows-spanned="1">
            <text:p>04</text:p>
          </table:table-cell>
          <table:covered-table-cell table:number-columns-repeated="7" table:style-name="ce62"/>
          <table:table-cell table:style-name="ce62" table:formula="of:=DEC2HEX(([.AX49]*1+[.AW49]*2+[.AV49]*4+[.AU49]*8+[.AT49]*16+[.AS49]*32+[.AR49]*64+[.AQ49]*128);2)" office:value-type="string" office:string-value="7E" calcext:value-type="string" table:number-columns-spanned="8" table:number-rows-spanned="1">
            <text:p>7E</text:p>
          </table:table-cell>
          <table:covered-table-cell table:number-columns-repeated="7" table:style-name="ce62"/>
          <table:table-cell table:style-name="ce53" table:formula="of:=DEC2HEX([.AZ49]+[.AY49]*16;2)" office:value-type="string" office:string-value="B0" calcext:value-type="string" table:number-columns-spanned="2" table:number-rows-spanned="1">
            <text:p>B0</text:p>
          </table:table-cell>
          <table:covered-table-cell table:style-name="ce62"/>
          <table:table-cell table:style-name="ce53" table:formula="of:=DEC2HEX([.BH49]*16+[.BG49];2)" office:value-type="string" office:string-value="0B" calcext:value-type="string" table:number-columns-spanned="2" table:number-rows-spanned="1">
            <text:p>0B</text:p>
          </table:table-cell>
          <table:covered-table-cell table:style-name="ce62"/>
          <table:table-cell table:style-name="ce53" table:formula="of:=DEC2HEX([.BF49]*16+[.BE49];2)" office:value-type="string" office:string-value="7B" calcext:value-type="string" table:number-columns-spanned="2" table:number-rows-spanned="1">
            <text:p>7B</text:p>
          </table:table-cell>
          <table:covered-table-cell table:style-name="ce62"/>
          <table:table-cell table:style-name="ce53" table:formula="of:=DEC2HEX([.BD49]*16+[.BC49];2)" office:value-type="string" office:string-value="BC" calcext:value-type="string" table:number-columns-spanned="2" table:number-rows-spanned="1">
            <text:p>BC</text:p>
          </table:table-cell>
          <table:covered-table-cell table:style-name="ce62"/>
          <table:table-cell table:style-name="ce53" table:formula="of:=DEC2HEX([.BB49]*16+[.BA49];2)" office:value-type="string" office:string-value="F0" calcext:value-type="string" table:number-columns-spanned="2" table:number-rows-spanned="1">
            <text:p>F0</text:p>
          </table:table-cell>
          <table:covered-table-cell table:style-name="ce62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4E" calcext:value-type="string">
            <text:p>$064E</text:p>
          </table:table-cell>
          <table:table-cell table:style-name="ce43" table:formula="of:=[.B50]" office:value-type="string" office:string-value="Pit" calcext:value-type="string" table:number-columns-spanned="2" table:number-rows-spanned="1">
            <text:p>Pit</text:p>
          </table:table-cell>
          <table:covered-table-cell table:style-name="ce48" office:value-type="float" office:value="1" calcext:value-type="float">
            <text:p>1</text:p>
          </table:covered-table-cell>
          <table:table-cell table:style-name="ce53" table:formula="of:=DEC2HEX([.E50]+[.$E$67];2)" office:value-type="string" office:string-value="A8" calcext:value-type="string">
            <text:p>A8</text:p>
          </table:table-cell>
          <table:table-cell table:style-name="ce53" table:formula="of:=DEC2HEX(([.I50]+[.H50]*32+[.G50]*64+[.F50]*128);2)" office:value-type="string" office:string-value="0C" calcext:value-type="string" table:number-columns-spanned="5" table:number-rows-spanned="1">
            <text:p>0C</text:p>
          </table:table-cell>
          <table:covered-table-cell table:number-columns-repeated="4" table:style-name="ce53"/>
          <table:table-cell table:style-name="ce62" table:formula="of:=DEC2HEX(([.R50]*1+[.Q50]*2+[.P50]*4+[.O50]*8+[.N50]*16+[.M50]*32+[.L50]*64+[.K50]*128);2)" office:value-type="string" office:string-value="02" calcext:value-type="string" table:number-columns-spanned="8" table:number-rows-spanned="1">
            <text:p>02</text:p>
          </table:table-cell>
          <table:covered-table-cell table:number-columns-repeated="7" table:style-name="ce62"/>
          <table:table-cell table:style-name="ce62" table:formula="of:=DEC2HEX(([.Z50]*1+[.Y50]*2+[.X50]*4+[.W50]*8+[.V50]*16+[.U50]*32+[.T50]*64+[.S5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50]*1+[.AG50]*2+[.AF50]*4+[.AE50]*8+[.AD50]*16+[.AC50]*32+[.AB50]*64+[.AA50]*128);2)" office:value-type="string" office:string-value="02" calcext:value-type="string" table:number-columns-spanned="8" table:number-rows-spanned="1">
            <text:p>02</text:p>
          </table:table-cell>
          <table:covered-table-cell table:number-columns-repeated="7" table:style-name="ce62"/>
          <table:table-cell table:style-name="ce62" table:formula="of:=DEC2HEX(([.AP50]*1+[.AO50]*2+[.AN50]*4+[.AM50]*8+[.AL50]*16+[.AK50]*32+[.AJ50]*64+[.AI50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50]*1+[.AW50]*2+[.AV50]*4+[.AU50]*8+[.AT50]*16+[.AS50]*32+[.AR50]*64+[.AQ50]*128);2)" office:value-type="string" office:string-value="02" calcext:value-type="string" table:number-columns-spanned="8" table:number-rows-spanned="1">
            <text:p>02</text:p>
          </table:table-cell>
          <table:covered-table-cell table:number-columns-repeated="7" table:style-name="ce62"/>
          <table:table-cell table:style-name="ce53" table:formula="of:=DEC2HEX([.AZ50]+[.AY50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50]*16+[.BG50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F50]*16+[.BE50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D50]*16+[.BC50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50]*16+[.BA50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5A" calcext:value-type="string">
            <text:p>$065A</text:p>
          </table:table-cell>
          <table:table-cell table:style-name="ce43" table:formula="of:=[.B55]" office:value-type="string" office:string-value="Holy Symbol" calcext:value-type="string" table:number-columns-spanned="2" table:number-rows-spanned="1">
            <text:p>Holy Symbol</text:p>
          </table:table-cell>
          <table:covered-table-cell table:style-name="ce48" table:formula="of:=[.D109]+1" office:value-type="float" office:value="7" calcext:value-type="float">
            <text:p>7</text:p>
          </table:covered-table-cell>
          <table:table-cell table:style-name="ce41" table:formula="of:=DEC2HEX([.E55]+[.$E$67];2)" office:value-type="string" office:string-value="A9" calcext:value-type="string">
            <text:p>A9</text:p>
          </table:table-cell>
          <table:table-cell table:style-name="ce41" table:formula="of:=DEC2HEX(([.I55]+[.H55]*32+[.G55]*64+[.F55]*128);2)" office:value-type="string" office:string-value="EF" calcext:value-type="string" table:number-columns-spanned="5" table:number-rows-spanned="1">
            <text:p>EF</text:p>
          </table:table-cell>
          <table:covered-table-cell table:number-columns-repeated="4" table:style-name="ce41"/>
          <table:table-cell table:style-name="ce63" table:formula="of:=DEC2HEX(([.R55]*1+[.Q55]*2+[.P55]*4+[.O55]*8+[.N55]*16+[.M55]*32+[.L55]*64+[.K5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55]*1+[.Y55]*2+[.X55]*4+[.W55]*8+[.V55]*16+[.U55]*32+[.T55]*64+[.S5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55]*1+[.AG55]*2+[.AF55]*4+[.AE55]*8+[.AD55]*16+[.AC55]*32+[.AB55]*64+[.AA5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55]*1+[.AO55]*2+[.AN55]*4+[.AM55]*8+[.AL55]*16+[.AK55]*32+[.AJ55]*64+[.AI5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X55]*1+[.AW55]*2+[.AV55]*4+[.AU55]*8+[.AT55]*16+[.AS55]*32+[.AR55]*64+[.AQ55]*128);2)" office:value-type="string" office:string-value="60" calcext:value-type="string" table:number-columns-spanned="8" table:number-rows-spanned="1">
            <text:p>60</text:p>
          </table:table-cell>
          <table:covered-table-cell table:number-columns-repeated="7" table:style-name="ce63"/>
          <table:table-cell table:style-name="ce41" table:formula="of:=DEC2HEX([.AZ55]+[.AY55]*16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H55]*16+[.BG55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F55]*16+[.BE55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D55]*16+[.BC55];2)" office:value-type="string" office:string-value="03" calcext:value-type="string" table:number-columns-spanned="2" table:number-rows-spanned="1">
            <text:p>03</text:p>
          </table:table-cell>
          <table:covered-table-cell table:style-name="ce63"/>
          <table:table-cell table:style-name="ce41" table:formula="of:=DEC2HEX([.BB55]*16+[.BA55];2)" office:value-type="string" office:string-value="60" calcext:value-type="string" table:number-columns-spanned="2" table:number-rows-spanned="1">
            <text:p>60</text:p>
          </table:table-cell>
          <table:covered-table-cell table:style-name="ce63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66" calcext:value-type="string">
            <text:p>$0666</text:p>
          </table:table-cell>
          <table:table-cell table:style-name="ce43" table:formula="of:=[.B56]" office:value-type="string" office:string-value="Prismatic Wall" calcext:value-type="string" table:number-columns-spanned="2" table:number-rows-spanned="1">
            <text:p>Prismatic Wall</text:p>
          </table:table-cell>
          <table:covered-table-cell table:style-name="ce48" table:formula="of:=[.D110]+1" office:value-type="float" office:value="8" calcext:value-type="float">
            <text:p>8</text:p>
          </table:covered-table-cell>
          <table:table-cell table:style-name="ce41" table:formula="of:=DEC2HEX([.E56]+[.$E$67];2)" office:value-type="string" office:string-value="AB" calcext:value-type="string">
            <text:p>AB</text:p>
          </table:table-cell>
          <table:table-cell table:style-name="ce41" table:formula="of:=DEC2HEX(([.I56]+[.H56]*32+[.G56]*64+[.F56]*128);2)" office:value-type="string" office:string-value="EE" calcext:value-type="string" table:number-columns-spanned="5" table:number-rows-spanned="1">
            <text:p>EE</text:p>
          </table:table-cell>
          <table:covered-table-cell table:number-columns-repeated="4" table:style-name="ce41"/>
          <table:table-cell table:style-name="ce63" table:formula="of:=DEC2HEX(([.R56]*1+[.Q56]*2+[.P56]*4+[.O56]*8+[.N56]*16+[.M56]*32+[.L56]*64+[.K5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56]*1+[.Y56]*2+[.X56]*4+[.W56]*8+[.V56]*16+[.U56]*32+[.T56]*64+[.S5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56]*1+[.AG56]*2+[.AF56]*4+[.AE56]*8+[.AD56]*16+[.AC56]*32+[.AB56]*64+[.AA5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56]*1+[.AO56]*2+[.AN56]*4+[.AM56]*8+[.AL56]*16+[.AK56]*32+[.AJ56]*64+[.AI56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X56]*1+[.AW56]*2+[.AV56]*4+[.AU56]*8+[.AT56]*16+[.AS56]*32+[.AR56]*64+[.AQ56]*128);2)" office:value-type="string" office:string-value="E0" calcext:value-type="string" table:number-columns-spanned="8" table:number-rows-spanned="1">
            <text:p>E0</text:p>
          </table:table-cell>
          <table:covered-table-cell table:number-columns-repeated="7" table:style-name="ce63"/>
          <table:table-cell table:style-name="ce41" table:formula="of:=DEC2HEX([.AZ56]+[.AY56]*16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H56]*16+[.BG56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F56]*16+[.BE56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D56]*16+[.BC56];2)" office:value-type="string" office:string-value="07" calcext:value-type="string" table:number-columns-spanned="2" table:number-rows-spanned="1">
            <text:p>07</text:p>
          </table:table-cell>
          <table:covered-table-cell table:style-name="ce63"/>
          <table:table-cell table:style-name="ce41" table:formula="of:=DEC2HEX([.BB56]*16+[.BA56];2)" office:value-type="string" office:string-value="28" calcext:value-type="string" table:number-columns-spanned="2" table:number-rows-spanned="1">
            <text:p>28</text:p>
          </table:table-cell>
          <table:covered-table-cell table:style-name="ce63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72" calcext:value-type="string">
            <text:p>$0672</text:p>
          </table:table-cell>
          <table:table-cell table:style-name="ce43" table:formula="of:=[.B57]" office:value-type="string" office:string-value="Wall of Fire" calcext:value-type="string" table:number-columns-spanned="2" table:number-rows-spanned="1">
            <text:p>Wall of Fire</text:p>
          </table:table-cell>
          <table:covered-table-cell table:style-name="ce48" table:formula="of:=[.D111]+1" office:value-type="float" office:value="9" calcext:value-type="float">
            <text:p>9</text:p>
          </table:covered-table-cell>
          <table:table-cell table:style-name="ce41" table:formula="of:=DEC2HEX([.E57]+[.$E$67];2)" office:value-type="string" office:string-value="AE" calcext:value-type="string">
            <text:p>AE</text:p>
          </table:table-cell>
          <table:table-cell table:style-name="ce41" table:formula="of:=DEC2HEX(([.I57]+[.H57]*32+[.G57]*64+[.F57]*128);2)" office:value-type="string" office:string-value="EE" calcext:value-type="string" table:number-columns-spanned="5" table:number-rows-spanned="1">
            <text:p>EE</text:p>
          </table:table-cell>
          <table:covered-table-cell table:number-columns-repeated="4" table:style-name="ce41"/>
          <table:table-cell table:style-name="ce63" table:formula="of:=DEC2HEX(([.R57]*1+[.Q57]*2+[.P57]*4+[.O57]*8+[.N57]*16+[.M57]*32+[.L57]*64+[.K5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57]*1+[.Y57]*2+[.X57]*4+[.W57]*8+[.V57]*16+[.U57]*32+[.T57]*64+[.S5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57]*1+[.AG57]*2+[.AF57]*4+[.AE57]*8+[.AD57]*16+[.AC57]*32+[.AB57]*64+[.AA5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57]*1+[.AO57]*2+[.AN57]*4+[.AM57]*8+[.AL57]*16+[.AK57]*32+[.AJ57]*64+[.AI57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X57]*1+[.AW57]*2+[.AV57]*4+[.AU57]*8+[.AT57]*16+[.AS57]*32+[.AR57]*64+[.AQ57]*128);2)" office:value-type="string" office:string-value="E0" calcext:value-type="string" table:number-columns-spanned="8" table:number-rows-spanned="1">
            <text:p>E0</text:p>
          </table:table-cell>
          <table:covered-table-cell table:number-columns-repeated="7" table:style-name="ce63"/>
          <table:table-cell table:style-name="ce41" table:formula="of:=DEC2HEX([.AZ57]+[.AY57]*16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H57]*16+[.BG57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F57]*16+[.BE57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D57]*16+[.BC57];2)" office:value-type="string" office:string-value="07" calcext:value-type="string" table:number-columns-spanned="2" table:number-rows-spanned="1">
            <text:p>07</text:p>
          </table:table-cell>
          <table:covered-table-cell table:style-name="ce63"/>
          <table:table-cell table:style-name="ce41" table:formula="of:=DEC2HEX([.BB57]*16+[.BA57];2)" office:value-type="string" office:string-value="82" calcext:value-type="string" table:number-columns-spanned="2" table:number-rows-spanned="1">
            <text:p>82</text:p>
          </table:table-cell>
          <table:covered-table-cell table:style-name="ce63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7E" calcext:value-type="string">
            <text:p>$067E</text:p>
          </table:table-cell>
          <table:table-cell table:style-name="ce43" table:formula="of:=[.B58]" office:value-type="string" office:string-value="Web" calcext:value-type="string" table:number-columns-spanned="2" table:number-rows-spanned="1">
            <text:p>Web</text:p>
          </table:table-cell>
          <table:covered-table-cell table:style-name="ce48" table:formula="of:=[.D111]+1" office:value-type="float" office:value="9" calcext:value-type="float">
            <text:p>9</text:p>
          </table:covered-table-cell>
          <table:table-cell table:style-name="ce41" table:formula="of:=DEC2HEX([.E58]+[.$E$67];2)" office:value-type="string" office:string-value="B1" calcext:value-type="string">
            <text:p>B1</text:p>
          </table:table-cell>
          <table:table-cell table:style-name="ce41" table:formula="of:=DEC2HEX(([.I58]+[.H58]*32+[.G58]*64+[.F58]*128);2)" office:value-type="string" office:string-value="E0" calcext:value-type="string" table:number-columns-spanned="5" table:number-rows-spanned="1">
            <text:p>E0</text:p>
          </table:table-cell>
          <table:covered-table-cell table:number-columns-repeated="4" table:style-name="ce41"/>
          <table:table-cell table:style-name="ce63" table:formula="of:=DEC2HEX(([.R58]*1+[.Q58]*2+[.P58]*4+[.O58]*8+[.N58]*16+[.M58]*32+[.L58]*64+[.K5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Z58]*1+[.Y58]*2+[.X58]*4+[.W58]*8+[.V58]*16+[.U58]*32+[.T58]*64+[.S5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H58]*1+[.AG58]*2+[.AF58]*4+[.AE58]*8+[.AD58]*16+[.AC58]*32+[.AB58]*64+[.AA5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P58]*1+[.AO58]*2+[.AN58]*4+[.AM58]*8+[.AL58]*16+[.AK58]*32+[.AJ58]*64+[.AI58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3"/>
          <table:table-cell table:style-name="ce63" table:formula="of:=DEC2HEX(([.AX58]*1+[.AW58]*2+[.AV58]*4+[.AU58]*8+[.AT58]*16+[.AS58]*32+[.AR58]*64+[.AQ58]*128);2)" office:value-type="string" office:string-value="01" calcext:value-type="string" table:number-columns-spanned="8" table:number-rows-spanned="1">
            <text:p>01</text:p>
          </table:table-cell>
          <table:covered-table-cell table:number-columns-repeated="7" table:style-name="ce63"/>
          <table:table-cell table:style-name="ce41" table:formula="of:=DEC2HEX([.AZ58]+[.AY58]*16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H58]*16+[.BG58];2)" office:value-type="string" office:string-value="10" calcext:value-type="string" table:number-columns-spanned="2" table:number-rows-spanned="1">
            <text:p>10</text:p>
          </table:table-cell>
          <table:covered-table-cell table:style-name="ce63"/>
          <table:table-cell table:style-name="ce41" table:formula="of:=DEC2HEX([.BF58]*16+[.BE58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D58]*16+[.BC58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41" table:formula="of:=DEC2HEX([.BB58]*16+[.BA58];2)" office:value-type="string" office:string-value="00" calcext:value-type="string" table:number-columns-spanned="2" table:number-rows-spanned="1">
            <text:p>00</text:p>
          </table:table-cell>
          <table:covered-table-cell table:style-name="ce63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8A" calcext:value-type="string">
            <text:p>$068A</text:p>
          </table:table-cell>
          <table:table-cell table:style-name="ce43" table:formula="of:=[.B63]" office:value-type="string" office:string-value="PC" calcext:value-type="string" table:number-columns-spanned="2" table:number-rows-spanned="1">
            <text:p>PC</text:p>
          </table:table-cell>
          <table:covered-table-cell table:style-name="ce48" table:formula="of:=[.D112]+1" office:value-type="float" office:value="2" calcext:value-type="float">
            <text:p>2</text:p>
          </table:covered-table-cell>
          <table:table-cell table:style-name="ce53" table:formula="of:=DEC2HEX([.E63]+[.$E$67];2)" office:value-type="string" office:string-value="B2" calcext:value-type="string">
            <text:p>B2</text:p>
          </table:table-cell>
          <table:table-cell table:style-name="ce53" table:formula="of:=DEC2HEX(([.I63]+[.H63]*32+[.G63]*64+[.F63]*128);2)" office:value-type="string" office:string-value="CA" calcext:value-type="string" table:number-columns-spanned="5" table:number-rows-spanned="1">
            <text:p>CA</text:p>
          </table:table-cell>
          <table:covered-table-cell table:number-columns-repeated="4" table:style-name="ce53"/>
          <table:table-cell table:style-name="ce62" table:formula="of:=DEC2HEX(([.R63]*1+[.Q63]*2+[.P63]*4+[.O63]*8+[.N63]*16+[.M63]*32+[.L63]*64+[.K6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63]*1+[.Y63]*2+[.X63]*4+[.W63]*8+[.V63]*16+[.U63]*32+[.T63]*64+[.S6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63]*1+[.AG63]*2+[.AF63]*4+[.AE63]*8+[.AD63]*16+[.AC63]*32+[.AB63]*64+[.AA6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63]*1+[.AO63]*2+[.AN63]*4+[.AM63]*8+[.AL63]*16+[.AK63]*32+[.AJ63]*64+[.AI63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63]*1+[.AW63]*2+[.AV63]*4+[.AU63]*8+[.AT63]*16+[.AS63]*32+[.AR63]*64+[.AQ63]*128);2)" office:value-type="string" office:string-value="E0" calcext:value-type="string" table:number-columns-spanned="8" table:number-rows-spanned="1">
            <text:p>E0</text:p>
          </table:table-cell>
          <table:covered-table-cell table:number-columns-repeated="7" table:style-name="ce62"/>
          <table:table-cell table:style-name="ce53" table:formula="of:=DEC2HEX([.AZ63]+[.AY63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63]*16+[.BG63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F63]*16+[.BE63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D63]*16+[.BC63];2)" office:value-type="string" office:string-value="06" calcext:value-type="string" table:number-columns-spanned="2" table:number-rows-spanned="1">
            <text:p>06</text:p>
          </table:table-cell>
          <table:covered-table-cell table:style-name="ce62"/>
          <table:table-cell table:style-name="ce53" table:formula="of:=DEC2HEX([.BB63]*16+[.BA63];2)" office:value-type="string" office:string-value="FB" calcext:value-type="string" table:number-columns-spanned="2" table:number-rows-spanned="1">
            <text:p>FB</text:p>
          </table:table-cell>
          <table:covered-table-cell table:style-name="ce62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96" calcext:value-type="string">
            <text:p>$0696</text:p>
          </table:table-cell>
          <table:table-cell table:style-name="ce43" table:formula="of:=[.B64]" office:value-type="string" office:string-value="Fntn Anim." calcext:value-type="string" table:number-columns-spanned="2" table:number-rows-spanned="1">
            <text:p>Fntn Anim.</text:p>
          </table:table-cell>
          <table:covered-table-cell table:style-name="ce48" table:formula="of:=[.D117]+1" office:value-type="float" office:value="3" calcext:value-type="float">
            <text:p>3</text:p>
          </table:covered-table-cell>
          <table:table-cell table:style-name="ce53" table:formula="of:=DEC2HEX([.E64]+[.$E$67];2)" office:value-type="string" office:string-value="B5" calcext:value-type="string">
            <text:p>B5</text:p>
          </table:table-cell>
          <table:table-cell table:style-name="ce53" table:formula="of:=DEC2HEX(([.I64]+[.H64]*32+[.G64]*64+[.F64]*128);2)" office:value-type="string" office:string-value="61" calcext:value-type="string" table:number-columns-spanned="5" table:number-rows-spanned="1">
            <text:p>61</text:p>
          </table:table-cell>
          <table:covered-table-cell table:number-columns-repeated="4" table:style-name="ce53"/>
          <table:table-cell table:style-name="ce62" table:formula="of:=DEC2HEX(([.R64]*1+[.Q64]*2+[.P64]*4+[.O64]*8+[.N64]*16+[.M64]*32+[.L64]*64+[.K6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64]*1+[.Y64]*2+[.X64]*4+[.W64]*8+[.V64]*16+[.U64]*32+[.T64]*64+[.S6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64]*1+[.AG64]*2+[.AF64]*4+[.AE64]*8+[.AD64]*16+[.AC64]*32+[.AB64]*64+[.AA6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64]*1+[.AO64]*2+[.AN64]*4+[.AM64]*8+[.AL64]*16+[.AK64]*32+[.AJ64]*64+[.AI64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X64]*1+[.AW64]*2+[.AV64]*4+[.AU64]*8+[.AT64]*16+[.AS64]*32+[.AR64]*64+[.AQ64]*128);2)" office:value-type="string" office:string-value="01" calcext:value-type="string" table:number-columns-spanned="8" table:number-rows-spanned="1">
            <text:p>01</text:p>
          </table:table-cell>
          <table:covered-table-cell table:number-columns-repeated="7" table:style-name="ce62"/>
          <table:table-cell table:style-name="ce53" table:formula="of:=DEC2HEX([.AZ64]+[.AY64]*16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H64]*16+[.BG64];2)" office:value-type="string" office:string-value="F0" calcext:value-type="string" table:number-columns-spanned="2" table:number-rows-spanned="1">
            <text:p>F0</text:p>
          </table:table-cell>
          <table:covered-table-cell table:style-name="ce62"/>
          <table:table-cell table:style-name="ce53" table:formula="of:=DEC2HEX([.BF64]*16+[.BE64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D64]*16+[.BC64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64]*16+[.BA64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/>
          <table:table-cell table:style-name="ce36" table:formula="of:=&quot;$&quot; &amp; DEC2HEX(((ROW()-[.$E$70])*12)+[.$E$68];4)" office:value-type="string" office:string-value="$06A2" calcext:value-type="string">
            <text:p>$06A2</text:p>
          </table:table-cell>
          <table:table-cell table:style-name="ce43" table:formula="of:=[.B65]" office:value-type="string" office:string-value="Dragon Fire" calcext:value-type="string" table:number-columns-spanned="2" table:number-rows-spanned="1">
            <text:p>Dragon Fire</text:p>
          </table:table-cell>
          <table:covered-table-cell table:style-name="ce48" table:formula="of:=[.D118]+1" office:value-type="float" office:value="4" calcext:value-type="float">
            <text:p>4</text:p>
          </table:covered-table-cell>
          <table:table-cell table:style-name="ce53" table:formula="of:=DEC2HEX([.E65]+[.$E$67];2)" office:value-type="string" office:string-value="B8" calcext:value-type="string">
            <text:p>B8</text:p>
          </table:table-cell>
          <table:table-cell table:style-name="ce53" table:formula="of:=DEC2HEX(([.I65]+[.H65]*32+[.G65]*64+[.F65]*128);2)" office:value-type="string" office:string-value="6B" calcext:value-type="string" table:number-columns-spanned="5" table:number-rows-spanned="1">
            <text:p>6B</text:p>
          </table:table-cell>
          <table:covered-table-cell table:number-columns-repeated="4" table:style-name="ce53"/>
          <table:table-cell table:style-name="ce62" table:formula="of:=DEC2HEX(([.R65]*1+[.Q65]*2+[.P65]*4+[.O65]*8+[.N65]*16+[.M65]*32+[.L65]*64+[.K6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Z65]*1+[.Y65]*2+[.X65]*4+[.W65]*8+[.V65]*16+[.U65]*32+[.T65]*64+[.S6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H65]*1+[.AG65]*2+[.AF65]*4+[.AE65]*8+[.AD65]*16+[.AC65]*32+[.AB65]*64+[.AA65]*128);2)" office:value-type="string" office:string-value="00" calcext:value-type="string" table:number-columns-spanned="8" table:number-rows-spanned="1">
            <text:p>00</text:p>
          </table:table-cell>
          <table:covered-table-cell table:number-columns-repeated="7" table:style-name="ce62"/>
          <table:table-cell table:style-name="ce62" table:formula="of:=DEC2HEX(([.AP65]*1+[.AO65]*2+[.AN65]*4+[.AM65]*8+[.AL65]*16+[.AK65]*32+[.AJ65]*64+[.AI65]*128);2)" office:value-type="string" office:string-value="01" calcext:value-type="string" table:number-columns-spanned="8" table:number-rows-spanned="1">
            <text:p>01</text:p>
          </table:table-cell>
          <table:covered-table-cell table:number-columns-repeated="7" table:style-name="ce62"/>
          <table:table-cell table:style-name="ce62" table:formula="of:=DEC2HEX(([.AX65]*1+[.AW65]*2+[.AV65]*4+[.AU65]*8+[.AT65]*16+[.AS65]*32+[.AR65]*64+[.AQ65]*128);2)" office:value-type="string" office:string-value="01" calcext:value-type="string" table:number-columns-spanned="8" table:number-rows-spanned="1">
            <text:p>01</text:p>
          </table:table-cell>
          <table:covered-table-cell table:number-columns-repeated="7" table:style-name="ce62"/>
          <table:table-cell table:style-name="ce53" table:formula="of:=DEC2HEX([.AZ65]+[.AY65]*16;2)" office:value-type="string" office:string-value="28" calcext:value-type="string" table:number-columns-spanned="2" table:number-rows-spanned="1">
            <text:p>28</text:p>
          </table:table-cell>
          <table:covered-table-cell table:style-name="ce62"/>
          <table:table-cell table:style-name="ce53" table:formula="of:=DEC2HEX([.BH65]*16+[.BG65];2)" office:value-type="string" office:string-value="70" calcext:value-type="string" table:number-columns-spanned="2" table:number-rows-spanned="1">
            <text:p>70</text:p>
          </table:table-cell>
          <table:covered-table-cell table:style-name="ce62"/>
          <table:table-cell table:style-name="ce53" table:formula="of:=DEC2HEX([.BF65]*16+[.BE65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D65]*16+[.BC65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53" table:formula="of:=DEC2HEX([.BB65]*16+[.BA65];2)" office:value-type="string" office:string-value="00" calcext:value-type="string" table:number-columns-spanned="2" table:number-rows-spanned="1">
            <text:p>00</text:p>
          </table:table-cell>
          <table:covered-table-cell table:style-name="ce62"/>
          <table:table-cell table:style-name="ce72" table:number-columns-repeated="3"/>
          <table:table-cell table:style-name="ce57"/>
          <table:table-cell table:style-name="ce72" table:number-columns-repeated="3"/>
          <table:table-cell table:style-name="ce36" table:number-columns-repeated="3"/>
          <table:table-cell table:number-columns-repeated="95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 table:number-columns-spanned="78" table:number-rows-spanned="1">
            <text:p>Data Statements for BASIC</text:p>
          </table:table-cell>
          <table:covered-table-cell table:style-name="ce27"/>
          <table:covered-table-cell table:number-columns-repeated="6"/>
          <table:covered-table-cell table:number-columns-repeated="43" table:style-name="ce36"/>
          <table:covered-table-cell table:number-columns-repeated="27"/>
          <table:table-cell table:number-columns-repeated="945"/>
        </table:table-row>
        <table:table-row table:style-name="ro1">
          <table:table-cell table:number-columns-repeated="9"/>
          <table:table-cell table:style-name="ce36" table:number-columns-repeated="43"/>
          <table:table-cell table:number-columns-repeated="972"/>
        </table:table-row>
        <table:table-row table:style-name="ro1">
          <table:table-cell/>
          <table:table-cell table:style-name="ce37" table:formula="of:=[.AK$123]+ROW()-[.AK$124] &amp; &quot; REM ----- Sprite Configuration -----&quot;" office:value-type="string" office:string-value="1000 REM ----- Sprite Configuration -----" calcext:value-type="string" table:number-columns-spanned="9" table:number-rows-spanned="1">
            <text:p>1000 REM ----- Sprite Configuration -----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10"/>
          <table:table-cell table:style-name="ce32" office:value-type="string" calcext:value-type="string" table:number-columns-spanned="16" table:number-rows-spanned="1">
            <text:p>Starting BASIC Line Number</text:p>
          </table:table-cell>
          <table:covered-table-cell table:style-name="ce32" office:value-type="string" calcext:value-type="string">
            <text:p>Starting Line Number</text:p>
          </table:covered-table-cell>
          <table:covered-table-cell table:number-columns-repeated="3" table:style-name="ce41"/>
          <table:covered-table-cell table:number-columns-repeated="4" table:style-name="ce27"/>
          <table:covered-table-cell table:number-columns-repeated="3" table:style-name="ce36"/>
          <table:covered-table-cell table:number-columns-repeated="4"/>
          <table:table-cell table:style-name="ce50" office:value-type="float" office:value="1000" calcext:value-type="float" table:number-columns-spanned="4" table:number-rows-spanned="1">
            <text:p>1000</text:p>
          </table:table-cell>
          <table:covered-table-cell table:number-columns-repeated="3" table:style-name="ce69"/>
          <table:table-cell table:style-name="ce36" table:number-columns-repeated="3"/>
          <table:table-cell table:style-name="ce27" table:number-columns-repeated="9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78]) &amp; &quot;,&quot; &amp; HEX2DEC([.F78]) &amp; &quot;,&quot; &amp; HEX2DEC([.K78]) &amp; &quot;,&quot; &amp; HEX2DEC([.S78]) &amp; &quot;,&quot; &amp; HEX2DEC([.AA78]) &amp; &quot;,&quot; &amp; HEX2DEC([.AI78]) &amp; &quot;,&quot; &amp; HEX2DEC([.AQ78]) &amp; &quot;,&quot; &amp; HEX2DEC([.AY78]) &amp; &quot;,&quot; &amp; HEX2DEC([.BG78]) &amp; &quot;,&quot; &amp; HEX2DEC([.BE78]) &amp; &quot;,&quot; &amp; HEX2DEC([.BC78]) &amp; &quot;,&quot; &amp; HEX2DEC([.BA78])" office:value-type="string" office:string-value="1001 DATA64,1,0,0,0,0,14,0,0,0,201,11" calcext:value-type="string" table:number-columns-spanned="9" table:number-rows-spanned="1">
            <text:p>1001 DATA64,1,0,0,0,0,14,0,0,0,201,11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10"/>
          <table:table-cell table:style-name="ce32" office:value-type="string" calcext:value-type="string" table:number-columns-spanned="16" table:number-rows-spanned="1">
            <text:p>Starting Spreadsheet Row Number</text:p>
          </table:table-cell>
          <table:covered-table-cell table:style-name="ce32" office:value-type="string" calcext:value-type="string">
            <text:p>Starting Spreadsheet Row Number</text:p>
          </table:covered-table-cell>
          <table:covered-table-cell table:number-columns-repeated="3" table:style-name="ce41"/>
          <table:covered-table-cell table:number-columns-repeated="4" table:style-name="ce27"/>
          <table:covered-table-cell table:number-columns-repeated="3" table:style-name="ce36"/>
          <table:covered-table-cell table:number-columns-repeated="4"/>
          <table:table-cell table:style-name="ce50" office:value-type="float" office:value="123" calcext:value-type="float" table:number-columns-spanned="4" table:number-rows-spanned="1">
            <text:p>123</text:p>
          </table:table-cell>
          <table:covered-table-cell table:number-columns-repeated="3" table:style-name="ce69"/>
          <table:table-cell table:style-name="ce36" table:number-columns-repeated="3"/>
          <table:table-cell table:style-name="ce27" table:number-columns-repeated="9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79]) &amp; &quot;,&quot; &amp; HEX2DEC([.F79]) &amp; &quot;,&quot; &amp; HEX2DEC([.K79]) &amp; &quot;,&quot; &amp; HEX2DEC([.S79]) &amp; &quot;,&quot; &amp; HEX2DEC([.AA79]) &amp; &quot;,&quot; &amp; HEX2DEC([.AI79]) &amp; &quot;,&quot; &amp; HEX2DEC([.AQ79]) &amp; &quot;,&quot; &amp; HEX2DEC([.AY79]) &amp; &quot;,&quot; &amp; HEX2DEC([.BG79]) &amp; &quot;,&quot; &amp; HEX2DEC([.BE79]) &amp; &quot;,&quot; &amp; HEX2DEC([.BC79]) &amp; &quot;,&quot; &amp; HEX2DEC([.BA79])" office:value-type="string" office:string-value="1002 DATA67,1,0,0,0,0,14,0,0,0,47,9" calcext:value-type="string" table:number-columns-spanned="9" table:number-rows-spanned="1">
            <text:p>1002 DATA67,1,0,0,0,0,14,0,0,0,47,9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0]) &amp; &quot;,&quot; &amp; HEX2DEC([.F80]) &amp; &quot;,&quot; &amp; HEX2DEC([.K80]) &amp; &quot;,&quot; &amp; HEX2DEC([.S80]) &amp; &quot;,&quot; &amp; HEX2DEC([.AA80]) &amp; &quot;,&quot; &amp; HEX2DEC([.AI80]) &amp; &quot;,&quot; &amp; HEX2DEC([.AQ80]) &amp; &quot;,&quot; &amp; HEX2DEC([.AY80]) &amp; &quot;,&quot; &amp; HEX2DEC([.BG80]) &amp; &quot;,&quot; &amp; HEX2DEC([.BE80]) &amp; &quot;,&quot; &amp; HEX2DEC([.BC80]) &amp; &quot;,&quot; &amp; HEX2DEC([.BA80])" office:value-type="string" office:string-value="1003 DATA70,1,0,0,0,0,14,0,0,0,193,11" calcext:value-type="string" table:number-columns-spanned="9" table:number-rows-spanned="1">
            <text:p>1003 DATA70,1,0,0,0,0,14,0,0,0,193,11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1]) &amp; &quot;,&quot; &amp; HEX2DEC([.F81]) &amp; &quot;,&quot; &amp; HEX2DEC([.K81]) &amp; &quot;,&quot; &amp; HEX2DEC([.S81]) &amp; &quot;,&quot; &amp; HEX2DEC([.AA81]) &amp; &quot;,&quot; &amp; HEX2DEC([.AI81]) &amp; &quot;,&quot; &amp; HEX2DEC([.AQ81]) &amp; &quot;,&quot; &amp; HEX2DEC([.AY81]) &amp; &quot;,&quot; &amp; HEX2DEC([.BG81]) &amp; &quot;,&quot; &amp; HEX2DEC([.BE81]) &amp; &quot;,&quot; &amp; HEX2DEC([.BC81]) &amp; &quot;,&quot; &amp; HEX2DEC([.BA81])" office:value-type="string" office:string-value="1004 DATA73,1,0,0,0,8,14,151,0,0,110,0" calcext:value-type="string" table:number-columns-spanned="9" table:number-rows-spanned="1">
            <text:p>1004 DATA73,1,0,0,0,8,14,151,0,0,110,0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2]) &amp; &quot;,&quot; &amp; HEX2DEC([.F82]) &amp; &quot;,&quot; &amp; HEX2DEC([.K82]) &amp; &quot;,&quot; &amp; HEX2DEC([.S82]) &amp; &quot;,&quot; &amp; HEX2DEC([.AA82]) &amp; &quot;,&quot; &amp; HEX2DEC([.AI82]) &amp; &quot;,&quot; &amp; HEX2DEC([.AQ82]) &amp; &quot;,&quot; &amp; HEX2DEC([.AY82]) &amp; &quot;,&quot; &amp; HEX2DEC([.BG82]) &amp; &quot;,&quot; &amp; HEX2DEC([.BE82]) &amp; &quot;,&quot; &amp; HEX2DEC([.BC82]) &amp; &quot;,&quot; &amp; HEX2DEC([.BA82])" office:value-type="string" office:string-value="1005 DATA76,1,0,0,0,0,14,0,0,0,93,8" calcext:value-type="string" table:number-columns-spanned="9" table:number-rows-spanned="1">
            <text:p>1005 DATA76,1,0,0,0,0,14,0,0,0,93,8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3]) &amp; &quot;,&quot; &amp; HEX2DEC([.F83]) &amp; &quot;,&quot; &amp; HEX2DEC([.K83]) &amp; &quot;,&quot; &amp; HEX2DEC([.S83]) &amp; &quot;,&quot; &amp; HEX2DEC([.AA83]) &amp; &quot;,&quot; &amp; HEX2DEC([.AI83]) &amp; &quot;,&quot; &amp; HEX2DEC([.AQ83]) &amp; &quot;,&quot; &amp; HEX2DEC([.AY83]) &amp; &quot;,&quot; &amp; HEX2DEC([.BG83]) &amp; &quot;,&quot; &amp; HEX2DEC([.BE83]) &amp; &quot;,&quot; &amp; HEX2DEC([.BC83]) &amp; &quot;,&quot; &amp; HEX2DEC([.BA83])" office:value-type="string" office:string-value="1006 DATA79,1,0,0,0,0,14,0,0,0,140,9" calcext:value-type="string" table:number-columns-spanned="9" table:number-rows-spanned="1">
            <text:p>1006 DATA79,1,0,0,0,0,14,0,0,0,140,9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4]) &amp; &quot;,&quot; &amp; HEX2DEC([.F84]) &amp; &quot;,&quot; &amp; HEX2DEC([.K84]) &amp; &quot;,&quot; &amp; HEX2DEC([.S84]) &amp; &quot;,&quot; &amp; HEX2DEC([.AA84]) &amp; &quot;,&quot; &amp; HEX2DEC([.AI84]) &amp; &quot;,&quot; &amp; HEX2DEC([.AQ84]) &amp; &quot;,&quot; &amp; HEX2DEC([.AY84]) &amp; &quot;,&quot; &amp; HEX2DEC([.BG84]) &amp; &quot;,&quot; &amp; HEX2DEC([.BE84]) &amp; &quot;,&quot; &amp; HEX2DEC([.BC84]) &amp; &quot;,&quot; &amp; HEX2DEC([.BA84])" office:value-type="string" office:string-value="1007 DATA82,13,0,0,0,0,14,0,0,0,188,2" calcext:value-type="string" table:number-columns-spanned="9" table:number-rows-spanned="1">
            <text:p>1007 DATA82,13,0,0,0,0,14,0,0,0,188,2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5]) &amp; &quot;,&quot; &amp; HEX2DEC([.F85]) &amp; &quot;,&quot; &amp; HEX2DEC([.K85]) &amp; &quot;,&quot; &amp; HEX2DEC([.S85]) &amp; &quot;,&quot; &amp; HEX2DEC([.AA85]) &amp; &quot;,&quot; &amp; HEX2DEC([.AI85]) &amp; &quot;,&quot; &amp; HEX2DEC([.AQ85]) &amp; &quot;,&quot; &amp; HEX2DEC([.AY85]) &amp; &quot;,&quot; &amp; HEX2DEC([.BG85]) &amp; &quot;,&quot; &amp; HEX2DEC([.BE85]) &amp; &quot;,&quot; &amp; HEX2DEC([.BC85]) &amp; &quot;,&quot; &amp; HEX2DEC([.BA85])" office:value-type="string" office:string-value="1008 DATA85,1,0,0,0,0,14,0,0,0,203,15" calcext:value-type="string" table:number-columns-spanned="9" table:number-rows-spanned="1">
            <text:p>1008 DATA85,1,0,0,0,0,14,0,0,0,203,15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6]) &amp; &quot;,&quot; &amp; HEX2DEC([.F86]) &amp; &quot;,&quot; &amp; HEX2DEC([.K86]) &amp; &quot;,&quot; &amp; HEX2DEC([.S86]) &amp; &quot;,&quot; &amp; HEX2DEC([.AA86]) &amp; &quot;,&quot; &amp; HEX2DEC([.AI86]) &amp; &quot;,&quot; &amp; HEX2DEC([.AQ86]) &amp; &quot;,&quot; &amp; HEX2DEC([.AY86]) &amp; &quot;,&quot; &amp; HEX2DEC([.BG86]) &amp; &quot;,&quot; &amp; HEX2DEC([.BE86]) &amp; &quot;,&quot; &amp; HEX2DEC([.BC86]) &amp; &quot;,&quot; &amp; HEX2DEC([.BA86])" office:value-type="string" office:string-value="1009 DATA88,1,0,0,0,0,14,0,0,0,149,7" calcext:value-type="string" table:number-columns-spanned="9" table:number-rows-spanned="1">
            <text:p>1009 DATA88,1,0,0,0,0,14,0,0,0,149,7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7]) &amp; &quot;,&quot; &amp; HEX2DEC([.F87]) &amp; &quot;,&quot; &amp; HEX2DEC([.K87]) &amp; &quot;,&quot; &amp; HEX2DEC([.S87]) &amp; &quot;,&quot; &amp; HEX2DEC([.AA87]) &amp; &quot;,&quot; &amp; HEX2DEC([.AI87]) &amp; &quot;,&quot; &amp; HEX2DEC([.AQ87]) &amp; &quot;,&quot; &amp; HEX2DEC([.AY87]) &amp; &quot;,&quot; &amp; HEX2DEC([.BG87]) &amp; &quot;,&quot; &amp; HEX2DEC([.BE87]) &amp; &quot;,&quot; &amp; HEX2DEC([.BC87]) &amp; &quot;,&quot; &amp; HEX2DEC([.BA87])" office:value-type="string" office:string-value="1010 DATA91,1,0,0,0,0,14,0,0,0,188,13" calcext:value-type="string" table:number-columns-spanned="9" table:number-rows-spanned="1">
            <text:p>1010 DATA91,1,0,0,0,0,14,0,0,0,188,13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8]) &amp; &quot;,&quot; &amp; HEX2DEC([.F88]) &amp; &quot;,&quot; &amp; HEX2DEC([.K88]) &amp; &quot;,&quot; &amp; HEX2DEC([.S88]) &amp; &quot;,&quot; &amp; HEX2DEC([.AA88]) &amp; &quot;,&quot; &amp; HEX2DEC([.AI88]) &amp; &quot;,&quot; &amp; HEX2DEC([.AQ88]) &amp; &quot;,&quot; &amp; HEX2DEC([.AY88]) &amp; &quot;,&quot; &amp; HEX2DEC([.BG88]) &amp; &quot;,&quot; &amp; HEX2DEC([.BE88]) &amp; &quot;,&quot; &amp; HEX2DEC([.BC88]) &amp; &quot;,&quot; &amp; HEX2DEC([.BA88])" office:value-type="string" office:string-value="1011 DATA94,1,0,0,0,0,30,0,0,96,201,7" calcext:value-type="string" table:number-columns-spanned="9" table:number-rows-spanned="1">
            <text:p>1011 DATA94,1,0,0,0,0,30,0,0,96,201,7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89]) &amp; &quot;,&quot; &amp; HEX2DEC([.F89]) &amp; &quot;,&quot; &amp; HEX2DEC([.K89]) &amp; &quot;,&quot; &amp; HEX2DEC([.S89]) &amp; &quot;,&quot; &amp; HEX2DEC([.AA89]) &amp; &quot;,&quot; &amp; HEX2DEC([.AI89]) &amp; &quot;,&quot; &amp; HEX2DEC([.AQ89]) &amp; &quot;,&quot; &amp; HEX2DEC([.AY89]) &amp; &quot;,&quot; &amp; HEX2DEC([.BG89]) &amp; &quot;,&quot; &amp; HEX2DEC([.BE89]) &amp; &quot;,&quot; &amp; HEX2DEC([.BC89]) &amp; &quot;,&quot; &amp; HEX2DEC([.BA89])" office:value-type="string" office:string-value="1012 DATA98,1,0,0,0,0,14,0,0,0,181,13" calcext:value-type="string" table:number-columns-spanned="9" table:number-rows-spanned="1">
            <text:p>1012 DATA98,1,0,0,0,0,14,0,0,0,181,13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0]) &amp; &quot;,&quot; &amp; HEX2DEC([.F90]) &amp; &quot;,&quot; &amp; HEX2DEC([.K90]) &amp; &quot;,&quot; &amp; HEX2DEC([.S90]) &amp; &quot;,&quot; &amp; HEX2DEC([.AA90]) &amp; &quot;,&quot; &amp; HEX2DEC([.AI90]) &amp; &quot;,&quot; &amp; HEX2DEC([.AQ90]) &amp; &quot;,&quot; &amp; HEX2DEC([.AY90]) &amp; &quot;,&quot; &amp; HEX2DEC([.BG90]) &amp; &quot;,&quot; &amp; HEX2DEC([.BE90]) &amp; &quot;,&quot; &amp; HEX2DEC([.BC90]) &amp; &quot;,&quot; &amp; HEX2DEC([.BA90])" office:value-type="string" office:string-value="1013 DATA101,1,0,0,0,0,14,0,0,0,251,7" calcext:value-type="string" table:number-columns-spanned="9" table:number-rows-spanned="1">
            <text:p>1013 DATA101,1,0,0,0,0,14,0,0,0,251,7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1]) &amp; &quot;,&quot; &amp; HEX2DEC([.F91]) &amp; &quot;,&quot; &amp; HEX2DEC([.K91]) &amp; &quot;,&quot; &amp; HEX2DEC([.S91]) &amp; &quot;,&quot; &amp; HEX2DEC([.AA91]) &amp; &quot;,&quot; &amp; HEX2DEC([.AI91]) &amp; &quot;,&quot; &amp; HEX2DEC([.AQ91]) &amp; &quot;,&quot; &amp; HEX2DEC([.AY91]) &amp; &quot;,&quot; &amp; HEX2DEC([.BG91]) &amp; &quot;,&quot; &amp; HEX2DEC([.BE91]) &amp; &quot;,&quot; &amp; HEX2DEC([.BC91]) &amp; &quot;,&quot; &amp; HEX2DEC([.BA91])" office:value-type="string" office:string-value="1014 DATA104,1,0,0,0,0,14,0,0,0,156,11" calcext:value-type="string" table:number-columns-spanned="9" table:number-rows-spanned="1">
            <text:p>1014 DATA104,1,0,0,0,0,14,0,0,0,156,11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2]) &amp; &quot;,&quot; &amp; HEX2DEC([.F92]) &amp; &quot;,&quot; &amp; HEX2DEC([.K92]) &amp; &quot;,&quot; &amp; HEX2DEC([.S92]) &amp; &quot;,&quot; &amp; HEX2DEC([.AA92]) &amp; &quot;,&quot; &amp; HEX2DEC([.AI92]) &amp; &quot;,&quot; &amp; HEX2DEC([.AQ92]) &amp; &quot;,&quot; &amp; HEX2DEC([.AY92]) &amp; &quot;,&quot; &amp; HEX2DEC([.BG92]) &amp; &quot;,&quot; &amp; HEX2DEC([.BE92]) &amp; &quot;,&quot; &amp; HEX2DEC([.BC92]) &amp; &quot;,&quot; &amp; HEX2DEC([.BA92])" office:value-type="string" office:string-value="1015 DATA107,1,0,0,0,0,14,0,0,0,113,9" calcext:value-type="string" table:number-columns-spanned="9" table:number-rows-spanned="1">
            <text:p>1015 DATA107,1,0,0,0,0,14,0,0,0,113,9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3]) &amp; &quot;,&quot; &amp; HEX2DEC([.F93]) &amp; &quot;,&quot; &amp; HEX2DEC([.K93]) &amp; &quot;,&quot; &amp; HEX2DEC([.S93]) &amp; &quot;,&quot; &amp; HEX2DEC([.AA93]) &amp; &quot;,&quot; &amp; HEX2DEC([.AI93]) &amp; &quot;,&quot; &amp; HEX2DEC([.AQ93]) &amp; &quot;,&quot; &amp; HEX2DEC([.AY93]) &amp; &quot;,&quot; &amp; HEX2DEC([.BG93]) &amp; &quot;,&quot; &amp; HEX2DEC([.BE93]) &amp; &quot;,&quot; &amp; HEX2DEC([.BC93]) &amp; &quot;,&quot; &amp; HEX2DEC([.BA93])" office:value-type="string" office:string-value="1016 DATA110,2,0,0,16,16,30,144,0,176,151,15" calcext:value-type="string" table:number-columns-spanned="9" table:number-rows-spanned="1">
            <text:p>1016 DATA110,2,0,0,16,16,30,144,0,176,151,15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4]) &amp; &quot;,&quot; &amp; HEX2DEC([.F94]) &amp; &quot;,&quot; &amp; HEX2DEC([.K94]) &amp; &quot;,&quot; &amp; HEX2DEC([.S94]) &amp; &quot;,&quot; &amp; HEX2DEC([.AA94]) &amp; &quot;,&quot; &amp; HEX2DEC([.AI94]) &amp; &quot;,&quot; &amp; HEX2DEC([.AQ94]) &amp; &quot;,&quot; &amp; HEX2DEC([.AY94]) &amp; &quot;,&quot; &amp; HEX2DEC([.BG94]) &amp; &quot;,&quot; &amp; HEX2DEC([.BE94]) &amp; &quot;,&quot; &amp; HEX2DEC([.BC94]) &amp; &quot;,&quot; &amp; HEX2DEC([.BA94])" office:value-type="string" office:string-value="1017 DATA114,1,0,0,0,0,14,0,0,0,241,7" calcext:value-type="string" table:number-columns-spanned="9" table:number-rows-spanned="1">
            <text:p>1017 DATA114,1,0,0,0,0,14,0,0,0,241,7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5]) &amp; &quot;,&quot; &amp; HEX2DEC([.F95]) &amp; &quot;,&quot; &amp; HEX2DEC([.K95]) &amp; &quot;,&quot; &amp; HEX2DEC([.S95]) &amp; &quot;,&quot; &amp; HEX2DEC([.AA95]) &amp; &quot;,&quot; &amp; HEX2DEC([.AI95]) &amp; &quot;,&quot; &amp; HEX2DEC([.AQ95]) &amp; &quot;,&quot; &amp; HEX2DEC([.AY95]) &amp; &quot;,&quot; &amp; HEX2DEC([.BG95]) &amp; &quot;,&quot; &amp; HEX2DEC([.BE95]) &amp; &quot;,&quot; &amp; HEX2DEC([.BC95]) &amp; &quot;,&quot; &amp; HEX2DEC([.BA95])" office:value-type="string" office:string-value="1018 DATA117,1,0,0,0,0,30,0,0,96,251,13" calcext:value-type="string" table:number-columns-spanned="9" table:number-rows-spanned="1">
            <text:p>1018 DATA117,1,0,0,0,0,30,0,0,96,251,13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6]) &amp; &quot;,&quot; &amp; HEX2DEC([.F96]) &amp; &quot;,&quot; &amp; HEX2DEC([.K96]) &amp; &quot;,&quot; &amp; HEX2DEC([.S96]) &amp; &quot;,&quot; &amp; HEX2DEC([.AA96]) &amp; &quot;,&quot; &amp; HEX2DEC([.AI96]) &amp; &quot;,&quot; &amp; HEX2DEC([.AQ96]) &amp; &quot;,&quot; &amp; HEX2DEC([.AY96]) &amp; &quot;,&quot; &amp; HEX2DEC([.BG96]) &amp; &quot;,&quot; &amp; HEX2DEC([.BE96]) &amp; &quot;,&quot; &amp; HEX2DEC([.BC96]) &amp; &quot;,&quot; &amp; HEX2DEC([.BA96])" office:value-type="string" office:string-value="1019 DATA121,3,0,0,0,0,30,0,0,32,120,11" calcext:value-type="string" table:number-columns-spanned="9" table:number-rows-spanned="1">
            <text:p>1019 DATA121,3,0,0,0,0,30,0,0,32,120,11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7]) &amp; &quot;,&quot; &amp; HEX2DEC([.F97]) &amp; &quot;,&quot; &amp; HEX2DEC([.K97]) &amp; &quot;,&quot; &amp; HEX2DEC([.S97]) &amp; &quot;,&quot; &amp; HEX2DEC([.AA97]) &amp; &quot;,&quot; &amp; HEX2DEC([.AI97]) &amp; &quot;,&quot; &amp; HEX2DEC([.AQ97]) &amp; &quot;,&quot; &amp; HEX2DEC([.AY97]) &amp; &quot;,&quot; &amp; HEX2DEC([.BG97]) &amp; &quot;,&quot; &amp; HEX2DEC([.BE97]) &amp; &quot;,&quot; &amp; HEX2DEC([.BC97]) &amp; &quot;,&quot; &amp; HEX2DEC([.BA97])" office:value-type="string" office:string-value="1020 DATA125,4,0,0,0,24,30,40,0,160,154,9" calcext:value-type="string" table:number-columns-spanned="9" table:number-rows-spanned="1">
            <text:p>1020 DATA125,4,0,0,0,24,30,40,0,160,154,9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8]) &amp; &quot;,&quot; &amp; HEX2DEC([.F98]) &amp; &quot;,&quot; &amp; HEX2DEC([.K98]) &amp; &quot;,&quot; &amp; HEX2DEC([.S98]) &amp; &quot;,&quot; &amp; HEX2DEC([.AA98]) &amp; &quot;,&quot; &amp; HEX2DEC([.AI98]) &amp; &quot;,&quot; &amp; HEX2DEC([.AQ98]) &amp; &quot;,&quot; &amp; HEX2DEC([.AY98]) &amp; &quot;,&quot; &amp; HEX2DEC([.BG98]) &amp; &quot;,&quot; &amp; HEX2DEC([.BE98]) &amp; &quot;,&quot; &amp; HEX2DEC([.BC98]) &amp; &quot;,&quot; &amp; HEX2DEC([.BA98])" office:value-type="string" office:string-value="1021 DATA129,1,0,0,0,0,14,0,0,0,185,15" calcext:value-type="string" table:number-columns-spanned="9" table:number-rows-spanned="1">
            <text:p>1021 DATA129,1,0,0,0,0,14,0,0,0,185,15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99]) &amp; &quot;,&quot; &amp; HEX2DEC([.F99]) &amp; &quot;,&quot; &amp; HEX2DEC([.K99]) &amp; &quot;,&quot; &amp; HEX2DEC([.S99]) &amp; &quot;,&quot; &amp; HEX2DEC([.AA99]) &amp; &quot;,&quot; &amp; HEX2DEC([.AI99]) &amp; &quot;,&quot; &amp; HEX2DEC([.AQ99]) &amp; &quot;,&quot; &amp; HEX2DEC([.AY99]) &amp; &quot;,&quot; &amp; HEX2DEC([.BG99]) &amp; &quot;,&quot; &amp; HEX2DEC([.BE99]) &amp; &quot;,&quot; &amp; HEX2DEC([.BC99]) &amp; &quot;,&quot; &amp; HEX2DEC([.BA99])" office:value-type="string" office:string-value="1022 DATA132,1,0,0,0,0,14,0,0,0,207,11" calcext:value-type="string" table:number-columns-spanned="9" table:number-rows-spanned="1">
            <text:p>1022 DATA132,1,0,0,0,0,14,0,0,0,207,11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0]) &amp; &quot;,&quot; &amp; HEX2DEC([.F100]) &amp; &quot;,&quot; &amp; HEX2DEC([.K100]) &amp; &quot;,&quot; &amp; HEX2DEC([.S100]) &amp; &quot;,&quot; &amp; HEX2DEC([.AA100]) &amp; &quot;,&quot; &amp; HEX2DEC([.AI100]) &amp; &quot;,&quot; &amp; HEX2DEC([.AQ100]) &amp; &quot;,&quot; &amp; HEX2DEC([.AY100]) &amp; &quot;,&quot; &amp; HEX2DEC([.BG100]) &amp; &quot;,&quot; &amp; HEX2DEC([.BE100]) &amp; &quot;,&quot; &amp; HEX2DEC([.BC100]) &amp; &quot;,&quot; &amp; HEX2DEC([.BA100])" office:value-type="string" office:string-value="1023 DATA132,1,0,0,0,0,14,0,0,0,120,9" calcext:value-type="string" table:number-columns-spanned="9" table:number-rows-spanned="1">
            <text:p>1023 DATA132,1,0,0,0,0,14,0,0,0,120,9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1]) &amp; &quot;,&quot; &amp; HEX2DEC([.F101]) &amp; &quot;,&quot; &amp; HEX2DEC([.K101]) &amp; &quot;,&quot; &amp; HEX2DEC([.S101]) &amp; &quot;,&quot; &amp; HEX2DEC([.AA101]) &amp; &quot;,&quot; &amp; HEX2DEC([.AI101]) &amp; &quot;,&quot; &amp; HEX2DEC([.AQ101]) &amp; &quot;,&quot; &amp; HEX2DEC([.AY101]) &amp; &quot;,&quot; &amp; HEX2DEC([.BG101]) &amp; &quot;,&quot; &amp; HEX2DEC([.BE101]) &amp; &quot;,&quot; &amp; HEX2DEC([.BC101]) &amp; &quot;,&quot; &amp; HEX2DEC([.BA101])" office:value-type="string" office:string-value="1024 DATA135,1,0,0,0,2,6,86,0,0,240,2" calcext:value-type="string" table:number-columns-spanned="9" table:number-rows-spanned="1">
            <text:p>1024 DATA135,1,0,0,0,2,6,86,0,0,240,2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2]) &amp; &quot;,&quot; &amp; HEX2DEC([.F102]) &amp; &quot;,&quot; &amp; HEX2DEC([.K102]) &amp; &quot;,&quot; &amp; HEX2DEC([.S102]) &amp; &quot;,&quot; &amp; HEX2DEC([.AA102]) &amp; &quot;,&quot; &amp; HEX2DEC([.AI102]) &amp; &quot;,&quot; &amp; HEX2DEC([.AQ102]) &amp; &quot;,&quot; &amp; HEX2DEC([.AY102]) &amp; &quot;,&quot; &amp; HEX2DEC([.BG102]) &amp; &quot;,&quot; &amp; HEX2DEC([.BE102]) &amp; &quot;,&quot; &amp; HEX2DEC([.BC102]) &amp; &quot;,&quot; &amp; HEX2DEC([.BA102])" office:value-type="string" office:string-value="1025 DATA135,1,0,0,0,2,6,86,0,0,240,2" calcext:value-type="string" table:number-columns-spanned="9" table:number-rows-spanned="1">
            <text:p>1025 DATA135,1,0,0,0,2,6,86,0,0,240,2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3]) &amp; &quot;,&quot; &amp; HEX2DEC([.F103]) &amp; &quot;,&quot; &amp; HEX2DEC([.K103]) &amp; &quot;,&quot; &amp; HEX2DEC([.S103]) &amp; &quot;,&quot; &amp; HEX2DEC([.AA103]) &amp; &quot;,&quot; &amp; HEX2DEC([.AI103]) &amp; &quot;,&quot; &amp; HEX2DEC([.AQ103]) &amp; &quot;,&quot; &amp; HEX2DEC([.AY103]) &amp; &quot;,&quot; &amp; HEX2DEC([.BG103]) &amp; &quot;,&quot; &amp; HEX2DEC([.BE103]) &amp; &quot;,&quot; &amp; HEX2DEC([.BC103]) &amp; &quot;,&quot; &amp; HEX2DEC([.BA103])" office:value-type="string" office:string-value="1026 DATA137,1,0,0,0,0,14,0,0,0,121,11" calcext:value-type="string" table:number-columns-spanned="9" table:number-rows-spanned="1">
            <text:p>1026 DATA137,1,0,0,0,0,14,0,0,0,121,11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4]) &amp; &quot;,&quot; &amp; HEX2DEC([.F104]) &amp; &quot;,&quot; &amp; HEX2DEC([.K104]) &amp; &quot;,&quot; &amp; HEX2DEC([.S104]) &amp; &quot;,&quot; &amp; HEX2DEC([.AA104]) &amp; &quot;,&quot; &amp; HEX2DEC([.AI104]) &amp; &quot;,&quot; &amp; HEX2DEC([.AQ104]) &amp; &quot;,&quot; &amp; HEX2DEC([.AY104]) &amp; &quot;,&quot; &amp; HEX2DEC([.BG104]) &amp; &quot;,&quot; &amp; HEX2DEC([.BE104]) &amp; &quot;,&quot; &amp; HEX2DEC([.BC104]) &amp; &quot;,&quot; &amp; HEX2DEC([.BA104])" office:value-type="string" office:string-value="1027 DATA140,5,0,0,0,0,30,0,0,160,123,15" calcext:value-type="string" table:number-columns-spanned="9" table:number-rows-spanned="1">
            <text:p>1027 DATA140,5,0,0,0,0,30,0,0,160,123,15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5]) &amp; &quot;,&quot; &amp; HEX2DEC([.F105]) &amp; &quot;,&quot; &amp; HEX2DEC([.K105]) &amp; &quot;,&quot; &amp; HEX2DEC([.S105]) &amp; &quot;,&quot; &amp; HEX2DEC([.AA105]) &amp; &quot;,&quot; &amp; HEX2DEC([.AI105]) &amp; &quot;,&quot; &amp; HEX2DEC([.AQ105]) &amp; &quot;,&quot; &amp; HEX2DEC([.AY105]) &amp; &quot;,&quot; &amp; HEX2DEC([.BG105]) &amp; &quot;,&quot; &amp; HEX2DEC([.BE105]) &amp; &quot;,&quot; &amp; HEX2DEC([.BC105]) &amp; &quot;,&quot; &amp; HEX2DEC([.BA105])" office:value-type="string" office:string-value="1028 DATA144,1,0,0,0,4,30,86,0,192,43,7" calcext:value-type="string" table:number-columns-spanned="9" table:number-rows-spanned="1">
            <text:p>1028 DATA144,1,0,0,0,4,30,86,0,192,43,7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6]) &amp; &quot;,&quot; &amp; HEX2DEC([.F106]) &amp; &quot;,&quot; &amp; HEX2DEC([.K106]) &amp; &quot;,&quot; &amp; HEX2DEC([.S106]) &amp; &quot;,&quot; &amp; HEX2DEC([.AA106]) &amp; &quot;,&quot; &amp; HEX2DEC([.AI106]) &amp; &quot;,&quot; &amp; HEX2DEC([.AQ106]) &amp; &quot;,&quot; &amp; HEX2DEC([.AY106]) &amp; &quot;,&quot; &amp; HEX2DEC([.BG106]) &amp; &quot;,&quot; &amp; HEX2DEC([.BE106]) &amp; &quot;,&quot; &amp; HEX2DEC([.BC106]) &amp; &quot;,&quot; &amp; HEX2DEC([.BA106])" office:value-type="string" office:string-value="1029 DATA148,6,0,0,0,0,6,0,0,0,224,14" calcext:value-type="string" table:number-columns-spanned="9" table:number-rows-spanned="1">
            <text:p>1029 DATA148,6,0,0,0,0,6,0,0,0,224,14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7]) &amp; &quot;,&quot; &amp; HEX2DEC([.F107]) &amp; &quot;,&quot; &amp; HEX2DEC([.K107]) &amp; &quot;,&quot; &amp; HEX2DEC([.S107]) &amp; &quot;,&quot; &amp; HEX2DEC([.AA107]) &amp; &quot;,&quot; &amp; HEX2DEC([.AI107]) &amp; &quot;,&quot; &amp; HEX2DEC([.AQ107]) &amp; &quot;,&quot; &amp; HEX2DEC([.AY107]) &amp; &quot;,&quot; &amp; HEX2DEC([.BG107]) &amp; &quot;,&quot; &amp; HEX2DEC([.BE107]) &amp; &quot;,&quot; &amp; HEX2DEC([.BC107]) &amp; &quot;,&quot; &amp; HEX2DEC([.BA107])" office:value-type="string" office:string-value="1030 DATA150,7,0,0,0,8,14,192,0,0,155,7" calcext:value-type="string" table:number-columns-spanned="9" table:number-rows-spanned="1">
            <text:p>1030 DATA150,7,0,0,0,8,14,192,0,0,155,7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8]) &amp; &quot;,&quot; &amp; HEX2DEC([.F108]) &amp; &quot;,&quot; &amp; HEX2DEC([.K108]) &amp; &quot;,&quot; &amp; HEX2DEC([.S108]) &amp; &quot;,&quot; &amp; HEX2DEC([.AA108]) &amp; &quot;,&quot; &amp; HEX2DEC([.AI108]) &amp; &quot;,&quot; &amp; HEX2DEC([.AQ108]) &amp; &quot;,&quot; &amp; HEX2DEC([.AY108]) &amp; &quot;,&quot; &amp; HEX2DEC([.BG108]) &amp; &quot;,&quot; &amp; HEX2DEC([.BE108]) &amp; &quot;,&quot; &amp; HEX2DEC([.BC108]) &amp; &quot;,&quot; &amp; HEX2DEC([.BA108])" office:value-type="string" office:string-value="1031 DATA153,8,0,0,0,8,14,151,0,0,176,12" calcext:value-type="string" table:number-columns-spanned="9" table:number-rows-spanned="1">
            <text:p>1031 DATA153,8,0,0,0,8,14,151,0,0,176,12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09]) &amp; &quot;,&quot; &amp; HEX2DEC([.F109]) &amp; &quot;,&quot; &amp; HEX2DEC([.K109]) &amp; &quot;,&quot; &amp; HEX2DEC([.S109]) &amp; &quot;,&quot; &amp; HEX2DEC([.AA109]) &amp; &quot;,&quot; &amp; HEX2DEC([.AI109]) &amp; &quot;,&quot; &amp; HEX2DEC([.AQ109]) &amp; &quot;,&quot; &amp; HEX2DEC([.AY109]) &amp; &quot;,&quot; &amp; HEX2DEC([.BG109]) &amp; &quot;,&quot; &amp; HEX2DEC([.BE109]) &amp; &quot;,&quot; &amp; HEX2DEC([.BC109]) &amp; &quot;,&quot; &amp; HEX2DEC([.BA109])" office:value-type="string" office:string-value="1032 DATA156,1,0,0,0,0,14,0,0,0,203,15" calcext:value-type="string" table:number-columns-spanned="9" table:number-rows-spanned="1">
            <text:p>1032 DATA156,1,0,0,0,0,14,0,0,0,203,15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10]) &amp; &quot;,&quot; &amp; HEX2DEC([.F110]) &amp; &quot;,&quot; &amp; HEX2DEC([.K110]) &amp; &quot;,&quot; &amp; HEX2DEC([.S110]) &amp; &quot;,&quot; &amp; HEX2DEC([.AA110]) &amp; &quot;,&quot; &amp; HEX2DEC([.AI110]) &amp; &quot;,&quot; &amp; HEX2DEC([.AQ110]) &amp; &quot;,&quot; &amp; HEX2DEC([.AY110]) &amp; &quot;,&quot; &amp; HEX2DEC([.BG110]) &amp; &quot;,&quot; &amp; HEX2DEC([.BE110]) &amp; &quot;,&quot; &amp; HEX2DEC([.BC110]) &amp; &quot;,&quot; &amp; HEX2DEC([.BA110])" office:value-type="string" office:string-value="1033 DATA159,1,0,0,0,8,14,172,0,0,141,9" calcext:value-type="string" table:number-columns-spanned="9" table:number-rows-spanned="1">
            <text:p>1033 DATA159,1,0,0,0,8,14,172,0,0,141,9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11]) &amp; &quot;,&quot; &amp; HEX2DEC([.F111]) &amp; &quot;,&quot; &amp; HEX2DEC([.K111]) &amp; &quot;,&quot; &amp; HEX2DEC([.S111]) &amp; &quot;,&quot; &amp; HEX2DEC([.AA111]) &amp; &quot;,&quot; &amp; HEX2DEC([.AI111]) &amp; &quot;,&quot; &amp; HEX2DEC([.AQ111]) &amp; &quot;,&quot; &amp; HEX2DEC([.AY111]) &amp; &quot;,&quot; &amp; HEX2DEC([.BG111]) &amp; &quot;,&quot; &amp; HEX2DEC([.BE111]) &amp; &quot;,&quot; &amp; HEX2DEC([.BC111]) &amp; &quot;,&quot; &amp; HEX2DEC([.BA111])" office:value-type="string" office:string-value="1034 DATA162,9,2,6,0,4,126,176,240,188,123,11" calcext:value-type="string" table:number-columns-spanned="9" table:number-rows-spanned="1">
            <text:p>1034 DATA162,9,2,6,0,4,126,176,240,188,123,11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12]) &amp; &quot;,&quot; &amp; HEX2DEC([.F112]) &amp; &quot;,&quot; &amp; HEX2DEC([.K112]) &amp; &quot;,&quot; &amp; HEX2DEC([.S112]) &amp; &quot;,&quot; &amp; HEX2DEC([.AA112]) &amp; &quot;,&quot; &amp; HEX2DEC([.AI112]) &amp; &quot;,&quot; &amp; HEX2DEC([.AQ112]) &amp; &quot;,&quot; &amp; HEX2DEC([.AY112]) &amp; &quot;,&quot; &amp; HEX2DEC([.BG112]) &amp; &quot;,&quot; &amp; HEX2DEC([.BE112]) &amp; &quot;,&quot; &amp; HEX2DEC([.BC112]) &amp; &quot;,&quot; &amp; HEX2DEC([.BA112])" office:value-type="string" office:string-value="1035 DATA168,12,2,0,2,0,2,0,0,0,0,0" calcext:value-type="string" table:number-columns-spanned="9" table:number-rows-spanned="1">
            <text:p>1035 DATA168,12,2,0,2,0,2,0,0,0,0,0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13]) &amp; &quot;,&quot; &amp; HEX2DEC([.F113]) &amp; &quot;,&quot; &amp; HEX2DEC([.K113]) &amp; &quot;,&quot; &amp; HEX2DEC([.S113]) &amp; &quot;,&quot; &amp; HEX2DEC([.AA113]) &amp; &quot;,&quot; &amp; HEX2DEC([.AI113]) &amp; &quot;,&quot; &amp; HEX2DEC([.AQ113]) &amp; &quot;,&quot; &amp; HEX2DEC([.AY113]) &amp; &quot;,&quot; &amp; HEX2DEC([.BG113]) &amp; &quot;,&quot; &amp; HEX2DEC([.BE113]) &amp; &quot;,&quot; &amp; HEX2DEC([.BC113]) &amp; &quot;,&quot; &amp; HEX2DEC([.BA113])" office:value-type="string" office:string-value="1036 DATA169,239,0,0,0,0,96,0,96,3,0,0" calcext:value-type="string" table:number-columns-spanned="9" table:number-rows-spanned="1">
            <text:p>1036 DATA169,239,0,0,0,0,96,0,96,3,0,0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14]) &amp; &quot;,&quot; &amp; HEX2DEC([.F114]) &amp; &quot;,&quot; &amp; HEX2DEC([.K114]) &amp; &quot;,&quot; &amp; HEX2DEC([.S114]) &amp; &quot;,&quot; &amp; HEX2DEC([.AA114]) &amp; &quot;,&quot; &amp; HEX2DEC([.AI114]) &amp; &quot;,&quot; &amp; HEX2DEC([.AQ114]) &amp; &quot;,&quot; &amp; HEX2DEC([.AY114]) &amp; &quot;,&quot; &amp; HEX2DEC([.BG114]) &amp; &quot;,&quot; &amp; HEX2DEC([.BE114]) &amp; &quot;,&quot; &amp; HEX2DEC([.BC114]) &amp; &quot;,&quot; &amp; HEX2DEC([.BA114])" office:value-type="string" office:string-value="1037 DATA171,238,0,0,0,0,224,0,40,7,0,0" calcext:value-type="string" table:number-columns-spanned="9" table:number-rows-spanned="1">
            <text:p>1037 DATA171,238,0,0,0,0,224,0,40,7,0,0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15]) &amp; &quot;,&quot; &amp; HEX2DEC([.F115]) &amp; &quot;,&quot; &amp; HEX2DEC([.K115]) &amp; &quot;,&quot; &amp; HEX2DEC([.S115]) &amp; &quot;,&quot; &amp; HEX2DEC([.AA115]) &amp; &quot;,&quot; &amp; HEX2DEC([.AI115]) &amp; &quot;,&quot; &amp; HEX2DEC([.AQ115]) &amp; &quot;,&quot; &amp; HEX2DEC([.AY115]) &amp; &quot;,&quot; &amp; HEX2DEC([.BG115]) &amp; &quot;,&quot; &amp; HEX2DEC([.BE115]) &amp; &quot;,&quot; &amp; HEX2DEC([.BC115]) &amp; &quot;,&quot; &amp; HEX2DEC([.BA115])" office:value-type="string" office:string-value="1038 DATA174,238,0,0,0,0,224,0,130,7,0,0" calcext:value-type="string" table:number-columns-spanned="9" table:number-rows-spanned="1">
            <text:p>1038 DATA174,238,0,0,0,0,224,0,130,7,0,0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16]) &amp; &quot;,&quot; &amp; HEX2DEC([.F116]) &amp; &quot;,&quot; &amp; HEX2DEC([.K116]) &amp; &quot;,&quot; &amp; HEX2DEC([.S116]) &amp; &quot;,&quot; &amp; HEX2DEC([.AA116]) &amp; &quot;,&quot; &amp; HEX2DEC([.AI116]) &amp; &quot;,&quot; &amp; HEX2DEC([.AQ116]) &amp; &quot;,&quot; &amp; HEX2DEC([.AY116]) &amp; &quot;,&quot; &amp; HEX2DEC([.BG116]) &amp; &quot;,&quot; &amp; HEX2DEC([.BE116]) &amp; &quot;,&quot; &amp; HEX2DEC([.BC116]) &amp; &quot;,&quot; &amp; HEX2DEC([.BA116])" office:value-type="string" office:string-value="1039 DATA177,224,0,0,0,0,1,0,0,0,0,16" calcext:value-type="string" table:number-columns-spanned="9" table:number-rows-spanned="1">
            <text:p>1039 DATA177,224,0,0,0,0,1,0,0,0,0,16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17]) &amp; &quot;,&quot; &amp; HEX2DEC([.F117]) &amp; &quot;,&quot; &amp; HEX2DEC([.K117]) &amp; &quot;,&quot; &amp; HEX2DEC([.S117]) &amp; &quot;,&quot; &amp; HEX2DEC([.AA117]) &amp; &quot;,&quot; &amp; HEX2DEC([.AI117]) &amp; &quot;,&quot; &amp; HEX2DEC([.AQ117]) &amp; &quot;,&quot; &amp; HEX2DEC([.AY117]) &amp; &quot;,&quot; &amp; HEX2DEC([.BG117]) &amp; &quot;,&quot; &amp; HEX2DEC([.BE117]) &amp; &quot;,&quot; &amp; HEX2DEC([.BC117]) &amp; &quot;,&quot; &amp; HEX2DEC([.BA117])" office:value-type="string" office:string-value="1040 DATA178,202,0,0,0,0,224,0,251,6,0,0" calcext:value-type="string" table:number-columns-spanned="9" table:number-rows-spanned="1">
            <text:p>1040 DATA178,202,0,0,0,0,224,0,251,6,0,0</text:p>
          </table:table-cell>
          <table:covered-table-cell table:number-columns-repeated="6"/>
          <table:covered-table-cell table:style-name="ce36"/>
          <table:covered-table-cell table:style-name="ce27"/>
          <table:table-cell table:style-name="ce36" table:number-columns-repeated="42"/>
          <table:table-cell table:number-columns-repeated="4"/>
          <table:table-cell table:style-name="ce27" table:number-columns-repeated="4"/>
          <table:table-cell table:number-columns-repeated="964"/>
        </table:table-row>
        <table:table-row table:style-name="ro1">
          <table:table-cell/>
          <table:table-cell table:style-name="ce37" table:formula="of:=[.AK$123]+ROW()-[.AK$124] &amp; &quot; DATA&quot; &amp; HEX2DEC([.E118]) &amp; &quot;,&quot; &amp; HEX2DEC([.F118]) &amp; &quot;,&quot; &amp; HEX2DEC([.K118]) &amp; &quot;,&quot; &amp; HEX2DEC([.S118]) &amp; &quot;,&quot; &amp; HEX2DEC([.AA118]) &amp; &quot;,&quot; &amp; HEX2DEC([.AI118]) &amp; &quot;,&quot; &amp; HEX2DEC([.AQ118]) &amp; &quot;,&quot; &amp; HEX2DEC([.AY118]) &amp; &quot;,&quot; &amp; HEX2DEC([.BG118]) &amp; &quot;,&quot; &amp; HEX2DEC([.BE118]) &amp; &quot;,&quot; &amp; HEX2DEC([.BC118]) &amp; &quot;,&quot; &amp; HEX2DEC([.BA118])" office:value-type="string" office:string-value="1041 DATA181,97,0,0,0,0,1,0,0,0,0,240" calcext:value-type="string" table:number-columns-spanned="9" table:number-rows-spanned="1">
            <text:p>1041 DATA181,97,0,0,0,0,1,0,0,0,0,240</text:p>
          </table:table-cell>
          <table:covered-table-cell table:number-columns-repeated="8"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E119]) &amp; &quot;,&quot; &amp; HEX2DEC([.F119]) &amp; &quot;,&quot; &amp; HEX2DEC([.K119]) &amp; &quot;,&quot; &amp; HEX2DEC([.S119]) &amp; &quot;,&quot; &amp; HEX2DEC([.AA119]) &amp; &quot;,&quot; &amp; HEX2DEC([.AI119]) &amp; &quot;,&quot; &amp; HEX2DEC([.AQ119]) &amp; &quot;,&quot; &amp; HEX2DEC([.AY119]) &amp; &quot;,&quot; &amp; HEX2DEC([.BG119]) &amp; &quot;,&quot; &amp; HEX2DEC([.BE119]) &amp; &quot;,&quot; &amp; HEX2DEC([.BC119]) &amp; &quot;,&quot; &amp; HEX2DEC([.BA119])" office:value-type="string" office:string-value="1042 DATA184,107,0,0,0,1,1,40,0,0,0,112" calcext:value-type="string" table:number-columns-spanned="9" table:number-rows-spanned="1">
            <text:p>1042 DATA184,107,0,0,0,1,1,40,0,0,0,112</text:p>
          </table:table-cell>
          <table:covered-table-cell table:number-columns-repeated="8" table:style-name="ce27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 table:number-columns-spanned="9" table:number-rows-spanned="1">
            <text:p>1041 REM ----- Sprite Coordinates -----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78]) &amp; &quot;,&quot; &amp; HEX2DEC([.CA78]) &amp; &quot;,&quot; &amp; HEX2DEC([.BX78]) &amp; &quot;,&quot; &amp; HEX2DEC([.BY78]) &amp; &quot;,&quot; &amp; HEX2DEC([.BV78]) &amp; &quot;,&quot; &amp; HEX2DEC([.BW78]) &amp; &quot;,&quot; &amp; HEX2DEC([.BT78]) &amp; &quot;,&quot; &amp; HEX2DEC([.BU78]) &amp; &quot;,&quot; &amp; HEX2DEC([.BR78]) &amp; &quot;,&quot; &amp; HEX2DEC([.BS78]) &amp; &quot;,&quot; &amp; HEX2DEC([.BP78]) &amp; &quot;,&quot; &amp; HEX2DEC([.BQ78]) &amp; &quot;,&quot; &amp; HEX2DEC([.BN78]) &amp; &quot;,&quot; &amp; HEX2DEC([.BO78]) &amp; &quot;,&quot; &amp; HEX2DEC([.BL78]) &amp; &quot;,&quot; &amp; HEX2DEC([.BM78])" office:value-type="string" office:string-value="1044 DATA0,0,0,0,0,0,105,107,105,107,105,107,105,107,105,108" calcext:value-type="string" table:number-columns-spanned="9" table:number-rows-spanned="1">
            <text:p>1044 DATA0,0,0,0,0,0,105,107,105,107,105,107,105,107,105,108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79]) &amp; &quot;,&quot; &amp; HEX2DEC([.CA79]) &amp; &quot;,&quot; &amp; HEX2DEC([.BX79]) &amp; &quot;,&quot; &amp; HEX2DEC([.BY79]) &amp; &quot;,&quot; &amp; HEX2DEC([.BV79]) &amp; &quot;,&quot; &amp; HEX2DEC([.BW79]) &amp; &quot;,&quot; &amp; HEX2DEC([.BT79]) &amp; &quot;,&quot; &amp; HEX2DEC([.BU79]) &amp; &quot;,&quot; &amp; HEX2DEC([.BR79]) &amp; &quot;,&quot; &amp; HEX2DEC([.BS79]) &amp; &quot;,&quot; &amp; HEX2DEC([.BP79]) &amp; &quot;,&quot; &amp; HEX2DEC([.BQ79]) &amp; &quot;,&quot; &amp; HEX2DEC([.BN79]) &amp; &quot;,&quot; &amp; HEX2DEC([.BO79]) &amp; &quot;,&quot; &amp; HEX2DEC([.BL79]) &amp; &quot;,&quot; &amp; HEX2DEC([.BM79])" office:value-type="string" office:string-value="1045 DATA0,0,0,0,0,0,104,121,105,111,105,106,105,114,0,0" calcext:value-type="string" table:number-columns-spanned="9" table:number-rows-spanned="1">
            <text:p>1045 DATA0,0,0,0,0,0,104,121,105,111,105,106,105,114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0]) &amp; &quot;,&quot; &amp; HEX2DEC([.CA80]) &amp; &quot;,&quot; &amp; HEX2DEC([.BX80]) &amp; &quot;,&quot; &amp; HEX2DEC([.BY80]) &amp; &quot;,&quot; &amp; HEX2DEC([.BV80]) &amp; &quot;,&quot; &amp; HEX2DEC([.BW80]) &amp; &quot;,&quot; &amp; HEX2DEC([.BT80]) &amp; &quot;,&quot; &amp; HEX2DEC([.BU80]) &amp; &quot;,&quot; &amp; HEX2DEC([.BR80]) &amp; &quot;,&quot; &amp; HEX2DEC([.BS80]) &amp; &quot;,&quot; &amp; HEX2DEC([.BP80]) &amp; &quot;,&quot; &amp; HEX2DEC([.BQ80]) &amp; &quot;,&quot; &amp; HEX2DEC([.BN80]) &amp; &quot;,&quot; &amp; HEX2DEC([.BO80]) &amp; &quot;,&quot; &amp; HEX2DEC([.BL80]) &amp; &quot;,&quot; &amp; HEX2DEC([.BM80])" office:value-type="string" office:string-value="1046 DATA0,0,0,0,0,0,105,107,105,109,105,109,105,109,0,0" calcext:value-type="string" table:number-columns-spanned="9" table:number-rows-spanned="1">
            <text:p>1046 DATA0,0,0,0,0,0,105,107,105,109,105,109,105,109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1]) &amp; &quot;,&quot; &amp; HEX2DEC([.CA81]) &amp; &quot;,&quot; &amp; HEX2DEC([.BX81]) &amp; &quot;,&quot; &amp; HEX2DEC([.BY81]) &amp; &quot;,&quot; &amp; HEX2DEC([.BV81]) &amp; &quot;,&quot; &amp; HEX2DEC([.BW81]) &amp; &quot;,&quot; &amp; HEX2DEC([.BT81]) &amp; &quot;,&quot; &amp; HEX2DEC([.BU81]) &amp; &quot;,&quot; &amp; HEX2DEC([.BR81]) &amp; &quot;,&quot; &amp; HEX2DEC([.BS81]) &amp; &quot;,&quot; &amp; HEX2DEC([.BP81]) &amp; &quot;,&quot; &amp; HEX2DEC([.BQ81]) &amp; &quot;,&quot; &amp; HEX2DEC([.BN81]) &amp; &quot;,&quot; &amp; HEX2DEC([.BO81]) &amp; &quot;,&quot; &amp; HEX2DEC([.BL81]) &amp; &quot;,&quot; &amp; HEX2DEC([.BM81])" office:value-type="string" office:string-value="1047 DATA0,0,0,0,0,0,64,123,88,123,63,123,87,123,0,0" calcext:value-type="string" table:number-columns-spanned="9" table:number-rows-spanned="1">
            <text:p>1047 DATA0,0,0,0,0,0,64,123,88,123,63,123,87,123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2]) &amp; &quot;,&quot; &amp; HEX2DEC([.CA82]) &amp; &quot;,&quot; &amp; HEX2DEC([.BX82]) &amp; &quot;,&quot; &amp; HEX2DEC([.BY82]) &amp; &quot;,&quot; &amp; HEX2DEC([.BV82]) &amp; &quot;,&quot; &amp; HEX2DEC([.BW82]) &amp; &quot;,&quot; &amp; HEX2DEC([.BT82]) &amp; &quot;,&quot; &amp; HEX2DEC([.BU82]) &amp; &quot;,&quot; &amp; HEX2DEC([.BR82]) &amp; &quot;,&quot; &amp; HEX2DEC([.BS82]) &amp; &quot;,&quot; &amp; HEX2DEC([.BP82]) &amp; &quot;,&quot; &amp; HEX2DEC([.BQ82]) &amp; &quot;,&quot; &amp; HEX2DEC([.BN82]) &amp; &quot;,&quot; &amp; HEX2DEC([.BO82]) &amp; &quot;,&quot; &amp; HEX2DEC([.BL82]) &amp; &quot;,&quot; &amp; HEX2DEC([.BM82])" office:value-type="string" office:string-value="1048 DATA0,0,0,0,0,0,104,117,104,112,104,106,104,112,0,0" calcext:value-type="string" table:number-columns-spanned="9" table:number-rows-spanned="1">
            <text:p>1048 DATA0,0,0,0,0,0,104,117,104,112,104,106,104,112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3]) &amp; &quot;,&quot; &amp; HEX2DEC([.CA83]) &amp; &quot;,&quot; &amp; HEX2DEC([.BX83]) &amp; &quot;,&quot; &amp; HEX2DEC([.BY83]) &amp; &quot;,&quot; &amp; HEX2DEC([.BV83]) &amp; &quot;,&quot; &amp; HEX2DEC([.BW83]) &amp; &quot;,&quot; &amp; HEX2DEC([.BT83]) &amp; &quot;,&quot; &amp; HEX2DEC([.BU83]) &amp; &quot;,&quot; &amp; HEX2DEC([.BR83]) &amp; &quot;,&quot; &amp; HEX2DEC([.BS83]) &amp; &quot;,&quot; &amp; HEX2DEC([.BP83]) &amp; &quot;,&quot; &amp; HEX2DEC([.BQ83]) &amp; &quot;,&quot; &amp; HEX2DEC([.BN83]) &amp; &quot;,&quot; &amp; HEX2DEC([.BO83]) &amp; &quot;,&quot; &amp; HEX2DEC([.BL83]) &amp; &quot;,&quot; &amp; HEX2DEC([.BM83])" office:value-type="string" office:string-value="1049 DATA0,0,0,0,0,0,0,0,0,0,120,125,120,110,0,0" calcext:value-type="string" table:number-columns-spanned="9" table:number-rows-spanned="1">
            <text:p>1049 DATA0,0,0,0,0,0,0,0,0,0,120,125,120,110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4]) &amp; &quot;,&quot; &amp; HEX2DEC([.CA84]) &amp; &quot;,&quot; &amp; HEX2DEC([.BX84]) &amp; &quot;,&quot; &amp; HEX2DEC([.BY84]) &amp; &quot;,&quot; &amp; HEX2DEC([.BV84]) &amp; &quot;,&quot; &amp; HEX2DEC([.BW84]) &amp; &quot;,&quot; &amp; HEX2DEC([.BT84]) &amp; &quot;,&quot; &amp; HEX2DEC([.BU84]) &amp; &quot;,&quot; &amp; HEX2DEC([.BR84]) &amp; &quot;,&quot; &amp; HEX2DEC([.BS84]) &amp; &quot;,&quot; &amp; HEX2DEC([.BP84]) &amp; &quot;,&quot; &amp; HEX2DEC([.BQ84]) &amp; &quot;,&quot; &amp; HEX2DEC([.BN84]) &amp; &quot;,&quot; &amp; HEX2DEC([.BO84]) &amp; &quot;,&quot; &amp; HEX2DEC([.BL84]) &amp; &quot;,&quot; &amp; HEX2DEC([.BM84])" office:value-type="string" office:string-value="1050 DATA0,0,0,0,0,0,0,0,105,108,105,108,105,106,0,0" calcext:value-type="string" table:number-columns-spanned="9" table:number-rows-spanned="1">
            <text:p>1050 DATA0,0,0,0,0,0,0,0,105,108,105,108,105,106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5]) &amp; &quot;,&quot; &amp; HEX2DEC([.CA85]) &amp; &quot;,&quot; &amp; HEX2DEC([.BX85]) &amp; &quot;,&quot; &amp; HEX2DEC([.BY85]) &amp; &quot;,&quot; &amp; HEX2DEC([.BV85]) &amp; &quot;,&quot; &amp; HEX2DEC([.BW85]) &amp; &quot;,&quot; &amp; HEX2DEC([.BT85]) &amp; &quot;,&quot; &amp; HEX2DEC([.BU85]) &amp; &quot;,&quot; &amp; HEX2DEC([.BR85]) &amp; &quot;,&quot; &amp; HEX2DEC([.BS85]) &amp; &quot;,&quot; &amp; HEX2DEC([.BP85]) &amp; &quot;,&quot; &amp; HEX2DEC([.BQ85]) &amp; &quot;,&quot; &amp; HEX2DEC([.BN85]) &amp; &quot;,&quot; &amp; HEX2DEC([.BO85]) &amp; &quot;,&quot; &amp; HEX2DEC([.BL85]) &amp; &quot;,&quot; &amp; HEX2DEC([.BM85])" office:value-type="string" office:string-value="1051 DATA0,0,0,0,0,0,0,0,112,95,112,95,112,95,0,0" calcext:value-type="string" table:number-columns-spanned="9" table:number-rows-spanned="1">
            <text:p>1051 DATA0,0,0,0,0,0,0,0,112,95,112,95,112,95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6]) &amp; &quot;,&quot; &amp; HEX2DEC([.CA86]) &amp; &quot;,&quot; &amp; HEX2DEC([.BX86]) &amp; &quot;,&quot; &amp; HEX2DEC([.BY86]) &amp; &quot;,&quot; &amp; HEX2DEC([.BV86]) &amp; &quot;,&quot; &amp; HEX2DEC([.BW86]) &amp; &quot;,&quot; &amp; HEX2DEC([.BT86]) &amp; &quot;,&quot; &amp; HEX2DEC([.BU86]) &amp; &quot;,&quot; &amp; HEX2DEC([.BR86]) &amp; &quot;,&quot; &amp; HEX2DEC([.BS86]) &amp; &quot;,&quot; &amp; HEX2DEC([.BP86]) &amp; &quot;,&quot; &amp; HEX2DEC([.BQ86]) &amp; &quot;,&quot; &amp; HEX2DEC([.BN86]) &amp; &quot;,&quot; &amp; HEX2DEC([.BO86]) &amp; &quot;,&quot; &amp; HEX2DEC([.BL86]) &amp; &quot;,&quot; &amp; HEX2DEC([.BM86])" office:value-type="string" office:string-value="1052 DATA0,0,120,62,120,62,120,62,104,114,74,91,72,74,0,0" calcext:value-type="string" table:number-columns-spanned="9" table:number-rows-spanned="1">
            <text:p>1052 DATA0,0,120,62,120,62,120,62,104,114,74,91,72,74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7]) &amp; &quot;,&quot; &amp; HEX2DEC([.CA87]) &amp; &quot;,&quot; &amp; HEX2DEC([.BX87]) &amp; &quot;,&quot; &amp; HEX2DEC([.BY87]) &amp; &quot;,&quot; &amp; HEX2DEC([.BV87]) &amp; &quot;,&quot; &amp; HEX2DEC([.BW87]) &amp; &quot;,&quot; &amp; HEX2DEC([.BT87]) &amp; &quot;,&quot; &amp; HEX2DEC([.BU87]) &amp; &quot;,&quot; &amp; HEX2DEC([.BR87]) &amp; &quot;,&quot; &amp; HEX2DEC([.BS87]) &amp; &quot;,&quot; &amp; HEX2DEC([.BP87]) &amp; &quot;,&quot; &amp; HEX2DEC([.BQ87]) &amp; &quot;,&quot; &amp; HEX2DEC([.BN87]) &amp; &quot;,&quot; &amp; HEX2DEC([.BO87]) &amp; &quot;,&quot; &amp; HEX2DEC([.BL87]) &amp; &quot;,&quot; &amp; HEX2DEC([.BM87])" office:value-type="string" office:string-value="1053 DATA120,125,120,125,120,122,0,0,0,0,0,0,0,0,0,0" calcext:value-type="string" table:number-columns-spanned="9" table:number-rows-spanned="1">
            <text:p>1053 DATA120,125,120,125,120,122,0,0,0,0,0,0,0,0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8]) &amp; &quot;,&quot; &amp; HEX2DEC([.CA88]) &amp; &quot;,&quot; &amp; HEX2DEC([.BX88]) &amp; &quot;,&quot; &amp; HEX2DEC([.BY88]) &amp; &quot;,&quot; &amp; HEX2DEC([.BV88]) &amp; &quot;,&quot; &amp; HEX2DEC([.BW88]) &amp; &quot;,&quot; &amp; HEX2DEC([.BT88]) &amp; &quot;,&quot; &amp; HEX2DEC([.BU88]) &amp; &quot;,&quot; &amp; HEX2DEC([.BR88]) &amp; &quot;,&quot; &amp; HEX2DEC([.BS88]) &amp; &quot;,&quot; &amp; HEX2DEC([.BP88]) &amp; &quot;,&quot; &amp; HEX2DEC([.BQ88]) &amp; &quot;,&quot; &amp; HEX2DEC([.BN88]) &amp; &quot;,&quot; &amp; HEX2DEC([.BO88]) &amp; &quot;,&quot; &amp; HEX2DEC([.BL88]) &amp; &quot;,&quot; &amp; HEX2DEC([.BM88])" office:value-type="string" office:string-value="1054 DATA0,0,0,0,0,0,0,0,0,0,0,0,0,0,110,127" calcext:value-type="string" table:number-columns-spanned="9" table:number-rows-spanned="1">
            <text:p>1054 DATA0,0,0,0,0,0,0,0,0,0,0,0,0,0,110,127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89]) &amp; &quot;,&quot; &amp; HEX2DEC([.CA89]) &amp; &quot;,&quot; &amp; HEX2DEC([.BX89]) &amp; &quot;,&quot; &amp; HEX2DEC([.BY89]) &amp; &quot;,&quot; &amp; HEX2DEC([.BV89]) &amp; &quot;,&quot; &amp; HEX2DEC([.BW89]) &amp; &quot;,&quot; &amp; HEX2DEC([.BT89]) &amp; &quot;,&quot; &amp; HEX2DEC([.BU89]) &amp; &quot;,&quot; &amp; HEX2DEC([.BR89]) &amp; &quot;,&quot; &amp; HEX2DEC([.BS89]) &amp; &quot;,&quot; &amp; HEX2DEC([.BP89]) &amp; &quot;,&quot; &amp; HEX2DEC([.BQ89]) &amp; &quot;,&quot; &amp; HEX2DEC([.BN89]) &amp; &quot;,&quot; &amp; HEX2DEC([.BO89]) &amp; &quot;,&quot; &amp; HEX2DEC([.BL89]) &amp; &quot;,&quot; &amp; HEX2DEC([.BM89])" office:value-type="string" office:string-value="1055 DATA0,0,0,0,0,0,0,0,0,0,0,0,124,145,0,0" calcext:value-type="string" table:number-columns-spanned="9" table:number-rows-spanned="1">
            <text:p>1055 DATA0,0,0,0,0,0,0,0,0,0,0,0,124,145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90]) &amp; &quot;,&quot; &amp; HEX2DEC([.CA90]) &amp; &quot;,&quot; &amp; HEX2DEC([.BX90]) &amp; &quot;,&quot; &amp; HEX2DEC([.BY90]) &amp; &quot;,&quot; &amp; HEX2DEC([.BV90]) &amp; &quot;,&quot; &amp; HEX2DEC([.BW90]) &amp; &quot;,&quot; &amp; HEX2DEC([.BT90]) &amp; &quot;,&quot; &amp; HEX2DEC([.BU90]) &amp; &quot;,&quot; &amp; HEX2DEC([.BR90]) &amp; &quot;,&quot; &amp; HEX2DEC([.BS90]) &amp; &quot;,&quot; &amp; HEX2DEC([.BP90]) &amp; &quot;,&quot; &amp; HEX2DEC([.BQ90]) &amp; &quot;,&quot; &amp; HEX2DEC([.BN90]) &amp; &quot;,&quot; &amp; HEX2DEC([.BO90]) &amp; &quot;,&quot; &amp; HEX2DEC([.BL90]) &amp; &quot;,&quot; &amp; HEX2DEC([.BM90])" office:value-type="string" office:string-value="1056 DATA0,0,0,0,0,0,0,0,105,107,105,110,105,107,0,0" calcext:value-type="string" table:number-columns-spanned="9" table:number-rows-spanned="1">
            <text:p>1056 DATA0,0,0,0,0,0,0,0,105,107,105,110,105,107,0,0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91]) &amp; &quot;,&quot; &amp; HEX2DEC([.CA91]) &amp; &quot;,&quot; &amp; HEX2DEC([.BX91]) &amp; &quot;,&quot; &amp; HEX2DEC([.BY91]) &amp; &quot;,&quot; &amp; HEX2DEC([.BV91]) &amp; &quot;,&quot; &amp; HEX2DEC([.BW91]) &amp; &quot;,&quot; &amp; HEX2DEC([.BT91]) &amp; &quot;,&quot; &amp; HEX2DEC([.BU91]) &amp; &quot;,&quot; &amp; HEX2DEC([.BR91]) &amp; &quot;,&quot; &amp; HEX2DEC([.BS91]) &amp; &quot;,&quot; &amp; HEX2DEC([.BP91]) &amp; &quot;,&quot; &amp; HEX2DEC([.BQ91]) &amp; &quot;,&quot; &amp; HEX2DEC([.BN91]) &amp; &quot;,&quot; &amp; HEX2DEC([.BO91]) &amp; &quot;,&quot; &amp; HEX2DEC([.BL91]) &amp; &quot;,&quot; &amp; HEX2DEC([.BM91])" office:value-type="string" office:string-value="1057 DATA128,124,128,124,128,124,0,0,0,0,0,0,0,0,0,0" calcext:value-type="string" table:number-columns-spanned="9" table:number-rows-spanned="1">
            <text:p>1057 DATA128,124,128,124,128,124,0,0,0,0,0,0,0,0,0,0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37" table:formula="of:=[.AK$123]+ROW()-[.AK$124] &amp; &quot; DATA&quot; &amp; HEX2DEC([.BZ92]) &amp; &quot;,&quot; &amp; HEX2DEC([.CA92]) &amp; &quot;,&quot; &amp; HEX2DEC([.BX92]) &amp; &quot;,&quot; &amp; HEX2DEC([.BY92]) &amp; &quot;,&quot; &amp; HEX2DEC([.BV92]) &amp; &quot;,&quot; &amp; HEX2DEC([.BW92]) &amp; &quot;,&quot; &amp; HEX2DEC([.BT92]) &amp; &quot;,&quot; &amp; HEX2DEC([.BU92]) &amp; &quot;,&quot; &amp; HEX2DEC([.BR92]) &amp; &quot;,&quot; &amp; HEX2DEC([.BS92]) &amp; &quot;,&quot; &amp; HEX2DEC([.BP92]) &amp; &quot;,&quot; &amp; HEX2DEC([.BQ92]) &amp; &quot;,&quot; &amp; HEX2DEC([.BN92]) &amp; &quot;,&quot; &amp; HEX2DEC([.BO92]) &amp; &quot;,&quot; &amp; HEX2DEC([.BL92]) &amp; &quot;,&quot; &amp; HEX2DEC([.BM92])" office:value-type="string" office:string-value="1058 DATA0,0,128,106,128,106,0,0,0,0,0,0,0,0,0,0" calcext:value-type="string" table:number-columns-spanned="9" table:number-rows-spanned="1">
            <text:p>1058 DATA0,0,128,106,128,106,0,0,0,0,0,0,0,0,0,0</text:p>
          </table:table-cell>
          <table:covered-table-cell table:number-columns-repeated="8" table:style-name="ce27"/>
          <table:table-cell table:number-columns-repeated="1014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C Variables" table:style-name="ta1">
        <table:table-column table:style-name="co1" table:default-cell-style-name="ce76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22" table:default-cell-style-name="ce77"/>
        <table:table-column table:style-name="co23" table:default-cell-style-name="ce77"/>
        <table:table-column table:style-name="co24" table:default-cell-style-name="ce77"/>
        <table:table-column table:style-name="co25" table:default-cell-style-name="ce77"/>
        <table:table-column table:style-name="co26" table:default-cell-style-name="ce77"/>
        <table:table-column table:style-name="co7" table:number-columns-repeated="1000" table:default-cell-style-name="ce76"/>
        <table:table-column table:style-name="co7" table:number-columns-repeated="15" table:default-cell-style-name="ce86"/>
        <table:table-row table:style-name="ro1">
          <table:table-cell table:number-columns-repeated="1024"/>
        </table:table-row>
        <table:table-row table:style-name="ro1">
          <table:table-cell/>
          <table:table-cell table:style-name="ce78" office:value-type="string" calcext:value-type="string">
            <text:p>Origin</text:p>
          </table:table-cell>
          <table:table-cell table:style-name="ce78" office:value-type="string" calcext:value-type="string">
            <text:p>Removed</text:p>
          </table:table-cell>
          <table:table-cell table:style-name="ce78" office:value-type="string" calcext:value-type="string">
            <text:p>Name</text:p>
          </table:table-cell>
          <table:table-cell table:style-name="ce78" office:value-type="string" calcext:value-type="string">
            <text:p>Description</text:p>
          </table:table-cell>
          <table:table-cell table:style-name="ce78" office:value-type="string" calcext:value-type="string">
            <text:p>Decimal</text:p>
          </table:table-cell>
          <table:table-cell table:style-name="ce78" office:value-type="string" calcext:value-type="string">
            <text:p>Hex</text:p>
          </table:table-cell>
          <table:table-cell table:style-name="ce78" office:value-type="string" calcext:value-type="string">
            <text:p>String Value</text:p>
          </table:table-cell>
          <table:table-cell table:style-name="ce78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A</text:p>
          </table:table-cell>
          <table:table-cell table:style-name="ce79" office:value-type="string" calcext:value-type="string">
            <text:p>Cou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A2</text:p>
          </table:table-cell>
          <table:table-cell table:style-name="ce79" office:value-type="string" calcext:value-type="string">
            <text:p>Unused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Used once as loop counter but never set so loop always executes once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AC</text:p>
          </table:table-cell>
          <table:table-cell table:style-name="ce81" office:value-type="string" calcext:value-type="string">
            <text:p>Alternating Colo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Box=0-7; Jewels=0-15; Inn=0-15; Also used to animate Inn sign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AI</text:p>
          </table:table-cell>
          <table:table-cell table:style-name="ce81" office:value-type="string" calcext:value-type="string">
            <text:p>Altar Initiated Combat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1 = Altar Initiated Combat; 0 = Not Altar Initiated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AN</text:p>
          </table:table-cell>
          <table:table-cell table:style-name="ce81" office:value-type="string" calcext:value-type="string">
            <text:p>Room State</text:p>
          </table:table-cell>
          <table:table-cell table:number-columns-repeated="3" table:style-name="ce81" office:value-type="string" calcext:value-type="string">
            <text:p>-</text:p>
          </table:table-cell>
          <table:table-cell table:style-name="ce81" office:value-type="string" calcext:value-type="string">
            <text:p>0=Empty; 1=Cube; 2=LightBox; 3=Throne; 4=Treasure; 5=Fountain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AQ</text:p>
          </table:table-cell>
          <table:table-cell table:style-name="ce79" office:value-type="string" calcext:value-type="string">
            <text:p>Animation Delay Cou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AQ=400/AR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AR</text:p>
          </table:table-cell>
          <table:table-cell table:style-name="ce79" office:value-type="string" calcext:value-type="string">
            <text:p>Animation Delay Facto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Inn=8; Cube=5; Throne=10; Box=8; Treasure=1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B$</text:p>
          </table:table-cell>
          <table:table-cell table:style-name="ce79" office:value-type="string" calcext:value-type="string">
            <text:p>Color List for Box with Flashing Lights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83" office:value-type="string" calcext:value-type="string">
            <text:p>"red <text:s text:c="2"/>yellowgreen blue"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B()</text:p>
          </table:table-cell>
          <table:table-cell table:style-name="ce81" office:value-type="string" calcext:value-type="string">
            <text:p>Box Combination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B1</text:p>
          </table:table-cell>
          <table:table-cell table:style-name="ce79" office:value-type="string" calcext:value-type="string">
            <text:p>Sprite Block 1 Pointer</text:p>
          </table:table-cell>
          <table:table-cell table:style-name="ce79" office:value-type="float" office:value="1024" calcext:value-type="float">
            <text:p>1024</text:p>
          </table:table-cell>
          <table:table-cell table:style-name="ce79" table:formula="of:=&quot;$&quot; &amp; DEC2HEX([.F12];4)" office:value-type="string" office:string-value="$0400" calcext:value-type="string">
            <text:p>$040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B2</text:p>
          </table:table-cell>
          <table:table-cell table:style-name="ce79" office:value-type="string" calcext:value-type="string">
            <text:p>Sprite Block 2 Pointer</text:p>
          </table:table-cell>
          <table:table-cell table:style-name="ce79" office:value-type="float" office:value="50176" calcext:value-type="float">
            <text:p>50176</text:p>
          </table:table-cell>
          <table:table-cell table:style-name="ce79" table:formula="of:=&quot;$&quot; &amp; DEC2HEX([.F13];4)" office:value-type="string" office:string-value="$C400" calcext:value-type="string">
            <text:p>$C40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B3</text:p>
          </table:table-cell>
          <table:table-cell table:style-name="ce79" office:value-type="string" calcext:value-type="string">
            <text:p>Sprite Color Data Pointer</text:p>
          </table:table-cell>
          <table:table-cell table:style-name="ce79" office:value-type="float" office:value="39872" calcext:value-type="float">
            <text:p>39872</text:p>
          </table:table-cell>
          <table:table-cell table:style-name="ce79" table:formula="of:=&quot;$&quot; &amp; DEC2HEX([.F14];4)" office:value-type="string" office:string-value="$9BC0" calcext:value-type="string">
            <text:p>$9BC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BD</text:p>
          </table:table-cell>
          <table:table-cell table:style-name="ce79" office:value-type="string" calcext:value-type="string">
            <text:p>Border Color</text:p>
          </table:table-cell>
          <table:table-cell table:style-name="ce79" table:formula="of:=[.F28]+32" office:value-type="float" office:value="53280" calcext:value-type="float">
            <text:p>53280</text:p>
          </table:table-cell>
          <table:table-cell table:style-name="ce79" table:formula="of:=&quot;$&quot; &amp; DEC2HEX([.F15];4)" office:value-type="string" office:string-value="$D020" calcext:value-type="string">
            <text:p>$D02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BK</text:p>
          </table:table-cell>
          <table:table-cell table:style-name="ce79" office:value-type="string" calcext:value-type="string">
            <text:p>Background Color</text:p>
          </table:table-cell>
          <table:table-cell table:style-name="ce79" table:formula="of:=[.F28]+33" office:value-type="float" office:value="53281" calcext:value-type="float">
            <text:p>53281</text:p>
          </table:table-cell>
          <table:table-cell table:style-name="ce79" table:formula="of:=&quot;$&quot; &amp; DEC2HEX([.F16];4)" office:value-type="string" office:string-value="$D021" calcext:value-type="string">
            <text:p>$D021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BM</text:p>
          </table:table-cell>
          <table:table-cell table:style-name="ce81" office:value-type="string" calcext:value-type="string">
            <text:p>Beginning of ML Routines</text:p>
          </table:table-cell>
          <table:table-cell table:style-name="ce79" office:value-type="float" office:value="38394" calcext:value-type="float">
            <text:p>38394</text:p>
          </table:table-cell>
          <table:table-cell table:style-name="ce79" table:formula="of:=&quot;$&quot; &amp; DEC2HEX([.F17];4)" office:value-type="string" office:string-value="$95FA" calcext:value-type="string">
            <text:p>$95FA</text:p>
          </table:table-cell>
          <table:table-cell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BW()</text:p>
          </table:table-cell>
          <table:table-cell table:style-name="ce79" office:value-type="string" calcext:value-type="string">
            <text:p>Custom Character Graphics Data Arra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</text:p>
          </table:table-cell>
          <table:table-cell table:style-name="ce79" office:value-type="string" calcext:value-type="string">
            <text:p>Command Index/Fountain Color/Chest Flag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1=North; 2=South; 3=West; 4=East; 5=Stay; 6=Help; 7=Quit; 8=Re-Plot; 9=Cast; 10=Save; 11=Scroll Resc; 12=Pot. Heal; 13=Pot. Str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$</text:p>
          </table:table-cell>
          <table:table-cell table:style-name="ce79" office:value-type="string" calcext:value-type="string">
            <text:p>character input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C5</text:p>
          </table:table-cell>
          <table:table-cell table:style-name="ce81" office:value-type="string" calcext:value-type="string">
            <text:p>Clear Bottom 5 Rows of Video Matrix Routin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9</text:p>
          </table:table-cell>
          <table:table-cell table:style-name="ce79" office:value-type="string" calcext:value-type="string">
            <text:p>Sprite 0 Color</text:p>
          </table:table-cell>
          <table:table-cell table:style-name="ce79" table:formula="of:=[.F28]+39" office:value-type="float" office:value="53287" calcext:value-type="float">
            <text:p>53287</text:p>
          </table:table-cell>
          <table:table-cell table:style-name="ce79" table:formula="of:=&quot;$&quot; &amp; DEC2HEX([.F22];4)" office:value-type="string" office:string-value="$D027" calcext:value-type="string">
            <text:p>$D027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B</text:p>
          </table:table-cell>
          <table:table-cell table:style-name="ce81" office:value-type="string" calcext:value-type="string">
            <text:p>Box Combination Inex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H</text:p>
          </table:table-cell>
          <table:table-cell table:style-name="ce79" office:value-type="string" calcext:value-type="string">
            <text:p>Current Character Hit Point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L</text:p>
          </table:table-cell>
          <table:table-cell table:style-name="ce79" office:value-type="string" calcext:value-type="string">
            <text:p>Beginning of Color RAM</text:p>
          </table:table-cell>
          <table:table-cell table:style-name="ce79" office:value-type="float" office:value="55296" calcext:value-type="float">
            <text:p>55296</text:p>
          </table:table-cell>
          <table:table-cell table:style-name="ce79" table:formula="of:=&quot;$&quot; &amp; DEC2HEX([.F25];4)" office:value-type="string" office:string-value="$D800" calcext:value-type="string">
            <text:p>$D80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L()</text:p>
          </table:table-cell>
          <table:table-cell table:style-name="ce79" office:value-type="string" calcext:value-type="string">
            <text:p>Sprite Primary Color Arra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M$</text:p>
          </table:table-cell>
          <table:table-cell table:style-name="ce79" office:value-type="string" calcext:value-type="string">
            <text:p>Command List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83" office:value-type="string" calcext:value-type="string">
            <text:p>"wxadshqpc82465{right}"+CHR$(20)+"{down}.{f1}{f3}{f5}{f7}"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P</text:p>
          </table:table-cell>
          <table:table-cell table:style-name="ce79" office:value-type="string" calcext:value-type="string">
            <text:p>Sprite X and Y positions</text:p>
          </table:table-cell>
          <table:table-cell table:style-name="ce79" office:value-type="float" office:value="53248" calcext:value-type="float">
            <text:p>53248</text:p>
          </table:table-cell>
          <table:table-cell table:style-name="ce79" table:formula="of:=&quot;$&quot; &amp; DEC2HEX([.F28];4)" office:value-type="string" office:string-value="$D000" calcext:value-type="string">
            <text:p>$D00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Q</text:p>
          </table:table-cell>
          <table:table-cell table:style-name="ce79" office:value-type="string" calcext:value-type="string">
            <text:p>Scratch Variabl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CR</text:p>
          </table:table-cell>
          <table:table-cell table:style-name="ce79" office:value-type="string" calcext:value-type="string">
            <text:p>Calculate Room Values Routin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S</text:p>
          </table:table-cell>
          <table:table-cell table:style-name="ce79" office:value-type="string" calcext:value-type="string">
            <text:p>Current Character Spell Unit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X</text:p>
          </table:table-cell>
          <table:table-cell table:style-name="ce79" office:value-type="string" calcext:value-type="string">
            <text:p>Current X Coordinat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Y</text:p>
          </table:table-cell>
          <table:table-cell table:style-name="ce79" office:value-type="string" calcext:value-type="string">
            <text:p>Current Y Coordinat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CZ</text:p>
          </table:table-cell>
          <table:table-cell table:style-name="ce79" office:value-type="string" calcext:value-type="string">
            <text:p>Current Z Coordinat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D</text:p>
          </table:table-cell>
          <table:table-cell table:style-name="ce81" office:value-type="string" calcext:value-type="string">
            <text:p>Combat Flag</text:p>
          </table:table-cell>
          <table:table-cell table:style-name="ce81" table:number-columns-repeated="3"/>
          <table:table-cell table:style-name="ce81" office:value-type="string" calcext:value-type="string">
            <text:p>0=No Combat; 1=Combat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D$</text:p>
          </table:table-cell>
          <table:table-cell table:style-name="ce79" office:value-type="string" calcext:value-type="string">
            <text:p>Temporary String Input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DB</text:p>
          </table:table-cell>
          <table:table-cell table:style-name="ce81" office:value-type="string" calcext:value-type="string">
            <text:p>Monster's Damage Bonu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Demon(whip)=2; Demon(sword)=3; Dragon=2; Others=1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DC</text:p>
          </table:table-cell>
          <table:table-cell table:style-name="ce81" office:value-type="string" calcext:value-type="string">
            <text:p>Clear Dungeon View Color RAM Routin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DI</text:p>
          </table:table-cell>
          <table:table-cell table:style-name="ce81" office:value-type="string" calcext:value-type="string">
            <text:p>Draw Inn Routin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DP</text:p>
          </table:table-cell>
          <table:table-cell table:style-name="ce81" office:value-type="string" calcext:value-type="string">
            <text:p>Display Player Character Graphic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DR</text:p>
          </table:table-cell>
          <table:table-cell table:style-name="ce81" office:value-type="string" calcext:value-type="string">
            <text:p>Monster's Drain Abilit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Wraith=0.1; Specter=0.2; Vampire=0.3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DS</text:p>
          </table:table-cell>
          <table:table-cell table:style-name="ce81" office:value-type="string" calcext:value-type="string">
            <text:p>Display Sprites Routin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DV</text:p>
          </table:table-cell>
          <table:table-cell table:style-name="ce81" office:value-type="string" calcext:value-type="string">
            <text:p>Clear Dungeon View Video Matrix Routin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E</text:p>
          </table:table-cell>
          <table:table-cell table:style-name="ce81" office:value-type="string" calcext:value-type="string">
            <text:p>Monster Experience Point Valu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E$()</text:p>
          </table:table-cell>
          <table:table-cell table:style-name="ce79" office:value-type="string" calcext:value-type="string">
            <text:p>Sequential File List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EL</text:p>
          </table:table-cell>
          <table:table-cell table:style-name="ce81" office:value-type="string" calcext:value-type="string">
            <text:p>Explored Locations Data Pointer</text:p>
          </table:table-cell>
          <table:table-cell table:style-name="ce79" office:value-type="float" office:value="51924" calcext:value-type="float">
            <text:p>51924</text:p>
          </table:table-cell>
          <table:table-cell table:style-name="ce79" table:formula="of:=&quot;$&quot; &amp; DEC2HEX([.F46];4)" office:value-type="string" office:string-value="$CAD4" calcext:value-type="string">
            <text:p>$CAD4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EN</text:p>
          </table:table-cell>
          <table:table-cell table:style-name="ce81" office:value-type="string" calcext:value-type="string">
            <text:p>Char Sheet Entry Track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EP</text:p>
          </table:table-cell>
          <table:table-cell table:style-name="ce81" office:value-type="string" calcext:value-type="string">
            <text:p>Erase Player Character Graphic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ER</text:p>
          </table:table-cell>
          <table:table-cell table:style-name="ce79" office:value-type="string" calcext:value-type="string">
            <text:p>Drive Error Cod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BASIC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ER$</text:p>
          </table:table-cell>
          <table:table-cell table:style-name="ce79" office:value-type="string" calcext:value-type="string">
            <text:p>Drive Error String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BASIC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ES</text:p>
          </table:table-cell>
          <table:table-cell table:style-name="ce81" office:value-type="string" calcext:value-type="string">
            <text:p>Drive Error Block</text:p>
          </table:table-cell>
          <table:table-cell table:style-name="ce81" table:number-columns-repeated="3"/>
          <table:table-cell table:style-name="ce81" office:value-type="string" calcext:value-type="string">
            <text:p>Read but never used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ET</text:p>
          </table:table-cell>
          <table:table-cell table:style-name="ce81" office:value-type="string" calcext:value-type="string">
            <text:p>Drive Error Track</text:p>
          </table:table-cell>
          <table:table-cell table:style-name="ce81" table:number-columns-repeated="3"/>
          <table:table-cell table:style-name="ce81" office:value-type="string" calcext:value-type="string">
            <text:p>Read but never used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EX</text:p>
          </table:table-cell>
          <table:table-cell table:style-name="ce79" office:value-type="string" calcext:value-type="string">
            <text:p>Character Experience Point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EX%()</text:p>
          </table:table-cell>
          <table:table-cell table:style-name="ce81" office:value-type="string" calcext:value-type="string">
            <text:p>Unused Character Data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</text:p>
          </table:table-cell>
          <table:table-cell table:style-name="ce79" office:value-type="string" calcext:value-type="string">
            <text:p>SID Chip Base Address</text:p>
          </table:table-cell>
          <table:table-cell table:style-name="ce79" office:value-type="float" office:value="54272" calcext:value-type="float">
            <text:p>54272</text:p>
          </table:table-cell>
          <table:table-cell table:style-name="ce79" table:formula="of:=&quot;$&quot; &amp; DEC2HEX([.F55];4)" office:value-type="string" office:string-value="$D400" calcext:value-type="string">
            <text:p>$D40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()</text:p>
          </table:table-cell>
          <table:table-cell table:style-name="ce79" office:value-type="string" calcext:value-type="string">
            <text:p>Music Arra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1</text:p>
          </table:table-cell>
          <table:table-cell table:style-name="ce79" office:value-type="string" calcext:value-type="string">
            <text:p>Voice 1 Base Addess</text:p>
          </table:table-cell>
          <table:table-cell table:style-name="ce79" table:formula="of:=[.F55]" office:value-type="float" office:value="54272" calcext:value-type="float">
            <text:p>54272</text:p>
          </table:table-cell>
          <table:table-cell table:style-name="ce79" table:formula="of:=&quot;$&quot; &amp; DEC2HEX([.F57];4)" office:value-type="string" office:string-value="$D400" calcext:value-type="string">
            <text:p>$D40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2</text:p>
          </table:table-cell>
          <table:table-cell table:style-name="ce79" office:value-type="string" calcext:value-type="string">
            <text:p>Voice 2 Base Addess</text:p>
          </table:table-cell>
          <table:table-cell table:style-name="ce79" table:formula="of:=[.F55]+7" office:value-type="float" office:value="54279" calcext:value-type="float">
            <text:p>54279</text:p>
          </table:table-cell>
          <table:table-cell table:style-name="ce79" table:formula="of:=&quot;$&quot; &amp; DEC2HEX([.F58];4)" office:value-type="string" office:string-value="$D407" calcext:value-type="string">
            <text:p>$D407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3</text:p>
          </table:table-cell>
          <table:table-cell table:style-name="ce79" office:value-type="string" calcext:value-type="string">
            <text:p>Voice 3 Base Addess</text:p>
          </table:table-cell>
          <table:table-cell table:style-name="ce79" table:formula="of:=[.F55]+14" office:value-type="float" office:value="54286" calcext:value-type="float">
            <text:p>54286</text:p>
          </table:table-cell>
          <table:table-cell table:style-name="ce79" table:formula="of:=&quot;$&quot; &amp; DEC2HEX([.F59];4)" office:value-type="string" office:string-value="$D40E" calcext:value-type="string">
            <text:p>$D40E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4</text:p>
          </table:table-cell>
          <table:table-cell table:style-name="ce79" office:value-type="string" calcext:value-type="string">
            <text:p>Voice 1 Control Register</text:p>
          </table:table-cell>
          <table:table-cell table:style-name="ce79" table:formula="of:=[.F55]+4" office:value-type="float" office:value="54276" calcext:value-type="float">
            <text:p>54276</text:p>
          </table:table-cell>
          <table:table-cell table:style-name="ce79" table:formula="of:=&quot;$&quot; &amp; DEC2HEX([.F60];4)" office:value-type="string" office:string-value="$D404" calcext:value-type="string">
            <text:p>$D404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5</text:p>
          </table:table-cell>
          <table:table-cell table:style-name="ce79" office:value-type="string" calcext:value-type="string">
            <text:p>Voice 2 Control Register</text:p>
          </table:table-cell>
          <table:table-cell table:style-name="ce79" table:formula="of:=[.F55]+11" office:value-type="float" office:value="54283" calcext:value-type="float">
            <text:p>54283</text:p>
          </table:table-cell>
          <table:table-cell table:style-name="ce79" table:formula="of:=&quot;$&quot; &amp; DEC2HEX([.F61];4)" office:value-type="string" office:string-value="$D40B" calcext:value-type="string">
            <text:p>$D40B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6</text:p>
          </table:table-cell>
          <table:table-cell table:style-name="ce79" office:value-type="string" calcext:value-type="string">
            <text:p>Voice 3 Control Register</text:p>
          </table:table-cell>
          <table:table-cell table:style-name="ce79" table:formula="of:=[.F55]+18" office:value-type="float" office:value="54290" calcext:value-type="float">
            <text:p>54290</text:p>
          </table:table-cell>
          <table:table-cell table:style-name="ce79" table:formula="of:=&quot;$&quot; &amp; DEC2HEX([.F62];4)" office:value-type="string" office:string-value="$D412" calcext:value-type="string">
            <text:p>$D412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C</text:p>
          </table:table-cell>
          <table:table-cell table:style-name="ce81" office:value-type="string" calcext:value-type="string">
            <text:p>Throne Music Pointer</text:p>
          </table:table-cell>
          <table:table-cell table:style-name="ce81" office:value-type="float" office:value="38545" calcext:value-type="float">
            <text:p>38545</text:p>
          </table:table-cell>
          <table:table-cell table:style-name="ce81" table:formula="of:=&quot;$&quot; &amp; DEC2HEX([.F63];4)" office:value-type="string" office:string-value="$9691" calcext:value-type="string">
            <text:p>$9691</text:p>
          </table:table-cell>
          <table:table-cell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F</text:p>
          </table:table-cell>
          <table:table-cell table:style-name="ce81" office:value-type="string" calcext:value-type="string">
            <text:p>Current Music Data Poi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Q</text:p>
          </table:table-cell>
          <table:table-cell table:style-name="ce81" office:value-type="string" calcext:value-type="string">
            <text:p>Counter for Sound Routin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S</text:p>
          </table:table-cell>
          <table:table-cell table:style-name="ce81" office:value-type="string" calcext:value-type="string">
            <text:p>Frequency Sustain</text:p>
          </table:table-cell>
          <table:table-cell table:number-columns-repeated="3" table:style-name="ce81" office:value-type="string" calcext:value-type="string">
            <text:p>-</text:p>
          </table:table-cell>
          <table:table-cell table:style-name="ce81" office:value-type="string" calcext:value-type="string">
            <text:p>How long to hold a note. <text:s/>0 = end music.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T</text:p>
          </table:table-cell>
          <table:table-cell table:style-name="ce81" office:value-type="string" calcext:value-type="string">
            <text:p>Title Music Pointer</text:p>
          </table:table-cell>
          <table:table-cell table:style-name="ce81" office:value-type="float" office:value="38400" calcext:value-type="float">
            <text:p>38400</text:p>
          </table:table-cell>
          <table:table-cell table:style-name="ce79" table:formula="of:=&quot;$&quot; &amp; DEC2HEX([.F67];4)" office:value-type="string" office:string-value="$9600" calcext:value-type="string">
            <text:p>$9600</text:p>
          </table:table-cell>
          <table:table-cell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V</text:p>
          </table:table-cell>
          <table:table-cell table:style-name="ce79" office:value-type="string" calcext:value-type="string">
            <text:p>Filter and Volume</text:p>
          </table:table-cell>
          <table:table-cell table:style-name="ce79" table:formula="of:=[.F55]+24" office:value-type="float" office:value="54296" calcext:value-type="float">
            <text:p>54296</text:p>
          </table:table-cell>
          <table:table-cell table:style-name="ce79" table:formula="of:=&quot;$&quot; &amp; DEC2HEX([.F68];4)" office:value-type="string" office:string-value="$D418" calcext:value-type="string">
            <text:p>$D418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FZ</text:p>
          </table:table-cell>
          <table:table-cell table:style-name="ce79" office:value-type="string" calcext:value-type="string">
            <text:p>Horizontal Fine Scrolling Register</text:p>
          </table:table-cell>
          <table:table-cell table:style-name="ce79" office:value-type="float" office:value="53270" calcext:value-type="float">
            <text:p>53270</text:p>
          </table:table-cell>
          <table:table-cell table:style-name="ce79" table:formula="of:=&quot;$&quot; &amp; DEC2HEX([.F69];4)" office:value-type="string" office:string-value="$D016" calcext:value-type="string">
            <text:p>$D016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GD</text:p>
          </table:table-cell>
          <table:table-cell table:style-name="ce79" office:value-type="string" calcext:value-type="string">
            <text:p>Character Gold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GI</text:p>
          </table:table-cell>
          <table:table-cell table:style-name="ce79" office:value-type="string" calcext:value-type="string">
            <text:p>Group Index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An object's number within a group for the sprite handler.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H%</text:p>
          </table:table-cell>
          <table:table-cell table:style-name="ce79" office:value-type="string" calcext:value-type="string">
            <text:p>Argument for Function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H%</text:p>
          </table:table-cell>
          <table:table-cell table:style-name="ce81" office:value-type="string" calcext:value-type="string">
            <text:p>Current Room Featur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H%()</text:p>
          </table:table-cell>
          <table:table-cell table:style-name="ce81" office:value-type="string" calcext:value-type="string">
            <text:p>Evaded Monster Tracking: Hit Point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HP</text:p>
          </table:table-cell>
          <table:table-cell table:style-name="ce79" office:value-type="string" calcext:value-type="string">
            <text:p>Max Character Hit Point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I</text:p>
          </table:table-cell>
          <table:table-cell table:style-name="ce79" office:value-type="string" calcext:value-type="string">
            <text:p>Temporary Variabl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I()</text:p>
          </table:table-cell>
          <table:table-cell table:style-name="ce79" office:value-type="string" calcext:value-type="string">
            <text:p>Character's Item Valu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Index of MA$() and MI$()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I1$</text:p>
          </table:table-cell>
          <table:table-cell table:style-name="ce79" office:value-type="string" calcext:value-type="string">
            <text:p>Inn Name 1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First word of Inn name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I2$</text:p>
          </table:table-cell>
          <table:table-cell table:style-name="ce79" office:value-type="string" calcext:value-type="string">
            <text:p>Inn Name 2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Second word of Inn name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I3$</text:p>
          </table:table-cell>
          <table:table-cell table:style-name="ce79" office:value-type="string" calcext:value-type="string">
            <text:p>Inn Name 3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Third word of Inn name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IB</text:p>
          </table:table-cell>
          <table:table-cell table:style-name="ce79" office:value-type="string" calcext:value-type="string">
            <text:p>In Buffer</text:p>
          </table:table-cell>
          <table:table-cell table:style-name="ce79" office:value-type="float" office:value="198" calcext:value-type="float">
            <text:p>198</text:p>
          </table:table-cell>
          <table:table-cell table:style-name="ce79" table:formula="of:=&quot;$&quot; &amp; DEC2HEX([.F81];2)" office:value-type="string" office:string-value="$C6" calcext:value-type="string">
            <text:p>$C6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Number of characters in keyboard buffer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IN</text:p>
          </table:table-cell>
          <table:table-cell table:style-name="ce79" office:value-type="string" calcext:value-type="string">
            <text:p>Character Menu Index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J</text:p>
          </table:table-cell>
          <table:table-cell table:style-name="ce79" office:value-type="string" calcext:value-type="string">
            <text:p>Temporary Variabl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JC</text:p>
          </table:table-cell>
          <table:table-cell table:style-name="ce79" office:value-type="string" calcext:value-type="string">
            <text:p>Jewel Alternating Color Index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K</text:p>
          </table:table-cell>
          <table:table-cell table:style-name="ce79" office:value-type="string" calcext:value-type="string">
            <text:p>Temporary Variabl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L</text:p>
          </table:table-cell>
          <table:table-cell table:style-name="ce81" office:value-type="string" calcext:value-type="string">
            <text:p>Level Multiplier for Trap Damage and Treasur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L%</text:p>
          </table:table-cell>
          <table:table-cell table:style-name="ce81" office:value-type="string" calcext:value-type="string">
            <text:p>Current Room Featur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Temporarily used during dungeon view generation as video matrix offset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L%()</text:p>
          </table:table-cell>
          <table:table-cell table:style-name="ce81" office:value-type="string" calcext:value-type="string">
            <text:p>Evaded Monster Tracking: Monster Level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LC()</text:p>
          </table:table-cell>
          <table:table-cell table:style-name="ce79" office:value-type="string" calcext:value-type="string">
            <text:p>Sprite Light Color Arra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LS</text:p>
          </table:table-cell>
          <table:table-cell table:style-name="ce79" office:value-type="string" calcext:value-type="string">
            <text:p>Location Statu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0 = haven't been here in last 100 locations; 1 = have been here in last 100 locations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LV</text:p>
          </table:table-cell>
          <table:table-cell table:style-name="ce79" office:value-type="string" calcext:value-type="string">
            <text:p>Character Level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</text:p>
          </table:table-cell>
          <table:table-cell table:style-name="ce81" office:value-type="string" calcext:value-type="string">
            <text:p>Current Monster Number</text:p>
          </table:table-cell>
          <table:table-cell table:number-columns-repeated="3" table:style-name="ce81" office:value-type="string" calcext:value-type="string">
            <text:p>-</text:p>
          </table:table-cell>
          <table:table-cell table:style-name="ce81" office:value-type="string" calcext:value-type="string">
            <text:p>Index of MO$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$</text:p>
          </table:table-cell>
          <table:table-cell table:style-name="ce81" office:value-type="string" calcext:value-type="string">
            <text:p>Current Monster/Inn/Color Name</text:p>
          </table:table-cell>
          <table:table-cell table:number-columns-repeated="3" table:style-name="ce81" office:value-type="string" calcext:value-type="string">
            <text:p>-</text:p>
          </table:table-cell>
          <table:table-cell table:style-name="ce81" office:value-type="string" calcext:value-type="string">
            <text:p>MO$(M)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%()</text:p>
          </table:table-cell>
          <table:table-cell table:style-name="ce81" office:value-type="string" calcext:value-type="string">
            <text:p>Evaded Monster Tracking: Monster Typ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1</text:p>
          </table:table-cell>
          <table:table-cell table:style-name="ce79" office:value-type="string" calcext:value-type="string">
            <text:p>Sprite Multicolor – 01</text:p>
          </table:table-cell>
          <table:table-cell table:style-name="ce79" table:formula="of:=[.F28]+37" office:value-type="float" office:value="53285" calcext:value-type="float">
            <text:p>53285</text:p>
          </table:table-cell>
          <table:table-cell table:style-name="ce79" table:formula="of:=&quot;$&quot; &amp; DEC2HEX([.F95];4)" office:value-type="string" office:string-value="$D025" calcext:value-type="string">
            <text:p>$D025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2</text:p>
          </table:table-cell>
          <table:table-cell table:style-name="ce79" office:value-type="string" calcext:value-type="string">
            <text:p>Sprite Multicolor – 11</text:p>
          </table:table-cell>
          <table:table-cell table:style-name="ce79" table:formula="of:=[.F28]+38" office:value-type="float" office:value="53286" calcext:value-type="float">
            <text:p>53286</text:p>
          </table:table-cell>
          <table:table-cell table:style-name="ce79" table:formula="of:=&quot;$&quot; &amp; DEC2HEX([.F96];4)" office:value-type="string" office:string-value="$D026" calcext:value-type="string">
            <text:p>$D026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A$()</text:p>
          </table:table-cell>
          <table:table-cell table:style-name="ce79" office:value-type="string" calcext:value-type="string">
            <text:p>Inventory – Abbreviation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B</text:p>
          </table:table-cell>
          <table:table-cell table:style-name="ce81" office:value-type="string" calcext:value-type="string">
            <text:p>Monster's Attack Bonu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Demon(whip)=3; Demon(sword)=4; Dragon=5; Others=0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C</text:p>
          </table:table-cell>
          <table:table-cell table:style-name="ce79" office:value-type="string" calcext:value-type="string">
            <text:p>Sprite Multicolor Register</text:p>
          </table:table-cell>
          <table:table-cell table:style-name="ce79" table:formula="of:=[.F28]+28" office:value-type="float" office:value="53276" calcext:value-type="float">
            <text:p>53276</text:p>
          </table:table-cell>
          <table:table-cell table:style-name="ce79" table:formula="of:=&quot;$&quot; &amp; DEC2HEX([.F99];4)" office:value-type="string" office:string-value="$D01C" calcext:value-type="string">
            <text:p>$D01C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H</text:p>
          </table:table-cell>
          <table:table-cell table:style-name="ce81" office:value-type="string" calcext:value-type="string">
            <text:p>Monster Hit Point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I$()</text:p>
          </table:table-cell>
          <table:table-cell table:style-name="ce79" office:value-type="string" calcext:value-type="string">
            <text:p>Inventory – Long Nam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ML</text:p>
          </table:table-cell>
          <table:table-cell table:style-name="ce81" office:value-type="string" calcext:value-type="string">
            <text:p>Monster Level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MM</text:p>
          </table:table-cell>
          <table:table-cell table:style-name="ce81" office:value-type="string" calcext:value-type="string">
            <text:p>Maximum Menu Length</text:p>
          </table:table-cell>
          <table:table-cell table:style-name="ce81" office:value-type="float" office:value="10" calcext:value-type="float">
            <text:p>10</text:p>
          </table:table-cell>
          <table:table-cell table:style-name="ce79" table:formula="of:=&quot;$&quot; &amp; DEC2HEX([.F103];2)" office:value-type="string" office:string-value="$0A" calcext:value-type="string">
            <text:p>$0A</text:p>
          </table:table-cell>
          <table:table-cell table:style-name="ce81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1">
          <table:table-cell/>
          <table:table-cell table:style-name="ce79" table:number-columns-repeated="2"/>
          <table:table-cell table:style-name="ce80" office:value-type="string" calcext:value-type="string">
            <text:p>MO$</text:p>
          </table:table-cell>
          <table:table-cell table:style-name="ce79" office:value-type="string" calcext:value-type="string">
            <text:p>Monster List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79" office:value-type="string" calcext:value-type="string">
            <text:p>Fixed width list of monster species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MT</text:p>
          </table:table-cell>
          <table:table-cell table:style-name="ce79" office:value-type="string" calcext:value-type="string">
            <text:p>Maximum Telengard Character Menu Index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N</text:p>
          </table:table-cell>
          <table:table-cell table:style-name="ce79" office:value-type="string" calcext:value-type="string">
            <text:p>Cou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NL</text:p>
          </table:table-cell>
          <table:table-cell table:style-name="ce81" office:value-type="string" calcext:value-type="string">
            <text:p>Maximum Name Length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Character Creation Routine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NM$</text:p>
          </table:table-cell>
          <table:table-cell table:style-name="ce79" office:value-type="string" calcext:value-type="string">
            <text:p>Character Nam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NP$</text:p>
          </table:table-cell>
          <table:table-cell table:style-name="ce81" office:value-type="string" calcext:value-type="string">
            <text:p>Printable Character Nam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Character Name with preceding “sv” removed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NT%()</text:p>
          </table:table-cell>
          <table:table-cell table:style-name="ce81" office:value-type="string" calcext:value-type="string">
            <text:p>Note Frequency Tabl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Holds decimal values for high and low bytes of frequency regsiters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NX</text:p>
          </table:table-cell>
          <table:table-cell table:style-name="ce79" office:value-type="string" calcext:value-type="string">
            <text:p>New X Coordinat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NY</text:p>
          </table:table-cell>
          <table:table-cell table:style-name="ce79" office:value-type="string" calcext:value-type="string">
            <text:p>New Y Coordinat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NZ</text:p>
          </table:table-cell>
          <table:table-cell table:style-name="ce79" office:value-type="string" calcext:value-type="string">
            <text:p>New Z Coordinat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P()</text:p>
          </table:table-cell>
          <table:table-cell table:style-name="ce81" office:value-type="string" calcext:value-type="string">
            <text:p>Room Features in Visual Rang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P(1,1) = Current Room (Forms 4x4 grid)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P1()</text:p>
          </table:table-cell>
          <table:table-cell table:style-name="ce81" office:value-type="string" calcext:value-type="string">
            <text:p>Prismatic Wall Color Arra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P2()</text:p>
          </table:table-cell>
          <table:table-cell table:style-name="ce81" office:value-type="string" calcext:value-type="string">
            <text:p>Prismatic Wall Color Arra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P3()</text:p>
          </table:table-cell>
          <table:table-cell table:style-name="ce81" office:value-type="string" calcext:value-type="string">
            <text:p>Prismatic Wall Color Arra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P12</text:p>
          </table:table-cell>
          <table:table-cell table:style-name="ce81" office:value-type="string" calcext:value-type="string">
            <text:p>Replacement for P(1,2)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P21</text:p>
          </table:table-cell>
          <table:table-cell table:style-name="ce81" office:value-type="string" calcext:value-type="string">
            <text:p>Replacement for P(2,1)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PA</text:p>
          </table:table-cell>
          <table:table-cell table:style-name="ce81" office:value-type="string" calcext:value-type="string">
            <text:p>Monster's Paralysis Abilit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Ghoul = 0.5; Vampire =0.3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PX</text:p>
          </table:table-cell>
          <table:table-cell table:style-name="ce79" office:value-type="string" calcext:value-type="string">
            <text:p>Pointer to CX for ML Re-Plot Routine</text:p>
          </table:table-cell>
          <table:table-cell table:style-name="ce79" office:value-type="float" office:value="709" calcext:value-type="float">
            <text:p>709</text:p>
          </table:table-cell>
          <table:table-cell table:style-name="ce79" table:formula="of:=&quot;$&quot; &amp; DEC2HEX([.F121];4)" office:value-type="string" office:string-value="$02C5" calcext:value-type="string">
            <text:p>$02C5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PY</text:p>
          </table:table-cell>
          <table:table-cell table:style-name="ce79" office:value-type="string" calcext:value-type="string">
            <text:p>Pointer to CY for ML Re-Plot Routine</text:p>
          </table:table-cell>
          <table:table-cell table:style-name="ce79" office:value-type="float" office:value="710" calcext:value-type="float">
            <text:p>710</text:p>
          </table:table-cell>
          <table:table-cell table:style-name="ce79" table:formula="of:=&quot;$&quot; &amp; DEC2HEX([.F122];4)" office:value-type="string" office:string-value="$02C6" calcext:value-type="string">
            <text:p>$02C6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PZ</text:p>
          </table:table-cell>
          <table:table-cell table:style-name="ce79" office:value-type="string" calcext:value-type="string">
            <text:p>Pointer to Z for ML Re-Plot Routine</text:p>
          </table:table-cell>
          <table:table-cell table:style-name="ce79" office:value-type="float" office:value="713" calcext:value-type="float">
            <text:p>713</text:p>
          </table:table-cell>
          <table:table-cell table:style-name="ce79" table:formula="of:=&quot;$&quot; &amp; DEC2HEX([.F123];4)" office:value-type="string" office:string-value="$02C9" calcext:value-type="string">
            <text:p>$02C9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PW()</text:p>
          </table:table-cell>
          <table:table-cell table:style-name="ce79" office:value-type="string" calcext:value-type="string">
            <text:p>Bit Value Arra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Two to Power of Bit Position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Q</text:p>
          </table:table-cell>
          <table:table-cell table:style-name="ce79" office:value-type="string" calcext:value-type="string">
            <text:p>Temporary Variable/Cou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Q$</text:p>
          </table:table-cell>
          <table:table-cell table:style-name="ce81" office:value-type="string" calcext:value-type="string">
            <text:p>Double Quotes Character</text:p>
          </table:table-cell>
          <table:table-cell table:style-name="ce81" office:value-type="string" calcext:value-type="string">
            <text:p>CHR$(34)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Q1</text:p>
          </table:table-cell>
          <table:table-cell table:style-name="ce79" office:value-type="string" calcext:value-type="string">
            <text:p>Cou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Q2</text:p>
          </table:table-cell>
          <table:table-cell table:style-name="ce79" office:value-type="string" calcext:value-type="string">
            <text:p>Cou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QI</text:p>
          </table:table-cell>
          <table:table-cell table:style-name="ce79" office:value-type="string" calcext:value-type="string">
            <text:p>Cou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QQ</text:p>
          </table:table-cell>
          <table:table-cell table:style-name="ce79" office:value-type="string" calcext:value-type="string">
            <text:p>Cou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R</text:p>
          </table:table-cell>
          <table:table-cell table:style-name="ce79" office:value-type="string" calcext:value-type="string">
            <text:p>61176/64814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R$</text:p>
          </table:table-cell>
          <table:table-cell table:style-name="ce81" office:value-type="string" calcext:value-type="string">
            <text:p>Return Character</text:p>
          </table:table-cell>
          <table:table-cell table:style-name="ce81" office:value-type="string" calcext:value-type="string">
            <text:p>CHR$(13)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RA</text:p>
          </table:table-cell>
          <table:table-cell table:style-name="ce79" office:value-type="string" calcext:value-type="string">
            <text:p>Remove Altar Character Graphics Routine</text:p>
          </table:table-cell>
          <table:table-cell table:style-name="ce79" office:value-type="float" office:value="39124" calcext:value-type="float">
            <text:p>39124</text:p>
          </table:table-cell>
          <table:table-cell table:style-name="ce79" table:formula="of:=&quot;$&quot; &amp; DEC2HEX([.F133];4)" office:value-type="string" office:string-value="$98D4" calcext:value-type="string">
            <text:p>$98D4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RL</text:p>
          </table:table-cell>
          <table:table-cell table:style-name="ce79" office:value-type="string" calcext:value-type="string">
            <text:p>Render Light Spell Routin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RP</text:p>
          </table:table-cell>
          <table:table-cell table:style-name="ce79" office:value-type="string" calcext:value-type="string">
            <text:p>Re-Plot Routin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</text:p>
          </table:table-cell>
          <table:table-cell table:style-name="ce81" office:value-type="string" calcext:value-type="string">
            <text:p>Spell Index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During Casting = index spell within spell level; After Casting = index of spell within SP$()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SA</text:p>
          </table:table-cell>
          <table:table-cell table:style-name="ce79" office:value-type="string" calcext:value-type="string">
            <text:p>Show Altar Character Graphics Routin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$</text:p>
          </table:table-cell>
          <table:table-cell table:style-name="ce79" office:value-type="string" calcext:value-type="string">
            <text:p>Attribute Abbreviation List</text:p>
          </table:table-cell>
          <table:table-cell table:style-name="ce79" table:number-columns-repeated="2"/>
          <table:table-cell table:style-name="ce85" office:value-type="string" calcext:value-type="string">
            <text:p>"strintwiscondexchr"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()</text:p>
          </table:table-cell>
          <table:table-cell table:style-name="ce81" office:value-type="string" calcext:value-type="string">
            <text:p>Character Stat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S1</text:p>
          </table:table-cell>
          <table:table-cell table:style-name="ce81" office:value-type="string" calcext:value-type="string">
            <text:p>Sprite 1 Index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/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S2</text:p>
          </table:table-cell>
          <table:table-cell table:style-name="ce81" office:value-type="string" calcext:value-type="string">
            <text:p>Sprite 1 Slot Assignment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81" office:value-type="string" calcext:value-type="string">
            <text:p>4=DragonFire; 3=Inn; 2=Treasure/Stairway; 1(Non-Combat)=Elevator/Altar/Fountain/Throne;1(Combat)=Empty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C</text:p>
          </table:table-cell>
          <table:table-cell table:style-name="ce79" office:value-type="string" calcext:value-type="string">
            <text:p>Beginning of Screen RAM</text:p>
          </table:table-cell>
          <table:table-cell table:style-name="ce79" office:value-type="float" office:value="52224" calcext:value-type="float">
            <text:p>52224</text:p>
          </table:table-cell>
          <table:table-cell table:style-name="ce79" table:formula="of:=&quot;$&quot; &amp; DEC2HEX([.F142];4)" office:value-type="string" office:string-value="$CC00" calcext:value-type="string">
            <text:p>$CC00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Formerly top of BASIC ROM (or Video Matrix – 1)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E</text:p>
          </table:table-cell>
          <table:table-cell table:style-name="ce79" office:value-type="string" calcext:value-type="string">
            <text:p>Sprite Enable Registers</text:p>
          </table:table-cell>
          <table:table-cell table:style-name="ce79" table:formula="of:=[.F28]+21" office:value-type="float" office:value="53269" calcext:value-type="float">
            <text:p>53269</text:p>
          </table:table-cell>
          <table:table-cell table:style-name="ce79" table:formula="of:=&quot;$&quot; &amp; DEC2HEX([.F143];4)" office:value-type="string" office:string-value="$D015" calcext:value-type="string">
            <text:p>$D015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SF$</text:p>
          </table:table-cell>
          <table:table-cell table:style-name="ce79" office:value-type="string" calcext:value-type="string">
            <text:p>Sequential Fil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F()</text:p>
          </table:table-cell>
          <table:table-cell table:style-name="ce81" office:value-type="string" calcext:value-type="string">
            <text:p>Spell Effect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SG</text:p>
          </table:table-cell>
          <table:table-cell table:style-name="ce81" office:value-type="string" calcext:value-type="string">
            <text:p>Sprite Group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Thr group number an object belongs to for the sprite handler.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L</text:p>
          </table:table-cell>
          <table:table-cell table:style-name="ce79" office:value-type="string" calcext:value-type="string">
            <text:p>Sprite Pointers</text:p>
          </table:table-cell>
          <table:table-cell table:style-name="ce79" office:value-type="float" office:value="50168" calcext:value-type="float">
            <text:p>50168</text:p>
          </table:table-cell>
          <table:table-cell table:style-name="ce79" table:formula="of:=&quot;$&quot; &amp; DEC2HEX([.F147];4)" office:value-type="string" office:string-value="$C3F8" calcext:value-type="string">
            <text:p>$C3F8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8 bytes before B2</text:p>
          </table:table-cell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SO</text:p>
          </table:table-cell>
          <table:table-cell table:style-name="ce79" office:value-type="string" calcext:value-type="string">
            <text:p>Sprite Offset</text:p>
          </table:table-cell>
          <table:table-cell table:style-name="ce79" office:value-type="float" office:value="64" calcext:value-type="float">
            <text:p>64</text:p>
          </table:table-cell>
          <table:table-cell table:style-name="ce79" table:formula="of:=&quot;$&quot; &amp; DEC2HEX([.F148];2)" office:value-type="string" office:string-value="$40" calcext:value-type="string">
            <text:p>$4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P</text:p>
          </table:table-cell>
          <table:table-cell table:style-name="ce79" office:value-type="string" calcext:value-type="string">
            <text:p>Current Cursor Physical Line Number</text:p>
          </table:table-cell>
          <table:table-cell table:style-name="ce79" office:value-type="float" office:value="214" calcext:value-type="float">
            <text:p>214</text:p>
          </table:table-cell>
          <table:table-cell table:style-name="ce79" table:formula="of:=&quot;$&quot; &amp; DEC2HEX([.F149];2)" office:value-type="string" office:string-value="$D6" calcext:value-type="string">
            <text:p>$D6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P$()</text:p>
          </table:table-cell>
          <table:table-cell table:style-name="ce79" office:value-type="string" calcext:value-type="string">
            <text:p>Spell List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SS</text:p>
          </table:table-cell>
          <table:table-cell table:style-name="ce81" office:value-type="string" calcext:value-type="string">
            <text:p>Unused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ST</text:p>
          </table:table-cell>
          <table:table-cell table:style-name="ce81" office:value-type="string" calcext:value-type="string">
            <text:p>Status</text:p>
          </table:table-cell>
          <table:table-cell table:number-columns-repeated="3" table:style-name="ce81" office:value-type="string" calcext:value-type="string">
            <text:p>-</text:p>
          </table:table-cell>
          <table:table-cell table:style-name="ce81" office:value-type="string" calcext:value-type="string">
            <text:p>BASIC/Character Menu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U</text:p>
          </table:table-cell>
          <table:table-cell table:style-name="ce79" office:value-type="string" calcext:value-type="string">
            <text:p>Max Character Spell Units</text:p>
          </table:table-cell>
          <table:table-cell table:style-name="ce79" table:number-columns-repeated="4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SY</text:p>
          </table:table-cell>
          <table:table-cell table:style-name="ce81" office:value-type="string" calcext:value-type="string">
            <text:p>Re-plot Flag</text:p>
          </table:table-cell>
          <table:table-cell table:number-columns-repeated="3" table:style-name="ce81" office:value-type="string" calcext:value-type="string">
            <text:p>-</text:p>
          </table:table-cell>
          <table:table-cell table:style-name="ce81" office:value-type="string" calcext:value-type="string">
            <text:p>1=Re-plot; 0=No Re-plot</text:p>
          </table:table-cell>
          <table:table-cell table:number-columns-repeated="1015"/>
        </table:table-row>
        <table:table-row table:style-name="ro2">
          <table:table-cell/>
          <table:table-cell table:style-name="ce79"/>
          <table:table-cell table:style-name="ce79" office:value-type="string" calcext:value-type="string">
            <text:p>*</text:p>
          </table:table-cell>
          <table:table-cell table:style-name="ce80" office:value-type="string" calcext:value-type="string">
            <text:p>SZ</text:p>
          </table:table-cell>
          <table:table-cell table:style-name="ce81" office:value-type="string" calcext:value-type="string">
            <text:p>Typo</text:p>
          </table:table-cell>
          <table:table-cell table:number-columns-repeated="3" table:style-name="ce81" office:value-type="string" calcext:value-type="string">
            <text:p>-</text:p>
          </table:table-cell>
          <table:table-cell table:style-name="ce81" office:value-type="string" calcext:value-type="string">
            <text:p>Never set to a value. <text:s/>Should have been FZ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T</text:p>
          </table:table-cell>
          <table:table-cell table:style-name="ce81" office:value-type="string" calcext:value-type="string">
            <text:p>Detect Traps Flag and Index for SF()</text:p>
          </table:table-cell>
          <table:table-cell table:number-columns-repeated="3" table:style-name="ce81" office:value-type="string" calcext:value-type="string">
            <text:p>-</text:p>
          </table:table-cell>
          <table:table-cell table:style-name="ce81" office:value-type="string" calcext:value-type="string">
            <text:p>1=Trap; 0=No Traps; 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T$</text:p>
          </table:table-cell>
          <table:table-cell table:style-name="ce79" office:value-type="string" calcext:value-type="string">
            <text:p>Treasure List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83" office:value-type="string" calcext:value-type="string">
            <text:p>"refusesilvergold <text:s/>gems <text:s/>jewels"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TC</text:p>
          </table:table-cell>
          <table:table-cell table:style-name="ce79" office:value-type="string" calcext:value-type="string">
            <text:p>Telengard Character Counter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TC$()</text:p>
          </table:table-cell>
          <table:table-cell table:style-name="ce79" office:value-type="string" calcext:value-type="string">
            <text:p>Telengard Character Array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TE</text:p>
          </table:table-cell>
          <table:table-cell table:style-name="ce81" office:value-type="string" calcext:value-type="string">
            <text:p>Bit 7 Value</text:p>
          </table:table-cell>
          <table:table-cell table:style-name="ce79" office:value-type="float" office:value="128" calcext:value-type="float">
            <text:p>128</text:p>
          </table:table-cell>
          <table:table-cell table:style-name="ce79" table:formula="of:=&quot;$&quot; &amp; DEC2HEX([.F160];2)" office:value-type="string" office:string-value="$80" calcext:value-type="string">
            <text:p>$8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TF</text:p>
          </table:table-cell>
          <table:table-cell table:style-name="ce81" office:value-type="string" calcext:value-type="string">
            <text:p>8bit Boundary Constant</text:p>
          </table:table-cell>
          <table:table-cell table:style-name="ce79" office:value-type="float" office:value="256" calcext:value-type="float">
            <text:p>256</text:p>
          </table:table-cell>
          <table:table-cell table:style-name="ce79" table:formula="of:=&quot;$&quot; &amp; DEC2HEX([.F161];4)" office:value-type="string" office:string-value="$0100" calcext:value-type="string">
            <text:p>$010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TG</text:p>
          </table:table-cell>
          <table:table-cell table:style-name="ce79" office:value-type="string" calcext:value-type="string">
            <text:p>Character Gold in Bank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TH</text:p>
          </table:table-cell>
          <table:table-cell table:style-name="ce81" office:value-type="string" calcext:value-type="string">
            <text:p>Mask</text:p>
          </table:table-cell>
          <table:table-cell table:style-name="ce79" office:value-type="float" office:value="255" calcext:value-type="float">
            <text:p>255</text:p>
          </table:table-cell>
          <table:table-cell table:style-name="ce79" table:formula="of:=&quot;$&quot; &amp; DEC2HEX([.F163];2)" office:value-type="string" office:string-value="$FF" calcext:value-type="string">
            <text:p>$FF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TI</text:p>
          </table:table-cell>
          <table:table-cell table:style-name="ce81" office:value-type="string" calcext:value-type="string">
            <text:p>Jiffy Clock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BASIC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TI$</text:p>
          </table:table-cell>
          <table:table-cell table:style-name="ce79" office:value-type="string" calcext:value-type="string">
            <text:p>TOD Clock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BASIC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TJ</text:p>
          </table:table-cell>
          <table:table-cell table:style-name="ce79" office:value-type="string" calcext:value-type="string">
            <text:p>Treasure Temporary Variabl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TL</text:p>
          </table:table-cell>
          <table:table-cell table:style-name="ce79" office:value-type="string" calcext:value-type="string">
            <text:p>Track Location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TN$</text:p>
          </table:table-cell>
          <table:table-cell table:style-name="ce79" office:value-type="string" calcext:value-type="string">
            <text:p>Telengard Character Name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TP</text:p>
          </table:table-cell>
          <table:table-cell table:style-name="ce79" office:value-type="string" calcext:value-type="string">
            <text:p>Character Menu Index Offset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TV</text:p>
          </table:table-cell>
          <table:table-cell table:style-name="ce79" office:value-type="string" calcext:value-type="string">
            <text:p>Telengard Character Version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U</text:p>
          </table:table-cell>
          <table:table-cell table:style-name="ce81" office:value-type="string" calcext:value-type="string">
            <text:p>Time Factor for Spell Duration</text:p>
          </table:table-cell>
          <table:table-cell table:style-name="ce81" table:number-columns-repeated="3"/>
          <table:table-cell table:style-name="ce81" office:value-type="string" calcext:value-type="string">
            <text:p>Duration = 1dU+5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UN</text:p>
          </table:table-cell>
          <table:table-cell table:style-name="ce79" office:value-type="string" calcext:value-type="string">
            <text:p>Monster Undead Flag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1=undead, 0=living</text:p>
          </table:table-cell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VB</text:p>
          </table:table-cell>
          <table:table-cell table:style-name="ce79" office:value-type="string" calcext:value-type="string">
            <text:p>Very Bottom of Dungeon</text:p>
          </table:table-cell>
          <table:table-cell table:style-name="ce79" office:value-type="float" office:value="250" calcext:value-type="float">
            <text:p>250</text:p>
          </table:table-cell>
          <table:table-cell table:style-name="ce79" table:formula="of:=&quot;$&quot; &amp; DEC2HEX([.F173];2)" office:value-type="string" office:string-value="$FA" calcext:value-type="string">
            <text:p>$FA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Game Initialization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VS</text:p>
          </table:table-cell>
          <table:table-cell table:style-name="ce79" office:value-type="string" calcext:value-type="string">
            <text:p>Character Version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W</text:p>
          </table:table-cell>
          <table:table-cell table:style-name="ce82" table:number-columns-repeated="5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W$</text:p>
          </table:table-cell>
          <table:table-cell table:style-name="ce79" office:value-type="string" calcext:value-type="string">
            <text:p>Temporary File Input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W0</text:p>
          </table:table-cell>
          <table:table-cell table:style-name="ce79" office:value-type="string" calcext:value-type="string">
            <text:p>Maze Constant</text:p>
          </table:table-cell>
          <table:table-cell table:style-name="ce79" office:value-type="float" office:value="4694" calcext:value-type="float">
            <text:p>4694</text:p>
          </table:table-cell>
          <table:table-cell table:style-name="ce79" table:formula="of:=&quot;$&quot; &amp; DEC2HEX([.F177];4)" office:value-type="string" office:string-value="$1256" calcext:value-type="string">
            <text:p>$1256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WW</text:p>
          </table:table-cell>
          <table:table-cell table:style-name="ce79" office:value-type="string" calcext:value-type="string">
            <text:p>Pointer to Beginning of Custom Characters</text:p>
          </table:table-cell>
          <table:table-cell table:style-name="ce79" office:value-type="float" office:value="52488" calcext:value-type="float">
            <text:p>52488</text:p>
          </table:table-cell>
          <table:table-cell table:style-name="ce79" table:formula="of:=&quot;$&quot; &amp; DEC2HEX([.F178];4)" office:value-type="string" office:string-value="$CD08" calcext:value-type="string">
            <text:p>$CD08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X</text:p>
          </table:table-cell>
          <table:table-cell table:style-name="ce79" office:value-type="string" calcext:value-type="string">
            <text:p>Temporary X Coordinat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>
            <text:p>R</text:p>
          </table:table-cell>
          <table:table-cell table:style-name="ce79"/>
          <table:table-cell table:style-name="ce80" office:value-type="string" calcext:value-type="string">
            <text:p>X$</text:p>
          </table:table-cell>
          <table:table-cell table:style-name="ce79" office:value-type="string" calcext:value-type="string">
            <text:p>Temporary File Input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 office:value-type="string" calcext:value-type="string">
            <text:p>Character Menu</text:p>
          </table:table-cell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XE</text:p>
          </table:table-cell>
          <table:table-cell table:style-name="ce79" office:value-type="string" calcext:value-type="string">
            <text:p>Sprite Horizontal Expansion</text:p>
          </table:table-cell>
          <table:table-cell table:style-name="ce79" table:formula="of:=[.F28]+29" office:value-type="float" office:value="53277" calcext:value-type="float">
            <text:p>53277</text:p>
          </table:table-cell>
          <table:table-cell table:style-name="ce79" table:formula="of:=&quot;$&quot; &amp; DEC2HEX([.F181];4)" office:value-type="string" office:string-value="$D01D" calcext:value-type="string">
            <text:p>$D01D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XO</text:p>
          </table:table-cell>
          <table:table-cell table:style-name="ce79" office:value-type="string" calcext:value-type="string">
            <text:p>Maze Constant</text:p>
          </table:table-cell>
          <table:table-cell table:style-name="ce79" office:value-type="float" office:value="1.6915" calcext:value-type="float">
            <text:p>1.6915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XX</text:p>
          </table:table-cell>
          <table:table-cell table:style-name="ce79" office:value-type="string" calcext:value-type="string">
            <text:p>MSB for Sprite X positions</text:p>
          </table:table-cell>
          <table:table-cell table:style-name="ce79" table:formula="of:=[.F28]+16" office:value-type="float" office:value="53264" calcext:value-type="float">
            <text:p>53264</text:p>
          </table:table-cell>
          <table:table-cell table:style-name="ce79" table:formula="of:=&quot;$&quot; &amp; DEC2HEX([.F183];4)" office:value-type="string" office:string-value="$D010" calcext:value-type="string">
            <text:p>$D010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Y</text:p>
          </table:table-cell>
          <table:table-cell table:style-name="ce79" office:value-type="string" calcext:value-type="string">
            <text:p>Temporary Y Coordinat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YE</text:p>
          </table:table-cell>
          <table:table-cell table:style-name="ce79" office:value-type="string" calcext:value-type="string">
            <text:p>Sprite Vertical Expansion</text:p>
          </table:table-cell>
          <table:table-cell table:style-name="ce79" table:formula="of:=[.F28]+23" office:value-type="float" office:value="53271" calcext:value-type="float">
            <text:p>53271</text:p>
          </table:table-cell>
          <table:table-cell table:style-name="ce79" table:formula="of:=&quot;$&quot; &amp; DEC2HEX([.F185];4)" office:value-type="string" office:string-value="$D017" calcext:value-type="string">
            <text:p>$D017</text:p>
          </table:table-cell>
          <table:table-cell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YO</text:p>
          </table:table-cell>
          <table:table-cell table:style-name="ce79" office:value-type="string" calcext:value-type="string">
            <text:p>Maze Constant</text:p>
          </table:table-cell>
          <table:table-cell table:style-name="ce79" office:value-type="float" office:value="1.4278" calcext:value-type="float">
            <text:p>1.4278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Z</text:p>
          </table:table-cell>
          <table:table-cell table:style-name="ce79" office:value-type="string" calcext:value-type="string">
            <text:p>Temporary Z Coordinat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Z$()</text:p>
          </table:table-cell>
          <table:table-cell table:style-name="ce79" office:value-type="string" calcext:value-type="string">
            <text:p>Inn Names</text:p>
          </table:table-cell>
          <table:table-cell table:number-columns-repeated="3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2">
          <table:table-cell/>
          <table:table-cell table:style-name="ce79" table:number-columns-repeated="2"/>
          <table:table-cell table:style-name="ce80" office:value-type="string" calcext:value-type="string">
            <text:p>ZO</text:p>
          </table:table-cell>
          <table:table-cell table:style-name="ce79" office:value-type="string" calcext:value-type="string">
            <text:p>Maze Constant</text:p>
          </table:table-cell>
          <table:table-cell table:style-name="ce79" office:value-type="float" office:value="1.2462" calcext:value-type="float">
            <text:p>1.2462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79"/>
          <table:table-cell table:number-columns-repeated="1015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C Arrays" table:style-name="ta1">
        <table:table-column table:style-name="co1" table:default-cell-style-name="ce77"/>
        <table:table-column table:style-name="co7" table:default-cell-style-name="ce77"/>
        <table:table-column table:style-name="co27" table:default-cell-style-name="ce77"/>
        <table:table-column table:style-name="co7" table:number-columns-repeated="2" table:default-cell-style-name="ce77"/>
        <table:table-column table:style-name="co28" table:default-cell-style-name="ce77"/>
        <table:table-column table:style-name="co7" table:default-cell-style-name="ce77"/>
        <table:table-column table:style-name="co29" table:number-columns-repeated="2" table:default-cell-style-name="ce77"/>
        <table:table-column table:style-name="co7" table:number-columns-repeated="1001" table:default-cell-style-name="ce77"/>
        <table:table-column table:style-name="co7" table:number-columns-repeated="2" table:default-cell-style-name="ce88"/>
        <table:table-column table:style-name="co7" table:number-columns-repeated="9" table:default-cell-style-name="ce86"/>
        <table:table-column table:style-name="co7" table:number-columns-repeated="3" table:default-cell-style-name="ce89"/>
        <table:table-row table:style-name="ro1">
          <table:table-cell/>
          <table:table-cell table:style-name="ce87" table:number-columns-repeated="2"/>
          <table:table-cell table:number-columns-repeated="1021"/>
        </table:table-row>
        <table:table-row table:style-name="ro1">
          <table:table-cell/>
          <table:table-cell table:style-name="ce78" office:value-type="string" calcext:value-type="string" table:number-columns-spanned="2" table:number-rows-spanned="1">
            <text:p>MA$() - Inventory Abbreviations</text:p>
          </table:table-cell>
          <table:covered-table-cell table:style-name="ce87"/>
          <table:table-cell/>
          <table:table-cell table:style-name="ce78" office:value-type="string" calcext:value-type="string" table:number-columns-spanned="2" table:number-rows-spanned="1">
            <text:p>SP() - Spell List</text:p>
          </table:table-cell>
          <table:covered-table-cell/>
          <table:table-cell/>
          <table:table-cell table:style-name="ce78" office:value-type="string" calcext:value-type="string" table:number-columns-spanned="2" table:number-rows-spanned="1">
            <text:p>CL() - Color Array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word</text:p>
          </table:table-cell>
          <table:table-cell/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Magic Misile</text:p>
          </table:table-cell>
          <table:table-cell/>
          <table:table-cell table:number-columns-repeated="2" table:style-name="ce7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3]+1" office:value-type="float" office:value="2" calcext:value-type="float">
            <text:p>2</text:p>
          </table:table-cell>
          <table:table-cell table:style-name="ce79" office:value-type="string" calcext:value-type="string">
            <text:p>Armor</text:p>
          </table:table-cell>
          <table:table-cell/>
          <table:table-cell table:style-name="ce79" table:formula="of:=[.E3]+1" office:value-type="float" office:value="2" calcext:value-type="float">
            <text:p>2</text:p>
          </table:table-cell>
          <table:table-cell table:style-name="ce79" office:value-type="string" calcext:value-type="string">
            <text:p>Sleep</text:p>
          </table:table-cell>
          <table:table-cell/>
          <table:table-cell table:style-name="ce79" table:formula="of:=[.H3]+1" office:value-type="float" office:value="2" calcext:value-type="float">
            <text:p>2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4]+1" office:value-type="float" office:value="3" calcext:value-type="float">
            <text:p>3</text:p>
          </table:table-cell>
          <table:table-cell table:style-name="ce79" office:value-type="string" calcext:value-type="string">
            <text:p>Shield</text:p>
          </table:table-cell>
          <table:table-cell/>
          <table:table-cell table:style-name="ce79" table:formula="of:=[.E4]+1" office:value-type="float" office:value="3" calcext:value-type="float">
            <text:p>3</text:p>
          </table:table-cell>
          <table:table-cell table:style-name="ce79" office:value-type="string" calcext:value-type="string">
            <text:p>Cure Light Wounds</text:p>
          </table:table-cell>
          <table:table-cell/>
          <table:table-cell table:style-name="ce79" table:formula="of:=[.H4]+1" office:value-type="float" office:value="3" calcext:value-type="float">
            <text:p>3</text:p>
          </table:table-cell>
          <table:table-cell table:style-name="ce79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5]+1" office:value-type="float" office:value="4" calcext:value-type="float">
            <text:p>4</text:p>
          </table:table-cell>
          <table:table-cell table:style-name="ce79" office:value-type="string" calcext:value-type="string">
            <text:p>Elvn Clk</text:p>
          </table:table-cell>
          <table:table-cell/>
          <table:table-cell table:style-name="ce79" table:formula="of:=[.E5]+1" office:value-type="float" office:value="4" calcext:value-type="float">
            <text:p>4</text:p>
          </table:table-cell>
          <table:table-cell table:style-name="ce79" office:value-type="string" calcext:value-type="string">
            <text:p>Light</text:p>
          </table:table-cell>
          <table:table-cell/>
          <table:table-cell table:style-name="ce79" table:formula="of:=[.H5]+1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6]+1" office:value-type="float" office:value="5" calcext:value-type="float">
            <text:p>5</text:p>
          </table:table-cell>
          <table:table-cell table:style-name="ce79" office:value-type="string" calcext:value-type="string">
            <text:p>Elvn Bts</text:p>
          </table:table-cell>
          <table:table-cell/>
          <table:table-cell table:style-name="ce79" table:formula="of:=[.E6]+1" office:value-type="float" office:value="5" calcext:value-type="float">
            <text:p>5</text:p>
          </table:table-cell>
          <table:table-cell table:style-name="ce79" office:value-type="string" calcext:value-type="string">
            <text:p>Turn Undead</text:p>
          </table:table-cell>
          <table:table-cell/>
          <table:table-cell table:style-name="ce79" table:formula="of:=[.H6]+1" office:value-type="float" office:value="5" calcext:value-type="float">
            <text:p>5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7]+1" office:value-type="float" office:value="6" calcext:value-type="float">
            <text:p>6</text:p>
          </table:table-cell>
          <table:table-cell table:style-name="ce79" office:value-type="string" calcext:value-type="string">
            <text:p>Ring Reg</text:p>
          </table:table-cell>
          <table:table-cell/>
          <table:table-cell table:style-name="ce79" table:formula="of:=[.E7]+1" office:value-type="float" office:value="6" calcext:value-type="float">
            <text:p>6</text:p>
          </table:table-cell>
          <table:table-cell table:style-name="ce79" office:value-type="string" calcext:value-type="string">
            <text:p>Prot/Evil</text:p>
          </table:table-cell>
          <table:table-cell table:number-columns-repeated="1018"/>
        </table:table-row>
        <table:table-row table:style-name="ro1">
          <table:table-cell/>
          <table:table-cell table:style-name="ce79" table:formula="of:=[.B8]+1" office:value-type="float" office:value="7" calcext:value-type="float">
            <text:p>7</text:p>
          </table:table-cell>
          <table:table-cell table:style-name="ce79" office:value-type="string" calcext:value-type="string">
            <text:p>Ring Prot</text:p>
          </table:table-cell>
          <table:table-cell/>
          <table:table-cell table:style-name="ce79" table:formula="of:=[.E8]+1" office:value-type="float" office:value="7" calcext:value-type="float">
            <text:p>7</text:p>
          </table:table-cell>
          <table:table-cell table:style-name="ce79" office:value-type="string" calcext:value-type="string">
            <text:p>Web</text:p>
          </table:table-cell>
          <table:table-cell/>
          <table:table-cell table:style-name="ce78" office:value-type="string" calcext:value-type="string" table:number-columns-spanned="2" table:number-rows-spanned="1">
            <text:p>LC() - Light Color Array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79" table:formula="of:=[.B9]+1" office:value-type="float" office:value="8" calcext:value-type="float">
            <text:p>8</text:p>
          </table:table-cell>
          <table:table-cell table:style-name="ce79" office:value-type="string" calcext:value-type="string">
            <text:p>Scrl Resc</text:p>
          </table:table-cell>
          <table:table-cell/>
          <table:table-cell table:style-name="ce79" table:formula="of:=[.E9]+1" office:value-type="float" office:value="8" calcext:value-type="float">
            <text:p>8</text:p>
          </table:table-cell>
          <table:table-cell table:style-name="ce79" office:value-type="string" calcext:value-type="string">
            <text:p>Levitate</text:p>
          </table:table-cell>
          <table:table-cell/>
          <table:table-cell table:style-name="ce79" office:value-type="float" office:value="1" calcext:value-type="float">
            <text:p>1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10]+1" office:value-type="float" office:value="9" calcext:value-type="float">
            <text:p>9</text:p>
          </table:table-cell>
          <table:table-cell table:style-name="ce79" office:value-type="string" calcext:value-type="string">
            <text:p>Pot Heal</text:p>
          </table:table-cell>
          <table:table-cell/>
          <table:table-cell table:style-name="ce79" table:formula="of:=[.E10]+1" office:value-type="float" office:value="9" calcext:value-type="float">
            <text:p>9</text:p>
          </table:table-cell>
          <table:table-cell table:style-name="ce79" office:value-type="string" calcext:value-type="string">
            <text:p>Cause Light Wnds</text:p>
          </table:table-cell>
          <table:table-cell/>
          <table:table-cell table:style-name="ce79" table:formula="of:=[.H10]+1" office:value-type="float" office:value="2" calcext:value-type="float">
            <text:p>2</text:p>
          </table:table-cell>
          <table:table-cell table:style-name="ce79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11]+1" office:value-type="float" office:value="10" calcext:value-type="float">
            <text:p>10</text:p>
          </table:table-cell>
          <table:table-cell table:style-name="ce79" office:value-type="string" calcext:value-type="string">
            <text:p>Pot Strg</text:p>
          </table:table-cell>
          <table:table-cell/>
          <table:table-cell table:style-name="ce79" table:formula="of:=[.E11]+1" office:value-type="float" office:value="10" calcext:value-type="float">
            <text:p>10</text:p>
          </table:table-cell>
          <table:table-cell table:style-name="ce79" office:value-type="string" calcext:value-type="string">
            <text:p>Detect Traps</text:p>
          </table:table-cell>
          <table:table-cell/>
          <table:table-cell table:style-name="ce79" table:formula="of:=[.H11]+1" office:value-type="float" office:value="3" calcext:value-type="float">
            <text:p>3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ce87" table:number-columns-repeated="2"/>
          <table:table-cell/>
          <table:table-cell table:style-name="ce79" table:formula="of:=[.E12]+1" office:value-type="float" office:value="11" calcext:value-type="float">
            <text:p>11</text:p>
          </table:table-cell>
          <table:table-cell table:style-name="ce79" office:value-type="string" calcext:value-type="string">
            <text:p>Charm</text:p>
          </table:table-cell>
          <table:table-cell/>
          <table:table-cell table:style-name="ce79" table:formula="of:=[.H12]+1" office:value-type="float" office:value="4" calcext:value-type="float">
            <text:p>4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78" office:value-type="string" calcext:value-type="string" table:number-columns-spanned="2" table:number-rows-spanned="1">
            <text:p>MI$() - Inventory</text:p>
          </table:table-cell>
          <table:covered-table-cell table:style-name="ce87"/>
          <table:table-cell/>
          <table:table-cell table:style-name="ce79" table:formula="of:=[.E13]+1" office:value-type="float" office:value="12" calcext:value-type="float">
            <text:p>12</text:p>
          </table:table-cell>
          <table:table-cell table:style-name="ce79" office:value-type="string" calcext:value-type="string">
            <text:p>Strength</text:p>
          </table:table-cell>
          <table:table-cell/>
          <table:table-cell table:style-name="ce79" table:formula="of:=[.H13]+1" office:value-type="float" office:value="5" calcext:value-type="float">
            <text:p>5</text:p>
          </table:table-cell>
          <table:table-cell table:style-name="ce79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word</text:p>
          </table:table-cell>
          <table:table-cell/>
          <table:table-cell table:style-name="ce79" table:formula="of:=[.E14]+1" office:value-type="float" office:value="13" calcext:value-type="float">
            <text:p>13</text:p>
          </table:table-cell>
          <table:table-cell table:style-name="ce79" office:value-type="string" calcext:value-type="string">
            <text:p>Lightning Bolt</text:p>
          </table:table-cell>
          <table:table-cell table:number-columns-repeated="1018"/>
        </table:table-row>
        <table:table-row table:style-name="ro1">
          <table:table-cell/>
          <table:table-cell table:style-name="ce79" table:formula="of:=[.B15]+1" office:value-type="float" office:value="2" calcext:value-type="float">
            <text:p>2</text:p>
          </table:table-cell>
          <table:table-cell table:style-name="ce79" office:value-type="string" calcext:value-type="string">
            <text:p>Armor</text:p>
          </table:table-cell>
          <table:table-cell/>
          <table:table-cell table:style-name="ce79" table:formula="of:=[.E15]+1" office:value-type="float" office:value="14" calcext:value-type="float">
            <text:p>14</text:p>
          </table:table-cell>
          <table:table-cell table:style-name="ce79" office:value-type="string" calcext:value-type="string">
            <text:p>Cure Serious Wnds</text:p>
          </table:table-cell>
          <table:table-cell/>
          <table:table-cell table:style-name="ce78" office:value-type="string" calcext:value-type="string" table:number-columns-spanned="2" table:number-rows-spanned="1">
            <text:p>P1() - Prismatic Wall Color Array 1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79" table:formula="of:=[.B16]+1" office:value-type="float" office:value="3" calcext:value-type="float">
            <text:p>3</text:p>
          </table:table-cell>
          <table:table-cell table:style-name="ce79" office:value-type="string" calcext:value-type="string">
            <text:p>Shield</text:p>
          </table:table-cell>
          <table:table-cell/>
          <table:table-cell table:style-name="ce79" table:formula="of:=[.E16]+1" office:value-type="float" office:value="15" calcext:value-type="float">
            <text:p>15</text:p>
          </table:table-cell>
          <table:table-cell table:style-name="ce79" office:value-type="string" calcext:value-type="string">
            <text:p>Continual Light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 table:style-name="ce79" office:value-type="float" office:value="7" calcext:value-type="float">
            <text:p>7</text:p>
          </table:table-cell>
          <table:table-cell table:number-columns-repeated="2"/>
          <table:table-cell table:style-name="ce87"/>
          <table:table-cell table:number-columns-repeated="1012"/>
        </table:table-row>
        <table:table-row table:style-name="ro1">
          <table:table-cell/>
          <table:table-cell table:style-name="ce79" table:formula="of:=[.B17]+1" office:value-type="float" office:value="4" calcext:value-type="float">
            <text:p>4</text:p>
          </table:table-cell>
          <table:table-cell table:style-name="ce79" office:value-type="string" calcext:value-type="string">
            <text:p>Elven Cloak</text:p>
          </table:table-cell>
          <table:table-cell/>
          <table:table-cell table:style-name="ce79" table:formula="of:=[.E17]+1" office:value-type="float" office:value="16" calcext:value-type="float">
            <text:p>16</text:p>
          </table:table-cell>
          <table:table-cell table:style-name="ce79" office:value-type="string" calcext:value-type="string">
            <text:p>Invisibility</text:p>
          </table:table-cell>
          <table:table-cell/>
          <table:table-cell table:style-name="ce79" table:formula="of:=[.H17]+1" office:value-type="float" office:value="1" calcext:value-type="float">
            <text:p>1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/>
          <table:table-cell table:style-name="ce87"/>
          <table:table-cell table:number-columns-repeated="1012"/>
        </table:table-row>
        <table:table-row table:style-name="ro1">
          <table:table-cell/>
          <table:table-cell table:style-name="ce79" table:formula="of:=[.B18]+1" office:value-type="float" office:value="5" calcext:value-type="float">
            <text:p>5</text:p>
          </table:table-cell>
          <table:table-cell table:style-name="ce79" office:value-type="string" calcext:value-type="string">
            <text:p>Elven Boots</text:p>
          </table:table-cell>
          <table:table-cell/>
          <table:table-cell table:style-name="ce79" table:formula="of:=[.E18]+1" office:value-type="float" office:value="17" calcext:value-type="float">
            <text:p>17</text:p>
          </table:table-cell>
          <table:table-cell table:style-name="ce79" office:value-type="string" calcext:value-type="string">
            <text:p>Hold Monster</text:p>
          </table:table-cell>
          <table:table-cell/>
          <table:table-cell table:style-name="ce79" table:formula="of:=[.H18]+1" office:value-type="float" office:value="2" calcext:value-type="float">
            <text:p>2</text:p>
          </table:table-cell>
          <table:table-cell table:style-name="ce79" office:value-type="float" office:value="14" calcext:value-type="float">
            <text:p>14</text:p>
          </table:table-cell>
          <table:table-cell table:number-columns-repeated="2"/>
          <table:table-cell table:style-name="ce87"/>
          <table:table-cell table:number-columns-repeated="1012"/>
        </table:table-row>
        <table:table-row table:style-name="ro1">
          <table:table-cell/>
          <table:table-cell table:style-name="ce79" table:formula="of:=[.B19]+1" office:value-type="float" office:value="6" calcext:value-type="float">
            <text:p>6</text:p>
          </table:table-cell>
          <table:table-cell table:style-name="ce79" office:value-type="string" calcext:value-type="string">
            <text:p>Ring of Regeneration</text:p>
          </table:table-cell>
          <table:table-cell/>
          <table:table-cell table:style-name="ce79" table:formula="of:=[.E19]+1" office:value-type="float" office:value="18" calcext:value-type="float">
            <text:p>18</text:p>
          </table:table-cell>
          <table:table-cell table:style-name="ce79" office:value-type="string" calcext:value-type="string">
            <text:p>Phantsml Forces</text:p>
          </table:table-cell>
          <table:table-cell/>
          <table:table-cell table:style-name="ce79" table:formula="of:=[.H19]+1" office:value-type="float" office:value="3" calcext:value-type="float">
            <text:p>3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2"/>
          <table:table-cell table:style-name="ce87"/>
          <table:table-cell table:number-columns-repeated="1012"/>
        </table:table-row>
        <table:table-row table:style-name="ro1">
          <table:table-cell/>
          <table:table-cell table:style-name="ce79" table:formula="of:=[.B20]+1" office:value-type="float" office:value="7" calcext:value-type="float">
            <text:p>7</text:p>
          </table:table-cell>
          <table:table-cell table:style-name="ce79" office:value-type="string" calcext:value-type="string">
            <text:p>Ring of Protection</text:p>
          </table:table-cell>
          <table:table-cell/>
          <table:table-cell table:style-name="ce79" table:formula="of:=[.E20]+1" office:value-type="float" office:value="19" calcext:value-type="float">
            <text:p>19</text:p>
          </table:table-cell>
          <table:table-cell table:style-name="ce79" office:value-type="string" calcext:value-type="string">
            <text:p>Pass Wall</text:p>
          </table:table-cell>
          <table:table-cell/>
          <table:table-cell table:style-name="ce79" table:formula="of:=[.H20]+1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/>
          <table:table-cell table:style-name="ce87"/>
          <table:table-cell table:number-columns-repeated="1012"/>
        </table:table-row>
        <table:table-row table:style-name="ro1">
          <table:table-cell/>
          <table:table-cell table:style-name="ce79" table:formula="of:=[.B21]+1" office:value-type="float" office:value="8" calcext:value-type="float">
            <text:p>8</text:p>
          </table:table-cell>
          <table:table-cell table:style-name="ce79" office:value-type="string" calcext:value-type="string">
            <text:p>Scroll of Rescue</text:p>
          </table:table-cell>
          <table:table-cell/>
          <table:table-cell table:style-name="ce79" table:formula="of:=[.E21]+1" office:value-type="float" office:value="20" calcext:value-type="float">
            <text:p>20</text:p>
          </table:table-cell>
          <table:table-cell table:style-name="ce79" office:value-type="string" calcext:value-type="string">
            <text:p>Fireball</text:p>
          </table:table-cell>
          <table:table-cell/>
          <table:table-cell table:style-name="ce79" table:formula="of:=[.H21]+1" office:value-type="float" office:value="5" calcext:value-type="float">
            <text:p>5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/>
          <table:table-cell table:style-name="ce87"/>
          <table:table-cell table:number-columns-repeated="1012"/>
        </table:table-row>
        <table:table-row table:style-name="ro1">
          <table:table-cell/>
          <table:table-cell table:style-name="ce79" table:formula="of:=[.B22]+1" office:value-type="float" office:value="9" calcext:value-type="float">
            <text:p>9</text:p>
          </table:table-cell>
          <table:table-cell table:style-name="ce79" office:value-type="string" calcext:value-type="string">
            <text:p>Potion of Healing</text:p>
          </table:table-cell>
          <table:table-cell/>
          <table:table-cell table:style-name="ce79" table:formula="of:=[.E22]+1" office:value-type="float" office:value="21" calcext:value-type="float">
            <text:p>21</text:p>
          </table:table-cell>
          <table:table-cell table:style-name="ce79" office:value-type="string" calcext:value-type="string">
            <text:p>Cause Serious Wnd</text:p>
          </table:table-cell>
          <table:table-cell/>
          <table:table-cell table:style-name="ce79" table:formula="of:=[.H22]+1" office:value-type="float" office:value="6" calcext:value-type="float">
            <text:p>6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/>
          <table:table-cell table:style-name="ce87"/>
          <table:table-cell table:number-columns-repeated="1012"/>
        </table:table-row>
        <table:table-row table:style-name="ro1">
          <table:table-cell/>
          <table:table-cell table:style-name="ce79" table:formula="of:=[.B23]+1" office:value-type="float" office:value="10" calcext:value-type="float">
            <text:p>10</text:p>
          </table:table-cell>
          <table:table-cell table:style-name="ce79" office:value-type="string" calcext:value-type="string">
            <text:p>Potion of Strength</text:p>
          </table:table-cell>
          <table:table-cell/>
          <table:table-cell table:style-name="ce79" table:formula="of:=[.E23]+1" office:value-type="float" office:value="22" calcext:value-type="float">
            <text:p>22</text:p>
          </table:table-cell>
          <table:table-cell table:style-name="ce79" office:value-type="string" calcext:value-type="string">
            <text:p>Flesh to Stone</text:p>
          </table:table-cell>
          <table:table-cell table:number-columns-repeated="1018"/>
        </table:table-row>
        <table:table-row table:style-name="ro1">
          <table:table-cell/>
          <table:table-cell table:style-name="ce87" table:number-columns-repeated="2"/>
          <table:table-cell/>
          <table:table-cell table:style-name="ce79" table:formula="of:=[.E24]+1" office:value-type="float" office:value="23" calcext:value-type="float">
            <text:p>23</text:p>
          </table:table-cell>
          <table:table-cell table:style-name="ce79" office:value-type="string" calcext:value-type="string">
            <text:p>Fear</text:p>
          </table:table-cell>
          <table:table-cell/>
          <table:table-cell table:style-name="ce78" office:value-type="string" calcext:value-type="string" table:number-columns-spanned="2" table:number-rows-spanned="1">
            <text:p>P2() - Prismatic Wall Color Array 2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78" office:value-type="string" calcext:value-type="string" table:number-columns-spanned="2" table:number-rows-spanned="1">
            <text:p>SF() - Spell Effects</text:p>
          </table:table-cell>
          <table:covered-table-cell table:style-name="ce87"/>
          <table:table-cell/>
          <table:table-cell table:style-name="ce79" table:formula="of:=[.E25]+1" office:value-type="float" office:value="24" calcext:value-type="float">
            <text:p>24</text:p>
          </table:table-cell>
          <table:table-cell table:style-name="ce79" office:value-type="string" calcext:value-type="string">
            <text:p>Finger of Death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trength</text:p>
          </table:table-cell>
          <table:table-cell/>
          <table:table-cell table:style-name="ce79" table:formula="of:=[.E26]+1" office:value-type="float" office:value="25" calcext:value-type="float">
            <text:p>25</text:p>
          </table:table-cell>
          <table:table-cell table:style-name="ce79" office:value-type="string" calcext:value-type="string">
            <text:p>Teleport</text:p>
          </table:table-cell>
          <table:table-cell/>
          <table:table-cell table:style-name="ce79" table:formula="of:=[.H26]+1" office:value-type="float" office:value="1" calcext:value-type="float">
            <text:p>1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27]+1" office:value-type="float" office:value="2" calcext:value-type="float">
            <text:p>2</text:p>
          </table:table-cell>
          <table:table-cell table:style-name="ce79" office:value-type="string" calcext:value-type="string">
            <text:p>Detect Traps</text:p>
          </table:table-cell>
          <table:table-cell/>
          <table:table-cell table:style-name="ce79" table:formula="of:=[.E27]+1" office:value-type="float" office:value="26" calcext:value-type="float">
            <text:p>26</text:p>
          </table:table-cell>
          <table:table-cell table:style-name="ce79" office:value-type="string" calcext:value-type="string">
            <text:p>Astral Walk</text:p>
          </table:table-cell>
          <table:table-cell/>
          <table:table-cell table:style-name="ce79" table:formula="of:=[.H27]+1" office:value-type="float" office:value="2" calcext:value-type="float">
            <text:p>2</text:p>
          </table:table-cell>
          <table:table-cell table:style-name="ce7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28]+1" office:value-type="float" office:value="3" calcext:value-type="float">
            <text:p>3</text:p>
          </table:table-cell>
          <table:table-cell table:style-name="ce79" office:value-type="string" calcext:value-type="string">
            <text:p>Light</text:p>
          </table:table-cell>
          <table:table-cell/>
          <table:table-cell table:style-name="ce79" table:formula="of:=[.E28]+1" office:value-type="float" office:value="27" calcext:value-type="float">
            <text:p>27</text:p>
          </table:table-cell>
          <table:table-cell table:style-name="ce79" office:value-type="string" calcext:value-type="string">
            <text:p>Power Word Kill</text:p>
          </table:table-cell>
          <table:table-cell/>
          <table:table-cell table:style-name="ce79" table:formula="of:=[.H28]+1" office:value-type="float" office:value="3" calcext:value-type="float">
            <text:p>3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29]+1" office:value-type="float" office:value="4" calcext:value-type="float">
            <text:p>4</text:p>
          </table:table-cell>
          <table:table-cell table:style-name="ce79" office:value-type="string" calcext:value-type="string">
            <text:p>Protection from Evil</text:p>
          </table:table-cell>
          <table:table-cell/>
          <table:table-cell table:style-name="ce79" table:formula="of:=[.E29]+1" office:value-type="float" office:value="28" calcext:value-type="float">
            <text:p>28</text:p>
          </table:table-cell>
          <table:table-cell table:style-name="ce79" office:value-type="string" calcext:value-type="string">
            <text:p>Ice Storm</text:p>
          </table:table-cell>
          <table:table-cell/>
          <table:table-cell table:style-name="ce79" table:formula="of:=[.H29]+1" office:value-type="float" office:value="4" calcext:value-type="float">
            <text:p>4</text:p>
          </table:table-cell>
          <table:table-cell table:style-name="ce79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30]+1" office:value-type="float" office:value="5" calcext:value-type="float">
            <text:p>5</text:p>
          </table:table-cell>
          <table:table-cell table:style-name="ce79" office:value-type="string" calcext:value-type="string">
            <text:p>Levitate</text:p>
          </table:table-cell>
          <table:table-cell/>
          <table:table-cell table:style-name="ce79" table:formula="of:=[.E30]+1" office:value-type="float" office:value="29" calcext:value-type="float">
            <text:p>29</text:p>
          </table:table-cell>
          <table:table-cell table:style-name="ce79" office:value-type="string" calcext:value-type="string">
            <text:p>Wall of Fire</text:p>
          </table:table-cell>
          <table:table-cell/>
          <table:table-cell table:style-name="ce79" table:formula="of:=[.H30]+1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31]+1" office:value-type="float" office:value="6" calcext:value-type="float">
            <text:p>6</text:p>
          </table:table-cell>
          <table:table-cell table:style-name="ce79" office:value-type="string" calcext:value-type="string">
            <text:p>Invisibility</text:p>
          </table:table-cell>
          <table:table-cell/>
          <table:table-cell table:style-name="ce79" table:formula="of:=[.E31]+1" office:value-type="float" office:value="30" calcext:value-type="float">
            <text:p>30</text:p>
          </table:table-cell>
          <table:table-cell table:style-name="ce79" office:value-type="string" calcext:value-type="string">
            <text:p>Plague</text:p>
          </table:table-cell>
          <table:table-cell/>
          <table:table-cell table:style-name="ce79" table:formula="of:=[.H31]+1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32]+1" office:value-type="float" office:value="7" calcext:value-type="float">
            <text:p>7</text:p>
          </table:table-cell>
          <table:table-cell table:style-name="ce79" office:value-type="string" calcext:value-type="string">
            <text:p>Fear</text:p>
          </table:table-cell>
          <table:table-cell/>
          <table:table-cell table:style-name="ce79" table:formula="of:=[.E32]+1" office:value-type="float" office:value="31" calcext:value-type="float">
            <text:p>31</text:p>
          </table:table-cell>
          <table:table-cell table:style-name="ce79" office:value-type="string" calcext:value-type="string">
            <text:p>Time Stop</text:p>
          </table:table-cell>
          <table:table-cell table:number-columns-repeated="1018"/>
        </table:table-row>
        <table:table-row table:style-name="ro1">
          <table:table-cell/>
          <table:table-cell table:style-name="ce79" table:formula="of:=[.B33]+1" office:value-type="float" office:value="8" calcext:value-type="float">
            <text:p>8</text:p>
          </table:table-cell>
          <table:table-cell table:style-name="ce79" office:value-type="string" calcext:value-type="string">
            <text:p>Astral Walk</text:p>
          </table:table-cell>
          <table:table-cell/>
          <table:table-cell table:style-name="ce79" table:formula="of:=[.E33]+1" office:value-type="float" office:value="32" calcext:value-type="float">
            <text:p>32</text:p>
          </table:table-cell>
          <table:table-cell table:style-name="ce79" office:value-type="string" calcext:value-type="string">
            <text:p>Raise Dead</text:p>
          </table:table-cell>
          <table:table-cell/>
          <table:table-cell table:style-name="ce78" office:value-type="string" calcext:value-type="string" table:number-columns-spanned="2" table:number-rows-spanned="1">
            <text:p>P3() - Prismatic Wall Color Array 3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79" table:formula="of:=[.B34]+1" office:value-type="float" office:value="9" calcext:value-type="float">
            <text:p>9</text:p>
          </table:table-cell>
          <table:table-cell table:style-name="ce79" office:value-type="string" calcext:value-type="string">
            <text:p>Time Stop</text:p>
          </table:table-cell>
          <table:table-cell/>
          <table:table-cell table:style-name="ce79" table:formula="of:=[.E34]+1" office:value-type="float" office:value="33" calcext:value-type="float">
            <text:p>33</text:p>
          </table:table-cell>
          <table:table-cell table:style-name="ce79" office:value-type="string" calcext:value-type="string">
            <text:p>Holy Symbol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35]+1" office:value-type="float" office:value="10" calcext:value-type="float">
            <text:p>10</text:p>
          </table:table-cell>
          <table:table-cell table:style-name="ce79" office:value-type="string" calcext:value-type="string">
            <text:p>Raise Dead</text:p>
          </table:table-cell>
          <table:table-cell/>
          <table:table-cell table:style-name="ce79" table:formula="of:=[.E35]+1" office:value-type="float" office:value="34" calcext:value-type="float">
            <text:p>34</text:p>
          </table:table-cell>
          <table:table-cell table:style-name="ce79" office:value-type="string" calcext:value-type="string">
            <text:p>Word of Recall</text:p>
          </table:table-cell>
          <table:table-cell/>
          <table:table-cell table:style-name="ce79" table:formula="of:=[.H35]+1" office:value-type="float" office:value="1" calcext:value-type="float">
            <text:p>1</text:p>
          </table:table-cell>
          <table:table-cell table:style-name="ce7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79" table:formula="of:=[.B36]+1" office:value-type="float" office:value="11" calcext:value-type="float">
            <text:p>11</text:p>
          </table:table-cell>
          <table:table-cell table:style-name="ce79" office:value-type="string" calcext:value-type="string">
            <text:p>Drunk</text:p>
          </table:table-cell>
          <table:table-cell/>
          <table:table-cell table:style-name="ce79" table:formula="of:=[.E36]+1" office:value-type="float" office:value="35" calcext:value-type="float">
            <text:p>35</text:p>
          </table:table-cell>
          <table:table-cell table:style-name="ce79" office:value-type="string" calcext:value-type="string">
            <text:p>Restoration</text:p>
          </table:table-cell>
          <table:table-cell/>
          <table:table-cell table:style-name="ce79" table:formula="of:=[.H36]+1" office:value-type="float" office:value="2" calcext:value-type="float">
            <text:p>2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79" table:formula="of:=[.E37]+1" office:value-type="float" office:value="36" calcext:value-type="float">
            <text:p>36</text:p>
          </table:table-cell>
          <table:table-cell table:style-name="ce79" office:value-type="string" calcext:value-type="string">
            <text:p>Prismatic Wall</text:p>
          </table:table-cell>
          <table:table-cell/>
          <table:table-cell table:style-name="ce79" table:formula="of:=[.H37]+1" office:value-type="float" office:value="3" calcext:value-type="float">
            <text:p>3</text:p>
          </table:table-cell>
          <table:table-cell table:style-name="ce79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79" table:formula="of:=[.H38]+1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79" table:formula="of:=[.H39]+1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79" table:formula="of:=[.H40]+1" office:value-type="float" office:value="6" calcext:value-type="float">
            <text:p>6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L Variables" table:style-name="ta1">
        <table:table-column table:style-name="co1" table:default-cell-style-name="ce36"/>
        <table:table-column table:style-name="co7" table:number-columns-repeated="8" table:default-cell-style-name="ce36"/>
        <table:table-column table:style-name="co1" table:default-cell-style-name="ce36"/>
        <table:table-column table:style-name="co30" table:default-cell-style-name="ce36"/>
        <table:table-column table:style-name="co7" table:number-columns-repeated="3" table:default-cell-style-name="ce36"/>
        <table:table-column table:style-name="co1" table:default-cell-style-name="ce36"/>
        <table:table-column table:style-name="co31" table:default-cell-style-name="ce36"/>
        <table:table-column table:style-name="co7" table:number-columns-repeated="3" table:default-cell-style-name="ce36"/>
        <table:table-column table:style-name="co1" table:default-cell-style-name="ce36"/>
        <table:table-column table:style-name="co7" table:number-columns-repeated="1004" table:default-cell-style-name="ce36"/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calcext:value-type="string" table:number-columns-spanned="2" table:number-rows-spanned="1">
            <text:p>Character Set Start Address</text:p>
          </table:table-cell>
          <table:covered-table-cell/>
          <table:table-cell table:formula="of:=HEX2DEC([.E2])" office:value-type="float" office:value="63488" calcext:value-type="float">
            <text:p>63488</text:p>
          </table:table-cell>
          <table:table-cell office:value-type="string" calcext:value-type="string">
            <text:p>F800</text:p>
          </table:table-cell>
          <table:table-cell table:number-columns-repeated="5"/>
          <table:table-cell table:style-name="ce92" office:value-type="string" calcext:value-type="string" table:number-columns-spanned="9" table:number-rows-spanned="1">
            <text:p>679 – 767</text:p>
          </table:table-cell>
          <table:covered-table-cell table:number-columns-repeated="8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 calcext:value-type="string" table:number-columns-spanned="1" table:number-rows-spanned="2">
            <text:p>Start Index</text:p>
          </table:table-cell>
          <table:table-cell table:style-name="ce32" office:value-type="string" calcext:value-type="string" table:number-columns-spanned="1" table:number-rows-spanned="2">
            <text:p>End Index</text:p>
          </table:table-cell>
          <table:table-cell table:style-name="ce32" office:value-type="string" calcext:value-type="string" table:number-columns-spanned="2" table:number-rows-spanned="1">
            <text:p>Binary File Posi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tart Address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End Address</text:p>
          </table:table-cell>
          <table:covered-table-cell table:style-name="ce41"/>
          <table:table-cell/>
          <table:table-cell table:style-name="ce92" office:value-type="string" calcext:value-type="string" table:number-columns-spanned="4" table:number-rows-spanned="1">
            <text:p>Renderer</text:p>
          </table:table-cell>
          <table:covered-table-cell table:number-columns-repeated="3"/>
          <table:table-cell/>
          <table:table-cell table:style-name="ce92" office:value-type="string" calcext:value-type="string" table:number-columns-spanned="4" table:number-rows-spanned="1">
            <text:p>Sprite Handler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/>
          <table:covered-table-cell table:number-columns-repeated="2" table:style-name="ce41"/>
          <table:table-cell table:style-name="ce64" office:value-type="string" calcext:value-type="string">
            <text:p>Start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(Decimal)</text:p>
          </table:table-cell>
          <table:table-cell table:style-name="ce64" office:value-type="string" calcext:value-type="string">
            <text:p>(Hex)</text:p>
          </table:table-cell>
          <table:table-cell table:style-name="ce64" office:value-type="string" calcext:value-type="string">
            <text:p>(Decimal)</text:p>
          </table:table-cell>
          <table:table-cell table:style-name="ce64" office:value-type="string" calcext:value-type="string">
            <text:p>(Hex)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Bytes</text:p>
          </table:table-cell>
          <table:table-cell table:style-name="ce32" office:value-type="string" calcext:value-type="string" table:number-columns-spanned="2" table:number-rows-spanned="1">
            <text:p>Location</text:p>
          </table:table-cell>
          <table:covered-table-cell table:style-name="ce32"/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Bytes</text:p>
          </table:table-cell>
          <table:table-cell table:style-name="ce32" office:value-type="string" calcext:value-type="string" table:number-columns-spanned="2" table:number-rows-spanned="1">
            <text:p>Location</text:p>
          </table:table-cell>
          <table:covered-table-cell table:style-name="ce32"/>
          <table:table-cell table:number-columns-repeated="1005"/>
        </table:table-row>
        <table:table-row table:style-name="ro1">
          <table:table-cell/>
          <table:table-cell table:style-name="ce52" office:value-type="float" office:value="348" calcext:value-type="float">
            <text:p>348</text:p>
          </table:table-cell>
          <table:table-cell table:style-name="ce52" office:value-type="float" office:value="383" calcext:value-type="float">
            <text:p>383</text:p>
          </table:table-cell>
          <table:table-cell table:style-name="ce52" table:formula="of:=DEC2HEX([.B6]*8)" office:value-type="string" office:string-value="AE0" calcext:value-type="string">
            <text:p>AE0</text:p>
          </table:table-cell>
          <table:table-cell table:style-name="ce52" table:formula="of:=DEC2HEX([.C6]*8)" office:value-type="string" office:string-value="BF8" calcext:value-type="string">
            <text:p>BF8</text:p>
          </table:table-cell>
          <table:table-cell table:style-name="ce52" table:formula="of:=[.D2]+([.B6]-256)*8" office:value-type="float" office:value="64224" calcext:value-type="float">
            <text:p>64224</text:p>
          </table:table-cell>
          <table:table-cell table:style-name="ce52" table:formula="of:=DEC2HEX([.F6])" office:value-type="string" office:string-value="FAE0" calcext:value-type="string">
            <text:p>FAE0</text:p>
          </table:table-cell>
          <table:table-cell table:style-name="ce52" table:formula="of:=[.D2]+([.C6]-256)*8+8" office:value-type="float" office:value="64512" calcext:value-type="float">
            <text:p>64512</text:p>
          </table:table-cell>
          <table:table-cell table:style-name="ce52" table:formula="of:=DEC2HEX([.H6])" office:value-type="string" office:string-value="FC00" calcext:value-type="string">
            <text:p>FC00</text:p>
          </table:table-cell>
          <table:table-cell/>
          <table:table-cell table:style-name="ce52" office:value-type="string" calcext:value-type="string">
            <text:p>XO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79" calcext:value-type="float">
            <text:p>679</text:p>
          </table:table-cell>
          <table:table-cell table:style-name="ce52" table:formula="of:=DEC2HEX([.M6])" office:value-type="string" office:string-value="2A7" calcext:value-type="string">
            <text:p>2A7</text:p>
          </table:table-cell>
          <table:table-cell/>
          <table:table-cell table:style-name="ce52" office:value-type="string" calcext:value-type="string">
            <text:p>XO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79" calcext:value-type="float">
            <text:p>679</text:p>
          </table:table-cell>
          <table:table-cell table:style-name="ce52" table:formula="of:=DEC2HEX([.R6])" office:value-type="string" office:string-value="2A7" calcext:value-type="string">
            <text:p>2A7</text:p>
          </table:table-cell>
          <table:table-cell table:number-columns-repeated="1005"/>
        </table:table-row>
        <table:table-row table:style-name="ro1">
          <table:table-cell/>
          <table:table-cell table:style-name="ce52" office:value-type="float" office:value="484" calcext:value-type="float">
            <text:p>484</text:p>
          </table:table-cell>
          <table:table-cell table:style-name="ce52" office:value-type="float" office:value="511" calcext:value-type="float">
            <text:p>511</text:p>
          </table:table-cell>
          <table:table-cell table:style-name="ce52" table:formula="of:=DEC2HEX([.B7]*8)" office:value-type="string" office:string-value="F20" calcext:value-type="string">
            <text:p>F20</text:p>
          </table:table-cell>
          <table:table-cell table:style-name="ce52" table:formula="of:=DEC2HEX([.C7]*8)" office:value-type="string" office:string-value="FF8" calcext:value-type="string">
            <text:p>FF8</text:p>
          </table:table-cell>
          <table:table-cell table:style-name="ce52" table:formula="of:=[.D2]+([.B7]-256)*8" office:value-type="float" office:value="65312" calcext:value-type="float">
            <text:p>65312</text:p>
          </table:table-cell>
          <table:table-cell table:style-name="ce52" table:formula="of:=DEC2HEX([.F7])" office:value-type="string" office:string-value="FF20" calcext:value-type="string">
            <text:p>FF20</text:p>
          </table:table-cell>
          <table:table-cell table:style-name="ce52" table:formula="of:=[.D2]+([.C7]-256)*8+8" office:value-type="float" office:value="65536" calcext:value-type="float">
            <text:p>65536</text:p>
          </table:table-cell>
          <table:table-cell table:style-name="ce52" table:formula="of:=DEC2HEX([.H7])" office:value-type="string" office:string-value="10000" calcext:value-type="string">
            <text:p>10000</text:p>
          </table:table-cell>
          <table:table-cell/>
          <table:table-cell table:style-name="ce52" office:value-type="string" calcext:value-type="string">
            <text:p>YO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formula="of:=[.M6]+[.L6]" office:value-type="float" office:value="684" calcext:value-type="float">
            <text:p>684</text:p>
          </table:table-cell>
          <table:table-cell table:style-name="ce52" table:formula="of:=DEC2HEX([.M7])" office:value-type="string" office:string-value="2AC" calcext:value-type="string">
            <text:p>2AC</text:p>
          </table:table-cell>
          <table:table-cell/>
          <table:table-cell table:style-name="ce52" office:value-type="string" calcext:value-type="string">
            <text:p>YO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formula="of:=[.R6]+[.Q6]" office:value-type="float" office:value="684" calcext:value-type="float">
            <text:p>684</text:p>
          </table:table-cell>
          <table:table-cell table:style-name="ce52" table:formula="of:=DEC2HEX([.R7])" office:value-type="string" office:string-value="2AC" calcext:value-type="string">
            <text:p>2AC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ZO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formula="of:=[.M7]+[.L7]" office:value-type="float" office:value="689" calcext:value-type="float">
            <text:p>689</text:p>
          </table:table-cell>
          <table:table-cell table:style-name="ce52" table:formula="of:=DEC2HEX([.M8])" office:value-type="string" office:string-value="2B1" calcext:value-type="string">
            <text:p>2B1</text:p>
          </table:table-cell>
          <table:table-cell/>
          <table:table-cell table:style-name="ce52" office:value-type="string" calcext:value-type="string">
            <text:p>ZO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formula="of:=[.R7]+[.Q7]" office:value-type="float" office:value="689" calcext:value-type="float">
            <text:p>689</text:p>
          </table:table-cell>
          <table:table-cell table:style-name="ce52" table:formula="of:=DEC2HEX([.R8])" office:value-type="string" office:string-value="2B1" calcext:value-type="string">
            <text:p>2B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W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formula="of:=[.M8]+[.L8]" office:value-type="float" office:value="694" calcext:value-type="float">
            <text:p>694</text:p>
          </table:table-cell>
          <table:table-cell table:style-name="ce52" table:formula="of:=DEC2HEX([.M9])" office:value-type="string" office:string-value="2B6" calcext:value-type="string">
            <text:p>2B6</text:p>
          </table:table-cell>
          <table:table-cell/>
          <table:table-cell table:style-name="ce52" office:value-type="string" calcext:value-type="string">
            <text:p>W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formula="of:=[.R8]+[.Q8]" office:value-type="float" office:value="694" calcext:value-type="float">
            <text:p>694</text:p>
          </table:table-cell>
          <table:table-cell table:style-name="ce52" table:formula="of:=DEC2HEX([.R9])" office:value-type="string" office:string-value="2B6" calcext:value-type="string">
            <text:p>2B6</text:p>
          </table:table-cell>
          <table:table-cell table:number-columns-repeated="1005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Source Address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Destination Address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32" office:value-type="string" calcext:value-type="string" table:number-columns-spanned="2" table:number-rows-spanned="2">
            <text:p>Description</text:p>
          </table:table-cell>
          <table:covered-table-cell table:style-name="ce41"/>
          <table:table-cell/>
          <table:table-cell table:style-name="ce52" office:value-type="string" calcext:value-type="string">
            <text:p>Q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formula="of:=[.M9]+[.L9]" office:value-type="float" office:value="699" calcext:value-type="float">
            <text:p>699</text:p>
          </table:table-cell>
          <table:table-cell table:style-name="ce52" table:formula="of:=DEC2HEX([.M10])" office:value-type="string" office:string-value="2BB" calcext:value-type="string">
            <text:p>2BB</text:p>
          </table:table-cell>
          <table:table-cell/>
          <table:table-cell table:style-name="ce52" office:value-type="string" calcext:value-type="string">
            <text:p>Sprite Group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9]+[.Q9]" office:value-type="float" office:value="699" calcext:value-type="float">
            <text:p>699</text:p>
          </table:table-cell>
          <table:table-cell table:style-name="ce52" table:formula="of:=DEC2HEX([.R10])" office:value-type="string" office:string-value="2BB" calcext:value-type="string">
            <text:p>2BB</text:p>
          </table:table-cell>
          <table:table-cell table:number-columns-repeated="1005"/>
        </table:table-row>
        <table:table-row table:style-name="ro1">
          <table:table-cell/>
          <table:table-cell table:style-name="ce64" office:value-type="string" calcext:value-type="string">
            <text:p>(Decimal)</text:p>
          </table:table-cell>
          <table:table-cell table:style-name="ce64" office:value-type="string" calcext:value-type="string">
            <text:p>(Hex)</text:p>
          </table:table-cell>
          <table:table-cell table:style-name="ce64" office:value-type="string" calcext:value-type="string">
            <text:p>(Decimal)</text:p>
          </table:table-cell>
          <table:table-cell table:style-name="ce64" office:value-type="string" calcext:value-type="string">
            <text:p>(Hex)</text:p>
          </table:table-cell>
          <table:table-cell table:style-name="ce64" office:value-type="string" calcext:value-type="string">
            <text:p>(Decimal)</text:p>
          </table:table-cell>
          <table:table-cell table:style-name="ce64" office:value-type="string" calcext:value-type="string">
            <text:p>(Hex)</text:p>
          </table:table-cell>
          <table:covered-table-cell table:number-columns-repeated="2" table:style-name="ce52"/>
          <table:table-cell/>
          <table:table-cell table:style-name="ce52" office:value-type="string" calcext:value-type="string">
            <text:p>FloatScratch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formula="of:=[.M10]+[.L10]" office:value-type="float" office:value="704" calcext:value-type="float">
            <text:p>704</text:p>
          </table:table-cell>
          <table:table-cell table:style-name="ce52" table:formula="of:=DEC2HEX([.M11])" office:value-type="string" office:string-value="2C0" calcext:value-type="string">
            <text:p>2C0</text:p>
          </table:table-cell>
          <table:table-cell/>
          <table:table-cell table:style-name="ce52" office:value-type="string" calcext:value-type="string">
            <text:p>Group Index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10]+[.Q10]" office:value-type="float" office:value="700" calcext:value-type="float">
            <text:p>700</text:p>
          </table:table-cell>
          <table:table-cell table:style-name="ce52" table:formula="of:=DEC2HEX([.R11])" office:value-type="string" office:string-value="2BC" calcext:value-type="string">
            <text:p>2BC</text:p>
          </table:table-cell>
          <table:table-cell table:number-columns-repeated="1005"/>
        </table:table-row>
        <table:table-row table:style-name="ro1">
          <table:table-cell/>
          <table:table-cell table:style-name="ce52" office:value-type="float" office:value="2048" calcext:value-type="float">
            <text:p>2048</text:p>
          </table:table-cell>
          <table:table-cell table:style-name="ce52" table:formula="of:=DEC2HEX([.B12])" office:value-type="string" office:string-value="800" calcext:value-type="string">
            <text:p>800</text:p>
          </table:table-cell>
          <table:table-cell table:style-name="ce52" table:formula="of:=[.B12]" office:value-type="float" office:value="2048" calcext:value-type="float">
            <text:p>2048</text:p>
          </table:table-cell>
          <table:table-cell table:style-name="ce52" table:formula="of:=&quot;$&quot; &amp; DEC2HEX([.D12];4)" office:value-type="string" office:string-value="$0800" calcext:value-type="string">
            <text:p>$0800</text:p>
          </table:table-cell>
          <table:table-cell table:style-name="ce52" office:value-type="float" office:value="559" calcext:value-type="float">
            <text:p>559</text:p>
          </table:table-cell>
          <table:table-cell table:style-name="ce52" table:formula="of:=&quot;$&quot; &amp; DEC2HEX([.F12])" office:value-type="string" office:string-value="$22F" calcext:value-type="string">
            <text:p>$22F</text:p>
          </table:table-cell>
          <table:table-cell table:style-name="ce91" office:value-type="string" calcext:value-type="string" table:number-columns-spanned="2" table:number-rows-spanned="1">
            <text:p>telengard.prg – BASIC</text:p>
          </table:table-cell>
          <table:covered-table-cell table:style-name="ce52"/>
          <table:table-cell/>
          <table:table-cell table:style-name="ce52" office:value-type="string" calcext:value-type="string">
            <text:p>CX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M11]+[.L11]" office:value-type="float" office:value="709" calcext:value-type="float">
            <text:p>709</text:p>
          </table:table-cell>
          <table:table-cell table:style-name="ce52" table:formula="of:=DEC2HEX([.M12])" office:value-type="string" office:string-value="2C5" calcext:value-type="string">
            <text:p>2C5</text:p>
          </table:table-cell>
          <table:table-cell/>
          <table:table-cell table:style-name="ce52" office:value-type="string" calcext:value-type="string">
            <text:p>Record Pointer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R11]+[.Q11]" office:value-type="float" office:value="701" calcext:value-type="float">
            <text:p>701</text:p>
          </table:table-cell>
          <table:table-cell table:style-name="ce52" table:formula="of:=DEC2HEX([.R12])" office:value-type="string" office:string-value="2BD" calcext:value-type="string">
            <text:p>2BD</text:p>
          </table:table-cell>
          <table:table-cell table:number-columns-repeated="1005"/>
        </table:table-row>
        <table:table-row table:style-name="ro1">
          <table:table-cell/>
          <table:table-cell table:style-name="ce52" table:formula="of:=[.B12]+[.F12]" office:value-type="float" office:value="2607" calcext:value-type="float">
            <text:p>2607</text:p>
          </table:table-cell>
          <table:table-cell table:style-name="ce52" table:formula="of:=DEC2HEX([.B13])" office:value-type="string" office:string-value="A2F" calcext:value-type="string">
            <text:p>A2F</text:p>
          </table:table-cell>
          <table:table-cell table:style-name="ce52" table:formula="of:=[.F6]" office:value-type="float" office:value="64224" calcext:value-type="float">
            <text:p>64224</text:p>
          </table:table-cell>
          <table:table-cell table:style-name="ce52" table:formula="of:=&quot;$&quot; &amp; DEC2HEX([.D13];4)" office:value-type="string" office:string-value="$FAE0" calcext:value-type="string">
            <text:p>$FAE0</text:p>
          </table:table-cell>
          <table:table-cell table:style-name="ce52" table:formula="of:=([.C6]+1-[.B6])*8" office:value-type="float" office:value="288" calcext:value-type="float">
            <text:p>288</text:p>
          </table:table-cell>
          <table:table-cell table:style-name="ce52" table:formula="of:=&quot;$&quot; &amp; DEC2HEX([.F13])" office:value-type="string" office:string-value="$120" calcext:value-type="string">
            <text:p>$120</text:p>
          </table:table-cell>
          <table:table-cell table:style-name="ce91" office:value-type="string" calcext:value-type="string" table:number-columns-spanned="2" table:number-rows-spanned="1">
            <text:p>Normal Custom Characters</text:p>
          </table:table-cell>
          <table:covered-table-cell table:style-name="ce52"/>
          <table:table-cell/>
          <table:table-cell table:style-name="ce52" office:value-type="string" calcext:value-type="string">
            <text:p>CY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M12]+[.L12]" office:value-type="float" office:value="710" calcext:value-type="float">
            <text:p>710</text:p>
          </table:table-cell>
          <table:table-cell table:style-name="ce52" table:formula="of:=DEC2HEX([.M13])" office:value-type="string" office:string-value="2C6" calcext:value-type="string">
            <text:p>2C6</text:p>
          </table:table-cell>
          <table:table-cell/>
          <table:table-cell table:style-name="ce52" office:value-type="string" calcext:value-type="string">
            <text:p>Sprite Pointer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12]+[.Q12]" office:value-type="float" office:value="703" calcext:value-type="float">
            <text:p>703</text:p>
          </table:table-cell>
          <table:table-cell table:style-name="ce52" table:formula="of:=DEC2HEX([.R13])" office:value-type="string" office:string-value="2BF" calcext:value-type="string">
            <text:p>2BF</text:p>
          </table:table-cell>
          <table:table-cell table:number-columns-repeated="1005"/>
        </table:table-row>
        <table:table-row table:style-name="ro1">
          <table:table-cell/>
          <table:table-cell table:style-name="ce52" table:formula="of:=[.B13]+[.F13]" office:value-type="float" office:value="2895" calcext:value-type="float">
            <text:p>2895</text:p>
          </table:table-cell>
          <table:table-cell table:style-name="ce52" table:formula="of:=DEC2HEX([.B14])" office:value-type="string" office:string-value="B4F" calcext:value-type="string">
            <text:p>B4F</text:p>
          </table:table-cell>
          <table:table-cell table:style-name="ce52" table:formula="of:=[.F7]" office:value-type="float" office:value="65312" calcext:value-type="float">
            <text:p>65312</text:p>
          </table:table-cell>
          <table:table-cell table:style-name="ce52" table:formula="of:=&quot;$&quot; &amp; DEC2HEX([.D14];4)" office:value-type="string" office:string-value="$FF20" calcext:value-type="string">
            <text:p>$FF20</text:p>
          </table:table-cell>
          <table:table-cell table:style-name="ce52" table:formula="of:=([.C7]+1-[.B7])*8" office:value-type="float" office:value="224" calcext:value-type="float">
            <text:p>224</text:p>
          </table:table-cell>
          <table:table-cell table:style-name="ce52" table:formula="of:=&quot;$&quot; &amp; DEC2HEX([.F14])" office:value-type="string" office:string-value="$E0" calcext:value-type="string">
            <text:p>$E0</text:p>
          </table:table-cell>
          <table:table-cell table:style-name="ce91" office:value-type="string" calcext:value-type="string" table:number-columns-spanned="2" table:number-rows-spanned="1">
            <text:p>Reversed Custom Characters</text:p>
          </table:table-cell>
          <table:covered-table-cell table:style-name="ce52"/>
          <table:table-cell/>
          <table:table-cell table:style-name="ce52" office:value-type="string" calcext:value-type="string">
            <text:p>X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M13]+[.L13]" office:value-type="float" office:value="711" calcext:value-type="float">
            <text:p>711</text:p>
          </table:table-cell>
          <table:table-cell table:style-name="ce52" table:formula="of:=DEC2HEX([.M14])" office:value-type="string" office:string-value="2C7" calcext:value-type="string">
            <text:p>2C7</text:p>
          </table:table-cell>
          <table:table-cell/>
          <table:table-cell table:style-name="ce52" office:value-type="string" calcext:value-type="string">
            <text:p>Control Bit 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13]+[.Q13]" office:value-type="float" office:value="704" calcext:value-type="float">
            <text:p>704</text:p>
          </table:table-cell>
          <table:table-cell table:style-name="ce52" table:formula="of:=DEC2HEX([.R14])" office:value-type="string" office:string-value="2C0" calcext:value-type="string">
            <text:p>2C0</text:p>
          </table:table-cell>
          <table:table-cell table:number-columns-repeated="1005"/>
        </table:table-row>
        <table:table-row table:style-name="ro1">
          <table:table-cell/>
          <table:table-cell table:style-name="ce52" table:formula="of:=[.B14]+[.F14]" office:value-type="float" office:value="3119" calcext:value-type="float">
            <text:p>3119</text:p>
          </table:table-cell>
          <table:table-cell table:style-name="ce52" table:formula="of:=DEC2HEX([.B15])" office:value-type="string" office:string-value="C2F" calcext:value-type="string">
            <text:p>C2F</text:p>
          </table:table-cell>
          <table:table-cell table:style-name="ce52" table:formula="of:=[$'Memory Map'.B37]" office:value-type="float" office:value="53248" calcext:value-type="float">
            <text:p>53248</text:p>
          </table:table-cell>
          <table:table-cell table:style-name="ce52" table:formula="of:=&quot;$&quot; &amp; DEC2HEX([.D15];4)" office:value-type="string" office:string-value="$D000" calcext:value-type="string">
            <text:p>$D000</text:p>
          </table:table-cell>
          <table:table-cell table:style-name="ce52" office:value-type="float" office:value="7744" calcext:value-type="float">
            <text:p>7744</text:p>
          </table:table-cell>
          <table:table-cell table:style-name="ce52" table:formula="of:=&quot;$&quot; &amp; DEC2HEX([.F15])" office:value-type="string" office:string-value="$1E40" calcext:value-type="string">
            <text:p>$1E40</text:p>
          </table:table-cell>
          <table:table-cell table:style-name="ce91" office:value-type="string" calcext:value-type="string" table:number-columns-spanned="2" table:number-rows-spanned="1">
            <text:p>Sprites</text:p>
          </table:table-cell>
          <table:covered-table-cell table:style-name="ce52"/>
          <table:table-cell/>
          <table:table-cell table:style-name="ce52" office:value-type="string" calcext:value-type="string">
            <text:p>Y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M14]+[.L14]" office:value-type="float" office:value="712" calcext:value-type="float">
            <text:p>712</text:p>
          </table:table-cell>
          <table:table-cell table:style-name="ce52" table:formula="of:=DEC2HEX([.M15])" office:value-type="string" office:string-value="2C8" calcext:value-type="string">
            <text:p>2C8</text:p>
          </table:table-cell>
          <table:table-cell/>
          <table:table-cell table:style-name="ce52" office:value-type="string" calcext:value-type="string">
            <text:p>Control Bit 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14]+[.Q14]" office:value-type="float" office:value="705" calcext:value-type="float">
            <text:p>705</text:p>
          </table:table-cell>
          <table:table-cell table:style-name="ce52" table:formula="of:=DEC2HEX([.R15])" office:value-type="string" office:string-value="2C1" calcext:value-type="string">
            <text:p>2C1</text:p>
          </table:table-cell>
          <table:table-cell table:number-columns-repeated="1005"/>
        </table:table-row>
        <table:table-row table:style-name="ro1">
          <table:table-cell/>
          <table:table-cell table:style-name="ce52" table:formula="of:=[.B15]+[.F15]" office:value-type="float" office:value="10863" calcext:value-type="float">
            <text:p>10863</text:p>
          </table:table-cell>
          <table:table-cell table:style-name="ce52" table:formula="of:=DEC2HEX([.B16])" office:value-type="string" office:string-value="2A6F" calcext:value-type="string">
            <text:p>2A6F</text:p>
          </table:table-cell>
          <table:table-cell table:style-name="ce52" table:formula="of:=[$'Memory Map'.B13]" office:value-type="float" office:value="1206" calcext:value-type="float">
            <text:p>1206</text:p>
          </table:table-cell>
          <table:table-cell table:style-name="ce52" table:formula="of:=&quot;$&quot; &amp; DEC2HEX([.D16];4)" office:value-type="string" office:string-value="$04B6" calcext:value-type="string">
            <text:p>$04B6</text:p>
          </table:table-cell>
          <table:table-cell table:style-name="ce52" office:value-type="float" office:value="504" calcext:value-type="float">
            <text:p>504</text:p>
          </table:table-cell>
          <table:table-cell table:style-name="ce52" table:formula="of:=&quot;$&quot; &amp; DEC2HEX([.F16])" office:value-type="string" office:string-value="$1F8" calcext:value-type="string">
            <text:p>$1F8</text:p>
          </table:table-cell>
          <table:table-cell table:style-name="ce52" office:value-type="string" calcext:value-type="string" table:number-columns-spanned="2" table:number-rows-spanned="1">
            <text:p>Sprite Config</text:p>
          </table:table-cell>
          <table:covered-table-cell table:style-name="ce52"/>
          <table:table-cell/>
          <table:table-cell table:style-name="ce52" office:value-type="string" calcext:value-type="string">
            <text:p>Z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M15]+[.L15]" office:value-type="float" office:value="713" calcext:value-type="float">
            <text:p>713</text:p>
          </table:table-cell>
          <table:table-cell table:style-name="ce52" table:formula="of:=DEC2HEX([.M16])" office:value-type="string" office:string-value="2C9" calcext:value-type="string">
            <text:p>2C9</text:p>
          </table:table-cell>
          <table:table-cell/>
          <table:table-cell table:style-name="ce52" office:value-type="string" calcext:value-type="string">
            <text:p>Control Bit 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15]+[.Q15]" office:value-type="float" office:value="706" calcext:value-type="float">
            <text:p>706</text:p>
          </table:table-cell>
          <table:table-cell table:style-name="ce52" table:formula="of:=DEC2HEX([.R16])" office:value-type="string" office:string-value="2C2" calcext:value-type="string">
            <text:p>2C2</text:p>
          </table:table-cell>
          <table:table-cell table:number-columns-repeated="1005"/>
        </table:table-row>
        <table:table-row table:style-name="ro1">
          <table:table-cell/>
          <table:table-cell table:style-name="ce52" table:formula="of:=[.B16]+[.F16]" office:value-type="float" office:value="11367" calcext:value-type="float">
            <text:p>11367</text:p>
          </table:table-cell>
          <table:table-cell table:style-name="ce52" table:formula="of:=DEC2HEX([.B17])" office:value-type="string" office:string-value="2C67" calcext:value-type="string">
            <text:p>2C67</text:p>
          </table:table-cell>
          <table:table-cell table:style-name="ce52" table:formula="of:=[$'Memory Map'.B15]" office:value-type="float" office:value="1710" calcext:value-type="float">
            <text:p>1710</text:p>
          </table:table-cell>
          <table:table-cell table:style-name="ce52" table:formula="of:=&quot;$&quot; &amp; DEC2HEX([.D17];4)" office:value-type="string" office:string-value="$06AE" calcext:value-type="string">
            <text:p>$06AE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table:formula="of:=&quot;$&quot; &amp; DEC2HEX([.F17])" office:value-type="string" office:string-value="$F0" calcext:value-type="string">
            <text:p>$F0</text:p>
          </table:table-cell>
          <table:table-cell table:style-name="ce52" office:value-type="string" calcext:value-type="string" table:number-columns-spanned="2" table:number-rows-spanned="1">
            <text:p>Sprite Coordinates</text:p>
          </table:table-cell>
          <table:covered-table-cell table:style-name="ce52"/>
          <table:table-cell/>
          <table:table-cell table:style-name="ce52" office:value-type="string" calcext:value-type="string">
            <text:p>H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16]+[.L16]" office:value-type="float" office:value="714" calcext:value-type="float">
            <text:p>714</text:p>
          </table:table-cell>
          <table:table-cell table:style-name="ce52" table:formula="of:=DEC2HEX([.M17])" office:value-type="string" office:string-value="2CA" calcext:value-type="string">
            <text:p>2CA</text:p>
          </table:table-cell>
          <table:table-cell/>
          <table:table-cell table:style-name="ce52" office:value-type="string" calcext:value-type="string">
            <text:p>Coordinate Index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16]+[.Q16]" office:value-type="float" office:value="707" calcext:value-type="float">
            <text:p>707</text:p>
          </table:table-cell>
          <table:table-cell table:style-name="ce52" table:formula="of:=DEC2HEX([.R17])" office:value-type="string" office:string-value="2C3" calcext:value-type="string">
            <text:p>2C3</text:p>
          </table:table-cell>
          <table:table-cell table:number-columns-repeated="1005"/>
        </table:table-row>
        <table:table-row table:style-name="ro1">
          <table:table-cell/>
          <table:table-cell table:style-name="ce52" table:formula="of:=[.B17]+[.F17]" office:value-type="float" office:value="11607" calcext:value-type="float">
            <text:p>11607</text:p>
          </table:table-cell>
          <table:table-cell table:style-name="ce52" table:formula="of:=DEC2HEX([.B18])" office:value-type="string" office:string-value="2D57" calcext:value-type="string">
            <text:p>2D57</text:p>
          </table:table-cell>
          <table:table-cell table:style-name="ce52" table:formula="of:=[$'Memory Map'.B11]" office:value-type="float" office:value="1024" calcext:value-type="float">
            <text:p>1024</text:p>
          </table:table-cell>
          <table:table-cell table:style-name="ce52" table:formula="of:=&quot;$&quot; &amp; DEC2HEX([.D18];4)" office:value-type="string" office:string-value="$0400" calcext:value-type="string">
            <text:p>$0400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table:formula="of:=&quot;$&quot; &amp; DEC2HEX([.F18])" office:value-type="string" office:string-value="$B6" calcext:value-type="string">
            <text:p>$B6</text:p>
          </table:table-cell>
          <table:table-cell table:style-name="ce52" office:value-type="string" calcext:value-type="string" table:number-columns-spanned="2" table:number-rows-spanned="1">
            <text:p>Inn</text:p>
          </table:table-cell>
          <table:covered-table-cell table:style-name="ce52"/>
          <table:table-cell/>
          <table:table-cell table:style-name="ce52" office:value-type="string" calcext:value-type="string">
            <text:p>L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17]+[.L17]" office:value-type="float" office:value="716" calcext:value-type="float">
            <text:p>716</text:p>
          </table:table-cell>
          <table:table-cell table:style-name="ce52" table:formula="of:=DEC2HEX([.M18])" office:value-type="string" office:string-value="2CC" calcext:value-type="string">
            <text:p>2CC</text:p>
          </table:table-cell>
          <table:table-cell/>
          <table:table-cell table:style-name="ce52" office:value-type="string" calcext:value-type="string">
            <text:p>Multicolor Enable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17]+[.Q17]" office:value-type="float" office:value="708" calcext:value-type="float">
            <text:p>708</text:p>
          </table:table-cell>
          <table:table-cell table:style-name="ce52" table:formula="of:=DEC2HEX([.R18])" office:value-type="string" office:string-value="2C4" calcext:value-type="string">
            <text:p>2C4</text:p>
          </table:table-cell>
          <table:table-cell table:number-columns-repeated="1005"/>
        </table:table-row>
        <table:table-row table:style-name="ro1">
          <table:table-cell/>
          <table:table-cell table:style-name="ce52" table:formula="of:=[.B18]+[.F18]" office:value-type="float" office:value="11789" calcext:value-type="float">
            <text:p>11789</text:p>
          </table:table-cell>
          <table:table-cell table:style-name="ce52" table:formula="of:=DEC2HEX([.B19])" office:value-type="string" office:string-value="2E0D" calcext:value-type="string">
            <text:p>2E0D</text:p>
          </table:table-cell>
          <table:table-cell table:style-name="ce52" table:formula="of:=[$'Memory Map'.B21]" office:value-type="float" office:value="40704" calcext:value-type="float">
            <text:p>40704</text:p>
          </table:table-cell>
          <table:table-cell table:style-name="ce52" table:formula="of:=&quot;$&quot; &amp; DEC2HEX([.D19];4)" office:value-type="string" office:string-value="$9F00" calcext:value-type="string">
            <text:p>$9F00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table:formula="of:=&quot;$&quot; &amp; DEC2HEX([.F19])" office:value-type="string" office:string-value="$FA" calcext:value-type="string">
            <text:p>$FA</text:p>
          </table:table-cell>
          <table:table-cell table:style-name="ce52" office:value-type="string" calcext:value-type="string" table:number-columns-spanned="2" table:number-rows-spanned="1">
            <text:p>Music</text:p>
          </table:table-cell>
          <table:covered-table-cell table:style-name="ce52"/>
          <table:table-cell/>
          <table:table-cell table:style-name="ce52" office:value-type="string" calcext:value-type="string">
            <text:p>W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18]+[.L18]" office:value-type="float" office:value="718" calcext:value-type="float">
            <text:p>718</text:p>
          </table:table-cell>
          <table:table-cell table:style-name="ce52" table:formula="of:=DEC2HEX([.M19])" office:value-type="string" office:string-value="2CE" calcext:value-type="string">
            <text:p>2CE</text:p>
          </table:table-cell>
          <table:table-cell/>
          <table:table-cell table:style-name="ce52" office:value-type="string" calcext:value-type="string">
            <text:p>Sprite Enable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18]+[.Q18]" office:value-type="float" office:value="709" calcext:value-type="float">
            <text:p>709</text:p>
          </table:table-cell>
          <table:table-cell table:style-name="ce52" table:formula="of:=DEC2HEX([.R19])" office:value-type="string" office:string-value="2C5" calcext:value-type="string">
            <text:p>2C5</text:p>
          </table:table-cell>
          <table:table-cell table:number-columns-repeated="1005"/>
        </table:table-row>
        <table:table-row table:style-name="ro1">
          <table:table-cell/>
          <table:table-cell table:style-name="ce52" table:formula="of:=[.B19]+[.F19]" office:value-type="float" office:value="12039" calcext:value-type="float">
            <text:p>12039</text:p>
          </table:table-cell>
          <table:table-cell table:style-name="ce52" table:formula="of:=DEC2HEX([.B20])" office:value-type="string" office:string-value="2F07" calcext:value-type="string">
            <text:p>2F07</text:p>
          </table:table-cell>
          <table:table-cell table:style-name="ce52" table:formula="of:=[$'Memory Map'.B29]" office:value-type="float" office:value="49152" calcext:value-type="float">
            <text:p>49152</text:p>
          </table:table-cell>
          <table:table-cell table:style-name="ce52" table:formula="of:=&quot;$&quot; &amp; DEC2HEX([.D20];4)" office:value-type="string" office:string-value="$C000" calcext:value-type="string">
            <text:p>$C000</text:p>
          </table:table-cell>
          <table:table-cell table:style-name="ce52" office:value-type="float" office:value="2509" calcext:value-type="float">
            <text:p>2509</text:p>
          </table:table-cell>
          <table:table-cell table:style-name="ce52" table:formula="of:=&quot;$&quot; &amp; DEC2HEX([.F20])" office:value-type="string" office:string-value="$9CD" calcext:value-type="string">
            <text:p>$9CD</text:p>
          </table:table-cell>
          <table:table-cell table:style-name="ce52" office:value-type="string" calcext:value-type="string" table:number-columns-spanned="2" table:number-rows-spanned="1">
            <text:p>ML Game Routines</text:p>
          </table:table-cell>
          <table:covered-table-cell table:style-name="ce52"/>
          <table:table-cell/>
          <table:table-cell table:style-name="ce52" office:value-type="string" calcext:value-type="string">
            <text:p>SF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19]+[.L19]" office:value-type="float" office:value="720" calcext:value-type="float">
            <text:p>720</text:p>
          </table:table-cell>
          <table:table-cell table:style-name="ce52" table:formula="of:=DEC2HEX([.M20])" office:value-type="string" office:string-value="2D0" calcext:value-type="string">
            <text:p>2D0</text:p>
          </table:table-cell>
          <table:table-cell/>
          <table:table-cell table:style-name="ce52" office:value-type="string" calcext:value-type="string">
            <text:p>Sprite 0 Color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19]+[.Q19]" office:value-type="float" office:value="710" calcext:value-type="float">
            <text:p>710</text:p>
          </table:table-cell>
          <table:table-cell table:style-name="ce52" table:formula="of:=DEC2HEX([.R20])" office:value-type="string" office:string-value="2C6" calcext:value-type="string">
            <text:p>2C6</text:p>
          </table:table-cell>
          <table:table-cell table:number-columns-repeated="1005"/>
        </table:table-row>
        <table:table-row table:style-name="ro1">
          <table:table-cell/>
          <table:table-cell table:style-name="ce52" table:formula="of:=[.B20]+[.F20]" office:value-type="float" office:value="14548" calcext:value-type="float">
            <text:p>14548</text:p>
          </table:table-cell>
          <table:table-cell table:style-name="ce52" table:formula="of:=DEC2HEX([.B21])" office:value-type="string" office:string-value="38D4" calcext:value-type="string">
            <text:p>38D4</text:p>
          </table:table-cell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420" calcext:value-type="float">
            <text:p>420</text:p>
          </table:table-cell>
          <table:table-cell table:style-name="ce52" table:formula="of:=&quot;$&quot; &amp; DEC2HEX([.F21])" office:value-type="string" office:string-value="$1A4" calcext:value-type="string">
            <text:p>$1A4</text:p>
          </table:table-cell>
          <table:table-cell table:style-name="ce91" office:value-type="string" calcext:value-type="string" table:number-columns-spanned="2" table:number-rows-spanned="1">
            <text:p>ML Loader Routines</text:p>
          </table:table-cell>
          <table:covered-table-cell table:style-name="ce52"/>
          <table:table-cell/>
          <table:table-cell table:style-name="ce52" office:value-type="string" calcext:value-type="string">
            <text:p>SC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0]+[.L20]" office:value-type="float" office:value="722" calcext:value-type="float">
            <text:p>722</text:p>
          </table:table-cell>
          <table:table-cell table:style-name="ce52" table:formula="of:=DEC2HEX([.M21])" office:value-type="string" office:string-value="2D2" calcext:value-type="string">
            <text:p>2D2</text:p>
          </table:table-cell>
          <table:table-cell/>
          <table:table-cell table:style-name="ce52" office:value-type="string" calcext:value-type="string">
            <text:p>Sprite 1 Color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20]+[.Q20]" office:value-type="float" office:value="711" calcext:value-type="float">
            <text:p>711</text:p>
          </table:table-cell>
          <table:table-cell table:style-name="ce52" table:formula="of:=DEC2HEX([.R21])" office:value-type="string" office:string-value="2C7" calcext:value-type="string">
            <text:p>2C7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0" office:value-type="string" calcext:value-type="string">
            <text:p>Total Length</text:p>
          </table:table-cell>
          <table:table-cell table:style-name="ce64" table:formula="of:=SUM([.F10:.F21])+1" office:value-type="float" office:value="12921" calcext:value-type="float">
            <text:p>12921</text:p>
          </table:table-cell>
          <table:table-cell table:number-columns-repeated="4"/>
          <table:table-cell table:style-name="ce52" office:value-type="string" calcext:value-type="string">
            <text:p>CL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1]+[.L21]" office:value-type="float" office:value="724" calcext:value-type="float">
            <text:p>724</text:p>
          </table:table-cell>
          <table:table-cell table:style-name="ce52" table:formula="of:=DEC2HEX([.M22])" office:value-type="string" office:string-value="2D4" calcext:value-type="string">
            <text:p>2D4</text:p>
          </table:table-cell>
          <table:table-cell/>
          <table:table-cell table:style-name="ce52" office:value-type="string" calcext:value-type="string">
            <text:p>Sprite 2 Color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21]+[.Q21]" office:value-type="float" office:value="712" calcext:value-type="float">
            <text:p>712</text:p>
          </table:table-cell>
          <table:table-cell table:style-name="ce52" table:formula="of:=DEC2HEX([.R22])" office:value-type="string" office:string-value="2C8" calcext:value-type="string">
            <text:p>2C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IntScratch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2]+[.L22]" office:value-type="float" office:value="726" calcext:value-type="float">
            <text:p>726</text:p>
          </table:table-cell>
          <table:table-cell table:style-name="ce52" table:formula="of:=DEC2HEX([.M23])" office:value-type="string" office:string-value="2D6" calcext:value-type="string">
            <text:p>2D6</text:p>
          </table:table-cell>
          <table:table-cell/>
          <table:table-cell table:style-name="ce52" office:value-type="string" calcext:value-type="string">
            <text:p>Sprite 3 Color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22]+[.Q22]" office:value-type="float" office:value="713" calcext:value-type="float">
            <text:p>713</text:p>
          </table:table-cell>
          <table:table-cell table:style-name="ce52" table:formula="of:=DEC2HEX([.R23])" office:value-type="string" office:string-value="2C9" calcext:value-type="string">
            <text:p>2C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0,0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3]+[.L23]" office:value-type="float" office:value="728" calcext:value-type="float">
            <text:p>728</text:p>
          </table:table-cell>
          <table:table-cell table:style-name="ce52" table:formula="of:=DEC2HEX([.M24])" office:value-type="string" office:string-value="2D8" calcext:value-type="string">
            <text:p>2D8</text:p>
          </table:table-cell>
          <table:table-cell/>
          <table:table-cell table:style-name="ce52" office:value-type="string" calcext:value-type="string">
            <text:p>Sprite 4 Color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23]+[.Q23]" office:value-type="float" office:value="714" calcext:value-type="float">
            <text:p>714</text:p>
          </table:table-cell>
          <table:table-cell table:style-name="ce52" table:formula="of:=DEC2HEX([.R24])" office:value-type="string" office:string-value="2CA" calcext:value-type="string">
            <text:p>2CA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0,1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4]+[.L24]" office:value-type="float" office:value="730" calcext:value-type="float">
            <text:p>730</text:p>
          </table:table-cell>
          <table:table-cell table:style-name="ce52" table:formula="of:=DEC2HEX([.M25])" office:value-type="string" office:string-value="2DA" calcext:value-type="string">
            <text:p>2DA</text:p>
          </table:table-cell>
          <table:table-cell/>
          <table:table-cell table:style-name="ce52" office:value-type="string" calcext:value-type="string">
            <text:p>Sprite 5 Color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24]+[.Q24]" office:value-type="float" office:value="715" calcext:value-type="float">
            <text:p>715</text:p>
          </table:table-cell>
          <table:table-cell table:style-name="ce52" table:formula="of:=DEC2HEX([.R25])" office:value-type="string" office:string-value="2CB" calcext:value-type="string">
            <text:p>2CB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0,2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5]+[.L25]" office:value-type="float" office:value="732" calcext:value-type="float">
            <text:p>732</text:p>
          </table:table-cell>
          <table:table-cell table:style-name="ce52" table:formula="of:=DEC2HEX([.M26])" office:value-type="string" office:string-value="2DC" calcext:value-type="string">
            <text:p>2DC</text:p>
          </table:table-cell>
          <table:table-cell/>
          <table:table-cell table:style-name="ce52" office:value-type="string" calcext:value-type="string">
            <text:p>Sprite 6 Color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25]+[.Q25]" office:value-type="float" office:value="716" calcext:value-type="float">
            <text:p>716</text:p>
          </table:table-cell>
          <table:table-cell table:style-name="ce52" table:formula="of:=DEC2HEX([.R26])" office:value-type="string" office:string-value="2CC" calcext:value-type="string">
            <text:p>2CC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0,3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6]+[.L26]" office:value-type="float" office:value="734" calcext:value-type="float">
            <text:p>734</text:p>
          </table:table-cell>
          <table:table-cell table:style-name="ce52" table:formula="of:=DEC2HEX([.M27])" office:value-type="string" office:string-value="2DE" calcext:value-type="string">
            <text:p>2DE</text:p>
          </table:table-cell>
          <table:table-cell/>
          <table:table-cell table:style-name="ce52" office:value-type="string" calcext:value-type="string">
            <text:p>Sprite 7 Color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26]+[.Q26]" office:value-type="float" office:value="717" calcext:value-type="float">
            <text:p>717</text:p>
          </table:table-cell>
          <table:table-cell table:style-name="ce52" table:formula="of:=DEC2HEX([.R27])" office:value-type="string" office:string-value="2CD" calcext:value-type="string">
            <text:p>2CD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1,0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7]+[.L27]" office:value-type="float" office:value="736" calcext:value-type="float">
            <text:p>736</text:p>
          </table:table-cell>
          <table:table-cell table:style-name="ce52" table:formula="of:=DEC2HEX([.M28])" office:value-type="string" office:string-value="2E0" calcext:value-type="string">
            <text:p>2E0</text:p>
          </table:table-cell>
          <table:table-cell/>
          <table:table-cell table:style-name="ce52" office:value-type="string" calcext:value-type="string">
            <text:p>Coordinate Pointer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R27]+[.Q27]" office:value-type="float" office:value="718" calcext:value-type="float">
            <text:p>718</text:p>
          </table:table-cell>
          <table:table-cell table:style-name="ce52" table:formula="of:=DEC2HEX([.R28])" office:value-type="string" office:string-value="2CE" calcext:value-type="string">
            <text:p>2CE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1,1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8]+[.L28]" office:value-type="float" office:value="738" calcext:value-type="float">
            <text:p>738</text:p>
          </table:table-cell>
          <table:table-cell table:style-name="ce52" table:formula="of:=DEC2HEX([.M29])" office:value-type="string" office:string-value="2E2" calcext:value-type="string">
            <text:p>2E2</text:p>
          </table:table-cell>
          <table:table-cell/>
          <table:table-cell table:style-name="ce52" table:number-columns-repeated="2"/>
          <table:table-cell table:style-name="ce52" table:formula="of:=[.R28]+[.Q28]" office:value-type="float" office:value="720" calcext:value-type="float">
            <text:p>720</text:p>
          </table:table-cell>
          <table:table-cell table:style-name="ce52" table:formula="of:=DEC2HEX([.R29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1,2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29]+[.L29]" office:value-type="float" office:value="740" calcext:value-type="float">
            <text:p>740</text:p>
          </table:table-cell>
          <table:table-cell table:style-name="ce52" table:formula="of:=DEC2HEX([.M30])" office:value-type="string" office:string-value="2E4" calcext:value-type="string">
            <text:p>2E4</text:p>
          </table:table-cell>
          <table:table-cell/>
          <table:table-cell table:style-name="ce52" table:number-columns-repeated="2"/>
          <table:table-cell table:style-name="ce52" table:formula="of:=[.R29]+[.Q29]" office:value-type="float" office:value="720" calcext:value-type="float">
            <text:p>720</text:p>
          </table:table-cell>
          <table:table-cell table:style-name="ce52" table:formula="of:=DEC2HEX([.R30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1,3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30]+[.L30]" office:value-type="float" office:value="742" calcext:value-type="float">
            <text:p>742</text:p>
          </table:table-cell>
          <table:table-cell table:style-name="ce52" table:formula="of:=DEC2HEX([.M31])" office:value-type="string" office:string-value="2E6" calcext:value-type="string">
            <text:p>2E6</text:p>
          </table:table-cell>
          <table:table-cell/>
          <table:table-cell table:style-name="ce52" table:number-columns-repeated="2"/>
          <table:table-cell table:style-name="ce52" table:formula="of:=[.R30]+[.Q30]" office:value-type="float" office:value="720" calcext:value-type="float">
            <text:p>720</text:p>
          </table:table-cell>
          <table:table-cell table:style-name="ce52" table:formula="of:=DEC2HEX([.R31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2,0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31]+[.L31]" office:value-type="float" office:value="744" calcext:value-type="float">
            <text:p>744</text:p>
          </table:table-cell>
          <table:table-cell table:style-name="ce52" table:formula="of:=DEC2HEX([.M32])" office:value-type="string" office:string-value="2E8" calcext:value-type="string">
            <text:p>2E8</text:p>
          </table:table-cell>
          <table:table-cell/>
          <table:table-cell table:style-name="ce52" table:number-columns-repeated="2"/>
          <table:table-cell table:style-name="ce52" table:formula="of:=[.R31]+[.Q31]" office:value-type="float" office:value="720" calcext:value-type="float">
            <text:p>720</text:p>
          </table:table-cell>
          <table:table-cell table:style-name="ce52" table:formula="of:=DEC2HEX([.R32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2,1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32]+[.L32]" office:value-type="float" office:value="746" calcext:value-type="float">
            <text:p>746</text:p>
          </table:table-cell>
          <table:table-cell table:style-name="ce52" table:formula="of:=DEC2HEX([.M33])" office:value-type="string" office:string-value="2EA" calcext:value-type="string">
            <text:p>2EA</text:p>
          </table:table-cell>
          <table:table-cell/>
          <table:table-cell table:style-name="ce52" table:number-columns-repeated="2"/>
          <table:table-cell table:style-name="ce52" table:formula="of:=[.R32]+[.Q32]" office:value-type="float" office:value="720" calcext:value-type="float">
            <text:p>720</text:p>
          </table:table-cell>
          <table:table-cell table:style-name="ce52" table:formula="of:=DEC2HEX([.R33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2,2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33]+[.L33]" office:value-type="float" office:value="748" calcext:value-type="float">
            <text:p>748</text:p>
          </table:table-cell>
          <table:table-cell table:style-name="ce52" table:formula="of:=DEC2HEX([.M34])" office:value-type="string" office:string-value="2EC" calcext:value-type="string">
            <text:p>2EC</text:p>
          </table:table-cell>
          <table:table-cell/>
          <table:table-cell table:style-name="ce52" table:number-columns-repeated="2"/>
          <table:table-cell table:style-name="ce52" table:formula="of:=[.R33]+[.Q33]" office:value-type="float" office:value="720" calcext:value-type="float">
            <text:p>720</text:p>
          </table:table-cell>
          <table:table-cell table:style-name="ce52" table:formula="of:=DEC2HEX([.R34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2,3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34]+[.L34]" office:value-type="float" office:value="750" calcext:value-type="float">
            <text:p>750</text:p>
          </table:table-cell>
          <table:table-cell table:style-name="ce52" table:formula="of:=DEC2HEX([.M35])" office:value-type="string" office:string-value="2EE" calcext:value-type="string">
            <text:p>2EE</text:p>
          </table:table-cell>
          <table:table-cell/>
          <table:table-cell table:style-name="ce52" table:number-columns-repeated="2"/>
          <table:table-cell table:style-name="ce52" table:formula="of:=[.R34]+[.Q34]" office:value-type="float" office:value="720" calcext:value-type="float">
            <text:p>720</text:p>
          </table:table-cell>
          <table:table-cell table:style-name="ce52" table:formula="of:=DEC2HEX([.R35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3,0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35]+[.L35]" office:value-type="float" office:value="752" calcext:value-type="float">
            <text:p>752</text:p>
          </table:table-cell>
          <table:table-cell table:style-name="ce52" table:formula="of:=DEC2HEX([.M36])" office:value-type="string" office:string-value="2F0" calcext:value-type="string">
            <text:p>2F0</text:p>
          </table:table-cell>
          <table:table-cell/>
          <table:table-cell table:style-name="ce52" table:number-columns-repeated="2"/>
          <table:table-cell table:style-name="ce52" table:formula="of:=[.R35]+[.Q35]" office:value-type="float" office:value="720" calcext:value-type="float">
            <text:p>720</text:p>
          </table:table-cell>
          <table:table-cell table:style-name="ce52" table:formula="of:=DEC2HEX([.R36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3,1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36]+[.L36]" office:value-type="float" office:value="754" calcext:value-type="float">
            <text:p>754</text:p>
          </table:table-cell>
          <table:table-cell table:style-name="ce52" table:formula="of:=DEC2HEX([.M37])" office:value-type="string" office:string-value="2F2" calcext:value-type="string">
            <text:p>2F2</text:p>
          </table:table-cell>
          <table:table-cell/>
          <table:table-cell table:style-name="ce52" table:number-columns-repeated="2"/>
          <table:table-cell table:style-name="ce52" table:formula="of:=[.R36]+[.Q36]" office:value-type="float" office:value="720" calcext:value-type="float">
            <text:p>720</text:p>
          </table:table-cell>
          <table:table-cell table:style-name="ce52" table:formula="of:=DEC2HEX([.R37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3,2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37]+[.L37]" office:value-type="float" office:value="756" calcext:value-type="float">
            <text:p>756</text:p>
          </table:table-cell>
          <table:table-cell table:style-name="ce52" table:formula="of:=DEC2HEX([.M38])" office:value-type="string" office:string-value="2F4" calcext:value-type="string">
            <text:p>2F4</text:p>
          </table:table-cell>
          <table:table-cell/>
          <table:table-cell table:style-name="ce52" table:number-columns-repeated="2"/>
          <table:table-cell table:style-name="ce52" table:formula="of:=[.R37]+[.Q37]" office:value-type="float" office:value="720" calcext:value-type="float">
            <text:p>720</text:p>
          </table:table-cell>
          <table:table-cell table:style-name="ce52" table:formula="of:=DEC2HEX([.R38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P(3,3)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38]+[.L38]" office:value-type="float" office:value="758" calcext:value-type="float">
            <text:p>758</text:p>
          </table:table-cell>
          <table:table-cell table:style-name="ce52" table:formula="of:=DEC2HEX([.M39])" office:value-type="string" office:string-value="2F6" calcext:value-type="string">
            <text:p>2F6</text:p>
          </table:table-cell>
          <table:table-cell/>
          <table:table-cell table:style-name="ce52" table:number-columns-repeated="2"/>
          <table:table-cell table:style-name="ce52" table:formula="of:=[.R38]+[.Q38]" office:value-type="float" office:value="720" calcext:value-type="float">
            <text:p>720</text:p>
          </table:table-cell>
          <table:table-cell table:style-name="ce52" table:formula="of:=DEC2HEX([.R39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CountY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M39]+[.L39]" office:value-type="float" office:value="760" calcext:value-type="float">
            <text:p>760</text:p>
          </table:table-cell>
          <table:table-cell table:style-name="ce52" table:formula="of:=DEC2HEX([.M40])" office:value-type="string" office:string-value="2F8" calcext:value-type="string">
            <text:p>2F8</text:p>
          </table:table-cell>
          <table:table-cell/>
          <table:table-cell table:style-name="ce52" table:number-columns-repeated="2"/>
          <table:table-cell table:style-name="ce52" table:formula="of:=[.R39]+[.Q39]" office:value-type="float" office:value="720" calcext:value-type="float">
            <text:p>720</text:p>
          </table:table-cell>
          <table:table-cell table:style-name="ce52" table:formula="of:=DEC2HEX([.R40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CountX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M40]+[.L40]" office:value-type="float" office:value="761" calcext:value-type="float">
            <text:p>761</text:p>
          </table:table-cell>
          <table:table-cell table:style-name="ce52" table:formula="of:=DEC2HEX([.M41])" office:value-type="string" office:string-value="2F9" calcext:value-type="string">
            <text:p>2F9</text:p>
          </table:table-cell>
          <table:table-cell/>
          <table:table-cell table:style-name="ce52" table:number-columns-repeated="2"/>
          <table:table-cell table:style-name="ce52" table:formula="of:=[.R40]+[.Q40]" office:value-type="float" office:value="720" calcext:value-type="float">
            <text:p>720</text:p>
          </table:table-cell>
          <table:table-cell table:style-name="ce52" table:formula="of:=DEC2HEX([.R41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table:number-columns-repeated="2"/>
          <table:table-cell table:style-name="ce52" table:formula="of:=[.M41]+[.L41]" office:value-type="float" office:value="762" calcext:value-type="float">
            <text:p>762</text:p>
          </table:table-cell>
          <table:table-cell table:style-name="ce52" table:formula="of:=DEC2HEX([.M42])" office:value-type="string" office:string-value="2FA" calcext:value-type="string">
            <text:p>2FA</text:p>
          </table:table-cell>
          <table:table-cell/>
          <table:table-cell table:style-name="ce52" table:number-columns-repeated="2"/>
          <table:table-cell table:style-name="ce52" table:formula="of:=[.R41]+[.Q41]" office:value-type="float" office:value="720" calcext:value-type="float">
            <text:p>720</text:p>
          </table:table-cell>
          <table:table-cell table:style-name="ce52" table:formula="of:=DEC2HEX([.R42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table:number-columns-repeated="2"/>
          <table:table-cell table:style-name="ce52" table:formula="of:=[.M42]+[.L42]" office:value-type="float" office:value="762" calcext:value-type="float">
            <text:p>762</text:p>
          </table:table-cell>
          <table:table-cell table:style-name="ce52" table:formula="of:=DEC2HEX([.M43])" office:value-type="string" office:string-value="2FA" calcext:value-type="string">
            <text:p>2FA</text:p>
          </table:table-cell>
          <table:table-cell/>
          <table:table-cell table:style-name="ce52" table:number-columns-repeated="2"/>
          <table:table-cell table:style-name="ce52" table:formula="of:=[.R42]+[.Q42]" office:value-type="float" office:value="720" calcext:value-type="float">
            <text:p>720</text:p>
          </table:table-cell>
          <table:table-cell table:style-name="ce52" table:formula="of:=DEC2HEX([.R43])" office:value-type="string" office:string-value="2D0" calcext:value-type="string">
            <text:p>2D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Explored Pointer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64" calcext:value-type="float">
            <text:p>764</text:p>
          </table:table-cell>
          <table:table-cell table:style-name="ce52" table:formula="of:=DEC2HEX([.M44])" office:value-type="string" office:string-value="2FC" calcext:value-type="string">
            <text:p>2FC</text:p>
          </table:table-cell>
          <table:table-cell/>
          <table:table-cell table:style-name="ce52" office:value-type="string" calcext:value-type="string">
            <text:p>Explored Pointer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64" calcext:value-type="float">
            <text:p>764</text:p>
          </table:table-cell>
          <table:table-cell table:style-name="ce52" table:formula="of:=DEC2HEX([.R44])" office:value-type="string" office:string-value="2FC" calcext:value-type="string">
            <text:p>2FC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Location Visited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M44]+[.L44]" office:value-type="float" office:value="765" calcext:value-type="float">
            <text:p>765</text:p>
          </table:table-cell>
          <table:table-cell table:style-name="ce52" table:formula="of:=DEC2HEX([.M45])" office:value-type="string" office:string-value="2FD" calcext:value-type="string">
            <text:p>2FD</text:p>
          </table:table-cell>
          <table:table-cell/>
          <table:table-cell table:style-name="ce52" office:value-type="string" calcext:value-type="string">
            <text:p>Location Visited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R44]+[.Q44]" office:value-type="float" office:value="765" calcext:value-type="float">
            <text:p>765</text:p>
          </table:table-cell>
          <table:table-cell table:style-name="ce52" table:formula="of:=DEC2HEX([.R45])" office:value-type="string" office:string-value="2FD" calcext:value-type="string">
            <text:p>2FD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2" office:value-type="string" calcext:value-type="string">
            <text:p>Add_16 Result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M45]+[.L45]" office:value-type="float" office:value="766" calcext:value-type="float">
            <text:p>766</text:p>
          </table:table-cell>
          <table:table-cell table:style-name="ce52" table:formula="of:=DEC2HEX([.M46])" office:value-type="string" office:string-value="2FE" calcext:value-type="string">
            <text:p>2FE</text:p>
          </table:table-cell>
          <table:table-cell/>
          <table:table-cell table:style-name="ce52" office:value-type="string" calcext:value-type="string">
            <text:p>Add_16 Result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[.R45]+[.Q45]" office:value-type="float" office:value="766" calcext:value-type="float">
            <text:p>766</text:p>
          </table:table-cell>
          <table:table-cell table:style-name="ce52" table:formula="of:=DEC2HEX([.R46])" office:value-type="string" office:string-value="2FE" calcext:value-type="string">
            <text:p>2FE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50" office:value-type="string" calcext:value-type="string">
            <text:p>Used</text:p>
          </table:table-cell>
          <table:table-cell table:style-name="ce64" table:formula="of:=SUM([.L6:.L46])" office:value-type="float" office:value="87" calcext:value-type="float">
            <text:p>87</text:p>
          </table:table-cell>
          <table:table-cell table:number-columns-repeated="3"/>
          <table:table-cell table:style-name="ce50" office:value-type="string" calcext:value-type="string">
            <text:p>Used</text:p>
          </table:table-cell>
          <table:table-cell table:style-name="ce64" table:formula="of:=SUM([.Q6:.Q46])"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50" office:value-type="string" calcext:value-type="string">
            <text:p>Available</text:p>
          </table:table-cell>
          <table:table-cell table:style-name="ce64" table:formula="of:=(768-679)-[.L47]" office:value-type="float" office:value="2" calcext:value-type="float">
            <text:p>2</text:p>
          </table:table-cell>
          <table:table-cell table:number-columns-repeated="3"/>
          <table:table-cell table:style-name="ce50" office:value-type="string" calcext:value-type="string">
            <text:p>Available</text:p>
          </table:table-cell>
          <table:table-cell table:style-name="ce64" table:formula="of:=(768-679)-[.Q47]" office:value-type="float" office:value="44" calcext:value-type="float">
            <text:p>44</text:p>
          </table:table-cell>
          <table:table-cell table:number-columns-repeated="100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s" table:style-name="ta1">
        <table:table-column table:style-name="co1" table:default-cell-style-name="ce93"/>
        <table:table-column table:style-name="co7" table:default-cell-style-name="ce93"/>
        <table:table-column table:style-name="co32" table:default-cell-style-name="ce93"/>
        <table:table-column table:style-name="co33" table:number-columns-repeated="2" table:default-cell-style-name="ce93"/>
        <table:table-column table:style-name="co7" table:number-columns-repeated="2" table:default-cell-style-name="ce93"/>
        <table:table-column table:style-name="co21" table:default-cell-style-name="ce93"/>
        <table:table-column table:style-name="co34" table:default-cell-style-name="ce93"/>
        <table:table-column table:style-name="co7" table:number-columns-repeated="1014" table:default-cell-style-name="ce93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UP(H)</text:p>
          </table:table-cell>
          <table:table-cell office:value-type="string" calcext:value-type="string">
            <text:p>H AND 3</text:p>
          </table:table-cell>
          <table:table-cell office:value-type="string" calcext:value-type="string">
            <text:p>Upper Wall</text:p>
          </table:table-cell>
          <table:table-cell office:value-type="string" calcext:value-type="string">
            <text:p>Mask bits 0 and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F(H)</text:p>
          </table:table-cell>
          <table:table-cell office:value-type="string" calcext:value-type="string">
            <text:p>INT(H/4) AND 3</text:p>
          </table:table-cell>
          <table:table-cell office:value-type="string" calcext:value-type="string">
            <text:p>Left Wall</text:p>
          </table:table-cell>
          <table:table-cell office:value-type="string" calcext:value-type="string">
            <text:p>Mask bits 2 and 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(H)</text:p>
          </table:table-cell>
          <table:table-cell office:value-type="string" calcext:value-type="string">
            <text:p>INT(RND(1)*H+1)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Roll H-sided D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(H)</text:p>
          </table:table-cell>
          <table:table-cell office:value-type="string" calcext:value-type="string">
            <text:p>INT(H/TF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 number right by 8 bi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D(I)</text:p>
          </table:table-cell>
          <table:table-cell office:value-type="string" calcext:value-type="string">
            <text:p>I-INT(I/10)*10</text:p>
          </table:table-cell>
          <table:table-cell office:value-type="string" calcext:value-type="string">
            <text:p>Remainder</text:p>
          </table:table-cell>
          <table:table-cell office:value-type="string" calcext:value-type="string">
            <text:p>Modulo 10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94" office:value-type="string" calcext:value-type="string">
            <text:p>Hex Address</text:p>
          </table:table-cell>
          <table:table-cell table:style-name="ce94" office:value-type="string" calcext:value-type="string">
            <text:p>Decimal Address</text:p>
          </table:table-cell>
          <table:table-cell table:style-name="ce94" office:value-type="string" calcext:value-type="string">
            <text:p>Length</text:p>
          </table:table-cell>
          <table:table-cell table:style-name="ce96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01"/>
          <table:table-cell table:style-name="ce94" office:value-type="string" calcext:value-type="string">
            <text:p>Offset</text:p>
          </table:table-cell>
          <table:table-cell table:style-name="ce94" office:value-type="string" calcext:value-type="string">
            <text:p>BASIC Variable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10];4)" office:value-type="string" office:string-value="C000" calcext:value-type="string">
            <text:p>C000</text:p>
          </table:table-cell>
          <table:table-cell table:style-name="ce95" office:value-type="float" office:value="49152" calcext:value-type="float">
            <text:p>49152</text:p>
          </table:table-cell>
          <table:table-cell table:style-name="ce95" office:value-type="float" office:value="40" calcext:value-type="float">
            <text:p>40</text:p>
          </table:table-cell>
          <table:table-cell table:style-name="ce97" office:value-type="string" calcext:value-type="string" table:number-columns-spanned="3" table:number-rows-spanned="1">
            <text:p>Copy section of display data</text:p>
          </table:table-cell>
          <table:covered-table-cell table:number-columns-repeated="2" table:style-name="ce102"/>
          <table:table-cell table:style-name="ce95" table:formula="of:=[.C10]-[.C$10]" office:value-type="float" office:value="0" calcext:value-type="float">
            <text:p>0</text:p>
          </table:table-cell>
          <table:table-cell table:style-name="ce95" office:value-type="string" calcext:value-type="string">
            <text:p>BM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11];4)" office:value-type="string" office:string-value="C028" calcext:value-type="string">
            <text:p>C028</text:p>
          </table:table-cell>
          <table:table-cell table:style-name="ce95" table:formula="of:=[.C10]+[.D10]" office:value-type="float" office:value="49192" calcext:value-type="float">
            <text:p>49192</text:p>
          </table:table-cell>
          <table:table-cell table:style-name="ce95" office:value-type="float" office:value="13" calcext:value-type="float">
            <text:p>13</text:p>
          </table:table-cell>
          <table:table-cell table:style-name="ce98" office:value-type="string" calcext:value-type="string" table:number-columns-spanned="3" table:number-rows-spanned="1">
            <text:p>Clear bottom 5 rows of Video Matrix</text:p>
          </table:table-cell>
          <table:covered-table-cell table:number-columns-repeated="2" table:style-name="ce102"/>
          <table:table-cell table:style-name="ce95" table:formula="of:=[.C11]-[.C$10]" office:value-type="float" office:value="40" calcext:value-type="float">
            <text:p>40</text:p>
          </table:table-cell>
          <table:table-cell table:style-name="ce95" office:value-type="string" calcext:value-type="string">
            <text:p>C5</text:p>
          </table:table-cell>
          <table:table-cell table:number-columns-repeated="2"/>
          <table:table-cell table:style-name="ce104" table:number-columns-spanned="2" table:number-rows-spanned="1"/>
          <table:covered-table-cell table:style-name="ce104"/>
          <table:table-cell table:style-name="ce105"/>
          <table:table-cell table:number-columns-repeated="1009"/>
        </table:table-row>
        <table:table-row table:style-name="ro1">
          <table:table-cell/>
          <table:table-cell table:style-name="ce95" table:formula="of:=DEC2HEX([.C12];4)" office:value-type="string" office:string-value="C035" calcext:value-type="string">
            <text:p>C035</text:p>
          </table:table-cell>
          <table:table-cell table:style-name="ce95" table:formula="of:=[.C11]+[.D11]" office:value-type="float" office:value="49205" calcext:value-type="float">
            <text:p>49205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string" calcext:value-type="string" table:number-columns-spanned="3" table:number-rows-spanned="1">
            <text:p>Fill Dungeon View (22x20) Video Matrix with ASCII spaces</text:p>
          </table:table-cell>
          <table:covered-table-cell table:number-columns-repeated="2" table:style-name="ce102"/>
          <table:table-cell table:style-name="ce95" table:formula="of:=[.C12]-[.C$10]" office:value-type="float" office:value="53" calcext:value-type="float">
            <text:p>53</text:p>
          </table:table-cell>
          <table:table-cell table:style-name="ce95" office:value-type="string" calcext:value-type="string">
            <text:p>DV</text:p>
          </table:table-cell>
          <table:table-cell table:style-name="ce103"/>
          <table:table-cell/>
          <table:table-cell table:style-name="ce104" table:number-columns-spanned="2" table:number-rows-spanned="1"/>
          <table:covered-table-cell table:style-name="ce104"/>
          <table:table-cell table:style-name="ce105"/>
          <table:table-cell table:number-columns-repeated="1009"/>
        </table:table-row>
        <table:table-row table:style-name="ro1">
          <table:table-cell/>
          <table:table-cell table:style-name="ce95" table:formula="of:=DEC2HEX([.C13];4)" office:value-type="string" office:string-value="C03E" calcext:value-type="string">
            <text:p>C03E</text:p>
          </table:table-cell>
          <table:table-cell table:style-name="ce95" table:formula="of:=[.C12]+[.D12]" office:value-type="float" office:value="49214" calcext:value-type="float">
            <text:p>49214</text:p>
          </table:table-cell>
          <table:table-cell table:style-name="ce95" office:value-type="float" office:value="40" calcext:value-type="float">
            <text:p>40</text:p>
          </table:table-cell>
          <table:table-cell table:style-name="ce98" office:value-type="string" calcext:value-type="string" table:number-columns-spanned="3" table:number-rows-spanned="1">
            <text:p>Fill Dungeon View (22x20) Color RAM with Brown</text:p>
          </table:table-cell>
          <table:covered-table-cell table:number-columns-repeated="2" table:style-name="ce102"/>
          <table:table-cell table:style-name="ce95" table:formula="of:=[.C13]-[.C$10]" office:value-type="float" office:value="62" calcext:value-type="float">
            <text:p>62</text:p>
          </table:table-cell>
          <table:table-cell table:style-name="ce95" office:value-type="string" calcext:value-type="string">
            <text:p>DC</text:p>
          </table:table-cell>
          <table:table-cell table:style-name="ce103"/>
          <table:table-cell table:number-columns-repeated="1013"/>
        </table:table-row>
        <table:table-row table:style-name="ro1">
          <table:table-cell/>
          <table:table-cell table:style-name="ce95" table:formula="of:=DEC2HEX([.C14];4)" office:value-type="string" office:string-value="C066" calcext:value-type="string">
            <text:p>C066</text:p>
          </table:table-cell>
          <table:table-cell table:style-name="ce95" table:formula="of:=[.C13]+[.D13]" office:value-type="float" office:value="49254" calcext:value-type="float">
            <text:p>49254</text:p>
          </table:table-cell>
          <table:table-cell table:style-name="ce95" office:value-type="float" office:value="37" calcext:value-type="float">
            <text:p>37</text:p>
          </table:table-cell>
          <table:table-cell table:style-name="ce98" office:value-type="string" calcext:value-type="string" table:number-columns-spanned="3" table:number-rows-spanned="1">
            <text:p>Show Player's character graphics in Video Matrix</text:p>
          </table:table-cell>
          <table:covered-table-cell table:number-columns-repeated="2" table:style-name="ce102"/>
          <table:table-cell table:style-name="ce95" table:formula="of:=[.C14]-[.C$10]" office:value-type="float" office:value="102" calcext:value-type="float">
            <text:p>102</text:p>
          </table:table-cell>
          <table:table-cell table:style-name="ce95" office:value-type="string" calcext:value-type="string">
            <text:p>DP</text:p>
          </table:table-cell>
          <table:table-cell table:style-name="ce103"/>
          <table:table-cell table:number-columns-repeated="1013"/>
        </table:table-row>
        <table:table-row table:style-name="ro1">
          <table:table-cell/>
          <table:table-cell table:style-name="ce95" table:formula="of:=DEC2HEX([.C15];4)" office:value-type="string" office:string-value="C08B" calcext:value-type="string">
            <text:p>C08B</text:p>
          </table:table-cell>
          <table:table-cell table:style-name="ce95" table:formula="of:=[.C14]+[.D14]" office:value-type="float" office:value="49291" calcext:value-type="float">
            <text:p>49291</text:p>
          </table:table-cell>
          <table:table-cell table:style-name="ce95" office:value-type="float" office:value="15" calcext:value-type="float">
            <text:p>15</text:p>
          </table:table-cell>
          <table:table-cell table:style-name="ce98" office:value-type="string" calcext:value-type="string" table:number-columns-spanned="3" table:number-rows-spanned="1">
            <text:p>Remove Player's character graphics from Video Matrix</text:p>
          </table:table-cell>
          <table:covered-table-cell table:number-columns-repeated="2" table:style-name="ce102"/>
          <table:table-cell table:style-name="ce95" table:formula="of:=[.C15]-[.C$10]" office:value-type="float" office:value="139" calcext:value-type="float">
            <text:p>139</text:p>
          </table:table-cell>
          <table:table-cell table:style-name="ce95" office:value-type="string" calcext:value-type="string">
            <text:p>EP</text:p>
          </table:table-cell>
          <table:table-cell table:style-name="ce103"/>
          <table:table-cell table:number-columns-repeated="1013"/>
        </table:table-row>
        <table:table-row table:style-name="ro1">
          <table:table-cell/>
          <table:table-cell table:style-name="ce95" table:formula="of:=DEC2HEX([.C16];4)" office:value-type="string" office:string-value="C09A" calcext:value-type="string">
            <text:p>C09A</text:p>
          </table:table-cell>
          <table:table-cell table:style-name="ce95" table:formula="of:=[.C15]+[.D15]" office:value-type="float" office:value="49306" calcext:value-type="float">
            <text:p>49306</text:p>
          </table:table-cell>
          <table:table-cell table:style-name="ce95" office:value-type="float" office:value="74" calcext:value-type="float">
            <text:p>74</text:p>
          </table:table-cell>
          <table:table-cell table:style-name="ce98" office:value-type="string" calcext:value-type="string" table:number-columns-spanned="3" table:number-rows-spanned="1">
            <text:p>Print Horizontal Wall and Door</text:p>
          </table:table-cell>
          <table:covered-table-cell table:number-columns-repeated="2" table:style-name="ce102"/>
          <table:table-cell table:style-name="ce95" table:formula="of:=[.C16]-[.C$10]" office:value-type="float" office:value="154" calcext:value-type="float">
            <text:p>154</text:p>
          </table:table-cell>
          <table:table-cell table:style-name="ce95" office:value-type="string" calcext:value-type="string">
            <text:p>-</text:p>
          </table:table-cell>
          <table:table-cell table:style-name="ce103"/>
          <table:table-cell table:number-columns-repeated="1013"/>
        </table:table-row>
        <table:table-row table:style-name="ro1">
          <table:table-cell/>
          <table:table-cell table:style-name="ce95" table:formula="of:=DEC2HEX([.C17];4)" office:value-type="string" office:string-value="C0E4" calcext:value-type="string">
            <text:p>C0E4</text:p>
          </table:table-cell>
          <table:table-cell table:style-name="ce95" table:formula="of:=[.C16]+[.D16]" office:value-type="float" office:value="49380" calcext:value-type="float">
            <text:p>49380</text:p>
          </table:table-cell>
          <table:table-cell table:style-name="ce95" office:value-type="float" office:value="81" calcext:value-type="float">
            <text:p>81</text:p>
          </table:table-cell>
          <table:table-cell table:style-name="ce98" office:value-type="string" calcext:value-type="string" table:number-columns-spanned="3" table:number-rows-spanned="1">
            <text:p>Print Vertical Wall and Door</text:p>
          </table:table-cell>
          <table:covered-table-cell table:number-columns-repeated="2" table:style-name="ce102"/>
          <table:table-cell table:style-name="ce95" table:formula="of:=[.C17]-[.C$10]" office:value-type="float" office:value="228" calcext:value-type="float">
            <text:p>228</text:p>
          </table:table-cell>
          <table:table-cell table:style-name="ce9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18];4)" office:value-type="string" office:string-value="C135" calcext:value-type="string">
            <text:p>C135</text:p>
          </table:table-cell>
          <table:table-cell table:style-name="ce95" table:formula="of:=[.C17]+[.D17]" office:value-type="float" office:value="49461" calcext:value-type="float">
            <text:p>49461</text:p>
          </table:table-cell>
          <table:table-cell table:style-name="ce95" office:value-type="float" office:value="261" calcext:value-type="float">
            <text:p>261</text:p>
          </table:table-cell>
          <table:table-cell table:style-name="ce99" office:value-type="string" calcext:value-type="string" table:number-columns-spanned="3" table:number-rows-spanned="1">
            <text:p>Render effect of Light spell</text:p>
          </table:table-cell>
          <table:covered-table-cell table:number-columns-repeated="2" table:style-name="ce102"/>
          <table:table-cell table:style-name="ce95" table:formula="of:=[.C18]-[.C$10]" office:value-type="float" office:value="309" calcext:value-type="float">
            <text:p>309</text:p>
          </table:table-cell>
          <table:table-cell table:style-name="ce95" office:value-type="string" calcext:value-type="string">
            <text:p>RL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19];4)" office:value-type="string" office:string-value="C23A" calcext:value-type="string">
            <text:p>C23A</text:p>
          </table:table-cell>
          <table:table-cell table:style-name="ce95" table:formula="of:=[.C18]+[.D18]" office:value-type="float" office:value="49722" calcext:value-type="float">
            <text:p>49722</text:p>
          </table:table-cell>
          <table:table-cell table:style-name="ce95" office:value-type="float" office:value="22" calcext:value-type="float">
            <text:p>22</text:p>
          </table:table-cell>
          <table:table-cell table:style-name="ce100" office:value-type="string" calcext:value-type="string" table:number-columns-spanned="3" table:number-rows-spanned="1">
            <text:p>8-bit Multiply</text:p>
          </table:table-cell>
          <table:covered-table-cell table:number-columns-repeated="2" table:style-name="ce102"/>
          <table:table-cell table:style-name="ce95" table:formula="of:=[.C19]-[.C$10]" office:value-type="float" office:value="570" calcext:value-type="float">
            <text:p>570</text:p>
          </table:table-cell>
          <table:table-cell table:style-name="ce9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20];4)" office:value-type="string" office:string-value="C250" calcext:value-type="string">
            <text:p>C250</text:p>
          </table:table-cell>
          <table:table-cell table:style-name="ce95" table:formula="of:=[.C19]+[.D19]" office:value-type="float" office:value="49744" calcext:value-type="float">
            <text:p>49744</text:p>
          </table:table-cell>
          <table:table-cell table:style-name="ce95" office:value-type="float" office:value="16" calcext:value-type="float">
            <text:p>16</text:p>
          </table:table-cell>
          <table:table-cell table:style-name="ce100" office:value-type="string" calcext:value-type="string" table:number-columns-spanned="3" table:number-rows-spanned="1">
            <text:p>16-bit Addition</text:p>
          </table:table-cell>
          <table:covered-table-cell table:number-columns-repeated="2" table:style-name="ce102"/>
          <table:table-cell table:style-name="ce95" table:formula="of:=[.C20]-[.C$10]" office:value-type="float" office:value="592" calcext:value-type="float">
            <text:p>592</text:p>
          </table:table-cell>
          <table:table-cell table:style-name="ce9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21];4)" office:value-type="string" office:string-value="C260" calcext:value-type="string">
            <text:p>C260</text:p>
          </table:table-cell>
          <table:table-cell table:style-name="ce95" table:formula="of:=[.C20]+[.D20]" office:value-type="float" office:value="49760" calcext:value-type="float">
            <text:p>49760</text:p>
          </table:table-cell>
          <table:table-cell table:style-name="ce95" office:value-type="float" office:value="10" calcext:value-type="float">
            <text:p>10</text:p>
          </table:table-cell>
          <table:table-cell table:style-name="ce100" office:value-type="string" calcext:value-type="string" table:number-columns-spanned="3" table:number-rows-spanned="1">
            <text:p>Disable Detection of RUN/STOP key press</text:p>
          </table:table-cell>
          <table:covered-table-cell table:number-columns-repeated="2" table:style-name="ce102"/>
          <table:table-cell table:style-name="ce95" table:formula="of:=[.C21]-[.C$10]" office:value-type="float" office:value="608" calcext:value-type="float">
            <text:p>608</text:p>
          </table:table-cell>
          <table:table-cell table:style-name="ce9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22];4)" office:value-type="string" office:string-value="C26A" calcext:value-type="string">
            <text:p>C26A</text:p>
          </table:table-cell>
          <table:table-cell table:style-name="ce95" table:formula="of:=[.C21]+[.D21]" office:value-type="float" office:value="49770" calcext:value-type="float">
            <text:p>49770</text:p>
          </table:table-cell>
          <table:table-cell table:style-name="ce95" office:value-type="float" office:value="61" calcext:value-type="float">
            <text:p>61</text:p>
          </table:table-cell>
          <table:table-cell table:style-name="ce100" office:value-type="string" calcext:value-type="string" table:number-columns-spanned="3" table:number-rows-spanned="1">
            <text:p>Show Altar character graphics in Video Matrix</text:p>
          </table:table-cell>
          <table:covered-table-cell table:number-columns-repeated="2" table:style-name="ce102"/>
          <table:table-cell table:style-name="ce95" table:formula="of:=[.C22]-[.C$10]" office:value-type="float" office:value="618" calcext:value-type="float">
            <text:p>618</text:p>
          </table:table-cell>
          <table:table-cell table:style-name="ce95" office:value-type="string" calcext:value-type="string">
            <text:p>SA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23];4)" office:value-type="string" office:string-value="C2A7" calcext:value-type="string">
            <text:p>C2A7</text:p>
          </table:table-cell>
          <table:table-cell table:style-name="ce95" table:formula="of:=[.C22]+[.D22]" office:value-type="float" office:value="49831" calcext:value-type="float">
            <text:p>49831</text:p>
          </table:table-cell>
          <table:table-cell table:style-name="ce95" office:value-type="float" office:value="24" calcext:value-type="float">
            <text:p>24</text:p>
          </table:table-cell>
          <table:table-cell table:style-name="ce100" office:value-type="string" calcext:value-type="string" table:number-columns-spanned="3" table:number-rows-spanned="1">
            <text:p>Remove Altar character graphics from Video Matrix</text:p>
          </table:table-cell>
          <table:covered-table-cell table:number-columns-repeated="2" table:style-name="ce102"/>
          <table:table-cell table:style-name="ce95" table:formula="of:=[.C23]-[.C$10]" office:value-type="float" office:value="679" calcext:value-type="float">
            <text:p>679</text:p>
          </table:table-cell>
          <table:table-cell table:style-name="ce95" office:value-type="string" calcext:value-type="string">
            <text:p>RA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24];4)" office:value-type="string" office:string-value="C2BF" calcext:value-type="string">
            <text:p>C2BF</text:p>
          </table:table-cell>
          <table:table-cell table:style-name="ce95" table:formula="of:=[.C23]+[.D23]" office:value-type="float" office:value="49855" calcext:value-type="float">
            <text:p>49855</text:p>
          </table:table-cell>
          <table:table-cell table:style-name="ce95" office:value-type="float" office:value="711" calcext:value-type="float">
            <text:p>711</text:p>
          </table:table-cell>
          <table:table-cell table:style-name="ce100" office:value-type="string" calcext:value-type="string" table:number-columns-spanned="3" table:number-rows-spanned="1">
            <text:p>RE-PLOT</text:p>
          </table:table-cell>
          <table:covered-table-cell table:number-columns-repeated="2" table:style-name="ce102"/>
          <table:table-cell table:style-name="ce95" table:formula="of:=[.C24]-[.C$10]" office:value-type="float" office:value="703" calcext:value-type="float">
            <text:p>703</text:p>
          </table:table-cell>
          <table:table-cell table:style-name="ce95" office:value-type="string" calcext:value-type="string">
            <text:p>RP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25];4)" office:value-type="string" office:string-value="C586" calcext:value-type="string">
            <text:p>C586</text:p>
          </table:table-cell>
          <table:table-cell table:style-name="ce95" table:formula="of:=[.C24]+[.D24]" office:value-type="float" office:value="50566" calcext:value-type="float">
            <text:p>50566</text:p>
          </table:table-cell>
          <table:table-cell table:style-name="ce95" office:value-type="float" office:value="411" calcext:value-type="float">
            <text:p>411</text:p>
          </table:table-cell>
          <table:table-cell table:style-name="ce100" office:value-type="string" calcext:value-type="string" table:number-columns-spanned="3" table:number-rows-spanned="1">
            <text:p>CALCULATE_SEED</text:p>
          </table:table-cell>
          <table:covered-table-cell table:number-columns-repeated="2" table:style-name="ce102"/>
          <table:table-cell table:style-name="ce95" table:formula="of:=[.C25]-[.C$10]" office:value-type="float" office:value="1414" calcext:value-type="float">
            <text:p>1414</text:p>
          </table:table-cell>
          <table:table-cell table:style-name="ce95" office:value-type="string" calcext:value-type="string">
            <text:p>CR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26];4)" office:value-type="string" office:string-value="C721" calcext:value-type="string">
            <text:p>C721</text:p>
          </table:table-cell>
          <table:table-cell table:style-name="ce95" table:formula="of:=[.C25]+[.D25]" office:value-type="float" office:value="50977" calcext:value-type="float">
            <text:p>50977</text:p>
          </table:table-cell>
          <table:table-cell table:style-name="ce95" office:value-type="float" office:value="441" calcext:value-type="float">
            <text:p>441</text:p>
          </table:table-cell>
          <table:table-cell table:style-name="ce100" office:value-type="string" calcext:value-type="string" table:number-columns-spanned="3" table:number-rows-spanned="1">
            <text:p>Sprite Handler</text:p>
          </table:table-cell>
          <table:covered-table-cell table:number-columns-repeated="2" table:style-name="ce102"/>
          <table:table-cell table:style-name="ce95" table:formula="of:=[.C26]-[.C$10]" office:value-type="float" office:value="1825" calcext:value-type="float">
            <text:p>1825</text:p>
          </table:table-cell>
          <table:table-cell table:style-name="ce95" office:value-type="string" calcext:value-type="string">
            <text:p>DS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27];4)" office:value-type="string" office:string-value="C8DA" calcext:value-type="string">
            <text:p>C8DA</text:p>
          </table:table-cell>
          <table:table-cell table:style-name="ce95" table:formula="of:=[.C26]+[.D26]" office:value-type="float" office:value="51418" calcext:value-type="float">
            <text:p>51418</text:p>
          </table:table-cell>
          <table:table-cell table:style-name="ce95" office:value-type="float" office:value="104" calcext:value-type="float">
            <text:p>104</text:p>
          </table:table-cell>
          <table:table-cell table:style-name="ce100" office:value-type="string" calcext:value-type="string" table:number-columns-spanned="3" table:number-rows-spanned="1">
            <text:p>Draw Inn Character Graphics</text:p>
          </table:table-cell>
          <table:covered-table-cell table:number-columns-repeated="2" table:style-name="ce102"/>
          <table:table-cell table:style-name="ce95" table:formula="of:=[.C27]-[.C$10]" office:value-type="float" office:value="2266" calcext:value-type="float">
            <text:p>2266</text:p>
          </table:table-cell>
          <table:table-cell table:style-name="ce95" office:value-type="string" calcext:value-type="string">
            <text:p>DI</text:p>
          </table:table-cell>
          <table:table-cell table:number-columns-repeated="1014"/>
        </table:table-row>
        <table:table-row table:style-name="ro1">
          <table:table-cell/>
          <table:table-cell table:style-name="ce95" table:formula="of:=DEC2HEX([.C28];4)" office:value-type="string" office:string-value="C942" calcext:value-type="string">
            <text:p>C942</text:p>
          </table:table-cell>
          <table:table-cell table:style-name="ce95" table:formula="of:=[.C27]+[.D27]" office:value-type="float" office:value="51522" calcext:value-type="float">
            <text:p>51522</text:p>
          </table:table-cell>
          <table:table-cell table:style-name="ce95" table:formula="of:=[$'ML Variables'.F20]-SUM([.D10:.D27])" office:value-type="float" office:value="139" calcext:value-type="float">
            <text:p>139</text:p>
          </table:table-cell>
          <table:table-cell table:style-name="ce100" office:value-type="string" calcext:value-type="string" table:number-columns-spanned="3" table:number-rows-spanned="1">
            <text:p>Track Locations</text:p>
          </table:table-cell>
          <table:covered-table-cell table:number-columns-repeated="2" table:style-name="ce102"/>
          <table:table-cell table:style-name="ce95" table:formula="of:=[.C28]-[.C$10]" office:value-type="float" office:value="2370" calcext:value-type="float">
            <text:p>2370</text:p>
          </table:table-cell>
          <table:table-cell table:style-name="ce95" office:value-type="string" calcext:value-type="string">
            <text:p>TL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aracter Format" table:style-name="ta1">
        <table:table-column table:style-name="co1" table:default-cell-style-name="ce27"/>
        <table:table-column table:style-name="co35" table:default-cell-style-name="ce27"/>
        <table:table-column table:style-name="co36" table:default-cell-style-name="ce27"/>
        <table:table-column table:style-name="co7" table:number-columns-repeated="1012" table:default-cell-style-name="ce27"/>
        <table:table-column table:style-name="co7" table:number-columns-repeated="9" table:default-cell-style-name="ce108"/>
        <table:table-row table:style-name="ro1">
          <table:table-cell/>
          <table:table-cell office:value-type="string" calcext:value-type="string">
            <text:p>Name</text:p>
          </table:table-cell>
          <table:table-cell table:style-name="ce107" office:value-type="string" calcext:value-type="string">
            <text:p>svJerkface Mcg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style-name="ce107"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style-name="ce107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S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</text:p>
          </table:table-cell>
          <table:table-cell table:style-name="ce107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table:style-name="ce107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 Level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ld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 in the safe</text:p>
          </table:table-cell>
          <table:table-cell table:style-name="ce107" office:value-type="float" office:value="1164" calcext:value-type="float">
            <text:p>11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P</text:p>
          </table:table-cell>
          <table:table-cell table:style-name="ce107" office:value-type="float" office:value="1024000" calcext:value-type="float">
            <text:p>1024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urrent HP</text:p>
          </table:table-cell>
          <table:table-cell table:style-name="ce107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P</text:p>
          </table:table-cell>
          <table:table-cell table:style-name="ce107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: X Coordinates</text:p>
          </table:table-cell>
          <table:table-cell table:style-name="ce107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 Y Coordinates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ion: Dungeon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Spell Units</text:p>
          </table:table-cell>
          <table:table-cell table:style-name="ce107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urrent Spell Units</text:p>
          </table:table-cell>
          <table:table-cell table:style-name="ce107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ord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Extra Strength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Armor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Detect Trap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hield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Light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Elven Cloak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Protection from Evi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Elven Boots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Levitat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Ring of Regeneration</text:p>
          </table:table-cell>
          <table:table-cell table:style-name="ce107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Invisibility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Ring of Protection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Fear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croll of Rescue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Astral Walk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Potion of Healing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Time Stop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Potion of Strength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Raise Dead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office:value-type="string" calcext:value-type="string">
            <text:p>Spell Effect: Drunk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ROW()-40&amp;&quot;: Type&quot;" office:value-type="string" office:string-value="Evaded Monster 1: Type" calcext:value-type="string">
            <text:p>Evaded Monster 1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ROW()-41&amp;&quot;: Level&quot;" office:value-type="string" office:string-value="Evaded Monster 1: Level" calcext:value-type="string">
            <text:p>Evaded Monster 1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ROW()-42&amp;&quot;: Hit Points&quot;" office:value-type="string" office:string-value="Evaded Monster 1: Hit Points" calcext:value-type="string">
            <text:p>Evaded Monster 1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2: Type" calcext:value-type="string">
            <text:p>Evaded Monster 2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2: Level" calcext:value-type="string">
            <text:p>Evaded Monster 2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2: Hit Points" calcext:value-type="string">
            <text:p>Evaded Monster 2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3: Type" calcext:value-type="string">
            <text:p>Evaded Monster 3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3: Level" calcext:value-type="string">
            <text:p>Evaded Monster 3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3: Hit Points" calcext:value-type="string">
            <text:p>Evaded Monster 3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4: Type" calcext:value-type="string">
            <text:p>Evaded Monster 4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4: Level" calcext:value-type="string">
            <text:p>Evaded Monster 4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4: Hit Points" calcext:value-type="string">
            <text:p>Evaded Monster 4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5: Type" calcext:value-type="string">
            <text:p>Evaded Monster 5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5: Level" calcext:value-type="string">
            <text:p>Evaded Monster 5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5: Hit Points" calcext:value-type="string">
            <text:p>Evaded Monster 5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6: Type" calcext:value-type="string">
            <text:p>Evaded Monster 6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6: Level" calcext:value-type="string">
            <text:p>Evaded Monster 6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6: Hit Points" calcext:value-type="string">
            <text:p>Evaded Monster 6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7: Type" calcext:value-type="string">
            <text:p>Evaded Monster 7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7: Level" calcext:value-type="string">
            <text:p>Evaded Monster 7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7: Hit Points" calcext:value-type="string">
            <text:p>Evaded Monster 7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8: Type" calcext:value-type="string">
            <text:p>Evaded Monster 8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8: Level" calcext:value-type="string">
            <text:p>Evaded Monster 8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8: Hit Points" calcext:value-type="string">
            <text:p>Evaded Monster 8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9: Type" calcext:value-type="string">
            <text:p>Evaded Monster 9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9: Level" calcext:value-type="string">
            <text:p>Evaded Monster 9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9: Hit Points" calcext:value-type="string">
            <text:p>Evaded Monster 9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10: Type" calcext:value-type="string">
            <text:p>Evaded Monster 10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10: Level" calcext:value-type="string">
            <text:p>Evaded Monster 10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10: Hit Points" calcext:value-type="string">
            <text:p>Evaded Monster 10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ROW()-40&amp;&quot;: Type&quot;" office:value-type="string" office:string-value="Evaded Monster 31: Type" calcext:value-type="string">
            <text:p>Evaded Monster 31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ROW()-41&amp;&quot;: Level&quot;" office:value-type="string" office:string-value="Evaded Monster 31: Level" calcext:value-type="string">
            <text:p>Evaded Monster 31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ROW()-42&amp;&quot;: Hit Points&quot;" office:value-type="string" office:string-value="Evaded Monster 31: Hit Points" calcext:value-type="string">
            <text:p>Evaded Monster 31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12: Type" calcext:value-type="string">
            <text:p>Evaded Monster 12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12: Level" calcext:value-type="string">
            <text:p>Evaded Monster 12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12: Hit Points" calcext:value-type="string">
            <text:p>Evaded Monster 12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13: Type" calcext:value-type="string">
            <text:p>Evaded Monster 13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13: Level" calcext:value-type="string">
            <text:p>Evaded Monster 13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13: Hit Points" calcext:value-type="string">
            <text:p>Evaded Monster 13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14: Type" calcext:value-type="string">
            <text:p>Evaded Monster 14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14: Level" calcext:value-type="string">
            <text:p>Evaded Monster 14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14: Hit Points" calcext:value-type="string">
            <text:p>Evaded Monster 14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15: Type" calcext:value-type="string">
            <text:p>Evaded Monster 15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15: Level" calcext:value-type="string">
            <text:p>Evaded Monster 15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15: Hit Points" calcext:value-type="string">
            <text:p>Evaded Monster 15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16: Type" calcext:value-type="string">
            <text:p>Evaded Monster 16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16: Level" calcext:value-type="string">
            <text:p>Evaded Monster 16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16: Hit Points" calcext:value-type="string">
            <text:p>Evaded Monster 16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17: Type" calcext:value-type="string">
            <text:p>Evaded Monster 17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17: Level" calcext:value-type="string">
            <text:p>Evaded Monster 17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17: Hit Points" calcext:value-type="string">
            <text:p>Evaded Monster 17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18: Type" calcext:value-type="string">
            <text:p>Evaded Monster 18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18: Level" calcext:value-type="string">
            <text:p>Evaded Monster 18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18: Hit Points" calcext:value-type="string">
            <text:p>Evaded Monster 18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19: Type" calcext:value-type="string">
            <text:p>Evaded Monster 19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19: Level" calcext:value-type="string">
            <text:p>Evaded Monster 19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19: Hit Points" calcext:value-type="string">
            <text:p>Evaded Monster 19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1)/3)&amp;&quot;: Type&quot;" office:value-type="string" office:string-value="Evaded Monster 20: Type" calcext:value-type="string">
            <text:p>Evaded Monster 20: Typ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2)/3)&amp;&quot;: Level&quot;" office:value-type="string" office:string-value="Evaded Monster 20: Level" calcext:value-type="string">
            <text:p>Evaded Monster 20: Leve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Evaded Monster &quot;&amp;1+((ROW()-43)/3)&amp;&quot;: Hit Points&quot;" office:value-type="string" office:string-value="Evaded Monster 20: Hit Points" calcext:value-type="string">
            <text:p>Evaded Monster 20: Hit Points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all Box with Buttons: Color 1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all Box with Buttons: Color 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all Box with Buttons: Color 3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all Box with Buttons: Color 4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" calcext:value-type="string">
            <text:p>X Coordinates for Location 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" calcext:value-type="string">
            <text:p>X Coordinates for Location 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" calcext:value-type="string">
            <text:p>X Coordinates for Location 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" calcext:value-type="string">
            <text:p>X Coordinates for Location 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" calcext:value-type="string">
            <text:p>X Coordinates for Location 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" calcext:value-type="string">
            <text:p>X Coordinates for Location 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" calcext:value-type="string">
            <text:p>X Coordinates for Location 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" calcext:value-type="string">
            <text:p>X Coordinates for Location 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" calcext:value-type="string">
            <text:p>X Coordinates for Location 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0" calcext:value-type="string">
            <text:p>X Coordinates for Location 1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1" calcext:value-type="string">
            <text:p>X Coordinates for Location 1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2" calcext:value-type="string">
            <text:p>X Coordinates for Location 1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3" calcext:value-type="string">
            <text:p>X Coordinates for Location 1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4" calcext:value-type="string">
            <text:p>X Coordinates for Location 1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5" calcext:value-type="string">
            <text:p>X Coordinates for Location 1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6" calcext:value-type="string">
            <text:p>X Coordinates for Location 1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7" calcext:value-type="string">
            <text:p>X Coordinates for Location 1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8" calcext:value-type="string">
            <text:p>X Coordinates for Location 1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9" calcext:value-type="string">
            <text:p>X Coordinates for Location 1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0" calcext:value-type="string">
            <text:p>X Coordinates for Location 2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1" calcext:value-type="string">
            <text:p>X Coordinates for Location 2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2" calcext:value-type="string">
            <text:p>X Coordinates for Location 2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3" calcext:value-type="string">
            <text:p>X Coordinates for Location 2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4" calcext:value-type="string">
            <text:p>X Coordinates for Location 2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5" calcext:value-type="string">
            <text:p>X Coordinates for Location 2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6" calcext:value-type="string">
            <text:p>X Coordinates for Location 2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7" calcext:value-type="string">
            <text:p>X Coordinates for Location 2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8" calcext:value-type="string">
            <text:p>X Coordinates for Location 2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29" calcext:value-type="string">
            <text:p>X Coordinates for Location 2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0" calcext:value-type="string">
            <text:p>X Coordinates for Location 3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1" calcext:value-type="string">
            <text:p>X Coordinates for Location 3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2" calcext:value-type="string">
            <text:p>X Coordinates for Location 3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3" calcext:value-type="string">
            <text:p>X Coordinates for Location 3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4" calcext:value-type="string">
            <text:p>X Coordinates for Location 3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5" calcext:value-type="string">
            <text:p>X Coordinates for Location 3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6" calcext:value-type="string">
            <text:p>X Coordinates for Location 3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7" calcext:value-type="string">
            <text:p>X Coordinates for Location 3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8" calcext:value-type="string">
            <text:p>X Coordinates for Location 3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39" calcext:value-type="string">
            <text:p>X Coordinates for Location 3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0" calcext:value-type="string">
            <text:p>X Coordinates for Location 4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1" calcext:value-type="string">
            <text:p>X Coordinates for Location 4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2" calcext:value-type="string">
            <text:p>X Coordinates for Location 4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3" calcext:value-type="string">
            <text:p>X Coordinates for Location 4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4" calcext:value-type="string">
            <text:p>X Coordinates for Location 4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5" calcext:value-type="string">
            <text:p>X Coordinates for Location 4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6" calcext:value-type="string">
            <text:p>X Coordinates for Location 4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7" calcext:value-type="string">
            <text:p>X Coordinates for Location 4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8" calcext:value-type="string">
            <text:p>X Coordinates for Location 4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49" calcext:value-type="string">
            <text:p>X Coordinates for Location 4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0" calcext:value-type="string">
            <text:p>X Coordinates for Location 5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1" calcext:value-type="string">
            <text:p>X Coordinates for Location 5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2" calcext:value-type="string">
            <text:p>X Coordinates for Location 5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3" calcext:value-type="string">
            <text:p>X Coordinates for Location 5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4" calcext:value-type="string">
            <text:p>X Coordinates for Location 5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5" calcext:value-type="string">
            <text:p>X Coordinates for Location 5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6" calcext:value-type="string">
            <text:p>X Coordinates for Location 5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7" calcext:value-type="string">
            <text:p>X Coordinates for Location 5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8" calcext:value-type="string">
            <text:p>X Coordinates for Location 5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59" calcext:value-type="string">
            <text:p>X Coordinates for Location 5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0" calcext:value-type="string">
            <text:p>X Coordinates for Location 6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1" calcext:value-type="string">
            <text:p>X Coordinates for Location 6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2" calcext:value-type="string">
            <text:p>X Coordinates for Location 6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3" calcext:value-type="string">
            <text:p>X Coordinates for Location 6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4" calcext:value-type="string">
            <text:p>X Coordinates for Location 6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5" calcext:value-type="string">
            <text:p>X Coordinates for Location 6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6" calcext:value-type="string">
            <text:p>X Coordinates for Location 6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7" calcext:value-type="string">
            <text:p>X Coordinates for Location 6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8" calcext:value-type="string">
            <text:p>X Coordinates for Location 6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69" calcext:value-type="string">
            <text:p>X Coordinates for Location 6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0" calcext:value-type="string">
            <text:p>X Coordinates for Location 7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1" calcext:value-type="string">
            <text:p>X Coordinates for Location 7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2" calcext:value-type="string">
            <text:p>X Coordinates for Location 7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3" calcext:value-type="string">
            <text:p>X Coordinates for Location 7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4" calcext:value-type="string">
            <text:p>X Coordinates for Location 7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5" calcext:value-type="string">
            <text:p>X Coordinates for Location 7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6" calcext:value-type="string">
            <text:p>X Coordinates for Location 7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7" calcext:value-type="string">
            <text:p>X Coordinates for Location 7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8" calcext:value-type="string">
            <text:p>X Coordinates for Location 7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79" calcext:value-type="string">
            <text:p>X Coordinates for Location 7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0" calcext:value-type="string">
            <text:p>X Coordinates for Location 8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1" calcext:value-type="string">
            <text:p>X Coordinates for Location 8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2" calcext:value-type="string">
            <text:p>X Coordinates for Location 8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3" calcext:value-type="string">
            <text:p>X Coordinates for Location 8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4" calcext:value-type="string">
            <text:p>X Coordinates for Location 8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5" calcext:value-type="string">
            <text:p>X Coordinates for Location 8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6" calcext:value-type="string">
            <text:p>X Coordinates for Location 8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7" calcext:value-type="string">
            <text:p>X Coordinates for Location 8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8" calcext:value-type="string">
            <text:p>X Coordinates for Location 8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89" calcext:value-type="string">
            <text:p>X Coordinates for Location 8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0" calcext:value-type="string">
            <text:p>X Coordinates for Location 9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1" calcext:value-type="string">
            <text:p>X Coordinates for Location 9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2" calcext:value-type="string">
            <text:p>X Coordinates for Location 9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3" calcext:value-type="string">
            <text:p>X Coordinates for Location 9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4" calcext:value-type="string">
            <text:p>X Coordinates for Location 9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5" calcext:value-type="string">
            <text:p>X Coordinates for Location 9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6" calcext:value-type="string">
            <text:p>X Coordinates for Location 9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7" calcext:value-type="string">
            <text:p>X Coordinates for Location 9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8" calcext:value-type="string">
            <text:p>X Coordinates for Location 9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99" calcext:value-type="string">
            <text:p>X Coordinates for Location 9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X Coordinates for Location &quot;&amp;ROW()-104" office:value-type="string" office:string-value="X Coordinates for Location 100" calcext:value-type="string">
            <text:p>X Coordinates for Location 1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" calcext:value-type="string">
            <text:p>Y Coordinates for Location 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" calcext:value-type="string">
            <text:p>Y Coordinates for Location 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" calcext:value-type="string">
            <text:p>Y Coordinates for Location 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" calcext:value-type="string">
            <text:p>Y Coordinates for Location 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" calcext:value-type="string">
            <text:p>Y Coordinates for Location 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" calcext:value-type="string">
            <text:p>Y Coordinates for Location 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" calcext:value-type="string">
            <text:p>Y Coordinates for Location 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" calcext:value-type="string">
            <text:p>Y Coordinates for Location 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" calcext:value-type="string">
            <text:p>Y Coordinates for Location 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0" calcext:value-type="string">
            <text:p>Y Coordinates for Location 1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1" calcext:value-type="string">
            <text:p>Y Coordinates for Location 1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2" calcext:value-type="string">
            <text:p>Y Coordinates for Location 1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3" calcext:value-type="string">
            <text:p>Y Coordinates for Location 1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4" calcext:value-type="string">
            <text:p>Y Coordinates for Location 1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5" calcext:value-type="string">
            <text:p>Y Coordinates for Location 1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6" calcext:value-type="string">
            <text:p>Y Coordinates for Location 1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7" calcext:value-type="string">
            <text:p>Y Coordinates for Location 1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8" calcext:value-type="string">
            <text:p>Y Coordinates for Location 1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9" calcext:value-type="string">
            <text:p>Y Coordinates for Location 1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0" calcext:value-type="string">
            <text:p>Y Coordinates for Location 2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1" calcext:value-type="string">
            <text:p>Y Coordinates for Location 2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2" calcext:value-type="string">
            <text:p>Y Coordinates for Location 2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3" calcext:value-type="string">
            <text:p>Y Coordinates for Location 2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4" calcext:value-type="string">
            <text:p>Y Coordinates for Location 2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5" calcext:value-type="string">
            <text:p>Y Coordinates for Location 2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6" calcext:value-type="string">
            <text:p>Y Coordinates for Location 2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7" calcext:value-type="string">
            <text:p>Y Coordinates for Location 2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8" calcext:value-type="string">
            <text:p>Y Coordinates for Location 2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29" calcext:value-type="string">
            <text:p>Y Coordinates for Location 2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0" calcext:value-type="string">
            <text:p>Y Coordinates for Location 3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1" calcext:value-type="string">
            <text:p>Y Coordinates for Location 3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2" calcext:value-type="string">
            <text:p>Y Coordinates for Location 3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3" calcext:value-type="string">
            <text:p>Y Coordinates for Location 3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4" calcext:value-type="string">
            <text:p>Y Coordinates for Location 3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5" calcext:value-type="string">
            <text:p>Y Coordinates for Location 3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6" calcext:value-type="string">
            <text:p>Y Coordinates for Location 3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7" calcext:value-type="string">
            <text:p>Y Coordinates for Location 3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8" calcext:value-type="string">
            <text:p>Y Coordinates for Location 3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39" calcext:value-type="string">
            <text:p>Y Coordinates for Location 3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0" calcext:value-type="string">
            <text:p>Y Coordinates for Location 4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1" calcext:value-type="string">
            <text:p>Y Coordinates for Location 4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2" calcext:value-type="string">
            <text:p>Y Coordinates for Location 4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3" calcext:value-type="string">
            <text:p>Y Coordinates for Location 4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4" calcext:value-type="string">
            <text:p>Y Coordinates for Location 4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5" calcext:value-type="string">
            <text:p>Y Coordinates for Location 4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6" calcext:value-type="string">
            <text:p>Y Coordinates for Location 4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7" calcext:value-type="string">
            <text:p>Y Coordinates for Location 4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8" calcext:value-type="string">
            <text:p>Y Coordinates for Location 4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49" calcext:value-type="string">
            <text:p>Y Coordinates for Location 4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0" calcext:value-type="string">
            <text:p>Y Coordinates for Location 5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1" calcext:value-type="string">
            <text:p>Y Coordinates for Location 5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2" calcext:value-type="string">
            <text:p>Y Coordinates for Location 5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3" calcext:value-type="string">
            <text:p>Y Coordinates for Location 5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4" calcext:value-type="string">
            <text:p>Y Coordinates for Location 5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5" calcext:value-type="string">
            <text:p>Y Coordinates for Location 5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6" calcext:value-type="string">
            <text:p>Y Coordinates for Location 5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7" calcext:value-type="string">
            <text:p>Y Coordinates for Location 5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8" calcext:value-type="string">
            <text:p>Y Coordinates for Location 5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59" calcext:value-type="string">
            <text:p>Y Coordinates for Location 5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0" calcext:value-type="string">
            <text:p>Y Coordinates for Location 6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1" calcext:value-type="string">
            <text:p>Y Coordinates for Location 6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2" calcext:value-type="string">
            <text:p>Y Coordinates for Location 6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3" calcext:value-type="string">
            <text:p>Y Coordinates for Location 6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4" calcext:value-type="string">
            <text:p>Y Coordinates for Location 6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5" calcext:value-type="string">
            <text:p>Y Coordinates for Location 6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6" calcext:value-type="string">
            <text:p>Y Coordinates for Location 6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7" calcext:value-type="string">
            <text:p>Y Coordinates for Location 6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8" calcext:value-type="string">
            <text:p>Y Coordinates for Location 6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69" calcext:value-type="string">
            <text:p>Y Coordinates for Location 6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0" calcext:value-type="string">
            <text:p>Y Coordinates for Location 7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1" calcext:value-type="string">
            <text:p>Y Coordinates for Location 7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2" calcext:value-type="string">
            <text:p>Y Coordinates for Location 7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3" calcext:value-type="string">
            <text:p>Y Coordinates for Location 7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4" calcext:value-type="string">
            <text:p>Y Coordinates for Location 7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5" calcext:value-type="string">
            <text:p>Y Coordinates for Location 7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6" calcext:value-type="string">
            <text:p>Y Coordinates for Location 7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7" calcext:value-type="string">
            <text:p>Y Coordinates for Location 7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8" calcext:value-type="string">
            <text:p>Y Coordinates for Location 7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79" calcext:value-type="string">
            <text:p>Y Coordinates for Location 7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0" calcext:value-type="string">
            <text:p>Y Coordinates for Location 8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1" calcext:value-type="string">
            <text:p>Y Coordinates for Location 8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2" calcext:value-type="string">
            <text:p>Y Coordinates for Location 8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3" calcext:value-type="string">
            <text:p>Y Coordinates for Location 8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4" calcext:value-type="string">
            <text:p>Y Coordinates for Location 8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5" calcext:value-type="string">
            <text:p>Y Coordinates for Location 8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6" calcext:value-type="string">
            <text:p>Y Coordinates for Location 8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7" calcext:value-type="string">
            <text:p>Y Coordinates for Location 8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8" calcext:value-type="string">
            <text:p>Y Coordinates for Location 8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89" calcext:value-type="string">
            <text:p>Y Coordinates for Location 8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0" calcext:value-type="string">
            <text:p>Y Coordinates for Location 9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1" calcext:value-type="string">
            <text:p>Y Coordinates for Location 9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2" calcext:value-type="string">
            <text:p>Y Coordinates for Location 9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3" calcext:value-type="string">
            <text:p>Y Coordinates for Location 9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4" calcext:value-type="string">
            <text:p>Y Coordinates for Location 9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5" calcext:value-type="string">
            <text:p>Y Coordinates for Location 9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6" calcext:value-type="string">
            <text:p>Y Coordinates for Location 9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7" calcext:value-type="string">
            <text:p>Y Coordinates for Location 9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8" calcext:value-type="string">
            <text:p>Y Coordinates for Location 9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99" calcext:value-type="string">
            <text:p>Y Coordinates for Location 9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Y Coordinates for Location &quot;&amp;ROW()-204" office:value-type="string" office:string-value="Y Coordinates for Location 100" calcext:value-type="string">
            <text:p>Y Coordinates for Location 1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" calcext:value-type="string">
            <text:p>Z Coordinates for Location 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" calcext:value-type="string">
            <text:p>Z Coordinates for Location 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" calcext:value-type="string">
            <text:p>Z Coordinates for Location 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" calcext:value-type="string">
            <text:p>Z Coordinates for Location 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" calcext:value-type="string">
            <text:p>Z Coordinates for Location 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" calcext:value-type="string">
            <text:p>Z Coordinates for Location 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" calcext:value-type="string">
            <text:p>Z Coordinates for Location 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" calcext:value-type="string">
            <text:p>Z Coordinates for Location 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" calcext:value-type="string">
            <text:p>Z Coordinates for Location 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0" calcext:value-type="string">
            <text:p>Z Coordinates for Location 1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1" calcext:value-type="string">
            <text:p>Z Coordinates for Location 1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2" calcext:value-type="string">
            <text:p>Z Coordinates for Location 1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3" calcext:value-type="string">
            <text:p>Z Coordinates for Location 1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4" calcext:value-type="string">
            <text:p>Z Coordinates for Location 1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5" calcext:value-type="string">
            <text:p>Z Coordinates for Location 1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6" calcext:value-type="string">
            <text:p>Z Coordinates for Location 1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7" calcext:value-type="string">
            <text:p>Z Coordinates for Location 1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8" calcext:value-type="string">
            <text:p>Z Coordinates for Location 1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9" calcext:value-type="string">
            <text:p>Z Coordinates for Location 1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0" calcext:value-type="string">
            <text:p>Z Coordinates for Location 2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1" calcext:value-type="string">
            <text:p>Z Coordinates for Location 2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2" calcext:value-type="string">
            <text:p>Z Coordinates for Location 2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3" calcext:value-type="string">
            <text:p>Z Coordinates for Location 2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4" calcext:value-type="string">
            <text:p>Z Coordinates for Location 2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5" calcext:value-type="string">
            <text:p>Z Coordinates for Location 2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6" calcext:value-type="string">
            <text:p>Z Coordinates for Location 2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7" calcext:value-type="string">
            <text:p>Z Coordinates for Location 2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8" calcext:value-type="string">
            <text:p>Z Coordinates for Location 2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29" calcext:value-type="string">
            <text:p>Z Coordinates for Location 2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0" calcext:value-type="string">
            <text:p>Z Coordinates for Location 3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1" calcext:value-type="string">
            <text:p>Z Coordinates for Location 3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2" calcext:value-type="string">
            <text:p>Z Coordinates for Location 3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3" calcext:value-type="string">
            <text:p>Z Coordinates for Location 3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4" calcext:value-type="string">
            <text:p>Z Coordinates for Location 3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5" calcext:value-type="string">
            <text:p>Z Coordinates for Location 3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6" calcext:value-type="string">
            <text:p>Z Coordinates for Location 3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7" calcext:value-type="string">
            <text:p>Z Coordinates for Location 3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8" calcext:value-type="string">
            <text:p>Z Coordinates for Location 3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39" calcext:value-type="string">
            <text:p>Z Coordinates for Location 3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0" calcext:value-type="string">
            <text:p>Z Coordinates for Location 4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1" calcext:value-type="string">
            <text:p>Z Coordinates for Location 4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2" calcext:value-type="string">
            <text:p>Z Coordinates for Location 4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3" calcext:value-type="string">
            <text:p>Z Coordinates for Location 4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4" calcext:value-type="string">
            <text:p>Z Coordinates for Location 4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5" calcext:value-type="string">
            <text:p>Z Coordinates for Location 4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6" calcext:value-type="string">
            <text:p>Z Coordinates for Location 4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7" calcext:value-type="string">
            <text:p>Z Coordinates for Location 4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8" calcext:value-type="string">
            <text:p>Z Coordinates for Location 4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49" calcext:value-type="string">
            <text:p>Z Coordinates for Location 4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0" calcext:value-type="string">
            <text:p>Z Coordinates for Location 5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1" calcext:value-type="string">
            <text:p>Z Coordinates for Location 5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2" calcext:value-type="string">
            <text:p>Z Coordinates for Location 5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3" calcext:value-type="string">
            <text:p>Z Coordinates for Location 5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4" calcext:value-type="string">
            <text:p>Z Coordinates for Location 5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5" calcext:value-type="string">
            <text:p>Z Coordinates for Location 5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6" calcext:value-type="string">
            <text:p>Z Coordinates for Location 5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7" calcext:value-type="string">
            <text:p>Z Coordinates for Location 5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8" calcext:value-type="string">
            <text:p>Z Coordinates for Location 5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59" calcext:value-type="string">
            <text:p>Z Coordinates for Location 5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0" calcext:value-type="string">
            <text:p>Z Coordinates for Location 6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1" calcext:value-type="string">
            <text:p>Z Coordinates for Location 6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2" calcext:value-type="string">
            <text:p>Z Coordinates for Location 6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3" calcext:value-type="string">
            <text:p>Z Coordinates for Location 6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4" calcext:value-type="string">
            <text:p>Z Coordinates for Location 6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5" calcext:value-type="string">
            <text:p>Z Coordinates for Location 6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6" calcext:value-type="string">
            <text:p>Z Coordinates for Location 6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7" calcext:value-type="string">
            <text:p>Z Coordinates for Location 6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8" calcext:value-type="string">
            <text:p>Z Coordinates for Location 6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69" calcext:value-type="string">
            <text:p>Z Coordinates for Location 6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0" calcext:value-type="string">
            <text:p>Z Coordinates for Location 7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1" calcext:value-type="string">
            <text:p>Z Coordinates for Location 7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2" calcext:value-type="string">
            <text:p>Z Coordinates for Location 7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3" calcext:value-type="string">
            <text:p>Z Coordinates for Location 7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4" calcext:value-type="string">
            <text:p>Z Coordinates for Location 7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5" calcext:value-type="string">
            <text:p>Z Coordinates for Location 7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6" calcext:value-type="string">
            <text:p>Z Coordinates for Location 7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7" calcext:value-type="string">
            <text:p>Z Coordinates for Location 7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8" calcext:value-type="string">
            <text:p>Z Coordinates for Location 7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79" calcext:value-type="string">
            <text:p>Z Coordinates for Location 7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0" calcext:value-type="string">
            <text:p>Z Coordinates for Location 8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1" calcext:value-type="string">
            <text:p>Z Coordinates for Location 8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2" calcext:value-type="string">
            <text:p>Z Coordinates for Location 8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3" calcext:value-type="string">
            <text:p>Z Coordinates for Location 8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4" calcext:value-type="string">
            <text:p>Z Coordinates for Location 8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5" calcext:value-type="string">
            <text:p>Z Coordinates for Location 8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6" calcext:value-type="string">
            <text:p>Z Coordinates for Location 8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7" calcext:value-type="string">
            <text:p>Z Coordinates for Location 8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8" calcext:value-type="string">
            <text:p>Z Coordinates for Location 8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89" calcext:value-type="string">
            <text:p>Z Coordinates for Location 8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0" calcext:value-type="string">
            <text:p>Z Coordinates for Location 9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1" calcext:value-type="string">
            <text:p>Z Coordinates for Location 9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2" calcext:value-type="string">
            <text:p>Z Coordinates for Location 92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3" calcext:value-type="string">
            <text:p>Z Coordinates for Location 93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4" calcext:value-type="string">
            <text:p>Z Coordinates for Location 94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5" calcext:value-type="string">
            <text:p>Z Coordinates for Location 95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6" calcext:value-type="string">
            <text:p>Z Coordinates for Location 96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7" calcext:value-type="string">
            <text:p>Z Coordinates for Location 97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8" calcext:value-type="string">
            <text:p>Z Coordinates for Location 9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99" calcext:value-type="string">
            <text:p>Z Coordinates for Location 99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6" table:formula="of:=&quot;Z Coordinates for Location &quot;&amp;ROW()-304" office:value-type="string" office:string-value="Z Coordinates for Location 100" calcext:value-type="string">
            <text:p>Z Coordinates for Location 1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dex for Current Location Entry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y Grid DV" table:style-name="ta1">
        <table:table-column table:style-name="co1" table:default-cell-style-name="ce27"/>
        <table:table-column table:style-name="co37" table:default-cell-style-name="ce27"/>
        <table:table-column table:style-name="co38" table:default-cell-style-name="ce27"/>
        <table:table-column table:style-name="co1" table:default-cell-style-name="ce27"/>
        <table:table-column table:style-name="co1" table:default-cell-style-name="ce90"/>
        <table:table-column table:style-name="co39" table:number-columns-repeated="40" table:default-cell-style-name="ce36"/>
        <table:table-column table:style-name="co1" table:default-cell-style-name="ce27"/>
        <table:table-column table:style-name="co7" table:number-columns-repeated="978" table:default-cell-style-name="ce27"/>
        <table:table-row table:style-name="ro1">
          <table:table-cell table:number-columns-repeated="4"/>
          <table:table-cell table:style-name="ce27" table:number-columns-repeated="41"/>
          <table:table-cell table:number-columns-repeated="979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40" table:number-rows-spanned="1">
            <text:p>Video Matrix Addresses</text:p>
          </table:table-cell>
          <table:covered-table-cell table:number-columns-repeated="39" table:style-name="ce121"/>
          <table:table-cell table:number-columns-repeated="979"/>
        </table:table-row>
        <table:table-row table:style-name="ro1">
          <table:table-cell table:number-columns-repeated="5"/>
          <table:table-cell table:style-name="ce119" office:value-type="float" office:value="1" calcext:value-type="float">
            <text:p>1</text:p>
          </table:table-cell>
          <table:table-cell table:style-name="ce119" table:formula="of:=[.F3]+1" office:value-type="float" office:value="2" calcext:value-type="float">
            <text:p>2</text:p>
          </table:table-cell>
          <table:table-cell table:style-name="ce119" table:formula="of:=[.G3]+1" office:value-type="float" office:value="3" calcext:value-type="float">
            <text:p>3</text:p>
          </table:table-cell>
          <table:table-cell table:style-name="ce119" table:formula="of:=[.H3]+1" office:value-type="float" office:value="4" calcext:value-type="float">
            <text:p>4</text:p>
          </table:table-cell>
          <table:table-cell table:style-name="ce119" table:formula="of:=[.I3]+1" office:value-type="float" office:value="5" calcext:value-type="float">
            <text:p>5</text:p>
          </table:table-cell>
          <table:table-cell table:style-name="ce119" table:formula="of:=[.J3]+1" office:value-type="float" office:value="6" calcext:value-type="float">
            <text:p>6</text:p>
          </table:table-cell>
          <table:table-cell table:style-name="ce119" table:formula="of:=[.K3]+1" office:value-type="float" office:value="7" calcext:value-type="float">
            <text:p>7</text:p>
          </table:table-cell>
          <table:table-cell table:style-name="ce119" table:formula="of:=[.L3]+1" office:value-type="float" office:value="8" calcext:value-type="float">
            <text:p>8</text:p>
          </table:table-cell>
          <table:table-cell table:style-name="ce119" table:formula="of:=[.M3]+1" office:value-type="float" office:value="9" calcext:value-type="float">
            <text:p>9</text:p>
          </table:table-cell>
          <table:table-cell table:style-name="ce119" table:formula="of:=[.N3]+1" office:value-type="float" office:value="10" calcext:value-type="float">
            <text:p>10</text:p>
          </table:table-cell>
          <table:table-cell table:style-name="ce119" table:formula="of:=[.O3]+1" office:value-type="float" office:value="11" calcext:value-type="float">
            <text:p>11</text:p>
          </table:table-cell>
          <table:table-cell table:style-name="ce119" table:formula="of:=[.P3]+1" office:value-type="float" office:value="12" calcext:value-type="float">
            <text:p>12</text:p>
          </table:table-cell>
          <table:table-cell table:style-name="ce119" table:formula="of:=[.Q3]+1" office:value-type="float" office:value="13" calcext:value-type="float">
            <text:p>13</text:p>
          </table:table-cell>
          <table:table-cell table:style-name="ce119" table:formula="of:=[.R3]+1" office:value-type="float" office:value="14" calcext:value-type="float">
            <text:p>14</text:p>
          </table:table-cell>
          <table:table-cell table:style-name="ce119" table:formula="of:=[.S3]+1" office:value-type="float" office:value="15" calcext:value-type="float">
            <text:p>15</text:p>
          </table:table-cell>
          <table:table-cell table:style-name="ce119" table:formula="of:=[.T3]+1" office:value-type="float" office:value="16" calcext:value-type="float">
            <text:p>16</text:p>
          </table:table-cell>
          <table:table-cell table:style-name="ce119" table:formula="of:=[.U3]+1" office:value-type="float" office:value="17" calcext:value-type="float">
            <text:p>17</text:p>
          </table:table-cell>
          <table:table-cell table:style-name="ce119" table:formula="of:=[.V3]+1" office:value-type="float" office:value="18" calcext:value-type="float">
            <text:p>18</text:p>
          </table:table-cell>
          <table:table-cell table:style-name="ce119" table:formula="of:=[.W3]+1" office:value-type="float" office:value="19" calcext:value-type="float">
            <text:p>19</text:p>
          </table:table-cell>
          <table:table-cell table:style-name="ce119" table:formula="of:=[.X3]+1" office:value-type="float" office:value="20" calcext:value-type="float">
            <text:p>20</text:p>
          </table:table-cell>
          <table:table-cell table:style-name="ce119" table:formula="of:=[.Y3]+1" office:value-type="float" office:value="21" calcext:value-type="float">
            <text:p>21</text:p>
          </table:table-cell>
          <table:table-cell table:style-name="ce119" table:formula="of:=[.Z3]+1" office:value-type="float" office:value="22" calcext:value-type="float">
            <text:p>22</text:p>
          </table:table-cell>
          <table:table-cell table:style-name="ce119" table:formula="of:=[.AA3]+1" office:value-type="float" office:value="23" calcext:value-type="float">
            <text:p>23</text:p>
          </table:table-cell>
          <table:table-cell table:style-name="ce119" table:formula="of:=[.AB3]+1" office:value-type="float" office:value="24" calcext:value-type="float">
            <text:p>24</text:p>
          </table:table-cell>
          <table:table-cell table:style-name="ce119" table:formula="of:=[.AC3]+1" office:value-type="float" office:value="25" calcext:value-type="float">
            <text:p>25</text:p>
          </table:table-cell>
          <table:table-cell table:style-name="ce119" table:formula="of:=[.AD3]+1" office:value-type="float" office:value="26" calcext:value-type="float">
            <text:p>26</text:p>
          </table:table-cell>
          <table:table-cell table:style-name="ce119" table:formula="of:=[.AE3]+1" office:value-type="float" office:value="27" calcext:value-type="float">
            <text:p>27</text:p>
          </table:table-cell>
          <table:table-cell table:style-name="ce119" table:formula="of:=[.AF3]+1" office:value-type="float" office:value="28" calcext:value-type="float">
            <text:p>28</text:p>
          </table:table-cell>
          <table:table-cell table:style-name="ce119" table:formula="of:=[.AG3]+1" office:value-type="float" office:value="29" calcext:value-type="float">
            <text:p>29</text:p>
          </table:table-cell>
          <table:table-cell table:style-name="ce119" table:formula="of:=[.AH3]+1" office:value-type="float" office:value="30" calcext:value-type="float">
            <text:p>30</text:p>
          </table:table-cell>
          <table:table-cell table:style-name="ce119" table:formula="of:=[.AI3]+1" office:value-type="float" office:value="31" calcext:value-type="float">
            <text:p>31</text:p>
          </table:table-cell>
          <table:table-cell table:style-name="ce119" table:formula="of:=[.AJ3]+1" office:value-type="float" office:value="32" calcext:value-type="float">
            <text:p>32</text:p>
          </table:table-cell>
          <table:table-cell table:style-name="ce119" table:formula="of:=[.AK3]+1" office:value-type="float" office:value="33" calcext:value-type="float">
            <text:p>33</text:p>
          </table:table-cell>
          <table:table-cell table:style-name="ce119" table:formula="of:=[.AL3]+1" office:value-type="float" office:value="34" calcext:value-type="float">
            <text:p>34</text:p>
          </table:table-cell>
          <table:table-cell table:style-name="ce119" table:formula="of:=[.AM3]+1" office:value-type="float" office:value="35" calcext:value-type="float">
            <text:p>35</text:p>
          </table:table-cell>
          <table:table-cell table:style-name="ce119" table:formula="of:=[.AN3]+1" office:value-type="float" office:value="36" calcext:value-type="float">
            <text:p>36</text:p>
          </table:table-cell>
          <table:table-cell table:style-name="ce119" table:formula="of:=[.AO3]+1" office:value-type="float" office:value="37" calcext:value-type="float">
            <text:p>37</text:p>
          </table:table-cell>
          <table:table-cell table:style-name="ce119" table:formula="of:=[.AP3]+1" office:value-type="float" office:value="38" calcext:value-type="float">
            <text:p>38</text:p>
          </table:table-cell>
          <table:table-cell table:style-name="ce119" table:formula="of:=[.AQ3]+1" office:value-type="float" office:value="39" calcext:value-type="float">
            <text:p>39</text:p>
          </table:table-cell>
          <table:table-cell table:style-name="ce119" table:formula="of:=[.AR3]+1" office:value-type="float" office:value="40" calcext:value-type="float">
            <text:p>40</text:p>
          </table:table-cell>
          <table:table-cell table:number-columns-repeated="979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Starting Address</text:p>
          </table:table-cell>
          <table:covered-table-cell/>
          <table:table-cell/>
          <table:table-cell table:style-name="ce119" office:value-type="float" office:value="1" calcext:value-type="float">
            <text:p>1</text:p>
          </table:table-cell>
          <table:table-cell table:style-name="ce64" table:formula="of:=DEC2HEX([.B5])" office:value-type="string" office:string-value="CC00" calcext:value-type="string">
            <text:p>CC00</text:p>
          </table:table-cell>
          <table:table-cell table:style-name="ce64" table:formula="of:=DEC2HEX(HEX2DEC([.F4])+1)" office:value-type="string" office:string-value="CC01" calcext:value-type="string">
            <text:p>CC01</text:p>
          </table:table-cell>
          <table:table-cell table:style-name="ce64" table:formula="of:=DEC2HEX(HEX2DEC([.G4])+1)" office:value-type="string" office:string-value="CC02" calcext:value-type="string">
            <text:p>CC02</text:p>
          </table:table-cell>
          <table:table-cell table:style-name="ce64" table:formula="of:=DEC2HEX(HEX2DEC([.H4])+1)" office:value-type="string" office:string-value="CC03" calcext:value-type="string">
            <text:p>CC03</text:p>
          </table:table-cell>
          <table:table-cell table:style-name="ce64" table:formula="of:=DEC2HEX(HEX2DEC([.I4])+1)" office:value-type="string" office:string-value="CC04" calcext:value-type="string">
            <text:p>CC04</text:p>
          </table:table-cell>
          <table:table-cell table:style-name="ce64" table:formula="of:=DEC2HEX(HEX2DEC([.J4])+1)" office:value-type="string" office:string-value="CC05" calcext:value-type="string">
            <text:p>CC05</text:p>
          </table:table-cell>
          <table:table-cell table:style-name="ce64" table:formula="of:=DEC2HEX(HEX2DEC([.K4])+1)" office:value-type="string" office:string-value="CC06" calcext:value-type="string">
            <text:p>CC06</text:p>
          </table:table-cell>
          <table:table-cell table:style-name="ce64" table:formula="of:=DEC2HEX(HEX2DEC([.L4])+1)" office:value-type="string" office:string-value="CC07" calcext:value-type="string">
            <text:p>CC07</text:p>
          </table:table-cell>
          <table:table-cell table:style-name="ce64" table:formula="of:=DEC2HEX(HEX2DEC([.M4])+1)" office:value-type="string" office:string-value="CC08" calcext:value-type="string">
            <text:p>CC08</text:p>
          </table:table-cell>
          <table:table-cell table:style-name="ce64" table:formula="of:=DEC2HEX(HEX2DEC([.N4])+1)" office:value-type="string" office:string-value="CC09" calcext:value-type="string">
            <text:p>CC09</text:p>
          </table:table-cell>
          <table:table-cell table:style-name="ce64" table:formula="of:=DEC2HEX(HEX2DEC([.O4])+1)" office:value-type="string" office:string-value="CC0A" calcext:value-type="string">
            <text:p>CC0A</text:p>
          </table:table-cell>
          <table:table-cell table:style-name="ce64" table:formula="of:=DEC2HEX(HEX2DEC([.P4])+1)" office:value-type="string" office:string-value="CC0B" calcext:value-type="string">
            <text:p>CC0B</text:p>
          </table:table-cell>
          <table:table-cell table:style-name="ce64" table:formula="of:=DEC2HEX(HEX2DEC([.Q4])+1)" office:value-type="string" office:string-value="CC0C" calcext:value-type="string">
            <text:p>CC0C</text:p>
          </table:table-cell>
          <table:table-cell table:style-name="ce64" table:formula="of:=DEC2HEX(HEX2DEC([.R4])+1)" office:value-type="string" office:string-value="CC0D" calcext:value-type="string">
            <text:p>CC0D</text:p>
          </table:table-cell>
          <table:table-cell table:style-name="ce64" table:formula="of:=DEC2HEX(HEX2DEC([.S4])+1)" office:value-type="string" office:string-value="CC0E" calcext:value-type="string">
            <text:p>CC0E</text:p>
          </table:table-cell>
          <table:table-cell table:style-name="ce64" table:formula="of:=DEC2HEX(HEX2DEC([.T4])+1)" office:value-type="string" office:string-value="CC0F" calcext:value-type="string">
            <text:p>CC0F</text:p>
          </table:table-cell>
          <table:table-cell table:style-name="ce64" table:formula="of:=DEC2HEX(HEX2DEC([.U4])+1)" office:value-type="string" office:string-value="CC10" calcext:value-type="string">
            <text:p>CC10</text:p>
          </table:table-cell>
          <table:table-cell table:style-name="ce64" table:formula="of:=DEC2HEX(HEX2DEC([.V4])+1)" office:value-type="string" office:string-value="CC11" calcext:value-type="string">
            <text:p>CC11</text:p>
          </table:table-cell>
          <table:table-cell table:style-name="ce64" table:formula="of:=DEC2HEX(HEX2DEC([.W4])+1)" office:value-type="string" office:string-value="CC12" calcext:value-type="string">
            <text:p>CC12</text:p>
          </table:table-cell>
          <table:table-cell table:style-name="ce64" table:formula="of:=DEC2HEX(HEX2DEC([.X4])+1)" office:value-type="string" office:string-value="CC13" calcext:value-type="string">
            <text:p>CC13</text:p>
          </table:table-cell>
          <table:table-cell table:style-name="ce64" table:formula="of:=DEC2HEX(HEX2DEC([.Y4])+1)" office:value-type="string" office:string-value="CC14" calcext:value-type="string">
            <text:p>CC14</text:p>
          </table:table-cell>
          <table:table-cell table:style-name="ce64" table:formula="of:=DEC2HEX(HEX2DEC([.Z4])+1)" office:value-type="string" office:string-value="CC15" calcext:value-type="string">
            <text:p>CC15</text:p>
          </table:table-cell>
          <table:table-cell table:style-name="ce124" table:formula="of:=DEC2HEX(HEX2DEC([.AA4])+1)" office:value-type="string" office:string-value="CC16" calcext:value-type="string">
            <text:p>CC16</text:p>
          </table:table-cell>
          <table:table-cell table:style-name="ce125" table:formula="of:=DEC2HEX(HEX2DEC([.AB4])+1)" office:value-type="string" office:string-value="CC17" calcext:value-type="string">
            <text:p>CC17</text:p>
          </table:table-cell>
          <table:table-cell table:style-name="ce125" table:formula="of:=DEC2HEX(HEX2DEC([.AC4])+1)" office:value-type="string" office:string-value="CC18" calcext:value-type="string">
            <text:p>CC18</text:p>
          </table:table-cell>
          <table:table-cell table:style-name="ce125" table:formula="of:=DEC2HEX(HEX2DEC([.AD4])+1)" office:value-type="string" office:string-value="CC19" calcext:value-type="string">
            <text:p>CC19</text:p>
          </table:table-cell>
          <table:table-cell table:style-name="ce125" table:formula="of:=DEC2HEX(HEX2DEC([.AE4])+1)" office:value-type="string" office:string-value="CC1A" calcext:value-type="string">
            <text:p>CC1A</text:p>
          </table:table-cell>
          <table:table-cell table:style-name="ce125" table:formula="of:=DEC2HEX(HEX2DEC([.AF4])+1)" office:value-type="string" office:string-value="CC1B" calcext:value-type="string">
            <text:p>CC1B</text:p>
          </table:table-cell>
          <table:table-cell table:style-name="ce125" table:formula="of:=DEC2HEX(HEX2DEC([.AG4])+1)" office:value-type="string" office:string-value="CC1C" calcext:value-type="string">
            <text:p>CC1C</text:p>
          </table:table-cell>
          <table:table-cell table:style-name="ce125" table:formula="of:=DEC2HEX(HEX2DEC([.AH4])+1)" office:value-type="string" office:string-value="CC1D" calcext:value-type="string">
            <text:p>CC1D</text:p>
          </table:table-cell>
          <table:table-cell table:style-name="ce125" table:formula="of:=DEC2HEX(HEX2DEC([.AI4])+1)" office:value-type="string" office:string-value="CC1E" calcext:value-type="string">
            <text:p>CC1E</text:p>
          </table:table-cell>
          <table:table-cell table:style-name="ce125" table:formula="of:=DEC2HEX(HEX2DEC([.AJ4])+1)" office:value-type="string" office:string-value="CC1F" calcext:value-type="string">
            <text:p>CC1F</text:p>
          </table:table-cell>
          <table:table-cell table:style-name="ce125" table:formula="of:=DEC2HEX(HEX2DEC([.AK4])+1)" office:value-type="string" office:string-value="CC20" calcext:value-type="string">
            <text:p>CC20</text:p>
          </table:table-cell>
          <table:table-cell table:style-name="ce125" table:formula="of:=DEC2HEX(HEX2DEC([.AL4])+1)" office:value-type="string" office:string-value="CC21" calcext:value-type="string">
            <text:p>CC21</text:p>
          </table:table-cell>
          <table:table-cell table:style-name="ce125" table:formula="of:=DEC2HEX(HEX2DEC([.AM4])+1)" office:value-type="string" office:string-value="CC22" calcext:value-type="string">
            <text:p>CC22</text:p>
          </table:table-cell>
          <table:table-cell table:style-name="ce125" table:formula="of:=DEC2HEX(HEX2DEC([.AN4])+1)" office:value-type="string" office:string-value="CC23" calcext:value-type="string">
            <text:p>CC23</text:p>
          </table:table-cell>
          <table:table-cell table:style-name="ce125" table:formula="of:=DEC2HEX(HEX2DEC([.AO4])+1)" office:value-type="string" office:string-value="CC24" calcext:value-type="string">
            <text:p>CC24</text:p>
          </table:table-cell>
          <table:table-cell table:style-name="ce125" table:formula="of:=DEC2HEX(HEX2DEC([.AP4])+1)" office:value-type="string" office:string-value="CC25" calcext:value-type="string">
            <text:p>CC25</text:p>
          </table:table-cell>
          <table:table-cell table:style-name="ce125" table:formula="of:=DEC2HEX(HEX2DEC([.AQ4])+1)" office:value-type="string" office:string-value="CC26" calcext:value-type="string">
            <text:p>CC26</text:p>
          </table:table-cell>
          <table:table-cell table:style-name="ce125" table:formula="of:=DEC2HEX(HEX2DEC([.AR4])+1)" office:value-type="string" office:string-value="CC27" calcext:value-type="string">
            <text:p>CC27</text:p>
          </table:table-cell>
          <table:table-cell table:number-columns-repeated="979"/>
        </table:table-row>
        <table:table-row table:style-name="ro1">
          <table:table-cell/>
          <table:table-cell table:style-name="ce110" office:value-type="float" office:value="52224" calcext:value-type="float" table:number-columns-spanned="2" table:number-rows-spanned="1">
            <text:p>52224</text:p>
          </table:table-cell>
          <table:covered-table-cell/>
          <table:table-cell/>
          <table:table-cell table:style-name="ce119" table:formula="of:=[.E4]+1" office:value-type="float" office:value="2" calcext:value-type="float">
            <text:p>2</text:p>
          </table:table-cell>
          <table:table-cell table:style-name="ce64" table:formula="of:=DEC2HEX(HEX2DEC([.AS4])+1)" office:value-type="string" office:string-value="CC28" calcext:value-type="string">
            <text:p>CC28</text:p>
          </table:table-cell>
          <table:table-cell table:style-name="ce64" table:formula="of:=DEC2HEX(HEX2DEC([.F5])+1)" office:value-type="string" office:string-value="CC29" calcext:value-type="string">
            <text:p>CC29</text:p>
          </table:table-cell>
          <table:table-cell table:style-name="ce64" table:formula="of:=DEC2HEX(HEX2DEC([.G5])+1)" office:value-type="string" office:string-value="CC2A" calcext:value-type="string">
            <text:p>CC2A</text:p>
          </table:table-cell>
          <table:table-cell table:style-name="ce64" table:formula="of:=DEC2HEX(HEX2DEC([.H5])+1)" office:value-type="string" office:string-value="CC2B" calcext:value-type="string">
            <text:p>CC2B</text:p>
          </table:table-cell>
          <table:table-cell table:style-name="ce64" table:formula="of:=DEC2HEX(HEX2DEC([.I5])+1)" office:value-type="string" office:string-value="CC2C" calcext:value-type="string">
            <text:p>CC2C</text:p>
          </table:table-cell>
          <table:table-cell table:style-name="ce64" table:formula="of:=DEC2HEX(HEX2DEC([.J5])+1)" office:value-type="string" office:string-value="CC2D" calcext:value-type="string">
            <text:p>CC2D</text:p>
          </table:table-cell>
          <table:table-cell table:style-name="ce64" table:formula="of:=DEC2HEX(HEX2DEC([.K5])+1)" office:value-type="string" office:string-value="CC2E" calcext:value-type="string">
            <text:p>CC2E</text:p>
          </table:table-cell>
          <table:table-cell table:style-name="ce64" table:formula="of:=DEC2HEX(HEX2DEC([.L5])+1)" office:value-type="string" office:string-value="CC2F" calcext:value-type="string">
            <text:p>CC2F</text:p>
          </table:table-cell>
          <table:table-cell table:style-name="ce64" table:formula="of:=DEC2HEX(HEX2DEC([.M5])+1)" office:value-type="string" office:string-value="CC30" calcext:value-type="string">
            <text:p>CC30</text:p>
          </table:table-cell>
          <table:table-cell table:style-name="ce64" table:formula="of:=DEC2HEX(HEX2DEC([.N5])+1)" office:value-type="string" office:string-value="CC31" calcext:value-type="string">
            <text:p>CC31</text:p>
          </table:table-cell>
          <table:table-cell table:style-name="ce64" table:formula="of:=DEC2HEX(HEX2DEC([.O5])+1)" office:value-type="string" office:string-value="CC32" calcext:value-type="string">
            <text:p>CC32</text:p>
          </table:table-cell>
          <table:table-cell table:style-name="ce64" table:formula="of:=DEC2HEX(HEX2DEC([.P5])+1)" office:value-type="string" office:string-value="CC33" calcext:value-type="string">
            <text:p>CC33</text:p>
          </table:table-cell>
          <table:table-cell table:style-name="ce64" table:formula="of:=DEC2HEX(HEX2DEC([.Q5])+1)" office:value-type="string" office:string-value="CC34" calcext:value-type="string">
            <text:p>CC34</text:p>
          </table:table-cell>
          <table:table-cell table:style-name="ce64" table:formula="of:=DEC2HEX(HEX2DEC([.R5])+1)" office:value-type="string" office:string-value="CC35" calcext:value-type="string">
            <text:p>CC35</text:p>
          </table:table-cell>
          <table:table-cell table:style-name="ce64" table:formula="of:=DEC2HEX(HEX2DEC([.S5])+1)" office:value-type="string" office:string-value="CC36" calcext:value-type="string">
            <text:p>CC36</text:p>
          </table:table-cell>
          <table:table-cell table:style-name="ce64" table:formula="of:=DEC2HEX(HEX2DEC([.T5])+1)" office:value-type="string" office:string-value="CC37" calcext:value-type="string">
            <text:p>CC37</text:p>
          </table:table-cell>
          <table:table-cell table:style-name="ce64" table:formula="of:=DEC2HEX(HEX2DEC([.U5])+1)" office:value-type="string" office:string-value="CC38" calcext:value-type="string">
            <text:p>CC38</text:p>
          </table:table-cell>
          <table:table-cell table:style-name="ce64" table:formula="of:=DEC2HEX(HEX2DEC([.V5])+1)" office:value-type="string" office:string-value="CC39" calcext:value-type="string">
            <text:p>CC39</text:p>
          </table:table-cell>
          <table:table-cell table:style-name="ce64" table:formula="of:=DEC2HEX(HEX2DEC([.W5])+1)" office:value-type="string" office:string-value="CC3A" calcext:value-type="string">
            <text:p>CC3A</text:p>
          </table:table-cell>
          <table:table-cell table:style-name="ce64" table:formula="of:=DEC2HEX(HEX2DEC([.X5])+1)" office:value-type="string" office:string-value="CC3B" calcext:value-type="string">
            <text:p>CC3B</text:p>
          </table:table-cell>
          <table:table-cell table:style-name="ce64" table:formula="of:=DEC2HEX(HEX2DEC([.Y5])+1)" office:value-type="string" office:string-value="CC3C" calcext:value-type="string">
            <text:p>CC3C</text:p>
          </table:table-cell>
          <table:table-cell table:style-name="ce64" table:formula="of:=DEC2HEX(HEX2DEC([.Z5])+1)" office:value-type="string" office:string-value="CC3D" calcext:value-type="string">
            <text:p>CC3D</text:p>
          </table:table-cell>
          <table:table-cell table:style-name="ce124" table:formula="of:=DEC2HEX(HEX2DEC([.AA5])+1)" office:value-type="string" office:string-value="CC3E" calcext:value-type="string">
            <text:p>CC3E</text:p>
          </table:table-cell>
          <table:table-cell table:style-name="ce125" table:formula="of:=DEC2HEX(HEX2DEC([.AB5])+1)" office:value-type="string" office:string-value="CC3F" calcext:value-type="string">
            <text:p>CC3F</text:p>
          </table:table-cell>
          <table:table-cell table:style-name="ce125" table:formula="of:=DEC2HEX(HEX2DEC([.AC5])+1)" office:value-type="string" office:string-value="CC40" calcext:value-type="string">
            <text:p>CC40</text:p>
          </table:table-cell>
          <table:table-cell table:style-name="ce125" table:formula="of:=DEC2HEX(HEX2DEC([.AD5])+1)" office:value-type="string" office:string-value="CC41" calcext:value-type="string">
            <text:p>CC41</text:p>
          </table:table-cell>
          <table:table-cell table:style-name="ce125" table:formula="of:=DEC2HEX(HEX2DEC([.AE5])+1)" office:value-type="string" office:string-value="CC42" calcext:value-type="string">
            <text:p>CC42</text:p>
          </table:table-cell>
          <table:table-cell table:style-name="ce125" table:formula="of:=DEC2HEX(HEX2DEC([.AF5])+1)" office:value-type="string" office:string-value="CC43" calcext:value-type="string">
            <text:p>CC43</text:p>
          </table:table-cell>
          <table:table-cell table:style-name="ce125" table:formula="of:=DEC2HEX(HEX2DEC([.AG5])+1)" office:value-type="string" office:string-value="CC44" calcext:value-type="string">
            <text:p>CC44</text:p>
          </table:table-cell>
          <table:table-cell table:style-name="ce125" table:formula="of:=DEC2HEX(HEX2DEC([.AH5])+1)" office:value-type="string" office:string-value="CC45" calcext:value-type="string">
            <text:p>CC45</text:p>
          </table:table-cell>
          <table:table-cell table:style-name="ce125" table:formula="of:=DEC2HEX(HEX2DEC([.AI5])+1)" office:value-type="string" office:string-value="CC46" calcext:value-type="string">
            <text:p>CC46</text:p>
          </table:table-cell>
          <table:table-cell table:style-name="ce125" table:formula="of:=DEC2HEX(HEX2DEC([.AJ5])+1)" office:value-type="string" office:string-value="CC47" calcext:value-type="string">
            <text:p>CC47</text:p>
          </table:table-cell>
          <table:table-cell table:style-name="ce125" table:formula="of:=DEC2HEX(HEX2DEC([.AK5])+1)" office:value-type="string" office:string-value="CC48" calcext:value-type="string">
            <text:p>CC48</text:p>
          </table:table-cell>
          <table:table-cell table:style-name="ce125" table:formula="of:=DEC2HEX(HEX2DEC([.AL5])+1)" office:value-type="string" office:string-value="CC49" calcext:value-type="string">
            <text:p>CC49</text:p>
          </table:table-cell>
          <table:table-cell table:style-name="ce125" table:formula="of:=DEC2HEX(HEX2DEC([.AM5])+1)" office:value-type="string" office:string-value="CC4A" calcext:value-type="string">
            <text:p>CC4A</text:p>
          </table:table-cell>
          <table:table-cell table:style-name="ce125" table:formula="of:=DEC2HEX(HEX2DEC([.AN5])+1)" office:value-type="string" office:string-value="CC4B" calcext:value-type="string">
            <text:p>CC4B</text:p>
          </table:table-cell>
          <table:table-cell table:style-name="ce125" table:formula="of:=DEC2HEX(HEX2DEC([.AO5])+1)" office:value-type="string" office:string-value="CC4C" calcext:value-type="string">
            <text:p>CC4C</text:p>
          </table:table-cell>
          <table:table-cell table:style-name="ce125" table:formula="of:=DEC2HEX(HEX2DEC([.AP5])+1)" office:value-type="string" office:string-value="CC4D" calcext:value-type="string">
            <text:p>CC4D</text:p>
          </table:table-cell>
          <table:table-cell table:style-name="ce125" table:formula="of:=DEC2HEX(HEX2DEC([.AQ5])+1)" office:value-type="string" office:string-value="CC4E" calcext:value-type="string">
            <text:p>CC4E</text:p>
          </table:table-cell>
          <table:table-cell table:style-name="ce125" table:formula="of:=DEC2HEX(HEX2DEC([.AR5])+1)" office:value-type="string" office:string-value="CC4F" calcext:value-type="string">
            <text:p>CC4F</text:p>
          </table:table-cell>
          <table:table-cell table:number-columns-repeated="979"/>
        </table:table-row>
        <table:table-row table:style-name="ro1">
          <table:table-cell/>
          <table:table-cell table:style-name="ce111"/>
          <table:table-cell table:number-columns-repeated="2"/>
          <table:table-cell table:style-name="ce119" table:formula="of:=[.E5]+1" office:value-type="float" office:value="3" calcext:value-type="float">
            <text:p>3</text:p>
          </table:table-cell>
          <table:table-cell table:style-name="ce64" table:formula="of:=DEC2HEX(HEX2DEC([.AS5])+1)" office:value-type="string" office:string-value="CC50" calcext:value-type="string">
            <text:p>CC50</text:p>
          </table:table-cell>
          <table:table-cell table:style-name="ce64" table:formula="of:=DEC2HEX(HEX2DEC([.F6])+1)" office:value-type="string" office:string-value="CC51" calcext:value-type="string">
            <text:p>CC51</text:p>
          </table:table-cell>
          <table:table-cell table:style-name="ce64" table:formula="of:=DEC2HEX(HEX2DEC([.G6])+1)" office:value-type="string" office:string-value="CC52" calcext:value-type="string">
            <text:p>CC52</text:p>
          </table:table-cell>
          <table:table-cell table:style-name="ce64" table:formula="of:=DEC2HEX(HEX2DEC([.H6])+1)" office:value-type="string" office:string-value="CC53" calcext:value-type="string">
            <text:p>CC53</text:p>
          </table:table-cell>
          <table:table-cell table:style-name="ce64" table:formula="of:=DEC2HEX(HEX2DEC([.I6])+1)" office:value-type="string" office:string-value="CC54" calcext:value-type="string">
            <text:p>CC54</text:p>
          </table:table-cell>
          <table:table-cell table:style-name="ce64" table:formula="of:=DEC2HEX(HEX2DEC([.J6])+1)" office:value-type="string" office:string-value="CC55" calcext:value-type="string">
            <text:p>CC55</text:p>
          </table:table-cell>
          <table:table-cell table:style-name="ce64" table:formula="of:=DEC2HEX(HEX2DEC([.K6])+1)" office:value-type="string" office:string-value="CC56" calcext:value-type="string">
            <text:p>CC56</text:p>
          </table:table-cell>
          <table:table-cell table:style-name="ce64" table:formula="of:=DEC2HEX(HEX2DEC([.L6])+1)" office:value-type="string" office:string-value="CC57" calcext:value-type="string">
            <text:p>CC57</text:p>
          </table:table-cell>
          <table:table-cell table:style-name="ce64" table:formula="of:=DEC2HEX(HEX2DEC([.M6])+1)" office:value-type="string" office:string-value="CC58" calcext:value-type="string">
            <text:p>CC58</text:p>
          </table:table-cell>
          <table:table-cell table:style-name="ce64" table:formula="of:=DEC2HEX(HEX2DEC([.N6])+1)" office:value-type="string" office:string-value="CC59" calcext:value-type="string">
            <text:p>CC59</text:p>
          </table:table-cell>
          <table:table-cell table:style-name="ce64" table:formula="of:=DEC2HEX(HEX2DEC([.O6])+1)" office:value-type="string" office:string-value="CC5A" calcext:value-type="string">
            <text:p>CC5A</text:p>
          </table:table-cell>
          <table:table-cell table:style-name="ce64" table:formula="of:=DEC2HEX(HEX2DEC([.P6])+1)" office:value-type="string" office:string-value="CC5B" calcext:value-type="string">
            <text:p>CC5B</text:p>
          </table:table-cell>
          <table:table-cell table:style-name="ce64" table:formula="of:=DEC2HEX(HEX2DEC([.Q6])+1)" office:value-type="string" office:string-value="CC5C" calcext:value-type="string">
            <text:p>CC5C</text:p>
          </table:table-cell>
          <table:table-cell table:style-name="ce64" table:formula="of:=DEC2HEX(HEX2DEC([.R6])+1)" office:value-type="string" office:string-value="CC5D" calcext:value-type="string">
            <text:p>CC5D</text:p>
          </table:table-cell>
          <table:table-cell table:style-name="ce64" table:formula="of:=DEC2HEX(HEX2DEC([.S6])+1)" office:value-type="string" office:string-value="CC5E" calcext:value-type="string">
            <text:p>CC5E</text:p>
          </table:table-cell>
          <table:table-cell table:style-name="ce64" table:formula="of:=DEC2HEX(HEX2DEC([.T6])+1)" office:value-type="string" office:string-value="CC5F" calcext:value-type="string">
            <text:p>CC5F</text:p>
          </table:table-cell>
          <table:table-cell table:style-name="ce64" table:formula="of:=DEC2HEX(HEX2DEC([.U6])+1)" office:value-type="string" office:string-value="CC60" calcext:value-type="string">
            <text:p>CC60</text:p>
          </table:table-cell>
          <table:table-cell table:style-name="ce64" table:formula="of:=DEC2HEX(HEX2DEC([.V6])+1)" office:value-type="string" office:string-value="CC61" calcext:value-type="string">
            <text:p>CC61</text:p>
          </table:table-cell>
          <table:table-cell table:style-name="ce64" table:formula="of:=DEC2HEX(HEX2DEC([.W6])+1)" office:value-type="string" office:string-value="CC62" calcext:value-type="string">
            <text:p>CC62</text:p>
          </table:table-cell>
          <table:table-cell table:style-name="ce64" table:formula="of:=DEC2HEX(HEX2DEC([.X6])+1)" office:value-type="string" office:string-value="CC63" calcext:value-type="string">
            <text:p>CC63</text:p>
          </table:table-cell>
          <table:table-cell table:style-name="ce64" table:formula="of:=DEC2HEX(HEX2DEC([.Y6])+1)" office:value-type="string" office:string-value="CC64" calcext:value-type="string">
            <text:p>CC64</text:p>
          </table:table-cell>
          <table:table-cell table:style-name="ce64" table:formula="of:=DEC2HEX(HEX2DEC([.Z6])+1)" office:value-type="string" office:string-value="CC65" calcext:value-type="string">
            <text:p>CC65</text:p>
          </table:table-cell>
          <table:table-cell table:style-name="ce124" table:formula="of:=DEC2HEX(HEX2DEC([.AA6])+1)" office:value-type="string" office:string-value="CC66" calcext:value-type="string">
            <text:p>CC66</text:p>
          </table:table-cell>
          <table:table-cell table:style-name="ce125" table:formula="of:=DEC2HEX(HEX2DEC([.AB6])+1)" office:value-type="string" office:string-value="CC67" calcext:value-type="string">
            <text:p>CC67</text:p>
          </table:table-cell>
          <table:table-cell table:style-name="ce125" table:formula="of:=DEC2HEX(HEX2DEC([.AC6])+1)" office:value-type="string" office:string-value="CC68" calcext:value-type="string">
            <text:p>CC68</text:p>
          </table:table-cell>
          <table:table-cell table:style-name="ce125" table:formula="of:=DEC2HEX(HEX2DEC([.AD6])+1)" office:value-type="string" office:string-value="CC69" calcext:value-type="string">
            <text:p>CC69</text:p>
          </table:table-cell>
          <table:table-cell table:style-name="ce125" table:formula="of:=DEC2HEX(HEX2DEC([.AE6])+1)" office:value-type="string" office:string-value="CC6A" calcext:value-type="string">
            <text:p>CC6A</text:p>
          </table:table-cell>
          <table:table-cell table:style-name="ce125" table:formula="of:=DEC2HEX(HEX2DEC([.AF6])+1)" office:value-type="string" office:string-value="CC6B" calcext:value-type="string">
            <text:p>CC6B</text:p>
          </table:table-cell>
          <table:table-cell table:style-name="ce125" table:formula="of:=DEC2HEX(HEX2DEC([.AG6])+1)" office:value-type="string" office:string-value="CC6C" calcext:value-type="string">
            <text:p>CC6C</text:p>
          </table:table-cell>
          <table:table-cell table:style-name="ce125" table:formula="of:=DEC2HEX(HEX2DEC([.AH6])+1)" office:value-type="string" office:string-value="CC6D" calcext:value-type="string">
            <text:p>CC6D</text:p>
          </table:table-cell>
          <table:table-cell table:style-name="ce125" table:formula="of:=DEC2HEX(HEX2DEC([.AI6])+1)" office:value-type="string" office:string-value="CC6E" calcext:value-type="string">
            <text:p>CC6E</text:p>
          </table:table-cell>
          <table:table-cell table:style-name="ce125" table:formula="of:=DEC2HEX(HEX2DEC([.AJ6])+1)" office:value-type="string" office:string-value="CC6F" calcext:value-type="string">
            <text:p>CC6F</text:p>
          </table:table-cell>
          <table:table-cell table:style-name="ce125" table:formula="of:=DEC2HEX(HEX2DEC([.AK6])+1)" office:value-type="string" office:string-value="CC70" calcext:value-type="string">
            <text:p>CC70</text:p>
          </table:table-cell>
          <table:table-cell table:style-name="ce125" table:formula="of:=DEC2HEX(HEX2DEC([.AL6])+1)" office:value-type="string" office:string-value="CC71" calcext:value-type="string">
            <text:p>CC71</text:p>
          </table:table-cell>
          <table:table-cell table:style-name="ce125" table:formula="of:=DEC2HEX(HEX2DEC([.AM6])+1)" office:value-type="string" office:string-value="CC72" calcext:value-type="string">
            <text:p>CC72</text:p>
          </table:table-cell>
          <table:table-cell table:style-name="ce125" table:formula="of:=DEC2HEX(HEX2DEC([.AN6])+1)" office:value-type="string" office:string-value="CC73" calcext:value-type="string">
            <text:p>CC73</text:p>
          </table:table-cell>
          <table:table-cell table:style-name="ce125" table:formula="of:=DEC2HEX(HEX2DEC([.AO6])+1)" office:value-type="string" office:string-value="CC74" calcext:value-type="string">
            <text:p>CC74</text:p>
          </table:table-cell>
          <table:table-cell table:style-name="ce125" table:formula="of:=DEC2HEX(HEX2DEC([.AP6])+1)" office:value-type="string" office:string-value="CC75" calcext:value-type="string">
            <text:p>CC75</text:p>
          </table:table-cell>
          <table:table-cell table:style-name="ce125" table:formula="of:=DEC2HEX(HEX2DEC([.AQ6])+1)" office:value-type="string" office:string-value="CC76" calcext:value-type="string">
            <text:p>CC76</text:p>
          </table:table-cell>
          <table:table-cell table:style-name="ce125" table:formula="of:=DEC2HEX(HEX2DEC([.AR6])+1)" office:value-type="string" office:string-value="CC77" calcext:value-type="string">
            <text:p>CC77</text:p>
          </table:table-cell>
          <table:table-cell table:number-columns-repeated="979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119" table:formula="of:=[.E6]+1" office:value-type="float" office:value="4" calcext:value-type="float">
            <text:p>4</text:p>
          </table:table-cell>
          <table:table-cell table:style-name="ce64" table:formula="of:=DEC2HEX(HEX2DEC([.AS6])+1)" office:value-type="string" office:string-value="CC78" calcext:value-type="string">
            <text:p>CC78</text:p>
          </table:table-cell>
          <table:table-cell table:style-name="ce64" table:formula="of:=DEC2HEX(HEX2DEC([.F7])+1)" office:value-type="string" office:string-value="CC79" calcext:value-type="string">
            <text:p>CC79</text:p>
          </table:table-cell>
          <table:table-cell table:style-name="ce64" table:formula="of:=DEC2HEX(HEX2DEC([.G7])+1)" office:value-type="string" office:string-value="CC7A" calcext:value-type="string">
            <text:p>CC7A</text:p>
          </table:table-cell>
          <table:table-cell table:style-name="ce64" table:formula="of:=DEC2HEX(HEX2DEC([.H7])+1)" office:value-type="string" office:string-value="CC7B" calcext:value-type="string">
            <text:p>CC7B</text:p>
          </table:table-cell>
          <table:table-cell table:style-name="ce64" table:formula="of:=DEC2HEX(HEX2DEC([.I7])+1)" office:value-type="string" office:string-value="CC7C" calcext:value-type="string">
            <text:p>CC7C</text:p>
          </table:table-cell>
          <table:table-cell table:style-name="ce64" table:formula="of:=DEC2HEX(HEX2DEC([.J7])+1)" office:value-type="string" office:string-value="CC7D" calcext:value-type="string">
            <text:p>CC7D</text:p>
          </table:table-cell>
          <table:table-cell table:style-name="ce122" table:formula="of:=DEC2HEX(HEX2DEC([.K7])+1)" office:value-type="string" office:string-value="CC7E" calcext:value-type="string">
            <text:p>CC7E</text:p>
          </table:table-cell>
          <table:table-cell table:style-name="ce64" table:formula="of:=DEC2HEX(HEX2DEC([.L7])+1)" office:value-type="string" office:string-value="CC7F" calcext:value-type="string">
            <text:p>CC7F</text:p>
          </table:table-cell>
          <table:table-cell table:style-name="ce64" table:formula="of:=DEC2HEX(HEX2DEC([.M7])+1)" office:value-type="string" office:string-value="CC80" calcext:value-type="string">
            <text:p>CC80</text:p>
          </table:table-cell>
          <table:table-cell table:style-name="ce64" table:formula="of:=DEC2HEX(HEX2DEC([.N7])+1)" office:value-type="string" office:string-value="CC81" calcext:value-type="string">
            <text:p>CC81</text:p>
          </table:table-cell>
          <table:table-cell table:style-name="ce64" table:formula="of:=DEC2HEX(HEX2DEC([.O7])+1)" office:value-type="string" office:string-value="CC82" calcext:value-type="string">
            <text:p>CC82</text:p>
          </table:table-cell>
          <table:table-cell table:style-name="ce64" table:formula="of:=DEC2HEX(HEX2DEC([.P7])+1)" office:value-type="string" office:string-value="CC83" calcext:value-type="string">
            <text:p>CC83</text:p>
          </table:table-cell>
          <table:table-cell table:style-name="ce122" table:formula="of:=DEC2HEX(HEX2DEC([.Q7])+1)" office:value-type="string" office:string-value="CC84" calcext:value-type="string">
            <text:p>CC84</text:p>
          </table:table-cell>
          <table:table-cell table:style-name="ce64" table:formula="of:=DEC2HEX(HEX2DEC([.R7])+1)" office:value-type="string" office:string-value="CC85" calcext:value-type="string">
            <text:p>CC85</text:p>
          </table:table-cell>
          <table:table-cell table:style-name="ce64" table:formula="of:=DEC2HEX(HEX2DEC([.S7])+1)" office:value-type="string" office:string-value="CC86" calcext:value-type="string">
            <text:p>CC86</text:p>
          </table:table-cell>
          <table:table-cell table:style-name="ce64" table:formula="of:=DEC2HEX(HEX2DEC([.T7])+1)" office:value-type="string" office:string-value="CC87" calcext:value-type="string">
            <text:p>CC87</text:p>
          </table:table-cell>
          <table:table-cell table:style-name="ce64" table:formula="of:=DEC2HEX(HEX2DEC([.U7])+1)" office:value-type="string" office:string-value="CC88" calcext:value-type="string">
            <text:p>CC88</text:p>
          </table:table-cell>
          <table:table-cell table:style-name="ce64" table:formula="of:=DEC2HEX(HEX2DEC([.V7])+1)" office:value-type="string" office:string-value="CC89" calcext:value-type="string">
            <text:p>CC89</text:p>
          </table:table-cell>
          <table:table-cell table:style-name="ce122" table:formula="of:=DEC2HEX(HEX2DEC([.W7])+1)" office:value-type="string" office:string-value="CC8A" calcext:value-type="string">
            <text:p>CC8A</text:p>
          </table:table-cell>
          <table:table-cell table:style-name="ce64" table:formula="of:=DEC2HEX(HEX2DEC([.X7])+1)" office:value-type="string" office:string-value="CC8B" calcext:value-type="string">
            <text:p>CC8B</text:p>
          </table:table-cell>
          <table:table-cell table:style-name="ce64" table:formula="of:=DEC2HEX(HEX2DEC([.Y7])+1)" office:value-type="string" office:string-value="CC8C" calcext:value-type="string">
            <text:p>CC8C</text:p>
          </table:table-cell>
          <table:table-cell table:style-name="ce64" table:formula="of:=DEC2HEX(HEX2DEC([.Z7])+1)" office:value-type="string" office:string-value="CC8D" calcext:value-type="string">
            <text:p>CC8D</text:p>
          </table:table-cell>
          <table:table-cell table:style-name="ce124" table:formula="of:=DEC2HEX(HEX2DEC([.AA7])+1)" office:value-type="string" office:string-value="CC8E" calcext:value-type="string">
            <text:p>CC8E</text:p>
          </table:table-cell>
          <table:table-cell table:style-name="ce125" table:formula="of:=DEC2HEX(HEX2DEC([.AB7])+1)" office:value-type="string" office:string-value="CC8F" calcext:value-type="string">
            <text:p>CC8F</text:p>
          </table:table-cell>
          <table:table-cell table:style-name="ce125" table:formula="of:=DEC2HEX(HEX2DEC([.AC7])+1)" office:value-type="string" office:string-value="CC90" calcext:value-type="string">
            <text:p>CC90</text:p>
          </table:table-cell>
          <table:table-cell table:style-name="ce125" table:formula="of:=DEC2HEX(HEX2DEC([.AD7])+1)" office:value-type="string" office:string-value="CC91" calcext:value-type="string">
            <text:p>CC91</text:p>
          </table:table-cell>
          <table:table-cell table:style-name="ce125" table:formula="of:=DEC2HEX(HEX2DEC([.AE7])+1)" office:value-type="string" office:string-value="CC92" calcext:value-type="string">
            <text:p>CC92</text:p>
          </table:table-cell>
          <table:table-cell table:style-name="ce125" table:formula="of:=DEC2HEX(HEX2DEC([.AF7])+1)" office:value-type="string" office:string-value="CC93" calcext:value-type="string">
            <text:p>CC93</text:p>
          </table:table-cell>
          <table:table-cell table:style-name="ce125" table:formula="of:=DEC2HEX(HEX2DEC([.AG7])+1)" office:value-type="string" office:string-value="CC94" calcext:value-type="string">
            <text:p>CC94</text:p>
          </table:table-cell>
          <table:table-cell table:style-name="ce125" table:formula="of:=DEC2HEX(HEX2DEC([.AH7])+1)" office:value-type="string" office:string-value="CC95" calcext:value-type="string">
            <text:p>CC95</text:p>
          </table:table-cell>
          <table:table-cell table:style-name="ce125" table:formula="of:=DEC2HEX(HEX2DEC([.AI7])+1)" office:value-type="string" office:string-value="CC96" calcext:value-type="string">
            <text:p>CC96</text:p>
          </table:table-cell>
          <table:table-cell table:style-name="ce125" table:formula="of:=DEC2HEX(HEX2DEC([.AJ7])+1)" office:value-type="string" office:string-value="CC97" calcext:value-type="string">
            <text:p>CC97</text:p>
          </table:table-cell>
          <table:table-cell table:style-name="ce125" table:formula="of:=DEC2HEX(HEX2DEC([.AK7])+1)" office:value-type="string" office:string-value="CC98" calcext:value-type="string">
            <text:p>CC98</text:p>
          </table:table-cell>
          <table:table-cell table:style-name="ce125" table:formula="of:=DEC2HEX(HEX2DEC([.AL7])+1)" office:value-type="string" office:string-value="CC99" calcext:value-type="string">
            <text:p>CC99</text:p>
          </table:table-cell>
          <table:table-cell table:style-name="ce125" table:formula="of:=DEC2HEX(HEX2DEC([.AM7])+1)" office:value-type="string" office:string-value="CC9A" calcext:value-type="string">
            <text:p>CC9A</text:p>
          </table:table-cell>
          <table:table-cell table:style-name="ce125" table:formula="of:=DEC2HEX(HEX2DEC([.AN7])+1)" office:value-type="string" office:string-value="CC9B" calcext:value-type="string">
            <text:p>CC9B</text:p>
          </table:table-cell>
          <table:table-cell table:style-name="ce125" table:formula="of:=DEC2HEX(HEX2DEC([.AO7])+1)" office:value-type="string" office:string-value="CC9C" calcext:value-type="string">
            <text:p>CC9C</text:p>
          </table:table-cell>
          <table:table-cell table:style-name="ce125" table:formula="of:=DEC2HEX(HEX2DEC([.AP7])+1)" office:value-type="string" office:string-value="CC9D" calcext:value-type="string">
            <text:p>CC9D</text:p>
          </table:table-cell>
          <table:table-cell table:style-name="ce125" table:formula="of:=DEC2HEX(HEX2DEC([.AQ7])+1)" office:value-type="string" office:string-value="CC9E" calcext:value-type="string">
            <text:p>CC9E</text:p>
          </table:table-cell>
          <table:table-cell table:style-name="ce125" table:formula="of:=DEC2HEX(HEX2DEC([.AR7])+1)" office:value-type="string" office:string-value="CC9F" calcext:value-type="string">
            <text:p>CC9F</text:p>
          </table:table-cell>
          <table:table-cell table:number-columns-repeated="979"/>
        </table:table-row>
        <table:table-row table:style-name="ro1">
          <table:table-cell/>
          <table:table-cell table:style-name="ce112"/>
          <table:table-cell table:style-name="ce52" office:value-type="string" calcext:value-type="string">
            <text:p>Dungeon View</text:p>
          </table:table-cell>
          <table:table-cell/>
          <table:table-cell table:style-name="ce119" table:formula="of:=[.E7]+1" office:value-type="float" office:value="5" calcext:value-type="float">
            <text:p>5</text:p>
          </table:table-cell>
          <table:table-cell table:style-name="ce64" table:formula="of:=DEC2HEX(HEX2DEC([.AS7])+1)" office:value-type="string" office:string-value="CCA0" calcext:value-type="string">
            <text:p>CCA0</text:p>
          </table:table-cell>
          <table:table-cell table:style-name="ce64" table:formula="of:=DEC2HEX(HEX2DEC([.F8])+1)" office:value-type="string" office:string-value="CCA1" calcext:value-type="string">
            <text:p>CCA1</text:p>
          </table:table-cell>
          <table:table-cell table:style-name="ce64" table:formula="of:=DEC2HEX(HEX2DEC([.G8])+1)" office:value-type="string" office:string-value="CCA2" calcext:value-type="string">
            <text:p>CCA2</text:p>
          </table:table-cell>
          <table:table-cell table:style-name="ce64" table:formula="of:=DEC2HEX(HEX2DEC([.H8])+1)" office:value-type="string" office:string-value="CCA3" calcext:value-type="string">
            <text:p>CCA3</text:p>
          </table:table-cell>
          <table:table-cell table:style-name="ce64" table:formula="of:=DEC2HEX(HEX2DEC([.I8])+1)" office:value-type="string" office:string-value="CCA4" calcext:value-type="string">
            <text:p>CCA4</text:p>
          </table:table-cell>
          <table:table-cell table:style-name="ce64" table:formula="of:=DEC2HEX(HEX2DEC([.J8])+1)" office:value-type="string" office:string-value="CCA5" calcext:value-type="string">
            <text:p>CCA5</text:p>
          </table:table-cell>
          <table:table-cell table:style-name="ce64" table:formula="of:=DEC2HEX(HEX2DEC([.K8])+1)" office:value-type="string" office:string-value="CCA6" calcext:value-type="string">
            <text:p>CCA6</text:p>
          </table:table-cell>
          <table:table-cell table:style-name="ce64" table:formula="of:=DEC2HEX(HEX2DEC([.L8])+1)" office:value-type="string" office:string-value="CCA7" calcext:value-type="string">
            <text:p>CCA7</text:p>
          </table:table-cell>
          <table:table-cell table:style-name="ce64" table:formula="of:=DEC2HEX(HEX2DEC([.M8])+1)" office:value-type="string" office:string-value="CCA8" calcext:value-type="string">
            <text:p>CCA8</text:p>
          </table:table-cell>
          <table:table-cell table:style-name="ce64" table:formula="of:=DEC2HEX(HEX2DEC([.N8])+1)" office:value-type="string" office:string-value="CCA9" calcext:value-type="string">
            <text:p>CCA9</text:p>
          </table:table-cell>
          <table:table-cell table:style-name="ce64" table:formula="of:=DEC2HEX(HEX2DEC([.O8])+1)" office:value-type="string" office:string-value="CCAA" calcext:value-type="string">
            <text:p>CCAA</text:p>
          </table:table-cell>
          <table:table-cell table:style-name="ce64" table:formula="of:=DEC2HEX(HEX2DEC([.P8])+1)" office:value-type="string" office:string-value="CCAB" calcext:value-type="string">
            <text:p>CCAB</text:p>
          </table:table-cell>
          <table:table-cell table:style-name="ce64" table:formula="of:=DEC2HEX(HEX2DEC([.Q8])+1)" office:value-type="string" office:string-value="CCAC" calcext:value-type="string">
            <text:p>CCAC</text:p>
          </table:table-cell>
          <table:table-cell table:style-name="ce64" table:formula="of:=DEC2HEX(HEX2DEC([.R8])+1)" office:value-type="string" office:string-value="CCAD" calcext:value-type="string">
            <text:p>CCAD</text:p>
          </table:table-cell>
          <table:table-cell table:style-name="ce64" table:formula="of:=DEC2HEX(HEX2DEC([.S8])+1)" office:value-type="string" office:string-value="CCAE" calcext:value-type="string">
            <text:p>CCAE</text:p>
          </table:table-cell>
          <table:table-cell table:style-name="ce64" table:formula="of:=DEC2HEX(HEX2DEC([.T8])+1)" office:value-type="string" office:string-value="CCAF" calcext:value-type="string">
            <text:p>CCAF</text:p>
          </table:table-cell>
          <table:table-cell table:style-name="ce64" table:formula="of:=DEC2HEX(HEX2DEC([.U8])+1)" office:value-type="string" office:string-value="CCB0" calcext:value-type="string">
            <text:p>CCB0</text:p>
          </table:table-cell>
          <table:table-cell table:style-name="ce64" table:formula="of:=DEC2HEX(HEX2DEC([.V8])+1)" office:value-type="string" office:string-value="CCB1" calcext:value-type="string">
            <text:p>CCB1</text:p>
          </table:table-cell>
          <table:table-cell table:style-name="ce64" table:formula="of:=DEC2HEX(HEX2DEC([.W8])+1)" office:value-type="string" office:string-value="CCB2" calcext:value-type="string">
            <text:p>CCB2</text:p>
          </table:table-cell>
          <table:table-cell table:style-name="ce64" table:formula="of:=DEC2HEX(HEX2DEC([.X8])+1)" office:value-type="string" office:string-value="CCB3" calcext:value-type="string">
            <text:p>CCB3</text:p>
          </table:table-cell>
          <table:table-cell table:style-name="ce64" table:formula="of:=DEC2HEX(HEX2DEC([.Y8])+1)" office:value-type="string" office:string-value="CCB4" calcext:value-type="string">
            <text:p>CCB4</text:p>
          </table:table-cell>
          <table:table-cell table:style-name="ce64" table:formula="of:=DEC2HEX(HEX2DEC([.Z8])+1)" office:value-type="string" office:string-value="CCB5" calcext:value-type="string">
            <text:p>CCB5</text:p>
          </table:table-cell>
          <table:table-cell table:style-name="ce124" table:formula="of:=DEC2HEX(HEX2DEC([.AA8])+1)" office:value-type="string" office:string-value="CCB6" calcext:value-type="string">
            <text:p>CCB6</text:p>
          </table:table-cell>
          <table:table-cell table:style-name="ce125" table:formula="of:=DEC2HEX(HEX2DEC([.AB8])+1)" office:value-type="string" office:string-value="CCB7" calcext:value-type="string">
            <text:p>CCB7</text:p>
          </table:table-cell>
          <table:table-cell table:style-name="ce125" table:formula="of:=DEC2HEX(HEX2DEC([.AC8])+1)" office:value-type="string" office:string-value="CCB8" calcext:value-type="string">
            <text:p>CCB8</text:p>
          </table:table-cell>
          <table:table-cell table:style-name="ce125" table:formula="of:=DEC2HEX(HEX2DEC([.AD8])+1)" office:value-type="string" office:string-value="CCB9" calcext:value-type="string">
            <text:p>CCB9</text:p>
          </table:table-cell>
          <table:table-cell table:style-name="ce125" table:formula="of:=DEC2HEX(HEX2DEC([.AE8])+1)" office:value-type="string" office:string-value="CCBA" calcext:value-type="string">
            <text:p>CCBA</text:p>
          </table:table-cell>
          <table:table-cell table:style-name="ce125" table:formula="of:=DEC2HEX(HEX2DEC([.AF8])+1)" office:value-type="string" office:string-value="CCBB" calcext:value-type="string">
            <text:p>CCBB</text:p>
          </table:table-cell>
          <table:table-cell table:style-name="ce125" table:formula="of:=DEC2HEX(HEX2DEC([.AG8])+1)" office:value-type="string" office:string-value="CCBC" calcext:value-type="string">
            <text:p>CCBC</text:p>
          </table:table-cell>
          <table:table-cell table:style-name="ce125" table:formula="of:=DEC2HEX(HEX2DEC([.AH8])+1)" office:value-type="string" office:string-value="CCBD" calcext:value-type="string">
            <text:p>CCBD</text:p>
          </table:table-cell>
          <table:table-cell table:style-name="ce125" table:formula="of:=DEC2HEX(HEX2DEC([.AI8])+1)" office:value-type="string" office:string-value="CCBE" calcext:value-type="string">
            <text:p>CCBE</text:p>
          </table:table-cell>
          <table:table-cell table:style-name="ce125" table:formula="of:=DEC2HEX(HEX2DEC([.AJ8])+1)" office:value-type="string" office:string-value="CCBF" calcext:value-type="string">
            <text:p>CCBF</text:p>
          </table:table-cell>
          <table:table-cell table:style-name="ce125" table:formula="of:=DEC2HEX(HEX2DEC([.AK8])+1)" office:value-type="string" office:string-value="CCC0" calcext:value-type="string">
            <text:p>CCC0</text:p>
          </table:table-cell>
          <table:table-cell table:style-name="ce125" table:formula="of:=DEC2HEX(HEX2DEC([.AL8])+1)" office:value-type="string" office:string-value="CCC1" calcext:value-type="string">
            <text:p>CCC1</text:p>
          </table:table-cell>
          <table:table-cell table:style-name="ce125" table:formula="of:=DEC2HEX(HEX2DEC([.AM8])+1)" office:value-type="string" office:string-value="CCC2" calcext:value-type="string">
            <text:p>CCC2</text:p>
          </table:table-cell>
          <table:table-cell table:style-name="ce125" table:formula="of:=DEC2HEX(HEX2DEC([.AN8])+1)" office:value-type="string" office:string-value="CCC3" calcext:value-type="string">
            <text:p>CCC3</text:p>
          </table:table-cell>
          <table:table-cell table:style-name="ce125" table:formula="of:=DEC2HEX(HEX2DEC([.AO8])+1)" office:value-type="string" office:string-value="CCC4" calcext:value-type="string">
            <text:p>CCC4</text:p>
          </table:table-cell>
          <table:table-cell table:style-name="ce125" table:formula="of:=DEC2HEX(HEX2DEC([.AP8])+1)" office:value-type="string" office:string-value="CCC5" calcext:value-type="string">
            <text:p>CCC5</text:p>
          </table:table-cell>
          <table:table-cell table:style-name="ce125" table:formula="of:=DEC2HEX(HEX2DEC([.AQ8])+1)" office:value-type="string" office:string-value="CCC6" calcext:value-type="string">
            <text:p>CCC6</text:p>
          </table:table-cell>
          <table:table-cell table:style-name="ce125" table:formula="of:=DEC2HEX(HEX2DEC([.AR8])+1)" office:value-type="string" office:string-value="CCC7" calcext:value-type="string">
            <text:p>CCC7</text:p>
          </table:table-cell>
          <table:table-cell table:number-columns-repeated="979"/>
        </table:table-row>
        <table:table-row table:style-name="ro1">
          <table:table-cell/>
          <table:table-cell table:style-name="ce113"/>
          <table:table-cell table:style-name="ce52" office:value-type="string" calcext:value-type="string">
            <text:p>Monster Tracking</text:p>
          </table:table-cell>
          <table:table-cell/>
          <table:table-cell table:style-name="ce119" table:formula="of:=[.E8]+1" office:value-type="float" office:value="6" calcext:value-type="float">
            <text:p>6</text:p>
          </table:table-cell>
          <table:table-cell table:style-name="ce64" table:formula="of:=DEC2HEX(HEX2DEC([.AS8])+1)" office:value-type="string" office:string-value="CCC8" calcext:value-type="string">
            <text:p>CCC8</text:p>
          </table:table-cell>
          <table:table-cell table:style-name="ce64" table:formula="of:=DEC2HEX(HEX2DEC([.F9])+1)" office:value-type="string" office:string-value="CCC9" calcext:value-type="string">
            <text:p>CCC9</text:p>
          </table:table-cell>
          <table:table-cell table:style-name="ce64" table:formula="of:=DEC2HEX(HEX2DEC([.G9])+1)" office:value-type="string" office:string-value="CCCA" calcext:value-type="string">
            <text:p>CCCA</text:p>
          </table:table-cell>
          <table:table-cell table:style-name="ce64" table:formula="of:=DEC2HEX(HEX2DEC([.H9])+1)" office:value-type="string" office:string-value="CCCB" calcext:value-type="string">
            <text:p>CCCB</text:p>
          </table:table-cell>
          <table:table-cell table:style-name="ce64" table:formula="of:=DEC2HEX(HEX2DEC([.I9])+1)" office:value-type="string" office:string-value="CCCC" calcext:value-type="string">
            <text:p>CCCC</text:p>
          </table:table-cell>
          <table:table-cell table:style-name="ce64" table:formula="of:=DEC2HEX(HEX2DEC([.J9])+1)" office:value-type="string" office:string-value="CCCD" calcext:value-type="string">
            <text:p>CCCD</text:p>
          </table:table-cell>
          <table:table-cell table:style-name="ce64" table:formula="of:=DEC2HEX(HEX2DEC([.K9])+1)" office:value-type="string" office:string-value="CCCE" calcext:value-type="string">
            <text:p>CCCE</text:p>
          </table:table-cell>
          <table:table-cell table:style-name="ce64" table:formula="of:=DEC2HEX(HEX2DEC([.L9])+1)" office:value-type="string" office:string-value="CCCF" calcext:value-type="string">
            <text:p>CCCF</text:p>
          </table:table-cell>
          <table:table-cell table:style-name="ce64" table:formula="of:=DEC2HEX(HEX2DEC([.M9])+1)" office:value-type="string" office:string-value="CCD0" calcext:value-type="string">
            <text:p>CCD0</text:p>
          </table:table-cell>
          <table:table-cell table:style-name="ce64" table:formula="of:=DEC2HEX(HEX2DEC([.N9])+1)" office:value-type="string" office:string-value="CCD1" calcext:value-type="string">
            <text:p>CCD1</text:p>
          </table:table-cell>
          <table:table-cell table:style-name="ce64" table:formula="of:=DEC2HEX(HEX2DEC([.O9])+1)" office:value-type="string" office:string-value="CCD2" calcext:value-type="string">
            <text:p>CCD2</text:p>
          </table:table-cell>
          <table:table-cell table:style-name="ce64" table:formula="of:=DEC2HEX(HEX2DEC([.P9])+1)" office:value-type="string" office:string-value="CCD3" calcext:value-type="string">
            <text:p>CCD3</text:p>
          </table:table-cell>
          <table:table-cell table:style-name="ce64" table:formula="of:=DEC2HEX(HEX2DEC([.Q9])+1)" office:value-type="string" office:string-value="CCD4" calcext:value-type="string">
            <text:p>CCD4</text:p>
          </table:table-cell>
          <table:table-cell table:style-name="ce64" table:formula="of:=DEC2HEX(HEX2DEC([.R9])+1)" office:value-type="string" office:string-value="CCD5" calcext:value-type="string">
            <text:p>CCD5</text:p>
          </table:table-cell>
          <table:table-cell table:style-name="ce64" table:formula="of:=DEC2HEX(HEX2DEC([.S9])+1)" office:value-type="string" office:string-value="CCD6" calcext:value-type="string">
            <text:p>CCD6</text:p>
          </table:table-cell>
          <table:table-cell table:style-name="ce64" table:formula="of:=DEC2HEX(HEX2DEC([.T9])+1)" office:value-type="string" office:string-value="CCD7" calcext:value-type="string">
            <text:p>CCD7</text:p>
          </table:table-cell>
          <table:table-cell table:style-name="ce64" table:formula="of:=DEC2HEX(HEX2DEC([.U9])+1)" office:value-type="string" office:string-value="CCD8" calcext:value-type="string">
            <text:p>CCD8</text:p>
          </table:table-cell>
          <table:table-cell table:style-name="ce64" table:formula="of:=DEC2HEX(HEX2DEC([.V9])+1)" office:value-type="string" office:string-value="CCD9" calcext:value-type="string">
            <text:p>CCD9</text:p>
          </table:table-cell>
          <table:table-cell table:style-name="ce64" table:formula="of:=DEC2HEX(HEX2DEC([.W9])+1)" office:value-type="string" office:string-value="CCDA" calcext:value-type="string">
            <text:p>CCDA</text:p>
          </table:table-cell>
          <table:table-cell table:style-name="ce64" table:formula="of:=DEC2HEX(HEX2DEC([.X9])+1)" office:value-type="string" office:string-value="CCDB" calcext:value-type="string">
            <text:p>CCDB</text:p>
          </table:table-cell>
          <table:table-cell table:style-name="ce64" table:formula="of:=DEC2HEX(HEX2DEC([.Y9])+1)" office:value-type="string" office:string-value="CCDC" calcext:value-type="string">
            <text:p>CCDC</text:p>
          </table:table-cell>
          <table:table-cell table:style-name="ce64" table:formula="of:=DEC2HEX(HEX2DEC([.Z9])+1)" office:value-type="string" office:string-value="CCDD" calcext:value-type="string">
            <text:p>CCDD</text:p>
          </table:table-cell>
          <table:table-cell table:style-name="ce124" table:formula="of:=DEC2HEX(HEX2DEC([.AA9])+1)" office:value-type="string" office:string-value="CCDE" calcext:value-type="string">
            <text:p>CCDE</text:p>
          </table:table-cell>
          <table:table-cell table:style-name="ce125" table:formula="of:=DEC2HEX(HEX2DEC([.AB9])+1)" office:value-type="string" office:string-value="CCDF" calcext:value-type="string">
            <text:p>CCDF</text:p>
          </table:table-cell>
          <table:table-cell table:style-name="ce125" table:formula="of:=DEC2HEX(HEX2DEC([.AC9])+1)" office:value-type="string" office:string-value="CCE0" calcext:value-type="string">
            <text:p>CCE0</text:p>
          </table:table-cell>
          <table:table-cell table:style-name="ce125" table:formula="of:=DEC2HEX(HEX2DEC([.AD9])+1)" office:value-type="string" office:string-value="CCE1" calcext:value-type="string">
            <text:p>CCE1</text:p>
          </table:table-cell>
          <table:table-cell table:style-name="ce125" table:formula="of:=DEC2HEX(HEX2DEC([.AE9])+1)" office:value-type="string" office:string-value="CCE2" calcext:value-type="string">
            <text:p>CCE2</text:p>
          </table:table-cell>
          <table:table-cell table:style-name="ce125" table:formula="of:=DEC2HEX(HEX2DEC([.AF9])+1)" office:value-type="string" office:string-value="CCE3" calcext:value-type="string">
            <text:p>CCE3</text:p>
          </table:table-cell>
          <table:table-cell table:style-name="ce125" table:formula="of:=DEC2HEX(HEX2DEC([.AG9])+1)" office:value-type="string" office:string-value="CCE4" calcext:value-type="string">
            <text:p>CCE4</text:p>
          </table:table-cell>
          <table:table-cell table:style-name="ce125" table:formula="of:=DEC2HEX(HEX2DEC([.AH9])+1)" office:value-type="string" office:string-value="CCE5" calcext:value-type="string">
            <text:p>CCE5</text:p>
          </table:table-cell>
          <table:table-cell table:style-name="ce125" table:formula="of:=DEC2HEX(HEX2DEC([.AI9])+1)" office:value-type="string" office:string-value="CCE6" calcext:value-type="string">
            <text:p>CCE6</text:p>
          </table:table-cell>
          <table:table-cell table:style-name="ce125" table:formula="of:=DEC2HEX(HEX2DEC([.AJ9])+1)" office:value-type="string" office:string-value="CCE7" calcext:value-type="string">
            <text:p>CCE7</text:p>
          </table:table-cell>
          <table:table-cell table:style-name="ce125" table:formula="of:=DEC2HEX(HEX2DEC([.AK9])+1)" office:value-type="string" office:string-value="CCE8" calcext:value-type="string">
            <text:p>CCE8</text:p>
          </table:table-cell>
          <table:table-cell table:style-name="ce125" table:formula="of:=DEC2HEX(HEX2DEC([.AL9])+1)" office:value-type="string" office:string-value="CCE9" calcext:value-type="string">
            <text:p>CCE9</text:p>
          </table:table-cell>
          <table:table-cell table:style-name="ce125" table:formula="of:=DEC2HEX(HEX2DEC([.AM9])+1)" office:value-type="string" office:string-value="CCEA" calcext:value-type="string">
            <text:p>CCEA</text:p>
          </table:table-cell>
          <table:table-cell table:style-name="ce125" table:formula="of:=DEC2HEX(HEX2DEC([.AN9])+1)" office:value-type="string" office:string-value="CCEB" calcext:value-type="string">
            <text:p>CCEB</text:p>
          </table:table-cell>
          <table:table-cell table:style-name="ce125" table:formula="of:=DEC2HEX(HEX2DEC([.AO9])+1)" office:value-type="string" office:string-value="CCEC" calcext:value-type="string">
            <text:p>CCEC</text:p>
          </table:table-cell>
          <table:table-cell table:style-name="ce125" table:formula="of:=DEC2HEX(HEX2DEC([.AP9])+1)" office:value-type="string" office:string-value="CCED" calcext:value-type="string">
            <text:p>CCED</text:p>
          </table:table-cell>
          <table:table-cell table:style-name="ce125" table:formula="of:=DEC2HEX(HEX2DEC([.AQ9])+1)" office:value-type="string" office:string-value="CCEE" calcext:value-type="string">
            <text:p>CCEE</text:p>
          </table:table-cell>
          <table:table-cell table:style-name="ce125" table:formula="of:=DEC2HEX(HEX2DEC([.AR9])+1)" office:value-type="string" office:string-value="CCEF" calcext:value-type="string">
            <text:p>CCEF</text:p>
          </table:table-cell>
          <table:table-cell table:number-columns-repeated="979"/>
        </table:table-row>
        <table:table-row table:style-name="ro1">
          <table:table-cell/>
          <table:table-cell table:style-name="ce114"/>
          <table:table-cell table:style-name="ce52" office:value-type="string" calcext:value-type="string">
            <text:p>Character Sheet</text:p>
          </table:table-cell>
          <table:table-cell/>
          <table:table-cell table:style-name="ce119" table:formula="of:=[.E9]+1" office:value-type="float" office:value="7" calcext:value-type="float">
            <text:p>7</text:p>
          </table:table-cell>
          <table:table-cell table:style-name="ce64" table:formula="of:=DEC2HEX(HEX2DEC([.AS9])+1)" office:value-type="string" office:string-value="CCF0" calcext:value-type="string">
            <text:p>CCF0</text:p>
          </table:table-cell>
          <table:table-cell table:style-name="ce64" table:formula="of:=DEC2HEX(HEX2DEC([.F10])+1)" office:value-type="string" office:string-value="CCF1" calcext:value-type="string">
            <text:p>CCF1</text:p>
          </table:table-cell>
          <table:table-cell table:style-name="ce64" table:formula="of:=DEC2HEX(HEX2DEC([.G10])+1)" office:value-type="string" office:string-value="CCF2" calcext:value-type="string">
            <text:p>CCF2</text:p>
          </table:table-cell>
          <table:table-cell table:style-name="ce64" table:formula="of:=DEC2HEX(HEX2DEC([.H10])+1)" office:value-type="string" office:string-value="CCF3" calcext:value-type="string">
            <text:p>CCF3</text:p>
          </table:table-cell>
          <table:table-cell table:style-name="ce64" table:formula="of:=DEC2HEX(HEX2DEC([.I10])+1)" office:value-type="string" office:string-value="CCF4" calcext:value-type="string">
            <text:p>CCF4</text:p>
          </table:table-cell>
          <table:table-cell table:style-name="ce64" table:formula="of:=DEC2HEX(HEX2DEC([.J10])+1)" office:value-type="string" office:string-value="CCF5" calcext:value-type="string">
            <text:p>CCF5</text:p>
          </table:table-cell>
          <table:table-cell table:style-name="ce64" table:formula="of:=DEC2HEX(HEX2DEC([.K10])+1)" office:value-type="string" office:string-value="CCF6" calcext:value-type="string">
            <text:p>CCF6</text:p>
          </table:table-cell>
          <table:table-cell table:style-name="ce64" table:formula="of:=DEC2HEX(HEX2DEC([.L10])+1)" office:value-type="string" office:string-value="CCF7" calcext:value-type="string">
            <text:p>CCF7</text:p>
          </table:table-cell>
          <table:table-cell table:style-name="ce64" table:formula="of:=DEC2HEX(HEX2DEC([.M10])+1)" office:value-type="string" office:string-value="CCF8" calcext:value-type="string">
            <text:p>CCF8</text:p>
          </table:table-cell>
          <table:table-cell table:style-name="ce64" table:formula="of:=DEC2HEX(HEX2DEC([.N10])+1)" office:value-type="string" office:string-value="CCF9" calcext:value-type="string">
            <text:p>CCF9</text:p>
          </table:table-cell>
          <table:table-cell table:style-name="ce64" table:formula="of:=DEC2HEX(HEX2DEC([.O10])+1)" office:value-type="string" office:string-value="CCFA" calcext:value-type="string">
            <text:p>CCFA</text:p>
          </table:table-cell>
          <table:table-cell table:style-name="ce64" table:formula="of:=DEC2HEX(HEX2DEC([.P10])+1)" office:value-type="string" office:string-value="CCFB" calcext:value-type="string">
            <text:p>CCFB</text:p>
          </table:table-cell>
          <table:table-cell table:style-name="ce64" table:formula="of:=DEC2HEX(HEX2DEC([.Q10])+1)" office:value-type="string" office:string-value="CCFC" calcext:value-type="string">
            <text:p>CCFC</text:p>
          </table:table-cell>
          <table:table-cell table:style-name="ce64" table:formula="of:=DEC2HEX(HEX2DEC([.R10])+1)" office:value-type="string" office:string-value="CCFD" calcext:value-type="string">
            <text:p>CCFD</text:p>
          </table:table-cell>
          <table:table-cell table:style-name="ce64" table:formula="of:=DEC2HEX(HEX2DEC([.S10])+1)" office:value-type="string" office:string-value="CCFE" calcext:value-type="string">
            <text:p>CCFE</text:p>
          </table:table-cell>
          <table:table-cell table:style-name="ce64" table:formula="of:=DEC2HEX(HEX2DEC([.T10])+1)" office:value-type="string" office:string-value="CCFF" calcext:value-type="string">
            <text:p>CCFF</text:p>
          </table:table-cell>
          <table:table-cell table:style-name="ce64" table:formula="of:=DEC2HEX(HEX2DEC([.U10])+1)" office:value-type="string" office:string-value="CD00" calcext:value-type="string">
            <text:p>CD00</text:p>
          </table:table-cell>
          <table:table-cell table:style-name="ce64" table:formula="of:=DEC2HEX(HEX2DEC([.V10])+1)" office:value-type="string" office:string-value="CD01" calcext:value-type="string">
            <text:p>CD01</text:p>
          </table:table-cell>
          <table:table-cell table:style-name="ce64" table:formula="of:=DEC2HEX(HEX2DEC([.W10])+1)" office:value-type="string" office:string-value="CD02" calcext:value-type="string">
            <text:p>CD02</text:p>
          </table:table-cell>
          <table:table-cell table:style-name="ce64" table:formula="of:=DEC2HEX(HEX2DEC([.X10])+1)" office:value-type="string" office:string-value="CD03" calcext:value-type="string">
            <text:p>CD03</text:p>
          </table:table-cell>
          <table:table-cell table:style-name="ce64" table:formula="of:=DEC2HEX(HEX2DEC([.Y10])+1)" office:value-type="string" office:string-value="CD04" calcext:value-type="string">
            <text:p>CD04</text:p>
          </table:table-cell>
          <table:table-cell table:style-name="ce64" table:formula="of:=DEC2HEX(HEX2DEC([.Z10])+1)" office:value-type="string" office:string-value="CD05" calcext:value-type="string">
            <text:p>CD05</text:p>
          </table:table-cell>
          <table:table-cell table:style-name="ce124" table:formula="of:=DEC2HEX(HEX2DEC([.AA10])+1)" office:value-type="string" office:string-value="CD06" calcext:value-type="string">
            <text:p>CD06</text:p>
          </table:table-cell>
          <table:table-cell table:style-name="ce125" table:formula="of:=DEC2HEX(HEX2DEC([.AB10])+1)" office:value-type="string" office:string-value="CD07" calcext:value-type="string">
            <text:p>CD07</text:p>
          </table:table-cell>
          <table:table-cell table:style-name="ce125" table:formula="of:=DEC2HEX(HEX2DEC([.AC10])+1)" office:value-type="string" office:string-value="CD08" calcext:value-type="string">
            <text:p>CD08</text:p>
          </table:table-cell>
          <table:table-cell table:style-name="ce125" table:formula="of:=DEC2HEX(HEX2DEC([.AD10])+1)" office:value-type="string" office:string-value="CD09" calcext:value-type="string">
            <text:p>CD09</text:p>
          </table:table-cell>
          <table:table-cell table:style-name="ce125" table:formula="of:=DEC2HEX(HEX2DEC([.AE10])+1)" office:value-type="string" office:string-value="CD0A" calcext:value-type="string">
            <text:p>CD0A</text:p>
          </table:table-cell>
          <table:table-cell table:style-name="ce125" table:formula="of:=DEC2HEX(HEX2DEC([.AF10])+1)" office:value-type="string" office:string-value="CD0B" calcext:value-type="string">
            <text:p>CD0B</text:p>
          </table:table-cell>
          <table:table-cell table:style-name="ce125" table:formula="of:=DEC2HEX(HEX2DEC([.AG10])+1)" office:value-type="string" office:string-value="CD0C" calcext:value-type="string">
            <text:p>CD0C</text:p>
          </table:table-cell>
          <table:table-cell table:style-name="ce125" table:formula="of:=DEC2HEX(HEX2DEC([.AH10])+1)" office:value-type="string" office:string-value="CD0D" calcext:value-type="string">
            <text:p>CD0D</text:p>
          </table:table-cell>
          <table:table-cell table:style-name="ce125" table:formula="of:=DEC2HEX(HEX2DEC([.AI10])+1)" office:value-type="string" office:string-value="CD0E" calcext:value-type="string">
            <text:p>CD0E</text:p>
          </table:table-cell>
          <table:table-cell table:style-name="ce125" table:formula="of:=DEC2HEX(HEX2DEC([.AJ10])+1)" office:value-type="string" office:string-value="CD0F" calcext:value-type="string">
            <text:p>CD0F</text:p>
          </table:table-cell>
          <table:table-cell table:style-name="ce125" table:formula="of:=DEC2HEX(HEX2DEC([.AK10])+1)" office:value-type="string" office:string-value="CD10" calcext:value-type="string">
            <text:p>CD10</text:p>
          </table:table-cell>
          <table:table-cell table:style-name="ce125" table:formula="of:=DEC2HEX(HEX2DEC([.AL10])+1)" office:value-type="string" office:string-value="CD11" calcext:value-type="string">
            <text:p>CD11</text:p>
          </table:table-cell>
          <table:table-cell table:style-name="ce125" table:formula="of:=DEC2HEX(HEX2DEC([.AM10])+1)" office:value-type="string" office:string-value="CD12" calcext:value-type="string">
            <text:p>CD12</text:p>
          </table:table-cell>
          <table:table-cell table:style-name="ce125" table:formula="of:=DEC2HEX(HEX2DEC([.AN10])+1)" office:value-type="string" office:string-value="CD13" calcext:value-type="string">
            <text:p>CD13</text:p>
          </table:table-cell>
          <table:table-cell table:style-name="ce125" table:formula="of:=DEC2HEX(HEX2DEC([.AO10])+1)" office:value-type="string" office:string-value="CD14" calcext:value-type="string">
            <text:p>CD14</text:p>
          </table:table-cell>
          <table:table-cell table:style-name="ce125" table:formula="of:=DEC2HEX(HEX2DEC([.AP10])+1)" office:value-type="string" office:string-value="CD15" calcext:value-type="string">
            <text:p>CD15</text:p>
          </table:table-cell>
          <table:table-cell table:style-name="ce125" table:formula="of:=DEC2HEX(HEX2DEC([.AQ10])+1)" office:value-type="string" office:string-value="CD16" calcext:value-type="string">
            <text:p>CD16</text:p>
          </table:table-cell>
          <table:table-cell table:style-name="ce125" table:formula="of:=DEC2HEX(HEX2DEC([.AR10])+1)" office:value-type="string" office:string-value="CD17" calcext:value-type="string">
            <text:p>CD17</text:p>
          </table:table-cell>
          <table:table-cell table:number-columns-repeated="979"/>
        </table:table-row>
        <table:table-row table:style-name="ro1">
          <table:table-cell/>
          <table:table-cell table:style-name="ce115"/>
          <table:table-cell table:style-name="ce52" office:value-type="string" calcext:value-type="string">
            <text:p>Status Text</text:p>
          </table:table-cell>
          <table:table-cell/>
          <table:table-cell table:style-name="ce119" table:formula="of:=[.E10]+1" office:value-type="float" office:value="8" calcext:value-type="float">
            <text:p>8</text:p>
          </table:table-cell>
          <table:table-cell table:style-name="ce64" table:formula="of:=DEC2HEX(HEX2DEC([.AS10])+1)" office:value-type="string" office:string-value="CD18" calcext:value-type="string">
            <text:p>CD18</text:p>
          </table:table-cell>
          <table:table-cell table:style-name="ce64" table:formula="of:=DEC2HEX(HEX2DEC([.F11])+1)" office:value-type="string" office:string-value="CD19" calcext:value-type="string">
            <text:p>CD19</text:p>
          </table:table-cell>
          <table:table-cell table:style-name="ce64" table:formula="of:=DEC2HEX(HEX2DEC([.G11])+1)" office:value-type="string" office:string-value="CD1A" calcext:value-type="string">
            <text:p>CD1A</text:p>
          </table:table-cell>
          <table:table-cell table:style-name="ce64" table:formula="of:=DEC2HEX(HEX2DEC([.H11])+1)" office:value-type="string" office:string-value="CD1B" calcext:value-type="string">
            <text:p>CD1B</text:p>
          </table:table-cell>
          <table:table-cell table:style-name="ce64" table:formula="of:=DEC2HEX(HEX2DEC([.I11])+1)" office:value-type="string" office:string-value="CD1C" calcext:value-type="string">
            <text:p>CD1C</text:p>
          </table:table-cell>
          <table:table-cell table:style-name="ce64" table:formula="of:=DEC2HEX(HEX2DEC([.J11])+1)" office:value-type="string" office:string-value="CD1D" calcext:value-type="string">
            <text:p>CD1D</text:p>
          </table:table-cell>
          <table:table-cell table:style-name="ce64" table:formula="of:=DEC2HEX(HEX2DEC([.K11])+1)" office:value-type="string" office:string-value="CD1E" calcext:value-type="string">
            <text:p>CD1E</text:p>
          </table:table-cell>
          <table:table-cell table:style-name="ce64" table:formula="of:=DEC2HEX(HEX2DEC([.L11])+1)" office:value-type="string" office:string-value="CD1F" calcext:value-type="string">
            <text:p>CD1F</text:p>
          </table:table-cell>
          <table:table-cell table:style-name="ce64" table:formula="of:=DEC2HEX(HEX2DEC([.M11])+1)" office:value-type="string" office:string-value="CD20" calcext:value-type="string">
            <text:p>CD20</text:p>
          </table:table-cell>
          <table:table-cell table:style-name="ce64" table:formula="of:=DEC2HEX(HEX2DEC([.N11])+1)" office:value-type="string" office:string-value="CD21" calcext:value-type="string">
            <text:p>CD21</text:p>
          </table:table-cell>
          <table:table-cell table:style-name="ce64" table:formula="of:=DEC2HEX(HEX2DEC([.O11])+1)" office:value-type="string" office:string-value="CD22" calcext:value-type="string">
            <text:p>CD22</text:p>
          </table:table-cell>
          <table:table-cell table:style-name="ce64" table:formula="of:=DEC2HEX(HEX2DEC([.P11])+1)" office:value-type="string" office:string-value="CD23" calcext:value-type="string">
            <text:p>CD23</text:p>
          </table:table-cell>
          <table:table-cell table:style-name="ce64" table:formula="of:=DEC2HEX(HEX2DEC([.Q11])+1)" office:value-type="string" office:string-value="CD24" calcext:value-type="string">
            <text:p>CD24</text:p>
          </table:table-cell>
          <table:table-cell table:style-name="ce64" table:formula="of:=DEC2HEX(HEX2DEC([.R11])+1)" office:value-type="string" office:string-value="CD25" calcext:value-type="string">
            <text:p>CD25</text:p>
          </table:table-cell>
          <table:table-cell table:style-name="ce64" table:formula="of:=DEC2HEX(HEX2DEC([.S11])+1)" office:value-type="string" office:string-value="CD26" calcext:value-type="string">
            <text:p>CD26</text:p>
          </table:table-cell>
          <table:table-cell table:style-name="ce64" table:formula="of:=DEC2HEX(HEX2DEC([.T11])+1)" office:value-type="string" office:string-value="CD27" calcext:value-type="string">
            <text:p>CD27</text:p>
          </table:table-cell>
          <table:table-cell table:style-name="ce64" table:formula="of:=DEC2HEX(HEX2DEC([.U11])+1)" office:value-type="string" office:string-value="CD28" calcext:value-type="string">
            <text:p>CD28</text:p>
          </table:table-cell>
          <table:table-cell table:style-name="ce64" table:formula="of:=DEC2HEX(HEX2DEC([.V11])+1)" office:value-type="string" office:string-value="CD29" calcext:value-type="string">
            <text:p>CD29</text:p>
          </table:table-cell>
          <table:table-cell table:style-name="ce64" table:formula="of:=DEC2HEX(HEX2DEC([.W11])+1)" office:value-type="string" office:string-value="CD2A" calcext:value-type="string">
            <text:p>CD2A</text:p>
          </table:table-cell>
          <table:table-cell table:style-name="ce64" table:formula="of:=DEC2HEX(HEX2DEC([.X11])+1)" office:value-type="string" office:string-value="CD2B" calcext:value-type="string">
            <text:p>CD2B</text:p>
          </table:table-cell>
          <table:table-cell table:style-name="ce64" table:formula="of:=DEC2HEX(HEX2DEC([.Y11])+1)" office:value-type="string" office:string-value="CD2C" calcext:value-type="string">
            <text:p>CD2C</text:p>
          </table:table-cell>
          <table:table-cell table:style-name="ce64" table:formula="of:=DEC2HEX(HEX2DEC([.Z11])+1)" office:value-type="string" office:string-value="CD2D" calcext:value-type="string">
            <text:p>CD2D</text:p>
          </table:table-cell>
          <table:table-cell table:style-name="ce124" table:formula="of:=DEC2HEX(HEX2DEC([.AA11])+1)" office:value-type="string" office:string-value="CD2E" calcext:value-type="string">
            <text:p>CD2E</text:p>
          </table:table-cell>
          <table:table-cell table:style-name="ce125" table:formula="of:=DEC2HEX(HEX2DEC([.AB11])+1)" office:value-type="string" office:string-value="CD2F" calcext:value-type="string">
            <text:p>CD2F</text:p>
          </table:table-cell>
          <table:table-cell table:style-name="ce125" table:formula="of:=DEC2HEX(HEX2DEC([.AC11])+1)" office:value-type="string" office:string-value="CD30" calcext:value-type="string">
            <text:p>CD30</text:p>
          </table:table-cell>
          <table:table-cell table:style-name="ce125" table:formula="of:=DEC2HEX(HEX2DEC([.AD11])+1)" office:value-type="string" office:string-value="CD31" calcext:value-type="string">
            <text:p>CD31</text:p>
          </table:table-cell>
          <table:table-cell table:style-name="ce125" table:formula="of:=DEC2HEX(HEX2DEC([.AE11])+1)" office:value-type="string" office:string-value="CD32" calcext:value-type="string">
            <text:p>CD32</text:p>
          </table:table-cell>
          <table:table-cell table:style-name="ce125" table:formula="of:=DEC2HEX(HEX2DEC([.AF11])+1)" office:value-type="string" office:string-value="CD33" calcext:value-type="string">
            <text:p>CD33</text:p>
          </table:table-cell>
          <table:table-cell table:style-name="ce125" table:formula="of:=DEC2HEX(HEX2DEC([.AG11])+1)" office:value-type="string" office:string-value="CD34" calcext:value-type="string">
            <text:p>CD34</text:p>
          </table:table-cell>
          <table:table-cell table:style-name="ce125" table:formula="of:=DEC2HEX(HEX2DEC([.AH11])+1)" office:value-type="string" office:string-value="CD35" calcext:value-type="string">
            <text:p>CD35</text:p>
          </table:table-cell>
          <table:table-cell table:style-name="ce125" table:formula="of:=DEC2HEX(HEX2DEC([.AI11])+1)" office:value-type="string" office:string-value="CD36" calcext:value-type="string">
            <text:p>CD36</text:p>
          </table:table-cell>
          <table:table-cell table:style-name="ce125" table:formula="of:=DEC2HEX(HEX2DEC([.AJ11])+1)" office:value-type="string" office:string-value="CD37" calcext:value-type="string">
            <text:p>CD37</text:p>
          </table:table-cell>
          <table:table-cell table:style-name="ce125" table:formula="of:=DEC2HEX(HEX2DEC([.AK11])+1)" office:value-type="string" office:string-value="CD38" calcext:value-type="string">
            <text:p>CD38</text:p>
          </table:table-cell>
          <table:table-cell table:style-name="ce125" table:formula="of:=DEC2HEX(HEX2DEC([.AL11])+1)" office:value-type="string" office:string-value="CD39" calcext:value-type="string">
            <text:p>CD39</text:p>
          </table:table-cell>
          <table:table-cell table:style-name="ce125" table:formula="of:=DEC2HEX(HEX2DEC([.AM11])+1)" office:value-type="string" office:string-value="CD3A" calcext:value-type="string">
            <text:p>CD3A</text:p>
          </table:table-cell>
          <table:table-cell table:style-name="ce125" table:formula="of:=DEC2HEX(HEX2DEC([.AN11])+1)" office:value-type="string" office:string-value="CD3B" calcext:value-type="string">
            <text:p>CD3B</text:p>
          </table:table-cell>
          <table:table-cell table:style-name="ce125" table:formula="of:=DEC2HEX(HEX2DEC([.AO11])+1)" office:value-type="string" office:string-value="CD3C" calcext:value-type="string">
            <text:p>CD3C</text:p>
          </table:table-cell>
          <table:table-cell table:style-name="ce125" table:formula="of:=DEC2HEX(HEX2DEC([.AP11])+1)" office:value-type="string" office:string-value="CD3D" calcext:value-type="string">
            <text:p>CD3D</text:p>
          </table:table-cell>
          <table:table-cell table:style-name="ce125" table:formula="of:=DEC2HEX(HEX2DEC([.AQ11])+1)" office:value-type="string" office:string-value="CD3E" calcext:value-type="string">
            <text:p>CD3E</text:p>
          </table:table-cell>
          <table:table-cell table:style-name="ce125" table:formula="of:=DEC2HEX(HEX2DEC([.AR11])+1)" office:value-type="string" office:string-value="CD3F" calcext:value-type="string">
            <text:p>CD3F</text:p>
          </table:table-cell>
          <table:table-cell table:number-columns-repeated="979"/>
        </table:table-row>
        <table:table-row table:style-name="ro1">
          <table:table-cell/>
          <table:table-cell table:style-name="ce116"/>
          <table:table-cell table:style-name="ce52" office:value-type="string" calcext:value-type="string">
            <text:p>Light</text:p>
          </table:table-cell>
          <table:table-cell/>
          <table:table-cell table:style-name="ce119" table:formula="of:=[.E11]+1" office:value-type="float" office:value="9" calcext:value-type="float">
            <text:p>9</text:p>
          </table:table-cell>
          <table:table-cell table:style-name="ce64" table:formula="of:=DEC2HEX(HEX2DEC([.AS11])+1)" office:value-type="string" office:string-value="CD40" calcext:value-type="string">
            <text:p>CD40</text:p>
          </table:table-cell>
          <table:table-cell table:style-name="ce64" table:formula="of:=DEC2HEX(HEX2DEC([.F12])+1)" office:value-type="string" office:string-value="CD41" calcext:value-type="string">
            <text:p>CD41</text:p>
          </table:table-cell>
          <table:table-cell table:style-name="ce64" table:formula="of:=DEC2HEX(HEX2DEC([.G12])+1)" office:value-type="string" office:string-value="CD42" calcext:value-type="string">
            <text:p>CD42</text:p>
          </table:table-cell>
          <table:table-cell table:style-name="ce64" table:formula="of:=DEC2HEX(HEX2DEC([.H12])+1)" office:value-type="string" office:string-value="CD43" calcext:value-type="string">
            <text:p>CD43</text:p>
          </table:table-cell>
          <table:table-cell table:style-name="ce64" table:formula="of:=DEC2HEX(HEX2DEC([.I12])+1)" office:value-type="string" office:string-value="CD44" calcext:value-type="string">
            <text:p>CD44</text:p>
          </table:table-cell>
          <table:table-cell table:style-name="ce64" table:formula="of:=DEC2HEX(HEX2DEC([.J12])+1)" office:value-type="string" office:string-value="CD45" calcext:value-type="string">
            <text:p>CD45</text:p>
          </table:table-cell>
          <table:table-cell table:style-name="ce64" table:formula="of:=DEC2HEX(HEX2DEC([.K12])+1)" office:value-type="string" office:string-value="CD46" calcext:value-type="string">
            <text:p>CD46</text:p>
          </table:table-cell>
          <table:table-cell table:style-name="ce64" table:formula="of:=DEC2HEX(HEX2DEC([.L12])+1)" office:value-type="string" office:string-value="CD47" calcext:value-type="string">
            <text:p>CD47</text:p>
          </table:table-cell>
          <table:table-cell table:style-name="ce64" table:formula="of:=DEC2HEX(HEX2DEC([.M12])+1)" office:value-type="string" office:string-value="CD48" calcext:value-type="string">
            <text:p>CD48</text:p>
          </table:table-cell>
          <table:table-cell table:style-name="ce64" table:formula="of:=DEC2HEX(HEX2DEC([.N12])+1)" office:value-type="string" office:string-value="CD49" calcext:value-type="string">
            <text:p>CD49</text:p>
          </table:table-cell>
          <table:table-cell table:style-name="ce64" table:formula="of:=DEC2HEX(HEX2DEC([.O12])+1)" office:value-type="string" office:string-value="CD4A" calcext:value-type="string">
            <text:p>CD4A</text:p>
          </table:table-cell>
          <table:table-cell table:style-name="ce123" table:formula="of:=DEC2HEX(HEX2DEC([.P12])+1)" office:value-type="string" office:string-value="CD4B" calcext:value-type="string">
            <text:p>CD4B</text:p>
          </table:table-cell>
          <table:table-cell table:style-name="ce64" table:formula="of:=DEC2HEX(HEX2DEC([.Q12])+1)" office:value-type="string" office:string-value="CD4C" calcext:value-type="string">
            <text:p>CD4C</text:p>
          </table:table-cell>
          <table:table-cell table:style-name="ce64" table:formula="of:=DEC2HEX(HEX2DEC([.R12])+1)" office:value-type="string" office:string-value="CD4D" calcext:value-type="string">
            <text:p>CD4D</text:p>
          </table:table-cell>
          <table:table-cell table:style-name="ce64" table:formula="of:=DEC2HEX(HEX2DEC([.S12])+1)" office:value-type="string" office:string-value="CD4E" calcext:value-type="string">
            <text:p>CD4E</text:p>
          </table:table-cell>
          <table:table-cell table:style-name="ce64" table:formula="of:=DEC2HEX(HEX2DEC([.T12])+1)" office:value-type="string" office:string-value="CD4F" calcext:value-type="string">
            <text:p>CD4F</text:p>
          </table:table-cell>
          <table:table-cell table:style-name="ce64" table:formula="of:=DEC2HEX(HEX2DEC([.U12])+1)" office:value-type="string" office:string-value="CD50" calcext:value-type="string">
            <text:p>CD50</text:p>
          </table:table-cell>
          <table:table-cell table:style-name="ce64" table:formula="of:=DEC2HEX(HEX2DEC([.V12])+1)" office:value-type="string" office:string-value="CD51" calcext:value-type="string">
            <text:p>CD51</text:p>
          </table:table-cell>
          <table:table-cell table:style-name="ce64" table:formula="of:=DEC2HEX(HEX2DEC([.W12])+1)" office:value-type="string" office:string-value="CD52" calcext:value-type="string">
            <text:p>CD52</text:p>
          </table:table-cell>
          <table:table-cell table:style-name="ce64" table:formula="of:=DEC2HEX(HEX2DEC([.X12])+1)" office:value-type="string" office:string-value="CD53" calcext:value-type="string">
            <text:p>CD53</text:p>
          </table:table-cell>
          <table:table-cell table:style-name="ce64" table:formula="of:=DEC2HEX(HEX2DEC([.Y12])+1)" office:value-type="string" office:string-value="CD54" calcext:value-type="string">
            <text:p>CD54</text:p>
          </table:table-cell>
          <table:table-cell table:style-name="ce64" table:formula="of:=DEC2HEX(HEX2DEC([.Z12])+1)" office:value-type="string" office:string-value="CD55" calcext:value-type="string">
            <text:p>CD55</text:p>
          </table:table-cell>
          <table:table-cell table:style-name="ce124" table:formula="of:=DEC2HEX(HEX2DEC([.AA12])+1)" office:value-type="string" office:string-value="CD56" calcext:value-type="string">
            <text:p>CD56</text:p>
          </table:table-cell>
          <table:table-cell table:style-name="ce125" table:formula="of:=DEC2HEX(HEX2DEC([.AB12])+1)" office:value-type="string" office:string-value="CD57" calcext:value-type="string">
            <text:p>CD57</text:p>
          </table:table-cell>
          <table:table-cell table:style-name="ce125" table:formula="of:=DEC2HEX(HEX2DEC([.AC12])+1)" office:value-type="string" office:string-value="CD58" calcext:value-type="string">
            <text:p>CD58</text:p>
          </table:table-cell>
          <table:table-cell table:style-name="ce125" table:formula="of:=DEC2HEX(HEX2DEC([.AD12])+1)" office:value-type="string" office:string-value="CD59" calcext:value-type="string">
            <text:p>CD59</text:p>
          </table:table-cell>
          <table:table-cell table:style-name="ce125" table:formula="of:=DEC2HEX(HEX2DEC([.AE12])+1)" office:value-type="string" office:string-value="CD5A" calcext:value-type="string">
            <text:p>CD5A</text:p>
          </table:table-cell>
          <table:table-cell table:style-name="ce125" table:formula="of:=DEC2HEX(HEX2DEC([.AF12])+1)" office:value-type="string" office:string-value="CD5B" calcext:value-type="string">
            <text:p>CD5B</text:p>
          </table:table-cell>
          <table:table-cell table:style-name="ce125" table:formula="of:=DEC2HEX(HEX2DEC([.AG12])+1)" office:value-type="string" office:string-value="CD5C" calcext:value-type="string">
            <text:p>CD5C</text:p>
          </table:table-cell>
          <table:table-cell table:style-name="ce125" table:formula="of:=DEC2HEX(HEX2DEC([.AH12])+1)" office:value-type="string" office:string-value="CD5D" calcext:value-type="string">
            <text:p>CD5D</text:p>
          </table:table-cell>
          <table:table-cell table:style-name="ce125" table:formula="of:=DEC2HEX(HEX2DEC([.AI12])+1)" office:value-type="string" office:string-value="CD5E" calcext:value-type="string">
            <text:p>CD5E</text:p>
          </table:table-cell>
          <table:table-cell table:style-name="ce125" table:formula="of:=DEC2HEX(HEX2DEC([.AJ12])+1)" office:value-type="string" office:string-value="CD5F" calcext:value-type="string">
            <text:p>CD5F</text:p>
          </table:table-cell>
          <table:table-cell table:style-name="ce125" table:formula="of:=DEC2HEX(HEX2DEC([.AK12])+1)" office:value-type="string" office:string-value="CD60" calcext:value-type="string">
            <text:p>CD60</text:p>
          </table:table-cell>
          <table:table-cell table:style-name="ce125" table:formula="of:=DEC2HEX(HEX2DEC([.AL12])+1)" office:value-type="string" office:string-value="CD61" calcext:value-type="string">
            <text:p>CD61</text:p>
          </table:table-cell>
          <table:table-cell table:style-name="ce125" table:formula="of:=DEC2HEX(HEX2DEC([.AM12])+1)" office:value-type="string" office:string-value="CD62" calcext:value-type="string">
            <text:p>CD62</text:p>
          </table:table-cell>
          <table:table-cell table:style-name="ce125" table:formula="of:=DEC2HEX(HEX2DEC([.AN12])+1)" office:value-type="string" office:string-value="CD63" calcext:value-type="string">
            <text:p>CD63</text:p>
          </table:table-cell>
          <table:table-cell table:style-name="ce125" table:formula="of:=DEC2HEX(HEX2DEC([.AO12])+1)" office:value-type="string" office:string-value="CD64" calcext:value-type="string">
            <text:p>CD64</text:p>
          </table:table-cell>
          <table:table-cell table:style-name="ce125" table:formula="of:=DEC2HEX(HEX2DEC([.AP12])+1)" office:value-type="string" office:string-value="CD65" calcext:value-type="string">
            <text:p>CD65</text:p>
          </table:table-cell>
          <table:table-cell table:style-name="ce125" table:formula="of:=DEC2HEX(HEX2DEC([.AQ12])+1)" office:value-type="string" office:string-value="CD66" calcext:value-type="string">
            <text:p>CD66</text:p>
          </table:table-cell>
          <table:table-cell table:style-name="ce125" table:formula="of:=DEC2HEX(HEX2DEC([.AR12])+1)" office:value-type="string" office:string-value="CD67" calcext:value-type="string">
            <text:p>CD67</text:p>
          </table:table-cell>
          <table:table-cell table:number-columns-repeated="979"/>
        </table:table-row>
        <table:table-row table:style-name="ro1">
          <table:table-cell/>
          <table:table-cell table:style-name="ce117"/>
          <table:table-cell table:style-name="ce52" office:value-type="string" calcext:value-type="string">
            <text:p>PC Char Graphics</text:p>
          </table:table-cell>
          <table:table-cell/>
          <table:table-cell table:style-name="ce119" table:formula="of:=[.E12]+1" office:value-type="float" office:value="10" calcext:value-type="float">
            <text:p>10</text:p>
          </table:table-cell>
          <table:table-cell table:style-name="ce64" table:formula="of:=DEC2HEX(HEX2DEC([.AS12])+1)" office:value-type="string" office:string-value="CD68" calcext:value-type="string">
            <text:p>CD68</text:p>
          </table:table-cell>
          <table:table-cell table:style-name="ce64" table:formula="of:=DEC2HEX(HEX2DEC([.F13])+1)" office:value-type="string" office:string-value="CD69" calcext:value-type="string">
            <text:p>CD69</text:p>
          </table:table-cell>
          <table:table-cell table:style-name="ce64" table:formula="of:=DEC2HEX(HEX2DEC([.G13])+1)" office:value-type="string" office:string-value="CD6A" calcext:value-type="string">
            <text:p>CD6A</text:p>
          </table:table-cell>
          <table:table-cell table:style-name="ce64" table:formula="of:=DEC2HEX(HEX2DEC([.H13])+1)" office:value-type="string" office:string-value="CD6B" calcext:value-type="string">
            <text:p>CD6B</text:p>
          </table:table-cell>
          <table:table-cell table:style-name="ce64" table:formula="of:=DEC2HEX(HEX2DEC([.I13])+1)" office:value-type="string" office:string-value="CD6C" calcext:value-type="string">
            <text:p>CD6C</text:p>
          </table:table-cell>
          <table:table-cell table:style-name="ce64" table:formula="of:=DEC2HEX(HEX2DEC([.J13])+1)" office:value-type="string" office:string-value="CD6D" calcext:value-type="string">
            <text:p>CD6D</text:p>
          </table:table-cell>
          <table:table-cell table:style-name="ce122" table:formula="of:=DEC2HEX(HEX2DEC([.K13])+1)" office:value-type="string" office:string-value="CD6E" calcext:value-type="string">
            <text:p>CD6E</text:p>
          </table:table-cell>
          <table:table-cell table:style-name="ce64" table:formula="of:=DEC2HEX(HEX2DEC([.L13])+1)" office:value-type="string" office:string-value="CD6F" calcext:value-type="string">
            <text:p>CD6F</text:p>
          </table:table-cell>
          <table:table-cell table:style-name="ce64" table:formula="of:=DEC2HEX(HEX2DEC([.M13])+1)" office:value-type="string" office:string-value="CD70" calcext:value-type="string">
            <text:p>CD70</text:p>
          </table:table-cell>
          <table:table-cell table:style-name="ce64" table:formula="of:=DEC2HEX(HEX2DEC([.N13])+1)" office:value-type="string" office:string-value="CD71" calcext:value-type="string">
            <text:p>CD71</text:p>
          </table:table-cell>
          <table:table-cell table:style-name="ce64" table:formula="of:=DEC2HEX(HEX2DEC([.O13])+1)" office:value-type="string" office:string-value="CD72" calcext:value-type="string">
            <text:p>CD72</text:p>
          </table:table-cell>
          <table:table-cell table:style-name="ce64" table:formula="of:=DEC2HEX(HEX2DEC([.P13])+1)" office:value-type="string" office:string-value="CD73" calcext:value-type="string">
            <text:p>CD73</text:p>
          </table:table-cell>
          <table:table-cell table:style-name="ce64" table:formula="of:=DEC2HEX(HEX2DEC([.Q13])+1)" office:value-type="string" office:string-value="CD74" calcext:value-type="string">
            <text:p>CD74</text:p>
          </table:table-cell>
          <table:table-cell table:style-name="ce53" table:formula="of:=DEC2HEX(HEX2DEC([.R13])+1)" office:value-type="string" office:string-value="CD75" calcext:value-type="string">
            <text:p>CD75</text:p>
          </table:table-cell>
          <table:table-cell table:style-name="ce53" table:formula="of:=DEC2HEX(HEX2DEC([.S13])+1)" office:value-type="string" office:string-value="CD76" calcext:value-type="string">
            <text:p>CD76</text:p>
          </table:table-cell>
          <table:table-cell table:style-name="ce64" table:formula="of:=DEC2HEX(HEX2DEC([.T13])+1)" office:value-type="string" office:string-value="CD77" calcext:value-type="string">
            <text:p>CD77</text:p>
          </table:table-cell>
          <table:table-cell table:style-name="ce64" table:formula="of:=DEC2HEX(HEX2DEC([.U13])+1)" office:value-type="string" office:string-value="CD78" calcext:value-type="string">
            <text:p>CD78</text:p>
          </table:table-cell>
          <table:table-cell table:style-name="ce64" table:formula="of:=DEC2HEX(HEX2DEC([.V13])+1)" office:value-type="string" office:string-value="CD79" calcext:value-type="string">
            <text:p>CD79</text:p>
          </table:table-cell>
          <table:table-cell table:style-name="ce122" table:formula="of:=DEC2HEX(HEX2DEC([.W13])+1)" office:value-type="string" office:string-value="CD7A" calcext:value-type="string">
            <text:p>CD7A</text:p>
          </table:table-cell>
          <table:table-cell table:style-name="ce64" table:formula="of:=DEC2HEX(HEX2DEC([.X13])+1)" office:value-type="string" office:string-value="CD7B" calcext:value-type="string">
            <text:p>CD7B</text:p>
          </table:table-cell>
          <table:table-cell table:style-name="ce64" table:formula="of:=DEC2HEX(HEX2DEC([.Y13])+1)" office:value-type="string" office:string-value="CD7C" calcext:value-type="string">
            <text:p>CD7C</text:p>
          </table:table-cell>
          <table:table-cell table:style-name="ce64" table:formula="of:=DEC2HEX(HEX2DEC([.Z13])+1)" office:value-type="string" office:string-value="CD7D" calcext:value-type="string">
            <text:p>CD7D</text:p>
          </table:table-cell>
          <table:table-cell table:style-name="ce124" table:formula="of:=DEC2HEX(HEX2DEC([.AA13])+1)" office:value-type="string" office:string-value="CD7E" calcext:value-type="string">
            <text:p>CD7E</text:p>
          </table:table-cell>
          <table:table-cell table:style-name="ce125" table:formula="of:=DEC2HEX(HEX2DEC([.AB13])+1)" office:value-type="string" office:string-value="CD7F" calcext:value-type="string">
            <text:p>CD7F</text:p>
          </table:table-cell>
          <table:table-cell table:style-name="ce125" table:formula="of:=DEC2HEX(HEX2DEC([.AC13])+1)" office:value-type="string" office:string-value="CD80" calcext:value-type="string">
            <text:p>CD80</text:p>
          </table:table-cell>
          <table:table-cell table:style-name="ce125" table:formula="of:=DEC2HEX(HEX2DEC([.AD13])+1)" office:value-type="string" office:string-value="CD81" calcext:value-type="string">
            <text:p>CD81</text:p>
          </table:table-cell>
          <table:table-cell table:style-name="ce125" table:formula="of:=DEC2HEX(HEX2DEC([.AE13])+1)" office:value-type="string" office:string-value="CD82" calcext:value-type="string">
            <text:p>CD82</text:p>
          </table:table-cell>
          <table:table-cell table:style-name="ce125" table:formula="of:=DEC2HEX(HEX2DEC([.AF13])+1)" office:value-type="string" office:string-value="CD83" calcext:value-type="string">
            <text:p>CD83</text:p>
          </table:table-cell>
          <table:table-cell table:style-name="ce125" table:formula="of:=DEC2HEX(HEX2DEC([.AG13])+1)" office:value-type="string" office:string-value="CD84" calcext:value-type="string">
            <text:p>CD84</text:p>
          </table:table-cell>
          <table:table-cell table:style-name="ce125" table:formula="of:=DEC2HEX(HEX2DEC([.AH13])+1)" office:value-type="string" office:string-value="CD85" calcext:value-type="string">
            <text:p>CD85</text:p>
          </table:table-cell>
          <table:table-cell table:style-name="ce125" table:formula="of:=DEC2HEX(HEX2DEC([.AI13])+1)" office:value-type="string" office:string-value="CD86" calcext:value-type="string">
            <text:p>CD86</text:p>
          </table:table-cell>
          <table:table-cell table:style-name="ce125" table:formula="of:=DEC2HEX(HEX2DEC([.AJ13])+1)" office:value-type="string" office:string-value="CD87" calcext:value-type="string">
            <text:p>CD87</text:p>
          </table:table-cell>
          <table:table-cell table:style-name="ce125" table:formula="of:=DEC2HEX(HEX2DEC([.AK13])+1)" office:value-type="string" office:string-value="CD88" calcext:value-type="string">
            <text:p>CD88</text:p>
          </table:table-cell>
          <table:table-cell table:style-name="ce125" table:formula="of:=DEC2HEX(HEX2DEC([.AL13])+1)" office:value-type="string" office:string-value="CD89" calcext:value-type="string">
            <text:p>CD89</text:p>
          </table:table-cell>
          <table:table-cell table:style-name="ce125" table:formula="of:=DEC2HEX(HEX2DEC([.AM13])+1)" office:value-type="string" office:string-value="CD8A" calcext:value-type="string">
            <text:p>CD8A</text:p>
          </table:table-cell>
          <table:table-cell table:style-name="ce125" table:formula="of:=DEC2HEX(HEX2DEC([.AN13])+1)" office:value-type="string" office:string-value="CD8B" calcext:value-type="string">
            <text:p>CD8B</text:p>
          </table:table-cell>
          <table:table-cell table:style-name="ce125" table:formula="of:=DEC2HEX(HEX2DEC([.AO13])+1)" office:value-type="string" office:string-value="CD8C" calcext:value-type="string">
            <text:p>CD8C</text:p>
          </table:table-cell>
          <table:table-cell table:style-name="ce125" table:formula="of:=DEC2HEX(HEX2DEC([.AP13])+1)" office:value-type="string" office:string-value="CD8D" calcext:value-type="string">
            <text:p>CD8D</text:p>
          </table:table-cell>
          <table:table-cell table:style-name="ce125" table:formula="of:=DEC2HEX(HEX2DEC([.AQ13])+1)" office:value-type="string" office:string-value="CD8E" calcext:value-type="string">
            <text:p>CD8E</text:p>
          </table:table-cell>
          <table:table-cell table:style-name="ce125" table:formula="of:=DEC2HEX(HEX2DEC([.AR13])+1)" office:value-type="string" office:string-value="CD8F" calcext:value-type="string">
            <text:p>CD8F</text:p>
          </table:table-cell>
          <table:table-cell table:number-columns-repeated="979"/>
        </table:table-row>
        <table:table-row table:style-name="ro1">
          <table:table-cell/>
          <table:table-cell table:style-name="ce118"/>
          <table:table-cell table:style-name="ce52" office:value-type="string" calcext:value-type="string">
            <text:p>Unnoticed Marker</text:p>
          </table:table-cell>
          <table:table-cell/>
          <table:table-cell table:style-name="ce119" table:formula="of:=[.E13]+1" office:value-type="float" office:value="11" calcext:value-type="float">
            <text:p>11</text:p>
          </table:table-cell>
          <table:table-cell table:style-name="ce64" table:formula="of:=DEC2HEX(HEX2DEC([.AS13])+1)" office:value-type="string" office:string-value="CD90" calcext:value-type="string">
            <text:p>CD90</text:p>
          </table:table-cell>
          <table:table-cell table:style-name="ce64" table:formula="of:=DEC2HEX(HEX2DEC([.F14])+1)" office:value-type="string" office:string-value="CD91" calcext:value-type="string">
            <text:p>CD91</text:p>
          </table:table-cell>
          <table:table-cell table:style-name="ce64" table:formula="of:=DEC2HEX(HEX2DEC([.G14])+1)" office:value-type="string" office:string-value="CD92" calcext:value-type="string">
            <text:p>CD92</text:p>
          </table:table-cell>
          <table:table-cell table:style-name="ce64" table:formula="of:=DEC2HEX(HEX2DEC([.H14])+1)" office:value-type="string" office:string-value="CD93" calcext:value-type="string">
            <text:p>CD93</text:p>
          </table:table-cell>
          <table:table-cell table:style-name="ce64" table:formula="of:=DEC2HEX(HEX2DEC([.I14])+1)" office:value-type="string" office:string-value="CD94" calcext:value-type="string">
            <text:p>CD94</text:p>
          </table:table-cell>
          <table:table-cell table:style-name="ce64" table:formula="of:=DEC2HEX(HEX2DEC([.J14])+1)" office:value-type="string" office:string-value="CD95" calcext:value-type="string">
            <text:p>CD95</text:p>
          </table:table-cell>
          <table:table-cell table:style-name="ce64" table:formula="of:=DEC2HEX(HEX2DEC([.K14])+1)" office:value-type="string" office:string-value="CD96" calcext:value-type="string">
            <text:p>CD96</text:p>
          </table:table-cell>
          <table:table-cell table:style-name="ce64" table:formula="of:=DEC2HEX(HEX2DEC([.L14])+1)" office:value-type="string" office:string-value="CD97" calcext:value-type="string">
            <text:p>CD97</text:p>
          </table:table-cell>
          <table:table-cell table:style-name="ce64" table:formula="of:=DEC2HEX(HEX2DEC([.M14])+1)" office:value-type="string" office:string-value="CD98" calcext:value-type="string">
            <text:p>CD98</text:p>
          </table:table-cell>
          <table:table-cell table:style-name="ce64" table:formula="of:=DEC2HEX(HEX2DEC([.N14])+1)" office:value-type="string" office:string-value="CD99" calcext:value-type="string">
            <text:p>CD99</text:p>
          </table:table-cell>
          <table:table-cell table:style-name="ce64" table:formula="of:=DEC2HEX(HEX2DEC([.O14])+1)" office:value-type="string" office:string-value="CD9A" calcext:value-type="string">
            <text:p>CD9A</text:p>
          </table:table-cell>
          <table:table-cell table:style-name="ce64" table:formula="of:=DEC2HEX(HEX2DEC([.P14])+1)" office:value-type="string" office:string-value="CD9B" calcext:value-type="string">
            <text:p>CD9B</text:p>
          </table:table-cell>
          <table:table-cell table:style-name="ce64" table:formula="of:=DEC2HEX(HEX2DEC([.Q14])+1)" office:value-type="string" office:string-value="CD9C" calcext:value-type="string">
            <text:p>CD9C</text:p>
          </table:table-cell>
          <table:table-cell table:style-name="ce53" table:formula="of:=DEC2HEX(HEX2DEC([.R14])+1)" office:value-type="string" office:string-value="CD9D" calcext:value-type="string">
            <text:p>CD9D</text:p>
          </table:table-cell>
          <table:table-cell table:style-name="ce64" table:formula="of:=DEC2HEX(HEX2DEC([.S14])+1)" office:value-type="string" office:string-value="CD9E" calcext:value-type="string">
            <text:p>CD9E</text:p>
          </table:table-cell>
          <table:table-cell table:style-name="ce64" table:formula="of:=DEC2HEX(HEX2DEC([.T14])+1)" office:value-type="string" office:string-value="CD9F" calcext:value-type="string">
            <text:p>CD9F</text:p>
          </table:table-cell>
          <table:table-cell table:style-name="ce64" table:formula="of:=DEC2HEX(HEX2DEC([.U14])+1)" office:value-type="string" office:string-value="CDA0" calcext:value-type="string">
            <text:p>CDA0</text:p>
          </table:table-cell>
          <table:table-cell table:style-name="ce64" table:formula="of:=DEC2HEX(HEX2DEC([.V14])+1)" office:value-type="string" office:string-value="CDA1" calcext:value-type="string">
            <text:p>CDA1</text:p>
          </table:table-cell>
          <table:table-cell table:style-name="ce64" table:formula="of:=DEC2HEX(HEX2DEC([.W14])+1)" office:value-type="string" office:string-value="CDA2" calcext:value-type="string">
            <text:p>CDA2</text:p>
          </table:table-cell>
          <table:table-cell table:style-name="ce64" table:formula="of:=DEC2HEX(HEX2DEC([.X14])+1)" office:value-type="string" office:string-value="CDA3" calcext:value-type="string">
            <text:p>CDA3</text:p>
          </table:table-cell>
          <table:table-cell table:style-name="ce64" table:formula="of:=DEC2HEX(HEX2DEC([.Y14])+1)" office:value-type="string" office:string-value="CDA4" calcext:value-type="string">
            <text:p>CDA4</text:p>
          </table:table-cell>
          <table:table-cell table:style-name="ce64" table:formula="of:=DEC2HEX(HEX2DEC([.Z14])+1)" office:value-type="string" office:string-value="CDA5" calcext:value-type="string">
            <text:p>CDA5</text:p>
          </table:table-cell>
          <table:table-cell table:style-name="ce124" table:formula="of:=DEC2HEX(HEX2DEC([.AA14])+1)" office:value-type="string" office:string-value="CDA6" calcext:value-type="string">
            <text:p>CDA6</text:p>
          </table:table-cell>
          <table:table-cell table:style-name="ce125" table:formula="of:=DEC2HEX(HEX2DEC([.AB14])+1)" office:value-type="string" office:string-value="CDA7" calcext:value-type="string">
            <text:p>CDA7</text:p>
          </table:table-cell>
          <table:table-cell table:style-name="ce125" table:formula="of:=DEC2HEX(HEX2DEC([.AC14])+1)" office:value-type="string" office:string-value="CDA8" calcext:value-type="string">
            <text:p>CDA8</text:p>
          </table:table-cell>
          <table:table-cell table:style-name="ce125" table:formula="of:=DEC2HEX(HEX2DEC([.AD14])+1)" office:value-type="string" office:string-value="CDA9" calcext:value-type="string">
            <text:p>CDA9</text:p>
          </table:table-cell>
          <table:table-cell table:style-name="ce125" table:formula="of:=DEC2HEX(HEX2DEC([.AE14])+1)" office:value-type="string" office:string-value="CDAA" calcext:value-type="string">
            <text:p>CDAA</text:p>
          </table:table-cell>
          <table:table-cell table:style-name="ce125" table:formula="of:=DEC2HEX(HEX2DEC([.AF14])+1)" office:value-type="string" office:string-value="CDAB" calcext:value-type="string">
            <text:p>CDAB</text:p>
          </table:table-cell>
          <table:table-cell table:style-name="ce125" table:formula="of:=DEC2HEX(HEX2DEC([.AG14])+1)" office:value-type="string" office:string-value="CDAC" calcext:value-type="string">
            <text:p>CDAC</text:p>
          </table:table-cell>
          <table:table-cell table:style-name="ce125" table:formula="of:=DEC2HEX(HEX2DEC([.AH14])+1)" office:value-type="string" office:string-value="CDAD" calcext:value-type="string">
            <text:p>CDAD</text:p>
          </table:table-cell>
          <table:table-cell table:style-name="ce125" table:formula="of:=DEC2HEX(HEX2DEC([.AI14])+1)" office:value-type="string" office:string-value="CDAE" calcext:value-type="string">
            <text:p>CDAE</text:p>
          </table:table-cell>
          <table:table-cell table:style-name="ce125" table:formula="of:=DEC2HEX(HEX2DEC([.AJ14])+1)" office:value-type="string" office:string-value="CDAF" calcext:value-type="string">
            <text:p>CDAF</text:p>
          </table:table-cell>
          <table:table-cell table:style-name="ce125" table:formula="of:=DEC2HEX(HEX2DEC([.AK14])+1)" office:value-type="string" office:string-value="CDB0" calcext:value-type="string">
            <text:p>CDB0</text:p>
          </table:table-cell>
          <table:table-cell table:style-name="ce125" table:formula="of:=DEC2HEX(HEX2DEC([.AL14])+1)" office:value-type="string" office:string-value="CDB1" calcext:value-type="string">
            <text:p>CDB1</text:p>
          </table:table-cell>
          <table:table-cell table:style-name="ce125" table:formula="of:=DEC2HEX(HEX2DEC([.AM14])+1)" office:value-type="string" office:string-value="CDB2" calcext:value-type="string">
            <text:p>CDB2</text:p>
          </table:table-cell>
          <table:table-cell table:style-name="ce125" table:formula="of:=DEC2HEX(HEX2DEC([.AN14])+1)" office:value-type="string" office:string-value="CDB3" calcext:value-type="string">
            <text:p>CDB3</text:p>
          </table:table-cell>
          <table:table-cell table:style-name="ce125" table:formula="of:=DEC2HEX(HEX2DEC([.AO14])+1)" office:value-type="string" office:string-value="CDB4" calcext:value-type="string">
            <text:p>CDB4</text:p>
          </table:table-cell>
          <table:table-cell table:style-name="ce125" table:formula="of:=DEC2HEX(HEX2DEC([.AP14])+1)" office:value-type="string" office:string-value="CDB5" calcext:value-type="string">
            <text:p>CDB5</text:p>
          </table:table-cell>
          <table:table-cell table:style-name="ce125" table:formula="of:=DEC2HEX(HEX2DEC([.AQ14])+1)" office:value-type="string" office:string-value="CDB6" calcext:value-type="string">
            <text:p>CDB6</text:p>
          </table:table-cell>
          <table:table-cell table:style-name="ce125" table:formula="of:=DEC2HEX(HEX2DEC([.AR14])+1)" office:value-type="string" office:string-value="CDB7" calcext:value-type="string">
            <text:p>CDB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4]+1" office:value-type="float" office:value="12" calcext:value-type="float">
            <text:p>12</text:p>
          </table:table-cell>
          <table:table-cell table:style-name="ce64" table:formula="of:=DEC2HEX(HEX2DEC([.AS14])+1)" office:value-type="string" office:string-value="CDB8" calcext:value-type="string">
            <text:p>CDB8</text:p>
          </table:table-cell>
          <table:table-cell table:style-name="ce64" table:formula="of:=DEC2HEX(HEX2DEC([.F15])+1)" office:value-type="string" office:string-value="CDB9" calcext:value-type="string">
            <text:p>CDB9</text:p>
          </table:table-cell>
          <table:table-cell table:style-name="ce64" table:formula="of:=DEC2HEX(HEX2DEC([.G15])+1)" office:value-type="string" office:string-value="CDBA" calcext:value-type="string">
            <text:p>CDBA</text:p>
          </table:table-cell>
          <table:table-cell table:style-name="ce64" table:formula="of:=DEC2HEX(HEX2DEC([.H15])+1)" office:value-type="string" office:string-value="CDBB" calcext:value-type="string">
            <text:p>CDBB</text:p>
          </table:table-cell>
          <table:table-cell table:style-name="ce64" table:formula="of:=DEC2HEX(HEX2DEC([.I15])+1)" office:value-type="string" office:string-value="CDBC" calcext:value-type="string">
            <text:p>CDBC</text:p>
          </table:table-cell>
          <table:table-cell table:style-name="ce64" table:formula="of:=DEC2HEX(HEX2DEC([.J15])+1)" office:value-type="string" office:string-value="CDBD" calcext:value-type="string">
            <text:p>CDBD</text:p>
          </table:table-cell>
          <table:table-cell table:style-name="ce64" table:formula="of:=DEC2HEX(HEX2DEC([.K15])+1)" office:value-type="string" office:string-value="CDBE" calcext:value-type="string">
            <text:p>CDBE</text:p>
          </table:table-cell>
          <table:table-cell table:style-name="ce64" table:formula="of:=DEC2HEX(HEX2DEC([.L15])+1)" office:value-type="string" office:string-value="CDBF" calcext:value-type="string">
            <text:p>CDBF</text:p>
          </table:table-cell>
          <table:table-cell table:style-name="ce64" table:formula="of:=DEC2HEX(HEX2DEC([.M15])+1)" office:value-type="string" office:string-value="CDC0" calcext:value-type="string">
            <text:p>CDC0</text:p>
          </table:table-cell>
          <table:table-cell table:style-name="ce64" table:formula="of:=DEC2HEX(HEX2DEC([.N15])+1)" office:value-type="string" office:string-value="CDC1" calcext:value-type="string">
            <text:p>CDC1</text:p>
          </table:table-cell>
          <table:table-cell table:style-name="ce64" table:formula="of:=DEC2HEX(HEX2DEC([.O15])+1)" office:value-type="string" office:string-value="CDC2" calcext:value-type="string">
            <text:p>CDC2</text:p>
          </table:table-cell>
          <table:table-cell table:style-name="ce64" table:formula="of:=DEC2HEX(HEX2DEC([.P15])+1)" office:value-type="string" office:string-value="CDC3" calcext:value-type="string">
            <text:p>CDC3</text:p>
          </table:table-cell>
          <table:table-cell table:style-name="ce64" table:formula="of:=DEC2HEX(HEX2DEC([.Q15])+1)" office:value-type="string" office:string-value="CDC4" calcext:value-type="string">
            <text:p>CDC4</text:p>
          </table:table-cell>
          <table:table-cell table:style-name="ce53" table:formula="of:=DEC2HEX(HEX2DEC([.R15])+1)" office:value-type="string" office:string-value="CDC5" calcext:value-type="string">
            <text:p>CDC5</text:p>
          </table:table-cell>
          <table:table-cell table:style-name="ce64" table:formula="of:=DEC2HEX(HEX2DEC([.S15])+1)" office:value-type="string" office:string-value="CDC6" calcext:value-type="string">
            <text:p>CDC6</text:p>
          </table:table-cell>
          <table:table-cell table:style-name="ce64" table:formula="of:=DEC2HEX(HEX2DEC([.T15])+1)" office:value-type="string" office:string-value="CDC7" calcext:value-type="string">
            <text:p>CDC7</text:p>
          </table:table-cell>
          <table:table-cell table:style-name="ce64" table:formula="of:=DEC2HEX(HEX2DEC([.U15])+1)" office:value-type="string" office:string-value="CDC8" calcext:value-type="string">
            <text:p>CDC8</text:p>
          </table:table-cell>
          <table:table-cell table:style-name="ce64" table:formula="of:=DEC2HEX(HEX2DEC([.V15])+1)" office:value-type="string" office:string-value="CDC9" calcext:value-type="string">
            <text:p>CDC9</text:p>
          </table:table-cell>
          <table:table-cell table:style-name="ce64" table:formula="of:=DEC2HEX(HEX2DEC([.W15])+1)" office:value-type="string" office:string-value="CDCA" calcext:value-type="string">
            <text:p>CDCA</text:p>
          </table:table-cell>
          <table:table-cell table:style-name="ce64" table:formula="of:=DEC2HEX(HEX2DEC([.X15])+1)" office:value-type="string" office:string-value="CDCB" calcext:value-type="string">
            <text:p>CDCB</text:p>
          </table:table-cell>
          <table:table-cell table:style-name="ce64" table:formula="of:=DEC2HEX(HEX2DEC([.Y15])+1)" office:value-type="string" office:string-value="CDCC" calcext:value-type="string">
            <text:p>CDCC</text:p>
          </table:table-cell>
          <table:table-cell table:style-name="ce64" table:formula="of:=DEC2HEX(HEX2DEC([.Z15])+1)" office:value-type="string" office:string-value="CDCD" calcext:value-type="string">
            <text:p>CDCD</text:p>
          </table:table-cell>
          <table:table-cell table:style-name="ce124" table:formula="of:=DEC2HEX(HEX2DEC([.AA15])+1)" office:value-type="string" office:string-value="CDCE" calcext:value-type="string">
            <text:p>CDCE</text:p>
          </table:table-cell>
          <table:table-cell table:style-name="ce125" table:formula="of:=DEC2HEX(HEX2DEC([.AB15])+1)" office:value-type="string" office:string-value="CDCF" calcext:value-type="string">
            <text:p>CDCF</text:p>
          </table:table-cell>
          <table:table-cell table:style-name="ce125" table:formula="of:=DEC2HEX(HEX2DEC([.AC15])+1)" office:value-type="string" office:string-value="CDD0" calcext:value-type="string">
            <text:p>CDD0</text:p>
          </table:table-cell>
          <table:table-cell table:style-name="ce125" table:formula="of:=DEC2HEX(HEX2DEC([.AD15])+1)" office:value-type="string" office:string-value="CDD1" calcext:value-type="string">
            <text:p>CDD1</text:p>
          </table:table-cell>
          <table:table-cell table:style-name="ce125" table:formula="of:=DEC2HEX(HEX2DEC([.AE15])+1)" office:value-type="string" office:string-value="CDD2" calcext:value-type="string">
            <text:p>CDD2</text:p>
          </table:table-cell>
          <table:table-cell table:style-name="ce125" table:formula="of:=DEC2HEX(HEX2DEC([.AF15])+1)" office:value-type="string" office:string-value="CDD3" calcext:value-type="string">
            <text:p>CDD3</text:p>
          </table:table-cell>
          <table:table-cell table:style-name="ce125" table:formula="of:=DEC2HEX(HEX2DEC([.AG15])+1)" office:value-type="string" office:string-value="CDD4" calcext:value-type="string">
            <text:p>CDD4</text:p>
          </table:table-cell>
          <table:table-cell table:style-name="ce125" table:formula="of:=DEC2HEX(HEX2DEC([.AH15])+1)" office:value-type="string" office:string-value="CDD5" calcext:value-type="string">
            <text:p>CDD5</text:p>
          </table:table-cell>
          <table:table-cell table:style-name="ce125" table:formula="of:=DEC2HEX(HEX2DEC([.AI15])+1)" office:value-type="string" office:string-value="CDD6" calcext:value-type="string">
            <text:p>CDD6</text:p>
          </table:table-cell>
          <table:table-cell table:style-name="ce125" table:formula="of:=DEC2HEX(HEX2DEC([.AJ15])+1)" office:value-type="string" office:string-value="CDD7" calcext:value-type="string">
            <text:p>CDD7</text:p>
          </table:table-cell>
          <table:table-cell table:style-name="ce125" table:formula="of:=DEC2HEX(HEX2DEC([.AK15])+1)" office:value-type="string" office:string-value="CDD8" calcext:value-type="string">
            <text:p>CDD8</text:p>
          </table:table-cell>
          <table:table-cell table:style-name="ce125" table:formula="of:=DEC2HEX(HEX2DEC([.AL15])+1)" office:value-type="string" office:string-value="CDD9" calcext:value-type="string">
            <text:p>CDD9</text:p>
          </table:table-cell>
          <table:table-cell table:style-name="ce125" table:formula="of:=DEC2HEX(HEX2DEC([.AM15])+1)" office:value-type="string" office:string-value="CDDA" calcext:value-type="string">
            <text:p>CDDA</text:p>
          </table:table-cell>
          <table:table-cell table:style-name="ce125" table:formula="of:=DEC2HEX(HEX2DEC([.AN15])+1)" office:value-type="string" office:string-value="CDDB" calcext:value-type="string">
            <text:p>CDDB</text:p>
          </table:table-cell>
          <table:table-cell table:style-name="ce125" table:formula="of:=DEC2HEX(HEX2DEC([.AO15])+1)" office:value-type="string" office:string-value="CDDC" calcext:value-type="string">
            <text:p>CDDC</text:p>
          </table:table-cell>
          <table:table-cell table:style-name="ce125" table:formula="of:=DEC2HEX(HEX2DEC([.AP15])+1)" office:value-type="string" office:string-value="CDDD" calcext:value-type="string">
            <text:p>CDDD</text:p>
          </table:table-cell>
          <table:table-cell table:style-name="ce125" table:formula="of:=DEC2HEX(HEX2DEC([.AQ15])+1)" office:value-type="string" office:string-value="CDDE" calcext:value-type="string">
            <text:p>CDDE</text:p>
          </table:table-cell>
          <table:table-cell table:style-name="ce125" table:formula="of:=DEC2HEX(HEX2DEC([.AR15])+1)" office:value-type="string" office:string-value="CDDF" calcext:value-type="string">
            <text:p>CDD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5]+1" office:value-type="float" office:value="13" calcext:value-type="float">
            <text:p>13</text:p>
          </table:table-cell>
          <table:table-cell table:style-name="ce64" table:formula="of:=DEC2HEX(HEX2DEC([.AS15])+1)" office:value-type="string" office:string-value="CDE0" calcext:value-type="string">
            <text:p>CDE0</text:p>
          </table:table-cell>
          <table:table-cell table:style-name="ce64" table:formula="of:=DEC2HEX(HEX2DEC([.F16])+1)" office:value-type="string" office:string-value="CDE1" calcext:value-type="string">
            <text:p>CDE1</text:p>
          </table:table-cell>
          <table:table-cell table:style-name="ce64" table:formula="of:=DEC2HEX(HEX2DEC([.G16])+1)" office:value-type="string" office:string-value="CDE2" calcext:value-type="string">
            <text:p>CDE2</text:p>
          </table:table-cell>
          <table:table-cell table:style-name="ce64" table:formula="of:=DEC2HEX(HEX2DEC([.H16])+1)" office:value-type="string" office:string-value="CDE3" calcext:value-type="string">
            <text:p>CDE3</text:p>
          </table:table-cell>
          <table:table-cell table:style-name="ce64" table:formula="of:=DEC2HEX(HEX2DEC([.I16])+1)" office:value-type="string" office:string-value="CDE4" calcext:value-type="string">
            <text:p>CDE4</text:p>
          </table:table-cell>
          <table:table-cell table:style-name="ce64" table:formula="of:=DEC2HEX(HEX2DEC([.J16])+1)" office:value-type="string" office:string-value="CDE5" calcext:value-type="string">
            <text:p>CDE5</text:p>
          </table:table-cell>
          <table:table-cell table:style-name="ce64" table:formula="of:=DEC2HEX(HEX2DEC([.K16])+1)" office:value-type="string" office:string-value="CDE6" calcext:value-type="string">
            <text:p>CDE6</text:p>
          </table:table-cell>
          <table:table-cell table:style-name="ce64" table:formula="of:=DEC2HEX(HEX2DEC([.L16])+1)" office:value-type="string" office:string-value="CDE7" calcext:value-type="string">
            <text:p>CDE7</text:p>
          </table:table-cell>
          <table:table-cell table:style-name="ce64" table:formula="of:=DEC2HEX(HEX2DEC([.M16])+1)" office:value-type="string" office:string-value="CDE8" calcext:value-type="string">
            <text:p>CDE8</text:p>
          </table:table-cell>
          <table:table-cell table:style-name="ce64" table:formula="of:=DEC2HEX(HEX2DEC([.N16])+1)" office:value-type="string" office:string-value="CDE9" calcext:value-type="string">
            <text:p>CDE9</text:p>
          </table:table-cell>
          <table:table-cell table:style-name="ce64" table:formula="of:=DEC2HEX(HEX2DEC([.O16])+1)" office:value-type="string" office:string-value="CDEA" calcext:value-type="string">
            <text:p>CDEA</text:p>
          </table:table-cell>
          <table:table-cell table:style-name="ce64" table:formula="of:=DEC2HEX(HEX2DEC([.P16])+1)" office:value-type="string" office:string-value="CDEB" calcext:value-type="string">
            <text:p>CDEB</text:p>
          </table:table-cell>
          <table:table-cell table:style-name="ce64" table:formula="of:=DEC2HEX(HEX2DEC([.Q16])+1)" office:value-type="string" office:string-value="CDEC" calcext:value-type="string">
            <text:p>CDEC</text:p>
          </table:table-cell>
          <table:table-cell table:style-name="ce64" table:formula="of:=DEC2HEX(HEX2DEC([.R16])+1)" office:value-type="string" office:string-value="CDED" calcext:value-type="string">
            <text:p>CDED</text:p>
          </table:table-cell>
          <table:table-cell table:style-name="ce64" table:formula="of:=DEC2HEX(HEX2DEC([.S16])+1)" office:value-type="string" office:string-value="CDEE" calcext:value-type="string">
            <text:p>CDEE</text:p>
          </table:table-cell>
          <table:table-cell table:style-name="ce64" table:formula="of:=DEC2HEX(HEX2DEC([.T16])+1)" office:value-type="string" office:string-value="CDEF" calcext:value-type="string">
            <text:p>CDEF</text:p>
          </table:table-cell>
          <table:table-cell table:style-name="ce64" table:formula="of:=DEC2HEX(HEX2DEC([.U16])+1)" office:value-type="string" office:string-value="CDF0" calcext:value-type="string">
            <text:p>CDF0</text:p>
          </table:table-cell>
          <table:table-cell table:style-name="ce64" table:formula="of:=DEC2HEX(HEX2DEC([.V16])+1)" office:value-type="string" office:string-value="CDF1" calcext:value-type="string">
            <text:p>CDF1</text:p>
          </table:table-cell>
          <table:table-cell table:style-name="ce64" table:formula="of:=DEC2HEX(HEX2DEC([.W16])+1)" office:value-type="string" office:string-value="CDF2" calcext:value-type="string">
            <text:p>CDF2</text:p>
          </table:table-cell>
          <table:table-cell table:style-name="ce64" table:formula="of:=DEC2HEX(HEX2DEC([.X16])+1)" office:value-type="string" office:string-value="CDF3" calcext:value-type="string">
            <text:p>CDF3</text:p>
          </table:table-cell>
          <table:table-cell table:style-name="ce64" table:formula="of:=DEC2HEX(HEX2DEC([.Y16])+1)" office:value-type="string" office:string-value="CDF4" calcext:value-type="string">
            <text:p>CDF4</text:p>
          </table:table-cell>
          <table:table-cell table:style-name="ce64" table:formula="of:=DEC2HEX(HEX2DEC([.Z16])+1)" office:value-type="string" office:string-value="CDF5" calcext:value-type="string">
            <text:p>CDF5</text:p>
          </table:table-cell>
          <table:table-cell table:style-name="ce124" table:formula="of:=DEC2HEX(HEX2DEC([.AA16])+1)" office:value-type="string" office:string-value="CDF6" calcext:value-type="string">
            <text:p>CDF6</text:p>
          </table:table-cell>
          <table:table-cell table:style-name="ce125" table:formula="of:=DEC2HEX(HEX2DEC([.AB16])+1)" office:value-type="string" office:string-value="CDF7" calcext:value-type="string">
            <text:p>CDF7</text:p>
          </table:table-cell>
          <table:table-cell table:style-name="ce125" table:formula="of:=DEC2HEX(HEX2DEC([.AC16])+1)" office:value-type="string" office:string-value="CDF8" calcext:value-type="string">
            <text:p>CDF8</text:p>
          </table:table-cell>
          <table:table-cell table:style-name="ce125" table:formula="of:=DEC2HEX(HEX2DEC([.AD16])+1)" office:value-type="string" office:string-value="CDF9" calcext:value-type="string">
            <text:p>CDF9</text:p>
          </table:table-cell>
          <table:table-cell table:style-name="ce125" table:formula="of:=DEC2HEX(HEX2DEC([.AE16])+1)" office:value-type="string" office:string-value="CDFA" calcext:value-type="string">
            <text:p>CDFA</text:p>
          </table:table-cell>
          <table:table-cell table:style-name="ce125" table:formula="of:=DEC2HEX(HEX2DEC([.AF16])+1)" office:value-type="string" office:string-value="CDFB" calcext:value-type="string">
            <text:p>CDFB</text:p>
          </table:table-cell>
          <table:table-cell table:style-name="ce125" table:formula="of:=DEC2HEX(HEX2DEC([.AG16])+1)" office:value-type="string" office:string-value="CDFC" calcext:value-type="string">
            <text:p>CDFC</text:p>
          </table:table-cell>
          <table:table-cell table:style-name="ce125" table:formula="of:=DEC2HEX(HEX2DEC([.AH16])+1)" office:value-type="string" office:string-value="CDFD" calcext:value-type="string">
            <text:p>CDFD</text:p>
          </table:table-cell>
          <table:table-cell table:style-name="ce125" table:formula="of:=DEC2HEX(HEX2DEC([.AI16])+1)" office:value-type="string" office:string-value="CDFE" calcext:value-type="string">
            <text:p>CDFE</text:p>
          </table:table-cell>
          <table:table-cell table:style-name="ce125" table:formula="of:=DEC2HEX(HEX2DEC([.AJ16])+1)" office:value-type="string" office:string-value="CDFF" calcext:value-type="string">
            <text:p>CDFF</text:p>
          </table:table-cell>
          <table:table-cell table:style-name="ce125" table:formula="of:=DEC2HEX(HEX2DEC([.AK16])+1)" office:value-type="string" office:string-value="CE00" calcext:value-type="string">
            <text:p>CE00</text:p>
          </table:table-cell>
          <table:table-cell table:style-name="ce125" table:formula="of:=DEC2HEX(HEX2DEC([.AL16])+1)" office:value-type="string" office:string-value="CE01" calcext:value-type="string">
            <text:p>CE01</text:p>
          </table:table-cell>
          <table:table-cell table:style-name="ce125" table:formula="of:=DEC2HEX(HEX2DEC([.AM16])+1)" office:value-type="string" office:string-value="CE02" calcext:value-type="string">
            <text:p>CE02</text:p>
          </table:table-cell>
          <table:table-cell table:style-name="ce125" table:formula="of:=DEC2HEX(HEX2DEC([.AN16])+1)" office:value-type="string" office:string-value="CE03" calcext:value-type="string">
            <text:p>CE03</text:p>
          </table:table-cell>
          <table:table-cell table:style-name="ce125" table:formula="of:=DEC2HEX(HEX2DEC([.AO16])+1)" office:value-type="string" office:string-value="CE04" calcext:value-type="string">
            <text:p>CE04</text:p>
          </table:table-cell>
          <table:table-cell table:style-name="ce125" table:formula="of:=DEC2HEX(HEX2DEC([.AP16])+1)" office:value-type="string" office:string-value="CE05" calcext:value-type="string">
            <text:p>CE05</text:p>
          </table:table-cell>
          <table:table-cell table:style-name="ce125" table:formula="of:=DEC2HEX(HEX2DEC([.AQ16])+1)" office:value-type="string" office:string-value="CE06" calcext:value-type="string">
            <text:p>CE06</text:p>
          </table:table-cell>
          <table:table-cell table:style-name="ce125" table:formula="of:=DEC2HEX(HEX2DEC([.AR16])+1)" office:value-type="string" office:string-value="CE07" calcext:value-type="string">
            <text:p>CE0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6]+1" office:value-type="float" office:value="14" calcext:value-type="float">
            <text:p>14</text:p>
          </table:table-cell>
          <table:table-cell table:style-name="ce64" table:formula="of:=DEC2HEX(HEX2DEC([.AS16])+1)" office:value-type="string" office:string-value="CE08" calcext:value-type="string">
            <text:p>CE08</text:p>
          </table:table-cell>
          <table:table-cell table:style-name="ce64" table:formula="of:=DEC2HEX(HEX2DEC([.F17])+1)" office:value-type="string" office:string-value="CE09" calcext:value-type="string">
            <text:p>CE09</text:p>
          </table:table-cell>
          <table:table-cell table:style-name="ce64" table:formula="of:=DEC2HEX(HEX2DEC([.G17])+1)" office:value-type="string" office:string-value="CE0A" calcext:value-type="string">
            <text:p>CE0A</text:p>
          </table:table-cell>
          <table:table-cell table:style-name="ce64" table:formula="of:=DEC2HEX(HEX2DEC([.H17])+1)" office:value-type="string" office:string-value="CE0B" calcext:value-type="string">
            <text:p>CE0B</text:p>
          </table:table-cell>
          <table:table-cell table:style-name="ce64" table:formula="of:=DEC2HEX(HEX2DEC([.I17])+1)" office:value-type="string" office:string-value="CE0C" calcext:value-type="string">
            <text:p>CE0C</text:p>
          </table:table-cell>
          <table:table-cell table:style-name="ce64" table:formula="of:=DEC2HEX(HEX2DEC([.J17])+1)" office:value-type="string" office:string-value="CE0D" calcext:value-type="string">
            <text:p>CE0D</text:p>
          </table:table-cell>
          <table:table-cell table:style-name="ce64" table:formula="of:=DEC2HEX(HEX2DEC([.K17])+1)" office:value-type="string" office:string-value="CE0E" calcext:value-type="string">
            <text:p>CE0E</text:p>
          </table:table-cell>
          <table:table-cell table:style-name="ce64" table:formula="of:=DEC2HEX(HEX2DEC([.L17])+1)" office:value-type="string" office:string-value="CE0F" calcext:value-type="string">
            <text:p>CE0F</text:p>
          </table:table-cell>
          <table:table-cell table:style-name="ce64" table:formula="of:=DEC2HEX(HEX2DEC([.M17])+1)" office:value-type="string" office:string-value="CE10" calcext:value-type="string">
            <text:p>CE10</text:p>
          </table:table-cell>
          <table:table-cell table:style-name="ce64" table:formula="of:=DEC2HEX(HEX2DEC([.N17])+1)" office:value-type="string" office:string-value="CE11" calcext:value-type="string">
            <text:p>CE11</text:p>
          </table:table-cell>
          <table:table-cell table:style-name="ce64" table:formula="of:=DEC2HEX(HEX2DEC([.O17])+1)" office:value-type="string" office:string-value="CE12" calcext:value-type="string">
            <text:p>CE12</text:p>
          </table:table-cell>
          <table:table-cell table:style-name="ce64" table:formula="of:=DEC2HEX(HEX2DEC([.P17])+1)" office:value-type="string" office:string-value="CE13" calcext:value-type="string">
            <text:p>CE13</text:p>
          </table:table-cell>
          <table:table-cell table:style-name="ce64" table:formula="of:=DEC2HEX(HEX2DEC([.Q17])+1)" office:value-type="string" office:string-value="CE14" calcext:value-type="string">
            <text:p>CE14</text:p>
          </table:table-cell>
          <table:table-cell table:style-name="ce64" table:formula="of:=DEC2HEX(HEX2DEC([.R17])+1)" office:value-type="string" office:string-value="CE15" calcext:value-type="string">
            <text:p>CE15</text:p>
          </table:table-cell>
          <table:table-cell table:style-name="ce64" table:formula="of:=DEC2HEX(HEX2DEC([.S17])+1)" office:value-type="string" office:string-value="CE16" calcext:value-type="string">
            <text:p>CE16</text:p>
          </table:table-cell>
          <table:table-cell table:style-name="ce64" table:formula="of:=DEC2HEX(HEX2DEC([.T17])+1)" office:value-type="string" office:string-value="CE17" calcext:value-type="string">
            <text:p>CE17</text:p>
          </table:table-cell>
          <table:table-cell table:style-name="ce64" table:formula="of:=DEC2HEX(HEX2DEC([.U17])+1)" office:value-type="string" office:string-value="CE18" calcext:value-type="string">
            <text:p>CE18</text:p>
          </table:table-cell>
          <table:table-cell table:style-name="ce64" table:formula="of:=DEC2HEX(HEX2DEC([.V17])+1)" office:value-type="string" office:string-value="CE19" calcext:value-type="string">
            <text:p>CE19</text:p>
          </table:table-cell>
          <table:table-cell table:style-name="ce64" table:formula="of:=DEC2HEX(HEX2DEC([.W17])+1)" office:value-type="string" office:string-value="CE1A" calcext:value-type="string">
            <text:p>CE1A</text:p>
          </table:table-cell>
          <table:table-cell table:style-name="ce64" table:formula="of:=DEC2HEX(HEX2DEC([.X17])+1)" office:value-type="string" office:string-value="CE1B" calcext:value-type="string">
            <text:p>CE1B</text:p>
          </table:table-cell>
          <table:table-cell table:style-name="ce64" table:formula="of:=DEC2HEX(HEX2DEC([.Y17])+1)" office:value-type="string" office:string-value="CE1C" calcext:value-type="string">
            <text:p>CE1C</text:p>
          </table:table-cell>
          <table:table-cell table:style-name="ce64" table:formula="of:=DEC2HEX(HEX2DEC([.Z17])+1)" office:value-type="string" office:string-value="CE1D" calcext:value-type="string">
            <text:p>CE1D</text:p>
          </table:table-cell>
          <table:table-cell table:style-name="ce124" table:formula="of:=DEC2HEX(HEX2DEC([.AA17])+1)" office:value-type="string" office:string-value="CE1E" calcext:value-type="string">
            <text:p>CE1E</text:p>
          </table:table-cell>
          <table:table-cell table:style-name="ce125" table:formula="of:=DEC2HEX(HEX2DEC([.AB17])+1)" office:value-type="string" office:string-value="CE1F" calcext:value-type="string">
            <text:p>CE1F</text:p>
          </table:table-cell>
          <table:table-cell table:style-name="ce125" table:formula="of:=DEC2HEX(HEX2DEC([.AC17])+1)" office:value-type="string" office:string-value="CE20" calcext:value-type="string">
            <text:p>CE20</text:p>
          </table:table-cell>
          <table:table-cell table:style-name="ce125" table:formula="of:=DEC2HEX(HEX2DEC([.AD17])+1)" office:value-type="string" office:string-value="CE21" calcext:value-type="string">
            <text:p>CE21</text:p>
          </table:table-cell>
          <table:table-cell table:style-name="ce125" table:formula="of:=DEC2HEX(HEX2DEC([.AE17])+1)" office:value-type="string" office:string-value="CE22" calcext:value-type="string">
            <text:p>CE22</text:p>
          </table:table-cell>
          <table:table-cell table:style-name="ce125" table:formula="of:=DEC2HEX(HEX2DEC([.AF17])+1)" office:value-type="string" office:string-value="CE23" calcext:value-type="string">
            <text:p>CE23</text:p>
          </table:table-cell>
          <table:table-cell table:style-name="ce125" table:formula="of:=DEC2HEX(HEX2DEC([.AG17])+1)" office:value-type="string" office:string-value="CE24" calcext:value-type="string">
            <text:p>CE24</text:p>
          </table:table-cell>
          <table:table-cell table:style-name="ce125" table:formula="of:=DEC2HEX(HEX2DEC([.AH17])+1)" office:value-type="string" office:string-value="CE25" calcext:value-type="string">
            <text:p>CE25</text:p>
          </table:table-cell>
          <table:table-cell table:style-name="ce125" table:formula="of:=DEC2HEX(HEX2DEC([.AI17])+1)" office:value-type="string" office:string-value="CE26" calcext:value-type="string">
            <text:p>CE26</text:p>
          </table:table-cell>
          <table:table-cell table:style-name="ce125" table:formula="of:=DEC2HEX(HEX2DEC([.AJ17])+1)" office:value-type="string" office:string-value="CE27" calcext:value-type="string">
            <text:p>CE27</text:p>
          </table:table-cell>
          <table:table-cell table:style-name="ce125" table:formula="of:=DEC2HEX(HEX2DEC([.AK17])+1)" office:value-type="string" office:string-value="CE28" calcext:value-type="string">
            <text:p>CE28</text:p>
          </table:table-cell>
          <table:table-cell table:style-name="ce125" table:formula="of:=DEC2HEX(HEX2DEC([.AL17])+1)" office:value-type="string" office:string-value="CE29" calcext:value-type="string">
            <text:p>CE29</text:p>
          </table:table-cell>
          <table:table-cell table:style-name="ce125" table:formula="of:=DEC2HEX(HEX2DEC([.AM17])+1)" office:value-type="string" office:string-value="CE2A" calcext:value-type="string">
            <text:p>CE2A</text:p>
          </table:table-cell>
          <table:table-cell table:style-name="ce125" table:formula="of:=DEC2HEX(HEX2DEC([.AN17])+1)" office:value-type="string" office:string-value="CE2B" calcext:value-type="string">
            <text:p>CE2B</text:p>
          </table:table-cell>
          <table:table-cell table:style-name="ce125" table:formula="of:=DEC2HEX(HEX2DEC([.AO17])+1)" office:value-type="string" office:string-value="CE2C" calcext:value-type="string">
            <text:p>CE2C</text:p>
          </table:table-cell>
          <table:table-cell table:style-name="ce125" table:formula="of:=DEC2HEX(HEX2DEC([.AP17])+1)" office:value-type="string" office:string-value="CE2D" calcext:value-type="string">
            <text:p>CE2D</text:p>
          </table:table-cell>
          <table:table-cell table:style-name="ce125" table:formula="of:=DEC2HEX(HEX2DEC([.AQ17])+1)" office:value-type="string" office:string-value="CE2E" calcext:value-type="string">
            <text:p>CE2E</text:p>
          </table:table-cell>
          <table:table-cell table:style-name="ce125" table:formula="of:=DEC2HEX(HEX2DEC([.AR17])+1)" office:value-type="string" office:string-value="CE2F" calcext:value-type="string">
            <text:p>CE2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7]+1" office:value-type="float" office:value="15" calcext:value-type="float">
            <text:p>15</text:p>
          </table:table-cell>
          <table:table-cell table:style-name="ce64" table:formula="of:=DEC2HEX(HEX2DEC([.AS17])+1)" office:value-type="string" office:string-value="CE30" calcext:value-type="string">
            <text:p>CE30</text:p>
          </table:table-cell>
          <table:table-cell table:style-name="ce64" table:formula="of:=DEC2HEX(HEX2DEC([.F18])+1)" office:value-type="string" office:string-value="CE31" calcext:value-type="string">
            <text:p>CE31</text:p>
          </table:table-cell>
          <table:table-cell table:style-name="ce64" table:formula="of:=DEC2HEX(HEX2DEC([.G18])+1)" office:value-type="string" office:string-value="CE32" calcext:value-type="string">
            <text:p>CE32</text:p>
          </table:table-cell>
          <table:table-cell table:style-name="ce64" table:formula="of:=DEC2HEX(HEX2DEC([.H18])+1)" office:value-type="string" office:string-value="CE33" calcext:value-type="string">
            <text:p>CE33</text:p>
          </table:table-cell>
          <table:table-cell table:style-name="ce64" table:formula="of:=DEC2HEX(HEX2DEC([.I18])+1)" office:value-type="string" office:string-value="CE34" calcext:value-type="string">
            <text:p>CE34</text:p>
          </table:table-cell>
          <table:table-cell table:style-name="ce64" table:formula="of:=DEC2HEX(HEX2DEC([.J18])+1)" office:value-type="string" office:string-value="CE35" calcext:value-type="string">
            <text:p>CE35</text:p>
          </table:table-cell>
          <table:table-cell table:style-name="ce64" table:formula="of:=DEC2HEX(HEX2DEC([.K18])+1)" office:value-type="string" office:string-value="CE36" calcext:value-type="string">
            <text:p>CE36</text:p>
          </table:table-cell>
          <table:table-cell table:style-name="ce64" table:formula="of:=DEC2HEX(HEX2DEC([.L18])+1)" office:value-type="string" office:string-value="CE37" calcext:value-type="string">
            <text:p>CE37</text:p>
          </table:table-cell>
          <table:table-cell table:style-name="ce64" table:formula="of:=DEC2HEX(HEX2DEC([.M18])+1)" office:value-type="string" office:string-value="CE38" calcext:value-type="string">
            <text:p>CE38</text:p>
          </table:table-cell>
          <table:table-cell table:style-name="ce64" table:formula="of:=DEC2HEX(HEX2DEC([.N18])+1)" office:value-type="string" office:string-value="CE39" calcext:value-type="string">
            <text:p>CE39</text:p>
          </table:table-cell>
          <table:table-cell table:style-name="ce64" table:formula="of:=DEC2HEX(HEX2DEC([.O18])+1)" office:value-type="string" office:string-value="CE3A" calcext:value-type="string">
            <text:p>CE3A</text:p>
          </table:table-cell>
          <table:table-cell table:style-name="ce64" table:formula="of:=DEC2HEX(HEX2DEC([.P18])+1)" office:value-type="string" office:string-value="CE3B" calcext:value-type="string">
            <text:p>CE3B</text:p>
          </table:table-cell>
          <table:table-cell table:style-name="ce64" table:formula="of:=DEC2HEX(HEX2DEC([.Q18])+1)" office:value-type="string" office:string-value="CE3C" calcext:value-type="string">
            <text:p>CE3C</text:p>
          </table:table-cell>
          <table:table-cell table:style-name="ce64" table:formula="of:=DEC2HEX(HEX2DEC([.R18])+1)" office:value-type="string" office:string-value="CE3D" calcext:value-type="string">
            <text:p>CE3D</text:p>
          </table:table-cell>
          <table:table-cell table:style-name="ce64" table:formula="of:=DEC2HEX(HEX2DEC([.S18])+1)" office:value-type="string" office:string-value="CE3E" calcext:value-type="string">
            <text:p>CE3E</text:p>
          </table:table-cell>
          <table:table-cell table:style-name="ce64" table:formula="of:=DEC2HEX(HEX2DEC([.T18])+1)" office:value-type="string" office:string-value="CE3F" calcext:value-type="string">
            <text:p>CE3F</text:p>
          </table:table-cell>
          <table:table-cell table:style-name="ce64" table:formula="of:=DEC2HEX(HEX2DEC([.U18])+1)" office:value-type="string" office:string-value="CE40" calcext:value-type="string">
            <text:p>CE40</text:p>
          </table:table-cell>
          <table:table-cell table:style-name="ce64" table:formula="of:=DEC2HEX(HEX2DEC([.V18])+1)" office:value-type="string" office:string-value="CE41" calcext:value-type="string">
            <text:p>CE41</text:p>
          </table:table-cell>
          <table:table-cell table:style-name="ce64" table:formula="of:=DEC2HEX(HEX2DEC([.W18])+1)" office:value-type="string" office:string-value="CE42" calcext:value-type="string">
            <text:p>CE42</text:p>
          </table:table-cell>
          <table:table-cell table:style-name="ce64" table:formula="of:=DEC2HEX(HEX2DEC([.X18])+1)" office:value-type="string" office:string-value="CE43" calcext:value-type="string">
            <text:p>CE43</text:p>
          </table:table-cell>
          <table:table-cell table:style-name="ce64" table:formula="of:=DEC2HEX(HEX2DEC([.Y18])+1)" office:value-type="string" office:string-value="CE44" calcext:value-type="string">
            <text:p>CE44</text:p>
          </table:table-cell>
          <table:table-cell table:style-name="ce64" table:formula="of:=DEC2HEX(HEX2DEC([.Z18])+1)" office:value-type="string" office:string-value="CE45" calcext:value-type="string">
            <text:p>CE45</text:p>
          </table:table-cell>
          <table:table-cell table:style-name="ce124" table:formula="of:=DEC2HEX(HEX2DEC([.AA18])+1)" office:value-type="string" office:string-value="CE46" calcext:value-type="string">
            <text:p>CE46</text:p>
          </table:table-cell>
          <table:table-cell table:style-name="ce125" table:formula="of:=DEC2HEX(HEX2DEC([.AB18])+1)" office:value-type="string" office:string-value="CE47" calcext:value-type="string">
            <text:p>CE47</text:p>
          </table:table-cell>
          <table:table-cell table:style-name="ce125" table:formula="of:=DEC2HEX(HEX2DEC([.AC18])+1)" office:value-type="string" office:string-value="CE48" calcext:value-type="string">
            <text:p>CE48</text:p>
          </table:table-cell>
          <table:table-cell table:style-name="ce125" table:formula="of:=DEC2HEX(HEX2DEC([.AD18])+1)" office:value-type="string" office:string-value="CE49" calcext:value-type="string">
            <text:p>CE49</text:p>
          </table:table-cell>
          <table:table-cell table:style-name="ce125" table:formula="of:=DEC2HEX(HEX2DEC([.AE18])+1)" office:value-type="string" office:string-value="CE4A" calcext:value-type="string">
            <text:p>CE4A</text:p>
          </table:table-cell>
          <table:table-cell table:style-name="ce125" table:formula="of:=DEC2HEX(HEX2DEC([.AF18])+1)" office:value-type="string" office:string-value="CE4B" calcext:value-type="string">
            <text:p>CE4B</text:p>
          </table:table-cell>
          <table:table-cell table:style-name="ce125" table:formula="of:=DEC2HEX(HEX2DEC([.AG18])+1)" office:value-type="string" office:string-value="CE4C" calcext:value-type="string">
            <text:p>CE4C</text:p>
          </table:table-cell>
          <table:table-cell table:style-name="ce125" table:formula="of:=DEC2HEX(HEX2DEC([.AH18])+1)" office:value-type="string" office:string-value="CE4D" calcext:value-type="string">
            <text:p>CE4D</text:p>
          </table:table-cell>
          <table:table-cell table:style-name="ce125" table:formula="of:=DEC2HEX(HEX2DEC([.AI18])+1)" office:value-type="string" office:string-value="CE4E" calcext:value-type="string">
            <text:p>CE4E</text:p>
          </table:table-cell>
          <table:table-cell table:style-name="ce125" table:formula="of:=DEC2HEX(HEX2DEC([.AJ18])+1)" office:value-type="string" office:string-value="CE4F" calcext:value-type="string">
            <text:p>CE4F</text:p>
          </table:table-cell>
          <table:table-cell table:style-name="ce125" table:formula="of:=DEC2HEX(HEX2DEC([.AK18])+1)" office:value-type="string" office:string-value="CE50" calcext:value-type="string">
            <text:p>CE50</text:p>
          </table:table-cell>
          <table:table-cell table:style-name="ce125" table:formula="of:=DEC2HEX(HEX2DEC([.AL18])+1)" office:value-type="string" office:string-value="CE51" calcext:value-type="string">
            <text:p>CE51</text:p>
          </table:table-cell>
          <table:table-cell table:style-name="ce125" table:formula="of:=DEC2HEX(HEX2DEC([.AM18])+1)" office:value-type="string" office:string-value="CE52" calcext:value-type="string">
            <text:p>CE52</text:p>
          </table:table-cell>
          <table:table-cell table:style-name="ce125" table:formula="of:=DEC2HEX(HEX2DEC([.AN18])+1)" office:value-type="string" office:string-value="CE53" calcext:value-type="string">
            <text:p>CE53</text:p>
          </table:table-cell>
          <table:table-cell table:style-name="ce125" table:formula="of:=DEC2HEX(HEX2DEC([.AO18])+1)" office:value-type="string" office:string-value="CE54" calcext:value-type="string">
            <text:p>CE54</text:p>
          </table:table-cell>
          <table:table-cell table:style-name="ce125" table:formula="of:=DEC2HEX(HEX2DEC([.AP18])+1)" office:value-type="string" office:string-value="CE55" calcext:value-type="string">
            <text:p>CE55</text:p>
          </table:table-cell>
          <table:table-cell table:style-name="ce125" table:formula="of:=DEC2HEX(HEX2DEC([.AQ18])+1)" office:value-type="string" office:string-value="CE56" calcext:value-type="string">
            <text:p>CE56</text:p>
          </table:table-cell>
          <table:table-cell table:style-name="ce125" table:formula="of:=DEC2HEX(HEX2DEC([.AR18])+1)" office:value-type="string" office:string-value="CE57" calcext:value-type="string">
            <text:p>CE5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8]+1" office:value-type="float" office:value="16" calcext:value-type="float">
            <text:p>16</text:p>
          </table:table-cell>
          <table:table-cell table:style-name="ce64" table:formula="of:=DEC2HEX(HEX2DEC([.AS18])+1)" office:value-type="string" office:string-value="CE58" calcext:value-type="string">
            <text:p>CE58</text:p>
          </table:table-cell>
          <table:table-cell table:style-name="ce64" table:formula="of:=DEC2HEX(HEX2DEC([.F19])+1)" office:value-type="string" office:string-value="CE59" calcext:value-type="string">
            <text:p>CE59</text:p>
          </table:table-cell>
          <table:table-cell table:style-name="ce64" table:formula="of:=DEC2HEX(HEX2DEC([.G19])+1)" office:value-type="string" office:string-value="CE5A" calcext:value-type="string">
            <text:p>CE5A</text:p>
          </table:table-cell>
          <table:table-cell table:style-name="ce64" table:formula="of:=DEC2HEX(HEX2DEC([.H19])+1)" office:value-type="string" office:string-value="CE5B" calcext:value-type="string">
            <text:p>CE5B</text:p>
          </table:table-cell>
          <table:table-cell table:style-name="ce64" table:formula="of:=DEC2HEX(HEX2DEC([.I19])+1)" office:value-type="string" office:string-value="CE5C" calcext:value-type="string">
            <text:p>CE5C</text:p>
          </table:table-cell>
          <table:table-cell table:style-name="ce64" table:formula="of:=DEC2HEX(HEX2DEC([.J19])+1)" office:value-type="string" office:string-value="CE5D" calcext:value-type="string">
            <text:p>CE5D</text:p>
          </table:table-cell>
          <table:table-cell table:style-name="ce122" table:formula="of:=DEC2HEX(HEX2DEC([.K19])+1)" office:value-type="string" office:string-value="CE5E" calcext:value-type="string">
            <text:p>CE5E</text:p>
          </table:table-cell>
          <table:table-cell table:style-name="ce64" table:formula="of:=DEC2HEX(HEX2DEC([.L19])+1)" office:value-type="string" office:string-value="CE5F" calcext:value-type="string">
            <text:p>CE5F</text:p>
          </table:table-cell>
          <table:table-cell table:style-name="ce64" table:formula="of:=DEC2HEX(HEX2DEC([.M19])+1)" office:value-type="string" office:string-value="CE60" calcext:value-type="string">
            <text:p>CE60</text:p>
          </table:table-cell>
          <table:table-cell table:style-name="ce64" table:formula="of:=DEC2HEX(HEX2DEC([.N19])+1)" office:value-type="string" office:string-value="CE61" calcext:value-type="string">
            <text:p>CE61</text:p>
          </table:table-cell>
          <table:table-cell table:style-name="ce64" table:formula="of:=DEC2HEX(HEX2DEC([.O19])+1)" office:value-type="string" office:string-value="CE62" calcext:value-type="string">
            <text:p>CE62</text:p>
          </table:table-cell>
          <table:table-cell table:style-name="ce64" table:formula="of:=DEC2HEX(HEX2DEC([.P19])+1)" office:value-type="string" office:string-value="CE63" calcext:value-type="string">
            <text:p>CE63</text:p>
          </table:table-cell>
          <table:table-cell table:style-name="ce122" table:formula="of:=DEC2HEX(HEX2DEC([.Q19])+1)" office:value-type="string" office:string-value="CE64" calcext:value-type="string">
            <text:p>CE64</text:p>
          </table:table-cell>
          <table:table-cell table:style-name="ce64" table:formula="of:=DEC2HEX(HEX2DEC([.R19])+1)" office:value-type="string" office:string-value="CE65" calcext:value-type="string">
            <text:p>CE65</text:p>
          </table:table-cell>
          <table:table-cell table:style-name="ce64" table:formula="of:=DEC2HEX(HEX2DEC([.S19])+1)" office:value-type="string" office:string-value="CE66" calcext:value-type="string">
            <text:p>CE66</text:p>
          </table:table-cell>
          <table:table-cell table:style-name="ce64" table:formula="of:=DEC2HEX(HEX2DEC([.T19])+1)" office:value-type="string" office:string-value="CE67" calcext:value-type="string">
            <text:p>CE67</text:p>
          </table:table-cell>
          <table:table-cell table:style-name="ce64" table:formula="of:=DEC2HEX(HEX2DEC([.U19])+1)" office:value-type="string" office:string-value="CE68" calcext:value-type="string">
            <text:p>CE68</text:p>
          </table:table-cell>
          <table:table-cell table:style-name="ce64" table:formula="of:=DEC2HEX(HEX2DEC([.V19])+1)" office:value-type="string" office:string-value="CE69" calcext:value-type="string">
            <text:p>CE69</text:p>
          </table:table-cell>
          <table:table-cell table:style-name="ce122" table:formula="of:=DEC2HEX(HEX2DEC([.W19])+1)" office:value-type="string" office:string-value="CE6A" calcext:value-type="string">
            <text:p>CE6A</text:p>
          </table:table-cell>
          <table:table-cell table:style-name="ce64" table:formula="of:=DEC2HEX(HEX2DEC([.X19])+1)" office:value-type="string" office:string-value="CE6B" calcext:value-type="string">
            <text:p>CE6B</text:p>
          </table:table-cell>
          <table:table-cell table:style-name="ce64" table:formula="of:=DEC2HEX(HEX2DEC([.Y19])+1)" office:value-type="string" office:string-value="CE6C" calcext:value-type="string">
            <text:p>CE6C</text:p>
          </table:table-cell>
          <table:table-cell table:style-name="ce64" table:formula="of:=DEC2HEX(HEX2DEC([.Z19])+1)" office:value-type="string" office:string-value="CE6D" calcext:value-type="string">
            <text:p>CE6D</text:p>
          </table:table-cell>
          <table:table-cell table:style-name="ce124" table:formula="of:=DEC2HEX(HEX2DEC([.AA19])+1)" office:value-type="string" office:string-value="CE6E" calcext:value-type="string">
            <text:p>CE6E</text:p>
          </table:table-cell>
          <table:table-cell table:style-name="ce125" table:formula="of:=DEC2HEX(HEX2DEC([.AB19])+1)" office:value-type="string" office:string-value="CE6F" calcext:value-type="string">
            <text:p>CE6F</text:p>
          </table:table-cell>
          <table:table-cell table:style-name="ce125" table:formula="of:=DEC2HEX(HEX2DEC([.AC19])+1)" office:value-type="string" office:string-value="CE70" calcext:value-type="string">
            <text:p>CE70</text:p>
          </table:table-cell>
          <table:table-cell table:style-name="ce125" table:formula="of:=DEC2HEX(HEX2DEC([.AD19])+1)" office:value-type="string" office:string-value="CE71" calcext:value-type="string">
            <text:p>CE71</text:p>
          </table:table-cell>
          <table:table-cell table:style-name="ce125" table:formula="of:=DEC2HEX(HEX2DEC([.AE19])+1)" office:value-type="string" office:string-value="CE72" calcext:value-type="string">
            <text:p>CE72</text:p>
          </table:table-cell>
          <table:table-cell table:style-name="ce125" table:formula="of:=DEC2HEX(HEX2DEC([.AF19])+1)" office:value-type="string" office:string-value="CE73" calcext:value-type="string">
            <text:p>CE73</text:p>
          </table:table-cell>
          <table:table-cell table:style-name="ce125" table:formula="of:=DEC2HEX(HEX2DEC([.AG19])+1)" office:value-type="string" office:string-value="CE74" calcext:value-type="string">
            <text:p>CE74</text:p>
          </table:table-cell>
          <table:table-cell table:style-name="ce125" table:formula="of:=DEC2HEX(HEX2DEC([.AH19])+1)" office:value-type="string" office:string-value="CE75" calcext:value-type="string">
            <text:p>CE75</text:p>
          </table:table-cell>
          <table:table-cell table:style-name="ce125" table:formula="of:=DEC2HEX(HEX2DEC([.AI19])+1)" office:value-type="string" office:string-value="CE76" calcext:value-type="string">
            <text:p>CE76</text:p>
          </table:table-cell>
          <table:table-cell table:style-name="ce125" table:formula="of:=DEC2HEX(HEX2DEC([.AJ19])+1)" office:value-type="string" office:string-value="CE77" calcext:value-type="string">
            <text:p>CE77</text:p>
          </table:table-cell>
          <table:table-cell table:style-name="ce125" table:formula="of:=DEC2HEX(HEX2DEC([.AK19])+1)" office:value-type="string" office:string-value="CE78" calcext:value-type="string">
            <text:p>CE78</text:p>
          </table:table-cell>
          <table:table-cell table:style-name="ce125" table:formula="of:=DEC2HEX(HEX2DEC([.AL19])+1)" office:value-type="string" office:string-value="CE79" calcext:value-type="string">
            <text:p>CE79</text:p>
          </table:table-cell>
          <table:table-cell table:style-name="ce125" table:formula="of:=DEC2HEX(HEX2DEC([.AM19])+1)" office:value-type="string" office:string-value="CE7A" calcext:value-type="string">
            <text:p>CE7A</text:p>
          </table:table-cell>
          <table:table-cell table:style-name="ce125" table:formula="of:=DEC2HEX(HEX2DEC([.AN19])+1)" office:value-type="string" office:string-value="CE7B" calcext:value-type="string">
            <text:p>CE7B</text:p>
          </table:table-cell>
          <table:table-cell table:style-name="ce125" table:formula="of:=DEC2HEX(HEX2DEC([.AO19])+1)" office:value-type="string" office:string-value="CE7C" calcext:value-type="string">
            <text:p>CE7C</text:p>
          </table:table-cell>
          <table:table-cell table:style-name="ce125" table:formula="of:=DEC2HEX(HEX2DEC([.AP19])+1)" office:value-type="string" office:string-value="CE7D" calcext:value-type="string">
            <text:p>CE7D</text:p>
          </table:table-cell>
          <table:table-cell table:style-name="ce125" table:formula="of:=DEC2HEX(HEX2DEC([.AQ19])+1)" office:value-type="string" office:string-value="CE7E" calcext:value-type="string">
            <text:p>CE7E</text:p>
          </table:table-cell>
          <table:table-cell table:style-name="ce125" table:formula="of:=DEC2HEX(HEX2DEC([.AR19])+1)" office:value-type="string" office:string-value="CE7F" calcext:value-type="string">
            <text:p>CE7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9]+1" office:value-type="float" office:value="17" calcext:value-type="float">
            <text:p>17</text:p>
          </table:table-cell>
          <table:table-cell table:style-name="ce64" table:formula="of:=DEC2HEX(HEX2DEC([.AS19])+1)" office:value-type="string" office:string-value="CE80" calcext:value-type="string">
            <text:p>CE80</text:p>
          </table:table-cell>
          <table:table-cell table:style-name="ce64" table:formula="of:=DEC2HEX(HEX2DEC([.F20])+1)" office:value-type="string" office:string-value="CE81" calcext:value-type="string">
            <text:p>CE81</text:p>
          </table:table-cell>
          <table:table-cell table:style-name="ce64" table:formula="of:=DEC2HEX(HEX2DEC([.G20])+1)" office:value-type="string" office:string-value="CE82" calcext:value-type="string">
            <text:p>CE82</text:p>
          </table:table-cell>
          <table:table-cell table:style-name="ce64" table:formula="of:=DEC2HEX(HEX2DEC([.H20])+1)" office:value-type="string" office:string-value="CE83" calcext:value-type="string">
            <text:p>CE83</text:p>
          </table:table-cell>
          <table:table-cell table:style-name="ce64" table:formula="of:=DEC2HEX(HEX2DEC([.I20])+1)" office:value-type="string" office:string-value="CE84" calcext:value-type="string">
            <text:p>CE84</text:p>
          </table:table-cell>
          <table:table-cell table:style-name="ce64" table:formula="of:=DEC2HEX(HEX2DEC([.J20])+1)" office:value-type="string" office:string-value="CE85" calcext:value-type="string">
            <text:p>CE85</text:p>
          </table:table-cell>
          <table:table-cell table:style-name="ce64" table:formula="of:=DEC2HEX(HEX2DEC([.K20])+1)" office:value-type="string" office:string-value="CE86" calcext:value-type="string">
            <text:p>CE86</text:p>
          </table:table-cell>
          <table:table-cell table:style-name="ce64" table:formula="of:=DEC2HEX(HEX2DEC([.L20])+1)" office:value-type="string" office:string-value="CE87" calcext:value-type="string">
            <text:p>CE87</text:p>
          </table:table-cell>
          <table:table-cell table:style-name="ce64" table:formula="of:=DEC2HEX(HEX2DEC([.M20])+1)" office:value-type="string" office:string-value="CE88" calcext:value-type="string">
            <text:p>CE88</text:p>
          </table:table-cell>
          <table:table-cell table:style-name="ce64" table:formula="of:=DEC2HEX(HEX2DEC([.N20])+1)" office:value-type="string" office:string-value="CE89" calcext:value-type="string">
            <text:p>CE89</text:p>
          </table:table-cell>
          <table:table-cell table:style-name="ce64" table:formula="of:=DEC2HEX(HEX2DEC([.O20])+1)" office:value-type="string" office:string-value="CE8A" calcext:value-type="string">
            <text:p>CE8A</text:p>
          </table:table-cell>
          <table:table-cell table:style-name="ce64" table:formula="of:=DEC2HEX(HEX2DEC([.P20])+1)" office:value-type="string" office:string-value="CE8B" calcext:value-type="string">
            <text:p>CE8B</text:p>
          </table:table-cell>
          <table:table-cell table:style-name="ce64" table:formula="of:=DEC2HEX(HEX2DEC([.Q20])+1)" office:value-type="string" office:string-value="CE8C" calcext:value-type="string">
            <text:p>CE8C</text:p>
          </table:table-cell>
          <table:table-cell table:style-name="ce64" table:formula="of:=DEC2HEX(HEX2DEC([.R20])+1)" office:value-type="string" office:string-value="CE8D" calcext:value-type="string">
            <text:p>CE8D</text:p>
          </table:table-cell>
          <table:table-cell table:style-name="ce64" table:formula="of:=DEC2HEX(HEX2DEC([.S20])+1)" office:value-type="string" office:string-value="CE8E" calcext:value-type="string">
            <text:p>CE8E</text:p>
          </table:table-cell>
          <table:table-cell table:style-name="ce64" table:formula="of:=DEC2HEX(HEX2DEC([.T20])+1)" office:value-type="string" office:string-value="CE8F" calcext:value-type="string">
            <text:p>CE8F</text:p>
          </table:table-cell>
          <table:table-cell table:style-name="ce64" table:formula="of:=DEC2HEX(HEX2DEC([.U20])+1)" office:value-type="string" office:string-value="CE90" calcext:value-type="string">
            <text:p>CE90</text:p>
          </table:table-cell>
          <table:table-cell table:style-name="ce64" table:formula="of:=DEC2HEX(HEX2DEC([.V20])+1)" office:value-type="string" office:string-value="CE91" calcext:value-type="string">
            <text:p>CE91</text:p>
          </table:table-cell>
          <table:table-cell table:style-name="ce64" table:formula="of:=DEC2HEX(HEX2DEC([.W20])+1)" office:value-type="string" office:string-value="CE92" calcext:value-type="string">
            <text:p>CE92</text:p>
          </table:table-cell>
          <table:table-cell table:style-name="ce64" table:formula="of:=DEC2HEX(HEX2DEC([.X20])+1)" office:value-type="string" office:string-value="CE93" calcext:value-type="string">
            <text:p>CE93</text:p>
          </table:table-cell>
          <table:table-cell table:style-name="ce64" table:formula="of:=DEC2HEX(HEX2DEC([.Y20])+1)" office:value-type="string" office:string-value="CE94" calcext:value-type="string">
            <text:p>CE94</text:p>
          </table:table-cell>
          <table:table-cell table:style-name="ce64" table:formula="of:=DEC2HEX(HEX2DEC([.Z20])+1)" office:value-type="string" office:string-value="CE95" calcext:value-type="string">
            <text:p>CE95</text:p>
          </table:table-cell>
          <table:table-cell table:style-name="ce124" table:formula="of:=DEC2HEX(HEX2DEC([.AA20])+1)" office:value-type="string" office:string-value="CE96" calcext:value-type="string">
            <text:p>CE96</text:p>
          </table:table-cell>
          <table:table-cell table:style-name="ce125" table:formula="of:=DEC2HEX(HEX2DEC([.AB20])+1)" office:value-type="string" office:string-value="CE97" calcext:value-type="string">
            <text:p>CE97</text:p>
          </table:table-cell>
          <table:table-cell table:style-name="ce125" table:formula="of:=DEC2HEX(HEX2DEC([.AC20])+1)" office:value-type="string" office:string-value="CE98" calcext:value-type="string">
            <text:p>CE98</text:p>
          </table:table-cell>
          <table:table-cell table:style-name="ce125" table:formula="of:=DEC2HEX(HEX2DEC([.AD20])+1)" office:value-type="string" office:string-value="CE99" calcext:value-type="string">
            <text:p>CE99</text:p>
          </table:table-cell>
          <table:table-cell table:style-name="ce125" table:formula="of:=DEC2HEX(HEX2DEC([.AE20])+1)" office:value-type="string" office:string-value="CE9A" calcext:value-type="string">
            <text:p>CE9A</text:p>
          </table:table-cell>
          <table:table-cell table:style-name="ce125" table:formula="of:=DEC2HEX(HEX2DEC([.AF20])+1)" office:value-type="string" office:string-value="CE9B" calcext:value-type="string">
            <text:p>CE9B</text:p>
          </table:table-cell>
          <table:table-cell table:style-name="ce125" table:formula="of:=DEC2HEX(HEX2DEC([.AG20])+1)" office:value-type="string" office:string-value="CE9C" calcext:value-type="string">
            <text:p>CE9C</text:p>
          </table:table-cell>
          <table:table-cell table:style-name="ce125" table:formula="of:=DEC2HEX(HEX2DEC([.AH20])+1)" office:value-type="string" office:string-value="CE9D" calcext:value-type="string">
            <text:p>CE9D</text:p>
          </table:table-cell>
          <table:table-cell table:style-name="ce125" table:formula="of:=DEC2HEX(HEX2DEC([.AI20])+1)" office:value-type="string" office:string-value="CE9E" calcext:value-type="string">
            <text:p>CE9E</text:p>
          </table:table-cell>
          <table:table-cell table:style-name="ce125" table:formula="of:=DEC2HEX(HEX2DEC([.AJ20])+1)" office:value-type="string" office:string-value="CE9F" calcext:value-type="string">
            <text:p>CE9F</text:p>
          </table:table-cell>
          <table:table-cell table:style-name="ce125" table:formula="of:=DEC2HEX(HEX2DEC([.AK20])+1)" office:value-type="string" office:string-value="CEA0" calcext:value-type="string">
            <text:p>CEA0</text:p>
          </table:table-cell>
          <table:table-cell table:style-name="ce125" table:formula="of:=DEC2HEX(HEX2DEC([.AL20])+1)" office:value-type="string" office:string-value="CEA1" calcext:value-type="string">
            <text:p>CEA1</text:p>
          </table:table-cell>
          <table:table-cell table:style-name="ce125" table:formula="of:=DEC2HEX(HEX2DEC([.AM20])+1)" office:value-type="string" office:string-value="CEA2" calcext:value-type="string">
            <text:p>CEA2</text:p>
          </table:table-cell>
          <table:table-cell table:style-name="ce125" table:formula="of:=DEC2HEX(HEX2DEC([.AN20])+1)" office:value-type="string" office:string-value="CEA3" calcext:value-type="string">
            <text:p>CEA3</text:p>
          </table:table-cell>
          <table:table-cell table:style-name="ce125" table:formula="of:=DEC2HEX(HEX2DEC([.AO20])+1)" office:value-type="string" office:string-value="CEA4" calcext:value-type="string">
            <text:p>CEA4</text:p>
          </table:table-cell>
          <table:table-cell table:style-name="ce125" table:formula="of:=DEC2HEX(HEX2DEC([.AP20])+1)" office:value-type="string" office:string-value="CEA5" calcext:value-type="string">
            <text:p>CEA5</text:p>
          </table:table-cell>
          <table:table-cell table:style-name="ce125" table:formula="of:=DEC2HEX(HEX2DEC([.AQ20])+1)" office:value-type="string" office:string-value="CEA6" calcext:value-type="string">
            <text:p>CEA6</text:p>
          </table:table-cell>
          <table:table-cell table:style-name="ce125" table:formula="of:=DEC2HEX(HEX2DEC([.AR20])+1)" office:value-type="string" office:string-value="CEA7" calcext:value-type="string">
            <text:p>CEA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0]+1" office:value-type="float" office:value="18" calcext:value-type="float">
            <text:p>18</text:p>
          </table:table-cell>
          <table:table-cell table:style-name="ce64" table:formula="of:=DEC2HEX(HEX2DEC([.AS20])+1)" office:value-type="string" office:string-value="CEA8" calcext:value-type="string">
            <text:p>CEA8</text:p>
          </table:table-cell>
          <table:table-cell table:style-name="ce64" table:formula="of:=DEC2HEX(HEX2DEC([.F21])+1)" office:value-type="string" office:string-value="CEA9" calcext:value-type="string">
            <text:p>CEA9</text:p>
          </table:table-cell>
          <table:table-cell table:style-name="ce64" table:formula="of:=DEC2HEX(HEX2DEC([.G21])+1)" office:value-type="string" office:string-value="CEAA" calcext:value-type="string">
            <text:p>CEAA</text:p>
          </table:table-cell>
          <table:table-cell table:style-name="ce64" table:formula="of:=DEC2HEX(HEX2DEC([.H21])+1)" office:value-type="string" office:string-value="CEAB" calcext:value-type="string">
            <text:p>CEAB</text:p>
          </table:table-cell>
          <table:table-cell table:style-name="ce64" table:formula="of:=DEC2HEX(HEX2DEC([.I21])+1)" office:value-type="string" office:string-value="CEAC" calcext:value-type="string">
            <text:p>CEAC</text:p>
          </table:table-cell>
          <table:table-cell table:style-name="ce64" table:formula="of:=DEC2HEX(HEX2DEC([.J21])+1)" office:value-type="string" office:string-value="CEAD" calcext:value-type="string">
            <text:p>CEAD</text:p>
          </table:table-cell>
          <table:table-cell table:style-name="ce64" table:formula="of:=DEC2HEX(HEX2DEC([.K21])+1)" office:value-type="string" office:string-value="CEAE" calcext:value-type="string">
            <text:p>CEAE</text:p>
          </table:table-cell>
          <table:table-cell table:style-name="ce64" table:formula="of:=DEC2HEX(HEX2DEC([.L21])+1)" office:value-type="string" office:string-value="CEAF" calcext:value-type="string">
            <text:p>CEAF</text:p>
          </table:table-cell>
          <table:table-cell table:style-name="ce64" table:formula="of:=DEC2HEX(HEX2DEC([.M21])+1)" office:value-type="string" office:string-value="CEB0" calcext:value-type="string">
            <text:p>CEB0</text:p>
          </table:table-cell>
          <table:table-cell table:style-name="ce64" table:formula="of:=DEC2HEX(HEX2DEC([.N21])+1)" office:value-type="string" office:string-value="CEB1" calcext:value-type="string">
            <text:p>CEB1</text:p>
          </table:table-cell>
          <table:table-cell table:style-name="ce64" table:formula="of:=DEC2HEX(HEX2DEC([.O21])+1)" office:value-type="string" office:string-value="CEB2" calcext:value-type="string">
            <text:p>CEB2</text:p>
          </table:table-cell>
          <table:table-cell table:style-name="ce64" table:formula="of:=DEC2HEX(HEX2DEC([.P21])+1)" office:value-type="string" office:string-value="CEB3" calcext:value-type="string">
            <text:p>CEB3</text:p>
          </table:table-cell>
          <table:table-cell table:style-name="ce64" table:formula="of:=DEC2HEX(HEX2DEC([.Q21])+1)" office:value-type="string" office:string-value="CEB4" calcext:value-type="string">
            <text:p>CEB4</text:p>
          </table:table-cell>
          <table:table-cell table:style-name="ce64" table:formula="of:=DEC2HEX(HEX2DEC([.R21])+1)" office:value-type="string" office:string-value="CEB5" calcext:value-type="string">
            <text:p>CEB5</text:p>
          </table:table-cell>
          <table:table-cell table:style-name="ce64" table:formula="of:=DEC2HEX(HEX2DEC([.S21])+1)" office:value-type="string" office:string-value="CEB6" calcext:value-type="string">
            <text:p>CEB6</text:p>
          </table:table-cell>
          <table:table-cell table:style-name="ce64" table:formula="of:=DEC2HEX(HEX2DEC([.T21])+1)" office:value-type="string" office:string-value="CEB7" calcext:value-type="string">
            <text:p>CEB7</text:p>
          </table:table-cell>
          <table:table-cell table:style-name="ce64" table:formula="of:=DEC2HEX(HEX2DEC([.U21])+1)" office:value-type="string" office:string-value="CEB8" calcext:value-type="string">
            <text:p>CEB8</text:p>
          </table:table-cell>
          <table:table-cell table:style-name="ce64" table:formula="of:=DEC2HEX(HEX2DEC([.V21])+1)" office:value-type="string" office:string-value="CEB9" calcext:value-type="string">
            <text:p>CEB9</text:p>
          </table:table-cell>
          <table:table-cell table:style-name="ce64" table:formula="of:=DEC2HEX(HEX2DEC([.W21])+1)" office:value-type="string" office:string-value="CEBA" calcext:value-type="string">
            <text:p>CEBA</text:p>
          </table:table-cell>
          <table:table-cell table:style-name="ce64" table:formula="of:=DEC2HEX(HEX2DEC([.X21])+1)" office:value-type="string" office:string-value="CEBB" calcext:value-type="string">
            <text:p>CEBB</text:p>
          </table:table-cell>
          <table:table-cell table:style-name="ce64" table:formula="of:=DEC2HEX(HEX2DEC([.Y21])+1)" office:value-type="string" office:string-value="CEBC" calcext:value-type="string">
            <text:p>CEBC</text:p>
          </table:table-cell>
          <table:table-cell table:style-name="ce64" table:formula="of:=DEC2HEX(HEX2DEC([.Z21])+1)" office:value-type="string" office:string-value="CEBD" calcext:value-type="string">
            <text:p>CEBD</text:p>
          </table:table-cell>
          <table:table-cell table:style-name="ce124" table:formula="of:=DEC2HEX(HEX2DEC([.AA21])+1)" office:value-type="string" office:string-value="CEBE" calcext:value-type="string">
            <text:p>CEBE</text:p>
          </table:table-cell>
          <table:table-cell table:style-name="ce125" table:formula="of:=DEC2HEX(HEX2DEC([.AB21])+1)" office:value-type="string" office:string-value="CEBF" calcext:value-type="string">
            <text:p>CEBF</text:p>
          </table:table-cell>
          <table:table-cell table:style-name="ce125" table:formula="of:=DEC2HEX(HEX2DEC([.AC21])+1)" office:value-type="string" office:string-value="CEC0" calcext:value-type="string">
            <text:p>CEC0</text:p>
          </table:table-cell>
          <table:table-cell table:style-name="ce125" table:formula="of:=DEC2HEX(HEX2DEC([.AD21])+1)" office:value-type="string" office:string-value="CEC1" calcext:value-type="string">
            <text:p>CEC1</text:p>
          </table:table-cell>
          <table:table-cell table:style-name="ce125" table:formula="of:=DEC2HEX(HEX2DEC([.AE21])+1)" office:value-type="string" office:string-value="CEC2" calcext:value-type="string">
            <text:p>CEC2</text:p>
          </table:table-cell>
          <table:table-cell table:style-name="ce125" table:formula="of:=DEC2HEX(HEX2DEC([.AF21])+1)" office:value-type="string" office:string-value="CEC3" calcext:value-type="string">
            <text:p>CEC3</text:p>
          </table:table-cell>
          <table:table-cell table:style-name="ce125" table:formula="of:=DEC2HEX(HEX2DEC([.AG21])+1)" office:value-type="string" office:string-value="CEC4" calcext:value-type="string">
            <text:p>CEC4</text:p>
          </table:table-cell>
          <table:table-cell table:style-name="ce125" table:formula="of:=DEC2HEX(HEX2DEC([.AH21])+1)" office:value-type="string" office:string-value="CEC5" calcext:value-type="string">
            <text:p>CEC5</text:p>
          </table:table-cell>
          <table:table-cell table:style-name="ce125" table:formula="of:=DEC2HEX(HEX2DEC([.AI21])+1)" office:value-type="string" office:string-value="CEC6" calcext:value-type="string">
            <text:p>CEC6</text:p>
          </table:table-cell>
          <table:table-cell table:style-name="ce125" table:formula="of:=DEC2HEX(HEX2DEC([.AJ21])+1)" office:value-type="string" office:string-value="CEC7" calcext:value-type="string">
            <text:p>CEC7</text:p>
          </table:table-cell>
          <table:table-cell table:style-name="ce125" table:formula="of:=DEC2HEX(HEX2DEC([.AK21])+1)" office:value-type="string" office:string-value="CEC8" calcext:value-type="string">
            <text:p>CEC8</text:p>
          </table:table-cell>
          <table:table-cell table:style-name="ce125" table:formula="of:=DEC2HEX(HEX2DEC([.AL21])+1)" office:value-type="string" office:string-value="CEC9" calcext:value-type="string">
            <text:p>CEC9</text:p>
          </table:table-cell>
          <table:table-cell table:style-name="ce125" table:formula="of:=DEC2HEX(HEX2DEC([.AM21])+1)" office:value-type="string" office:string-value="CECA" calcext:value-type="string">
            <text:p>CECA</text:p>
          </table:table-cell>
          <table:table-cell table:style-name="ce125" table:formula="of:=DEC2HEX(HEX2DEC([.AN21])+1)" office:value-type="string" office:string-value="CECB" calcext:value-type="string">
            <text:p>CECB</text:p>
          </table:table-cell>
          <table:table-cell table:style-name="ce125" table:formula="of:=DEC2HEX(HEX2DEC([.AO21])+1)" office:value-type="string" office:string-value="CECC" calcext:value-type="string">
            <text:p>CECC</text:p>
          </table:table-cell>
          <table:table-cell table:style-name="ce125" table:formula="of:=DEC2HEX(HEX2DEC([.AP21])+1)" office:value-type="string" office:string-value="CECD" calcext:value-type="string">
            <text:p>CECD</text:p>
          </table:table-cell>
          <table:table-cell table:style-name="ce125" table:formula="of:=DEC2HEX(HEX2DEC([.AQ21])+1)" office:value-type="string" office:string-value="CECE" calcext:value-type="string">
            <text:p>CECE</text:p>
          </table:table-cell>
          <table:table-cell table:style-name="ce125" table:formula="of:=DEC2HEX(HEX2DEC([.AR21])+1)" office:value-type="string" office:string-value="CECF" calcext:value-type="string">
            <text:p>CEC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1]+1" office:value-type="float" office:value="19" calcext:value-type="float">
            <text:p>19</text:p>
          </table:table-cell>
          <table:table-cell table:style-name="ce64" table:formula="of:=DEC2HEX(HEX2DEC([.AS21])+1)" office:value-type="string" office:string-value="CED0" calcext:value-type="string">
            <text:p>CED0</text:p>
          </table:table-cell>
          <table:table-cell table:style-name="ce64" table:formula="of:=DEC2HEX(HEX2DEC([.F22])+1)" office:value-type="string" office:string-value="CED1" calcext:value-type="string">
            <text:p>CED1</text:p>
          </table:table-cell>
          <table:table-cell table:style-name="ce64" table:formula="of:=DEC2HEX(HEX2DEC([.G22])+1)" office:value-type="string" office:string-value="CED2" calcext:value-type="string">
            <text:p>CED2</text:p>
          </table:table-cell>
          <table:table-cell table:style-name="ce64" table:formula="of:=DEC2HEX(HEX2DEC([.H22])+1)" office:value-type="string" office:string-value="CED3" calcext:value-type="string">
            <text:p>CED3</text:p>
          </table:table-cell>
          <table:table-cell table:style-name="ce64" table:formula="of:=DEC2HEX(HEX2DEC([.I22])+1)" office:value-type="string" office:string-value="CED4" calcext:value-type="string">
            <text:p>CED4</text:p>
          </table:table-cell>
          <table:table-cell table:style-name="ce64" table:formula="of:=DEC2HEX(HEX2DEC([.J22])+1)" office:value-type="string" office:string-value="CED5" calcext:value-type="string">
            <text:p>CED5</text:p>
          </table:table-cell>
          <table:table-cell table:style-name="ce64" table:formula="of:=DEC2HEX(HEX2DEC([.K22])+1)" office:value-type="string" office:string-value="CED6" calcext:value-type="string">
            <text:p>CED6</text:p>
          </table:table-cell>
          <table:table-cell table:style-name="ce64" table:formula="of:=DEC2HEX(HEX2DEC([.L22])+1)" office:value-type="string" office:string-value="CED7" calcext:value-type="string">
            <text:p>CED7</text:p>
          </table:table-cell>
          <table:table-cell table:style-name="ce64" table:formula="of:=DEC2HEX(HEX2DEC([.M22])+1)" office:value-type="string" office:string-value="CED8" calcext:value-type="string">
            <text:p>CED8</text:p>
          </table:table-cell>
          <table:table-cell table:style-name="ce64" table:formula="of:=DEC2HEX(HEX2DEC([.N22])+1)" office:value-type="string" office:string-value="CED9" calcext:value-type="string">
            <text:p>CED9</text:p>
          </table:table-cell>
          <table:table-cell table:style-name="ce64" table:formula="of:=DEC2HEX(HEX2DEC([.O22])+1)" office:value-type="string" office:string-value="CEDA" calcext:value-type="string">
            <text:p>CEDA</text:p>
          </table:table-cell>
          <table:table-cell table:style-name="ce64" table:formula="of:=DEC2HEX(HEX2DEC([.P22])+1)" office:value-type="string" office:string-value="CEDB" calcext:value-type="string">
            <text:p>CEDB</text:p>
          </table:table-cell>
          <table:table-cell table:style-name="ce64" table:formula="of:=DEC2HEX(HEX2DEC([.Q22])+1)" office:value-type="string" office:string-value="CEDC" calcext:value-type="string">
            <text:p>CEDC</text:p>
          </table:table-cell>
          <table:table-cell table:style-name="ce64" table:formula="of:=DEC2HEX(HEX2DEC([.R22])+1)" office:value-type="string" office:string-value="CEDD" calcext:value-type="string">
            <text:p>CEDD</text:p>
          </table:table-cell>
          <table:table-cell table:style-name="ce64" table:formula="of:=DEC2HEX(HEX2DEC([.S22])+1)" office:value-type="string" office:string-value="CEDE" calcext:value-type="string">
            <text:p>CEDE</text:p>
          </table:table-cell>
          <table:table-cell table:style-name="ce64" table:formula="of:=DEC2HEX(HEX2DEC([.T22])+1)" office:value-type="string" office:string-value="CEDF" calcext:value-type="string">
            <text:p>CEDF</text:p>
          </table:table-cell>
          <table:table-cell table:style-name="ce64" table:formula="of:=DEC2HEX(HEX2DEC([.U22])+1)" office:value-type="string" office:string-value="CEE0" calcext:value-type="string">
            <text:p>CEE0</text:p>
          </table:table-cell>
          <table:table-cell table:style-name="ce64" table:formula="of:=DEC2HEX(HEX2DEC([.V22])+1)" office:value-type="string" office:string-value="CEE1" calcext:value-type="string">
            <text:p>CEE1</text:p>
          </table:table-cell>
          <table:table-cell table:style-name="ce64" table:formula="of:=DEC2HEX(HEX2DEC([.W22])+1)" office:value-type="string" office:string-value="CEE2" calcext:value-type="string">
            <text:p>CEE2</text:p>
          </table:table-cell>
          <table:table-cell table:style-name="ce64" table:formula="of:=DEC2HEX(HEX2DEC([.X22])+1)" office:value-type="string" office:string-value="CEE3" calcext:value-type="string">
            <text:p>CEE3</text:p>
          </table:table-cell>
          <table:table-cell table:style-name="ce64" table:formula="of:=DEC2HEX(HEX2DEC([.Y22])+1)" office:value-type="string" office:string-value="CEE4" calcext:value-type="string">
            <text:p>CEE4</text:p>
          </table:table-cell>
          <table:table-cell table:style-name="ce64" table:formula="of:=DEC2HEX(HEX2DEC([.Z22])+1)" office:value-type="string" office:string-value="CEE5" calcext:value-type="string">
            <text:p>CEE5</text:p>
          </table:table-cell>
          <table:table-cell table:style-name="ce124" table:formula="of:=DEC2HEX(HEX2DEC([.AA22])+1)" office:value-type="string" office:string-value="CEE6" calcext:value-type="string">
            <text:p>CEE6</text:p>
          </table:table-cell>
          <table:table-cell table:style-name="ce125" table:formula="of:=DEC2HEX(HEX2DEC([.AB22])+1)" office:value-type="string" office:string-value="CEE7" calcext:value-type="string">
            <text:p>CEE7</text:p>
          </table:table-cell>
          <table:table-cell table:style-name="ce125" table:formula="of:=DEC2HEX(HEX2DEC([.AC22])+1)" office:value-type="string" office:string-value="CEE8" calcext:value-type="string">
            <text:p>CEE8</text:p>
          </table:table-cell>
          <table:table-cell table:style-name="ce125" table:formula="of:=DEC2HEX(HEX2DEC([.AD22])+1)" office:value-type="string" office:string-value="CEE9" calcext:value-type="string">
            <text:p>CEE9</text:p>
          </table:table-cell>
          <table:table-cell table:style-name="ce125" table:formula="of:=DEC2HEX(HEX2DEC([.AE22])+1)" office:value-type="string" office:string-value="CEEA" calcext:value-type="string">
            <text:p>CEEA</text:p>
          </table:table-cell>
          <table:table-cell table:style-name="ce125" table:formula="of:=DEC2HEX(HEX2DEC([.AF22])+1)" office:value-type="string" office:string-value="CEEB" calcext:value-type="string">
            <text:p>CEEB</text:p>
          </table:table-cell>
          <table:table-cell table:style-name="ce125" table:formula="of:=DEC2HEX(HEX2DEC([.AG22])+1)" office:value-type="string" office:string-value="CEEC" calcext:value-type="string">
            <text:p>CEEC</text:p>
          </table:table-cell>
          <table:table-cell table:style-name="ce125" table:formula="of:=DEC2HEX(HEX2DEC([.AH22])+1)" office:value-type="string" office:string-value="CEED" calcext:value-type="string">
            <text:p>CEED</text:p>
          </table:table-cell>
          <table:table-cell table:style-name="ce125" table:formula="of:=DEC2HEX(HEX2DEC([.AI22])+1)" office:value-type="string" office:string-value="CEEE" calcext:value-type="string">
            <text:p>CEEE</text:p>
          </table:table-cell>
          <table:table-cell table:style-name="ce125" table:formula="of:=DEC2HEX(HEX2DEC([.AJ22])+1)" office:value-type="string" office:string-value="CEEF" calcext:value-type="string">
            <text:p>CEEF</text:p>
          </table:table-cell>
          <table:table-cell table:style-name="ce125" table:formula="of:=DEC2HEX(HEX2DEC([.AK22])+1)" office:value-type="string" office:string-value="CEF0" calcext:value-type="string">
            <text:p>CEF0</text:p>
          </table:table-cell>
          <table:table-cell table:style-name="ce125" table:formula="of:=DEC2HEX(HEX2DEC([.AL22])+1)" office:value-type="string" office:string-value="CEF1" calcext:value-type="string">
            <text:p>CEF1</text:p>
          </table:table-cell>
          <table:table-cell table:style-name="ce125" table:formula="of:=DEC2HEX(HEX2DEC([.AM22])+1)" office:value-type="string" office:string-value="CEF2" calcext:value-type="string">
            <text:p>CEF2</text:p>
          </table:table-cell>
          <table:table-cell table:style-name="ce125" table:formula="of:=DEC2HEX(HEX2DEC([.AN22])+1)" office:value-type="string" office:string-value="CEF3" calcext:value-type="string">
            <text:p>CEF3</text:p>
          </table:table-cell>
          <table:table-cell table:style-name="ce125" table:formula="of:=DEC2HEX(HEX2DEC([.AO22])+1)" office:value-type="string" office:string-value="CEF4" calcext:value-type="string">
            <text:p>CEF4</text:p>
          </table:table-cell>
          <table:table-cell table:style-name="ce125" table:formula="of:=DEC2HEX(HEX2DEC([.AP22])+1)" office:value-type="string" office:string-value="CEF5" calcext:value-type="string">
            <text:p>CEF5</text:p>
          </table:table-cell>
          <table:table-cell table:style-name="ce125" table:formula="of:=DEC2HEX(HEX2DEC([.AQ22])+1)" office:value-type="string" office:string-value="CEF6" calcext:value-type="string">
            <text:p>CEF6</text:p>
          </table:table-cell>
          <table:table-cell table:style-name="ce125" table:formula="of:=DEC2HEX(HEX2DEC([.AR22])+1)" office:value-type="string" office:string-value="CEF7" calcext:value-type="string">
            <text:p>CEF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2]+1" office:value-type="float" office:value="20" calcext:value-type="float">
            <text:p>20</text:p>
          </table:table-cell>
          <table:table-cell table:style-name="ce64" table:formula="of:=DEC2HEX(HEX2DEC([.AS22])+1)" office:value-type="string" office:string-value="CEF8" calcext:value-type="string">
            <text:p>CEF8</text:p>
          </table:table-cell>
          <table:table-cell table:style-name="ce64" table:formula="of:=DEC2HEX(HEX2DEC([.F23])+1)" office:value-type="string" office:string-value="CEF9" calcext:value-type="string">
            <text:p>CEF9</text:p>
          </table:table-cell>
          <table:table-cell table:style-name="ce64" table:formula="of:=DEC2HEX(HEX2DEC([.G23])+1)" office:value-type="string" office:string-value="CEFA" calcext:value-type="string">
            <text:p>CEFA</text:p>
          </table:table-cell>
          <table:table-cell table:style-name="ce64" table:formula="of:=DEC2HEX(HEX2DEC([.H23])+1)" office:value-type="string" office:string-value="CEFB" calcext:value-type="string">
            <text:p>CEFB</text:p>
          </table:table-cell>
          <table:table-cell table:style-name="ce64" table:formula="of:=DEC2HEX(HEX2DEC([.I23])+1)" office:value-type="string" office:string-value="CEFC" calcext:value-type="string">
            <text:p>CEFC</text:p>
          </table:table-cell>
          <table:table-cell table:style-name="ce64" table:formula="of:=DEC2HEX(HEX2DEC([.J23])+1)" office:value-type="string" office:string-value="CEFD" calcext:value-type="string">
            <text:p>CEFD</text:p>
          </table:table-cell>
          <table:table-cell table:style-name="ce64" table:formula="of:=DEC2HEX(HEX2DEC([.K23])+1)" office:value-type="string" office:string-value="CEFE" calcext:value-type="string">
            <text:p>CEFE</text:p>
          </table:table-cell>
          <table:table-cell table:style-name="ce64" table:formula="of:=DEC2HEX(HEX2DEC([.L23])+1)" office:value-type="string" office:string-value="CEFF" calcext:value-type="string">
            <text:p>CEFF</text:p>
          </table:table-cell>
          <table:table-cell table:style-name="ce64" table:formula="of:=DEC2HEX(HEX2DEC([.M23])+1)" office:value-type="string" office:string-value="CF00" calcext:value-type="string">
            <text:p>CF00</text:p>
          </table:table-cell>
          <table:table-cell table:style-name="ce64" table:formula="of:=DEC2HEX(HEX2DEC([.N23])+1)" office:value-type="string" office:string-value="CF01" calcext:value-type="string">
            <text:p>CF01</text:p>
          </table:table-cell>
          <table:table-cell table:style-name="ce64" table:formula="of:=DEC2HEX(HEX2DEC([.O23])+1)" office:value-type="string" office:string-value="CF02" calcext:value-type="string">
            <text:p>CF02</text:p>
          </table:table-cell>
          <table:table-cell table:style-name="ce64" table:formula="of:=DEC2HEX(HEX2DEC([.P23])+1)" office:value-type="string" office:string-value="CF03" calcext:value-type="string">
            <text:p>CF03</text:p>
          </table:table-cell>
          <table:table-cell table:style-name="ce64" table:formula="of:=DEC2HEX(HEX2DEC([.Q23])+1)" office:value-type="string" office:string-value="CF04" calcext:value-type="string">
            <text:p>CF04</text:p>
          </table:table-cell>
          <table:table-cell table:style-name="ce64" table:formula="of:=DEC2HEX(HEX2DEC([.R23])+1)" office:value-type="string" office:string-value="CF05" calcext:value-type="string">
            <text:p>CF05</text:p>
          </table:table-cell>
          <table:table-cell table:style-name="ce64" table:formula="of:=DEC2HEX(HEX2DEC([.S23])+1)" office:value-type="string" office:string-value="CF06" calcext:value-type="string">
            <text:p>CF06</text:p>
          </table:table-cell>
          <table:table-cell table:style-name="ce64" table:formula="of:=DEC2HEX(HEX2DEC([.T23])+1)" office:value-type="string" office:string-value="CF07" calcext:value-type="string">
            <text:p>CF07</text:p>
          </table:table-cell>
          <table:table-cell table:style-name="ce64" table:formula="of:=DEC2HEX(HEX2DEC([.U23])+1)" office:value-type="string" office:string-value="CF08" calcext:value-type="string">
            <text:p>CF08</text:p>
          </table:table-cell>
          <table:table-cell table:style-name="ce64" table:formula="of:=DEC2HEX(HEX2DEC([.V23])+1)" office:value-type="string" office:string-value="CF09" calcext:value-type="string">
            <text:p>CF09</text:p>
          </table:table-cell>
          <table:table-cell table:style-name="ce64" table:formula="of:=DEC2HEX(HEX2DEC([.W23])+1)" office:value-type="string" office:string-value="CF0A" calcext:value-type="string">
            <text:p>CF0A</text:p>
          </table:table-cell>
          <table:table-cell table:style-name="ce64" table:formula="of:=DEC2HEX(HEX2DEC([.X23])+1)" office:value-type="string" office:string-value="CF0B" calcext:value-type="string">
            <text:p>CF0B</text:p>
          </table:table-cell>
          <table:table-cell table:style-name="ce64" table:formula="of:=DEC2HEX(HEX2DEC([.Y23])+1)" office:value-type="string" office:string-value="CF0C" calcext:value-type="string">
            <text:p>CF0C</text:p>
          </table:table-cell>
          <table:table-cell table:style-name="ce64" table:formula="of:=DEC2HEX(HEX2DEC([.Z23])+1)" office:value-type="string" office:string-value="CF0D" calcext:value-type="string">
            <text:p>CF0D</text:p>
          </table:table-cell>
          <table:table-cell table:style-name="ce124" table:formula="of:=DEC2HEX(HEX2DEC([.AA23])+1)" office:value-type="string" office:string-value="CF0E" calcext:value-type="string">
            <text:p>CF0E</text:p>
          </table:table-cell>
          <table:table-cell table:style-name="ce125" table:formula="of:=DEC2HEX(HEX2DEC([.AB23])+1)" office:value-type="string" office:string-value="CF0F" calcext:value-type="string">
            <text:p>CF0F</text:p>
          </table:table-cell>
          <table:table-cell table:style-name="ce125" table:formula="of:=DEC2HEX(HEX2DEC([.AC23])+1)" office:value-type="string" office:string-value="CF10" calcext:value-type="string">
            <text:p>CF10</text:p>
          </table:table-cell>
          <table:table-cell table:style-name="ce125" table:formula="of:=DEC2HEX(HEX2DEC([.AD23])+1)" office:value-type="string" office:string-value="CF11" calcext:value-type="string">
            <text:p>CF11</text:p>
          </table:table-cell>
          <table:table-cell table:style-name="ce125" table:formula="of:=DEC2HEX(HEX2DEC([.AE23])+1)" office:value-type="string" office:string-value="CF12" calcext:value-type="string">
            <text:p>CF12</text:p>
          </table:table-cell>
          <table:table-cell table:style-name="ce125" table:formula="of:=DEC2HEX(HEX2DEC([.AF23])+1)" office:value-type="string" office:string-value="CF13" calcext:value-type="string">
            <text:p>CF13</text:p>
          </table:table-cell>
          <table:table-cell table:style-name="ce125" table:formula="of:=DEC2HEX(HEX2DEC([.AG23])+1)" office:value-type="string" office:string-value="CF14" calcext:value-type="string">
            <text:p>CF14</text:p>
          </table:table-cell>
          <table:table-cell table:style-name="ce125" table:formula="of:=DEC2HEX(HEX2DEC([.AH23])+1)" office:value-type="string" office:string-value="CF15" calcext:value-type="string">
            <text:p>CF15</text:p>
          </table:table-cell>
          <table:table-cell table:style-name="ce125" table:formula="of:=DEC2HEX(HEX2DEC([.AI23])+1)" office:value-type="string" office:string-value="CF16" calcext:value-type="string">
            <text:p>CF16</text:p>
          </table:table-cell>
          <table:table-cell table:style-name="ce125" table:formula="of:=DEC2HEX(HEX2DEC([.AJ23])+1)" office:value-type="string" office:string-value="CF17" calcext:value-type="string">
            <text:p>CF17</text:p>
          </table:table-cell>
          <table:table-cell table:style-name="ce125" table:formula="of:=DEC2HEX(HEX2DEC([.AK23])+1)" office:value-type="string" office:string-value="CF18" calcext:value-type="string">
            <text:p>CF18</text:p>
          </table:table-cell>
          <table:table-cell table:style-name="ce125" table:formula="of:=DEC2HEX(HEX2DEC([.AL23])+1)" office:value-type="string" office:string-value="CF19" calcext:value-type="string">
            <text:p>CF19</text:p>
          </table:table-cell>
          <table:table-cell table:style-name="ce125" table:formula="of:=DEC2HEX(HEX2DEC([.AM23])+1)" office:value-type="string" office:string-value="CF1A" calcext:value-type="string">
            <text:p>CF1A</text:p>
          </table:table-cell>
          <table:table-cell table:style-name="ce125" table:formula="of:=DEC2HEX(HEX2DEC([.AN23])+1)" office:value-type="string" office:string-value="CF1B" calcext:value-type="string">
            <text:p>CF1B</text:p>
          </table:table-cell>
          <table:table-cell table:style-name="ce125" table:formula="of:=DEC2HEX(HEX2DEC([.AO23])+1)" office:value-type="string" office:string-value="CF1C" calcext:value-type="string">
            <text:p>CF1C</text:p>
          </table:table-cell>
          <table:table-cell table:style-name="ce125" table:formula="of:=DEC2HEX(HEX2DEC([.AP23])+1)" office:value-type="string" office:string-value="CF1D" calcext:value-type="string">
            <text:p>CF1D</text:p>
          </table:table-cell>
          <table:table-cell table:style-name="ce125" table:formula="of:=DEC2HEX(HEX2DEC([.AQ23])+1)" office:value-type="string" office:string-value="CF1E" calcext:value-type="string">
            <text:p>CF1E</text:p>
          </table:table-cell>
          <table:table-cell table:style-name="ce125" table:formula="of:=DEC2HEX(HEX2DEC([.AR23])+1)" office:value-type="string" office:string-value="CF1F" calcext:value-type="string">
            <text:p>CF1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3]+1" office:value-type="float" office:value="21" calcext:value-type="float">
            <text:p>21</text:p>
          </table:table-cell>
          <table:table-cell table:style-name="ce120" table:formula="of:=DEC2HEX(HEX2DEC([.AS23])+1)" office:value-type="string" office:string-value="CF20" calcext:value-type="string">
            <text:p>CF20</text:p>
          </table:table-cell>
          <table:table-cell table:style-name="ce120" table:formula="of:=DEC2HEX(HEX2DEC([.F24])+1)" office:value-type="string" office:string-value="CF21" calcext:value-type="string">
            <text:p>CF21</text:p>
          </table:table-cell>
          <table:table-cell table:style-name="ce120" table:formula="of:=DEC2HEX(HEX2DEC([.G24])+1)" office:value-type="string" office:string-value="CF22" calcext:value-type="string">
            <text:p>CF22</text:p>
          </table:table-cell>
          <table:table-cell table:style-name="ce120" table:formula="of:=DEC2HEX(HEX2DEC([.H24])+1)" office:value-type="string" office:string-value="CF23" calcext:value-type="string">
            <text:p>CF23</text:p>
          </table:table-cell>
          <table:table-cell table:style-name="ce120" table:formula="of:=DEC2HEX(HEX2DEC([.I24])+1)" office:value-type="string" office:string-value="CF24" calcext:value-type="string">
            <text:p>CF24</text:p>
          </table:table-cell>
          <table:table-cell table:style-name="ce120" table:formula="of:=DEC2HEX(HEX2DEC([.J24])+1)" office:value-type="string" office:string-value="CF25" calcext:value-type="string">
            <text:p>CF25</text:p>
          </table:table-cell>
          <table:table-cell table:style-name="ce120" table:formula="of:=DEC2HEX(HEX2DEC([.K24])+1)" office:value-type="string" office:string-value="CF26" calcext:value-type="string">
            <text:p>CF26</text:p>
          </table:table-cell>
          <table:table-cell table:style-name="ce120" table:formula="of:=DEC2HEX(HEX2DEC([.L24])+1)" office:value-type="string" office:string-value="CF27" calcext:value-type="string">
            <text:p>CF27</text:p>
          </table:table-cell>
          <table:table-cell table:style-name="ce120" table:formula="of:=DEC2HEX(HEX2DEC([.M24])+1)" office:value-type="string" office:string-value="CF28" calcext:value-type="string">
            <text:p>CF28</text:p>
          </table:table-cell>
          <table:table-cell table:style-name="ce120" table:formula="of:=DEC2HEX(HEX2DEC([.N24])+1)" office:value-type="string" office:string-value="CF29" calcext:value-type="string">
            <text:p>CF29</text:p>
          </table:table-cell>
          <table:table-cell table:style-name="ce120" table:formula="of:=DEC2HEX(HEX2DEC([.O24])+1)" office:value-type="string" office:string-value="CF2A" calcext:value-type="string">
            <text:p>CF2A</text:p>
          </table:table-cell>
          <table:table-cell table:style-name="ce120" table:formula="of:=DEC2HEX(HEX2DEC([.P24])+1)" office:value-type="string" office:string-value="CF2B" calcext:value-type="string">
            <text:p>CF2B</text:p>
          </table:table-cell>
          <table:table-cell table:style-name="ce120" table:formula="of:=DEC2HEX(HEX2DEC([.Q24])+1)" office:value-type="string" office:string-value="CF2C" calcext:value-type="string">
            <text:p>CF2C</text:p>
          </table:table-cell>
          <table:table-cell table:style-name="ce120" table:formula="of:=DEC2HEX(HEX2DEC([.R24])+1)" office:value-type="string" office:string-value="CF2D" calcext:value-type="string">
            <text:p>CF2D</text:p>
          </table:table-cell>
          <table:table-cell table:style-name="ce120" table:formula="of:=DEC2HEX(HEX2DEC([.S24])+1)" office:value-type="string" office:string-value="CF2E" calcext:value-type="string">
            <text:p>CF2E</text:p>
          </table:table-cell>
          <table:table-cell table:style-name="ce120" table:formula="of:=DEC2HEX(HEX2DEC([.T24])+1)" office:value-type="string" office:string-value="CF2F" calcext:value-type="string">
            <text:p>CF2F</text:p>
          </table:table-cell>
          <table:table-cell table:style-name="ce120" table:formula="of:=DEC2HEX(HEX2DEC([.U24])+1)" office:value-type="string" office:string-value="CF30" calcext:value-type="string">
            <text:p>CF30</text:p>
          </table:table-cell>
          <table:table-cell table:style-name="ce120" table:formula="of:=DEC2HEX(HEX2DEC([.V24])+1)" office:value-type="string" office:string-value="CF31" calcext:value-type="string">
            <text:p>CF31</text:p>
          </table:table-cell>
          <table:table-cell table:style-name="ce120" table:formula="of:=DEC2HEX(HEX2DEC([.W24])+1)" office:value-type="string" office:string-value="CF32" calcext:value-type="string">
            <text:p>CF32</text:p>
          </table:table-cell>
          <table:table-cell table:style-name="ce120" table:formula="of:=DEC2HEX(HEX2DEC([.X24])+1)" office:value-type="string" office:string-value="CF33" calcext:value-type="string">
            <text:p>CF33</text:p>
          </table:table-cell>
          <table:table-cell table:style-name="ce120" table:formula="of:=DEC2HEX(HEX2DEC([.Y24])+1)" office:value-type="string" office:string-value="CF34" calcext:value-type="string">
            <text:p>CF34</text:p>
          </table:table-cell>
          <table:table-cell table:style-name="ce120" table:formula="of:=DEC2HEX(HEX2DEC([.Z24])+1)" office:value-type="string" office:string-value="CF35" calcext:value-type="string">
            <text:p>CF35</text:p>
          </table:table-cell>
          <table:table-cell table:style-name="ce120" table:formula="of:=DEC2HEX(HEX2DEC([.AA24])+1)" office:value-type="string" office:string-value="CF36" calcext:value-type="string">
            <text:p>CF36</text:p>
          </table:table-cell>
          <table:table-cell table:style-name="ce120" table:formula="of:=DEC2HEX(HEX2DEC([.AB24])+1)" office:value-type="string" office:string-value="CF37" calcext:value-type="string">
            <text:p>CF37</text:p>
          </table:table-cell>
          <table:table-cell table:style-name="ce120" table:formula="of:=DEC2HEX(HEX2DEC([.AC24])+1)" office:value-type="string" office:string-value="CF38" calcext:value-type="string">
            <text:p>CF38</text:p>
          </table:table-cell>
          <table:table-cell table:style-name="ce120" table:formula="of:=DEC2HEX(HEX2DEC([.AD24])+1)" office:value-type="string" office:string-value="CF39" calcext:value-type="string">
            <text:p>CF39</text:p>
          </table:table-cell>
          <table:table-cell table:style-name="ce120" table:formula="of:=DEC2HEX(HEX2DEC([.AE24])+1)" office:value-type="string" office:string-value="CF3A" calcext:value-type="string">
            <text:p>CF3A</text:p>
          </table:table-cell>
          <table:table-cell table:style-name="ce120" table:formula="of:=DEC2HEX(HEX2DEC([.AF24])+1)" office:value-type="string" office:string-value="CF3B" calcext:value-type="string">
            <text:p>CF3B</text:p>
          </table:table-cell>
          <table:table-cell table:style-name="ce120" table:formula="of:=DEC2HEX(HEX2DEC([.AG24])+1)" office:value-type="string" office:string-value="CF3C" calcext:value-type="string">
            <text:p>CF3C</text:p>
          </table:table-cell>
          <table:table-cell table:style-name="ce120" table:formula="of:=DEC2HEX(HEX2DEC([.AH24])+1)" office:value-type="string" office:string-value="CF3D" calcext:value-type="string">
            <text:p>CF3D</text:p>
          </table:table-cell>
          <table:table-cell table:style-name="ce120" table:formula="of:=DEC2HEX(HEX2DEC([.AI24])+1)" office:value-type="string" office:string-value="CF3E" calcext:value-type="string">
            <text:p>CF3E</text:p>
          </table:table-cell>
          <table:table-cell table:style-name="ce120" table:formula="of:=DEC2HEX(HEX2DEC([.AJ24])+1)" office:value-type="string" office:string-value="CF3F" calcext:value-type="string">
            <text:p>CF3F</text:p>
          </table:table-cell>
          <table:table-cell table:style-name="ce120" table:formula="of:=DEC2HEX(HEX2DEC([.AK24])+1)" office:value-type="string" office:string-value="CF40" calcext:value-type="string">
            <text:p>CF40</text:p>
          </table:table-cell>
          <table:table-cell table:style-name="ce120" table:formula="of:=DEC2HEX(HEX2DEC([.AL24])+1)" office:value-type="string" office:string-value="CF41" calcext:value-type="string">
            <text:p>CF41</text:p>
          </table:table-cell>
          <table:table-cell table:style-name="ce120" table:formula="of:=DEC2HEX(HEX2DEC([.AM24])+1)" office:value-type="string" office:string-value="CF42" calcext:value-type="string">
            <text:p>CF42</text:p>
          </table:table-cell>
          <table:table-cell table:style-name="ce120" table:formula="of:=DEC2HEX(HEX2DEC([.AN24])+1)" office:value-type="string" office:string-value="CF43" calcext:value-type="string">
            <text:p>CF43</text:p>
          </table:table-cell>
          <table:table-cell table:style-name="ce120" table:formula="of:=DEC2HEX(HEX2DEC([.AO24])+1)" office:value-type="string" office:string-value="CF44" calcext:value-type="string">
            <text:p>CF44</text:p>
          </table:table-cell>
          <table:table-cell table:style-name="ce120" table:formula="of:=DEC2HEX(HEX2DEC([.AP24])+1)" office:value-type="string" office:string-value="CF45" calcext:value-type="string">
            <text:p>CF45</text:p>
          </table:table-cell>
          <table:table-cell table:style-name="ce120" table:formula="of:=DEC2HEX(HEX2DEC([.AQ24])+1)" office:value-type="string" office:string-value="CF46" calcext:value-type="string">
            <text:p>CF46</text:p>
          </table:table-cell>
          <table:table-cell table:style-name="ce120" table:formula="of:=DEC2HEX(HEX2DEC([.AR24])+1)" office:value-type="string" office:string-value="CF47" calcext:value-type="string">
            <text:p>CF4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4]+1" office:value-type="float" office:value="22" calcext:value-type="float">
            <text:p>22</text:p>
          </table:table-cell>
          <table:table-cell table:style-name="ce120" table:formula="of:=DEC2HEX(HEX2DEC([.AS24])+1)" office:value-type="string" office:string-value="CF48" calcext:value-type="string">
            <text:p>CF48</text:p>
          </table:table-cell>
          <table:table-cell table:style-name="ce120" table:formula="of:=DEC2HEX(HEX2DEC([.F25])+1)" office:value-type="string" office:string-value="CF49" calcext:value-type="string">
            <text:p>CF49</text:p>
          </table:table-cell>
          <table:table-cell table:style-name="ce120" table:formula="of:=DEC2HEX(HEX2DEC([.G25])+1)" office:value-type="string" office:string-value="CF4A" calcext:value-type="string">
            <text:p>CF4A</text:p>
          </table:table-cell>
          <table:table-cell table:style-name="ce120" table:formula="of:=DEC2HEX(HEX2DEC([.H25])+1)" office:value-type="string" office:string-value="CF4B" calcext:value-type="string">
            <text:p>CF4B</text:p>
          </table:table-cell>
          <table:table-cell table:style-name="ce120" table:formula="of:=DEC2HEX(HEX2DEC([.I25])+1)" office:value-type="string" office:string-value="CF4C" calcext:value-type="string">
            <text:p>CF4C</text:p>
          </table:table-cell>
          <table:table-cell table:style-name="ce120" table:formula="of:=DEC2HEX(HEX2DEC([.J25])+1)" office:value-type="string" office:string-value="CF4D" calcext:value-type="string">
            <text:p>CF4D</text:p>
          </table:table-cell>
          <table:table-cell table:style-name="ce120" table:formula="of:=DEC2HEX(HEX2DEC([.K25])+1)" office:value-type="string" office:string-value="CF4E" calcext:value-type="string">
            <text:p>CF4E</text:p>
          </table:table-cell>
          <table:table-cell table:style-name="ce120" table:formula="of:=DEC2HEX(HEX2DEC([.L25])+1)" office:value-type="string" office:string-value="CF4F" calcext:value-type="string">
            <text:p>CF4F</text:p>
          </table:table-cell>
          <table:table-cell table:style-name="ce120" table:formula="of:=DEC2HEX(HEX2DEC([.M25])+1)" office:value-type="string" office:string-value="CF50" calcext:value-type="string">
            <text:p>CF50</text:p>
          </table:table-cell>
          <table:table-cell table:style-name="ce120" table:formula="of:=DEC2HEX(HEX2DEC([.N25])+1)" office:value-type="string" office:string-value="CF51" calcext:value-type="string">
            <text:p>CF51</text:p>
          </table:table-cell>
          <table:table-cell table:style-name="ce120" table:formula="of:=DEC2HEX(HEX2DEC([.O25])+1)" office:value-type="string" office:string-value="CF52" calcext:value-type="string">
            <text:p>CF52</text:p>
          </table:table-cell>
          <table:table-cell table:style-name="ce120" table:formula="of:=DEC2HEX(HEX2DEC([.P25])+1)" office:value-type="string" office:string-value="CF53" calcext:value-type="string">
            <text:p>CF53</text:p>
          </table:table-cell>
          <table:table-cell table:style-name="ce120" table:formula="of:=DEC2HEX(HEX2DEC([.Q25])+1)" office:value-type="string" office:string-value="CF54" calcext:value-type="string">
            <text:p>CF54</text:p>
          </table:table-cell>
          <table:table-cell table:style-name="ce120" table:formula="of:=DEC2HEX(HEX2DEC([.R25])+1)" office:value-type="string" office:string-value="CF55" calcext:value-type="string">
            <text:p>CF55</text:p>
          </table:table-cell>
          <table:table-cell table:style-name="ce120" table:formula="of:=DEC2HEX(HEX2DEC([.S25])+1)" office:value-type="string" office:string-value="CF56" calcext:value-type="string">
            <text:p>CF56</text:p>
          </table:table-cell>
          <table:table-cell table:style-name="ce120" table:formula="of:=DEC2HEX(HEX2DEC([.T25])+1)" office:value-type="string" office:string-value="CF57" calcext:value-type="string">
            <text:p>CF57</text:p>
          </table:table-cell>
          <table:table-cell table:style-name="ce120" table:formula="of:=DEC2HEX(HEX2DEC([.U25])+1)" office:value-type="string" office:string-value="CF58" calcext:value-type="string">
            <text:p>CF58</text:p>
          </table:table-cell>
          <table:table-cell table:style-name="ce120" table:formula="of:=DEC2HEX(HEX2DEC([.V25])+1)" office:value-type="string" office:string-value="CF59" calcext:value-type="string">
            <text:p>CF59</text:p>
          </table:table-cell>
          <table:table-cell table:style-name="ce120" table:formula="of:=DEC2HEX(HEX2DEC([.W25])+1)" office:value-type="string" office:string-value="CF5A" calcext:value-type="string">
            <text:p>CF5A</text:p>
          </table:table-cell>
          <table:table-cell table:style-name="ce120" table:formula="of:=DEC2HEX(HEX2DEC([.X25])+1)" office:value-type="string" office:string-value="CF5B" calcext:value-type="string">
            <text:p>CF5B</text:p>
          </table:table-cell>
          <table:table-cell table:style-name="ce120" table:formula="of:=DEC2HEX(HEX2DEC([.Y25])+1)" office:value-type="string" office:string-value="CF5C" calcext:value-type="string">
            <text:p>CF5C</text:p>
          </table:table-cell>
          <table:table-cell table:style-name="ce120" table:formula="of:=DEC2HEX(HEX2DEC([.Z25])+1)" office:value-type="string" office:string-value="CF5D" calcext:value-type="string">
            <text:p>CF5D</text:p>
          </table:table-cell>
          <table:table-cell table:style-name="ce120" table:formula="of:=DEC2HEX(HEX2DEC([.AA25])+1)" office:value-type="string" office:string-value="CF5E" calcext:value-type="string">
            <text:p>CF5E</text:p>
          </table:table-cell>
          <table:table-cell table:style-name="ce120" table:formula="of:=DEC2HEX(HEX2DEC([.AB25])+1)" office:value-type="string" office:string-value="CF5F" calcext:value-type="string">
            <text:p>CF5F</text:p>
          </table:table-cell>
          <table:table-cell table:style-name="ce120" table:formula="of:=DEC2HEX(HEX2DEC([.AC25])+1)" office:value-type="string" office:string-value="CF60" calcext:value-type="string">
            <text:p>CF60</text:p>
          </table:table-cell>
          <table:table-cell table:style-name="ce120" table:formula="of:=DEC2HEX(HEX2DEC([.AD25])+1)" office:value-type="string" office:string-value="CF61" calcext:value-type="string">
            <text:p>CF61</text:p>
          </table:table-cell>
          <table:table-cell table:style-name="ce120" table:formula="of:=DEC2HEX(HEX2DEC([.AE25])+1)" office:value-type="string" office:string-value="CF62" calcext:value-type="string">
            <text:p>CF62</text:p>
          </table:table-cell>
          <table:table-cell table:style-name="ce120" table:formula="of:=DEC2HEX(HEX2DEC([.AF25])+1)" office:value-type="string" office:string-value="CF63" calcext:value-type="string">
            <text:p>CF63</text:p>
          </table:table-cell>
          <table:table-cell table:style-name="ce120" table:formula="of:=DEC2HEX(HEX2DEC([.AG25])+1)" office:value-type="string" office:string-value="CF64" calcext:value-type="string">
            <text:p>CF64</text:p>
          </table:table-cell>
          <table:table-cell table:style-name="ce120" table:formula="of:=DEC2HEX(HEX2DEC([.AH25])+1)" office:value-type="string" office:string-value="CF65" calcext:value-type="string">
            <text:p>CF65</text:p>
          </table:table-cell>
          <table:table-cell table:style-name="ce120" table:formula="of:=DEC2HEX(HEX2DEC([.AI25])+1)" office:value-type="string" office:string-value="CF66" calcext:value-type="string">
            <text:p>CF66</text:p>
          </table:table-cell>
          <table:table-cell table:style-name="ce120" table:formula="of:=DEC2HEX(HEX2DEC([.AJ25])+1)" office:value-type="string" office:string-value="CF67" calcext:value-type="string">
            <text:p>CF67</text:p>
          </table:table-cell>
          <table:table-cell table:style-name="ce120" table:formula="of:=DEC2HEX(HEX2DEC([.AK25])+1)" office:value-type="string" office:string-value="CF68" calcext:value-type="string">
            <text:p>CF68</text:p>
          </table:table-cell>
          <table:table-cell table:style-name="ce120" table:formula="of:=DEC2HEX(HEX2DEC([.AL25])+1)" office:value-type="string" office:string-value="CF69" calcext:value-type="string">
            <text:p>CF69</text:p>
          </table:table-cell>
          <table:table-cell table:style-name="ce120" table:formula="of:=DEC2HEX(HEX2DEC([.AM25])+1)" office:value-type="string" office:string-value="CF6A" calcext:value-type="string">
            <text:p>CF6A</text:p>
          </table:table-cell>
          <table:table-cell table:style-name="ce120" table:formula="of:=DEC2HEX(HEX2DEC([.AN25])+1)" office:value-type="string" office:string-value="CF6B" calcext:value-type="string">
            <text:p>CF6B</text:p>
          </table:table-cell>
          <table:table-cell table:style-name="ce120" table:formula="of:=DEC2HEX(HEX2DEC([.AO25])+1)" office:value-type="string" office:string-value="CF6C" calcext:value-type="string">
            <text:p>CF6C</text:p>
          </table:table-cell>
          <table:table-cell table:style-name="ce120" table:formula="of:=DEC2HEX(HEX2DEC([.AP25])+1)" office:value-type="string" office:string-value="CF6D" calcext:value-type="string">
            <text:p>CF6D</text:p>
          </table:table-cell>
          <table:table-cell table:style-name="ce120" table:formula="of:=DEC2HEX(HEX2DEC([.AQ25])+1)" office:value-type="string" office:string-value="CF6E" calcext:value-type="string">
            <text:p>CF6E</text:p>
          </table:table-cell>
          <table:table-cell table:style-name="ce120" table:formula="of:=DEC2HEX(HEX2DEC([.AR25])+1)" office:value-type="string" office:string-value="CF6F" calcext:value-type="string">
            <text:p>CF6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5]+1" office:value-type="float" office:value="23" calcext:value-type="float">
            <text:p>23</text:p>
          </table:table-cell>
          <table:table-cell table:style-name="ce120" table:formula="of:=DEC2HEX(HEX2DEC([.AS25])+1)" office:value-type="string" office:string-value="CF70" calcext:value-type="string">
            <text:p>CF70</text:p>
          </table:table-cell>
          <table:table-cell table:style-name="ce120" table:formula="of:=DEC2HEX(HEX2DEC([.F26])+1)" office:value-type="string" office:string-value="CF71" calcext:value-type="string">
            <text:p>CF71</text:p>
          </table:table-cell>
          <table:table-cell table:style-name="ce120" table:formula="of:=DEC2HEX(HEX2DEC([.G26])+1)" office:value-type="string" office:string-value="CF72" calcext:value-type="string">
            <text:p>CF72</text:p>
          </table:table-cell>
          <table:table-cell table:style-name="ce120" table:formula="of:=DEC2HEX(HEX2DEC([.H26])+1)" office:value-type="string" office:string-value="CF73" calcext:value-type="string">
            <text:p>CF73</text:p>
          </table:table-cell>
          <table:table-cell table:style-name="ce120" table:formula="of:=DEC2HEX(HEX2DEC([.I26])+1)" office:value-type="string" office:string-value="CF74" calcext:value-type="string">
            <text:p>CF74</text:p>
          </table:table-cell>
          <table:table-cell table:style-name="ce120" table:formula="of:=DEC2HEX(HEX2DEC([.J26])+1)" office:value-type="string" office:string-value="CF75" calcext:value-type="string">
            <text:p>CF75</text:p>
          </table:table-cell>
          <table:table-cell table:style-name="ce120" table:formula="of:=DEC2HEX(HEX2DEC([.K26])+1)" office:value-type="string" office:string-value="CF76" calcext:value-type="string">
            <text:p>CF76</text:p>
          </table:table-cell>
          <table:table-cell table:style-name="ce120" table:formula="of:=DEC2HEX(HEX2DEC([.L26])+1)" office:value-type="string" office:string-value="CF77" calcext:value-type="string">
            <text:p>CF77</text:p>
          </table:table-cell>
          <table:table-cell table:style-name="ce120" table:formula="of:=DEC2HEX(HEX2DEC([.M26])+1)" office:value-type="string" office:string-value="CF78" calcext:value-type="string">
            <text:p>CF78</text:p>
          </table:table-cell>
          <table:table-cell table:style-name="ce120" table:formula="of:=DEC2HEX(HEX2DEC([.N26])+1)" office:value-type="string" office:string-value="CF79" calcext:value-type="string">
            <text:p>CF79</text:p>
          </table:table-cell>
          <table:table-cell table:style-name="ce120" table:formula="of:=DEC2HEX(HEX2DEC([.O26])+1)" office:value-type="string" office:string-value="CF7A" calcext:value-type="string">
            <text:p>CF7A</text:p>
          </table:table-cell>
          <table:table-cell table:style-name="ce120" table:formula="of:=DEC2HEX(HEX2DEC([.P26])+1)" office:value-type="string" office:string-value="CF7B" calcext:value-type="string">
            <text:p>CF7B</text:p>
          </table:table-cell>
          <table:table-cell table:style-name="ce120" table:formula="of:=DEC2HEX(HEX2DEC([.Q26])+1)" office:value-type="string" office:string-value="CF7C" calcext:value-type="string">
            <text:p>CF7C</text:p>
          </table:table-cell>
          <table:table-cell table:style-name="ce120" table:formula="of:=DEC2HEX(HEX2DEC([.R26])+1)" office:value-type="string" office:string-value="CF7D" calcext:value-type="string">
            <text:p>CF7D</text:p>
          </table:table-cell>
          <table:table-cell table:style-name="ce120" table:formula="of:=DEC2HEX(HEX2DEC([.S26])+1)" office:value-type="string" office:string-value="CF7E" calcext:value-type="string">
            <text:p>CF7E</text:p>
          </table:table-cell>
          <table:table-cell table:style-name="ce120" table:formula="of:=DEC2HEX(HEX2DEC([.T26])+1)" office:value-type="string" office:string-value="CF7F" calcext:value-type="string">
            <text:p>CF7F</text:p>
          </table:table-cell>
          <table:table-cell table:style-name="ce120" table:formula="of:=DEC2HEX(HEX2DEC([.U26])+1)" office:value-type="string" office:string-value="CF80" calcext:value-type="string">
            <text:p>CF80</text:p>
          </table:table-cell>
          <table:table-cell table:style-name="ce120" table:formula="of:=DEC2HEX(HEX2DEC([.V26])+1)" office:value-type="string" office:string-value="CF81" calcext:value-type="string">
            <text:p>CF81</text:p>
          </table:table-cell>
          <table:table-cell table:style-name="ce120" table:formula="of:=DEC2HEX(HEX2DEC([.W26])+1)" office:value-type="string" office:string-value="CF82" calcext:value-type="string">
            <text:p>CF82</text:p>
          </table:table-cell>
          <table:table-cell table:style-name="ce120" table:formula="of:=DEC2HEX(HEX2DEC([.X26])+1)" office:value-type="string" office:string-value="CF83" calcext:value-type="string">
            <text:p>CF83</text:p>
          </table:table-cell>
          <table:table-cell table:style-name="ce120" table:formula="of:=DEC2HEX(HEX2DEC([.Y26])+1)" office:value-type="string" office:string-value="CF84" calcext:value-type="string">
            <text:p>CF84</text:p>
          </table:table-cell>
          <table:table-cell table:style-name="ce120" table:formula="of:=DEC2HEX(HEX2DEC([.Z26])+1)" office:value-type="string" office:string-value="CF85" calcext:value-type="string">
            <text:p>CF85</text:p>
          </table:table-cell>
          <table:table-cell table:style-name="ce120" table:formula="of:=DEC2HEX(HEX2DEC([.AA26])+1)" office:value-type="string" office:string-value="CF86" calcext:value-type="string">
            <text:p>CF86</text:p>
          </table:table-cell>
          <table:table-cell table:style-name="ce120" table:formula="of:=DEC2HEX(HEX2DEC([.AB26])+1)" office:value-type="string" office:string-value="CF87" calcext:value-type="string">
            <text:p>CF87</text:p>
          </table:table-cell>
          <table:table-cell table:style-name="ce120" table:formula="of:=DEC2HEX(HEX2DEC([.AC26])+1)" office:value-type="string" office:string-value="CF88" calcext:value-type="string">
            <text:p>CF88</text:p>
          </table:table-cell>
          <table:table-cell table:style-name="ce120" table:formula="of:=DEC2HEX(HEX2DEC([.AD26])+1)" office:value-type="string" office:string-value="CF89" calcext:value-type="string">
            <text:p>CF89</text:p>
          </table:table-cell>
          <table:table-cell table:style-name="ce120" table:formula="of:=DEC2HEX(HEX2DEC([.AE26])+1)" office:value-type="string" office:string-value="CF8A" calcext:value-type="string">
            <text:p>CF8A</text:p>
          </table:table-cell>
          <table:table-cell table:style-name="ce120" table:formula="of:=DEC2HEX(HEX2DEC([.AF26])+1)" office:value-type="string" office:string-value="CF8B" calcext:value-type="string">
            <text:p>CF8B</text:p>
          </table:table-cell>
          <table:table-cell table:style-name="ce120" table:formula="of:=DEC2HEX(HEX2DEC([.AG26])+1)" office:value-type="string" office:string-value="CF8C" calcext:value-type="string">
            <text:p>CF8C</text:p>
          </table:table-cell>
          <table:table-cell table:style-name="ce120" table:formula="of:=DEC2HEX(HEX2DEC([.AH26])+1)" office:value-type="string" office:string-value="CF8D" calcext:value-type="string">
            <text:p>CF8D</text:p>
          </table:table-cell>
          <table:table-cell table:style-name="ce120" table:formula="of:=DEC2HEX(HEX2DEC([.AI26])+1)" office:value-type="string" office:string-value="CF8E" calcext:value-type="string">
            <text:p>CF8E</text:p>
          </table:table-cell>
          <table:table-cell table:style-name="ce120" table:formula="of:=DEC2HEX(HEX2DEC([.AJ26])+1)" office:value-type="string" office:string-value="CF8F" calcext:value-type="string">
            <text:p>CF8F</text:p>
          </table:table-cell>
          <table:table-cell table:style-name="ce120" table:formula="of:=DEC2HEX(HEX2DEC([.AK26])+1)" office:value-type="string" office:string-value="CF90" calcext:value-type="string">
            <text:p>CF90</text:p>
          </table:table-cell>
          <table:table-cell table:style-name="ce120" table:formula="of:=DEC2HEX(HEX2DEC([.AL26])+1)" office:value-type="string" office:string-value="CF91" calcext:value-type="string">
            <text:p>CF91</text:p>
          </table:table-cell>
          <table:table-cell table:style-name="ce120" table:formula="of:=DEC2HEX(HEX2DEC([.AM26])+1)" office:value-type="string" office:string-value="CF92" calcext:value-type="string">
            <text:p>CF92</text:p>
          </table:table-cell>
          <table:table-cell table:style-name="ce120" table:formula="of:=DEC2HEX(HEX2DEC([.AN26])+1)" office:value-type="string" office:string-value="CF93" calcext:value-type="string">
            <text:p>CF93</text:p>
          </table:table-cell>
          <table:table-cell table:style-name="ce120" table:formula="of:=DEC2HEX(HEX2DEC([.AO26])+1)" office:value-type="string" office:string-value="CF94" calcext:value-type="string">
            <text:p>CF94</text:p>
          </table:table-cell>
          <table:table-cell table:style-name="ce120" table:formula="of:=DEC2HEX(HEX2DEC([.AP26])+1)" office:value-type="string" office:string-value="CF95" calcext:value-type="string">
            <text:p>CF95</text:p>
          </table:table-cell>
          <table:table-cell table:style-name="ce120" table:formula="of:=DEC2HEX(HEX2DEC([.AQ26])+1)" office:value-type="string" office:string-value="CF96" calcext:value-type="string">
            <text:p>CF96</text:p>
          </table:table-cell>
          <table:table-cell table:style-name="ce120" table:formula="of:=DEC2HEX(HEX2DEC([.AR26])+1)" office:value-type="string" office:string-value="CF97" calcext:value-type="string">
            <text:p>CF9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6]+1" office:value-type="float" office:value="24" calcext:value-type="float">
            <text:p>24</text:p>
          </table:table-cell>
          <table:table-cell table:style-name="ce120" table:formula="of:=DEC2HEX(HEX2DEC([.AS26])+1)" office:value-type="string" office:string-value="CF98" calcext:value-type="string">
            <text:p>CF98</text:p>
          </table:table-cell>
          <table:table-cell table:style-name="ce120" table:formula="of:=DEC2HEX(HEX2DEC([.F27])+1)" office:value-type="string" office:string-value="CF99" calcext:value-type="string">
            <text:p>CF99</text:p>
          </table:table-cell>
          <table:table-cell table:style-name="ce120" table:formula="of:=DEC2HEX(HEX2DEC([.G27])+1)" office:value-type="string" office:string-value="CF9A" calcext:value-type="string">
            <text:p>CF9A</text:p>
          </table:table-cell>
          <table:table-cell table:style-name="ce120" table:formula="of:=DEC2HEX(HEX2DEC([.H27])+1)" office:value-type="string" office:string-value="CF9B" calcext:value-type="string">
            <text:p>CF9B</text:p>
          </table:table-cell>
          <table:table-cell table:style-name="ce120" table:formula="of:=DEC2HEX(HEX2DEC([.I27])+1)" office:value-type="string" office:string-value="CF9C" calcext:value-type="string">
            <text:p>CF9C</text:p>
          </table:table-cell>
          <table:table-cell table:style-name="ce120" table:formula="of:=DEC2HEX(HEX2DEC([.J27])+1)" office:value-type="string" office:string-value="CF9D" calcext:value-type="string">
            <text:p>CF9D</text:p>
          </table:table-cell>
          <table:table-cell table:style-name="ce120" table:formula="of:=DEC2HEX(HEX2DEC([.K27])+1)" office:value-type="string" office:string-value="CF9E" calcext:value-type="string">
            <text:p>CF9E</text:p>
          </table:table-cell>
          <table:table-cell table:style-name="ce120" table:formula="of:=DEC2HEX(HEX2DEC([.L27])+1)" office:value-type="string" office:string-value="CF9F" calcext:value-type="string">
            <text:p>CF9F</text:p>
          </table:table-cell>
          <table:table-cell table:style-name="ce120" table:formula="of:=DEC2HEX(HEX2DEC([.M27])+1)" office:value-type="string" office:string-value="CFA0" calcext:value-type="string">
            <text:p>CFA0</text:p>
          </table:table-cell>
          <table:table-cell table:style-name="ce120" table:formula="of:=DEC2HEX(HEX2DEC([.N27])+1)" office:value-type="string" office:string-value="CFA1" calcext:value-type="string">
            <text:p>CFA1</text:p>
          </table:table-cell>
          <table:table-cell table:style-name="ce120" table:formula="of:=DEC2HEX(HEX2DEC([.O27])+1)" office:value-type="string" office:string-value="CFA2" calcext:value-type="string">
            <text:p>CFA2</text:p>
          </table:table-cell>
          <table:table-cell table:style-name="ce120" table:formula="of:=DEC2HEX(HEX2DEC([.P27])+1)" office:value-type="string" office:string-value="CFA3" calcext:value-type="string">
            <text:p>CFA3</text:p>
          </table:table-cell>
          <table:table-cell table:style-name="ce120" table:formula="of:=DEC2HEX(HEX2DEC([.Q27])+1)" office:value-type="string" office:string-value="CFA4" calcext:value-type="string">
            <text:p>CFA4</text:p>
          </table:table-cell>
          <table:table-cell table:style-name="ce120" table:formula="of:=DEC2HEX(HEX2DEC([.R27])+1)" office:value-type="string" office:string-value="CFA5" calcext:value-type="string">
            <text:p>CFA5</text:p>
          </table:table-cell>
          <table:table-cell table:style-name="ce120" table:formula="of:=DEC2HEX(HEX2DEC([.S27])+1)" office:value-type="string" office:string-value="CFA6" calcext:value-type="string">
            <text:p>CFA6</text:p>
          </table:table-cell>
          <table:table-cell table:style-name="ce120" table:formula="of:=DEC2HEX(HEX2DEC([.T27])+1)" office:value-type="string" office:string-value="CFA7" calcext:value-type="string">
            <text:p>CFA7</text:p>
          </table:table-cell>
          <table:table-cell table:style-name="ce120" table:formula="of:=DEC2HEX(HEX2DEC([.U27])+1)" office:value-type="string" office:string-value="CFA8" calcext:value-type="string">
            <text:p>CFA8</text:p>
          </table:table-cell>
          <table:table-cell table:style-name="ce120" table:formula="of:=DEC2HEX(HEX2DEC([.V27])+1)" office:value-type="string" office:string-value="CFA9" calcext:value-type="string">
            <text:p>CFA9</text:p>
          </table:table-cell>
          <table:table-cell table:style-name="ce120" table:formula="of:=DEC2HEX(HEX2DEC([.W27])+1)" office:value-type="string" office:string-value="CFAA" calcext:value-type="string">
            <text:p>CFAA</text:p>
          </table:table-cell>
          <table:table-cell table:style-name="ce120" table:formula="of:=DEC2HEX(HEX2DEC([.X27])+1)" office:value-type="string" office:string-value="CFAB" calcext:value-type="string">
            <text:p>CFAB</text:p>
          </table:table-cell>
          <table:table-cell table:style-name="ce120" table:formula="of:=DEC2HEX(HEX2DEC([.Y27])+1)" office:value-type="string" office:string-value="CFAC" calcext:value-type="string">
            <text:p>CFAC</text:p>
          </table:table-cell>
          <table:table-cell table:style-name="ce120" table:formula="of:=DEC2HEX(HEX2DEC([.Z27])+1)" office:value-type="string" office:string-value="CFAD" calcext:value-type="string">
            <text:p>CFAD</text:p>
          </table:table-cell>
          <table:table-cell table:style-name="ce120" table:formula="of:=DEC2HEX(HEX2DEC([.AA27])+1)" office:value-type="string" office:string-value="CFAE" calcext:value-type="string">
            <text:p>CFAE</text:p>
          </table:table-cell>
          <table:table-cell table:style-name="ce120" table:formula="of:=DEC2HEX(HEX2DEC([.AB27])+1)" office:value-type="string" office:string-value="CFAF" calcext:value-type="string">
            <text:p>CFAF</text:p>
          </table:table-cell>
          <table:table-cell table:style-name="ce120" table:formula="of:=DEC2HEX(HEX2DEC([.AC27])+1)" office:value-type="string" office:string-value="CFB0" calcext:value-type="string">
            <text:p>CFB0</text:p>
          </table:table-cell>
          <table:table-cell table:style-name="ce120" table:formula="of:=DEC2HEX(HEX2DEC([.AD27])+1)" office:value-type="string" office:string-value="CFB1" calcext:value-type="string">
            <text:p>CFB1</text:p>
          </table:table-cell>
          <table:table-cell table:style-name="ce120" table:formula="of:=DEC2HEX(HEX2DEC([.AE27])+1)" office:value-type="string" office:string-value="CFB2" calcext:value-type="string">
            <text:p>CFB2</text:p>
          </table:table-cell>
          <table:table-cell table:style-name="ce120" table:formula="of:=DEC2HEX(HEX2DEC([.AF27])+1)" office:value-type="string" office:string-value="CFB3" calcext:value-type="string">
            <text:p>CFB3</text:p>
          </table:table-cell>
          <table:table-cell table:style-name="ce120" table:formula="of:=DEC2HEX(HEX2DEC([.AG27])+1)" office:value-type="string" office:string-value="CFB4" calcext:value-type="string">
            <text:p>CFB4</text:p>
          </table:table-cell>
          <table:table-cell table:style-name="ce120" table:formula="of:=DEC2HEX(HEX2DEC([.AH27])+1)" office:value-type="string" office:string-value="CFB5" calcext:value-type="string">
            <text:p>CFB5</text:p>
          </table:table-cell>
          <table:table-cell table:style-name="ce120" table:formula="of:=DEC2HEX(HEX2DEC([.AI27])+1)" office:value-type="string" office:string-value="CFB6" calcext:value-type="string">
            <text:p>CFB6</text:p>
          </table:table-cell>
          <table:table-cell table:style-name="ce120" table:formula="of:=DEC2HEX(HEX2DEC([.AJ27])+1)" office:value-type="string" office:string-value="CFB7" calcext:value-type="string">
            <text:p>CFB7</text:p>
          </table:table-cell>
          <table:table-cell table:style-name="ce120" table:formula="of:=DEC2HEX(HEX2DEC([.AK27])+1)" office:value-type="string" office:string-value="CFB8" calcext:value-type="string">
            <text:p>CFB8</text:p>
          </table:table-cell>
          <table:table-cell table:style-name="ce120" table:formula="of:=DEC2HEX(HEX2DEC([.AL27])+1)" office:value-type="string" office:string-value="CFB9" calcext:value-type="string">
            <text:p>CFB9</text:p>
          </table:table-cell>
          <table:table-cell table:style-name="ce120" table:formula="of:=DEC2HEX(HEX2DEC([.AM27])+1)" office:value-type="string" office:string-value="CFBA" calcext:value-type="string">
            <text:p>CFBA</text:p>
          </table:table-cell>
          <table:table-cell table:style-name="ce120" table:formula="of:=DEC2HEX(HEX2DEC([.AN27])+1)" office:value-type="string" office:string-value="CFBB" calcext:value-type="string">
            <text:p>CFBB</text:p>
          </table:table-cell>
          <table:table-cell table:style-name="ce120" table:formula="of:=DEC2HEX(HEX2DEC([.AO27])+1)" office:value-type="string" office:string-value="CFBC" calcext:value-type="string">
            <text:p>CFBC</text:p>
          </table:table-cell>
          <table:table-cell table:style-name="ce120" table:formula="of:=DEC2HEX(HEX2DEC([.AP27])+1)" office:value-type="string" office:string-value="CFBD" calcext:value-type="string">
            <text:p>CFBD</text:p>
          </table:table-cell>
          <table:table-cell table:style-name="ce120" table:formula="of:=DEC2HEX(HEX2DEC([.AQ27])+1)" office:value-type="string" office:string-value="CFBE" calcext:value-type="string">
            <text:p>CFBE</text:p>
          </table:table-cell>
          <table:table-cell table:style-name="ce120" table:formula="of:=DEC2HEX(HEX2DEC([.AR27])+1)" office:value-type="string" office:string-value="CFBF" calcext:value-type="string">
            <text:p>CFB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7]+1" office:value-type="float" office:value="25" calcext:value-type="float">
            <text:p>25</text:p>
          </table:table-cell>
          <table:table-cell table:style-name="ce120" table:formula="of:=DEC2HEX(HEX2DEC([.AS27])+1)" office:value-type="string" office:string-value="CFC0" calcext:value-type="string">
            <text:p>CFC0</text:p>
          </table:table-cell>
          <table:table-cell table:style-name="ce120" table:formula="of:=DEC2HEX(HEX2DEC([.F28])+1)" office:value-type="string" office:string-value="CFC1" calcext:value-type="string">
            <text:p>CFC1</text:p>
          </table:table-cell>
          <table:table-cell table:style-name="ce120" table:formula="of:=DEC2HEX(HEX2DEC([.G28])+1)" office:value-type="string" office:string-value="CFC2" calcext:value-type="string">
            <text:p>CFC2</text:p>
          </table:table-cell>
          <table:table-cell table:style-name="ce120" table:formula="of:=DEC2HEX(HEX2DEC([.H28])+1)" office:value-type="string" office:string-value="CFC3" calcext:value-type="string">
            <text:p>CFC3</text:p>
          </table:table-cell>
          <table:table-cell table:style-name="ce120" table:formula="of:=DEC2HEX(HEX2DEC([.I28])+1)" office:value-type="string" office:string-value="CFC4" calcext:value-type="string">
            <text:p>CFC4</text:p>
          </table:table-cell>
          <table:table-cell table:style-name="ce120" table:formula="of:=DEC2HEX(HEX2DEC([.J28])+1)" office:value-type="string" office:string-value="CFC5" calcext:value-type="string">
            <text:p>CFC5</text:p>
          </table:table-cell>
          <table:table-cell table:style-name="ce120" table:formula="of:=DEC2HEX(HEX2DEC([.K28])+1)" office:value-type="string" office:string-value="CFC6" calcext:value-type="string">
            <text:p>CFC6</text:p>
          </table:table-cell>
          <table:table-cell table:style-name="ce120" table:formula="of:=DEC2HEX(HEX2DEC([.L28])+1)" office:value-type="string" office:string-value="CFC7" calcext:value-type="string">
            <text:p>CFC7</text:p>
          </table:table-cell>
          <table:table-cell table:style-name="ce120" table:formula="of:=DEC2HEX(HEX2DEC([.M28])+1)" office:value-type="string" office:string-value="CFC8" calcext:value-type="string">
            <text:p>CFC8</text:p>
          </table:table-cell>
          <table:table-cell table:style-name="ce120" table:formula="of:=DEC2HEX(HEX2DEC([.N28])+1)" office:value-type="string" office:string-value="CFC9" calcext:value-type="string">
            <text:p>CFC9</text:p>
          </table:table-cell>
          <table:table-cell table:style-name="ce120" table:formula="of:=DEC2HEX(HEX2DEC([.O28])+1)" office:value-type="string" office:string-value="CFCA" calcext:value-type="string">
            <text:p>CFCA</text:p>
          </table:table-cell>
          <table:table-cell table:style-name="ce120" table:formula="of:=DEC2HEX(HEX2DEC([.P28])+1)" office:value-type="string" office:string-value="CFCB" calcext:value-type="string">
            <text:p>CFCB</text:p>
          </table:table-cell>
          <table:table-cell table:style-name="ce120" table:formula="of:=DEC2HEX(HEX2DEC([.Q28])+1)" office:value-type="string" office:string-value="CFCC" calcext:value-type="string">
            <text:p>CFCC</text:p>
          </table:table-cell>
          <table:table-cell table:style-name="ce120" table:formula="of:=DEC2HEX(HEX2DEC([.R28])+1)" office:value-type="string" office:string-value="CFCD" calcext:value-type="string">
            <text:p>CFCD</text:p>
          </table:table-cell>
          <table:table-cell table:style-name="ce120" table:formula="of:=DEC2HEX(HEX2DEC([.S28])+1)" office:value-type="string" office:string-value="CFCE" calcext:value-type="string">
            <text:p>CFCE</text:p>
          </table:table-cell>
          <table:table-cell table:style-name="ce120" table:formula="of:=DEC2HEX(HEX2DEC([.T28])+1)" office:value-type="string" office:string-value="CFCF" calcext:value-type="string">
            <text:p>CFCF</text:p>
          </table:table-cell>
          <table:table-cell table:style-name="ce120" table:formula="of:=DEC2HEX(HEX2DEC([.U28])+1)" office:value-type="string" office:string-value="CFD0" calcext:value-type="string">
            <text:p>CFD0</text:p>
          </table:table-cell>
          <table:table-cell table:style-name="ce120" table:formula="of:=DEC2HEX(HEX2DEC([.V28])+1)" office:value-type="string" office:string-value="CFD1" calcext:value-type="string">
            <text:p>CFD1</text:p>
          </table:table-cell>
          <table:table-cell table:style-name="ce120" table:formula="of:=DEC2HEX(HEX2DEC([.W28])+1)" office:value-type="string" office:string-value="CFD2" calcext:value-type="string">
            <text:p>CFD2</text:p>
          </table:table-cell>
          <table:table-cell table:style-name="ce120" table:formula="of:=DEC2HEX(HEX2DEC([.X28])+1)" office:value-type="string" office:string-value="CFD3" calcext:value-type="string">
            <text:p>CFD3</text:p>
          </table:table-cell>
          <table:table-cell table:style-name="ce120" table:formula="of:=DEC2HEX(HEX2DEC([.Y28])+1)" office:value-type="string" office:string-value="CFD4" calcext:value-type="string">
            <text:p>CFD4</text:p>
          </table:table-cell>
          <table:table-cell table:style-name="ce120" table:formula="of:=DEC2HEX(HEX2DEC([.Z28])+1)" office:value-type="string" office:string-value="CFD5" calcext:value-type="string">
            <text:p>CFD5</text:p>
          </table:table-cell>
          <table:table-cell table:style-name="ce120" table:formula="of:=DEC2HEX(HEX2DEC([.AA28])+1)" office:value-type="string" office:string-value="CFD6" calcext:value-type="string">
            <text:p>CFD6</text:p>
          </table:table-cell>
          <table:table-cell table:style-name="ce120" table:formula="of:=DEC2HEX(HEX2DEC([.AB28])+1)" office:value-type="string" office:string-value="CFD7" calcext:value-type="string">
            <text:p>CFD7</text:p>
          </table:table-cell>
          <table:table-cell table:style-name="ce120" table:formula="of:=DEC2HEX(HEX2DEC([.AC28])+1)" office:value-type="string" office:string-value="CFD8" calcext:value-type="string">
            <text:p>CFD8</text:p>
          </table:table-cell>
          <table:table-cell table:style-name="ce120" table:formula="of:=DEC2HEX(HEX2DEC([.AD28])+1)" office:value-type="string" office:string-value="CFD9" calcext:value-type="string">
            <text:p>CFD9</text:p>
          </table:table-cell>
          <table:table-cell table:style-name="ce120" table:formula="of:=DEC2HEX(HEX2DEC([.AE28])+1)" office:value-type="string" office:string-value="CFDA" calcext:value-type="string">
            <text:p>CFDA</text:p>
          </table:table-cell>
          <table:table-cell table:style-name="ce120" table:formula="of:=DEC2HEX(HEX2DEC([.AF28])+1)" office:value-type="string" office:string-value="CFDB" calcext:value-type="string">
            <text:p>CFDB</text:p>
          </table:table-cell>
          <table:table-cell table:style-name="ce120" table:formula="of:=DEC2HEX(HEX2DEC([.AG28])+1)" office:value-type="string" office:string-value="CFDC" calcext:value-type="string">
            <text:p>CFDC</text:p>
          </table:table-cell>
          <table:table-cell table:style-name="ce120" table:formula="of:=DEC2HEX(HEX2DEC([.AH28])+1)" office:value-type="string" office:string-value="CFDD" calcext:value-type="string">
            <text:p>CFDD</text:p>
          </table:table-cell>
          <table:table-cell table:style-name="ce120" table:formula="of:=DEC2HEX(HEX2DEC([.AI28])+1)" office:value-type="string" office:string-value="CFDE" calcext:value-type="string">
            <text:p>CFDE</text:p>
          </table:table-cell>
          <table:table-cell table:style-name="ce120" table:formula="of:=DEC2HEX(HEX2DEC([.AJ28])+1)" office:value-type="string" office:string-value="CFDF" calcext:value-type="string">
            <text:p>CFDF</text:p>
          </table:table-cell>
          <table:table-cell table:style-name="ce120" table:formula="of:=DEC2HEX(HEX2DEC([.AK28])+1)" office:value-type="string" office:string-value="CFE0" calcext:value-type="string">
            <text:p>CFE0</text:p>
          </table:table-cell>
          <table:table-cell table:style-name="ce120" table:formula="of:=DEC2HEX(HEX2DEC([.AL28])+1)" office:value-type="string" office:string-value="CFE1" calcext:value-type="string">
            <text:p>CFE1</text:p>
          </table:table-cell>
          <table:table-cell table:style-name="ce120" table:formula="of:=DEC2HEX(HEX2DEC([.AM28])+1)" office:value-type="string" office:string-value="CFE2" calcext:value-type="string">
            <text:p>CFE2</text:p>
          </table:table-cell>
          <table:table-cell table:style-name="ce120" table:formula="of:=DEC2HEX(HEX2DEC([.AN28])+1)" office:value-type="string" office:string-value="CFE3" calcext:value-type="string">
            <text:p>CFE3</text:p>
          </table:table-cell>
          <table:table-cell table:style-name="ce120" table:formula="of:=DEC2HEX(HEX2DEC([.AO28])+1)" office:value-type="string" office:string-value="CFE4" calcext:value-type="string">
            <text:p>CFE4</text:p>
          </table:table-cell>
          <table:table-cell table:style-name="ce120" table:formula="of:=DEC2HEX(HEX2DEC([.AP28])+1)" office:value-type="string" office:string-value="CFE5" calcext:value-type="string">
            <text:p>CFE5</text:p>
          </table:table-cell>
          <table:table-cell table:style-name="ce120" table:formula="of:=DEC2HEX(HEX2DEC([.AQ28])+1)" office:value-type="string" office:string-value="CFE6" calcext:value-type="string">
            <text:p>CFE6</text:p>
          </table:table-cell>
          <table:table-cell table:style-name="ce120" table:formula="of:=DEC2HEX(HEX2DEC([.AR28])+1)" office:value-type="string" office:string-value="CFE7" calcext:value-type="string">
            <text:p>CFE7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1"/>
          <table:table-cell table:number-columns-repeated="3"/>
          <table:table-cell table:style-name="ce92" office:value-type="string" calcext:value-type="string" table:number-columns-spanned="40" table:number-rows-spanned="1">
            <text:p>Color RAM Addresses</text:p>
          </table:table-cell>
          <table:covered-table-cell table:number-columns-repeated="39" table:style-name="ce121"/>
          <table:table-cell table:number-columns-repeated="979"/>
        </table:table-row>
        <table:table-row table:style-name="ro1">
          <table:table-cell/>
          <table:table-cell table:style-name="ce111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19" table:formula="of:=[.F31]+1" office:value-type="float" office:value="2" calcext:value-type="float">
            <text:p>2</text:p>
          </table:table-cell>
          <table:table-cell table:style-name="ce119" table:formula="of:=[.G31]+1" office:value-type="float" office:value="3" calcext:value-type="float">
            <text:p>3</text:p>
          </table:table-cell>
          <table:table-cell table:style-name="ce119" table:formula="of:=[.H31]+1" office:value-type="float" office:value="4" calcext:value-type="float">
            <text:p>4</text:p>
          </table:table-cell>
          <table:table-cell table:style-name="ce119" table:formula="of:=[.I31]+1" office:value-type="float" office:value="5" calcext:value-type="float">
            <text:p>5</text:p>
          </table:table-cell>
          <table:table-cell table:style-name="ce119" table:formula="of:=[.J31]+1" office:value-type="float" office:value="6" calcext:value-type="float">
            <text:p>6</text:p>
          </table:table-cell>
          <table:table-cell table:style-name="ce119" table:formula="of:=[.K31]+1" office:value-type="float" office:value="7" calcext:value-type="float">
            <text:p>7</text:p>
          </table:table-cell>
          <table:table-cell table:style-name="ce119" table:formula="of:=[.L31]+1" office:value-type="float" office:value="8" calcext:value-type="float">
            <text:p>8</text:p>
          </table:table-cell>
          <table:table-cell table:style-name="ce119" table:formula="of:=[.M31]+1" office:value-type="float" office:value="9" calcext:value-type="float">
            <text:p>9</text:p>
          </table:table-cell>
          <table:table-cell table:style-name="ce119" table:formula="of:=[.N31]+1" office:value-type="float" office:value="10" calcext:value-type="float">
            <text:p>10</text:p>
          </table:table-cell>
          <table:table-cell table:style-name="ce119" table:formula="of:=[.O31]+1" office:value-type="float" office:value="11" calcext:value-type="float">
            <text:p>11</text:p>
          </table:table-cell>
          <table:table-cell table:style-name="ce119" table:formula="of:=[.P31]+1" office:value-type="float" office:value="12" calcext:value-type="float">
            <text:p>12</text:p>
          </table:table-cell>
          <table:table-cell table:style-name="ce119" table:formula="of:=[.Q31]+1" office:value-type="float" office:value="13" calcext:value-type="float">
            <text:p>13</text:p>
          </table:table-cell>
          <table:table-cell table:style-name="ce119" table:formula="of:=[.R31]+1" office:value-type="float" office:value="14" calcext:value-type="float">
            <text:p>14</text:p>
          </table:table-cell>
          <table:table-cell table:style-name="ce119" table:formula="of:=[.S31]+1" office:value-type="float" office:value="15" calcext:value-type="float">
            <text:p>15</text:p>
          </table:table-cell>
          <table:table-cell table:style-name="ce119" table:formula="of:=[.T31]+1" office:value-type="float" office:value="16" calcext:value-type="float">
            <text:p>16</text:p>
          </table:table-cell>
          <table:table-cell table:style-name="ce119" table:formula="of:=[.U31]+1" office:value-type="float" office:value="17" calcext:value-type="float">
            <text:p>17</text:p>
          </table:table-cell>
          <table:table-cell table:style-name="ce119" table:formula="of:=[.V31]+1" office:value-type="float" office:value="18" calcext:value-type="float">
            <text:p>18</text:p>
          </table:table-cell>
          <table:table-cell table:style-name="ce119" table:formula="of:=[.W31]+1" office:value-type="float" office:value="19" calcext:value-type="float">
            <text:p>19</text:p>
          </table:table-cell>
          <table:table-cell table:style-name="ce119" table:formula="of:=[.X31]+1" office:value-type="float" office:value="20" calcext:value-type="float">
            <text:p>20</text:p>
          </table:table-cell>
          <table:table-cell table:style-name="ce119" table:formula="of:=[.Y31]+1" office:value-type="float" office:value="21" calcext:value-type="float">
            <text:p>21</text:p>
          </table:table-cell>
          <table:table-cell table:style-name="ce119" table:formula="of:=[.Z31]+1" office:value-type="float" office:value="22" calcext:value-type="float">
            <text:p>22</text:p>
          </table:table-cell>
          <table:table-cell table:style-name="ce119" table:formula="of:=[.AA31]+1" office:value-type="float" office:value="23" calcext:value-type="float">
            <text:p>23</text:p>
          </table:table-cell>
          <table:table-cell table:style-name="ce119" table:formula="of:=[.AB31]+1" office:value-type="float" office:value="24" calcext:value-type="float">
            <text:p>24</text:p>
          </table:table-cell>
          <table:table-cell table:style-name="ce119" table:formula="of:=[.AC31]+1" office:value-type="float" office:value="25" calcext:value-type="float">
            <text:p>25</text:p>
          </table:table-cell>
          <table:table-cell table:style-name="ce119" table:formula="of:=[.AD31]+1" office:value-type="float" office:value="26" calcext:value-type="float">
            <text:p>26</text:p>
          </table:table-cell>
          <table:table-cell table:style-name="ce119" table:formula="of:=[.AE31]+1" office:value-type="float" office:value="27" calcext:value-type="float">
            <text:p>27</text:p>
          </table:table-cell>
          <table:table-cell table:style-name="ce119" table:formula="of:=[.AF31]+1" office:value-type="float" office:value="28" calcext:value-type="float">
            <text:p>28</text:p>
          </table:table-cell>
          <table:table-cell table:style-name="ce119" table:formula="of:=[.AG31]+1" office:value-type="float" office:value="29" calcext:value-type="float">
            <text:p>29</text:p>
          </table:table-cell>
          <table:table-cell table:style-name="ce119" table:formula="of:=[.AH31]+1" office:value-type="float" office:value="30" calcext:value-type="float">
            <text:p>30</text:p>
          </table:table-cell>
          <table:table-cell table:style-name="ce119" table:formula="of:=[.AI31]+1" office:value-type="float" office:value="31" calcext:value-type="float">
            <text:p>31</text:p>
          </table:table-cell>
          <table:table-cell table:style-name="ce119" table:formula="of:=[.AJ31]+1" office:value-type="float" office:value="32" calcext:value-type="float">
            <text:p>32</text:p>
          </table:table-cell>
          <table:table-cell table:style-name="ce119" table:formula="of:=[.AK31]+1" office:value-type="float" office:value="33" calcext:value-type="float">
            <text:p>33</text:p>
          </table:table-cell>
          <table:table-cell table:style-name="ce119" table:formula="of:=[.AL31]+1" office:value-type="float" office:value="34" calcext:value-type="float">
            <text:p>34</text:p>
          </table:table-cell>
          <table:table-cell table:style-name="ce119" table:formula="of:=[.AM31]+1" office:value-type="float" office:value="35" calcext:value-type="float">
            <text:p>35</text:p>
          </table:table-cell>
          <table:table-cell table:style-name="ce119" table:formula="of:=[.AN31]+1" office:value-type="float" office:value="36" calcext:value-type="float">
            <text:p>36</text:p>
          </table:table-cell>
          <table:table-cell table:style-name="ce119" table:formula="of:=[.AO31]+1" office:value-type="float" office:value="37" calcext:value-type="float">
            <text:p>37</text:p>
          </table:table-cell>
          <table:table-cell table:style-name="ce119" table:formula="of:=[.AP31]+1" office:value-type="float" office:value="38" calcext:value-type="float">
            <text:p>38</text:p>
          </table:table-cell>
          <table:table-cell table:style-name="ce119" table:formula="of:=[.AQ31]+1" office:value-type="float" office:value="39" calcext:value-type="float">
            <text:p>39</text:p>
          </table:table-cell>
          <table:table-cell table:style-name="ce119" table:formula="of:=[.AR31]+1" office:value-type="float" office:value="40" calcext:value-type="float">
            <text:p>40</text:p>
          </table:table-cell>
          <table:table-cell table:number-columns-repeated="979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Starting Address</text:p>
          </table:table-cell>
          <table:covered-table-cell/>
          <table:table-cell/>
          <table:table-cell table:style-name="ce119" office:value-type="float" office:value="1" calcext:value-type="float">
            <text:p>1</text:p>
          </table:table-cell>
          <table:table-cell table:style-name="ce64" table:formula="of:=DEC2HEX([.B33])" office:value-type="string" office:string-value="D800" calcext:value-type="string">
            <text:p>D800</text:p>
          </table:table-cell>
          <table:table-cell table:style-name="ce64" table:formula="of:=DEC2HEX(HEX2DEC([.F32])+1)" office:value-type="string" office:string-value="D801" calcext:value-type="string">
            <text:p>D801</text:p>
          </table:table-cell>
          <table:table-cell table:style-name="ce64" table:formula="of:=DEC2HEX(HEX2DEC([.G32])+1)" office:value-type="string" office:string-value="D802" calcext:value-type="string">
            <text:p>D802</text:p>
          </table:table-cell>
          <table:table-cell table:style-name="ce64" table:formula="of:=DEC2HEX(HEX2DEC([.H32])+1)" office:value-type="string" office:string-value="D803" calcext:value-type="string">
            <text:p>D803</text:p>
          </table:table-cell>
          <table:table-cell table:style-name="ce64" table:formula="of:=DEC2HEX(HEX2DEC([.I32])+1)" office:value-type="string" office:string-value="D804" calcext:value-type="string">
            <text:p>D804</text:p>
          </table:table-cell>
          <table:table-cell table:style-name="ce64" table:formula="of:=DEC2HEX(HEX2DEC([.J32])+1)" office:value-type="string" office:string-value="D805" calcext:value-type="string">
            <text:p>D805</text:p>
          </table:table-cell>
          <table:table-cell table:style-name="ce64" table:formula="of:=DEC2HEX(HEX2DEC([.K32])+1)" office:value-type="string" office:string-value="D806" calcext:value-type="string">
            <text:p>D806</text:p>
          </table:table-cell>
          <table:table-cell table:style-name="ce64" table:formula="of:=DEC2HEX(HEX2DEC([.L32])+1)" office:value-type="string" office:string-value="D807" calcext:value-type="string">
            <text:p>D807</text:p>
          </table:table-cell>
          <table:table-cell table:style-name="ce64" table:formula="of:=DEC2HEX(HEX2DEC([.M32])+1)" office:value-type="string" office:string-value="D808" calcext:value-type="string">
            <text:p>D808</text:p>
          </table:table-cell>
          <table:table-cell table:style-name="ce64" table:formula="of:=DEC2HEX(HEX2DEC([.N32])+1)" office:value-type="string" office:string-value="D809" calcext:value-type="string">
            <text:p>D809</text:p>
          </table:table-cell>
          <table:table-cell table:style-name="ce64" table:formula="of:=DEC2HEX(HEX2DEC([.O32])+1)" office:value-type="string" office:string-value="D80A" calcext:value-type="string">
            <text:p>D80A</text:p>
          </table:table-cell>
          <table:table-cell table:style-name="ce64" table:formula="of:=DEC2HEX(HEX2DEC([.P32])+1)" office:value-type="string" office:string-value="D80B" calcext:value-type="string">
            <text:p>D80B</text:p>
          </table:table-cell>
          <table:table-cell table:style-name="ce64" table:formula="of:=DEC2HEX(HEX2DEC([.Q32])+1)" office:value-type="string" office:string-value="D80C" calcext:value-type="string">
            <text:p>D80C</text:p>
          </table:table-cell>
          <table:table-cell table:style-name="ce64" table:formula="of:=DEC2HEX(HEX2DEC([.R32])+1)" office:value-type="string" office:string-value="D80D" calcext:value-type="string">
            <text:p>D80D</text:p>
          </table:table-cell>
          <table:table-cell table:style-name="ce64" table:formula="of:=DEC2HEX(HEX2DEC([.S32])+1)" office:value-type="string" office:string-value="D80E" calcext:value-type="string">
            <text:p>D80E</text:p>
          </table:table-cell>
          <table:table-cell table:style-name="ce64" table:formula="of:=DEC2HEX(HEX2DEC([.T32])+1)" office:value-type="string" office:string-value="D80F" calcext:value-type="string">
            <text:p>D80F</text:p>
          </table:table-cell>
          <table:table-cell table:style-name="ce64" table:formula="of:=DEC2HEX(HEX2DEC([.U32])+1)" office:value-type="string" office:string-value="D810" calcext:value-type="string">
            <text:p>D810</text:p>
          </table:table-cell>
          <table:table-cell table:style-name="ce64" table:formula="of:=DEC2HEX(HEX2DEC([.V32])+1)" office:value-type="string" office:string-value="D811" calcext:value-type="string">
            <text:p>D811</text:p>
          </table:table-cell>
          <table:table-cell table:style-name="ce64" table:formula="of:=DEC2HEX(HEX2DEC([.W32])+1)" office:value-type="string" office:string-value="D812" calcext:value-type="string">
            <text:p>D812</text:p>
          </table:table-cell>
          <table:table-cell table:style-name="ce64" table:formula="of:=DEC2HEX(HEX2DEC([.X32])+1)" office:value-type="string" office:string-value="D813" calcext:value-type="string">
            <text:p>D813</text:p>
          </table:table-cell>
          <table:table-cell table:style-name="ce64" table:formula="of:=DEC2HEX(HEX2DEC([.Y32])+1)" office:value-type="string" office:string-value="D814" calcext:value-type="string">
            <text:p>D814</text:p>
          </table:table-cell>
          <table:table-cell table:style-name="ce64" table:formula="of:=DEC2HEX(HEX2DEC([.Z32])+1)" office:value-type="string" office:string-value="D815" calcext:value-type="string">
            <text:p>D815</text:p>
          </table:table-cell>
          <table:table-cell table:style-name="ce124" table:formula="of:=DEC2HEX(HEX2DEC([.AA32])+1)" office:value-type="string" office:string-value="D816" calcext:value-type="string">
            <text:p>D816</text:p>
          </table:table-cell>
          <table:table-cell table:style-name="ce125" table:formula="of:=DEC2HEX(HEX2DEC([.AB32])+1)" office:value-type="string" office:string-value="D817" calcext:value-type="string">
            <text:p>D817</text:p>
          </table:table-cell>
          <table:table-cell table:style-name="ce125" table:formula="of:=DEC2HEX(HEX2DEC([.AC32])+1)" office:value-type="string" office:string-value="D818" calcext:value-type="string">
            <text:p>D818</text:p>
          </table:table-cell>
          <table:table-cell table:style-name="ce125" table:formula="of:=DEC2HEX(HEX2DEC([.AD32])+1)" office:value-type="string" office:string-value="D819" calcext:value-type="string">
            <text:p>D819</text:p>
          </table:table-cell>
          <table:table-cell table:style-name="ce125" table:formula="of:=DEC2HEX(HEX2DEC([.AE32])+1)" office:value-type="string" office:string-value="D81A" calcext:value-type="string">
            <text:p>D81A</text:p>
          </table:table-cell>
          <table:table-cell table:style-name="ce125" table:formula="of:=DEC2HEX(HEX2DEC([.AF32])+1)" office:value-type="string" office:string-value="D81B" calcext:value-type="string">
            <text:p>D81B</text:p>
          </table:table-cell>
          <table:table-cell table:style-name="ce125" table:formula="of:=DEC2HEX(HEX2DEC([.AG32])+1)" office:value-type="string" office:string-value="D81C" calcext:value-type="string">
            <text:p>D81C</text:p>
          </table:table-cell>
          <table:table-cell table:style-name="ce125" table:formula="of:=DEC2HEX(HEX2DEC([.AH32])+1)" office:value-type="string" office:string-value="D81D" calcext:value-type="string">
            <text:p>D81D</text:p>
          </table:table-cell>
          <table:table-cell table:style-name="ce125" table:formula="of:=DEC2HEX(HEX2DEC([.AI32])+1)" office:value-type="string" office:string-value="D81E" calcext:value-type="string">
            <text:p>D81E</text:p>
          </table:table-cell>
          <table:table-cell table:style-name="ce125" table:formula="of:=DEC2HEX(HEX2DEC([.AJ32])+1)" office:value-type="string" office:string-value="D81F" calcext:value-type="string">
            <text:p>D81F</text:p>
          </table:table-cell>
          <table:table-cell table:style-name="ce125" table:formula="of:=DEC2HEX(HEX2DEC([.AK32])+1)" office:value-type="string" office:string-value="D820" calcext:value-type="string">
            <text:p>D820</text:p>
          </table:table-cell>
          <table:table-cell table:style-name="ce125" table:formula="of:=DEC2HEX(HEX2DEC([.AL32])+1)" office:value-type="string" office:string-value="D821" calcext:value-type="string">
            <text:p>D821</text:p>
          </table:table-cell>
          <table:table-cell table:style-name="ce125" table:formula="of:=DEC2HEX(HEX2DEC([.AM32])+1)" office:value-type="string" office:string-value="D822" calcext:value-type="string">
            <text:p>D822</text:p>
          </table:table-cell>
          <table:table-cell table:style-name="ce125" table:formula="of:=DEC2HEX(HEX2DEC([.AN32])+1)" office:value-type="string" office:string-value="D823" calcext:value-type="string">
            <text:p>D823</text:p>
          </table:table-cell>
          <table:table-cell table:style-name="ce125" table:formula="of:=DEC2HEX(HEX2DEC([.AO32])+1)" office:value-type="string" office:string-value="D824" calcext:value-type="string">
            <text:p>D824</text:p>
          </table:table-cell>
          <table:table-cell table:style-name="ce125" table:formula="of:=DEC2HEX(HEX2DEC([.AP32])+1)" office:value-type="string" office:string-value="D825" calcext:value-type="string">
            <text:p>D825</text:p>
          </table:table-cell>
          <table:table-cell table:style-name="ce125" table:formula="of:=DEC2HEX(HEX2DEC([.AQ32])+1)" office:value-type="string" office:string-value="D826" calcext:value-type="string">
            <text:p>D826</text:p>
          </table:table-cell>
          <table:table-cell table:style-name="ce125" table:formula="of:=DEC2HEX(HEX2DEC([.AR32])+1)" office:value-type="string" office:string-value="D827" calcext:value-type="string">
            <text:p>D827</text:p>
          </table:table-cell>
          <table:table-cell table:number-columns-repeated="979"/>
        </table:table-row>
        <table:table-row table:style-name="ro1">
          <table:table-cell/>
          <table:table-cell table:style-name="ce110" office:value-type="float" office:value="55296" calcext:value-type="float" table:number-columns-spanned="2" table:number-rows-spanned="1">
            <text:p>55296</text:p>
          </table:table-cell>
          <table:covered-table-cell/>
          <table:table-cell/>
          <table:table-cell table:style-name="ce119" table:formula="of:=[.E32]+1" office:value-type="float" office:value="2" calcext:value-type="float">
            <text:p>2</text:p>
          </table:table-cell>
          <table:table-cell table:style-name="ce64" table:formula="of:=DEC2HEX(HEX2DEC([.AS32])+1)" office:value-type="string" office:string-value="D828" calcext:value-type="string">
            <text:p>D828</text:p>
          </table:table-cell>
          <table:table-cell table:style-name="ce64" table:formula="of:=DEC2HEX(HEX2DEC([.F33])+1)" office:value-type="string" office:string-value="D829" calcext:value-type="string">
            <text:p>D829</text:p>
          </table:table-cell>
          <table:table-cell table:style-name="ce64" table:formula="of:=DEC2HEX(HEX2DEC([.G33])+1)" office:value-type="string" office:string-value="D82A" calcext:value-type="string">
            <text:p>D82A</text:p>
          </table:table-cell>
          <table:table-cell table:style-name="ce64" table:formula="of:=DEC2HEX(HEX2DEC([.H33])+1)" office:value-type="string" office:string-value="D82B" calcext:value-type="string">
            <text:p>D82B</text:p>
          </table:table-cell>
          <table:table-cell table:style-name="ce64" table:formula="of:=DEC2HEX(HEX2DEC([.I33])+1)" office:value-type="string" office:string-value="D82C" calcext:value-type="string">
            <text:p>D82C</text:p>
          </table:table-cell>
          <table:table-cell table:style-name="ce64" table:formula="of:=DEC2HEX(HEX2DEC([.J33])+1)" office:value-type="string" office:string-value="D82D" calcext:value-type="string">
            <text:p>D82D</text:p>
          </table:table-cell>
          <table:table-cell table:style-name="ce64" table:formula="of:=DEC2HEX(HEX2DEC([.K33])+1)" office:value-type="string" office:string-value="D82E" calcext:value-type="string">
            <text:p>D82E</text:p>
          </table:table-cell>
          <table:table-cell table:style-name="ce64" table:formula="of:=DEC2HEX(HEX2DEC([.L33])+1)" office:value-type="string" office:string-value="D82F" calcext:value-type="string">
            <text:p>D82F</text:p>
          </table:table-cell>
          <table:table-cell table:style-name="ce64" table:formula="of:=DEC2HEX(HEX2DEC([.M33])+1)" office:value-type="string" office:string-value="D830" calcext:value-type="string">
            <text:p>D830</text:p>
          </table:table-cell>
          <table:table-cell table:style-name="ce64" table:formula="of:=DEC2HEX(HEX2DEC([.N33])+1)" office:value-type="string" office:string-value="D831" calcext:value-type="string">
            <text:p>D831</text:p>
          </table:table-cell>
          <table:table-cell table:style-name="ce64" table:formula="of:=DEC2HEX(HEX2DEC([.O33])+1)" office:value-type="string" office:string-value="D832" calcext:value-type="string">
            <text:p>D832</text:p>
          </table:table-cell>
          <table:table-cell table:style-name="ce64" table:formula="of:=DEC2HEX(HEX2DEC([.P33])+1)" office:value-type="string" office:string-value="D833" calcext:value-type="string">
            <text:p>D833</text:p>
          </table:table-cell>
          <table:table-cell table:style-name="ce64" table:formula="of:=DEC2HEX(HEX2DEC([.Q33])+1)" office:value-type="string" office:string-value="D834" calcext:value-type="string">
            <text:p>D834</text:p>
          </table:table-cell>
          <table:table-cell table:style-name="ce64" table:formula="of:=DEC2HEX(HEX2DEC([.R33])+1)" office:value-type="string" office:string-value="D835" calcext:value-type="string">
            <text:p>D835</text:p>
          </table:table-cell>
          <table:table-cell table:style-name="ce64" table:formula="of:=DEC2HEX(HEX2DEC([.S33])+1)" office:value-type="string" office:string-value="D836" calcext:value-type="string">
            <text:p>D836</text:p>
          </table:table-cell>
          <table:table-cell table:style-name="ce64" table:formula="of:=DEC2HEX(HEX2DEC([.T33])+1)" office:value-type="string" office:string-value="D837" calcext:value-type="string">
            <text:p>D837</text:p>
          </table:table-cell>
          <table:table-cell table:style-name="ce64" table:formula="of:=DEC2HEX(HEX2DEC([.U33])+1)" office:value-type="string" office:string-value="D838" calcext:value-type="string">
            <text:p>D838</text:p>
          </table:table-cell>
          <table:table-cell table:style-name="ce64" table:formula="of:=DEC2HEX(HEX2DEC([.V33])+1)" office:value-type="string" office:string-value="D839" calcext:value-type="string">
            <text:p>D839</text:p>
          </table:table-cell>
          <table:table-cell table:style-name="ce64" table:formula="of:=DEC2HEX(HEX2DEC([.W33])+1)" office:value-type="string" office:string-value="D83A" calcext:value-type="string">
            <text:p>D83A</text:p>
          </table:table-cell>
          <table:table-cell table:style-name="ce64" table:formula="of:=DEC2HEX(HEX2DEC([.X33])+1)" office:value-type="string" office:string-value="D83B" calcext:value-type="string">
            <text:p>D83B</text:p>
          </table:table-cell>
          <table:table-cell table:style-name="ce64" table:formula="of:=DEC2HEX(HEX2DEC([.Y33])+1)" office:value-type="string" office:string-value="D83C" calcext:value-type="string">
            <text:p>D83C</text:p>
          </table:table-cell>
          <table:table-cell table:style-name="ce64" table:formula="of:=DEC2HEX(HEX2DEC([.Z33])+1)" office:value-type="string" office:string-value="D83D" calcext:value-type="string">
            <text:p>D83D</text:p>
          </table:table-cell>
          <table:table-cell table:style-name="ce124" table:formula="of:=DEC2HEX(HEX2DEC([.AA33])+1)" office:value-type="string" office:string-value="D83E" calcext:value-type="string">
            <text:p>D83E</text:p>
          </table:table-cell>
          <table:table-cell table:style-name="ce125" table:formula="of:=DEC2HEX(HEX2DEC([.AB33])+1)" office:value-type="string" office:string-value="D83F" calcext:value-type="string">
            <text:p>D83F</text:p>
          </table:table-cell>
          <table:table-cell table:style-name="ce125" table:formula="of:=DEC2HEX(HEX2DEC([.AC33])+1)" office:value-type="string" office:string-value="D840" calcext:value-type="string">
            <text:p>D840</text:p>
          </table:table-cell>
          <table:table-cell table:style-name="ce125" table:formula="of:=DEC2HEX(HEX2DEC([.AD33])+1)" office:value-type="string" office:string-value="D841" calcext:value-type="string">
            <text:p>D841</text:p>
          </table:table-cell>
          <table:table-cell table:style-name="ce125" table:formula="of:=DEC2HEX(HEX2DEC([.AE33])+1)" office:value-type="string" office:string-value="D842" calcext:value-type="string">
            <text:p>D842</text:p>
          </table:table-cell>
          <table:table-cell table:style-name="ce125" table:formula="of:=DEC2HEX(HEX2DEC([.AF33])+1)" office:value-type="string" office:string-value="D843" calcext:value-type="string">
            <text:p>D843</text:p>
          </table:table-cell>
          <table:table-cell table:style-name="ce125" table:formula="of:=DEC2HEX(HEX2DEC([.AG33])+1)" office:value-type="string" office:string-value="D844" calcext:value-type="string">
            <text:p>D844</text:p>
          </table:table-cell>
          <table:table-cell table:style-name="ce125" table:formula="of:=DEC2HEX(HEX2DEC([.AH33])+1)" office:value-type="string" office:string-value="D845" calcext:value-type="string">
            <text:p>D845</text:p>
          </table:table-cell>
          <table:table-cell table:style-name="ce125" table:formula="of:=DEC2HEX(HEX2DEC([.AI33])+1)" office:value-type="string" office:string-value="D846" calcext:value-type="string">
            <text:p>D846</text:p>
          </table:table-cell>
          <table:table-cell table:style-name="ce125" table:formula="of:=DEC2HEX(HEX2DEC([.AJ33])+1)" office:value-type="string" office:string-value="D847" calcext:value-type="string">
            <text:p>D847</text:p>
          </table:table-cell>
          <table:table-cell table:style-name="ce125" table:formula="of:=DEC2HEX(HEX2DEC([.AK33])+1)" office:value-type="string" office:string-value="D848" calcext:value-type="string">
            <text:p>D848</text:p>
          </table:table-cell>
          <table:table-cell table:style-name="ce125" table:formula="of:=DEC2HEX(HEX2DEC([.AL33])+1)" office:value-type="string" office:string-value="D849" calcext:value-type="string">
            <text:p>D849</text:p>
          </table:table-cell>
          <table:table-cell table:style-name="ce125" table:formula="of:=DEC2HEX(HEX2DEC([.AM33])+1)" office:value-type="string" office:string-value="D84A" calcext:value-type="string">
            <text:p>D84A</text:p>
          </table:table-cell>
          <table:table-cell table:style-name="ce125" table:formula="of:=DEC2HEX(HEX2DEC([.AN33])+1)" office:value-type="string" office:string-value="D84B" calcext:value-type="string">
            <text:p>D84B</text:p>
          </table:table-cell>
          <table:table-cell table:style-name="ce125" table:formula="of:=DEC2HEX(HEX2DEC([.AO33])+1)" office:value-type="string" office:string-value="D84C" calcext:value-type="string">
            <text:p>D84C</text:p>
          </table:table-cell>
          <table:table-cell table:style-name="ce125" table:formula="of:=DEC2HEX(HEX2DEC([.AP33])+1)" office:value-type="string" office:string-value="D84D" calcext:value-type="string">
            <text:p>D84D</text:p>
          </table:table-cell>
          <table:table-cell table:style-name="ce125" table:formula="of:=DEC2HEX(HEX2DEC([.AQ33])+1)" office:value-type="string" office:string-value="D84E" calcext:value-type="string">
            <text:p>D84E</text:p>
          </table:table-cell>
          <table:table-cell table:style-name="ce125" table:formula="of:=DEC2HEX(HEX2DEC([.AR33])+1)" office:value-type="string" office:string-value="D84F" calcext:value-type="string">
            <text:p>D84F</text:p>
          </table:table-cell>
          <table:table-cell table:number-columns-repeated="979"/>
        </table:table-row>
        <table:table-row table:style-name="ro1">
          <table:table-cell/>
          <table:table-cell table:style-name="ce111"/>
          <table:table-cell table:number-columns-repeated="2"/>
          <table:table-cell table:style-name="ce119" table:formula="of:=[.E33]+1" office:value-type="float" office:value="3" calcext:value-type="float">
            <text:p>3</text:p>
          </table:table-cell>
          <table:table-cell table:style-name="ce64" table:formula="of:=DEC2HEX(HEX2DEC([.AS33])+1)" office:value-type="string" office:string-value="D850" calcext:value-type="string">
            <text:p>D850</text:p>
          </table:table-cell>
          <table:table-cell table:style-name="ce64" table:formula="of:=DEC2HEX(HEX2DEC([.F34])+1)" office:value-type="string" office:string-value="D851" calcext:value-type="string">
            <text:p>D851</text:p>
          </table:table-cell>
          <table:table-cell table:style-name="ce64" table:formula="of:=DEC2HEX(HEX2DEC([.G34])+1)" office:value-type="string" office:string-value="D852" calcext:value-type="string">
            <text:p>D852</text:p>
          </table:table-cell>
          <table:table-cell table:style-name="ce64" table:formula="of:=DEC2HEX(HEX2DEC([.H34])+1)" office:value-type="string" office:string-value="D853" calcext:value-type="string">
            <text:p>D853</text:p>
          </table:table-cell>
          <table:table-cell table:style-name="ce64" table:formula="of:=DEC2HEX(HEX2DEC([.I34])+1)" office:value-type="string" office:string-value="D854" calcext:value-type="string">
            <text:p>D854</text:p>
          </table:table-cell>
          <table:table-cell table:style-name="ce64" table:formula="of:=DEC2HEX(HEX2DEC([.J34])+1)" office:value-type="string" office:string-value="D855" calcext:value-type="string">
            <text:p>D855</text:p>
          </table:table-cell>
          <table:table-cell table:style-name="ce64" table:formula="of:=DEC2HEX(HEX2DEC([.K34])+1)" office:value-type="string" office:string-value="D856" calcext:value-type="string">
            <text:p>D856</text:p>
          </table:table-cell>
          <table:table-cell table:style-name="ce64" table:formula="of:=DEC2HEX(HEX2DEC([.L34])+1)" office:value-type="string" office:string-value="D857" calcext:value-type="string">
            <text:p>D857</text:p>
          </table:table-cell>
          <table:table-cell table:style-name="ce64" table:formula="of:=DEC2HEX(HEX2DEC([.M34])+1)" office:value-type="string" office:string-value="D858" calcext:value-type="string">
            <text:p>D858</text:p>
          </table:table-cell>
          <table:table-cell table:style-name="ce64" table:formula="of:=DEC2HEX(HEX2DEC([.N34])+1)" office:value-type="string" office:string-value="D859" calcext:value-type="string">
            <text:p>D859</text:p>
          </table:table-cell>
          <table:table-cell table:style-name="ce64" table:formula="of:=DEC2HEX(HEX2DEC([.O34])+1)" office:value-type="string" office:string-value="D85A" calcext:value-type="string">
            <text:p>D85A</text:p>
          </table:table-cell>
          <table:table-cell table:style-name="ce64" table:formula="of:=DEC2HEX(HEX2DEC([.P34])+1)" office:value-type="string" office:string-value="D85B" calcext:value-type="string">
            <text:p>D85B</text:p>
          </table:table-cell>
          <table:table-cell table:style-name="ce64" table:formula="of:=DEC2HEX(HEX2DEC([.Q34])+1)" office:value-type="string" office:string-value="D85C" calcext:value-type="string">
            <text:p>D85C</text:p>
          </table:table-cell>
          <table:table-cell table:style-name="ce64" table:formula="of:=DEC2HEX(HEX2DEC([.R34])+1)" office:value-type="string" office:string-value="D85D" calcext:value-type="string">
            <text:p>D85D</text:p>
          </table:table-cell>
          <table:table-cell table:style-name="ce64" table:formula="of:=DEC2HEX(HEX2DEC([.S34])+1)" office:value-type="string" office:string-value="D85E" calcext:value-type="string">
            <text:p>D85E</text:p>
          </table:table-cell>
          <table:table-cell table:style-name="ce64" table:formula="of:=DEC2HEX(HEX2DEC([.T34])+1)" office:value-type="string" office:string-value="D85F" calcext:value-type="string">
            <text:p>D85F</text:p>
          </table:table-cell>
          <table:table-cell table:style-name="ce64" table:formula="of:=DEC2HEX(HEX2DEC([.U34])+1)" office:value-type="string" office:string-value="D860" calcext:value-type="string">
            <text:p>D860</text:p>
          </table:table-cell>
          <table:table-cell table:style-name="ce64" table:formula="of:=DEC2HEX(HEX2DEC([.V34])+1)" office:value-type="string" office:string-value="D861" calcext:value-type="string">
            <text:p>D861</text:p>
          </table:table-cell>
          <table:table-cell table:style-name="ce64" table:formula="of:=DEC2HEX(HEX2DEC([.W34])+1)" office:value-type="string" office:string-value="D862" calcext:value-type="string">
            <text:p>D862</text:p>
          </table:table-cell>
          <table:table-cell table:style-name="ce64" table:formula="of:=DEC2HEX(HEX2DEC([.X34])+1)" office:value-type="string" office:string-value="D863" calcext:value-type="string">
            <text:p>D863</text:p>
          </table:table-cell>
          <table:table-cell table:style-name="ce64" table:formula="of:=DEC2HEX(HEX2DEC([.Y34])+1)" office:value-type="string" office:string-value="D864" calcext:value-type="string">
            <text:p>D864</text:p>
          </table:table-cell>
          <table:table-cell table:style-name="ce64" table:formula="of:=DEC2HEX(HEX2DEC([.Z34])+1)" office:value-type="string" office:string-value="D865" calcext:value-type="string">
            <text:p>D865</text:p>
          </table:table-cell>
          <table:table-cell table:style-name="ce124" table:formula="of:=DEC2HEX(HEX2DEC([.AA34])+1)" office:value-type="string" office:string-value="D866" calcext:value-type="string">
            <text:p>D866</text:p>
          </table:table-cell>
          <table:table-cell table:style-name="ce125" table:formula="of:=DEC2HEX(HEX2DEC([.AB34])+1)" office:value-type="string" office:string-value="D867" calcext:value-type="string">
            <text:p>D867</text:p>
          </table:table-cell>
          <table:table-cell table:style-name="ce125" table:formula="of:=DEC2HEX(HEX2DEC([.AC34])+1)" office:value-type="string" office:string-value="D868" calcext:value-type="string">
            <text:p>D868</text:p>
          </table:table-cell>
          <table:table-cell table:style-name="ce125" table:formula="of:=DEC2HEX(HEX2DEC([.AD34])+1)" office:value-type="string" office:string-value="D869" calcext:value-type="string">
            <text:p>D869</text:p>
          </table:table-cell>
          <table:table-cell table:style-name="ce125" table:formula="of:=DEC2HEX(HEX2DEC([.AE34])+1)" office:value-type="string" office:string-value="D86A" calcext:value-type="string">
            <text:p>D86A</text:p>
          </table:table-cell>
          <table:table-cell table:style-name="ce125" table:formula="of:=DEC2HEX(HEX2DEC([.AF34])+1)" office:value-type="string" office:string-value="D86B" calcext:value-type="string">
            <text:p>D86B</text:p>
          </table:table-cell>
          <table:table-cell table:style-name="ce125" table:formula="of:=DEC2HEX(HEX2DEC([.AG34])+1)" office:value-type="string" office:string-value="D86C" calcext:value-type="string">
            <text:p>D86C</text:p>
          </table:table-cell>
          <table:table-cell table:style-name="ce125" table:formula="of:=DEC2HEX(HEX2DEC([.AH34])+1)" office:value-type="string" office:string-value="D86D" calcext:value-type="string">
            <text:p>D86D</text:p>
          </table:table-cell>
          <table:table-cell table:style-name="ce125" table:formula="of:=DEC2HEX(HEX2DEC([.AI34])+1)" office:value-type="string" office:string-value="D86E" calcext:value-type="string">
            <text:p>D86E</text:p>
          </table:table-cell>
          <table:table-cell table:style-name="ce125" table:formula="of:=DEC2HEX(HEX2DEC([.AJ34])+1)" office:value-type="string" office:string-value="D86F" calcext:value-type="string">
            <text:p>D86F</text:p>
          </table:table-cell>
          <table:table-cell table:style-name="ce125" table:formula="of:=DEC2HEX(HEX2DEC([.AK34])+1)" office:value-type="string" office:string-value="D870" calcext:value-type="string">
            <text:p>D870</text:p>
          </table:table-cell>
          <table:table-cell table:style-name="ce125" table:formula="of:=DEC2HEX(HEX2DEC([.AL34])+1)" office:value-type="string" office:string-value="D871" calcext:value-type="string">
            <text:p>D871</text:p>
          </table:table-cell>
          <table:table-cell table:style-name="ce125" table:formula="of:=DEC2HEX(HEX2DEC([.AM34])+1)" office:value-type="string" office:string-value="D872" calcext:value-type="string">
            <text:p>D872</text:p>
          </table:table-cell>
          <table:table-cell table:style-name="ce125" table:formula="of:=DEC2HEX(HEX2DEC([.AN34])+1)" office:value-type="string" office:string-value="D873" calcext:value-type="string">
            <text:p>D873</text:p>
          </table:table-cell>
          <table:table-cell table:style-name="ce125" table:formula="of:=DEC2HEX(HEX2DEC([.AO34])+1)" office:value-type="string" office:string-value="D874" calcext:value-type="string">
            <text:p>D874</text:p>
          </table:table-cell>
          <table:table-cell table:style-name="ce125" table:formula="of:=DEC2HEX(HEX2DEC([.AP34])+1)" office:value-type="string" office:string-value="D875" calcext:value-type="string">
            <text:p>D875</text:p>
          </table:table-cell>
          <table:table-cell table:style-name="ce125" table:formula="of:=DEC2HEX(HEX2DEC([.AQ34])+1)" office:value-type="string" office:string-value="D876" calcext:value-type="string">
            <text:p>D876</text:p>
          </table:table-cell>
          <table:table-cell table:style-name="ce125" table:formula="of:=DEC2HEX(HEX2DEC([.AR34])+1)" office:value-type="string" office:string-value="D877" calcext:value-type="string">
            <text:p>D877</text:p>
          </table:table-cell>
          <table:table-cell table:number-columns-repeated="979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119" table:formula="of:=[.E34]+1" office:value-type="float" office:value="4" calcext:value-type="float">
            <text:p>4</text:p>
          </table:table-cell>
          <table:table-cell table:style-name="ce64" table:formula="of:=DEC2HEX(HEX2DEC([.AS34])+1)" office:value-type="string" office:string-value="D878" calcext:value-type="string">
            <text:p>D878</text:p>
          </table:table-cell>
          <table:table-cell table:style-name="ce64" table:formula="of:=DEC2HEX(HEX2DEC([.F35])+1)" office:value-type="string" office:string-value="D879" calcext:value-type="string">
            <text:p>D879</text:p>
          </table:table-cell>
          <table:table-cell table:style-name="ce64" table:formula="of:=DEC2HEX(HEX2DEC([.G35])+1)" office:value-type="string" office:string-value="D87A" calcext:value-type="string">
            <text:p>D87A</text:p>
          </table:table-cell>
          <table:table-cell table:style-name="ce64" table:formula="of:=DEC2HEX(HEX2DEC([.H35])+1)" office:value-type="string" office:string-value="D87B" calcext:value-type="string">
            <text:p>D87B</text:p>
          </table:table-cell>
          <table:table-cell table:style-name="ce64" table:formula="of:=DEC2HEX(HEX2DEC([.I35])+1)" office:value-type="string" office:string-value="D87C" calcext:value-type="string">
            <text:p>D87C</text:p>
          </table:table-cell>
          <table:table-cell table:style-name="ce64" table:formula="of:=DEC2HEX(HEX2DEC([.J35])+1)" office:value-type="string" office:string-value="D87D" calcext:value-type="string">
            <text:p>D87D</text:p>
          </table:table-cell>
          <table:table-cell table:style-name="ce122" table:formula="of:=DEC2HEX(HEX2DEC([.K35])+1)" office:value-type="string" office:string-value="D87E" calcext:value-type="string">
            <text:p>D87E</text:p>
          </table:table-cell>
          <table:table-cell table:style-name="ce64" table:formula="of:=DEC2HEX(HEX2DEC([.L35])+1)" office:value-type="string" office:string-value="D87F" calcext:value-type="string">
            <text:p>D87F</text:p>
          </table:table-cell>
          <table:table-cell table:style-name="ce64" table:formula="of:=DEC2HEX(HEX2DEC([.M35])+1)" office:value-type="string" office:string-value="D880" calcext:value-type="string">
            <text:p>D880</text:p>
          </table:table-cell>
          <table:table-cell table:style-name="ce64" table:formula="of:=DEC2HEX(HEX2DEC([.N35])+1)" office:value-type="string" office:string-value="D881" calcext:value-type="string">
            <text:p>D881</text:p>
          </table:table-cell>
          <table:table-cell table:style-name="ce64" table:formula="of:=DEC2HEX(HEX2DEC([.O35])+1)" office:value-type="string" office:string-value="D882" calcext:value-type="string">
            <text:p>D882</text:p>
          </table:table-cell>
          <table:table-cell table:style-name="ce64" table:formula="of:=DEC2HEX(HEX2DEC([.P35])+1)" office:value-type="string" office:string-value="D883" calcext:value-type="string">
            <text:p>D883</text:p>
          </table:table-cell>
          <table:table-cell table:style-name="ce122" table:formula="of:=DEC2HEX(HEX2DEC([.Q35])+1)" office:value-type="string" office:string-value="D884" calcext:value-type="string">
            <text:p>D884</text:p>
          </table:table-cell>
          <table:table-cell table:style-name="ce64" table:formula="of:=DEC2HEX(HEX2DEC([.R35])+1)" office:value-type="string" office:string-value="D885" calcext:value-type="string">
            <text:p>D885</text:p>
          </table:table-cell>
          <table:table-cell table:style-name="ce64" table:formula="of:=DEC2HEX(HEX2DEC([.S35])+1)" office:value-type="string" office:string-value="D886" calcext:value-type="string">
            <text:p>D886</text:p>
          </table:table-cell>
          <table:table-cell table:style-name="ce64" table:formula="of:=DEC2HEX(HEX2DEC([.T35])+1)" office:value-type="string" office:string-value="D887" calcext:value-type="string">
            <text:p>D887</text:p>
          </table:table-cell>
          <table:table-cell table:style-name="ce64" table:formula="of:=DEC2HEX(HEX2DEC([.U35])+1)" office:value-type="string" office:string-value="D888" calcext:value-type="string">
            <text:p>D888</text:p>
          </table:table-cell>
          <table:table-cell table:style-name="ce64" table:formula="of:=DEC2HEX(HEX2DEC([.V35])+1)" office:value-type="string" office:string-value="D889" calcext:value-type="string">
            <text:p>D889</text:p>
          </table:table-cell>
          <table:table-cell table:style-name="ce122" table:formula="of:=DEC2HEX(HEX2DEC([.W35])+1)" office:value-type="string" office:string-value="D88A" calcext:value-type="string">
            <text:p>D88A</text:p>
          </table:table-cell>
          <table:table-cell table:style-name="ce64" table:formula="of:=DEC2HEX(HEX2DEC([.X35])+1)" office:value-type="string" office:string-value="D88B" calcext:value-type="string">
            <text:p>D88B</text:p>
          </table:table-cell>
          <table:table-cell table:style-name="ce64" table:formula="of:=DEC2HEX(HEX2DEC([.Y35])+1)" office:value-type="string" office:string-value="D88C" calcext:value-type="string">
            <text:p>D88C</text:p>
          </table:table-cell>
          <table:table-cell table:style-name="ce64" table:formula="of:=DEC2HEX(HEX2DEC([.Z35])+1)" office:value-type="string" office:string-value="D88D" calcext:value-type="string">
            <text:p>D88D</text:p>
          </table:table-cell>
          <table:table-cell table:style-name="ce124" table:formula="of:=DEC2HEX(HEX2DEC([.AA35])+1)" office:value-type="string" office:string-value="D88E" calcext:value-type="string">
            <text:p>D88E</text:p>
          </table:table-cell>
          <table:table-cell table:style-name="ce125" table:formula="of:=DEC2HEX(HEX2DEC([.AB35])+1)" office:value-type="string" office:string-value="D88F" calcext:value-type="string">
            <text:p>D88F</text:p>
          </table:table-cell>
          <table:table-cell table:style-name="ce125" table:formula="of:=DEC2HEX(HEX2DEC([.AC35])+1)" office:value-type="string" office:string-value="D890" calcext:value-type="string">
            <text:p>D890</text:p>
          </table:table-cell>
          <table:table-cell table:style-name="ce125" table:formula="of:=DEC2HEX(HEX2DEC([.AD35])+1)" office:value-type="string" office:string-value="D891" calcext:value-type="string">
            <text:p>D891</text:p>
          </table:table-cell>
          <table:table-cell table:style-name="ce125" table:formula="of:=DEC2HEX(HEX2DEC([.AE35])+1)" office:value-type="string" office:string-value="D892" calcext:value-type="string">
            <text:p>D892</text:p>
          </table:table-cell>
          <table:table-cell table:style-name="ce125" table:formula="of:=DEC2HEX(HEX2DEC([.AF35])+1)" office:value-type="string" office:string-value="D893" calcext:value-type="string">
            <text:p>D893</text:p>
          </table:table-cell>
          <table:table-cell table:style-name="ce125" table:formula="of:=DEC2HEX(HEX2DEC([.AG35])+1)" office:value-type="string" office:string-value="D894" calcext:value-type="string">
            <text:p>D894</text:p>
          </table:table-cell>
          <table:table-cell table:style-name="ce125" table:formula="of:=DEC2HEX(HEX2DEC([.AH35])+1)" office:value-type="string" office:string-value="D895" calcext:value-type="string">
            <text:p>D895</text:p>
          </table:table-cell>
          <table:table-cell table:style-name="ce125" table:formula="of:=DEC2HEX(HEX2DEC([.AI35])+1)" office:value-type="string" office:string-value="D896" calcext:value-type="string">
            <text:p>D896</text:p>
          </table:table-cell>
          <table:table-cell table:style-name="ce125" table:formula="of:=DEC2HEX(HEX2DEC([.AJ35])+1)" office:value-type="string" office:string-value="D897" calcext:value-type="string">
            <text:p>D897</text:p>
          </table:table-cell>
          <table:table-cell table:style-name="ce125" table:formula="of:=DEC2HEX(HEX2DEC([.AK35])+1)" office:value-type="string" office:string-value="D898" calcext:value-type="string">
            <text:p>D898</text:p>
          </table:table-cell>
          <table:table-cell table:style-name="ce125" table:formula="of:=DEC2HEX(HEX2DEC([.AL35])+1)" office:value-type="string" office:string-value="D899" calcext:value-type="string">
            <text:p>D899</text:p>
          </table:table-cell>
          <table:table-cell table:style-name="ce125" table:formula="of:=DEC2HEX(HEX2DEC([.AM35])+1)" office:value-type="string" office:string-value="D89A" calcext:value-type="string">
            <text:p>D89A</text:p>
          </table:table-cell>
          <table:table-cell table:style-name="ce125" table:formula="of:=DEC2HEX(HEX2DEC([.AN35])+1)" office:value-type="string" office:string-value="D89B" calcext:value-type="string">
            <text:p>D89B</text:p>
          </table:table-cell>
          <table:table-cell table:style-name="ce125" table:formula="of:=DEC2HEX(HEX2DEC([.AO35])+1)" office:value-type="string" office:string-value="D89C" calcext:value-type="string">
            <text:p>D89C</text:p>
          </table:table-cell>
          <table:table-cell table:style-name="ce125" table:formula="of:=DEC2HEX(HEX2DEC([.AP35])+1)" office:value-type="string" office:string-value="D89D" calcext:value-type="string">
            <text:p>D89D</text:p>
          </table:table-cell>
          <table:table-cell table:style-name="ce125" table:formula="of:=DEC2HEX(HEX2DEC([.AQ35])+1)" office:value-type="string" office:string-value="D89E" calcext:value-type="string">
            <text:p>D89E</text:p>
          </table:table-cell>
          <table:table-cell table:style-name="ce125" table:formula="of:=DEC2HEX(HEX2DEC([.AR35])+1)" office:value-type="string" office:string-value="D89F" calcext:value-type="string">
            <text:p>D89F</text:p>
          </table:table-cell>
          <table:table-cell table:number-columns-repeated="979"/>
        </table:table-row>
        <table:table-row table:style-name="ro1">
          <table:table-cell/>
          <table:table-cell table:style-name="ce112"/>
          <table:table-cell table:style-name="ce52" office:value-type="string" calcext:value-type="string">
            <text:p>Dungeon View</text:p>
          </table:table-cell>
          <table:table-cell/>
          <table:table-cell table:style-name="ce119" table:formula="of:=[.E35]+1" office:value-type="float" office:value="5" calcext:value-type="float">
            <text:p>5</text:p>
          </table:table-cell>
          <table:table-cell table:style-name="ce64" table:formula="of:=DEC2HEX(HEX2DEC([.AS35])+1)" office:value-type="string" office:string-value="D8A0" calcext:value-type="string">
            <text:p>D8A0</text:p>
          </table:table-cell>
          <table:table-cell table:style-name="ce64" table:formula="of:=DEC2HEX(HEX2DEC([.F36])+1)" office:value-type="string" office:string-value="D8A1" calcext:value-type="string">
            <text:p>D8A1</text:p>
          </table:table-cell>
          <table:table-cell table:style-name="ce64" table:formula="of:=DEC2HEX(HEX2DEC([.G36])+1)" office:value-type="string" office:string-value="D8A2" calcext:value-type="string">
            <text:p>D8A2</text:p>
          </table:table-cell>
          <table:table-cell table:style-name="ce64" table:formula="of:=DEC2HEX(HEX2DEC([.H36])+1)" office:value-type="string" office:string-value="D8A3" calcext:value-type="string">
            <text:p>D8A3</text:p>
          </table:table-cell>
          <table:table-cell table:style-name="ce64" table:formula="of:=DEC2HEX(HEX2DEC([.I36])+1)" office:value-type="string" office:string-value="D8A4" calcext:value-type="string">
            <text:p>D8A4</text:p>
          </table:table-cell>
          <table:table-cell table:style-name="ce64" table:formula="of:=DEC2HEX(HEX2DEC([.J36])+1)" office:value-type="string" office:string-value="D8A5" calcext:value-type="string">
            <text:p>D8A5</text:p>
          </table:table-cell>
          <table:table-cell table:style-name="ce64" table:formula="of:=DEC2HEX(HEX2DEC([.K36])+1)" office:value-type="string" office:string-value="D8A6" calcext:value-type="string">
            <text:p>D8A6</text:p>
          </table:table-cell>
          <table:table-cell table:style-name="ce64" table:formula="of:=DEC2HEX(HEX2DEC([.L36])+1)" office:value-type="string" office:string-value="D8A7" calcext:value-type="string">
            <text:p>D8A7</text:p>
          </table:table-cell>
          <table:table-cell table:style-name="ce64" table:formula="of:=DEC2HEX(HEX2DEC([.M36])+1)" office:value-type="string" office:string-value="D8A8" calcext:value-type="string">
            <text:p>D8A8</text:p>
          </table:table-cell>
          <table:table-cell table:style-name="ce64" table:formula="of:=DEC2HEX(HEX2DEC([.N36])+1)" office:value-type="string" office:string-value="D8A9" calcext:value-type="string">
            <text:p>D8A9</text:p>
          </table:table-cell>
          <table:table-cell table:style-name="ce64" table:formula="of:=DEC2HEX(HEX2DEC([.O36])+1)" office:value-type="string" office:string-value="D8AA" calcext:value-type="string">
            <text:p>D8AA</text:p>
          </table:table-cell>
          <table:table-cell table:style-name="ce64" table:formula="of:=DEC2HEX(HEX2DEC([.P36])+1)" office:value-type="string" office:string-value="D8AB" calcext:value-type="string">
            <text:p>D8AB</text:p>
          </table:table-cell>
          <table:table-cell table:style-name="ce64" table:formula="of:=DEC2HEX(HEX2DEC([.Q36])+1)" office:value-type="string" office:string-value="D8AC" calcext:value-type="string">
            <text:p>D8AC</text:p>
          </table:table-cell>
          <table:table-cell table:style-name="ce64" table:formula="of:=DEC2HEX(HEX2DEC([.R36])+1)" office:value-type="string" office:string-value="D8AD" calcext:value-type="string">
            <text:p>D8AD</text:p>
          </table:table-cell>
          <table:table-cell table:style-name="ce64" table:formula="of:=DEC2HEX(HEX2DEC([.S36])+1)" office:value-type="string" office:string-value="D8AE" calcext:value-type="string">
            <text:p>D8AE</text:p>
          </table:table-cell>
          <table:table-cell table:style-name="ce64" table:formula="of:=DEC2HEX(HEX2DEC([.T36])+1)" office:value-type="string" office:string-value="D8AF" calcext:value-type="string">
            <text:p>D8AF</text:p>
          </table:table-cell>
          <table:table-cell table:style-name="ce64" table:formula="of:=DEC2HEX(HEX2DEC([.U36])+1)" office:value-type="string" office:string-value="D8B0" calcext:value-type="string">
            <text:p>D8B0</text:p>
          </table:table-cell>
          <table:table-cell table:style-name="ce64" table:formula="of:=DEC2HEX(HEX2DEC([.V36])+1)" office:value-type="string" office:string-value="D8B1" calcext:value-type="string">
            <text:p>D8B1</text:p>
          </table:table-cell>
          <table:table-cell table:style-name="ce64" table:formula="of:=DEC2HEX(HEX2DEC([.W36])+1)" office:value-type="string" office:string-value="D8B2" calcext:value-type="string">
            <text:p>D8B2</text:p>
          </table:table-cell>
          <table:table-cell table:style-name="ce64" table:formula="of:=DEC2HEX(HEX2DEC([.X36])+1)" office:value-type="string" office:string-value="D8B3" calcext:value-type="string">
            <text:p>D8B3</text:p>
          </table:table-cell>
          <table:table-cell table:style-name="ce64" table:formula="of:=DEC2HEX(HEX2DEC([.Y36])+1)" office:value-type="string" office:string-value="D8B4" calcext:value-type="string">
            <text:p>D8B4</text:p>
          </table:table-cell>
          <table:table-cell table:style-name="ce64" table:formula="of:=DEC2HEX(HEX2DEC([.Z36])+1)" office:value-type="string" office:string-value="D8B5" calcext:value-type="string">
            <text:p>D8B5</text:p>
          </table:table-cell>
          <table:table-cell table:style-name="ce124" table:formula="of:=DEC2HEX(HEX2DEC([.AA36])+1)" office:value-type="string" office:string-value="D8B6" calcext:value-type="string">
            <text:p>D8B6</text:p>
          </table:table-cell>
          <table:table-cell table:style-name="ce125" table:formula="of:=DEC2HEX(HEX2DEC([.AB36])+1)" office:value-type="string" office:string-value="D8B7" calcext:value-type="string">
            <text:p>D8B7</text:p>
          </table:table-cell>
          <table:table-cell table:style-name="ce125" table:formula="of:=DEC2HEX(HEX2DEC([.AC36])+1)" office:value-type="string" office:string-value="D8B8" calcext:value-type="string">
            <text:p>D8B8</text:p>
          </table:table-cell>
          <table:table-cell table:style-name="ce125" table:formula="of:=DEC2HEX(HEX2DEC([.AD36])+1)" office:value-type="string" office:string-value="D8B9" calcext:value-type="string">
            <text:p>D8B9</text:p>
          </table:table-cell>
          <table:table-cell table:style-name="ce125" table:formula="of:=DEC2HEX(HEX2DEC([.AE36])+1)" office:value-type="string" office:string-value="D8BA" calcext:value-type="string">
            <text:p>D8BA</text:p>
          </table:table-cell>
          <table:table-cell table:style-name="ce125" table:formula="of:=DEC2HEX(HEX2DEC([.AF36])+1)" office:value-type="string" office:string-value="D8BB" calcext:value-type="string">
            <text:p>D8BB</text:p>
          </table:table-cell>
          <table:table-cell table:style-name="ce125" table:formula="of:=DEC2HEX(HEX2DEC([.AG36])+1)" office:value-type="string" office:string-value="D8BC" calcext:value-type="string">
            <text:p>D8BC</text:p>
          </table:table-cell>
          <table:table-cell table:style-name="ce125" table:formula="of:=DEC2HEX(HEX2DEC([.AH36])+1)" office:value-type="string" office:string-value="D8BD" calcext:value-type="string">
            <text:p>D8BD</text:p>
          </table:table-cell>
          <table:table-cell table:style-name="ce125" table:formula="of:=DEC2HEX(HEX2DEC([.AI36])+1)" office:value-type="string" office:string-value="D8BE" calcext:value-type="string">
            <text:p>D8BE</text:p>
          </table:table-cell>
          <table:table-cell table:style-name="ce125" table:formula="of:=DEC2HEX(HEX2DEC([.AJ36])+1)" office:value-type="string" office:string-value="D8BF" calcext:value-type="string">
            <text:p>D8BF</text:p>
          </table:table-cell>
          <table:table-cell table:style-name="ce125" table:formula="of:=DEC2HEX(HEX2DEC([.AK36])+1)" office:value-type="string" office:string-value="D8C0" calcext:value-type="string">
            <text:p>D8C0</text:p>
          </table:table-cell>
          <table:table-cell table:style-name="ce125" table:formula="of:=DEC2HEX(HEX2DEC([.AL36])+1)" office:value-type="string" office:string-value="D8C1" calcext:value-type="string">
            <text:p>D8C1</text:p>
          </table:table-cell>
          <table:table-cell table:style-name="ce125" table:formula="of:=DEC2HEX(HEX2DEC([.AM36])+1)" office:value-type="string" office:string-value="D8C2" calcext:value-type="string">
            <text:p>D8C2</text:p>
          </table:table-cell>
          <table:table-cell table:style-name="ce125" table:formula="of:=DEC2HEX(HEX2DEC([.AN36])+1)" office:value-type="string" office:string-value="D8C3" calcext:value-type="string">
            <text:p>D8C3</text:p>
          </table:table-cell>
          <table:table-cell table:style-name="ce125" table:formula="of:=DEC2HEX(HEX2DEC([.AO36])+1)" office:value-type="string" office:string-value="D8C4" calcext:value-type="string">
            <text:p>D8C4</text:p>
          </table:table-cell>
          <table:table-cell table:style-name="ce125" table:formula="of:=DEC2HEX(HEX2DEC([.AP36])+1)" office:value-type="string" office:string-value="D8C5" calcext:value-type="string">
            <text:p>D8C5</text:p>
          </table:table-cell>
          <table:table-cell table:style-name="ce125" table:formula="of:=DEC2HEX(HEX2DEC([.AQ36])+1)" office:value-type="string" office:string-value="D8C6" calcext:value-type="string">
            <text:p>D8C6</text:p>
          </table:table-cell>
          <table:table-cell table:style-name="ce125" table:formula="of:=DEC2HEX(HEX2DEC([.AR36])+1)" office:value-type="string" office:string-value="D8C7" calcext:value-type="string">
            <text:p>D8C7</text:p>
          </table:table-cell>
          <table:table-cell table:number-columns-repeated="979"/>
        </table:table-row>
        <table:table-row table:style-name="ro1">
          <table:table-cell/>
          <table:table-cell table:style-name="ce113"/>
          <table:table-cell table:style-name="ce52" office:value-type="string" calcext:value-type="string">
            <text:p>Monster Tracking</text:p>
          </table:table-cell>
          <table:table-cell/>
          <table:table-cell table:style-name="ce119" table:formula="of:=[.E36]+1" office:value-type="float" office:value="6" calcext:value-type="float">
            <text:p>6</text:p>
          </table:table-cell>
          <table:table-cell table:style-name="ce64" table:formula="of:=DEC2HEX(HEX2DEC([.AS36])+1)" office:value-type="string" office:string-value="D8C8" calcext:value-type="string">
            <text:p>D8C8</text:p>
          </table:table-cell>
          <table:table-cell table:style-name="ce64" table:formula="of:=DEC2HEX(HEX2DEC([.F37])+1)" office:value-type="string" office:string-value="D8C9" calcext:value-type="string">
            <text:p>D8C9</text:p>
          </table:table-cell>
          <table:table-cell table:style-name="ce64" table:formula="of:=DEC2HEX(HEX2DEC([.G37])+1)" office:value-type="string" office:string-value="D8CA" calcext:value-type="string">
            <text:p>D8CA</text:p>
          </table:table-cell>
          <table:table-cell table:style-name="ce64" table:formula="of:=DEC2HEX(HEX2DEC([.H37])+1)" office:value-type="string" office:string-value="D8CB" calcext:value-type="string">
            <text:p>D8CB</text:p>
          </table:table-cell>
          <table:table-cell table:style-name="ce64" table:formula="of:=DEC2HEX(HEX2DEC([.I37])+1)" office:value-type="string" office:string-value="D8CC" calcext:value-type="string">
            <text:p>D8CC</text:p>
          </table:table-cell>
          <table:table-cell table:style-name="ce64" table:formula="of:=DEC2HEX(HEX2DEC([.J37])+1)" office:value-type="string" office:string-value="D8CD" calcext:value-type="string">
            <text:p>D8CD</text:p>
          </table:table-cell>
          <table:table-cell table:style-name="ce64" table:formula="of:=DEC2HEX(HEX2DEC([.K37])+1)" office:value-type="string" office:string-value="D8CE" calcext:value-type="string">
            <text:p>D8CE</text:p>
          </table:table-cell>
          <table:table-cell table:style-name="ce64" table:formula="of:=DEC2HEX(HEX2DEC([.L37])+1)" office:value-type="string" office:string-value="D8CF" calcext:value-type="string">
            <text:p>D8CF</text:p>
          </table:table-cell>
          <table:table-cell table:style-name="ce64" table:formula="of:=DEC2HEX(HEX2DEC([.M37])+1)" office:value-type="string" office:string-value="D8D0" calcext:value-type="string">
            <text:p>D8D0</text:p>
          </table:table-cell>
          <table:table-cell table:style-name="ce64" table:formula="of:=DEC2HEX(HEX2DEC([.N37])+1)" office:value-type="string" office:string-value="D8D1" calcext:value-type="string">
            <text:p>D8D1</text:p>
          </table:table-cell>
          <table:table-cell table:style-name="ce64" table:formula="of:=DEC2HEX(HEX2DEC([.O37])+1)" office:value-type="string" office:string-value="D8D2" calcext:value-type="string">
            <text:p>D8D2</text:p>
          </table:table-cell>
          <table:table-cell table:style-name="ce64" table:formula="of:=DEC2HEX(HEX2DEC([.P37])+1)" office:value-type="string" office:string-value="D8D3" calcext:value-type="string">
            <text:p>D8D3</text:p>
          </table:table-cell>
          <table:table-cell table:style-name="ce64" table:formula="of:=DEC2HEX(HEX2DEC([.Q37])+1)" office:value-type="string" office:string-value="D8D4" calcext:value-type="string">
            <text:p>D8D4</text:p>
          </table:table-cell>
          <table:table-cell table:style-name="ce64" table:formula="of:=DEC2HEX(HEX2DEC([.R37])+1)" office:value-type="string" office:string-value="D8D5" calcext:value-type="string">
            <text:p>D8D5</text:p>
          </table:table-cell>
          <table:table-cell table:style-name="ce64" table:formula="of:=DEC2HEX(HEX2DEC([.S37])+1)" office:value-type="string" office:string-value="D8D6" calcext:value-type="string">
            <text:p>D8D6</text:p>
          </table:table-cell>
          <table:table-cell table:style-name="ce64" table:formula="of:=DEC2HEX(HEX2DEC([.T37])+1)" office:value-type="string" office:string-value="D8D7" calcext:value-type="string">
            <text:p>D8D7</text:p>
          </table:table-cell>
          <table:table-cell table:style-name="ce64" table:formula="of:=DEC2HEX(HEX2DEC([.U37])+1)" office:value-type="string" office:string-value="D8D8" calcext:value-type="string">
            <text:p>D8D8</text:p>
          </table:table-cell>
          <table:table-cell table:style-name="ce64" table:formula="of:=DEC2HEX(HEX2DEC([.V37])+1)" office:value-type="string" office:string-value="D8D9" calcext:value-type="string">
            <text:p>D8D9</text:p>
          </table:table-cell>
          <table:table-cell table:style-name="ce64" table:formula="of:=DEC2HEX(HEX2DEC([.W37])+1)" office:value-type="string" office:string-value="D8DA" calcext:value-type="string">
            <text:p>D8DA</text:p>
          </table:table-cell>
          <table:table-cell table:style-name="ce64" table:formula="of:=DEC2HEX(HEX2DEC([.X37])+1)" office:value-type="string" office:string-value="D8DB" calcext:value-type="string">
            <text:p>D8DB</text:p>
          </table:table-cell>
          <table:table-cell table:style-name="ce64" table:formula="of:=DEC2HEX(HEX2DEC([.Y37])+1)" office:value-type="string" office:string-value="D8DC" calcext:value-type="string">
            <text:p>D8DC</text:p>
          </table:table-cell>
          <table:table-cell table:style-name="ce64" table:formula="of:=DEC2HEX(HEX2DEC([.Z37])+1)" office:value-type="string" office:string-value="D8DD" calcext:value-type="string">
            <text:p>D8DD</text:p>
          </table:table-cell>
          <table:table-cell table:style-name="ce124" table:formula="of:=DEC2HEX(HEX2DEC([.AA37])+1)" office:value-type="string" office:string-value="D8DE" calcext:value-type="string">
            <text:p>D8DE</text:p>
          </table:table-cell>
          <table:table-cell table:style-name="ce125" table:formula="of:=DEC2HEX(HEX2DEC([.AB37])+1)" office:value-type="string" office:string-value="D8DF" calcext:value-type="string">
            <text:p>D8DF</text:p>
          </table:table-cell>
          <table:table-cell table:style-name="ce125" table:formula="of:=DEC2HEX(HEX2DEC([.AC37])+1)" office:value-type="string" office:string-value="D8E0" calcext:value-type="string">
            <text:p>D8E0</text:p>
          </table:table-cell>
          <table:table-cell table:style-name="ce125" table:formula="of:=DEC2HEX(HEX2DEC([.AD37])+1)" office:value-type="string" office:string-value="D8E1" calcext:value-type="string">
            <text:p>D8E1</text:p>
          </table:table-cell>
          <table:table-cell table:style-name="ce125" table:formula="of:=DEC2HEX(HEX2DEC([.AE37])+1)" office:value-type="string" office:string-value="D8E2" calcext:value-type="string">
            <text:p>D8E2</text:p>
          </table:table-cell>
          <table:table-cell table:style-name="ce125" table:formula="of:=DEC2HEX(HEX2DEC([.AF37])+1)" office:value-type="string" office:string-value="D8E3" calcext:value-type="string">
            <text:p>D8E3</text:p>
          </table:table-cell>
          <table:table-cell table:style-name="ce125" table:formula="of:=DEC2HEX(HEX2DEC([.AG37])+1)" office:value-type="string" office:string-value="D8E4" calcext:value-type="string">
            <text:p>D8E4</text:p>
          </table:table-cell>
          <table:table-cell table:style-name="ce125" table:formula="of:=DEC2HEX(HEX2DEC([.AH37])+1)" office:value-type="string" office:string-value="D8E5" calcext:value-type="string">
            <text:p>D8E5</text:p>
          </table:table-cell>
          <table:table-cell table:style-name="ce125" table:formula="of:=DEC2HEX(HEX2DEC([.AI37])+1)" office:value-type="string" office:string-value="D8E6" calcext:value-type="string">
            <text:p>D8E6</text:p>
          </table:table-cell>
          <table:table-cell table:style-name="ce125" table:formula="of:=DEC2HEX(HEX2DEC([.AJ37])+1)" office:value-type="string" office:string-value="D8E7" calcext:value-type="string">
            <text:p>D8E7</text:p>
          </table:table-cell>
          <table:table-cell table:style-name="ce125" table:formula="of:=DEC2HEX(HEX2DEC([.AK37])+1)" office:value-type="string" office:string-value="D8E8" calcext:value-type="string">
            <text:p>D8E8</text:p>
          </table:table-cell>
          <table:table-cell table:style-name="ce125" table:formula="of:=DEC2HEX(HEX2DEC([.AL37])+1)" office:value-type="string" office:string-value="D8E9" calcext:value-type="string">
            <text:p>D8E9</text:p>
          </table:table-cell>
          <table:table-cell table:style-name="ce125" table:formula="of:=DEC2HEX(HEX2DEC([.AM37])+1)" office:value-type="string" office:string-value="D8EA" calcext:value-type="string">
            <text:p>D8EA</text:p>
          </table:table-cell>
          <table:table-cell table:style-name="ce125" table:formula="of:=DEC2HEX(HEX2DEC([.AN37])+1)" office:value-type="string" office:string-value="D8EB" calcext:value-type="string">
            <text:p>D8EB</text:p>
          </table:table-cell>
          <table:table-cell table:style-name="ce125" table:formula="of:=DEC2HEX(HEX2DEC([.AO37])+1)" office:value-type="string" office:string-value="D8EC" calcext:value-type="string">
            <text:p>D8EC</text:p>
          </table:table-cell>
          <table:table-cell table:style-name="ce125" table:formula="of:=DEC2HEX(HEX2DEC([.AP37])+1)" office:value-type="string" office:string-value="D8ED" calcext:value-type="string">
            <text:p>D8ED</text:p>
          </table:table-cell>
          <table:table-cell table:style-name="ce125" table:formula="of:=DEC2HEX(HEX2DEC([.AQ37])+1)" office:value-type="string" office:string-value="D8EE" calcext:value-type="string">
            <text:p>D8EE</text:p>
          </table:table-cell>
          <table:table-cell table:style-name="ce125" table:formula="of:=DEC2HEX(HEX2DEC([.AR37])+1)" office:value-type="string" office:string-value="D8EF" calcext:value-type="string">
            <text:p>D8EF</text:p>
          </table:table-cell>
          <table:table-cell table:number-columns-repeated="979"/>
        </table:table-row>
        <table:table-row table:style-name="ro1">
          <table:table-cell/>
          <table:table-cell table:style-name="ce114"/>
          <table:table-cell table:style-name="ce52" office:value-type="string" calcext:value-type="string">
            <text:p>Character Sheet</text:p>
          </table:table-cell>
          <table:table-cell/>
          <table:table-cell table:style-name="ce119" table:formula="of:=[.E37]+1" office:value-type="float" office:value="7" calcext:value-type="float">
            <text:p>7</text:p>
          </table:table-cell>
          <table:table-cell table:style-name="ce64" table:formula="of:=DEC2HEX(HEX2DEC([.AS37])+1)" office:value-type="string" office:string-value="D8F0" calcext:value-type="string">
            <text:p>D8F0</text:p>
          </table:table-cell>
          <table:table-cell table:style-name="ce64" table:formula="of:=DEC2HEX(HEX2DEC([.F38])+1)" office:value-type="string" office:string-value="D8F1" calcext:value-type="string">
            <text:p>D8F1</text:p>
          </table:table-cell>
          <table:table-cell table:style-name="ce64" table:formula="of:=DEC2HEX(HEX2DEC([.G38])+1)" office:value-type="string" office:string-value="D8F2" calcext:value-type="string">
            <text:p>D8F2</text:p>
          </table:table-cell>
          <table:table-cell table:style-name="ce64" table:formula="of:=DEC2HEX(HEX2DEC([.H38])+1)" office:value-type="string" office:string-value="D8F3" calcext:value-type="string">
            <text:p>D8F3</text:p>
          </table:table-cell>
          <table:table-cell table:style-name="ce64" table:formula="of:=DEC2HEX(HEX2DEC([.I38])+1)" office:value-type="string" office:string-value="D8F4" calcext:value-type="string">
            <text:p>D8F4</text:p>
          </table:table-cell>
          <table:table-cell table:style-name="ce64" table:formula="of:=DEC2HEX(HEX2DEC([.J38])+1)" office:value-type="string" office:string-value="D8F5" calcext:value-type="string">
            <text:p>D8F5</text:p>
          </table:table-cell>
          <table:table-cell table:style-name="ce64" table:formula="of:=DEC2HEX(HEX2DEC([.K38])+1)" office:value-type="string" office:string-value="D8F6" calcext:value-type="string">
            <text:p>D8F6</text:p>
          </table:table-cell>
          <table:table-cell table:style-name="ce64" table:formula="of:=DEC2HEX(HEX2DEC([.L38])+1)" office:value-type="string" office:string-value="D8F7" calcext:value-type="string">
            <text:p>D8F7</text:p>
          </table:table-cell>
          <table:table-cell table:style-name="ce64" table:formula="of:=DEC2HEX(HEX2DEC([.M38])+1)" office:value-type="string" office:string-value="D8F8" calcext:value-type="string">
            <text:p>D8F8</text:p>
          </table:table-cell>
          <table:table-cell table:style-name="ce64" table:formula="of:=DEC2HEX(HEX2DEC([.N38])+1)" office:value-type="string" office:string-value="D8F9" calcext:value-type="string">
            <text:p>D8F9</text:p>
          </table:table-cell>
          <table:table-cell table:style-name="ce64" table:formula="of:=DEC2HEX(HEX2DEC([.O38])+1)" office:value-type="string" office:string-value="D8FA" calcext:value-type="string">
            <text:p>D8FA</text:p>
          </table:table-cell>
          <table:table-cell table:style-name="ce64" table:formula="of:=DEC2HEX(HEX2DEC([.P38])+1)" office:value-type="string" office:string-value="D8FB" calcext:value-type="string">
            <text:p>D8FB</text:p>
          </table:table-cell>
          <table:table-cell table:style-name="ce64" table:formula="of:=DEC2HEX(HEX2DEC([.Q38])+1)" office:value-type="string" office:string-value="D8FC" calcext:value-type="string">
            <text:p>D8FC</text:p>
          </table:table-cell>
          <table:table-cell table:style-name="ce64" table:formula="of:=DEC2HEX(HEX2DEC([.R38])+1)" office:value-type="string" office:string-value="D8FD" calcext:value-type="string">
            <text:p>D8FD</text:p>
          </table:table-cell>
          <table:table-cell table:style-name="ce64" table:formula="of:=DEC2HEX(HEX2DEC([.S38])+1)" office:value-type="string" office:string-value="D8FE" calcext:value-type="string">
            <text:p>D8FE</text:p>
          </table:table-cell>
          <table:table-cell table:style-name="ce64" table:formula="of:=DEC2HEX(HEX2DEC([.T38])+1)" office:value-type="string" office:string-value="D8FF" calcext:value-type="string">
            <text:p>D8FF</text:p>
          </table:table-cell>
          <table:table-cell table:style-name="ce64" table:formula="of:=DEC2HEX(HEX2DEC([.U38])+1)" office:value-type="string" office:string-value="D900" calcext:value-type="string">
            <text:p>D900</text:p>
          </table:table-cell>
          <table:table-cell table:style-name="ce64" table:formula="of:=DEC2HEX(HEX2DEC([.V38])+1)" office:value-type="string" office:string-value="D901" calcext:value-type="string">
            <text:p>D901</text:p>
          </table:table-cell>
          <table:table-cell table:style-name="ce64" table:formula="of:=DEC2HEX(HEX2DEC([.W38])+1)" office:value-type="string" office:string-value="D902" calcext:value-type="string">
            <text:p>D902</text:p>
          </table:table-cell>
          <table:table-cell table:style-name="ce64" table:formula="of:=DEC2HEX(HEX2DEC([.X38])+1)" office:value-type="string" office:string-value="D903" calcext:value-type="string">
            <text:p>D903</text:p>
          </table:table-cell>
          <table:table-cell table:style-name="ce64" table:formula="of:=DEC2HEX(HEX2DEC([.Y38])+1)" office:value-type="string" office:string-value="D904" calcext:value-type="string">
            <text:p>D904</text:p>
          </table:table-cell>
          <table:table-cell table:style-name="ce64" table:formula="of:=DEC2HEX(HEX2DEC([.Z38])+1)" office:value-type="string" office:string-value="D905" calcext:value-type="string">
            <text:p>D905</text:p>
          </table:table-cell>
          <table:table-cell table:style-name="ce124" table:formula="of:=DEC2HEX(HEX2DEC([.AA38])+1)" office:value-type="string" office:string-value="D906" calcext:value-type="string">
            <text:p>D906</text:p>
          </table:table-cell>
          <table:table-cell table:style-name="ce125" table:formula="of:=DEC2HEX(HEX2DEC([.AB38])+1)" office:value-type="string" office:string-value="D907" calcext:value-type="string">
            <text:p>D907</text:p>
          </table:table-cell>
          <table:table-cell table:style-name="ce125" table:formula="of:=DEC2HEX(HEX2DEC([.AC38])+1)" office:value-type="string" office:string-value="D908" calcext:value-type="string">
            <text:p>D908</text:p>
          </table:table-cell>
          <table:table-cell table:style-name="ce125" table:formula="of:=DEC2HEX(HEX2DEC([.AD38])+1)" office:value-type="string" office:string-value="D909" calcext:value-type="string">
            <text:p>D909</text:p>
          </table:table-cell>
          <table:table-cell table:style-name="ce125" table:formula="of:=DEC2HEX(HEX2DEC([.AE38])+1)" office:value-type="string" office:string-value="D90A" calcext:value-type="string">
            <text:p>D90A</text:p>
          </table:table-cell>
          <table:table-cell table:style-name="ce125" table:formula="of:=DEC2HEX(HEX2DEC([.AF38])+1)" office:value-type="string" office:string-value="D90B" calcext:value-type="string">
            <text:p>D90B</text:p>
          </table:table-cell>
          <table:table-cell table:style-name="ce125" table:formula="of:=DEC2HEX(HEX2DEC([.AG38])+1)" office:value-type="string" office:string-value="D90C" calcext:value-type="string">
            <text:p>D90C</text:p>
          </table:table-cell>
          <table:table-cell table:style-name="ce125" table:formula="of:=DEC2HEX(HEX2DEC([.AH38])+1)" office:value-type="string" office:string-value="D90D" calcext:value-type="string">
            <text:p>D90D</text:p>
          </table:table-cell>
          <table:table-cell table:style-name="ce125" table:formula="of:=DEC2HEX(HEX2DEC([.AI38])+1)" office:value-type="string" office:string-value="D90E" calcext:value-type="string">
            <text:p>D90E</text:p>
          </table:table-cell>
          <table:table-cell table:style-name="ce125" table:formula="of:=DEC2HEX(HEX2DEC([.AJ38])+1)" office:value-type="string" office:string-value="D90F" calcext:value-type="string">
            <text:p>D90F</text:p>
          </table:table-cell>
          <table:table-cell table:style-name="ce125" table:formula="of:=DEC2HEX(HEX2DEC([.AK38])+1)" office:value-type="string" office:string-value="D910" calcext:value-type="string">
            <text:p>D910</text:p>
          </table:table-cell>
          <table:table-cell table:style-name="ce125" table:formula="of:=DEC2HEX(HEX2DEC([.AL38])+1)" office:value-type="string" office:string-value="D911" calcext:value-type="string">
            <text:p>D911</text:p>
          </table:table-cell>
          <table:table-cell table:style-name="ce125" table:formula="of:=DEC2HEX(HEX2DEC([.AM38])+1)" office:value-type="string" office:string-value="D912" calcext:value-type="string">
            <text:p>D912</text:p>
          </table:table-cell>
          <table:table-cell table:style-name="ce125" table:formula="of:=DEC2HEX(HEX2DEC([.AN38])+1)" office:value-type="string" office:string-value="D913" calcext:value-type="string">
            <text:p>D913</text:p>
          </table:table-cell>
          <table:table-cell table:style-name="ce125" table:formula="of:=DEC2HEX(HEX2DEC([.AO38])+1)" office:value-type="string" office:string-value="D914" calcext:value-type="string">
            <text:p>D914</text:p>
          </table:table-cell>
          <table:table-cell table:style-name="ce125" table:formula="of:=DEC2HEX(HEX2DEC([.AP38])+1)" office:value-type="string" office:string-value="D915" calcext:value-type="string">
            <text:p>D915</text:p>
          </table:table-cell>
          <table:table-cell table:style-name="ce125" table:formula="of:=DEC2HEX(HEX2DEC([.AQ38])+1)" office:value-type="string" office:string-value="D916" calcext:value-type="string">
            <text:p>D916</text:p>
          </table:table-cell>
          <table:table-cell table:style-name="ce125" table:formula="of:=DEC2HEX(HEX2DEC([.AR38])+1)" office:value-type="string" office:string-value="D917" calcext:value-type="string">
            <text:p>D917</text:p>
          </table:table-cell>
          <table:table-cell table:number-columns-repeated="979"/>
        </table:table-row>
        <table:table-row table:style-name="ro1">
          <table:table-cell/>
          <table:table-cell table:style-name="ce115"/>
          <table:table-cell table:style-name="ce52" office:value-type="string" calcext:value-type="string">
            <text:p>Status Text</text:p>
          </table:table-cell>
          <table:table-cell/>
          <table:table-cell table:style-name="ce119" table:formula="of:=[.E38]+1" office:value-type="float" office:value="8" calcext:value-type="float">
            <text:p>8</text:p>
          </table:table-cell>
          <table:table-cell table:style-name="ce64" table:formula="of:=DEC2HEX(HEX2DEC([.AS38])+1)" office:value-type="string" office:string-value="D918" calcext:value-type="string">
            <text:p>D918</text:p>
          </table:table-cell>
          <table:table-cell table:style-name="ce64" table:formula="of:=DEC2HEX(HEX2DEC([.F39])+1)" office:value-type="string" office:string-value="D919" calcext:value-type="string">
            <text:p>D919</text:p>
          </table:table-cell>
          <table:table-cell table:style-name="ce64" table:formula="of:=DEC2HEX(HEX2DEC([.G39])+1)" office:value-type="string" office:string-value="D91A" calcext:value-type="string">
            <text:p>D91A</text:p>
          </table:table-cell>
          <table:table-cell table:style-name="ce64" table:formula="of:=DEC2HEX(HEX2DEC([.H39])+1)" office:value-type="string" office:string-value="D91B" calcext:value-type="string">
            <text:p>D91B</text:p>
          </table:table-cell>
          <table:table-cell table:style-name="ce64" table:formula="of:=DEC2HEX(HEX2DEC([.I39])+1)" office:value-type="string" office:string-value="D91C" calcext:value-type="string">
            <text:p>D91C</text:p>
          </table:table-cell>
          <table:table-cell table:style-name="ce64" table:formula="of:=DEC2HEX(HEX2DEC([.J39])+1)" office:value-type="string" office:string-value="D91D" calcext:value-type="string">
            <text:p>D91D</text:p>
          </table:table-cell>
          <table:table-cell table:style-name="ce64" table:formula="of:=DEC2HEX(HEX2DEC([.K39])+1)" office:value-type="string" office:string-value="D91E" calcext:value-type="string">
            <text:p>D91E</text:p>
          </table:table-cell>
          <table:table-cell table:style-name="ce64" table:formula="of:=DEC2HEX(HEX2DEC([.L39])+1)" office:value-type="string" office:string-value="D91F" calcext:value-type="string">
            <text:p>D91F</text:p>
          </table:table-cell>
          <table:table-cell table:style-name="ce64" table:formula="of:=DEC2HEX(HEX2DEC([.M39])+1)" office:value-type="string" office:string-value="D920" calcext:value-type="string">
            <text:p>D920</text:p>
          </table:table-cell>
          <table:table-cell table:style-name="ce64" table:formula="of:=DEC2HEX(HEX2DEC([.N39])+1)" office:value-type="string" office:string-value="D921" calcext:value-type="string">
            <text:p>D921</text:p>
          </table:table-cell>
          <table:table-cell table:style-name="ce64" table:formula="of:=DEC2HEX(HEX2DEC([.O39])+1)" office:value-type="string" office:string-value="D922" calcext:value-type="string">
            <text:p>D922</text:p>
          </table:table-cell>
          <table:table-cell table:style-name="ce64" table:formula="of:=DEC2HEX(HEX2DEC([.P39])+1)" office:value-type="string" office:string-value="D923" calcext:value-type="string">
            <text:p>D923</text:p>
          </table:table-cell>
          <table:table-cell table:style-name="ce64" table:formula="of:=DEC2HEX(HEX2DEC([.Q39])+1)" office:value-type="string" office:string-value="D924" calcext:value-type="string">
            <text:p>D924</text:p>
          </table:table-cell>
          <table:table-cell table:style-name="ce64" table:formula="of:=DEC2HEX(HEX2DEC([.R39])+1)" office:value-type="string" office:string-value="D925" calcext:value-type="string">
            <text:p>D925</text:p>
          </table:table-cell>
          <table:table-cell table:style-name="ce64" table:formula="of:=DEC2HEX(HEX2DEC([.S39])+1)" office:value-type="string" office:string-value="D926" calcext:value-type="string">
            <text:p>D926</text:p>
          </table:table-cell>
          <table:table-cell table:style-name="ce64" table:formula="of:=DEC2HEX(HEX2DEC([.T39])+1)" office:value-type="string" office:string-value="D927" calcext:value-type="string">
            <text:p>D927</text:p>
          </table:table-cell>
          <table:table-cell table:style-name="ce64" table:formula="of:=DEC2HEX(HEX2DEC([.U39])+1)" office:value-type="string" office:string-value="D928" calcext:value-type="string">
            <text:p>D928</text:p>
          </table:table-cell>
          <table:table-cell table:style-name="ce64" table:formula="of:=DEC2HEX(HEX2DEC([.V39])+1)" office:value-type="string" office:string-value="D929" calcext:value-type="string">
            <text:p>D929</text:p>
          </table:table-cell>
          <table:table-cell table:style-name="ce64" table:formula="of:=DEC2HEX(HEX2DEC([.W39])+1)" office:value-type="string" office:string-value="D92A" calcext:value-type="string">
            <text:p>D92A</text:p>
          </table:table-cell>
          <table:table-cell table:style-name="ce64" table:formula="of:=DEC2HEX(HEX2DEC([.X39])+1)" office:value-type="string" office:string-value="D92B" calcext:value-type="string">
            <text:p>D92B</text:p>
          </table:table-cell>
          <table:table-cell table:style-name="ce64" table:formula="of:=DEC2HEX(HEX2DEC([.Y39])+1)" office:value-type="string" office:string-value="D92C" calcext:value-type="string">
            <text:p>D92C</text:p>
          </table:table-cell>
          <table:table-cell table:style-name="ce64" table:formula="of:=DEC2HEX(HEX2DEC([.Z39])+1)" office:value-type="string" office:string-value="D92D" calcext:value-type="string">
            <text:p>D92D</text:p>
          </table:table-cell>
          <table:table-cell table:style-name="ce124" table:formula="of:=DEC2HEX(HEX2DEC([.AA39])+1)" office:value-type="string" office:string-value="D92E" calcext:value-type="string">
            <text:p>D92E</text:p>
          </table:table-cell>
          <table:table-cell table:style-name="ce125" table:formula="of:=DEC2HEX(HEX2DEC([.AB39])+1)" office:value-type="string" office:string-value="D92F" calcext:value-type="string">
            <text:p>D92F</text:p>
          </table:table-cell>
          <table:table-cell table:style-name="ce125" table:formula="of:=DEC2HEX(HEX2DEC([.AC39])+1)" office:value-type="string" office:string-value="D930" calcext:value-type="string">
            <text:p>D930</text:p>
          </table:table-cell>
          <table:table-cell table:style-name="ce125" table:formula="of:=DEC2HEX(HEX2DEC([.AD39])+1)" office:value-type="string" office:string-value="D931" calcext:value-type="string">
            <text:p>D931</text:p>
          </table:table-cell>
          <table:table-cell table:style-name="ce125" table:formula="of:=DEC2HEX(HEX2DEC([.AE39])+1)" office:value-type="string" office:string-value="D932" calcext:value-type="string">
            <text:p>D932</text:p>
          </table:table-cell>
          <table:table-cell table:style-name="ce125" table:formula="of:=DEC2HEX(HEX2DEC([.AF39])+1)" office:value-type="string" office:string-value="D933" calcext:value-type="string">
            <text:p>D933</text:p>
          </table:table-cell>
          <table:table-cell table:style-name="ce125" table:formula="of:=DEC2HEX(HEX2DEC([.AG39])+1)" office:value-type="string" office:string-value="D934" calcext:value-type="string">
            <text:p>D934</text:p>
          </table:table-cell>
          <table:table-cell table:style-name="ce125" table:formula="of:=DEC2HEX(HEX2DEC([.AH39])+1)" office:value-type="string" office:string-value="D935" calcext:value-type="string">
            <text:p>D935</text:p>
          </table:table-cell>
          <table:table-cell table:style-name="ce125" table:formula="of:=DEC2HEX(HEX2DEC([.AI39])+1)" office:value-type="string" office:string-value="D936" calcext:value-type="string">
            <text:p>D936</text:p>
          </table:table-cell>
          <table:table-cell table:style-name="ce125" table:formula="of:=DEC2HEX(HEX2DEC([.AJ39])+1)" office:value-type="string" office:string-value="D937" calcext:value-type="string">
            <text:p>D937</text:p>
          </table:table-cell>
          <table:table-cell table:style-name="ce125" table:formula="of:=DEC2HEX(HEX2DEC([.AK39])+1)" office:value-type="string" office:string-value="D938" calcext:value-type="string">
            <text:p>D938</text:p>
          </table:table-cell>
          <table:table-cell table:style-name="ce125" table:formula="of:=DEC2HEX(HEX2DEC([.AL39])+1)" office:value-type="string" office:string-value="D939" calcext:value-type="string">
            <text:p>D939</text:p>
          </table:table-cell>
          <table:table-cell table:style-name="ce125" table:formula="of:=DEC2HEX(HEX2DEC([.AM39])+1)" office:value-type="string" office:string-value="D93A" calcext:value-type="string">
            <text:p>D93A</text:p>
          </table:table-cell>
          <table:table-cell table:style-name="ce125" table:formula="of:=DEC2HEX(HEX2DEC([.AN39])+1)" office:value-type="string" office:string-value="D93B" calcext:value-type="string">
            <text:p>D93B</text:p>
          </table:table-cell>
          <table:table-cell table:style-name="ce125" table:formula="of:=DEC2HEX(HEX2DEC([.AO39])+1)" office:value-type="string" office:string-value="D93C" calcext:value-type="string">
            <text:p>D93C</text:p>
          </table:table-cell>
          <table:table-cell table:style-name="ce125" table:formula="of:=DEC2HEX(HEX2DEC([.AP39])+1)" office:value-type="string" office:string-value="D93D" calcext:value-type="string">
            <text:p>D93D</text:p>
          </table:table-cell>
          <table:table-cell table:style-name="ce125" table:formula="of:=DEC2HEX(HEX2DEC([.AQ39])+1)" office:value-type="string" office:string-value="D93E" calcext:value-type="string">
            <text:p>D93E</text:p>
          </table:table-cell>
          <table:table-cell table:style-name="ce125" table:formula="of:=DEC2HEX(HEX2DEC([.AR39])+1)" office:value-type="string" office:string-value="D93F" calcext:value-type="string">
            <text:p>D93F</text:p>
          </table:table-cell>
          <table:table-cell table:number-columns-repeated="979"/>
        </table:table-row>
        <table:table-row table:style-name="ro1">
          <table:table-cell/>
          <table:table-cell table:style-name="ce116"/>
          <table:table-cell table:style-name="ce52" office:value-type="string" calcext:value-type="string">
            <text:p>Light</text:p>
          </table:table-cell>
          <table:table-cell/>
          <table:table-cell table:style-name="ce119" table:formula="of:=[.E39]+1" office:value-type="float" office:value="9" calcext:value-type="float">
            <text:p>9</text:p>
          </table:table-cell>
          <table:table-cell table:style-name="ce64" table:formula="of:=DEC2HEX(HEX2DEC([.AS39])+1)" office:value-type="string" office:string-value="D940" calcext:value-type="string">
            <text:p>D940</text:p>
          </table:table-cell>
          <table:table-cell table:style-name="ce64" table:formula="of:=DEC2HEX(HEX2DEC([.F40])+1)" office:value-type="string" office:string-value="D941" calcext:value-type="string">
            <text:p>D941</text:p>
          </table:table-cell>
          <table:table-cell table:style-name="ce64" table:formula="of:=DEC2HEX(HEX2DEC([.G40])+1)" office:value-type="string" office:string-value="D942" calcext:value-type="string">
            <text:p>D942</text:p>
          </table:table-cell>
          <table:table-cell table:style-name="ce64" table:formula="of:=DEC2HEX(HEX2DEC([.H40])+1)" office:value-type="string" office:string-value="D943" calcext:value-type="string">
            <text:p>D943</text:p>
          </table:table-cell>
          <table:table-cell table:style-name="ce64" table:formula="of:=DEC2HEX(HEX2DEC([.I40])+1)" office:value-type="string" office:string-value="D944" calcext:value-type="string">
            <text:p>D944</text:p>
          </table:table-cell>
          <table:table-cell table:style-name="ce64" table:formula="of:=DEC2HEX(HEX2DEC([.J40])+1)" office:value-type="string" office:string-value="D945" calcext:value-type="string">
            <text:p>D945</text:p>
          </table:table-cell>
          <table:table-cell table:style-name="ce64" table:formula="of:=DEC2HEX(HEX2DEC([.K40])+1)" office:value-type="string" office:string-value="D946" calcext:value-type="string">
            <text:p>D946</text:p>
          </table:table-cell>
          <table:table-cell table:style-name="ce64" table:formula="of:=DEC2HEX(HEX2DEC([.L40])+1)" office:value-type="string" office:string-value="D947" calcext:value-type="string">
            <text:p>D947</text:p>
          </table:table-cell>
          <table:table-cell table:style-name="ce64" table:formula="of:=DEC2HEX(HEX2DEC([.M40])+1)" office:value-type="string" office:string-value="D948" calcext:value-type="string">
            <text:p>D948</text:p>
          </table:table-cell>
          <table:table-cell table:style-name="ce64" table:formula="of:=DEC2HEX(HEX2DEC([.N40])+1)" office:value-type="string" office:string-value="D949" calcext:value-type="string">
            <text:p>D949</text:p>
          </table:table-cell>
          <table:table-cell table:style-name="ce64" table:formula="of:=DEC2HEX(HEX2DEC([.O40])+1)" office:value-type="string" office:string-value="D94A" calcext:value-type="string">
            <text:p>D94A</text:p>
          </table:table-cell>
          <table:table-cell table:style-name="ce123" table:formula="of:=DEC2HEX(HEX2DEC([.P40])+1)" office:value-type="string" office:string-value="D94B" calcext:value-type="string">
            <text:p>D94B</text:p>
          </table:table-cell>
          <table:table-cell table:style-name="ce64" table:formula="of:=DEC2HEX(HEX2DEC([.Q40])+1)" office:value-type="string" office:string-value="D94C" calcext:value-type="string">
            <text:p>D94C</text:p>
          </table:table-cell>
          <table:table-cell table:style-name="ce64" table:formula="of:=DEC2HEX(HEX2DEC([.R40])+1)" office:value-type="string" office:string-value="D94D" calcext:value-type="string">
            <text:p>D94D</text:p>
          </table:table-cell>
          <table:table-cell table:style-name="ce64" table:formula="of:=DEC2HEX(HEX2DEC([.S40])+1)" office:value-type="string" office:string-value="D94E" calcext:value-type="string">
            <text:p>D94E</text:p>
          </table:table-cell>
          <table:table-cell table:style-name="ce64" table:formula="of:=DEC2HEX(HEX2DEC([.T40])+1)" office:value-type="string" office:string-value="D94F" calcext:value-type="string">
            <text:p>D94F</text:p>
          </table:table-cell>
          <table:table-cell table:style-name="ce64" table:formula="of:=DEC2HEX(HEX2DEC([.U40])+1)" office:value-type="string" office:string-value="D950" calcext:value-type="string">
            <text:p>D950</text:p>
          </table:table-cell>
          <table:table-cell table:style-name="ce64" table:formula="of:=DEC2HEX(HEX2DEC([.V40])+1)" office:value-type="string" office:string-value="D951" calcext:value-type="string">
            <text:p>D951</text:p>
          </table:table-cell>
          <table:table-cell table:style-name="ce64" table:formula="of:=DEC2HEX(HEX2DEC([.W40])+1)" office:value-type="string" office:string-value="D952" calcext:value-type="string">
            <text:p>D952</text:p>
          </table:table-cell>
          <table:table-cell table:style-name="ce64" table:formula="of:=DEC2HEX(HEX2DEC([.X40])+1)" office:value-type="string" office:string-value="D953" calcext:value-type="string">
            <text:p>D953</text:p>
          </table:table-cell>
          <table:table-cell table:style-name="ce64" table:formula="of:=DEC2HEX(HEX2DEC([.Y40])+1)" office:value-type="string" office:string-value="D954" calcext:value-type="string">
            <text:p>D954</text:p>
          </table:table-cell>
          <table:table-cell table:style-name="ce64" table:formula="of:=DEC2HEX(HEX2DEC([.Z40])+1)" office:value-type="string" office:string-value="D955" calcext:value-type="string">
            <text:p>D955</text:p>
          </table:table-cell>
          <table:table-cell table:style-name="ce124" table:formula="of:=DEC2HEX(HEX2DEC([.AA40])+1)" office:value-type="string" office:string-value="D956" calcext:value-type="string">
            <text:p>D956</text:p>
          </table:table-cell>
          <table:table-cell table:style-name="ce125" table:formula="of:=DEC2HEX(HEX2DEC([.AB40])+1)" office:value-type="string" office:string-value="D957" calcext:value-type="string">
            <text:p>D957</text:p>
          </table:table-cell>
          <table:table-cell table:style-name="ce125" table:formula="of:=DEC2HEX(HEX2DEC([.AC40])+1)" office:value-type="string" office:string-value="D958" calcext:value-type="string">
            <text:p>D958</text:p>
          </table:table-cell>
          <table:table-cell table:style-name="ce125" table:formula="of:=DEC2HEX(HEX2DEC([.AD40])+1)" office:value-type="string" office:string-value="D959" calcext:value-type="string">
            <text:p>D959</text:p>
          </table:table-cell>
          <table:table-cell table:style-name="ce125" table:formula="of:=DEC2HEX(HEX2DEC([.AE40])+1)" office:value-type="string" office:string-value="D95A" calcext:value-type="string">
            <text:p>D95A</text:p>
          </table:table-cell>
          <table:table-cell table:style-name="ce125" table:formula="of:=DEC2HEX(HEX2DEC([.AF40])+1)" office:value-type="string" office:string-value="D95B" calcext:value-type="string">
            <text:p>D95B</text:p>
          </table:table-cell>
          <table:table-cell table:style-name="ce125" table:formula="of:=DEC2HEX(HEX2DEC([.AG40])+1)" office:value-type="string" office:string-value="D95C" calcext:value-type="string">
            <text:p>D95C</text:p>
          </table:table-cell>
          <table:table-cell table:style-name="ce125" table:formula="of:=DEC2HEX(HEX2DEC([.AH40])+1)" office:value-type="string" office:string-value="D95D" calcext:value-type="string">
            <text:p>D95D</text:p>
          </table:table-cell>
          <table:table-cell table:style-name="ce125" table:formula="of:=DEC2HEX(HEX2DEC([.AI40])+1)" office:value-type="string" office:string-value="D95E" calcext:value-type="string">
            <text:p>D95E</text:p>
          </table:table-cell>
          <table:table-cell table:style-name="ce125" table:formula="of:=DEC2HEX(HEX2DEC([.AJ40])+1)" office:value-type="string" office:string-value="D95F" calcext:value-type="string">
            <text:p>D95F</text:p>
          </table:table-cell>
          <table:table-cell table:style-name="ce125" table:formula="of:=DEC2HEX(HEX2DEC([.AK40])+1)" office:value-type="string" office:string-value="D960" calcext:value-type="string">
            <text:p>D960</text:p>
          </table:table-cell>
          <table:table-cell table:style-name="ce125" table:formula="of:=DEC2HEX(HEX2DEC([.AL40])+1)" office:value-type="string" office:string-value="D961" calcext:value-type="string">
            <text:p>D961</text:p>
          </table:table-cell>
          <table:table-cell table:style-name="ce125" table:formula="of:=DEC2HEX(HEX2DEC([.AM40])+1)" office:value-type="string" office:string-value="D962" calcext:value-type="string">
            <text:p>D962</text:p>
          </table:table-cell>
          <table:table-cell table:style-name="ce125" table:formula="of:=DEC2HEX(HEX2DEC([.AN40])+1)" office:value-type="string" office:string-value="D963" calcext:value-type="string">
            <text:p>D963</text:p>
          </table:table-cell>
          <table:table-cell table:style-name="ce125" table:formula="of:=DEC2HEX(HEX2DEC([.AO40])+1)" office:value-type="string" office:string-value="D964" calcext:value-type="string">
            <text:p>D964</text:p>
          </table:table-cell>
          <table:table-cell table:style-name="ce125" table:formula="of:=DEC2HEX(HEX2DEC([.AP40])+1)" office:value-type="string" office:string-value="D965" calcext:value-type="string">
            <text:p>D965</text:p>
          </table:table-cell>
          <table:table-cell table:style-name="ce125" table:formula="of:=DEC2HEX(HEX2DEC([.AQ40])+1)" office:value-type="string" office:string-value="D966" calcext:value-type="string">
            <text:p>D966</text:p>
          </table:table-cell>
          <table:table-cell table:style-name="ce125" table:formula="of:=DEC2HEX(HEX2DEC([.AR40])+1)" office:value-type="string" office:string-value="D967" calcext:value-type="string">
            <text:p>D967</text:p>
          </table:table-cell>
          <table:table-cell table:number-columns-repeated="979"/>
        </table:table-row>
        <table:table-row table:style-name="ro1">
          <table:table-cell/>
          <table:table-cell table:style-name="ce117"/>
          <table:table-cell table:style-name="ce52" office:value-type="string" calcext:value-type="string">
            <text:p>PC Char Graphics</text:p>
          </table:table-cell>
          <table:table-cell/>
          <table:table-cell table:style-name="ce119" table:formula="of:=[.E40]+1" office:value-type="float" office:value="10" calcext:value-type="float">
            <text:p>10</text:p>
          </table:table-cell>
          <table:table-cell table:style-name="ce64" table:formula="of:=DEC2HEX(HEX2DEC([.AS40])+1)" office:value-type="string" office:string-value="D968" calcext:value-type="string">
            <text:p>D968</text:p>
          </table:table-cell>
          <table:table-cell table:style-name="ce64" table:formula="of:=DEC2HEX(HEX2DEC([.F41])+1)" office:value-type="string" office:string-value="D969" calcext:value-type="string">
            <text:p>D969</text:p>
          </table:table-cell>
          <table:table-cell table:style-name="ce64" table:formula="of:=DEC2HEX(HEX2DEC([.G41])+1)" office:value-type="string" office:string-value="D96A" calcext:value-type="string">
            <text:p>D96A</text:p>
          </table:table-cell>
          <table:table-cell table:style-name="ce64" table:formula="of:=DEC2HEX(HEX2DEC([.H41])+1)" office:value-type="string" office:string-value="D96B" calcext:value-type="string">
            <text:p>D96B</text:p>
          </table:table-cell>
          <table:table-cell table:style-name="ce64" table:formula="of:=DEC2HEX(HEX2DEC([.I41])+1)" office:value-type="string" office:string-value="D96C" calcext:value-type="string">
            <text:p>D96C</text:p>
          </table:table-cell>
          <table:table-cell table:style-name="ce64" table:formula="of:=DEC2HEX(HEX2DEC([.J41])+1)" office:value-type="string" office:string-value="D96D" calcext:value-type="string">
            <text:p>D96D</text:p>
          </table:table-cell>
          <table:table-cell table:style-name="ce122" table:formula="of:=DEC2HEX(HEX2DEC([.K41])+1)" office:value-type="string" office:string-value="D96E" calcext:value-type="string">
            <text:p>D96E</text:p>
          </table:table-cell>
          <table:table-cell table:style-name="ce64" table:formula="of:=DEC2HEX(HEX2DEC([.L41])+1)" office:value-type="string" office:string-value="D96F" calcext:value-type="string">
            <text:p>D96F</text:p>
          </table:table-cell>
          <table:table-cell table:style-name="ce64" table:formula="of:=DEC2HEX(HEX2DEC([.M41])+1)" office:value-type="string" office:string-value="D970" calcext:value-type="string">
            <text:p>D970</text:p>
          </table:table-cell>
          <table:table-cell table:style-name="ce64" table:formula="of:=DEC2HEX(HEX2DEC([.N41])+1)" office:value-type="string" office:string-value="D971" calcext:value-type="string">
            <text:p>D971</text:p>
          </table:table-cell>
          <table:table-cell table:style-name="ce64" table:formula="of:=DEC2HEX(HEX2DEC([.O41])+1)" office:value-type="string" office:string-value="D972" calcext:value-type="string">
            <text:p>D972</text:p>
          </table:table-cell>
          <table:table-cell table:style-name="ce64" table:formula="of:=DEC2HEX(HEX2DEC([.P41])+1)" office:value-type="string" office:string-value="D973" calcext:value-type="string">
            <text:p>D973</text:p>
          </table:table-cell>
          <table:table-cell table:style-name="ce64" table:formula="of:=DEC2HEX(HEX2DEC([.Q41])+1)" office:value-type="string" office:string-value="D974" calcext:value-type="string">
            <text:p>D974</text:p>
          </table:table-cell>
          <table:table-cell table:style-name="ce53" table:formula="of:=DEC2HEX(HEX2DEC([.R41])+1)" office:value-type="string" office:string-value="D975" calcext:value-type="string">
            <text:p>D975</text:p>
          </table:table-cell>
          <table:table-cell table:style-name="ce53" table:formula="of:=DEC2HEX(HEX2DEC([.S41])+1)" office:value-type="string" office:string-value="D976" calcext:value-type="string">
            <text:p>D976</text:p>
          </table:table-cell>
          <table:table-cell table:style-name="ce64" table:formula="of:=DEC2HEX(HEX2DEC([.T41])+1)" office:value-type="string" office:string-value="D977" calcext:value-type="string">
            <text:p>D977</text:p>
          </table:table-cell>
          <table:table-cell table:style-name="ce64" table:formula="of:=DEC2HEX(HEX2DEC([.U41])+1)" office:value-type="string" office:string-value="D978" calcext:value-type="string">
            <text:p>D978</text:p>
          </table:table-cell>
          <table:table-cell table:style-name="ce64" table:formula="of:=DEC2HEX(HEX2DEC([.V41])+1)" office:value-type="string" office:string-value="D979" calcext:value-type="string">
            <text:p>D979</text:p>
          </table:table-cell>
          <table:table-cell table:style-name="ce122" table:formula="of:=DEC2HEX(HEX2DEC([.W41])+1)" office:value-type="string" office:string-value="D97A" calcext:value-type="string">
            <text:p>D97A</text:p>
          </table:table-cell>
          <table:table-cell table:style-name="ce64" table:formula="of:=DEC2HEX(HEX2DEC([.X41])+1)" office:value-type="string" office:string-value="D97B" calcext:value-type="string">
            <text:p>D97B</text:p>
          </table:table-cell>
          <table:table-cell table:style-name="ce64" table:formula="of:=DEC2HEX(HEX2DEC([.Y41])+1)" office:value-type="string" office:string-value="D97C" calcext:value-type="string">
            <text:p>D97C</text:p>
          </table:table-cell>
          <table:table-cell table:style-name="ce64" table:formula="of:=DEC2HEX(HEX2DEC([.Z41])+1)" office:value-type="string" office:string-value="D97D" calcext:value-type="string">
            <text:p>D97D</text:p>
          </table:table-cell>
          <table:table-cell table:style-name="ce124" table:formula="of:=DEC2HEX(HEX2DEC([.AA41])+1)" office:value-type="string" office:string-value="D97E" calcext:value-type="string">
            <text:p>D97E</text:p>
          </table:table-cell>
          <table:table-cell table:style-name="ce125" table:formula="of:=DEC2HEX(HEX2DEC([.AB41])+1)" office:value-type="string" office:string-value="D97F" calcext:value-type="string">
            <text:p>D97F</text:p>
          </table:table-cell>
          <table:table-cell table:style-name="ce125" table:formula="of:=DEC2HEX(HEX2DEC([.AC41])+1)" office:value-type="string" office:string-value="D980" calcext:value-type="string">
            <text:p>D980</text:p>
          </table:table-cell>
          <table:table-cell table:style-name="ce125" table:formula="of:=DEC2HEX(HEX2DEC([.AD41])+1)" office:value-type="string" office:string-value="D981" calcext:value-type="string">
            <text:p>D981</text:p>
          </table:table-cell>
          <table:table-cell table:style-name="ce125" table:formula="of:=DEC2HEX(HEX2DEC([.AE41])+1)" office:value-type="string" office:string-value="D982" calcext:value-type="string">
            <text:p>D982</text:p>
          </table:table-cell>
          <table:table-cell table:style-name="ce125" table:formula="of:=DEC2HEX(HEX2DEC([.AF41])+1)" office:value-type="string" office:string-value="D983" calcext:value-type="string">
            <text:p>D983</text:p>
          </table:table-cell>
          <table:table-cell table:style-name="ce125" table:formula="of:=DEC2HEX(HEX2DEC([.AG41])+1)" office:value-type="string" office:string-value="D984" calcext:value-type="string">
            <text:p>D984</text:p>
          </table:table-cell>
          <table:table-cell table:style-name="ce125" table:formula="of:=DEC2HEX(HEX2DEC([.AH41])+1)" office:value-type="string" office:string-value="D985" calcext:value-type="string">
            <text:p>D985</text:p>
          </table:table-cell>
          <table:table-cell table:style-name="ce125" table:formula="of:=DEC2HEX(HEX2DEC([.AI41])+1)" office:value-type="string" office:string-value="D986" calcext:value-type="string">
            <text:p>D986</text:p>
          </table:table-cell>
          <table:table-cell table:style-name="ce125" table:formula="of:=DEC2HEX(HEX2DEC([.AJ41])+1)" office:value-type="string" office:string-value="D987" calcext:value-type="string">
            <text:p>D987</text:p>
          </table:table-cell>
          <table:table-cell table:style-name="ce125" table:formula="of:=DEC2HEX(HEX2DEC([.AK41])+1)" office:value-type="string" office:string-value="D988" calcext:value-type="string">
            <text:p>D988</text:p>
          </table:table-cell>
          <table:table-cell table:style-name="ce125" table:formula="of:=DEC2HEX(HEX2DEC([.AL41])+1)" office:value-type="string" office:string-value="D989" calcext:value-type="string">
            <text:p>D989</text:p>
          </table:table-cell>
          <table:table-cell table:style-name="ce125" table:formula="of:=DEC2HEX(HEX2DEC([.AM41])+1)" office:value-type="string" office:string-value="D98A" calcext:value-type="string">
            <text:p>D98A</text:p>
          </table:table-cell>
          <table:table-cell table:style-name="ce125" table:formula="of:=DEC2HEX(HEX2DEC([.AN41])+1)" office:value-type="string" office:string-value="D98B" calcext:value-type="string">
            <text:p>D98B</text:p>
          </table:table-cell>
          <table:table-cell table:style-name="ce125" table:formula="of:=DEC2HEX(HEX2DEC([.AO41])+1)" office:value-type="string" office:string-value="D98C" calcext:value-type="string">
            <text:p>D98C</text:p>
          </table:table-cell>
          <table:table-cell table:style-name="ce125" table:formula="of:=DEC2HEX(HEX2DEC([.AP41])+1)" office:value-type="string" office:string-value="D98D" calcext:value-type="string">
            <text:p>D98D</text:p>
          </table:table-cell>
          <table:table-cell table:style-name="ce125" table:formula="of:=DEC2HEX(HEX2DEC([.AQ41])+1)" office:value-type="string" office:string-value="D98E" calcext:value-type="string">
            <text:p>D98E</text:p>
          </table:table-cell>
          <table:table-cell table:style-name="ce125" table:formula="of:=DEC2HEX(HEX2DEC([.AR41])+1)" office:value-type="string" office:string-value="D98F" calcext:value-type="string">
            <text:p>D98F</text:p>
          </table:table-cell>
          <table:table-cell table:number-columns-repeated="979"/>
        </table:table-row>
        <table:table-row table:style-name="ro1">
          <table:table-cell/>
          <table:table-cell table:style-name="ce118"/>
          <table:table-cell table:style-name="ce52" office:value-type="string" calcext:value-type="string">
            <text:p>Unnoticed Marker</text:p>
          </table:table-cell>
          <table:table-cell/>
          <table:table-cell table:style-name="ce119" table:formula="of:=[.E41]+1" office:value-type="float" office:value="11" calcext:value-type="float">
            <text:p>11</text:p>
          </table:table-cell>
          <table:table-cell table:style-name="ce64" table:formula="of:=DEC2HEX(HEX2DEC([.AS41])+1)" office:value-type="string" office:string-value="D990" calcext:value-type="string">
            <text:p>D990</text:p>
          </table:table-cell>
          <table:table-cell table:style-name="ce64" table:formula="of:=DEC2HEX(HEX2DEC([.F42])+1)" office:value-type="string" office:string-value="D991" calcext:value-type="string">
            <text:p>D991</text:p>
          </table:table-cell>
          <table:table-cell table:style-name="ce64" table:formula="of:=DEC2HEX(HEX2DEC([.G42])+1)" office:value-type="string" office:string-value="D992" calcext:value-type="string">
            <text:p>D992</text:p>
          </table:table-cell>
          <table:table-cell table:style-name="ce64" table:formula="of:=DEC2HEX(HEX2DEC([.H42])+1)" office:value-type="string" office:string-value="D993" calcext:value-type="string">
            <text:p>D993</text:p>
          </table:table-cell>
          <table:table-cell table:style-name="ce64" table:formula="of:=DEC2HEX(HEX2DEC([.I42])+1)" office:value-type="string" office:string-value="D994" calcext:value-type="string">
            <text:p>D994</text:p>
          </table:table-cell>
          <table:table-cell table:style-name="ce64" table:formula="of:=DEC2HEX(HEX2DEC([.J42])+1)" office:value-type="string" office:string-value="D995" calcext:value-type="string">
            <text:p>D995</text:p>
          </table:table-cell>
          <table:table-cell table:style-name="ce64" table:formula="of:=DEC2HEX(HEX2DEC([.K42])+1)" office:value-type="string" office:string-value="D996" calcext:value-type="string">
            <text:p>D996</text:p>
          </table:table-cell>
          <table:table-cell table:style-name="ce64" table:formula="of:=DEC2HEX(HEX2DEC([.L42])+1)" office:value-type="string" office:string-value="D997" calcext:value-type="string">
            <text:p>D997</text:p>
          </table:table-cell>
          <table:table-cell table:style-name="ce64" table:formula="of:=DEC2HEX(HEX2DEC([.M42])+1)" office:value-type="string" office:string-value="D998" calcext:value-type="string">
            <text:p>D998</text:p>
          </table:table-cell>
          <table:table-cell table:style-name="ce64" table:formula="of:=DEC2HEX(HEX2DEC([.N42])+1)" office:value-type="string" office:string-value="D999" calcext:value-type="string">
            <text:p>D999</text:p>
          </table:table-cell>
          <table:table-cell table:style-name="ce64" table:formula="of:=DEC2HEX(HEX2DEC([.O42])+1)" office:value-type="string" office:string-value="D99A" calcext:value-type="string">
            <text:p>D99A</text:p>
          </table:table-cell>
          <table:table-cell table:style-name="ce64" table:formula="of:=DEC2HEX(HEX2DEC([.P42])+1)" office:value-type="string" office:string-value="D99B" calcext:value-type="string">
            <text:p>D99B</text:p>
          </table:table-cell>
          <table:table-cell table:style-name="ce64" table:formula="of:=DEC2HEX(HEX2DEC([.Q42])+1)" office:value-type="string" office:string-value="D99C" calcext:value-type="string">
            <text:p>D99C</text:p>
          </table:table-cell>
          <table:table-cell table:style-name="ce53" table:formula="of:=DEC2HEX(HEX2DEC([.R42])+1)" office:value-type="string" office:string-value="D99D" calcext:value-type="string">
            <text:p>D99D</text:p>
          </table:table-cell>
          <table:table-cell table:style-name="ce64" table:formula="of:=DEC2HEX(HEX2DEC([.S42])+1)" office:value-type="string" office:string-value="D99E" calcext:value-type="string">
            <text:p>D99E</text:p>
          </table:table-cell>
          <table:table-cell table:style-name="ce64" table:formula="of:=DEC2HEX(HEX2DEC([.T42])+1)" office:value-type="string" office:string-value="D99F" calcext:value-type="string">
            <text:p>D99F</text:p>
          </table:table-cell>
          <table:table-cell table:style-name="ce64" table:formula="of:=DEC2HEX(HEX2DEC([.U42])+1)" office:value-type="string" office:string-value="D9A0" calcext:value-type="string">
            <text:p>D9A0</text:p>
          </table:table-cell>
          <table:table-cell table:style-name="ce64" table:formula="of:=DEC2HEX(HEX2DEC([.V42])+1)" office:value-type="string" office:string-value="D9A1" calcext:value-type="string">
            <text:p>D9A1</text:p>
          </table:table-cell>
          <table:table-cell table:style-name="ce64" table:formula="of:=DEC2HEX(HEX2DEC([.W42])+1)" office:value-type="string" office:string-value="D9A2" calcext:value-type="string">
            <text:p>D9A2</text:p>
          </table:table-cell>
          <table:table-cell table:style-name="ce64" table:formula="of:=DEC2HEX(HEX2DEC([.X42])+1)" office:value-type="string" office:string-value="D9A3" calcext:value-type="string">
            <text:p>D9A3</text:p>
          </table:table-cell>
          <table:table-cell table:style-name="ce64" table:formula="of:=DEC2HEX(HEX2DEC([.Y42])+1)" office:value-type="string" office:string-value="D9A4" calcext:value-type="string">
            <text:p>D9A4</text:p>
          </table:table-cell>
          <table:table-cell table:style-name="ce64" table:formula="of:=DEC2HEX(HEX2DEC([.Z42])+1)" office:value-type="string" office:string-value="D9A5" calcext:value-type="string">
            <text:p>D9A5</text:p>
          </table:table-cell>
          <table:table-cell table:style-name="ce124" table:formula="of:=DEC2HEX(HEX2DEC([.AA42])+1)" office:value-type="string" office:string-value="D9A6" calcext:value-type="string">
            <text:p>D9A6</text:p>
          </table:table-cell>
          <table:table-cell table:style-name="ce125" table:formula="of:=DEC2HEX(HEX2DEC([.AB42])+1)" office:value-type="string" office:string-value="D9A7" calcext:value-type="string">
            <text:p>D9A7</text:p>
          </table:table-cell>
          <table:table-cell table:style-name="ce125" table:formula="of:=DEC2HEX(HEX2DEC([.AC42])+1)" office:value-type="string" office:string-value="D9A8" calcext:value-type="string">
            <text:p>D9A8</text:p>
          </table:table-cell>
          <table:table-cell table:style-name="ce125" table:formula="of:=DEC2HEX(HEX2DEC([.AD42])+1)" office:value-type="string" office:string-value="D9A9" calcext:value-type="string">
            <text:p>D9A9</text:p>
          </table:table-cell>
          <table:table-cell table:style-name="ce125" table:formula="of:=DEC2HEX(HEX2DEC([.AE42])+1)" office:value-type="string" office:string-value="D9AA" calcext:value-type="string">
            <text:p>D9AA</text:p>
          </table:table-cell>
          <table:table-cell table:style-name="ce125" table:formula="of:=DEC2HEX(HEX2DEC([.AF42])+1)" office:value-type="string" office:string-value="D9AB" calcext:value-type="string">
            <text:p>D9AB</text:p>
          </table:table-cell>
          <table:table-cell table:style-name="ce125" table:formula="of:=DEC2HEX(HEX2DEC([.AG42])+1)" office:value-type="string" office:string-value="D9AC" calcext:value-type="string">
            <text:p>D9AC</text:p>
          </table:table-cell>
          <table:table-cell table:style-name="ce125" table:formula="of:=DEC2HEX(HEX2DEC([.AH42])+1)" office:value-type="string" office:string-value="D9AD" calcext:value-type="string">
            <text:p>D9AD</text:p>
          </table:table-cell>
          <table:table-cell table:style-name="ce125" table:formula="of:=DEC2HEX(HEX2DEC([.AI42])+1)" office:value-type="string" office:string-value="D9AE" calcext:value-type="string">
            <text:p>D9AE</text:p>
          </table:table-cell>
          <table:table-cell table:style-name="ce125" table:formula="of:=DEC2HEX(HEX2DEC([.AJ42])+1)" office:value-type="string" office:string-value="D9AF" calcext:value-type="string">
            <text:p>D9AF</text:p>
          </table:table-cell>
          <table:table-cell table:style-name="ce125" table:formula="of:=DEC2HEX(HEX2DEC([.AK42])+1)" office:value-type="string" office:string-value="D9B0" calcext:value-type="string">
            <text:p>D9B0</text:p>
          </table:table-cell>
          <table:table-cell table:style-name="ce125" table:formula="of:=DEC2HEX(HEX2DEC([.AL42])+1)" office:value-type="string" office:string-value="D9B1" calcext:value-type="string">
            <text:p>D9B1</text:p>
          </table:table-cell>
          <table:table-cell table:style-name="ce125" table:formula="of:=DEC2HEX(HEX2DEC([.AM42])+1)" office:value-type="string" office:string-value="D9B2" calcext:value-type="string">
            <text:p>D9B2</text:p>
          </table:table-cell>
          <table:table-cell table:style-name="ce125" table:formula="of:=DEC2HEX(HEX2DEC([.AN42])+1)" office:value-type="string" office:string-value="D9B3" calcext:value-type="string">
            <text:p>D9B3</text:p>
          </table:table-cell>
          <table:table-cell table:style-name="ce125" table:formula="of:=DEC2HEX(HEX2DEC([.AO42])+1)" office:value-type="string" office:string-value="D9B4" calcext:value-type="string">
            <text:p>D9B4</text:p>
          </table:table-cell>
          <table:table-cell table:style-name="ce125" table:formula="of:=DEC2HEX(HEX2DEC([.AP42])+1)" office:value-type="string" office:string-value="D9B5" calcext:value-type="string">
            <text:p>D9B5</text:p>
          </table:table-cell>
          <table:table-cell table:style-name="ce125" table:formula="of:=DEC2HEX(HEX2DEC([.AQ42])+1)" office:value-type="string" office:string-value="D9B6" calcext:value-type="string">
            <text:p>D9B6</text:p>
          </table:table-cell>
          <table:table-cell table:style-name="ce125" table:formula="of:=DEC2HEX(HEX2DEC([.AR42])+1)" office:value-type="string" office:string-value="D9B7" calcext:value-type="string">
            <text:p>D9B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2]+1" office:value-type="float" office:value="12" calcext:value-type="float">
            <text:p>12</text:p>
          </table:table-cell>
          <table:table-cell table:style-name="ce64" table:formula="of:=DEC2HEX(HEX2DEC([.AS42])+1)" office:value-type="string" office:string-value="D9B8" calcext:value-type="string">
            <text:p>D9B8</text:p>
          </table:table-cell>
          <table:table-cell table:style-name="ce64" table:formula="of:=DEC2HEX(HEX2DEC([.F43])+1)" office:value-type="string" office:string-value="D9B9" calcext:value-type="string">
            <text:p>D9B9</text:p>
          </table:table-cell>
          <table:table-cell table:style-name="ce64" table:formula="of:=DEC2HEX(HEX2DEC([.G43])+1)" office:value-type="string" office:string-value="D9BA" calcext:value-type="string">
            <text:p>D9BA</text:p>
          </table:table-cell>
          <table:table-cell table:style-name="ce64" table:formula="of:=DEC2HEX(HEX2DEC([.H43])+1)" office:value-type="string" office:string-value="D9BB" calcext:value-type="string">
            <text:p>D9BB</text:p>
          </table:table-cell>
          <table:table-cell table:style-name="ce64" table:formula="of:=DEC2HEX(HEX2DEC([.I43])+1)" office:value-type="string" office:string-value="D9BC" calcext:value-type="string">
            <text:p>D9BC</text:p>
          </table:table-cell>
          <table:table-cell table:style-name="ce64" table:formula="of:=DEC2HEX(HEX2DEC([.J43])+1)" office:value-type="string" office:string-value="D9BD" calcext:value-type="string">
            <text:p>D9BD</text:p>
          </table:table-cell>
          <table:table-cell table:style-name="ce64" table:formula="of:=DEC2HEX(HEX2DEC([.K43])+1)" office:value-type="string" office:string-value="D9BE" calcext:value-type="string">
            <text:p>D9BE</text:p>
          </table:table-cell>
          <table:table-cell table:style-name="ce64" table:formula="of:=DEC2HEX(HEX2DEC([.L43])+1)" office:value-type="string" office:string-value="D9BF" calcext:value-type="string">
            <text:p>D9BF</text:p>
          </table:table-cell>
          <table:table-cell table:style-name="ce64" table:formula="of:=DEC2HEX(HEX2DEC([.M43])+1)" office:value-type="string" office:string-value="D9C0" calcext:value-type="string">
            <text:p>D9C0</text:p>
          </table:table-cell>
          <table:table-cell table:style-name="ce64" table:formula="of:=DEC2HEX(HEX2DEC([.N43])+1)" office:value-type="string" office:string-value="D9C1" calcext:value-type="string">
            <text:p>D9C1</text:p>
          </table:table-cell>
          <table:table-cell table:style-name="ce64" table:formula="of:=DEC2HEX(HEX2DEC([.O43])+1)" office:value-type="string" office:string-value="D9C2" calcext:value-type="string">
            <text:p>D9C2</text:p>
          </table:table-cell>
          <table:table-cell table:style-name="ce64" table:formula="of:=DEC2HEX(HEX2DEC([.P43])+1)" office:value-type="string" office:string-value="D9C3" calcext:value-type="string">
            <text:p>D9C3</text:p>
          </table:table-cell>
          <table:table-cell table:style-name="ce64" table:formula="of:=DEC2HEX(HEX2DEC([.Q43])+1)" office:value-type="string" office:string-value="D9C4" calcext:value-type="string">
            <text:p>D9C4</text:p>
          </table:table-cell>
          <table:table-cell table:style-name="ce53" table:formula="of:=DEC2HEX(HEX2DEC([.R43])+1)" office:value-type="string" office:string-value="D9C5" calcext:value-type="string">
            <text:p>D9C5</text:p>
          </table:table-cell>
          <table:table-cell table:style-name="ce64" table:formula="of:=DEC2HEX(HEX2DEC([.S43])+1)" office:value-type="string" office:string-value="D9C6" calcext:value-type="string">
            <text:p>D9C6</text:p>
          </table:table-cell>
          <table:table-cell table:style-name="ce64" table:formula="of:=DEC2HEX(HEX2DEC([.T43])+1)" office:value-type="string" office:string-value="D9C7" calcext:value-type="string">
            <text:p>D9C7</text:p>
          </table:table-cell>
          <table:table-cell table:style-name="ce64" table:formula="of:=DEC2HEX(HEX2DEC([.U43])+1)" office:value-type="string" office:string-value="D9C8" calcext:value-type="string">
            <text:p>D9C8</text:p>
          </table:table-cell>
          <table:table-cell table:style-name="ce64" table:formula="of:=DEC2HEX(HEX2DEC([.V43])+1)" office:value-type="string" office:string-value="D9C9" calcext:value-type="string">
            <text:p>D9C9</text:p>
          </table:table-cell>
          <table:table-cell table:style-name="ce64" table:formula="of:=DEC2HEX(HEX2DEC([.W43])+1)" office:value-type="string" office:string-value="D9CA" calcext:value-type="string">
            <text:p>D9CA</text:p>
          </table:table-cell>
          <table:table-cell table:style-name="ce64" table:formula="of:=DEC2HEX(HEX2DEC([.X43])+1)" office:value-type="string" office:string-value="D9CB" calcext:value-type="string">
            <text:p>D9CB</text:p>
          </table:table-cell>
          <table:table-cell table:style-name="ce64" table:formula="of:=DEC2HEX(HEX2DEC([.Y43])+1)" office:value-type="string" office:string-value="D9CC" calcext:value-type="string">
            <text:p>D9CC</text:p>
          </table:table-cell>
          <table:table-cell table:style-name="ce64" table:formula="of:=DEC2HEX(HEX2DEC([.Z43])+1)" office:value-type="string" office:string-value="D9CD" calcext:value-type="string">
            <text:p>D9CD</text:p>
          </table:table-cell>
          <table:table-cell table:style-name="ce124" table:formula="of:=DEC2HEX(HEX2DEC([.AA43])+1)" office:value-type="string" office:string-value="D9CE" calcext:value-type="string">
            <text:p>D9CE</text:p>
          </table:table-cell>
          <table:table-cell table:style-name="ce125" table:formula="of:=DEC2HEX(HEX2DEC([.AB43])+1)" office:value-type="string" office:string-value="D9CF" calcext:value-type="string">
            <text:p>D9CF</text:p>
          </table:table-cell>
          <table:table-cell table:style-name="ce125" table:formula="of:=DEC2HEX(HEX2DEC([.AC43])+1)" office:value-type="string" office:string-value="D9D0" calcext:value-type="string">
            <text:p>D9D0</text:p>
          </table:table-cell>
          <table:table-cell table:style-name="ce125" table:formula="of:=DEC2HEX(HEX2DEC([.AD43])+1)" office:value-type="string" office:string-value="D9D1" calcext:value-type="string">
            <text:p>D9D1</text:p>
          </table:table-cell>
          <table:table-cell table:style-name="ce125" table:formula="of:=DEC2HEX(HEX2DEC([.AE43])+1)" office:value-type="string" office:string-value="D9D2" calcext:value-type="string">
            <text:p>D9D2</text:p>
          </table:table-cell>
          <table:table-cell table:style-name="ce125" table:formula="of:=DEC2HEX(HEX2DEC([.AF43])+1)" office:value-type="string" office:string-value="D9D3" calcext:value-type="string">
            <text:p>D9D3</text:p>
          </table:table-cell>
          <table:table-cell table:style-name="ce125" table:formula="of:=DEC2HEX(HEX2DEC([.AG43])+1)" office:value-type="string" office:string-value="D9D4" calcext:value-type="string">
            <text:p>D9D4</text:p>
          </table:table-cell>
          <table:table-cell table:style-name="ce125" table:formula="of:=DEC2HEX(HEX2DEC([.AH43])+1)" office:value-type="string" office:string-value="D9D5" calcext:value-type="string">
            <text:p>D9D5</text:p>
          </table:table-cell>
          <table:table-cell table:style-name="ce125" table:formula="of:=DEC2HEX(HEX2DEC([.AI43])+1)" office:value-type="string" office:string-value="D9D6" calcext:value-type="string">
            <text:p>D9D6</text:p>
          </table:table-cell>
          <table:table-cell table:style-name="ce125" table:formula="of:=DEC2HEX(HEX2DEC([.AJ43])+1)" office:value-type="string" office:string-value="D9D7" calcext:value-type="string">
            <text:p>D9D7</text:p>
          </table:table-cell>
          <table:table-cell table:style-name="ce125" table:formula="of:=DEC2HEX(HEX2DEC([.AK43])+1)" office:value-type="string" office:string-value="D9D8" calcext:value-type="string">
            <text:p>D9D8</text:p>
          </table:table-cell>
          <table:table-cell table:style-name="ce125" table:formula="of:=DEC2HEX(HEX2DEC([.AL43])+1)" office:value-type="string" office:string-value="D9D9" calcext:value-type="string">
            <text:p>D9D9</text:p>
          </table:table-cell>
          <table:table-cell table:style-name="ce125" table:formula="of:=DEC2HEX(HEX2DEC([.AM43])+1)" office:value-type="string" office:string-value="D9DA" calcext:value-type="string">
            <text:p>D9DA</text:p>
          </table:table-cell>
          <table:table-cell table:style-name="ce125" table:formula="of:=DEC2HEX(HEX2DEC([.AN43])+1)" office:value-type="string" office:string-value="D9DB" calcext:value-type="string">
            <text:p>D9DB</text:p>
          </table:table-cell>
          <table:table-cell table:style-name="ce125" table:formula="of:=DEC2HEX(HEX2DEC([.AO43])+1)" office:value-type="string" office:string-value="D9DC" calcext:value-type="string">
            <text:p>D9DC</text:p>
          </table:table-cell>
          <table:table-cell table:style-name="ce125" table:formula="of:=DEC2HEX(HEX2DEC([.AP43])+1)" office:value-type="string" office:string-value="D9DD" calcext:value-type="string">
            <text:p>D9DD</text:p>
          </table:table-cell>
          <table:table-cell table:style-name="ce125" table:formula="of:=DEC2HEX(HEX2DEC([.AQ43])+1)" office:value-type="string" office:string-value="D9DE" calcext:value-type="string">
            <text:p>D9DE</text:p>
          </table:table-cell>
          <table:table-cell table:style-name="ce125" table:formula="of:=DEC2HEX(HEX2DEC([.AR43])+1)" office:value-type="string" office:string-value="D9DF" calcext:value-type="string">
            <text:p>D9D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3]+1" office:value-type="float" office:value="13" calcext:value-type="float">
            <text:p>13</text:p>
          </table:table-cell>
          <table:table-cell table:style-name="ce64" table:formula="of:=DEC2HEX(HEX2DEC([.AS43])+1)" office:value-type="string" office:string-value="D9E0" calcext:value-type="string">
            <text:p>D9E0</text:p>
          </table:table-cell>
          <table:table-cell table:style-name="ce64" table:formula="of:=DEC2HEX(HEX2DEC([.F44])+1)" office:value-type="string" office:string-value="D9E1" calcext:value-type="string">
            <text:p>D9E1</text:p>
          </table:table-cell>
          <table:table-cell table:style-name="ce64" table:formula="of:=DEC2HEX(HEX2DEC([.G44])+1)" office:value-type="string" office:string-value="D9E2" calcext:value-type="string">
            <text:p>D9E2</text:p>
          </table:table-cell>
          <table:table-cell table:style-name="ce64" table:formula="of:=DEC2HEX(HEX2DEC([.H44])+1)" office:value-type="string" office:string-value="D9E3" calcext:value-type="string">
            <text:p>D9E3</text:p>
          </table:table-cell>
          <table:table-cell table:style-name="ce64" table:formula="of:=DEC2HEX(HEX2DEC([.I44])+1)" office:value-type="string" office:string-value="D9E4" calcext:value-type="string">
            <text:p>D9E4</text:p>
          </table:table-cell>
          <table:table-cell table:style-name="ce64" table:formula="of:=DEC2HEX(HEX2DEC([.J44])+1)" office:value-type="string" office:string-value="D9E5" calcext:value-type="string">
            <text:p>D9E5</text:p>
          </table:table-cell>
          <table:table-cell table:style-name="ce64" table:formula="of:=DEC2HEX(HEX2DEC([.K44])+1)" office:value-type="string" office:string-value="D9E6" calcext:value-type="string">
            <text:p>D9E6</text:p>
          </table:table-cell>
          <table:table-cell table:style-name="ce64" table:formula="of:=DEC2HEX(HEX2DEC([.L44])+1)" office:value-type="string" office:string-value="D9E7" calcext:value-type="string">
            <text:p>D9E7</text:p>
          </table:table-cell>
          <table:table-cell table:style-name="ce64" table:formula="of:=DEC2HEX(HEX2DEC([.M44])+1)" office:value-type="string" office:string-value="D9E8" calcext:value-type="string">
            <text:p>D9E8</text:p>
          </table:table-cell>
          <table:table-cell table:style-name="ce64" table:formula="of:=DEC2HEX(HEX2DEC([.N44])+1)" office:value-type="string" office:string-value="D9E9" calcext:value-type="string">
            <text:p>D9E9</text:p>
          </table:table-cell>
          <table:table-cell table:style-name="ce64" table:formula="of:=DEC2HEX(HEX2DEC([.O44])+1)" office:value-type="string" office:string-value="D9EA" calcext:value-type="string">
            <text:p>D9EA</text:p>
          </table:table-cell>
          <table:table-cell table:style-name="ce64" table:formula="of:=DEC2HEX(HEX2DEC([.P44])+1)" office:value-type="string" office:string-value="D9EB" calcext:value-type="string">
            <text:p>D9EB</text:p>
          </table:table-cell>
          <table:table-cell table:style-name="ce64" table:formula="of:=DEC2HEX(HEX2DEC([.Q44])+1)" office:value-type="string" office:string-value="D9EC" calcext:value-type="string">
            <text:p>D9EC</text:p>
          </table:table-cell>
          <table:table-cell table:style-name="ce64" table:formula="of:=DEC2HEX(HEX2DEC([.R44])+1)" office:value-type="string" office:string-value="D9ED" calcext:value-type="string">
            <text:p>D9ED</text:p>
          </table:table-cell>
          <table:table-cell table:style-name="ce64" table:formula="of:=DEC2HEX(HEX2DEC([.S44])+1)" office:value-type="string" office:string-value="D9EE" calcext:value-type="string">
            <text:p>D9EE</text:p>
          </table:table-cell>
          <table:table-cell table:style-name="ce64" table:formula="of:=DEC2HEX(HEX2DEC([.T44])+1)" office:value-type="string" office:string-value="D9EF" calcext:value-type="string">
            <text:p>D9EF</text:p>
          </table:table-cell>
          <table:table-cell table:style-name="ce64" table:formula="of:=DEC2HEX(HEX2DEC([.U44])+1)" office:value-type="string" office:string-value="D9F0" calcext:value-type="string">
            <text:p>D9F0</text:p>
          </table:table-cell>
          <table:table-cell table:style-name="ce64" table:formula="of:=DEC2HEX(HEX2DEC([.V44])+1)" office:value-type="string" office:string-value="D9F1" calcext:value-type="string">
            <text:p>D9F1</text:p>
          </table:table-cell>
          <table:table-cell table:style-name="ce64" table:formula="of:=DEC2HEX(HEX2DEC([.W44])+1)" office:value-type="string" office:string-value="D9F2" calcext:value-type="string">
            <text:p>D9F2</text:p>
          </table:table-cell>
          <table:table-cell table:style-name="ce64" table:formula="of:=DEC2HEX(HEX2DEC([.X44])+1)" office:value-type="string" office:string-value="D9F3" calcext:value-type="string">
            <text:p>D9F3</text:p>
          </table:table-cell>
          <table:table-cell table:style-name="ce64" table:formula="of:=DEC2HEX(HEX2DEC([.Y44])+1)" office:value-type="string" office:string-value="D9F4" calcext:value-type="string">
            <text:p>D9F4</text:p>
          </table:table-cell>
          <table:table-cell table:style-name="ce64" table:formula="of:=DEC2HEX(HEX2DEC([.Z44])+1)" office:value-type="string" office:string-value="D9F5" calcext:value-type="string">
            <text:p>D9F5</text:p>
          </table:table-cell>
          <table:table-cell table:style-name="ce124" table:formula="of:=DEC2HEX(HEX2DEC([.AA44])+1)" office:value-type="string" office:string-value="D9F6" calcext:value-type="string">
            <text:p>D9F6</text:p>
          </table:table-cell>
          <table:table-cell table:style-name="ce125" table:formula="of:=DEC2HEX(HEX2DEC([.AB44])+1)" office:value-type="string" office:string-value="D9F7" calcext:value-type="string">
            <text:p>D9F7</text:p>
          </table:table-cell>
          <table:table-cell table:style-name="ce125" table:formula="of:=DEC2HEX(HEX2DEC([.AC44])+1)" office:value-type="string" office:string-value="D9F8" calcext:value-type="string">
            <text:p>D9F8</text:p>
          </table:table-cell>
          <table:table-cell table:style-name="ce125" table:formula="of:=DEC2HEX(HEX2DEC([.AD44])+1)" office:value-type="string" office:string-value="D9F9" calcext:value-type="string">
            <text:p>D9F9</text:p>
          </table:table-cell>
          <table:table-cell table:style-name="ce125" table:formula="of:=DEC2HEX(HEX2DEC([.AE44])+1)" office:value-type="string" office:string-value="D9FA" calcext:value-type="string">
            <text:p>D9FA</text:p>
          </table:table-cell>
          <table:table-cell table:style-name="ce125" table:formula="of:=DEC2HEX(HEX2DEC([.AF44])+1)" office:value-type="string" office:string-value="D9FB" calcext:value-type="string">
            <text:p>D9FB</text:p>
          </table:table-cell>
          <table:table-cell table:style-name="ce125" table:formula="of:=DEC2HEX(HEX2DEC([.AG44])+1)" office:value-type="string" office:string-value="D9FC" calcext:value-type="string">
            <text:p>D9FC</text:p>
          </table:table-cell>
          <table:table-cell table:style-name="ce125" table:formula="of:=DEC2HEX(HEX2DEC([.AH44])+1)" office:value-type="string" office:string-value="D9FD" calcext:value-type="string">
            <text:p>D9FD</text:p>
          </table:table-cell>
          <table:table-cell table:style-name="ce125" table:formula="of:=DEC2HEX(HEX2DEC([.AI44])+1)" office:value-type="string" office:string-value="D9FE" calcext:value-type="string">
            <text:p>D9FE</text:p>
          </table:table-cell>
          <table:table-cell table:style-name="ce125" table:formula="of:=DEC2HEX(HEX2DEC([.AJ44])+1)" office:value-type="string" office:string-value="D9FF" calcext:value-type="string">
            <text:p>D9FF</text:p>
          </table:table-cell>
          <table:table-cell table:style-name="ce125" table:formula="of:=DEC2HEX(HEX2DEC([.AK44])+1)" office:value-type="string" office:string-value="DA00" calcext:value-type="string">
            <text:p>DA00</text:p>
          </table:table-cell>
          <table:table-cell table:style-name="ce125" table:formula="of:=DEC2HEX(HEX2DEC([.AL44])+1)" office:value-type="string" office:string-value="DA01" calcext:value-type="string">
            <text:p>DA01</text:p>
          </table:table-cell>
          <table:table-cell table:style-name="ce125" table:formula="of:=DEC2HEX(HEX2DEC([.AM44])+1)" office:value-type="string" office:string-value="DA02" calcext:value-type="string">
            <text:p>DA02</text:p>
          </table:table-cell>
          <table:table-cell table:style-name="ce125" table:formula="of:=DEC2HEX(HEX2DEC([.AN44])+1)" office:value-type="string" office:string-value="DA03" calcext:value-type="string">
            <text:p>DA03</text:p>
          </table:table-cell>
          <table:table-cell table:style-name="ce125" table:formula="of:=DEC2HEX(HEX2DEC([.AO44])+1)" office:value-type="string" office:string-value="DA04" calcext:value-type="string">
            <text:p>DA04</text:p>
          </table:table-cell>
          <table:table-cell table:style-name="ce125" table:formula="of:=DEC2HEX(HEX2DEC([.AP44])+1)" office:value-type="string" office:string-value="DA05" calcext:value-type="string">
            <text:p>DA05</text:p>
          </table:table-cell>
          <table:table-cell table:style-name="ce125" table:formula="of:=DEC2HEX(HEX2DEC([.AQ44])+1)" office:value-type="string" office:string-value="DA06" calcext:value-type="string">
            <text:p>DA06</text:p>
          </table:table-cell>
          <table:table-cell table:style-name="ce125" table:formula="of:=DEC2HEX(HEX2DEC([.AR44])+1)" office:value-type="string" office:string-value="DA07" calcext:value-type="string">
            <text:p>DA0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4]+1" office:value-type="float" office:value="14" calcext:value-type="float">
            <text:p>14</text:p>
          </table:table-cell>
          <table:table-cell table:style-name="ce64" table:formula="of:=DEC2HEX(HEX2DEC([.AS44])+1)" office:value-type="string" office:string-value="DA08" calcext:value-type="string">
            <text:p>DA08</text:p>
          </table:table-cell>
          <table:table-cell table:style-name="ce64" table:formula="of:=DEC2HEX(HEX2DEC([.F45])+1)" office:value-type="string" office:string-value="DA09" calcext:value-type="string">
            <text:p>DA09</text:p>
          </table:table-cell>
          <table:table-cell table:style-name="ce64" table:formula="of:=DEC2HEX(HEX2DEC([.G45])+1)" office:value-type="string" office:string-value="DA0A" calcext:value-type="string">
            <text:p>DA0A</text:p>
          </table:table-cell>
          <table:table-cell table:style-name="ce64" table:formula="of:=DEC2HEX(HEX2DEC([.H45])+1)" office:value-type="string" office:string-value="DA0B" calcext:value-type="string">
            <text:p>DA0B</text:p>
          </table:table-cell>
          <table:table-cell table:style-name="ce64" table:formula="of:=DEC2HEX(HEX2DEC([.I45])+1)" office:value-type="string" office:string-value="DA0C" calcext:value-type="string">
            <text:p>DA0C</text:p>
          </table:table-cell>
          <table:table-cell table:style-name="ce64" table:formula="of:=DEC2HEX(HEX2DEC([.J45])+1)" office:value-type="string" office:string-value="DA0D" calcext:value-type="string">
            <text:p>DA0D</text:p>
          </table:table-cell>
          <table:table-cell table:style-name="ce64" table:formula="of:=DEC2HEX(HEX2DEC([.K45])+1)" office:value-type="string" office:string-value="DA0E" calcext:value-type="string">
            <text:p>DA0E</text:p>
          </table:table-cell>
          <table:table-cell table:style-name="ce64" table:formula="of:=DEC2HEX(HEX2DEC([.L45])+1)" office:value-type="string" office:string-value="DA0F" calcext:value-type="string">
            <text:p>DA0F</text:p>
          </table:table-cell>
          <table:table-cell table:style-name="ce64" table:formula="of:=DEC2HEX(HEX2DEC([.M45])+1)" office:value-type="string" office:string-value="DA10" calcext:value-type="string">
            <text:p>DA10</text:p>
          </table:table-cell>
          <table:table-cell table:style-name="ce64" table:formula="of:=DEC2HEX(HEX2DEC([.N45])+1)" office:value-type="string" office:string-value="DA11" calcext:value-type="string">
            <text:p>DA11</text:p>
          </table:table-cell>
          <table:table-cell table:style-name="ce64" table:formula="of:=DEC2HEX(HEX2DEC([.O45])+1)" office:value-type="string" office:string-value="DA12" calcext:value-type="string">
            <text:p>DA12</text:p>
          </table:table-cell>
          <table:table-cell table:style-name="ce64" table:formula="of:=DEC2HEX(HEX2DEC([.P45])+1)" office:value-type="string" office:string-value="DA13" calcext:value-type="string">
            <text:p>DA13</text:p>
          </table:table-cell>
          <table:table-cell table:style-name="ce64" table:formula="of:=DEC2HEX(HEX2DEC([.Q45])+1)" office:value-type="string" office:string-value="DA14" calcext:value-type="string">
            <text:p>DA14</text:p>
          </table:table-cell>
          <table:table-cell table:style-name="ce64" table:formula="of:=DEC2HEX(HEX2DEC([.R45])+1)" office:value-type="string" office:string-value="DA15" calcext:value-type="string">
            <text:p>DA15</text:p>
          </table:table-cell>
          <table:table-cell table:style-name="ce64" table:formula="of:=DEC2HEX(HEX2DEC([.S45])+1)" office:value-type="string" office:string-value="DA16" calcext:value-type="string">
            <text:p>DA16</text:p>
          </table:table-cell>
          <table:table-cell table:style-name="ce64" table:formula="of:=DEC2HEX(HEX2DEC([.T45])+1)" office:value-type="string" office:string-value="DA17" calcext:value-type="string">
            <text:p>DA17</text:p>
          </table:table-cell>
          <table:table-cell table:style-name="ce64" table:formula="of:=DEC2HEX(HEX2DEC([.U45])+1)" office:value-type="string" office:string-value="DA18" calcext:value-type="string">
            <text:p>DA18</text:p>
          </table:table-cell>
          <table:table-cell table:style-name="ce64" table:formula="of:=DEC2HEX(HEX2DEC([.V45])+1)" office:value-type="string" office:string-value="DA19" calcext:value-type="string">
            <text:p>DA19</text:p>
          </table:table-cell>
          <table:table-cell table:style-name="ce64" table:formula="of:=DEC2HEX(HEX2DEC([.W45])+1)" office:value-type="string" office:string-value="DA1A" calcext:value-type="string">
            <text:p>DA1A</text:p>
          </table:table-cell>
          <table:table-cell table:style-name="ce64" table:formula="of:=DEC2HEX(HEX2DEC([.X45])+1)" office:value-type="string" office:string-value="DA1B" calcext:value-type="string">
            <text:p>DA1B</text:p>
          </table:table-cell>
          <table:table-cell table:style-name="ce64" table:formula="of:=DEC2HEX(HEX2DEC([.Y45])+1)" office:value-type="string" office:string-value="DA1C" calcext:value-type="string">
            <text:p>DA1C</text:p>
          </table:table-cell>
          <table:table-cell table:style-name="ce64" table:formula="of:=DEC2HEX(HEX2DEC([.Z45])+1)" office:value-type="string" office:string-value="DA1D" calcext:value-type="string">
            <text:p>DA1D</text:p>
          </table:table-cell>
          <table:table-cell table:style-name="ce124" table:formula="of:=DEC2HEX(HEX2DEC([.AA45])+1)" office:value-type="string" office:string-value="DA1E" calcext:value-type="string">
            <text:p>DA1E</text:p>
          </table:table-cell>
          <table:table-cell table:style-name="ce125" table:formula="of:=DEC2HEX(HEX2DEC([.AB45])+1)" office:value-type="string" office:string-value="DA1F" calcext:value-type="string">
            <text:p>DA1F</text:p>
          </table:table-cell>
          <table:table-cell table:style-name="ce125" table:formula="of:=DEC2HEX(HEX2DEC([.AC45])+1)" office:value-type="string" office:string-value="DA20" calcext:value-type="string">
            <text:p>DA20</text:p>
          </table:table-cell>
          <table:table-cell table:style-name="ce125" table:formula="of:=DEC2HEX(HEX2DEC([.AD45])+1)" office:value-type="string" office:string-value="DA21" calcext:value-type="string">
            <text:p>DA21</text:p>
          </table:table-cell>
          <table:table-cell table:style-name="ce125" table:formula="of:=DEC2HEX(HEX2DEC([.AE45])+1)" office:value-type="string" office:string-value="DA22" calcext:value-type="string">
            <text:p>DA22</text:p>
          </table:table-cell>
          <table:table-cell table:style-name="ce125" table:formula="of:=DEC2HEX(HEX2DEC([.AF45])+1)" office:value-type="string" office:string-value="DA23" calcext:value-type="string">
            <text:p>DA23</text:p>
          </table:table-cell>
          <table:table-cell table:style-name="ce125" table:formula="of:=DEC2HEX(HEX2DEC([.AG45])+1)" office:value-type="string" office:string-value="DA24" calcext:value-type="string">
            <text:p>DA24</text:p>
          </table:table-cell>
          <table:table-cell table:style-name="ce125" table:formula="of:=DEC2HEX(HEX2DEC([.AH45])+1)" office:value-type="string" office:string-value="DA25" calcext:value-type="string">
            <text:p>DA25</text:p>
          </table:table-cell>
          <table:table-cell table:style-name="ce125" table:formula="of:=DEC2HEX(HEX2DEC([.AI45])+1)" office:value-type="string" office:string-value="DA26" calcext:value-type="string">
            <text:p>DA26</text:p>
          </table:table-cell>
          <table:table-cell table:style-name="ce125" table:formula="of:=DEC2HEX(HEX2DEC([.AJ45])+1)" office:value-type="string" office:string-value="DA27" calcext:value-type="string">
            <text:p>DA27</text:p>
          </table:table-cell>
          <table:table-cell table:style-name="ce125" table:formula="of:=DEC2HEX(HEX2DEC([.AK45])+1)" office:value-type="string" office:string-value="DA28" calcext:value-type="string">
            <text:p>DA28</text:p>
          </table:table-cell>
          <table:table-cell table:style-name="ce125" table:formula="of:=DEC2HEX(HEX2DEC([.AL45])+1)" office:value-type="string" office:string-value="DA29" calcext:value-type="string">
            <text:p>DA29</text:p>
          </table:table-cell>
          <table:table-cell table:style-name="ce125" table:formula="of:=DEC2HEX(HEX2DEC([.AM45])+1)" office:value-type="string" office:string-value="DA2A" calcext:value-type="string">
            <text:p>DA2A</text:p>
          </table:table-cell>
          <table:table-cell table:style-name="ce125" table:formula="of:=DEC2HEX(HEX2DEC([.AN45])+1)" office:value-type="string" office:string-value="DA2B" calcext:value-type="string">
            <text:p>DA2B</text:p>
          </table:table-cell>
          <table:table-cell table:style-name="ce125" table:formula="of:=DEC2HEX(HEX2DEC([.AO45])+1)" office:value-type="string" office:string-value="DA2C" calcext:value-type="string">
            <text:p>DA2C</text:p>
          </table:table-cell>
          <table:table-cell table:style-name="ce125" table:formula="of:=DEC2HEX(HEX2DEC([.AP45])+1)" office:value-type="string" office:string-value="DA2D" calcext:value-type="string">
            <text:p>DA2D</text:p>
          </table:table-cell>
          <table:table-cell table:style-name="ce125" table:formula="of:=DEC2HEX(HEX2DEC([.AQ45])+1)" office:value-type="string" office:string-value="DA2E" calcext:value-type="string">
            <text:p>DA2E</text:p>
          </table:table-cell>
          <table:table-cell table:style-name="ce125" table:formula="of:=DEC2HEX(HEX2DEC([.AR45])+1)" office:value-type="string" office:string-value="DA2F" calcext:value-type="string">
            <text:p>DA2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5]+1" office:value-type="float" office:value="15" calcext:value-type="float">
            <text:p>15</text:p>
          </table:table-cell>
          <table:table-cell table:style-name="ce64" table:formula="of:=DEC2HEX(HEX2DEC([.AS45])+1)" office:value-type="string" office:string-value="DA30" calcext:value-type="string">
            <text:p>DA30</text:p>
          </table:table-cell>
          <table:table-cell table:style-name="ce64" table:formula="of:=DEC2HEX(HEX2DEC([.F46])+1)" office:value-type="string" office:string-value="DA31" calcext:value-type="string">
            <text:p>DA31</text:p>
          </table:table-cell>
          <table:table-cell table:style-name="ce64" table:formula="of:=DEC2HEX(HEX2DEC([.G46])+1)" office:value-type="string" office:string-value="DA32" calcext:value-type="string">
            <text:p>DA32</text:p>
          </table:table-cell>
          <table:table-cell table:style-name="ce64" table:formula="of:=DEC2HEX(HEX2DEC([.H46])+1)" office:value-type="string" office:string-value="DA33" calcext:value-type="string">
            <text:p>DA33</text:p>
          </table:table-cell>
          <table:table-cell table:style-name="ce64" table:formula="of:=DEC2HEX(HEX2DEC([.I46])+1)" office:value-type="string" office:string-value="DA34" calcext:value-type="string">
            <text:p>DA34</text:p>
          </table:table-cell>
          <table:table-cell table:style-name="ce64" table:formula="of:=DEC2HEX(HEX2DEC([.J46])+1)" office:value-type="string" office:string-value="DA35" calcext:value-type="string">
            <text:p>DA35</text:p>
          </table:table-cell>
          <table:table-cell table:style-name="ce64" table:formula="of:=DEC2HEX(HEX2DEC([.K46])+1)" office:value-type="string" office:string-value="DA36" calcext:value-type="string">
            <text:p>DA36</text:p>
          </table:table-cell>
          <table:table-cell table:style-name="ce64" table:formula="of:=DEC2HEX(HEX2DEC([.L46])+1)" office:value-type="string" office:string-value="DA37" calcext:value-type="string">
            <text:p>DA37</text:p>
          </table:table-cell>
          <table:table-cell table:style-name="ce64" table:formula="of:=DEC2HEX(HEX2DEC([.M46])+1)" office:value-type="string" office:string-value="DA38" calcext:value-type="string">
            <text:p>DA38</text:p>
          </table:table-cell>
          <table:table-cell table:style-name="ce64" table:formula="of:=DEC2HEX(HEX2DEC([.N46])+1)" office:value-type="string" office:string-value="DA39" calcext:value-type="string">
            <text:p>DA39</text:p>
          </table:table-cell>
          <table:table-cell table:style-name="ce64" table:formula="of:=DEC2HEX(HEX2DEC([.O46])+1)" office:value-type="string" office:string-value="DA3A" calcext:value-type="string">
            <text:p>DA3A</text:p>
          </table:table-cell>
          <table:table-cell table:style-name="ce64" table:formula="of:=DEC2HEX(HEX2DEC([.P46])+1)" office:value-type="string" office:string-value="DA3B" calcext:value-type="string">
            <text:p>DA3B</text:p>
          </table:table-cell>
          <table:table-cell table:style-name="ce64" table:formula="of:=DEC2HEX(HEX2DEC([.Q46])+1)" office:value-type="string" office:string-value="DA3C" calcext:value-type="string">
            <text:p>DA3C</text:p>
          </table:table-cell>
          <table:table-cell table:style-name="ce64" table:formula="of:=DEC2HEX(HEX2DEC([.R46])+1)" office:value-type="string" office:string-value="DA3D" calcext:value-type="string">
            <text:p>DA3D</text:p>
          </table:table-cell>
          <table:table-cell table:style-name="ce64" table:formula="of:=DEC2HEX(HEX2DEC([.S46])+1)" office:value-type="string" office:string-value="DA3E" calcext:value-type="string">
            <text:p>DA3E</text:p>
          </table:table-cell>
          <table:table-cell table:style-name="ce64" table:formula="of:=DEC2HEX(HEX2DEC([.T46])+1)" office:value-type="string" office:string-value="DA3F" calcext:value-type="string">
            <text:p>DA3F</text:p>
          </table:table-cell>
          <table:table-cell table:style-name="ce64" table:formula="of:=DEC2HEX(HEX2DEC([.U46])+1)" office:value-type="string" office:string-value="DA40" calcext:value-type="string">
            <text:p>DA40</text:p>
          </table:table-cell>
          <table:table-cell table:style-name="ce64" table:formula="of:=DEC2HEX(HEX2DEC([.V46])+1)" office:value-type="string" office:string-value="DA41" calcext:value-type="string">
            <text:p>DA41</text:p>
          </table:table-cell>
          <table:table-cell table:style-name="ce64" table:formula="of:=DEC2HEX(HEX2DEC([.W46])+1)" office:value-type="string" office:string-value="DA42" calcext:value-type="string">
            <text:p>DA42</text:p>
          </table:table-cell>
          <table:table-cell table:style-name="ce64" table:formula="of:=DEC2HEX(HEX2DEC([.X46])+1)" office:value-type="string" office:string-value="DA43" calcext:value-type="string">
            <text:p>DA43</text:p>
          </table:table-cell>
          <table:table-cell table:style-name="ce64" table:formula="of:=DEC2HEX(HEX2DEC([.Y46])+1)" office:value-type="string" office:string-value="DA44" calcext:value-type="string">
            <text:p>DA44</text:p>
          </table:table-cell>
          <table:table-cell table:style-name="ce64" table:formula="of:=DEC2HEX(HEX2DEC([.Z46])+1)" office:value-type="string" office:string-value="DA45" calcext:value-type="string">
            <text:p>DA45</text:p>
          </table:table-cell>
          <table:table-cell table:style-name="ce124" table:formula="of:=DEC2HEX(HEX2DEC([.AA46])+1)" office:value-type="string" office:string-value="DA46" calcext:value-type="string">
            <text:p>DA46</text:p>
          </table:table-cell>
          <table:table-cell table:style-name="ce125" table:formula="of:=DEC2HEX(HEX2DEC([.AB46])+1)" office:value-type="string" office:string-value="DA47" calcext:value-type="string">
            <text:p>DA47</text:p>
          </table:table-cell>
          <table:table-cell table:style-name="ce125" table:formula="of:=DEC2HEX(HEX2DEC([.AC46])+1)" office:value-type="string" office:string-value="DA48" calcext:value-type="string">
            <text:p>DA48</text:p>
          </table:table-cell>
          <table:table-cell table:style-name="ce125" table:formula="of:=DEC2HEX(HEX2DEC([.AD46])+1)" office:value-type="string" office:string-value="DA49" calcext:value-type="string">
            <text:p>DA49</text:p>
          </table:table-cell>
          <table:table-cell table:style-name="ce125" table:formula="of:=DEC2HEX(HEX2DEC([.AE46])+1)" office:value-type="string" office:string-value="DA4A" calcext:value-type="string">
            <text:p>DA4A</text:p>
          </table:table-cell>
          <table:table-cell table:style-name="ce125" table:formula="of:=DEC2HEX(HEX2DEC([.AF46])+1)" office:value-type="string" office:string-value="DA4B" calcext:value-type="string">
            <text:p>DA4B</text:p>
          </table:table-cell>
          <table:table-cell table:style-name="ce125" table:formula="of:=DEC2HEX(HEX2DEC([.AG46])+1)" office:value-type="string" office:string-value="DA4C" calcext:value-type="string">
            <text:p>DA4C</text:p>
          </table:table-cell>
          <table:table-cell table:style-name="ce125" table:formula="of:=DEC2HEX(HEX2DEC([.AH46])+1)" office:value-type="string" office:string-value="DA4D" calcext:value-type="string">
            <text:p>DA4D</text:p>
          </table:table-cell>
          <table:table-cell table:style-name="ce125" table:formula="of:=DEC2HEX(HEX2DEC([.AI46])+1)" office:value-type="string" office:string-value="DA4E" calcext:value-type="string">
            <text:p>DA4E</text:p>
          </table:table-cell>
          <table:table-cell table:style-name="ce125" table:formula="of:=DEC2HEX(HEX2DEC([.AJ46])+1)" office:value-type="string" office:string-value="DA4F" calcext:value-type="string">
            <text:p>DA4F</text:p>
          </table:table-cell>
          <table:table-cell table:style-name="ce125" table:formula="of:=DEC2HEX(HEX2DEC([.AK46])+1)" office:value-type="string" office:string-value="DA50" calcext:value-type="string">
            <text:p>DA50</text:p>
          </table:table-cell>
          <table:table-cell table:style-name="ce125" table:formula="of:=DEC2HEX(HEX2DEC([.AL46])+1)" office:value-type="string" office:string-value="DA51" calcext:value-type="string">
            <text:p>DA51</text:p>
          </table:table-cell>
          <table:table-cell table:style-name="ce125" table:formula="of:=DEC2HEX(HEX2DEC([.AM46])+1)" office:value-type="string" office:string-value="DA52" calcext:value-type="string">
            <text:p>DA52</text:p>
          </table:table-cell>
          <table:table-cell table:style-name="ce125" table:formula="of:=DEC2HEX(HEX2DEC([.AN46])+1)" office:value-type="string" office:string-value="DA53" calcext:value-type="string">
            <text:p>DA53</text:p>
          </table:table-cell>
          <table:table-cell table:style-name="ce125" table:formula="of:=DEC2HEX(HEX2DEC([.AO46])+1)" office:value-type="string" office:string-value="DA54" calcext:value-type="string">
            <text:p>DA54</text:p>
          </table:table-cell>
          <table:table-cell table:style-name="ce125" table:formula="of:=DEC2HEX(HEX2DEC([.AP46])+1)" office:value-type="string" office:string-value="DA55" calcext:value-type="string">
            <text:p>DA55</text:p>
          </table:table-cell>
          <table:table-cell table:style-name="ce125" table:formula="of:=DEC2HEX(HEX2DEC([.AQ46])+1)" office:value-type="string" office:string-value="DA56" calcext:value-type="string">
            <text:p>DA56</text:p>
          </table:table-cell>
          <table:table-cell table:style-name="ce125" table:formula="of:=DEC2HEX(HEX2DEC([.AR46])+1)" office:value-type="string" office:string-value="DA57" calcext:value-type="string">
            <text:p>DA5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6]+1" office:value-type="float" office:value="16" calcext:value-type="float">
            <text:p>16</text:p>
          </table:table-cell>
          <table:table-cell table:style-name="ce64" table:formula="of:=DEC2HEX(HEX2DEC([.AS46])+1)" office:value-type="string" office:string-value="DA58" calcext:value-type="string">
            <text:p>DA58</text:p>
          </table:table-cell>
          <table:table-cell table:style-name="ce64" table:formula="of:=DEC2HEX(HEX2DEC([.F47])+1)" office:value-type="string" office:string-value="DA59" calcext:value-type="string">
            <text:p>DA59</text:p>
          </table:table-cell>
          <table:table-cell table:style-name="ce64" table:formula="of:=DEC2HEX(HEX2DEC([.G47])+1)" office:value-type="string" office:string-value="DA5A" calcext:value-type="string">
            <text:p>DA5A</text:p>
          </table:table-cell>
          <table:table-cell table:style-name="ce64" table:formula="of:=DEC2HEX(HEX2DEC([.H47])+1)" office:value-type="string" office:string-value="DA5B" calcext:value-type="string">
            <text:p>DA5B</text:p>
          </table:table-cell>
          <table:table-cell table:style-name="ce64" table:formula="of:=DEC2HEX(HEX2DEC([.I47])+1)" office:value-type="string" office:string-value="DA5C" calcext:value-type="string">
            <text:p>DA5C</text:p>
          </table:table-cell>
          <table:table-cell table:style-name="ce64" table:formula="of:=DEC2HEX(HEX2DEC([.J47])+1)" office:value-type="string" office:string-value="DA5D" calcext:value-type="string">
            <text:p>DA5D</text:p>
          </table:table-cell>
          <table:table-cell table:style-name="ce122" table:formula="of:=DEC2HEX(HEX2DEC([.K47])+1)" office:value-type="string" office:string-value="DA5E" calcext:value-type="string">
            <text:p>DA5E</text:p>
          </table:table-cell>
          <table:table-cell table:style-name="ce64" table:formula="of:=DEC2HEX(HEX2DEC([.L47])+1)" office:value-type="string" office:string-value="DA5F" calcext:value-type="string">
            <text:p>DA5F</text:p>
          </table:table-cell>
          <table:table-cell table:style-name="ce64" table:formula="of:=DEC2HEX(HEX2DEC([.M47])+1)" office:value-type="string" office:string-value="DA60" calcext:value-type="string">
            <text:p>DA60</text:p>
          </table:table-cell>
          <table:table-cell table:style-name="ce64" table:formula="of:=DEC2HEX(HEX2DEC([.N47])+1)" office:value-type="string" office:string-value="DA61" calcext:value-type="string">
            <text:p>DA61</text:p>
          </table:table-cell>
          <table:table-cell table:style-name="ce64" table:formula="of:=DEC2HEX(HEX2DEC([.O47])+1)" office:value-type="string" office:string-value="DA62" calcext:value-type="string">
            <text:p>DA62</text:p>
          </table:table-cell>
          <table:table-cell table:style-name="ce64" table:formula="of:=DEC2HEX(HEX2DEC([.P47])+1)" office:value-type="string" office:string-value="DA63" calcext:value-type="string">
            <text:p>DA63</text:p>
          </table:table-cell>
          <table:table-cell table:style-name="ce122" table:formula="of:=DEC2HEX(HEX2DEC([.Q47])+1)" office:value-type="string" office:string-value="DA64" calcext:value-type="string">
            <text:p>DA64</text:p>
          </table:table-cell>
          <table:table-cell table:style-name="ce64" table:formula="of:=DEC2HEX(HEX2DEC([.R47])+1)" office:value-type="string" office:string-value="DA65" calcext:value-type="string">
            <text:p>DA65</text:p>
          </table:table-cell>
          <table:table-cell table:style-name="ce64" table:formula="of:=DEC2HEX(HEX2DEC([.S47])+1)" office:value-type="string" office:string-value="DA66" calcext:value-type="string">
            <text:p>DA66</text:p>
          </table:table-cell>
          <table:table-cell table:style-name="ce64" table:formula="of:=DEC2HEX(HEX2DEC([.T47])+1)" office:value-type="string" office:string-value="DA67" calcext:value-type="string">
            <text:p>DA67</text:p>
          </table:table-cell>
          <table:table-cell table:style-name="ce64" table:formula="of:=DEC2HEX(HEX2DEC([.U47])+1)" office:value-type="string" office:string-value="DA68" calcext:value-type="string">
            <text:p>DA68</text:p>
          </table:table-cell>
          <table:table-cell table:style-name="ce64" table:formula="of:=DEC2HEX(HEX2DEC([.V47])+1)" office:value-type="string" office:string-value="DA69" calcext:value-type="string">
            <text:p>DA69</text:p>
          </table:table-cell>
          <table:table-cell table:style-name="ce122" table:formula="of:=DEC2HEX(HEX2DEC([.W47])+1)" office:value-type="string" office:string-value="DA6A" calcext:value-type="string">
            <text:p>DA6A</text:p>
          </table:table-cell>
          <table:table-cell table:style-name="ce64" table:formula="of:=DEC2HEX(HEX2DEC([.X47])+1)" office:value-type="string" office:string-value="DA6B" calcext:value-type="string">
            <text:p>DA6B</text:p>
          </table:table-cell>
          <table:table-cell table:style-name="ce64" table:formula="of:=DEC2HEX(HEX2DEC([.Y47])+1)" office:value-type="string" office:string-value="DA6C" calcext:value-type="string">
            <text:p>DA6C</text:p>
          </table:table-cell>
          <table:table-cell table:style-name="ce64" table:formula="of:=DEC2HEX(HEX2DEC([.Z47])+1)" office:value-type="string" office:string-value="DA6D" calcext:value-type="string">
            <text:p>DA6D</text:p>
          </table:table-cell>
          <table:table-cell table:style-name="ce124" table:formula="of:=DEC2HEX(HEX2DEC([.AA47])+1)" office:value-type="string" office:string-value="DA6E" calcext:value-type="string">
            <text:p>DA6E</text:p>
          </table:table-cell>
          <table:table-cell table:style-name="ce125" table:formula="of:=DEC2HEX(HEX2DEC([.AB47])+1)" office:value-type="string" office:string-value="DA6F" calcext:value-type="string">
            <text:p>DA6F</text:p>
          </table:table-cell>
          <table:table-cell table:style-name="ce125" table:formula="of:=DEC2HEX(HEX2DEC([.AC47])+1)" office:value-type="string" office:string-value="DA70" calcext:value-type="string">
            <text:p>DA70</text:p>
          </table:table-cell>
          <table:table-cell table:style-name="ce125" table:formula="of:=DEC2HEX(HEX2DEC([.AD47])+1)" office:value-type="string" office:string-value="DA71" calcext:value-type="string">
            <text:p>DA71</text:p>
          </table:table-cell>
          <table:table-cell table:style-name="ce125" table:formula="of:=DEC2HEX(HEX2DEC([.AE47])+1)" office:value-type="string" office:string-value="DA72" calcext:value-type="string">
            <text:p>DA72</text:p>
          </table:table-cell>
          <table:table-cell table:style-name="ce125" table:formula="of:=DEC2HEX(HEX2DEC([.AF47])+1)" office:value-type="string" office:string-value="DA73" calcext:value-type="string">
            <text:p>DA73</text:p>
          </table:table-cell>
          <table:table-cell table:style-name="ce125" table:formula="of:=DEC2HEX(HEX2DEC([.AG47])+1)" office:value-type="string" office:string-value="DA74" calcext:value-type="string">
            <text:p>DA74</text:p>
          </table:table-cell>
          <table:table-cell table:style-name="ce125" table:formula="of:=DEC2HEX(HEX2DEC([.AH47])+1)" office:value-type="string" office:string-value="DA75" calcext:value-type="string">
            <text:p>DA75</text:p>
          </table:table-cell>
          <table:table-cell table:style-name="ce125" table:formula="of:=DEC2HEX(HEX2DEC([.AI47])+1)" office:value-type="string" office:string-value="DA76" calcext:value-type="string">
            <text:p>DA76</text:p>
          </table:table-cell>
          <table:table-cell table:style-name="ce125" table:formula="of:=DEC2HEX(HEX2DEC([.AJ47])+1)" office:value-type="string" office:string-value="DA77" calcext:value-type="string">
            <text:p>DA77</text:p>
          </table:table-cell>
          <table:table-cell table:style-name="ce125" table:formula="of:=DEC2HEX(HEX2DEC([.AK47])+1)" office:value-type="string" office:string-value="DA78" calcext:value-type="string">
            <text:p>DA78</text:p>
          </table:table-cell>
          <table:table-cell table:style-name="ce125" table:formula="of:=DEC2HEX(HEX2DEC([.AL47])+1)" office:value-type="string" office:string-value="DA79" calcext:value-type="string">
            <text:p>DA79</text:p>
          </table:table-cell>
          <table:table-cell table:style-name="ce125" table:formula="of:=DEC2HEX(HEX2DEC([.AM47])+1)" office:value-type="string" office:string-value="DA7A" calcext:value-type="string">
            <text:p>DA7A</text:p>
          </table:table-cell>
          <table:table-cell table:style-name="ce125" table:formula="of:=DEC2HEX(HEX2DEC([.AN47])+1)" office:value-type="string" office:string-value="DA7B" calcext:value-type="string">
            <text:p>DA7B</text:p>
          </table:table-cell>
          <table:table-cell table:style-name="ce125" table:formula="of:=DEC2HEX(HEX2DEC([.AO47])+1)" office:value-type="string" office:string-value="DA7C" calcext:value-type="string">
            <text:p>DA7C</text:p>
          </table:table-cell>
          <table:table-cell table:style-name="ce125" table:formula="of:=DEC2HEX(HEX2DEC([.AP47])+1)" office:value-type="string" office:string-value="DA7D" calcext:value-type="string">
            <text:p>DA7D</text:p>
          </table:table-cell>
          <table:table-cell table:style-name="ce125" table:formula="of:=DEC2HEX(HEX2DEC([.AQ47])+1)" office:value-type="string" office:string-value="DA7E" calcext:value-type="string">
            <text:p>DA7E</text:p>
          </table:table-cell>
          <table:table-cell table:style-name="ce125" table:formula="of:=DEC2HEX(HEX2DEC([.AR47])+1)" office:value-type="string" office:string-value="DA7F" calcext:value-type="string">
            <text:p>DA7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7]+1" office:value-type="float" office:value="17" calcext:value-type="float">
            <text:p>17</text:p>
          </table:table-cell>
          <table:table-cell table:style-name="ce64" table:formula="of:=DEC2HEX(HEX2DEC([.AS47])+1)" office:value-type="string" office:string-value="DA80" calcext:value-type="string">
            <text:p>DA80</text:p>
          </table:table-cell>
          <table:table-cell table:style-name="ce64" table:formula="of:=DEC2HEX(HEX2DEC([.F48])+1)" office:value-type="string" office:string-value="DA81" calcext:value-type="string">
            <text:p>DA81</text:p>
          </table:table-cell>
          <table:table-cell table:style-name="ce64" table:formula="of:=DEC2HEX(HEX2DEC([.G48])+1)" office:value-type="string" office:string-value="DA82" calcext:value-type="string">
            <text:p>DA82</text:p>
          </table:table-cell>
          <table:table-cell table:style-name="ce64" table:formula="of:=DEC2HEX(HEX2DEC([.H48])+1)" office:value-type="string" office:string-value="DA83" calcext:value-type="string">
            <text:p>DA83</text:p>
          </table:table-cell>
          <table:table-cell table:style-name="ce64" table:formula="of:=DEC2HEX(HEX2DEC([.I48])+1)" office:value-type="string" office:string-value="DA84" calcext:value-type="string">
            <text:p>DA84</text:p>
          </table:table-cell>
          <table:table-cell table:style-name="ce64" table:formula="of:=DEC2HEX(HEX2DEC([.J48])+1)" office:value-type="string" office:string-value="DA85" calcext:value-type="string">
            <text:p>DA85</text:p>
          </table:table-cell>
          <table:table-cell table:style-name="ce64" table:formula="of:=DEC2HEX(HEX2DEC([.K48])+1)" office:value-type="string" office:string-value="DA86" calcext:value-type="string">
            <text:p>DA86</text:p>
          </table:table-cell>
          <table:table-cell table:style-name="ce64" table:formula="of:=DEC2HEX(HEX2DEC([.L48])+1)" office:value-type="string" office:string-value="DA87" calcext:value-type="string">
            <text:p>DA87</text:p>
          </table:table-cell>
          <table:table-cell table:style-name="ce64" table:formula="of:=DEC2HEX(HEX2DEC([.M48])+1)" office:value-type="string" office:string-value="DA88" calcext:value-type="string">
            <text:p>DA88</text:p>
          </table:table-cell>
          <table:table-cell table:style-name="ce64" table:formula="of:=DEC2HEX(HEX2DEC([.N48])+1)" office:value-type="string" office:string-value="DA89" calcext:value-type="string">
            <text:p>DA89</text:p>
          </table:table-cell>
          <table:table-cell table:style-name="ce64" table:formula="of:=DEC2HEX(HEX2DEC([.O48])+1)" office:value-type="string" office:string-value="DA8A" calcext:value-type="string">
            <text:p>DA8A</text:p>
          </table:table-cell>
          <table:table-cell table:style-name="ce64" table:formula="of:=DEC2HEX(HEX2DEC([.P48])+1)" office:value-type="string" office:string-value="DA8B" calcext:value-type="string">
            <text:p>DA8B</text:p>
          </table:table-cell>
          <table:table-cell table:style-name="ce64" table:formula="of:=DEC2HEX(HEX2DEC([.Q48])+1)" office:value-type="string" office:string-value="DA8C" calcext:value-type="string">
            <text:p>DA8C</text:p>
          </table:table-cell>
          <table:table-cell table:style-name="ce64" table:formula="of:=DEC2HEX(HEX2DEC([.R48])+1)" office:value-type="string" office:string-value="DA8D" calcext:value-type="string">
            <text:p>DA8D</text:p>
          </table:table-cell>
          <table:table-cell table:style-name="ce64" table:formula="of:=DEC2HEX(HEX2DEC([.S48])+1)" office:value-type="string" office:string-value="DA8E" calcext:value-type="string">
            <text:p>DA8E</text:p>
          </table:table-cell>
          <table:table-cell table:style-name="ce64" table:formula="of:=DEC2HEX(HEX2DEC([.T48])+1)" office:value-type="string" office:string-value="DA8F" calcext:value-type="string">
            <text:p>DA8F</text:p>
          </table:table-cell>
          <table:table-cell table:style-name="ce64" table:formula="of:=DEC2HEX(HEX2DEC([.U48])+1)" office:value-type="string" office:string-value="DA90" calcext:value-type="string">
            <text:p>DA90</text:p>
          </table:table-cell>
          <table:table-cell table:style-name="ce64" table:formula="of:=DEC2HEX(HEX2DEC([.V48])+1)" office:value-type="string" office:string-value="DA91" calcext:value-type="string">
            <text:p>DA91</text:p>
          </table:table-cell>
          <table:table-cell table:style-name="ce64" table:formula="of:=DEC2HEX(HEX2DEC([.W48])+1)" office:value-type="string" office:string-value="DA92" calcext:value-type="string">
            <text:p>DA92</text:p>
          </table:table-cell>
          <table:table-cell table:style-name="ce64" table:formula="of:=DEC2HEX(HEX2DEC([.X48])+1)" office:value-type="string" office:string-value="DA93" calcext:value-type="string">
            <text:p>DA93</text:p>
          </table:table-cell>
          <table:table-cell table:style-name="ce64" table:formula="of:=DEC2HEX(HEX2DEC([.Y48])+1)" office:value-type="string" office:string-value="DA94" calcext:value-type="string">
            <text:p>DA94</text:p>
          </table:table-cell>
          <table:table-cell table:style-name="ce64" table:formula="of:=DEC2HEX(HEX2DEC([.Z48])+1)" office:value-type="string" office:string-value="DA95" calcext:value-type="string">
            <text:p>DA95</text:p>
          </table:table-cell>
          <table:table-cell table:style-name="ce124" table:formula="of:=DEC2HEX(HEX2DEC([.AA48])+1)" office:value-type="string" office:string-value="DA96" calcext:value-type="string">
            <text:p>DA96</text:p>
          </table:table-cell>
          <table:table-cell table:style-name="ce125" table:formula="of:=DEC2HEX(HEX2DEC([.AB48])+1)" office:value-type="string" office:string-value="DA97" calcext:value-type="string">
            <text:p>DA97</text:p>
          </table:table-cell>
          <table:table-cell table:style-name="ce125" table:formula="of:=DEC2HEX(HEX2DEC([.AC48])+1)" office:value-type="string" office:string-value="DA98" calcext:value-type="string">
            <text:p>DA98</text:p>
          </table:table-cell>
          <table:table-cell table:style-name="ce125" table:formula="of:=DEC2HEX(HEX2DEC([.AD48])+1)" office:value-type="string" office:string-value="DA99" calcext:value-type="string">
            <text:p>DA99</text:p>
          </table:table-cell>
          <table:table-cell table:style-name="ce125" table:formula="of:=DEC2HEX(HEX2DEC([.AE48])+1)" office:value-type="string" office:string-value="DA9A" calcext:value-type="string">
            <text:p>DA9A</text:p>
          </table:table-cell>
          <table:table-cell table:style-name="ce125" table:formula="of:=DEC2HEX(HEX2DEC([.AF48])+1)" office:value-type="string" office:string-value="DA9B" calcext:value-type="string">
            <text:p>DA9B</text:p>
          </table:table-cell>
          <table:table-cell table:style-name="ce125" table:formula="of:=DEC2HEX(HEX2DEC([.AG48])+1)" office:value-type="string" office:string-value="DA9C" calcext:value-type="string">
            <text:p>DA9C</text:p>
          </table:table-cell>
          <table:table-cell table:style-name="ce125" table:formula="of:=DEC2HEX(HEX2DEC([.AH48])+1)" office:value-type="string" office:string-value="DA9D" calcext:value-type="string">
            <text:p>DA9D</text:p>
          </table:table-cell>
          <table:table-cell table:style-name="ce125" table:formula="of:=DEC2HEX(HEX2DEC([.AI48])+1)" office:value-type="string" office:string-value="DA9E" calcext:value-type="string">
            <text:p>DA9E</text:p>
          </table:table-cell>
          <table:table-cell table:style-name="ce125" table:formula="of:=DEC2HEX(HEX2DEC([.AJ48])+1)" office:value-type="string" office:string-value="DA9F" calcext:value-type="string">
            <text:p>DA9F</text:p>
          </table:table-cell>
          <table:table-cell table:style-name="ce125" table:formula="of:=DEC2HEX(HEX2DEC([.AK48])+1)" office:value-type="string" office:string-value="DAA0" calcext:value-type="string">
            <text:p>DAA0</text:p>
          </table:table-cell>
          <table:table-cell table:style-name="ce125" table:formula="of:=DEC2HEX(HEX2DEC([.AL48])+1)" office:value-type="string" office:string-value="DAA1" calcext:value-type="string">
            <text:p>DAA1</text:p>
          </table:table-cell>
          <table:table-cell table:style-name="ce125" table:formula="of:=DEC2HEX(HEX2DEC([.AM48])+1)" office:value-type="string" office:string-value="DAA2" calcext:value-type="string">
            <text:p>DAA2</text:p>
          </table:table-cell>
          <table:table-cell table:style-name="ce125" table:formula="of:=DEC2HEX(HEX2DEC([.AN48])+1)" office:value-type="string" office:string-value="DAA3" calcext:value-type="string">
            <text:p>DAA3</text:p>
          </table:table-cell>
          <table:table-cell table:style-name="ce125" table:formula="of:=DEC2HEX(HEX2DEC([.AO48])+1)" office:value-type="string" office:string-value="DAA4" calcext:value-type="string">
            <text:p>DAA4</text:p>
          </table:table-cell>
          <table:table-cell table:style-name="ce125" table:formula="of:=DEC2HEX(HEX2DEC([.AP48])+1)" office:value-type="string" office:string-value="DAA5" calcext:value-type="string">
            <text:p>DAA5</text:p>
          </table:table-cell>
          <table:table-cell table:style-name="ce125" table:formula="of:=DEC2HEX(HEX2DEC([.AQ48])+1)" office:value-type="string" office:string-value="DAA6" calcext:value-type="string">
            <text:p>DAA6</text:p>
          </table:table-cell>
          <table:table-cell table:style-name="ce125" table:formula="of:=DEC2HEX(HEX2DEC([.AR48])+1)" office:value-type="string" office:string-value="DAA7" calcext:value-type="string">
            <text:p>DAA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8]+1" office:value-type="float" office:value="18" calcext:value-type="float">
            <text:p>18</text:p>
          </table:table-cell>
          <table:table-cell table:style-name="ce64" table:formula="of:=DEC2HEX(HEX2DEC([.AS48])+1)" office:value-type="string" office:string-value="DAA8" calcext:value-type="string">
            <text:p>DAA8</text:p>
          </table:table-cell>
          <table:table-cell table:style-name="ce64" table:formula="of:=DEC2HEX(HEX2DEC([.F49])+1)" office:value-type="string" office:string-value="DAA9" calcext:value-type="string">
            <text:p>DAA9</text:p>
          </table:table-cell>
          <table:table-cell table:style-name="ce64" table:formula="of:=DEC2HEX(HEX2DEC([.G49])+1)" office:value-type="string" office:string-value="DAAA" calcext:value-type="string">
            <text:p>DAAA</text:p>
          </table:table-cell>
          <table:table-cell table:style-name="ce64" table:formula="of:=DEC2HEX(HEX2DEC([.H49])+1)" office:value-type="string" office:string-value="DAAB" calcext:value-type="string">
            <text:p>DAAB</text:p>
          </table:table-cell>
          <table:table-cell table:style-name="ce64" table:formula="of:=DEC2HEX(HEX2DEC([.I49])+1)" office:value-type="string" office:string-value="DAAC" calcext:value-type="string">
            <text:p>DAAC</text:p>
          </table:table-cell>
          <table:table-cell table:style-name="ce64" table:formula="of:=DEC2HEX(HEX2DEC([.J49])+1)" office:value-type="string" office:string-value="DAAD" calcext:value-type="string">
            <text:p>DAAD</text:p>
          </table:table-cell>
          <table:table-cell table:style-name="ce64" table:formula="of:=DEC2HEX(HEX2DEC([.K49])+1)" office:value-type="string" office:string-value="DAAE" calcext:value-type="string">
            <text:p>DAAE</text:p>
          </table:table-cell>
          <table:table-cell table:style-name="ce64" table:formula="of:=DEC2HEX(HEX2DEC([.L49])+1)" office:value-type="string" office:string-value="DAAF" calcext:value-type="string">
            <text:p>DAAF</text:p>
          </table:table-cell>
          <table:table-cell table:style-name="ce64" table:formula="of:=DEC2HEX(HEX2DEC([.M49])+1)" office:value-type="string" office:string-value="DAB0" calcext:value-type="string">
            <text:p>DAB0</text:p>
          </table:table-cell>
          <table:table-cell table:style-name="ce64" table:formula="of:=DEC2HEX(HEX2DEC([.N49])+1)" office:value-type="string" office:string-value="DAB1" calcext:value-type="string">
            <text:p>DAB1</text:p>
          </table:table-cell>
          <table:table-cell table:style-name="ce64" table:formula="of:=DEC2HEX(HEX2DEC([.O49])+1)" office:value-type="string" office:string-value="DAB2" calcext:value-type="string">
            <text:p>DAB2</text:p>
          </table:table-cell>
          <table:table-cell table:style-name="ce64" table:formula="of:=DEC2HEX(HEX2DEC([.P49])+1)" office:value-type="string" office:string-value="DAB3" calcext:value-type="string">
            <text:p>DAB3</text:p>
          </table:table-cell>
          <table:table-cell table:style-name="ce64" table:formula="of:=DEC2HEX(HEX2DEC([.Q49])+1)" office:value-type="string" office:string-value="DAB4" calcext:value-type="string">
            <text:p>DAB4</text:p>
          </table:table-cell>
          <table:table-cell table:style-name="ce64" table:formula="of:=DEC2HEX(HEX2DEC([.R49])+1)" office:value-type="string" office:string-value="DAB5" calcext:value-type="string">
            <text:p>DAB5</text:p>
          </table:table-cell>
          <table:table-cell table:style-name="ce64" table:formula="of:=DEC2HEX(HEX2DEC([.S49])+1)" office:value-type="string" office:string-value="DAB6" calcext:value-type="string">
            <text:p>DAB6</text:p>
          </table:table-cell>
          <table:table-cell table:style-name="ce64" table:formula="of:=DEC2HEX(HEX2DEC([.T49])+1)" office:value-type="string" office:string-value="DAB7" calcext:value-type="string">
            <text:p>DAB7</text:p>
          </table:table-cell>
          <table:table-cell table:style-name="ce64" table:formula="of:=DEC2HEX(HEX2DEC([.U49])+1)" office:value-type="string" office:string-value="DAB8" calcext:value-type="string">
            <text:p>DAB8</text:p>
          </table:table-cell>
          <table:table-cell table:style-name="ce64" table:formula="of:=DEC2HEX(HEX2DEC([.V49])+1)" office:value-type="string" office:string-value="DAB9" calcext:value-type="string">
            <text:p>DAB9</text:p>
          </table:table-cell>
          <table:table-cell table:style-name="ce64" table:formula="of:=DEC2HEX(HEX2DEC([.W49])+1)" office:value-type="string" office:string-value="DABA" calcext:value-type="string">
            <text:p>DABA</text:p>
          </table:table-cell>
          <table:table-cell table:style-name="ce64" table:formula="of:=DEC2HEX(HEX2DEC([.X49])+1)" office:value-type="string" office:string-value="DABB" calcext:value-type="string">
            <text:p>DABB</text:p>
          </table:table-cell>
          <table:table-cell table:style-name="ce64" table:formula="of:=DEC2HEX(HEX2DEC([.Y49])+1)" office:value-type="string" office:string-value="DABC" calcext:value-type="string">
            <text:p>DABC</text:p>
          </table:table-cell>
          <table:table-cell table:style-name="ce64" table:formula="of:=DEC2HEX(HEX2DEC([.Z49])+1)" office:value-type="string" office:string-value="DABD" calcext:value-type="string">
            <text:p>DABD</text:p>
          </table:table-cell>
          <table:table-cell table:style-name="ce124" table:formula="of:=DEC2HEX(HEX2DEC([.AA49])+1)" office:value-type="string" office:string-value="DABE" calcext:value-type="string">
            <text:p>DABE</text:p>
          </table:table-cell>
          <table:table-cell table:style-name="ce125" table:formula="of:=DEC2HEX(HEX2DEC([.AB49])+1)" office:value-type="string" office:string-value="DABF" calcext:value-type="string">
            <text:p>DABF</text:p>
          </table:table-cell>
          <table:table-cell table:style-name="ce125" table:formula="of:=DEC2HEX(HEX2DEC([.AC49])+1)" office:value-type="string" office:string-value="DAC0" calcext:value-type="string">
            <text:p>DAC0</text:p>
          </table:table-cell>
          <table:table-cell table:style-name="ce125" table:formula="of:=DEC2HEX(HEX2DEC([.AD49])+1)" office:value-type="string" office:string-value="DAC1" calcext:value-type="string">
            <text:p>DAC1</text:p>
          </table:table-cell>
          <table:table-cell table:style-name="ce125" table:formula="of:=DEC2HEX(HEX2DEC([.AE49])+1)" office:value-type="string" office:string-value="DAC2" calcext:value-type="string">
            <text:p>DAC2</text:p>
          </table:table-cell>
          <table:table-cell table:style-name="ce125" table:formula="of:=DEC2HEX(HEX2DEC([.AF49])+1)" office:value-type="string" office:string-value="DAC3" calcext:value-type="string">
            <text:p>DAC3</text:p>
          </table:table-cell>
          <table:table-cell table:style-name="ce125" table:formula="of:=DEC2HEX(HEX2DEC([.AG49])+1)" office:value-type="string" office:string-value="DAC4" calcext:value-type="string">
            <text:p>DAC4</text:p>
          </table:table-cell>
          <table:table-cell table:style-name="ce125" table:formula="of:=DEC2HEX(HEX2DEC([.AH49])+1)" office:value-type="string" office:string-value="DAC5" calcext:value-type="string">
            <text:p>DAC5</text:p>
          </table:table-cell>
          <table:table-cell table:style-name="ce125" table:formula="of:=DEC2HEX(HEX2DEC([.AI49])+1)" office:value-type="string" office:string-value="DAC6" calcext:value-type="string">
            <text:p>DAC6</text:p>
          </table:table-cell>
          <table:table-cell table:style-name="ce125" table:formula="of:=DEC2HEX(HEX2DEC([.AJ49])+1)" office:value-type="string" office:string-value="DAC7" calcext:value-type="string">
            <text:p>DAC7</text:p>
          </table:table-cell>
          <table:table-cell table:style-name="ce125" table:formula="of:=DEC2HEX(HEX2DEC([.AK49])+1)" office:value-type="string" office:string-value="DAC8" calcext:value-type="string">
            <text:p>DAC8</text:p>
          </table:table-cell>
          <table:table-cell table:style-name="ce125" table:formula="of:=DEC2HEX(HEX2DEC([.AL49])+1)" office:value-type="string" office:string-value="DAC9" calcext:value-type="string">
            <text:p>DAC9</text:p>
          </table:table-cell>
          <table:table-cell table:style-name="ce125" table:formula="of:=DEC2HEX(HEX2DEC([.AM49])+1)" office:value-type="string" office:string-value="DACA" calcext:value-type="string">
            <text:p>DACA</text:p>
          </table:table-cell>
          <table:table-cell table:style-name="ce125" table:formula="of:=DEC2HEX(HEX2DEC([.AN49])+1)" office:value-type="string" office:string-value="DACB" calcext:value-type="string">
            <text:p>DACB</text:p>
          </table:table-cell>
          <table:table-cell table:style-name="ce125" table:formula="of:=DEC2HEX(HEX2DEC([.AO49])+1)" office:value-type="string" office:string-value="DACC" calcext:value-type="string">
            <text:p>DACC</text:p>
          </table:table-cell>
          <table:table-cell table:style-name="ce125" table:formula="of:=DEC2HEX(HEX2DEC([.AP49])+1)" office:value-type="string" office:string-value="DACD" calcext:value-type="string">
            <text:p>DACD</text:p>
          </table:table-cell>
          <table:table-cell table:style-name="ce125" table:formula="of:=DEC2HEX(HEX2DEC([.AQ49])+1)" office:value-type="string" office:string-value="DACE" calcext:value-type="string">
            <text:p>DACE</text:p>
          </table:table-cell>
          <table:table-cell table:style-name="ce125" table:formula="of:=DEC2HEX(HEX2DEC([.AR49])+1)" office:value-type="string" office:string-value="DACF" calcext:value-type="string">
            <text:p>DAC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9]+1" office:value-type="float" office:value="19" calcext:value-type="float">
            <text:p>19</text:p>
          </table:table-cell>
          <table:table-cell table:style-name="ce64" table:formula="of:=DEC2HEX(HEX2DEC([.AS49])+1)" office:value-type="string" office:string-value="DAD0" calcext:value-type="string">
            <text:p>DAD0</text:p>
          </table:table-cell>
          <table:table-cell table:style-name="ce64" table:formula="of:=DEC2HEX(HEX2DEC([.F50])+1)" office:value-type="string" office:string-value="DAD1" calcext:value-type="string">
            <text:p>DAD1</text:p>
          </table:table-cell>
          <table:table-cell table:style-name="ce64" table:formula="of:=DEC2HEX(HEX2DEC([.G50])+1)" office:value-type="string" office:string-value="DAD2" calcext:value-type="string">
            <text:p>DAD2</text:p>
          </table:table-cell>
          <table:table-cell table:style-name="ce64" table:formula="of:=DEC2HEX(HEX2DEC([.H50])+1)" office:value-type="string" office:string-value="DAD3" calcext:value-type="string">
            <text:p>DAD3</text:p>
          </table:table-cell>
          <table:table-cell table:style-name="ce64" table:formula="of:=DEC2HEX(HEX2DEC([.I50])+1)" office:value-type="string" office:string-value="DAD4" calcext:value-type="string">
            <text:p>DAD4</text:p>
          </table:table-cell>
          <table:table-cell table:style-name="ce64" table:formula="of:=DEC2HEX(HEX2DEC([.J50])+1)" office:value-type="string" office:string-value="DAD5" calcext:value-type="string">
            <text:p>DAD5</text:p>
          </table:table-cell>
          <table:table-cell table:style-name="ce64" table:formula="of:=DEC2HEX(HEX2DEC([.K50])+1)" office:value-type="string" office:string-value="DAD6" calcext:value-type="string">
            <text:p>DAD6</text:p>
          </table:table-cell>
          <table:table-cell table:style-name="ce64" table:formula="of:=DEC2HEX(HEX2DEC([.L50])+1)" office:value-type="string" office:string-value="DAD7" calcext:value-type="string">
            <text:p>DAD7</text:p>
          </table:table-cell>
          <table:table-cell table:style-name="ce64" table:formula="of:=DEC2HEX(HEX2DEC([.M50])+1)" office:value-type="string" office:string-value="DAD8" calcext:value-type="string">
            <text:p>DAD8</text:p>
          </table:table-cell>
          <table:table-cell table:style-name="ce64" table:formula="of:=DEC2HEX(HEX2DEC([.N50])+1)" office:value-type="string" office:string-value="DAD9" calcext:value-type="string">
            <text:p>DAD9</text:p>
          </table:table-cell>
          <table:table-cell table:style-name="ce64" table:formula="of:=DEC2HEX(HEX2DEC([.O50])+1)" office:value-type="string" office:string-value="DADA" calcext:value-type="string">
            <text:p>DADA</text:p>
          </table:table-cell>
          <table:table-cell table:style-name="ce64" table:formula="of:=DEC2HEX(HEX2DEC([.P50])+1)" office:value-type="string" office:string-value="DADB" calcext:value-type="string">
            <text:p>DADB</text:p>
          </table:table-cell>
          <table:table-cell table:style-name="ce64" table:formula="of:=DEC2HEX(HEX2DEC([.Q50])+1)" office:value-type="string" office:string-value="DADC" calcext:value-type="string">
            <text:p>DADC</text:p>
          </table:table-cell>
          <table:table-cell table:style-name="ce64" table:formula="of:=DEC2HEX(HEX2DEC([.R50])+1)" office:value-type="string" office:string-value="DADD" calcext:value-type="string">
            <text:p>DADD</text:p>
          </table:table-cell>
          <table:table-cell table:style-name="ce64" table:formula="of:=DEC2HEX(HEX2DEC([.S50])+1)" office:value-type="string" office:string-value="DADE" calcext:value-type="string">
            <text:p>DADE</text:p>
          </table:table-cell>
          <table:table-cell table:style-name="ce64" table:formula="of:=DEC2HEX(HEX2DEC([.T50])+1)" office:value-type="string" office:string-value="DADF" calcext:value-type="string">
            <text:p>DADF</text:p>
          </table:table-cell>
          <table:table-cell table:style-name="ce64" table:formula="of:=DEC2HEX(HEX2DEC([.U50])+1)" office:value-type="string" office:string-value="DAE0" calcext:value-type="string">
            <text:p>DAE0</text:p>
          </table:table-cell>
          <table:table-cell table:style-name="ce64" table:formula="of:=DEC2HEX(HEX2DEC([.V50])+1)" office:value-type="string" office:string-value="DAE1" calcext:value-type="string">
            <text:p>DAE1</text:p>
          </table:table-cell>
          <table:table-cell table:style-name="ce64" table:formula="of:=DEC2HEX(HEX2DEC([.W50])+1)" office:value-type="string" office:string-value="DAE2" calcext:value-type="string">
            <text:p>DAE2</text:p>
          </table:table-cell>
          <table:table-cell table:style-name="ce64" table:formula="of:=DEC2HEX(HEX2DEC([.X50])+1)" office:value-type="string" office:string-value="DAE3" calcext:value-type="string">
            <text:p>DAE3</text:p>
          </table:table-cell>
          <table:table-cell table:style-name="ce64" table:formula="of:=DEC2HEX(HEX2DEC([.Y50])+1)" office:value-type="string" office:string-value="DAE4" calcext:value-type="string">
            <text:p>DAE4</text:p>
          </table:table-cell>
          <table:table-cell table:style-name="ce64" table:formula="of:=DEC2HEX(HEX2DEC([.Z50])+1)" office:value-type="string" office:string-value="DAE5" calcext:value-type="string">
            <text:p>DAE5</text:p>
          </table:table-cell>
          <table:table-cell table:style-name="ce124" table:formula="of:=DEC2HEX(HEX2DEC([.AA50])+1)" office:value-type="string" office:string-value="DAE6" calcext:value-type="string">
            <text:p>DAE6</text:p>
          </table:table-cell>
          <table:table-cell table:style-name="ce125" table:formula="of:=DEC2HEX(HEX2DEC([.AB50])+1)" office:value-type="string" office:string-value="DAE7" calcext:value-type="string">
            <text:p>DAE7</text:p>
          </table:table-cell>
          <table:table-cell table:style-name="ce125" table:formula="of:=DEC2HEX(HEX2DEC([.AC50])+1)" office:value-type="string" office:string-value="DAE8" calcext:value-type="string">
            <text:p>DAE8</text:p>
          </table:table-cell>
          <table:table-cell table:style-name="ce125" table:formula="of:=DEC2HEX(HEX2DEC([.AD50])+1)" office:value-type="string" office:string-value="DAE9" calcext:value-type="string">
            <text:p>DAE9</text:p>
          </table:table-cell>
          <table:table-cell table:style-name="ce125" table:formula="of:=DEC2HEX(HEX2DEC([.AE50])+1)" office:value-type="string" office:string-value="DAEA" calcext:value-type="string">
            <text:p>DAEA</text:p>
          </table:table-cell>
          <table:table-cell table:style-name="ce125" table:formula="of:=DEC2HEX(HEX2DEC([.AF50])+1)" office:value-type="string" office:string-value="DAEB" calcext:value-type="string">
            <text:p>DAEB</text:p>
          </table:table-cell>
          <table:table-cell table:style-name="ce125" table:formula="of:=DEC2HEX(HEX2DEC([.AG50])+1)" office:value-type="string" office:string-value="DAEC" calcext:value-type="string">
            <text:p>DAEC</text:p>
          </table:table-cell>
          <table:table-cell table:style-name="ce125" table:formula="of:=DEC2HEX(HEX2DEC([.AH50])+1)" office:value-type="string" office:string-value="DAED" calcext:value-type="string">
            <text:p>DAED</text:p>
          </table:table-cell>
          <table:table-cell table:style-name="ce125" table:formula="of:=DEC2HEX(HEX2DEC([.AI50])+1)" office:value-type="string" office:string-value="DAEE" calcext:value-type="string">
            <text:p>DAEE</text:p>
          </table:table-cell>
          <table:table-cell table:style-name="ce125" table:formula="of:=DEC2HEX(HEX2DEC([.AJ50])+1)" office:value-type="string" office:string-value="DAEF" calcext:value-type="string">
            <text:p>DAEF</text:p>
          </table:table-cell>
          <table:table-cell table:style-name="ce125" table:formula="of:=DEC2HEX(HEX2DEC([.AK50])+1)" office:value-type="string" office:string-value="DAF0" calcext:value-type="string">
            <text:p>DAF0</text:p>
          </table:table-cell>
          <table:table-cell table:style-name="ce125" table:formula="of:=DEC2HEX(HEX2DEC([.AL50])+1)" office:value-type="string" office:string-value="DAF1" calcext:value-type="string">
            <text:p>DAF1</text:p>
          </table:table-cell>
          <table:table-cell table:style-name="ce125" table:formula="of:=DEC2HEX(HEX2DEC([.AM50])+1)" office:value-type="string" office:string-value="DAF2" calcext:value-type="string">
            <text:p>DAF2</text:p>
          </table:table-cell>
          <table:table-cell table:style-name="ce125" table:formula="of:=DEC2HEX(HEX2DEC([.AN50])+1)" office:value-type="string" office:string-value="DAF3" calcext:value-type="string">
            <text:p>DAF3</text:p>
          </table:table-cell>
          <table:table-cell table:style-name="ce125" table:formula="of:=DEC2HEX(HEX2DEC([.AO50])+1)" office:value-type="string" office:string-value="DAF4" calcext:value-type="string">
            <text:p>DAF4</text:p>
          </table:table-cell>
          <table:table-cell table:style-name="ce125" table:formula="of:=DEC2HEX(HEX2DEC([.AP50])+1)" office:value-type="string" office:string-value="DAF5" calcext:value-type="string">
            <text:p>DAF5</text:p>
          </table:table-cell>
          <table:table-cell table:style-name="ce125" table:formula="of:=DEC2HEX(HEX2DEC([.AQ50])+1)" office:value-type="string" office:string-value="DAF6" calcext:value-type="string">
            <text:p>DAF6</text:p>
          </table:table-cell>
          <table:table-cell table:style-name="ce125" table:formula="of:=DEC2HEX(HEX2DEC([.AR50])+1)" office:value-type="string" office:string-value="DAF7" calcext:value-type="string">
            <text:p>DAF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0]+1" office:value-type="float" office:value="20" calcext:value-type="float">
            <text:p>20</text:p>
          </table:table-cell>
          <table:table-cell table:style-name="ce64" table:formula="of:=DEC2HEX(HEX2DEC([.AS50])+1)" office:value-type="string" office:string-value="DAF8" calcext:value-type="string">
            <text:p>DAF8</text:p>
          </table:table-cell>
          <table:table-cell table:style-name="ce64" table:formula="of:=DEC2HEX(HEX2DEC([.F51])+1)" office:value-type="string" office:string-value="DAF9" calcext:value-type="string">
            <text:p>DAF9</text:p>
          </table:table-cell>
          <table:table-cell table:style-name="ce64" table:formula="of:=DEC2HEX(HEX2DEC([.G51])+1)" office:value-type="string" office:string-value="DAFA" calcext:value-type="string">
            <text:p>DAFA</text:p>
          </table:table-cell>
          <table:table-cell table:style-name="ce64" table:formula="of:=DEC2HEX(HEX2DEC([.H51])+1)" office:value-type="string" office:string-value="DAFB" calcext:value-type="string">
            <text:p>DAFB</text:p>
          </table:table-cell>
          <table:table-cell table:style-name="ce64" table:formula="of:=DEC2HEX(HEX2DEC([.I51])+1)" office:value-type="string" office:string-value="DAFC" calcext:value-type="string">
            <text:p>DAFC</text:p>
          </table:table-cell>
          <table:table-cell table:style-name="ce64" table:formula="of:=DEC2HEX(HEX2DEC([.J51])+1)" office:value-type="string" office:string-value="DAFD" calcext:value-type="string">
            <text:p>DAFD</text:p>
          </table:table-cell>
          <table:table-cell table:style-name="ce64" table:formula="of:=DEC2HEX(HEX2DEC([.K51])+1)" office:value-type="string" office:string-value="DAFE" calcext:value-type="string">
            <text:p>DAFE</text:p>
          </table:table-cell>
          <table:table-cell table:style-name="ce64" table:formula="of:=DEC2HEX(HEX2DEC([.L51])+1)" office:value-type="string" office:string-value="DAFF" calcext:value-type="string">
            <text:p>DAFF</text:p>
          </table:table-cell>
          <table:table-cell table:style-name="ce64" table:formula="of:=DEC2HEX(HEX2DEC([.M51])+1)" office:value-type="string" office:string-value="DB00" calcext:value-type="string">
            <text:p>DB00</text:p>
          </table:table-cell>
          <table:table-cell table:style-name="ce64" table:formula="of:=DEC2HEX(HEX2DEC([.N51])+1)" office:value-type="string" office:string-value="DB01" calcext:value-type="string">
            <text:p>DB01</text:p>
          </table:table-cell>
          <table:table-cell table:style-name="ce64" table:formula="of:=DEC2HEX(HEX2DEC([.O51])+1)" office:value-type="string" office:string-value="DB02" calcext:value-type="string">
            <text:p>DB02</text:p>
          </table:table-cell>
          <table:table-cell table:style-name="ce64" table:formula="of:=DEC2HEX(HEX2DEC([.P51])+1)" office:value-type="string" office:string-value="DB03" calcext:value-type="string">
            <text:p>DB03</text:p>
          </table:table-cell>
          <table:table-cell table:style-name="ce64" table:formula="of:=DEC2HEX(HEX2DEC([.Q51])+1)" office:value-type="string" office:string-value="DB04" calcext:value-type="string">
            <text:p>DB04</text:p>
          </table:table-cell>
          <table:table-cell table:style-name="ce64" table:formula="of:=DEC2HEX(HEX2DEC([.R51])+1)" office:value-type="string" office:string-value="DB05" calcext:value-type="string">
            <text:p>DB05</text:p>
          </table:table-cell>
          <table:table-cell table:style-name="ce64" table:formula="of:=DEC2HEX(HEX2DEC([.S51])+1)" office:value-type="string" office:string-value="DB06" calcext:value-type="string">
            <text:p>DB06</text:p>
          </table:table-cell>
          <table:table-cell table:style-name="ce64" table:formula="of:=DEC2HEX(HEX2DEC([.T51])+1)" office:value-type="string" office:string-value="DB07" calcext:value-type="string">
            <text:p>DB07</text:p>
          </table:table-cell>
          <table:table-cell table:style-name="ce64" table:formula="of:=DEC2HEX(HEX2DEC([.U51])+1)" office:value-type="string" office:string-value="DB08" calcext:value-type="string">
            <text:p>DB08</text:p>
          </table:table-cell>
          <table:table-cell table:style-name="ce64" table:formula="of:=DEC2HEX(HEX2DEC([.V51])+1)" office:value-type="string" office:string-value="DB09" calcext:value-type="string">
            <text:p>DB09</text:p>
          </table:table-cell>
          <table:table-cell table:style-name="ce64" table:formula="of:=DEC2HEX(HEX2DEC([.W51])+1)" office:value-type="string" office:string-value="DB0A" calcext:value-type="string">
            <text:p>DB0A</text:p>
          </table:table-cell>
          <table:table-cell table:style-name="ce64" table:formula="of:=DEC2HEX(HEX2DEC([.X51])+1)" office:value-type="string" office:string-value="DB0B" calcext:value-type="string">
            <text:p>DB0B</text:p>
          </table:table-cell>
          <table:table-cell table:style-name="ce64" table:formula="of:=DEC2HEX(HEX2DEC([.Y51])+1)" office:value-type="string" office:string-value="DB0C" calcext:value-type="string">
            <text:p>DB0C</text:p>
          </table:table-cell>
          <table:table-cell table:style-name="ce64" table:formula="of:=DEC2HEX(HEX2DEC([.Z51])+1)" office:value-type="string" office:string-value="DB0D" calcext:value-type="string">
            <text:p>DB0D</text:p>
          </table:table-cell>
          <table:table-cell table:style-name="ce124" table:formula="of:=DEC2HEX(HEX2DEC([.AA51])+1)" office:value-type="string" office:string-value="DB0E" calcext:value-type="string">
            <text:p>DB0E</text:p>
          </table:table-cell>
          <table:table-cell table:style-name="ce125" table:formula="of:=DEC2HEX(HEX2DEC([.AB51])+1)" office:value-type="string" office:string-value="DB0F" calcext:value-type="string">
            <text:p>DB0F</text:p>
          </table:table-cell>
          <table:table-cell table:style-name="ce125" table:formula="of:=DEC2HEX(HEX2DEC([.AC51])+1)" office:value-type="string" office:string-value="DB10" calcext:value-type="string">
            <text:p>DB10</text:p>
          </table:table-cell>
          <table:table-cell table:style-name="ce125" table:formula="of:=DEC2HEX(HEX2DEC([.AD51])+1)" office:value-type="string" office:string-value="DB11" calcext:value-type="string">
            <text:p>DB11</text:p>
          </table:table-cell>
          <table:table-cell table:style-name="ce125" table:formula="of:=DEC2HEX(HEX2DEC([.AE51])+1)" office:value-type="string" office:string-value="DB12" calcext:value-type="string">
            <text:p>DB12</text:p>
          </table:table-cell>
          <table:table-cell table:style-name="ce125" table:formula="of:=DEC2HEX(HEX2DEC([.AF51])+1)" office:value-type="string" office:string-value="DB13" calcext:value-type="string">
            <text:p>DB13</text:p>
          </table:table-cell>
          <table:table-cell table:style-name="ce125" table:formula="of:=DEC2HEX(HEX2DEC([.AG51])+1)" office:value-type="string" office:string-value="DB14" calcext:value-type="string">
            <text:p>DB14</text:p>
          </table:table-cell>
          <table:table-cell table:style-name="ce125" table:formula="of:=DEC2HEX(HEX2DEC([.AH51])+1)" office:value-type="string" office:string-value="DB15" calcext:value-type="string">
            <text:p>DB15</text:p>
          </table:table-cell>
          <table:table-cell table:style-name="ce125" table:formula="of:=DEC2HEX(HEX2DEC([.AI51])+1)" office:value-type="string" office:string-value="DB16" calcext:value-type="string">
            <text:p>DB16</text:p>
          </table:table-cell>
          <table:table-cell table:style-name="ce125" table:formula="of:=DEC2HEX(HEX2DEC([.AJ51])+1)" office:value-type="string" office:string-value="DB17" calcext:value-type="string">
            <text:p>DB17</text:p>
          </table:table-cell>
          <table:table-cell table:style-name="ce125" table:formula="of:=DEC2HEX(HEX2DEC([.AK51])+1)" office:value-type="string" office:string-value="DB18" calcext:value-type="string">
            <text:p>DB18</text:p>
          </table:table-cell>
          <table:table-cell table:style-name="ce125" table:formula="of:=DEC2HEX(HEX2DEC([.AL51])+1)" office:value-type="string" office:string-value="DB19" calcext:value-type="string">
            <text:p>DB19</text:p>
          </table:table-cell>
          <table:table-cell table:style-name="ce125" table:formula="of:=DEC2HEX(HEX2DEC([.AM51])+1)" office:value-type="string" office:string-value="DB1A" calcext:value-type="string">
            <text:p>DB1A</text:p>
          </table:table-cell>
          <table:table-cell table:style-name="ce125" table:formula="of:=DEC2HEX(HEX2DEC([.AN51])+1)" office:value-type="string" office:string-value="DB1B" calcext:value-type="string">
            <text:p>DB1B</text:p>
          </table:table-cell>
          <table:table-cell table:style-name="ce125" table:formula="of:=DEC2HEX(HEX2DEC([.AO51])+1)" office:value-type="string" office:string-value="DB1C" calcext:value-type="string">
            <text:p>DB1C</text:p>
          </table:table-cell>
          <table:table-cell table:style-name="ce125" table:formula="of:=DEC2HEX(HEX2DEC([.AP51])+1)" office:value-type="string" office:string-value="DB1D" calcext:value-type="string">
            <text:p>DB1D</text:p>
          </table:table-cell>
          <table:table-cell table:style-name="ce125" table:formula="of:=DEC2HEX(HEX2DEC([.AQ51])+1)" office:value-type="string" office:string-value="DB1E" calcext:value-type="string">
            <text:p>DB1E</text:p>
          </table:table-cell>
          <table:table-cell table:style-name="ce125" table:formula="of:=DEC2HEX(HEX2DEC([.AR51])+1)" office:value-type="string" office:string-value="DB1F" calcext:value-type="string">
            <text:p>DB1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1]+1" office:value-type="float" office:value="21" calcext:value-type="float">
            <text:p>21</text:p>
          </table:table-cell>
          <table:table-cell table:style-name="ce120" table:formula="of:=DEC2HEX(HEX2DEC([.AS51])+1)" office:value-type="string" office:string-value="DB20" calcext:value-type="string">
            <text:p>DB20</text:p>
          </table:table-cell>
          <table:table-cell table:style-name="ce120" table:formula="of:=DEC2HEX(HEX2DEC([.F52])+1)" office:value-type="string" office:string-value="DB21" calcext:value-type="string">
            <text:p>DB21</text:p>
          </table:table-cell>
          <table:table-cell table:style-name="ce120" table:formula="of:=DEC2HEX(HEX2DEC([.G52])+1)" office:value-type="string" office:string-value="DB22" calcext:value-type="string">
            <text:p>DB22</text:p>
          </table:table-cell>
          <table:table-cell table:style-name="ce120" table:formula="of:=DEC2HEX(HEX2DEC([.H52])+1)" office:value-type="string" office:string-value="DB23" calcext:value-type="string">
            <text:p>DB23</text:p>
          </table:table-cell>
          <table:table-cell table:style-name="ce120" table:formula="of:=DEC2HEX(HEX2DEC([.I52])+1)" office:value-type="string" office:string-value="DB24" calcext:value-type="string">
            <text:p>DB24</text:p>
          </table:table-cell>
          <table:table-cell table:style-name="ce120" table:formula="of:=DEC2HEX(HEX2DEC([.J52])+1)" office:value-type="string" office:string-value="DB25" calcext:value-type="string">
            <text:p>DB25</text:p>
          </table:table-cell>
          <table:table-cell table:style-name="ce120" table:formula="of:=DEC2HEX(HEX2DEC([.K52])+1)" office:value-type="string" office:string-value="DB26" calcext:value-type="string">
            <text:p>DB26</text:p>
          </table:table-cell>
          <table:table-cell table:style-name="ce120" table:formula="of:=DEC2HEX(HEX2DEC([.L52])+1)" office:value-type="string" office:string-value="DB27" calcext:value-type="string">
            <text:p>DB27</text:p>
          </table:table-cell>
          <table:table-cell table:style-name="ce120" table:formula="of:=DEC2HEX(HEX2DEC([.M52])+1)" office:value-type="string" office:string-value="DB28" calcext:value-type="string">
            <text:p>DB28</text:p>
          </table:table-cell>
          <table:table-cell table:style-name="ce120" table:formula="of:=DEC2HEX(HEX2DEC([.N52])+1)" office:value-type="string" office:string-value="DB29" calcext:value-type="string">
            <text:p>DB29</text:p>
          </table:table-cell>
          <table:table-cell table:style-name="ce120" table:formula="of:=DEC2HEX(HEX2DEC([.O52])+1)" office:value-type="string" office:string-value="DB2A" calcext:value-type="string">
            <text:p>DB2A</text:p>
          </table:table-cell>
          <table:table-cell table:style-name="ce120" table:formula="of:=DEC2HEX(HEX2DEC([.P52])+1)" office:value-type="string" office:string-value="DB2B" calcext:value-type="string">
            <text:p>DB2B</text:p>
          </table:table-cell>
          <table:table-cell table:style-name="ce120" table:formula="of:=DEC2HEX(HEX2DEC([.Q52])+1)" office:value-type="string" office:string-value="DB2C" calcext:value-type="string">
            <text:p>DB2C</text:p>
          </table:table-cell>
          <table:table-cell table:style-name="ce120" table:formula="of:=DEC2HEX(HEX2DEC([.R52])+1)" office:value-type="string" office:string-value="DB2D" calcext:value-type="string">
            <text:p>DB2D</text:p>
          </table:table-cell>
          <table:table-cell table:style-name="ce120" table:formula="of:=DEC2HEX(HEX2DEC([.S52])+1)" office:value-type="string" office:string-value="DB2E" calcext:value-type="string">
            <text:p>DB2E</text:p>
          </table:table-cell>
          <table:table-cell table:style-name="ce120" table:formula="of:=DEC2HEX(HEX2DEC([.T52])+1)" office:value-type="string" office:string-value="DB2F" calcext:value-type="string">
            <text:p>DB2F</text:p>
          </table:table-cell>
          <table:table-cell table:style-name="ce120" table:formula="of:=DEC2HEX(HEX2DEC([.U52])+1)" office:value-type="string" office:string-value="DB30" calcext:value-type="string">
            <text:p>DB30</text:p>
          </table:table-cell>
          <table:table-cell table:style-name="ce120" table:formula="of:=DEC2HEX(HEX2DEC([.V52])+1)" office:value-type="string" office:string-value="DB31" calcext:value-type="string">
            <text:p>DB31</text:p>
          </table:table-cell>
          <table:table-cell table:style-name="ce120" table:formula="of:=DEC2HEX(HEX2DEC([.W52])+1)" office:value-type="string" office:string-value="DB32" calcext:value-type="string">
            <text:p>DB32</text:p>
          </table:table-cell>
          <table:table-cell table:style-name="ce120" table:formula="of:=DEC2HEX(HEX2DEC([.X52])+1)" office:value-type="string" office:string-value="DB33" calcext:value-type="string">
            <text:p>DB33</text:p>
          </table:table-cell>
          <table:table-cell table:style-name="ce120" table:formula="of:=DEC2HEX(HEX2DEC([.Y52])+1)" office:value-type="string" office:string-value="DB34" calcext:value-type="string">
            <text:p>DB34</text:p>
          </table:table-cell>
          <table:table-cell table:style-name="ce120" table:formula="of:=DEC2HEX(HEX2DEC([.Z52])+1)" office:value-type="string" office:string-value="DB35" calcext:value-type="string">
            <text:p>DB35</text:p>
          </table:table-cell>
          <table:table-cell table:style-name="ce120" table:formula="of:=DEC2HEX(HEX2DEC([.AA52])+1)" office:value-type="string" office:string-value="DB36" calcext:value-type="string">
            <text:p>DB36</text:p>
          </table:table-cell>
          <table:table-cell table:style-name="ce120" table:formula="of:=DEC2HEX(HEX2DEC([.AB52])+1)" office:value-type="string" office:string-value="DB37" calcext:value-type="string">
            <text:p>DB37</text:p>
          </table:table-cell>
          <table:table-cell table:style-name="ce120" table:formula="of:=DEC2HEX(HEX2DEC([.AC52])+1)" office:value-type="string" office:string-value="DB38" calcext:value-type="string">
            <text:p>DB38</text:p>
          </table:table-cell>
          <table:table-cell table:style-name="ce120" table:formula="of:=DEC2HEX(HEX2DEC([.AD52])+1)" office:value-type="string" office:string-value="DB39" calcext:value-type="string">
            <text:p>DB39</text:p>
          </table:table-cell>
          <table:table-cell table:style-name="ce120" table:formula="of:=DEC2HEX(HEX2DEC([.AE52])+1)" office:value-type="string" office:string-value="DB3A" calcext:value-type="string">
            <text:p>DB3A</text:p>
          </table:table-cell>
          <table:table-cell table:style-name="ce120" table:formula="of:=DEC2HEX(HEX2DEC([.AF52])+1)" office:value-type="string" office:string-value="DB3B" calcext:value-type="string">
            <text:p>DB3B</text:p>
          </table:table-cell>
          <table:table-cell table:style-name="ce120" table:formula="of:=DEC2HEX(HEX2DEC([.AG52])+1)" office:value-type="string" office:string-value="DB3C" calcext:value-type="string">
            <text:p>DB3C</text:p>
          </table:table-cell>
          <table:table-cell table:style-name="ce120" table:formula="of:=DEC2HEX(HEX2DEC([.AH52])+1)" office:value-type="string" office:string-value="DB3D" calcext:value-type="string">
            <text:p>DB3D</text:p>
          </table:table-cell>
          <table:table-cell table:style-name="ce120" table:formula="of:=DEC2HEX(HEX2DEC([.AI52])+1)" office:value-type="string" office:string-value="DB3E" calcext:value-type="string">
            <text:p>DB3E</text:p>
          </table:table-cell>
          <table:table-cell table:style-name="ce120" table:formula="of:=DEC2HEX(HEX2DEC([.AJ52])+1)" office:value-type="string" office:string-value="DB3F" calcext:value-type="string">
            <text:p>DB3F</text:p>
          </table:table-cell>
          <table:table-cell table:style-name="ce120" table:formula="of:=DEC2HEX(HEX2DEC([.AK52])+1)" office:value-type="string" office:string-value="DB40" calcext:value-type="string">
            <text:p>DB40</text:p>
          </table:table-cell>
          <table:table-cell table:style-name="ce120" table:formula="of:=DEC2HEX(HEX2DEC([.AL52])+1)" office:value-type="string" office:string-value="DB41" calcext:value-type="string">
            <text:p>DB41</text:p>
          </table:table-cell>
          <table:table-cell table:style-name="ce120" table:formula="of:=DEC2HEX(HEX2DEC([.AM52])+1)" office:value-type="string" office:string-value="DB42" calcext:value-type="string">
            <text:p>DB42</text:p>
          </table:table-cell>
          <table:table-cell table:style-name="ce120" table:formula="of:=DEC2HEX(HEX2DEC([.AN52])+1)" office:value-type="string" office:string-value="DB43" calcext:value-type="string">
            <text:p>DB43</text:p>
          </table:table-cell>
          <table:table-cell table:style-name="ce120" table:formula="of:=DEC2HEX(HEX2DEC([.AO52])+1)" office:value-type="string" office:string-value="DB44" calcext:value-type="string">
            <text:p>DB44</text:p>
          </table:table-cell>
          <table:table-cell table:style-name="ce120" table:formula="of:=DEC2HEX(HEX2DEC([.AP52])+1)" office:value-type="string" office:string-value="DB45" calcext:value-type="string">
            <text:p>DB45</text:p>
          </table:table-cell>
          <table:table-cell table:style-name="ce120" table:formula="of:=DEC2HEX(HEX2DEC([.AQ52])+1)" office:value-type="string" office:string-value="DB46" calcext:value-type="string">
            <text:p>DB46</text:p>
          </table:table-cell>
          <table:table-cell table:style-name="ce120" table:formula="of:=DEC2HEX(HEX2DEC([.AR52])+1)" office:value-type="string" office:string-value="DB47" calcext:value-type="string">
            <text:p>DB4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2]+1" office:value-type="float" office:value="22" calcext:value-type="float">
            <text:p>22</text:p>
          </table:table-cell>
          <table:table-cell table:style-name="ce120" table:formula="of:=DEC2HEX(HEX2DEC([.AS52])+1)" office:value-type="string" office:string-value="DB48" calcext:value-type="string">
            <text:p>DB48</text:p>
          </table:table-cell>
          <table:table-cell table:style-name="ce120" table:formula="of:=DEC2HEX(HEX2DEC([.F53])+1)" office:value-type="string" office:string-value="DB49" calcext:value-type="string">
            <text:p>DB49</text:p>
          </table:table-cell>
          <table:table-cell table:style-name="ce120" table:formula="of:=DEC2HEX(HEX2DEC([.G53])+1)" office:value-type="string" office:string-value="DB4A" calcext:value-type="string">
            <text:p>DB4A</text:p>
          </table:table-cell>
          <table:table-cell table:style-name="ce120" table:formula="of:=DEC2HEX(HEX2DEC([.H53])+1)" office:value-type="string" office:string-value="DB4B" calcext:value-type="string">
            <text:p>DB4B</text:p>
          </table:table-cell>
          <table:table-cell table:style-name="ce120" table:formula="of:=DEC2HEX(HEX2DEC([.I53])+1)" office:value-type="string" office:string-value="DB4C" calcext:value-type="string">
            <text:p>DB4C</text:p>
          </table:table-cell>
          <table:table-cell table:style-name="ce120" table:formula="of:=DEC2HEX(HEX2DEC([.J53])+1)" office:value-type="string" office:string-value="DB4D" calcext:value-type="string">
            <text:p>DB4D</text:p>
          </table:table-cell>
          <table:table-cell table:style-name="ce120" table:formula="of:=DEC2HEX(HEX2DEC([.K53])+1)" office:value-type="string" office:string-value="DB4E" calcext:value-type="string">
            <text:p>DB4E</text:p>
          </table:table-cell>
          <table:table-cell table:style-name="ce120" table:formula="of:=DEC2HEX(HEX2DEC([.L53])+1)" office:value-type="string" office:string-value="DB4F" calcext:value-type="string">
            <text:p>DB4F</text:p>
          </table:table-cell>
          <table:table-cell table:style-name="ce120" table:formula="of:=DEC2HEX(HEX2DEC([.M53])+1)" office:value-type="string" office:string-value="DB50" calcext:value-type="string">
            <text:p>DB50</text:p>
          </table:table-cell>
          <table:table-cell table:style-name="ce120" table:formula="of:=DEC2HEX(HEX2DEC([.N53])+1)" office:value-type="string" office:string-value="DB51" calcext:value-type="string">
            <text:p>DB51</text:p>
          </table:table-cell>
          <table:table-cell table:style-name="ce120" table:formula="of:=DEC2HEX(HEX2DEC([.O53])+1)" office:value-type="string" office:string-value="DB52" calcext:value-type="string">
            <text:p>DB52</text:p>
          </table:table-cell>
          <table:table-cell table:style-name="ce120" table:formula="of:=DEC2HEX(HEX2DEC([.P53])+1)" office:value-type="string" office:string-value="DB53" calcext:value-type="string">
            <text:p>DB53</text:p>
          </table:table-cell>
          <table:table-cell table:style-name="ce120" table:formula="of:=DEC2HEX(HEX2DEC([.Q53])+1)" office:value-type="string" office:string-value="DB54" calcext:value-type="string">
            <text:p>DB54</text:p>
          </table:table-cell>
          <table:table-cell table:style-name="ce120" table:formula="of:=DEC2HEX(HEX2DEC([.R53])+1)" office:value-type="string" office:string-value="DB55" calcext:value-type="string">
            <text:p>DB55</text:p>
          </table:table-cell>
          <table:table-cell table:style-name="ce120" table:formula="of:=DEC2HEX(HEX2DEC([.S53])+1)" office:value-type="string" office:string-value="DB56" calcext:value-type="string">
            <text:p>DB56</text:p>
          </table:table-cell>
          <table:table-cell table:style-name="ce120" table:formula="of:=DEC2HEX(HEX2DEC([.T53])+1)" office:value-type="string" office:string-value="DB57" calcext:value-type="string">
            <text:p>DB57</text:p>
          </table:table-cell>
          <table:table-cell table:style-name="ce120" table:formula="of:=DEC2HEX(HEX2DEC([.U53])+1)" office:value-type="string" office:string-value="DB58" calcext:value-type="string">
            <text:p>DB58</text:p>
          </table:table-cell>
          <table:table-cell table:style-name="ce120" table:formula="of:=DEC2HEX(HEX2DEC([.V53])+1)" office:value-type="string" office:string-value="DB59" calcext:value-type="string">
            <text:p>DB59</text:p>
          </table:table-cell>
          <table:table-cell table:style-name="ce120" table:formula="of:=DEC2HEX(HEX2DEC([.W53])+1)" office:value-type="string" office:string-value="DB5A" calcext:value-type="string">
            <text:p>DB5A</text:p>
          </table:table-cell>
          <table:table-cell table:style-name="ce120" table:formula="of:=DEC2HEX(HEX2DEC([.X53])+1)" office:value-type="string" office:string-value="DB5B" calcext:value-type="string">
            <text:p>DB5B</text:p>
          </table:table-cell>
          <table:table-cell table:style-name="ce120" table:formula="of:=DEC2HEX(HEX2DEC([.Y53])+1)" office:value-type="string" office:string-value="DB5C" calcext:value-type="string">
            <text:p>DB5C</text:p>
          </table:table-cell>
          <table:table-cell table:style-name="ce120" table:formula="of:=DEC2HEX(HEX2DEC([.Z53])+1)" office:value-type="string" office:string-value="DB5D" calcext:value-type="string">
            <text:p>DB5D</text:p>
          </table:table-cell>
          <table:table-cell table:style-name="ce120" table:formula="of:=DEC2HEX(HEX2DEC([.AA53])+1)" office:value-type="string" office:string-value="DB5E" calcext:value-type="string">
            <text:p>DB5E</text:p>
          </table:table-cell>
          <table:table-cell table:style-name="ce120" table:formula="of:=DEC2HEX(HEX2DEC([.AB53])+1)" office:value-type="string" office:string-value="DB5F" calcext:value-type="string">
            <text:p>DB5F</text:p>
          </table:table-cell>
          <table:table-cell table:style-name="ce120" table:formula="of:=DEC2HEX(HEX2DEC([.AC53])+1)" office:value-type="string" office:string-value="DB60" calcext:value-type="string">
            <text:p>DB60</text:p>
          </table:table-cell>
          <table:table-cell table:style-name="ce120" table:formula="of:=DEC2HEX(HEX2DEC([.AD53])+1)" office:value-type="string" office:string-value="DB61" calcext:value-type="string">
            <text:p>DB61</text:p>
          </table:table-cell>
          <table:table-cell table:style-name="ce120" table:formula="of:=DEC2HEX(HEX2DEC([.AE53])+1)" office:value-type="string" office:string-value="DB62" calcext:value-type="string">
            <text:p>DB62</text:p>
          </table:table-cell>
          <table:table-cell table:style-name="ce120" table:formula="of:=DEC2HEX(HEX2DEC([.AF53])+1)" office:value-type="string" office:string-value="DB63" calcext:value-type="string">
            <text:p>DB63</text:p>
          </table:table-cell>
          <table:table-cell table:style-name="ce120" table:formula="of:=DEC2HEX(HEX2DEC([.AG53])+1)" office:value-type="string" office:string-value="DB64" calcext:value-type="string">
            <text:p>DB64</text:p>
          </table:table-cell>
          <table:table-cell table:style-name="ce120" table:formula="of:=DEC2HEX(HEX2DEC([.AH53])+1)" office:value-type="string" office:string-value="DB65" calcext:value-type="string">
            <text:p>DB65</text:p>
          </table:table-cell>
          <table:table-cell table:style-name="ce120" table:formula="of:=DEC2HEX(HEX2DEC([.AI53])+1)" office:value-type="string" office:string-value="DB66" calcext:value-type="string">
            <text:p>DB66</text:p>
          </table:table-cell>
          <table:table-cell table:style-name="ce120" table:formula="of:=DEC2HEX(HEX2DEC([.AJ53])+1)" office:value-type="string" office:string-value="DB67" calcext:value-type="string">
            <text:p>DB67</text:p>
          </table:table-cell>
          <table:table-cell table:style-name="ce120" table:formula="of:=DEC2HEX(HEX2DEC([.AK53])+1)" office:value-type="string" office:string-value="DB68" calcext:value-type="string">
            <text:p>DB68</text:p>
          </table:table-cell>
          <table:table-cell table:style-name="ce120" table:formula="of:=DEC2HEX(HEX2DEC([.AL53])+1)" office:value-type="string" office:string-value="DB69" calcext:value-type="string">
            <text:p>DB69</text:p>
          </table:table-cell>
          <table:table-cell table:style-name="ce120" table:formula="of:=DEC2HEX(HEX2DEC([.AM53])+1)" office:value-type="string" office:string-value="DB6A" calcext:value-type="string">
            <text:p>DB6A</text:p>
          </table:table-cell>
          <table:table-cell table:style-name="ce120" table:formula="of:=DEC2HEX(HEX2DEC([.AN53])+1)" office:value-type="string" office:string-value="DB6B" calcext:value-type="string">
            <text:p>DB6B</text:p>
          </table:table-cell>
          <table:table-cell table:style-name="ce120" table:formula="of:=DEC2HEX(HEX2DEC([.AO53])+1)" office:value-type="string" office:string-value="DB6C" calcext:value-type="string">
            <text:p>DB6C</text:p>
          </table:table-cell>
          <table:table-cell table:style-name="ce120" table:formula="of:=DEC2HEX(HEX2DEC([.AP53])+1)" office:value-type="string" office:string-value="DB6D" calcext:value-type="string">
            <text:p>DB6D</text:p>
          </table:table-cell>
          <table:table-cell table:style-name="ce120" table:formula="of:=DEC2HEX(HEX2DEC([.AQ53])+1)" office:value-type="string" office:string-value="DB6E" calcext:value-type="string">
            <text:p>DB6E</text:p>
          </table:table-cell>
          <table:table-cell table:style-name="ce120" table:formula="of:=DEC2HEX(HEX2DEC([.AR53])+1)" office:value-type="string" office:string-value="DB6F" calcext:value-type="string">
            <text:p>DB6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3]+1" office:value-type="float" office:value="23" calcext:value-type="float">
            <text:p>23</text:p>
          </table:table-cell>
          <table:table-cell table:style-name="ce120" table:formula="of:=DEC2HEX(HEX2DEC([.AS53])+1)" office:value-type="string" office:string-value="DB70" calcext:value-type="string">
            <text:p>DB70</text:p>
          </table:table-cell>
          <table:table-cell table:style-name="ce120" table:formula="of:=DEC2HEX(HEX2DEC([.F54])+1)" office:value-type="string" office:string-value="DB71" calcext:value-type="string">
            <text:p>DB71</text:p>
          </table:table-cell>
          <table:table-cell table:style-name="ce120" table:formula="of:=DEC2HEX(HEX2DEC([.G54])+1)" office:value-type="string" office:string-value="DB72" calcext:value-type="string">
            <text:p>DB72</text:p>
          </table:table-cell>
          <table:table-cell table:style-name="ce120" table:formula="of:=DEC2HEX(HEX2DEC([.H54])+1)" office:value-type="string" office:string-value="DB73" calcext:value-type="string">
            <text:p>DB73</text:p>
          </table:table-cell>
          <table:table-cell table:style-name="ce120" table:formula="of:=DEC2HEX(HEX2DEC([.I54])+1)" office:value-type="string" office:string-value="DB74" calcext:value-type="string">
            <text:p>DB74</text:p>
          </table:table-cell>
          <table:table-cell table:style-name="ce120" table:formula="of:=DEC2HEX(HEX2DEC([.J54])+1)" office:value-type="string" office:string-value="DB75" calcext:value-type="string">
            <text:p>DB75</text:p>
          </table:table-cell>
          <table:table-cell table:style-name="ce120" table:formula="of:=DEC2HEX(HEX2DEC([.K54])+1)" office:value-type="string" office:string-value="DB76" calcext:value-type="string">
            <text:p>DB76</text:p>
          </table:table-cell>
          <table:table-cell table:style-name="ce120" table:formula="of:=DEC2HEX(HEX2DEC([.L54])+1)" office:value-type="string" office:string-value="DB77" calcext:value-type="string">
            <text:p>DB77</text:p>
          </table:table-cell>
          <table:table-cell table:style-name="ce120" table:formula="of:=DEC2HEX(HEX2DEC([.M54])+1)" office:value-type="string" office:string-value="DB78" calcext:value-type="string">
            <text:p>DB78</text:p>
          </table:table-cell>
          <table:table-cell table:style-name="ce120" table:formula="of:=DEC2HEX(HEX2DEC([.N54])+1)" office:value-type="string" office:string-value="DB79" calcext:value-type="string">
            <text:p>DB79</text:p>
          </table:table-cell>
          <table:table-cell table:style-name="ce120" table:formula="of:=DEC2HEX(HEX2DEC([.O54])+1)" office:value-type="string" office:string-value="DB7A" calcext:value-type="string">
            <text:p>DB7A</text:p>
          </table:table-cell>
          <table:table-cell table:style-name="ce120" table:formula="of:=DEC2HEX(HEX2DEC([.P54])+1)" office:value-type="string" office:string-value="DB7B" calcext:value-type="string">
            <text:p>DB7B</text:p>
          </table:table-cell>
          <table:table-cell table:style-name="ce120" table:formula="of:=DEC2HEX(HEX2DEC([.Q54])+1)" office:value-type="string" office:string-value="DB7C" calcext:value-type="string">
            <text:p>DB7C</text:p>
          </table:table-cell>
          <table:table-cell table:style-name="ce120" table:formula="of:=DEC2HEX(HEX2DEC([.R54])+1)" office:value-type="string" office:string-value="DB7D" calcext:value-type="string">
            <text:p>DB7D</text:p>
          </table:table-cell>
          <table:table-cell table:style-name="ce120" table:formula="of:=DEC2HEX(HEX2DEC([.S54])+1)" office:value-type="string" office:string-value="DB7E" calcext:value-type="string">
            <text:p>DB7E</text:p>
          </table:table-cell>
          <table:table-cell table:style-name="ce120" table:formula="of:=DEC2HEX(HEX2DEC([.T54])+1)" office:value-type="string" office:string-value="DB7F" calcext:value-type="string">
            <text:p>DB7F</text:p>
          </table:table-cell>
          <table:table-cell table:style-name="ce120" table:formula="of:=DEC2HEX(HEX2DEC([.U54])+1)" office:value-type="string" office:string-value="DB80" calcext:value-type="string">
            <text:p>DB80</text:p>
          </table:table-cell>
          <table:table-cell table:style-name="ce120" table:formula="of:=DEC2HEX(HEX2DEC([.V54])+1)" office:value-type="string" office:string-value="DB81" calcext:value-type="string">
            <text:p>DB81</text:p>
          </table:table-cell>
          <table:table-cell table:style-name="ce120" table:formula="of:=DEC2HEX(HEX2DEC([.W54])+1)" office:value-type="string" office:string-value="DB82" calcext:value-type="string">
            <text:p>DB82</text:p>
          </table:table-cell>
          <table:table-cell table:style-name="ce120" table:formula="of:=DEC2HEX(HEX2DEC([.X54])+1)" office:value-type="string" office:string-value="DB83" calcext:value-type="string">
            <text:p>DB83</text:p>
          </table:table-cell>
          <table:table-cell table:style-name="ce120" table:formula="of:=DEC2HEX(HEX2DEC([.Y54])+1)" office:value-type="string" office:string-value="DB84" calcext:value-type="string">
            <text:p>DB84</text:p>
          </table:table-cell>
          <table:table-cell table:style-name="ce120" table:formula="of:=DEC2HEX(HEX2DEC([.Z54])+1)" office:value-type="string" office:string-value="DB85" calcext:value-type="string">
            <text:p>DB85</text:p>
          </table:table-cell>
          <table:table-cell table:style-name="ce120" table:formula="of:=DEC2HEX(HEX2DEC([.AA54])+1)" office:value-type="string" office:string-value="DB86" calcext:value-type="string">
            <text:p>DB86</text:p>
          </table:table-cell>
          <table:table-cell table:style-name="ce120" table:formula="of:=DEC2HEX(HEX2DEC([.AB54])+1)" office:value-type="string" office:string-value="DB87" calcext:value-type="string">
            <text:p>DB87</text:p>
          </table:table-cell>
          <table:table-cell table:style-name="ce120" table:formula="of:=DEC2HEX(HEX2DEC([.AC54])+1)" office:value-type="string" office:string-value="DB88" calcext:value-type="string">
            <text:p>DB88</text:p>
          </table:table-cell>
          <table:table-cell table:style-name="ce120" table:formula="of:=DEC2HEX(HEX2DEC([.AD54])+1)" office:value-type="string" office:string-value="DB89" calcext:value-type="string">
            <text:p>DB89</text:p>
          </table:table-cell>
          <table:table-cell table:style-name="ce120" table:formula="of:=DEC2HEX(HEX2DEC([.AE54])+1)" office:value-type="string" office:string-value="DB8A" calcext:value-type="string">
            <text:p>DB8A</text:p>
          </table:table-cell>
          <table:table-cell table:style-name="ce120" table:formula="of:=DEC2HEX(HEX2DEC([.AF54])+1)" office:value-type="string" office:string-value="DB8B" calcext:value-type="string">
            <text:p>DB8B</text:p>
          </table:table-cell>
          <table:table-cell table:style-name="ce120" table:formula="of:=DEC2HEX(HEX2DEC([.AG54])+1)" office:value-type="string" office:string-value="DB8C" calcext:value-type="string">
            <text:p>DB8C</text:p>
          </table:table-cell>
          <table:table-cell table:style-name="ce120" table:formula="of:=DEC2HEX(HEX2DEC([.AH54])+1)" office:value-type="string" office:string-value="DB8D" calcext:value-type="string">
            <text:p>DB8D</text:p>
          </table:table-cell>
          <table:table-cell table:style-name="ce120" table:formula="of:=DEC2HEX(HEX2DEC([.AI54])+1)" office:value-type="string" office:string-value="DB8E" calcext:value-type="string">
            <text:p>DB8E</text:p>
          </table:table-cell>
          <table:table-cell table:style-name="ce120" table:formula="of:=DEC2HEX(HEX2DEC([.AJ54])+1)" office:value-type="string" office:string-value="DB8F" calcext:value-type="string">
            <text:p>DB8F</text:p>
          </table:table-cell>
          <table:table-cell table:style-name="ce120" table:formula="of:=DEC2HEX(HEX2DEC([.AK54])+1)" office:value-type="string" office:string-value="DB90" calcext:value-type="string">
            <text:p>DB90</text:p>
          </table:table-cell>
          <table:table-cell table:style-name="ce120" table:formula="of:=DEC2HEX(HEX2DEC([.AL54])+1)" office:value-type="string" office:string-value="DB91" calcext:value-type="string">
            <text:p>DB91</text:p>
          </table:table-cell>
          <table:table-cell table:style-name="ce120" table:formula="of:=DEC2HEX(HEX2DEC([.AM54])+1)" office:value-type="string" office:string-value="DB92" calcext:value-type="string">
            <text:p>DB92</text:p>
          </table:table-cell>
          <table:table-cell table:style-name="ce120" table:formula="of:=DEC2HEX(HEX2DEC([.AN54])+1)" office:value-type="string" office:string-value="DB93" calcext:value-type="string">
            <text:p>DB93</text:p>
          </table:table-cell>
          <table:table-cell table:style-name="ce120" table:formula="of:=DEC2HEX(HEX2DEC([.AO54])+1)" office:value-type="string" office:string-value="DB94" calcext:value-type="string">
            <text:p>DB94</text:p>
          </table:table-cell>
          <table:table-cell table:style-name="ce120" table:formula="of:=DEC2HEX(HEX2DEC([.AP54])+1)" office:value-type="string" office:string-value="DB95" calcext:value-type="string">
            <text:p>DB95</text:p>
          </table:table-cell>
          <table:table-cell table:style-name="ce120" table:formula="of:=DEC2HEX(HEX2DEC([.AQ54])+1)" office:value-type="string" office:string-value="DB96" calcext:value-type="string">
            <text:p>DB96</text:p>
          </table:table-cell>
          <table:table-cell table:style-name="ce120" table:formula="of:=DEC2HEX(HEX2DEC([.AR54])+1)" office:value-type="string" office:string-value="DB97" calcext:value-type="string">
            <text:p>DB9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4]+1" office:value-type="float" office:value="24" calcext:value-type="float">
            <text:p>24</text:p>
          </table:table-cell>
          <table:table-cell table:style-name="ce120" table:formula="of:=DEC2HEX(HEX2DEC([.AS54])+1)" office:value-type="string" office:string-value="DB98" calcext:value-type="string">
            <text:p>DB98</text:p>
          </table:table-cell>
          <table:table-cell table:style-name="ce120" table:formula="of:=DEC2HEX(HEX2DEC([.F55])+1)" office:value-type="string" office:string-value="DB99" calcext:value-type="string">
            <text:p>DB99</text:p>
          </table:table-cell>
          <table:table-cell table:style-name="ce120" table:formula="of:=DEC2HEX(HEX2DEC([.G55])+1)" office:value-type="string" office:string-value="DB9A" calcext:value-type="string">
            <text:p>DB9A</text:p>
          </table:table-cell>
          <table:table-cell table:style-name="ce120" table:formula="of:=DEC2HEX(HEX2DEC([.H55])+1)" office:value-type="string" office:string-value="DB9B" calcext:value-type="string">
            <text:p>DB9B</text:p>
          </table:table-cell>
          <table:table-cell table:style-name="ce120" table:formula="of:=DEC2HEX(HEX2DEC([.I55])+1)" office:value-type="string" office:string-value="DB9C" calcext:value-type="string">
            <text:p>DB9C</text:p>
          </table:table-cell>
          <table:table-cell table:style-name="ce120" table:formula="of:=DEC2HEX(HEX2DEC([.J55])+1)" office:value-type="string" office:string-value="DB9D" calcext:value-type="string">
            <text:p>DB9D</text:p>
          </table:table-cell>
          <table:table-cell table:style-name="ce120" table:formula="of:=DEC2HEX(HEX2DEC([.K55])+1)" office:value-type="string" office:string-value="DB9E" calcext:value-type="string">
            <text:p>DB9E</text:p>
          </table:table-cell>
          <table:table-cell table:style-name="ce120" table:formula="of:=DEC2HEX(HEX2DEC([.L55])+1)" office:value-type="string" office:string-value="DB9F" calcext:value-type="string">
            <text:p>DB9F</text:p>
          </table:table-cell>
          <table:table-cell table:style-name="ce120" table:formula="of:=DEC2HEX(HEX2DEC([.M55])+1)" office:value-type="string" office:string-value="DBA0" calcext:value-type="string">
            <text:p>DBA0</text:p>
          </table:table-cell>
          <table:table-cell table:style-name="ce120" table:formula="of:=DEC2HEX(HEX2DEC([.N55])+1)" office:value-type="string" office:string-value="DBA1" calcext:value-type="string">
            <text:p>DBA1</text:p>
          </table:table-cell>
          <table:table-cell table:style-name="ce120" table:formula="of:=DEC2HEX(HEX2DEC([.O55])+1)" office:value-type="string" office:string-value="DBA2" calcext:value-type="string">
            <text:p>DBA2</text:p>
          </table:table-cell>
          <table:table-cell table:style-name="ce120" table:formula="of:=DEC2HEX(HEX2DEC([.P55])+1)" office:value-type="string" office:string-value="DBA3" calcext:value-type="string">
            <text:p>DBA3</text:p>
          </table:table-cell>
          <table:table-cell table:style-name="ce120" table:formula="of:=DEC2HEX(HEX2DEC([.Q55])+1)" office:value-type="string" office:string-value="DBA4" calcext:value-type="string">
            <text:p>DBA4</text:p>
          </table:table-cell>
          <table:table-cell table:style-name="ce120" table:formula="of:=DEC2HEX(HEX2DEC([.R55])+1)" office:value-type="string" office:string-value="DBA5" calcext:value-type="string">
            <text:p>DBA5</text:p>
          </table:table-cell>
          <table:table-cell table:style-name="ce120" table:formula="of:=DEC2HEX(HEX2DEC([.S55])+1)" office:value-type="string" office:string-value="DBA6" calcext:value-type="string">
            <text:p>DBA6</text:p>
          </table:table-cell>
          <table:table-cell table:style-name="ce120" table:formula="of:=DEC2HEX(HEX2DEC([.T55])+1)" office:value-type="string" office:string-value="DBA7" calcext:value-type="string">
            <text:p>DBA7</text:p>
          </table:table-cell>
          <table:table-cell table:style-name="ce120" table:formula="of:=DEC2HEX(HEX2DEC([.U55])+1)" office:value-type="string" office:string-value="DBA8" calcext:value-type="string">
            <text:p>DBA8</text:p>
          </table:table-cell>
          <table:table-cell table:style-name="ce120" table:formula="of:=DEC2HEX(HEX2DEC([.V55])+1)" office:value-type="string" office:string-value="DBA9" calcext:value-type="string">
            <text:p>DBA9</text:p>
          </table:table-cell>
          <table:table-cell table:style-name="ce120" table:formula="of:=DEC2HEX(HEX2DEC([.W55])+1)" office:value-type="string" office:string-value="DBAA" calcext:value-type="string">
            <text:p>DBAA</text:p>
          </table:table-cell>
          <table:table-cell table:style-name="ce120" table:formula="of:=DEC2HEX(HEX2DEC([.X55])+1)" office:value-type="string" office:string-value="DBAB" calcext:value-type="string">
            <text:p>DBAB</text:p>
          </table:table-cell>
          <table:table-cell table:style-name="ce120" table:formula="of:=DEC2HEX(HEX2DEC([.Y55])+1)" office:value-type="string" office:string-value="DBAC" calcext:value-type="string">
            <text:p>DBAC</text:p>
          </table:table-cell>
          <table:table-cell table:style-name="ce120" table:formula="of:=DEC2HEX(HEX2DEC([.Z55])+1)" office:value-type="string" office:string-value="DBAD" calcext:value-type="string">
            <text:p>DBAD</text:p>
          </table:table-cell>
          <table:table-cell table:style-name="ce120" table:formula="of:=DEC2HEX(HEX2DEC([.AA55])+1)" office:value-type="string" office:string-value="DBAE" calcext:value-type="string">
            <text:p>DBAE</text:p>
          </table:table-cell>
          <table:table-cell table:style-name="ce120" table:formula="of:=DEC2HEX(HEX2DEC([.AB55])+1)" office:value-type="string" office:string-value="DBAF" calcext:value-type="string">
            <text:p>DBAF</text:p>
          </table:table-cell>
          <table:table-cell table:style-name="ce120" table:formula="of:=DEC2HEX(HEX2DEC([.AC55])+1)" office:value-type="string" office:string-value="DBB0" calcext:value-type="string">
            <text:p>DBB0</text:p>
          </table:table-cell>
          <table:table-cell table:style-name="ce120" table:formula="of:=DEC2HEX(HEX2DEC([.AD55])+1)" office:value-type="string" office:string-value="DBB1" calcext:value-type="string">
            <text:p>DBB1</text:p>
          </table:table-cell>
          <table:table-cell table:style-name="ce120" table:formula="of:=DEC2HEX(HEX2DEC([.AE55])+1)" office:value-type="string" office:string-value="DBB2" calcext:value-type="string">
            <text:p>DBB2</text:p>
          </table:table-cell>
          <table:table-cell table:style-name="ce120" table:formula="of:=DEC2HEX(HEX2DEC([.AF55])+1)" office:value-type="string" office:string-value="DBB3" calcext:value-type="string">
            <text:p>DBB3</text:p>
          </table:table-cell>
          <table:table-cell table:style-name="ce120" table:formula="of:=DEC2HEX(HEX2DEC([.AG55])+1)" office:value-type="string" office:string-value="DBB4" calcext:value-type="string">
            <text:p>DBB4</text:p>
          </table:table-cell>
          <table:table-cell table:style-name="ce120" table:formula="of:=DEC2HEX(HEX2DEC([.AH55])+1)" office:value-type="string" office:string-value="DBB5" calcext:value-type="string">
            <text:p>DBB5</text:p>
          </table:table-cell>
          <table:table-cell table:style-name="ce120" table:formula="of:=DEC2HEX(HEX2DEC([.AI55])+1)" office:value-type="string" office:string-value="DBB6" calcext:value-type="string">
            <text:p>DBB6</text:p>
          </table:table-cell>
          <table:table-cell table:style-name="ce120" table:formula="of:=DEC2HEX(HEX2DEC([.AJ55])+1)" office:value-type="string" office:string-value="DBB7" calcext:value-type="string">
            <text:p>DBB7</text:p>
          </table:table-cell>
          <table:table-cell table:style-name="ce120" table:formula="of:=DEC2HEX(HEX2DEC([.AK55])+1)" office:value-type="string" office:string-value="DBB8" calcext:value-type="string">
            <text:p>DBB8</text:p>
          </table:table-cell>
          <table:table-cell table:style-name="ce120" table:formula="of:=DEC2HEX(HEX2DEC([.AL55])+1)" office:value-type="string" office:string-value="DBB9" calcext:value-type="string">
            <text:p>DBB9</text:p>
          </table:table-cell>
          <table:table-cell table:style-name="ce120" table:formula="of:=DEC2HEX(HEX2DEC([.AM55])+1)" office:value-type="string" office:string-value="DBBA" calcext:value-type="string">
            <text:p>DBBA</text:p>
          </table:table-cell>
          <table:table-cell table:style-name="ce120" table:formula="of:=DEC2HEX(HEX2DEC([.AN55])+1)" office:value-type="string" office:string-value="DBBB" calcext:value-type="string">
            <text:p>DBBB</text:p>
          </table:table-cell>
          <table:table-cell table:style-name="ce120" table:formula="of:=DEC2HEX(HEX2DEC([.AO55])+1)" office:value-type="string" office:string-value="DBBC" calcext:value-type="string">
            <text:p>DBBC</text:p>
          </table:table-cell>
          <table:table-cell table:style-name="ce120" table:formula="of:=DEC2HEX(HEX2DEC([.AP55])+1)" office:value-type="string" office:string-value="DBBD" calcext:value-type="string">
            <text:p>DBBD</text:p>
          </table:table-cell>
          <table:table-cell table:style-name="ce120" table:formula="of:=DEC2HEX(HEX2DEC([.AQ55])+1)" office:value-type="string" office:string-value="DBBE" calcext:value-type="string">
            <text:p>DBBE</text:p>
          </table:table-cell>
          <table:table-cell table:style-name="ce120" table:formula="of:=DEC2HEX(HEX2DEC([.AR55])+1)" office:value-type="string" office:string-value="DBBF" calcext:value-type="string">
            <text:p>DBB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5]+1" office:value-type="float" office:value="25" calcext:value-type="float">
            <text:p>25</text:p>
          </table:table-cell>
          <table:table-cell table:style-name="ce120" table:formula="of:=DEC2HEX(HEX2DEC([.AS55])+1)" office:value-type="string" office:string-value="DBC0" calcext:value-type="string">
            <text:p>DBC0</text:p>
          </table:table-cell>
          <table:table-cell table:style-name="ce120" table:formula="of:=DEC2HEX(HEX2DEC([.F56])+1)" office:value-type="string" office:string-value="DBC1" calcext:value-type="string">
            <text:p>DBC1</text:p>
          </table:table-cell>
          <table:table-cell table:style-name="ce120" table:formula="of:=DEC2HEX(HEX2DEC([.G56])+1)" office:value-type="string" office:string-value="DBC2" calcext:value-type="string">
            <text:p>DBC2</text:p>
          </table:table-cell>
          <table:table-cell table:style-name="ce120" table:formula="of:=DEC2HEX(HEX2DEC([.H56])+1)" office:value-type="string" office:string-value="DBC3" calcext:value-type="string">
            <text:p>DBC3</text:p>
          </table:table-cell>
          <table:table-cell table:style-name="ce120" table:formula="of:=DEC2HEX(HEX2DEC([.I56])+1)" office:value-type="string" office:string-value="DBC4" calcext:value-type="string">
            <text:p>DBC4</text:p>
          </table:table-cell>
          <table:table-cell table:style-name="ce120" table:formula="of:=DEC2HEX(HEX2DEC([.J56])+1)" office:value-type="string" office:string-value="DBC5" calcext:value-type="string">
            <text:p>DBC5</text:p>
          </table:table-cell>
          <table:table-cell table:style-name="ce120" table:formula="of:=DEC2HEX(HEX2DEC([.K56])+1)" office:value-type="string" office:string-value="DBC6" calcext:value-type="string">
            <text:p>DBC6</text:p>
          </table:table-cell>
          <table:table-cell table:style-name="ce120" table:formula="of:=DEC2HEX(HEX2DEC([.L56])+1)" office:value-type="string" office:string-value="DBC7" calcext:value-type="string">
            <text:p>DBC7</text:p>
          </table:table-cell>
          <table:table-cell table:style-name="ce120" table:formula="of:=DEC2HEX(HEX2DEC([.M56])+1)" office:value-type="string" office:string-value="DBC8" calcext:value-type="string">
            <text:p>DBC8</text:p>
          </table:table-cell>
          <table:table-cell table:style-name="ce120" table:formula="of:=DEC2HEX(HEX2DEC([.N56])+1)" office:value-type="string" office:string-value="DBC9" calcext:value-type="string">
            <text:p>DBC9</text:p>
          </table:table-cell>
          <table:table-cell table:style-name="ce120" table:formula="of:=DEC2HEX(HEX2DEC([.O56])+1)" office:value-type="string" office:string-value="DBCA" calcext:value-type="string">
            <text:p>DBCA</text:p>
          </table:table-cell>
          <table:table-cell table:style-name="ce120" table:formula="of:=DEC2HEX(HEX2DEC([.P56])+1)" office:value-type="string" office:string-value="DBCB" calcext:value-type="string">
            <text:p>DBCB</text:p>
          </table:table-cell>
          <table:table-cell table:style-name="ce120" table:formula="of:=DEC2HEX(HEX2DEC([.Q56])+1)" office:value-type="string" office:string-value="DBCC" calcext:value-type="string">
            <text:p>DBCC</text:p>
          </table:table-cell>
          <table:table-cell table:style-name="ce120" table:formula="of:=DEC2HEX(HEX2DEC([.R56])+1)" office:value-type="string" office:string-value="DBCD" calcext:value-type="string">
            <text:p>DBCD</text:p>
          </table:table-cell>
          <table:table-cell table:style-name="ce120" table:formula="of:=DEC2HEX(HEX2DEC([.S56])+1)" office:value-type="string" office:string-value="DBCE" calcext:value-type="string">
            <text:p>DBCE</text:p>
          </table:table-cell>
          <table:table-cell table:style-name="ce120" table:formula="of:=DEC2HEX(HEX2DEC([.T56])+1)" office:value-type="string" office:string-value="DBCF" calcext:value-type="string">
            <text:p>DBCF</text:p>
          </table:table-cell>
          <table:table-cell table:style-name="ce120" table:formula="of:=DEC2HEX(HEX2DEC([.U56])+1)" office:value-type="string" office:string-value="DBD0" calcext:value-type="string">
            <text:p>DBD0</text:p>
          </table:table-cell>
          <table:table-cell table:style-name="ce120" table:formula="of:=DEC2HEX(HEX2DEC([.V56])+1)" office:value-type="string" office:string-value="DBD1" calcext:value-type="string">
            <text:p>DBD1</text:p>
          </table:table-cell>
          <table:table-cell table:style-name="ce120" table:formula="of:=DEC2HEX(HEX2DEC([.W56])+1)" office:value-type="string" office:string-value="DBD2" calcext:value-type="string">
            <text:p>DBD2</text:p>
          </table:table-cell>
          <table:table-cell table:style-name="ce120" table:formula="of:=DEC2HEX(HEX2DEC([.X56])+1)" office:value-type="string" office:string-value="DBD3" calcext:value-type="string">
            <text:p>DBD3</text:p>
          </table:table-cell>
          <table:table-cell table:style-name="ce120" table:formula="of:=DEC2HEX(HEX2DEC([.Y56])+1)" office:value-type="string" office:string-value="DBD4" calcext:value-type="string">
            <text:p>DBD4</text:p>
          </table:table-cell>
          <table:table-cell table:style-name="ce120" table:formula="of:=DEC2HEX(HEX2DEC([.Z56])+1)" office:value-type="string" office:string-value="DBD5" calcext:value-type="string">
            <text:p>DBD5</text:p>
          </table:table-cell>
          <table:table-cell table:style-name="ce120" table:formula="of:=DEC2HEX(HEX2DEC([.AA56])+1)" office:value-type="string" office:string-value="DBD6" calcext:value-type="string">
            <text:p>DBD6</text:p>
          </table:table-cell>
          <table:table-cell table:style-name="ce120" table:formula="of:=DEC2HEX(HEX2DEC([.AB56])+1)" office:value-type="string" office:string-value="DBD7" calcext:value-type="string">
            <text:p>DBD7</text:p>
          </table:table-cell>
          <table:table-cell table:style-name="ce120" table:formula="of:=DEC2HEX(HEX2DEC([.AC56])+1)" office:value-type="string" office:string-value="DBD8" calcext:value-type="string">
            <text:p>DBD8</text:p>
          </table:table-cell>
          <table:table-cell table:style-name="ce120" table:formula="of:=DEC2HEX(HEX2DEC([.AD56])+1)" office:value-type="string" office:string-value="DBD9" calcext:value-type="string">
            <text:p>DBD9</text:p>
          </table:table-cell>
          <table:table-cell table:style-name="ce120" table:formula="of:=DEC2HEX(HEX2DEC([.AE56])+1)" office:value-type="string" office:string-value="DBDA" calcext:value-type="string">
            <text:p>DBDA</text:p>
          </table:table-cell>
          <table:table-cell table:style-name="ce120" table:formula="of:=DEC2HEX(HEX2DEC([.AF56])+1)" office:value-type="string" office:string-value="DBDB" calcext:value-type="string">
            <text:p>DBDB</text:p>
          </table:table-cell>
          <table:table-cell table:style-name="ce120" table:formula="of:=DEC2HEX(HEX2DEC([.AG56])+1)" office:value-type="string" office:string-value="DBDC" calcext:value-type="string">
            <text:p>DBDC</text:p>
          </table:table-cell>
          <table:table-cell table:style-name="ce120" table:formula="of:=DEC2HEX(HEX2DEC([.AH56])+1)" office:value-type="string" office:string-value="DBDD" calcext:value-type="string">
            <text:p>DBDD</text:p>
          </table:table-cell>
          <table:table-cell table:style-name="ce120" table:formula="of:=DEC2HEX(HEX2DEC([.AI56])+1)" office:value-type="string" office:string-value="DBDE" calcext:value-type="string">
            <text:p>DBDE</text:p>
          </table:table-cell>
          <table:table-cell table:style-name="ce120" table:formula="of:=DEC2HEX(HEX2DEC([.AJ56])+1)" office:value-type="string" office:string-value="DBDF" calcext:value-type="string">
            <text:p>DBDF</text:p>
          </table:table-cell>
          <table:table-cell table:style-name="ce120" table:formula="of:=DEC2HEX(HEX2DEC([.AK56])+1)" office:value-type="string" office:string-value="DBE0" calcext:value-type="string">
            <text:p>DBE0</text:p>
          </table:table-cell>
          <table:table-cell table:style-name="ce120" table:formula="of:=DEC2HEX(HEX2DEC([.AL56])+1)" office:value-type="string" office:string-value="DBE1" calcext:value-type="string">
            <text:p>DBE1</text:p>
          </table:table-cell>
          <table:table-cell table:style-name="ce120" table:formula="of:=DEC2HEX(HEX2DEC([.AM56])+1)" office:value-type="string" office:string-value="DBE2" calcext:value-type="string">
            <text:p>DBE2</text:p>
          </table:table-cell>
          <table:table-cell table:style-name="ce120" table:formula="of:=DEC2HEX(HEX2DEC([.AN56])+1)" office:value-type="string" office:string-value="DBE3" calcext:value-type="string">
            <text:p>DBE3</text:p>
          </table:table-cell>
          <table:table-cell table:style-name="ce120" table:formula="of:=DEC2HEX(HEX2DEC([.AO56])+1)" office:value-type="string" office:string-value="DBE4" calcext:value-type="string">
            <text:p>DBE4</text:p>
          </table:table-cell>
          <table:table-cell table:style-name="ce120" table:formula="of:=DEC2HEX(HEX2DEC([.AP56])+1)" office:value-type="string" office:string-value="DBE5" calcext:value-type="string">
            <text:p>DBE5</text:p>
          </table:table-cell>
          <table:table-cell table:style-name="ce120" table:formula="of:=DEC2HEX(HEX2DEC([.AQ56])+1)" office:value-type="string" office:string-value="DBE6" calcext:value-type="string">
            <text:p>DBE6</text:p>
          </table:table-cell>
          <table:table-cell table:style-name="ce120" table:formula="of:=DEC2HEX(HEX2DEC([.AR56])+1)" office:value-type="string" office:string-value="DBE7" calcext:value-type="string">
            <text:p>DBE7</text:p>
          </table:table-cell>
          <table:table-cell table:number-columns-repeated="97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y Grid Inn" table:style-name="ta1">
        <table:table-column table:style-name="co1" table:default-cell-style-name="ce27"/>
        <table:table-column table:style-name="co37" table:default-cell-style-name="ce27"/>
        <table:table-column table:style-name="co38" table:default-cell-style-name="ce27"/>
        <table:table-column table:style-name="co1" table:default-cell-style-name="ce27"/>
        <table:table-column table:style-name="co1" table:default-cell-style-name="ce90"/>
        <table:table-column table:style-name="co39" table:number-columns-repeated="40" table:default-cell-style-name="ce36"/>
        <table:table-column table:style-name="co1" table:default-cell-style-name="ce27"/>
        <table:table-column table:style-name="co7" table:number-columns-repeated="978" table:default-cell-style-name="ce27"/>
        <table:table-row table:style-name="ro1">
          <table:table-cell table:number-columns-repeated="4"/>
          <table:table-cell table:style-name="ce27" table:number-columns-repeated="41"/>
          <table:table-cell table:number-columns-repeated="979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40" table:number-rows-spanned="1">
            <text:p>Video Matrix Addresses</text:p>
          </table:table-cell>
          <table:covered-table-cell table:number-columns-repeated="39" table:style-name="ce121"/>
          <table:table-cell table:number-columns-repeated="979"/>
        </table:table-row>
        <table:table-row table:style-name="ro1">
          <table:table-cell table:number-columns-repeated="5"/>
          <table:table-cell table:style-name="ce119" office:value-type="float" office:value="1" calcext:value-type="float">
            <text:p>1</text:p>
          </table:table-cell>
          <table:table-cell table:style-name="ce119" table:formula="of:=[.F3]+1" office:value-type="float" office:value="2" calcext:value-type="float">
            <text:p>2</text:p>
          </table:table-cell>
          <table:table-cell table:style-name="ce119" table:formula="of:=[.G3]+1" office:value-type="float" office:value="3" calcext:value-type="float">
            <text:p>3</text:p>
          </table:table-cell>
          <table:table-cell table:style-name="ce119" table:formula="of:=[.H3]+1" office:value-type="float" office:value="4" calcext:value-type="float">
            <text:p>4</text:p>
          </table:table-cell>
          <table:table-cell table:style-name="ce119" table:formula="of:=[.I3]+1" office:value-type="float" office:value="5" calcext:value-type="float">
            <text:p>5</text:p>
          </table:table-cell>
          <table:table-cell table:style-name="ce119" table:formula="of:=[.J3]+1" office:value-type="float" office:value="6" calcext:value-type="float">
            <text:p>6</text:p>
          </table:table-cell>
          <table:table-cell table:style-name="ce119" table:formula="of:=[.K3]+1" office:value-type="float" office:value="7" calcext:value-type="float">
            <text:p>7</text:p>
          </table:table-cell>
          <table:table-cell table:style-name="ce119" table:formula="of:=[.L3]+1" office:value-type="float" office:value="8" calcext:value-type="float">
            <text:p>8</text:p>
          </table:table-cell>
          <table:table-cell table:style-name="ce119" table:formula="of:=[.M3]+1" office:value-type="float" office:value="9" calcext:value-type="float">
            <text:p>9</text:p>
          </table:table-cell>
          <table:table-cell table:style-name="ce119" table:formula="of:=[.N3]+1" office:value-type="float" office:value="10" calcext:value-type="float">
            <text:p>10</text:p>
          </table:table-cell>
          <table:table-cell table:style-name="ce119" table:formula="of:=[.O3]+1" office:value-type="float" office:value="11" calcext:value-type="float">
            <text:p>11</text:p>
          </table:table-cell>
          <table:table-cell table:style-name="ce119" table:formula="of:=[.P3]+1" office:value-type="float" office:value="12" calcext:value-type="float">
            <text:p>12</text:p>
          </table:table-cell>
          <table:table-cell table:style-name="ce119" table:formula="of:=[.Q3]+1" office:value-type="float" office:value="13" calcext:value-type="float">
            <text:p>13</text:p>
          </table:table-cell>
          <table:table-cell table:style-name="ce119" table:formula="of:=[.R3]+1" office:value-type="float" office:value="14" calcext:value-type="float">
            <text:p>14</text:p>
          </table:table-cell>
          <table:table-cell table:style-name="ce119" table:formula="of:=[.S3]+1" office:value-type="float" office:value="15" calcext:value-type="float">
            <text:p>15</text:p>
          </table:table-cell>
          <table:table-cell table:style-name="ce119" table:formula="of:=[.T3]+1" office:value-type="float" office:value="16" calcext:value-type="float">
            <text:p>16</text:p>
          </table:table-cell>
          <table:table-cell table:style-name="ce119" table:formula="of:=[.U3]+1" office:value-type="float" office:value="17" calcext:value-type="float">
            <text:p>17</text:p>
          </table:table-cell>
          <table:table-cell table:style-name="ce119" table:formula="of:=[.V3]+1" office:value-type="float" office:value="18" calcext:value-type="float">
            <text:p>18</text:p>
          </table:table-cell>
          <table:table-cell table:style-name="ce119" table:formula="of:=[.W3]+1" office:value-type="float" office:value="19" calcext:value-type="float">
            <text:p>19</text:p>
          </table:table-cell>
          <table:table-cell table:style-name="ce119" table:formula="of:=[.X3]+1" office:value-type="float" office:value="20" calcext:value-type="float">
            <text:p>20</text:p>
          </table:table-cell>
          <table:table-cell table:style-name="ce119" table:formula="of:=[.Y3]+1" office:value-type="float" office:value="21" calcext:value-type="float">
            <text:p>21</text:p>
          </table:table-cell>
          <table:table-cell table:style-name="ce119" table:formula="of:=[.Z3]+1" office:value-type="float" office:value="22" calcext:value-type="float">
            <text:p>22</text:p>
          </table:table-cell>
          <table:table-cell table:style-name="ce119" table:formula="of:=[.AA3]+1" office:value-type="float" office:value="23" calcext:value-type="float">
            <text:p>23</text:p>
          </table:table-cell>
          <table:table-cell table:style-name="ce119" table:formula="of:=[.AB3]+1" office:value-type="float" office:value="24" calcext:value-type="float">
            <text:p>24</text:p>
          </table:table-cell>
          <table:table-cell table:style-name="ce119" table:formula="of:=[.AC3]+1" office:value-type="float" office:value="25" calcext:value-type="float">
            <text:p>25</text:p>
          </table:table-cell>
          <table:table-cell table:style-name="ce119" table:formula="of:=[.AD3]+1" office:value-type="float" office:value="26" calcext:value-type="float">
            <text:p>26</text:p>
          </table:table-cell>
          <table:table-cell table:style-name="ce119" table:formula="of:=[.AE3]+1" office:value-type="float" office:value="27" calcext:value-type="float">
            <text:p>27</text:p>
          </table:table-cell>
          <table:table-cell table:style-name="ce119" table:formula="of:=[.AF3]+1" office:value-type="float" office:value="28" calcext:value-type="float">
            <text:p>28</text:p>
          </table:table-cell>
          <table:table-cell table:style-name="ce119" table:formula="of:=[.AG3]+1" office:value-type="float" office:value="29" calcext:value-type="float">
            <text:p>29</text:p>
          </table:table-cell>
          <table:table-cell table:style-name="ce119" table:formula="of:=[.AH3]+1" office:value-type="float" office:value="30" calcext:value-type="float">
            <text:p>30</text:p>
          </table:table-cell>
          <table:table-cell table:style-name="ce119" table:formula="of:=[.AI3]+1" office:value-type="float" office:value="31" calcext:value-type="float">
            <text:p>31</text:p>
          </table:table-cell>
          <table:table-cell table:style-name="ce119" table:formula="of:=[.AJ3]+1" office:value-type="float" office:value="32" calcext:value-type="float">
            <text:p>32</text:p>
          </table:table-cell>
          <table:table-cell table:style-name="ce119" table:formula="of:=[.AK3]+1" office:value-type="float" office:value="33" calcext:value-type="float">
            <text:p>33</text:p>
          </table:table-cell>
          <table:table-cell table:style-name="ce119" table:formula="of:=[.AL3]+1" office:value-type="float" office:value="34" calcext:value-type="float">
            <text:p>34</text:p>
          </table:table-cell>
          <table:table-cell table:style-name="ce119" table:formula="of:=[.AM3]+1" office:value-type="float" office:value="35" calcext:value-type="float">
            <text:p>35</text:p>
          </table:table-cell>
          <table:table-cell table:style-name="ce119" table:formula="of:=[.AN3]+1" office:value-type="float" office:value="36" calcext:value-type="float">
            <text:p>36</text:p>
          </table:table-cell>
          <table:table-cell table:style-name="ce119" table:formula="of:=[.AO3]+1" office:value-type="float" office:value="37" calcext:value-type="float">
            <text:p>37</text:p>
          </table:table-cell>
          <table:table-cell table:style-name="ce119" table:formula="of:=[.AP3]+1" office:value-type="float" office:value="38" calcext:value-type="float">
            <text:p>38</text:p>
          </table:table-cell>
          <table:table-cell table:style-name="ce119" table:formula="of:=[.AQ3]+1" office:value-type="float" office:value="39" calcext:value-type="float">
            <text:p>39</text:p>
          </table:table-cell>
          <table:table-cell table:style-name="ce119" table:formula="of:=[.AR3]+1" office:value-type="float" office:value="40" calcext:value-type="float">
            <text:p>40</text:p>
          </table:table-cell>
          <table:table-cell table:number-columns-repeated="979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Starting Address</text:p>
          </table:table-cell>
          <table:covered-table-cell/>
          <table:table-cell/>
          <table:table-cell table:style-name="ce119" office:value-type="float" office:value="1" calcext:value-type="float">
            <text:p>1</text:p>
          </table:table-cell>
          <table:table-cell table:style-name="ce64" table:formula="of:=DEC2HEX([.B5])" office:value-type="string" office:string-value="CC00" calcext:value-type="string">
            <text:p>CC00</text:p>
          </table:table-cell>
          <table:table-cell table:style-name="ce64" table:formula="of:=DEC2HEX(HEX2DEC([.F4])+1)" office:value-type="string" office:string-value="CC01" calcext:value-type="string">
            <text:p>CC01</text:p>
          </table:table-cell>
          <table:table-cell table:style-name="ce64" table:formula="of:=DEC2HEX(HEX2DEC([.G4])+1)" office:value-type="string" office:string-value="CC02" calcext:value-type="string">
            <text:p>CC02</text:p>
          </table:table-cell>
          <table:table-cell table:style-name="ce64" table:formula="of:=DEC2HEX(HEX2DEC([.H4])+1)" office:value-type="string" office:string-value="CC03" calcext:value-type="string">
            <text:p>CC03</text:p>
          </table:table-cell>
          <table:table-cell table:style-name="ce64" table:formula="of:=DEC2HEX(HEX2DEC([.I4])+1)" office:value-type="string" office:string-value="CC04" calcext:value-type="string">
            <text:p>CC04</text:p>
          </table:table-cell>
          <table:table-cell table:style-name="ce64" table:formula="of:=DEC2HEX(HEX2DEC([.J4])+1)" office:value-type="string" office:string-value="CC05" calcext:value-type="string">
            <text:p>CC05</text:p>
          </table:table-cell>
          <table:table-cell table:style-name="ce64" table:formula="of:=DEC2HEX(HEX2DEC([.K4])+1)" office:value-type="string" office:string-value="CC06" calcext:value-type="string">
            <text:p>CC06</text:p>
          </table:table-cell>
          <table:table-cell table:style-name="ce64" table:formula="of:=DEC2HEX(HEX2DEC([.L4])+1)" office:value-type="string" office:string-value="CC07" calcext:value-type="string">
            <text:p>CC07</text:p>
          </table:table-cell>
          <table:table-cell table:style-name="ce64" table:formula="of:=DEC2HEX(HEX2DEC([.M4])+1)" office:value-type="string" office:string-value="CC08" calcext:value-type="string">
            <text:p>CC08</text:p>
          </table:table-cell>
          <table:table-cell table:style-name="ce64" table:formula="of:=DEC2HEX(HEX2DEC([.N4])+1)" office:value-type="string" office:string-value="CC09" calcext:value-type="string">
            <text:p>CC09</text:p>
          </table:table-cell>
          <table:table-cell table:style-name="ce64" table:formula="of:=DEC2HEX(HEX2DEC([.O4])+1)" office:value-type="string" office:string-value="CC0A" calcext:value-type="string">
            <text:p>CC0A</text:p>
          </table:table-cell>
          <table:table-cell table:style-name="ce64" table:formula="of:=DEC2HEX(HEX2DEC([.P4])+1)" office:value-type="string" office:string-value="CC0B" calcext:value-type="string">
            <text:p>CC0B</text:p>
          </table:table-cell>
          <table:table-cell table:style-name="ce64" table:formula="of:=DEC2HEX(HEX2DEC([.Q4])+1)" office:value-type="string" office:string-value="CC0C" calcext:value-type="string">
            <text:p>CC0C</text:p>
          </table:table-cell>
          <table:table-cell table:style-name="ce64" table:formula="of:=DEC2HEX(HEX2DEC([.R4])+1)" office:value-type="string" office:string-value="CC0D" calcext:value-type="string">
            <text:p>CC0D</text:p>
          </table:table-cell>
          <table:table-cell table:style-name="ce64" table:formula="of:=DEC2HEX(HEX2DEC([.S4])+1)" office:value-type="string" office:string-value="CC0E" calcext:value-type="string">
            <text:p>CC0E</text:p>
          </table:table-cell>
          <table:table-cell table:style-name="ce64" table:formula="of:=DEC2HEX(HEX2DEC([.T4])+1)" office:value-type="string" office:string-value="CC0F" calcext:value-type="string">
            <text:p>CC0F</text:p>
          </table:table-cell>
          <table:table-cell table:style-name="ce64" table:formula="of:=DEC2HEX(HEX2DEC([.U4])+1)" office:value-type="string" office:string-value="CC10" calcext:value-type="string">
            <text:p>CC10</text:p>
          </table:table-cell>
          <table:table-cell table:style-name="ce64" table:formula="of:=DEC2HEX(HEX2DEC([.V4])+1)" office:value-type="string" office:string-value="CC11" calcext:value-type="string">
            <text:p>CC11</text:p>
          </table:table-cell>
          <table:table-cell table:style-name="ce64" table:formula="of:=DEC2HEX(HEX2DEC([.W4])+1)" office:value-type="string" office:string-value="CC12" calcext:value-type="string">
            <text:p>CC12</text:p>
          </table:table-cell>
          <table:table-cell table:style-name="ce64" table:formula="of:=DEC2HEX(HEX2DEC([.X4])+1)" office:value-type="string" office:string-value="CC13" calcext:value-type="string">
            <text:p>CC13</text:p>
          </table:table-cell>
          <table:table-cell table:style-name="ce64" table:formula="of:=DEC2HEX(HEX2DEC([.Y4])+1)" office:value-type="string" office:string-value="CC14" calcext:value-type="string">
            <text:p>CC14</text:p>
          </table:table-cell>
          <table:table-cell table:style-name="ce64" table:formula="of:=DEC2HEX(HEX2DEC([.Z4])+1)" office:value-type="string" office:string-value="CC15" calcext:value-type="string">
            <text:p>CC15</text:p>
          </table:table-cell>
          <table:table-cell table:style-name="ce124" table:formula="of:=DEC2HEX(HEX2DEC([.AA4])+1)" office:value-type="string" office:string-value="CC16" calcext:value-type="string">
            <text:p>CC16</text:p>
          </table:table-cell>
          <table:table-cell table:style-name="ce125" table:formula="of:=DEC2HEX(HEX2DEC([.AB4])+1)" office:value-type="string" office:string-value="CC17" calcext:value-type="string">
            <text:p>CC17</text:p>
          </table:table-cell>
          <table:table-cell table:style-name="ce125" table:formula="of:=DEC2HEX(HEX2DEC([.AC4])+1)" office:value-type="string" office:string-value="CC18" calcext:value-type="string">
            <text:p>CC18</text:p>
          </table:table-cell>
          <table:table-cell table:style-name="ce125" table:formula="of:=DEC2HEX(HEX2DEC([.AD4])+1)" office:value-type="string" office:string-value="CC19" calcext:value-type="string">
            <text:p>CC19</text:p>
          </table:table-cell>
          <table:table-cell table:style-name="ce125" table:formula="of:=DEC2HEX(HEX2DEC([.AE4])+1)" office:value-type="string" office:string-value="CC1A" calcext:value-type="string">
            <text:p>CC1A</text:p>
          </table:table-cell>
          <table:table-cell table:style-name="ce125" table:formula="of:=DEC2HEX(HEX2DEC([.AF4])+1)" office:value-type="string" office:string-value="CC1B" calcext:value-type="string">
            <text:p>CC1B</text:p>
          </table:table-cell>
          <table:table-cell table:style-name="ce125" table:formula="of:=DEC2HEX(HEX2DEC([.AG4])+1)" office:value-type="string" office:string-value="CC1C" calcext:value-type="string">
            <text:p>CC1C</text:p>
          </table:table-cell>
          <table:table-cell table:style-name="ce125" table:formula="of:=DEC2HEX(HEX2DEC([.AH4])+1)" office:value-type="string" office:string-value="CC1D" calcext:value-type="string">
            <text:p>CC1D</text:p>
          </table:table-cell>
          <table:table-cell table:style-name="ce125" table:formula="of:=DEC2HEX(HEX2DEC([.AI4])+1)" office:value-type="string" office:string-value="CC1E" calcext:value-type="string">
            <text:p>CC1E</text:p>
          </table:table-cell>
          <table:table-cell table:style-name="ce125" table:formula="of:=DEC2HEX(HEX2DEC([.AJ4])+1)" office:value-type="string" office:string-value="CC1F" calcext:value-type="string">
            <text:p>CC1F</text:p>
          </table:table-cell>
          <table:table-cell table:style-name="ce125" table:formula="of:=DEC2HEX(HEX2DEC([.AK4])+1)" office:value-type="string" office:string-value="CC20" calcext:value-type="string">
            <text:p>CC20</text:p>
          </table:table-cell>
          <table:table-cell table:style-name="ce125" table:formula="of:=DEC2HEX(HEX2DEC([.AL4])+1)" office:value-type="string" office:string-value="CC21" calcext:value-type="string">
            <text:p>CC21</text:p>
          </table:table-cell>
          <table:table-cell table:style-name="ce125" table:formula="of:=DEC2HEX(HEX2DEC([.AM4])+1)" office:value-type="string" office:string-value="CC22" calcext:value-type="string">
            <text:p>CC22</text:p>
          </table:table-cell>
          <table:table-cell table:style-name="ce125" table:formula="of:=DEC2HEX(HEX2DEC([.AN4])+1)" office:value-type="string" office:string-value="CC23" calcext:value-type="string">
            <text:p>CC23</text:p>
          </table:table-cell>
          <table:table-cell table:style-name="ce125" table:formula="of:=DEC2HEX(HEX2DEC([.AO4])+1)" office:value-type="string" office:string-value="CC24" calcext:value-type="string">
            <text:p>CC24</text:p>
          </table:table-cell>
          <table:table-cell table:style-name="ce125" table:formula="of:=DEC2HEX(HEX2DEC([.AP4])+1)" office:value-type="string" office:string-value="CC25" calcext:value-type="string">
            <text:p>CC25</text:p>
          </table:table-cell>
          <table:table-cell table:style-name="ce125" table:formula="of:=DEC2HEX(HEX2DEC([.AQ4])+1)" office:value-type="string" office:string-value="CC26" calcext:value-type="string">
            <text:p>CC26</text:p>
          </table:table-cell>
          <table:table-cell table:style-name="ce125" table:formula="of:=DEC2HEX(HEX2DEC([.AR4])+1)" office:value-type="string" office:string-value="CC27" calcext:value-type="string">
            <text:p>CC27</text:p>
          </table:table-cell>
          <table:table-cell table:number-columns-repeated="979"/>
        </table:table-row>
        <table:table-row table:style-name="ro1">
          <table:table-cell/>
          <table:table-cell table:style-name="ce110" office:value-type="float" office:value="52224" calcext:value-type="float" table:number-columns-spanned="2" table:number-rows-spanned="1">
            <text:p>52224</text:p>
          </table:table-cell>
          <table:covered-table-cell/>
          <table:table-cell/>
          <table:table-cell table:style-name="ce119" table:formula="of:=[.E4]+1" office:value-type="float" office:value="2" calcext:value-type="float">
            <text:p>2</text:p>
          </table:table-cell>
          <table:table-cell table:style-name="ce64" table:formula="of:=DEC2HEX(HEX2DEC([.AS4])+1)" office:value-type="string" office:string-value="CC28" calcext:value-type="string">
            <text:p>CC28</text:p>
          </table:table-cell>
          <table:table-cell table:style-name="ce64" table:formula="of:=DEC2HEX(HEX2DEC([.F5])+1)" office:value-type="string" office:string-value="CC29" calcext:value-type="string">
            <text:p>CC29</text:p>
          </table:table-cell>
          <table:table-cell table:style-name="ce64" table:formula="of:=DEC2HEX(HEX2DEC([.G5])+1)" office:value-type="string" office:string-value="CC2A" calcext:value-type="string">
            <text:p>CC2A</text:p>
          </table:table-cell>
          <table:table-cell table:style-name="ce64" table:formula="of:=DEC2HEX(HEX2DEC([.H5])+1)" office:value-type="string" office:string-value="CC2B" calcext:value-type="string">
            <text:p>CC2B</text:p>
          </table:table-cell>
          <table:table-cell table:style-name="ce64" table:formula="of:=DEC2HEX(HEX2DEC([.I5])+1)" office:value-type="string" office:string-value="CC2C" calcext:value-type="string">
            <text:p>CC2C</text:p>
          </table:table-cell>
          <table:table-cell table:style-name="ce64" table:formula="of:=DEC2HEX(HEX2DEC([.J5])+1)" office:value-type="string" office:string-value="CC2D" calcext:value-type="string">
            <text:p>CC2D</text:p>
          </table:table-cell>
          <table:table-cell table:style-name="ce64" table:formula="of:=DEC2HEX(HEX2DEC([.K5])+1)" office:value-type="string" office:string-value="CC2E" calcext:value-type="string">
            <text:p>CC2E</text:p>
          </table:table-cell>
          <table:table-cell table:style-name="ce64" table:formula="of:=DEC2HEX(HEX2DEC([.L5])+1)" office:value-type="string" office:string-value="CC2F" calcext:value-type="string">
            <text:p>CC2F</text:p>
          </table:table-cell>
          <table:table-cell table:style-name="ce64" table:formula="of:=DEC2HEX(HEX2DEC([.M5])+1)" office:value-type="string" office:string-value="CC30" calcext:value-type="string">
            <text:p>CC30</text:p>
          </table:table-cell>
          <table:table-cell table:style-name="ce64" table:formula="of:=DEC2HEX(HEX2DEC([.N5])+1)" office:value-type="string" office:string-value="CC31" calcext:value-type="string">
            <text:p>CC31</text:p>
          </table:table-cell>
          <table:table-cell table:style-name="ce64" table:formula="of:=DEC2HEX(HEX2DEC([.O5])+1)" office:value-type="string" office:string-value="CC32" calcext:value-type="string">
            <text:p>CC32</text:p>
          </table:table-cell>
          <table:table-cell table:style-name="ce64" table:formula="of:=DEC2HEX(HEX2DEC([.P5])+1)" office:value-type="string" office:string-value="CC33" calcext:value-type="string">
            <text:p>CC33</text:p>
          </table:table-cell>
          <table:table-cell table:style-name="ce64" table:formula="of:=DEC2HEX(HEX2DEC([.Q5])+1)" office:value-type="string" office:string-value="CC34" calcext:value-type="string">
            <text:p>CC34</text:p>
          </table:table-cell>
          <table:table-cell table:style-name="ce64" table:formula="of:=DEC2HEX(HEX2DEC([.R5])+1)" office:value-type="string" office:string-value="CC35" calcext:value-type="string">
            <text:p>CC35</text:p>
          </table:table-cell>
          <table:table-cell table:style-name="ce64" table:formula="of:=DEC2HEX(HEX2DEC([.S5])+1)" office:value-type="string" office:string-value="CC36" calcext:value-type="string">
            <text:p>CC36</text:p>
          </table:table-cell>
          <table:table-cell table:style-name="ce64" table:formula="of:=DEC2HEX(HEX2DEC([.T5])+1)" office:value-type="string" office:string-value="CC37" calcext:value-type="string">
            <text:p>CC37</text:p>
          </table:table-cell>
          <table:table-cell table:style-name="ce64" table:formula="of:=DEC2HEX(HEX2DEC([.U5])+1)" office:value-type="string" office:string-value="CC38" calcext:value-type="string">
            <text:p>CC38</text:p>
          </table:table-cell>
          <table:table-cell table:style-name="ce64" table:formula="of:=DEC2HEX(HEX2DEC([.V5])+1)" office:value-type="string" office:string-value="CC39" calcext:value-type="string">
            <text:p>CC39</text:p>
          </table:table-cell>
          <table:table-cell table:style-name="ce64" table:formula="of:=DEC2HEX(HEX2DEC([.W5])+1)" office:value-type="string" office:string-value="CC3A" calcext:value-type="string">
            <text:p>CC3A</text:p>
          </table:table-cell>
          <table:table-cell table:style-name="ce64" table:formula="of:=DEC2HEX(HEX2DEC([.X5])+1)" office:value-type="string" office:string-value="CC3B" calcext:value-type="string">
            <text:p>CC3B</text:p>
          </table:table-cell>
          <table:table-cell table:style-name="ce64" table:formula="of:=DEC2HEX(HEX2DEC([.Y5])+1)" office:value-type="string" office:string-value="CC3C" calcext:value-type="string">
            <text:p>CC3C</text:p>
          </table:table-cell>
          <table:table-cell table:style-name="ce64" table:formula="of:=DEC2HEX(HEX2DEC([.Z5])+1)" office:value-type="string" office:string-value="CC3D" calcext:value-type="string">
            <text:p>CC3D</text:p>
          </table:table-cell>
          <table:table-cell table:style-name="ce124" table:formula="of:=DEC2HEX(HEX2DEC([.AA5])+1)" office:value-type="string" office:string-value="CC3E" calcext:value-type="string">
            <text:p>CC3E</text:p>
          </table:table-cell>
          <table:table-cell table:style-name="ce125" table:formula="of:=DEC2HEX(HEX2DEC([.AB5])+1)" office:value-type="string" office:string-value="CC3F" calcext:value-type="string">
            <text:p>CC3F</text:p>
          </table:table-cell>
          <table:table-cell table:style-name="ce125" table:formula="of:=DEC2HEX(HEX2DEC([.AC5])+1)" office:value-type="string" office:string-value="CC40" calcext:value-type="string">
            <text:p>CC40</text:p>
          </table:table-cell>
          <table:table-cell table:style-name="ce125" table:formula="of:=DEC2HEX(HEX2DEC([.AD5])+1)" office:value-type="string" office:string-value="CC41" calcext:value-type="string">
            <text:p>CC41</text:p>
          </table:table-cell>
          <table:table-cell table:style-name="ce125" table:formula="of:=DEC2HEX(HEX2DEC([.AE5])+1)" office:value-type="string" office:string-value="CC42" calcext:value-type="string">
            <text:p>CC42</text:p>
          </table:table-cell>
          <table:table-cell table:style-name="ce125" table:formula="of:=DEC2HEX(HEX2DEC([.AF5])+1)" office:value-type="string" office:string-value="CC43" calcext:value-type="string">
            <text:p>CC43</text:p>
          </table:table-cell>
          <table:table-cell table:style-name="ce125" table:formula="of:=DEC2HEX(HEX2DEC([.AG5])+1)" office:value-type="string" office:string-value="CC44" calcext:value-type="string">
            <text:p>CC44</text:p>
          </table:table-cell>
          <table:table-cell table:style-name="ce125" table:formula="of:=DEC2HEX(HEX2DEC([.AH5])+1)" office:value-type="string" office:string-value="CC45" calcext:value-type="string">
            <text:p>CC45</text:p>
          </table:table-cell>
          <table:table-cell table:style-name="ce125" table:formula="of:=DEC2HEX(HEX2DEC([.AI5])+1)" office:value-type="string" office:string-value="CC46" calcext:value-type="string">
            <text:p>CC46</text:p>
          </table:table-cell>
          <table:table-cell table:style-name="ce125" table:formula="of:=DEC2HEX(HEX2DEC([.AJ5])+1)" office:value-type="string" office:string-value="CC47" calcext:value-type="string">
            <text:p>CC47</text:p>
          </table:table-cell>
          <table:table-cell table:style-name="ce125" table:formula="of:=DEC2HEX(HEX2DEC([.AK5])+1)" office:value-type="string" office:string-value="CC48" calcext:value-type="string">
            <text:p>CC48</text:p>
          </table:table-cell>
          <table:table-cell table:style-name="ce125" table:formula="of:=DEC2HEX(HEX2DEC([.AL5])+1)" office:value-type="string" office:string-value="CC49" calcext:value-type="string">
            <text:p>CC49</text:p>
          </table:table-cell>
          <table:table-cell table:style-name="ce125" table:formula="of:=DEC2HEX(HEX2DEC([.AM5])+1)" office:value-type="string" office:string-value="CC4A" calcext:value-type="string">
            <text:p>CC4A</text:p>
          </table:table-cell>
          <table:table-cell table:style-name="ce125" table:formula="of:=DEC2HEX(HEX2DEC([.AN5])+1)" office:value-type="string" office:string-value="CC4B" calcext:value-type="string">
            <text:p>CC4B</text:p>
          </table:table-cell>
          <table:table-cell table:style-name="ce125" table:formula="of:=DEC2HEX(HEX2DEC([.AO5])+1)" office:value-type="string" office:string-value="CC4C" calcext:value-type="string">
            <text:p>CC4C</text:p>
          </table:table-cell>
          <table:table-cell table:style-name="ce125" table:formula="of:=DEC2HEX(HEX2DEC([.AP5])+1)" office:value-type="string" office:string-value="CC4D" calcext:value-type="string">
            <text:p>CC4D</text:p>
          </table:table-cell>
          <table:table-cell table:style-name="ce125" table:formula="of:=DEC2HEX(HEX2DEC([.AQ5])+1)" office:value-type="string" office:string-value="CC4E" calcext:value-type="string">
            <text:p>CC4E</text:p>
          </table:table-cell>
          <table:table-cell table:style-name="ce125" table:formula="of:=DEC2HEX(HEX2DEC([.AR5])+1)" office:value-type="string" office:string-value="CC4F" calcext:value-type="string">
            <text:p>CC4F</text:p>
          </table:table-cell>
          <table:table-cell table:number-columns-repeated="979"/>
        </table:table-row>
        <table:table-row table:style-name="ro1">
          <table:table-cell/>
          <table:table-cell table:style-name="ce111"/>
          <table:table-cell table:number-columns-repeated="2"/>
          <table:table-cell table:style-name="ce119" table:formula="of:=[.E5]+1" office:value-type="float" office:value="3" calcext:value-type="float">
            <text:p>3</text:p>
          </table:table-cell>
          <table:table-cell table:style-name="ce64" table:formula="of:=DEC2HEX(HEX2DEC([.AS5])+1)" office:value-type="string" office:string-value="CC50" calcext:value-type="string">
            <text:p>CC50</text:p>
          </table:table-cell>
          <table:table-cell table:style-name="ce64" table:formula="of:=DEC2HEX(HEX2DEC([.F6])+1)" office:value-type="string" office:string-value="CC51" calcext:value-type="string">
            <text:p>CC51</text:p>
          </table:table-cell>
          <table:table-cell table:style-name="ce64" table:formula="of:=DEC2HEX(HEX2DEC([.G6])+1)" office:value-type="string" office:string-value="CC52" calcext:value-type="string">
            <text:p>CC52</text:p>
          </table:table-cell>
          <table:table-cell table:style-name="ce64" table:formula="of:=DEC2HEX(HEX2DEC([.H6])+1)" office:value-type="string" office:string-value="CC53" calcext:value-type="string">
            <text:p>CC53</text:p>
          </table:table-cell>
          <table:table-cell table:style-name="ce64" table:formula="of:=DEC2HEX(HEX2DEC([.I6])+1)" office:value-type="string" office:string-value="CC54" calcext:value-type="string">
            <text:p>CC54</text:p>
          </table:table-cell>
          <table:table-cell table:style-name="ce64" table:formula="of:=DEC2HEX(HEX2DEC([.J6])+1)" office:value-type="string" office:string-value="CC55" calcext:value-type="string">
            <text:p>CC55</text:p>
          </table:table-cell>
          <table:table-cell table:style-name="ce64" table:formula="of:=DEC2HEX(HEX2DEC([.K6])+1)" office:value-type="string" office:string-value="CC56" calcext:value-type="string">
            <text:p>CC56</text:p>
          </table:table-cell>
          <table:table-cell table:style-name="ce64" table:formula="of:=DEC2HEX(HEX2DEC([.L6])+1)" office:value-type="string" office:string-value="CC57" calcext:value-type="string">
            <text:p>CC57</text:p>
          </table:table-cell>
          <table:table-cell table:style-name="ce64" table:formula="of:=DEC2HEX(HEX2DEC([.M6])+1)" office:value-type="string" office:string-value="CC58" calcext:value-type="string">
            <text:p>CC58</text:p>
          </table:table-cell>
          <table:table-cell table:style-name="ce64" table:formula="of:=DEC2HEX(HEX2DEC([.N6])+1)" office:value-type="string" office:string-value="CC59" calcext:value-type="string">
            <text:p>CC59</text:p>
          </table:table-cell>
          <table:table-cell table:style-name="ce64" table:formula="of:=DEC2HEX(HEX2DEC([.O6])+1)" office:value-type="string" office:string-value="CC5A" calcext:value-type="string">
            <text:p>CC5A</text:p>
          </table:table-cell>
          <table:table-cell table:style-name="ce64" table:formula="of:=DEC2HEX(HEX2DEC([.P6])+1)" office:value-type="string" office:string-value="CC5B" calcext:value-type="string">
            <text:p>CC5B</text:p>
          </table:table-cell>
          <table:table-cell table:style-name="ce64" table:formula="of:=DEC2HEX(HEX2DEC([.Q6])+1)" office:value-type="string" office:string-value="CC5C" calcext:value-type="string">
            <text:p>CC5C</text:p>
          </table:table-cell>
          <table:table-cell table:style-name="ce64" table:formula="of:=DEC2HEX(HEX2DEC([.R6])+1)" office:value-type="string" office:string-value="CC5D" calcext:value-type="string">
            <text:p>CC5D</text:p>
          </table:table-cell>
          <table:table-cell table:style-name="ce64" table:formula="of:=DEC2HEX(HEX2DEC([.S6])+1)" office:value-type="string" office:string-value="CC5E" calcext:value-type="string">
            <text:p>CC5E</text:p>
          </table:table-cell>
          <table:table-cell table:style-name="ce64" table:formula="of:=DEC2HEX(HEX2DEC([.T6])+1)" office:value-type="string" office:string-value="CC5F" calcext:value-type="string">
            <text:p>CC5F</text:p>
          </table:table-cell>
          <table:table-cell table:style-name="ce64" table:formula="of:=DEC2HEX(HEX2DEC([.U6])+1)" office:value-type="string" office:string-value="CC60" calcext:value-type="string">
            <text:p>CC60</text:p>
          </table:table-cell>
          <table:table-cell table:style-name="ce64" table:formula="of:=DEC2HEX(HEX2DEC([.V6])+1)" office:value-type="string" office:string-value="CC61" calcext:value-type="string">
            <text:p>CC61</text:p>
          </table:table-cell>
          <table:table-cell table:style-name="ce64" table:formula="of:=DEC2HEX(HEX2DEC([.W6])+1)" office:value-type="string" office:string-value="CC62" calcext:value-type="string">
            <text:p>CC62</text:p>
          </table:table-cell>
          <table:table-cell table:style-name="ce64" table:formula="of:=DEC2HEX(HEX2DEC([.X6])+1)" office:value-type="string" office:string-value="CC63" calcext:value-type="string">
            <text:p>CC63</text:p>
          </table:table-cell>
          <table:table-cell table:style-name="ce64" table:formula="of:=DEC2HEX(HEX2DEC([.Y6])+1)" office:value-type="string" office:string-value="CC64" calcext:value-type="string">
            <text:p>CC64</text:p>
          </table:table-cell>
          <table:table-cell table:style-name="ce64" table:formula="of:=DEC2HEX(HEX2DEC([.Z6])+1)" office:value-type="string" office:string-value="CC65" calcext:value-type="string">
            <text:p>CC65</text:p>
          </table:table-cell>
          <table:table-cell table:style-name="ce124" table:formula="of:=DEC2HEX(HEX2DEC([.AA6])+1)" office:value-type="string" office:string-value="CC66" calcext:value-type="string">
            <text:p>CC66</text:p>
          </table:table-cell>
          <table:table-cell table:style-name="ce125" table:formula="of:=DEC2HEX(HEX2DEC([.AB6])+1)" office:value-type="string" office:string-value="CC67" calcext:value-type="string">
            <text:p>CC67</text:p>
          </table:table-cell>
          <table:table-cell table:style-name="ce125" table:formula="of:=DEC2HEX(HEX2DEC([.AC6])+1)" office:value-type="string" office:string-value="CC68" calcext:value-type="string">
            <text:p>CC68</text:p>
          </table:table-cell>
          <table:table-cell table:style-name="ce125" table:formula="of:=DEC2HEX(HEX2DEC([.AD6])+1)" office:value-type="string" office:string-value="CC69" calcext:value-type="string">
            <text:p>CC69</text:p>
          </table:table-cell>
          <table:table-cell table:style-name="ce125" table:formula="of:=DEC2HEX(HEX2DEC([.AE6])+1)" office:value-type="string" office:string-value="CC6A" calcext:value-type="string">
            <text:p>CC6A</text:p>
          </table:table-cell>
          <table:table-cell table:style-name="ce125" table:formula="of:=DEC2HEX(HEX2DEC([.AF6])+1)" office:value-type="string" office:string-value="CC6B" calcext:value-type="string">
            <text:p>CC6B</text:p>
          </table:table-cell>
          <table:table-cell table:style-name="ce125" table:formula="of:=DEC2HEX(HEX2DEC([.AG6])+1)" office:value-type="string" office:string-value="CC6C" calcext:value-type="string">
            <text:p>CC6C</text:p>
          </table:table-cell>
          <table:table-cell table:style-name="ce125" table:formula="of:=DEC2HEX(HEX2DEC([.AH6])+1)" office:value-type="string" office:string-value="CC6D" calcext:value-type="string">
            <text:p>CC6D</text:p>
          </table:table-cell>
          <table:table-cell table:style-name="ce125" table:formula="of:=DEC2HEX(HEX2DEC([.AI6])+1)" office:value-type="string" office:string-value="CC6E" calcext:value-type="string">
            <text:p>CC6E</text:p>
          </table:table-cell>
          <table:table-cell table:style-name="ce125" table:formula="of:=DEC2HEX(HEX2DEC([.AJ6])+1)" office:value-type="string" office:string-value="CC6F" calcext:value-type="string">
            <text:p>CC6F</text:p>
          </table:table-cell>
          <table:table-cell table:style-name="ce125" table:formula="of:=DEC2HEX(HEX2DEC([.AK6])+1)" office:value-type="string" office:string-value="CC70" calcext:value-type="string">
            <text:p>CC70</text:p>
          </table:table-cell>
          <table:table-cell table:style-name="ce125" table:formula="of:=DEC2HEX(HEX2DEC([.AL6])+1)" office:value-type="string" office:string-value="CC71" calcext:value-type="string">
            <text:p>CC71</text:p>
          </table:table-cell>
          <table:table-cell table:style-name="ce125" table:formula="of:=DEC2HEX(HEX2DEC([.AM6])+1)" office:value-type="string" office:string-value="CC72" calcext:value-type="string">
            <text:p>CC72</text:p>
          </table:table-cell>
          <table:table-cell table:style-name="ce125" table:formula="of:=DEC2HEX(HEX2DEC([.AN6])+1)" office:value-type="string" office:string-value="CC73" calcext:value-type="string">
            <text:p>CC73</text:p>
          </table:table-cell>
          <table:table-cell table:style-name="ce125" table:formula="of:=DEC2HEX(HEX2DEC([.AO6])+1)" office:value-type="string" office:string-value="CC74" calcext:value-type="string">
            <text:p>CC74</text:p>
          </table:table-cell>
          <table:table-cell table:style-name="ce125" table:formula="of:=DEC2HEX(HEX2DEC([.AP6])+1)" office:value-type="string" office:string-value="CC75" calcext:value-type="string">
            <text:p>CC75</text:p>
          </table:table-cell>
          <table:table-cell table:style-name="ce125" table:formula="of:=DEC2HEX(HEX2DEC([.AQ6])+1)" office:value-type="string" office:string-value="CC76" calcext:value-type="string">
            <text:p>CC76</text:p>
          </table:table-cell>
          <table:table-cell table:style-name="ce125" table:formula="of:=DEC2HEX(HEX2DEC([.AR6])+1)" office:value-type="string" office:string-value="CC77" calcext:value-type="string">
            <text:p>CC77</text:p>
          </table:table-cell>
          <table:table-cell table:number-columns-repeated="979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119" table:formula="of:=[.E6]+1" office:value-type="float" office:value="4" calcext:value-type="float">
            <text:p>4</text:p>
          </table:table-cell>
          <table:table-cell table:style-name="ce64" table:formula="of:=DEC2HEX(HEX2DEC([.AS6])+1)" office:value-type="string" office:string-value="CC78" calcext:value-type="string">
            <text:p>CC78</text:p>
          </table:table-cell>
          <table:table-cell table:style-name="ce64" table:formula="of:=DEC2HEX(HEX2DEC([.F7])+1)" office:value-type="string" office:string-value="CC79" calcext:value-type="string">
            <text:p>CC79</text:p>
          </table:table-cell>
          <table:table-cell table:style-name="ce64" table:formula="of:=DEC2HEX(HEX2DEC([.G7])+1)" office:value-type="string" office:string-value="CC7A" calcext:value-type="string">
            <text:p>CC7A</text:p>
          </table:table-cell>
          <table:table-cell table:style-name="ce64" table:formula="of:=DEC2HEX(HEX2DEC([.H7])+1)" office:value-type="string" office:string-value="CC7B" calcext:value-type="string">
            <text:p>CC7B</text:p>
          </table:table-cell>
          <table:table-cell table:style-name="ce64" table:formula="of:=DEC2HEX(HEX2DEC([.I7])+1)" office:value-type="string" office:string-value="CC7C" calcext:value-type="string">
            <text:p>CC7C</text:p>
          </table:table-cell>
          <table:table-cell table:style-name="ce64" table:formula="of:=DEC2HEX(HEX2DEC([.J7])+1)" office:value-type="string" office:string-value="CC7D" calcext:value-type="string">
            <text:p>CC7D</text:p>
          </table:table-cell>
          <table:table-cell table:style-name="ce64" table:formula="of:=DEC2HEX(HEX2DEC([.K7])+1)" office:value-type="string" office:string-value="CC7E" calcext:value-type="string">
            <text:p>CC7E</text:p>
          </table:table-cell>
          <table:table-cell table:style-name="ce64" table:formula="of:=DEC2HEX(HEX2DEC([.L7])+1)" office:value-type="string" office:string-value="CC7F" calcext:value-type="string">
            <text:p>CC7F</text:p>
          </table:table-cell>
          <table:table-cell table:style-name="ce127" table:formula="of:=DEC2HEX(HEX2DEC([.M7])+1)" office:value-type="string" office:string-value="CC80" calcext:value-type="string">
            <text:p>CC80</text:p>
          </table:table-cell>
          <table:table-cell table:style-name="ce127" table:formula="of:=DEC2HEX(HEX2DEC([.N7])+1)" office:value-type="string" office:string-value="CC81" calcext:value-type="string">
            <text:p>CC81</text:p>
          </table:table-cell>
          <table:table-cell table:style-name="ce64" table:formula="of:=DEC2HEX(HEX2DEC([.O7])+1)" office:value-type="string" office:string-value="CC82" calcext:value-type="string">
            <text:p>CC82</text:p>
          </table:table-cell>
          <table:table-cell table:style-name="ce64" table:formula="of:=DEC2HEX(HEX2DEC([.P7])+1)" office:value-type="string" office:string-value="CC83" calcext:value-type="string">
            <text:p>CC83</text:p>
          </table:table-cell>
          <table:table-cell table:style-name="ce64" table:formula="of:=DEC2HEX(HEX2DEC([.Q7])+1)" office:value-type="string" office:string-value="CC84" calcext:value-type="string">
            <text:p>CC84</text:p>
          </table:table-cell>
          <table:table-cell table:style-name="ce64" table:formula="of:=DEC2HEX(HEX2DEC([.R7])+1)" office:value-type="string" office:string-value="CC85" calcext:value-type="string">
            <text:p>CC85</text:p>
          </table:table-cell>
          <table:table-cell table:style-name="ce64" table:formula="of:=DEC2HEX(HEX2DEC([.S7])+1)" office:value-type="string" office:string-value="CC86" calcext:value-type="string">
            <text:p>CC86</text:p>
          </table:table-cell>
          <table:table-cell table:style-name="ce64" table:formula="of:=DEC2HEX(HEX2DEC([.T7])+1)" office:value-type="string" office:string-value="CC87" calcext:value-type="string">
            <text:p>CC87</text:p>
          </table:table-cell>
          <table:table-cell table:style-name="ce64" table:formula="of:=DEC2HEX(HEX2DEC([.U7])+1)" office:value-type="string" office:string-value="CC88" calcext:value-type="string">
            <text:p>CC88</text:p>
          </table:table-cell>
          <table:table-cell table:style-name="ce64" table:formula="of:=DEC2HEX(HEX2DEC([.V7])+1)" office:value-type="string" office:string-value="CC89" calcext:value-type="string">
            <text:p>CC89</text:p>
          </table:table-cell>
          <table:table-cell table:style-name="ce64" table:formula="of:=DEC2HEX(HEX2DEC([.W7])+1)" office:value-type="string" office:string-value="CC8A" calcext:value-type="string">
            <text:p>CC8A</text:p>
          </table:table-cell>
          <table:table-cell table:style-name="ce64" table:formula="of:=DEC2HEX(HEX2DEC([.X7])+1)" office:value-type="string" office:string-value="CC8B" calcext:value-type="string">
            <text:p>CC8B</text:p>
          </table:table-cell>
          <table:table-cell table:style-name="ce64" table:formula="of:=DEC2HEX(HEX2DEC([.Y7])+1)" office:value-type="string" office:string-value="CC8C" calcext:value-type="string">
            <text:p>CC8C</text:p>
          </table:table-cell>
          <table:table-cell table:style-name="ce64" table:formula="of:=DEC2HEX(HEX2DEC([.Z7])+1)" office:value-type="string" office:string-value="CC8D" calcext:value-type="string">
            <text:p>CC8D</text:p>
          </table:table-cell>
          <table:table-cell table:style-name="ce124" table:formula="of:=DEC2HEX(HEX2DEC([.AA7])+1)" office:value-type="string" office:string-value="CC8E" calcext:value-type="string">
            <text:p>CC8E</text:p>
          </table:table-cell>
          <table:table-cell table:style-name="ce125" table:formula="of:=DEC2HEX(HEX2DEC([.AB7])+1)" office:value-type="string" office:string-value="CC8F" calcext:value-type="string">
            <text:p>CC8F</text:p>
          </table:table-cell>
          <table:table-cell table:style-name="ce125" table:formula="of:=DEC2HEX(HEX2DEC([.AC7])+1)" office:value-type="string" office:string-value="CC90" calcext:value-type="string">
            <text:p>CC90</text:p>
          </table:table-cell>
          <table:table-cell table:style-name="ce125" table:formula="of:=DEC2HEX(HEX2DEC([.AD7])+1)" office:value-type="string" office:string-value="CC91" calcext:value-type="string">
            <text:p>CC91</text:p>
          </table:table-cell>
          <table:table-cell table:style-name="ce125" table:formula="of:=DEC2HEX(HEX2DEC([.AE7])+1)" office:value-type="string" office:string-value="CC92" calcext:value-type="string">
            <text:p>CC92</text:p>
          </table:table-cell>
          <table:table-cell table:style-name="ce125" table:formula="of:=DEC2HEX(HEX2DEC([.AF7])+1)" office:value-type="string" office:string-value="CC93" calcext:value-type="string">
            <text:p>CC93</text:p>
          </table:table-cell>
          <table:table-cell table:style-name="ce125" table:formula="of:=DEC2HEX(HEX2DEC([.AG7])+1)" office:value-type="string" office:string-value="CC94" calcext:value-type="string">
            <text:p>CC94</text:p>
          </table:table-cell>
          <table:table-cell table:style-name="ce125" table:formula="of:=DEC2HEX(HEX2DEC([.AH7])+1)" office:value-type="string" office:string-value="CC95" calcext:value-type="string">
            <text:p>CC95</text:p>
          </table:table-cell>
          <table:table-cell table:style-name="ce125" table:formula="of:=DEC2HEX(HEX2DEC([.AI7])+1)" office:value-type="string" office:string-value="CC96" calcext:value-type="string">
            <text:p>CC96</text:p>
          </table:table-cell>
          <table:table-cell table:style-name="ce125" table:formula="of:=DEC2HEX(HEX2DEC([.AJ7])+1)" office:value-type="string" office:string-value="CC97" calcext:value-type="string">
            <text:p>CC97</text:p>
          </table:table-cell>
          <table:table-cell table:style-name="ce125" table:formula="of:=DEC2HEX(HEX2DEC([.AK7])+1)" office:value-type="string" office:string-value="CC98" calcext:value-type="string">
            <text:p>CC98</text:p>
          </table:table-cell>
          <table:table-cell table:style-name="ce125" table:formula="of:=DEC2HEX(HEX2DEC([.AL7])+1)" office:value-type="string" office:string-value="CC99" calcext:value-type="string">
            <text:p>CC99</text:p>
          </table:table-cell>
          <table:table-cell table:style-name="ce125" table:formula="of:=DEC2HEX(HEX2DEC([.AM7])+1)" office:value-type="string" office:string-value="CC9A" calcext:value-type="string">
            <text:p>CC9A</text:p>
          </table:table-cell>
          <table:table-cell table:style-name="ce125" table:formula="of:=DEC2HEX(HEX2DEC([.AN7])+1)" office:value-type="string" office:string-value="CC9B" calcext:value-type="string">
            <text:p>CC9B</text:p>
          </table:table-cell>
          <table:table-cell table:style-name="ce125" table:formula="of:=DEC2HEX(HEX2DEC([.AO7])+1)" office:value-type="string" office:string-value="CC9C" calcext:value-type="string">
            <text:p>CC9C</text:p>
          </table:table-cell>
          <table:table-cell table:style-name="ce125" table:formula="of:=DEC2HEX(HEX2DEC([.AP7])+1)" office:value-type="string" office:string-value="CC9D" calcext:value-type="string">
            <text:p>CC9D</text:p>
          </table:table-cell>
          <table:table-cell table:style-name="ce125" table:formula="of:=DEC2HEX(HEX2DEC([.AQ7])+1)" office:value-type="string" office:string-value="CC9E" calcext:value-type="string">
            <text:p>CC9E</text:p>
          </table:table-cell>
          <table:table-cell table:style-name="ce125" table:formula="of:=DEC2HEX(HEX2DEC([.AR7])+1)" office:value-type="string" office:string-value="CC9F" calcext:value-type="string">
            <text:p>CC9F</text:p>
          </table:table-cell>
          <table:table-cell table:number-columns-repeated="979"/>
        </table:table-row>
        <table:table-row table:style-name="ro1">
          <table:table-cell/>
          <table:table-cell table:style-name="ce112"/>
          <table:table-cell table:style-name="ce52" office:value-type="string" calcext:value-type="string">
            <text:p>Dungeon View</text:p>
          </table:table-cell>
          <table:table-cell/>
          <table:table-cell table:style-name="ce119" table:formula="of:=[.E7]+1" office:value-type="float" office:value="5" calcext:value-type="float">
            <text:p>5</text:p>
          </table:table-cell>
          <table:table-cell table:style-name="ce64" table:formula="of:=DEC2HEX(HEX2DEC([.AS7])+1)" office:value-type="string" office:string-value="CCA0" calcext:value-type="string">
            <text:p>CCA0</text:p>
          </table:table-cell>
          <table:table-cell table:style-name="ce64" table:formula="of:=DEC2HEX(HEX2DEC([.F8])+1)" office:value-type="string" office:string-value="CCA1" calcext:value-type="string">
            <text:p>CCA1</text:p>
          </table:table-cell>
          <table:table-cell table:style-name="ce64" table:formula="of:=DEC2HEX(HEX2DEC([.G8])+1)" office:value-type="string" office:string-value="CCA2" calcext:value-type="string">
            <text:p>CCA2</text:p>
          </table:table-cell>
          <table:table-cell table:style-name="ce64" table:formula="of:=DEC2HEX(HEX2DEC([.H8])+1)" office:value-type="string" office:string-value="CCA3" calcext:value-type="string">
            <text:p>CCA3</text:p>
          </table:table-cell>
          <table:table-cell table:style-name="ce64" table:formula="of:=DEC2HEX(HEX2DEC([.I8])+1)" office:value-type="string" office:string-value="CCA4" calcext:value-type="string">
            <text:p>CCA4</text:p>
          </table:table-cell>
          <table:table-cell table:style-name="ce64" table:formula="of:=DEC2HEX(HEX2DEC([.J8])+1)" office:value-type="string" office:string-value="CCA5" calcext:value-type="string">
            <text:p>CCA5</text:p>
          </table:table-cell>
          <table:table-cell table:style-name="ce127" table:formula="of:=DEC2HEX(HEX2DEC([.K8])+1)" office:value-type="string" office:string-value="CCA6" calcext:value-type="string">
            <text:p>CCA6</text:p>
          </table:table-cell>
          <table:table-cell table:style-name="ce127" table:formula="of:=DEC2HEX(HEX2DEC([.L8])+1)" office:value-type="string" office:string-value="CCA7" calcext:value-type="string">
            <text:p>CCA7</text:p>
          </table:table-cell>
          <table:table-cell table:style-name="ce127" table:formula="of:=DEC2HEX(HEX2DEC([.M8])+1)" office:value-type="string" office:string-value="CCA8" calcext:value-type="string">
            <text:p>CCA8</text:p>
          </table:table-cell>
          <table:table-cell table:style-name="ce127" table:formula="of:=DEC2HEX(HEX2DEC([.N8])+1)" office:value-type="string" office:string-value="CCA9" calcext:value-type="string">
            <text:p>CCA9</text:p>
          </table:table-cell>
          <table:table-cell table:style-name="ce127" table:formula="of:=DEC2HEX(HEX2DEC([.O8])+1)" office:value-type="string" office:string-value="CCAA" calcext:value-type="string">
            <text:p>CCAA</text:p>
          </table:table-cell>
          <table:table-cell table:style-name="ce127" table:formula="of:=DEC2HEX(HEX2DEC([.P8])+1)" office:value-type="string" office:string-value="CCAB" calcext:value-type="string">
            <text:p>CCAB</text:p>
          </table:table-cell>
          <table:table-cell table:style-name="ce126" table:formula="of:=DEC2HEX(HEX2DEC([.Q8])+1)" office:value-type="string" office:string-value="CCAC" calcext:value-type="string">
            <text:p>CCAC</text:p>
          </table:table-cell>
          <table:table-cell table:style-name="ce64" table:formula="of:=DEC2HEX(HEX2DEC([.R8])+1)" office:value-type="string" office:string-value="CCAD" calcext:value-type="string">
            <text:p>CCAD</text:p>
          </table:table-cell>
          <table:table-cell table:style-name="ce64" table:formula="of:=DEC2HEX(HEX2DEC([.S8])+1)" office:value-type="string" office:string-value="CCAE" calcext:value-type="string">
            <text:p>CCAE</text:p>
          </table:table-cell>
          <table:table-cell table:style-name="ce64" table:formula="of:=DEC2HEX(HEX2DEC([.T8])+1)" office:value-type="string" office:string-value="CCAF" calcext:value-type="string">
            <text:p>CCAF</text:p>
          </table:table-cell>
          <table:table-cell table:style-name="ce64" table:formula="of:=DEC2HEX(HEX2DEC([.U8])+1)" office:value-type="string" office:string-value="CCB0" calcext:value-type="string">
            <text:p>CCB0</text:p>
          </table:table-cell>
          <table:table-cell table:style-name="ce64" table:formula="of:=DEC2HEX(HEX2DEC([.V8])+1)" office:value-type="string" office:string-value="CCB1" calcext:value-type="string">
            <text:p>CCB1</text:p>
          </table:table-cell>
          <table:table-cell table:style-name="ce64" table:formula="of:=DEC2HEX(HEX2DEC([.W8])+1)" office:value-type="string" office:string-value="CCB2" calcext:value-type="string">
            <text:p>CCB2</text:p>
          </table:table-cell>
          <table:table-cell table:style-name="ce64" table:formula="of:=DEC2HEX(HEX2DEC([.X8])+1)" office:value-type="string" office:string-value="CCB3" calcext:value-type="string">
            <text:p>CCB3</text:p>
          </table:table-cell>
          <table:table-cell table:style-name="ce64" table:formula="of:=DEC2HEX(HEX2DEC([.Y8])+1)" office:value-type="string" office:string-value="CCB4" calcext:value-type="string">
            <text:p>CCB4</text:p>
          </table:table-cell>
          <table:table-cell table:style-name="ce64" table:formula="of:=DEC2HEX(HEX2DEC([.Z8])+1)" office:value-type="string" office:string-value="CCB5" calcext:value-type="string">
            <text:p>CCB5</text:p>
          </table:table-cell>
          <table:table-cell table:style-name="ce124" table:formula="of:=DEC2HEX(HEX2DEC([.AA8])+1)" office:value-type="string" office:string-value="CCB6" calcext:value-type="string">
            <text:p>CCB6</text:p>
          </table:table-cell>
          <table:table-cell table:style-name="ce125" table:formula="of:=DEC2HEX(HEX2DEC([.AB8])+1)" office:value-type="string" office:string-value="CCB7" calcext:value-type="string">
            <text:p>CCB7</text:p>
          </table:table-cell>
          <table:table-cell table:style-name="ce125" table:formula="of:=DEC2HEX(HEX2DEC([.AC8])+1)" office:value-type="string" office:string-value="CCB8" calcext:value-type="string">
            <text:p>CCB8</text:p>
          </table:table-cell>
          <table:table-cell table:style-name="ce125" table:formula="of:=DEC2HEX(HEX2DEC([.AD8])+1)" office:value-type="string" office:string-value="CCB9" calcext:value-type="string">
            <text:p>CCB9</text:p>
          </table:table-cell>
          <table:table-cell table:style-name="ce125" table:formula="of:=DEC2HEX(HEX2DEC([.AE8])+1)" office:value-type="string" office:string-value="CCBA" calcext:value-type="string">
            <text:p>CCBA</text:p>
          </table:table-cell>
          <table:table-cell table:style-name="ce125" table:formula="of:=DEC2HEX(HEX2DEC([.AF8])+1)" office:value-type="string" office:string-value="CCBB" calcext:value-type="string">
            <text:p>CCBB</text:p>
          </table:table-cell>
          <table:table-cell table:style-name="ce125" table:formula="of:=DEC2HEX(HEX2DEC([.AG8])+1)" office:value-type="string" office:string-value="CCBC" calcext:value-type="string">
            <text:p>CCBC</text:p>
          </table:table-cell>
          <table:table-cell table:style-name="ce125" table:formula="of:=DEC2HEX(HEX2DEC([.AH8])+1)" office:value-type="string" office:string-value="CCBD" calcext:value-type="string">
            <text:p>CCBD</text:p>
          </table:table-cell>
          <table:table-cell table:style-name="ce125" table:formula="of:=DEC2HEX(HEX2DEC([.AI8])+1)" office:value-type="string" office:string-value="CCBE" calcext:value-type="string">
            <text:p>CCBE</text:p>
          </table:table-cell>
          <table:table-cell table:style-name="ce125" table:formula="of:=DEC2HEX(HEX2DEC([.AJ8])+1)" office:value-type="string" office:string-value="CCBF" calcext:value-type="string">
            <text:p>CCBF</text:p>
          </table:table-cell>
          <table:table-cell table:style-name="ce125" table:formula="of:=DEC2HEX(HEX2DEC([.AK8])+1)" office:value-type="string" office:string-value="CCC0" calcext:value-type="string">
            <text:p>CCC0</text:p>
          </table:table-cell>
          <table:table-cell table:style-name="ce125" table:formula="of:=DEC2HEX(HEX2DEC([.AL8])+1)" office:value-type="string" office:string-value="CCC1" calcext:value-type="string">
            <text:p>CCC1</text:p>
          </table:table-cell>
          <table:table-cell table:style-name="ce125" table:formula="of:=DEC2HEX(HEX2DEC([.AM8])+1)" office:value-type="string" office:string-value="CCC2" calcext:value-type="string">
            <text:p>CCC2</text:p>
          </table:table-cell>
          <table:table-cell table:style-name="ce125" table:formula="of:=DEC2HEX(HEX2DEC([.AN8])+1)" office:value-type="string" office:string-value="CCC3" calcext:value-type="string">
            <text:p>CCC3</text:p>
          </table:table-cell>
          <table:table-cell table:style-name="ce125" table:formula="of:=DEC2HEX(HEX2DEC([.AO8])+1)" office:value-type="string" office:string-value="CCC4" calcext:value-type="string">
            <text:p>CCC4</text:p>
          </table:table-cell>
          <table:table-cell table:style-name="ce125" table:formula="of:=DEC2HEX(HEX2DEC([.AP8])+1)" office:value-type="string" office:string-value="CCC5" calcext:value-type="string">
            <text:p>CCC5</text:p>
          </table:table-cell>
          <table:table-cell table:style-name="ce125" table:formula="of:=DEC2HEX(HEX2DEC([.AQ8])+1)" office:value-type="string" office:string-value="CCC6" calcext:value-type="string">
            <text:p>CCC6</text:p>
          </table:table-cell>
          <table:table-cell table:style-name="ce125" table:formula="of:=DEC2HEX(HEX2DEC([.AR8])+1)" office:value-type="string" office:string-value="CCC7" calcext:value-type="string">
            <text:p>CCC7</text:p>
          </table:table-cell>
          <table:table-cell table:number-columns-repeated="979"/>
        </table:table-row>
        <table:table-row table:style-name="ro1">
          <table:table-cell/>
          <table:table-cell table:style-name="ce113"/>
          <table:table-cell table:style-name="ce52" office:value-type="string" calcext:value-type="string">
            <text:p>Monster Tracking</text:p>
          </table:table-cell>
          <table:table-cell/>
          <table:table-cell table:style-name="ce119" table:formula="of:=[.E8]+1" office:value-type="float" office:value="6" calcext:value-type="float">
            <text:p>6</text:p>
          </table:table-cell>
          <table:table-cell table:style-name="ce64" table:formula="of:=DEC2HEX(HEX2DEC([.AS8])+1)" office:value-type="string" office:string-value="CCC8" calcext:value-type="string">
            <text:p>CCC8</text:p>
          </table:table-cell>
          <table:table-cell table:style-name="ce64" table:formula="of:=DEC2HEX(HEX2DEC([.F9])+1)" office:value-type="string" office:string-value="CCC9" calcext:value-type="string">
            <text:p>CCC9</text:p>
          </table:table-cell>
          <table:table-cell table:style-name="ce64" table:formula="of:=DEC2HEX(HEX2DEC([.G9])+1)" office:value-type="string" office:string-value="CCCA" calcext:value-type="string">
            <text:p>CCCA</text:p>
          </table:table-cell>
          <table:table-cell table:style-name="ce64" table:formula="of:=DEC2HEX(HEX2DEC([.H9])+1)" office:value-type="string" office:string-value="CCCB" calcext:value-type="string">
            <text:p>CCCB</text:p>
          </table:table-cell>
          <table:table-cell table:style-name="ce64" table:formula="of:=DEC2HEX(HEX2DEC([.I9])+1)" office:value-type="string" office:string-value="CCCC" calcext:value-type="string">
            <text:p>CCCC</text:p>
          </table:table-cell>
          <table:table-cell table:style-name="ce64" table:formula="of:=DEC2HEX(HEX2DEC([.J9])+1)" office:value-type="string" office:string-value="CCCD" calcext:value-type="string">
            <text:p>CCCD</text:p>
          </table:table-cell>
          <table:table-cell table:style-name="ce128" table:formula="of:=DEC2HEX(HEX2DEC([.K9])+1)" office:value-type="string" office:string-value="CCCE" calcext:value-type="string">
            <text:p>CCCE</text:p>
          </table:table-cell>
          <table:table-cell table:style-name="ce128" table:formula="of:=DEC2HEX(HEX2DEC([.L9])+1)" office:value-type="string" office:string-value="CCCF" calcext:value-type="string">
            <text:p>CCCF</text:p>
          </table:table-cell>
          <table:table-cell table:style-name="ce128" table:formula="of:=DEC2HEX(HEX2DEC([.M9])+1)" office:value-type="string" office:string-value="CCD0" calcext:value-type="string">
            <text:p>CCD0</text:p>
          </table:table-cell>
          <table:table-cell table:style-name="ce128" table:formula="of:=DEC2HEX(HEX2DEC([.N9])+1)" office:value-type="string" office:string-value="CCD1" calcext:value-type="string">
            <text:p>CCD1</text:p>
          </table:table-cell>
          <table:table-cell table:style-name="ce128" table:formula="of:=DEC2HEX(HEX2DEC([.O9])+1)" office:value-type="string" office:string-value="CCD2" calcext:value-type="string">
            <text:p>CCD2</text:p>
          </table:table-cell>
          <table:table-cell table:style-name="ce128" table:formula="of:=DEC2HEX(HEX2DEC([.P9])+1)" office:value-type="string" office:string-value="CCD3" calcext:value-type="string">
            <text:p>CCD3</text:p>
          </table:table-cell>
          <table:table-cell table:style-name="ce126" table:formula="of:=DEC2HEX(HEX2DEC([.Q9])+1)" office:value-type="string" office:string-value="CCD4" calcext:value-type="string">
            <text:p>CCD4</text:p>
          </table:table-cell>
          <table:table-cell table:style-name="ce64" table:formula="of:=DEC2HEX(HEX2DEC([.R9])+1)" office:value-type="string" office:string-value="CCD5" calcext:value-type="string">
            <text:p>CCD5</text:p>
          </table:table-cell>
          <table:table-cell table:style-name="ce64" table:formula="of:=DEC2HEX(HEX2DEC([.S9])+1)" office:value-type="string" office:string-value="CCD6" calcext:value-type="string">
            <text:p>CCD6</text:p>
          </table:table-cell>
          <table:table-cell table:style-name="ce64" table:formula="of:=DEC2HEX(HEX2DEC([.T9])+1)" office:value-type="string" office:string-value="CCD7" calcext:value-type="string">
            <text:p>CCD7</text:p>
          </table:table-cell>
          <table:table-cell table:style-name="ce64" table:formula="of:=DEC2HEX(HEX2DEC([.U9])+1)" office:value-type="string" office:string-value="CCD8" calcext:value-type="string">
            <text:p>CCD8</text:p>
          </table:table-cell>
          <table:table-cell table:style-name="ce64" table:formula="of:=DEC2HEX(HEX2DEC([.V9])+1)" office:value-type="string" office:string-value="CCD9" calcext:value-type="string">
            <text:p>CCD9</text:p>
          </table:table-cell>
          <table:table-cell table:style-name="ce64" table:formula="of:=DEC2HEX(HEX2DEC([.W9])+1)" office:value-type="string" office:string-value="CCDA" calcext:value-type="string">
            <text:p>CCDA</text:p>
          </table:table-cell>
          <table:table-cell table:style-name="ce64" table:formula="of:=DEC2HEX(HEX2DEC([.X9])+1)" office:value-type="string" office:string-value="CCDB" calcext:value-type="string">
            <text:p>CCDB</text:p>
          </table:table-cell>
          <table:table-cell table:style-name="ce64" table:formula="of:=DEC2HEX(HEX2DEC([.Y9])+1)" office:value-type="string" office:string-value="CCDC" calcext:value-type="string">
            <text:p>CCDC</text:p>
          </table:table-cell>
          <table:table-cell table:style-name="ce64" table:formula="of:=DEC2HEX(HEX2DEC([.Z9])+1)" office:value-type="string" office:string-value="CCDD" calcext:value-type="string">
            <text:p>CCDD</text:p>
          </table:table-cell>
          <table:table-cell table:style-name="ce124" table:formula="of:=DEC2HEX(HEX2DEC([.AA9])+1)" office:value-type="string" office:string-value="CCDE" calcext:value-type="string">
            <text:p>CCDE</text:p>
          </table:table-cell>
          <table:table-cell table:style-name="ce125" table:formula="of:=DEC2HEX(HEX2DEC([.AB9])+1)" office:value-type="string" office:string-value="CCDF" calcext:value-type="string">
            <text:p>CCDF</text:p>
          </table:table-cell>
          <table:table-cell table:style-name="ce125" table:formula="of:=DEC2HEX(HEX2DEC([.AC9])+1)" office:value-type="string" office:string-value="CCE0" calcext:value-type="string">
            <text:p>CCE0</text:p>
          </table:table-cell>
          <table:table-cell table:style-name="ce125" table:formula="of:=DEC2HEX(HEX2DEC([.AD9])+1)" office:value-type="string" office:string-value="CCE1" calcext:value-type="string">
            <text:p>CCE1</text:p>
          </table:table-cell>
          <table:table-cell table:style-name="ce125" table:formula="of:=DEC2HEX(HEX2DEC([.AE9])+1)" office:value-type="string" office:string-value="CCE2" calcext:value-type="string">
            <text:p>CCE2</text:p>
          </table:table-cell>
          <table:table-cell table:style-name="ce125" table:formula="of:=DEC2HEX(HEX2DEC([.AF9])+1)" office:value-type="string" office:string-value="CCE3" calcext:value-type="string">
            <text:p>CCE3</text:p>
          </table:table-cell>
          <table:table-cell table:style-name="ce125" table:formula="of:=DEC2HEX(HEX2DEC([.AG9])+1)" office:value-type="string" office:string-value="CCE4" calcext:value-type="string">
            <text:p>CCE4</text:p>
          </table:table-cell>
          <table:table-cell table:style-name="ce125" table:formula="of:=DEC2HEX(HEX2DEC([.AH9])+1)" office:value-type="string" office:string-value="CCE5" calcext:value-type="string">
            <text:p>CCE5</text:p>
          </table:table-cell>
          <table:table-cell table:style-name="ce125" table:formula="of:=DEC2HEX(HEX2DEC([.AI9])+1)" office:value-type="string" office:string-value="CCE6" calcext:value-type="string">
            <text:p>CCE6</text:p>
          </table:table-cell>
          <table:table-cell table:style-name="ce125" table:formula="of:=DEC2HEX(HEX2DEC([.AJ9])+1)" office:value-type="string" office:string-value="CCE7" calcext:value-type="string">
            <text:p>CCE7</text:p>
          </table:table-cell>
          <table:table-cell table:style-name="ce125" table:formula="of:=DEC2HEX(HEX2DEC([.AK9])+1)" office:value-type="string" office:string-value="CCE8" calcext:value-type="string">
            <text:p>CCE8</text:p>
          </table:table-cell>
          <table:table-cell table:style-name="ce125" table:formula="of:=DEC2HEX(HEX2DEC([.AL9])+1)" office:value-type="string" office:string-value="CCE9" calcext:value-type="string">
            <text:p>CCE9</text:p>
          </table:table-cell>
          <table:table-cell table:style-name="ce125" table:formula="of:=DEC2HEX(HEX2DEC([.AM9])+1)" office:value-type="string" office:string-value="CCEA" calcext:value-type="string">
            <text:p>CCEA</text:p>
          </table:table-cell>
          <table:table-cell table:style-name="ce125" table:formula="of:=DEC2HEX(HEX2DEC([.AN9])+1)" office:value-type="string" office:string-value="CCEB" calcext:value-type="string">
            <text:p>CCEB</text:p>
          </table:table-cell>
          <table:table-cell table:style-name="ce125" table:formula="of:=DEC2HEX(HEX2DEC([.AO9])+1)" office:value-type="string" office:string-value="CCEC" calcext:value-type="string">
            <text:p>CCEC</text:p>
          </table:table-cell>
          <table:table-cell table:style-name="ce125" table:formula="of:=DEC2HEX(HEX2DEC([.AP9])+1)" office:value-type="string" office:string-value="CCED" calcext:value-type="string">
            <text:p>CCED</text:p>
          </table:table-cell>
          <table:table-cell table:style-name="ce125" table:formula="of:=DEC2HEX(HEX2DEC([.AQ9])+1)" office:value-type="string" office:string-value="CCEE" calcext:value-type="string">
            <text:p>CCEE</text:p>
          </table:table-cell>
          <table:table-cell table:style-name="ce125" table:formula="of:=DEC2HEX(HEX2DEC([.AR9])+1)" office:value-type="string" office:string-value="CCEF" calcext:value-type="string">
            <text:p>CCEF</text:p>
          </table:table-cell>
          <table:table-cell table:number-columns-repeated="979"/>
        </table:table-row>
        <table:table-row table:style-name="ro1">
          <table:table-cell/>
          <table:table-cell table:style-name="ce114"/>
          <table:table-cell table:style-name="ce52" office:value-type="string" calcext:value-type="string">
            <text:p>Character Sheet</text:p>
          </table:table-cell>
          <table:table-cell/>
          <table:table-cell table:style-name="ce119" table:formula="of:=[.E9]+1" office:value-type="float" office:value="7" calcext:value-type="float">
            <text:p>7</text:p>
          </table:table-cell>
          <table:table-cell table:style-name="ce64" table:formula="of:=DEC2HEX(HEX2DEC([.AS9])+1)" office:value-type="string" office:string-value="CCF0" calcext:value-type="string">
            <text:p>CCF0</text:p>
          </table:table-cell>
          <table:table-cell table:style-name="ce64" table:formula="of:=DEC2HEX(HEX2DEC([.F10])+1)" office:value-type="string" office:string-value="CCF1" calcext:value-type="string">
            <text:p>CCF1</text:p>
          </table:table-cell>
          <table:table-cell table:style-name="ce64" table:formula="of:=DEC2HEX(HEX2DEC([.G10])+1)" office:value-type="string" office:string-value="CCF2" calcext:value-type="string">
            <text:p>CCF2</text:p>
          </table:table-cell>
          <table:table-cell table:style-name="ce64" table:formula="of:=DEC2HEX(HEX2DEC([.H10])+1)" office:value-type="string" office:string-value="CCF3" calcext:value-type="string">
            <text:p>CCF3</text:p>
          </table:table-cell>
          <table:table-cell table:style-name="ce64" table:formula="of:=DEC2HEX(HEX2DEC([.I10])+1)" office:value-type="string" office:string-value="CCF4" calcext:value-type="string">
            <text:p>CCF4</text:p>
          </table:table-cell>
          <table:table-cell table:style-name="ce64" table:formula="of:=DEC2HEX(HEX2DEC([.J10])+1)" office:value-type="string" office:string-value="CCF5" calcext:value-type="string">
            <text:p>CCF5</text:p>
          </table:table-cell>
          <table:table-cell table:style-name="ce128" table:formula="of:=DEC2HEX(HEX2DEC([.K10])+1)" office:value-type="string" office:string-value="CCF6" calcext:value-type="string">
            <text:p>CCF6</text:p>
          </table:table-cell>
          <table:table-cell table:style-name="ce128" table:formula="of:=DEC2HEX(HEX2DEC([.L10])+1)" office:value-type="string" office:string-value="CCF7" calcext:value-type="string">
            <text:p>CCF7</text:p>
          </table:table-cell>
          <table:table-cell table:style-name="ce128" table:formula="of:=DEC2HEX(HEX2DEC([.M10])+1)" office:value-type="string" office:string-value="CCF8" calcext:value-type="string">
            <text:p>CCF8</text:p>
          </table:table-cell>
          <table:table-cell table:style-name="ce128" table:formula="of:=DEC2HEX(HEX2DEC([.N10])+1)" office:value-type="string" office:string-value="CCF9" calcext:value-type="string">
            <text:p>CCF9</text:p>
          </table:table-cell>
          <table:table-cell table:style-name="ce128" table:formula="of:=DEC2HEX(HEX2DEC([.O10])+1)" office:value-type="string" office:string-value="CCFA" calcext:value-type="string">
            <text:p>CCFA</text:p>
          </table:table-cell>
          <table:table-cell table:style-name="ce128" table:formula="of:=DEC2HEX(HEX2DEC([.P10])+1)" office:value-type="string" office:string-value="CCFB" calcext:value-type="string">
            <text:p>CCFB</text:p>
          </table:table-cell>
          <table:table-cell table:style-name="ce126" table:formula="of:=DEC2HEX(HEX2DEC([.Q10])+1)" office:value-type="string" office:string-value="CCFC" calcext:value-type="string">
            <text:p>CCFC</text:p>
          </table:table-cell>
          <table:table-cell table:style-name="ce64" table:formula="of:=DEC2HEX(HEX2DEC([.R10])+1)" office:value-type="string" office:string-value="CCFD" calcext:value-type="string">
            <text:p>CCFD</text:p>
          </table:table-cell>
          <table:table-cell table:style-name="ce64" table:formula="of:=DEC2HEX(HEX2DEC([.S10])+1)" office:value-type="string" office:string-value="CCFE" calcext:value-type="string">
            <text:p>CCFE</text:p>
          </table:table-cell>
          <table:table-cell table:style-name="ce64" table:formula="of:=DEC2HEX(HEX2DEC([.T10])+1)" office:value-type="string" office:string-value="CCFF" calcext:value-type="string">
            <text:p>CCFF</text:p>
          </table:table-cell>
          <table:table-cell table:style-name="ce64" table:formula="of:=DEC2HEX(HEX2DEC([.U10])+1)" office:value-type="string" office:string-value="CD00" calcext:value-type="string">
            <text:p>CD00</text:p>
          </table:table-cell>
          <table:table-cell table:style-name="ce64" table:formula="of:=DEC2HEX(HEX2DEC([.V10])+1)" office:value-type="string" office:string-value="CD01" calcext:value-type="string">
            <text:p>CD01</text:p>
          </table:table-cell>
          <table:table-cell table:style-name="ce64" table:formula="of:=DEC2HEX(HEX2DEC([.W10])+1)" office:value-type="string" office:string-value="CD02" calcext:value-type="string">
            <text:p>CD02</text:p>
          </table:table-cell>
          <table:table-cell table:style-name="ce64" table:formula="of:=DEC2HEX(HEX2DEC([.X10])+1)" office:value-type="string" office:string-value="CD03" calcext:value-type="string">
            <text:p>CD03</text:p>
          </table:table-cell>
          <table:table-cell table:style-name="ce64" table:formula="of:=DEC2HEX(HEX2DEC([.Y10])+1)" office:value-type="string" office:string-value="CD04" calcext:value-type="string">
            <text:p>CD04</text:p>
          </table:table-cell>
          <table:table-cell table:style-name="ce64" table:formula="of:=DEC2HEX(HEX2DEC([.Z10])+1)" office:value-type="string" office:string-value="CD05" calcext:value-type="string">
            <text:p>CD05</text:p>
          </table:table-cell>
          <table:table-cell table:style-name="ce124" table:formula="of:=DEC2HEX(HEX2DEC([.AA10])+1)" office:value-type="string" office:string-value="CD06" calcext:value-type="string">
            <text:p>CD06</text:p>
          </table:table-cell>
          <table:table-cell table:style-name="ce125" table:formula="of:=DEC2HEX(HEX2DEC([.AB10])+1)" office:value-type="string" office:string-value="CD07" calcext:value-type="string">
            <text:p>CD07</text:p>
          </table:table-cell>
          <table:table-cell table:style-name="ce125" table:formula="of:=DEC2HEX(HEX2DEC([.AC10])+1)" office:value-type="string" office:string-value="CD08" calcext:value-type="string">
            <text:p>CD08</text:p>
          </table:table-cell>
          <table:table-cell table:style-name="ce125" table:formula="of:=DEC2HEX(HEX2DEC([.AD10])+1)" office:value-type="string" office:string-value="CD09" calcext:value-type="string">
            <text:p>CD09</text:p>
          </table:table-cell>
          <table:table-cell table:style-name="ce125" table:formula="of:=DEC2HEX(HEX2DEC([.AE10])+1)" office:value-type="string" office:string-value="CD0A" calcext:value-type="string">
            <text:p>CD0A</text:p>
          </table:table-cell>
          <table:table-cell table:style-name="ce125" table:formula="of:=DEC2HEX(HEX2DEC([.AF10])+1)" office:value-type="string" office:string-value="CD0B" calcext:value-type="string">
            <text:p>CD0B</text:p>
          </table:table-cell>
          <table:table-cell table:style-name="ce125" table:formula="of:=DEC2HEX(HEX2DEC([.AG10])+1)" office:value-type="string" office:string-value="CD0C" calcext:value-type="string">
            <text:p>CD0C</text:p>
          </table:table-cell>
          <table:table-cell table:style-name="ce125" table:formula="of:=DEC2HEX(HEX2DEC([.AH10])+1)" office:value-type="string" office:string-value="CD0D" calcext:value-type="string">
            <text:p>CD0D</text:p>
          </table:table-cell>
          <table:table-cell table:style-name="ce125" table:formula="of:=DEC2HEX(HEX2DEC([.AI10])+1)" office:value-type="string" office:string-value="CD0E" calcext:value-type="string">
            <text:p>CD0E</text:p>
          </table:table-cell>
          <table:table-cell table:style-name="ce125" table:formula="of:=DEC2HEX(HEX2DEC([.AJ10])+1)" office:value-type="string" office:string-value="CD0F" calcext:value-type="string">
            <text:p>CD0F</text:p>
          </table:table-cell>
          <table:table-cell table:style-name="ce125" table:formula="of:=DEC2HEX(HEX2DEC([.AK10])+1)" office:value-type="string" office:string-value="CD10" calcext:value-type="string">
            <text:p>CD10</text:p>
          </table:table-cell>
          <table:table-cell table:style-name="ce125" table:formula="of:=DEC2HEX(HEX2DEC([.AL10])+1)" office:value-type="string" office:string-value="CD11" calcext:value-type="string">
            <text:p>CD11</text:p>
          </table:table-cell>
          <table:table-cell table:style-name="ce125" table:formula="of:=DEC2HEX(HEX2DEC([.AM10])+1)" office:value-type="string" office:string-value="CD12" calcext:value-type="string">
            <text:p>CD12</text:p>
          </table:table-cell>
          <table:table-cell table:style-name="ce125" table:formula="of:=DEC2HEX(HEX2DEC([.AN10])+1)" office:value-type="string" office:string-value="CD13" calcext:value-type="string">
            <text:p>CD13</text:p>
          </table:table-cell>
          <table:table-cell table:style-name="ce125" table:formula="of:=DEC2HEX(HEX2DEC([.AO10])+1)" office:value-type="string" office:string-value="CD14" calcext:value-type="string">
            <text:p>CD14</text:p>
          </table:table-cell>
          <table:table-cell table:style-name="ce125" table:formula="of:=DEC2HEX(HEX2DEC([.AP10])+1)" office:value-type="string" office:string-value="CD15" calcext:value-type="string">
            <text:p>CD15</text:p>
          </table:table-cell>
          <table:table-cell table:style-name="ce125" table:formula="of:=DEC2HEX(HEX2DEC([.AQ10])+1)" office:value-type="string" office:string-value="CD16" calcext:value-type="string">
            <text:p>CD16</text:p>
          </table:table-cell>
          <table:table-cell table:style-name="ce125" table:formula="of:=DEC2HEX(HEX2DEC([.AR10])+1)" office:value-type="string" office:string-value="CD17" calcext:value-type="string">
            <text:p>CD17</text:p>
          </table:table-cell>
          <table:table-cell table:number-columns-repeated="979"/>
        </table:table-row>
        <table:table-row table:style-name="ro1">
          <table:table-cell/>
          <table:table-cell table:style-name="ce115"/>
          <table:table-cell table:style-name="ce52" office:value-type="string" calcext:value-type="string">
            <text:p>Status Text</text:p>
          </table:table-cell>
          <table:table-cell/>
          <table:table-cell table:style-name="ce119" table:formula="of:=[.E10]+1" office:value-type="float" office:value="8" calcext:value-type="float">
            <text:p>8</text:p>
          </table:table-cell>
          <table:table-cell table:style-name="ce64" table:formula="of:=DEC2HEX(HEX2DEC([.AS10])+1)" office:value-type="string" office:string-value="CD18" calcext:value-type="string">
            <text:p>CD18</text:p>
          </table:table-cell>
          <table:table-cell table:style-name="ce64" table:formula="of:=DEC2HEX(HEX2DEC([.F11])+1)" office:value-type="string" office:string-value="CD19" calcext:value-type="string">
            <text:p>CD19</text:p>
          </table:table-cell>
          <table:table-cell table:style-name="ce64" table:formula="of:=DEC2HEX(HEX2DEC([.G11])+1)" office:value-type="string" office:string-value="CD1A" calcext:value-type="string">
            <text:p>CD1A</text:p>
          </table:table-cell>
          <table:table-cell table:style-name="ce64" table:formula="of:=DEC2HEX(HEX2DEC([.H11])+1)" office:value-type="string" office:string-value="CD1B" calcext:value-type="string">
            <text:p>CD1B</text:p>
          </table:table-cell>
          <table:table-cell table:style-name="ce64" table:formula="of:=DEC2HEX(HEX2DEC([.I11])+1)" office:value-type="string" office:string-value="CD1C" calcext:value-type="string">
            <text:p>CD1C</text:p>
          </table:table-cell>
          <table:table-cell table:style-name="ce64" table:formula="of:=DEC2HEX(HEX2DEC([.J11])+1)" office:value-type="string" office:string-value="CD1D" calcext:value-type="string">
            <text:p>CD1D</text:p>
          </table:table-cell>
          <table:table-cell table:style-name="ce128" table:formula="of:=DEC2HEX(HEX2DEC([.K11])+1)" office:value-type="string" office:string-value="CD1E" calcext:value-type="string">
            <text:p>CD1E</text:p>
          </table:table-cell>
          <table:table-cell table:style-name="ce128" table:formula="of:=DEC2HEX(HEX2DEC([.L11])+1)" office:value-type="string" office:string-value="CD1F" calcext:value-type="string">
            <text:p>CD1F</text:p>
          </table:table-cell>
          <table:table-cell table:style-name="ce128" table:formula="of:=DEC2HEX(HEX2DEC([.M11])+1)" office:value-type="string" office:string-value="CD20" calcext:value-type="string">
            <text:p>CD20</text:p>
          </table:table-cell>
          <table:table-cell table:style-name="ce128" table:formula="of:=DEC2HEX(HEX2DEC([.N11])+1)" office:value-type="string" office:string-value="CD21" calcext:value-type="string">
            <text:p>CD21</text:p>
          </table:table-cell>
          <table:table-cell table:style-name="ce126" table:formula="of:=DEC2HEX(HEX2DEC([.O11])+1)" office:value-type="string" office:string-value="CD22" calcext:value-type="string">
            <text:p>CD22</text:p>
          </table:table-cell>
          <table:table-cell table:style-name="ce128" table:formula="of:=DEC2HEX(HEX2DEC([.P11])+1)" office:value-type="string" office:string-value="CD23" calcext:value-type="string">
            <text:p>CD23</text:p>
          </table:table-cell>
          <table:table-cell table:style-name="ce126" table:formula="of:=DEC2HEX(HEX2DEC([.Q11])+1)" office:value-type="string" office:string-value="CD24" calcext:value-type="string">
            <text:p>CD24</text:p>
          </table:table-cell>
          <table:table-cell table:style-name="ce64" table:formula="of:=DEC2HEX(HEX2DEC([.R11])+1)" office:value-type="string" office:string-value="CD25" calcext:value-type="string">
            <text:p>CD25</text:p>
          </table:table-cell>
          <table:table-cell table:style-name="ce64" table:formula="of:=DEC2HEX(HEX2DEC([.S11])+1)" office:value-type="string" office:string-value="CD26" calcext:value-type="string">
            <text:p>CD26</text:p>
          </table:table-cell>
          <table:table-cell table:style-name="ce64" table:formula="of:=DEC2HEX(HEX2DEC([.T11])+1)" office:value-type="string" office:string-value="CD27" calcext:value-type="string">
            <text:p>CD27</text:p>
          </table:table-cell>
          <table:table-cell table:style-name="ce64" table:formula="of:=DEC2HEX(HEX2DEC([.U11])+1)" office:value-type="string" office:string-value="CD28" calcext:value-type="string">
            <text:p>CD28</text:p>
          </table:table-cell>
          <table:table-cell table:style-name="ce64" table:formula="of:=DEC2HEX(HEX2DEC([.V11])+1)" office:value-type="string" office:string-value="CD29" calcext:value-type="string">
            <text:p>CD29</text:p>
          </table:table-cell>
          <table:table-cell table:style-name="ce64" table:formula="of:=DEC2HEX(HEX2DEC([.W11])+1)" office:value-type="string" office:string-value="CD2A" calcext:value-type="string">
            <text:p>CD2A</text:p>
          </table:table-cell>
          <table:table-cell table:style-name="ce64" table:formula="of:=DEC2HEX(HEX2DEC([.X11])+1)" office:value-type="string" office:string-value="CD2B" calcext:value-type="string">
            <text:p>CD2B</text:p>
          </table:table-cell>
          <table:table-cell table:style-name="ce64" table:formula="of:=DEC2HEX(HEX2DEC([.Y11])+1)" office:value-type="string" office:string-value="CD2C" calcext:value-type="string">
            <text:p>CD2C</text:p>
          </table:table-cell>
          <table:table-cell table:style-name="ce64" table:formula="of:=DEC2HEX(HEX2DEC([.Z11])+1)" office:value-type="string" office:string-value="CD2D" calcext:value-type="string">
            <text:p>CD2D</text:p>
          </table:table-cell>
          <table:table-cell table:style-name="ce124" table:formula="of:=DEC2HEX(HEX2DEC([.AA11])+1)" office:value-type="string" office:string-value="CD2E" calcext:value-type="string">
            <text:p>CD2E</text:p>
          </table:table-cell>
          <table:table-cell table:style-name="ce125" table:formula="of:=DEC2HEX(HEX2DEC([.AB11])+1)" office:value-type="string" office:string-value="CD2F" calcext:value-type="string">
            <text:p>CD2F</text:p>
          </table:table-cell>
          <table:table-cell table:style-name="ce125" table:formula="of:=DEC2HEX(HEX2DEC([.AC11])+1)" office:value-type="string" office:string-value="CD30" calcext:value-type="string">
            <text:p>CD30</text:p>
          </table:table-cell>
          <table:table-cell table:style-name="ce125" table:formula="of:=DEC2HEX(HEX2DEC([.AD11])+1)" office:value-type="string" office:string-value="CD31" calcext:value-type="string">
            <text:p>CD31</text:p>
          </table:table-cell>
          <table:table-cell table:style-name="ce125" table:formula="of:=DEC2HEX(HEX2DEC([.AE11])+1)" office:value-type="string" office:string-value="CD32" calcext:value-type="string">
            <text:p>CD32</text:p>
          </table:table-cell>
          <table:table-cell table:style-name="ce125" table:formula="of:=DEC2HEX(HEX2DEC([.AF11])+1)" office:value-type="string" office:string-value="CD33" calcext:value-type="string">
            <text:p>CD33</text:p>
          </table:table-cell>
          <table:table-cell table:style-name="ce125" table:formula="of:=DEC2HEX(HEX2DEC([.AG11])+1)" office:value-type="string" office:string-value="CD34" calcext:value-type="string">
            <text:p>CD34</text:p>
          </table:table-cell>
          <table:table-cell table:style-name="ce125" table:formula="of:=DEC2HEX(HEX2DEC([.AH11])+1)" office:value-type="string" office:string-value="CD35" calcext:value-type="string">
            <text:p>CD35</text:p>
          </table:table-cell>
          <table:table-cell table:style-name="ce125" table:formula="of:=DEC2HEX(HEX2DEC([.AI11])+1)" office:value-type="string" office:string-value="CD36" calcext:value-type="string">
            <text:p>CD36</text:p>
          </table:table-cell>
          <table:table-cell table:style-name="ce125" table:formula="of:=DEC2HEX(HEX2DEC([.AJ11])+1)" office:value-type="string" office:string-value="CD37" calcext:value-type="string">
            <text:p>CD37</text:p>
          </table:table-cell>
          <table:table-cell table:style-name="ce125" table:formula="of:=DEC2HEX(HEX2DEC([.AK11])+1)" office:value-type="string" office:string-value="CD38" calcext:value-type="string">
            <text:p>CD38</text:p>
          </table:table-cell>
          <table:table-cell table:style-name="ce125" table:formula="of:=DEC2HEX(HEX2DEC([.AL11])+1)" office:value-type="string" office:string-value="CD39" calcext:value-type="string">
            <text:p>CD39</text:p>
          </table:table-cell>
          <table:table-cell table:style-name="ce125" table:formula="of:=DEC2HEX(HEX2DEC([.AM11])+1)" office:value-type="string" office:string-value="CD3A" calcext:value-type="string">
            <text:p>CD3A</text:p>
          </table:table-cell>
          <table:table-cell table:style-name="ce125" table:formula="of:=DEC2HEX(HEX2DEC([.AN11])+1)" office:value-type="string" office:string-value="CD3B" calcext:value-type="string">
            <text:p>CD3B</text:p>
          </table:table-cell>
          <table:table-cell table:style-name="ce125" table:formula="of:=DEC2HEX(HEX2DEC([.AO11])+1)" office:value-type="string" office:string-value="CD3C" calcext:value-type="string">
            <text:p>CD3C</text:p>
          </table:table-cell>
          <table:table-cell table:style-name="ce125" table:formula="of:=DEC2HEX(HEX2DEC([.AP11])+1)" office:value-type="string" office:string-value="CD3D" calcext:value-type="string">
            <text:p>CD3D</text:p>
          </table:table-cell>
          <table:table-cell table:style-name="ce125" table:formula="of:=DEC2HEX(HEX2DEC([.AQ11])+1)" office:value-type="string" office:string-value="CD3E" calcext:value-type="string">
            <text:p>CD3E</text:p>
          </table:table-cell>
          <table:table-cell table:style-name="ce125" table:formula="of:=DEC2HEX(HEX2DEC([.AR11])+1)" office:value-type="string" office:string-value="CD3F" calcext:value-type="string">
            <text:p>CD3F</text:p>
          </table:table-cell>
          <table:table-cell table:number-columns-repeated="979"/>
        </table:table-row>
        <table:table-row table:style-name="ro1">
          <table:table-cell/>
          <table:table-cell table:style-name="ce116"/>
          <table:table-cell table:style-name="ce52" office:value-type="string" calcext:value-type="string">
            <text:p>Light</text:p>
          </table:table-cell>
          <table:table-cell/>
          <table:table-cell table:style-name="ce119" table:formula="of:=[.E11]+1" office:value-type="float" office:value="9" calcext:value-type="float">
            <text:p>9</text:p>
          </table:table-cell>
          <table:table-cell table:style-name="ce64" table:formula="of:=DEC2HEX(HEX2DEC([.AS11])+1)" office:value-type="string" office:string-value="CD40" calcext:value-type="string">
            <text:p>CD40</text:p>
          </table:table-cell>
          <table:table-cell table:style-name="ce64" table:formula="of:=DEC2HEX(HEX2DEC([.F12])+1)" office:value-type="string" office:string-value="CD41" calcext:value-type="string">
            <text:p>CD41</text:p>
          </table:table-cell>
          <table:table-cell table:style-name="ce64" table:formula="of:=DEC2HEX(HEX2DEC([.G12])+1)" office:value-type="string" office:string-value="CD42" calcext:value-type="string">
            <text:p>CD42</text:p>
          </table:table-cell>
          <table:table-cell table:style-name="ce64" table:formula="of:=DEC2HEX(HEX2DEC([.H12])+1)" office:value-type="string" office:string-value="CD43" calcext:value-type="string">
            <text:p>CD43</text:p>
          </table:table-cell>
          <table:table-cell table:style-name="ce64" table:formula="of:=DEC2HEX(HEX2DEC([.I12])+1)" office:value-type="string" office:string-value="CD44" calcext:value-type="string">
            <text:p>CD44</text:p>
          </table:table-cell>
          <table:table-cell table:style-name="ce64" table:formula="of:=DEC2HEX(HEX2DEC([.J12])+1)" office:value-type="string" office:string-value="CD45" calcext:value-type="string">
            <text:p>CD45</text:p>
          </table:table-cell>
          <table:table-cell table:style-name="ce64" table:formula="of:=DEC2HEX(HEX2DEC([.K12])+1)" office:value-type="string" office:string-value="CD46" calcext:value-type="string">
            <text:p>CD46</text:p>
          </table:table-cell>
          <table:table-cell table:style-name="ce64" table:formula="of:=DEC2HEX(HEX2DEC([.L12])+1)" office:value-type="string" office:string-value="CD47" calcext:value-type="string">
            <text:p>CD47</text:p>
          </table:table-cell>
          <table:table-cell table:style-name="ce64" table:formula="of:=DEC2HEX(HEX2DEC([.M12])+1)" office:value-type="string" office:string-value="CD48" calcext:value-type="string">
            <text:p>CD48</text:p>
          </table:table-cell>
          <table:table-cell table:style-name="ce64" table:formula="of:=DEC2HEX(HEX2DEC([.N12])+1)" office:value-type="string" office:string-value="CD49" calcext:value-type="string">
            <text:p>CD49</text:p>
          </table:table-cell>
          <table:table-cell table:style-name="ce127" table:formula="of:=DEC2HEX(HEX2DEC([.O12])+1)" office:value-type="string" office:string-value="CD4A" calcext:value-type="string">
            <text:p>CD4A</text:p>
          </table:table-cell>
          <table:table-cell table:style-name="ce127" table:formula="of:=DEC2HEX(HEX2DEC([.P12])+1)" office:value-type="string" office:string-value="CD4B" calcext:value-type="string">
            <text:p>CD4B</text:p>
          </table:table-cell>
          <table:table-cell table:style-name="ce64" table:formula="of:=DEC2HEX(HEX2DEC([.Q12])+1)" office:value-type="string" office:string-value="CD4C" calcext:value-type="string">
            <text:p>CD4C</text:p>
          </table:table-cell>
          <table:table-cell table:style-name="ce64" table:formula="of:=DEC2HEX(HEX2DEC([.R12])+1)" office:value-type="string" office:string-value="CD4D" calcext:value-type="string">
            <text:p>CD4D</text:p>
          </table:table-cell>
          <table:table-cell table:style-name="ce64" table:formula="of:=DEC2HEX(HEX2DEC([.S12])+1)" office:value-type="string" office:string-value="CD4E" calcext:value-type="string">
            <text:p>CD4E</text:p>
          </table:table-cell>
          <table:table-cell table:style-name="ce64" table:formula="of:=DEC2HEX(HEX2DEC([.T12])+1)" office:value-type="string" office:string-value="CD4F" calcext:value-type="string">
            <text:p>CD4F</text:p>
          </table:table-cell>
          <table:table-cell table:style-name="ce64" table:formula="of:=DEC2HEX(HEX2DEC([.U12])+1)" office:value-type="string" office:string-value="CD50" calcext:value-type="string">
            <text:p>CD50</text:p>
          </table:table-cell>
          <table:table-cell table:style-name="ce64" table:formula="of:=DEC2HEX(HEX2DEC([.V12])+1)" office:value-type="string" office:string-value="CD51" calcext:value-type="string">
            <text:p>CD51</text:p>
          </table:table-cell>
          <table:table-cell table:style-name="ce64" table:formula="of:=DEC2HEX(HEX2DEC([.W12])+1)" office:value-type="string" office:string-value="CD52" calcext:value-type="string">
            <text:p>CD52</text:p>
          </table:table-cell>
          <table:table-cell table:style-name="ce64" table:formula="of:=DEC2HEX(HEX2DEC([.X12])+1)" office:value-type="string" office:string-value="CD53" calcext:value-type="string">
            <text:p>CD53</text:p>
          </table:table-cell>
          <table:table-cell table:style-name="ce64" table:formula="of:=DEC2HEX(HEX2DEC([.Y12])+1)" office:value-type="string" office:string-value="CD54" calcext:value-type="string">
            <text:p>CD54</text:p>
          </table:table-cell>
          <table:table-cell table:style-name="ce64" table:formula="of:=DEC2HEX(HEX2DEC([.Z12])+1)" office:value-type="string" office:string-value="CD55" calcext:value-type="string">
            <text:p>CD55</text:p>
          </table:table-cell>
          <table:table-cell table:style-name="ce124" table:formula="of:=DEC2HEX(HEX2DEC([.AA12])+1)" office:value-type="string" office:string-value="CD56" calcext:value-type="string">
            <text:p>CD56</text:p>
          </table:table-cell>
          <table:table-cell table:style-name="ce125" table:formula="of:=DEC2HEX(HEX2DEC([.AB12])+1)" office:value-type="string" office:string-value="CD57" calcext:value-type="string">
            <text:p>CD57</text:p>
          </table:table-cell>
          <table:table-cell table:style-name="ce125" table:formula="of:=DEC2HEX(HEX2DEC([.AC12])+1)" office:value-type="string" office:string-value="CD58" calcext:value-type="string">
            <text:p>CD58</text:p>
          </table:table-cell>
          <table:table-cell table:style-name="ce125" table:formula="of:=DEC2HEX(HEX2DEC([.AD12])+1)" office:value-type="string" office:string-value="CD59" calcext:value-type="string">
            <text:p>CD59</text:p>
          </table:table-cell>
          <table:table-cell table:style-name="ce125" table:formula="of:=DEC2HEX(HEX2DEC([.AE12])+1)" office:value-type="string" office:string-value="CD5A" calcext:value-type="string">
            <text:p>CD5A</text:p>
          </table:table-cell>
          <table:table-cell table:style-name="ce125" table:formula="of:=DEC2HEX(HEX2DEC([.AF12])+1)" office:value-type="string" office:string-value="CD5B" calcext:value-type="string">
            <text:p>CD5B</text:p>
          </table:table-cell>
          <table:table-cell table:style-name="ce125" table:formula="of:=DEC2HEX(HEX2DEC([.AG12])+1)" office:value-type="string" office:string-value="CD5C" calcext:value-type="string">
            <text:p>CD5C</text:p>
          </table:table-cell>
          <table:table-cell table:style-name="ce125" table:formula="of:=DEC2HEX(HEX2DEC([.AH12])+1)" office:value-type="string" office:string-value="CD5D" calcext:value-type="string">
            <text:p>CD5D</text:p>
          </table:table-cell>
          <table:table-cell table:style-name="ce125" table:formula="of:=DEC2HEX(HEX2DEC([.AI12])+1)" office:value-type="string" office:string-value="CD5E" calcext:value-type="string">
            <text:p>CD5E</text:p>
          </table:table-cell>
          <table:table-cell table:style-name="ce125" table:formula="of:=DEC2HEX(HEX2DEC([.AJ12])+1)" office:value-type="string" office:string-value="CD5F" calcext:value-type="string">
            <text:p>CD5F</text:p>
          </table:table-cell>
          <table:table-cell table:style-name="ce125" table:formula="of:=DEC2HEX(HEX2DEC([.AK12])+1)" office:value-type="string" office:string-value="CD60" calcext:value-type="string">
            <text:p>CD60</text:p>
          </table:table-cell>
          <table:table-cell table:style-name="ce125" table:formula="of:=DEC2HEX(HEX2DEC([.AL12])+1)" office:value-type="string" office:string-value="CD61" calcext:value-type="string">
            <text:p>CD61</text:p>
          </table:table-cell>
          <table:table-cell table:style-name="ce125" table:formula="of:=DEC2HEX(HEX2DEC([.AM12])+1)" office:value-type="string" office:string-value="CD62" calcext:value-type="string">
            <text:p>CD62</text:p>
          </table:table-cell>
          <table:table-cell table:style-name="ce125" table:formula="of:=DEC2HEX(HEX2DEC([.AN12])+1)" office:value-type="string" office:string-value="CD63" calcext:value-type="string">
            <text:p>CD63</text:p>
          </table:table-cell>
          <table:table-cell table:style-name="ce125" table:formula="of:=DEC2HEX(HEX2DEC([.AO12])+1)" office:value-type="string" office:string-value="CD64" calcext:value-type="string">
            <text:p>CD64</text:p>
          </table:table-cell>
          <table:table-cell table:style-name="ce125" table:formula="of:=DEC2HEX(HEX2DEC([.AP12])+1)" office:value-type="string" office:string-value="CD65" calcext:value-type="string">
            <text:p>CD65</text:p>
          </table:table-cell>
          <table:table-cell table:style-name="ce125" table:formula="of:=DEC2HEX(HEX2DEC([.AQ12])+1)" office:value-type="string" office:string-value="CD66" calcext:value-type="string">
            <text:p>CD66</text:p>
          </table:table-cell>
          <table:table-cell table:style-name="ce125" table:formula="of:=DEC2HEX(HEX2DEC([.AR12])+1)" office:value-type="string" office:string-value="CD67" calcext:value-type="string">
            <text:p>CD67</text:p>
          </table:table-cell>
          <table:table-cell table:number-columns-repeated="979"/>
        </table:table-row>
        <table:table-row table:style-name="ro1">
          <table:table-cell/>
          <table:table-cell table:style-name="ce117"/>
          <table:table-cell table:style-name="ce52" office:value-type="string" calcext:value-type="string">
            <text:p>PC Char Graphics</text:p>
          </table:table-cell>
          <table:table-cell/>
          <table:table-cell table:style-name="ce119" table:formula="of:=[.E12]+1" office:value-type="float" office:value="10" calcext:value-type="float">
            <text:p>10</text:p>
          </table:table-cell>
          <table:table-cell table:style-name="ce64" table:formula="of:=DEC2HEX(HEX2DEC([.AS12])+1)" office:value-type="string" office:string-value="CD68" calcext:value-type="string">
            <text:p>CD68</text:p>
          </table:table-cell>
          <table:table-cell table:style-name="ce64" table:formula="of:=DEC2HEX(HEX2DEC([.F13])+1)" office:value-type="string" office:string-value="CD69" calcext:value-type="string">
            <text:p>CD69</text:p>
          </table:table-cell>
          <table:table-cell table:style-name="ce64" table:formula="of:=DEC2HEX(HEX2DEC([.G13])+1)" office:value-type="string" office:string-value="CD6A" calcext:value-type="string">
            <text:p>CD6A</text:p>
          </table:table-cell>
          <table:table-cell table:style-name="ce64" table:formula="of:=DEC2HEX(HEX2DEC([.H13])+1)" office:value-type="string" office:string-value="CD6B" calcext:value-type="string">
            <text:p>CD6B</text:p>
          </table:table-cell>
          <table:table-cell table:style-name="ce64" table:formula="of:=DEC2HEX(HEX2DEC([.I13])+1)" office:value-type="string" office:string-value="CD6C" calcext:value-type="string">
            <text:p>CD6C</text:p>
          </table:table-cell>
          <table:table-cell table:style-name="ce64" table:formula="of:=DEC2HEX(HEX2DEC([.J13])+1)" office:value-type="string" office:string-value="CD6D" calcext:value-type="string">
            <text:p>CD6D</text:p>
          </table:table-cell>
          <table:table-cell table:style-name="ce64" table:formula="of:=DEC2HEX(HEX2DEC([.K13])+1)" office:value-type="string" office:string-value="CD6E" calcext:value-type="string">
            <text:p>CD6E</text:p>
          </table:table-cell>
          <table:table-cell table:style-name="ce64" table:formula="of:=DEC2HEX(HEX2DEC([.L13])+1)" office:value-type="string" office:string-value="CD6F" calcext:value-type="string">
            <text:p>CD6F</text:p>
          </table:table-cell>
          <table:table-cell table:style-name="ce64" table:formula="of:=DEC2HEX(HEX2DEC([.M13])+1)" office:value-type="string" office:string-value="CD70" calcext:value-type="string">
            <text:p>CD70</text:p>
          </table:table-cell>
          <table:table-cell table:style-name="ce64" table:formula="of:=DEC2HEX(HEX2DEC([.N13])+1)" office:value-type="string" office:string-value="CD71" calcext:value-type="string">
            <text:p>CD71</text:p>
          </table:table-cell>
          <table:table-cell table:style-name="ce127" table:formula="of:=DEC2HEX(HEX2DEC([.O13])+1)" office:value-type="string" office:string-value="CD72" calcext:value-type="string">
            <text:p>CD72</text:p>
          </table:table-cell>
          <table:table-cell table:style-name="ce127" table:formula="of:=DEC2HEX(HEX2DEC([.P13])+1)" office:value-type="string" office:string-value="CD73" calcext:value-type="string">
            <text:p>CD73</text:p>
          </table:table-cell>
          <table:table-cell table:style-name="ce127" table:formula="of:=DEC2HEX(HEX2DEC([.Q13])+1)" office:value-type="string" office:string-value="CD74" calcext:value-type="string">
            <text:p>CD74</text:p>
          </table:table-cell>
          <table:table-cell table:style-name="ce53" table:formula="of:=DEC2HEX(HEX2DEC([.R13])+1)" office:value-type="string" office:string-value="CD75" calcext:value-type="string">
            <text:p>CD75</text:p>
          </table:table-cell>
          <table:table-cell table:style-name="ce53" table:formula="of:=DEC2HEX(HEX2DEC([.S13])+1)" office:value-type="string" office:string-value="CD76" calcext:value-type="string">
            <text:p>CD76</text:p>
          </table:table-cell>
          <table:table-cell table:style-name="ce64" table:formula="of:=DEC2HEX(HEX2DEC([.T13])+1)" office:value-type="string" office:string-value="CD77" calcext:value-type="string">
            <text:p>CD77</text:p>
          </table:table-cell>
          <table:table-cell table:style-name="ce64" table:formula="of:=DEC2HEX(HEX2DEC([.U13])+1)" office:value-type="string" office:string-value="CD78" calcext:value-type="string">
            <text:p>CD78</text:p>
          </table:table-cell>
          <table:table-cell table:style-name="ce64" table:formula="of:=DEC2HEX(HEX2DEC([.V13])+1)" office:value-type="string" office:string-value="CD79" calcext:value-type="string">
            <text:p>CD79</text:p>
          </table:table-cell>
          <table:table-cell table:style-name="ce64" table:formula="of:=DEC2HEX(HEX2DEC([.W13])+1)" office:value-type="string" office:string-value="CD7A" calcext:value-type="string">
            <text:p>CD7A</text:p>
          </table:table-cell>
          <table:table-cell table:style-name="ce64" table:formula="of:=DEC2HEX(HEX2DEC([.X13])+1)" office:value-type="string" office:string-value="CD7B" calcext:value-type="string">
            <text:p>CD7B</text:p>
          </table:table-cell>
          <table:table-cell table:style-name="ce64" table:formula="of:=DEC2HEX(HEX2DEC([.Y13])+1)" office:value-type="string" office:string-value="CD7C" calcext:value-type="string">
            <text:p>CD7C</text:p>
          </table:table-cell>
          <table:table-cell table:style-name="ce64" table:formula="of:=DEC2HEX(HEX2DEC([.Z13])+1)" office:value-type="string" office:string-value="CD7D" calcext:value-type="string">
            <text:p>CD7D</text:p>
          </table:table-cell>
          <table:table-cell table:style-name="ce124" table:formula="of:=DEC2HEX(HEX2DEC([.AA13])+1)" office:value-type="string" office:string-value="CD7E" calcext:value-type="string">
            <text:p>CD7E</text:p>
          </table:table-cell>
          <table:table-cell table:style-name="ce125" table:formula="of:=DEC2HEX(HEX2DEC([.AB13])+1)" office:value-type="string" office:string-value="CD7F" calcext:value-type="string">
            <text:p>CD7F</text:p>
          </table:table-cell>
          <table:table-cell table:style-name="ce125" table:formula="of:=DEC2HEX(HEX2DEC([.AC13])+1)" office:value-type="string" office:string-value="CD80" calcext:value-type="string">
            <text:p>CD80</text:p>
          </table:table-cell>
          <table:table-cell table:style-name="ce125" table:formula="of:=DEC2HEX(HEX2DEC([.AD13])+1)" office:value-type="string" office:string-value="CD81" calcext:value-type="string">
            <text:p>CD81</text:p>
          </table:table-cell>
          <table:table-cell table:style-name="ce125" table:formula="of:=DEC2HEX(HEX2DEC([.AE13])+1)" office:value-type="string" office:string-value="CD82" calcext:value-type="string">
            <text:p>CD82</text:p>
          </table:table-cell>
          <table:table-cell table:style-name="ce125" table:formula="of:=DEC2HEX(HEX2DEC([.AF13])+1)" office:value-type="string" office:string-value="CD83" calcext:value-type="string">
            <text:p>CD83</text:p>
          </table:table-cell>
          <table:table-cell table:style-name="ce125" table:formula="of:=DEC2HEX(HEX2DEC([.AG13])+1)" office:value-type="string" office:string-value="CD84" calcext:value-type="string">
            <text:p>CD84</text:p>
          </table:table-cell>
          <table:table-cell table:style-name="ce125" table:formula="of:=DEC2HEX(HEX2DEC([.AH13])+1)" office:value-type="string" office:string-value="CD85" calcext:value-type="string">
            <text:p>CD85</text:p>
          </table:table-cell>
          <table:table-cell table:style-name="ce125" table:formula="of:=DEC2HEX(HEX2DEC([.AI13])+1)" office:value-type="string" office:string-value="CD86" calcext:value-type="string">
            <text:p>CD86</text:p>
          </table:table-cell>
          <table:table-cell table:style-name="ce125" table:formula="of:=DEC2HEX(HEX2DEC([.AJ13])+1)" office:value-type="string" office:string-value="CD87" calcext:value-type="string">
            <text:p>CD87</text:p>
          </table:table-cell>
          <table:table-cell table:style-name="ce125" table:formula="of:=DEC2HEX(HEX2DEC([.AK13])+1)" office:value-type="string" office:string-value="CD88" calcext:value-type="string">
            <text:p>CD88</text:p>
          </table:table-cell>
          <table:table-cell table:style-name="ce125" table:formula="of:=DEC2HEX(HEX2DEC([.AL13])+1)" office:value-type="string" office:string-value="CD89" calcext:value-type="string">
            <text:p>CD89</text:p>
          </table:table-cell>
          <table:table-cell table:style-name="ce125" table:formula="of:=DEC2HEX(HEX2DEC([.AM13])+1)" office:value-type="string" office:string-value="CD8A" calcext:value-type="string">
            <text:p>CD8A</text:p>
          </table:table-cell>
          <table:table-cell table:style-name="ce125" table:formula="of:=DEC2HEX(HEX2DEC([.AN13])+1)" office:value-type="string" office:string-value="CD8B" calcext:value-type="string">
            <text:p>CD8B</text:p>
          </table:table-cell>
          <table:table-cell table:style-name="ce125" table:formula="of:=DEC2HEX(HEX2DEC([.AO13])+1)" office:value-type="string" office:string-value="CD8C" calcext:value-type="string">
            <text:p>CD8C</text:p>
          </table:table-cell>
          <table:table-cell table:style-name="ce125" table:formula="of:=DEC2HEX(HEX2DEC([.AP13])+1)" office:value-type="string" office:string-value="CD8D" calcext:value-type="string">
            <text:p>CD8D</text:p>
          </table:table-cell>
          <table:table-cell table:style-name="ce125" table:formula="of:=DEC2HEX(HEX2DEC([.AQ13])+1)" office:value-type="string" office:string-value="CD8E" calcext:value-type="string">
            <text:p>CD8E</text:p>
          </table:table-cell>
          <table:table-cell table:style-name="ce125" table:formula="of:=DEC2HEX(HEX2DEC([.AR13])+1)" office:value-type="string" office:string-value="CD8F" calcext:value-type="string">
            <text:p>CD8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3]+1" office:value-type="float" office:value="11" calcext:value-type="float">
            <text:p>11</text:p>
          </table:table-cell>
          <table:table-cell table:style-name="ce64" table:formula="of:=DEC2HEX(HEX2DEC([.AS13])+1)" office:value-type="string" office:string-value="CD90" calcext:value-type="string">
            <text:p>CD90</text:p>
          </table:table-cell>
          <table:table-cell table:style-name="ce64" table:formula="of:=DEC2HEX(HEX2DEC([.F14])+1)" office:value-type="string" office:string-value="CD91" calcext:value-type="string">
            <text:p>CD91</text:p>
          </table:table-cell>
          <table:table-cell table:style-name="ce64" table:formula="of:=DEC2HEX(HEX2DEC([.G14])+1)" office:value-type="string" office:string-value="CD92" calcext:value-type="string">
            <text:p>CD92</text:p>
          </table:table-cell>
          <table:table-cell table:style-name="ce64" table:formula="of:=DEC2HEX(HEX2DEC([.H14])+1)" office:value-type="string" office:string-value="CD93" calcext:value-type="string">
            <text:p>CD93</text:p>
          </table:table-cell>
          <table:table-cell table:style-name="ce64" table:formula="of:=DEC2HEX(HEX2DEC([.I14])+1)" office:value-type="string" office:string-value="CD94" calcext:value-type="string">
            <text:p>CD94</text:p>
          </table:table-cell>
          <table:table-cell table:style-name="ce64" table:formula="of:=DEC2HEX(HEX2DEC([.J14])+1)" office:value-type="string" office:string-value="CD95" calcext:value-type="string">
            <text:p>CD95</text:p>
          </table:table-cell>
          <table:table-cell table:style-name="ce64" table:formula="of:=DEC2HEX(HEX2DEC([.K14])+1)" office:value-type="string" office:string-value="CD96" calcext:value-type="string">
            <text:p>CD96</text:p>
          </table:table-cell>
          <table:table-cell table:style-name="ce64" table:formula="of:=DEC2HEX(HEX2DEC([.L14])+1)" office:value-type="string" office:string-value="CD97" calcext:value-type="string">
            <text:p>CD97</text:p>
          </table:table-cell>
          <table:table-cell table:style-name="ce64" table:formula="of:=DEC2HEX(HEX2DEC([.M14])+1)" office:value-type="string" office:string-value="CD98" calcext:value-type="string">
            <text:p>CD98</text:p>
          </table:table-cell>
          <table:table-cell table:style-name="ce64" table:formula="of:=DEC2HEX(HEX2DEC([.N14])+1)" office:value-type="string" office:string-value="CD99" calcext:value-type="string">
            <text:p>CD99</text:p>
          </table:table-cell>
          <table:table-cell table:style-name="ce64" table:formula="of:=DEC2HEX(HEX2DEC([.O14])+1)" office:value-type="string" office:string-value="CD9A" calcext:value-type="string">
            <text:p>CD9A</text:p>
          </table:table-cell>
          <table:table-cell table:style-name="ce64" table:formula="of:=DEC2HEX(HEX2DEC([.P14])+1)" office:value-type="string" office:string-value="CD9B" calcext:value-type="string">
            <text:p>CD9B</text:p>
          </table:table-cell>
          <table:table-cell table:style-name="ce64" table:formula="of:=DEC2HEX(HEX2DEC([.Q14])+1)" office:value-type="string" office:string-value="CD9C" calcext:value-type="string">
            <text:p>CD9C</text:p>
          </table:table-cell>
          <table:table-cell table:style-name="ce53" table:formula="of:=DEC2HEX(HEX2DEC([.R14])+1)" office:value-type="string" office:string-value="CD9D" calcext:value-type="string">
            <text:p>CD9D</text:p>
          </table:table-cell>
          <table:table-cell table:style-name="ce64" table:formula="of:=DEC2HEX(HEX2DEC([.S14])+1)" office:value-type="string" office:string-value="CD9E" calcext:value-type="string">
            <text:p>CD9E</text:p>
          </table:table-cell>
          <table:table-cell table:style-name="ce64" table:formula="of:=DEC2HEX(HEX2DEC([.T14])+1)" office:value-type="string" office:string-value="CD9F" calcext:value-type="string">
            <text:p>CD9F</text:p>
          </table:table-cell>
          <table:table-cell table:style-name="ce64" table:formula="of:=DEC2HEX(HEX2DEC([.U14])+1)" office:value-type="string" office:string-value="CDA0" calcext:value-type="string">
            <text:p>CDA0</text:p>
          </table:table-cell>
          <table:table-cell table:style-name="ce64" table:formula="of:=DEC2HEX(HEX2DEC([.V14])+1)" office:value-type="string" office:string-value="CDA1" calcext:value-type="string">
            <text:p>CDA1</text:p>
          </table:table-cell>
          <table:table-cell table:style-name="ce64" table:formula="of:=DEC2HEX(HEX2DEC([.W14])+1)" office:value-type="string" office:string-value="CDA2" calcext:value-type="string">
            <text:p>CDA2</text:p>
          </table:table-cell>
          <table:table-cell table:style-name="ce64" table:formula="of:=DEC2HEX(HEX2DEC([.X14])+1)" office:value-type="string" office:string-value="CDA3" calcext:value-type="string">
            <text:p>CDA3</text:p>
          </table:table-cell>
          <table:table-cell table:style-name="ce64" table:formula="of:=DEC2HEX(HEX2DEC([.Y14])+1)" office:value-type="string" office:string-value="CDA4" calcext:value-type="string">
            <text:p>CDA4</text:p>
          </table:table-cell>
          <table:table-cell table:style-name="ce64" table:formula="of:=DEC2HEX(HEX2DEC([.Z14])+1)" office:value-type="string" office:string-value="CDA5" calcext:value-type="string">
            <text:p>CDA5</text:p>
          </table:table-cell>
          <table:table-cell table:style-name="ce124" table:formula="of:=DEC2HEX(HEX2DEC([.AA14])+1)" office:value-type="string" office:string-value="CDA6" calcext:value-type="string">
            <text:p>CDA6</text:p>
          </table:table-cell>
          <table:table-cell table:style-name="ce125" table:formula="of:=DEC2HEX(HEX2DEC([.AB14])+1)" office:value-type="string" office:string-value="CDA7" calcext:value-type="string">
            <text:p>CDA7</text:p>
          </table:table-cell>
          <table:table-cell table:style-name="ce125" table:formula="of:=DEC2HEX(HEX2DEC([.AC14])+1)" office:value-type="string" office:string-value="CDA8" calcext:value-type="string">
            <text:p>CDA8</text:p>
          </table:table-cell>
          <table:table-cell table:style-name="ce125" table:formula="of:=DEC2HEX(HEX2DEC([.AD14])+1)" office:value-type="string" office:string-value="CDA9" calcext:value-type="string">
            <text:p>CDA9</text:p>
          </table:table-cell>
          <table:table-cell table:style-name="ce125" table:formula="of:=DEC2HEX(HEX2DEC([.AE14])+1)" office:value-type="string" office:string-value="CDAA" calcext:value-type="string">
            <text:p>CDAA</text:p>
          </table:table-cell>
          <table:table-cell table:style-name="ce125" table:formula="of:=DEC2HEX(HEX2DEC([.AF14])+1)" office:value-type="string" office:string-value="CDAB" calcext:value-type="string">
            <text:p>CDAB</text:p>
          </table:table-cell>
          <table:table-cell table:style-name="ce125" table:formula="of:=DEC2HEX(HEX2DEC([.AG14])+1)" office:value-type="string" office:string-value="CDAC" calcext:value-type="string">
            <text:p>CDAC</text:p>
          </table:table-cell>
          <table:table-cell table:style-name="ce125" table:formula="of:=DEC2HEX(HEX2DEC([.AH14])+1)" office:value-type="string" office:string-value="CDAD" calcext:value-type="string">
            <text:p>CDAD</text:p>
          </table:table-cell>
          <table:table-cell table:style-name="ce125" table:formula="of:=DEC2HEX(HEX2DEC([.AI14])+1)" office:value-type="string" office:string-value="CDAE" calcext:value-type="string">
            <text:p>CDAE</text:p>
          </table:table-cell>
          <table:table-cell table:style-name="ce125" table:formula="of:=DEC2HEX(HEX2DEC([.AJ14])+1)" office:value-type="string" office:string-value="CDAF" calcext:value-type="string">
            <text:p>CDAF</text:p>
          </table:table-cell>
          <table:table-cell table:style-name="ce125" table:formula="of:=DEC2HEX(HEX2DEC([.AK14])+1)" office:value-type="string" office:string-value="CDB0" calcext:value-type="string">
            <text:p>CDB0</text:p>
          </table:table-cell>
          <table:table-cell table:style-name="ce125" table:formula="of:=DEC2HEX(HEX2DEC([.AL14])+1)" office:value-type="string" office:string-value="CDB1" calcext:value-type="string">
            <text:p>CDB1</text:p>
          </table:table-cell>
          <table:table-cell table:style-name="ce125" table:formula="of:=DEC2HEX(HEX2DEC([.AM14])+1)" office:value-type="string" office:string-value="CDB2" calcext:value-type="string">
            <text:p>CDB2</text:p>
          </table:table-cell>
          <table:table-cell table:style-name="ce125" table:formula="of:=DEC2HEX(HEX2DEC([.AN14])+1)" office:value-type="string" office:string-value="CDB3" calcext:value-type="string">
            <text:p>CDB3</text:p>
          </table:table-cell>
          <table:table-cell table:style-name="ce125" table:formula="of:=DEC2HEX(HEX2DEC([.AO14])+1)" office:value-type="string" office:string-value="CDB4" calcext:value-type="string">
            <text:p>CDB4</text:p>
          </table:table-cell>
          <table:table-cell table:style-name="ce125" table:formula="of:=DEC2HEX(HEX2DEC([.AP14])+1)" office:value-type="string" office:string-value="CDB5" calcext:value-type="string">
            <text:p>CDB5</text:p>
          </table:table-cell>
          <table:table-cell table:style-name="ce125" table:formula="of:=DEC2HEX(HEX2DEC([.AQ14])+1)" office:value-type="string" office:string-value="CDB6" calcext:value-type="string">
            <text:p>CDB6</text:p>
          </table:table-cell>
          <table:table-cell table:style-name="ce125" table:formula="of:=DEC2HEX(HEX2DEC([.AR14])+1)" office:value-type="string" office:string-value="CDB7" calcext:value-type="string">
            <text:p>CDB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4]+1" office:value-type="float" office:value="12" calcext:value-type="float">
            <text:p>12</text:p>
          </table:table-cell>
          <table:table-cell table:style-name="ce126" table:formula="of:=DEC2HEX(HEX2DEC([.AS14])+1)" office:value-type="string" office:string-value="CDB8" calcext:value-type="string">
            <text:p>CDB8</text:p>
          </table:table-cell>
          <table:table-cell table:style-name="ce126" table:formula="of:=DEC2HEX(HEX2DEC([.F15])+1)" office:value-type="string" office:string-value="CDB9" calcext:value-type="string">
            <text:p>CDB9</text:p>
          </table:table-cell>
          <table:table-cell table:style-name="ce126" table:formula="of:=DEC2HEX(HEX2DEC([.G15])+1)" office:value-type="string" office:string-value="CDBA" calcext:value-type="string">
            <text:p>CDBA</text:p>
          </table:table-cell>
          <table:table-cell table:style-name="ce126" table:formula="of:=DEC2HEX(HEX2DEC([.H15])+1)" office:value-type="string" office:string-value="CDBB" calcext:value-type="string">
            <text:p>CDBB</text:p>
          </table:table-cell>
          <table:table-cell table:style-name="ce126" table:formula="of:=DEC2HEX(HEX2DEC([.I15])+1)" office:value-type="string" office:string-value="CDBC" calcext:value-type="string">
            <text:p>CDBC</text:p>
          </table:table-cell>
          <table:table-cell table:style-name="ce126" table:formula="of:=DEC2HEX(HEX2DEC([.J15])+1)" office:value-type="string" office:string-value="CDBD" calcext:value-type="string">
            <text:p>CDBD</text:p>
          </table:table-cell>
          <table:table-cell table:style-name="ce126" table:formula="of:=DEC2HEX(HEX2DEC([.K15])+1)" office:value-type="string" office:string-value="CDBE" calcext:value-type="string">
            <text:p>CDBE</text:p>
          </table:table-cell>
          <table:table-cell table:style-name="ce126" table:formula="of:=DEC2HEX(HEX2DEC([.L15])+1)" office:value-type="string" office:string-value="CDBF" calcext:value-type="string">
            <text:p>CDBF</text:p>
          </table:table-cell>
          <table:table-cell table:style-name="ce126" table:formula="of:=DEC2HEX(HEX2DEC([.M15])+1)" office:value-type="string" office:string-value="CDC0" calcext:value-type="string">
            <text:p>CDC0</text:p>
          </table:table-cell>
          <table:table-cell table:style-name="ce126" table:formula="of:=DEC2HEX(HEX2DEC([.N15])+1)" office:value-type="string" office:string-value="CDC1" calcext:value-type="string">
            <text:p>CDC1</text:p>
          </table:table-cell>
          <table:table-cell table:style-name="ce126" table:formula="of:=DEC2HEX(HEX2DEC([.O15])+1)" office:value-type="string" office:string-value="CDC2" calcext:value-type="string">
            <text:p>CDC2</text:p>
          </table:table-cell>
          <table:table-cell table:style-name="ce64" table:formula="of:=DEC2HEX(HEX2DEC([.P15])+1)" office:value-type="string" office:string-value="CDC3" calcext:value-type="string">
            <text:p>CDC3</text:p>
          </table:table-cell>
          <table:table-cell table:style-name="ce64" table:formula="of:=DEC2HEX(HEX2DEC([.Q15])+1)" office:value-type="string" office:string-value="CDC4" calcext:value-type="string">
            <text:p>CDC4</text:p>
          </table:table-cell>
          <table:table-cell table:style-name="ce53" table:formula="of:=DEC2HEX(HEX2DEC([.R15])+1)" office:value-type="string" office:string-value="CDC5" calcext:value-type="string">
            <text:p>CDC5</text:p>
          </table:table-cell>
          <table:table-cell table:style-name="ce64" table:formula="of:=DEC2HEX(HEX2DEC([.S15])+1)" office:value-type="string" office:string-value="CDC6" calcext:value-type="string">
            <text:p>CDC6</text:p>
          </table:table-cell>
          <table:table-cell table:style-name="ce64" table:formula="of:=DEC2HEX(HEX2DEC([.T15])+1)" office:value-type="string" office:string-value="CDC7" calcext:value-type="string">
            <text:p>CDC7</text:p>
          </table:table-cell>
          <table:table-cell table:style-name="ce64" table:formula="of:=DEC2HEX(HEX2DEC([.U15])+1)" office:value-type="string" office:string-value="CDC8" calcext:value-type="string">
            <text:p>CDC8</text:p>
          </table:table-cell>
          <table:table-cell table:style-name="ce64" table:formula="of:=DEC2HEX(HEX2DEC([.V15])+1)" office:value-type="string" office:string-value="CDC9" calcext:value-type="string">
            <text:p>CDC9</text:p>
          </table:table-cell>
          <table:table-cell table:style-name="ce64" table:formula="of:=DEC2HEX(HEX2DEC([.W15])+1)" office:value-type="string" office:string-value="CDCA" calcext:value-type="string">
            <text:p>CDCA</text:p>
          </table:table-cell>
          <table:table-cell table:style-name="ce64" table:formula="of:=DEC2HEX(HEX2DEC([.X15])+1)" office:value-type="string" office:string-value="CDCB" calcext:value-type="string">
            <text:p>CDCB</text:p>
          </table:table-cell>
          <table:table-cell table:style-name="ce64" table:formula="of:=DEC2HEX(HEX2DEC([.Y15])+1)" office:value-type="string" office:string-value="CDCC" calcext:value-type="string">
            <text:p>CDCC</text:p>
          </table:table-cell>
          <table:table-cell table:style-name="ce64" table:formula="of:=DEC2HEX(HEX2DEC([.Z15])+1)" office:value-type="string" office:string-value="CDCD" calcext:value-type="string">
            <text:p>CDCD</text:p>
          </table:table-cell>
          <table:table-cell table:style-name="ce124" table:formula="of:=DEC2HEX(HEX2DEC([.AA15])+1)" office:value-type="string" office:string-value="CDCE" calcext:value-type="string">
            <text:p>CDCE</text:p>
          </table:table-cell>
          <table:table-cell table:style-name="ce125" table:formula="of:=DEC2HEX(HEX2DEC([.AB15])+1)" office:value-type="string" office:string-value="CDCF" calcext:value-type="string">
            <text:p>CDCF</text:p>
          </table:table-cell>
          <table:table-cell table:style-name="ce125" table:formula="of:=DEC2HEX(HEX2DEC([.AC15])+1)" office:value-type="string" office:string-value="CDD0" calcext:value-type="string">
            <text:p>CDD0</text:p>
          </table:table-cell>
          <table:table-cell table:style-name="ce125" table:formula="of:=DEC2HEX(HEX2DEC([.AD15])+1)" office:value-type="string" office:string-value="CDD1" calcext:value-type="string">
            <text:p>CDD1</text:p>
          </table:table-cell>
          <table:table-cell table:style-name="ce125" table:formula="of:=DEC2HEX(HEX2DEC([.AE15])+1)" office:value-type="string" office:string-value="CDD2" calcext:value-type="string">
            <text:p>CDD2</text:p>
          </table:table-cell>
          <table:table-cell table:style-name="ce125" table:formula="of:=DEC2HEX(HEX2DEC([.AF15])+1)" office:value-type="string" office:string-value="CDD3" calcext:value-type="string">
            <text:p>CDD3</text:p>
          </table:table-cell>
          <table:table-cell table:style-name="ce125" table:formula="of:=DEC2HEX(HEX2DEC([.AG15])+1)" office:value-type="string" office:string-value="CDD4" calcext:value-type="string">
            <text:p>CDD4</text:p>
          </table:table-cell>
          <table:table-cell table:style-name="ce125" table:formula="of:=DEC2HEX(HEX2DEC([.AH15])+1)" office:value-type="string" office:string-value="CDD5" calcext:value-type="string">
            <text:p>CDD5</text:p>
          </table:table-cell>
          <table:table-cell table:style-name="ce125" table:formula="of:=DEC2HEX(HEX2DEC([.AI15])+1)" office:value-type="string" office:string-value="CDD6" calcext:value-type="string">
            <text:p>CDD6</text:p>
          </table:table-cell>
          <table:table-cell table:style-name="ce125" table:formula="of:=DEC2HEX(HEX2DEC([.AJ15])+1)" office:value-type="string" office:string-value="CDD7" calcext:value-type="string">
            <text:p>CDD7</text:p>
          </table:table-cell>
          <table:table-cell table:style-name="ce125" table:formula="of:=DEC2HEX(HEX2DEC([.AK15])+1)" office:value-type="string" office:string-value="CDD8" calcext:value-type="string">
            <text:p>CDD8</text:p>
          </table:table-cell>
          <table:table-cell table:style-name="ce125" table:formula="of:=DEC2HEX(HEX2DEC([.AL15])+1)" office:value-type="string" office:string-value="CDD9" calcext:value-type="string">
            <text:p>CDD9</text:p>
          </table:table-cell>
          <table:table-cell table:style-name="ce125" table:formula="of:=DEC2HEX(HEX2DEC([.AM15])+1)" office:value-type="string" office:string-value="CDDA" calcext:value-type="string">
            <text:p>CDDA</text:p>
          </table:table-cell>
          <table:table-cell table:style-name="ce125" table:formula="of:=DEC2HEX(HEX2DEC([.AN15])+1)" office:value-type="string" office:string-value="CDDB" calcext:value-type="string">
            <text:p>CDDB</text:p>
          </table:table-cell>
          <table:table-cell table:style-name="ce125" table:formula="of:=DEC2HEX(HEX2DEC([.AO15])+1)" office:value-type="string" office:string-value="CDDC" calcext:value-type="string">
            <text:p>CDDC</text:p>
          </table:table-cell>
          <table:table-cell table:style-name="ce125" table:formula="of:=DEC2HEX(HEX2DEC([.AP15])+1)" office:value-type="string" office:string-value="CDDD" calcext:value-type="string">
            <text:p>CDDD</text:p>
          </table:table-cell>
          <table:table-cell table:style-name="ce125" table:formula="of:=DEC2HEX(HEX2DEC([.AQ15])+1)" office:value-type="string" office:string-value="CDDE" calcext:value-type="string">
            <text:p>CDDE</text:p>
          </table:table-cell>
          <table:table-cell table:style-name="ce125" table:formula="of:=DEC2HEX(HEX2DEC([.AR15])+1)" office:value-type="string" office:string-value="CDDF" calcext:value-type="string">
            <text:p>CDD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5]+1" office:value-type="float" office:value="13" calcext:value-type="float">
            <text:p>13</text:p>
          </table:table-cell>
          <table:table-cell table:style-name="ce126" table:formula="of:=DEC2HEX(HEX2DEC([.AS15])+1)" office:value-type="string" office:string-value="CDE0" calcext:value-type="string">
            <text:p>CDE0</text:p>
          </table:table-cell>
          <table:table-cell table:style-name="ce126" table:formula="of:=DEC2HEX(HEX2DEC([.F16])+1)" office:value-type="string" office:string-value="CDE1" calcext:value-type="string">
            <text:p>CDE1</text:p>
          </table:table-cell>
          <table:table-cell table:style-name="ce126" table:formula="of:=DEC2HEX(HEX2DEC([.G16])+1)" office:value-type="string" office:string-value="CDE2" calcext:value-type="string">
            <text:p>CDE2</text:p>
          </table:table-cell>
          <table:table-cell table:style-name="ce126" table:formula="of:=DEC2HEX(HEX2DEC([.H16])+1)" office:value-type="string" office:string-value="CDE3" calcext:value-type="string">
            <text:p>CDE3</text:p>
          </table:table-cell>
          <table:table-cell table:style-name="ce126" table:formula="of:=DEC2HEX(HEX2DEC([.I16])+1)" office:value-type="string" office:string-value="CDE4" calcext:value-type="string">
            <text:p>CDE4</text:p>
          </table:table-cell>
          <table:table-cell table:style-name="ce126" table:formula="of:=DEC2HEX(HEX2DEC([.J16])+1)" office:value-type="string" office:string-value="CDE5" calcext:value-type="string">
            <text:p>CDE5</text:p>
          </table:table-cell>
          <table:table-cell table:style-name="ce126" table:formula="of:=DEC2HEX(HEX2DEC([.K16])+1)" office:value-type="string" office:string-value="CDE6" calcext:value-type="string">
            <text:p>CDE6</text:p>
          </table:table-cell>
          <table:table-cell table:style-name="ce126" table:formula="of:=DEC2HEX(HEX2DEC([.L16])+1)" office:value-type="string" office:string-value="CDE7" calcext:value-type="string">
            <text:p>CDE7</text:p>
          </table:table-cell>
          <table:table-cell table:style-name="ce126" table:formula="of:=DEC2HEX(HEX2DEC([.M16])+1)" office:value-type="string" office:string-value="CDE8" calcext:value-type="string">
            <text:p>CDE8</text:p>
          </table:table-cell>
          <table:table-cell table:style-name="ce126" table:formula="of:=DEC2HEX(HEX2DEC([.N16])+1)" office:value-type="string" office:string-value="CDE9" calcext:value-type="string">
            <text:p>CDE9</text:p>
          </table:table-cell>
          <table:table-cell table:style-name="ce126" table:formula="of:=DEC2HEX(HEX2DEC([.O16])+1)" office:value-type="string" office:string-value="CDEA" calcext:value-type="string">
            <text:p>CDEA</text:p>
          </table:table-cell>
          <table:table-cell table:style-name="ce64" table:formula="of:=DEC2HEX(HEX2DEC([.P16])+1)" office:value-type="string" office:string-value="CDEB" calcext:value-type="string">
            <text:p>CDEB</text:p>
          </table:table-cell>
          <table:table-cell table:style-name="ce64" table:formula="of:=DEC2HEX(HEX2DEC([.Q16])+1)" office:value-type="string" office:string-value="CDEC" calcext:value-type="string">
            <text:p>CDEC</text:p>
          </table:table-cell>
          <table:table-cell table:style-name="ce64" table:formula="of:=DEC2HEX(HEX2DEC([.R16])+1)" office:value-type="string" office:string-value="CDED" calcext:value-type="string">
            <text:p>CDED</text:p>
          </table:table-cell>
          <table:table-cell table:style-name="ce64" table:formula="of:=DEC2HEX(HEX2DEC([.S16])+1)" office:value-type="string" office:string-value="CDEE" calcext:value-type="string">
            <text:p>CDEE</text:p>
          </table:table-cell>
          <table:table-cell table:style-name="ce64" table:formula="of:=DEC2HEX(HEX2DEC([.T16])+1)" office:value-type="string" office:string-value="CDEF" calcext:value-type="string">
            <text:p>CDEF</text:p>
          </table:table-cell>
          <table:table-cell table:style-name="ce64" table:formula="of:=DEC2HEX(HEX2DEC([.U16])+1)" office:value-type="string" office:string-value="CDF0" calcext:value-type="string">
            <text:p>CDF0</text:p>
          </table:table-cell>
          <table:table-cell table:style-name="ce64" table:formula="of:=DEC2HEX(HEX2DEC([.V16])+1)" office:value-type="string" office:string-value="CDF1" calcext:value-type="string">
            <text:p>CDF1</text:p>
          </table:table-cell>
          <table:table-cell table:style-name="ce64" table:formula="of:=DEC2HEX(HEX2DEC([.W16])+1)" office:value-type="string" office:string-value="CDF2" calcext:value-type="string">
            <text:p>CDF2</text:p>
          </table:table-cell>
          <table:table-cell table:style-name="ce64" table:formula="of:=DEC2HEX(HEX2DEC([.X16])+1)" office:value-type="string" office:string-value="CDF3" calcext:value-type="string">
            <text:p>CDF3</text:p>
          </table:table-cell>
          <table:table-cell table:style-name="ce64" table:formula="of:=DEC2HEX(HEX2DEC([.Y16])+1)" office:value-type="string" office:string-value="CDF4" calcext:value-type="string">
            <text:p>CDF4</text:p>
          </table:table-cell>
          <table:table-cell table:style-name="ce64" table:formula="of:=DEC2HEX(HEX2DEC([.Z16])+1)" office:value-type="string" office:string-value="CDF5" calcext:value-type="string">
            <text:p>CDF5</text:p>
          </table:table-cell>
          <table:table-cell table:style-name="ce124" table:formula="of:=DEC2HEX(HEX2DEC([.AA16])+1)" office:value-type="string" office:string-value="CDF6" calcext:value-type="string">
            <text:p>CDF6</text:p>
          </table:table-cell>
          <table:table-cell table:style-name="ce125" table:formula="of:=DEC2HEX(HEX2DEC([.AB16])+1)" office:value-type="string" office:string-value="CDF7" calcext:value-type="string">
            <text:p>CDF7</text:p>
          </table:table-cell>
          <table:table-cell table:style-name="ce125" table:formula="of:=DEC2HEX(HEX2DEC([.AC16])+1)" office:value-type="string" office:string-value="CDF8" calcext:value-type="string">
            <text:p>CDF8</text:p>
          </table:table-cell>
          <table:table-cell table:style-name="ce125" table:formula="of:=DEC2HEX(HEX2DEC([.AD16])+1)" office:value-type="string" office:string-value="CDF9" calcext:value-type="string">
            <text:p>CDF9</text:p>
          </table:table-cell>
          <table:table-cell table:style-name="ce125" table:formula="of:=DEC2HEX(HEX2DEC([.AE16])+1)" office:value-type="string" office:string-value="CDFA" calcext:value-type="string">
            <text:p>CDFA</text:p>
          </table:table-cell>
          <table:table-cell table:style-name="ce125" table:formula="of:=DEC2HEX(HEX2DEC([.AF16])+1)" office:value-type="string" office:string-value="CDFB" calcext:value-type="string">
            <text:p>CDFB</text:p>
          </table:table-cell>
          <table:table-cell table:style-name="ce125" table:formula="of:=DEC2HEX(HEX2DEC([.AG16])+1)" office:value-type="string" office:string-value="CDFC" calcext:value-type="string">
            <text:p>CDFC</text:p>
          </table:table-cell>
          <table:table-cell table:style-name="ce125" table:formula="of:=DEC2HEX(HEX2DEC([.AH16])+1)" office:value-type="string" office:string-value="CDFD" calcext:value-type="string">
            <text:p>CDFD</text:p>
          </table:table-cell>
          <table:table-cell table:style-name="ce125" table:formula="of:=DEC2HEX(HEX2DEC([.AI16])+1)" office:value-type="string" office:string-value="CDFE" calcext:value-type="string">
            <text:p>CDFE</text:p>
          </table:table-cell>
          <table:table-cell table:style-name="ce125" table:formula="of:=DEC2HEX(HEX2DEC([.AJ16])+1)" office:value-type="string" office:string-value="CDFF" calcext:value-type="string">
            <text:p>CDFF</text:p>
          </table:table-cell>
          <table:table-cell table:style-name="ce125" table:formula="of:=DEC2HEX(HEX2DEC([.AK16])+1)" office:value-type="string" office:string-value="CE00" calcext:value-type="string">
            <text:p>CE00</text:p>
          </table:table-cell>
          <table:table-cell table:style-name="ce125" table:formula="of:=DEC2HEX(HEX2DEC([.AL16])+1)" office:value-type="string" office:string-value="CE01" calcext:value-type="string">
            <text:p>CE01</text:p>
          </table:table-cell>
          <table:table-cell table:style-name="ce125" table:formula="of:=DEC2HEX(HEX2DEC([.AM16])+1)" office:value-type="string" office:string-value="CE02" calcext:value-type="string">
            <text:p>CE02</text:p>
          </table:table-cell>
          <table:table-cell table:style-name="ce125" table:formula="of:=DEC2HEX(HEX2DEC([.AN16])+1)" office:value-type="string" office:string-value="CE03" calcext:value-type="string">
            <text:p>CE03</text:p>
          </table:table-cell>
          <table:table-cell table:style-name="ce125" table:formula="of:=DEC2HEX(HEX2DEC([.AO16])+1)" office:value-type="string" office:string-value="CE04" calcext:value-type="string">
            <text:p>CE04</text:p>
          </table:table-cell>
          <table:table-cell table:style-name="ce125" table:formula="of:=DEC2HEX(HEX2DEC([.AP16])+1)" office:value-type="string" office:string-value="CE05" calcext:value-type="string">
            <text:p>CE05</text:p>
          </table:table-cell>
          <table:table-cell table:style-name="ce125" table:formula="of:=DEC2HEX(HEX2DEC([.AQ16])+1)" office:value-type="string" office:string-value="CE06" calcext:value-type="string">
            <text:p>CE06</text:p>
          </table:table-cell>
          <table:table-cell table:style-name="ce125" table:formula="of:=DEC2HEX(HEX2DEC([.AR16])+1)" office:value-type="string" office:string-value="CE07" calcext:value-type="string">
            <text:p>CE0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6]+1" office:value-type="float" office:value="14" calcext:value-type="float">
            <text:p>14</text:p>
          </table:table-cell>
          <table:table-cell table:style-name="ce126" table:formula="of:=DEC2HEX(HEX2DEC([.AS16])+1)" office:value-type="string" office:string-value="CE08" calcext:value-type="string">
            <text:p>CE08</text:p>
          </table:table-cell>
          <table:table-cell table:style-name="ce126" table:formula="of:=DEC2HEX(HEX2DEC([.F17])+1)" office:value-type="string" office:string-value="CE09" calcext:value-type="string">
            <text:p>CE09</text:p>
          </table:table-cell>
          <table:table-cell table:style-name="ce126" table:formula="of:=DEC2HEX(HEX2DEC([.G17])+1)" office:value-type="string" office:string-value="CE0A" calcext:value-type="string">
            <text:p>CE0A</text:p>
          </table:table-cell>
          <table:table-cell table:style-name="ce126" table:formula="of:=DEC2HEX(HEX2DEC([.H17])+1)" office:value-type="string" office:string-value="CE0B" calcext:value-type="string">
            <text:p>CE0B</text:p>
          </table:table-cell>
          <table:table-cell table:style-name="ce126" table:formula="of:=DEC2HEX(HEX2DEC([.I17])+1)" office:value-type="string" office:string-value="CE0C" calcext:value-type="string">
            <text:p>CE0C</text:p>
          </table:table-cell>
          <table:table-cell table:style-name="ce126" table:formula="of:=DEC2HEX(HEX2DEC([.J17])+1)" office:value-type="string" office:string-value="CE0D" calcext:value-type="string">
            <text:p>CE0D</text:p>
          </table:table-cell>
          <table:table-cell table:style-name="ce126" table:formula="of:=DEC2HEX(HEX2DEC([.K17])+1)" office:value-type="string" office:string-value="CE0E" calcext:value-type="string">
            <text:p>CE0E</text:p>
          </table:table-cell>
          <table:table-cell table:style-name="ce126" table:formula="of:=DEC2HEX(HEX2DEC([.L17])+1)" office:value-type="string" office:string-value="CE0F" calcext:value-type="string">
            <text:p>CE0F</text:p>
          </table:table-cell>
          <table:table-cell table:style-name="ce126" table:formula="of:=DEC2HEX(HEX2DEC([.M17])+1)" office:value-type="string" office:string-value="CE10" calcext:value-type="string">
            <text:p>CE10</text:p>
          </table:table-cell>
          <table:table-cell table:style-name="ce126" table:formula="of:=DEC2HEX(HEX2DEC([.N17])+1)" office:value-type="string" office:string-value="CE11" calcext:value-type="string">
            <text:p>CE11</text:p>
          </table:table-cell>
          <table:table-cell table:style-name="ce126" table:formula="of:=DEC2HEX(HEX2DEC([.O17])+1)" office:value-type="string" office:string-value="CE12" calcext:value-type="string">
            <text:p>CE12</text:p>
          </table:table-cell>
          <table:table-cell table:style-name="ce64" table:formula="of:=DEC2HEX(HEX2DEC([.P17])+1)" office:value-type="string" office:string-value="CE13" calcext:value-type="string">
            <text:p>CE13</text:p>
          </table:table-cell>
          <table:table-cell table:style-name="ce64" table:formula="of:=DEC2HEX(HEX2DEC([.Q17])+1)" office:value-type="string" office:string-value="CE14" calcext:value-type="string">
            <text:p>CE14</text:p>
          </table:table-cell>
          <table:table-cell table:style-name="ce64" table:formula="of:=DEC2HEX(HEX2DEC([.R17])+1)" office:value-type="string" office:string-value="CE15" calcext:value-type="string">
            <text:p>CE15</text:p>
          </table:table-cell>
          <table:table-cell table:style-name="ce64" table:formula="of:=DEC2HEX(HEX2DEC([.S17])+1)" office:value-type="string" office:string-value="CE16" calcext:value-type="string">
            <text:p>CE16</text:p>
          </table:table-cell>
          <table:table-cell table:style-name="ce64" table:formula="of:=DEC2HEX(HEX2DEC([.T17])+1)" office:value-type="string" office:string-value="CE17" calcext:value-type="string">
            <text:p>CE17</text:p>
          </table:table-cell>
          <table:table-cell table:style-name="ce64" table:formula="of:=DEC2HEX(HEX2DEC([.U17])+1)" office:value-type="string" office:string-value="CE18" calcext:value-type="string">
            <text:p>CE18</text:p>
          </table:table-cell>
          <table:table-cell table:style-name="ce64" table:formula="of:=DEC2HEX(HEX2DEC([.V17])+1)" office:value-type="string" office:string-value="CE19" calcext:value-type="string">
            <text:p>CE19</text:p>
          </table:table-cell>
          <table:table-cell table:style-name="ce64" table:formula="of:=DEC2HEX(HEX2DEC([.W17])+1)" office:value-type="string" office:string-value="CE1A" calcext:value-type="string">
            <text:p>CE1A</text:p>
          </table:table-cell>
          <table:table-cell table:style-name="ce64" table:formula="of:=DEC2HEX(HEX2DEC([.X17])+1)" office:value-type="string" office:string-value="CE1B" calcext:value-type="string">
            <text:p>CE1B</text:p>
          </table:table-cell>
          <table:table-cell table:style-name="ce64" table:formula="of:=DEC2HEX(HEX2DEC([.Y17])+1)" office:value-type="string" office:string-value="CE1C" calcext:value-type="string">
            <text:p>CE1C</text:p>
          </table:table-cell>
          <table:table-cell table:style-name="ce64" table:formula="of:=DEC2HEX(HEX2DEC([.Z17])+1)" office:value-type="string" office:string-value="CE1D" calcext:value-type="string">
            <text:p>CE1D</text:p>
          </table:table-cell>
          <table:table-cell table:style-name="ce124" table:formula="of:=DEC2HEX(HEX2DEC([.AA17])+1)" office:value-type="string" office:string-value="CE1E" calcext:value-type="string">
            <text:p>CE1E</text:p>
          </table:table-cell>
          <table:table-cell table:style-name="ce125" table:formula="of:=DEC2HEX(HEX2DEC([.AB17])+1)" office:value-type="string" office:string-value="CE1F" calcext:value-type="string">
            <text:p>CE1F</text:p>
          </table:table-cell>
          <table:table-cell table:style-name="ce125" table:formula="of:=DEC2HEX(HEX2DEC([.AC17])+1)" office:value-type="string" office:string-value="CE20" calcext:value-type="string">
            <text:p>CE20</text:p>
          </table:table-cell>
          <table:table-cell table:style-name="ce125" table:formula="of:=DEC2HEX(HEX2DEC([.AD17])+1)" office:value-type="string" office:string-value="CE21" calcext:value-type="string">
            <text:p>CE21</text:p>
          </table:table-cell>
          <table:table-cell table:style-name="ce125" table:formula="of:=DEC2HEX(HEX2DEC([.AE17])+1)" office:value-type="string" office:string-value="CE22" calcext:value-type="string">
            <text:p>CE22</text:p>
          </table:table-cell>
          <table:table-cell table:style-name="ce125" table:formula="of:=DEC2HEX(HEX2DEC([.AF17])+1)" office:value-type="string" office:string-value="CE23" calcext:value-type="string">
            <text:p>CE23</text:p>
          </table:table-cell>
          <table:table-cell table:style-name="ce125" table:formula="of:=DEC2HEX(HEX2DEC([.AG17])+1)" office:value-type="string" office:string-value="CE24" calcext:value-type="string">
            <text:p>CE24</text:p>
          </table:table-cell>
          <table:table-cell table:style-name="ce125" table:formula="of:=DEC2HEX(HEX2DEC([.AH17])+1)" office:value-type="string" office:string-value="CE25" calcext:value-type="string">
            <text:p>CE25</text:p>
          </table:table-cell>
          <table:table-cell table:style-name="ce125" table:formula="of:=DEC2HEX(HEX2DEC([.AI17])+1)" office:value-type="string" office:string-value="CE26" calcext:value-type="string">
            <text:p>CE26</text:p>
          </table:table-cell>
          <table:table-cell table:style-name="ce125" table:formula="of:=DEC2HEX(HEX2DEC([.AJ17])+1)" office:value-type="string" office:string-value="CE27" calcext:value-type="string">
            <text:p>CE27</text:p>
          </table:table-cell>
          <table:table-cell table:style-name="ce125" table:formula="of:=DEC2HEX(HEX2DEC([.AK17])+1)" office:value-type="string" office:string-value="CE28" calcext:value-type="string">
            <text:p>CE28</text:p>
          </table:table-cell>
          <table:table-cell table:style-name="ce125" table:formula="of:=DEC2HEX(HEX2DEC([.AL17])+1)" office:value-type="string" office:string-value="CE29" calcext:value-type="string">
            <text:p>CE29</text:p>
          </table:table-cell>
          <table:table-cell table:style-name="ce125" table:formula="of:=DEC2HEX(HEX2DEC([.AM17])+1)" office:value-type="string" office:string-value="CE2A" calcext:value-type="string">
            <text:p>CE2A</text:p>
          </table:table-cell>
          <table:table-cell table:style-name="ce125" table:formula="of:=DEC2HEX(HEX2DEC([.AN17])+1)" office:value-type="string" office:string-value="CE2B" calcext:value-type="string">
            <text:p>CE2B</text:p>
          </table:table-cell>
          <table:table-cell table:style-name="ce125" table:formula="of:=DEC2HEX(HEX2DEC([.AO17])+1)" office:value-type="string" office:string-value="CE2C" calcext:value-type="string">
            <text:p>CE2C</text:p>
          </table:table-cell>
          <table:table-cell table:style-name="ce125" table:formula="of:=DEC2HEX(HEX2DEC([.AP17])+1)" office:value-type="string" office:string-value="CE2D" calcext:value-type="string">
            <text:p>CE2D</text:p>
          </table:table-cell>
          <table:table-cell table:style-name="ce125" table:formula="of:=DEC2HEX(HEX2DEC([.AQ17])+1)" office:value-type="string" office:string-value="CE2E" calcext:value-type="string">
            <text:p>CE2E</text:p>
          </table:table-cell>
          <table:table-cell table:style-name="ce125" table:formula="of:=DEC2HEX(HEX2DEC([.AR17])+1)" office:value-type="string" office:string-value="CE2F" calcext:value-type="string">
            <text:p>CE2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7]+1" office:value-type="float" office:value="15" calcext:value-type="float">
            <text:p>15</text:p>
          </table:table-cell>
          <table:table-cell table:style-name="ce126" table:formula="of:=DEC2HEX(HEX2DEC([.AS17])+1)" office:value-type="string" office:string-value="CE30" calcext:value-type="string">
            <text:p>CE30</text:p>
          </table:table-cell>
          <table:table-cell table:style-name="ce126" table:formula="of:=DEC2HEX(HEX2DEC([.F18])+1)" office:value-type="string" office:string-value="CE31" calcext:value-type="string">
            <text:p>CE31</text:p>
          </table:table-cell>
          <table:table-cell table:style-name="ce126" table:formula="of:=DEC2HEX(HEX2DEC([.G18])+1)" office:value-type="string" office:string-value="CE32" calcext:value-type="string">
            <text:p>CE32</text:p>
          </table:table-cell>
          <table:table-cell table:style-name="ce126" table:formula="of:=DEC2HEX(HEX2DEC([.H18])+1)" office:value-type="string" office:string-value="CE33" calcext:value-type="string">
            <text:p>CE33</text:p>
          </table:table-cell>
          <table:table-cell table:style-name="ce126" table:formula="of:=DEC2HEX(HEX2DEC([.I18])+1)" office:value-type="string" office:string-value="CE34" calcext:value-type="string">
            <text:p>CE34</text:p>
          </table:table-cell>
          <table:table-cell table:style-name="ce126" table:formula="of:=DEC2HEX(HEX2DEC([.J18])+1)" office:value-type="string" office:string-value="CE35" calcext:value-type="string">
            <text:p>CE35</text:p>
          </table:table-cell>
          <table:table-cell table:style-name="ce126" table:formula="of:=DEC2HEX(HEX2DEC([.K18])+1)" office:value-type="string" office:string-value="CE36" calcext:value-type="string">
            <text:p>CE36</text:p>
          </table:table-cell>
          <table:table-cell table:style-name="ce126" table:formula="of:=DEC2HEX(HEX2DEC([.L18])+1)" office:value-type="string" office:string-value="CE37" calcext:value-type="string">
            <text:p>CE37</text:p>
          </table:table-cell>
          <table:table-cell table:style-name="ce126" table:formula="of:=DEC2HEX(HEX2DEC([.M18])+1)" office:value-type="string" office:string-value="CE38" calcext:value-type="string">
            <text:p>CE38</text:p>
          </table:table-cell>
          <table:table-cell table:style-name="ce126" table:formula="of:=DEC2HEX(HEX2DEC([.N18])+1)" office:value-type="string" office:string-value="CE39" calcext:value-type="string">
            <text:p>CE39</text:p>
          </table:table-cell>
          <table:table-cell table:style-name="ce126" table:formula="of:=DEC2HEX(HEX2DEC([.O18])+1)" office:value-type="string" office:string-value="CE3A" calcext:value-type="string">
            <text:p>CE3A</text:p>
          </table:table-cell>
          <table:table-cell table:style-name="ce64" table:formula="of:=DEC2HEX(HEX2DEC([.P18])+1)" office:value-type="string" office:string-value="CE3B" calcext:value-type="string">
            <text:p>CE3B</text:p>
          </table:table-cell>
          <table:table-cell table:style-name="ce64" table:formula="of:=DEC2HEX(HEX2DEC([.Q18])+1)" office:value-type="string" office:string-value="CE3C" calcext:value-type="string">
            <text:p>CE3C</text:p>
          </table:table-cell>
          <table:table-cell table:style-name="ce64" table:formula="of:=DEC2HEX(HEX2DEC([.R18])+1)" office:value-type="string" office:string-value="CE3D" calcext:value-type="string">
            <text:p>CE3D</text:p>
          </table:table-cell>
          <table:table-cell table:style-name="ce64" table:formula="of:=DEC2HEX(HEX2DEC([.S18])+1)" office:value-type="string" office:string-value="CE3E" calcext:value-type="string">
            <text:p>CE3E</text:p>
          </table:table-cell>
          <table:table-cell table:style-name="ce64" table:formula="of:=DEC2HEX(HEX2DEC([.T18])+1)" office:value-type="string" office:string-value="CE3F" calcext:value-type="string">
            <text:p>CE3F</text:p>
          </table:table-cell>
          <table:table-cell table:style-name="ce64" table:formula="of:=DEC2HEX(HEX2DEC([.U18])+1)" office:value-type="string" office:string-value="CE40" calcext:value-type="string">
            <text:p>CE40</text:p>
          </table:table-cell>
          <table:table-cell table:style-name="ce64" table:formula="of:=DEC2HEX(HEX2DEC([.V18])+1)" office:value-type="string" office:string-value="CE41" calcext:value-type="string">
            <text:p>CE41</text:p>
          </table:table-cell>
          <table:table-cell table:style-name="ce64" table:formula="of:=DEC2HEX(HEX2DEC([.W18])+1)" office:value-type="string" office:string-value="CE42" calcext:value-type="string">
            <text:p>CE42</text:p>
          </table:table-cell>
          <table:table-cell table:style-name="ce64" table:formula="of:=DEC2HEX(HEX2DEC([.X18])+1)" office:value-type="string" office:string-value="CE43" calcext:value-type="string">
            <text:p>CE43</text:p>
          </table:table-cell>
          <table:table-cell table:style-name="ce64" table:formula="of:=DEC2HEX(HEX2DEC([.Y18])+1)" office:value-type="string" office:string-value="CE44" calcext:value-type="string">
            <text:p>CE44</text:p>
          </table:table-cell>
          <table:table-cell table:style-name="ce64" table:formula="of:=DEC2HEX(HEX2DEC([.Z18])+1)" office:value-type="string" office:string-value="CE45" calcext:value-type="string">
            <text:p>CE45</text:p>
          </table:table-cell>
          <table:table-cell table:style-name="ce124" table:formula="of:=DEC2HEX(HEX2DEC([.AA18])+1)" office:value-type="string" office:string-value="CE46" calcext:value-type="string">
            <text:p>CE46</text:p>
          </table:table-cell>
          <table:table-cell table:style-name="ce125" table:formula="of:=DEC2HEX(HEX2DEC([.AB18])+1)" office:value-type="string" office:string-value="CE47" calcext:value-type="string">
            <text:p>CE47</text:p>
          </table:table-cell>
          <table:table-cell table:style-name="ce125" table:formula="of:=DEC2HEX(HEX2DEC([.AC18])+1)" office:value-type="string" office:string-value="CE48" calcext:value-type="string">
            <text:p>CE48</text:p>
          </table:table-cell>
          <table:table-cell table:style-name="ce125" table:formula="of:=DEC2HEX(HEX2DEC([.AD18])+1)" office:value-type="string" office:string-value="CE49" calcext:value-type="string">
            <text:p>CE49</text:p>
          </table:table-cell>
          <table:table-cell table:style-name="ce125" table:formula="of:=DEC2HEX(HEX2DEC([.AE18])+1)" office:value-type="string" office:string-value="CE4A" calcext:value-type="string">
            <text:p>CE4A</text:p>
          </table:table-cell>
          <table:table-cell table:style-name="ce125" table:formula="of:=DEC2HEX(HEX2DEC([.AF18])+1)" office:value-type="string" office:string-value="CE4B" calcext:value-type="string">
            <text:p>CE4B</text:p>
          </table:table-cell>
          <table:table-cell table:style-name="ce125" table:formula="of:=DEC2HEX(HEX2DEC([.AG18])+1)" office:value-type="string" office:string-value="CE4C" calcext:value-type="string">
            <text:p>CE4C</text:p>
          </table:table-cell>
          <table:table-cell table:style-name="ce125" table:formula="of:=DEC2HEX(HEX2DEC([.AH18])+1)" office:value-type="string" office:string-value="CE4D" calcext:value-type="string">
            <text:p>CE4D</text:p>
          </table:table-cell>
          <table:table-cell table:style-name="ce125" table:formula="of:=DEC2HEX(HEX2DEC([.AI18])+1)" office:value-type="string" office:string-value="CE4E" calcext:value-type="string">
            <text:p>CE4E</text:p>
          </table:table-cell>
          <table:table-cell table:style-name="ce125" table:formula="of:=DEC2HEX(HEX2DEC([.AJ18])+1)" office:value-type="string" office:string-value="CE4F" calcext:value-type="string">
            <text:p>CE4F</text:p>
          </table:table-cell>
          <table:table-cell table:style-name="ce125" table:formula="of:=DEC2HEX(HEX2DEC([.AK18])+1)" office:value-type="string" office:string-value="CE50" calcext:value-type="string">
            <text:p>CE50</text:p>
          </table:table-cell>
          <table:table-cell table:style-name="ce125" table:formula="of:=DEC2HEX(HEX2DEC([.AL18])+1)" office:value-type="string" office:string-value="CE51" calcext:value-type="string">
            <text:p>CE51</text:p>
          </table:table-cell>
          <table:table-cell table:style-name="ce125" table:formula="of:=DEC2HEX(HEX2DEC([.AM18])+1)" office:value-type="string" office:string-value="CE52" calcext:value-type="string">
            <text:p>CE52</text:p>
          </table:table-cell>
          <table:table-cell table:style-name="ce125" table:formula="of:=DEC2HEX(HEX2DEC([.AN18])+1)" office:value-type="string" office:string-value="CE53" calcext:value-type="string">
            <text:p>CE53</text:p>
          </table:table-cell>
          <table:table-cell table:style-name="ce125" table:formula="of:=DEC2HEX(HEX2DEC([.AO18])+1)" office:value-type="string" office:string-value="CE54" calcext:value-type="string">
            <text:p>CE54</text:p>
          </table:table-cell>
          <table:table-cell table:style-name="ce125" table:formula="of:=DEC2HEX(HEX2DEC([.AP18])+1)" office:value-type="string" office:string-value="CE55" calcext:value-type="string">
            <text:p>CE55</text:p>
          </table:table-cell>
          <table:table-cell table:style-name="ce125" table:formula="of:=DEC2HEX(HEX2DEC([.AQ18])+1)" office:value-type="string" office:string-value="CE56" calcext:value-type="string">
            <text:p>CE56</text:p>
          </table:table-cell>
          <table:table-cell table:style-name="ce125" table:formula="of:=DEC2HEX(HEX2DEC([.AR18])+1)" office:value-type="string" office:string-value="CE57" calcext:value-type="string">
            <text:p>CE5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8]+1" office:value-type="float" office:value="16" calcext:value-type="float">
            <text:p>16</text:p>
          </table:table-cell>
          <table:table-cell table:style-name="ce126" table:formula="of:=DEC2HEX(HEX2DEC([.AS18])+1)" office:value-type="string" office:string-value="CE58" calcext:value-type="string">
            <text:p>CE58</text:p>
          </table:table-cell>
          <table:table-cell table:style-name="ce126" table:formula="of:=DEC2HEX(HEX2DEC([.F19])+1)" office:value-type="string" office:string-value="CE59" calcext:value-type="string">
            <text:p>CE59</text:p>
          </table:table-cell>
          <table:table-cell table:style-name="ce126" table:formula="of:=DEC2HEX(HEX2DEC([.G19])+1)" office:value-type="string" office:string-value="CE5A" calcext:value-type="string">
            <text:p>CE5A</text:p>
          </table:table-cell>
          <table:table-cell table:style-name="ce126" table:formula="of:=DEC2HEX(HEX2DEC([.H19])+1)" office:value-type="string" office:string-value="CE5B" calcext:value-type="string">
            <text:p>CE5B</text:p>
          </table:table-cell>
          <table:table-cell table:style-name="ce126" table:formula="of:=DEC2HEX(HEX2DEC([.I19])+1)" office:value-type="string" office:string-value="CE5C" calcext:value-type="string">
            <text:p>CE5C</text:p>
          </table:table-cell>
          <table:table-cell table:style-name="ce126" table:formula="of:=DEC2HEX(HEX2DEC([.J19])+1)" office:value-type="string" office:string-value="CE5D" calcext:value-type="string">
            <text:p>CE5D</text:p>
          </table:table-cell>
          <table:table-cell table:style-name="ce126" table:formula="of:=DEC2HEX(HEX2DEC([.K19])+1)" office:value-type="string" office:string-value="CE5E" calcext:value-type="string">
            <text:p>CE5E</text:p>
          </table:table-cell>
          <table:table-cell table:style-name="ce126" table:formula="of:=DEC2HEX(HEX2DEC([.L19])+1)" office:value-type="string" office:string-value="CE5F" calcext:value-type="string">
            <text:p>CE5F</text:p>
          </table:table-cell>
          <table:table-cell table:style-name="ce126" table:formula="of:=DEC2HEX(HEX2DEC([.M19])+1)" office:value-type="string" office:string-value="CE60" calcext:value-type="string">
            <text:p>CE60</text:p>
          </table:table-cell>
          <table:table-cell table:style-name="ce126" table:formula="of:=DEC2HEX(HEX2DEC([.N19])+1)" office:value-type="string" office:string-value="CE61" calcext:value-type="string">
            <text:p>CE61</text:p>
          </table:table-cell>
          <table:table-cell table:style-name="ce126" table:formula="of:=DEC2HEX(HEX2DEC([.O19])+1)" office:value-type="string" office:string-value="CE62" calcext:value-type="string">
            <text:p>CE62</text:p>
          </table:table-cell>
          <table:table-cell table:style-name="ce64" table:formula="of:=DEC2HEX(HEX2DEC([.P19])+1)" office:value-type="string" office:string-value="CE63" calcext:value-type="string">
            <text:p>CE63</text:p>
          </table:table-cell>
          <table:table-cell table:style-name="ce64" table:formula="of:=DEC2HEX(HEX2DEC([.Q19])+1)" office:value-type="string" office:string-value="CE64" calcext:value-type="string">
            <text:p>CE64</text:p>
          </table:table-cell>
          <table:table-cell table:style-name="ce64" table:formula="of:=DEC2HEX(HEX2DEC([.R19])+1)" office:value-type="string" office:string-value="CE65" calcext:value-type="string">
            <text:p>CE65</text:p>
          </table:table-cell>
          <table:table-cell table:style-name="ce64" table:formula="of:=DEC2HEX(HEX2DEC([.S19])+1)" office:value-type="string" office:string-value="CE66" calcext:value-type="string">
            <text:p>CE66</text:p>
          </table:table-cell>
          <table:table-cell table:style-name="ce64" table:formula="of:=DEC2HEX(HEX2DEC([.T19])+1)" office:value-type="string" office:string-value="CE67" calcext:value-type="string">
            <text:p>CE67</text:p>
          </table:table-cell>
          <table:table-cell table:style-name="ce64" table:formula="of:=DEC2HEX(HEX2DEC([.U19])+1)" office:value-type="string" office:string-value="CE68" calcext:value-type="string">
            <text:p>CE68</text:p>
          </table:table-cell>
          <table:table-cell table:style-name="ce64" table:formula="of:=DEC2HEX(HEX2DEC([.V19])+1)" office:value-type="string" office:string-value="CE69" calcext:value-type="string">
            <text:p>CE69</text:p>
          </table:table-cell>
          <table:table-cell table:style-name="ce64" table:formula="of:=DEC2HEX(HEX2DEC([.W19])+1)" office:value-type="string" office:string-value="CE6A" calcext:value-type="string">
            <text:p>CE6A</text:p>
          </table:table-cell>
          <table:table-cell table:style-name="ce64" table:formula="of:=DEC2HEX(HEX2DEC([.X19])+1)" office:value-type="string" office:string-value="CE6B" calcext:value-type="string">
            <text:p>CE6B</text:p>
          </table:table-cell>
          <table:table-cell table:style-name="ce64" table:formula="of:=DEC2HEX(HEX2DEC([.Y19])+1)" office:value-type="string" office:string-value="CE6C" calcext:value-type="string">
            <text:p>CE6C</text:p>
          </table:table-cell>
          <table:table-cell table:style-name="ce64" table:formula="of:=DEC2HEX(HEX2DEC([.Z19])+1)" office:value-type="string" office:string-value="CE6D" calcext:value-type="string">
            <text:p>CE6D</text:p>
          </table:table-cell>
          <table:table-cell table:style-name="ce124" table:formula="of:=DEC2HEX(HEX2DEC([.AA19])+1)" office:value-type="string" office:string-value="CE6E" calcext:value-type="string">
            <text:p>CE6E</text:p>
          </table:table-cell>
          <table:table-cell table:style-name="ce125" table:formula="of:=DEC2HEX(HEX2DEC([.AB19])+1)" office:value-type="string" office:string-value="CE6F" calcext:value-type="string">
            <text:p>CE6F</text:p>
          </table:table-cell>
          <table:table-cell table:style-name="ce125" table:formula="of:=DEC2HEX(HEX2DEC([.AC19])+1)" office:value-type="string" office:string-value="CE70" calcext:value-type="string">
            <text:p>CE70</text:p>
          </table:table-cell>
          <table:table-cell table:style-name="ce125" table:formula="of:=DEC2HEX(HEX2DEC([.AD19])+1)" office:value-type="string" office:string-value="CE71" calcext:value-type="string">
            <text:p>CE71</text:p>
          </table:table-cell>
          <table:table-cell table:style-name="ce125" table:formula="of:=DEC2HEX(HEX2DEC([.AE19])+1)" office:value-type="string" office:string-value="CE72" calcext:value-type="string">
            <text:p>CE72</text:p>
          </table:table-cell>
          <table:table-cell table:style-name="ce125" table:formula="of:=DEC2HEX(HEX2DEC([.AF19])+1)" office:value-type="string" office:string-value="CE73" calcext:value-type="string">
            <text:p>CE73</text:p>
          </table:table-cell>
          <table:table-cell table:style-name="ce125" table:formula="of:=DEC2HEX(HEX2DEC([.AG19])+1)" office:value-type="string" office:string-value="CE74" calcext:value-type="string">
            <text:p>CE74</text:p>
          </table:table-cell>
          <table:table-cell table:style-name="ce125" table:formula="of:=DEC2HEX(HEX2DEC([.AH19])+1)" office:value-type="string" office:string-value="CE75" calcext:value-type="string">
            <text:p>CE75</text:p>
          </table:table-cell>
          <table:table-cell table:style-name="ce125" table:formula="of:=DEC2HEX(HEX2DEC([.AI19])+1)" office:value-type="string" office:string-value="CE76" calcext:value-type="string">
            <text:p>CE76</text:p>
          </table:table-cell>
          <table:table-cell table:style-name="ce125" table:formula="of:=DEC2HEX(HEX2DEC([.AJ19])+1)" office:value-type="string" office:string-value="CE77" calcext:value-type="string">
            <text:p>CE77</text:p>
          </table:table-cell>
          <table:table-cell table:style-name="ce125" table:formula="of:=DEC2HEX(HEX2DEC([.AK19])+1)" office:value-type="string" office:string-value="CE78" calcext:value-type="string">
            <text:p>CE78</text:p>
          </table:table-cell>
          <table:table-cell table:style-name="ce125" table:formula="of:=DEC2HEX(HEX2DEC([.AL19])+1)" office:value-type="string" office:string-value="CE79" calcext:value-type="string">
            <text:p>CE79</text:p>
          </table:table-cell>
          <table:table-cell table:style-name="ce125" table:formula="of:=DEC2HEX(HEX2DEC([.AM19])+1)" office:value-type="string" office:string-value="CE7A" calcext:value-type="string">
            <text:p>CE7A</text:p>
          </table:table-cell>
          <table:table-cell table:style-name="ce125" table:formula="of:=DEC2HEX(HEX2DEC([.AN19])+1)" office:value-type="string" office:string-value="CE7B" calcext:value-type="string">
            <text:p>CE7B</text:p>
          </table:table-cell>
          <table:table-cell table:style-name="ce125" table:formula="of:=DEC2HEX(HEX2DEC([.AO19])+1)" office:value-type="string" office:string-value="CE7C" calcext:value-type="string">
            <text:p>CE7C</text:p>
          </table:table-cell>
          <table:table-cell table:style-name="ce125" table:formula="of:=DEC2HEX(HEX2DEC([.AP19])+1)" office:value-type="string" office:string-value="CE7D" calcext:value-type="string">
            <text:p>CE7D</text:p>
          </table:table-cell>
          <table:table-cell table:style-name="ce125" table:formula="of:=DEC2HEX(HEX2DEC([.AQ19])+1)" office:value-type="string" office:string-value="CE7E" calcext:value-type="string">
            <text:p>CE7E</text:p>
          </table:table-cell>
          <table:table-cell table:style-name="ce125" table:formula="of:=DEC2HEX(HEX2DEC([.AR19])+1)" office:value-type="string" office:string-value="CE7F" calcext:value-type="string">
            <text:p>CE7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19]+1" office:value-type="float" office:value="17" calcext:value-type="float">
            <text:p>17</text:p>
          </table:table-cell>
          <table:table-cell table:style-name="ce64" table:formula="of:=DEC2HEX(HEX2DEC([.AS19])+1)" office:value-type="string" office:string-value="CE80" calcext:value-type="string">
            <text:p>CE80</text:p>
          </table:table-cell>
          <table:table-cell table:style-name="ce64" table:formula="of:=DEC2HEX(HEX2DEC([.F20])+1)" office:value-type="string" office:string-value="CE81" calcext:value-type="string">
            <text:p>CE81</text:p>
          </table:table-cell>
          <table:table-cell table:style-name="ce64" table:formula="of:=DEC2HEX(HEX2DEC([.G20])+1)" office:value-type="string" office:string-value="CE82" calcext:value-type="string">
            <text:p>CE82</text:p>
          </table:table-cell>
          <table:table-cell table:style-name="ce64" table:formula="of:=DEC2HEX(HEX2DEC([.H20])+1)" office:value-type="string" office:string-value="CE83" calcext:value-type="string">
            <text:p>CE83</text:p>
          </table:table-cell>
          <table:table-cell table:style-name="ce64" table:formula="of:=DEC2HEX(HEX2DEC([.I20])+1)" office:value-type="string" office:string-value="CE84" calcext:value-type="string">
            <text:p>CE84</text:p>
          </table:table-cell>
          <table:table-cell table:style-name="ce126" table:formula="of:=DEC2HEX(HEX2DEC([.J20])+1)" office:value-type="string" office:string-value="CE85" calcext:value-type="string">
            <text:p>CE85</text:p>
          </table:table-cell>
          <table:table-cell table:style-name="ce64" table:formula="of:=DEC2HEX(HEX2DEC([.K20])+1)" office:value-type="string" office:string-value="CE86" calcext:value-type="string">
            <text:p>CE86</text:p>
          </table:table-cell>
          <table:table-cell table:style-name="ce64" table:formula="of:=DEC2HEX(HEX2DEC([.L20])+1)" office:value-type="string" office:string-value="CE87" calcext:value-type="string">
            <text:p>CE87</text:p>
          </table:table-cell>
          <table:table-cell table:style-name="ce64" table:formula="of:=DEC2HEX(HEX2DEC([.M20])+1)" office:value-type="string" office:string-value="CE88" calcext:value-type="string">
            <text:p>CE88</text:p>
          </table:table-cell>
          <table:table-cell table:style-name="ce64" table:formula="of:=DEC2HEX(HEX2DEC([.N20])+1)" office:value-type="string" office:string-value="CE89" calcext:value-type="string">
            <text:p>CE89</text:p>
          </table:table-cell>
          <table:table-cell table:style-name="ce64" table:formula="of:=DEC2HEX(HEX2DEC([.O20])+1)" office:value-type="string" office:string-value="CE8A" calcext:value-type="string">
            <text:p>CE8A</text:p>
          </table:table-cell>
          <table:table-cell table:style-name="ce64" table:formula="of:=DEC2HEX(HEX2DEC([.P20])+1)" office:value-type="string" office:string-value="CE8B" calcext:value-type="string">
            <text:p>CE8B</text:p>
          </table:table-cell>
          <table:table-cell table:style-name="ce64" table:formula="of:=DEC2HEX(HEX2DEC([.Q20])+1)" office:value-type="string" office:string-value="CE8C" calcext:value-type="string">
            <text:p>CE8C</text:p>
          </table:table-cell>
          <table:table-cell table:style-name="ce64" table:formula="of:=DEC2HEX(HEX2DEC([.R20])+1)" office:value-type="string" office:string-value="CE8D" calcext:value-type="string">
            <text:p>CE8D</text:p>
          </table:table-cell>
          <table:table-cell table:style-name="ce64" table:formula="of:=DEC2HEX(HEX2DEC([.S20])+1)" office:value-type="string" office:string-value="CE8E" calcext:value-type="string">
            <text:p>CE8E</text:p>
          </table:table-cell>
          <table:table-cell table:style-name="ce64" table:formula="of:=DEC2HEX(HEX2DEC([.T20])+1)" office:value-type="string" office:string-value="CE8F" calcext:value-type="string">
            <text:p>CE8F</text:p>
          </table:table-cell>
          <table:table-cell table:style-name="ce64" table:formula="of:=DEC2HEX(HEX2DEC([.U20])+1)" office:value-type="string" office:string-value="CE90" calcext:value-type="string">
            <text:p>CE90</text:p>
          </table:table-cell>
          <table:table-cell table:style-name="ce64" table:formula="of:=DEC2HEX(HEX2DEC([.V20])+1)" office:value-type="string" office:string-value="CE91" calcext:value-type="string">
            <text:p>CE91</text:p>
          </table:table-cell>
          <table:table-cell table:style-name="ce64" table:formula="of:=DEC2HEX(HEX2DEC([.W20])+1)" office:value-type="string" office:string-value="CE92" calcext:value-type="string">
            <text:p>CE92</text:p>
          </table:table-cell>
          <table:table-cell table:style-name="ce64" table:formula="of:=DEC2HEX(HEX2DEC([.X20])+1)" office:value-type="string" office:string-value="CE93" calcext:value-type="string">
            <text:p>CE93</text:p>
          </table:table-cell>
          <table:table-cell table:style-name="ce64" table:formula="of:=DEC2HEX(HEX2DEC([.Y20])+1)" office:value-type="string" office:string-value="CE94" calcext:value-type="string">
            <text:p>CE94</text:p>
          </table:table-cell>
          <table:table-cell table:style-name="ce64" table:formula="of:=DEC2HEX(HEX2DEC([.Z20])+1)" office:value-type="string" office:string-value="CE95" calcext:value-type="string">
            <text:p>CE95</text:p>
          </table:table-cell>
          <table:table-cell table:style-name="ce124" table:formula="of:=DEC2HEX(HEX2DEC([.AA20])+1)" office:value-type="string" office:string-value="CE96" calcext:value-type="string">
            <text:p>CE96</text:p>
          </table:table-cell>
          <table:table-cell table:style-name="ce125" table:formula="of:=DEC2HEX(HEX2DEC([.AB20])+1)" office:value-type="string" office:string-value="CE97" calcext:value-type="string">
            <text:p>CE97</text:p>
          </table:table-cell>
          <table:table-cell table:style-name="ce125" table:formula="of:=DEC2HEX(HEX2DEC([.AC20])+1)" office:value-type="string" office:string-value="CE98" calcext:value-type="string">
            <text:p>CE98</text:p>
          </table:table-cell>
          <table:table-cell table:style-name="ce125" table:formula="of:=DEC2HEX(HEX2DEC([.AD20])+1)" office:value-type="string" office:string-value="CE99" calcext:value-type="string">
            <text:p>CE99</text:p>
          </table:table-cell>
          <table:table-cell table:style-name="ce125" table:formula="of:=DEC2HEX(HEX2DEC([.AE20])+1)" office:value-type="string" office:string-value="CE9A" calcext:value-type="string">
            <text:p>CE9A</text:p>
          </table:table-cell>
          <table:table-cell table:style-name="ce125" table:formula="of:=DEC2HEX(HEX2DEC([.AF20])+1)" office:value-type="string" office:string-value="CE9B" calcext:value-type="string">
            <text:p>CE9B</text:p>
          </table:table-cell>
          <table:table-cell table:style-name="ce125" table:formula="of:=DEC2HEX(HEX2DEC([.AG20])+1)" office:value-type="string" office:string-value="CE9C" calcext:value-type="string">
            <text:p>CE9C</text:p>
          </table:table-cell>
          <table:table-cell table:style-name="ce125" table:formula="of:=DEC2HEX(HEX2DEC([.AH20])+1)" office:value-type="string" office:string-value="CE9D" calcext:value-type="string">
            <text:p>CE9D</text:p>
          </table:table-cell>
          <table:table-cell table:style-name="ce125" table:formula="of:=DEC2HEX(HEX2DEC([.AI20])+1)" office:value-type="string" office:string-value="CE9E" calcext:value-type="string">
            <text:p>CE9E</text:p>
          </table:table-cell>
          <table:table-cell table:style-name="ce125" table:formula="of:=DEC2HEX(HEX2DEC([.AJ20])+1)" office:value-type="string" office:string-value="CE9F" calcext:value-type="string">
            <text:p>CE9F</text:p>
          </table:table-cell>
          <table:table-cell table:style-name="ce125" table:formula="of:=DEC2HEX(HEX2DEC([.AK20])+1)" office:value-type="string" office:string-value="CEA0" calcext:value-type="string">
            <text:p>CEA0</text:p>
          </table:table-cell>
          <table:table-cell table:style-name="ce125" table:formula="of:=DEC2HEX(HEX2DEC([.AL20])+1)" office:value-type="string" office:string-value="CEA1" calcext:value-type="string">
            <text:p>CEA1</text:p>
          </table:table-cell>
          <table:table-cell table:style-name="ce125" table:formula="of:=DEC2HEX(HEX2DEC([.AM20])+1)" office:value-type="string" office:string-value="CEA2" calcext:value-type="string">
            <text:p>CEA2</text:p>
          </table:table-cell>
          <table:table-cell table:style-name="ce125" table:formula="of:=DEC2HEX(HEX2DEC([.AN20])+1)" office:value-type="string" office:string-value="CEA3" calcext:value-type="string">
            <text:p>CEA3</text:p>
          </table:table-cell>
          <table:table-cell table:style-name="ce125" table:formula="of:=DEC2HEX(HEX2DEC([.AO20])+1)" office:value-type="string" office:string-value="CEA4" calcext:value-type="string">
            <text:p>CEA4</text:p>
          </table:table-cell>
          <table:table-cell table:style-name="ce125" table:formula="of:=DEC2HEX(HEX2DEC([.AP20])+1)" office:value-type="string" office:string-value="CEA5" calcext:value-type="string">
            <text:p>CEA5</text:p>
          </table:table-cell>
          <table:table-cell table:style-name="ce125" table:formula="of:=DEC2HEX(HEX2DEC([.AQ20])+1)" office:value-type="string" office:string-value="CEA6" calcext:value-type="string">
            <text:p>CEA6</text:p>
          </table:table-cell>
          <table:table-cell table:style-name="ce125" table:formula="of:=DEC2HEX(HEX2DEC([.AR20])+1)" office:value-type="string" office:string-value="CEA7" calcext:value-type="string">
            <text:p>CEA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0]+1" office:value-type="float" office:value="18" calcext:value-type="float">
            <text:p>18</text:p>
          </table:table-cell>
          <table:table-cell table:style-name="ce64" table:formula="of:=DEC2HEX(HEX2DEC([.AS20])+1)" office:value-type="string" office:string-value="CEA8" calcext:value-type="string">
            <text:p>CEA8</text:p>
          </table:table-cell>
          <table:table-cell table:style-name="ce64" table:formula="of:=DEC2HEX(HEX2DEC([.F21])+1)" office:value-type="string" office:string-value="CEA9" calcext:value-type="string">
            <text:p>CEA9</text:p>
          </table:table-cell>
          <table:table-cell table:style-name="ce64" table:formula="of:=DEC2HEX(HEX2DEC([.G21])+1)" office:value-type="string" office:string-value="CEAA" calcext:value-type="string">
            <text:p>CEAA</text:p>
          </table:table-cell>
          <table:table-cell table:style-name="ce64" table:formula="of:=DEC2HEX(HEX2DEC([.H21])+1)" office:value-type="string" office:string-value="CEAB" calcext:value-type="string">
            <text:p>CEAB</text:p>
          </table:table-cell>
          <table:table-cell table:style-name="ce64" table:formula="of:=DEC2HEX(HEX2DEC([.I21])+1)" office:value-type="string" office:string-value="CEAC" calcext:value-type="string">
            <text:p>CEAC</text:p>
          </table:table-cell>
          <table:table-cell table:style-name="ce126" table:formula="of:=DEC2HEX(HEX2DEC([.J21])+1)" office:value-type="string" office:string-value="CEAD" calcext:value-type="string">
            <text:p>CEAD</text:p>
          </table:table-cell>
          <table:table-cell table:style-name="ce64" table:formula="of:=DEC2HEX(HEX2DEC([.K21])+1)" office:value-type="string" office:string-value="CEAE" calcext:value-type="string">
            <text:p>CEAE</text:p>
          </table:table-cell>
          <table:table-cell table:style-name="ce64" table:formula="of:=DEC2HEX(HEX2DEC([.L21])+1)" office:value-type="string" office:string-value="CEAF" calcext:value-type="string">
            <text:p>CEAF</text:p>
          </table:table-cell>
          <table:table-cell table:style-name="ce64" table:formula="of:=DEC2HEX(HEX2DEC([.M21])+1)" office:value-type="string" office:string-value="CEB0" calcext:value-type="string">
            <text:p>CEB0</text:p>
          </table:table-cell>
          <table:table-cell table:style-name="ce64" table:formula="of:=DEC2HEX(HEX2DEC([.N21])+1)" office:value-type="string" office:string-value="CEB1" calcext:value-type="string">
            <text:p>CEB1</text:p>
          </table:table-cell>
          <table:table-cell table:style-name="ce64" table:formula="of:=DEC2HEX(HEX2DEC([.O21])+1)" office:value-type="string" office:string-value="CEB2" calcext:value-type="string">
            <text:p>CEB2</text:p>
          </table:table-cell>
          <table:table-cell table:style-name="ce64" table:formula="of:=DEC2HEX(HEX2DEC([.P21])+1)" office:value-type="string" office:string-value="CEB3" calcext:value-type="string">
            <text:p>CEB3</text:p>
          </table:table-cell>
          <table:table-cell table:style-name="ce64" table:formula="of:=DEC2HEX(HEX2DEC([.Q21])+1)" office:value-type="string" office:string-value="CEB4" calcext:value-type="string">
            <text:p>CEB4</text:p>
          </table:table-cell>
          <table:table-cell table:style-name="ce64" table:formula="of:=DEC2HEX(HEX2DEC([.R21])+1)" office:value-type="string" office:string-value="CEB5" calcext:value-type="string">
            <text:p>CEB5</text:p>
          </table:table-cell>
          <table:table-cell table:style-name="ce64" table:formula="of:=DEC2HEX(HEX2DEC([.S21])+1)" office:value-type="string" office:string-value="CEB6" calcext:value-type="string">
            <text:p>CEB6</text:p>
          </table:table-cell>
          <table:table-cell table:style-name="ce64" table:formula="of:=DEC2HEX(HEX2DEC([.T21])+1)" office:value-type="string" office:string-value="CEB7" calcext:value-type="string">
            <text:p>CEB7</text:p>
          </table:table-cell>
          <table:table-cell table:style-name="ce64" table:formula="of:=DEC2HEX(HEX2DEC([.U21])+1)" office:value-type="string" office:string-value="CEB8" calcext:value-type="string">
            <text:p>CEB8</text:p>
          </table:table-cell>
          <table:table-cell table:style-name="ce64" table:formula="of:=DEC2HEX(HEX2DEC([.V21])+1)" office:value-type="string" office:string-value="CEB9" calcext:value-type="string">
            <text:p>CEB9</text:p>
          </table:table-cell>
          <table:table-cell table:style-name="ce64" table:formula="of:=DEC2HEX(HEX2DEC([.W21])+1)" office:value-type="string" office:string-value="CEBA" calcext:value-type="string">
            <text:p>CEBA</text:p>
          </table:table-cell>
          <table:table-cell table:style-name="ce64" table:formula="of:=DEC2HEX(HEX2DEC([.X21])+1)" office:value-type="string" office:string-value="CEBB" calcext:value-type="string">
            <text:p>CEBB</text:p>
          </table:table-cell>
          <table:table-cell table:style-name="ce64" table:formula="of:=DEC2HEX(HEX2DEC([.Y21])+1)" office:value-type="string" office:string-value="CEBC" calcext:value-type="string">
            <text:p>CEBC</text:p>
          </table:table-cell>
          <table:table-cell table:style-name="ce64" table:formula="of:=DEC2HEX(HEX2DEC([.Z21])+1)" office:value-type="string" office:string-value="CEBD" calcext:value-type="string">
            <text:p>CEBD</text:p>
          </table:table-cell>
          <table:table-cell table:style-name="ce124" table:formula="of:=DEC2HEX(HEX2DEC([.AA21])+1)" office:value-type="string" office:string-value="CEBE" calcext:value-type="string">
            <text:p>CEBE</text:p>
          </table:table-cell>
          <table:table-cell table:style-name="ce125" table:formula="of:=DEC2HEX(HEX2DEC([.AB21])+1)" office:value-type="string" office:string-value="CEBF" calcext:value-type="string">
            <text:p>CEBF</text:p>
          </table:table-cell>
          <table:table-cell table:style-name="ce125" table:formula="of:=DEC2HEX(HEX2DEC([.AC21])+1)" office:value-type="string" office:string-value="CEC0" calcext:value-type="string">
            <text:p>CEC0</text:p>
          </table:table-cell>
          <table:table-cell table:style-name="ce125" table:formula="of:=DEC2HEX(HEX2DEC([.AD21])+1)" office:value-type="string" office:string-value="CEC1" calcext:value-type="string">
            <text:p>CEC1</text:p>
          </table:table-cell>
          <table:table-cell table:style-name="ce125" table:formula="of:=DEC2HEX(HEX2DEC([.AE21])+1)" office:value-type="string" office:string-value="CEC2" calcext:value-type="string">
            <text:p>CEC2</text:p>
          </table:table-cell>
          <table:table-cell table:style-name="ce125" table:formula="of:=DEC2HEX(HEX2DEC([.AF21])+1)" office:value-type="string" office:string-value="CEC3" calcext:value-type="string">
            <text:p>CEC3</text:p>
          </table:table-cell>
          <table:table-cell table:style-name="ce125" table:formula="of:=DEC2HEX(HEX2DEC([.AG21])+1)" office:value-type="string" office:string-value="CEC4" calcext:value-type="string">
            <text:p>CEC4</text:p>
          </table:table-cell>
          <table:table-cell table:style-name="ce125" table:formula="of:=DEC2HEX(HEX2DEC([.AH21])+1)" office:value-type="string" office:string-value="CEC5" calcext:value-type="string">
            <text:p>CEC5</text:p>
          </table:table-cell>
          <table:table-cell table:style-name="ce125" table:formula="of:=DEC2HEX(HEX2DEC([.AI21])+1)" office:value-type="string" office:string-value="CEC6" calcext:value-type="string">
            <text:p>CEC6</text:p>
          </table:table-cell>
          <table:table-cell table:style-name="ce125" table:formula="of:=DEC2HEX(HEX2DEC([.AJ21])+1)" office:value-type="string" office:string-value="CEC7" calcext:value-type="string">
            <text:p>CEC7</text:p>
          </table:table-cell>
          <table:table-cell table:style-name="ce125" table:formula="of:=DEC2HEX(HEX2DEC([.AK21])+1)" office:value-type="string" office:string-value="CEC8" calcext:value-type="string">
            <text:p>CEC8</text:p>
          </table:table-cell>
          <table:table-cell table:style-name="ce125" table:formula="of:=DEC2HEX(HEX2DEC([.AL21])+1)" office:value-type="string" office:string-value="CEC9" calcext:value-type="string">
            <text:p>CEC9</text:p>
          </table:table-cell>
          <table:table-cell table:style-name="ce125" table:formula="of:=DEC2HEX(HEX2DEC([.AM21])+1)" office:value-type="string" office:string-value="CECA" calcext:value-type="string">
            <text:p>CECA</text:p>
          </table:table-cell>
          <table:table-cell table:style-name="ce125" table:formula="of:=DEC2HEX(HEX2DEC([.AN21])+1)" office:value-type="string" office:string-value="CECB" calcext:value-type="string">
            <text:p>CECB</text:p>
          </table:table-cell>
          <table:table-cell table:style-name="ce125" table:formula="of:=DEC2HEX(HEX2DEC([.AO21])+1)" office:value-type="string" office:string-value="CECC" calcext:value-type="string">
            <text:p>CECC</text:p>
          </table:table-cell>
          <table:table-cell table:style-name="ce125" table:formula="of:=DEC2HEX(HEX2DEC([.AP21])+1)" office:value-type="string" office:string-value="CECD" calcext:value-type="string">
            <text:p>CECD</text:p>
          </table:table-cell>
          <table:table-cell table:style-name="ce125" table:formula="of:=DEC2HEX(HEX2DEC([.AQ21])+1)" office:value-type="string" office:string-value="CECE" calcext:value-type="string">
            <text:p>CECE</text:p>
          </table:table-cell>
          <table:table-cell table:style-name="ce125" table:formula="of:=DEC2HEX(HEX2DEC([.AR21])+1)" office:value-type="string" office:string-value="CECF" calcext:value-type="string">
            <text:p>CEC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1]+1" office:value-type="float" office:value="19" calcext:value-type="float">
            <text:p>19</text:p>
          </table:table-cell>
          <table:table-cell table:style-name="ce64" table:formula="of:=DEC2HEX(HEX2DEC([.AS21])+1)" office:value-type="string" office:string-value="CED0" calcext:value-type="string">
            <text:p>CED0</text:p>
          </table:table-cell>
          <table:table-cell table:style-name="ce64" table:formula="of:=DEC2HEX(HEX2DEC([.F22])+1)" office:value-type="string" office:string-value="CED1" calcext:value-type="string">
            <text:p>CED1</text:p>
          </table:table-cell>
          <table:table-cell table:style-name="ce64" table:formula="of:=DEC2HEX(HEX2DEC([.G22])+1)" office:value-type="string" office:string-value="CED2" calcext:value-type="string">
            <text:p>CED2</text:p>
          </table:table-cell>
          <table:table-cell table:style-name="ce64" table:formula="of:=DEC2HEX(HEX2DEC([.H22])+1)" office:value-type="string" office:string-value="CED3" calcext:value-type="string">
            <text:p>CED3</text:p>
          </table:table-cell>
          <table:table-cell table:style-name="ce64" table:formula="of:=DEC2HEX(HEX2DEC([.I22])+1)" office:value-type="string" office:string-value="CED4" calcext:value-type="string">
            <text:p>CED4</text:p>
          </table:table-cell>
          <table:table-cell table:style-name="ce64" table:formula="of:=DEC2HEX(HEX2DEC([.J22])+1)" office:value-type="string" office:string-value="CED5" calcext:value-type="string">
            <text:p>CED5</text:p>
          </table:table-cell>
          <table:table-cell table:style-name="ce64" table:formula="of:=DEC2HEX(HEX2DEC([.K22])+1)" office:value-type="string" office:string-value="CED6" calcext:value-type="string">
            <text:p>CED6</text:p>
          </table:table-cell>
          <table:table-cell table:style-name="ce64" table:formula="of:=DEC2HEX(HEX2DEC([.L22])+1)" office:value-type="string" office:string-value="CED7" calcext:value-type="string">
            <text:p>CED7</text:p>
          </table:table-cell>
          <table:table-cell table:style-name="ce64" table:formula="of:=DEC2HEX(HEX2DEC([.M22])+1)" office:value-type="string" office:string-value="CED8" calcext:value-type="string">
            <text:p>CED8</text:p>
          </table:table-cell>
          <table:table-cell table:style-name="ce64" table:formula="of:=DEC2HEX(HEX2DEC([.N22])+1)" office:value-type="string" office:string-value="CED9" calcext:value-type="string">
            <text:p>CED9</text:p>
          </table:table-cell>
          <table:table-cell table:style-name="ce64" table:formula="of:=DEC2HEX(HEX2DEC([.O22])+1)" office:value-type="string" office:string-value="CEDA" calcext:value-type="string">
            <text:p>CEDA</text:p>
          </table:table-cell>
          <table:table-cell table:style-name="ce64" table:formula="of:=DEC2HEX(HEX2DEC([.P22])+1)" office:value-type="string" office:string-value="CEDB" calcext:value-type="string">
            <text:p>CEDB</text:p>
          </table:table-cell>
          <table:table-cell table:style-name="ce64" table:formula="of:=DEC2HEX(HEX2DEC([.Q22])+1)" office:value-type="string" office:string-value="CEDC" calcext:value-type="string">
            <text:p>CEDC</text:p>
          </table:table-cell>
          <table:table-cell table:style-name="ce64" table:formula="of:=DEC2HEX(HEX2DEC([.R22])+1)" office:value-type="string" office:string-value="CEDD" calcext:value-type="string">
            <text:p>CEDD</text:p>
          </table:table-cell>
          <table:table-cell table:style-name="ce64" table:formula="of:=DEC2HEX(HEX2DEC([.S22])+1)" office:value-type="string" office:string-value="CEDE" calcext:value-type="string">
            <text:p>CEDE</text:p>
          </table:table-cell>
          <table:table-cell table:style-name="ce64" table:formula="of:=DEC2HEX(HEX2DEC([.T22])+1)" office:value-type="string" office:string-value="CEDF" calcext:value-type="string">
            <text:p>CEDF</text:p>
          </table:table-cell>
          <table:table-cell table:style-name="ce64" table:formula="of:=DEC2HEX(HEX2DEC([.U22])+1)" office:value-type="string" office:string-value="CEE0" calcext:value-type="string">
            <text:p>CEE0</text:p>
          </table:table-cell>
          <table:table-cell table:style-name="ce64" table:formula="of:=DEC2HEX(HEX2DEC([.V22])+1)" office:value-type="string" office:string-value="CEE1" calcext:value-type="string">
            <text:p>CEE1</text:p>
          </table:table-cell>
          <table:table-cell table:style-name="ce64" table:formula="of:=DEC2HEX(HEX2DEC([.W22])+1)" office:value-type="string" office:string-value="CEE2" calcext:value-type="string">
            <text:p>CEE2</text:p>
          </table:table-cell>
          <table:table-cell table:style-name="ce64" table:formula="of:=DEC2HEX(HEX2DEC([.X22])+1)" office:value-type="string" office:string-value="CEE3" calcext:value-type="string">
            <text:p>CEE3</text:p>
          </table:table-cell>
          <table:table-cell table:style-name="ce64" table:formula="of:=DEC2HEX(HEX2DEC([.Y22])+1)" office:value-type="string" office:string-value="CEE4" calcext:value-type="string">
            <text:p>CEE4</text:p>
          </table:table-cell>
          <table:table-cell table:style-name="ce64" table:formula="of:=DEC2HEX(HEX2DEC([.Z22])+1)" office:value-type="string" office:string-value="CEE5" calcext:value-type="string">
            <text:p>CEE5</text:p>
          </table:table-cell>
          <table:table-cell table:style-name="ce124" table:formula="of:=DEC2HEX(HEX2DEC([.AA22])+1)" office:value-type="string" office:string-value="CEE6" calcext:value-type="string">
            <text:p>CEE6</text:p>
          </table:table-cell>
          <table:table-cell table:style-name="ce125" table:formula="of:=DEC2HEX(HEX2DEC([.AB22])+1)" office:value-type="string" office:string-value="CEE7" calcext:value-type="string">
            <text:p>CEE7</text:p>
          </table:table-cell>
          <table:table-cell table:style-name="ce125" table:formula="of:=DEC2HEX(HEX2DEC([.AC22])+1)" office:value-type="string" office:string-value="CEE8" calcext:value-type="string">
            <text:p>CEE8</text:p>
          </table:table-cell>
          <table:table-cell table:style-name="ce125" table:formula="of:=DEC2HEX(HEX2DEC([.AD22])+1)" office:value-type="string" office:string-value="CEE9" calcext:value-type="string">
            <text:p>CEE9</text:p>
          </table:table-cell>
          <table:table-cell table:style-name="ce125" table:formula="of:=DEC2HEX(HEX2DEC([.AE22])+1)" office:value-type="string" office:string-value="CEEA" calcext:value-type="string">
            <text:p>CEEA</text:p>
          </table:table-cell>
          <table:table-cell table:style-name="ce125" table:formula="of:=DEC2HEX(HEX2DEC([.AF22])+1)" office:value-type="string" office:string-value="CEEB" calcext:value-type="string">
            <text:p>CEEB</text:p>
          </table:table-cell>
          <table:table-cell table:style-name="ce125" table:formula="of:=DEC2HEX(HEX2DEC([.AG22])+1)" office:value-type="string" office:string-value="CEEC" calcext:value-type="string">
            <text:p>CEEC</text:p>
          </table:table-cell>
          <table:table-cell table:style-name="ce125" table:formula="of:=DEC2HEX(HEX2DEC([.AH22])+1)" office:value-type="string" office:string-value="CEED" calcext:value-type="string">
            <text:p>CEED</text:p>
          </table:table-cell>
          <table:table-cell table:style-name="ce125" table:formula="of:=DEC2HEX(HEX2DEC([.AI22])+1)" office:value-type="string" office:string-value="CEEE" calcext:value-type="string">
            <text:p>CEEE</text:p>
          </table:table-cell>
          <table:table-cell table:style-name="ce125" table:formula="of:=DEC2HEX(HEX2DEC([.AJ22])+1)" office:value-type="string" office:string-value="CEEF" calcext:value-type="string">
            <text:p>CEEF</text:p>
          </table:table-cell>
          <table:table-cell table:style-name="ce125" table:formula="of:=DEC2HEX(HEX2DEC([.AK22])+1)" office:value-type="string" office:string-value="CEF0" calcext:value-type="string">
            <text:p>CEF0</text:p>
          </table:table-cell>
          <table:table-cell table:style-name="ce125" table:formula="of:=DEC2HEX(HEX2DEC([.AL22])+1)" office:value-type="string" office:string-value="CEF1" calcext:value-type="string">
            <text:p>CEF1</text:p>
          </table:table-cell>
          <table:table-cell table:style-name="ce125" table:formula="of:=DEC2HEX(HEX2DEC([.AM22])+1)" office:value-type="string" office:string-value="CEF2" calcext:value-type="string">
            <text:p>CEF2</text:p>
          </table:table-cell>
          <table:table-cell table:style-name="ce125" table:formula="of:=DEC2HEX(HEX2DEC([.AN22])+1)" office:value-type="string" office:string-value="CEF3" calcext:value-type="string">
            <text:p>CEF3</text:p>
          </table:table-cell>
          <table:table-cell table:style-name="ce125" table:formula="of:=DEC2HEX(HEX2DEC([.AO22])+1)" office:value-type="string" office:string-value="CEF4" calcext:value-type="string">
            <text:p>CEF4</text:p>
          </table:table-cell>
          <table:table-cell table:style-name="ce125" table:formula="of:=DEC2HEX(HEX2DEC([.AP22])+1)" office:value-type="string" office:string-value="CEF5" calcext:value-type="string">
            <text:p>CEF5</text:p>
          </table:table-cell>
          <table:table-cell table:style-name="ce125" table:formula="of:=DEC2HEX(HEX2DEC([.AQ22])+1)" office:value-type="string" office:string-value="CEF6" calcext:value-type="string">
            <text:p>CEF6</text:p>
          </table:table-cell>
          <table:table-cell table:style-name="ce125" table:formula="of:=DEC2HEX(HEX2DEC([.AR22])+1)" office:value-type="string" office:string-value="CEF7" calcext:value-type="string">
            <text:p>CEF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2]+1" office:value-type="float" office:value="20" calcext:value-type="float">
            <text:p>20</text:p>
          </table:table-cell>
          <table:table-cell table:style-name="ce64" table:formula="of:=DEC2HEX(HEX2DEC([.AS22])+1)" office:value-type="string" office:string-value="CEF8" calcext:value-type="string">
            <text:p>CEF8</text:p>
          </table:table-cell>
          <table:table-cell table:style-name="ce64" table:formula="of:=DEC2HEX(HEX2DEC([.F23])+1)" office:value-type="string" office:string-value="CEF9" calcext:value-type="string">
            <text:p>CEF9</text:p>
          </table:table-cell>
          <table:table-cell table:style-name="ce64" table:formula="of:=DEC2HEX(HEX2DEC([.G23])+1)" office:value-type="string" office:string-value="CEFA" calcext:value-type="string">
            <text:p>CEFA</text:p>
          </table:table-cell>
          <table:table-cell table:style-name="ce64" table:formula="of:=DEC2HEX(HEX2DEC([.H23])+1)" office:value-type="string" office:string-value="CEFB" calcext:value-type="string">
            <text:p>CEFB</text:p>
          </table:table-cell>
          <table:table-cell table:style-name="ce64" table:formula="of:=DEC2HEX(HEX2DEC([.I23])+1)" office:value-type="string" office:string-value="CEFC" calcext:value-type="string">
            <text:p>CEFC</text:p>
          </table:table-cell>
          <table:table-cell table:style-name="ce64" table:formula="of:=DEC2HEX(HEX2DEC([.J23])+1)" office:value-type="string" office:string-value="CEFD" calcext:value-type="string">
            <text:p>CEFD</text:p>
          </table:table-cell>
          <table:table-cell table:style-name="ce64" table:formula="of:=DEC2HEX(HEX2DEC([.K23])+1)" office:value-type="string" office:string-value="CEFE" calcext:value-type="string">
            <text:p>CEFE</text:p>
          </table:table-cell>
          <table:table-cell table:style-name="ce64" table:formula="of:=DEC2HEX(HEX2DEC([.L23])+1)" office:value-type="string" office:string-value="CEFF" calcext:value-type="string">
            <text:p>CEFF</text:p>
          </table:table-cell>
          <table:table-cell table:style-name="ce64" table:formula="of:=DEC2HEX(HEX2DEC([.M23])+1)" office:value-type="string" office:string-value="CF00" calcext:value-type="string">
            <text:p>CF00</text:p>
          </table:table-cell>
          <table:table-cell table:style-name="ce64" table:formula="of:=DEC2HEX(HEX2DEC([.N23])+1)" office:value-type="string" office:string-value="CF01" calcext:value-type="string">
            <text:p>CF01</text:p>
          </table:table-cell>
          <table:table-cell table:style-name="ce64" table:formula="of:=DEC2HEX(HEX2DEC([.O23])+1)" office:value-type="string" office:string-value="CF02" calcext:value-type="string">
            <text:p>CF02</text:p>
          </table:table-cell>
          <table:table-cell table:style-name="ce64" table:formula="of:=DEC2HEX(HEX2DEC([.P23])+1)" office:value-type="string" office:string-value="CF03" calcext:value-type="string">
            <text:p>CF03</text:p>
          </table:table-cell>
          <table:table-cell table:style-name="ce64" table:formula="of:=DEC2HEX(HEX2DEC([.Q23])+1)" office:value-type="string" office:string-value="CF04" calcext:value-type="string">
            <text:p>CF04</text:p>
          </table:table-cell>
          <table:table-cell table:style-name="ce64" table:formula="of:=DEC2HEX(HEX2DEC([.R23])+1)" office:value-type="string" office:string-value="CF05" calcext:value-type="string">
            <text:p>CF05</text:p>
          </table:table-cell>
          <table:table-cell table:style-name="ce64" table:formula="of:=DEC2HEX(HEX2DEC([.S23])+1)" office:value-type="string" office:string-value="CF06" calcext:value-type="string">
            <text:p>CF06</text:p>
          </table:table-cell>
          <table:table-cell table:style-name="ce64" table:formula="of:=DEC2HEX(HEX2DEC([.T23])+1)" office:value-type="string" office:string-value="CF07" calcext:value-type="string">
            <text:p>CF07</text:p>
          </table:table-cell>
          <table:table-cell table:style-name="ce64" table:formula="of:=DEC2HEX(HEX2DEC([.U23])+1)" office:value-type="string" office:string-value="CF08" calcext:value-type="string">
            <text:p>CF08</text:p>
          </table:table-cell>
          <table:table-cell table:style-name="ce64" table:formula="of:=DEC2HEX(HEX2DEC([.V23])+1)" office:value-type="string" office:string-value="CF09" calcext:value-type="string">
            <text:p>CF09</text:p>
          </table:table-cell>
          <table:table-cell table:style-name="ce64" table:formula="of:=DEC2HEX(HEX2DEC([.W23])+1)" office:value-type="string" office:string-value="CF0A" calcext:value-type="string">
            <text:p>CF0A</text:p>
          </table:table-cell>
          <table:table-cell table:style-name="ce64" table:formula="of:=DEC2HEX(HEX2DEC([.X23])+1)" office:value-type="string" office:string-value="CF0B" calcext:value-type="string">
            <text:p>CF0B</text:p>
          </table:table-cell>
          <table:table-cell table:style-name="ce64" table:formula="of:=DEC2HEX(HEX2DEC([.Y23])+1)" office:value-type="string" office:string-value="CF0C" calcext:value-type="string">
            <text:p>CF0C</text:p>
          </table:table-cell>
          <table:table-cell table:style-name="ce64" table:formula="of:=DEC2HEX(HEX2DEC([.Z23])+1)" office:value-type="string" office:string-value="CF0D" calcext:value-type="string">
            <text:p>CF0D</text:p>
          </table:table-cell>
          <table:table-cell table:style-name="ce124" table:formula="of:=DEC2HEX(HEX2DEC([.AA23])+1)" office:value-type="string" office:string-value="CF0E" calcext:value-type="string">
            <text:p>CF0E</text:p>
          </table:table-cell>
          <table:table-cell table:style-name="ce125" table:formula="of:=DEC2HEX(HEX2DEC([.AB23])+1)" office:value-type="string" office:string-value="CF0F" calcext:value-type="string">
            <text:p>CF0F</text:p>
          </table:table-cell>
          <table:table-cell table:style-name="ce125" table:formula="of:=DEC2HEX(HEX2DEC([.AC23])+1)" office:value-type="string" office:string-value="CF10" calcext:value-type="string">
            <text:p>CF10</text:p>
          </table:table-cell>
          <table:table-cell table:style-name="ce125" table:formula="of:=DEC2HEX(HEX2DEC([.AD23])+1)" office:value-type="string" office:string-value="CF11" calcext:value-type="string">
            <text:p>CF11</text:p>
          </table:table-cell>
          <table:table-cell table:style-name="ce125" table:formula="of:=DEC2HEX(HEX2DEC([.AE23])+1)" office:value-type="string" office:string-value="CF12" calcext:value-type="string">
            <text:p>CF12</text:p>
          </table:table-cell>
          <table:table-cell table:style-name="ce125" table:formula="of:=DEC2HEX(HEX2DEC([.AF23])+1)" office:value-type="string" office:string-value="CF13" calcext:value-type="string">
            <text:p>CF13</text:p>
          </table:table-cell>
          <table:table-cell table:style-name="ce125" table:formula="of:=DEC2HEX(HEX2DEC([.AG23])+1)" office:value-type="string" office:string-value="CF14" calcext:value-type="string">
            <text:p>CF14</text:p>
          </table:table-cell>
          <table:table-cell table:style-name="ce125" table:formula="of:=DEC2HEX(HEX2DEC([.AH23])+1)" office:value-type="string" office:string-value="CF15" calcext:value-type="string">
            <text:p>CF15</text:p>
          </table:table-cell>
          <table:table-cell table:style-name="ce125" table:formula="of:=DEC2HEX(HEX2DEC([.AI23])+1)" office:value-type="string" office:string-value="CF16" calcext:value-type="string">
            <text:p>CF16</text:p>
          </table:table-cell>
          <table:table-cell table:style-name="ce125" table:formula="of:=DEC2HEX(HEX2DEC([.AJ23])+1)" office:value-type="string" office:string-value="CF17" calcext:value-type="string">
            <text:p>CF17</text:p>
          </table:table-cell>
          <table:table-cell table:style-name="ce125" table:formula="of:=DEC2HEX(HEX2DEC([.AK23])+1)" office:value-type="string" office:string-value="CF18" calcext:value-type="string">
            <text:p>CF18</text:p>
          </table:table-cell>
          <table:table-cell table:style-name="ce125" table:formula="of:=DEC2HEX(HEX2DEC([.AL23])+1)" office:value-type="string" office:string-value="CF19" calcext:value-type="string">
            <text:p>CF19</text:p>
          </table:table-cell>
          <table:table-cell table:style-name="ce125" table:formula="of:=DEC2HEX(HEX2DEC([.AM23])+1)" office:value-type="string" office:string-value="CF1A" calcext:value-type="string">
            <text:p>CF1A</text:p>
          </table:table-cell>
          <table:table-cell table:style-name="ce125" table:formula="of:=DEC2HEX(HEX2DEC([.AN23])+1)" office:value-type="string" office:string-value="CF1B" calcext:value-type="string">
            <text:p>CF1B</text:p>
          </table:table-cell>
          <table:table-cell table:style-name="ce125" table:formula="of:=DEC2HEX(HEX2DEC([.AO23])+1)" office:value-type="string" office:string-value="CF1C" calcext:value-type="string">
            <text:p>CF1C</text:p>
          </table:table-cell>
          <table:table-cell table:style-name="ce125" table:formula="of:=DEC2HEX(HEX2DEC([.AP23])+1)" office:value-type="string" office:string-value="CF1D" calcext:value-type="string">
            <text:p>CF1D</text:p>
          </table:table-cell>
          <table:table-cell table:style-name="ce125" table:formula="of:=DEC2HEX(HEX2DEC([.AQ23])+1)" office:value-type="string" office:string-value="CF1E" calcext:value-type="string">
            <text:p>CF1E</text:p>
          </table:table-cell>
          <table:table-cell table:style-name="ce125" table:formula="of:=DEC2HEX(HEX2DEC([.AR23])+1)" office:value-type="string" office:string-value="CF1F" calcext:value-type="string">
            <text:p>CF1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3]+1" office:value-type="float" office:value="21" calcext:value-type="float">
            <text:p>21</text:p>
          </table:table-cell>
          <table:table-cell table:style-name="ce120" table:formula="of:=DEC2HEX(HEX2DEC([.AS23])+1)" office:value-type="string" office:string-value="CF20" calcext:value-type="string">
            <text:p>CF20</text:p>
          </table:table-cell>
          <table:table-cell table:style-name="ce120" table:formula="of:=DEC2HEX(HEX2DEC([.F24])+1)" office:value-type="string" office:string-value="CF21" calcext:value-type="string">
            <text:p>CF21</text:p>
          </table:table-cell>
          <table:table-cell table:style-name="ce120" table:formula="of:=DEC2HEX(HEX2DEC([.G24])+1)" office:value-type="string" office:string-value="CF22" calcext:value-type="string">
            <text:p>CF22</text:p>
          </table:table-cell>
          <table:table-cell table:style-name="ce120" table:formula="of:=DEC2HEX(HEX2DEC([.H24])+1)" office:value-type="string" office:string-value="CF23" calcext:value-type="string">
            <text:p>CF23</text:p>
          </table:table-cell>
          <table:table-cell table:style-name="ce120" table:formula="of:=DEC2HEX(HEX2DEC([.I24])+1)" office:value-type="string" office:string-value="CF24" calcext:value-type="string">
            <text:p>CF24</text:p>
          </table:table-cell>
          <table:table-cell table:style-name="ce120" table:formula="of:=DEC2HEX(HEX2DEC([.J24])+1)" office:value-type="string" office:string-value="CF25" calcext:value-type="string">
            <text:p>CF25</text:p>
          </table:table-cell>
          <table:table-cell table:style-name="ce120" table:formula="of:=DEC2HEX(HEX2DEC([.K24])+1)" office:value-type="string" office:string-value="CF26" calcext:value-type="string">
            <text:p>CF26</text:p>
          </table:table-cell>
          <table:table-cell table:style-name="ce120" table:formula="of:=DEC2HEX(HEX2DEC([.L24])+1)" office:value-type="string" office:string-value="CF27" calcext:value-type="string">
            <text:p>CF27</text:p>
          </table:table-cell>
          <table:table-cell table:style-name="ce120" table:formula="of:=DEC2HEX(HEX2DEC([.M24])+1)" office:value-type="string" office:string-value="CF28" calcext:value-type="string">
            <text:p>CF28</text:p>
          </table:table-cell>
          <table:table-cell table:style-name="ce120" table:formula="of:=DEC2HEX(HEX2DEC([.N24])+1)" office:value-type="string" office:string-value="CF29" calcext:value-type="string">
            <text:p>CF29</text:p>
          </table:table-cell>
          <table:table-cell table:style-name="ce120" table:formula="of:=DEC2HEX(HEX2DEC([.O24])+1)" office:value-type="string" office:string-value="CF2A" calcext:value-type="string">
            <text:p>CF2A</text:p>
          </table:table-cell>
          <table:table-cell table:style-name="ce120" table:formula="of:=DEC2HEX(HEX2DEC([.P24])+1)" office:value-type="string" office:string-value="CF2B" calcext:value-type="string">
            <text:p>CF2B</text:p>
          </table:table-cell>
          <table:table-cell table:style-name="ce120" table:formula="of:=DEC2HEX(HEX2DEC([.Q24])+1)" office:value-type="string" office:string-value="CF2C" calcext:value-type="string">
            <text:p>CF2C</text:p>
          </table:table-cell>
          <table:table-cell table:style-name="ce120" table:formula="of:=DEC2HEX(HEX2DEC([.R24])+1)" office:value-type="string" office:string-value="CF2D" calcext:value-type="string">
            <text:p>CF2D</text:p>
          </table:table-cell>
          <table:table-cell table:style-name="ce120" table:formula="of:=DEC2HEX(HEX2DEC([.S24])+1)" office:value-type="string" office:string-value="CF2E" calcext:value-type="string">
            <text:p>CF2E</text:p>
          </table:table-cell>
          <table:table-cell table:style-name="ce120" table:formula="of:=DEC2HEX(HEX2DEC([.T24])+1)" office:value-type="string" office:string-value="CF2F" calcext:value-type="string">
            <text:p>CF2F</text:p>
          </table:table-cell>
          <table:table-cell table:style-name="ce120" table:formula="of:=DEC2HEX(HEX2DEC([.U24])+1)" office:value-type="string" office:string-value="CF30" calcext:value-type="string">
            <text:p>CF30</text:p>
          </table:table-cell>
          <table:table-cell table:style-name="ce120" table:formula="of:=DEC2HEX(HEX2DEC([.V24])+1)" office:value-type="string" office:string-value="CF31" calcext:value-type="string">
            <text:p>CF31</text:p>
          </table:table-cell>
          <table:table-cell table:style-name="ce120" table:formula="of:=DEC2HEX(HEX2DEC([.W24])+1)" office:value-type="string" office:string-value="CF32" calcext:value-type="string">
            <text:p>CF32</text:p>
          </table:table-cell>
          <table:table-cell table:style-name="ce120" table:formula="of:=DEC2HEX(HEX2DEC([.X24])+1)" office:value-type="string" office:string-value="CF33" calcext:value-type="string">
            <text:p>CF33</text:p>
          </table:table-cell>
          <table:table-cell table:style-name="ce120" table:formula="of:=DEC2HEX(HEX2DEC([.Y24])+1)" office:value-type="string" office:string-value="CF34" calcext:value-type="string">
            <text:p>CF34</text:p>
          </table:table-cell>
          <table:table-cell table:style-name="ce120" table:formula="of:=DEC2HEX(HEX2DEC([.Z24])+1)" office:value-type="string" office:string-value="CF35" calcext:value-type="string">
            <text:p>CF35</text:p>
          </table:table-cell>
          <table:table-cell table:style-name="ce120" table:formula="of:=DEC2HEX(HEX2DEC([.AA24])+1)" office:value-type="string" office:string-value="CF36" calcext:value-type="string">
            <text:p>CF36</text:p>
          </table:table-cell>
          <table:table-cell table:style-name="ce120" table:formula="of:=DEC2HEX(HEX2DEC([.AB24])+1)" office:value-type="string" office:string-value="CF37" calcext:value-type="string">
            <text:p>CF37</text:p>
          </table:table-cell>
          <table:table-cell table:style-name="ce120" table:formula="of:=DEC2HEX(HEX2DEC([.AC24])+1)" office:value-type="string" office:string-value="CF38" calcext:value-type="string">
            <text:p>CF38</text:p>
          </table:table-cell>
          <table:table-cell table:style-name="ce120" table:formula="of:=DEC2HEX(HEX2DEC([.AD24])+1)" office:value-type="string" office:string-value="CF39" calcext:value-type="string">
            <text:p>CF39</text:p>
          </table:table-cell>
          <table:table-cell table:style-name="ce120" table:formula="of:=DEC2HEX(HEX2DEC([.AE24])+1)" office:value-type="string" office:string-value="CF3A" calcext:value-type="string">
            <text:p>CF3A</text:p>
          </table:table-cell>
          <table:table-cell table:style-name="ce120" table:formula="of:=DEC2HEX(HEX2DEC([.AF24])+1)" office:value-type="string" office:string-value="CF3B" calcext:value-type="string">
            <text:p>CF3B</text:p>
          </table:table-cell>
          <table:table-cell table:style-name="ce120" table:formula="of:=DEC2HEX(HEX2DEC([.AG24])+1)" office:value-type="string" office:string-value="CF3C" calcext:value-type="string">
            <text:p>CF3C</text:p>
          </table:table-cell>
          <table:table-cell table:style-name="ce120" table:formula="of:=DEC2HEX(HEX2DEC([.AH24])+1)" office:value-type="string" office:string-value="CF3D" calcext:value-type="string">
            <text:p>CF3D</text:p>
          </table:table-cell>
          <table:table-cell table:style-name="ce120" table:formula="of:=DEC2HEX(HEX2DEC([.AI24])+1)" office:value-type="string" office:string-value="CF3E" calcext:value-type="string">
            <text:p>CF3E</text:p>
          </table:table-cell>
          <table:table-cell table:style-name="ce120" table:formula="of:=DEC2HEX(HEX2DEC([.AJ24])+1)" office:value-type="string" office:string-value="CF3F" calcext:value-type="string">
            <text:p>CF3F</text:p>
          </table:table-cell>
          <table:table-cell table:style-name="ce120" table:formula="of:=DEC2HEX(HEX2DEC([.AK24])+1)" office:value-type="string" office:string-value="CF40" calcext:value-type="string">
            <text:p>CF40</text:p>
          </table:table-cell>
          <table:table-cell table:style-name="ce120" table:formula="of:=DEC2HEX(HEX2DEC([.AL24])+1)" office:value-type="string" office:string-value="CF41" calcext:value-type="string">
            <text:p>CF41</text:p>
          </table:table-cell>
          <table:table-cell table:style-name="ce120" table:formula="of:=DEC2HEX(HEX2DEC([.AM24])+1)" office:value-type="string" office:string-value="CF42" calcext:value-type="string">
            <text:p>CF42</text:p>
          </table:table-cell>
          <table:table-cell table:style-name="ce120" table:formula="of:=DEC2HEX(HEX2DEC([.AN24])+1)" office:value-type="string" office:string-value="CF43" calcext:value-type="string">
            <text:p>CF43</text:p>
          </table:table-cell>
          <table:table-cell table:style-name="ce120" table:formula="of:=DEC2HEX(HEX2DEC([.AO24])+1)" office:value-type="string" office:string-value="CF44" calcext:value-type="string">
            <text:p>CF44</text:p>
          </table:table-cell>
          <table:table-cell table:style-name="ce120" table:formula="of:=DEC2HEX(HEX2DEC([.AP24])+1)" office:value-type="string" office:string-value="CF45" calcext:value-type="string">
            <text:p>CF45</text:p>
          </table:table-cell>
          <table:table-cell table:style-name="ce120" table:formula="of:=DEC2HEX(HEX2DEC([.AQ24])+1)" office:value-type="string" office:string-value="CF46" calcext:value-type="string">
            <text:p>CF46</text:p>
          </table:table-cell>
          <table:table-cell table:style-name="ce120" table:formula="of:=DEC2HEX(HEX2DEC([.AR24])+1)" office:value-type="string" office:string-value="CF47" calcext:value-type="string">
            <text:p>CF4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4]+1" office:value-type="float" office:value="22" calcext:value-type="float">
            <text:p>22</text:p>
          </table:table-cell>
          <table:table-cell table:style-name="ce120" table:formula="of:=DEC2HEX(HEX2DEC([.AS24])+1)" office:value-type="string" office:string-value="CF48" calcext:value-type="string">
            <text:p>CF48</text:p>
          </table:table-cell>
          <table:table-cell table:style-name="ce120" table:formula="of:=DEC2HEX(HEX2DEC([.F25])+1)" office:value-type="string" office:string-value="CF49" calcext:value-type="string">
            <text:p>CF49</text:p>
          </table:table-cell>
          <table:table-cell table:style-name="ce120" table:formula="of:=DEC2HEX(HEX2DEC([.G25])+1)" office:value-type="string" office:string-value="CF4A" calcext:value-type="string">
            <text:p>CF4A</text:p>
          </table:table-cell>
          <table:table-cell table:style-name="ce120" table:formula="of:=DEC2HEX(HEX2DEC([.H25])+1)" office:value-type="string" office:string-value="CF4B" calcext:value-type="string">
            <text:p>CF4B</text:p>
          </table:table-cell>
          <table:table-cell table:style-name="ce120" table:formula="of:=DEC2HEX(HEX2DEC([.I25])+1)" office:value-type="string" office:string-value="CF4C" calcext:value-type="string">
            <text:p>CF4C</text:p>
          </table:table-cell>
          <table:table-cell table:style-name="ce120" table:formula="of:=DEC2HEX(HEX2DEC([.J25])+1)" office:value-type="string" office:string-value="CF4D" calcext:value-type="string">
            <text:p>CF4D</text:p>
          </table:table-cell>
          <table:table-cell table:style-name="ce120" table:formula="of:=DEC2HEX(HEX2DEC([.K25])+1)" office:value-type="string" office:string-value="CF4E" calcext:value-type="string">
            <text:p>CF4E</text:p>
          </table:table-cell>
          <table:table-cell table:style-name="ce120" table:formula="of:=DEC2HEX(HEX2DEC([.L25])+1)" office:value-type="string" office:string-value="CF4F" calcext:value-type="string">
            <text:p>CF4F</text:p>
          </table:table-cell>
          <table:table-cell table:style-name="ce120" table:formula="of:=DEC2HEX(HEX2DEC([.M25])+1)" office:value-type="string" office:string-value="CF50" calcext:value-type="string">
            <text:p>CF50</text:p>
          </table:table-cell>
          <table:table-cell table:style-name="ce120" table:formula="of:=DEC2HEX(HEX2DEC([.N25])+1)" office:value-type="string" office:string-value="CF51" calcext:value-type="string">
            <text:p>CF51</text:p>
          </table:table-cell>
          <table:table-cell table:style-name="ce120" table:formula="of:=DEC2HEX(HEX2DEC([.O25])+1)" office:value-type="string" office:string-value="CF52" calcext:value-type="string">
            <text:p>CF52</text:p>
          </table:table-cell>
          <table:table-cell table:style-name="ce120" table:formula="of:=DEC2HEX(HEX2DEC([.P25])+1)" office:value-type="string" office:string-value="CF53" calcext:value-type="string">
            <text:p>CF53</text:p>
          </table:table-cell>
          <table:table-cell table:style-name="ce120" table:formula="of:=DEC2HEX(HEX2DEC([.Q25])+1)" office:value-type="string" office:string-value="CF54" calcext:value-type="string">
            <text:p>CF54</text:p>
          </table:table-cell>
          <table:table-cell table:style-name="ce120" table:formula="of:=DEC2HEX(HEX2DEC([.R25])+1)" office:value-type="string" office:string-value="CF55" calcext:value-type="string">
            <text:p>CF55</text:p>
          </table:table-cell>
          <table:table-cell table:style-name="ce120" table:formula="of:=DEC2HEX(HEX2DEC([.S25])+1)" office:value-type="string" office:string-value="CF56" calcext:value-type="string">
            <text:p>CF56</text:p>
          </table:table-cell>
          <table:table-cell table:style-name="ce120" table:formula="of:=DEC2HEX(HEX2DEC([.T25])+1)" office:value-type="string" office:string-value="CF57" calcext:value-type="string">
            <text:p>CF57</text:p>
          </table:table-cell>
          <table:table-cell table:style-name="ce120" table:formula="of:=DEC2HEX(HEX2DEC([.U25])+1)" office:value-type="string" office:string-value="CF58" calcext:value-type="string">
            <text:p>CF58</text:p>
          </table:table-cell>
          <table:table-cell table:style-name="ce120" table:formula="of:=DEC2HEX(HEX2DEC([.V25])+1)" office:value-type="string" office:string-value="CF59" calcext:value-type="string">
            <text:p>CF59</text:p>
          </table:table-cell>
          <table:table-cell table:style-name="ce120" table:formula="of:=DEC2HEX(HEX2DEC([.W25])+1)" office:value-type="string" office:string-value="CF5A" calcext:value-type="string">
            <text:p>CF5A</text:p>
          </table:table-cell>
          <table:table-cell table:style-name="ce120" table:formula="of:=DEC2HEX(HEX2DEC([.X25])+1)" office:value-type="string" office:string-value="CF5B" calcext:value-type="string">
            <text:p>CF5B</text:p>
          </table:table-cell>
          <table:table-cell table:style-name="ce120" table:formula="of:=DEC2HEX(HEX2DEC([.Y25])+1)" office:value-type="string" office:string-value="CF5C" calcext:value-type="string">
            <text:p>CF5C</text:p>
          </table:table-cell>
          <table:table-cell table:style-name="ce120" table:formula="of:=DEC2HEX(HEX2DEC([.Z25])+1)" office:value-type="string" office:string-value="CF5D" calcext:value-type="string">
            <text:p>CF5D</text:p>
          </table:table-cell>
          <table:table-cell table:style-name="ce120" table:formula="of:=DEC2HEX(HEX2DEC([.AA25])+1)" office:value-type="string" office:string-value="CF5E" calcext:value-type="string">
            <text:p>CF5E</text:p>
          </table:table-cell>
          <table:table-cell table:style-name="ce120" table:formula="of:=DEC2HEX(HEX2DEC([.AB25])+1)" office:value-type="string" office:string-value="CF5F" calcext:value-type="string">
            <text:p>CF5F</text:p>
          </table:table-cell>
          <table:table-cell table:style-name="ce120" table:formula="of:=DEC2HEX(HEX2DEC([.AC25])+1)" office:value-type="string" office:string-value="CF60" calcext:value-type="string">
            <text:p>CF60</text:p>
          </table:table-cell>
          <table:table-cell table:style-name="ce120" table:formula="of:=DEC2HEX(HEX2DEC([.AD25])+1)" office:value-type="string" office:string-value="CF61" calcext:value-type="string">
            <text:p>CF61</text:p>
          </table:table-cell>
          <table:table-cell table:style-name="ce120" table:formula="of:=DEC2HEX(HEX2DEC([.AE25])+1)" office:value-type="string" office:string-value="CF62" calcext:value-type="string">
            <text:p>CF62</text:p>
          </table:table-cell>
          <table:table-cell table:style-name="ce120" table:formula="of:=DEC2HEX(HEX2DEC([.AF25])+1)" office:value-type="string" office:string-value="CF63" calcext:value-type="string">
            <text:p>CF63</text:p>
          </table:table-cell>
          <table:table-cell table:style-name="ce120" table:formula="of:=DEC2HEX(HEX2DEC([.AG25])+1)" office:value-type="string" office:string-value="CF64" calcext:value-type="string">
            <text:p>CF64</text:p>
          </table:table-cell>
          <table:table-cell table:style-name="ce120" table:formula="of:=DEC2HEX(HEX2DEC([.AH25])+1)" office:value-type="string" office:string-value="CF65" calcext:value-type="string">
            <text:p>CF65</text:p>
          </table:table-cell>
          <table:table-cell table:style-name="ce120" table:formula="of:=DEC2HEX(HEX2DEC([.AI25])+1)" office:value-type="string" office:string-value="CF66" calcext:value-type="string">
            <text:p>CF66</text:p>
          </table:table-cell>
          <table:table-cell table:style-name="ce120" table:formula="of:=DEC2HEX(HEX2DEC([.AJ25])+1)" office:value-type="string" office:string-value="CF67" calcext:value-type="string">
            <text:p>CF67</text:p>
          </table:table-cell>
          <table:table-cell table:style-name="ce120" table:formula="of:=DEC2HEX(HEX2DEC([.AK25])+1)" office:value-type="string" office:string-value="CF68" calcext:value-type="string">
            <text:p>CF68</text:p>
          </table:table-cell>
          <table:table-cell table:style-name="ce120" table:formula="of:=DEC2HEX(HEX2DEC([.AL25])+1)" office:value-type="string" office:string-value="CF69" calcext:value-type="string">
            <text:p>CF69</text:p>
          </table:table-cell>
          <table:table-cell table:style-name="ce120" table:formula="of:=DEC2HEX(HEX2DEC([.AM25])+1)" office:value-type="string" office:string-value="CF6A" calcext:value-type="string">
            <text:p>CF6A</text:p>
          </table:table-cell>
          <table:table-cell table:style-name="ce120" table:formula="of:=DEC2HEX(HEX2DEC([.AN25])+1)" office:value-type="string" office:string-value="CF6B" calcext:value-type="string">
            <text:p>CF6B</text:p>
          </table:table-cell>
          <table:table-cell table:style-name="ce120" table:formula="of:=DEC2HEX(HEX2DEC([.AO25])+1)" office:value-type="string" office:string-value="CF6C" calcext:value-type="string">
            <text:p>CF6C</text:p>
          </table:table-cell>
          <table:table-cell table:style-name="ce120" table:formula="of:=DEC2HEX(HEX2DEC([.AP25])+1)" office:value-type="string" office:string-value="CF6D" calcext:value-type="string">
            <text:p>CF6D</text:p>
          </table:table-cell>
          <table:table-cell table:style-name="ce120" table:formula="of:=DEC2HEX(HEX2DEC([.AQ25])+1)" office:value-type="string" office:string-value="CF6E" calcext:value-type="string">
            <text:p>CF6E</text:p>
          </table:table-cell>
          <table:table-cell table:style-name="ce120" table:formula="of:=DEC2HEX(HEX2DEC([.AR25])+1)" office:value-type="string" office:string-value="CF6F" calcext:value-type="string">
            <text:p>CF6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5]+1" office:value-type="float" office:value="23" calcext:value-type="float">
            <text:p>23</text:p>
          </table:table-cell>
          <table:table-cell table:style-name="ce120" table:formula="of:=DEC2HEX(HEX2DEC([.AS25])+1)" office:value-type="string" office:string-value="CF70" calcext:value-type="string">
            <text:p>CF70</text:p>
          </table:table-cell>
          <table:table-cell table:style-name="ce120" table:formula="of:=DEC2HEX(HEX2DEC([.F26])+1)" office:value-type="string" office:string-value="CF71" calcext:value-type="string">
            <text:p>CF71</text:p>
          </table:table-cell>
          <table:table-cell table:style-name="ce120" table:formula="of:=DEC2HEX(HEX2DEC([.G26])+1)" office:value-type="string" office:string-value="CF72" calcext:value-type="string">
            <text:p>CF72</text:p>
          </table:table-cell>
          <table:table-cell table:style-name="ce120" table:formula="of:=DEC2HEX(HEX2DEC([.H26])+1)" office:value-type="string" office:string-value="CF73" calcext:value-type="string">
            <text:p>CF73</text:p>
          </table:table-cell>
          <table:table-cell table:style-name="ce120" table:formula="of:=DEC2HEX(HEX2DEC([.I26])+1)" office:value-type="string" office:string-value="CF74" calcext:value-type="string">
            <text:p>CF74</text:p>
          </table:table-cell>
          <table:table-cell table:style-name="ce120" table:formula="of:=DEC2HEX(HEX2DEC([.J26])+1)" office:value-type="string" office:string-value="CF75" calcext:value-type="string">
            <text:p>CF75</text:p>
          </table:table-cell>
          <table:table-cell table:style-name="ce120" table:formula="of:=DEC2HEX(HEX2DEC([.K26])+1)" office:value-type="string" office:string-value="CF76" calcext:value-type="string">
            <text:p>CF76</text:p>
          </table:table-cell>
          <table:table-cell table:style-name="ce120" table:formula="of:=DEC2HEX(HEX2DEC([.L26])+1)" office:value-type="string" office:string-value="CF77" calcext:value-type="string">
            <text:p>CF77</text:p>
          </table:table-cell>
          <table:table-cell table:style-name="ce120" table:formula="of:=DEC2HEX(HEX2DEC([.M26])+1)" office:value-type="string" office:string-value="CF78" calcext:value-type="string">
            <text:p>CF78</text:p>
          </table:table-cell>
          <table:table-cell table:style-name="ce120" table:formula="of:=DEC2HEX(HEX2DEC([.N26])+1)" office:value-type="string" office:string-value="CF79" calcext:value-type="string">
            <text:p>CF79</text:p>
          </table:table-cell>
          <table:table-cell table:style-name="ce120" table:formula="of:=DEC2HEX(HEX2DEC([.O26])+1)" office:value-type="string" office:string-value="CF7A" calcext:value-type="string">
            <text:p>CF7A</text:p>
          </table:table-cell>
          <table:table-cell table:style-name="ce120" table:formula="of:=DEC2HEX(HEX2DEC([.P26])+1)" office:value-type="string" office:string-value="CF7B" calcext:value-type="string">
            <text:p>CF7B</text:p>
          </table:table-cell>
          <table:table-cell table:style-name="ce120" table:formula="of:=DEC2HEX(HEX2DEC([.Q26])+1)" office:value-type="string" office:string-value="CF7C" calcext:value-type="string">
            <text:p>CF7C</text:p>
          </table:table-cell>
          <table:table-cell table:style-name="ce120" table:formula="of:=DEC2HEX(HEX2DEC([.R26])+1)" office:value-type="string" office:string-value="CF7D" calcext:value-type="string">
            <text:p>CF7D</text:p>
          </table:table-cell>
          <table:table-cell table:style-name="ce120" table:formula="of:=DEC2HEX(HEX2DEC([.S26])+1)" office:value-type="string" office:string-value="CF7E" calcext:value-type="string">
            <text:p>CF7E</text:p>
          </table:table-cell>
          <table:table-cell table:style-name="ce120" table:formula="of:=DEC2HEX(HEX2DEC([.T26])+1)" office:value-type="string" office:string-value="CF7F" calcext:value-type="string">
            <text:p>CF7F</text:p>
          </table:table-cell>
          <table:table-cell table:style-name="ce120" table:formula="of:=DEC2HEX(HEX2DEC([.U26])+1)" office:value-type="string" office:string-value="CF80" calcext:value-type="string">
            <text:p>CF80</text:p>
          </table:table-cell>
          <table:table-cell table:style-name="ce120" table:formula="of:=DEC2HEX(HEX2DEC([.V26])+1)" office:value-type="string" office:string-value="CF81" calcext:value-type="string">
            <text:p>CF81</text:p>
          </table:table-cell>
          <table:table-cell table:style-name="ce120" table:formula="of:=DEC2HEX(HEX2DEC([.W26])+1)" office:value-type="string" office:string-value="CF82" calcext:value-type="string">
            <text:p>CF82</text:p>
          </table:table-cell>
          <table:table-cell table:style-name="ce120" table:formula="of:=DEC2HEX(HEX2DEC([.X26])+1)" office:value-type="string" office:string-value="CF83" calcext:value-type="string">
            <text:p>CF83</text:p>
          </table:table-cell>
          <table:table-cell table:style-name="ce120" table:formula="of:=DEC2HEX(HEX2DEC([.Y26])+1)" office:value-type="string" office:string-value="CF84" calcext:value-type="string">
            <text:p>CF84</text:p>
          </table:table-cell>
          <table:table-cell table:style-name="ce120" table:formula="of:=DEC2HEX(HEX2DEC([.Z26])+1)" office:value-type="string" office:string-value="CF85" calcext:value-type="string">
            <text:p>CF85</text:p>
          </table:table-cell>
          <table:table-cell table:style-name="ce120" table:formula="of:=DEC2HEX(HEX2DEC([.AA26])+1)" office:value-type="string" office:string-value="CF86" calcext:value-type="string">
            <text:p>CF86</text:p>
          </table:table-cell>
          <table:table-cell table:style-name="ce120" table:formula="of:=DEC2HEX(HEX2DEC([.AB26])+1)" office:value-type="string" office:string-value="CF87" calcext:value-type="string">
            <text:p>CF87</text:p>
          </table:table-cell>
          <table:table-cell table:style-name="ce120" table:formula="of:=DEC2HEX(HEX2DEC([.AC26])+1)" office:value-type="string" office:string-value="CF88" calcext:value-type="string">
            <text:p>CF88</text:p>
          </table:table-cell>
          <table:table-cell table:style-name="ce120" table:formula="of:=DEC2HEX(HEX2DEC([.AD26])+1)" office:value-type="string" office:string-value="CF89" calcext:value-type="string">
            <text:p>CF89</text:p>
          </table:table-cell>
          <table:table-cell table:style-name="ce120" table:formula="of:=DEC2HEX(HEX2DEC([.AE26])+1)" office:value-type="string" office:string-value="CF8A" calcext:value-type="string">
            <text:p>CF8A</text:p>
          </table:table-cell>
          <table:table-cell table:style-name="ce120" table:formula="of:=DEC2HEX(HEX2DEC([.AF26])+1)" office:value-type="string" office:string-value="CF8B" calcext:value-type="string">
            <text:p>CF8B</text:p>
          </table:table-cell>
          <table:table-cell table:style-name="ce120" table:formula="of:=DEC2HEX(HEX2DEC([.AG26])+1)" office:value-type="string" office:string-value="CF8C" calcext:value-type="string">
            <text:p>CF8C</text:p>
          </table:table-cell>
          <table:table-cell table:style-name="ce120" table:formula="of:=DEC2HEX(HEX2DEC([.AH26])+1)" office:value-type="string" office:string-value="CF8D" calcext:value-type="string">
            <text:p>CF8D</text:p>
          </table:table-cell>
          <table:table-cell table:style-name="ce120" table:formula="of:=DEC2HEX(HEX2DEC([.AI26])+1)" office:value-type="string" office:string-value="CF8E" calcext:value-type="string">
            <text:p>CF8E</text:p>
          </table:table-cell>
          <table:table-cell table:style-name="ce120" table:formula="of:=DEC2HEX(HEX2DEC([.AJ26])+1)" office:value-type="string" office:string-value="CF8F" calcext:value-type="string">
            <text:p>CF8F</text:p>
          </table:table-cell>
          <table:table-cell table:style-name="ce120" table:formula="of:=DEC2HEX(HEX2DEC([.AK26])+1)" office:value-type="string" office:string-value="CF90" calcext:value-type="string">
            <text:p>CF90</text:p>
          </table:table-cell>
          <table:table-cell table:style-name="ce120" table:formula="of:=DEC2HEX(HEX2DEC([.AL26])+1)" office:value-type="string" office:string-value="CF91" calcext:value-type="string">
            <text:p>CF91</text:p>
          </table:table-cell>
          <table:table-cell table:style-name="ce120" table:formula="of:=DEC2HEX(HEX2DEC([.AM26])+1)" office:value-type="string" office:string-value="CF92" calcext:value-type="string">
            <text:p>CF92</text:p>
          </table:table-cell>
          <table:table-cell table:style-name="ce120" table:formula="of:=DEC2HEX(HEX2DEC([.AN26])+1)" office:value-type="string" office:string-value="CF93" calcext:value-type="string">
            <text:p>CF93</text:p>
          </table:table-cell>
          <table:table-cell table:style-name="ce120" table:formula="of:=DEC2HEX(HEX2DEC([.AO26])+1)" office:value-type="string" office:string-value="CF94" calcext:value-type="string">
            <text:p>CF94</text:p>
          </table:table-cell>
          <table:table-cell table:style-name="ce120" table:formula="of:=DEC2HEX(HEX2DEC([.AP26])+1)" office:value-type="string" office:string-value="CF95" calcext:value-type="string">
            <text:p>CF95</text:p>
          </table:table-cell>
          <table:table-cell table:style-name="ce120" table:formula="of:=DEC2HEX(HEX2DEC([.AQ26])+1)" office:value-type="string" office:string-value="CF96" calcext:value-type="string">
            <text:p>CF96</text:p>
          </table:table-cell>
          <table:table-cell table:style-name="ce120" table:formula="of:=DEC2HEX(HEX2DEC([.AR26])+1)" office:value-type="string" office:string-value="CF97" calcext:value-type="string">
            <text:p>CF9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6]+1" office:value-type="float" office:value="24" calcext:value-type="float">
            <text:p>24</text:p>
          </table:table-cell>
          <table:table-cell table:style-name="ce120" table:formula="of:=DEC2HEX(HEX2DEC([.AS26])+1)" office:value-type="string" office:string-value="CF98" calcext:value-type="string">
            <text:p>CF98</text:p>
          </table:table-cell>
          <table:table-cell table:style-name="ce120" table:formula="of:=DEC2HEX(HEX2DEC([.F27])+1)" office:value-type="string" office:string-value="CF99" calcext:value-type="string">
            <text:p>CF99</text:p>
          </table:table-cell>
          <table:table-cell table:style-name="ce120" table:formula="of:=DEC2HEX(HEX2DEC([.G27])+1)" office:value-type="string" office:string-value="CF9A" calcext:value-type="string">
            <text:p>CF9A</text:p>
          </table:table-cell>
          <table:table-cell table:style-name="ce120" table:formula="of:=DEC2HEX(HEX2DEC([.H27])+1)" office:value-type="string" office:string-value="CF9B" calcext:value-type="string">
            <text:p>CF9B</text:p>
          </table:table-cell>
          <table:table-cell table:style-name="ce120" table:formula="of:=DEC2HEX(HEX2DEC([.I27])+1)" office:value-type="string" office:string-value="CF9C" calcext:value-type="string">
            <text:p>CF9C</text:p>
          </table:table-cell>
          <table:table-cell table:style-name="ce120" table:formula="of:=DEC2HEX(HEX2DEC([.J27])+1)" office:value-type="string" office:string-value="CF9D" calcext:value-type="string">
            <text:p>CF9D</text:p>
          </table:table-cell>
          <table:table-cell table:style-name="ce120" table:formula="of:=DEC2HEX(HEX2DEC([.K27])+1)" office:value-type="string" office:string-value="CF9E" calcext:value-type="string">
            <text:p>CF9E</text:p>
          </table:table-cell>
          <table:table-cell table:style-name="ce120" table:formula="of:=DEC2HEX(HEX2DEC([.L27])+1)" office:value-type="string" office:string-value="CF9F" calcext:value-type="string">
            <text:p>CF9F</text:p>
          </table:table-cell>
          <table:table-cell table:style-name="ce120" table:formula="of:=DEC2HEX(HEX2DEC([.M27])+1)" office:value-type="string" office:string-value="CFA0" calcext:value-type="string">
            <text:p>CFA0</text:p>
          </table:table-cell>
          <table:table-cell table:style-name="ce120" table:formula="of:=DEC2HEX(HEX2DEC([.N27])+1)" office:value-type="string" office:string-value="CFA1" calcext:value-type="string">
            <text:p>CFA1</text:p>
          </table:table-cell>
          <table:table-cell table:style-name="ce120" table:formula="of:=DEC2HEX(HEX2DEC([.O27])+1)" office:value-type="string" office:string-value="CFA2" calcext:value-type="string">
            <text:p>CFA2</text:p>
          </table:table-cell>
          <table:table-cell table:style-name="ce120" table:formula="of:=DEC2HEX(HEX2DEC([.P27])+1)" office:value-type="string" office:string-value="CFA3" calcext:value-type="string">
            <text:p>CFA3</text:p>
          </table:table-cell>
          <table:table-cell table:style-name="ce120" table:formula="of:=DEC2HEX(HEX2DEC([.Q27])+1)" office:value-type="string" office:string-value="CFA4" calcext:value-type="string">
            <text:p>CFA4</text:p>
          </table:table-cell>
          <table:table-cell table:style-name="ce120" table:formula="of:=DEC2HEX(HEX2DEC([.R27])+1)" office:value-type="string" office:string-value="CFA5" calcext:value-type="string">
            <text:p>CFA5</text:p>
          </table:table-cell>
          <table:table-cell table:style-name="ce120" table:formula="of:=DEC2HEX(HEX2DEC([.S27])+1)" office:value-type="string" office:string-value="CFA6" calcext:value-type="string">
            <text:p>CFA6</text:p>
          </table:table-cell>
          <table:table-cell table:style-name="ce120" table:formula="of:=DEC2HEX(HEX2DEC([.T27])+1)" office:value-type="string" office:string-value="CFA7" calcext:value-type="string">
            <text:p>CFA7</text:p>
          </table:table-cell>
          <table:table-cell table:style-name="ce120" table:formula="of:=DEC2HEX(HEX2DEC([.U27])+1)" office:value-type="string" office:string-value="CFA8" calcext:value-type="string">
            <text:p>CFA8</text:p>
          </table:table-cell>
          <table:table-cell table:style-name="ce120" table:formula="of:=DEC2HEX(HEX2DEC([.V27])+1)" office:value-type="string" office:string-value="CFA9" calcext:value-type="string">
            <text:p>CFA9</text:p>
          </table:table-cell>
          <table:table-cell table:style-name="ce120" table:formula="of:=DEC2HEX(HEX2DEC([.W27])+1)" office:value-type="string" office:string-value="CFAA" calcext:value-type="string">
            <text:p>CFAA</text:p>
          </table:table-cell>
          <table:table-cell table:style-name="ce120" table:formula="of:=DEC2HEX(HEX2DEC([.X27])+1)" office:value-type="string" office:string-value="CFAB" calcext:value-type="string">
            <text:p>CFAB</text:p>
          </table:table-cell>
          <table:table-cell table:style-name="ce120" table:formula="of:=DEC2HEX(HEX2DEC([.Y27])+1)" office:value-type="string" office:string-value="CFAC" calcext:value-type="string">
            <text:p>CFAC</text:p>
          </table:table-cell>
          <table:table-cell table:style-name="ce120" table:formula="of:=DEC2HEX(HEX2DEC([.Z27])+1)" office:value-type="string" office:string-value="CFAD" calcext:value-type="string">
            <text:p>CFAD</text:p>
          </table:table-cell>
          <table:table-cell table:style-name="ce120" table:formula="of:=DEC2HEX(HEX2DEC([.AA27])+1)" office:value-type="string" office:string-value="CFAE" calcext:value-type="string">
            <text:p>CFAE</text:p>
          </table:table-cell>
          <table:table-cell table:style-name="ce120" table:formula="of:=DEC2HEX(HEX2DEC([.AB27])+1)" office:value-type="string" office:string-value="CFAF" calcext:value-type="string">
            <text:p>CFAF</text:p>
          </table:table-cell>
          <table:table-cell table:style-name="ce120" table:formula="of:=DEC2HEX(HEX2DEC([.AC27])+1)" office:value-type="string" office:string-value="CFB0" calcext:value-type="string">
            <text:p>CFB0</text:p>
          </table:table-cell>
          <table:table-cell table:style-name="ce120" table:formula="of:=DEC2HEX(HEX2DEC([.AD27])+1)" office:value-type="string" office:string-value="CFB1" calcext:value-type="string">
            <text:p>CFB1</text:p>
          </table:table-cell>
          <table:table-cell table:style-name="ce120" table:formula="of:=DEC2HEX(HEX2DEC([.AE27])+1)" office:value-type="string" office:string-value="CFB2" calcext:value-type="string">
            <text:p>CFB2</text:p>
          </table:table-cell>
          <table:table-cell table:style-name="ce120" table:formula="of:=DEC2HEX(HEX2DEC([.AF27])+1)" office:value-type="string" office:string-value="CFB3" calcext:value-type="string">
            <text:p>CFB3</text:p>
          </table:table-cell>
          <table:table-cell table:style-name="ce120" table:formula="of:=DEC2HEX(HEX2DEC([.AG27])+1)" office:value-type="string" office:string-value="CFB4" calcext:value-type="string">
            <text:p>CFB4</text:p>
          </table:table-cell>
          <table:table-cell table:style-name="ce120" table:formula="of:=DEC2HEX(HEX2DEC([.AH27])+1)" office:value-type="string" office:string-value="CFB5" calcext:value-type="string">
            <text:p>CFB5</text:p>
          </table:table-cell>
          <table:table-cell table:style-name="ce120" table:formula="of:=DEC2HEX(HEX2DEC([.AI27])+1)" office:value-type="string" office:string-value="CFB6" calcext:value-type="string">
            <text:p>CFB6</text:p>
          </table:table-cell>
          <table:table-cell table:style-name="ce120" table:formula="of:=DEC2HEX(HEX2DEC([.AJ27])+1)" office:value-type="string" office:string-value="CFB7" calcext:value-type="string">
            <text:p>CFB7</text:p>
          </table:table-cell>
          <table:table-cell table:style-name="ce120" table:formula="of:=DEC2HEX(HEX2DEC([.AK27])+1)" office:value-type="string" office:string-value="CFB8" calcext:value-type="string">
            <text:p>CFB8</text:p>
          </table:table-cell>
          <table:table-cell table:style-name="ce120" table:formula="of:=DEC2HEX(HEX2DEC([.AL27])+1)" office:value-type="string" office:string-value="CFB9" calcext:value-type="string">
            <text:p>CFB9</text:p>
          </table:table-cell>
          <table:table-cell table:style-name="ce120" table:formula="of:=DEC2HEX(HEX2DEC([.AM27])+1)" office:value-type="string" office:string-value="CFBA" calcext:value-type="string">
            <text:p>CFBA</text:p>
          </table:table-cell>
          <table:table-cell table:style-name="ce120" table:formula="of:=DEC2HEX(HEX2DEC([.AN27])+1)" office:value-type="string" office:string-value="CFBB" calcext:value-type="string">
            <text:p>CFBB</text:p>
          </table:table-cell>
          <table:table-cell table:style-name="ce120" table:formula="of:=DEC2HEX(HEX2DEC([.AO27])+1)" office:value-type="string" office:string-value="CFBC" calcext:value-type="string">
            <text:p>CFBC</text:p>
          </table:table-cell>
          <table:table-cell table:style-name="ce120" table:formula="of:=DEC2HEX(HEX2DEC([.AP27])+1)" office:value-type="string" office:string-value="CFBD" calcext:value-type="string">
            <text:p>CFBD</text:p>
          </table:table-cell>
          <table:table-cell table:style-name="ce120" table:formula="of:=DEC2HEX(HEX2DEC([.AQ27])+1)" office:value-type="string" office:string-value="CFBE" calcext:value-type="string">
            <text:p>CFBE</text:p>
          </table:table-cell>
          <table:table-cell table:style-name="ce120" table:formula="of:=DEC2HEX(HEX2DEC([.AR27])+1)" office:value-type="string" office:string-value="CFBF" calcext:value-type="string">
            <text:p>CFB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27]+1" office:value-type="float" office:value="25" calcext:value-type="float">
            <text:p>25</text:p>
          </table:table-cell>
          <table:table-cell table:style-name="ce120" table:formula="of:=DEC2HEX(HEX2DEC([.AS27])+1)" office:value-type="string" office:string-value="CFC0" calcext:value-type="string">
            <text:p>CFC0</text:p>
          </table:table-cell>
          <table:table-cell table:style-name="ce120" table:formula="of:=DEC2HEX(HEX2DEC([.F28])+1)" office:value-type="string" office:string-value="CFC1" calcext:value-type="string">
            <text:p>CFC1</text:p>
          </table:table-cell>
          <table:table-cell table:style-name="ce120" table:formula="of:=DEC2HEX(HEX2DEC([.G28])+1)" office:value-type="string" office:string-value="CFC2" calcext:value-type="string">
            <text:p>CFC2</text:p>
          </table:table-cell>
          <table:table-cell table:style-name="ce120" table:formula="of:=DEC2HEX(HEX2DEC([.H28])+1)" office:value-type="string" office:string-value="CFC3" calcext:value-type="string">
            <text:p>CFC3</text:p>
          </table:table-cell>
          <table:table-cell table:style-name="ce120" table:formula="of:=DEC2HEX(HEX2DEC([.I28])+1)" office:value-type="string" office:string-value="CFC4" calcext:value-type="string">
            <text:p>CFC4</text:p>
          </table:table-cell>
          <table:table-cell table:style-name="ce120" table:formula="of:=DEC2HEX(HEX2DEC([.J28])+1)" office:value-type="string" office:string-value="CFC5" calcext:value-type="string">
            <text:p>CFC5</text:p>
          </table:table-cell>
          <table:table-cell table:style-name="ce120" table:formula="of:=DEC2HEX(HEX2DEC([.K28])+1)" office:value-type="string" office:string-value="CFC6" calcext:value-type="string">
            <text:p>CFC6</text:p>
          </table:table-cell>
          <table:table-cell table:style-name="ce120" table:formula="of:=DEC2HEX(HEX2DEC([.L28])+1)" office:value-type="string" office:string-value="CFC7" calcext:value-type="string">
            <text:p>CFC7</text:p>
          </table:table-cell>
          <table:table-cell table:style-name="ce120" table:formula="of:=DEC2HEX(HEX2DEC([.M28])+1)" office:value-type="string" office:string-value="CFC8" calcext:value-type="string">
            <text:p>CFC8</text:p>
          </table:table-cell>
          <table:table-cell table:style-name="ce120" table:formula="of:=DEC2HEX(HEX2DEC([.N28])+1)" office:value-type="string" office:string-value="CFC9" calcext:value-type="string">
            <text:p>CFC9</text:p>
          </table:table-cell>
          <table:table-cell table:style-name="ce120" table:formula="of:=DEC2HEX(HEX2DEC([.O28])+1)" office:value-type="string" office:string-value="CFCA" calcext:value-type="string">
            <text:p>CFCA</text:p>
          </table:table-cell>
          <table:table-cell table:style-name="ce120" table:formula="of:=DEC2HEX(HEX2DEC([.P28])+1)" office:value-type="string" office:string-value="CFCB" calcext:value-type="string">
            <text:p>CFCB</text:p>
          </table:table-cell>
          <table:table-cell table:style-name="ce120" table:formula="of:=DEC2HEX(HEX2DEC([.Q28])+1)" office:value-type="string" office:string-value="CFCC" calcext:value-type="string">
            <text:p>CFCC</text:p>
          </table:table-cell>
          <table:table-cell table:style-name="ce120" table:formula="of:=DEC2HEX(HEX2DEC([.R28])+1)" office:value-type="string" office:string-value="CFCD" calcext:value-type="string">
            <text:p>CFCD</text:p>
          </table:table-cell>
          <table:table-cell table:style-name="ce120" table:formula="of:=DEC2HEX(HEX2DEC([.S28])+1)" office:value-type="string" office:string-value="CFCE" calcext:value-type="string">
            <text:p>CFCE</text:p>
          </table:table-cell>
          <table:table-cell table:style-name="ce120" table:formula="of:=DEC2HEX(HEX2DEC([.T28])+1)" office:value-type="string" office:string-value="CFCF" calcext:value-type="string">
            <text:p>CFCF</text:p>
          </table:table-cell>
          <table:table-cell table:style-name="ce120" table:formula="of:=DEC2HEX(HEX2DEC([.U28])+1)" office:value-type="string" office:string-value="CFD0" calcext:value-type="string">
            <text:p>CFD0</text:p>
          </table:table-cell>
          <table:table-cell table:style-name="ce120" table:formula="of:=DEC2HEX(HEX2DEC([.V28])+1)" office:value-type="string" office:string-value="CFD1" calcext:value-type="string">
            <text:p>CFD1</text:p>
          </table:table-cell>
          <table:table-cell table:style-name="ce120" table:formula="of:=DEC2HEX(HEX2DEC([.W28])+1)" office:value-type="string" office:string-value="CFD2" calcext:value-type="string">
            <text:p>CFD2</text:p>
          </table:table-cell>
          <table:table-cell table:style-name="ce120" table:formula="of:=DEC2HEX(HEX2DEC([.X28])+1)" office:value-type="string" office:string-value="CFD3" calcext:value-type="string">
            <text:p>CFD3</text:p>
          </table:table-cell>
          <table:table-cell table:style-name="ce120" table:formula="of:=DEC2HEX(HEX2DEC([.Y28])+1)" office:value-type="string" office:string-value="CFD4" calcext:value-type="string">
            <text:p>CFD4</text:p>
          </table:table-cell>
          <table:table-cell table:style-name="ce120" table:formula="of:=DEC2HEX(HEX2DEC([.Z28])+1)" office:value-type="string" office:string-value="CFD5" calcext:value-type="string">
            <text:p>CFD5</text:p>
          </table:table-cell>
          <table:table-cell table:style-name="ce120" table:formula="of:=DEC2HEX(HEX2DEC([.AA28])+1)" office:value-type="string" office:string-value="CFD6" calcext:value-type="string">
            <text:p>CFD6</text:p>
          </table:table-cell>
          <table:table-cell table:style-name="ce120" table:formula="of:=DEC2HEX(HEX2DEC([.AB28])+1)" office:value-type="string" office:string-value="CFD7" calcext:value-type="string">
            <text:p>CFD7</text:p>
          </table:table-cell>
          <table:table-cell table:style-name="ce120" table:formula="of:=DEC2HEX(HEX2DEC([.AC28])+1)" office:value-type="string" office:string-value="CFD8" calcext:value-type="string">
            <text:p>CFD8</text:p>
          </table:table-cell>
          <table:table-cell table:style-name="ce120" table:formula="of:=DEC2HEX(HEX2DEC([.AD28])+1)" office:value-type="string" office:string-value="CFD9" calcext:value-type="string">
            <text:p>CFD9</text:p>
          </table:table-cell>
          <table:table-cell table:style-name="ce120" table:formula="of:=DEC2HEX(HEX2DEC([.AE28])+1)" office:value-type="string" office:string-value="CFDA" calcext:value-type="string">
            <text:p>CFDA</text:p>
          </table:table-cell>
          <table:table-cell table:style-name="ce120" table:formula="of:=DEC2HEX(HEX2DEC([.AF28])+1)" office:value-type="string" office:string-value="CFDB" calcext:value-type="string">
            <text:p>CFDB</text:p>
          </table:table-cell>
          <table:table-cell table:style-name="ce120" table:formula="of:=DEC2HEX(HEX2DEC([.AG28])+1)" office:value-type="string" office:string-value="CFDC" calcext:value-type="string">
            <text:p>CFDC</text:p>
          </table:table-cell>
          <table:table-cell table:style-name="ce120" table:formula="of:=DEC2HEX(HEX2DEC([.AH28])+1)" office:value-type="string" office:string-value="CFDD" calcext:value-type="string">
            <text:p>CFDD</text:p>
          </table:table-cell>
          <table:table-cell table:style-name="ce120" table:formula="of:=DEC2HEX(HEX2DEC([.AI28])+1)" office:value-type="string" office:string-value="CFDE" calcext:value-type="string">
            <text:p>CFDE</text:p>
          </table:table-cell>
          <table:table-cell table:style-name="ce120" table:formula="of:=DEC2HEX(HEX2DEC([.AJ28])+1)" office:value-type="string" office:string-value="CFDF" calcext:value-type="string">
            <text:p>CFDF</text:p>
          </table:table-cell>
          <table:table-cell table:style-name="ce120" table:formula="of:=DEC2HEX(HEX2DEC([.AK28])+1)" office:value-type="string" office:string-value="CFE0" calcext:value-type="string">
            <text:p>CFE0</text:p>
          </table:table-cell>
          <table:table-cell table:style-name="ce120" table:formula="of:=DEC2HEX(HEX2DEC([.AL28])+1)" office:value-type="string" office:string-value="CFE1" calcext:value-type="string">
            <text:p>CFE1</text:p>
          </table:table-cell>
          <table:table-cell table:style-name="ce120" table:formula="of:=DEC2HEX(HEX2DEC([.AM28])+1)" office:value-type="string" office:string-value="CFE2" calcext:value-type="string">
            <text:p>CFE2</text:p>
          </table:table-cell>
          <table:table-cell table:style-name="ce120" table:formula="of:=DEC2HEX(HEX2DEC([.AN28])+1)" office:value-type="string" office:string-value="CFE3" calcext:value-type="string">
            <text:p>CFE3</text:p>
          </table:table-cell>
          <table:table-cell table:style-name="ce120" table:formula="of:=DEC2HEX(HEX2DEC([.AO28])+1)" office:value-type="string" office:string-value="CFE4" calcext:value-type="string">
            <text:p>CFE4</text:p>
          </table:table-cell>
          <table:table-cell table:style-name="ce120" table:formula="of:=DEC2HEX(HEX2DEC([.AP28])+1)" office:value-type="string" office:string-value="CFE5" calcext:value-type="string">
            <text:p>CFE5</text:p>
          </table:table-cell>
          <table:table-cell table:style-name="ce120" table:formula="of:=DEC2HEX(HEX2DEC([.AQ28])+1)" office:value-type="string" office:string-value="CFE6" calcext:value-type="string">
            <text:p>CFE6</text:p>
          </table:table-cell>
          <table:table-cell table:style-name="ce120" table:formula="of:=DEC2HEX(HEX2DEC([.AR28])+1)" office:value-type="string" office:string-value="CFE7" calcext:value-type="string">
            <text:p>CFE7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1"/>
          <table:table-cell table:number-columns-repeated="3"/>
          <table:table-cell table:style-name="ce92" office:value-type="string" calcext:value-type="string" table:number-columns-spanned="40" table:number-rows-spanned="1">
            <text:p>Color RAM Addresses</text:p>
          </table:table-cell>
          <table:covered-table-cell table:number-columns-repeated="39" table:style-name="ce121"/>
          <table:table-cell table:number-columns-repeated="979"/>
        </table:table-row>
        <table:table-row table:style-name="ro1">
          <table:table-cell/>
          <table:table-cell table:style-name="ce111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19" table:formula="of:=[.F31]+1" office:value-type="float" office:value="2" calcext:value-type="float">
            <text:p>2</text:p>
          </table:table-cell>
          <table:table-cell table:style-name="ce119" table:formula="of:=[.G31]+1" office:value-type="float" office:value="3" calcext:value-type="float">
            <text:p>3</text:p>
          </table:table-cell>
          <table:table-cell table:style-name="ce119" table:formula="of:=[.H31]+1" office:value-type="float" office:value="4" calcext:value-type="float">
            <text:p>4</text:p>
          </table:table-cell>
          <table:table-cell table:style-name="ce119" table:formula="of:=[.I31]+1" office:value-type="float" office:value="5" calcext:value-type="float">
            <text:p>5</text:p>
          </table:table-cell>
          <table:table-cell table:style-name="ce119" table:formula="of:=[.J31]+1" office:value-type="float" office:value="6" calcext:value-type="float">
            <text:p>6</text:p>
          </table:table-cell>
          <table:table-cell table:style-name="ce119" table:formula="of:=[.K31]+1" office:value-type="float" office:value="7" calcext:value-type="float">
            <text:p>7</text:p>
          </table:table-cell>
          <table:table-cell table:style-name="ce119" table:formula="of:=[.L31]+1" office:value-type="float" office:value="8" calcext:value-type="float">
            <text:p>8</text:p>
          </table:table-cell>
          <table:table-cell table:style-name="ce119" table:formula="of:=[.M31]+1" office:value-type="float" office:value="9" calcext:value-type="float">
            <text:p>9</text:p>
          </table:table-cell>
          <table:table-cell table:style-name="ce119" table:formula="of:=[.N31]+1" office:value-type="float" office:value="10" calcext:value-type="float">
            <text:p>10</text:p>
          </table:table-cell>
          <table:table-cell table:style-name="ce119" table:formula="of:=[.O31]+1" office:value-type="float" office:value="11" calcext:value-type="float">
            <text:p>11</text:p>
          </table:table-cell>
          <table:table-cell table:style-name="ce119" table:formula="of:=[.P31]+1" office:value-type="float" office:value="12" calcext:value-type="float">
            <text:p>12</text:p>
          </table:table-cell>
          <table:table-cell table:style-name="ce119" table:formula="of:=[.Q31]+1" office:value-type="float" office:value="13" calcext:value-type="float">
            <text:p>13</text:p>
          </table:table-cell>
          <table:table-cell table:style-name="ce119" table:formula="of:=[.R31]+1" office:value-type="float" office:value="14" calcext:value-type="float">
            <text:p>14</text:p>
          </table:table-cell>
          <table:table-cell table:style-name="ce119" table:formula="of:=[.S31]+1" office:value-type="float" office:value="15" calcext:value-type="float">
            <text:p>15</text:p>
          </table:table-cell>
          <table:table-cell table:style-name="ce119" table:formula="of:=[.T31]+1" office:value-type="float" office:value="16" calcext:value-type="float">
            <text:p>16</text:p>
          </table:table-cell>
          <table:table-cell table:style-name="ce119" table:formula="of:=[.U31]+1" office:value-type="float" office:value="17" calcext:value-type="float">
            <text:p>17</text:p>
          </table:table-cell>
          <table:table-cell table:style-name="ce119" table:formula="of:=[.V31]+1" office:value-type="float" office:value="18" calcext:value-type="float">
            <text:p>18</text:p>
          </table:table-cell>
          <table:table-cell table:style-name="ce119" table:formula="of:=[.W31]+1" office:value-type="float" office:value="19" calcext:value-type="float">
            <text:p>19</text:p>
          </table:table-cell>
          <table:table-cell table:style-name="ce119" table:formula="of:=[.X31]+1" office:value-type="float" office:value="20" calcext:value-type="float">
            <text:p>20</text:p>
          </table:table-cell>
          <table:table-cell table:style-name="ce119" table:formula="of:=[.Y31]+1" office:value-type="float" office:value="21" calcext:value-type="float">
            <text:p>21</text:p>
          </table:table-cell>
          <table:table-cell table:style-name="ce119" table:formula="of:=[.Z31]+1" office:value-type="float" office:value="22" calcext:value-type="float">
            <text:p>22</text:p>
          </table:table-cell>
          <table:table-cell table:style-name="ce119" table:formula="of:=[.AA31]+1" office:value-type="float" office:value="23" calcext:value-type="float">
            <text:p>23</text:p>
          </table:table-cell>
          <table:table-cell table:style-name="ce119" table:formula="of:=[.AB31]+1" office:value-type="float" office:value="24" calcext:value-type="float">
            <text:p>24</text:p>
          </table:table-cell>
          <table:table-cell table:style-name="ce119" table:formula="of:=[.AC31]+1" office:value-type="float" office:value="25" calcext:value-type="float">
            <text:p>25</text:p>
          </table:table-cell>
          <table:table-cell table:style-name="ce119" table:formula="of:=[.AD31]+1" office:value-type="float" office:value="26" calcext:value-type="float">
            <text:p>26</text:p>
          </table:table-cell>
          <table:table-cell table:style-name="ce119" table:formula="of:=[.AE31]+1" office:value-type="float" office:value="27" calcext:value-type="float">
            <text:p>27</text:p>
          </table:table-cell>
          <table:table-cell table:style-name="ce119" table:formula="of:=[.AF31]+1" office:value-type="float" office:value="28" calcext:value-type="float">
            <text:p>28</text:p>
          </table:table-cell>
          <table:table-cell table:style-name="ce119" table:formula="of:=[.AG31]+1" office:value-type="float" office:value="29" calcext:value-type="float">
            <text:p>29</text:p>
          </table:table-cell>
          <table:table-cell table:style-name="ce119" table:formula="of:=[.AH31]+1" office:value-type="float" office:value="30" calcext:value-type="float">
            <text:p>30</text:p>
          </table:table-cell>
          <table:table-cell table:style-name="ce119" table:formula="of:=[.AI31]+1" office:value-type="float" office:value="31" calcext:value-type="float">
            <text:p>31</text:p>
          </table:table-cell>
          <table:table-cell table:style-name="ce119" table:formula="of:=[.AJ31]+1" office:value-type="float" office:value="32" calcext:value-type="float">
            <text:p>32</text:p>
          </table:table-cell>
          <table:table-cell table:style-name="ce119" table:formula="of:=[.AK31]+1" office:value-type="float" office:value="33" calcext:value-type="float">
            <text:p>33</text:p>
          </table:table-cell>
          <table:table-cell table:style-name="ce119" table:formula="of:=[.AL31]+1" office:value-type="float" office:value="34" calcext:value-type="float">
            <text:p>34</text:p>
          </table:table-cell>
          <table:table-cell table:style-name="ce119" table:formula="of:=[.AM31]+1" office:value-type="float" office:value="35" calcext:value-type="float">
            <text:p>35</text:p>
          </table:table-cell>
          <table:table-cell table:style-name="ce119" table:formula="of:=[.AN31]+1" office:value-type="float" office:value="36" calcext:value-type="float">
            <text:p>36</text:p>
          </table:table-cell>
          <table:table-cell table:style-name="ce119" table:formula="of:=[.AO31]+1" office:value-type="float" office:value="37" calcext:value-type="float">
            <text:p>37</text:p>
          </table:table-cell>
          <table:table-cell table:style-name="ce119" table:formula="of:=[.AP31]+1" office:value-type="float" office:value="38" calcext:value-type="float">
            <text:p>38</text:p>
          </table:table-cell>
          <table:table-cell table:style-name="ce119" table:formula="of:=[.AQ31]+1" office:value-type="float" office:value="39" calcext:value-type="float">
            <text:p>39</text:p>
          </table:table-cell>
          <table:table-cell table:style-name="ce119" table:formula="of:=[.AR31]+1" office:value-type="float" office:value="40" calcext:value-type="float">
            <text:p>40</text:p>
          </table:table-cell>
          <table:table-cell table:number-columns-repeated="979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Starting Address</text:p>
          </table:table-cell>
          <table:covered-table-cell/>
          <table:table-cell/>
          <table:table-cell table:style-name="ce119" office:value-type="float" office:value="1" calcext:value-type="float">
            <text:p>1</text:p>
          </table:table-cell>
          <table:table-cell table:style-name="ce64" table:formula="of:=DEC2HEX([.B33])" office:value-type="string" office:string-value="D800" calcext:value-type="string">
            <text:p>D800</text:p>
          </table:table-cell>
          <table:table-cell table:style-name="ce64" table:formula="of:=DEC2HEX(HEX2DEC([.F32])+1)" office:value-type="string" office:string-value="D801" calcext:value-type="string">
            <text:p>D801</text:p>
          </table:table-cell>
          <table:table-cell table:style-name="ce64" table:formula="of:=DEC2HEX(HEX2DEC([.G32])+1)" office:value-type="string" office:string-value="D802" calcext:value-type="string">
            <text:p>D802</text:p>
          </table:table-cell>
          <table:table-cell table:style-name="ce64" table:formula="of:=DEC2HEX(HEX2DEC([.H32])+1)" office:value-type="string" office:string-value="D803" calcext:value-type="string">
            <text:p>D803</text:p>
          </table:table-cell>
          <table:table-cell table:style-name="ce64" table:formula="of:=DEC2HEX(HEX2DEC([.I32])+1)" office:value-type="string" office:string-value="D804" calcext:value-type="string">
            <text:p>D804</text:p>
          </table:table-cell>
          <table:table-cell table:style-name="ce64" table:formula="of:=DEC2HEX(HEX2DEC([.J32])+1)" office:value-type="string" office:string-value="D805" calcext:value-type="string">
            <text:p>D805</text:p>
          </table:table-cell>
          <table:table-cell table:style-name="ce64" table:formula="of:=DEC2HEX(HEX2DEC([.K32])+1)" office:value-type="string" office:string-value="D806" calcext:value-type="string">
            <text:p>D806</text:p>
          </table:table-cell>
          <table:table-cell table:style-name="ce64" table:formula="of:=DEC2HEX(HEX2DEC([.L32])+1)" office:value-type="string" office:string-value="D807" calcext:value-type="string">
            <text:p>D807</text:p>
          </table:table-cell>
          <table:table-cell table:style-name="ce64" table:formula="of:=DEC2HEX(HEX2DEC([.M32])+1)" office:value-type="string" office:string-value="D808" calcext:value-type="string">
            <text:p>D808</text:p>
          </table:table-cell>
          <table:table-cell table:style-name="ce64" table:formula="of:=DEC2HEX(HEX2DEC([.N32])+1)" office:value-type="string" office:string-value="D809" calcext:value-type="string">
            <text:p>D809</text:p>
          </table:table-cell>
          <table:table-cell table:style-name="ce64" table:formula="of:=DEC2HEX(HEX2DEC([.O32])+1)" office:value-type="string" office:string-value="D80A" calcext:value-type="string">
            <text:p>D80A</text:p>
          </table:table-cell>
          <table:table-cell table:style-name="ce64" table:formula="of:=DEC2HEX(HEX2DEC([.P32])+1)" office:value-type="string" office:string-value="D80B" calcext:value-type="string">
            <text:p>D80B</text:p>
          </table:table-cell>
          <table:table-cell table:style-name="ce64" table:formula="of:=DEC2HEX(HEX2DEC([.Q32])+1)" office:value-type="string" office:string-value="D80C" calcext:value-type="string">
            <text:p>D80C</text:p>
          </table:table-cell>
          <table:table-cell table:style-name="ce64" table:formula="of:=DEC2HEX(HEX2DEC([.R32])+1)" office:value-type="string" office:string-value="D80D" calcext:value-type="string">
            <text:p>D80D</text:p>
          </table:table-cell>
          <table:table-cell table:style-name="ce64" table:formula="of:=DEC2HEX(HEX2DEC([.S32])+1)" office:value-type="string" office:string-value="D80E" calcext:value-type="string">
            <text:p>D80E</text:p>
          </table:table-cell>
          <table:table-cell table:style-name="ce64" table:formula="of:=DEC2HEX(HEX2DEC([.T32])+1)" office:value-type="string" office:string-value="D80F" calcext:value-type="string">
            <text:p>D80F</text:p>
          </table:table-cell>
          <table:table-cell table:style-name="ce64" table:formula="of:=DEC2HEX(HEX2DEC([.U32])+1)" office:value-type="string" office:string-value="D810" calcext:value-type="string">
            <text:p>D810</text:p>
          </table:table-cell>
          <table:table-cell table:style-name="ce64" table:formula="of:=DEC2HEX(HEX2DEC([.V32])+1)" office:value-type="string" office:string-value="D811" calcext:value-type="string">
            <text:p>D811</text:p>
          </table:table-cell>
          <table:table-cell table:style-name="ce64" table:formula="of:=DEC2HEX(HEX2DEC([.W32])+1)" office:value-type="string" office:string-value="D812" calcext:value-type="string">
            <text:p>D812</text:p>
          </table:table-cell>
          <table:table-cell table:style-name="ce64" table:formula="of:=DEC2HEX(HEX2DEC([.X32])+1)" office:value-type="string" office:string-value="D813" calcext:value-type="string">
            <text:p>D813</text:p>
          </table:table-cell>
          <table:table-cell table:style-name="ce64" table:formula="of:=DEC2HEX(HEX2DEC([.Y32])+1)" office:value-type="string" office:string-value="D814" calcext:value-type="string">
            <text:p>D814</text:p>
          </table:table-cell>
          <table:table-cell table:style-name="ce64" table:formula="of:=DEC2HEX(HEX2DEC([.Z32])+1)" office:value-type="string" office:string-value="D815" calcext:value-type="string">
            <text:p>D815</text:p>
          </table:table-cell>
          <table:table-cell table:style-name="ce124" table:formula="of:=DEC2HEX(HEX2DEC([.AA32])+1)" office:value-type="string" office:string-value="D816" calcext:value-type="string">
            <text:p>D816</text:p>
          </table:table-cell>
          <table:table-cell table:style-name="ce125" table:formula="of:=DEC2HEX(HEX2DEC([.AB32])+1)" office:value-type="string" office:string-value="D817" calcext:value-type="string">
            <text:p>D817</text:p>
          </table:table-cell>
          <table:table-cell table:style-name="ce125" table:formula="of:=DEC2HEX(HEX2DEC([.AC32])+1)" office:value-type="string" office:string-value="D818" calcext:value-type="string">
            <text:p>D818</text:p>
          </table:table-cell>
          <table:table-cell table:style-name="ce125" table:formula="of:=DEC2HEX(HEX2DEC([.AD32])+1)" office:value-type="string" office:string-value="D819" calcext:value-type="string">
            <text:p>D819</text:p>
          </table:table-cell>
          <table:table-cell table:style-name="ce125" table:formula="of:=DEC2HEX(HEX2DEC([.AE32])+1)" office:value-type="string" office:string-value="D81A" calcext:value-type="string">
            <text:p>D81A</text:p>
          </table:table-cell>
          <table:table-cell table:style-name="ce125" table:formula="of:=DEC2HEX(HEX2DEC([.AF32])+1)" office:value-type="string" office:string-value="D81B" calcext:value-type="string">
            <text:p>D81B</text:p>
          </table:table-cell>
          <table:table-cell table:style-name="ce125" table:formula="of:=DEC2HEX(HEX2DEC([.AG32])+1)" office:value-type="string" office:string-value="D81C" calcext:value-type="string">
            <text:p>D81C</text:p>
          </table:table-cell>
          <table:table-cell table:style-name="ce125" table:formula="of:=DEC2HEX(HEX2DEC([.AH32])+1)" office:value-type="string" office:string-value="D81D" calcext:value-type="string">
            <text:p>D81D</text:p>
          </table:table-cell>
          <table:table-cell table:style-name="ce125" table:formula="of:=DEC2HEX(HEX2DEC([.AI32])+1)" office:value-type="string" office:string-value="D81E" calcext:value-type="string">
            <text:p>D81E</text:p>
          </table:table-cell>
          <table:table-cell table:style-name="ce125" table:formula="of:=DEC2HEX(HEX2DEC([.AJ32])+1)" office:value-type="string" office:string-value="D81F" calcext:value-type="string">
            <text:p>D81F</text:p>
          </table:table-cell>
          <table:table-cell table:style-name="ce125" table:formula="of:=DEC2HEX(HEX2DEC([.AK32])+1)" office:value-type="string" office:string-value="D820" calcext:value-type="string">
            <text:p>D820</text:p>
          </table:table-cell>
          <table:table-cell table:style-name="ce125" table:formula="of:=DEC2HEX(HEX2DEC([.AL32])+1)" office:value-type="string" office:string-value="D821" calcext:value-type="string">
            <text:p>D821</text:p>
          </table:table-cell>
          <table:table-cell table:style-name="ce125" table:formula="of:=DEC2HEX(HEX2DEC([.AM32])+1)" office:value-type="string" office:string-value="D822" calcext:value-type="string">
            <text:p>D822</text:p>
          </table:table-cell>
          <table:table-cell table:style-name="ce125" table:formula="of:=DEC2HEX(HEX2DEC([.AN32])+1)" office:value-type="string" office:string-value="D823" calcext:value-type="string">
            <text:p>D823</text:p>
          </table:table-cell>
          <table:table-cell table:style-name="ce125" table:formula="of:=DEC2HEX(HEX2DEC([.AO32])+1)" office:value-type="string" office:string-value="D824" calcext:value-type="string">
            <text:p>D824</text:p>
          </table:table-cell>
          <table:table-cell table:style-name="ce125" table:formula="of:=DEC2HEX(HEX2DEC([.AP32])+1)" office:value-type="string" office:string-value="D825" calcext:value-type="string">
            <text:p>D825</text:p>
          </table:table-cell>
          <table:table-cell table:style-name="ce125" table:formula="of:=DEC2HEX(HEX2DEC([.AQ32])+1)" office:value-type="string" office:string-value="D826" calcext:value-type="string">
            <text:p>D826</text:p>
          </table:table-cell>
          <table:table-cell table:style-name="ce125" table:formula="of:=DEC2HEX(HEX2DEC([.AR32])+1)" office:value-type="string" office:string-value="D827" calcext:value-type="string">
            <text:p>D827</text:p>
          </table:table-cell>
          <table:table-cell table:number-columns-repeated="979"/>
        </table:table-row>
        <table:table-row table:style-name="ro1">
          <table:table-cell/>
          <table:table-cell table:style-name="ce110" office:value-type="float" office:value="55296" calcext:value-type="float" table:number-columns-spanned="2" table:number-rows-spanned="1">
            <text:p>55296</text:p>
          </table:table-cell>
          <table:covered-table-cell/>
          <table:table-cell/>
          <table:table-cell table:style-name="ce119" table:formula="of:=[.E32]+1" office:value-type="float" office:value="2" calcext:value-type="float">
            <text:p>2</text:p>
          </table:table-cell>
          <table:table-cell table:style-name="ce64" table:formula="of:=DEC2HEX(HEX2DEC([.AS32])+1)" office:value-type="string" office:string-value="D828" calcext:value-type="string">
            <text:p>D828</text:p>
          </table:table-cell>
          <table:table-cell table:style-name="ce64" table:formula="of:=DEC2HEX(HEX2DEC([.F33])+1)" office:value-type="string" office:string-value="D829" calcext:value-type="string">
            <text:p>D829</text:p>
          </table:table-cell>
          <table:table-cell table:style-name="ce64" table:formula="of:=DEC2HEX(HEX2DEC([.G33])+1)" office:value-type="string" office:string-value="D82A" calcext:value-type="string">
            <text:p>D82A</text:p>
          </table:table-cell>
          <table:table-cell table:style-name="ce64" table:formula="of:=DEC2HEX(HEX2DEC([.H33])+1)" office:value-type="string" office:string-value="D82B" calcext:value-type="string">
            <text:p>D82B</text:p>
          </table:table-cell>
          <table:table-cell table:style-name="ce64" table:formula="of:=DEC2HEX(HEX2DEC([.I33])+1)" office:value-type="string" office:string-value="D82C" calcext:value-type="string">
            <text:p>D82C</text:p>
          </table:table-cell>
          <table:table-cell table:style-name="ce64" table:formula="of:=DEC2HEX(HEX2DEC([.J33])+1)" office:value-type="string" office:string-value="D82D" calcext:value-type="string">
            <text:p>D82D</text:p>
          </table:table-cell>
          <table:table-cell table:style-name="ce64" table:formula="of:=DEC2HEX(HEX2DEC([.K33])+1)" office:value-type="string" office:string-value="D82E" calcext:value-type="string">
            <text:p>D82E</text:p>
          </table:table-cell>
          <table:table-cell table:style-name="ce64" table:formula="of:=DEC2HEX(HEX2DEC([.L33])+1)" office:value-type="string" office:string-value="D82F" calcext:value-type="string">
            <text:p>D82F</text:p>
          </table:table-cell>
          <table:table-cell table:style-name="ce64" table:formula="of:=DEC2HEX(HEX2DEC([.M33])+1)" office:value-type="string" office:string-value="D830" calcext:value-type="string">
            <text:p>D830</text:p>
          </table:table-cell>
          <table:table-cell table:style-name="ce64" table:formula="of:=DEC2HEX(HEX2DEC([.N33])+1)" office:value-type="string" office:string-value="D831" calcext:value-type="string">
            <text:p>D831</text:p>
          </table:table-cell>
          <table:table-cell table:style-name="ce64" table:formula="of:=DEC2HEX(HEX2DEC([.O33])+1)" office:value-type="string" office:string-value="D832" calcext:value-type="string">
            <text:p>D832</text:p>
          </table:table-cell>
          <table:table-cell table:style-name="ce64" table:formula="of:=DEC2HEX(HEX2DEC([.P33])+1)" office:value-type="string" office:string-value="D833" calcext:value-type="string">
            <text:p>D833</text:p>
          </table:table-cell>
          <table:table-cell table:style-name="ce64" table:formula="of:=DEC2HEX(HEX2DEC([.Q33])+1)" office:value-type="string" office:string-value="D834" calcext:value-type="string">
            <text:p>D834</text:p>
          </table:table-cell>
          <table:table-cell table:style-name="ce64" table:formula="of:=DEC2HEX(HEX2DEC([.R33])+1)" office:value-type="string" office:string-value="D835" calcext:value-type="string">
            <text:p>D835</text:p>
          </table:table-cell>
          <table:table-cell table:style-name="ce64" table:formula="of:=DEC2HEX(HEX2DEC([.S33])+1)" office:value-type="string" office:string-value="D836" calcext:value-type="string">
            <text:p>D836</text:p>
          </table:table-cell>
          <table:table-cell table:style-name="ce64" table:formula="of:=DEC2HEX(HEX2DEC([.T33])+1)" office:value-type="string" office:string-value="D837" calcext:value-type="string">
            <text:p>D837</text:p>
          </table:table-cell>
          <table:table-cell table:style-name="ce64" table:formula="of:=DEC2HEX(HEX2DEC([.U33])+1)" office:value-type="string" office:string-value="D838" calcext:value-type="string">
            <text:p>D838</text:p>
          </table:table-cell>
          <table:table-cell table:style-name="ce64" table:formula="of:=DEC2HEX(HEX2DEC([.V33])+1)" office:value-type="string" office:string-value="D839" calcext:value-type="string">
            <text:p>D839</text:p>
          </table:table-cell>
          <table:table-cell table:style-name="ce64" table:formula="of:=DEC2HEX(HEX2DEC([.W33])+1)" office:value-type="string" office:string-value="D83A" calcext:value-type="string">
            <text:p>D83A</text:p>
          </table:table-cell>
          <table:table-cell table:style-name="ce64" table:formula="of:=DEC2HEX(HEX2DEC([.X33])+1)" office:value-type="string" office:string-value="D83B" calcext:value-type="string">
            <text:p>D83B</text:p>
          </table:table-cell>
          <table:table-cell table:style-name="ce64" table:formula="of:=DEC2HEX(HEX2DEC([.Y33])+1)" office:value-type="string" office:string-value="D83C" calcext:value-type="string">
            <text:p>D83C</text:p>
          </table:table-cell>
          <table:table-cell table:style-name="ce64" table:formula="of:=DEC2HEX(HEX2DEC([.Z33])+1)" office:value-type="string" office:string-value="D83D" calcext:value-type="string">
            <text:p>D83D</text:p>
          </table:table-cell>
          <table:table-cell table:style-name="ce124" table:formula="of:=DEC2HEX(HEX2DEC([.AA33])+1)" office:value-type="string" office:string-value="D83E" calcext:value-type="string">
            <text:p>D83E</text:p>
          </table:table-cell>
          <table:table-cell table:style-name="ce125" table:formula="of:=DEC2HEX(HEX2DEC([.AB33])+1)" office:value-type="string" office:string-value="D83F" calcext:value-type="string">
            <text:p>D83F</text:p>
          </table:table-cell>
          <table:table-cell table:style-name="ce125" table:formula="of:=DEC2HEX(HEX2DEC([.AC33])+1)" office:value-type="string" office:string-value="D840" calcext:value-type="string">
            <text:p>D840</text:p>
          </table:table-cell>
          <table:table-cell table:style-name="ce125" table:formula="of:=DEC2HEX(HEX2DEC([.AD33])+1)" office:value-type="string" office:string-value="D841" calcext:value-type="string">
            <text:p>D841</text:p>
          </table:table-cell>
          <table:table-cell table:style-name="ce125" table:formula="of:=DEC2HEX(HEX2DEC([.AE33])+1)" office:value-type="string" office:string-value="D842" calcext:value-type="string">
            <text:p>D842</text:p>
          </table:table-cell>
          <table:table-cell table:style-name="ce125" table:formula="of:=DEC2HEX(HEX2DEC([.AF33])+1)" office:value-type="string" office:string-value="D843" calcext:value-type="string">
            <text:p>D843</text:p>
          </table:table-cell>
          <table:table-cell table:style-name="ce125" table:formula="of:=DEC2HEX(HEX2DEC([.AG33])+1)" office:value-type="string" office:string-value="D844" calcext:value-type="string">
            <text:p>D844</text:p>
          </table:table-cell>
          <table:table-cell table:style-name="ce125" table:formula="of:=DEC2HEX(HEX2DEC([.AH33])+1)" office:value-type="string" office:string-value="D845" calcext:value-type="string">
            <text:p>D845</text:p>
          </table:table-cell>
          <table:table-cell table:style-name="ce125" table:formula="of:=DEC2HEX(HEX2DEC([.AI33])+1)" office:value-type="string" office:string-value="D846" calcext:value-type="string">
            <text:p>D846</text:p>
          </table:table-cell>
          <table:table-cell table:style-name="ce125" table:formula="of:=DEC2HEX(HEX2DEC([.AJ33])+1)" office:value-type="string" office:string-value="D847" calcext:value-type="string">
            <text:p>D847</text:p>
          </table:table-cell>
          <table:table-cell table:style-name="ce125" table:formula="of:=DEC2HEX(HEX2DEC([.AK33])+1)" office:value-type="string" office:string-value="D848" calcext:value-type="string">
            <text:p>D848</text:p>
          </table:table-cell>
          <table:table-cell table:style-name="ce125" table:formula="of:=DEC2HEX(HEX2DEC([.AL33])+1)" office:value-type="string" office:string-value="D849" calcext:value-type="string">
            <text:p>D849</text:p>
          </table:table-cell>
          <table:table-cell table:style-name="ce125" table:formula="of:=DEC2HEX(HEX2DEC([.AM33])+1)" office:value-type="string" office:string-value="D84A" calcext:value-type="string">
            <text:p>D84A</text:p>
          </table:table-cell>
          <table:table-cell table:style-name="ce125" table:formula="of:=DEC2HEX(HEX2DEC([.AN33])+1)" office:value-type="string" office:string-value="D84B" calcext:value-type="string">
            <text:p>D84B</text:p>
          </table:table-cell>
          <table:table-cell table:style-name="ce125" table:formula="of:=DEC2HEX(HEX2DEC([.AO33])+1)" office:value-type="string" office:string-value="D84C" calcext:value-type="string">
            <text:p>D84C</text:p>
          </table:table-cell>
          <table:table-cell table:style-name="ce125" table:formula="of:=DEC2HEX(HEX2DEC([.AP33])+1)" office:value-type="string" office:string-value="D84D" calcext:value-type="string">
            <text:p>D84D</text:p>
          </table:table-cell>
          <table:table-cell table:style-name="ce125" table:formula="of:=DEC2HEX(HEX2DEC([.AQ33])+1)" office:value-type="string" office:string-value="D84E" calcext:value-type="string">
            <text:p>D84E</text:p>
          </table:table-cell>
          <table:table-cell table:style-name="ce125" table:formula="of:=DEC2HEX(HEX2DEC([.AR33])+1)" office:value-type="string" office:string-value="D84F" calcext:value-type="string">
            <text:p>D84F</text:p>
          </table:table-cell>
          <table:table-cell table:number-columns-repeated="979"/>
        </table:table-row>
        <table:table-row table:style-name="ro1">
          <table:table-cell/>
          <table:table-cell table:style-name="ce111"/>
          <table:table-cell table:number-columns-repeated="2"/>
          <table:table-cell table:style-name="ce119" table:formula="of:=[.E33]+1" office:value-type="float" office:value="3" calcext:value-type="float">
            <text:p>3</text:p>
          </table:table-cell>
          <table:table-cell table:style-name="ce64" table:formula="of:=DEC2HEX(HEX2DEC([.AS33])+1)" office:value-type="string" office:string-value="D850" calcext:value-type="string">
            <text:p>D850</text:p>
          </table:table-cell>
          <table:table-cell table:style-name="ce64" table:formula="of:=DEC2HEX(HEX2DEC([.F34])+1)" office:value-type="string" office:string-value="D851" calcext:value-type="string">
            <text:p>D851</text:p>
          </table:table-cell>
          <table:table-cell table:style-name="ce64" table:formula="of:=DEC2HEX(HEX2DEC([.G34])+1)" office:value-type="string" office:string-value="D852" calcext:value-type="string">
            <text:p>D852</text:p>
          </table:table-cell>
          <table:table-cell table:style-name="ce64" table:formula="of:=DEC2HEX(HEX2DEC([.H34])+1)" office:value-type="string" office:string-value="D853" calcext:value-type="string">
            <text:p>D853</text:p>
          </table:table-cell>
          <table:table-cell table:style-name="ce64" table:formula="of:=DEC2HEX(HEX2DEC([.I34])+1)" office:value-type="string" office:string-value="D854" calcext:value-type="string">
            <text:p>D854</text:p>
          </table:table-cell>
          <table:table-cell table:style-name="ce64" table:formula="of:=DEC2HEX(HEX2DEC([.J34])+1)" office:value-type="string" office:string-value="D855" calcext:value-type="string">
            <text:p>D855</text:p>
          </table:table-cell>
          <table:table-cell table:style-name="ce64" table:formula="of:=DEC2HEX(HEX2DEC([.K34])+1)" office:value-type="string" office:string-value="D856" calcext:value-type="string">
            <text:p>D856</text:p>
          </table:table-cell>
          <table:table-cell table:style-name="ce64" table:formula="of:=DEC2HEX(HEX2DEC([.L34])+1)" office:value-type="string" office:string-value="D857" calcext:value-type="string">
            <text:p>D857</text:p>
          </table:table-cell>
          <table:table-cell table:style-name="ce64" table:formula="of:=DEC2HEX(HEX2DEC([.M34])+1)" office:value-type="string" office:string-value="D858" calcext:value-type="string">
            <text:p>D858</text:p>
          </table:table-cell>
          <table:table-cell table:style-name="ce64" table:formula="of:=DEC2HEX(HEX2DEC([.N34])+1)" office:value-type="string" office:string-value="D859" calcext:value-type="string">
            <text:p>D859</text:p>
          </table:table-cell>
          <table:table-cell table:style-name="ce64" table:formula="of:=DEC2HEX(HEX2DEC([.O34])+1)" office:value-type="string" office:string-value="D85A" calcext:value-type="string">
            <text:p>D85A</text:p>
          </table:table-cell>
          <table:table-cell table:style-name="ce64" table:formula="of:=DEC2HEX(HEX2DEC([.P34])+1)" office:value-type="string" office:string-value="D85B" calcext:value-type="string">
            <text:p>D85B</text:p>
          </table:table-cell>
          <table:table-cell table:style-name="ce64" table:formula="of:=DEC2HEX(HEX2DEC([.Q34])+1)" office:value-type="string" office:string-value="D85C" calcext:value-type="string">
            <text:p>D85C</text:p>
          </table:table-cell>
          <table:table-cell table:style-name="ce64" table:formula="of:=DEC2HEX(HEX2DEC([.R34])+1)" office:value-type="string" office:string-value="D85D" calcext:value-type="string">
            <text:p>D85D</text:p>
          </table:table-cell>
          <table:table-cell table:style-name="ce64" table:formula="of:=DEC2HEX(HEX2DEC([.S34])+1)" office:value-type="string" office:string-value="D85E" calcext:value-type="string">
            <text:p>D85E</text:p>
          </table:table-cell>
          <table:table-cell table:style-name="ce64" table:formula="of:=DEC2HEX(HEX2DEC([.T34])+1)" office:value-type="string" office:string-value="D85F" calcext:value-type="string">
            <text:p>D85F</text:p>
          </table:table-cell>
          <table:table-cell table:style-name="ce64" table:formula="of:=DEC2HEX(HEX2DEC([.U34])+1)" office:value-type="string" office:string-value="D860" calcext:value-type="string">
            <text:p>D860</text:p>
          </table:table-cell>
          <table:table-cell table:style-name="ce64" table:formula="of:=DEC2HEX(HEX2DEC([.V34])+1)" office:value-type="string" office:string-value="D861" calcext:value-type="string">
            <text:p>D861</text:p>
          </table:table-cell>
          <table:table-cell table:style-name="ce64" table:formula="of:=DEC2HEX(HEX2DEC([.W34])+1)" office:value-type="string" office:string-value="D862" calcext:value-type="string">
            <text:p>D862</text:p>
          </table:table-cell>
          <table:table-cell table:style-name="ce64" table:formula="of:=DEC2HEX(HEX2DEC([.X34])+1)" office:value-type="string" office:string-value="D863" calcext:value-type="string">
            <text:p>D863</text:p>
          </table:table-cell>
          <table:table-cell table:style-name="ce64" table:formula="of:=DEC2HEX(HEX2DEC([.Y34])+1)" office:value-type="string" office:string-value="D864" calcext:value-type="string">
            <text:p>D864</text:p>
          </table:table-cell>
          <table:table-cell table:style-name="ce64" table:formula="of:=DEC2HEX(HEX2DEC([.Z34])+1)" office:value-type="string" office:string-value="D865" calcext:value-type="string">
            <text:p>D865</text:p>
          </table:table-cell>
          <table:table-cell table:style-name="ce124" table:formula="of:=DEC2HEX(HEX2DEC([.AA34])+1)" office:value-type="string" office:string-value="D866" calcext:value-type="string">
            <text:p>D866</text:p>
          </table:table-cell>
          <table:table-cell table:style-name="ce125" table:formula="of:=DEC2HEX(HEX2DEC([.AB34])+1)" office:value-type="string" office:string-value="D867" calcext:value-type="string">
            <text:p>D867</text:p>
          </table:table-cell>
          <table:table-cell table:style-name="ce125" table:formula="of:=DEC2HEX(HEX2DEC([.AC34])+1)" office:value-type="string" office:string-value="D868" calcext:value-type="string">
            <text:p>D868</text:p>
          </table:table-cell>
          <table:table-cell table:style-name="ce125" table:formula="of:=DEC2HEX(HEX2DEC([.AD34])+1)" office:value-type="string" office:string-value="D869" calcext:value-type="string">
            <text:p>D869</text:p>
          </table:table-cell>
          <table:table-cell table:style-name="ce125" table:formula="of:=DEC2HEX(HEX2DEC([.AE34])+1)" office:value-type="string" office:string-value="D86A" calcext:value-type="string">
            <text:p>D86A</text:p>
          </table:table-cell>
          <table:table-cell table:style-name="ce125" table:formula="of:=DEC2HEX(HEX2DEC([.AF34])+1)" office:value-type="string" office:string-value="D86B" calcext:value-type="string">
            <text:p>D86B</text:p>
          </table:table-cell>
          <table:table-cell table:style-name="ce125" table:formula="of:=DEC2HEX(HEX2DEC([.AG34])+1)" office:value-type="string" office:string-value="D86C" calcext:value-type="string">
            <text:p>D86C</text:p>
          </table:table-cell>
          <table:table-cell table:style-name="ce125" table:formula="of:=DEC2HEX(HEX2DEC([.AH34])+1)" office:value-type="string" office:string-value="D86D" calcext:value-type="string">
            <text:p>D86D</text:p>
          </table:table-cell>
          <table:table-cell table:style-name="ce125" table:formula="of:=DEC2HEX(HEX2DEC([.AI34])+1)" office:value-type="string" office:string-value="D86E" calcext:value-type="string">
            <text:p>D86E</text:p>
          </table:table-cell>
          <table:table-cell table:style-name="ce125" table:formula="of:=DEC2HEX(HEX2DEC([.AJ34])+1)" office:value-type="string" office:string-value="D86F" calcext:value-type="string">
            <text:p>D86F</text:p>
          </table:table-cell>
          <table:table-cell table:style-name="ce125" table:formula="of:=DEC2HEX(HEX2DEC([.AK34])+1)" office:value-type="string" office:string-value="D870" calcext:value-type="string">
            <text:p>D870</text:p>
          </table:table-cell>
          <table:table-cell table:style-name="ce125" table:formula="of:=DEC2HEX(HEX2DEC([.AL34])+1)" office:value-type="string" office:string-value="D871" calcext:value-type="string">
            <text:p>D871</text:p>
          </table:table-cell>
          <table:table-cell table:style-name="ce125" table:formula="of:=DEC2HEX(HEX2DEC([.AM34])+1)" office:value-type="string" office:string-value="D872" calcext:value-type="string">
            <text:p>D872</text:p>
          </table:table-cell>
          <table:table-cell table:style-name="ce125" table:formula="of:=DEC2HEX(HEX2DEC([.AN34])+1)" office:value-type="string" office:string-value="D873" calcext:value-type="string">
            <text:p>D873</text:p>
          </table:table-cell>
          <table:table-cell table:style-name="ce125" table:formula="of:=DEC2HEX(HEX2DEC([.AO34])+1)" office:value-type="string" office:string-value="D874" calcext:value-type="string">
            <text:p>D874</text:p>
          </table:table-cell>
          <table:table-cell table:style-name="ce125" table:formula="of:=DEC2HEX(HEX2DEC([.AP34])+1)" office:value-type="string" office:string-value="D875" calcext:value-type="string">
            <text:p>D875</text:p>
          </table:table-cell>
          <table:table-cell table:style-name="ce125" table:formula="of:=DEC2HEX(HEX2DEC([.AQ34])+1)" office:value-type="string" office:string-value="D876" calcext:value-type="string">
            <text:p>D876</text:p>
          </table:table-cell>
          <table:table-cell table:style-name="ce125" table:formula="of:=DEC2HEX(HEX2DEC([.AR34])+1)" office:value-type="string" office:string-value="D877" calcext:value-type="string">
            <text:p>D877</text:p>
          </table:table-cell>
          <table:table-cell table:number-columns-repeated="979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119" table:formula="of:=[.E34]+1" office:value-type="float" office:value="4" calcext:value-type="float">
            <text:p>4</text:p>
          </table:table-cell>
          <table:table-cell table:style-name="ce64" table:formula="of:=DEC2HEX(HEX2DEC([.AS34])+1)" office:value-type="string" office:string-value="D878" calcext:value-type="string">
            <text:p>D878</text:p>
          </table:table-cell>
          <table:table-cell table:style-name="ce64" table:formula="of:=DEC2HEX(HEX2DEC([.F35])+1)" office:value-type="string" office:string-value="D879" calcext:value-type="string">
            <text:p>D879</text:p>
          </table:table-cell>
          <table:table-cell table:style-name="ce64" table:formula="of:=DEC2HEX(HEX2DEC([.G35])+1)" office:value-type="string" office:string-value="D87A" calcext:value-type="string">
            <text:p>D87A</text:p>
          </table:table-cell>
          <table:table-cell table:style-name="ce64" table:formula="of:=DEC2HEX(HEX2DEC([.H35])+1)" office:value-type="string" office:string-value="D87B" calcext:value-type="string">
            <text:p>D87B</text:p>
          </table:table-cell>
          <table:table-cell table:style-name="ce64" table:formula="of:=DEC2HEX(HEX2DEC([.I35])+1)" office:value-type="string" office:string-value="D87C" calcext:value-type="string">
            <text:p>D87C</text:p>
          </table:table-cell>
          <table:table-cell table:style-name="ce64" table:formula="of:=DEC2HEX(HEX2DEC([.J35])+1)" office:value-type="string" office:string-value="D87D" calcext:value-type="string">
            <text:p>D87D</text:p>
          </table:table-cell>
          <table:table-cell table:style-name="ce64" table:formula="of:=DEC2HEX(HEX2DEC([.K35])+1)" office:value-type="string" office:string-value="D87E" calcext:value-type="string">
            <text:p>D87E</text:p>
          </table:table-cell>
          <table:table-cell table:style-name="ce64" table:formula="of:=DEC2HEX(HEX2DEC([.L35])+1)" office:value-type="string" office:string-value="D87F" calcext:value-type="string">
            <text:p>D87F</text:p>
          </table:table-cell>
          <table:table-cell table:style-name="ce127" table:formula="of:=DEC2HEX(HEX2DEC([.M35])+1)" office:value-type="string" office:string-value="D880" calcext:value-type="string">
            <text:p>D880</text:p>
          </table:table-cell>
          <table:table-cell table:style-name="ce127" table:formula="of:=DEC2HEX(HEX2DEC([.N35])+1)" office:value-type="string" office:string-value="D881" calcext:value-type="string">
            <text:p>D881</text:p>
          </table:table-cell>
          <table:table-cell table:style-name="ce64" table:formula="of:=DEC2HEX(HEX2DEC([.O35])+1)" office:value-type="string" office:string-value="D882" calcext:value-type="string">
            <text:p>D882</text:p>
          </table:table-cell>
          <table:table-cell table:style-name="ce64" table:formula="of:=DEC2HEX(HEX2DEC([.P35])+1)" office:value-type="string" office:string-value="D883" calcext:value-type="string">
            <text:p>D883</text:p>
          </table:table-cell>
          <table:table-cell table:style-name="ce64" table:formula="of:=DEC2HEX(HEX2DEC([.Q35])+1)" office:value-type="string" office:string-value="D884" calcext:value-type="string">
            <text:p>D884</text:p>
          </table:table-cell>
          <table:table-cell table:style-name="ce64" table:formula="of:=DEC2HEX(HEX2DEC([.R35])+1)" office:value-type="string" office:string-value="D885" calcext:value-type="string">
            <text:p>D885</text:p>
          </table:table-cell>
          <table:table-cell table:style-name="ce64" table:formula="of:=DEC2HEX(HEX2DEC([.S35])+1)" office:value-type="string" office:string-value="D886" calcext:value-type="string">
            <text:p>D886</text:p>
          </table:table-cell>
          <table:table-cell table:style-name="ce64" table:formula="of:=DEC2HEX(HEX2DEC([.T35])+1)" office:value-type="string" office:string-value="D887" calcext:value-type="string">
            <text:p>D887</text:p>
          </table:table-cell>
          <table:table-cell table:style-name="ce64" table:formula="of:=DEC2HEX(HEX2DEC([.U35])+1)" office:value-type="string" office:string-value="D888" calcext:value-type="string">
            <text:p>D888</text:p>
          </table:table-cell>
          <table:table-cell table:style-name="ce64" table:formula="of:=DEC2HEX(HEX2DEC([.V35])+1)" office:value-type="string" office:string-value="D889" calcext:value-type="string">
            <text:p>D889</text:p>
          </table:table-cell>
          <table:table-cell table:style-name="ce64" table:formula="of:=DEC2HEX(HEX2DEC([.W35])+1)" office:value-type="string" office:string-value="D88A" calcext:value-type="string">
            <text:p>D88A</text:p>
          </table:table-cell>
          <table:table-cell table:style-name="ce64" table:formula="of:=DEC2HEX(HEX2DEC([.X35])+1)" office:value-type="string" office:string-value="D88B" calcext:value-type="string">
            <text:p>D88B</text:p>
          </table:table-cell>
          <table:table-cell table:style-name="ce64" table:formula="of:=DEC2HEX(HEX2DEC([.Y35])+1)" office:value-type="string" office:string-value="D88C" calcext:value-type="string">
            <text:p>D88C</text:p>
          </table:table-cell>
          <table:table-cell table:style-name="ce64" table:formula="of:=DEC2HEX(HEX2DEC([.Z35])+1)" office:value-type="string" office:string-value="D88D" calcext:value-type="string">
            <text:p>D88D</text:p>
          </table:table-cell>
          <table:table-cell table:style-name="ce124" table:formula="of:=DEC2HEX(HEX2DEC([.AA35])+1)" office:value-type="string" office:string-value="D88E" calcext:value-type="string">
            <text:p>D88E</text:p>
          </table:table-cell>
          <table:table-cell table:style-name="ce125" table:formula="of:=DEC2HEX(HEX2DEC([.AB35])+1)" office:value-type="string" office:string-value="D88F" calcext:value-type="string">
            <text:p>D88F</text:p>
          </table:table-cell>
          <table:table-cell table:style-name="ce125" table:formula="of:=DEC2HEX(HEX2DEC([.AC35])+1)" office:value-type="string" office:string-value="D890" calcext:value-type="string">
            <text:p>D890</text:p>
          </table:table-cell>
          <table:table-cell table:style-name="ce125" table:formula="of:=DEC2HEX(HEX2DEC([.AD35])+1)" office:value-type="string" office:string-value="D891" calcext:value-type="string">
            <text:p>D891</text:p>
          </table:table-cell>
          <table:table-cell table:style-name="ce125" table:formula="of:=DEC2HEX(HEX2DEC([.AE35])+1)" office:value-type="string" office:string-value="D892" calcext:value-type="string">
            <text:p>D892</text:p>
          </table:table-cell>
          <table:table-cell table:style-name="ce125" table:formula="of:=DEC2HEX(HEX2DEC([.AF35])+1)" office:value-type="string" office:string-value="D893" calcext:value-type="string">
            <text:p>D893</text:p>
          </table:table-cell>
          <table:table-cell table:style-name="ce125" table:formula="of:=DEC2HEX(HEX2DEC([.AG35])+1)" office:value-type="string" office:string-value="D894" calcext:value-type="string">
            <text:p>D894</text:p>
          </table:table-cell>
          <table:table-cell table:style-name="ce125" table:formula="of:=DEC2HEX(HEX2DEC([.AH35])+1)" office:value-type="string" office:string-value="D895" calcext:value-type="string">
            <text:p>D895</text:p>
          </table:table-cell>
          <table:table-cell table:style-name="ce125" table:formula="of:=DEC2HEX(HEX2DEC([.AI35])+1)" office:value-type="string" office:string-value="D896" calcext:value-type="string">
            <text:p>D896</text:p>
          </table:table-cell>
          <table:table-cell table:style-name="ce125" table:formula="of:=DEC2HEX(HEX2DEC([.AJ35])+1)" office:value-type="string" office:string-value="D897" calcext:value-type="string">
            <text:p>D897</text:p>
          </table:table-cell>
          <table:table-cell table:style-name="ce125" table:formula="of:=DEC2HEX(HEX2DEC([.AK35])+1)" office:value-type="string" office:string-value="D898" calcext:value-type="string">
            <text:p>D898</text:p>
          </table:table-cell>
          <table:table-cell table:style-name="ce125" table:formula="of:=DEC2HEX(HEX2DEC([.AL35])+1)" office:value-type="string" office:string-value="D899" calcext:value-type="string">
            <text:p>D899</text:p>
          </table:table-cell>
          <table:table-cell table:style-name="ce125" table:formula="of:=DEC2HEX(HEX2DEC([.AM35])+1)" office:value-type="string" office:string-value="D89A" calcext:value-type="string">
            <text:p>D89A</text:p>
          </table:table-cell>
          <table:table-cell table:style-name="ce125" table:formula="of:=DEC2HEX(HEX2DEC([.AN35])+1)" office:value-type="string" office:string-value="D89B" calcext:value-type="string">
            <text:p>D89B</text:p>
          </table:table-cell>
          <table:table-cell table:style-name="ce125" table:formula="of:=DEC2HEX(HEX2DEC([.AO35])+1)" office:value-type="string" office:string-value="D89C" calcext:value-type="string">
            <text:p>D89C</text:p>
          </table:table-cell>
          <table:table-cell table:style-name="ce125" table:formula="of:=DEC2HEX(HEX2DEC([.AP35])+1)" office:value-type="string" office:string-value="D89D" calcext:value-type="string">
            <text:p>D89D</text:p>
          </table:table-cell>
          <table:table-cell table:style-name="ce125" table:formula="of:=DEC2HEX(HEX2DEC([.AQ35])+1)" office:value-type="string" office:string-value="D89E" calcext:value-type="string">
            <text:p>D89E</text:p>
          </table:table-cell>
          <table:table-cell table:style-name="ce125" table:formula="of:=DEC2HEX(HEX2DEC([.AR35])+1)" office:value-type="string" office:string-value="D89F" calcext:value-type="string">
            <text:p>D89F</text:p>
          </table:table-cell>
          <table:table-cell table:number-columns-repeated="979"/>
        </table:table-row>
        <table:table-row table:style-name="ro1">
          <table:table-cell/>
          <table:table-cell table:style-name="ce112"/>
          <table:table-cell table:style-name="ce52" office:value-type="string" calcext:value-type="string">
            <text:p>Dungeon View</text:p>
          </table:table-cell>
          <table:table-cell/>
          <table:table-cell table:style-name="ce119" table:formula="of:=[.E35]+1" office:value-type="float" office:value="5" calcext:value-type="float">
            <text:p>5</text:p>
          </table:table-cell>
          <table:table-cell table:style-name="ce64" table:formula="of:=DEC2HEX(HEX2DEC([.AS35])+1)" office:value-type="string" office:string-value="D8A0" calcext:value-type="string">
            <text:p>D8A0</text:p>
          </table:table-cell>
          <table:table-cell table:style-name="ce64" table:formula="of:=DEC2HEX(HEX2DEC([.F36])+1)" office:value-type="string" office:string-value="D8A1" calcext:value-type="string">
            <text:p>D8A1</text:p>
          </table:table-cell>
          <table:table-cell table:style-name="ce64" table:formula="of:=DEC2HEX(HEX2DEC([.G36])+1)" office:value-type="string" office:string-value="D8A2" calcext:value-type="string">
            <text:p>D8A2</text:p>
          </table:table-cell>
          <table:table-cell table:style-name="ce64" table:formula="of:=DEC2HEX(HEX2DEC([.H36])+1)" office:value-type="string" office:string-value="D8A3" calcext:value-type="string">
            <text:p>D8A3</text:p>
          </table:table-cell>
          <table:table-cell table:style-name="ce64" table:formula="of:=DEC2HEX(HEX2DEC([.I36])+1)" office:value-type="string" office:string-value="D8A4" calcext:value-type="string">
            <text:p>D8A4</text:p>
          </table:table-cell>
          <table:table-cell table:style-name="ce64" table:formula="of:=DEC2HEX(HEX2DEC([.J36])+1)" office:value-type="string" office:string-value="D8A5" calcext:value-type="string">
            <text:p>D8A5</text:p>
          </table:table-cell>
          <table:table-cell table:style-name="ce127" table:formula="of:=DEC2HEX(HEX2DEC([.K36])+1)" office:value-type="string" office:string-value="D8A6" calcext:value-type="string">
            <text:p>D8A6</text:p>
          </table:table-cell>
          <table:table-cell table:style-name="ce127" table:formula="of:=DEC2HEX(HEX2DEC([.L36])+1)" office:value-type="string" office:string-value="D8A7" calcext:value-type="string">
            <text:p>D8A7</text:p>
          </table:table-cell>
          <table:table-cell table:style-name="ce127" table:formula="of:=DEC2HEX(HEX2DEC([.M36])+1)" office:value-type="string" office:string-value="D8A8" calcext:value-type="string">
            <text:p>D8A8</text:p>
          </table:table-cell>
          <table:table-cell table:style-name="ce127" table:formula="of:=DEC2HEX(HEX2DEC([.N36])+1)" office:value-type="string" office:string-value="D8A9" calcext:value-type="string">
            <text:p>D8A9</text:p>
          </table:table-cell>
          <table:table-cell table:style-name="ce127" table:formula="of:=DEC2HEX(HEX2DEC([.O36])+1)" office:value-type="string" office:string-value="D8AA" calcext:value-type="string">
            <text:p>D8AA</text:p>
          </table:table-cell>
          <table:table-cell table:style-name="ce127" table:formula="of:=DEC2HEX(HEX2DEC([.P36])+1)" office:value-type="string" office:string-value="D8AB" calcext:value-type="string">
            <text:p>D8AB</text:p>
          </table:table-cell>
          <table:table-cell table:style-name="ce126" table:formula="of:=DEC2HEX(HEX2DEC([.Q36])+1)" office:value-type="string" office:string-value="D8AC" calcext:value-type="string">
            <text:p>D8AC</text:p>
          </table:table-cell>
          <table:table-cell table:style-name="ce64" table:formula="of:=DEC2HEX(HEX2DEC([.R36])+1)" office:value-type="string" office:string-value="D8AD" calcext:value-type="string">
            <text:p>D8AD</text:p>
          </table:table-cell>
          <table:table-cell table:style-name="ce64" table:formula="of:=DEC2HEX(HEX2DEC([.S36])+1)" office:value-type="string" office:string-value="D8AE" calcext:value-type="string">
            <text:p>D8AE</text:p>
          </table:table-cell>
          <table:table-cell table:style-name="ce64" table:formula="of:=DEC2HEX(HEX2DEC([.T36])+1)" office:value-type="string" office:string-value="D8AF" calcext:value-type="string">
            <text:p>D8AF</text:p>
          </table:table-cell>
          <table:table-cell table:style-name="ce64" table:formula="of:=DEC2HEX(HEX2DEC([.U36])+1)" office:value-type="string" office:string-value="D8B0" calcext:value-type="string">
            <text:p>D8B0</text:p>
          </table:table-cell>
          <table:table-cell table:style-name="ce64" table:formula="of:=DEC2HEX(HEX2DEC([.V36])+1)" office:value-type="string" office:string-value="D8B1" calcext:value-type="string">
            <text:p>D8B1</text:p>
          </table:table-cell>
          <table:table-cell table:style-name="ce64" table:formula="of:=DEC2HEX(HEX2DEC([.W36])+1)" office:value-type="string" office:string-value="D8B2" calcext:value-type="string">
            <text:p>D8B2</text:p>
          </table:table-cell>
          <table:table-cell table:style-name="ce64" table:formula="of:=DEC2HEX(HEX2DEC([.X36])+1)" office:value-type="string" office:string-value="D8B3" calcext:value-type="string">
            <text:p>D8B3</text:p>
          </table:table-cell>
          <table:table-cell table:style-name="ce64" table:formula="of:=DEC2HEX(HEX2DEC([.Y36])+1)" office:value-type="string" office:string-value="D8B4" calcext:value-type="string">
            <text:p>D8B4</text:p>
          </table:table-cell>
          <table:table-cell table:style-name="ce64" table:formula="of:=DEC2HEX(HEX2DEC([.Z36])+1)" office:value-type="string" office:string-value="D8B5" calcext:value-type="string">
            <text:p>D8B5</text:p>
          </table:table-cell>
          <table:table-cell table:style-name="ce124" table:formula="of:=DEC2HEX(HEX2DEC([.AA36])+1)" office:value-type="string" office:string-value="D8B6" calcext:value-type="string">
            <text:p>D8B6</text:p>
          </table:table-cell>
          <table:table-cell table:style-name="ce125" table:formula="of:=DEC2HEX(HEX2DEC([.AB36])+1)" office:value-type="string" office:string-value="D8B7" calcext:value-type="string">
            <text:p>D8B7</text:p>
          </table:table-cell>
          <table:table-cell table:style-name="ce125" table:formula="of:=DEC2HEX(HEX2DEC([.AC36])+1)" office:value-type="string" office:string-value="D8B8" calcext:value-type="string">
            <text:p>D8B8</text:p>
          </table:table-cell>
          <table:table-cell table:style-name="ce125" table:formula="of:=DEC2HEX(HEX2DEC([.AD36])+1)" office:value-type="string" office:string-value="D8B9" calcext:value-type="string">
            <text:p>D8B9</text:p>
          </table:table-cell>
          <table:table-cell table:style-name="ce125" table:formula="of:=DEC2HEX(HEX2DEC([.AE36])+1)" office:value-type="string" office:string-value="D8BA" calcext:value-type="string">
            <text:p>D8BA</text:p>
          </table:table-cell>
          <table:table-cell table:style-name="ce125" table:formula="of:=DEC2HEX(HEX2DEC([.AF36])+1)" office:value-type="string" office:string-value="D8BB" calcext:value-type="string">
            <text:p>D8BB</text:p>
          </table:table-cell>
          <table:table-cell table:style-name="ce125" table:formula="of:=DEC2HEX(HEX2DEC([.AG36])+1)" office:value-type="string" office:string-value="D8BC" calcext:value-type="string">
            <text:p>D8BC</text:p>
          </table:table-cell>
          <table:table-cell table:style-name="ce125" table:formula="of:=DEC2HEX(HEX2DEC([.AH36])+1)" office:value-type="string" office:string-value="D8BD" calcext:value-type="string">
            <text:p>D8BD</text:p>
          </table:table-cell>
          <table:table-cell table:style-name="ce125" table:formula="of:=DEC2HEX(HEX2DEC([.AI36])+1)" office:value-type="string" office:string-value="D8BE" calcext:value-type="string">
            <text:p>D8BE</text:p>
          </table:table-cell>
          <table:table-cell table:style-name="ce125" table:formula="of:=DEC2HEX(HEX2DEC([.AJ36])+1)" office:value-type="string" office:string-value="D8BF" calcext:value-type="string">
            <text:p>D8BF</text:p>
          </table:table-cell>
          <table:table-cell table:style-name="ce125" table:formula="of:=DEC2HEX(HEX2DEC([.AK36])+1)" office:value-type="string" office:string-value="D8C0" calcext:value-type="string">
            <text:p>D8C0</text:p>
          </table:table-cell>
          <table:table-cell table:style-name="ce125" table:formula="of:=DEC2HEX(HEX2DEC([.AL36])+1)" office:value-type="string" office:string-value="D8C1" calcext:value-type="string">
            <text:p>D8C1</text:p>
          </table:table-cell>
          <table:table-cell table:style-name="ce125" table:formula="of:=DEC2HEX(HEX2DEC([.AM36])+1)" office:value-type="string" office:string-value="D8C2" calcext:value-type="string">
            <text:p>D8C2</text:p>
          </table:table-cell>
          <table:table-cell table:style-name="ce125" table:formula="of:=DEC2HEX(HEX2DEC([.AN36])+1)" office:value-type="string" office:string-value="D8C3" calcext:value-type="string">
            <text:p>D8C3</text:p>
          </table:table-cell>
          <table:table-cell table:style-name="ce125" table:formula="of:=DEC2HEX(HEX2DEC([.AO36])+1)" office:value-type="string" office:string-value="D8C4" calcext:value-type="string">
            <text:p>D8C4</text:p>
          </table:table-cell>
          <table:table-cell table:style-name="ce125" table:formula="of:=DEC2HEX(HEX2DEC([.AP36])+1)" office:value-type="string" office:string-value="D8C5" calcext:value-type="string">
            <text:p>D8C5</text:p>
          </table:table-cell>
          <table:table-cell table:style-name="ce125" table:formula="of:=DEC2HEX(HEX2DEC([.AQ36])+1)" office:value-type="string" office:string-value="D8C6" calcext:value-type="string">
            <text:p>D8C6</text:p>
          </table:table-cell>
          <table:table-cell table:style-name="ce125" table:formula="of:=DEC2HEX(HEX2DEC([.AR36])+1)" office:value-type="string" office:string-value="D8C7" calcext:value-type="string">
            <text:p>D8C7</text:p>
          </table:table-cell>
          <table:table-cell table:number-columns-repeated="979"/>
        </table:table-row>
        <table:table-row table:style-name="ro1">
          <table:table-cell/>
          <table:table-cell table:style-name="ce113"/>
          <table:table-cell table:style-name="ce52" office:value-type="string" calcext:value-type="string">
            <text:p>Monster Tracking</text:p>
          </table:table-cell>
          <table:table-cell/>
          <table:table-cell table:style-name="ce119" table:formula="of:=[.E36]+1" office:value-type="float" office:value="6" calcext:value-type="float">
            <text:p>6</text:p>
          </table:table-cell>
          <table:table-cell table:style-name="ce64" table:formula="of:=DEC2HEX(HEX2DEC([.AS36])+1)" office:value-type="string" office:string-value="D8C8" calcext:value-type="string">
            <text:p>D8C8</text:p>
          </table:table-cell>
          <table:table-cell table:style-name="ce64" table:formula="of:=DEC2HEX(HEX2DEC([.F37])+1)" office:value-type="string" office:string-value="D8C9" calcext:value-type="string">
            <text:p>D8C9</text:p>
          </table:table-cell>
          <table:table-cell table:style-name="ce64" table:formula="of:=DEC2HEX(HEX2DEC([.G37])+1)" office:value-type="string" office:string-value="D8CA" calcext:value-type="string">
            <text:p>D8CA</text:p>
          </table:table-cell>
          <table:table-cell table:style-name="ce64" table:formula="of:=DEC2HEX(HEX2DEC([.H37])+1)" office:value-type="string" office:string-value="D8CB" calcext:value-type="string">
            <text:p>D8CB</text:p>
          </table:table-cell>
          <table:table-cell table:style-name="ce64" table:formula="of:=DEC2HEX(HEX2DEC([.I37])+1)" office:value-type="string" office:string-value="D8CC" calcext:value-type="string">
            <text:p>D8CC</text:p>
          </table:table-cell>
          <table:table-cell table:style-name="ce64" table:formula="of:=DEC2HEX(HEX2DEC([.J37])+1)" office:value-type="string" office:string-value="D8CD" calcext:value-type="string">
            <text:p>D8CD</text:p>
          </table:table-cell>
          <table:table-cell table:style-name="ce128" table:formula="of:=DEC2HEX(HEX2DEC([.K37])+1)" office:value-type="string" office:string-value="D8CE" calcext:value-type="string">
            <text:p>D8CE</text:p>
          </table:table-cell>
          <table:table-cell table:style-name="ce128" table:formula="of:=DEC2HEX(HEX2DEC([.L37])+1)" office:value-type="string" office:string-value="D8CF" calcext:value-type="string">
            <text:p>D8CF</text:p>
          </table:table-cell>
          <table:table-cell table:style-name="ce128" table:formula="of:=DEC2HEX(HEX2DEC([.M37])+1)" office:value-type="string" office:string-value="D8D0" calcext:value-type="string">
            <text:p>D8D0</text:p>
          </table:table-cell>
          <table:table-cell table:style-name="ce128" table:formula="of:=DEC2HEX(HEX2DEC([.N37])+1)" office:value-type="string" office:string-value="D8D1" calcext:value-type="string">
            <text:p>D8D1</text:p>
          </table:table-cell>
          <table:table-cell table:style-name="ce128" table:formula="of:=DEC2HEX(HEX2DEC([.O37])+1)" office:value-type="string" office:string-value="D8D2" calcext:value-type="string">
            <text:p>D8D2</text:p>
          </table:table-cell>
          <table:table-cell table:style-name="ce128" table:formula="of:=DEC2HEX(HEX2DEC([.P37])+1)" office:value-type="string" office:string-value="D8D3" calcext:value-type="string">
            <text:p>D8D3</text:p>
          </table:table-cell>
          <table:table-cell table:style-name="ce126" table:formula="of:=DEC2HEX(HEX2DEC([.Q37])+1)" office:value-type="string" office:string-value="D8D4" calcext:value-type="string">
            <text:p>D8D4</text:p>
          </table:table-cell>
          <table:table-cell table:style-name="ce64" table:formula="of:=DEC2HEX(HEX2DEC([.R37])+1)" office:value-type="string" office:string-value="D8D5" calcext:value-type="string">
            <text:p>D8D5</text:p>
          </table:table-cell>
          <table:table-cell table:style-name="ce64" table:formula="of:=DEC2HEX(HEX2DEC([.S37])+1)" office:value-type="string" office:string-value="D8D6" calcext:value-type="string">
            <text:p>D8D6</text:p>
          </table:table-cell>
          <table:table-cell table:style-name="ce64" table:formula="of:=DEC2HEX(HEX2DEC([.T37])+1)" office:value-type="string" office:string-value="D8D7" calcext:value-type="string">
            <text:p>D8D7</text:p>
          </table:table-cell>
          <table:table-cell table:style-name="ce64" table:formula="of:=DEC2HEX(HEX2DEC([.U37])+1)" office:value-type="string" office:string-value="D8D8" calcext:value-type="string">
            <text:p>D8D8</text:p>
          </table:table-cell>
          <table:table-cell table:style-name="ce64" table:formula="of:=DEC2HEX(HEX2DEC([.V37])+1)" office:value-type="string" office:string-value="D8D9" calcext:value-type="string">
            <text:p>D8D9</text:p>
          </table:table-cell>
          <table:table-cell table:style-name="ce64" table:formula="of:=DEC2HEX(HEX2DEC([.W37])+1)" office:value-type="string" office:string-value="D8DA" calcext:value-type="string">
            <text:p>D8DA</text:p>
          </table:table-cell>
          <table:table-cell table:style-name="ce64" table:formula="of:=DEC2HEX(HEX2DEC([.X37])+1)" office:value-type="string" office:string-value="D8DB" calcext:value-type="string">
            <text:p>D8DB</text:p>
          </table:table-cell>
          <table:table-cell table:style-name="ce64" table:formula="of:=DEC2HEX(HEX2DEC([.Y37])+1)" office:value-type="string" office:string-value="D8DC" calcext:value-type="string">
            <text:p>D8DC</text:p>
          </table:table-cell>
          <table:table-cell table:style-name="ce64" table:formula="of:=DEC2HEX(HEX2DEC([.Z37])+1)" office:value-type="string" office:string-value="D8DD" calcext:value-type="string">
            <text:p>D8DD</text:p>
          </table:table-cell>
          <table:table-cell table:style-name="ce124" table:formula="of:=DEC2HEX(HEX2DEC([.AA37])+1)" office:value-type="string" office:string-value="D8DE" calcext:value-type="string">
            <text:p>D8DE</text:p>
          </table:table-cell>
          <table:table-cell table:style-name="ce125" table:formula="of:=DEC2HEX(HEX2DEC([.AB37])+1)" office:value-type="string" office:string-value="D8DF" calcext:value-type="string">
            <text:p>D8DF</text:p>
          </table:table-cell>
          <table:table-cell table:style-name="ce125" table:formula="of:=DEC2HEX(HEX2DEC([.AC37])+1)" office:value-type="string" office:string-value="D8E0" calcext:value-type="string">
            <text:p>D8E0</text:p>
          </table:table-cell>
          <table:table-cell table:style-name="ce125" table:formula="of:=DEC2HEX(HEX2DEC([.AD37])+1)" office:value-type="string" office:string-value="D8E1" calcext:value-type="string">
            <text:p>D8E1</text:p>
          </table:table-cell>
          <table:table-cell table:style-name="ce125" table:formula="of:=DEC2HEX(HEX2DEC([.AE37])+1)" office:value-type="string" office:string-value="D8E2" calcext:value-type="string">
            <text:p>D8E2</text:p>
          </table:table-cell>
          <table:table-cell table:style-name="ce125" table:formula="of:=DEC2HEX(HEX2DEC([.AF37])+1)" office:value-type="string" office:string-value="D8E3" calcext:value-type="string">
            <text:p>D8E3</text:p>
          </table:table-cell>
          <table:table-cell table:style-name="ce125" table:formula="of:=DEC2HEX(HEX2DEC([.AG37])+1)" office:value-type="string" office:string-value="D8E4" calcext:value-type="string">
            <text:p>D8E4</text:p>
          </table:table-cell>
          <table:table-cell table:style-name="ce125" table:formula="of:=DEC2HEX(HEX2DEC([.AH37])+1)" office:value-type="string" office:string-value="D8E5" calcext:value-type="string">
            <text:p>D8E5</text:p>
          </table:table-cell>
          <table:table-cell table:style-name="ce125" table:formula="of:=DEC2HEX(HEX2DEC([.AI37])+1)" office:value-type="string" office:string-value="D8E6" calcext:value-type="string">
            <text:p>D8E6</text:p>
          </table:table-cell>
          <table:table-cell table:style-name="ce125" table:formula="of:=DEC2HEX(HEX2DEC([.AJ37])+1)" office:value-type="string" office:string-value="D8E7" calcext:value-type="string">
            <text:p>D8E7</text:p>
          </table:table-cell>
          <table:table-cell table:style-name="ce125" table:formula="of:=DEC2HEX(HEX2DEC([.AK37])+1)" office:value-type="string" office:string-value="D8E8" calcext:value-type="string">
            <text:p>D8E8</text:p>
          </table:table-cell>
          <table:table-cell table:style-name="ce125" table:formula="of:=DEC2HEX(HEX2DEC([.AL37])+1)" office:value-type="string" office:string-value="D8E9" calcext:value-type="string">
            <text:p>D8E9</text:p>
          </table:table-cell>
          <table:table-cell table:style-name="ce125" table:formula="of:=DEC2HEX(HEX2DEC([.AM37])+1)" office:value-type="string" office:string-value="D8EA" calcext:value-type="string">
            <text:p>D8EA</text:p>
          </table:table-cell>
          <table:table-cell table:style-name="ce125" table:formula="of:=DEC2HEX(HEX2DEC([.AN37])+1)" office:value-type="string" office:string-value="D8EB" calcext:value-type="string">
            <text:p>D8EB</text:p>
          </table:table-cell>
          <table:table-cell table:style-name="ce125" table:formula="of:=DEC2HEX(HEX2DEC([.AO37])+1)" office:value-type="string" office:string-value="D8EC" calcext:value-type="string">
            <text:p>D8EC</text:p>
          </table:table-cell>
          <table:table-cell table:style-name="ce125" table:formula="of:=DEC2HEX(HEX2DEC([.AP37])+1)" office:value-type="string" office:string-value="D8ED" calcext:value-type="string">
            <text:p>D8ED</text:p>
          </table:table-cell>
          <table:table-cell table:style-name="ce125" table:formula="of:=DEC2HEX(HEX2DEC([.AQ37])+1)" office:value-type="string" office:string-value="D8EE" calcext:value-type="string">
            <text:p>D8EE</text:p>
          </table:table-cell>
          <table:table-cell table:style-name="ce125" table:formula="of:=DEC2HEX(HEX2DEC([.AR37])+1)" office:value-type="string" office:string-value="D8EF" calcext:value-type="string">
            <text:p>D8EF</text:p>
          </table:table-cell>
          <table:table-cell table:number-columns-repeated="979"/>
        </table:table-row>
        <table:table-row table:style-name="ro1">
          <table:table-cell/>
          <table:table-cell table:style-name="ce114"/>
          <table:table-cell table:style-name="ce52" office:value-type="string" calcext:value-type="string">
            <text:p>Character Sheet</text:p>
          </table:table-cell>
          <table:table-cell/>
          <table:table-cell table:style-name="ce119" table:formula="of:=[.E37]+1" office:value-type="float" office:value="7" calcext:value-type="float">
            <text:p>7</text:p>
          </table:table-cell>
          <table:table-cell table:style-name="ce64" table:formula="of:=DEC2HEX(HEX2DEC([.AS37])+1)" office:value-type="string" office:string-value="D8F0" calcext:value-type="string">
            <text:p>D8F0</text:p>
          </table:table-cell>
          <table:table-cell table:style-name="ce64" table:formula="of:=DEC2HEX(HEX2DEC([.F38])+1)" office:value-type="string" office:string-value="D8F1" calcext:value-type="string">
            <text:p>D8F1</text:p>
          </table:table-cell>
          <table:table-cell table:style-name="ce64" table:formula="of:=DEC2HEX(HEX2DEC([.G38])+1)" office:value-type="string" office:string-value="D8F2" calcext:value-type="string">
            <text:p>D8F2</text:p>
          </table:table-cell>
          <table:table-cell table:style-name="ce64" table:formula="of:=DEC2HEX(HEX2DEC([.H38])+1)" office:value-type="string" office:string-value="D8F3" calcext:value-type="string">
            <text:p>D8F3</text:p>
          </table:table-cell>
          <table:table-cell table:style-name="ce64" table:formula="of:=DEC2HEX(HEX2DEC([.I38])+1)" office:value-type="string" office:string-value="D8F4" calcext:value-type="string">
            <text:p>D8F4</text:p>
          </table:table-cell>
          <table:table-cell table:style-name="ce64" table:formula="of:=DEC2HEX(HEX2DEC([.J38])+1)" office:value-type="string" office:string-value="D8F5" calcext:value-type="string">
            <text:p>D8F5</text:p>
          </table:table-cell>
          <table:table-cell table:style-name="ce128" table:formula="of:=DEC2HEX(HEX2DEC([.K38])+1)" office:value-type="string" office:string-value="D8F6" calcext:value-type="string">
            <text:p>D8F6</text:p>
          </table:table-cell>
          <table:table-cell table:style-name="ce128" table:formula="of:=DEC2HEX(HEX2DEC([.L38])+1)" office:value-type="string" office:string-value="D8F7" calcext:value-type="string">
            <text:p>D8F7</text:p>
          </table:table-cell>
          <table:table-cell table:style-name="ce128" table:formula="of:=DEC2HEX(HEX2DEC([.M38])+1)" office:value-type="string" office:string-value="D8F8" calcext:value-type="string">
            <text:p>D8F8</text:p>
          </table:table-cell>
          <table:table-cell table:style-name="ce128" table:formula="of:=DEC2HEX(HEX2DEC([.N38])+1)" office:value-type="string" office:string-value="D8F9" calcext:value-type="string">
            <text:p>D8F9</text:p>
          </table:table-cell>
          <table:table-cell table:style-name="ce128" table:formula="of:=DEC2HEX(HEX2DEC([.O38])+1)" office:value-type="string" office:string-value="D8FA" calcext:value-type="string">
            <text:p>D8FA</text:p>
          </table:table-cell>
          <table:table-cell table:style-name="ce128" table:formula="of:=DEC2HEX(HEX2DEC([.P38])+1)" office:value-type="string" office:string-value="D8FB" calcext:value-type="string">
            <text:p>D8FB</text:p>
          </table:table-cell>
          <table:table-cell table:style-name="ce126" table:formula="of:=DEC2HEX(HEX2DEC([.Q38])+1)" office:value-type="string" office:string-value="D8FC" calcext:value-type="string">
            <text:p>D8FC</text:p>
          </table:table-cell>
          <table:table-cell table:style-name="ce64" table:formula="of:=DEC2HEX(HEX2DEC([.R38])+1)" office:value-type="string" office:string-value="D8FD" calcext:value-type="string">
            <text:p>D8FD</text:p>
          </table:table-cell>
          <table:table-cell table:style-name="ce64" table:formula="of:=DEC2HEX(HEX2DEC([.S38])+1)" office:value-type="string" office:string-value="D8FE" calcext:value-type="string">
            <text:p>D8FE</text:p>
          </table:table-cell>
          <table:table-cell table:style-name="ce64" table:formula="of:=DEC2HEX(HEX2DEC([.T38])+1)" office:value-type="string" office:string-value="D8FF" calcext:value-type="string">
            <text:p>D8FF</text:p>
          </table:table-cell>
          <table:table-cell table:style-name="ce64" table:formula="of:=DEC2HEX(HEX2DEC([.U38])+1)" office:value-type="string" office:string-value="D900" calcext:value-type="string">
            <text:p>D900</text:p>
          </table:table-cell>
          <table:table-cell table:style-name="ce64" table:formula="of:=DEC2HEX(HEX2DEC([.V38])+1)" office:value-type="string" office:string-value="D901" calcext:value-type="string">
            <text:p>D901</text:p>
          </table:table-cell>
          <table:table-cell table:style-name="ce64" table:formula="of:=DEC2HEX(HEX2DEC([.W38])+1)" office:value-type="string" office:string-value="D902" calcext:value-type="string">
            <text:p>D902</text:p>
          </table:table-cell>
          <table:table-cell table:style-name="ce64" table:formula="of:=DEC2HEX(HEX2DEC([.X38])+1)" office:value-type="string" office:string-value="D903" calcext:value-type="string">
            <text:p>D903</text:p>
          </table:table-cell>
          <table:table-cell table:style-name="ce64" table:formula="of:=DEC2HEX(HEX2DEC([.Y38])+1)" office:value-type="string" office:string-value="D904" calcext:value-type="string">
            <text:p>D904</text:p>
          </table:table-cell>
          <table:table-cell table:style-name="ce64" table:formula="of:=DEC2HEX(HEX2DEC([.Z38])+1)" office:value-type="string" office:string-value="D905" calcext:value-type="string">
            <text:p>D905</text:p>
          </table:table-cell>
          <table:table-cell table:style-name="ce124" table:formula="of:=DEC2HEX(HEX2DEC([.AA38])+1)" office:value-type="string" office:string-value="D906" calcext:value-type="string">
            <text:p>D906</text:p>
          </table:table-cell>
          <table:table-cell table:style-name="ce125" table:formula="of:=DEC2HEX(HEX2DEC([.AB38])+1)" office:value-type="string" office:string-value="D907" calcext:value-type="string">
            <text:p>D907</text:p>
          </table:table-cell>
          <table:table-cell table:style-name="ce125" table:formula="of:=DEC2HEX(HEX2DEC([.AC38])+1)" office:value-type="string" office:string-value="D908" calcext:value-type="string">
            <text:p>D908</text:p>
          </table:table-cell>
          <table:table-cell table:style-name="ce125" table:formula="of:=DEC2HEX(HEX2DEC([.AD38])+1)" office:value-type="string" office:string-value="D909" calcext:value-type="string">
            <text:p>D909</text:p>
          </table:table-cell>
          <table:table-cell table:style-name="ce125" table:formula="of:=DEC2HEX(HEX2DEC([.AE38])+1)" office:value-type="string" office:string-value="D90A" calcext:value-type="string">
            <text:p>D90A</text:p>
          </table:table-cell>
          <table:table-cell table:style-name="ce125" table:formula="of:=DEC2HEX(HEX2DEC([.AF38])+1)" office:value-type="string" office:string-value="D90B" calcext:value-type="string">
            <text:p>D90B</text:p>
          </table:table-cell>
          <table:table-cell table:style-name="ce125" table:formula="of:=DEC2HEX(HEX2DEC([.AG38])+1)" office:value-type="string" office:string-value="D90C" calcext:value-type="string">
            <text:p>D90C</text:p>
          </table:table-cell>
          <table:table-cell table:style-name="ce125" table:formula="of:=DEC2HEX(HEX2DEC([.AH38])+1)" office:value-type="string" office:string-value="D90D" calcext:value-type="string">
            <text:p>D90D</text:p>
          </table:table-cell>
          <table:table-cell table:style-name="ce125" table:formula="of:=DEC2HEX(HEX2DEC([.AI38])+1)" office:value-type="string" office:string-value="D90E" calcext:value-type="string">
            <text:p>D90E</text:p>
          </table:table-cell>
          <table:table-cell table:style-name="ce125" table:formula="of:=DEC2HEX(HEX2DEC([.AJ38])+1)" office:value-type="string" office:string-value="D90F" calcext:value-type="string">
            <text:p>D90F</text:p>
          </table:table-cell>
          <table:table-cell table:style-name="ce125" table:formula="of:=DEC2HEX(HEX2DEC([.AK38])+1)" office:value-type="string" office:string-value="D910" calcext:value-type="string">
            <text:p>D910</text:p>
          </table:table-cell>
          <table:table-cell table:style-name="ce125" table:formula="of:=DEC2HEX(HEX2DEC([.AL38])+1)" office:value-type="string" office:string-value="D911" calcext:value-type="string">
            <text:p>D911</text:p>
          </table:table-cell>
          <table:table-cell table:style-name="ce125" table:formula="of:=DEC2HEX(HEX2DEC([.AM38])+1)" office:value-type="string" office:string-value="D912" calcext:value-type="string">
            <text:p>D912</text:p>
          </table:table-cell>
          <table:table-cell table:style-name="ce125" table:formula="of:=DEC2HEX(HEX2DEC([.AN38])+1)" office:value-type="string" office:string-value="D913" calcext:value-type="string">
            <text:p>D913</text:p>
          </table:table-cell>
          <table:table-cell table:style-name="ce125" table:formula="of:=DEC2HEX(HEX2DEC([.AO38])+1)" office:value-type="string" office:string-value="D914" calcext:value-type="string">
            <text:p>D914</text:p>
          </table:table-cell>
          <table:table-cell table:style-name="ce125" table:formula="of:=DEC2HEX(HEX2DEC([.AP38])+1)" office:value-type="string" office:string-value="D915" calcext:value-type="string">
            <text:p>D915</text:p>
          </table:table-cell>
          <table:table-cell table:style-name="ce125" table:formula="of:=DEC2HEX(HEX2DEC([.AQ38])+1)" office:value-type="string" office:string-value="D916" calcext:value-type="string">
            <text:p>D916</text:p>
          </table:table-cell>
          <table:table-cell table:style-name="ce125" table:formula="of:=DEC2HEX(HEX2DEC([.AR38])+1)" office:value-type="string" office:string-value="D917" calcext:value-type="string">
            <text:p>D917</text:p>
          </table:table-cell>
          <table:table-cell table:number-columns-repeated="979"/>
        </table:table-row>
        <table:table-row table:style-name="ro1">
          <table:table-cell/>
          <table:table-cell table:style-name="ce115"/>
          <table:table-cell table:style-name="ce52" office:value-type="string" calcext:value-type="string">
            <text:p>Status Text</text:p>
          </table:table-cell>
          <table:table-cell/>
          <table:table-cell table:style-name="ce119" table:formula="of:=[.E38]+1" office:value-type="float" office:value="8" calcext:value-type="float">
            <text:p>8</text:p>
          </table:table-cell>
          <table:table-cell table:style-name="ce64" table:formula="of:=DEC2HEX(HEX2DEC([.AS38])+1)" office:value-type="string" office:string-value="D918" calcext:value-type="string">
            <text:p>D918</text:p>
          </table:table-cell>
          <table:table-cell table:style-name="ce64" table:formula="of:=DEC2HEX(HEX2DEC([.F39])+1)" office:value-type="string" office:string-value="D919" calcext:value-type="string">
            <text:p>D919</text:p>
          </table:table-cell>
          <table:table-cell table:style-name="ce64" table:formula="of:=DEC2HEX(HEX2DEC([.G39])+1)" office:value-type="string" office:string-value="D91A" calcext:value-type="string">
            <text:p>D91A</text:p>
          </table:table-cell>
          <table:table-cell table:style-name="ce64" table:formula="of:=DEC2HEX(HEX2DEC([.H39])+1)" office:value-type="string" office:string-value="D91B" calcext:value-type="string">
            <text:p>D91B</text:p>
          </table:table-cell>
          <table:table-cell table:style-name="ce64" table:formula="of:=DEC2HEX(HEX2DEC([.I39])+1)" office:value-type="string" office:string-value="D91C" calcext:value-type="string">
            <text:p>D91C</text:p>
          </table:table-cell>
          <table:table-cell table:style-name="ce64" table:formula="of:=DEC2HEX(HEX2DEC([.J39])+1)" office:value-type="string" office:string-value="D91D" calcext:value-type="string">
            <text:p>D91D</text:p>
          </table:table-cell>
          <table:table-cell table:style-name="ce128" table:formula="of:=DEC2HEX(HEX2DEC([.K39])+1)" office:value-type="string" office:string-value="D91E" calcext:value-type="string">
            <text:p>D91E</text:p>
          </table:table-cell>
          <table:table-cell table:style-name="ce128" table:formula="of:=DEC2HEX(HEX2DEC([.L39])+1)" office:value-type="string" office:string-value="D91F" calcext:value-type="string">
            <text:p>D91F</text:p>
          </table:table-cell>
          <table:table-cell table:style-name="ce128" table:formula="of:=DEC2HEX(HEX2DEC([.M39])+1)" office:value-type="string" office:string-value="D920" calcext:value-type="string">
            <text:p>D920</text:p>
          </table:table-cell>
          <table:table-cell table:style-name="ce128" table:formula="of:=DEC2HEX(HEX2DEC([.N39])+1)" office:value-type="string" office:string-value="D921" calcext:value-type="string">
            <text:p>D921</text:p>
          </table:table-cell>
          <table:table-cell table:style-name="ce126" table:formula="of:=DEC2HEX(HEX2DEC([.O39])+1)" office:value-type="string" office:string-value="D922" calcext:value-type="string">
            <text:p>D922</text:p>
          </table:table-cell>
          <table:table-cell table:style-name="ce128" table:formula="of:=DEC2HEX(HEX2DEC([.P39])+1)" office:value-type="string" office:string-value="D923" calcext:value-type="string">
            <text:p>D923</text:p>
          </table:table-cell>
          <table:table-cell table:style-name="ce126" table:formula="of:=DEC2HEX(HEX2DEC([.Q39])+1)" office:value-type="string" office:string-value="D924" calcext:value-type="string">
            <text:p>D924</text:p>
          </table:table-cell>
          <table:table-cell table:style-name="ce64" table:formula="of:=DEC2HEX(HEX2DEC([.R39])+1)" office:value-type="string" office:string-value="D925" calcext:value-type="string">
            <text:p>D925</text:p>
          </table:table-cell>
          <table:table-cell table:style-name="ce64" table:formula="of:=DEC2HEX(HEX2DEC([.S39])+1)" office:value-type="string" office:string-value="D926" calcext:value-type="string">
            <text:p>D926</text:p>
          </table:table-cell>
          <table:table-cell table:style-name="ce64" table:formula="of:=DEC2HEX(HEX2DEC([.T39])+1)" office:value-type="string" office:string-value="D927" calcext:value-type="string">
            <text:p>D927</text:p>
          </table:table-cell>
          <table:table-cell table:style-name="ce64" table:formula="of:=DEC2HEX(HEX2DEC([.U39])+1)" office:value-type="string" office:string-value="D928" calcext:value-type="string">
            <text:p>D928</text:p>
          </table:table-cell>
          <table:table-cell table:style-name="ce64" table:formula="of:=DEC2HEX(HEX2DEC([.V39])+1)" office:value-type="string" office:string-value="D929" calcext:value-type="string">
            <text:p>D929</text:p>
          </table:table-cell>
          <table:table-cell table:style-name="ce64" table:formula="of:=DEC2HEX(HEX2DEC([.W39])+1)" office:value-type="string" office:string-value="D92A" calcext:value-type="string">
            <text:p>D92A</text:p>
          </table:table-cell>
          <table:table-cell table:style-name="ce64" table:formula="of:=DEC2HEX(HEX2DEC([.X39])+1)" office:value-type="string" office:string-value="D92B" calcext:value-type="string">
            <text:p>D92B</text:p>
          </table:table-cell>
          <table:table-cell table:style-name="ce64" table:formula="of:=DEC2HEX(HEX2DEC([.Y39])+1)" office:value-type="string" office:string-value="D92C" calcext:value-type="string">
            <text:p>D92C</text:p>
          </table:table-cell>
          <table:table-cell table:style-name="ce64" table:formula="of:=DEC2HEX(HEX2DEC([.Z39])+1)" office:value-type="string" office:string-value="D92D" calcext:value-type="string">
            <text:p>D92D</text:p>
          </table:table-cell>
          <table:table-cell table:style-name="ce124" table:formula="of:=DEC2HEX(HEX2DEC([.AA39])+1)" office:value-type="string" office:string-value="D92E" calcext:value-type="string">
            <text:p>D92E</text:p>
          </table:table-cell>
          <table:table-cell table:style-name="ce125" table:formula="of:=DEC2HEX(HEX2DEC([.AB39])+1)" office:value-type="string" office:string-value="D92F" calcext:value-type="string">
            <text:p>D92F</text:p>
          </table:table-cell>
          <table:table-cell table:style-name="ce125" table:formula="of:=DEC2HEX(HEX2DEC([.AC39])+1)" office:value-type="string" office:string-value="D930" calcext:value-type="string">
            <text:p>D930</text:p>
          </table:table-cell>
          <table:table-cell table:style-name="ce125" table:formula="of:=DEC2HEX(HEX2DEC([.AD39])+1)" office:value-type="string" office:string-value="D931" calcext:value-type="string">
            <text:p>D931</text:p>
          </table:table-cell>
          <table:table-cell table:style-name="ce125" table:formula="of:=DEC2HEX(HEX2DEC([.AE39])+1)" office:value-type="string" office:string-value="D932" calcext:value-type="string">
            <text:p>D932</text:p>
          </table:table-cell>
          <table:table-cell table:style-name="ce125" table:formula="of:=DEC2HEX(HEX2DEC([.AF39])+1)" office:value-type="string" office:string-value="D933" calcext:value-type="string">
            <text:p>D933</text:p>
          </table:table-cell>
          <table:table-cell table:style-name="ce125" table:formula="of:=DEC2HEX(HEX2DEC([.AG39])+1)" office:value-type="string" office:string-value="D934" calcext:value-type="string">
            <text:p>D934</text:p>
          </table:table-cell>
          <table:table-cell table:style-name="ce125" table:formula="of:=DEC2HEX(HEX2DEC([.AH39])+1)" office:value-type="string" office:string-value="D935" calcext:value-type="string">
            <text:p>D935</text:p>
          </table:table-cell>
          <table:table-cell table:style-name="ce125" table:formula="of:=DEC2HEX(HEX2DEC([.AI39])+1)" office:value-type="string" office:string-value="D936" calcext:value-type="string">
            <text:p>D936</text:p>
          </table:table-cell>
          <table:table-cell table:style-name="ce125" table:formula="of:=DEC2HEX(HEX2DEC([.AJ39])+1)" office:value-type="string" office:string-value="D937" calcext:value-type="string">
            <text:p>D937</text:p>
          </table:table-cell>
          <table:table-cell table:style-name="ce125" table:formula="of:=DEC2HEX(HEX2DEC([.AK39])+1)" office:value-type="string" office:string-value="D938" calcext:value-type="string">
            <text:p>D938</text:p>
          </table:table-cell>
          <table:table-cell table:style-name="ce125" table:formula="of:=DEC2HEX(HEX2DEC([.AL39])+1)" office:value-type="string" office:string-value="D939" calcext:value-type="string">
            <text:p>D939</text:p>
          </table:table-cell>
          <table:table-cell table:style-name="ce125" table:formula="of:=DEC2HEX(HEX2DEC([.AM39])+1)" office:value-type="string" office:string-value="D93A" calcext:value-type="string">
            <text:p>D93A</text:p>
          </table:table-cell>
          <table:table-cell table:style-name="ce125" table:formula="of:=DEC2HEX(HEX2DEC([.AN39])+1)" office:value-type="string" office:string-value="D93B" calcext:value-type="string">
            <text:p>D93B</text:p>
          </table:table-cell>
          <table:table-cell table:style-name="ce125" table:formula="of:=DEC2HEX(HEX2DEC([.AO39])+1)" office:value-type="string" office:string-value="D93C" calcext:value-type="string">
            <text:p>D93C</text:p>
          </table:table-cell>
          <table:table-cell table:style-name="ce125" table:formula="of:=DEC2HEX(HEX2DEC([.AP39])+1)" office:value-type="string" office:string-value="D93D" calcext:value-type="string">
            <text:p>D93D</text:p>
          </table:table-cell>
          <table:table-cell table:style-name="ce125" table:formula="of:=DEC2HEX(HEX2DEC([.AQ39])+1)" office:value-type="string" office:string-value="D93E" calcext:value-type="string">
            <text:p>D93E</text:p>
          </table:table-cell>
          <table:table-cell table:style-name="ce125" table:formula="of:=DEC2HEX(HEX2DEC([.AR39])+1)" office:value-type="string" office:string-value="D93F" calcext:value-type="string">
            <text:p>D93F</text:p>
          </table:table-cell>
          <table:table-cell table:number-columns-repeated="979"/>
        </table:table-row>
        <table:table-row table:style-name="ro1">
          <table:table-cell/>
          <table:table-cell table:style-name="ce116"/>
          <table:table-cell table:style-name="ce52" office:value-type="string" calcext:value-type="string">
            <text:p>Light</text:p>
          </table:table-cell>
          <table:table-cell/>
          <table:table-cell table:style-name="ce119" table:formula="of:=[.E39]+1" office:value-type="float" office:value="9" calcext:value-type="float">
            <text:p>9</text:p>
          </table:table-cell>
          <table:table-cell table:style-name="ce64" table:formula="of:=DEC2HEX(HEX2DEC([.AS39])+1)" office:value-type="string" office:string-value="D940" calcext:value-type="string">
            <text:p>D940</text:p>
          </table:table-cell>
          <table:table-cell table:style-name="ce64" table:formula="of:=DEC2HEX(HEX2DEC([.F40])+1)" office:value-type="string" office:string-value="D941" calcext:value-type="string">
            <text:p>D941</text:p>
          </table:table-cell>
          <table:table-cell table:style-name="ce64" table:formula="of:=DEC2HEX(HEX2DEC([.G40])+1)" office:value-type="string" office:string-value="D942" calcext:value-type="string">
            <text:p>D942</text:p>
          </table:table-cell>
          <table:table-cell table:style-name="ce64" table:formula="of:=DEC2HEX(HEX2DEC([.H40])+1)" office:value-type="string" office:string-value="D943" calcext:value-type="string">
            <text:p>D943</text:p>
          </table:table-cell>
          <table:table-cell table:style-name="ce64" table:formula="of:=DEC2HEX(HEX2DEC([.I40])+1)" office:value-type="string" office:string-value="D944" calcext:value-type="string">
            <text:p>D944</text:p>
          </table:table-cell>
          <table:table-cell table:style-name="ce64" table:formula="of:=DEC2HEX(HEX2DEC([.J40])+1)" office:value-type="string" office:string-value="D945" calcext:value-type="string">
            <text:p>D945</text:p>
          </table:table-cell>
          <table:table-cell table:style-name="ce64" table:formula="of:=DEC2HEX(HEX2DEC([.K40])+1)" office:value-type="string" office:string-value="D946" calcext:value-type="string">
            <text:p>D946</text:p>
          </table:table-cell>
          <table:table-cell table:style-name="ce64" table:formula="of:=DEC2HEX(HEX2DEC([.L40])+1)" office:value-type="string" office:string-value="D947" calcext:value-type="string">
            <text:p>D947</text:p>
          </table:table-cell>
          <table:table-cell table:style-name="ce64" table:formula="of:=DEC2HEX(HEX2DEC([.M40])+1)" office:value-type="string" office:string-value="D948" calcext:value-type="string">
            <text:p>D948</text:p>
          </table:table-cell>
          <table:table-cell table:style-name="ce64" table:formula="of:=DEC2HEX(HEX2DEC([.N40])+1)" office:value-type="string" office:string-value="D949" calcext:value-type="string">
            <text:p>D949</text:p>
          </table:table-cell>
          <table:table-cell table:style-name="ce127" table:formula="of:=DEC2HEX(HEX2DEC([.O40])+1)" office:value-type="string" office:string-value="D94A" calcext:value-type="string">
            <text:p>D94A</text:p>
          </table:table-cell>
          <table:table-cell table:style-name="ce127" table:formula="of:=DEC2HEX(HEX2DEC([.P40])+1)" office:value-type="string" office:string-value="D94B" calcext:value-type="string">
            <text:p>D94B</text:p>
          </table:table-cell>
          <table:table-cell table:style-name="ce64" table:formula="of:=DEC2HEX(HEX2DEC([.Q40])+1)" office:value-type="string" office:string-value="D94C" calcext:value-type="string">
            <text:p>D94C</text:p>
          </table:table-cell>
          <table:table-cell table:style-name="ce64" table:formula="of:=DEC2HEX(HEX2DEC([.R40])+1)" office:value-type="string" office:string-value="D94D" calcext:value-type="string">
            <text:p>D94D</text:p>
          </table:table-cell>
          <table:table-cell table:style-name="ce64" table:formula="of:=DEC2HEX(HEX2DEC([.S40])+1)" office:value-type="string" office:string-value="D94E" calcext:value-type="string">
            <text:p>D94E</text:p>
          </table:table-cell>
          <table:table-cell table:style-name="ce64" table:formula="of:=DEC2HEX(HEX2DEC([.T40])+1)" office:value-type="string" office:string-value="D94F" calcext:value-type="string">
            <text:p>D94F</text:p>
          </table:table-cell>
          <table:table-cell table:style-name="ce64" table:formula="of:=DEC2HEX(HEX2DEC([.U40])+1)" office:value-type="string" office:string-value="D950" calcext:value-type="string">
            <text:p>D950</text:p>
          </table:table-cell>
          <table:table-cell table:style-name="ce64" table:formula="of:=DEC2HEX(HEX2DEC([.V40])+1)" office:value-type="string" office:string-value="D951" calcext:value-type="string">
            <text:p>D951</text:p>
          </table:table-cell>
          <table:table-cell table:style-name="ce64" table:formula="of:=DEC2HEX(HEX2DEC([.W40])+1)" office:value-type="string" office:string-value="D952" calcext:value-type="string">
            <text:p>D952</text:p>
          </table:table-cell>
          <table:table-cell table:style-name="ce64" table:formula="of:=DEC2HEX(HEX2DEC([.X40])+1)" office:value-type="string" office:string-value="D953" calcext:value-type="string">
            <text:p>D953</text:p>
          </table:table-cell>
          <table:table-cell table:style-name="ce64" table:formula="of:=DEC2HEX(HEX2DEC([.Y40])+1)" office:value-type="string" office:string-value="D954" calcext:value-type="string">
            <text:p>D954</text:p>
          </table:table-cell>
          <table:table-cell table:style-name="ce64" table:formula="of:=DEC2HEX(HEX2DEC([.Z40])+1)" office:value-type="string" office:string-value="D955" calcext:value-type="string">
            <text:p>D955</text:p>
          </table:table-cell>
          <table:table-cell table:style-name="ce124" table:formula="of:=DEC2HEX(HEX2DEC([.AA40])+1)" office:value-type="string" office:string-value="D956" calcext:value-type="string">
            <text:p>D956</text:p>
          </table:table-cell>
          <table:table-cell table:style-name="ce125" table:formula="of:=DEC2HEX(HEX2DEC([.AB40])+1)" office:value-type="string" office:string-value="D957" calcext:value-type="string">
            <text:p>D957</text:p>
          </table:table-cell>
          <table:table-cell table:style-name="ce125" table:formula="of:=DEC2HEX(HEX2DEC([.AC40])+1)" office:value-type="string" office:string-value="D958" calcext:value-type="string">
            <text:p>D958</text:p>
          </table:table-cell>
          <table:table-cell table:style-name="ce125" table:formula="of:=DEC2HEX(HEX2DEC([.AD40])+1)" office:value-type="string" office:string-value="D959" calcext:value-type="string">
            <text:p>D959</text:p>
          </table:table-cell>
          <table:table-cell table:style-name="ce125" table:formula="of:=DEC2HEX(HEX2DEC([.AE40])+1)" office:value-type="string" office:string-value="D95A" calcext:value-type="string">
            <text:p>D95A</text:p>
          </table:table-cell>
          <table:table-cell table:style-name="ce125" table:formula="of:=DEC2HEX(HEX2DEC([.AF40])+1)" office:value-type="string" office:string-value="D95B" calcext:value-type="string">
            <text:p>D95B</text:p>
          </table:table-cell>
          <table:table-cell table:style-name="ce125" table:formula="of:=DEC2HEX(HEX2DEC([.AG40])+1)" office:value-type="string" office:string-value="D95C" calcext:value-type="string">
            <text:p>D95C</text:p>
          </table:table-cell>
          <table:table-cell table:style-name="ce125" table:formula="of:=DEC2HEX(HEX2DEC([.AH40])+1)" office:value-type="string" office:string-value="D95D" calcext:value-type="string">
            <text:p>D95D</text:p>
          </table:table-cell>
          <table:table-cell table:style-name="ce125" table:formula="of:=DEC2HEX(HEX2DEC([.AI40])+1)" office:value-type="string" office:string-value="D95E" calcext:value-type="string">
            <text:p>D95E</text:p>
          </table:table-cell>
          <table:table-cell table:style-name="ce125" table:formula="of:=DEC2HEX(HEX2DEC([.AJ40])+1)" office:value-type="string" office:string-value="D95F" calcext:value-type="string">
            <text:p>D95F</text:p>
          </table:table-cell>
          <table:table-cell table:style-name="ce125" table:formula="of:=DEC2HEX(HEX2DEC([.AK40])+1)" office:value-type="string" office:string-value="D960" calcext:value-type="string">
            <text:p>D960</text:p>
          </table:table-cell>
          <table:table-cell table:style-name="ce125" table:formula="of:=DEC2HEX(HEX2DEC([.AL40])+1)" office:value-type="string" office:string-value="D961" calcext:value-type="string">
            <text:p>D961</text:p>
          </table:table-cell>
          <table:table-cell table:style-name="ce125" table:formula="of:=DEC2HEX(HEX2DEC([.AM40])+1)" office:value-type="string" office:string-value="D962" calcext:value-type="string">
            <text:p>D962</text:p>
          </table:table-cell>
          <table:table-cell table:style-name="ce125" table:formula="of:=DEC2HEX(HEX2DEC([.AN40])+1)" office:value-type="string" office:string-value="D963" calcext:value-type="string">
            <text:p>D963</text:p>
          </table:table-cell>
          <table:table-cell table:style-name="ce125" table:formula="of:=DEC2HEX(HEX2DEC([.AO40])+1)" office:value-type="string" office:string-value="D964" calcext:value-type="string">
            <text:p>D964</text:p>
          </table:table-cell>
          <table:table-cell table:style-name="ce125" table:formula="of:=DEC2HEX(HEX2DEC([.AP40])+1)" office:value-type="string" office:string-value="D965" calcext:value-type="string">
            <text:p>D965</text:p>
          </table:table-cell>
          <table:table-cell table:style-name="ce125" table:formula="of:=DEC2HEX(HEX2DEC([.AQ40])+1)" office:value-type="string" office:string-value="D966" calcext:value-type="string">
            <text:p>D966</text:p>
          </table:table-cell>
          <table:table-cell table:style-name="ce125" table:formula="of:=DEC2HEX(HEX2DEC([.AR40])+1)" office:value-type="string" office:string-value="D967" calcext:value-type="string">
            <text:p>D967</text:p>
          </table:table-cell>
          <table:table-cell table:number-columns-repeated="979"/>
        </table:table-row>
        <table:table-row table:style-name="ro1">
          <table:table-cell/>
          <table:table-cell table:style-name="ce117"/>
          <table:table-cell table:style-name="ce52" office:value-type="string" calcext:value-type="string">
            <text:p>PC Char Graphics</text:p>
          </table:table-cell>
          <table:table-cell/>
          <table:table-cell table:style-name="ce119" table:formula="of:=[.E40]+1" office:value-type="float" office:value="10" calcext:value-type="float">
            <text:p>10</text:p>
          </table:table-cell>
          <table:table-cell table:style-name="ce64" table:formula="of:=DEC2HEX(HEX2DEC([.AS40])+1)" office:value-type="string" office:string-value="D968" calcext:value-type="string">
            <text:p>D968</text:p>
          </table:table-cell>
          <table:table-cell table:style-name="ce64" table:formula="of:=DEC2HEX(HEX2DEC([.F41])+1)" office:value-type="string" office:string-value="D969" calcext:value-type="string">
            <text:p>D969</text:p>
          </table:table-cell>
          <table:table-cell table:style-name="ce64" table:formula="of:=DEC2HEX(HEX2DEC([.G41])+1)" office:value-type="string" office:string-value="D96A" calcext:value-type="string">
            <text:p>D96A</text:p>
          </table:table-cell>
          <table:table-cell table:style-name="ce64" table:formula="of:=DEC2HEX(HEX2DEC([.H41])+1)" office:value-type="string" office:string-value="D96B" calcext:value-type="string">
            <text:p>D96B</text:p>
          </table:table-cell>
          <table:table-cell table:style-name="ce64" table:formula="of:=DEC2HEX(HEX2DEC([.I41])+1)" office:value-type="string" office:string-value="D96C" calcext:value-type="string">
            <text:p>D96C</text:p>
          </table:table-cell>
          <table:table-cell table:style-name="ce64" table:formula="of:=DEC2HEX(HEX2DEC([.J41])+1)" office:value-type="string" office:string-value="D96D" calcext:value-type="string">
            <text:p>D96D</text:p>
          </table:table-cell>
          <table:table-cell table:style-name="ce64" table:formula="of:=DEC2HEX(HEX2DEC([.K41])+1)" office:value-type="string" office:string-value="D96E" calcext:value-type="string">
            <text:p>D96E</text:p>
          </table:table-cell>
          <table:table-cell table:style-name="ce64" table:formula="of:=DEC2HEX(HEX2DEC([.L41])+1)" office:value-type="string" office:string-value="D96F" calcext:value-type="string">
            <text:p>D96F</text:p>
          </table:table-cell>
          <table:table-cell table:style-name="ce64" table:formula="of:=DEC2HEX(HEX2DEC([.M41])+1)" office:value-type="string" office:string-value="D970" calcext:value-type="string">
            <text:p>D970</text:p>
          </table:table-cell>
          <table:table-cell table:style-name="ce64" table:formula="of:=DEC2HEX(HEX2DEC([.N41])+1)" office:value-type="string" office:string-value="D971" calcext:value-type="string">
            <text:p>D971</text:p>
          </table:table-cell>
          <table:table-cell table:style-name="ce127" table:formula="of:=DEC2HEX(HEX2DEC([.O41])+1)" office:value-type="string" office:string-value="D972" calcext:value-type="string">
            <text:p>D972</text:p>
          </table:table-cell>
          <table:table-cell table:style-name="ce127" table:formula="of:=DEC2HEX(HEX2DEC([.P41])+1)" office:value-type="string" office:string-value="D973" calcext:value-type="string">
            <text:p>D973</text:p>
          </table:table-cell>
          <table:table-cell table:style-name="ce127" table:formula="of:=DEC2HEX(HEX2DEC([.Q41])+1)" office:value-type="string" office:string-value="D974" calcext:value-type="string">
            <text:p>D974</text:p>
          </table:table-cell>
          <table:table-cell table:style-name="ce53" table:formula="of:=DEC2HEX(HEX2DEC([.R41])+1)" office:value-type="string" office:string-value="D975" calcext:value-type="string">
            <text:p>D975</text:p>
          </table:table-cell>
          <table:table-cell table:style-name="ce53" table:formula="of:=DEC2HEX(HEX2DEC([.S41])+1)" office:value-type="string" office:string-value="D976" calcext:value-type="string">
            <text:p>D976</text:p>
          </table:table-cell>
          <table:table-cell table:style-name="ce64" table:formula="of:=DEC2HEX(HEX2DEC([.T41])+1)" office:value-type="string" office:string-value="D977" calcext:value-type="string">
            <text:p>D977</text:p>
          </table:table-cell>
          <table:table-cell table:style-name="ce64" table:formula="of:=DEC2HEX(HEX2DEC([.U41])+1)" office:value-type="string" office:string-value="D978" calcext:value-type="string">
            <text:p>D978</text:p>
          </table:table-cell>
          <table:table-cell table:style-name="ce64" table:formula="of:=DEC2HEX(HEX2DEC([.V41])+1)" office:value-type="string" office:string-value="D979" calcext:value-type="string">
            <text:p>D979</text:p>
          </table:table-cell>
          <table:table-cell table:style-name="ce64" table:formula="of:=DEC2HEX(HEX2DEC([.W41])+1)" office:value-type="string" office:string-value="D97A" calcext:value-type="string">
            <text:p>D97A</text:p>
          </table:table-cell>
          <table:table-cell table:style-name="ce64" table:formula="of:=DEC2HEX(HEX2DEC([.X41])+1)" office:value-type="string" office:string-value="D97B" calcext:value-type="string">
            <text:p>D97B</text:p>
          </table:table-cell>
          <table:table-cell table:style-name="ce64" table:formula="of:=DEC2HEX(HEX2DEC([.Y41])+1)" office:value-type="string" office:string-value="D97C" calcext:value-type="string">
            <text:p>D97C</text:p>
          </table:table-cell>
          <table:table-cell table:style-name="ce64" table:formula="of:=DEC2HEX(HEX2DEC([.Z41])+1)" office:value-type="string" office:string-value="D97D" calcext:value-type="string">
            <text:p>D97D</text:p>
          </table:table-cell>
          <table:table-cell table:style-name="ce124" table:formula="of:=DEC2HEX(HEX2DEC([.AA41])+1)" office:value-type="string" office:string-value="D97E" calcext:value-type="string">
            <text:p>D97E</text:p>
          </table:table-cell>
          <table:table-cell table:style-name="ce125" table:formula="of:=DEC2HEX(HEX2DEC([.AB41])+1)" office:value-type="string" office:string-value="D97F" calcext:value-type="string">
            <text:p>D97F</text:p>
          </table:table-cell>
          <table:table-cell table:style-name="ce125" table:formula="of:=DEC2HEX(HEX2DEC([.AC41])+1)" office:value-type="string" office:string-value="D980" calcext:value-type="string">
            <text:p>D980</text:p>
          </table:table-cell>
          <table:table-cell table:style-name="ce125" table:formula="of:=DEC2HEX(HEX2DEC([.AD41])+1)" office:value-type="string" office:string-value="D981" calcext:value-type="string">
            <text:p>D981</text:p>
          </table:table-cell>
          <table:table-cell table:style-name="ce125" table:formula="of:=DEC2HEX(HEX2DEC([.AE41])+1)" office:value-type="string" office:string-value="D982" calcext:value-type="string">
            <text:p>D982</text:p>
          </table:table-cell>
          <table:table-cell table:style-name="ce125" table:formula="of:=DEC2HEX(HEX2DEC([.AF41])+1)" office:value-type="string" office:string-value="D983" calcext:value-type="string">
            <text:p>D983</text:p>
          </table:table-cell>
          <table:table-cell table:style-name="ce125" table:formula="of:=DEC2HEX(HEX2DEC([.AG41])+1)" office:value-type="string" office:string-value="D984" calcext:value-type="string">
            <text:p>D984</text:p>
          </table:table-cell>
          <table:table-cell table:style-name="ce125" table:formula="of:=DEC2HEX(HEX2DEC([.AH41])+1)" office:value-type="string" office:string-value="D985" calcext:value-type="string">
            <text:p>D985</text:p>
          </table:table-cell>
          <table:table-cell table:style-name="ce125" table:formula="of:=DEC2HEX(HEX2DEC([.AI41])+1)" office:value-type="string" office:string-value="D986" calcext:value-type="string">
            <text:p>D986</text:p>
          </table:table-cell>
          <table:table-cell table:style-name="ce125" table:formula="of:=DEC2HEX(HEX2DEC([.AJ41])+1)" office:value-type="string" office:string-value="D987" calcext:value-type="string">
            <text:p>D987</text:p>
          </table:table-cell>
          <table:table-cell table:style-name="ce125" table:formula="of:=DEC2HEX(HEX2DEC([.AK41])+1)" office:value-type="string" office:string-value="D988" calcext:value-type="string">
            <text:p>D988</text:p>
          </table:table-cell>
          <table:table-cell table:style-name="ce125" table:formula="of:=DEC2HEX(HEX2DEC([.AL41])+1)" office:value-type="string" office:string-value="D989" calcext:value-type="string">
            <text:p>D989</text:p>
          </table:table-cell>
          <table:table-cell table:style-name="ce125" table:formula="of:=DEC2HEX(HEX2DEC([.AM41])+1)" office:value-type="string" office:string-value="D98A" calcext:value-type="string">
            <text:p>D98A</text:p>
          </table:table-cell>
          <table:table-cell table:style-name="ce125" table:formula="of:=DEC2HEX(HEX2DEC([.AN41])+1)" office:value-type="string" office:string-value="D98B" calcext:value-type="string">
            <text:p>D98B</text:p>
          </table:table-cell>
          <table:table-cell table:style-name="ce125" table:formula="of:=DEC2HEX(HEX2DEC([.AO41])+1)" office:value-type="string" office:string-value="D98C" calcext:value-type="string">
            <text:p>D98C</text:p>
          </table:table-cell>
          <table:table-cell table:style-name="ce125" table:formula="of:=DEC2HEX(HEX2DEC([.AP41])+1)" office:value-type="string" office:string-value="D98D" calcext:value-type="string">
            <text:p>D98D</text:p>
          </table:table-cell>
          <table:table-cell table:style-name="ce125" table:formula="of:=DEC2HEX(HEX2DEC([.AQ41])+1)" office:value-type="string" office:string-value="D98E" calcext:value-type="string">
            <text:p>D98E</text:p>
          </table:table-cell>
          <table:table-cell table:style-name="ce125" table:formula="of:=DEC2HEX(HEX2DEC([.AR41])+1)" office:value-type="string" office:string-value="D98F" calcext:value-type="string">
            <text:p>D98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1]+1" office:value-type="float" office:value="11" calcext:value-type="float">
            <text:p>11</text:p>
          </table:table-cell>
          <table:table-cell table:style-name="ce64" table:formula="of:=DEC2HEX(HEX2DEC([.AS41])+1)" office:value-type="string" office:string-value="D990" calcext:value-type="string">
            <text:p>D990</text:p>
          </table:table-cell>
          <table:table-cell table:style-name="ce64" table:formula="of:=DEC2HEX(HEX2DEC([.F42])+1)" office:value-type="string" office:string-value="D991" calcext:value-type="string">
            <text:p>D991</text:p>
          </table:table-cell>
          <table:table-cell table:style-name="ce64" table:formula="of:=DEC2HEX(HEX2DEC([.G42])+1)" office:value-type="string" office:string-value="D992" calcext:value-type="string">
            <text:p>D992</text:p>
          </table:table-cell>
          <table:table-cell table:style-name="ce64" table:formula="of:=DEC2HEX(HEX2DEC([.H42])+1)" office:value-type="string" office:string-value="D993" calcext:value-type="string">
            <text:p>D993</text:p>
          </table:table-cell>
          <table:table-cell table:style-name="ce64" table:formula="of:=DEC2HEX(HEX2DEC([.I42])+1)" office:value-type="string" office:string-value="D994" calcext:value-type="string">
            <text:p>D994</text:p>
          </table:table-cell>
          <table:table-cell table:style-name="ce64" table:formula="of:=DEC2HEX(HEX2DEC([.J42])+1)" office:value-type="string" office:string-value="D995" calcext:value-type="string">
            <text:p>D995</text:p>
          </table:table-cell>
          <table:table-cell table:style-name="ce64" table:formula="of:=DEC2HEX(HEX2DEC([.K42])+1)" office:value-type="string" office:string-value="D996" calcext:value-type="string">
            <text:p>D996</text:p>
          </table:table-cell>
          <table:table-cell table:style-name="ce64" table:formula="of:=DEC2HEX(HEX2DEC([.L42])+1)" office:value-type="string" office:string-value="D997" calcext:value-type="string">
            <text:p>D997</text:p>
          </table:table-cell>
          <table:table-cell table:style-name="ce64" table:formula="of:=DEC2HEX(HEX2DEC([.M42])+1)" office:value-type="string" office:string-value="D998" calcext:value-type="string">
            <text:p>D998</text:p>
          </table:table-cell>
          <table:table-cell table:style-name="ce64" table:formula="of:=DEC2HEX(HEX2DEC([.N42])+1)" office:value-type="string" office:string-value="D999" calcext:value-type="string">
            <text:p>D999</text:p>
          </table:table-cell>
          <table:table-cell table:style-name="ce64" table:formula="of:=DEC2HEX(HEX2DEC([.O42])+1)" office:value-type="string" office:string-value="D99A" calcext:value-type="string">
            <text:p>D99A</text:p>
          </table:table-cell>
          <table:table-cell table:style-name="ce64" table:formula="of:=DEC2HEX(HEX2DEC([.P42])+1)" office:value-type="string" office:string-value="D99B" calcext:value-type="string">
            <text:p>D99B</text:p>
          </table:table-cell>
          <table:table-cell table:style-name="ce64" table:formula="of:=DEC2HEX(HEX2DEC([.Q42])+1)" office:value-type="string" office:string-value="D99C" calcext:value-type="string">
            <text:p>D99C</text:p>
          </table:table-cell>
          <table:table-cell table:style-name="ce53" table:formula="of:=DEC2HEX(HEX2DEC([.R42])+1)" office:value-type="string" office:string-value="D99D" calcext:value-type="string">
            <text:p>D99D</text:p>
          </table:table-cell>
          <table:table-cell table:style-name="ce64" table:formula="of:=DEC2HEX(HEX2DEC([.S42])+1)" office:value-type="string" office:string-value="D99E" calcext:value-type="string">
            <text:p>D99E</text:p>
          </table:table-cell>
          <table:table-cell table:style-name="ce64" table:formula="of:=DEC2HEX(HEX2DEC([.T42])+1)" office:value-type="string" office:string-value="D99F" calcext:value-type="string">
            <text:p>D99F</text:p>
          </table:table-cell>
          <table:table-cell table:style-name="ce64" table:formula="of:=DEC2HEX(HEX2DEC([.U42])+1)" office:value-type="string" office:string-value="D9A0" calcext:value-type="string">
            <text:p>D9A0</text:p>
          </table:table-cell>
          <table:table-cell table:style-name="ce64" table:formula="of:=DEC2HEX(HEX2DEC([.V42])+1)" office:value-type="string" office:string-value="D9A1" calcext:value-type="string">
            <text:p>D9A1</text:p>
          </table:table-cell>
          <table:table-cell table:style-name="ce64" table:formula="of:=DEC2HEX(HEX2DEC([.W42])+1)" office:value-type="string" office:string-value="D9A2" calcext:value-type="string">
            <text:p>D9A2</text:p>
          </table:table-cell>
          <table:table-cell table:style-name="ce64" table:formula="of:=DEC2HEX(HEX2DEC([.X42])+1)" office:value-type="string" office:string-value="D9A3" calcext:value-type="string">
            <text:p>D9A3</text:p>
          </table:table-cell>
          <table:table-cell table:style-name="ce64" table:formula="of:=DEC2HEX(HEX2DEC([.Y42])+1)" office:value-type="string" office:string-value="D9A4" calcext:value-type="string">
            <text:p>D9A4</text:p>
          </table:table-cell>
          <table:table-cell table:style-name="ce64" table:formula="of:=DEC2HEX(HEX2DEC([.Z42])+1)" office:value-type="string" office:string-value="D9A5" calcext:value-type="string">
            <text:p>D9A5</text:p>
          </table:table-cell>
          <table:table-cell table:style-name="ce124" table:formula="of:=DEC2HEX(HEX2DEC([.AA42])+1)" office:value-type="string" office:string-value="D9A6" calcext:value-type="string">
            <text:p>D9A6</text:p>
          </table:table-cell>
          <table:table-cell table:style-name="ce125" table:formula="of:=DEC2HEX(HEX2DEC([.AB42])+1)" office:value-type="string" office:string-value="D9A7" calcext:value-type="string">
            <text:p>D9A7</text:p>
          </table:table-cell>
          <table:table-cell table:style-name="ce125" table:formula="of:=DEC2HEX(HEX2DEC([.AC42])+1)" office:value-type="string" office:string-value="D9A8" calcext:value-type="string">
            <text:p>D9A8</text:p>
          </table:table-cell>
          <table:table-cell table:style-name="ce125" table:formula="of:=DEC2HEX(HEX2DEC([.AD42])+1)" office:value-type="string" office:string-value="D9A9" calcext:value-type="string">
            <text:p>D9A9</text:p>
          </table:table-cell>
          <table:table-cell table:style-name="ce125" table:formula="of:=DEC2HEX(HEX2DEC([.AE42])+1)" office:value-type="string" office:string-value="D9AA" calcext:value-type="string">
            <text:p>D9AA</text:p>
          </table:table-cell>
          <table:table-cell table:style-name="ce125" table:formula="of:=DEC2HEX(HEX2DEC([.AF42])+1)" office:value-type="string" office:string-value="D9AB" calcext:value-type="string">
            <text:p>D9AB</text:p>
          </table:table-cell>
          <table:table-cell table:style-name="ce125" table:formula="of:=DEC2HEX(HEX2DEC([.AG42])+1)" office:value-type="string" office:string-value="D9AC" calcext:value-type="string">
            <text:p>D9AC</text:p>
          </table:table-cell>
          <table:table-cell table:style-name="ce125" table:formula="of:=DEC2HEX(HEX2DEC([.AH42])+1)" office:value-type="string" office:string-value="D9AD" calcext:value-type="string">
            <text:p>D9AD</text:p>
          </table:table-cell>
          <table:table-cell table:style-name="ce125" table:formula="of:=DEC2HEX(HEX2DEC([.AI42])+1)" office:value-type="string" office:string-value="D9AE" calcext:value-type="string">
            <text:p>D9AE</text:p>
          </table:table-cell>
          <table:table-cell table:style-name="ce125" table:formula="of:=DEC2HEX(HEX2DEC([.AJ42])+1)" office:value-type="string" office:string-value="D9AF" calcext:value-type="string">
            <text:p>D9AF</text:p>
          </table:table-cell>
          <table:table-cell table:style-name="ce125" table:formula="of:=DEC2HEX(HEX2DEC([.AK42])+1)" office:value-type="string" office:string-value="D9B0" calcext:value-type="string">
            <text:p>D9B0</text:p>
          </table:table-cell>
          <table:table-cell table:style-name="ce125" table:formula="of:=DEC2HEX(HEX2DEC([.AL42])+1)" office:value-type="string" office:string-value="D9B1" calcext:value-type="string">
            <text:p>D9B1</text:p>
          </table:table-cell>
          <table:table-cell table:style-name="ce125" table:formula="of:=DEC2HEX(HEX2DEC([.AM42])+1)" office:value-type="string" office:string-value="D9B2" calcext:value-type="string">
            <text:p>D9B2</text:p>
          </table:table-cell>
          <table:table-cell table:style-name="ce125" table:formula="of:=DEC2HEX(HEX2DEC([.AN42])+1)" office:value-type="string" office:string-value="D9B3" calcext:value-type="string">
            <text:p>D9B3</text:p>
          </table:table-cell>
          <table:table-cell table:style-name="ce125" table:formula="of:=DEC2HEX(HEX2DEC([.AO42])+1)" office:value-type="string" office:string-value="D9B4" calcext:value-type="string">
            <text:p>D9B4</text:p>
          </table:table-cell>
          <table:table-cell table:style-name="ce125" table:formula="of:=DEC2HEX(HEX2DEC([.AP42])+1)" office:value-type="string" office:string-value="D9B5" calcext:value-type="string">
            <text:p>D9B5</text:p>
          </table:table-cell>
          <table:table-cell table:style-name="ce125" table:formula="of:=DEC2HEX(HEX2DEC([.AQ42])+1)" office:value-type="string" office:string-value="D9B6" calcext:value-type="string">
            <text:p>D9B6</text:p>
          </table:table-cell>
          <table:table-cell table:style-name="ce125" table:formula="of:=DEC2HEX(HEX2DEC([.AR42])+1)" office:value-type="string" office:string-value="D9B7" calcext:value-type="string">
            <text:p>D9B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2]+1" office:value-type="float" office:value="12" calcext:value-type="float">
            <text:p>12</text:p>
          </table:table-cell>
          <table:table-cell table:style-name="ce126" table:formula="of:=DEC2HEX(HEX2DEC([.AS42])+1)" office:value-type="string" office:string-value="D9B8" calcext:value-type="string">
            <text:p>D9B8</text:p>
          </table:table-cell>
          <table:table-cell table:style-name="ce126" table:formula="of:=DEC2HEX(HEX2DEC([.F43])+1)" office:value-type="string" office:string-value="D9B9" calcext:value-type="string">
            <text:p>D9B9</text:p>
          </table:table-cell>
          <table:table-cell table:style-name="ce126" table:formula="of:=DEC2HEX(HEX2DEC([.G43])+1)" office:value-type="string" office:string-value="D9BA" calcext:value-type="string">
            <text:p>D9BA</text:p>
          </table:table-cell>
          <table:table-cell table:style-name="ce126" table:formula="of:=DEC2HEX(HEX2DEC([.H43])+1)" office:value-type="string" office:string-value="D9BB" calcext:value-type="string">
            <text:p>D9BB</text:p>
          </table:table-cell>
          <table:table-cell table:style-name="ce126" table:formula="of:=DEC2HEX(HEX2DEC([.I43])+1)" office:value-type="string" office:string-value="D9BC" calcext:value-type="string">
            <text:p>D9BC</text:p>
          </table:table-cell>
          <table:table-cell table:style-name="ce126" table:formula="of:=DEC2HEX(HEX2DEC([.J43])+1)" office:value-type="string" office:string-value="D9BD" calcext:value-type="string">
            <text:p>D9BD</text:p>
          </table:table-cell>
          <table:table-cell table:style-name="ce126" table:formula="of:=DEC2HEX(HEX2DEC([.K43])+1)" office:value-type="string" office:string-value="D9BE" calcext:value-type="string">
            <text:p>D9BE</text:p>
          </table:table-cell>
          <table:table-cell table:style-name="ce126" table:formula="of:=DEC2HEX(HEX2DEC([.L43])+1)" office:value-type="string" office:string-value="D9BF" calcext:value-type="string">
            <text:p>D9BF</text:p>
          </table:table-cell>
          <table:table-cell table:style-name="ce126" table:formula="of:=DEC2HEX(HEX2DEC([.M43])+1)" office:value-type="string" office:string-value="D9C0" calcext:value-type="string">
            <text:p>D9C0</text:p>
          </table:table-cell>
          <table:table-cell table:style-name="ce126" table:formula="of:=DEC2HEX(HEX2DEC([.N43])+1)" office:value-type="string" office:string-value="D9C1" calcext:value-type="string">
            <text:p>D9C1</text:p>
          </table:table-cell>
          <table:table-cell table:style-name="ce126" table:formula="of:=DEC2HEX(HEX2DEC([.O43])+1)" office:value-type="string" office:string-value="D9C2" calcext:value-type="string">
            <text:p>D9C2</text:p>
          </table:table-cell>
          <table:table-cell table:style-name="ce64" table:formula="of:=DEC2HEX(HEX2DEC([.P43])+1)" office:value-type="string" office:string-value="D9C3" calcext:value-type="string">
            <text:p>D9C3</text:p>
          </table:table-cell>
          <table:table-cell table:style-name="ce64" table:formula="of:=DEC2HEX(HEX2DEC([.Q43])+1)" office:value-type="string" office:string-value="D9C4" calcext:value-type="string">
            <text:p>D9C4</text:p>
          </table:table-cell>
          <table:table-cell table:style-name="ce53" table:formula="of:=DEC2HEX(HEX2DEC([.R43])+1)" office:value-type="string" office:string-value="D9C5" calcext:value-type="string">
            <text:p>D9C5</text:p>
          </table:table-cell>
          <table:table-cell table:style-name="ce64" table:formula="of:=DEC2HEX(HEX2DEC([.S43])+1)" office:value-type="string" office:string-value="D9C6" calcext:value-type="string">
            <text:p>D9C6</text:p>
          </table:table-cell>
          <table:table-cell table:style-name="ce64" table:formula="of:=DEC2HEX(HEX2DEC([.T43])+1)" office:value-type="string" office:string-value="D9C7" calcext:value-type="string">
            <text:p>D9C7</text:p>
          </table:table-cell>
          <table:table-cell table:style-name="ce64" table:formula="of:=DEC2HEX(HEX2DEC([.U43])+1)" office:value-type="string" office:string-value="D9C8" calcext:value-type="string">
            <text:p>D9C8</text:p>
          </table:table-cell>
          <table:table-cell table:style-name="ce64" table:formula="of:=DEC2HEX(HEX2DEC([.V43])+1)" office:value-type="string" office:string-value="D9C9" calcext:value-type="string">
            <text:p>D9C9</text:p>
          </table:table-cell>
          <table:table-cell table:style-name="ce64" table:formula="of:=DEC2HEX(HEX2DEC([.W43])+1)" office:value-type="string" office:string-value="D9CA" calcext:value-type="string">
            <text:p>D9CA</text:p>
          </table:table-cell>
          <table:table-cell table:style-name="ce64" table:formula="of:=DEC2HEX(HEX2DEC([.X43])+1)" office:value-type="string" office:string-value="D9CB" calcext:value-type="string">
            <text:p>D9CB</text:p>
          </table:table-cell>
          <table:table-cell table:style-name="ce64" table:formula="of:=DEC2HEX(HEX2DEC([.Y43])+1)" office:value-type="string" office:string-value="D9CC" calcext:value-type="string">
            <text:p>D9CC</text:p>
          </table:table-cell>
          <table:table-cell table:style-name="ce64" table:formula="of:=DEC2HEX(HEX2DEC([.Z43])+1)" office:value-type="string" office:string-value="D9CD" calcext:value-type="string">
            <text:p>D9CD</text:p>
          </table:table-cell>
          <table:table-cell table:style-name="ce124" table:formula="of:=DEC2HEX(HEX2DEC([.AA43])+1)" office:value-type="string" office:string-value="D9CE" calcext:value-type="string">
            <text:p>D9CE</text:p>
          </table:table-cell>
          <table:table-cell table:style-name="ce125" table:formula="of:=DEC2HEX(HEX2DEC([.AB43])+1)" office:value-type="string" office:string-value="D9CF" calcext:value-type="string">
            <text:p>D9CF</text:p>
          </table:table-cell>
          <table:table-cell table:style-name="ce125" table:formula="of:=DEC2HEX(HEX2DEC([.AC43])+1)" office:value-type="string" office:string-value="D9D0" calcext:value-type="string">
            <text:p>D9D0</text:p>
          </table:table-cell>
          <table:table-cell table:style-name="ce125" table:formula="of:=DEC2HEX(HEX2DEC([.AD43])+1)" office:value-type="string" office:string-value="D9D1" calcext:value-type="string">
            <text:p>D9D1</text:p>
          </table:table-cell>
          <table:table-cell table:style-name="ce125" table:formula="of:=DEC2HEX(HEX2DEC([.AE43])+1)" office:value-type="string" office:string-value="D9D2" calcext:value-type="string">
            <text:p>D9D2</text:p>
          </table:table-cell>
          <table:table-cell table:style-name="ce125" table:formula="of:=DEC2HEX(HEX2DEC([.AF43])+1)" office:value-type="string" office:string-value="D9D3" calcext:value-type="string">
            <text:p>D9D3</text:p>
          </table:table-cell>
          <table:table-cell table:style-name="ce125" table:formula="of:=DEC2HEX(HEX2DEC([.AG43])+1)" office:value-type="string" office:string-value="D9D4" calcext:value-type="string">
            <text:p>D9D4</text:p>
          </table:table-cell>
          <table:table-cell table:style-name="ce125" table:formula="of:=DEC2HEX(HEX2DEC([.AH43])+1)" office:value-type="string" office:string-value="D9D5" calcext:value-type="string">
            <text:p>D9D5</text:p>
          </table:table-cell>
          <table:table-cell table:style-name="ce125" table:formula="of:=DEC2HEX(HEX2DEC([.AI43])+1)" office:value-type="string" office:string-value="D9D6" calcext:value-type="string">
            <text:p>D9D6</text:p>
          </table:table-cell>
          <table:table-cell table:style-name="ce125" table:formula="of:=DEC2HEX(HEX2DEC([.AJ43])+1)" office:value-type="string" office:string-value="D9D7" calcext:value-type="string">
            <text:p>D9D7</text:p>
          </table:table-cell>
          <table:table-cell table:style-name="ce125" table:formula="of:=DEC2HEX(HEX2DEC([.AK43])+1)" office:value-type="string" office:string-value="D9D8" calcext:value-type="string">
            <text:p>D9D8</text:p>
          </table:table-cell>
          <table:table-cell table:style-name="ce125" table:formula="of:=DEC2HEX(HEX2DEC([.AL43])+1)" office:value-type="string" office:string-value="D9D9" calcext:value-type="string">
            <text:p>D9D9</text:p>
          </table:table-cell>
          <table:table-cell table:style-name="ce125" table:formula="of:=DEC2HEX(HEX2DEC([.AM43])+1)" office:value-type="string" office:string-value="D9DA" calcext:value-type="string">
            <text:p>D9DA</text:p>
          </table:table-cell>
          <table:table-cell table:style-name="ce125" table:formula="of:=DEC2HEX(HEX2DEC([.AN43])+1)" office:value-type="string" office:string-value="D9DB" calcext:value-type="string">
            <text:p>D9DB</text:p>
          </table:table-cell>
          <table:table-cell table:style-name="ce125" table:formula="of:=DEC2HEX(HEX2DEC([.AO43])+1)" office:value-type="string" office:string-value="D9DC" calcext:value-type="string">
            <text:p>D9DC</text:p>
          </table:table-cell>
          <table:table-cell table:style-name="ce125" table:formula="of:=DEC2HEX(HEX2DEC([.AP43])+1)" office:value-type="string" office:string-value="D9DD" calcext:value-type="string">
            <text:p>D9DD</text:p>
          </table:table-cell>
          <table:table-cell table:style-name="ce125" table:formula="of:=DEC2HEX(HEX2DEC([.AQ43])+1)" office:value-type="string" office:string-value="D9DE" calcext:value-type="string">
            <text:p>D9DE</text:p>
          </table:table-cell>
          <table:table-cell table:style-name="ce125" table:formula="of:=DEC2HEX(HEX2DEC([.AR43])+1)" office:value-type="string" office:string-value="D9DF" calcext:value-type="string">
            <text:p>D9D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3]+1" office:value-type="float" office:value="13" calcext:value-type="float">
            <text:p>13</text:p>
          </table:table-cell>
          <table:table-cell table:style-name="ce126" table:formula="of:=DEC2HEX(HEX2DEC([.AS43])+1)" office:value-type="string" office:string-value="D9E0" calcext:value-type="string">
            <text:p>D9E0</text:p>
          </table:table-cell>
          <table:table-cell table:style-name="ce126" table:formula="of:=DEC2HEX(HEX2DEC([.F44])+1)" office:value-type="string" office:string-value="D9E1" calcext:value-type="string">
            <text:p>D9E1</text:p>
          </table:table-cell>
          <table:table-cell table:style-name="ce126" table:formula="of:=DEC2HEX(HEX2DEC([.G44])+1)" office:value-type="string" office:string-value="D9E2" calcext:value-type="string">
            <text:p>D9E2</text:p>
          </table:table-cell>
          <table:table-cell table:style-name="ce126" table:formula="of:=DEC2HEX(HEX2DEC([.H44])+1)" office:value-type="string" office:string-value="D9E3" calcext:value-type="string">
            <text:p>D9E3</text:p>
          </table:table-cell>
          <table:table-cell table:style-name="ce126" table:formula="of:=DEC2HEX(HEX2DEC([.I44])+1)" office:value-type="string" office:string-value="D9E4" calcext:value-type="string">
            <text:p>D9E4</text:p>
          </table:table-cell>
          <table:table-cell table:style-name="ce126" table:formula="of:=DEC2HEX(HEX2DEC([.J44])+1)" office:value-type="string" office:string-value="D9E5" calcext:value-type="string">
            <text:p>D9E5</text:p>
          </table:table-cell>
          <table:table-cell table:style-name="ce126" table:formula="of:=DEC2HEX(HEX2DEC([.K44])+1)" office:value-type="string" office:string-value="D9E6" calcext:value-type="string">
            <text:p>D9E6</text:p>
          </table:table-cell>
          <table:table-cell table:style-name="ce126" table:formula="of:=DEC2HEX(HEX2DEC([.L44])+1)" office:value-type="string" office:string-value="D9E7" calcext:value-type="string">
            <text:p>D9E7</text:p>
          </table:table-cell>
          <table:table-cell table:style-name="ce126" table:formula="of:=DEC2HEX(HEX2DEC([.M44])+1)" office:value-type="string" office:string-value="D9E8" calcext:value-type="string">
            <text:p>D9E8</text:p>
          </table:table-cell>
          <table:table-cell table:style-name="ce126" table:formula="of:=DEC2HEX(HEX2DEC([.N44])+1)" office:value-type="string" office:string-value="D9E9" calcext:value-type="string">
            <text:p>D9E9</text:p>
          </table:table-cell>
          <table:table-cell table:style-name="ce126" table:formula="of:=DEC2HEX(HEX2DEC([.O44])+1)" office:value-type="string" office:string-value="D9EA" calcext:value-type="string">
            <text:p>D9EA</text:p>
          </table:table-cell>
          <table:table-cell table:style-name="ce64" table:formula="of:=DEC2HEX(HEX2DEC([.P44])+1)" office:value-type="string" office:string-value="D9EB" calcext:value-type="string">
            <text:p>D9EB</text:p>
          </table:table-cell>
          <table:table-cell table:style-name="ce64" table:formula="of:=DEC2HEX(HEX2DEC([.Q44])+1)" office:value-type="string" office:string-value="D9EC" calcext:value-type="string">
            <text:p>D9EC</text:p>
          </table:table-cell>
          <table:table-cell table:style-name="ce64" table:formula="of:=DEC2HEX(HEX2DEC([.R44])+1)" office:value-type="string" office:string-value="D9ED" calcext:value-type="string">
            <text:p>D9ED</text:p>
          </table:table-cell>
          <table:table-cell table:style-name="ce64" table:formula="of:=DEC2HEX(HEX2DEC([.S44])+1)" office:value-type="string" office:string-value="D9EE" calcext:value-type="string">
            <text:p>D9EE</text:p>
          </table:table-cell>
          <table:table-cell table:style-name="ce64" table:formula="of:=DEC2HEX(HEX2DEC([.T44])+1)" office:value-type="string" office:string-value="D9EF" calcext:value-type="string">
            <text:p>D9EF</text:p>
          </table:table-cell>
          <table:table-cell table:style-name="ce64" table:formula="of:=DEC2HEX(HEX2DEC([.U44])+1)" office:value-type="string" office:string-value="D9F0" calcext:value-type="string">
            <text:p>D9F0</text:p>
          </table:table-cell>
          <table:table-cell table:style-name="ce64" table:formula="of:=DEC2HEX(HEX2DEC([.V44])+1)" office:value-type="string" office:string-value="D9F1" calcext:value-type="string">
            <text:p>D9F1</text:p>
          </table:table-cell>
          <table:table-cell table:style-name="ce64" table:formula="of:=DEC2HEX(HEX2DEC([.W44])+1)" office:value-type="string" office:string-value="D9F2" calcext:value-type="string">
            <text:p>D9F2</text:p>
          </table:table-cell>
          <table:table-cell table:style-name="ce64" table:formula="of:=DEC2HEX(HEX2DEC([.X44])+1)" office:value-type="string" office:string-value="D9F3" calcext:value-type="string">
            <text:p>D9F3</text:p>
          </table:table-cell>
          <table:table-cell table:style-name="ce64" table:formula="of:=DEC2HEX(HEX2DEC([.Y44])+1)" office:value-type="string" office:string-value="D9F4" calcext:value-type="string">
            <text:p>D9F4</text:p>
          </table:table-cell>
          <table:table-cell table:style-name="ce64" table:formula="of:=DEC2HEX(HEX2DEC([.Z44])+1)" office:value-type="string" office:string-value="D9F5" calcext:value-type="string">
            <text:p>D9F5</text:p>
          </table:table-cell>
          <table:table-cell table:style-name="ce124" table:formula="of:=DEC2HEX(HEX2DEC([.AA44])+1)" office:value-type="string" office:string-value="D9F6" calcext:value-type="string">
            <text:p>D9F6</text:p>
          </table:table-cell>
          <table:table-cell table:style-name="ce125" table:formula="of:=DEC2HEX(HEX2DEC([.AB44])+1)" office:value-type="string" office:string-value="D9F7" calcext:value-type="string">
            <text:p>D9F7</text:p>
          </table:table-cell>
          <table:table-cell table:style-name="ce125" table:formula="of:=DEC2HEX(HEX2DEC([.AC44])+1)" office:value-type="string" office:string-value="D9F8" calcext:value-type="string">
            <text:p>D9F8</text:p>
          </table:table-cell>
          <table:table-cell table:style-name="ce125" table:formula="of:=DEC2HEX(HEX2DEC([.AD44])+1)" office:value-type="string" office:string-value="D9F9" calcext:value-type="string">
            <text:p>D9F9</text:p>
          </table:table-cell>
          <table:table-cell table:style-name="ce125" table:formula="of:=DEC2HEX(HEX2DEC([.AE44])+1)" office:value-type="string" office:string-value="D9FA" calcext:value-type="string">
            <text:p>D9FA</text:p>
          </table:table-cell>
          <table:table-cell table:style-name="ce125" table:formula="of:=DEC2HEX(HEX2DEC([.AF44])+1)" office:value-type="string" office:string-value="D9FB" calcext:value-type="string">
            <text:p>D9FB</text:p>
          </table:table-cell>
          <table:table-cell table:style-name="ce125" table:formula="of:=DEC2HEX(HEX2DEC([.AG44])+1)" office:value-type="string" office:string-value="D9FC" calcext:value-type="string">
            <text:p>D9FC</text:p>
          </table:table-cell>
          <table:table-cell table:style-name="ce125" table:formula="of:=DEC2HEX(HEX2DEC([.AH44])+1)" office:value-type="string" office:string-value="D9FD" calcext:value-type="string">
            <text:p>D9FD</text:p>
          </table:table-cell>
          <table:table-cell table:style-name="ce125" table:formula="of:=DEC2HEX(HEX2DEC([.AI44])+1)" office:value-type="string" office:string-value="D9FE" calcext:value-type="string">
            <text:p>D9FE</text:p>
          </table:table-cell>
          <table:table-cell table:style-name="ce125" table:formula="of:=DEC2HEX(HEX2DEC([.AJ44])+1)" office:value-type="string" office:string-value="D9FF" calcext:value-type="string">
            <text:p>D9FF</text:p>
          </table:table-cell>
          <table:table-cell table:style-name="ce125" table:formula="of:=DEC2HEX(HEX2DEC([.AK44])+1)" office:value-type="string" office:string-value="DA00" calcext:value-type="string">
            <text:p>DA00</text:p>
          </table:table-cell>
          <table:table-cell table:style-name="ce125" table:formula="of:=DEC2HEX(HEX2DEC([.AL44])+1)" office:value-type="string" office:string-value="DA01" calcext:value-type="string">
            <text:p>DA01</text:p>
          </table:table-cell>
          <table:table-cell table:style-name="ce125" table:formula="of:=DEC2HEX(HEX2DEC([.AM44])+1)" office:value-type="string" office:string-value="DA02" calcext:value-type="string">
            <text:p>DA02</text:p>
          </table:table-cell>
          <table:table-cell table:style-name="ce125" table:formula="of:=DEC2HEX(HEX2DEC([.AN44])+1)" office:value-type="string" office:string-value="DA03" calcext:value-type="string">
            <text:p>DA03</text:p>
          </table:table-cell>
          <table:table-cell table:style-name="ce125" table:formula="of:=DEC2HEX(HEX2DEC([.AO44])+1)" office:value-type="string" office:string-value="DA04" calcext:value-type="string">
            <text:p>DA04</text:p>
          </table:table-cell>
          <table:table-cell table:style-name="ce125" table:formula="of:=DEC2HEX(HEX2DEC([.AP44])+1)" office:value-type="string" office:string-value="DA05" calcext:value-type="string">
            <text:p>DA05</text:p>
          </table:table-cell>
          <table:table-cell table:style-name="ce125" table:formula="of:=DEC2HEX(HEX2DEC([.AQ44])+1)" office:value-type="string" office:string-value="DA06" calcext:value-type="string">
            <text:p>DA06</text:p>
          </table:table-cell>
          <table:table-cell table:style-name="ce125" table:formula="of:=DEC2HEX(HEX2DEC([.AR44])+1)" office:value-type="string" office:string-value="DA07" calcext:value-type="string">
            <text:p>DA0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4]+1" office:value-type="float" office:value="14" calcext:value-type="float">
            <text:p>14</text:p>
          </table:table-cell>
          <table:table-cell table:style-name="ce126" table:formula="of:=DEC2HEX(HEX2DEC([.AS44])+1)" office:value-type="string" office:string-value="DA08" calcext:value-type="string">
            <text:p>DA08</text:p>
          </table:table-cell>
          <table:table-cell table:style-name="ce126" table:formula="of:=DEC2HEX(HEX2DEC([.F45])+1)" office:value-type="string" office:string-value="DA09" calcext:value-type="string">
            <text:p>DA09</text:p>
          </table:table-cell>
          <table:table-cell table:style-name="ce126" table:formula="of:=DEC2HEX(HEX2DEC([.G45])+1)" office:value-type="string" office:string-value="DA0A" calcext:value-type="string">
            <text:p>DA0A</text:p>
          </table:table-cell>
          <table:table-cell table:style-name="ce126" table:formula="of:=DEC2HEX(HEX2DEC([.H45])+1)" office:value-type="string" office:string-value="DA0B" calcext:value-type="string">
            <text:p>DA0B</text:p>
          </table:table-cell>
          <table:table-cell table:style-name="ce126" table:formula="of:=DEC2HEX(HEX2DEC([.I45])+1)" office:value-type="string" office:string-value="DA0C" calcext:value-type="string">
            <text:p>DA0C</text:p>
          </table:table-cell>
          <table:table-cell table:style-name="ce126" table:formula="of:=DEC2HEX(HEX2DEC([.J45])+1)" office:value-type="string" office:string-value="DA0D" calcext:value-type="string">
            <text:p>DA0D</text:p>
          </table:table-cell>
          <table:table-cell table:style-name="ce126" table:formula="of:=DEC2HEX(HEX2DEC([.K45])+1)" office:value-type="string" office:string-value="DA0E" calcext:value-type="string">
            <text:p>DA0E</text:p>
          </table:table-cell>
          <table:table-cell table:style-name="ce126" table:formula="of:=DEC2HEX(HEX2DEC([.L45])+1)" office:value-type="string" office:string-value="DA0F" calcext:value-type="string">
            <text:p>DA0F</text:p>
          </table:table-cell>
          <table:table-cell table:style-name="ce126" table:formula="of:=DEC2HEX(HEX2DEC([.M45])+1)" office:value-type="string" office:string-value="DA10" calcext:value-type="string">
            <text:p>DA10</text:p>
          </table:table-cell>
          <table:table-cell table:style-name="ce126" table:formula="of:=DEC2HEX(HEX2DEC([.N45])+1)" office:value-type="string" office:string-value="DA11" calcext:value-type="string">
            <text:p>DA11</text:p>
          </table:table-cell>
          <table:table-cell table:style-name="ce126" table:formula="of:=DEC2HEX(HEX2DEC([.O45])+1)" office:value-type="string" office:string-value="DA12" calcext:value-type="string">
            <text:p>DA12</text:p>
          </table:table-cell>
          <table:table-cell table:style-name="ce64" table:formula="of:=DEC2HEX(HEX2DEC([.P45])+1)" office:value-type="string" office:string-value="DA13" calcext:value-type="string">
            <text:p>DA13</text:p>
          </table:table-cell>
          <table:table-cell table:style-name="ce64" table:formula="of:=DEC2HEX(HEX2DEC([.Q45])+1)" office:value-type="string" office:string-value="DA14" calcext:value-type="string">
            <text:p>DA14</text:p>
          </table:table-cell>
          <table:table-cell table:style-name="ce64" table:formula="of:=DEC2HEX(HEX2DEC([.R45])+1)" office:value-type="string" office:string-value="DA15" calcext:value-type="string">
            <text:p>DA15</text:p>
          </table:table-cell>
          <table:table-cell table:style-name="ce64" table:formula="of:=DEC2HEX(HEX2DEC([.S45])+1)" office:value-type="string" office:string-value="DA16" calcext:value-type="string">
            <text:p>DA16</text:p>
          </table:table-cell>
          <table:table-cell table:style-name="ce64" table:formula="of:=DEC2HEX(HEX2DEC([.T45])+1)" office:value-type="string" office:string-value="DA17" calcext:value-type="string">
            <text:p>DA17</text:p>
          </table:table-cell>
          <table:table-cell table:style-name="ce64" table:formula="of:=DEC2HEX(HEX2DEC([.U45])+1)" office:value-type="string" office:string-value="DA18" calcext:value-type="string">
            <text:p>DA18</text:p>
          </table:table-cell>
          <table:table-cell table:style-name="ce64" table:formula="of:=DEC2HEX(HEX2DEC([.V45])+1)" office:value-type="string" office:string-value="DA19" calcext:value-type="string">
            <text:p>DA19</text:p>
          </table:table-cell>
          <table:table-cell table:style-name="ce64" table:formula="of:=DEC2HEX(HEX2DEC([.W45])+1)" office:value-type="string" office:string-value="DA1A" calcext:value-type="string">
            <text:p>DA1A</text:p>
          </table:table-cell>
          <table:table-cell table:style-name="ce64" table:formula="of:=DEC2HEX(HEX2DEC([.X45])+1)" office:value-type="string" office:string-value="DA1B" calcext:value-type="string">
            <text:p>DA1B</text:p>
          </table:table-cell>
          <table:table-cell table:style-name="ce64" table:formula="of:=DEC2HEX(HEX2DEC([.Y45])+1)" office:value-type="string" office:string-value="DA1C" calcext:value-type="string">
            <text:p>DA1C</text:p>
          </table:table-cell>
          <table:table-cell table:style-name="ce64" table:formula="of:=DEC2HEX(HEX2DEC([.Z45])+1)" office:value-type="string" office:string-value="DA1D" calcext:value-type="string">
            <text:p>DA1D</text:p>
          </table:table-cell>
          <table:table-cell table:style-name="ce124" table:formula="of:=DEC2HEX(HEX2DEC([.AA45])+1)" office:value-type="string" office:string-value="DA1E" calcext:value-type="string">
            <text:p>DA1E</text:p>
          </table:table-cell>
          <table:table-cell table:style-name="ce125" table:formula="of:=DEC2HEX(HEX2DEC([.AB45])+1)" office:value-type="string" office:string-value="DA1F" calcext:value-type="string">
            <text:p>DA1F</text:p>
          </table:table-cell>
          <table:table-cell table:style-name="ce125" table:formula="of:=DEC2HEX(HEX2DEC([.AC45])+1)" office:value-type="string" office:string-value="DA20" calcext:value-type="string">
            <text:p>DA20</text:p>
          </table:table-cell>
          <table:table-cell table:style-name="ce125" table:formula="of:=DEC2HEX(HEX2DEC([.AD45])+1)" office:value-type="string" office:string-value="DA21" calcext:value-type="string">
            <text:p>DA21</text:p>
          </table:table-cell>
          <table:table-cell table:style-name="ce125" table:formula="of:=DEC2HEX(HEX2DEC([.AE45])+1)" office:value-type="string" office:string-value="DA22" calcext:value-type="string">
            <text:p>DA22</text:p>
          </table:table-cell>
          <table:table-cell table:style-name="ce125" table:formula="of:=DEC2HEX(HEX2DEC([.AF45])+1)" office:value-type="string" office:string-value="DA23" calcext:value-type="string">
            <text:p>DA23</text:p>
          </table:table-cell>
          <table:table-cell table:style-name="ce125" table:formula="of:=DEC2HEX(HEX2DEC([.AG45])+1)" office:value-type="string" office:string-value="DA24" calcext:value-type="string">
            <text:p>DA24</text:p>
          </table:table-cell>
          <table:table-cell table:style-name="ce125" table:formula="of:=DEC2HEX(HEX2DEC([.AH45])+1)" office:value-type="string" office:string-value="DA25" calcext:value-type="string">
            <text:p>DA25</text:p>
          </table:table-cell>
          <table:table-cell table:style-name="ce125" table:formula="of:=DEC2HEX(HEX2DEC([.AI45])+1)" office:value-type="string" office:string-value="DA26" calcext:value-type="string">
            <text:p>DA26</text:p>
          </table:table-cell>
          <table:table-cell table:style-name="ce125" table:formula="of:=DEC2HEX(HEX2DEC([.AJ45])+1)" office:value-type="string" office:string-value="DA27" calcext:value-type="string">
            <text:p>DA27</text:p>
          </table:table-cell>
          <table:table-cell table:style-name="ce125" table:formula="of:=DEC2HEX(HEX2DEC([.AK45])+1)" office:value-type="string" office:string-value="DA28" calcext:value-type="string">
            <text:p>DA28</text:p>
          </table:table-cell>
          <table:table-cell table:style-name="ce125" table:formula="of:=DEC2HEX(HEX2DEC([.AL45])+1)" office:value-type="string" office:string-value="DA29" calcext:value-type="string">
            <text:p>DA29</text:p>
          </table:table-cell>
          <table:table-cell table:style-name="ce125" table:formula="of:=DEC2HEX(HEX2DEC([.AM45])+1)" office:value-type="string" office:string-value="DA2A" calcext:value-type="string">
            <text:p>DA2A</text:p>
          </table:table-cell>
          <table:table-cell table:style-name="ce125" table:formula="of:=DEC2HEX(HEX2DEC([.AN45])+1)" office:value-type="string" office:string-value="DA2B" calcext:value-type="string">
            <text:p>DA2B</text:p>
          </table:table-cell>
          <table:table-cell table:style-name="ce125" table:formula="of:=DEC2HEX(HEX2DEC([.AO45])+1)" office:value-type="string" office:string-value="DA2C" calcext:value-type="string">
            <text:p>DA2C</text:p>
          </table:table-cell>
          <table:table-cell table:style-name="ce125" table:formula="of:=DEC2HEX(HEX2DEC([.AP45])+1)" office:value-type="string" office:string-value="DA2D" calcext:value-type="string">
            <text:p>DA2D</text:p>
          </table:table-cell>
          <table:table-cell table:style-name="ce125" table:formula="of:=DEC2HEX(HEX2DEC([.AQ45])+1)" office:value-type="string" office:string-value="DA2E" calcext:value-type="string">
            <text:p>DA2E</text:p>
          </table:table-cell>
          <table:table-cell table:style-name="ce125" table:formula="of:=DEC2HEX(HEX2DEC([.AR45])+1)" office:value-type="string" office:string-value="DA2F" calcext:value-type="string">
            <text:p>DA2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5]+1" office:value-type="float" office:value="15" calcext:value-type="float">
            <text:p>15</text:p>
          </table:table-cell>
          <table:table-cell table:style-name="ce126" table:formula="of:=DEC2HEX(HEX2DEC([.AS45])+1)" office:value-type="string" office:string-value="DA30" calcext:value-type="string">
            <text:p>DA30</text:p>
          </table:table-cell>
          <table:table-cell table:style-name="ce126" table:formula="of:=DEC2HEX(HEX2DEC([.F46])+1)" office:value-type="string" office:string-value="DA31" calcext:value-type="string">
            <text:p>DA31</text:p>
          </table:table-cell>
          <table:table-cell table:style-name="ce126" table:formula="of:=DEC2HEX(HEX2DEC([.G46])+1)" office:value-type="string" office:string-value="DA32" calcext:value-type="string">
            <text:p>DA32</text:p>
          </table:table-cell>
          <table:table-cell table:style-name="ce126" table:formula="of:=DEC2HEX(HEX2DEC([.H46])+1)" office:value-type="string" office:string-value="DA33" calcext:value-type="string">
            <text:p>DA33</text:p>
          </table:table-cell>
          <table:table-cell table:style-name="ce126" table:formula="of:=DEC2HEX(HEX2DEC([.I46])+1)" office:value-type="string" office:string-value="DA34" calcext:value-type="string">
            <text:p>DA34</text:p>
          </table:table-cell>
          <table:table-cell table:style-name="ce126" table:formula="of:=DEC2HEX(HEX2DEC([.J46])+1)" office:value-type="string" office:string-value="DA35" calcext:value-type="string">
            <text:p>DA35</text:p>
          </table:table-cell>
          <table:table-cell table:style-name="ce126" table:formula="of:=DEC2HEX(HEX2DEC([.K46])+1)" office:value-type="string" office:string-value="DA36" calcext:value-type="string">
            <text:p>DA36</text:p>
          </table:table-cell>
          <table:table-cell table:style-name="ce126" table:formula="of:=DEC2HEX(HEX2DEC([.L46])+1)" office:value-type="string" office:string-value="DA37" calcext:value-type="string">
            <text:p>DA37</text:p>
          </table:table-cell>
          <table:table-cell table:style-name="ce126" table:formula="of:=DEC2HEX(HEX2DEC([.M46])+1)" office:value-type="string" office:string-value="DA38" calcext:value-type="string">
            <text:p>DA38</text:p>
          </table:table-cell>
          <table:table-cell table:style-name="ce126" table:formula="of:=DEC2HEX(HEX2DEC([.N46])+1)" office:value-type="string" office:string-value="DA39" calcext:value-type="string">
            <text:p>DA39</text:p>
          </table:table-cell>
          <table:table-cell table:style-name="ce126" table:formula="of:=DEC2HEX(HEX2DEC([.O46])+1)" office:value-type="string" office:string-value="DA3A" calcext:value-type="string">
            <text:p>DA3A</text:p>
          </table:table-cell>
          <table:table-cell table:style-name="ce64" table:formula="of:=DEC2HEX(HEX2DEC([.P46])+1)" office:value-type="string" office:string-value="DA3B" calcext:value-type="string">
            <text:p>DA3B</text:p>
          </table:table-cell>
          <table:table-cell table:style-name="ce64" table:formula="of:=DEC2HEX(HEX2DEC([.Q46])+1)" office:value-type="string" office:string-value="DA3C" calcext:value-type="string">
            <text:p>DA3C</text:p>
          </table:table-cell>
          <table:table-cell table:style-name="ce64" table:formula="of:=DEC2HEX(HEX2DEC([.R46])+1)" office:value-type="string" office:string-value="DA3D" calcext:value-type="string">
            <text:p>DA3D</text:p>
          </table:table-cell>
          <table:table-cell table:style-name="ce64" table:formula="of:=DEC2HEX(HEX2DEC([.S46])+1)" office:value-type="string" office:string-value="DA3E" calcext:value-type="string">
            <text:p>DA3E</text:p>
          </table:table-cell>
          <table:table-cell table:style-name="ce64" table:formula="of:=DEC2HEX(HEX2DEC([.T46])+1)" office:value-type="string" office:string-value="DA3F" calcext:value-type="string">
            <text:p>DA3F</text:p>
          </table:table-cell>
          <table:table-cell table:style-name="ce64" table:formula="of:=DEC2HEX(HEX2DEC([.U46])+1)" office:value-type="string" office:string-value="DA40" calcext:value-type="string">
            <text:p>DA40</text:p>
          </table:table-cell>
          <table:table-cell table:style-name="ce64" table:formula="of:=DEC2HEX(HEX2DEC([.V46])+1)" office:value-type="string" office:string-value="DA41" calcext:value-type="string">
            <text:p>DA41</text:p>
          </table:table-cell>
          <table:table-cell table:style-name="ce64" table:formula="of:=DEC2HEX(HEX2DEC([.W46])+1)" office:value-type="string" office:string-value="DA42" calcext:value-type="string">
            <text:p>DA42</text:p>
          </table:table-cell>
          <table:table-cell table:style-name="ce64" table:formula="of:=DEC2HEX(HEX2DEC([.X46])+1)" office:value-type="string" office:string-value="DA43" calcext:value-type="string">
            <text:p>DA43</text:p>
          </table:table-cell>
          <table:table-cell table:style-name="ce64" table:formula="of:=DEC2HEX(HEX2DEC([.Y46])+1)" office:value-type="string" office:string-value="DA44" calcext:value-type="string">
            <text:p>DA44</text:p>
          </table:table-cell>
          <table:table-cell table:style-name="ce64" table:formula="of:=DEC2HEX(HEX2DEC([.Z46])+1)" office:value-type="string" office:string-value="DA45" calcext:value-type="string">
            <text:p>DA45</text:p>
          </table:table-cell>
          <table:table-cell table:style-name="ce124" table:formula="of:=DEC2HEX(HEX2DEC([.AA46])+1)" office:value-type="string" office:string-value="DA46" calcext:value-type="string">
            <text:p>DA46</text:p>
          </table:table-cell>
          <table:table-cell table:style-name="ce125" table:formula="of:=DEC2HEX(HEX2DEC([.AB46])+1)" office:value-type="string" office:string-value="DA47" calcext:value-type="string">
            <text:p>DA47</text:p>
          </table:table-cell>
          <table:table-cell table:style-name="ce125" table:formula="of:=DEC2HEX(HEX2DEC([.AC46])+1)" office:value-type="string" office:string-value="DA48" calcext:value-type="string">
            <text:p>DA48</text:p>
          </table:table-cell>
          <table:table-cell table:style-name="ce125" table:formula="of:=DEC2HEX(HEX2DEC([.AD46])+1)" office:value-type="string" office:string-value="DA49" calcext:value-type="string">
            <text:p>DA49</text:p>
          </table:table-cell>
          <table:table-cell table:style-name="ce125" table:formula="of:=DEC2HEX(HEX2DEC([.AE46])+1)" office:value-type="string" office:string-value="DA4A" calcext:value-type="string">
            <text:p>DA4A</text:p>
          </table:table-cell>
          <table:table-cell table:style-name="ce125" table:formula="of:=DEC2HEX(HEX2DEC([.AF46])+1)" office:value-type="string" office:string-value="DA4B" calcext:value-type="string">
            <text:p>DA4B</text:p>
          </table:table-cell>
          <table:table-cell table:style-name="ce125" table:formula="of:=DEC2HEX(HEX2DEC([.AG46])+1)" office:value-type="string" office:string-value="DA4C" calcext:value-type="string">
            <text:p>DA4C</text:p>
          </table:table-cell>
          <table:table-cell table:style-name="ce125" table:formula="of:=DEC2HEX(HEX2DEC([.AH46])+1)" office:value-type="string" office:string-value="DA4D" calcext:value-type="string">
            <text:p>DA4D</text:p>
          </table:table-cell>
          <table:table-cell table:style-name="ce125" table:formula="of:=DEC2HEX(HEX2DEC([.AI46])+1)" office:value-type="string" office:string-value="DA4E" calcext:value-type="string">
            <text:p>DA4E</text:p>
          </table:table-cell>
          <table:table-cell table:style-name="ce125" table:formula="of:=DEC2HEX(HEX2DEC([.AJ46])+1)" office:value-type="string" office:string-value="DA4F" calcext:value-type="string">
            <text:p>DA4F</text:p>
          </table:table-cell>
          <table:table-cell table:style-name="ce125" table:formula="of:=DEC2HEX(HEX2DEC([.AK46])+1)" office:value-type="string" office:string-value="DA50" calcext:value-type="string">
            <text:p>DA50</text:p>
          </table:table-cell>
          <table:table-cell table:style-name="ce125" table:formula="of:=DEC2HEX(HEX2DEC([.AL46])+1)" office:value-type="string" office:string-value="DA51" calcext:value-type="string">
            <text:p>DA51</text:p>
          </table:table-cell>
          <table:table-cell table:style-name="ce125" table:formula="of:=DEC2HEX(HEX2DEC([.AM46])+1)" office:value-type="string" office:string-value="DA52" calcext:value-type="string">
            <text:p>DA52</text:p>
          </table:table-cell>
          <table:table-cell table:style-name="ce125" table:formula="of:=DEC2HEX(HEX2DEC([.AN46])+1)" office:value-type="string" office:string-value="DA53" calcext:value-type="string">
            <text:p>DA53</text:p>
          </table:table-cell>
          <table:table-cell table:style-name="ce125" table:formula="of:=DEC2HEX(HEX2DEC([.AO46])+1)" office:value-type="string" office:string-value="DA54" calcext:value-type="string">
            <text:p>DA54</text:p>
          </table:table-cell>
          <table:table-cell table:style-name="ce125" table:formula="of:=DEC2HEX(HEX2DEC([.AP46])+1)" office:value-type="string" office:string-value="DA55" calcext:value-type="string">
            <text:p>DA55</text:p>
          </table:table-cell>
          <table:table-cell table:style-name="ce125" table:formula="of:=DEC2HEX(HEX2DEC([.AQ46])+1)" office:value-type="string" office:string-value="DA56" calcext:value-type="string">
            <text:p>DA56</text:p>
          </table:table-cell>
          <table:table-cell table:style-name="ce125" table:formula="of:=DEC2HEX(HEX2DEC([.AR46])+1)" office:value-type="string" office:string-value="DA57" calcext:value-type="string">
            <text:p>DA5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6]+1" office:value-type="float" office:value="16" calcext:value-type="float">
            <text:p>16</text:p>
          </table:table-cell>
          <table:table-cell table:style-name="ce126" table:formula="of:=DEC2HEX(HEX2DEC([.AS46])+1)" office:value-type="string" office:string-value="DA58" calcext:value-type="string">
            <text:p>DA58</text:p>
          </table:table-cell>
          <table:table-cell table:style-name="ce126" table:formula="of:=DEC2HEX(HEX2DEC([.F47])+1)" office:value-type="string" office:string-value="DA59" calcext:value-type="string">
            <text:p>DA59</text:p>
          </table:table-cell>
          <table:table-cell table:style-name="ce126" table:formula="of:=DEC2HEX(HEX2DEC([.G47])+1)" office:value-type="string" office:string-value="DA5A" calcext:value-type="string">
            <text:p>DA5A</text:p>
          </table:table-cell>
          <table:table-cell table:style-name="ce126" table:formula="of:=DEC2HEX(HEX2DEC([.H47])+1)" office:value-type="string" office:string-value="DA5B" calcext:value-type="string">
            <text:p>DA5B</text:p>
          </table:table-cell>
          <table:table-cell table:style-name="ce126" table:formula="of:=DEC2HEX(HEX2DEC([.I47])+1)" office:value-type="string" office:string-value="DA5C" calcext:value-type="string">
            <text:p>DA5C</text:p>
          </table:table-cell>
          <table:table-cell table:style-name="ce126" table:formula="of:=DEC2HEX(HEX2DEC([.J47])+1)" office:value-type="string" office:string-value="DA5D" calcext:value-type="string">
            <text:p>DA5D</text:p>
          </table:table-cell>
          <table:table-cell table:style-name="ce126" table:formula="of:=DEC2HEX(HEX2DEC([.K47])+1)" office:value-type="string" office:string-value="DA5E" calcext:value-type="string">
            <text:p>DA5E</text:p>
          </table:table-cell>
          <table:table-cell table:style-name="ce126" table:formula="of:=DEC2HEX(HEX2DEC([.L47])+1)" office:value-type="string" office:string-value="DA5F" calcext:value-type="string">
            <text:p>DA5F</text:p>
          </table:table-cell>
          <table:table-cell table:style-name="ce126" table:formula="of:=DEC2HEX(HEX2DEC([.M47])+1)" office:value-type="string" office:string-value="DA60" calcext:value-type="string">
            <text:p>DA60</text:p>
          </table:table-cell>
          <table:table-cell table:style-name="ce126" table:formula="of:=DEC2HEX(HEX2DEC([.N47])+1)" office:value-type="string" office:string-value="DA61" calcext:value-type="string">
            <text:p>DA61</text:p>
          </table:table-cell>
          <table:table-cell table:style-name="ce126" table:formula="of:=DEC2HEX(HEX2DEC([.O47])+1)" office:value-type="string" office:string-value="DA62" calcext:value-type="string">
            <text:p>DA62</text:p>
          </table:table-cell>
          <table:table-cell table:style-name="ce64" table:formula="of:=DEC2HEX(HEX2DEC([.P47])+1)" office:value-type="string" office:string-value="DA63" calcext:value-type="string">
            <text:p>DA63</text:p>
          </table:table-cell>
          <table:table-cell table:style-name="ce64" table:formula="of:=DEC2HEX(HEX2DEC([.Q47])+1)" office:value-type="string" office:string-value="DA64" calcext:value-type="string">
            <text:p>DA64</text:p>
          </table:table-cell>
          <table:table-cell table:style-name="ce64" table:formula="of:=DEC2HEX(HEX2DEC([.R47])+1)" office:value-type="string" office:string-value="DA65" calcext:value-type="string">
            <text:p>DA65</text:p>
          </table:table-cell>
          <table:table-cell table:style-name="ce64" table:formula="of:=DEC2HEX(HEX2DEC([.S47])+1)" office:value-type="string" office:string-value="DA66" calcext:value-type="string">
            <text:p>DA66</text:p>
          </table:table-cell>
          <table:table-cell table:style-name="ce64" table:formula="of:=DEC2HEX(HEX2DEC([.T47])+1)" office:value-type="string" office:string-value="DA67" calcext:value-type="string">
            <text:p>DA67</text:p>
          </table:table-cell>
          <table:table-cell table:style-name="ce64" table:formula="of:=DEC2HEX(HEX2DEC([.U47])+1)" office:value-type="string" office:string-value="DA68" calcext:value-type="string">
            <text:p>DA68</text:p>
          </table:table-cell>
          <table:table-cell table:style-name="ce64" table:formula="of:=DEC2HEX(HEX2DEC([.V47])+1)" office:value-type="string" office:string-value="DA69" calcext:value-type="string">
            <text:p>DA69</text:p>
          </table:table-cell>
          <table:table-cell table:style-name="ce64" table:formula="of:=DEC2HEX(HEX2DEC([.W47])+1)" office:value-type="string" office:string-value="DA6A" calcext:value-type="string">
            <text:p>DA6A</text:p>
          </table:table-cell>
          <table:table-cell table:style-name="ce64" table:formula="of:=DEC2HEX(HEX2DEC([.X47])+1)" office:value-type="string" office:string-value="DA6B" calcext:value-type="string">
            <text:p>DA6B</text:p>
          </table:table-cell>
          <table:table-cell table:style-name="ce64" table:formula="of:=DEC2HEX(HEX2DEC([.Y47])+1)" office:value-type="string" office:string-value="DA6C" calcext:value-type="string">
            <text:p>DA6C</text:p>
          </table:table-cell>
          <table:table-cell table:style-name="ce64" table:formula="of:=DEC2HEX(HEX2DEC([.Z47])+1)" office:value-type="string" office:string-value="DA6D" calcext:value-type="string">
            <text:p>DA6D</text:p>
          </table:table-cell>
          <table:table-cell table:style-name="ce124" table:formula="of:=DEC2HEX(HEX2DEC([.AA47])+1)" office:value-type="string" office:string-value="DA6E" calcext:value-type="string">
            <text:p>DA6E</text:p>
          </table:table-cell>
          <table:table-cell table:style-name="ce125" table:formula="of:=DEC2HEX(HEX2DEC([.AB47])+1)" office:value-type="string" office:string-value="DA6F" calcext:value-type="string">
            <text:p>DA6F</text:p>
          </table:table-cell>
          <table:table-cell table:style-name="ce125" table:formula="of:=DEC2HEX(HEX2DEC([.AC47])+1)" office:value-type="string" office:string-value="DA70" calcext:value-type="string">
            <text:p>DA70</text:p>
          </table:table-cell>
          <table:table-cell table:style-name="ce125" table:formula="of:=DEC2HEX(HEX2DEC([.AD47])+1)" office:value-type="string" office:string-value="DA71" calcext:value-type="string">
            <text:p>DA71</text:p>
          </table:table-cell>
          <table:table-cell table:style-name="ce125" table:formula="of:=DEC2HEX(HEX2DEC([.AE47])+1)" office:value-type="string" office:string-value="DA72" calcext:value-type="string">
            <text:p>DA72</text:p>
          </table:table-cell>
          <table:table-cell table:style-name="ce125" table:formula="of:=DEC2HEX(HEX2DEC([.AF47])+1)" office:value-type="string" office:string-value="DA73" calcext:value-type="string">
            <text:p>DA73</text:p>
          </table:table-cell>
          <table:table-cell table:style-name="ce125" table:formula="of:=DEC2HEX(HEX2DEC([.AG47])+1)" office:value-type="string" office:string-value="DA74" calcext:value-type="string">
            <text:p>DA74</text:p>
          </table:table-cell>
          <table:table-cell table:style-name="ce125" table:formula="of:=DEC2HEX(HEX2DEC([.AH47])+1)" office:value-type="string" office:string-value="DA75" calcext:value-type="string">
            <text:p>DA75</text:p>
          </table:table-cell>
          <table:table-cell table:style-name="ce125" table:formula="of:=DEC2HEX(HEX2DEC([.AI47])+1)" office:value-type="string" office:string-value="DA76" calcext:value-type="string">
            <text:p>DA76</text:p>
          </table:table-cell>
          <table:table-cell table:style-name="ce125" table:formula="of:=DEC2HEX(HEX2DEC([.AJ47])+1)" office:value-type="string" office:string-value="DA77" calcext:value-type="string">
            <text:p>DA77</text:p>
          </table:table-cell>
          <table:table-cell table:style-name="ce125" table:formula="of:=DEC2HEX(HEX2DEC([.AK47])+1)" office:value-type="string" office:string-value="DA78" calcext:value-type="string">
            <text:p>DA78</text:p>
          </table:table-cell>
          <table:table-cell table:style-name="ce125" table:formula="of:=DEC2HEX(HEX2DEC([.AL47])+1)" office:value-type="string" office:string-value="DA79" calcext:value-type="string">
            <text:p>DA79</text:p>
          </table:table-cell>
          <table:table-cell table:style-name="ce125" table:formula="of:=DEC2HEX(HEX2DEC([.AM47])+1)" office:value-type="string" office:string-value="DA7A" calcext:value-type="string">
            <text:p>DA7A</text:p>
          </table:table-cell>
          <table:table-cell table:style-name="ce125" table:formula="of:=DEC2HEX(HEX2DEC([.AN47])+1)" office:value-type="string" office:string-value="DA7B" calcext:value-type="string">
            <text:p>DA7B</text:p>
          </table:table-cell>
          <table:table-cell table:style-name="ce125" table:formula="of:=DEC2HEX(HEX2DEC([.AO47])+1)" office:value-type="string" office:string-value="DA7C" calcext:value-type="string">
            <text:p>DA7C</text:p>
          </table:table-cell>
          <table:table-cell table:style-name="ce125" table:formula="of:=DEC2HEX(HEX2DEC([.AP47])+1)" office:value-type="string" office:string-value="DA7D" calcext:value-type="string">
            <text:p>DA7D</text:p>
          </table:table-cell>
          <table:table-cell table:style-name="ce125" table:formula="of:=DEC2HEX(HEX2DEC([.AQ47])+1)" office:value-type="string" office:string-value="DA7E" calcext:value-type="string">
            <text:p>DA7E</text:p>
          </table:table-cell>
          <table:table-cell table:style-name="ce125" table:formula="of:=DEC2HEX(HEX2DEC([.AR47])+1)" office:value-type="string" office:string-value="DA7F" calcext:value-type="string">
            <text:p>DA7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7]+1" office:value-type="float" office:value="17" calcext:value-type="float">
            <text:p>17</text:p>
          </table:table-cell>
          <table:table-cell table:style-name="ce64" table:formula="of:=DEC2HEX(HEX2DEC([.AS47])+1)" office:value-type="string" office:string-value="DA80" calcext:value-type="string">
            <text:p>DA80</text:p>
          </table:table-cell>
          <table:table-cell table:style-name="ce64" table:formula="of:=DEC2HEX(HEX2DEC([.F48])+1)" office:value-type="string" office:string-value="DA81" calcext:value-type="string">
            <text:p>DA81</text:p>
          </table:table-cell>
          <table:table-cell table:style-name="ce64" table:formula="of:=DEC2HEX(HEX2DEC([.G48])+1)" office:value-type="string" office:string-value="DA82" calcext:value-type="string">
            <text:p>DA82</text:p>
          </table:table-cell>
          <table:table-cell table:style-name="ce64" table:formula="of:=DEC2HEX(HEX2DEC([.H48])+1)" office:value-type="string" office:string-value="DA83" calcext:value-type="string">
            <text:p>DA83</text:p>
          </table:table-cell>
          <table:table-cell table:style-name="ce64" table:formula="of:=DEC2HEX(HEX2DEC([.I48])+1)" office:value-type="string" office:string-value="DA84" calcext:value-type="string">
            <text:p>DA84</text:p>
          </table:table-cell>
          <table:table-cell table:style-name="ce126" table:formula="of:=DEC2HEX(HEX2DEC([.J48])+1)" office:value-type="string" office:string-value="DA85" calcext:value-type="string">
            <text:p>DA85</text:p>
          </table:table-cell>
          <table:table-cell table:style-name="ce64" table:formula="of:=DEC2HEX(HEX2DEC([.K48])+1)" office:value-type="string" office:string-value="DA86" calcext:value-type="string">
            <text:p>DA86</text:p>
          </table:table-cell>
          <table:table-cell table:style-name="ce64" table:formula="of:=DEC2HEX(HEX2DEC([.L48])+1)" office:value-type="string" office:string-value="DA87" calcext:value-type="string">
            <text:p>DA87</text:p>
          </table:table-cell>
          <table:table-cell table:style-name="ce64" table:formula="of:=DEC2HEX(HEX2DEC([.M48])+1)" office:value-type="string" office:string-value="DA88" calcext:value-type="string">
            <text:p>DA88</text:p>
          </table:table-cell>
          <table:table-cell table:style-name="ce64" table:formula="of:=DEC2HEX(HEX2DEC([.N48])+1)" office:value-type="string" office:string-value="DA89" calcext:value-type="string">
            <text:p>DA89</text:p>
          </table:table-cell>
          <table:table-cell table:style-name="ce64" table:formula="of:=DEC2HEX(HEX2DEC([.O48])+1)" office:value-type="string" office:string-value="DA8A" calcext:value-type="string">
            <text:p>DA8A</text:p>
          </table:table-cell>
          <table:table-cell table:style-name="ce64" table:formula="of:=DEC2HEX(HEX2DEC([.P48])+1)" office:value-type="string" office:string-value="DA8B" calcext:value-type="string">
            <text:p>DA8B</text:p>
          </table:table-cell>
          <table:table-cell table:style-name="ce64" table:formula="of:=DEC2HEX(HEX2DEC([.Q48])+1)" office:value-type="string" office:string-value="DA8C" calcext:value-type="string">
            <text:p>DA8C</text:p>
          </table:table-cell>
          <table:table-cell table:style-name="ce64" table:formula="of:=DEC2HEX(HEX2DEC([.R48])+1)" office:value-type="string" office:string-value="DA8D" calcext:value-type="string">
            <text:p>DA8D</text:p>
          </table:table-cell>
          <table:table-cell table:style-name="ce64" table:formula="of:=DEC2HEX(HEX2DEC([.S48])+1)" office:value-type="string" office:string-value="DA8E" calcext:value-type="string">
            <text:p>DA8E</text:p>
          </table:table-cell>
          <table:table-cell table:style-name="ce64" table:formula="of:=DEC2HEX(HEX2DEC([.T48])+1)" office:value-type="string" office:string-value="DA8F" calcext:value-type="string">
            <text:p>DA8F</text:p>
          </table:table-cell>
          <table:table-cell table:style-name="ce64" table:formula="of:=DEC2HEX(HEX2DEC([.U48])+1)" office:value-type="string" office:string-value="DA90" calcext:value-type="string">
            <text:p>DA90</text:p>
          </table:table-cell>
          <table:table-cell table:style-name="ce64" table:formula="of:=DEC2HEX(HEX2DEC([.V48])+1)" office:value-type="string" office:string-value="DA91" calcext:value-type="string">
            <text:p>DA91</text:p>
          </table:table-cell>
          <table:table-cell table:style-name="ce64" table:formula="of:=DEC2HEX(HEX2DEC([.W48])+1)" office:value-type="string" office:string-value="DA92" calcext:value-type="string">
            <text:p>DA92</text:p>
          </table:table-cell>
          <table:table-cell table:style-name="ce64" table:formula="of:=DEC2HEX(HEX2DEC([.X48])+1)" office:value-type="string" office:string-value="DA93" calcext:value-type="string">
            <text:p>DA93</text:p>
          </table:table-cell>
          <table:table-cell table:style-name="ce64" table:formula="of:=DEC2HEX(HEX2DEC([.Y48])+1)" office:value-type="string" office:string-value="DA94" calcext:value-type="string">
            <text:p>DA94</text:p>
          </table:table-cell>
          <table:table-cell table:style-name="ce64" table:formula="of:=DEC2HEX(HEX2DEC([.Z48])+1)" office:value-type="string" office:string-value="DA95" calcext:value-type="string">
            <text:p>DA95</text:p>
          </table:table-cell>
          <table:table-cell table:style-name="ce124" table:formula="of:=DEC2HEX(HEX2DEC([.AA48])+1)" office:value-type="string" office:string-value="DA96" calcext:value-type="string">
            <text:p>DA96</text:p>
          </table:table-cell>
          <table:table-cell table:style-name="ce125" table:formula="of:=DEC2HEX(HEX2DEC([.AB48])+1)" office:value-type="string" office:string-value="DA97" calcext:value-type="string">
            <text:p>DA97</text:p>
          </table:table-cell>
          <table:table-cell table:style-name="ce125" table:formula="of:=DEC2HEX(HEX2DEC([.AC48])+1)" office:value-type="string" office:string-value="DA98" calcext:value-type="string">
            <text:p>DA98</text:p>
          </table:table-cell>
          <table:table-cell table:style-name="ce125" table:formula="of:=DEC2HEX(HEX2DEC([.AD48])+1)" office:value-type="string" office:string-value="DA99" calcext:value-type="string">
            <text:p>DA99</text:p>
          </table:table-cell>
          <table:table-cell table:style-name="ce125" table:formula="of:=DEC2HEX(HEX2DEC([.AE48])+1)" office:value-type="string" office:string-value="DA9A" calcext:value-type="string">
            <text:p>DA9A</text:p>
          </table:table-cell>
          <table:table-cell table:style-name="ce125" table:formula="of:=DEC2HEX(HEX2DEC([.AF48])+1)" office:value-type="string" office:string-value="DA9B" calcext:value-type="string">
            <text:p>DA9B</text:p>
          </table:table-cell>
          <table:table-cell table:style-name="ce125" table:formula="of:=DEC2HEX(HEX2DEC([.AG48])+1)" office:value-type="string" office:string-value="DA9C" calcext:value-type="string">
            <text:p>DA9C</text:p>
          </table:table-cell>
          <table:table-cell table:style-name="ce125" table:formula="of:=DEC2HEX(HEX2DEC([.AH48])+1)" office:value-type="string" office:string-value="DA9D" calcext:value-type="string">
            <text:p>DA9D</text:p>
          </table:table-cell>
          <table:table-cell table:style-name="ce125" table:formula="of:=DEC2HEX(HEX2DEC([.AI48])+1)" office:value-type="string" office:string-value="DA9E" calcext:value-type="string">
            <text:p>DA9E</text:p>
          </table:table-cell>
          <table:table-cell table:style-name="ce125" table:formula="of:=DEC2HEX(HEX2DEC([.AJ48])+1)" office:value-type="string" office:string-value="DA9F" calcext:value-type="string">
            <text:p>DA9F</text:p>
          </table:table-cell>
          <table:table-cell table:style-name="ce125" table:formula="of:=DEC2HEX(HEX2DEC([.AK48])+1)" office:value-type="string" office:string-value="DAA0" calcext:value-type="string">
            <text:p>DAA0</text:p>
          </table:table-cell>
          <table:table-cell table:style-name="ce125" table:formula="of:=DEC2HEX(HEX2DEC([.AL48])+1)" office:value-type="string" office:string-value="DAA1" calcext:value-type="string">
            <text:p>DAA1</text:p>
          </table:table-cell>
          <table:table-cell table:style-name="ce125" table:formula="of:=DEC2HEX(HEX2DEC([.AM48])+1)" office:value-type="string" office:string-value="DAA2" calcext:value-type="string">
            <text:p>DAA2</text:p>
          </table:table-cell>
          <table:table-cell table:style-name="ce125" table:formula="of:=DEC2HEX(HEX2DEC([.AN48])+1)" office:value-type="string" office:string-value="DAA3" calcext:value-type="string">
            <text:p>DAA3</text:p>
          </table:table-cell>
          <table:table-cell table:style-name="ce125" table:formula="of:=DEC2HEX(HEX2DEC([.AO48])+1)" office:value-type="string" office:string-value="DAA4" calcext:value-type="string">
            <text:p>DAA4</text:p>
          </table:table-cell>
          <table:table-cell table:style-name="ce125" table:formula="of:=DEC2HEX(HEX2DEC([.AP48])+1)" office:value-type="string" office:string-value="DAA5" calcext:value-type="string">
            <text:p>DAA5</text:p>
          </table:table-cell>
          <table:table-cell table:style-name="ce125" table:formula="of:=DEC2HEX(HEX2DEC([.AQ48])+1)" office:value-type="string" office:string-value="DAA6" calcext:value-type="string">
            <text:p>DAA6</text:p>
          </table:table-cell>
          <table:table-cell table:style-name="ce125" table:formula="of:=DEC2HEX(HEX2DEC([.AR48])+1)" office:value-type="string" office:string-value="DAA7" calcext:value-type="string">
            <text:p>DAA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8]+1" office:value-type="float" office:value="18" calcext:value-type="float">
            <text:p>18</text:p>
          </table:table-cell>
          <table:table-cell table:style-name="ce64" table:formula="of:=DEC2HEX(HEX2DEC([.AS48])+1)" office:value-type="string" office:string-value="DAA8" calcext:value-type="string">
            <text:p>DAA8</text:p>
          </table:table-cell>
          <table:table-cell table:style-name="ce64" table:formula="of:=DEC2HEX(HEX2DEC([.F49])+1)" office:value-type="string" office:string-value="DAA9" calcext:value-type="string">
            <text:p>DAA9</text:p>
          </table:table-cell>
          <table:table-cell table:style-name="ce64" table:formula="of:=DEC2HEX(HEX2DEC([.G49])+1)" office:value-type="string" office:string-value="DAAA" calcext:value-type="string">
            <text:p>DAAA</text:p>
          </table:table-cell>
          <table:table-cell table:style-name="ce64" table:formula="of:=DEC2HEX(HEX2DEC([.H49])+1)" office:value-type="string" office:string-value="DAAB" calcext:value-type="string">
            <text:p>DAAB</text:p>
          </table:table-cell>
          <table:table-cell table:style-name="ce64" table:formula="of:=DEC2HEX(HEX2DEC([.I49])+1)" office:value-type="string" office:string-value="DAAC" calcext:value-type="string">
            <text:p>DAAC</text:p>
          </table:table-cell>
          <table:table-cell table:style-name="ce126" table:formula="of:=DEC2HEX(HEX2DEC([.J49])+1)" office:value-type="string" office:string-value="DAAD" calcext:value-type="string">
            <text:p>DAAD</text:p>
          </table:table-cell>
          <table:table-cell table:style-name="ce64" table:formula="of:=DEC2HEX(HEX2DEC([.K49])+1)" office:value-type="string" office:string-value="DAAE" calcext:value-type="string">
            <text:p>DAAE</text:p>
          </table:table-cell>
          <table:table-cell table:style-name="ce64" table:formula="of:=DEC2HEX(HEX2DEC([.L49])+1)" office:value-type="string" office:string-value="DAAF" calcext:value-type="string">
            <text:p>DAAF</text:p>
          </table:table-cell>
          <table:table-cell table:style-name="ce64" table:formula="of:=DEC2HEX(HEX2DEC([.M49])+1)" office:value-type="string" office:string-value="DAB0" calcext:value-type="string">
            <text:p>DAB0</text:p>
          </table:table-cell>
          <table:table-cell table:style-name="ce64" table:formula="of:=DEC2HEX(HEX2DEC([.N49])+1)" office:value-type="string" office:string-value="DAB1" calcext:value-type="string">
            <text:p>DAB1</text:p>
          </table:table-cell>
          <table:table-cell table:style-name="ce64" table:formula="of:=DEC2HEX(HEX2DEC([.O49])+1)" office:value-type="string" office:string-value="DAB2" calcext:value-type="string">
            <text:p>DAB2</text:p>
          </table:table-cell>
          <table:table-cell table:style-name="ce64" table:formula="of:=DEC2HEX(HEX2DEC([.P49])+1)" office:value-type="string" office:string-value="DAB3" calcext:value-type="string">
            <text:p>DAB3</text:p>
          </table:table-cell>
          <table:table-cell table:style-name="ce64" table:formula="of:=DEC2HEX(HEX2DEC([.Q49])+1)" office:value-type="string" office:string-value="DAB4" calcext:value-type="string">
            <text:p>DAB4</text:p>
          </table:table-cell>
          <table:table-cell table:style-name="ce64" table:formula="of:=DEC2HEX(HEX2DEC([.R49])+1)" office:value-type="string" office:string-value="DAB5" calcext:value-type="string">
            <text:p>DAB5</text:p>
          </table:table-cell>
          <table:table-cell table:style-name="ce64" table:formula="of:=DEC2HEX(HEX2DEC([.S49])+1)" office:value-type="string" office:string-value="DAB6" calcext:value-type="string">
            <text:p>DAB6</text:p>
          </table:table-cell>
          <table:table-cell table:style-name="ce64" table:formula="of:=DEC2HEX(HEX2DEC([.T49])+1)" office:value-type="string" office:string-value="DAB7" calcext:value-type="string">
            <text:p>DAB7</text:p>
          </table:table-cell>
          <table:table-cell table:style-name="ce64" table:formula="of:=DEC2HEX(HEX2DEC([.U49])+1)" office:value-type="string" office:string-value="DAB8" calcext:value-type="string">
            <text:p>DAB8</text:p>
          </table:table-cell>
          <table:table-cell table:style-name="ce64" table:formula="of:=DEC2HEX(HEX2DEC([.V49])+1)" office:value-type="string" office:string-value="DAB9" calcext:value-type="string">
            <text:p>DAB9</text:p>
          </table:table-cell>
          <table:table-cell table:style-name="ce64" table:formula="of:=DEC2HEX(HEX2DEC([.W49])+1)" office:value-type="string" office:string-value="DABA" calcext:value-type="string">
            <text:p>DABA</text:p>
          </table:table-cell>
          <table:table-cell table:style-name="ce64" table:formula="of:=DEC2HEX(HEX2DEC([.X49])+1)" office:value-type="string" office:string-value="DABB" calcext:value-type="string">
            <text:p>DABB</text:p>
          </table:table-cell>
          <table:table-cell table:style-name="ce64" table:formula="of:=DEC2HEX(HEX2DEC([.Y49])+1)" office:value-type="string" office:string-value="DABC" calcext:value-type="string">
            <text:p>DABC</text:p>
          </table:table-cell>
          <table:table-cell table:style-name="ce64" table:formula="of:=DEC2HEX(HEX2DEC([.Z49])+1)" office:value-type="string" office:string-value="DABD" calcext:value-type="string">
            <text:p>DABD</text:p>
          </table:table-cell>
          <table:table-cell table:style-name="ce124" table:formula="of:=DEC2HEX(HEX2DEC([.AA49])+1)" office:value-type="string" office:string-value="DABE" calcext:value-type="string">
            <text:p>DABE</text:p>
          </table:table-cell>
          <table:table-cell table:style-name="ce125" table:formula="of:=DEC2HEX(HEX2DEC([.AB49])+1)" office:value-type="string" office:string-value="DABF" calcext:value-type="string">
            <text:p>DABF</text:p>
          </table:table-cell>
          <table:table-cell table:style-name="ce125" table:formula="of:=DEC2HEX(HEX2DEC([.AC49])+1)" office:value-type="string" office:string-value="DAC0" calcext:value-type="string">
            <text:p>DAC0</text:p>
          </table:table-cell>
          <table:table-cell table:style-name="ce125" table:formula="of:=DEC2HEX(HEX2DEC([.AD49])+1)" office:value-type="string" office:string-value="DAC1" calcext:value-type="string">
            <text:p>DAC1</text:p>
          </table:table-cell>
          <table:table-cell table:style-name="ce125" table:formula="of:=DEC2HEX(HEX2DEC([.AE49])+1)" office:value-type="string" office:string-value="DAC2" calcext:value-type="string">
            <text:p>DAC2</text:p>
          </table:table-cell>
          <table:table-cell table:style-name="ce125" table:formula="of:=DEC2HEX(HEX2DEC([.AF49])+1)" office:value-type="string" office:string-value="DAC3" calcext:value-type="string">
            <text:p>DAC3</text:p>
          </table:table-cell>
          <table:table-cell table:style-name="ce125" table:formula="of:=DEC2HEX(HEX2DEC([.AG49])+1)" office:value-type="string" office:string-value="DAC4" calcext:value-type="string">
            <text:p>DAC4</text:p>
          </table:table-cell>
          <table:table-cell table:style-name="ce125" table:formula="of:=DEC2HEX(HEX2DEC([.AH49])+1)" office:value-type="string" office:string-value="DAC5" calcext:value-type="string">
            <text:p>DAC5</text:p>
          </table:table-cell>
          <table:table-cell table:style-name="ce125" table:formula="of:=DEC2HEX(HEX2DEC([.AI49])+1)" office:value-type="string" office:string-value="DAC6" calcext:value-type="string">
            <text:p>DAC6</text:p>
          </table:table-cell>
          <table:table-cell table:style-name="ce125" table:formula="of:=DEC2HEX(HEX2DEC([.AJ49])+1)" office:value-type="string" office:string-value="DAC7" calcext:value-type="string">
            <text:p>DAC7</text:p>
          </table:table-cell>
          <table:table-cell table:style-name="ce125" table:formula="of:=DEC2HEX(HEX2DEC([.AK49])+1)" office:value-type="string" office:string-value="DAC8" calcext:value-type="string">
            <text:p>DAC8</text:p>
          </table:table-cell>
          <table:table-cell table:style-name="ce125" table:formula="of:=DEC2HEX(HEX2DEC([.AL49])+1)" office:value-type="string" office:string-value="DAC9" calcext:value-type="string">
            <text:p>DAC9</text:p>
          </table:table-cell>
          <table:table-cell table:style-name="ce125" table:formula="of:=DEC2HEX(HEX2DEC([.AM49])+1)" office:value-type="string" office:string-value="DACA" calcext:value-type="string">
            <text:p>DACA</text:p>
          </table:table-cell>
          <table:table-cell table:style-name="ce125" table:formula="of:=DEC2HEX(HEX2DEC([.AN49])+1)" office:value-type="string" office:string-value="DACB" calcext:value-type="string">
            <text:p>DACB</text:p>
          </table:table-cell>
          <table:table-cell table:style-name="ce125" table:formula="of:=DEC2HEX(HEX2DEC([.AO49])+1)" office:value-type="string" office:string-value="DACC" calcext:value-type="string">
            <text:p>DACC</text:p>
          </table:table-cell>
          <table:table-cell table:style-name="ce125" table:formula="of:=DEC2HEX(HEX2DEC([.AP49])+1)" office:value-type="string" office:string-value="DACD" calcext:value-type="string">
            <text:p>DACD</text:p>
          </table:table-cell>
          <table:table-cell table:style-name="ce125" table:formula="of:=DEC2HEX(HEX2DEC([.AQ49])+1)" office:value-type="string" office:string-value="DACE" calcext:value-type="string">
            <text:p>DACE</text:p>
          </table:table-cell>
          <table:table-cell table:style-name="ce125" table:formula="of:=DEC2HEX(HEX2DEC([.AR49])+1)" office:value-type="string" office:string-value="DACF" calcext:value-type="string">
            <text:p>DAC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49]+1" office:value-type="float" office:value="19" calcext:value-type="float">
            <text:p>19</text:p>
          </table:table-cell>
          <table:table-cell table:style-name="ce64" table:formula="of:=DEC2HEX(HEX2DEC([.AS49])+1)" office:value-type="string" office:string-value="DAD0" calcext:value-type="string">
            <text:p>DAD0</text:p>
          </table:table-cell>
          <table:table-cell table:style-name="ce64" table:formula="of:=DEC2HEX(HEX2DEC([.F50])+1)" office:value-type="string" office:string-value="DAD1" calcext:value-type="string">
            <text:p>DAD1</text:p>
          </table:table-cell>
          <table:table-cell table:style-name="ce64" table:formula="of:=DEC2HEX(HEX2DEC([.G50])+1)" office:value-type="string" office:string-value="DAD2" calcext:value-type="string">
            <text:p>DAD2</text:p>
          </table:table-cell>
          <table:table-cell table:style-name="ce64" table:formula="of:=DEC2HEX(HEX2DEC([.H50])+1)" office:value-type="string" office:string-value="DAD3" calcext:value-type="string">
            <text:p>DAD3</text:p>
          </table:table-cell>
          <table:table-cell table:style-name="ce64" table:formula="of:=DEC2HEX(HEX2DEC([.I50])+1)" office:value-type="string" office:string-value="DAD4" calcext:value-type="string">
            <text:p>DAD4</text:p>
          </table:table-cell>
          <table:table-cell table:style-name="ce64" table:formula="of:=DEC2HEX(HEX2DEC([.J50])+1)" office:value-type="string" office:string-value="DAD5" calcext:value-type="string">
            <text:p>DAD5</text:p>
          </table:table-cell>
          <table:table-cell table:style-name="ce64" table:formula="of:=DEC2HEX(HEX2DEC([.K50])+1)" office:value-type="string" office:string-value="DAD6" calcext:value-type="string">
            <text:p>DAD6</text:p>
          </table:table-cell>
          <table:table-cell table:style-name="ce64" table:formula="of:=DEC2HEX(HEX2DEC([.L50])+1)" office:value-type="string" office:string-value="DAD7" calcext:value-type="string">
            <text:p>DAD7</text:p>
          </table:table-cell>
          <table:table-cell table:style-name="ce64" table:formula="of:=DEC2HEX(HEX2DEC([.M50])+1)" office:value-type="string" office:string-value="DAD8" calcext:value-type="string">
            <text:p>DAD8</text:p>
          </table:table-cell>
          <table:table-cell table:style-name="ce64" table:formula="of:=DEC2HEX(HEX2DEC([.N50])+1)" office:value-type="string" office:string-value="DAD9" calcext:value-type="string">
            <text:p>DAD9</text:p>
          </table:table-cell>
          <table:table-cell table:style-name="ce64" table:formula="of:=DEC2HEX(HEX2DEC([.O50])+1)" office:value-type="string" office:string-value="DADA" calcext:value-type="string">
            <text:p>DADA</text:p>
          </table:table-cell>
          <table:table-cell table:style-name="ce64" table:formula="of:=DEC2HEX(HEX2DEC([.P50])+1)" office:value-type="string" office:string-value="DADB" calcext:value-type="string">
            <text:p>DADB</text:p>
          </table:table-cell>
          <table:table-cell table:style-name="ce64" table:formula="of:=DEC2HEX(HEX2DEC([.Q50])+1)" office:value-type="string" office:string-value="DADC" calcext:value-type="string">
            <text:p>DADC</text:p>
          </table:table-cell>
          <table:table-cell table:style-name="ce64" table:formula="of:=DEC2HEX(HEX2DEC([.R50])+1)" office:value-type="string" office:string-value="DADD" calcext:value-type="string">
            <text:p>DADD</text:p>
          </table:table-cell>
          <table:table-cell table:style-name="ce64" table:formula="of:=DEC2HEX(HEX2DEC([.S50])+1)" office:value-type="string" office:string-value="DADE" calcext:value-type="string">
            <text:p>DADE</text:p>
          </table:table-cell>
          <table:table-cell table:style-name="ce64" table:formula="of:=DEC2HEX(HEX2DEC([.T50])+1)" office:value-type="string" office:string-value="DADF" calcext:value-type="string">
            <text:p>DADF</text:p>
          </table:table-cell>
          <table:table-cell table:style-name="ce64" table:formula="of:=DEC2HEX(HEX2DEC([.U50])+1)" office:value-type="string" office:string-value="DAE0" calcext:value-type="string">
            <text:p>DAE0</text:p>
          </table:table-cell>
          <table:table-cell table:style-name="ce64" table:formula="of:=DEC2HEX(HEX2DEC([.V50])+1)" office:value-type="string" office:string-value="DAE1" calcext:value-type="string">
            <text:p>DAE1</text:p>
          </table:table-cell>
          <table:table-cell table:style-name="ce64" table:formula="of:=DEC2HEX(HEX2DEC([.W50])+1)" office:value-type="string" office:string-value="DAE2" calcext:value-type="string">
            <text:p>DAE2</text:p>
          </table:table-cell>
          <table:table-cell table:style-name="ce64" table:formula="of:=DEC2HEX(HEX2DEC([.X50])+1)" office:value-type="string" office:string-value="DAE3" calcext:value-type="string">
            <text:p>DAE3</text:p>
          </table:table-cell>
          <table:table-cell table:style-name="ce64" table:formula="of:=DEC2HEX(HEX2DEC([.Y50])+1)" office:value-type="string" office:string-value="DAE4" calcext:value-type="string">
            <text:p>DAE4</text:p>
          </table:table-cell>
          <table:table-cell table:style-name="ce64" table:formula="of:=DEC2HEX(HEX2DEC([.Z50])+1)" office:value-type="string" office:string-value="DAE5" calcext:value-type="string">
            <text:p>DAE5</text:p>
          </table:table-cell>
          <table:table-cell table:style-name="ce124" table:formula="of:=DEC2HEX(HEX2DEC([.AA50])+1)" office:value-type="string" office:string-value="DAE6" calcext:value-type="string">
            <text:p>DAE6</text:p>
          </table:table-cell>
          <table:table-cell table:style-name="ce125" table:formula="of:=DEC2HEX(HEX2DEC([.AB50])+1)" office:value-type="string" office:string-value="DAE7" calcext:value-type="string">
            <text:p>DAE7</text:p>
          </table:table-cell>
          <table:table-cell table:style-name="ce125" table:formula="of:=DEC2HEX(HEX2DEC([.AC50])+1)" office:value-type="string" office:string-value="DAE8" calcext:value-type="string">
            <text:p>DAE8</text:p>
          </table:table-cell>
          <table:table-cell table:style-name="ce125" table:formula="of:=DEC2HEX(HEX2DEC([.AD50])+1)" office:value-type="string" office:string-value="DAE9" calcext:value-type="string">
            <text:p>DAE9</text:p>
          </table:table-cell>
          <table:table-cell table:style-name="ce125" table:formula="of:=DEC2HEX(HEX2DEC([.AE50])+1)" office:value-type="string" office:string-value="DAEA" calcext:value-type="string">
            <text:p>DAEA</text:p>
          </table:table-cell>
          <table:table-cell table:style-name="ce125" table:formula="of:=DEC2HEX(HEX2DEC([.AF50])+1)" office:value-type="string" office:string-value="DAEB" calcext:value-type="string">
            <text:p>DAEB</text:p>
          </table:table-cell>
          <table:table-cell table:style-name="ce125" table:formula="of:=DEC2HEX(HEX2DEC([.AG50])+1)" office:value-type="string" office:string-value="DAEC" calcext:value-type="string">
            <text:p>DAEC</text:p>
          </table:table-cell>
          <table:table-cell table:style-name="ce125" table:formula="of:=DEC2HEX(HEX2DEC([.AH50])+1)" office:value-type="string" office:string-value="DAED" calcext:value-type="string">
            <text:p>DAED</text:p>
          </table:table-cell>
          <table:table-cell table:style-name="ce125" table:formula="of:=DEC2HEX(HEX2DEC([.AI50])+1)" office:value-type="string" office:string-value="DAEE" calcext:value-type="string">
            <text:p>DAEE</text:p>
          </table:table-cell>
          <table:table-cell table:style-name="ce125" table:formula="of:=DEC2HEX(HEX2DEC([.AJ50])+1)" office:value-type="string" office:string-value="DAEF" calcext:value-type="string">
            <text:p>DAEF</text:p>
          </table:table-cell>
          <table:table-cell table:style-name="ce125" table:formula="of:=DEC2HEX(HEX2DEC([.AK50])+1)" office:value-type="string" office:string-value="DAF0" calcext:value-type="string">
            <text:p>DAF0</text:p>
          </table:table-cell>
          <table:table-cell table:style-name="ce125" table:formula="of:=DEC2HEX(HEX2DEC([.AL50])+1)" office:value-type="string" office:string-value="DAF1" calcext:value-type="string">
            <text:p>DAF1</text:p>
          </table:table-cell>
          <table:table-cell table:style-name="ce125" table:formula="of:=DEC2HEX(HEX2DEC([.AM50])+1)" office:value-type="string" office:string-value="DAF2" calcext:value-type="string">
            <text:p>DAF2</text:p>
          </table:table-cell>
          <table:table-cell table:style-name="ce125" table:formula="of:=DEC2HEX(HEX2DEC([.AN50])+1)" office:value-type="string" office:string-value="DAF3" calcext:value-type="string">
            <text:p>DAF3</text:p>
          </table:table-cell>
          <table:table-cell table:style-name="ce125" table:formula="of:=DEC2HEX(HEX2DEC([.AO50])+1)" office:value-type="string" office:string-value="DAF4" calcext:value-type="string">
            <text:p>DAF4</text:p>
          </table:table-cell>
          <table:table-cell table:style-name="ce125" table:formula="of:=DEC2HEX(HEX2DEC([.AP50])+1)" office:value-type="string" office:string-value="DAF5" calcext:value-type="string">
            <text:p>DAF5</text:p>
          </table:table-cell>
          <table:table-cell table:style-name="ce125" table:formula="of:=DEC2HEX(HEX2DEC([.AQ50])+1)" office:value-type="string" office:string-value="DAF6" calcext:value-type="string">
            <text:p>DAF6</text:p>
          </table:table-cell>
          <table:table-cell table:style-name="ce125" table:formula="of:=DEC2HEX(HEX2DEC([.AR50])+1)" office:value-type="string" office:string-value="DAF7" calcext:value-type="string">
            <text:p>DAF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0]+1" office:value-type="float" office:value="20" calcext:value-type="float">
            <text:p>20</text:p>
          </table:table-cell>
          <table:table-cell table:style-name="ce64" table:formula="of:=DEC2HEX(HEX2DEC([.AS50])+1)" office:value-type="string" office:string-value="DAF8" calcext:value-type="string">
            <text:p>DAF8</text:p>
          </table:table-cell>
          <table:table-cell table:style-name="ce64" table:formula="of:=DEC2HEX(HEX2DEC([.F51])+1)" office:value-type="string" office:string-value="DAF9" calcext:value-type="string">
            <text:p>DAF9</text:p>
          </table:table-cell>
          <table:table-cell table:style-name="ce64" table:formula="of:=DEC2HEX(HEX2DEC([.G51])+1)" office:value-type="string" office:string-value="DAFA" calcext:value-type="string">
            <text:p>DAFA</text:p>
          </table:table-cell>
          <table:table-cell table:style-name="ce64" table:formula="of:=DEC2HEX(HEX2DEC([.H51])+1)" office:value-type="string" office:string-value="DAFB" calcext:value-type="string">
            <text:p>DAFB</text:p>
          </table:table-cell>
          <table:table-cell table:style-name="ce64" table:formula="of:=DEC2HEX(HEX2DEC([.I51])+1)" office:value-type="string" office:string-value="DAFC" calcext:value-type="string">
            <text:p>DAFC</text:p>
          </table:table-cell>
          <table:table-cell table:style-name="ce64" table:formula="of:=DEC2HEX(HEX2DEC([.J51])+1)" office:value-type="string" office:string-value="DAFD" calcext:value-type="string">
            <text:p>DAFD</text:p>
          </table:table-cell>
          <table:table-cell table:style-name="ce64" table:formula="of:=DEC2HEX(HEX2DEC([.K51])+1)" office:value-type="string" office:string-value="DAFE" calcext:value-type="string">
            <text:p>DAFE</text:p>
          </table:table-cell>
          <table:table-cell table:style-name="ce64" table:formula="of:=DEC2HEX(HEX2DEC([.L51])+1)" office:value-type="string" office:string-value="DAFF" calcext:value-type="string">
            <text:p>DAFF</text:p>
          </table:table-cell>
          <table:table-cell table:style-name="ce64" table:formula="of:=DEC2HEX(HEX2DEC([.M51])+1)" office:value-type="string" office:string-value="DB00" calcext:value-type="string">
            <text:p>DB00</text:p>
          </table:table-cell>
          <table:table-cell table:style-name="ce64" table:formula="of:=DEC2HEX(HEX2DEC([.N51])+1)" office:value-type="string" office:string-value="DB01" calcext:value-type="string">
            <text:p>DB01</text:p>
          </table:table-cell>
          <table:table-cell table:style-name="ce64" table:formula="of:=DEC2HEX(HEX2DEC([.O51])+1)" office:value-type="string" office:string-value="DB02" calcext:value-type="string">
            <text:p>DB02</text:p>
          </table:table-cell>
          <table:table-cell table:style-name="ce64" table:formula="of:=DEC2HEX(HEX2DEC([.P51])+1)" office:value-type="string" office:string-value="DB03" calcext:value-type="string">
            <text:p>DB03</text:p>
          </table:table-cell>
          <table:table-cell table:style-name="ce64" table:formula="of:=DEC2HEX(HEX2DEC([.Q51])+1)" office:value-type="string" office:string-value="DB04" calcext:value-type="string">
            <text:p>DB04</text:p>
          </table:table-cell>
          <table:table-cell table:style-name="ce64" table:formula="of:=DEC2HEX(HEX2DEC([.R51])+1)" office:value-type="string" office:string-value="DB05" calcext:value-type="string">
            <text:p>DB05</text:p>
          </table:table-cell>
          <table:table-cell table:style-name="ce64" table:formula="of:=DEC2HEX(HEX2DEC([.S51])+1)" office:value-type="string" office:string-value="DB06" calcext:value-type="string">
            <text:p>DB06</text:p>
          </table:table-cell>
          <table:table-cell table:style-name="ce64" table:formula="of:=DEC2HEX(HEX2DEC([.T51])+1)" office:value-type="string" office:string-value="DB07" calcext:value-type="string">
            <text:p>DB07</text:p>
          </table:table-cell>
          <table:table-cell table:style-name="ce64" table:formula="of:=DEC2HEX(HEX2DEC([.U51])+1)" office:value-type="string" office:string-value="DB08" calcext:value-type="string">
            <text:p>DB08</text:p>
          </table:table-cell>
          <table:table-cell table:style-name="ce64" table:formula="of:=DEC2HEX(HEX2DEC([.V51])+1)" office:value-type="string" office:string-value="DB09" calcext:value-type="string">
            <text:p>DB09</text:p>
          </table:table-cell>
          <table:table-cell table:style-name="ce64" table:formula="of:=DEC2HEX(HEX2DEC([.W51])+1)" office:value-type="string" office:string-value="DB0A" calcext:value-type="string">
            <text:p>DB0A</text:p>
          </table:table-cell>
          <table:table-cell table:style-name="ce64" table:formula="of:=DEC2HEX(HEX2DEC([.X51])+1)" office:value-type="string" office:string-value="DB0B" calcext:value-type="string">
            <text:p>DB0B</text:p>
          </table:table-cell>
          <table:table-cell table:style-name="ce64" table:formula="of:=DEC2HEX(HEX2DEC([.Y51])+1)" office:value-type="string" office:string-value="DB0C" calcext:value-type="string">
            <text:p>DB0C</text:p>
          </table:table-cell>
          <table:table-cell table:style-name="ce64" table:formula="of:=DEC2HEX(HEX2DEC([.Z51])+1)" office:value-type="string" office:string-value="DB0D" calcext:value-type="string">
            <text:p>DB0D</text:p>
          </table:table-cell>
          <table:table-cell table:style-name="ce124" table:formula="of:=DEC2HEX(HEX2DEC([.AA51])+1)" office:value-type="string" office:string-value="DB0E" calcext:value-type="string">
            <text:p>DB0E</text:p>
          </table:table-cell>
          <table:table-cell table:style-name="ce125" table:formula="of:=DEC2HEX(HEX2DEC([.AB51])+1)" office:value-type="string" office:string-value="DB0F" calcext:value-type="string">
            <text:p>DB0F</text:p>
          </table:table-cell>
          <table:table-cell table:style-name="ce125" table:formula="of:=DEC2HEX(HEX2DEC([.AC51])+1)" office:value-type="string" office:string-value="DB10" calcext:value-type="string">
            <text:p>DB10</text:p>
          </table:table-cell>
          <table:table-cell table:style-name="ce125" table:formula="of:=DEC2HEX(HEX2DEC([.AD51])+1)" office:value-type="string" office:string-value="DB11" calcext:value-type="string">
            <text:p>DB11</text:p>
          </table:table-cell>
          <table:table-cell table:style-name="ce125" table:formula="of:=DEC2HEX(HEX2DEC([.AE51])+1)" office:value-type="string" office:string-value="DB12" calcext:value-type="string">
            <text:p>DB12</text:p>
          </table:table-cell>
          <table:table-cell table:style-name="ce125" table:formula="of:=DEC2HEX(HEX2DEC([.AF51])+1)" office:value-type="string" office:string-value="DB13" calcext:value-type="string">
            <text:p>DB13</text:p>
          </table:table-cell>
          <table:table-cell table:style-name="ce125" table:formula="of:=DEC2HEX(HEX2DEC([.AG51])+1)" office:value-type="string" office:string-value="DB14" calcext:value-type="string">
            <text:p>DB14</text:p>
          </table:table-cell>
          <table:table-cell table:style-name="ce125" table:formula="of:=DEC2HEX(HEX2DEC([.AH51])+1)" office:value-type="string" office:string-value="DB15" calcext:value-type="string">
            <text:p>DB15</text:p>
          </table:table-cell>
          <table:table-cell table:style-name="ce125" table:formula="of:=DEC2HEX(HEX2DEC([.AI51])+1)" office:value-type="string" office:string-value="DB16" calcext:value-type="string">
            <text:p>DB16</text:p>
          </table:table-cell>
          <table:table-cell table:style-name="ce125" table:formula="of:=DEC2HEX(HEX2DEC([.AJ51])+1)" office:value-type="string" office:string-value="DB17" calcext:value-type="string">
            <text:p>DB17</text:p>
          </table:table-cell>
          <table:table-cell table:style-name="ce125" table:formula="of:=DEC2HEX(HEX2DEC([.AK51])+1)" office:value-type="string" office:string-value="DB18" calcext:value-type="string">
            <text:p>DB18</text:p>
          </table:table-cell>
          <table:table-cell table:style-name="ce125" table:formula="of:=DEC2HEX(HEX2DEC([.AL51])+1)" office:value-type="string" office:string-value="DB19" calcext:value-type="string">
            <text:p>DB19</text:p>
          </table:table-cell>
          <table:table-cell table:style-name="ce125" table:formula="of:=DEC2HEX(HEX2DEC([.AM51])+1)" office:value-type="string" office:string-value="DB1A" calcext:value-type="string">
            <text:p>DB1A</text:p>
          </table:table-cell>
          <table:table-cell table:style-name="ce125" table:formula="of:=DEC2HEX(HEX2DEC([.AN51])+1)" office:value-type="string" office:string-value="DB1B" calcext:value-type="string">
            <text:p>DB1B</text:p>
          </table:table-cell>
          <table:table-cell table:style-name="ce125" table:formula="of:=DEC2HEX(HEX2DEC([.AO51])+1)" office:value-type="string" office:string-value="DB1C" calcext:value-type="string">
            <text:p>DB1C</text:p>
          </table:table-cell>
          <table:table-cell table:style-name="ce125" table:formula="of:=DEC2HEX(HEX2DEC([.AP51])+1)" office:value-type="string" office:string-value="DB1D" calcext:value-type="string">
            <text:p>DB1D</text:p>
          </table:table-cell>
          <table:table-cell table:style-name="ce125" table:formula="of:=DEC2HEX(HEX2DEC([.AQ51])+1)" office:value-type="string" office:string-value="DB1E" calcext:value-type="string">
            <text:p>DB1E</text:p>
          </table:table-cell>
          <table:table-cell table:style-name="ce125" table:formula="of:=DEC2HEX(HEX2DEC([.AR51])+1)" office:value-type="string" office:string-value="DB1F" calcext:value-type="string">
            <text:p>DB1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1]+1" office:value-type="float" office:value="21" calcext:value-type="float">
            <text:p>21</text:p>
          </table:table-cell>
          <table:table-cell table:style-name="ce120" table:formula="of:=DEC2HEX(HEX2DEC([.AS51])+1)" office:value-type="string" office:string-value="DB20" calcext:value-type="string">
            <text:p>DB20</text:p>
          </table:table-cell>
          <table:table-cell table:style-name="ce120" table:formula="of:=DEC2HEX(HEX2DEC([.F52])+1)" office:value-type="string" office:string-value="DB21" calcext:value-type="string">
            <text:p>DB21</text:p>
          </table:table-cell>
          <table:table-cell table:style-name="ce120" table:formula="of:=DEC2HEX(HEX2DEC([.G52])+1)" office:value-type="string" office:string-value="DB22" calcext:value-type="string">
            <text:p>DB22</text:p>
          </table:table-cell>
          <table:table-cell table:style-name="ce120" table:formula="of:=DEC2HEX(HEX2DEC([.H52])+1)" office:value-type="string" office:string-value="DB23" calcext:value-type="string">
            <text:p>DB23</text:p>
          </table:table-cell>
          <table:table-cell table:style-name="ce120" table:formula="of:=DEC2HEX(HEX2DEC([.I52])+1)" office:value-type="string" office:string-value="DB24" calcext:value-type="string">
            <text:p>DB24</text:p>
          </table:table-cell>
          <table:table-cell table:style-name="ce120" table:formula="of:=DEC2HEX(HEX2DEC([.J52])+1)" office:value-type="string" office:string-value="DB25" calcext:value-type="string">
            <text:p>DB25</text:p>
          </table:table-cell>
          <table:table-cell table:style-name="ce120" table:formula="of:=DEC2HEX(HEX2DEC([.K52])+1)" office:value-type="string" office:string-value="DB26" calcext:value-type="string">
            <text:p>DB26</text:p>
          </table:table-cell>
          <table:table-cell table:style-name="ce120" table:formula="of:=DEC2HEX(HEX2DEC([.L52])+1)" office:value-type="string" office:string-value="DB27" calcext:value-type="string">
            <text:p>DB27</text:p>
          </table:table-cell>
          <table:table-cell table:style-name="ce120" table:formula="of:=DEC2HEX(HEX2DEC([.M52])+1)" office:value-type="string" office:string-value="DB28" calcext:value-type="string">
            <text:p>DB28</text:p>
          </table:table-cell>
          <table:table-cell table:style-name="ce120" table:formula="of:=DEC2HEX(HEX2DEC([.N52])+1)" office:value-type="string" office:string-value="DB29" calcext:value-type="string">
            <text:p>DB29</text:p>
          </table:table-cell>
          <table:table-cell table:style-name="ce120" table:formula="of:=DEC2HEX(HEX2DEC([.O52])+1)" office:value-type="string" office:string-value="DB2A" calcext:value-type="string">
            <text:p>DB2A</text:p>
          </table:table-cell>
          <table:table-cell table:style-name="ce120" table:formula="of:=DEC2HEX(HEX2DEC([.P52])+1)" office:value-type="string" office:string-value="DB2B" calcext:value-type="string">
            <text:p>DB2B</text:p>
          </table:table-cell>
          <table:table-cell table:style-name="ce120" table:formula="of:=DEC2HEX(HEX2DEC([.Q52])+1)" office:value-type="string" office:string-value="DB2C" calcext:value-type="string">
            <text:p>DB2C</text:p>
          </table:table-cell>
          <table:table-cell table:style-name="ce120" table:formula="of:=DEC2HEX(HEX2DEC([.R52])+1)" office:value-type="string" office:string-value="DB2D" calcext:value-type="string">
            <text:p>DB2D</text:p>
          </table:table-cell>
          <table:table-cell table:style-name="ce120" table:formula="of:=DEC2HEX(HEX2DEC([.S52])+1)" office:value-type="string" office:string-value="DB2E" calcext:value-type="string">
            <text:p>DB2E</text:p>
          </table:table-cell>
          <table:table-cell table:style-name="ce120" table:formula="of:=DEC2HEX(HEX2DEC([.T52])+1)" office:value-type="string" office:string-value="DB2F" calcext:value-type="string">
            <text:p>DB2F</text:p>
          </table:table-cell>
          <table:table-cell table:style-name="ce120" table:formula="of:=DEC2HEX(HEX2DEC([.U52])+1)" office:value-type="string" office:string-value="DB30" calcext:value-type="string">
            <text:p>DB30</text:p>
          </table:table-cell>
          <table:table-cell table:style-name="ce120" table:formula="of:=DEC2HEX(HEX2DEC([.V52])+1)" office:value-type="string" office:string-value="DB31" calcext:value-type="string">
            <text:p>DB31</text:p>
          </table:table-cell>
          <table:table-cell table:style-name="ce120" table:formula="of:=DEC2HEX(HEX2DEC([.W52])+1)" office:value-type="string" office:string-value="DB32" calcext:value-type="string">
            <text:p>DB32</text:p>
          </table:table-cell>
          <table:table-cell table:style-name="ce120" table:formula="of:=DEC2HEX(HEX2DEC([.X52])+1)" office:value-type="string" office:string-value="DB33" calcext:value-type="string">
            <text:p>DB33</text:p>
          </table:table-cell>
          <table:table-cell table:style-name="ce120" table:formula="of:=DEC2HEX(HEX2DEC([.Y52])+1)" office:value-type="string" office:string-value="DB34" calcext:value-type="string">
            <text:p>DB34</text:p>
          </table:table-cell>
          <table:table-cell table:style-name="ce120" table:formula="of:=DEC2HEX(HEX2DEC([.Z52])+1)" office:value-type="string" office:string-value="DB35" calcext:value-type="string">
            <text:p>DB35</text:p>
          </table:table-cell>
          <table:table-cell table:style-name="ce120" table:formula="of:=DEC2HEX(HEX2DEC([.AA52])+1)" office:value-type="string" office:string-value="DB36" calcext:value-type="string">
            <text:p>DB36</text:p>
          </table:table-cell>
          <table:table-cell table:style-name="ce120" table:formula="of:=DEC2HEX(HEX2DEC([.AB52])+1)" office:value-type="string" office:string-value="DB37" calcext:value-type="string">
            <text:p>DB37</text:p>
          </table:table-cell>
          <table:table-cell table:style-name="ce120" table:formula="of:=DEC2HEX(HEX2DEC([.AC52])+1)" office:value-type="string" office:string-value="DB38" calcext:value-type="string">
            <text:p>DB38</text:p>
          </table:table-cell>
          <table:table-cell table:style-name="ce120" table:formula="of:=DEC2HEX(HEX2DEC([.AD52])+1)" office:value-type="string" office:string-value="DB39" calcext:value-type="string">
            <text:p>DB39</text:p>
          </table:table-cell>
          <table:table-cell table:style-name="ce120" table:formula="of:=DEC2HEX(HEX2DEC([.AE52])+1)" office:value-type="string" office:string-value="DB3A" calcext:value-type="string">
            <text:p>DB3A</text:p>
          </table:table-cell>
          <table:table-cell table:style-name="ce120" table:formula="of:=DEC2HEX(HEX2DEC([.AF52])+1)" office:value-type="string" office:string-value="DB3B" calcext:value-type="string">
            <text:p>DB3B</text:p>
          </table:table-cell>
          <table:table-cell table:style-name="ce120" table:formula="of:=DEC2HEX(HEX2DEC([.AG52])+1)" office:value-type="string" office:string-value="DB3C" calcext:value-type="string">
            <text:p>DB3C</text:p>
          </table:table-cell>
          <table:table-cell table:style-name="ce120" table:formula="of:=DEC2HEX(HEX2DEC([.AH52])+1)" office:value-type="string" office:string-value="DB3D" calcext:value-type="string">
            <text:p>DB3D</text:p>
          </table:table-cell>
          <table:table-cell table:style-name="ce120" table:formula="of:=DEC2HEX(HEX2DEC([.AI52])+1)" office:value-type="string" office:string-value="DB3E" calcext:value-type="string">
            <text:p>DB3E</text:p>
          </table:table-cell>
          <table:table-cell table:style-name="ce120" table:formula="of:=DEC2HEX(HEX2DEC([.AJ52])+1)" office:value-type="string" office:string-value="DB3F" calcext:value-type="string">
            <text:p>DB3F</text:p>
          </table:table-cell>
          <table:table-cell table:style-name="ce120" table:formula="of:=DEC2HEX(HEX2DEC([.AK52])+1)" office:value-type="string" office:string-value="DB40" calcext:value-type="string">
            <text:p>DB40</text:p>
          </table:table-cell>
          <table:table-cell table:style-name="ce120" table:formula="of:=DEC2HEX(HEX2DEC([.AL52])+1)" office:value-type="string" office:string-value="DB41" calcext:value-type="string">
            <text:p>DB41</text:p>
          </table:table-cell>
          <table:table-cell table:style-name="ce120" table:formula="of:=DEC2HEX(HEX2DEC([.AM52])+1)" office:value-type="string" office:string-value="DB42" calcext:value-type="string">
            <text:p>DB42</text:p>
          </table:table-cell>
          <table:table-cell table:style-name="ce120" table:formula="of:=DEC2HEX(HEX2DEC([.AN52])+1)" office:value-type="string" office:string-value="DB43" calcext:value-type="string">
            <text:p>DB43</text:p>
          </table:table-cell>
          <table:table-cell table:style-name="ce120" table:formula="of:=DEC2HEX(HEX2DEC([.AO52])+1)" office:value-type="string" office:string-value="DB44" calcext:value-type="string">
            <text:p>DB44</text:p>
          </table:table-cell>
          <table:table-cell table:style-name="ce120" table:formula="of:=DEC2HEX(HEX2DEC([.AP52])+1)" office:value-type="string" office:string-value="DB45" calcext:value-type="string">
            <text:p>DB45</text:p>
          </table:table-cell>
          <table:table-cell table:style-name="ce120" table:formula="of:=DEC2HEX(HEX2DEC([.AQ52])+1)" office:value-type="string" office:string-value="DB46" calcext:value-type="string">
            <text:p>DB46</text:p>
          </table:table-cell>
          <table:table-cell table:style-name="ce120" table:formula="of:=DEC2HEX(HEX2DEC([.AR52])+1)" office:value-type="string" office:string-value="DB47" calcext:value-type="string">
            <text:p>DB4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2]+1" office:value-type="float" office:value="22" calcext:value-type="float">
            <text:p>22</text:p>
          </table:table-cell>
          <table:table-cell table:style-name="ce120" table:formula="of:=DEC2HEX(HEX2DEC([.AS52])+1)" office:value-type="string" office:string-value="DB48" calcext:value-type="string">
            <text:p>DB48</text:p>
          </table:table-cell>
          <table:table-cell table:style-name="ce120" table:formula="of:=DEC2HEX(HEX2DEC([.F53])+1)" office:value-type="string" office:string-value="DB49" calcext:value-type="string">
            <text:p>DB49</text:p>
          </table:table-cell>
          <table:table-cell table:style-name="ce120" table:formula="of:=DEC2HEX(HEX2DEC([.G53])+1)" office:value-type="string" office:string-value="DB4A" calcext:value-type="string">
            <text:p>DB4A</text:p>
          </table:table-cell>
          <table:table-cell table:style-name="ce120" table:formula="of:=DEC2HEX(HEX2DEC([.H53])+1)" office:value-type="string" office:string-value="DB4B" calcext:value-type="string">
            <text:p>DB4B</text:p>
          </table:table-cell>
          <table:table-cell table:style-name="ce120" table:formula="of:=DEC2HEX(HEX2DEC([.I53])+1)" office:value-type="string" office:string-value="DB4C" calcext:value-type="string">
            <text:p>DB4C</text:p>
          </table:table-cell>
          <table:table-cell table:style-name="ce120" table:formula="of:=DEC2HEX(HEX2DEC([.J53])+1)" office:value-type="string" office:string-value="DB4D" calcext:value-type="string">
            <text:p>DB4D</text:p>
          </table:table-cell>
          <table:table-cell table:style-name="ce120" table:formula="of:=DEC2HEX(HEX2DEC([.K53])+1)" office:value-type="string" office:string-value="DB4E" calcext:value-type="string">
            <text:p>DB4E</text:p>
          </table:table-cell>
          <table:table-cell table:style-name="ce120" table:formula="of:=DEC2HEX(HEX2DEC([.L53])+1)" office:value-type="string" office:string-value="DB4F" calcext:value-type="string">
            <text:p>DB4F</text:p>
          </table:table-cell>
          <table:table-cell table:style-name="ce120" table:formula="of:=DEC2HEX(HEX2DEC([.M53])+1)" office:value-type="string" office:string-value="DB50" calcext:value-type="string">
            <text:p>DB50</text:p>
          </table:table-cell>
          <table:table-cell table:style-name="ce120" table:formula="of:=DEC2HEX(HEX2DEC([.N53])+1)" office:value-type="string" office:string-value="DB51" calcext:value-type="string">
            <text:p>DB51</text:p>
          </table:table-cell>
          <table:table-cell table:style-name="ce120" table:formula="of:=DEC2HEX(HEX2DEC([.O53])+1)" office:value-type="string" office:string-value="DB52" calcext:value-type="string">
            <text:p>DB52</text:p>
          </table:table-cell>
          <table:table-cell table:style-name="ce120" table:formula="of:=DEC2HEX(HEX2DEC([.P53])+1)" office:value-type="string" office:string-value="DB53" calcext:value-type="string">
            <text:p>DB53</text:p>
          </table:table-cell>
          <table:table-cell table:style-name="ce120" table:formula="of:=DEC2HEX(HEX2DEC([.Q53])+1)" office:value-type="string" office:string-value="DB54" calcext:value-type="string">
            <text:p>DB54</text:p>
          </table:table-cell>
          <table:table-cell table:style-name="ce120" table:formula="of:=DEC2HEX(HEX2DEC([.R53])+1)" office:value-type="string" office:string-value="DB55" calcext:value-type="string">
            <text:p>DB55</text:p>
          </table:table-cell>
          <table:table-cell table:style-name="ce120" table:formula="of:=DEC2HEX(HEX2DEC([.S53])+1)" office:value-type="string" office:string-value="DB56" calcext:value-type="string">
            <text:p>DB56</text:p>
          </table:table-cell>
          <table:table-cell table:style-name="ce120" table:formula="of:=DEC2HEX(HEX2DEC([.T53])+1)" office:value-type="string" office:string-value="DB57" calcext:value-type="string">
            <text:p>DB57</text:p>
          </table:table-cell>
          <table:table-cell table:style-name="ce120" table:formula="of:=DEC2HEX(HEX2DEC([.U53])+1)" office:value-type="string" office:string-value="DB58" calcext:value-type="string">
            <text:p>DB58</text:p>
          </table:table-cell>
          <table:table-cell table:style-name="ce120" table:formula="of:=DEC2HEX(HEX2DEC([.V53])+1)" office:value-type="string" office:string-value="DB59" calcext:value-type="string">
            <text:p>DB59</text:p>
          </table:table-cell>
          <table:table-cell table:style-name="ce120" table:formula="of:=DEC2HEX(HEX2DEC([.W53])+1)" office:value-type="string" office:string-value="DB5A" calcext:value-type="string">
            <text:p>DB5A</text:p>
          </table:table-cell>
          <table:table-cell table:style-name="ce120" table:formula="of:=DEC2HEX(HEX2DEC([.X53])+1)" office:value-type="string" office:string-value="DB5B" calcext:value-type="string">
            <text:p>DB5B</text:p>
          </table:table-cell>
          <table:table-cell table:style-name="ce120" table:formula="of:=DEC2HEX(HEX2DEC([.Y53])+1)" office:value-type="string" office:string-value="DB5C" calcext:value-type="string">
            <text:p>DB5C</text:p>
          </table:table-cell>
          <table:table-cell table:style-name="ce120" table:formula="of:=DEC2HEX(HEX2DEC([.Z53])+1)" office:value-type="string" office:string-value="DB5D" calcext:value-type="string">
            <text:p>DB5D</text:p>
          </table:table-cell>
          <table:table-cell table:style-name="ce120" table:formula="of:=DEC2HEX(HEX2DEC([.AA53])+1)" office:value-type="string" office:string-value="DB5E" calcext:value-type="string">
            <text:p>DB5E</text:p>
          </table:table-cell>
          <table:table-cell table:style-name="ce120" table:formula="of:=DEC2HEX(HEX2DEC([.AB53])+1)" office:value-type="string" office:string-value="DB5F" calcext:value-type="string">
            <text:p>DB5F</text:p>
          </table:table-cell>
          <table:table-cell table:style-name="ce120" table:formula="of:=DEC2HEX(HEX2DEC([.AC53])+1)" office:value-type="string" office:string-value="DB60" calcext:value-type="string">
            <text:p>DB60</text:p>
          </table:table-cell>
          <table:table-cell table:style-name="ce120" table:formula="of:=DEC2HEX(HEX2DEC([.AD53])+1)" office:value-type="string" office:string-value="DB61" calcext:value-type="string">
            <text:p>DB61</text:p>
          </table:table-cell>
          <table:table-cell table:style-name="ce120" table:formula="of:=DEC2HEX(HEX2DEC([.AE53])+1)" office:value-type="string" office:string-value="DB62" calcext:value-type="string">
            <text:p>DB62</text:p>
          </table:table-cell>
          <table:table-cell table:style-name="ce120" table:formula="of:=DEC2HEX(HEX2DEC([.AF53])+1)" office:value-type="string" office:string-value="DB63" calcext:value-type="string">
            <text:p>DB63</text:p>
          </table:table-cell>
          <table:table-cell table:style-name="ce120" table:formula="of:=DEC2HEX(HEX2DEC([.AG53])+1)" office:value-type="string" office:string-value="DB64" calcext:value-type="string">
            <text:p>DB64</text:p>
          </table:table-cell>
          <table:table-cell table:style-name="ce120" table:formula="of:=DEC2HEX(HEX2DEC([.AH53])+1)" office:value-type="string" office:string-value="DB65" calcext:value-type="string">
            <text:p>DB65</text:p>
          </table:table-cell>
          <table:table-cell table:style-name="ce120" table:formula="of:=DEC2HEX(HEX2DEC([.AI53])+1)" office:value-type="string" office:string-value="DB66" calcext:value-type="string">
            <text:p>DB66</text:p>
          </table:table-cell>
          <table:table-cell table:style-name="ce120" table:formula="of:=DEC2HEX(HEX2DEC([.AJ53])+1)" office:value-type="string" office:string-value="DB67" calcext:value-type="string">
            <text:p>DB67</text:p>
          </table:table-cell>
          <table:table-cell table:style-name="ce120" table:formula="of:=DEC2HEX(HEX2DEC([.AK53])+1)" office:value-type="string" office:string-value="DB68" calcext:value-type="string">
            <text:p>DB68</text:p>
          </table:table-cell>
          <table:table-cell table:style-name="ce120" table:formula="of:=DEC2HEX(HEX2DEC([.AL53])+1)" office:value-type="string" office:string-value="DB69" calcext:value-type="string">
            <text:p>DB69</text:p>
          </table:table-cell>
          <table:table-cell table:style-name="ce120" table:formula="of:=DEC2HEX(HEX2DEC([.AM53])+1)" office:value-type="string" office:string-value="DB6A" calcext:value-type="string">
            <text:p>DB6A</text:p>
          </table:table-cell>
          <table:table-cell table:style-name="ce120" table:formula="of:=DEC2HEX(HEX2DEC([.AN53])+1)" office:value-type="string" office:string-value="DB6B" calcext:value-type="string">
            <text:p>DB6B</text:p>
          </table:table-cell>
          <table:table-cell table:style-name="ce120" table:formula="of:=DEC2HEX(HEX2DEC([.AO53])+1)" office:value-type="string" office:string-value="DB6C" calcext:value-type="string">
            <text:p>DB6C</text:p>
          </table:table-cell>
          <table:table-cell table:style-name="ce120" table:formula="of:=DEC2HEX(HEX2DEC([.AP53])+1)" office:value-type="string" office:string-value="DB6D" calcext:value-type="string">
            <text:p>DB6D</text:p>
          </table:table-cell>
          <table:table-cell table:style-name="ce120" table:formula="of:=DEC2HEX(HEX2DEC([.AQ53])+1)" office:value-type="string" office:string-value="DB6E" calcext:value-type="string">
            <text:p>DB6E</text:p>
          </table:table-cell>
          <table:table-cell table:style-name="ce120" table:formula="of:=DEC2HEX(HEX2DEC([.AR53])+1)" office:value-type="string" office:string-value="DB6F" calcext:value-type="string">
            <text:p>DB6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3]+1" office:value-type="float" office:value="23" calcext:value-type="float">
            <text:p>23</text:p>
          </table:table-cell>
          <table:table-cell table:style-name="ce120" table:formula="of:=DEC2HEX(HEX2DEC([.AS53])+1)" office:value-type="string" office:string-value="DB70" calcext:value-type="string">
            <text:p>DB70</text:p>
          </table:table-cell>
          <table:table-cell table:style-name="ce120" table:formula="of:=DEC2HEX(HEX2DEC([.F54])+1)" office:value-type="string" office:string-value="DB71" calcext:value-type="string">
            <text:p>DB71</text:p>
          </table:table-cell>
          <table:table-cell table:style-name="ce120" table:formula="of:=DEC2HEX(HEX2DEC([.G54])+1)" office:value-type="string" office:string-value="DB72" calcext:value-type="string">
            <text:p>DB72</text:p>
          </table:table-cell>
          <table:table-cell table:style-name="ce120" table:formula="of:=DEC2HEX(HEX2DEC([.H54])+1)" office:value-type="string" office:string-value="DB73" calcext:value-type="string">
            <text:p>DB73</text:p>
          </table:table-cell>
          <table:table-cell table:style-name="ce120" table:formula="of:=DEC2HEX(HEX2DEC([.I54])+1)" office:value-type="string" office:string-value="DB74" calcext:value-type="string">
            <text:p>DB74</text:p>
          </table:table-cell>
          <table:table-cell table:style-name="ce120" table:formula="of:=DEC2HEX(HEX2DEC([.J54])+1)" office:value-type="string" office:string-value="DB75" calcext:value-type="string">
            <text:p>DB75</text:p>
          </table:table-cell>
          <table:table-cell table:style-name="ce120" table:formula="of:=DEC2HEX(HEX2DEC([.K54])+1)" office:value-type="string" office:string-value="DB76" calcext:value-type="string">
            <text:p>DB76</text:p>
          </table:table-cell>
          <table:table-cell table:style-name="ce120" table:formula="of:=DEC2HEX(HEX2DEC([.L54])+1)" office:value-type="string" office:string-value="DB77" calcext:value-type="string">
            <text:p>DB77</text:p>
          </table:table-cell>
          <table:table-cell table:style-name="ce120" table:formula="of:=DEC2HEX(HEX2DEC([.M54])+1)" office:value-type="string" office:string-value="DB78" calcext:value-type="string">
            <text:p>DB78</text:p>
          </table:table-cell>
          <table:table-cell table:style-name="ce120" table:formula="of:=DEC2HEX(HEX2DEC([.N54])+1)" office:value-type="string" office:string-value="DB79" calcext:value-type="string">
            <text:p>DB79</text:p>
          </table:table-cell>
          <table:table-cell table:style-name="ce120" table:formula="of:=DEC2HEX(HEX2DEC([.O54])+1)" office:value-type="string" office:string-value="DB7A" calcext:value-type="string">
            <text:p>DB7A</text:p>
          </table:table-cell>
          <table:table-cell table:style-name="ce120" table:formula="of:=DEC2HEX(HEX2DEC([.P54])+1)" office:value-type="string" office:string-value="DB7B" calcext:value-type="string">
            <text:p>DB7B</text:p>
          </table:table-cell>
          <table:table-cell table:style-name="ce120" table:formula="of:=DEC2HEX(HEX2DEC([.Q54])+1)" office:value-type="string" office:string-value="DB7C" calcext:value-type="string">
            <text:p>DB7C</text:p>
          </table:table-cell>
          <table:table-cell table:style-name="ce120" table:formula="of:=DEC2HEX(HEX2DEC([.R54])+1)" office:value-type="string" office:string-value="DB7D" calcext:value-type="string">
            <text:p>DB7D</text:p>
          </table:table-cell>
          <table:table-cell table:style-name="ce120" table:formula="of:=DEC2HEX(HEX2DEC([.S54])+1)" office:value-type="string" office:string-value="DB7E" calcext:value-type="string">
            <text:p>DB7E</text:p>
          </table:table-cell>
          <table:table-cell table:style-name="ce120" table:formula="of:=DEC2HEX(HEX2DEC([.T54])+1)" office:value-type="string" office:string-value="DB7F" calcext:value-type="string">
            <text:p>DB7F</text:p>
          </table:table-cell>
          <table:table-cell table:style-name="ce120" table:formula="of:=DEC2HEX(HEX2DEC([.U54])+1)" office:value-type="string" office:string-value="DB80" calcext:value-type="string">
            <text:p>DB80</text:p>
          </table:table-cell>
          <table:table-cell table:style-name="ce120" table:formula="of:=DEC2HEX(HEX2DEC([.V54])+1)" office:value-type="string" office:string-value="DB81" calcext:value-type="string">
            <text:p>DB81</text:p>
          </table:table-cell>
          <table:table-cell table:style-name="ce120" table:formula="of:=DEC2HEX(HEX2DEC([.W54])+1)" office:value-type="string" office:string-value="DB82" calcext:value-type="string">
            <text:p>DB82</text:p>
          </table:table-cell>
          <table:table-cell table:style-name="ce120" table:formula="of:=DEC2HEX(HEX2DEC([.X54])+1)" office:value-type="string" office:string-value="DB83" calcext:value-type="string">
            <text:p>DB83</text:p>
          </table:table-cell>
          <table:table-cell table:style-name="ce120" table:formula="of:=DEC2HEX(HEX2DEC([.Y54])+1)" office:value-type="string" office:string-value="DB84" calcext:value-type="string">
            <text:p>DB84</text:p>
          </table:table-cell>
          <table:table-cell table:style-name="ce120" table:formula="of:=DEC2HEX(HEX2DEC([.Z54])+1)" office:value-type="string" office:string-value="DB85" calcext:value-type="string">
            <text:p>DB85</text:p>
          </table:table-cell>
          <table:table-cell table:style-name="ce120" table:formula="of:=DEC2HEX(HEX2DEC([.AA54])+1)" office:value-type="string" office:string-value="DB86" calcext:value-type="string">
            <text:p>DB86</text:p>
          </table:table-cell>
          <table:table-cell table:style-name="ce120" table:formula="of:=DEC2HEX(HEX2DEC([.AB54])+1)" office:value-type="string" office:string-value="DB87" calcext:value-type="string">
            <text:p>DB87</text:p>
          </table:table-cell>
          <table:table-cell table:style-name="ce120" table:formula="of:=DEC2HEX(HEX2DEC([.AC54])+1)" office:value-type="string" office:string-value="DB88" calcext:value-type="string">
            <text:p>DB88</text:p>
          </table:table-cell>
          <table:table-cell table:style-name="ce120" table:formula="of:=DEC2HEX(HEX2DEC([.AD54])+1)" office:value-type="string" office:string-value="DB89" calcext:value-type="string">
            <text:p>DB89</text:p>
          </table:table-cell>
          <table:table-cell table:style-name="ce120" table:formula="of:=DEC2HEX(HEX2DEC([.AE54])+1)" office:value-type="string" office:string-value="DB8A" calcext:value-type="string">
            <text:p>DB8A</text:p>
          </table:table-cell>
          <table:table-cell table:style-name="ce120" table:formula="of:=DEC2HEX(HEX2DEC([.AF54])+1)" office:value-type="string" office:string-value="DB8B" calcext:value-type="string">
            <text:p>DB8B</text:p>
          </table:table-cell>
          <table:table-cell table:style-name="ce120" table:formula="of:=DEC2HEX(HEX2DEC([.AG54])+1)" office:value-type="string" office:string-value="DB8C" calcext:value-type="string">
            <text:p>DB8C</text:p>
          </table:table-cell>
          <table:table-cell table:style-name="ce120" table:formula="of:=DEC2HEX(HEX2DEC([.AH54])+1)" office:value-type="string" office:string-value="DB8D" calcext:value-type="string">
            <text:p>DB8D</text:p>
          </table:table-cell>
          <table:table-cell table:style-name="ce120" table:formula="of:=DEC2HEX(HEX2DEC([.AI54])+1)" office:value-type="string" office:string-value="DB8E" calcext:value-type="string">
            <text:p>DB8E</text:p>
          </table:table-cell>
          <table:table-cell table:style-name="ce120" table:formula="of:=DEC2HEX(HEX2DEC([.AJ54])+1)" office:value-type="string" office:string-value="DB8F" calcext:value-type="string">
            <text:p>DB8F</text:p>
          </table:table-cell>
          <table:table-cell table:style-name="ce120" table:formula="of:=DEC2HEX(HEX2DEC([.AK54])+1)" office:value-type="string" office:string-value="DB90" calcext:value-type="string">
            <text:p>DB90</text:p>
          </table:table-cell>
          <table:table-cell table:style-name="ce120" table:formula="of:=DEC2HEX(HEX2DEC([.AL54])+1)" office:value-type="string" office:string-value="DB91" calcext:value-type="string">
            <text:p>DB91</text:p>
          </table:table-cell>
          <table:table-cell table:style-name="ce120" table:formula="of:=DEC2HEX(HEX2DEC([.AM54])+1)" office:value-type="string" office:string-value="DB92" calcext:value-type="string">
            <text:p>DB92</text:p>
          </table:table-cell>
          <table:table-cell table:style-name="ce120" table:formula="of:=DEC2HEX(HEX2DEC([.AN54])+1)" office:value-type="string" office:string-value="DB93" calcext:value-type="string">
            <text:p>DB93</text:p>
          </table:table-cell>
          <table:table-cell table:style-name="ce120" table:formula="of:=DEC2HEX(HEX2DEC([.AO54])+1)" office:value-type="string" office:string-value="DB94" calcext:value-type="string">
            <text:p>DB94</text:p>
          </table:table-cell>
          <table:table-cell table:style-name="ce120" table:formula="of:=DEC2HEX(HEX2DEC([.AP54])+1)" office:value-type="string" office:string-value="DB95" calcext:value-type="string">
            <text:p>DB95</text:p>
          </table:table-cell>
          <table:table-cell table:style-name="ce120" table:formula="of:=DEC2HEX(HEX2DEC([.AQ54])+1)" office:value-type="string" office:string-value="DB96" calcext:value-type="string">
            <text:p>DB96</text:p>
          </table:table-cell>
          <table:table-cell table:style-name="ce120" table:formula="of:=DEC2HEX(HEX2DEC([.AR54])+1)" office:value-type="string" office:string-value="DB97" calcext:value-type="string">
            <text:p>DB97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4]+1" office:value-type="float" office:value="24" calcext:value-type="float">
            <text:p>24</text:p>
          </table:table-cell>
          <table:table-cell table:style-name="ce120" table:formula="of:=DEC2HEX(HEX2DEC([.AS54])+1)" office:value-type="string" office:string-value="DB98" calcext:value-type="string">
            <text:p>DB98</text:p>
          </table:table-cell>
          <table:table-cell table:style-name="ce120" table:formula="of:=DEC2HEX(HEX2DEC([.F55])+1)" office:value-type="string" office:string-value="DB99" calcext:value-type="string">
            <text:p>DB99</text:p>
          </table:table-cell>
          <table:table-cell table:style-name="ce120" table:formula="of:=DEC2HEX(HEX2DEC([.G55])+1)" office:value-type="string" office:string-value="DB9A" calcext:value-type="string">
            <text:p>DB9A</text:p>
          </table:table-cell>
          <table:table-cell table:style-name="ce120" table:formula="of:=DEC2HEX(HEX2DEC([.H55])+1)" office:value-type="string" office:string-value="DB9B" calcext:value-type="string">
            <text:p>DB9B</text:p>
          </table:table-cell>
          <table:table-cell table:style-name="ce120" table:formula="of:=DEC2HEX(HEX2DEC([.I55])+1)" office:value-type="string" office:string-value="DB9C" calcext:value-type="string">
            <text:p>DB9C</text:p>
          </table:table-cell>
          <table:table-cell table:style-name="ce120" table:formula="of:=DEC2HEX(HEX2DEC([.J55])+1)" office:value-type="string" office:string-value="DB9D" calcext:value-type="string">
            <text:p>DB9D</text:p>
          </table:table-cell>
          <table:table-cell table:style-name="ce120" table:formula="of:=DEC2HEX(HEX2DEC([.K55])+1)" office:value-type="string" office:string-value="DB9E" calcext:value-type="string">
            <text:p>DB9E</text:p>
          </table:table-cell>
          <table:table-cell table:style-name="ce120" table:formula="of:=DEC2HEX(HEX2DEC([.L55])+1)" office:value-type="string" office:string-value="DB9F" calcext:value-type="string">
            <text:p>DB9F</text:p>
          </table:table-cell>
          <table:table-cell table:style-name="ce120" table:formula="of:=DEC2HEX(HEX2DEC([.M55])+1)" office:value-type="string" office:string-value="DBA0" calcext:value-type="string">
            <text:p>DBA0</text:p>
          </table:table-cell>
          <table:table-cell table:style-name="ce120" table:formula="of:=DEC2HEX(HEX2DEC([.N55])+1)" office:value-type="string" office:string-value="DBA1" calcext:value-type="string">
            <text:p>DBA1</text:p>
          </table:table-cell>
          <table:table-cell table:style-name="ce120" table:formula="of:=DEC2HEX(HEX2DEC([.O55])+1)" office:value-type="string" office:string-value="DBA2" calcext:value-type="string">
            <text:p>DBA2</text:p>
          </table:table-cell>
          <table:table-cell table:style-name="ce120" table:formula="of:=DEC2HEX(HEX2DEC([.P55])+1)" office:value-type="string" office:string-value="DBA3" calcext:value-type="string">
            <text:p>DBA3</text:p>
          </table:table-cell>
          <table:table-cell table:style-name="ce120" table:formula="of:=DEC2HEX(HEX2DEC([.Q55])+1)" office:value-type="string" office:string-value="DBA4" calcext:value-type="string">
            <text:p>DBA4</text:p>
          </table:table-cell>
          <table:table-cell table:style-name="ce120" table:formula="of:=DEC2HEX(HEX2DEC([.R55])+1)" office:value-type="string" office:string-value="DBA5" calcext:value-type="string">
            <text:p>DBA5</text:p>
          </table:table-cell>
          <table:table-cell table:style-name="ce120" table:formula="of:=DEC2HEX(HEX2DEC([.S55])+1)" office:value-type="string" office:string-value="DBA6" calcext:value-type="string">
            <text:p>DBA6</text:p>
          </table:table-cell>
          <table:table-cell table:style-name="ce120" table:formula="of:=DEC2HEX(HEX2DEC([.T55])+1)" office:value-type="string" office:string-value="DBA7" calcext:value-type="string">
            <text:p>DBA7</text:p>
          </table:table-cell>
          <table:table-cell table:style-name="ce120" table:formula="of:=DEC2HEX(HEX2DEC([.U55])+1)" office:value-type="string" office:string-value="DBA8" calcext:value-type="string">
            <text:p>DBA8</text:p>
          </table:table-cell>
          <table:table-cell table:style-name="ce120" table:formula="of:=DEC2HEX(HEX2DEC([.V55])+1)" office:value-type="string" office:string-value="DBA9" calcext:value-type="string">
            <text:p>DBA9</text:p>
          </table:table-cell>
          <table:table-cell table:style-name="ce120" table:formula="of:=DEC2HEX(HEX2DEC([.W55])+1)" office:value-type="string" office:string-value="DBAA" calcext:value-type="string">
            <text:p>DBAA</text:p>
          </table:table-cell>
          <table:table-cell table:style-name="ce120" table:formula="of:=DEC2HEX(HEX2DEC([.X55])+1)" office:value-type="string" office:string-value="DBAB" calcext:value-type="string">
            <text:p>DBAB</text:p>
          </table:table-cell>
          <table:table-cell table:style-name="ce120" table:formula="of:=DEC2HEX(HEX2DEC([.Y55])+1)" office:value-type="string" office:string-value="DBAC" calcext:value-type="string">
            <text:p>DBAC</text:p>
          </table:table-cell>
          <table:table-cell table:style-name="ce120" table:formula="of:=DEC2HEX(HEX2DEC([.Z55])+1)" office:value-type="string" office:string-value="DBAD" calcext:value-type="string">
            <text:p>DBAD</text:p>
          </table:table-cell>
          <table:table-cell table:style-name="ce120" table:formula="of:=DEC2HEX(HEX2DEC([.AA55])+1)" office:value-type="string" office:string-value="DBAE" calcext:value-type="string">
            <text:p>DBAE</text:p>
          </table:table-cell>
          <table:table-cell table:style-name="ce120" table:formula="of:=DEC2HEX(HEX2DEC([.AB55])+1)" office:value-type="string" office:string-value="DBAF" calcext:value-type="string">
            <text:p>DBAF</text:p>
          </table:table-cell>
          <table:table-cell table:style-name="ce120" table:formula="of:=DEC2HEX(HEX2DEC([.AC55])+1)" office:value-type="string" office:string-value="DBB0" calcext:value-type="string">
            <text:p>DBB0</text:p>
          </table:table-cell>
          <table:table-cell table:style-name="ce120" table:formula="of:=DEC2HEX(HEX2DEC([.AD55])+1)" office:value-type="string" office:string-value="DBB1" calcext:value-type="string">
            <text:p>DBB1</text:p>
          </table:table-cell>
          <table:table-cell table:style-name="ce120" table:formula="of:=DEC2HEX(HEX2DEC([.AE55])+1)" office:value-type="string" office:string-value="DBB2" calcext:value-type="string">
            <text:p>DBB2</text:p>
          </table:table-cell>
          <table:table-cell table:style-name="ce120" table:formula="of:=DEC2HEX(HEX2DEC([.AF55])+1)" office:value-type="string" office:string-value="DBB3" calcext:value-type="string">
            <text:p>DBB3</text:p>
          </table:table-cell>
          <table:table-cell table:style-name="ce120" table:formula="of:=DEC2HEX(HEX2DEC([.AG55])+1)" office:value-type="string" office:string-value="DBB4" calcext:value-type="string">
            <text:p>DBB4</text:p>
          </table:table-cell>
          <table:table-cell table:style-name="ce120" table:formula="of:=DEC2HEX(HEX2DEC([.AH55])+1)" office:value-type="string" office:string-value="DBB5" calcext:value-type="string">
            <text:p>DBB5</text:p>
          </table:table-cell>
          <table:table-cell table:style-name="ce120" table:formula="of:=DEC2HEX(HEX2DEC([.AI55])+1)" office:value-type="string" office:string-value="DBB6" calcext:value-type="string">
            <text:p>DBB6</text:p>
          </table:table-cell>
          <table:table-cell table:style-name="ce120" table:formula="of:=DEC2HEX(HEX2DEC([.AJ55])+1)" office:value-type="string" office:string-value="DBB7" calcext:value-type="string">
            <text:p>DBB7</text:p>
          </table:table-cell>
          <table:table-cell table:style-name="ce120" table:formula="of:=DEC2HEX(HEX2DEC([.AK55])+1)" office:value-type="string" office:string-value="DBB8" calcext:value-type="string">
            <text:p>DBB8</text:p>
          </table:table-cell>
          <table:table-cell table:style-name="ce120" table:formula="of:=DEC2HEX(HEX2DEC([.AL55])+1)" office:value-type="string" office:string-value="DBB9" calcext:value-type="string">
            <text:p>DBB9</text:p>
          </table:table-cell>
          <table:table-cell table:style-name="ce120" table:formula="of:=DEC2HEX(HEX2DEC([.AM55])+1)" office:value-type="string" office:string-value="DBBA" calcext:value-type="string">
            <text:p>DBBA</text:p>
          </table:table-cell>
          <table:table-cell table:style-name="ce120" table:formula="of:=DEC2HEX(HEX2DEC([.AN55])+1)" office:value-type="string" office:string-value="DBBB" calcext:value-type="string">
            <text:p>DBBB</text:p>
          </table:table-cell>
          <table:table-cell table:style-name="ce120" table:formula="of:=DEC2HEX(HEX2DEC([.AO55])+1)" office:value-type="string" office:string-value="DBBC" calcext:value-type="string">
            <text:p>DBBC</text:p>
          </table:table-cell>
          <table:table-cell table:style-name="ce120" table:formula="of:=DEC2HEX(HEX2DEC([.AP55])+1)" office:value-type="string" office:string-value="DBBD" calcext:value-type="string">
            <text:p>DBBD</text:p>
          </table:table-cell>
          <table:table-cell table:style-name="ce120" table:formula="of:=DEC2HEX(HEX2DEC([.AQ55])+1)" office:value-type="string" office:string-value="DBBE" calcext:value-type="string">
            <text:p>DBBE</text:p>
          </table:table-cell>
          <table:table-cell table:style-name="ce120" table:formula="of:=DEC2HEX(HEX2DEC([.AR55])+1)" office:value-type="string" office:string-value="DBBF" calcext:value-type="string">
            <text:p>DBBF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ce119" table:formula="of:=[.E55]+1" office:value-type="float" office:value="25" calcext:value-type="float">
            <text:p>25</text:p>
          </table:table-cell>
          <table:table-cell table:style-name="ce120" table:formula="of:=DEC2HEX(HEX2DEC([.AS55])+1)" office:value-type="string" office:string-value="DBC0" calcext:value-type="string">
            <text:p>DBC0</text:p>
          </table:table-cell>
          <table:table-cell table:style-name="ce120" table:formula="of:=DEC2HEX(HEX2DEC([.F56])+1)" office:value-type="string" office:string-value="DBC1" calcext:value-type="string">
            <text:p>DBC1</text:p>
          </table:table-cell>
          <table:table-cell table:style-name="ce120" table:formula="of:=DEC2HEX(HEX2DEC([.G56])+1)" office:value-type="string" office:string-value="DBC2" calcext:value-type="string">
            <text:p>DBC2</text:p>
          </table:table-cell>
          <table:table-cell table:style-name="ce120" table:formula="of:=DEC2HEX(HEX2DEC([.H56])+1)" office:value-type="string" office:string-value="DBC3" calcext:value-type="string">
            <text:p>DBC3</text:p>
          </table:table-cell>
          <table:table-cell table:style-name="ce120" table:formula="of:=DEC2HEX(HEX2DEC([.I56])+1)" office:value-type="string" office:string-value="DBC4" calcext:value-type="string">
            <text:p>DBC4</text:p>
          </table:table-cell>
          <table:table-cell table:style-name="ce120" table:formula="of:=DEC2HEX(HEX2DEC([.J56])+1)" office:value-type="string" office:string-value="DBC5" calcext:value-type="string">
            <text:p>DBC5</text:p>
          </table:table-cell>
          <table:table-cell table:style-name="ce120" table:formula="of:=DEC2HEX(HEX2DEC([.K56])+1)" office:value-type="string" office:string-value="DBC6" calcext:value-type="string">
            <text:p>DBC6</text:p>
          </table:table-cell>
          <table:table-cell table:style-name="ce120" table:formula="of:=DEC2HEX(HEX2DEC([.L56])+1)" office:value-type="string" office:string-value="DBC7" calcext:value-type="string">
            <text:p>DBC7</text:p>
          </table:table-cell>
          <table:table-cell table:style-name="ce120" table:formula="of:=DEC2HEX(HEX2DEC([.M56])+1)" office:value-type="string" office:string-value="DBC8" calcext:value-type="string">
            <text:p>DBC8</text:p>
          </table:table-cell>
          <table:table-cell table:style-name="ce120" table:formula="of:=DEC2HEX(HEX2DEC([.N56])+1)" office:value-type="string" office:string-value="DBC9" calcext:value-type="string">
            <text:p>DBC9</text:p>
          </table:table-cell>
          <table:table-cell table:style-name="ce120" table:formula="of:=DEC2HEX(HEX2DEC([.O56])+1)" office:value-type="string" office:string-value="DBCA" calcext:value-type="string">
            <text:p>DBCA</text:p>
          </table:table-cell>
          <table:table-cell table:style-name="ce120" table:formula="of:=DEC2HEX(HEX2DEC([.P56])+1)" office:value-type="string" office:string-value="DBCB" calcext:value-type="string">
            <text:p>DBCB</text:p>
          </table:table-cell>
          <table:table-cell table:style-name="ce120" table:formula="of:=DEC2HEX(HEX2DEC([.Q56])+1)" office:value-type="string" office:string-value="DBCC" calcext:value-type="string">
            <text:p>DBCC</text:p>
          </table:table-cell>
          <table:table-cell table:style-name="ce120" table:formula="of:=DEC2HEX(HEX2DEC([.R56])+1)" office:value-type="string" office:string-value="DBCD" calcext:value-type="string">
            <text:p>DBCD</text:p>
          </table:table-cell>
          <table:table-cell table:style-name="ce120" table:formula="of:=DEC2HEX(HEX2DEC([.S56])+1)" office:value-type="string" office:string-value="DBCE" calcext:value-type="string">
            <text:p>DBCE</text:p>
          </table:table-cell>
          <table:table-cell table:style-name="ce120" table:formula="of:=DEC2HEX(HEX2DEC([.T56])+1)" office:value-type="string" office:string-value="DBCF" calcext:value-type="string">
            <text:p>DBCF</text:p>
          </table:table-cell>
          <table:table-cell table:style-name="ce120" table:formula="of:=DEC2HEX(HEX2DEC([.U56])+1)" office:value-type="string" office:string-value="DBD0" calcext:value-type="string">
            <text:p>DBD0</text:p>
          </table:table-cell>
          <table:table-cell table:style-name="ce120" table:formula="of:=DEC2HEX(HEX2DEC([.V56])+1)" office:value-type="string" office:string-value="DBD1" calcext:value-type="string">
            <text:p>DBD1</text:p>
          </table:table-cell>
          <table:table-cell table:style-name="ce120" table:formula="of:=DEC2HEX(HEX2DEC([.W56])+1)" office:value-type="string" office:string-value="DBD2" calcext:value-type="string">
            <text:p>DBD2</text:p>
          </table:table-cell>
          <table:table-cell table:style-name="ce120" table:formula="of:=DEC2HEX(HEX2DEC([.X56])+1)" office:value-type="string" office:string-value="DBD3" calcext:value-type="string">
            <text:p>DBD3</text:p>
          </table:table-cell>
          <table:table-cell table:style-name="ce120" table:formula="of:=DEC2HEX(HEX2DEC([.Y56])+1)" office:value-type="string" office:string-value="DBD4" calcext:value-type="string">
            <text:p>DBD4</text:p>
          </table:table-cell>
          <table:table-cell table:style-name="ce120" table:formula="of:=DEC2HEX(HEX2DEC([.Z56])+1)" office:value-type="string" office:string-value="DBD5" calcext:value-type="string">
            <text:p>DBD5</text:p>
          </table:table-cell>
          <table:table-cell table:style-name="ce120" table:formula="of:=DEC2HEX(HEX2DEC([.AA56])+1)" office:value-type="string" office:string-value="DBD6" calcext:value-type="string">
            <text:p>DBD6</text:p>
          </table:table-cell>
          <table:table-cell table:style-name="ce120" table:formula="of:=DEC2HEX(HEX2DEC([.AB56])+1)" office:value-type="string" office:string-value="DBD7" calcext:value-type="string">
            <text:p>DBD7</text:p>
          </table:table-cell>
          <table:table-cell table:style-name="ce120" table:formula="of:=DEC2HEX(HEX2DEC([.AC56])+1)" office:value-type="string" office:string-value="DBD8" calcext:value-type="string">
            <text:p>DBD8</text:p>
          </table:table-cell>
          <table:table-cell table:style-name="ce120" table:formula="of:=DEC2HEX(HEX2DEC([.AD56])+1)" office:value-type="string" office:string-value="DBD9" calcext:value-type="string">
            <text:p>DBD9</text:p>
          </table:table-cell>
          <table:table-cell table:style-name="ce120" table:formula="of:=DEC2HEX(HEX2DEC([.AE56])+1)" office:value-type="string" office:string-value="DBDA" calcext:value-type="string">
            <text:p>DBDA</text:p>
          </table:table-cell>
          <table:table-cell table:style-name="ce120" table:formula="of:=DEC2HEX(HEX2DEC([.AF56])+1)" office:value-type="string" office:string-value="DBDB" calcext:value-type="string">
            <text:p>DBDB</text:p>
          </table:table-cell>
          <table:table-cell table:style-name="ce120" table:formula="of:=DEC2HEX(HEX2DEC([.AG56])+1)" office:value-type="string" office:string-value="DBDC" calcext:value-type="string">
            <text:p>DBDC</text:p>
          </table:table-cell>
          <table:table-cell table:style-name="ce120" table:formula="of:=DEC2HEX(HEX2DEC([.AH56])+1)" office:value-type="string" office:string-value="DBDD" calcext:value-type="string">
            <text:p>DBDD</text:p>
          </table:table-cell>
          <table:table-cell table:style-name="ce120" table:formula="of:=DEC2HEX(HEX2DEC([.AI56])+1)" office:value-type="string" office:string-value="DBDE" calcext:value-type="string">
            <text:p>DBDE</text:p>
          </table:table-cell>
          <table:table-cell table:style-name="ce120" table:formula="of:=DEC2HEX(HEX2DEC([.AJ56])+1)" office:value-type="string" office:string-value="DBDF" calcext:value-type="string">
            <text:p>DBDF</text:p>
          </table:table-cell>
          <table:table-cell table:style-name="ce120" table:formula="of:=DEC2HEX(HEX2DEC([.AK56])+1)" office:value-type="string" office:string-value="DBE0" calcext:value-type="string">
            <text:p>DBE0</text:p>
          </table:table-cell>
          <table:table-cell table:style-name="ce120" table:formula="of:=DEC2HEX(HEX2DEC([.AL56])+1)" office:value-type="string" office:string-value="DBE1" calcext:value-type="string">
            <text:p>DBE1</text:p>
          </table:table-cell>
          <table:table-cell table:style-name="ce120" table:formula="of:=DEC2HEX(HEX2DEC([.AM56])+1)" office:value-type="string" office:string-value="DBE2" calcext:value-type="string">
            <text:p>DBE2</text:p>
          </table:table-cell>
          <table:table-cell table:style-name="ce120" table:formula="of:=DEC2HEX(HEX2DEC([.AN56])+1)" office:value-type="string" office:string-value="DBE3" calcext:value-type="string">
            <text:p>DBE3</text:p>
          </table:table-cell>
          <table:table-cell table:style-name="ce120" table:formula="of:=DEC2HEX(HEX2DEC([.AO56])+1)" office:value-type="string" office:string-value="DBE4" calcext:value-type="string">
            <text:p>DBE4</text:p>
          </table:table-cell>
          <table:table-cell table:style-name="ce120" table:formula="of:=DEC2HEX(HEX2DEC([.AP56])+1)" office:value-type="string" office:string-value="DBE5" calcext:value-type="string">
            <text:p>DBE5</text:p>
          </table:table-cell>
          <table:table-cell table:style-name="ce120" table:formula="of:=DEC2HEX(HEX2DEC([.AQ56])+1)" office:value-type="string" office:string-value="DBE6" calcext:value-type="string">
            <text:p>DBE6</text:p>
          </table:table-cell>
          <table:table-cell table:style-name="ce120" table:formula="of:=DEC2HEX(HEX2DEC([.AR56])+1)" office:value-type="string" office:string-value="DBE7" calcext:value-type="string">
            <text:p>DBE7</text:p>
          </table:table-cell>
          <table:table-cell table:number-columns-repeated="97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Mechanics" table:style-name="ta1">
        <table:table-column table:style-name="co1" table:default-cell-style-name="ce2"/>
        <table:table-column table:style-name="co7" table:number-columns-repeated="4" table:default-cell-style-name="ce2"/>
        <table:table-column table:style-name="co40" table:default-cell-style-name="ce2"/>
        <table:table-column table:style-name="co7" table:number-columns-repeated="1009" table:default-cell-style-name="ce2"/>
        <table:table-column table:style-name="co7" table:number-columns-repeated="2" table:default-cell-style-name="ce36"/>
        <table:table-column table:style-name="co7" table:default-cell-style-name="ce27"/>
        <table:table-column table:style-name="co7" table:number-columns-repeated="6" table:default-cell-style-name="ce89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Monster Attack Table</text:p>
          </table:table-cell>
          <table:covered-table-cell table:number-columns-repeated="5" table:style-name="ce130"/>
          <table:table-cell table:number-columns-repeated="1017"/>
        </table:table-row>
        <table:table-row table:style-name="ro1">
          <table:table-cell/>
          <table:table-cell table:style-name="ce129" office:value-type="string" calcext:value-type="string">
            <text:p>Number</text:p>
          </table:table-cell>
          <table:table-cell table:style-name="ce129" office:value-type="string" calcext:value-type="string">
            <text:p>Name</text:p>
          </table:table-cell>
          <table:table-cell table:style-name="ce129" office:value-type="string" calcext:value-type="string">
            <text:p>DR</text:p>
          </table:table-cell>
          <table:table-cell table:style-name="ce129" office:value-type="string" calcext:value-type="string">
            <text:p>PA</text:p>
          </table:table-cell>
          <table:table-cell table:style-name="ce129" office:value-type="string" calcext:value-type="string">
            <text:p>DB</text:p>
          </table:table-cell>
          <table:table-cell table:style-name="ce129" office:value-type="string" calcext:value-type="string">
            <text:p>Alternate DB</text:p>
          </table:table-cell>
          <table:table-cell table:number-columns-repeated="1017"/>
        </table:table-row>
        <table:table-row table:style-name="ro1">
          <table:table-cell/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Gnoll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4]+1" office:value-type="float" office:value="2" calcext:value-type="float">
            <text:p>2</text:p>
          </table:table-cell>
          <table:table-cell table:style-name="ce130" office:value-type="string" calcext:value-type="string">
            <text:p>Kobold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5]+1" office:value-type="float" office:value="3" calcext:value-type="float">
            <text:p>3</text:p>
          </table:table-cell>
          <table:table-cell table:style-name="ce130" office:value-type="string" calcext:value-type="string">
            <text:p>Skeleton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6]+1" office:value-type="float" office:value="4" calcext:value-type="float">
            <text:p>4</text:p>
          </table:table-cell>
          <table:table-cell table:style-name="ce130" office:value-type="string" calcext:value-type="string">
            <text:p>Hobbit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7]+1" office:value-type="float" office:value="5" calcext:value-type="float">
            <text:p>5</text:p>
          </table:table-cell>
          <table:table-cell table:style-name="ce130" office:value-type="string" calcext:value-type="string">
            <text:p>Zombie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8]+1" office:value-type="float" office:value="6" calcext:value-type="float">
            <text:p>6</text:p>
          </table:table-cell>
          <table:table-cell table:style-name="ce130" office:value-type="string" calcext:value-type="string">
            <text:p>Orc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9]+1" office:value-type="float" office:value="7" calcext:value-type="float">
            <text:p>7</text:p>
          </table:table-cell>
          <table:table-cell table:style-name="ce130" office:value-type="string" calcext:value-type="string">
            <text:p>Fighter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0]+1" office:value-type="float" office:value="8" calcext:value-type="float">
            <text:p>8</text:p>
          </table:table-cell>
          <table:table-cell table:style-name="ce130" office:value-type="string" calcext:value-type="string">
            <text:p>Mummy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1]+1" office:value-type="float" office:value="9" calcext:value-type="float">
            <text:p>9</text:p>
          </table:table-cell>
          <table:table-cell table:style-name="ce130" office:value-type="string" calcext:value-type="string">
            <text:p>Elf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2]+1" office:value-type="float" office:value="10" calcext:value-type="float">
            <text:p>10</text:p>
          </table:table-cell>
          <table:table-cell table:style-name="ce130" office:value-type="string" calcext:value-type="string">
            <text:p>Ghoul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0.5" calcext:value-type="float">
            <text:p>0.5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3]+1" office:value-type="float" office:value="11" calcext:value-type="float">
            <text:p>11</text:p>
          </table:table-cell>
          <table:table-cell table:style-name="ce130" office:value-type="string" calcext:value-type="string">
            <text:p>Dwarf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4]+1" office:value-type="float" office:value="12" calcext:value-type="float">
            <text:p>12</text:p>
          </table:table-cell>
          <table:table-cell table:style-name="ce130" office:value-type="string" calcext:value-type="string">
            <text:p>Troll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5]+1" office:value-type="float" office:value="13" calcext:value-type="float">
            <text:p>13</text:p>
          </table:table-cell>
          <table:table-cell table:style-name="ce130" office:value-type="string" calcext:value-type="string">
            <text:p>Wraith</text:p>
          </table:table-cell>
          <table:table-cell table:style-name="ce130" office:value-type="float" office:value="0.1" calcext:value-type="float">
            <text:p>0.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6]+1" office:value-type="float" office:value="14" calcext:value-type="float">
            <text:p>14</text:p>
          </table:table-cell>
          <table:table-cell table:style-name="ce130" office:value-type="string" calcext:value-type="string">
            <text:p>Ogre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7]+1" office:value-type="float" office:value="15" calcext:value-type="float">
            <text:p>15</text:p>
          </table:table-cell>
          <table:table-cell table:style-name="ce130" office:value-type="string" calcext:value-type="string">
            <text:p>Minotaur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8]+1" office:value-type="float" office:value="16" calcext:value-type="float">
            <text:p>16</text:p>
          </table:table-cell>
          <table:table-cell table:style-name="ce130" office:value-type="string" calcext:value-type="string">
            <text:p>Giant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19]+1" office:value-type="float" office:value="17" calcext:value-type="float">
            <text:p>17</text:p>
          </table:table-cell>
          <table:table-cell table:style-name="ce130" office:value-type="string" calcext:value-type="string">
            <text:p>Specter</text:p>
          </table:table-cell>
          <table:table-cell table:style-name="ce130" office:value-type="float" office:value="0.2" calcext:value-type="float">
            <text:p>0.2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20]+1" office:value-type="float" office:value="18" calcext:value-type="float">
            <text:p>18</text:p>
          </table:table-cell>
          <table:table-cell table:style-name="ce130" office:value-type="string" calcext:value-type="string">
            <text:p>Vampire</text:p>
          </table:table-cell>
          <table:table-cell table:number-columns-repeated="2" table:style-name="ce130" office:value-type="float" office:value="0.3" calcext:value-type="float">
            <text:p>0.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21]+1" office:value-type="float" office:value="19" calcext:value-type="float">
            <text:p>19</text:p>
          </table:table-cell>
          <table:table-cell table:style-name="ce130" office:value-type="string" calcext:value-type="string">
            <text:p>Demon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30" table:formula="of:=[.B22]+1" office:value-type="float" office:value="20" calcext:value-type="float">
            <text:p>20</text:p>
          </table:table-cell>
          <table:table-cell table:style-name="ce130" office:value-type="string" calcext:value-type="string">
            <text:p>Dragon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8"/>
    </number:number-style>
    <number:currency-style style:name="N124">
      <number:currency-symbol/>
      <number:number number:decimal-places="0" loext:min-decimal-places="0" number:min-integer-digits="4"/>
    </number:currency-style>
    <number:currency-style style:name="N125">
      <number:currency-symbol/>
      <number:text>&amp;</number:text>
      <number:number number:decimal-places="0" loext:min-decimal-places="0" number:min-integer-digits="4"/>
    </number:currency-style>
    <number:currency-style style:name="N126">
      <number:currency-symbol number:language="en" number:country="US">$</number:currency-symbol>
      <number:number number:decimal-places="0" loext:min-decimal-places="0" number:min-integer-digits="4"/>
    </number:currency-style>
    <number:currency-style style:name="N127P0" style:volatile="true">
      <number:currency-symbol number:language="en" number:country="US">$</number:currency-symbol>
      <number:number number:decimal-places="0" loext:min-decimal-places="0" number:min-integer-digits="4"/>
    </number:currency-style>
    <number:currency-style style:name="N127">
      <number:text>-</number:text>
      <number:currency-symbol number:language="en" number:country="US">$</number:currency-symbol>
      <number:number number:decimal-places="0" loext:min-decimal-places="0" number:min-integer-digits="4"/>
      <style:map style:condition="value()&gt;=0" style:apply-style-name="N127P0"/>
    </number:currency-style>
    <number:number-style style:name="N128">
      <number:number number:decimal-places="0" loext:min-decimal-places="0" number:min-integer-digits="9"/>
    </number:number-style>
    <number:number-style style:name="N129">
      <number:number number:decimal-places="0" loext:min-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22:28:31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01:53:14.836000000</meta:creation-date>
    <dc:date>2016-02-20T23:27:52.775000000</dc:date>
    <meta:editing-duration>P22DT15H17M37S</meta:editing-duration>
    <meta:editing-cycles>1618</meta:editing-cycles>
    <meta:generator>LibreOffice/5.0.3.2$Windows_x86 LibreOffice_project/e5f16313668ac592c1bfb310f4390624e3dbfb75</meta:generator>
    <meta:document-statistic meta:table-count="10" meta:cell-count="9446" meta:object-count="0"/>
  </office:meta>
</office:document-meta>
</file>